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!-- Generated with SimSnapNet --&gt;</text:span></text:p>
      <text:p text:style-name="P1"><text:span text:style-name="T1">&lt;!-- --&gt;</text:span></text:p>
      <text:p text:style-name="P1"><text:span text:style-name="T1">&lt;!-- u = 1 v = 1<text:s text:c="3"/>--&gt;</text:span></text:p>
      <text:p text:style-name="P1"><text:span text:style-name="T1"/></text:p>
      <text:p text:style-name="P1"><text:span text:style-name="T1">&lt;beast namespace='beast.core:beast.core.util:beast.evolution.alignment:beast.evolution.tree.coalescent:beast.evolution.operators:beast.evolution.sitemodel:beast.evolution.substitutionmodel:beast.evolution.branchratemodel:beast.evolution.likelihood' version='2.4'&gt;</text:span></text:p>
      <text:p text:style-name="P1"><text:span text:style-name="T1">&lt;map name='Uniform'&gt;beast.math.distributions.Uniform&lt;/map&gt;</text:span></text:p>
      <text:p text:style-name="P1"><text:span text:style-name="T1">&lt;map name='Exponential'&gt;beast.math.distributions.Exponential&lt;/map&gt;</text:span></text:p>
      <text:p text:style-name="P1"><text:span text:style-name="T1">&lt;map name='LogNormal'&gt;beast.math.distributions.LogNormalDistributionModel&lt;/map&gt;</text:span></text:p>
      <text:p text:style-name="P1"><text:span text:style-name="T1">&lt;map name='Normal'&gt;beast.math.distributions.Normal&lt;/map&gt;</text:span></text:p>
      <text:p text:style-name="P1"><text:span text:style-name="T1">&lt;map name='Beta'&gt;beast.math.distributions.Beta&lt;/map&gt;</text:span></text:p>
      <text:p text:style-name="P1"><text:span text:style-name="T1">&lt;map name='Gamma'&gt;beast.math.distributions.Gamma&lt;/map&gt;</text:span></text:p>
      <text:p text:style-name="P1"><text:span text:style-name="T1">&lt;map name='LaplaceDistribution'&gt;beast.math.distributions.LaplaceDistribution&lt;/map&gt;</text:span></text:p>
      <text:p text:style-name="P1"><text:span text:style-name="T1">&lt;map name='InverseGamma'&gt;beast.math.distributions.InverseGamma&lt;/map&gt;</text:span></text:p>
      <text:p text:style-name="P1"><text:span text:style-name="T1">&lt;map name='OneOnX'&gt;beast.math.distributions.OneOnX&lt;/map&gt;</text:span></text:p>
      <text:p text:style-name="P1"><text:span text:style-name="T1">&lt;map name='prior'&gt;beast.math.distributions.Prior&lt;/map&gt;</text:span></text:p>
      <text:p text:style-name="P1"><text:span text:style-name="T1"><text:tab/>&lt;data spec='speciesnetwork.SnapData' id='snapalignment' name='alignment' dataType='integer'<text:s text:c="2"/>statecount='5'&gt;</text:span></text:p>
      <text:p text:style-name="P1"><text:span text:style-name="T1"><text:tab/>&lt;rawdata<text:s text:c="2"/>id='rawdata' spec='Alignment' dataType='integer'&gt;</text:span></text:p>
      <text:p text:style-name="P1"><text:span text:style-name="T1"><text:tab/><text:tab/>&lt;sequence taxon='R1' totalcount='2'&gt;</text:span></text:p>
      <text:p text:style-name="P1"><text:span text:style-name="T1">1,1,1,0,0,0,1,0,1,1,0,1,1,0,0,1,0,0,1,0,1,1,0,0,1,0,1,1,1,1,1,0,1,0,0,0,0,1,0,1,1,0,1,1,0,0,0,1,0,1,1,0,1,1,1,1,1,0,0,1,1,0,1,1,0,1,0,0,0,1,1,1,1,0,1,0,0,0,1,1,1,1,0,0,0,0,1,0,0,0,0,1,0,1,0,0,0,0,1,0,1,0,0,1,0,0,0,1,1,0,0,1,0,1,0,1,1,0,0,1,0,1,1,0,1,0,0,1,0,0,0,1,1,1,0,1,0,1,0,1,1,1,1,1,1,1,0,0,1,0,1,0,0,0,0,1,0,1,1,1,1,0,0,1,0,1,1,1,0,0,1,0,1,1,0,1,0,1,1,0,1,1,0,0,1,0,1,0,0,0,0,0,1,1,0,1,1,1,1,0,0,1,0,0,1,1,1,1,1,0,0,0,1,0,0,1,1,1,1,1,0,1,1,0,0,0,1,0,0,1,1,1,0,1,0,0,0,1,0,0,1,1,1,0,0,0,0,0,1,1,1,1,0,1,1,1,0,1,0,0,0,1,1,0,1,0,0,0,1,1,0,1,0,0,0,1,1,0,1,0,1,0,1,0,0,0,0,1,1,1,1,1,0,0,0,1,1,0,0,0,0,0,1,1,0,0,1,0,0,0,0,1,0,0,1,0,1,0,1,1,0,1,0,1,0,1,0,0,0,0,0,0,0,0,0,1,1,1,0,1,0,0,1,1,1,0,0,1,0,0,0,0,1,0,1,0,1,1,1,0,0,0,0,0,1,1,0,1,0,1,1,0,0,0,0,0,0,1,0,0,1,1,1,0,1,0,1,0,1,0,1,1,0,1,0,0,1,1,1,1,1,1,0,0,1,1,1,1,1,1,1,1,1,0,0,0,0,1,1,0,1,1,0,1,1,0,0,1,0,1,1,0,0,1,0,0,1,0,0,0,1,1,1,1,1,1,1,0,1,1,0,0,0,1,0,0,0,1,1,0,0,1,0,0,1,1,1,0,1,0,1,1,1,0,1,1,0,1,1,1,0,0,0,0,1,0,1,0,1,0,1,1,1,0,0,1,1,1,0,1,0,0,1,1,0,0,1,0,1,0,1,1,1,0,0,0,0,0,1,0,0,1,1,1,1,0,0,1,0,1,0,0,1,1,0,0,0,0,0,1,1,0,0,0,0,1,0,0,1,1,0,0,0,1,0,0,0,0,0,0,0,0,0,1,1,1,1,1,0,0,1,1,0,1,0,1,0,1,0,1,0,0,0,0,1,0,1,0,0,1,0,0,1,1,1,0,1,0,1,1,1,0,0,0,1,0,1,0,1,1,1,1,1,0,1,0,0,0,1,1,1,1,0,0,1,1,1,1,1,0,1,1,1,0,0,0,0,0,0,0,1,0,0,0,1,1,1,0,0,1,0,0,0,1,0,1,0,1,1,0,0,1,0,1,0,1,1,1,0,1,0,1,1,1,1,0,1,0,1,1,0,0,0,1,1,0,1,0,1,1,1,0,1,1,1,0,1,0,0,1,1,1,1,0,1,0,1,0,1,0,1,1,1,0,1,0,0,1,0,0,0,1,1,1,0,1,1,1,0,0,1,0,1,0,1,0,0,1,1,1,1,1,1,1,0,0,1,0,1,1,0,0,1,1,0,1,0,1,1,0,0,1,0,0,0,1,1,0,0,0,0,1,0,0,0,1,1,1,1,1,0,1,1,0,0,1,1,1,1,0,0,1,1,1,1,0,1,0,0,1,0,0,0,0,0,0,1,1,1,0,0,1,0,1,0,0,1,0,1,1,1,0,0,1,0,0,1,1,1,0,1,1,0,0,0,0,0,1,1,1,1,0,1,1,1,0,0,1,0,1,0,1,0,0,1,0,0,0,0,0,0,0,1,0,0,0,1,1,1,0,0,1,0,1,1,0,0,0,0,0,1,1,0,1,1,0,0,0,1,1,0,0,1,1,0,1,1,1,1,1,0,0,0,0,0,0,1,1,1,1,0,1,0,0,1,1,0,0,0,0,0,0,1,0,0,0,0,0,1,0,1,0,1,0,0,0,1,0,0,0,0,0,0,1,0,0,1,0,1,1,1,0,1,1,1,1,1,1,1,0,1,0,1,0,0,1,0,0,1,1,0,1,0,0,0,1,1,0,1,0,1,1,1,0,0,1,0,1,1,0,1,0,1,0,1,0,1,0,0,1,1,1,0,0,0,0,0,0,1,0,1,0,0,0,1,1,0,0,0,0,0,1,1,1,1,1,1,0,1,0,0,0,0,1,1,1,0,0,1,1,1,0,1,1,0,0,0,1,0,0,0,1,0,0,1,1,0,0,0,1,0,1,1,0,1,0,1,1,0,1,0,1,0,0,1,1,1,0,0,0,0,1,1,0,0,0,0,0,0,1,1,0,1,0,1,1,0,0,1,1,0,1,0,1,0,0,0,1,1,0,1,1,1,0,0,0,0,1,1,0,1,0,0,0,1,0,0,0,1,0,0,0,0,0,0,1,1,0,1,1,0,0,0,0,1,1,0,1,0,0,1,1,0,1,1,0,1,0,0,1,0,0,0,0,0,0,0,1,1,1,0,1,1,0,0,1,0,0,0,0,0,0,0,1,1,1,0,1,0,1,0,1,1,1,1,0,1,0,1,0,0,0,1,0,0,0,0,1,1,1,1,0,0,1,0,1,1,1,0,0,1,1,1,1,1,0,0,1,0,1,1,1,0,0,0,1,1,1,0,0,1,1,1,0,1,0,1,0,0,0,0,0,0,0,0,0,0,1,1,0,1,1,0,1,0,0,0,0,1,0,0,1,0,0,1,1,1,0,0,1,1,0,1,0,0,0,1,1,0,1,0,1,0,0,0,1,0,1,1,0,0,0,1,1,0,1,1,0,0,1,1,1,0,1,1,0,1,1,0,0,0,1,0,0,0,1,1,0,1,1,0,0,0,1,0,1,0,0,1,1,0,1,0,1,0,1,0,1,0,0,1,1,1,1,1,1,0,0,0,1,0,1,0,0,1,0,0,0,1,1,0,1,1,1,1,0,0,1,1,0,0,1,1,1,0,0,1,0,0,1,1,1,0,1,1,0,0,0,0,0,0,0,1,0,0,0,1,1,0,1,1,1,1,1,0,1,0,0,0,1,0,1,0,0,0,1,1,0,1,0,0,0,0,0,1,1,0,1,1,1,0,0,0,1,0,0,0,0,0,0,0,1,0,0,1,1,0,0,0,1,0,0,1,0,1,0,0,0,1,0,0,0,1,1,1,0,1,1,0,1,1,1,0,1,1,1,1,1,1,0,1,0,1,1,1,1,1,1,1,1,0,0,1,0,1,1,0,0,0,1,0,1,1,1,0,1,0,1,1,0,0,1,1,1,0,1,1,0,1,0,0,0,0,0,0,1,1,0,0,1,0,0,1,1,0,0,1,0,1,0,1,1,0,1,0,0,1,0,1,1,0,0,0,1,1,0,0,1,0,1,1,0,0,0,1,0,1,1,0,0,1,0,0,1,0,1,1,1,0,1,1,1,1,1,0,0,0,0,1,1,0,0,1,0,0,0,0,1,0,0,1,1,1,1,0,1,1,0,1,0,0,1,1,0,1,0,1,1,0,1,0,0,0,0,0,0,1,0,1,0,0,1,1,1,1,1,1,1,0,1,1,1,0,0,1,1,0,1,0,0,1,0,0,0,1,1,1,1,1,0,1,0,1,1,0,0,1,1,1,1,0,1,0,0,1,0,0,0,1,1,0,1,1,0,0,0,0,1,1,0,1,0,1,1,1,0,0,0,1,0,1,1,0,0,0,1,0,1,0,0,0,1,1,1,1,1,1,0,1,0,0,0,1,0,1,0,1,1,0,0,0,0,0,1,1,0,0,0,0,0,1,1,0,1,1,0,1,0,1,1,0,0,0,1,0,1,0,0,0,0,0,1,0,0,0,0,0,0,1,1,1,0,1,1,0,1,1,0,0,0,0,1,0,1,1,1,0,1,0,0,0,1,0,1,0,1,1,1,1,0,0,0,1,0,0,1,0,1,0,1,1,0,1,0,0,0,1,0,1,1,1,1,1,0,0,1,0,1,0,1,1,0,1,1,0,1,0,0,0,1,0,1,0,0,1,1,1,0,0,0,0,0,1,1,1,0,0,0,0,0,1,0,0,0,1,0,1,1,1,1,0,1,1,0,1,0,1,0,1,1,1,0,1,1,0,0,0,1,0,0,1,1,1,0,0,0,1,1,0,0,0,1,0,1,1,1,0,0,1,0,1,1,0,0,0,0,0,1,0,1,1,0,0,1,0,1,0,0,0,1,1,1,1,0,0,1,0,1,1,1,1,0,1,0,1,1,1,0,1,1,1,0,1,1,1,1,0,1,1,1,1,1,0,0,0,1,0,1,0,1,1,1,0,0,0,0,0,0,0,1,0,1,1,1,1,0,0,0,1,1,0,0,0,0,0,1,1,1,0,0,1,1,1,1,0,0,1,0,1,1,1,1,0,0,0,1,0,1,0,1,0,1,0,0,1,0,0,1,0,0,0,0,0,0,1,1,0,1,0,0,1,1,0,0,1,1,0,0,1,1,1,0,1,1,0,1,1,0,1,0,1,1,1,1,0,0,1,1,0,0,0,1,0,0,0,0,0,0,0,0,0,1,0,0,1,1,0,0,0,1,1,0,0,1,1,1,1,0,0,0,0,0,1,0,0,1,0,1,1,0,1,1,0,0,1,0,1,1,1,1,0,0,0,1,0,0,0,1,1,1,1,0,0,1,0,1,1,1,0,0,0,1,1,1,1,1,1,0,0,0,1,0,0,1,1,0,0,1,0,1,1,0,0,0,0,1,0,0,1,1,0,1,1,1,1,0,0,1,1,0,0,0,1,0,0,0,0,1,0,1,1,0,1,1,1,0,0,0,1,0,0,1,0,0,1,1,0,1,0,1,1,0,1,1,1,1,0,0,0,1,0,0,0,0,1,1,0,1,0,1,1,1,0,0,0,1,1,0,1,0,1,1,1,1,1,0,1,1,0,0,0,0,1,0,0,1,1,1,0,0,1,1,0,0,0,1,0,1,0,0,0,0,1,0,1,1,1,0,0,0,1,1,0,1,1,1,0,0,1,0,0,0,1,1,1,1,1,1,0,1,0,1,1,1,0,0,1,1,1,0,1,1,1,0,0,0,0,1,0,1,0,1,1,0,0,0,1,1,1,1,1,1,0,1,1,0,1,0,1,0,1,1,1,0,1,1,0,1,0,0,0,1,1,0,0,0,1,1,0,1,0,1,1,1,1,0,1,0,1,1,1,0,1,1,0,1,1,1,1,1,0,1,0,1,0,0,1,1,1,0,0,0,1,1,0,1,1,0,1,0,1,1,1,1,0,0,0,0,0,1,1,0,0,1,1,0,0,0,1,1,1,0,0,1,1,1,1,0,0,0,1,1,0,0,0,0,1,1,1,1,1,0,1,1,1,1,1,1,0,0,1,1,1,0,0,1,0,1,1,0,1,1,1,1,1,1,1,1,0,0,0,1,1,1,1,0,1,1,1,0,1,1,0,0,1,1,1,0,0,1,0,1,1,0,0,0,0,1,0,0,0,0,1,1,1,0,0,1,1,0,1,0,0,1,0,0,1,1,1,0,0,0,1,0,0,0,0,0,0,0,0,0,1,1,0,0,0,0,0,0,0,0,1,1,0,1,1,1,0,1,1,1,1,0,1,0,1,0,1,0,0,0,1,0,0,0,0,0,1,1,1,1,0,0,1,1,0,1,1,1,0,1,1,0,0,1,0,1,1,0,0,1,1,1,1,0,1,0,1,1,1,0,1,1,0,1,0,1,0,1,0,1,1,0,0,1,1,1,0,1,1,1,0,0,0,0,0,1,1,1,0,1,1,1,1,1,0,0,1,0,1,0,0,1,0,1,0,0,1,1,1,1,1,0,1,0,0,1,0,0,0,0,1,1,1,0,1,1,0,1,1,0,1,1,1,0,1,0,0,0,0,0,0,0,0,0,0,1,1,1,1,1,1,1,0,1,1,1,0,1,0,0,1,0,0,1,0,0,1,0,0,1,1,0,1,0,1,1,1,0,0,1,1,1,1,1,1,0,0,1,0,0,1,0,0,1,1,0,1,0,1,1,1,1,1,1,1,1,1,0,1,1,0,0,1,1,0,0,0,1,0,1,0,0,1,1,1,1,1,0,0,0,0,1,1,1,0,0,0,1,0,0,0,0,0,1,1,1,1,1,0,1,0,1,0,1,0,1,1,0,1,0,1,0,0,1,1,1,1,0,0,1,1,1,1,1,0,0,1,1,0,1,1,1,0,0,0,0,0,0,0,1,1,1,1,1,1,0,1,0,1,1,1,1,1,0,1,0,1,1,0,1,1,0,0,0,0,0,0,1,1,1,0,1,1,0,1,1,1,0,1,0,1,0,0,1,0,0,0,0,0,1,0,1,1,0,1,1,1,0,1,1,0,0,0,0,1,0,1,1,1,0,1,0,0,1,1,0,1,1,0,1,0,0,0,1,0,0,0,0,1,1,1,1,1,0,0,0,0,1,1,0,1,1,0,0,1,1,1,0,0,0,0,1,1,1,1,1,1,1,1,0,1,0,0,1,0,0,0,0,1,1,1,1,1,1,0,1,0,0,1,0,0,1,1,0,1,0,1,0,1,0,0,0,0,1,0,0,0,0,0,0,0,1,0,0,0,0,0,1,1,0,1,0,0,1,1,1,1,0,0,1,1,0,1,0,0,0,1,1,1,1,1,1,1,0,0,1,1,0,1,1,0,0,1,1,1,0,1,1,1,1,1,0,0,1,0,1,0,1,0,0,1,0,0,0,0,0,1,0,0,0,0,0,1,0,1,1,1,1,1,0,1,1,1,0,1,0,0,0,0,1,0,1,0,1,0,1,1,1,0,0,0,0,1,1,1,1,0,1,0,0,1,1,0,0,1,1,1,1,0,0,0,0,0,0,1,0,0,0,1,0,1,1,1,0,1,1,1,0,1,0,0,0,0,1,0,0,0,1,1,1,1,0,1,1,0,1,0,1,1,0,1,1,1,0,1,1,0,0,1,1,1,1,1,1,0,1,1,1,0,1,0,0,0,1,0,0,1,1,0,1,0,1,1,1,0,1,1,0,0,0,0,1,0,0,1,0,0,1,1,1,0,0,1,0,0,0,1,0,1,0,1,1,1,0,0,0,1,1,1,0,1,1,0,1,0,1,1,0,0,0,0,0,0,0,1,0,1,1,0,1,1,0,0,0,1,0,0,1,1,1,1,0,0,0,0,0,0,0,1,0,0,0,0,1,1,0,1,1,1,0,0,1,1,1,0,0,0,1,0,1,1,0,1,1,0,0,0,1,1,1,0,1,0,1,0,0,1,1,0,1,0,0,1,1,0,1,0,0,0,1,1,1,1,1,0,0,0,0,1,1,1,0,0,1,0,0,0,1,0,1,1,1,1,0,0,1,0,1,1,1,0,0,0,1,0,0,1,0,0,1,0,0,0,1,0,0,0,1,1,1,0,0,1,0,0,0,0,1,0,1,0,0,1,0,1,0,1,0,1,0,0,1,1,1,1,1,1,0,0,0,1,0,0,1,0,1,0,1,1,1,1,1,1,0,1,1,0,0,1,1,1,0,0,1,0,0,1,1,0,0,0,0,1,0,0,1,0,1,0,1,1,0,1,0,1,1,1,1,1,0,1,0,1,0,1,0,0,1,0,0,1,0,0,0,0,0,1,0,1,0,0,1,1,1,1,0,0,1,1,0,1,0,1,0,0,1,0,1,0,1,1,0,0,0,1,1,0,1,0,0,0,1,1,1,0,1,0,0,1,0,1,0,0,1,0,1,1,1,1,1,1,1,1,1,1,0,0,0,1,0,0,0,0,1,0,0,0,1,0,1,0,1,0,1,0,1,0,1,0,0,0,1,1,0,1,1,1,0,1,0,0,1,0,0,0,1,0,1,0,0,1,0,1,1,0,1,1,0,0,1,1,0,0,0,1,0,0,0,0,0,0,0,1,1,0,0,0,0,1,1,1,0,1,1,1,1,1,1,0,1,1,0,1,1,0,1,1,1,0,0,0,1,1,0,1,1,1,0,1,1,1,1,0,1,0,1,1,1,1,1,0,1,0,0,0,0,0,0,0,1,1,1,1,0,1,1,1,1,0,1,1,0,1,1,0,1,0,0,0,0,1,0,1,1,0,0,1,1,1,0,1,1,0,0,1,0,0,0,0,0,1,1,1,1,0,0,0,1,1,0,0,1,1,1,1,1,0,0,1,1,0,1,1,0,1,1,1,0,0,0,0,1,1,1,0,0,0,0,1,1,0,0,0,1,0,0,1,0,0,0,0,0,0,0,0,1,0,1,0,1,0,1,1,1,1,0,0,1,1,0,0,1,0,1,0,0,0,1,0,1,0,0,1,0,1,1,0,1,1,1,0,0,1,0,1,1,1,1,0,1,0,1,1,1,1,1,0,1,1,1,0,1,1,0,1,0,0,1,0,1,0,1,1,1,1,0,0,0,0,0,0,1,1,0,0,1,1,0,1,0,0,0,0,0,1,0,0,1,0,0,0,1,1,1,1,1,1,0,1,1,0,1,0,0,0,0,0,0,0,0,0,0,1,0,1,1,1,0,0,1,1,1,1,1,0,0,1,1,1,0,1,1,0,1,1,0,0,0,1,0,0,1,1,0,0,0,1,1,1,1,0,1,1,1,1,1,0,1,1,1,1,0,0,1,1,1,1,0,1,1,0,1,1,0,0,0,1,1,1,0,1,1,1,1,1,0,0,1,0,1,0,1,1,1,1,1,1,1,1,1,0,1,0,0,0,1,0,1,1,0,0,0,0,1,0,0,1,0,1,1,1,0,1,1,1,0,0,0,1,1,0,1,0,1,0,1,0,1,1,0,1,0,0,0,1,0,1,1,1,0,1,1,0,1,0,0,0,1,0,1,0,0,1,1,0,1,1,0,0,1,1,1,0,1,1,1,0,0,1,1,0,1,0,0,1,1,0,0,0,1,0,1,1,0,0,0,1,1,1,0,1,0,0,1,1,1,0,0,0,1,1,0,0,1,0,0,0,0,0,0,0,1,1,0,0,0,0,1,1,0,1,0,1,1,1,0,0,1,0,0,0,1,0,1,0,0,0,0,1,0,0,1,0,0,0,0,1,1,1,0,1,0,0,1,0,0,0,0,1,0,1,0,1,0,0,1,0,0,0,1,0,1,1,0,0,0,1,0,0,0,0,0,0,0,0,1,1,0,1,1,1,0,0,1,0,0,1,0,1,0,1,1,1,1,0,1,0,1,1,1,1,0,1,0,0,0,0,0,1,0,1,0,0,0,1,0,0,1,0,1,0,0,1,0,1,1,0,0,1,1,0,0,1,1,1,1,1,0,1,0,0,1,0,0,0,1,0,0,1,0,0,0,0,0,0,0,0,1,0,1,0,0,0,0,1,1,1,1,0,1,0,1,0,1,0,1,0,0,0,0,1,1,1,1,0,0,0,1,0,0,1,1,1,0,0,0,1,1,1,0,1,1,0,1,0,1,0,0,0,1,1,0,1,0,0,0,1,1,0,1,0,0,0,1,0,0,1,0,0,1,0,1,1,0,0,0,1,1,0,0,1,1,0,1,1,0,1,1,0,1,1,1,0,0,1,1,0,1,1,0,0,1,1,0,0,1,1,0,1,0,0,0,0,0,1,1,0,0,1,1,1,1,1,1,1,0,1,0,1,0,0,1,1,1,1,1,0,0,1,1,1,1,1,0,0,1,0,1,1,1,0,1,1,1,1,1,1,0,0,1,1,0,1,1,0,1,1,1,1,1,0,0,0,1,1,0,0,0,1,1,0,0,1,1,1,1,1,0,1,1,0,0,0,1,1,1,0,0,1,0,1,1,0,1,0,0,1,0,0,1,0,0,0,1,0,0,0,1,1,0,1,0,1,1,1,0,1,0,1,0,1,0,0,0,0,0,0,0,0,1,1,1,0,1,1,0,1,0,1,0,1,0,0,1,1,0,0,1,1,0,0,0,0,0,0,1,0,1,0,1,1,0,1,0,1,1,0,1,0,0,0,1,0,0,1,0,1,0,1,1,0,0,0,0,1,0,0,0,1,1,0,1,1,1,1,1,1,1,0,1,1,1,0,0,0,0,1,1,0,1,0,0,0,1,1,0,0,0,0,0,0,1,0,0,1,1,1,0,0,1,1,0,0,1,0,0,0,1,1,0,1,0,0,1,0,1,1,0,0,0,1,0,1,1,0,0,0,1,0,0,0,0,1,1,0,0,1,0,0,0,0,0,0,0,1,1,0,0,0,1,0,1,0,1,1,1,0,1,0,0,1,0,0,0,0,0,1,1,1,0,1,1,1,0,1,1,1,0,1,1,0,1,0,1,0,1,1,0,1,0,0,1,0,1,1,0,0,0,1,1,0,0,0,0,1,0,1,1,1,1,1,0,1,1,0,0,1,0,1,0,1,1,1,1,0,0,1,1,0,1,0,1,0,1,1,1,0,1,1,1,0,0,0,0,1,0,0,1,1,1,0,1,1,1,1,1,0,1,0,0,1,0,0,1,1,1,1,0,1,1,0,1,0,0,0,1,1,1,0,0,1,0,1,0,1,0,0,1,1,1,0,1,1,1,1,0,0,0,0,0,0,1,0,1,1,1,1,1,1,0,1,1,1,1,0,0,1,1,0,1,1,0,0,0,1,0,1,0,1,0,1,0,0,0,1,1,0,0,1,1,1,0,0,0,1,0,1,1,0,1,0,1,1,1,0,0,1,0,1,1,1,1,1,1,1,0,0,1,0,1,1,1,1,1,0,0,1,1,1,1,0,0,1,1,1,0,0,1,1,1,0,0,1,1,1,1,1,1,1,1,1,1,1,0,1,0,0,0,0,1,0,1,1,0,0,0,1,0,1,1,1,0,1,0,1,0,0,0,0,0,0,1,0,1,0,1,0,1,0,0,0,1,0,0,1,1,0,1,1,0,1,1,0,1,0,1,0,1,1,0,0,1,1,1,0,0,0,0,1,0,1,1,0,1,0,0,1,1,1,0,0,1,1,0,1,0,0,0,0,0,0,1,0,0,1,1,1,1,0,1,1,0,1,1,0,1,1,1,0,0,1,1,0,1,1,1,0,0,1,0,1,0,0,0,0,0,0,0,1,0,0,0,1,0,0,1,0,1,1,1,1,1,0,1,1,1,1,1,1,0,1,1,0,1,1,1,0,0,1,0,1,1,0,1,0,1,1,0,1,0,0,0,0,1,0,1,1,1,1,0,1,1,1,1,0,0,0,1,0,0,1,0,0,0,0,1,0,0,0,1,1,0,0,0,0,1,0,0,1,1,1,1,1,0,1,1,1,0,0,1,0,0,1,0,0,0,0,0,1,0,1,1,0,1,1,0,1,1,1,1,0,1,1,0,0,0,1,0,1,0,0,0,1,1,0,1,0,0,0,0,0,1,0,1,1,0,0,1,1,1,1,1,0,1,1,1,0,1,1,0,1,0,0,1,0,0,0,1,1,1,1,0,1,0,0,1,0,0,0,0,1,0,1,0,1,0,0,0,0,1,1,1,1,1,0,1,1,0,0,1,1,1,0,0,1,1,1,0,1,1,0,1,1,0,0,1,1,0,0,1,0,0,0,1,1,1,1,0,0,0,0,0,1,1,1,1,1,1,1,0,0,0,1,0,0,1,0,1,1,1,1,1,1,1,1,0,0,0,1,1,1,1,0,1,1,0,1,0,1,0,0,0,1,1,0,1,1,1,0,0,0,0,0,0,0,0,1,0,0,0,1,1,1,1,1,1,0,0,0,0,1,1,1,0,0,1,0,1,1,1,0,1,1,0,0,0,1,0,1,0,0,1,1,0,1,1,1,1,0,0,0,1,1,1,1,1,0,0,1,0,0,0,1,0,0,0,0,1,0,0,0,0,1,0,0,0,0,0,0,1,0,1,0,1,1,0,0,0,1,1,0,0,1,0,0,1,0,0,0,0,0,0,1,0,1,0,0,0,0,1,0,1,0,1,0,0,1,0,1,1,0,0,1,1,1,1,0,1,1,0,0,0,0,0,0,1,1,1,1,0,1,0,0,1,1,1,0,1,0,1,1,0,0,0,1,1,1,0,1,1,0,1,0,0,0,1,0,0,0,1,0,0,0,1,0,1,1,1,0,1,1,0,0,1,1,1,0,0,1,0,0,1,1,1,1,1,1,1,0,0,1,1,0,1,1,1,0,1,0,1,0,1,1,1,1,0,1,1,1,0,1,0,0,1,1,1,1,0,0,0,0,1,0,1,0,1,0,0,1,0,1,1,1,1,1,1,0,0,0,1,0,0,1,1,0,1,1,0,0,1,1,0,0,1,0,0,1,1,0,1,0,0,1,0,1,0,1,1,1,1,0,0,1,1,0,0,1,1,0,0,0,0,0,1,1,1,0,0,1,0,0,1,1,1,0,0,0,0,1,1,0,1,0,1,0,0,0,0,0,1,0,0,0,0,0,1,1,0,1,0,1,0,0,0,0,1,0,1,1,1,1,0,0,0,0,1,1,1,1,0,1,0,0,0,1,0,0,1,1,1,1,0,1,1,0,0,0,1,1,1,1,1,1,0,0,0,1,1,1,0,0,1,1,1,0,0,0,0,1,1,0,0,1,1,1,1,1,1,1,1,1,1,1,1,0,1,0,1,0,1,0,0,0,1,0,1,0,1,1,1,0,1,1,0,0,0,0,0,0,1,0,0,0,0,1,0,1,0,0,1,1,1,1,0,0,1,1,1,1,0,1,0,0,1,0,0,0,0,1,0,1,0,1,1,0,0,0,1,0,0,1,0,0,1,0,1,0,1,0,1,1,0,1,0,0,1,0,1,0,1,1,0,0,1,1,0,0,1,1,0,0,1,1,1,1,0,0,0,0,1,0,1,0,0,1,0,1,0,0,1,0,0,0,1,0,0,0,1,0,1,0,1,1,1,0,1,1,1,0,1,1,0,0,1,1,1,1,0,0,0,0,0,1,0,0,1,1,0,0,1,1,0,1,1,1,1,1,0,1,0,1,0,1,0,1,1,0,0,1,1,1,0,0,0,1,1,1,1,1,0,0,1,1,0,0,1,0,0,0,1,1,1,0,1,1,1,0,1,0,1,0,1,0,1,0,0,0,0,1,1,0,1,1,0,0,1,1,0,0,1,1,1,1,0,0,1,1,1,1,1,1,0,0,1,0,0,1,0,0,0,1,1,0,0,0,1,1,0,0,0,0,1,0,0,1,1,1,0,1,0,1,1,0,1,1,0,1,1,0,0,1,0,1,1,1,1,1,0,1,1,1,0,1,0,1,0,1,1,1,0,0,1,1,1,1,1,0,1,1,1,1,1,1,1,0,0,1,0,0,0,1,1,1,1,0,0,0,0,1,0,1,0,0,1,0,1,1,0,1,0,0,1,1,0,0,1,1,0,1,1,0,1,0,1,0,1,1,1,0,0,1,0,1,0,1,0,0,0,1,0,0,1,0,1,0,1,1,0,0,0,0,1,0,0,0,1,0,0,1,1,1,1,1,0,1,1,1,0,1,0,1,1,1,1,0,1,0,1,0,1,1,1,1,1,0,0,1,0,1,0,1,1,1,1,0,0,0,0,0,0,1,0,0,1,1,1,1,0,0,1,1,0,1,0,1,1,1,0,0,1,1,0,1,0,1,1,1,0,1,0,1,1,1,0,0,0,1,0,0,1,0,1,1,0,1,0,1,0,1,0,0,1,0,1,1,0,0,1,1,1,0,1,0,0,1,1,0,1,0,1,1,1,0,0,0,0,1,0,0,1,1,1,0,1,0,1,1,0,1,0,0,1,1,1,1,0,1,0,1,0,0,0,1,1,1,1,0,0,1,0,0,1,0,1,1,1,0,0,0,0,1,1,0,1,0,0,0,0,1,0,0,1,0,0,1,1,1,1,1,0,1,0,1,1,1,1,0,0,1,1,0,1,1,0,0,0,1,0,0,1,1,1,0,0,0,1,0,1,0,0,1,0,0,1,1,0,1,0,0,1,0,0,1,0,1,0,1,1,1,1,1,0,1,1,1,1,0,1,0,0,0,1,0,0,1,0,1,1,0,0,0,0,1,1,1,0,1,1,0,0,1,1,1,1,0,0,1,0,0,1,0,1,0,0,1,0,0,0,1,0,1,0,1,0,1,1,1,0,1,0,1,1,0,0,1,0,0,1,0,1,0,0,1,0,1,0,0,0,0,0,1,1,1,0,0,1,0,1,0,0,0,0,1,1,0,1,0,0,0,1,0,0,0,1,0,0,0,0,1,0,0,0,0,1,1,0,0,1,1,0,1,0,1,0,0,0,0,1,1,0,0,1,0,1,1,0,1,1,1,1,0,0,0,0,0,0,1,0,1,0,1,0,0,0,1,1,1,0,1,1,0,1,0,0,0,1,1,0,1,1,0,0,1,1,1,1,0,1,0,0,1,0,1,1,1,0,0,1,0,1,0,1,0,0,0,0,1,1,1,0,1,0,0,1,1,0,1,1,1,1,1,1,0,1,0,1,1,1,1,1,0,0,0,0,1,0,1,1,0,0,1,0,0,0,0,1,1,0,1,0,0,0,0,1,1,0,1,0,1,1,0,1,0,0,1,0,0,0,1,0,1,1,1,0,1,0,0,1,1,0,1,1,0,0,0,0,0,1,1,0,1,1,0,1,1,1,1,0,1,0,1,1,1,1,0,1,1,1,0,0,1,1,0,1,0,0,1,0,0,1,0,1,0,1,1,0,0,0,1,1,1,1,0,0,0,1,1,1,1,1,0,1,1,0,0,1,0,1,1,0,0,1,1,0,1,1,1,0,1,1,1,1,1,1,0,0,0,0,0,1,1,1,1,1,0,0,0,1,0,1,1,0,1,0,1,0,1,1,0,1,0,0,1,1,1,0,1,1,0,0,0,1,1,1,0,1,0,0,0,1,1,1,0,0,0,1,1,1,1,0,0,1,0,1,0,1,1,0,1,0,0,0,1,0,1,1,1,0,0,1,1,0,0,1,1,1,0,0,0,1,0,1,0,0,1,1,0,0,1,1,0,1,0,0,1,0,0,0,0,1,0,0,0,1,0,0,0,1,0,1,0,1,1,0,1,0,0,1,0,0,1,1,1,0,1,1,1,0,1,0,0,0,1,1,0,1,0,1,0,1,1,0,0,0,1,0,0,1,0,0,0,1,1,1,1,0,1,1,0,0,0,1,0,1,1,1,0,0,0,1,1,1,1,1,0,0,1,1,0,1,0,1,0,1,0,0,1,0,0,0,0,0,0,0,0,0,1,1,1,0,0,1,1,1,1,0,0,1,0,0,0,0,0,1,0,0,1,0,0,0,0,0,1,0,0,1,0,0,0,0,1,1,1,0,0,1,0,0,0,0,1,0,0,0,0,0,0,1,0,1,0,0,0,1,1,1,0,1,0,1,1,1,1,0,1,1,0,1,0,1,0,0,0,1,0,1,0,0,0,1,0,0,0,1,0,1,0,1,0,0,0,0,1,1,1,1,1,0,0,0,0,0,1,1,0,1,1,1,0,1,1,1,0,0,1,0,1,0,0,1,1,1,0,1,1,0,1,0,0,0,0,1,1,0,1,0,0,0,0,1,1,1,1,0,0,1,1,0,1,0,1,1,1,1,1,1,1,0,1,1,1,0,0,1,0,0,0,1,0,1,0,0,1,0,0,1,1,0,0,1,0,1,0,1,1,1,1,1,0,0,0,0,0,0,1,0,0,1,0,1,0,0,1,0,1,1,1,1,1,0,1,1,1,0,0,0,0,0,0,0,1,0,0,0,0,0,1,0,1,0,0,0,0,1,0,0,0,1,0,1,0,1,0,1,0,0,1,0,0,1,0,1,1,1,0,1,1,0,0,0,0,0,1,1,1,0,1,0,0,1,0,1,0,1,1,1,0,1,0,0,0,1,0,1,0,1,0,0,1,0,1,1,0,0,1,1,1,0,1,1,0,0,1,1,0,0,0,1,0,0,1,1,1,0,0,0,1,0,1,0,1,0,1,1,0,0,0,0,1,0,1,1,0,1,0,1,1,1,0,1,1,0,1,0,0,1,0,1,0,0,1,1,0,1,0,1,0,0,1,1,1,0,1,1,0,0,0,0,0,1,0,0,0,0,0,1,0,1,1,1,1,1,1,1,1,1,0,0,1,1,1,0,1,0,0,0,1,1,0,1,1,1,1,1,1,0,1,1,0,0,0,0,0,0,1,1,0,1,1,0,1,1,0,1,1,1,0,0,0,0,0,0,1,0,1,1,1,0,0,1,0,1,1,1,1,1,1,1,1,0,0,0,1,0,0,0,1,1,1,1,1,1,0,1,1,0,0,0,1,0,1,1,1,1,1,0,1,1,0,0,1,0,1,1,0,0,1,1,1,1,1,0,1,1,0,0,0,0,1,1,0,1,0,1,1,0,1,1,1,0,1,1,1,1,1,1,1,1,1,1,0,1,0,0,0,0,0,0,1,0,1,0,0,1,1,1,1,0,0,0,1,0,0,1,1,0,1,0,0,0,1,0,1,0,1,0,1,0,0,0,0,0,1,1,1,1,0,0,0,0,0,0,0,1,0,1,1,1,1,0,0,0,0,0,0,0,1,1,1,1,0,0,0,0,0,1,0,0,0,0,1,0,1,1,0,0,1,1,0,1,0,1,1,1,1,1,1,0,1,0,1,0,0,1,1,0,0,0,1,1,0,1,1,1,1,0,0,1,0,1,1,1,0,1,1,1,1,0,0,0,0,1,1,0,0,0,1,0,0,1,1,1,1,1,0,0,0,1,1,1,1,1,1,1,0,0,1,1,0,1,1,1,0,0,1,0,1,1,1,1,0,1,0,0,0,1,1,1,0,1,0,0,0,0,0,1,0,1,1,0,1,1,1,1,0,1,0,1,0,0,0,1,1,0,1,1,0,1,0,1,0,0,0,1,0,0,0,1,1,0,0,0,1,1,0,0,0,1,1,1,0,0,1,0,0,0,0,1,1,1,1,1,1,1,0,0,1,0,1,0,1,0,0,1,0,0,0,1,1,0,1,0,1,0,0,0,1,1,0,0,1,1,1,0,1,0,1,1,1,1,0,1,1,1,1,0,0,1,1,1,1,0,1,1,1,0,1,0,0,1,1,1,1,0,0,0,1,1,1,0,1,1,0,1,0,0,1,1,0,0,0,0,0,1,1,1,1,1,1,1,1,1,1,0,1,1,0,1,0,1,1,1,1,0,1,1,1,0,0,0,0,0,0,0,0,1,1,0,0,0,1,0,0,1,1,0,0,0,0,0,1,1,0,0,0,1,1,1,0,1,1,1,1,1,0,0,1,1,1,0,0,1,0,1,1,1,1,0,1,1,1,1,1,0,1,0,1,1,1,1,1,1,1,0,1,0,1,0,1,0,1,1,1,0,0,0,1,0,0,0,0,0,0,0,0,0,1,0,0,1,0,0,1,0,1,1,0,1,1,1,1,1,1,0,0,1,0,1,1,0,0,1,1,1,1,1,1,1,1,1,1,1,0,0,1,1,1,1,1,0,1,1,0,0,0,1,0,1,1,1,0,0,0,0,0,0,1,0,1,0,0,0,1,1,0,0,0,0,0,1,1,1,0,0,0,0,1,0,0,0,1,1,0,1,0,0,1,0,1,0,1,1,1,0,1,1,0,1,0,0,0,0,0,0,1,1,1,0,1,0,0,1,0,0,1,1,0,1,0,0,1,1,1,0,0,0,1,0,1,0,0,1,1,0,1,1,0,1,0,1,1,1,1,1,1,0,1,1,0,0,1,0,0,0,0,1,1,0,1,0,1,1,0,1,1,0,1,0,1,0,1,1,0,0,1,1,1,0,1,1,0,1,0,1,1,0,1,0,0,0,1,1,1,1,0,0,1,1,1,0,0,0,0,1,1,0,1,1,1,1,1,0,1,0,0,0,1,1,1,1,1,1,0,1,1,1,1,1,1,1,1,1,0,0,0,1,0,1,1,0,1,0,0,1,0,0,0,1,0,1,1,1,1,0,1,1,1,0,0,1,0,0,1,1,0,1,1,0,1,0,0,0,0,0,0,0,1,1,0,1,1,1,1,0,0,0,0,0,0,0,1,1,0,0,0,0,1,1,0,0,0,0,0,0,0,1,0,0,1,0,0,0,0,0,0,0,1,1,1,0,0,0,0,0,1,0,1,0,0,1,0,0,0,1,1,1,1,1,1,0,1,1,0,0,0,1,1,1,0,0,0,1,0,0,0,1,0,0,1,1,0,0,1,0,0,0,0,0,0,1,1,0,0,0,1,1,0,0,0,1,0,1,1,0,0,0,0,0,0,1,1,0,0,1,0,0,1,0,1,1,1,0,1,0,1,1,0,0,0,0,1,1,1,0,1,0,0,0,0,0,0,1,1,0,1,0,0,0,0,0,1,1,1,1,1,0,1,1,1,0,1,1,0,1,0,0,1,1,0,0,1,0,0,1,1,1,1,0,0,1,0,1,1,1,1,0,1,1,0,1,1,0,1,1,0,0,1,1,1,0,0,1,0,0,0,0,1,0,0,0,0,1,1,1,1,0,0,1,0,0,0,0,0,0,1,0,1,0,1,0,1,0,1,0,1,0,0,0,1,1,0,1,1,1,1,0,0,1,0,0,1,1,1,0,1,1,0,0,1,1,0,0,0,1,0,1,0,0,0,0,0,1,0,1,0,0,1,0,0,0,0,0,0,0,0,0,1,0,0,0,1,0,0,1,0,0,1,0,0,0,0,1,0,0,1,0,0,1,1,0,1,0,1,1,1,0,1,1,1,1,0,0,0,1,0,1,1,1,0,0,1,1,1,0,1,0,0,0,0,0,0,1,1,0,0,0,1,1,1,0,0,0,1,0,0,0,1,0,0,0,0,0,1,1,0,1,1,1,0,1,0,1,0,0,1,1,1,0,0,1,0,0,0,1,1,1,1,1,1,1,1,0,0,0,1,1,0,0,0,0,1,0,1,1,1,0,1,1,1,1,1,0,1,1,1,0,0,0,1,0,0,0,0,1,1,1,0,0,0,0,1,0,0,1,0,1,0,0,1,1,0,0,1,1,0,1,1,0,1,1,0,0,1,1,0,1,1,0,1,0,0,1,1,1,1,0,1,1,0,0,1,0,0,0,0,0,0,0,0,1,0,1,1,0,0,1,1,1,0,0,0,0,1,1,0,0,0,1,0,1,1,1,1,1,0,0,1,0,1,1,1,1,0,1,1,0,1,1,1,0,0,0,0,1,1,0,0,1,1,1,0,0,1,0,0,0,0,1,0,1,0,1,0,1,1,0,0,1,0,0,0,1,1,1,0,1,1,1,0,0,0,1,0,1,0,1,1,1,0,0,0,1,1,0,1,0,1,1,0,1,1,0,1,1,0,0,0,0,0,1,0,0,0,0,0,1,0,1,0,1,0,1,1,1,0,0,0,0,1,1,0,1,0,0,1,0,0,1,0,0,0,0,0,0,0,1,1,0,0,1,0,0,1,1,1,0,0,0,1,0,0,0,1,0,1,1,1,0,1,1,1,0,0,0,1,0,1,0,0,0,0,1,0,1,1,0,0,0,0,1,0,1,0,1,0,1,0,1,0,0,0,0,0,1,0,1,0,0,0,1,0,1,1,1,1,1,1,0,1,1,0,1,1,1,1,0,1,1,1,1,1,0,0,1,0,0,1,1,1,1,0,1,1,1,1,1,1,0,0,1,0,0,1,1,1,0,0,0,1,1,0,1,0,0,0,0,0,1,1,0,0,0,1,0,1,0,1,0,0,1,1,1,1,1,0,0,0,0,1,0,0,1,0,0,1,1,1,1,1,0,0,1,1,0,1,0,1,0,1,0,1,0,1,0,1,0,1,1,1,0,0,0,1,0,0,0,0,0,0,1,0,0,1,0,0,0,1,0,1,1,1,0,1,0,0,0,0,1,0,0,0,0,1,1,0,1,1,1,1,0,0,0,0,0,0,1,1,1,0,0,0,0,1,1,0,0,0,0,0,0,0,1,1,0,1,0,1,1,0,1,1,1,1,1,0,0,1,1,1,0,1,1,0,0,1,1,0,1,0,0,0,0,1,0,1,1,0,1,0,1,0,1,1,0,1,0,1,0,1,0,1,0,0,0,1,1,1,1,0,1,0,0,0,0,1,0,0,0,1,0,0,1,0,1,0,0,1,1,1,0,1,1,0,0,0,0,0,0,1,0,1,0,1,0,1,1,1,0,0,0,0,0,0,1,1,0,0,1,0,0,1,0,1,0,1,0,1,0,0,1,1,1,0,1,0,0,1,0,0,0,0,1,0,0,1,0,1,1,0,1,0,1,1,1,0,0,1,1,1,0,0,1,0,0,0,0,1,0,1,1,1,0,0,0,1,1,1,0,0,0,1,1,1,0,1,0,1,1,0,1,1,1,0,1,0,1,0,0,1,0,1,0,1,1,0,1,0,1,0,1,1,1,1,1,0,0,0,1,0,0,0,0,0,1,0,0,1,1,1,1,1,0,1,1,0,0,1,0,0,1,1,0,0,1,1,1,0,0,0,0,0,1,0,0,0,1,0,0,1,0,0,1,1,1,1,0,1,1,0,0,0,0,1,0,1,1,1,1,0,0,1,1,0,1,0,0,0,1,0,0,1,0,0,1,0,0,0,1,1,0,1,0,1,1,1,0,0,0,0,0,0,0,1,0,1,0,0,0,1,0,1,0,0,1,1,0,0,1,0,1,0,1,1,0,1,1,0,0,1,0,0,1,1,0,0,1,1,0,0,0,0,1,0,1,1,1,1,0,1,1,0,1,0,1,0,1,1,0,0,0,0,0,0,0,1,0,0,0,0,1,0,1,1,0,1,1,0,0,0,0,1,1,1,1,0,0,1,0,1,0,0,0,0,0,1,1,1,1,0,1,1,0,0,1,0,0,1,1,1,1,1,1,1,0,0,1,0,0,1,0,0,0,1,1,0,0,0,0,0,0,1,1,1,1,0,1,1,0,0,0,0,0,0,0,1,0,1,0,1,0,0,1,1,0,1,1,1,1,1,1,0,0,1,0,1,0,1,1,0,0,1,0,0,0,0,0,1,1,0,0,1,0,0,0,1,1,0,0,0,1,1,0,1,1,0,0,1,0,0,1,0,1,1,0,1,0,0,1,0,1,1,1,0,0,1,1,1,1,0,0,0,1,1,0,0,1,0,0,0,1,1,1,1,1,0,0,0,1,0,1,0,0,0,0,0,1,0,1,1,1,0,0,1,0,0,0,0,1,0,0,1,1,1,0,1,0,1,1,0,1,0,0,1,1,0,0,1,1,1,0,0,1,1,0,1,1,1,0,0,0,1,1,1,1,1,1,0,0,1,1,1,0,1,1,1,1,0,0,1,1,1,0,0,0,0,0,1,0,1,0,1,0,0,1,1,0,1,1,0,1,1,1,1,0,1,0,0,1,1,1,0,1,1,0,0,0,0,0,1,1,1,1,0,0,0,1,1,1,1,0,0,1,1,0,0,1,0,0,0,1,0,1,1,0,1,1,0,1,1,1,1,0,0,0,1,1,1,0,0,1,1,0,0,1,0,0,1,0,1,1,0,1,1,0,0,0,0,0,1,0,0,1,0,0,0,0,1,1,0,0,1,0,0,0,0,0,1,1,1,0,1,1,1,0,1,1,0,1,0,1,1,0,0,1,0,0,1,0,1,1,0,1,0,0,1,1,0,1,1,1,1,0,0,1,1,1,0,0,1,1,1,0,1,1,0,0,1,0,1,1,1,0,1,1,1,0,0,1,1,1,1,1,1,0,0,1,0,1,1,0,1,1,1,1,0,1,1,0,0,0,0,0,0,1,0,1,1,1,1,1,0,0,0,0,0,1,0,0,0,0,0,1,1,0,0,1,0,0,1,0,1,0,0,0,1,1,0,1,1,0,1,1,1,1,1,0,1,0,1,1,0,1,1,0,0,1,1,1,1,1,0,1,1,1,0,1,1,0,0,1,1,1,0,0,0,1,0,1,1,1,0,1,0,1,1,0,1,0,0,0,1,0,1,0,0,0,0,1,1,1,1,0,0,0,0,1,0,0,1,1,1,1,0,1,1,1,0,0,0,1,1,1,0,1,1,0,0,0,0,0,1,1,1,0,0,1,1,0,0,1,1,0,0,0,0,0,0,1,1,1,0,0,0,1,0,0,1,0,0,1,0,0,0,1,0,0,1,0,0,1,0,0,0,0,1,1,1,1,1,1,0,0,0,1,0,1,1,1,1,1,0,1,1,0,0,0,1,0,0,1,1,0,1,1,1,0,1,0,0,0,1,0,1,0,1,1,1,0,1,0,0,0,0,1,0,0,1,0,0,1,1,1,0,0,0,1,1,1,1,1,0,1,1,1,0,1,1,1,1,0,0,0,1,0,1,1,1,0,0,1,0,1,0,0,0,1,1,0,1,1,1,0,0,0,0,1,0,1,1,0,0,0,0,0,0,0,0,0,0,0,0,1,0,1,0,0,0,1,1,0,0,0,1,0,0,1,1,0,1,0,1,1,0,0,1,0,0,0,0,1,0,1,1,1,1,1,1,0,0,0,1,1,1,1,0,0,1,0,0,0,1,1,1,1,0,1,1,0,0,0,0,0,1,1,0,0,1,0,1,0,1,1,0,1,0,0,1,1,1,1,0,0,1,0,1,0,0,0,1,0,0,1,0,0,0,0,0,1,1,0,0,0,1,0,0,1,0,0,0,0,1,1,1,0,1,0,0,1,1,0,1,1,0,0,1,1,1,1,1,0,1,0,0,1,0,0,1,1,1,1,1,1,1,0,1,0,0,0,1,0,1,1,0,1,0,1,0,1,0,0,1,0,1,0,1,1,0,1,0,0,0,1,0,1,1,1,0,0,0,1,0,0,0,0,1,0,1,0,0,1,0,1,0,0,1,1,0,0,0,0,0,0,1,0,1,1,0,0,0,1,0,0,0,1,1,0,1,1,0,1,0,1,1,1,0,0,1,1,0,0,0,1,0,1,0,1,1,1,1,0,1,0,1,0,0,1,0,0,0,1,0,1,0,0,0,0,0,1,0,0,0,1,0,0,0,0,1,1,1,1,0,0,0,0,0,0,1,1,1,1,0,0,1,0,1,0,1,0,0,1,0,1,0,0,0,1,0,1,1,1,0,0,0,1,1,1,0,0,0,1,1,1,0,0,0,1,0,0,0,1,0,0,1,1,0,0,0,1,0,0,1,1,0,1,0,1,1,1,0,0,1,1,0,0,0,1,0,0,1,0,1,1,0,0,1,0,0,0,1,1,1,0,1,1,1,1,0,0,1,1,0,0,0,1,0,1,0,1,1,1,0,0,0,1,0,0,0,0,1,0,1,1,1,0,1,1,0,0,0,1,0,1,0,0,0,1,1,1,0,0,1,1,1,0,0,0,0,1,1,1,0,1,1,1,0,0,1,0,0,1,0,0,0,0,1,1,0,1,0,0,0,0,0,1,1,0,0,0,1,0,0,1,1,0,0,1,1,1,1,0,1,0,0,0,0,1,1,1,1,0,0,0,1,1,1,0,0,0,0,1,1,1,0,0,0,1,0,1,0,0,0,1,1,1,0,0,0,1,1,0,1,1,0,0,1,1,0,0,1,1,1,0,1,0,1,0,1,0,1,1,0,0,0,1,0,0,0,1,1,1,0,0,0,0,0,1,1,0,0,0,0,1,1,1,0,1,1,1,0,1,0,0,0,1,0,1,1,0,1,0,1,1,0,0,0,0,0,1,1,0,0,0,1,1,1,1,1,1,1,1,0,1,1,0,0,0,1,1,0,0,0,1,1,1,1,1,1,0,0,0,1,0,1,1,1,1,1,1,0,0,0,1,0,0,1,0,0,0,0,1,1,0,1,1,0,1,1,1,0,1,0,1,0,0,1,0,0,1,0,1,0,1,1,0,1,0,1,1,1,0,1,1,0,1,1,0,1,0,0,0,1,0,0,1,1,1,1,0,0,0,0,1,0,0,0,1,0,0,1,0,1,0,1,1,1,1,0,1,0,1,1,1,0,1,0,0,1,0,1,0,1,0,1,0,0,1,0,1,1,0,0,1,0,1,1,0,1,0,1,0,0,1,1,0,1,0,0,1,1,0,0,0,0,1,0,0,0,1,1,0,1,0,0,1,0,0,1,0,0,0,1,1,1,0,1,1,0,0,1,0,1,0,1,0,1,1,1,1,1,1,1,0,0,1,1,0,0,1,0,1,1,1,0,1,0,1,0,1,1,0,1,1,0,1,1,0,0,1,0,0,0,1,0,1,0,1,1,0,1,0,1,1,1,0,0,1,1,0,0,0,0,1,1,0,0,1,0,0,1,0,0,0,0,0,0,1,0,0,0,1,1,1,1,0,0,0,1,0,1,1,0,1,1,1,1,0,1,1,0,1,1,0,1,0,1,1,0,1,1,0,0,0,1,0,0,1,0,0,1,1,1,0,0,0,0,1,0,1,1,1,1,0,0,0,0,1,1,0,0,1,0,0,0,1,0,1,1,1,1,0,1,1,0,1,0,0,0,0,0,0,0,1,1,0,0,1,0,1,1,0,1,0,1,0,1,1,0,0,0,1,1,0,0,1,0,1,1,1,1,0,1,1,1,0,1,0,1,0,1,0,0,1,1,0,1,0,0,0,1,1,1,0,0,1,0,0,0,0,1,0,1,0,1,1,1,0,0,1,0,1,1,0,0,0,0,0,1,0,1,0,0,1,1,0,0,0,0,1,1,1,0,0,0,1,1,0,0,0,1,1,0,1,1,0,0,1,0,1,1,0,1,1,0,0,0,1,0,0,1,0,0,0,0,1,1,0,0,0,1,0,0,1,0,1,1,1,0,0,1,0,1,1,0,1,0,0,1,0,0,1,0,1,1,0,1,0,1,0,0,0,0,0,0,0,0,1,1,1,1,0,1,0,0,0,1,0,1,1,1,0,1,1,0,0,0,0,0,0,0,0,1,0,0,1,0,0,0,0,0,1,0,1,1,0,0,0,1,1,0,1,1,1,1,1,0,0,1,1,1,1,1,0,1,1,0,1,0,1,1,0,0,1,1,1,0,0,1,1,0,0,0,1,1,1,0,0,1,0,0,1,1,1,0,1,1,0,1,0,1,1,0,1,1,1,1,1,0,0,1,0,0,1,0,1,0,1,1,1,0,1,1,0,0,0,1,0,0,0,1,1,1,0,0,0,0,1,0,1,0,1,0,0,1,0,0,1,0,1,1,0,0,1,1,1,1,1,0,0,0,0,0,0,1,1,0,0,0,1,0,0,0,0,0,0,0,1,1,1,0,1,1,0,1,1,1,0,0,0,1,1,1,1,1,0,1,1,1,0,0,0,0,0,0,1,0,1,1,0,0,1,0,0,1,1,1,0,0,0,1,1,1,0,0,1,0,1,1,1,0,0,0,0,0,0,0,1,0,0,0,1,1,1,1,1,1,1,0,0,1,1,0,1,1,0,1,0,1,1,1,1,0,0,1,1,0,0,1,1,0,0,1,1,0,0,1,0,0,0,1,0,1,1,0,0,1,1,1,1,0,1,0,0,1,0,1,0,1,0,0,1,1,1,0,1,0,1,0,1,0,1,1,1,1,1,1,0,1,1,0,0,0,1,1,0,0,0,1,1,0,1,0,1,1,1,0,1,1,0,1,1,0,1,1,0,0,1,1,0,0,1,1,1,1,0,1,1,1,0,1,0,1,1,1,0,0,0,1,0,1,0,0,1,1,0,1,0,1,0,0,1,1,0,0,0,1,1,0,0,1,1,0,0,1,0,1,1,1,1,0,1,0,1,0,0,0,0,1,1,1,1,0,1,1,1,0,0,1,1,1,0,0,0,1,1,0,0,0,1,1,0,0,1,1,0,0,1,1,1,0,0,1,0,1,0,1,1,0,0,1,0,1,1,1,1,1,0,1,1,0,0,0,1,1,1,1,0,1,0,0,0,0,1,0,1,1,0,0,1,1,1,1,1,0,1,0,0,0,1,0,0,1,1,1,0,1,1,1,0,0,0,1,0,0,0,1,1,1,0,0,1,1,1,1,1,0,1,1,1,1,0,0,1,0,1,1,0,1,0,0,0,0,0,1,1,0,0,0,1,1,1,1,1,1,1,1,0,1,1,1,1,0,0,1,1,1,1,0,1,0,1,0,1,1,0,0,1,0,0,1,0,0,0,0,1,0,0,0,1,1,0,0,1,1,1,1,0,1,1,0,1,0,1,0,1,1,1,1,1,0,0,1,1,1,0,1,0,1,0,1,1,0,0,1,0,0,0,0,0,0,0,0,1,0,0,0,1,0,1,0,0,1,0,0,0,0,0,1,1,0,1,1,1,1,1,1,1,1,1,0,1,1,0,1,0,0,1,1,0,0,1,0,1,0,1,1,0,0,0,0,1,1,1,1,0,1,0,1,0,0,1,1,0,0,0,0,0,1,1,1,1,0,0,0,0,0,0,0,1,1,0,1,0,1,0,0,0,0,1,1,0,1,0,0,1,1,1,0,1,0,0,0,0,1,0,0,0,0,0,1,1,0,0,0,1,1,1,1,0,1,0,0,0,0,0,1,1,1,0,0,1,1,0,0,0,1,0,0,1,1,0,0,0,0,1,1,0,0,1,1,1,0,1,1,1,0,1,0,0,0,0,1,1,0,1,1,0,1,1,1,0,0,1,0,0,1,0,0,0,1,0,1,1,1,0,1,0,0,0,0,1,0,0,1,0,1,0,1,0,0,0,0,1,0,0,0,0,1,1,0,0,1,0,0,1,0,0,1,1,1,0,1,1,1,0,1,0,0,1,1,0,0,1,0,0,0,1,1,0,1,1,0,0,0,0,1,0,1,0,1,1,0,1,0,0,0,1,0,1,0,0,1,0,0,1,0,1,1,0,0,1,1,1,1,0,0,0,1,1,0,0,1,1,0,0,0,0,1,1,1,1,0,1,1,0,1,0,0,1,1,0,1,0,1,0,1,1,1,1,0,1,1,0,1,0,0,0,1,0,0,1,1,0,1,0,1,1,0,1,0,0,0,1,1,0,0,0,1,1,0,0,1,1,0,0,1,0,1,1,1,0,1,0,1,0,0,1,1,1,0,1,0,1,0,1,1,0,0,1,0,1,1,1,0,0,0,1,1,0,0,0,1,1,1,0,1,1,1,0,0,0,1,0,0,0,0,1,0,1,0,1,1,1,1,1,1,0,0,1,1,1,1,0,1,0,0,0,1,1,1,1,1,1,1,0,0,1,0,1,0,1,1,1,1,0,0,1,1,0,1,1,1,0,1,1,1,1,0,1,1,1,0,1,1,0,0,0,0,0,0,0,1,0,1,0,1,0,0,1,0,0,0,0,1,1,1,0,1,1,1,1,0,0,1,1,1,1,1,1,0,0,1,1,1,1,1,1,1,1,0,0,0,1,1,1,1,0,1,1,1,0,1,1,1,1,0,0,1,0,1,0,0,0,1,0,0,1,1,0,1,0,1,0,0,1,1,0,1,1,1,0,1,0,0,0,1,0,0,1,1,0,0,0,0,1,1,0,1,0,1,1,1,1,1,0,1,1,0,1,0,1,1,1,0,0,0,1,1,0,0,1,0,0,1,0,1,1,1,1,1,1,0,0,0,1,1,1,1,1,1,1,0,0,0,1,0,0,0,0,0,0,0,0,0,0,0,0,1,0,0,0,0,0,1,1,0,0,1,0,0,1,0,1,0,0,1,1,0,0,1,0,0,0,0,1,1,1,1,1,1,0,0,1,0,1,0,0,1,1,0,1,0,0,1,1,1,1,0,1,1,1,1,1,0,1,1,1,1,0,1,0,1,1,0,0,1,0,0,1,1,0,1,1,0,1,1,1,0,0,1,1,1,1,1,0,0,0,1,1,1,0,1,1,0,0,0,0,0,0,0,1,0,1,0,0,1,0,1,0,1,1,0,0,0,0,0,1,0,1,0,1,1,1,0,1,1,0,0,1,0,1,1,0,0,0,1,0,1,0,1,0,1,0,0,1,0,0,0,0,0,0,0,0,1,0,0,0,1,0,0,1,0,1,1,1,1,0,0,0,1,1,0,1,0,0,1,1,0,1,0,1,1,0,1,1,1,0,0,0,0,1,1,1,1,1,0,1,1,1,0,0,0,1,0,0,0,1,1,0,0,1,0,1,1,0,0,1,1,1,0,0,1,0,1,1,0,1,1,0,1,1,0,0,1,0,0,1,0,0,0,1,0,1,0,0,1,1,0,1,1,0,0,1,0,0,1,0,0,0,0,1,1,1,0,1,0,0,1,0,1,0,0,0,1,0,0,0,0,1,0,1,0,1,0,1,0,1,1,1,1,0,0,1,1,0,0,0,0,1,0,1,0,1,0,1,1,1,1,0,1,1,0,1,0,1,0,0,1,1,0,1,1,1,0,0,0,1,1,1,0,1,1,1,0,1,0,0,1,1,1,0,1,0,0,0,0,0,0,1,1,0,0,1,0,1,0,0,0,0,0,0,0,0,1,1,0,1,0,1,0,1,0,1,1,1,0,1,1,0,1,0,0,0,1,0,0,1,1,0,1,0,1,1,0,1,1,1,1,1,1,1,0,0,0,1,0,0,0,1,1,1,1,1,1,0,1,0,0,0,1,1,0,0,0,0,1,1,0,1,1,0,1,0,1,1,1,1,0,1,1,1,1,0,0,1,0,1,0,0,1,0,0,0,1,0,0,0,0,0,1,1,0,0,0,0,1,0,0,1,0,0,1,1,1,0,1,0,1,0,0,1,0,1,0,1,1,0,1,0,1,0,0,0,1,1,1,0,1,1,0,0,1,0,1,1,1,0,1,0,1,0,1,1,1,0,0,0,0,0,0,0,1,1,1,1,1,1,0,0,1,1,0,0,1,1,0,0,0,1,0,0,0,0,1,0,1,1,1,1,0,1,0,1,1,1,1,1,1,1,0,1,1,1,1,0,0,0,0,1,0,0,0,0,1,0,1,0,1,0,0,0,0,0,1,1,0,1,1,1,0,0,0,0,0,1,0,0,0,0,1,0,0,0,1,1,0,0,0,0,0,0,0,0,1,0,1,0,1,1,1,1,1,1,0,1,1,1,1,1,1,0,1,1,0,1,1,1,0,1,0,1,1,1,0,0,0,1,1,0,1,1,0,1,0,1,0,0,0,0,0,1,1,1,0,0,1,0,1,0,1,0,0,1,0,0,1,1,1,1,1,1,1,0,1,1,1,1,0,1,1,1,1,1,1,0,0,1,0,1,1,0,0,1,0,0,0,0,0,1,0,1,1,1,0,1,0,0,0,1,0,0,1,1,0,0,1,1,1,0,1,0,1,1,1,0,1,1,1,0,1,1,0,1,0,0,1,0,0,0,0,1,1,0,0,1,1,1,0,0,0,0,1,1,1,0,0,1,1,1,1,1,0,0,0,0,1,1,1,1,1,1,1,0,1,1,1,1,1,1,0,0,1,1,1,0,1,1,0,1,0,0,1,0,1,1,1,0,0,0,1,0,0,1,1,1,0,0,0,0,1,0,0,1,0,0,1,1,1,0,0,0,1,1,0,0,0,0,1,1,0,1,0,0,0,1,0,0,1,1,0,0,0,0,0,0,0,0,1,0,1,1,0,0,1,0,0,1,0,0,1,1,1,0,1,1,1,1,0,1,0,0,1,1,0,0,1,0,1,1,1,0,0,1,1,0,0,0,1,1,1,0,0,0,0,1,1,0,1,0,0,0,0,0,0,0,1,0,0,1,1,0,1,1,1,0,0,0,0,0,1,0,0,0,1,1,0,0,0,1,1,0,1,1,0,0,0,1,1,1,0,1,1,1,0,0,0,0,1,0,0,0,0,1,0,0,1,1,0,0,1,1,0,1,1,0,1,0,0,0,0,0,0,1,1,0,1,1,1,0,1,1,0,0,0,0,1,0,1,0,1,0,1,0,1,0,0,0,1,0,1,1,0,1,0,0,0,1,1,1,0,1,1,1,0,0,1,1,1,0,1,0,1,1,0,0,0,1,0,0,0,0,0,1,0,0,0,1,0,0,0,1,0,1,0,1,1,0,0,0,0,0,1,1,1,1,1,0,1,0,0,1,1,0,0,0,0,0,1,1,1,0,1,0,0,1,0,1,1,1,0,1,1,0,0,1,0,0,0,1,1,1,1,1,0,0,0,1,0,1,0,0,1,1,1,1,0,0,1,1,0,0,0,0,0,0,1,1,1,1,1,0,1,0,0,1,0,0,1,1,1,0,0,1,0,0,1,0,0,0,0,1,0,0,1,1,1,0,0,0,1,0,1,0,1,0,1,1,0,0,1,0,1,0,0,0,0,0,0,1,1,1,1,0,0,1,1,1,0,0,0,0,0,0,0,0,1,0,1,1,1,0,0,0,1,0,1,0,1,0,0,0,0,0,0,0,1,0,0,1,1,0,1,1,0,1,0,1,0,1,1,0,1,0,0,0,0,0,1,0,1,0,0,0,1,1,0,1,1,1,0,1,1,1,0,1,1,0,0,1,1,0,0,1,1,1,0,0,1,1,1,1,0,0,1,0,1,0,1,0,1,0,1,0,1,0,1,1,0,0,1,1,1,0,1,0,0,0,1,0,0,1,1,0,1,1,0,1,1,1,1,0,1,1,0,0,1,1,0,1,0,1,1,1,1,0,1,1,0,1,1,1,1,0,1,0,1,0,0,0,1,1,0,0,0,0,0,1,0,1,1,1,0,1,0,0,0,0,1,1,0,1,0,0,1,0,0,0,1,0,0,1,0,0,1,1,1,0,1,1,1,0,1,0,1,0,0,1,0,1,0,0,0,0,1,0,1,1,1,0,1,1,1,0,1,0,1,0,1,0,0,1,1,1,1,0,1,1,0,0,1,0,1,0,0,1,0,1,0,1,0,0,0,0,1,1,1,0,1,1,0,0,0,0,0,1,1,1,0,0,0,1,0,0,0,1,0,0,1,1,1,1,0,0,1,1,0,1,1,1,0,1,1,0,1,0,1,0,1,0,1,0,1,0,1,0,1,0,1,0,0,0,0,1,1,1,1,1,1,1,0,1,0,1,1,1,1,1,1,1,0,0,0,1,1,1,0,0,1,1,0,1,0,1,0,0,0,1,1,0,0,0,1,0,1,0,1,1,1,0,1,0,1,1,1,1,0,0,0,0,1,1,0,0,1,0,1,0,0,0,1,0,1,0,0,0,0,0,0,0,0,0,1,0,0,0,1,0,1,1,0,0,1,0,1,1,1,1,0,1,1,1,0,0,0,1,1,1,0,0,1,0,0,1,1,0,0,1,1,0,1,0,0,1,1,0,1,0,1,1,0,1,0,0,0,0,0,0,1,1,1,0,1,1,1,0,1,0,1,1,0,0,0,1,0,1,1,1,0,0,1,1,0,0,0,1,0,0,1,0,0,0,0,1,0,0,0,0,0,0,0,1,0,1,0,1,1,1,1,0,0,1,1,0,1,0,1,0,0,1,0,1,0,0,1,1,1,0,0,0,1,0,0,0,0,0,1,1,1,1,1,1,0,0,1,1,0,0,1,1,1,0,1,0,1,1,1,1,1,1,0,1,1,0,1,0,1,1,0,0,1,0,0,1,1,0,1,0,1,1,1,1,0,1,0,0,1,1,0,1,0,0,1,1,0,0,0,0,0,0,0,1,1,0,0,0,1,1,1,0,0,0,0,1,1,1,1,0,0,0,1,0,0,0,0,1,0,0,0,0,0,0,1,1,0,0,1,0,1,1,0,1,0,1,1,1,0,0,0,0,1,0,0,1,1,1,0,0,1,1,0,0,0,0,1,1,0,0,0,1,0,0,0,1,0,1,0,0,1,1,0,1,1,1,0,1,0,1,1,0,1,1,0,0,0,1,1,1,1,1,0,1,0,0,1,1,1,1,1,1,0,0,0,0,0,0,0,0,1,0,0,0,0,1,1,0,0,1,1,1,0,1,1,1,1,1,1,1,0,0,0,1,1,0,1,0,1,0,0,1,0,1,1,0,1,1,1,1,0,0,1,1,1,0,0,1,1,0,1,0,0,1,1,0,1,1,0,0,1,0,0,1,1,1,1,0,1,0,0,0,0,1,1,1,0,1,0,0,1,1,1,1,0,1,0,0,1,1,0,1,0,0,1,0,1,1,1,0,1,0,1,0,0,0,0,0,1,0,1,0,1,0,1,1,0,0,0,0,1,1,0,0,0,0,0,1,0,0,0,1,0,1,0,1,1,0,0,1,0,1,0,1,0,0,1,1,0,1,0,0,0,1,1,1,1,1,1,0,1,1,1,1,1,1,0,1,0,0,1,1,0,0,0,1,0,1,1,0,0,1,1,0,0,1,1,0,1,0,1,1,1,1,1,0,0,0,0,1,0,0,0,0,1,0,0,0,0,0,0,1,1,1,0,1,0,0,0,1,0,0,1,1,0,0,1,0,1,1,0,0,1,1,1,1,0,1,1,0,1,1,1,0,1,1,0,1,1,0,0,1,1,0,1,1,0,1,1,1,1,0,1,0,1,0,1,0,1,1,1,0,0,1,1,0,0,0,1,1,0,0,0,1,0,1,1,1,0,1,1,0,1,1,0,0,1,0,0,1,1,1,0,0,0,0,1,0,0,1,0,0,0,1,0,1,0,0,0,1,0,1,0,1,0,1,1,0,0,1,0,0,1,0,1,1,1,1,1,1,1,0,0,0,0,0,0,0,0,0,1,0,1,1,0,0,0,0,0,1,1,1,0,1,1,1,1,0,1,1,1,1,0,1,0,0,1,0,0,0,0,0,0,0,0,0,0,1,0,1,0,1,1,1,0,1,0,1,1,1,1,0,0,0,1,0,0,1,1,0,1,0,1,1,0,1,1,1,0,0,1,1,0,0,0,1,1,0,0,0,1,1,1,0,1,1,0,1,0,1,1,0,1,1,1,1,1,1,0,1,0,0,1,0,0,0,1,1,1,1,0,1,1,0,1,1,0,1,1,0,1,0,0,0,1,1,0,0,1,1,1,1,0,1,0,1,1,1,0,0,1,1,1,0,0,1,0,1,1,0,0,1,0,0,1,1,0,0,1,0,0,1,0,0,1,0,0,0,1,1,1,0,1,1,1,1,1,1,0,1,0,1,1,1,1,0,1,1,0,0,0,0,1,0,0,1,0,1,0,0,0,0,1,0,1,1,1,0,1,1,0,0,1,1,0,0,1,0,1,1,1,0,1,1,0,0,0,1,0,1,0,1,1,0,0,0,1,0,0,1,0,0,0,0,0,0,0,0,0,0,0,1,1,0,0,0,1,0,1,1,1,0,0,0,1,0,0,1,0,0,0,0,1,1,1,0,0,0,1,1,1,0,0,1,1,0,1,1,1,1,0,1,0,0,0,0,1,0,1,1,1,1,1,1,0,0,0,1,1,1,0,1,0,1,1,1,0,0,1,1,1,1,1,0,0,0,0,0,1,0,0,1,0,1,0,0,1,1,0,0,0,1,0,1,1,1,1,0,0,1,0,0,1,1,1,1,0,0,1,1,1,0,1,0,1,1,0,1,1,0,1,0,0,1,1,0,1,1,1,0,1,0,0,1,1,1,1,0,1,0,0,0,0,0,1,0,1,1,1,0,0,0,0,1,1,1,1,0,0,1,0,0,1,0,0,0,1,0,1,0,0,1,1,1,1,1,0,1,0,1,1,0,0,1,0,1,0,1,1,0,1,0,1,1,1,0,1,0,1,1,1,0,0,1,1,1,1,1,0,1,1,1,0,1,0,1,0,1,1,1,0,0,0,1,1,0,0,1,0,1,0,1,0,0,1,0,0,0,1,1,0,0,1,0,0,0,0,0,0,1,0,1,1,0,0,0,1,1,1,0,0,1,0,1,1,0,1,0,0,1,1,1,0,0,1,1,1,1,1,1,1,0,0,0,0,0,0,0,0,0,0,1,0,0,0,1,0,1,1,1,1,0,1,0,0,0,0,0,1,0,0,1,1,0,1,0,1,0,0,1,1,1,0,0,0,1,1,0,1,1,1,0,0,1,0,1,1,0,0,0,1,0,0,1,0,1,1,0,1,0,0,1,0,1,0,0,1,0,0,0,1,1,1,1,1,1,1,1,1,1,1,0,1,1,0,0,0,0,0,0,0,1,1,0,0,0,0,1,1,1,0,1,0,1,0,1,1,1,0,0,1,0,1,1,1,1,1,1,0,1,1,0,1,1,0,1,1,1,1,0,1,0,0,0,0,1,1,0,0,1,0,0,0,0,0,1,1,0,0,1,0,0,0,0,1,0,0,0,1,0,1,1,1,1,1,1,0,1,0,1,1,1,0,0,0,0,1,0,0,1,1,0,0,0,0,0,1,1,0,0,1,1,0,1,1,0,1,1,0,1,0,1,1,1,0,1,1,1,0,0,1,0,1,1,0,1,0,1,1,1,0,1,1,1,1,1,1,0,1,1,1,1,1,0,0,0,0,0,0,0,0,0,1,1,0,0,0,1,0,1,0,0,1,0,0,1,1,1,1,1,0,0,0,0,0,1,1,0,1,1,0,0,1,1,0,0,1,1,1,1,1,1,0,0,1,0,1,0,1,0,1,0,0,0,0,1,1,0,1,1,1,1,1,0,0,0,0,1,0,1,1,0,1,0,0,0,1,1,1,1,0,1,0,1,0,1,0,1,0,1,1,1,1,1,1,0,0,0,1,1,1,1,1,1,0,0,1,1,1,1,1,0,0,0,0,1,0,0,0,1,1,1,0,1,0,0,1,1,1,0,0,0,1,1,1,0,0,0,0,0,1,1,0,1,1,0,0,1,1,0,1,1,1,0,0,0,1,1,1,0,1,0,0,0,1,0,0,1,1,0,1,1,1,0,0,1,1,1,0,0,0,0,0,1,1,1,1,1,0,1,0,0,1,0,1,0,1,1,0,1,1,1,1,1,0,1,0,0,1,1,0,0,0,1,0,1,1,1,0,1,0,1,1,0,0,1,1,1,0,1,1,1,0,0,1,1,1,0,0,1,0,0,0,1,0,1,1,0,0,1,1,0,1,0,0,1,0,1,1,1,0,1,1,1,1,0,1,1,1,0,1,0,0,0,1,0,1,1,1,0,0,0,0,1,1,1,0,0,1,0,0,0,0,0,1,0,1,0,0,1,1,0,0,1,1,1,1,0,0,1,1,1,0,0,1,1,0,1,0,1,0,0,1,1,1,0,1,0,0,0,0,1,0,0,1,1,0,1,0,0,1,0,0,0,1,1,1,0,0,1,1,1,0,0,0,0,1,1,1,0,0,0,0,1,1,1,1,1,1,0,0,1,0,0,1,1,1,0,0,0,1,0,0,0,1,1,0,0,1,0,1,1,0,1,1,0,1,0,0,0,0,0,1,1,0,0,1,0,0,0,0,1,1,0,0,1,0,1,0,1,0,1,1,1,1,1,1,0,0,0,1,1,0,1,1,1,0,1,1,1,1,1,1,1,0,1,0,0,0,0,1,0,1,1,1,0,0,0,0,1,1,0,0,0,1,1,1,1,1,1,0,0,0,0,1,0,0,1,0,0,1,1,1,1,0,1,1,0,0,0,0,1,1,0,1,0,1,0,0,1,1,1,0,0,1,0,0,0,1,1,0,1,0,1,1,1,0,1,0,0,0,1,0,1,0,1,1,1,0,0,1,1,0,1,0,0,0,0,1,1,1,1,0,0,1,1,1,1,0,0,0,0,1,1,1,0,0,0,0,0,1,0,0,0,1,1,0,1,1,1,1,0,1,0,0,0,0,0,1,0,0,0,0,1,1,1,0,1,1,0,0,0,0,1,0,1,0,1,0,1,0,1,0,0,1,1,0,1,0,1,0,0,1,0,1,0,1,0,1,1,0,0,0,1,0,0,1,0,1,0,1,1,1,1,0,1,1,1,1,1,1,0,0,1,0,1,1,0,0,1,0,0,1,0,0,1,0,0,0,0,1,1,0,1,0,0,0,0,1,1,1,1,1,0,0,1,1,0,1,1,0,0,0,1,0,0,0,1,1,0,1,1,0,0,1,0,0,1,0,0,0,0,0,1,0,0,0,0,0,1,1,0,1,1,1,1,1,1,0,0,1,1,0,1,0,0,0,1,1,1,0,0,0,0,0,1,1,1,1,0,1,1,0,0,1,1,1,1,1,0,0,0,0,1,1,1,1,1,0,1,1,0,0,0,1,0,0,1,0,1,0,1,0,1,0,0,1,0,0,1,0,0,1,0,0,1,1,0,0,0,1,0,0,0,0,0,1,0,0,1,1,0,0,1,0,0,1,1,0,1,1,0,0,1,1,1,1,0,1,1,0,1,0,0,0,0,1,0,0,1,1,1,0,0,0,0,1,0,1,0,0,0,0,1,0,1,1,1,1,1,0,0,1,0,1,1,0,1,1,0,1,1,1,0,0,0,0,0,0,0,0,0,0,1,1,0,1,1,1,1,0,0,0,0,1,0,0,0,1,1,0,0,1,1,0,0,0,0,1,0,1,0,0,1,1,0,1,0,1,0,1,0,1,1,1,0,0,1,0,0,1,1,0,1,0,0,0,0,0,1,1,1,0,1,1,1,1,1,1,0,0,1,0,1,0,0,0,1,1,1,1,0,1,0,0,0,0,0,0,0,1,0,1,1,0,0,1,1,0,0,1,0,1,0,0,0,1,0,1,0,1,0,0,1,1,1,1,1,1,1,1,0,1,1,0,1,1,1,0,0,1,1,1,0,0,0,0,0,1,1,1,1,0,1,0,1,0,1,1,0,0,0,0,1,1,1,1,0,0,1,1,0,1,0,0,1,1,0,1,0,0,1,1,1,1,1,0,1,0,1,0,0,0,1,1,1,1,1,0,0,1,0,0,1,0,0,0,1,1,0,1,1,1,0,0,0,1,0,0,0,0,1,1,1,0,1,0,0,0,1,1,1,0,0,0,1,0,1,0,0,1,1,0,1,0,1,1,0,0,1,0,1,0,1,1,0,0,0,1,1,0,0,0,1,1,0,1,1,0,0,1,1,0,0,0,1,1,0,1,0,0,0,0,0,0,0,0,1,0,0,0,1,1,0,1,0,1,0,1,1,0,1,0,0,0,1,1,1,1,0,1,0,1,0,1,1,0,0,0,1,0,1,1,1,0,1,1,1,0,1,1,0,0,0,1,0,0,1,1,1,0,1,1,1,0,1,1,1,1,1,1,1,1,0,1,0,0,0,1,0,0,1,1,1,1,1,1,0,1,1,0,1,1,0,0,0,1,0,0,1,0,0,1,1,0,1,0,0,1,0,1,0,1,0,0,0,1,1,0,0,0,1,1,1,0,1,0,1,1,0,1,1,1,1,1,1,1,0,1,0,0,0,0,0,1,0,0,1,0,0,1,1,1,1,0,0,1,1,0,0,0,0,0,0,0,1,0,1,0,0,1,0,0,1,1,0,0,1,1,1,0,0,0,0,1,0,1,0,1,1,0,1,0,0,1,1,1,1,0,1,1,0,1,0,0,0,0,1,1,0,1,0,0,1,0,0,1,0,1,1,0,0,1,1,1,1,1,0,1,1,1,1,1,1,0,1,1,1,0,0,1,0,0,1,1,1,0,1,0,0,1,1,1,1,0,1,0,0,1,1,0,0,0,1,1,0,0,0,1,0,0,1,1,1,0,1,1,0,1,1,1,1,1,0,0,0,0,0,1,1,1,1,0,1,1,1,1,1,0,0,1,1,1,0,0,0,0,0,1,1,0,0,1,1,1,0,1,1,1,1,0,1,1,1,0,1,0,0,1,0,0,1,1,0,1,1,1,0,0,1,1,1,1,1,1,0,1,1,1,0,1,1,1,0,1,1,1,1,1,1,0,1,0,0,1,1,1,1,1,0,0,0,0,1,1,0,0,0,0,1,0,0,1,0,0,1,0,0,1,0,1,0,1,1,1,0,1,1,0,1,1,1,1,1,0,0,1,0,0,0,1,1,1,0,0,1,0,0,0,0,1,1,0,0,0,0,1,1,1,0,1,1,0,0,0,0,0,1,1,0,0,0,1,0,0,1,0,0,1,0,0,0,1,0,0,1,1,1,0,0,1,0,1,0,1,0,0,0,0,1,0,1,1,0,1,1,0,1,0,1,0,0,0,0,0,1,1,0,1,1,1,0,1,0,1,0,1,1,0,1,0,1,1,1,0,1,1,0,0,0,1,0,0,0,0,1,0,1,1,1,0,0,1,1,1,0,0,1,1,0,1,1,0,1,0,0,0,1,1,1,1,1,0,1,0,0,0,1,0,0,1,0,1,0,1,1,0,1,1,1,0,0,1,0,0,1,1,1,0,0,1,1,1,0,0,0,0,1,0,0,1,0,1,0,1,0,1,0,0,0,1,1,0,0,0,1,1,1,0,1,1,1,0,1,0,1,0,0,0,0,1,0,0,0,1,0,1,0,0,1,1,1,1,0,0,1,0,1,1,0,0,1,0,0,0,0,0,0,0,1,0,0,1,0,1,0,1,0,0,1,0,0,0,0,0,1,1,0,0,1,0,0,1,1,1,1,0,0,1,0,1,0,1,1,0,1,0,1,0,0,1,0,0,0,1,1,0,0,1,0,1,1,0,1,0,1,1,1,1,0,1,1,1,1,0,0,1,0,1,0,1,0,1,1,0,1,0,0,1,1,0,0,0,1,0,1,0,0,0,1,0,1,1,0,1,0,0,1,0,0,1,0,0,0,1,1,1,1,0,1,0,0,1,1,1,0,1,0,0,0,1,0,1,1,1,1,0,1,1,0,0,0,1,0,1,1,0,1,1,1,1,1,1,1,0,0,1,0,0,1,0,1,0,1,0,1,1,1,1,0,1,0,1,0,0,1,0,1,0,1,1,0,1,0,1,0,0,0,0,1,1,0,0,1,0,1,1,1,1,1,1,0,1,1,0,1,0,1,1,1,0,0,0,0,1,0,0,1,1,0,1,0,0,1,0,0,0,1,0,1,1,1,0,1,1,1,1,1,1,0,1,0,1,0,0,0,1,0,0,1,0,1,1,0,1,0,1,1,1,0,1,1,0,1,0,0,0,1,1,0,0,0,0,0,1,1,1,1,0,1,0,0,0,0,1,1,1,1,0,1,0,0,1,1,1,0,0,1,1,1,0,1,1,1,1,1,1,1,1,1,0,0,0,0,1,1,1,0,1,1,1,1,0,1,1,1,1,0,1,1,0,1,0,0,1,0,0,0,0,0,1,0,1,0,0,1,1,0,0,0,1,1,0,1,0,0,0,1,1,1,1,0,1,0,1,0,1,1,1,0,1,1,0,1,0,1,0,0,1,0,1,1,1,1,1,0,1,1,1,0,0,0,1,0,0,0,0,1,1,0,0,0,0,1,0,0,0,1,1,0,0,1,0,0,1,0,1,0,0,0,0,1,1,0,1,1,1,0,1,0,0,0,1,1,1,1,0,0,1,1,0,0,1,1,0,0,0,1,1,1,0,1,1,1,1,1,0,1,1,0,0,1,0,1,1,1,1,0,0,1,1,1,0,1,0,1,1,0,0,0,1,0,1,0,0,1,1,0,0,1,0,0,0,1,0,0,1,0,0,1,0,1,0,0,1,1,1,1,1,1,1,1,1,0,0,0,0,0,0,0,0,0,1,0,1,1,0,0,0,0,0,1,0,0,1,1,1,1,0,1,1,0,1,1,1,0,0,1,1,1,1,1,1,0,1,1,1,0,1,0,0,1,1,0,1,1,1,0,1,0,1,0,0,1,0,1,1,0,0,1,1,0,0,0,0,0,1,1,1,1,1,1,1,1,0,0,1,1,0,1,1,0,0,1,1,1,1,0,0,1,1,1,0,1,0,1,0,0,0,0,0,0,1,1,1,0,1,1,1,1,0,0,0,0,1,1,0,1,1,0,0,0,1,0,0,0,0,0,0,0,0,1,1,0,1,1,1,0,1,0,0,1,1,0,0,0,1,0,0,1,0,1,0,1,1,1,1,1,1,0,0,1,0,0,1,0,1,0,0,0,1,1,0,1,1,0,1,1,0,0,0,1,1,1,1,0,0,0,1,1,1,0,0,0,0,1,1,0,0,1,1,1,1,1,0,0,0,0,1,1,1,1,1,0,1,0,0,0,1,0,1,1,0,1,0,1,0,1,0,0,1,1,1,0,1,0,1,0,1,1,1,0,0,0,0,0,1,0,0,1,0,0,0,1,0,0,1,1,1,0,1,0,1,1,1,0,1,1,1,1,1,1,1,1,1,1,1,0,0,0,1,0,0,1,0,1,0,1,0,0,0,0,1,1,1,1,1,0,0,1,1,1,1,1,0,1,1,1,1,0,1,0,0,0,0,0,1,0,1,0,1,0,1,1,0,0,1,0,0,0,1,0,0,0,1,1,1,0,1,0,0,0,0,0,0,0,0,1,0,1,1,1,0,1,0,0,0,0,1,1,1,1,0,0,0,1,1,0,1,0,0,1,1,0,1,0,0,1,1,1,0,0,0,0,1,0,0,0,1,1,0,0,0,0,1,1,0,1,0,0,0,0,0,1,0,1,1,0,0,1,1,1,0,1,1,1,1,1,0,1,0,0,0,0,0,0,1,1,0,0,1,1,1,1,0,0,0,0,1,1,0,0,0,1,0,0,0,0,1,0,1,0,0,0,1,0,0,0,1,1,1,1,0,0,1,0,1,1,1,1,0,1,0,0,1,0,0,0,1,1,0,0,0,1,0,1,1,0,1,1,1,0,1,1,1,1,0,1,0,0,0,1,1,0,0,0,1,0,1,1,0,1,1,1,1,1,0,0,1,0,0,0,0,1,0,1,0,0,0,1,1,1,0,1,1,1,0,1,1,1,1,0,0,1,0,1,1,0,1,1,0,0,1,0,1,0,1,1,0,1,1,0,1,1,0,0,0,1,0,0,0,0,1,1,1,0,0,0,0,1,0,0,0,0,1,1,1,1,1,0,1,1,1,1,1,0,1,1,1,1,0,1,0,0,0,0,0,1,0,1,1,1,0,1,1,0,0,1,0,0,0,0,0,0,0,0,1,0,0,0,1,0,1,1,1,1,1,0,0,1,1,0,1,1,0,0,1,0,0,1,1,1,0,0,0,1,0,0,0,0,0,0,0,0,0,0,1,0,0,1,0,0,1,1,0,1,0,0,1,0,1,1,1,0,0,1,1,0,0,0,0,0,0,1,0,1,0,1,1,1,1,0,0,1,0,1,1,0,0,0,0,1,0,0,0,1,0,0,0,0,1,1,0,1,1,1,1,1,1,0,0,0,1,0,0,1,0,1,1,0,0,1,0,1,0,1,1,1,0,1,0,0,1,1,0,1,0,1,1,1,0,1,0,1,1,0,1,1,1,1,0,1,1,1,0,0,1,1,0,0,1,1,0,0,0,1,0,1,1,0,1,0,0,0,0,1,0,0,1,1,0,1,0,1,0,0,1,0,1,0,0,0,1,1,0,0,1,0,1,0,0,1,1,1,1,0,1,1,1,1,0,0,1,1,0,0,1,0,0,0,0,1,0,1,1,1,1,1,0,1,1,0,1,1,1,0,0,0,1,0,1,0,1,0,1,0,1,0,1,0,1,1,0,0,1,1,1,1,0,1,0,1,1,0,0,1,0,1,1,1,1,0,0,1,1,1,0,1,1,0,1,1,1,0,1,1,0,0,0,0,1,0,0,1,1,1,1,1,0,0,1,1,0,1,1,1,0,1,1,0,0,1,1,0,0,0,1,0,0,1,0,0,0,1,1,0,1,0,1,0,0,1,0,1,1,1,1,0,0,1,0,1,1,1,1,1,1,0,1,1,0,0,1,0,1,1,0,1,1,1,1,1,1,1,0,0,0,0,1,1,1,1,1,1,1,1,1,0,1,1,0,0,1,0,1,0,1,1,1,0,0,1,1,0,1,1,1,1,1,1,0,0,1,0,1,1,0,0,0,0,1,1,0,1,0,1,0,1,0,0,1,0,1,0,0,1,1,1,0,1,0,0,0,0,0,0,0,1,1,0,0,0,1,0,1,0,0,1,0,0,0,0,0,1,0,1,1,1,1,0,1,1,0,0,1,1,1,0,0,0,1,1,1,0,1,0,0,0,0,1,1,0,1,1,1,1,1,1,0,1,1,1,1,1,0,1,1,1,1,0,1,0,1,0,1,1,1,1,1,1,0,1,1,1,0,0,1,1,0,0,1,0,0,0,0,1,0,1,0,0,1,1,0,0,0,0,1,1,0,0,1,0,1,0,1,0,1,1,0,1,0,1,0,1,1,1,1,0,0,0,1,1,0,0,0,1,0,0,0,0,0,0,1,1,1,0,0,0,0,1,1,1,0,0,0,0,0,1,1,1,0,1,0,1,1,0,0,1,1,1,1,0,1,0,0,0,0,1,0,0,1,0,0,0,0,0,0,0,1,1,1,0,1,1,1,1,1,1,1,1,1,0,0,1,1,1,0,1,0,1,1,1,0,0,0,1,1,1,1,0,0,0,1,0,1,1,1,1,1,1,0,1,0,1,1,0,0,0,1,1,0,0,0,1,1,0,1,1,1,0,1,0,0,1,0,1,1,1,1,1,1,1,0,1,0,1,0,1,0,0,1,0,1,0,1,0,1,0,1,1,1,1,0,1,1,0,0,1,0,1,0,0,1,0,0,0,0,1,1,1,0,1,0,0,1,0,1,0,1,0,1,1,1,1,1,0,0,1,0,0,0,1,1,0,1,0,0,0,1,0,0,1,1,0,1,1,1,1,1,1,1,0,1,0,1,1,1,1,1,0,0,0,0,1,0,1,1,1,0,0,1,0,0,0,1,0,1,0,0,1,0,0,0,0,1,1,0,1,1,0,0,1,1,1,1,1,1,1,1,1,0,1,1,0,0,0,0,0,0,0,0,1,1,1,0,0,1,0,0,0,1,0,0,1,1,1,1,1,1,0,1,0,1,0,0,0,1,1,0,1,0,1,0,1,1,0,1,0,1,0,1,1,0,1,0,1,1,1,1,0,0,1,1,0,0,0,1,1,0,1,1,0,1,0,0,1,1,1,0,0,1,0,1,0,0,1,0,0,1,1,0,1,1,0,1,0,1,1,1,1,1,0,1,0,0,1,0,0,1,1,1,1,1,0,1,1,0,1,1,0,1,1,0,1,1,1,1,0,0,0,1,0,1,1,1,0,1,1,1,0,0,1,1,1,1,0,1,1,0,1,0,0,1,1,1,1,1,1,1,0,0,0,0,0,0,1,0,1,0,0,1,1,1,0,1,0,0,1,0,0,0,1,1,0,1,0,1,0,1,1,1,1,1,1,0,1,1,0,1,1,0,1,1,0,1,0,0,1,1,0,1,0,1,1,1,0,0,1,0,0,1,0,0,0,0,1,0,1,0,0,0,1,0,1,0,0,0,0,1,1,0,1,1,1,1,1,1,0,0,1,0,1,0,0,1,0,0,0,0,0,0,0,1,1,1,1,0,1,1,0,1,0,1,1,0,1,1,1,0,0,1,1,1,1,0,1,0,0,1,0,1,0,0,1,1,1,0,0,1,1,0,1,1,1,0,0,1,0,1,0,1,1,0,1,1,0,0,0,1,1,1,0,0,0,0,1,0,0,1,1,1,0,0,1,1,1,1,0,1,1,0,0,1,0,0,0,1,1,1,0,0,1,0,0,1,0,0,0,1,1,1,1,0,0,1,1,1,1,1,0,0,0,1,0,0,1,0,1,1,0,0,0,1,0,0,0,1,1,0,1,1,0,1,1,1,1,1,0,0,0,1,0,1,0,0,1,1,1,1,1,0,1,0,0,0,1,0,1,1,0,0,0,0,0,0,0,1,0,1,1,1,1,1,0,0,0,1,0,1,1,1,1,0,1,1,0,0,1,0,0,1,0,1,1,1,0,1,1,0,1,1,1,0,1,0,0,0,0,0,0,0,1,0,0,0,0,0,1,0,0,0,0,1,0,1,0,0,0,1,0,1,1,1,1,0,1,0,0,0,0,1,1,1,0,0,1,0,0,1,0,0,1,0,0,1,0,1,1,1,1,1,0,0,1,1,0,1,1,1,1,0,0,0,1,1,1,1,0,0,0,1,0,0,1,0,1,0,0,1,0,1,0,0,0,1,0,1,1,0,1,0,0,1,0,0,1,1,1,1,0,1,0,0,1,1,1,0,0,0,1,1,0,0,0,0,1,1,1,1,1,1,1,0,0,1,1,0,0,1,1,0,1,1,1,1,0,0,0,0,1,0,0,1,0,1,0,1,0,0,1,0,1,1,0,1,0,0,1,1,0,0,0,1,1,1,1,0,0,1,0,1,1,1,1,1,1,0,0,0,0,1,1,0,1,1,1,0,1,1,0,1,0,0,1,0,0,0,0,1,0,0,1,1,0,1,1,1,0,1,1,0,1,1,1,0,0,1,1,1,0,0,0,1,0,0,1,0,0,1,0,1,0,1,1,0,0,0,1,0,0,1,1,1,0,1,0,1,0,1,1,1,1,0,1,1,0,0,1,0,0,0,0,1,0,1,0,0,0,0,1,0,0,0,0,0,0,1,0,1,0,1,0,0,0,1,1,1,1,0,0,0,0,0,1,0,0,0,1,0,1,0,1,0,1,0,1,0,1,1,1,1,0,1,0,0,1,0,1,1,0,0,1,0,0,0,1,0,1,1,1,0,1,1,1,1,0,1,1,0,0,1,1,0,0,1,1,0,1,0,0,0,1,1,1,0,1,1,0,0,0,0,0,0,1,1,1,1,0,0,1,1,1,1,1,1,0,0,1,1,0,0,0,1,0,1,0,0,0,1,1,0,1,1,1,0,0,0,0,1,1,1,0,0,1,0,0,1,1,0,1,0,0,1,1,0,1,0,0,0,1,1,1,1,0,1,0,1,0,1,1,0,0,1,1,1,1,1,0,0,1,0,1,1,1,0,0,1,0,0,0,1,0,1,0,0,0,0,1,0,0,1,0,1,0,0,1,1,1,0,0,0,0,0,0,1,0,1,1,0,1,1,1,1,0,0,0,1,1,0,0,1,0,1,0,0,1,0,1,0,0,0,1,1,0,1,1,0,0,0,0,1,0,0,0,1,1,0,1,1,0,1,0,0,1,1,1,1,0,0,1,0,1,1,0,1,0,1,1,0,1,0,1,0,1,1,1,0,0,0,0,0,0,1,0,1,1,0,1,0,1,0,0,0,1,1,0,0,1,0,0,1,1,0,0,0,0,0,1,0,1,1,0,1,1,1,0,0,1,0,1,1,0,0,0,1,0,0,1,1,1,1,1,1,0,1,0,1,1,0,0,1,1,0,0,1,0,0,1,0,0,0,0,0,1,0,0,1,0,1,0,0,1,1,0,1,0,1,0,0,1,1,1,0,1,1,0,0,0,0,0,0,0,0,1,0,0,1,0,0,1,0,1,0,1,1,1,1,1,0,0,0,0,0,1,0,1,1,0,0,0,0,1,1,0,0,1,1,0,0,1,0,1,0,1,1,1,0,1,1,0,0,1,0,1,1,0,0,1,1,0,1,0,0,1,1,0,0,0,1,0,0,0,0,1,0,1,0,1,0,0,1,0,1,1,1,1,0,1,0,0,0,1,0,0,0,1,0,0,0,1,0,1,1,0,1,1,0,0,1,0,0,1,0,0,0,0,0,1,0,1,0,1,0,0,1,0,1,1,1,0,1,1,1,1,0,0,1,0,0,0,0,0,0,0,0,1,0,0,1,1,0,0,0,1,0,0,0,1,1,0,1,0,0,1,0,0,1,0,0,1,1,0,1,0,1,1,0,1,1,0,1,0,1,0,1,1,0,1,0,0,0,1,1,1,0,0,1,0,1,0,0,0,1,0,0,1,0,0,0,0,1,0,0,0,1,0,1,1,0,0,1,1,1,0,0,0,0,0,1,0,0,0,1,0,0,1,1,0,1,0,1,1,0,1,0,1,1,0,0,1,1,1,1,0,1,1,1,0,1,0,0,1,0,0,1,0,1,0,0,0,0,1,1,0,1,1,1,1,1,0,1,1,1,1,1,1,0,0,0,1,1,0,0,0,0,0,0,0,0,0,1,1,0,1,0,1,0,1,1,0,1,1,1,1,1,1,0,1,0,1,1,0,0,0,0,0,0,1,0,1,1,0,1,0,1,1,1,1,0,0,1,1,0,0,1,1,1,1,0,0,0,1,1,0,0,1,0,1,1,1,0,0,0,0,1,0,0,1,1,1,1,1,1,1,1,0,0,1,1,0,0,0,0,0,0,1,0,1,0,0,1,0,0,0,1,0,0,1,0,0,0,1,1,0,1,1,0,0,0,0,0,0,0,1,0,1,1,1,0,1,1,1,1,1,1,0,0,0,0,1,0,0,0,0,1,1,0,0,0,1,1,0,0,1,0,1,1,1,0,0,0,1,1,1,1,1,1,1,0,0,1,0,0,1,1,0,1,0,0,0,0,0,0,0,0,1,1,0,1,0,0,0,0,1,0,1,1,1,0,1,1,0,0,0,0,1,0,0,1,0,1,1,1,1,0,1,0,1,0,0,1,1,0,1,1,1,0,0,0,0,0,0,0,1,0,0,0,0,1,0,1,0,1,1,1,1,1,0,1,1,0,1,0,1,1,0,0,1,1,1,0,0,1,0,1,0,1,0,0,0,0,1,1,0,1,1,0,1,1,0,1,0,1,1,0,0,1,0,0,0,0,0,1,1,0,1,0,1,0,1,0,0,1,0,1,0,0,0,1,1,0,1,1,0,1,1,0,1,1,1,0,0,1,1,1,1,1,1,1,1,0,1,0,0,1,1,1,1,1,1,0,1,0,1,1,0,1,0,0,1,1,0,1,1,0,1,1,1,0,0,0,0,1,0,1,1,0,0,0,0,1,0,0,1,0,1,0,1,0,0,1,1,1,0,1,1,1,0,0,0,0,1,0,1,0,0,1,0,1,0,1,1,1,1,1,0,0,0,0,0,0,0,0,1,1,0,1,1,0,1,1,1,1,1,1,0,1,0,1,1,1,0,0,0,0,0,0,1,1,0,0,1,1,1,0,1,0,1,0,1,0,0,1,1,0,1,1,0,1,1,0,0,0,1,0,1,0,1,1,1,1,0,1,1,0,1,1,0,1,1,1,1,0,1,1,0,0,1,1,1,0,0,0,0,1,1,0,0,0,0,0,0,0,1,1,0,0,1,1,0,1,1,0,1,0,0,0,0,1,0,0,0,1,0,1,1,0,1,0,0,1,0,0,0,0,0,1,0,0,1,1,1,1,0,1,0,1,1,1,1,0,0,1,0,1,1,1,1,0,1,1,0,0,1,1,0,0,0,1,0,0,0,1,1,0,0,1,1,0,0,1,1,0,0,1,1,1,1,0,1,0,1,1,1,1,1,0,1,0,1,0,1,0,1,0,1,1,0,0,1,0,1,0,0,1,1,1,1,0,0,1,0,0,0,1,0,0,1,0,1,0,1,0,0,1,1,1,1,1,1,0,0,0,0,1,0,0,0,0,0,1,1,0,1,0,0,0,0,0,0,1,0,0,1,0,0,1,0,0,0,0,0,0,0,0,0,0,0,0,1,1,0,1,0,0,1,1,1,1,1,0,0,1,0,0,0,1,1,1,0,0,1,0,0,1,0,0,0,0,1,0,0,0,0,0,0,0,0,1,1,1,1,0,1,1,1,0,1,0,1,1,0,1,0,1,1,1,1,0,1,1,0,1,0,0,0,0,1,0,1,0,0,1,1,0,1,1,0,0,0,0,0,0,1,0,0,1,0,1,1,1,1,0,0,0,1,0,1,0,0,0,0,0,0,1,0,0,0,1,1,0,1,1,0,1,1,0,0,1,1,1,1,1,0,1,1,1,1,1,1,0,1,1,0,1,0,1,1,0,0,1,1,1,0,0,1,1,0,1,0,0,1,1,1,1,0,1,0,0,0,0,0,1,1,0,1,0,0,0,0,1,1,0,0,0,1,1,0,1,1,1,0,0,1,1,1,0,1,0,1,1,0,0,1,1,1,1,0,0,1,1,1,1,1,0,0,0,1,0,1,0,0,0,0,1,0,0,0,0,0,0,1,0,0,0,1,0,1,1,0,0,1,1,1,0,1,0,1,0,0,0,0,0,0,0,0,1,1,1,1,0,1,1,1,1,0,0,1,1,1,1,0,0,0,0,1,0,1,1,1,0,0,1,0,0,1,1,0,0,0,1,1,1,1,1,0,0,0,0,0,0,0,1,1,0,0,0,0,0,0,0,0,1,0,0,0,0,0,1,0,0,0,1,0,0,1,0,1,1,0,0,1,1,0,1,1,0,0,0,1,0,0,0,0,1,0,1,1,0,0,1,1,1,0,0,1,0,0,1,0,1,0,1,0,1,1,1,0,0,0,1,1,0,0,0,0,1,0,1,1,1,1,0,0,0,1,0,1,0,0,1,1,1,0,1,1,0,1,0,0,1,0,1,1,1,0,1,0,1,0,1,1,0,1,0,1,1,0,1,1,0,0,1,0,1,0,0,0,0,1,0,0,1,1,1,1,0,0,1,1,0,0,1,1,1,0,1,1,1,0,1,1,1,0,0,1,0,0,1,0,1,1,0,1,1,1,1,0,1,0,1,1,0,0,1,1,0,0,0,0,1,0,0,0,0,0,0,0,1,1,0,0,1,0,0,1,1,1,0,0,1,0,1,0,1,1,1,0,0,1,1,0,1,0,1,0,1,0,0,1,1,0,1,0,1,0,1,1,1,1,0,0,1,1,1,1,0,0,0,0,0,0,1,0,0,1,0,1,1,0,0,1,0,1,1,1,1,0,1,0,1,1,1,1,0,1,0,1,1,0,0,0,0,1,1,0,1,0,0,1,1,0,1,0,0,0,1,0,0,1,0,0,0,0,0,0,1,1,0,0,1,1,0,0,1,0,0,1,0,0,1,1,1,0,1,0,1,1,1,1,0,0,1,1,1,0,1,0,0,0,0,0,1,0,1,1,0,0,0,0,1,0,0,1,1,1,1,1,0,1,0,0,0,0,1,0,1,1,1,1,0,0,1,0,1,1,0,1,1,0,0,1,1,0,1,1,1,0,0,0,1,0,1,1,1,0,1,0,0,1,1,0,0,0,0,0,0,0,0,0,0,1,1,0,1,1,0,1,1,0,0,1,0,1,1,1,0,1,1,1,0,0,1,0,0,0,1,1,1,0,0,1,0,1,1,1,1,0,0,0,0,1,0,0,0,1,0,1,1,0,0,0,0,1,1,0,0,1,1,1,0,1,0,1,0,0,1,0,1,0,0,0,1,0,0,1,1,1,1,1,1,1,0,0,1,0,1,0,0,1,0,0,1,0,0,1,1,1,0,0,1,1,1,0,1,1,1,0,0,1,0,0,1,1,1,0,0,1,0,0,1,1,1,1,1,0,0,0,0,1,1,1,1,1,0,1,0,1,0,0,1,0,1,0,1,0,0,0,1,1,1,0,0,0,0,1,0,0,0,1,1,0,1,1,0,1,1,0,0,1,0,0,1,0,1,0,1,1,0,1,0,1,0,0,1,0,0,1,1,0,1,0,1,0,1,1,0,1,0,1,1,0,0,0,1,0,0,0,1,0,1,0,0,1,0,0,1,1,0,1,1,0,1,1,1,1,1,0,1,0,1,0,0,0,1,1,0,1,1,0,0,1,0,1,1,1,1,1,1,1,0,0,0,1,0,0,0,1,0,1,1,0,1,0,0,1,0,1,1,1,0,1,0,1,1,1,1,1,0,0,1,0,0,0,0,0,0,0,0,1,1,1,1,1,1,0,0,1,1,1,1,0,1,1,1,1,0,0,0,0,1,1,1,0,1,0,1,1,1,1,0,0,1,0,1,1,0,1,1,0,0,1,0,1,0,1,0,1,0,0,0,0,1,0,0,1,1,1,1,1,0,0,0,0,0,1,0,1,0,1,1,0,0,1,0,0,1,0,1,1,0,0,0,1,1,1,1,0,0,1,0,0,1,0,1,0,0,1,0,0,1,1,1,0,0,0,1,0,0,1,1,1,0,1,1,0,1,1,1,1,0,1,1,0,1,1,0,1,1,0,1,1,0,0,1,0,1,0,1,0,0,1,0,0,0,0,1,0,0,1,1,1,1,0,1,1,1,1,0,1,0,0,0,1,1,1,1,1,0,0,0,1,1,0,0,1,1,0,1,1,1,1,0,0,0,1,0,0,0,1,0,1,1,1,1,0,0,1,0,1,0,0,1,1,1,1,0,1,1,0,1,0,1,0,1,0,0,0,0,1,1,0,1,1,0,1,0,0,1,1,1,0,0,1,1,1,1,0,0,0,0,1,1,1,1,1,0,1,0,0,1,1,1,0,0,1,0,0,0,0,0,1,1,0,1,1,1,1,0,1,1,0,1,0,1,1,1,1,0,1,1,0,0,0,0,1,1,1,0,0,0,0,0,1,0,0,1,0,0,1,0,1,0,1,0,1,1,0,1,0,1,1,0,0,1,1,0,1,0,1,1,0,0,1,0,1,1,0,1,1,1,1,0,0,0,0,0,0,0,1,1,1,1,1,0,0,0,1,1,1,0,1,0,0,1,0,0,1,1,0,0,0,0,0,0,0,1,0,1,1,0,0,0,0,1,0,0,1,1,0,0,0,1,0,0,0,1,1,0,0,1,1,1,1,0,1,0,0,1,0,0,0,0,0,0,1,0,0,1,1,0,1,1,0,0,0,0,0,0,0,1,1,0,0,1,0,1,0,1,1,0,1,0,0,1,1,1,0,0,1,1,0,1,0,1,1,0,0,0,1,1,1,1,0,1,1,1,1,1,0,1,1,1,1,0,1,1,0,1,0,0,0,0,0,1,0,1,1,1,1,1,1,1,1,1,0,1,0,1,1,0,1,1,0,0,0,0,0,0,1,0,1,0,1,1,0,0,0,1,0,1,0,0,1,1,1,0,1,1,0,1,0,0,1,1,1,0,0,1,0,1,1,0,0,1,1,0,1,0,1,0,1,0,0,0,0,0,0,0,0,1,0,1,1,0,1,0,1,1,0,0,1,0,0,1,1,1,1,1,0,0,1,1,1,0,1,1,1,1,0,0,1,1,1,1,1,1,1,0,1,0,1,1,0,1,1,1,0,1,1,1,1,0,0,1,0,1,1,0,1,0,0,0,0,0,0,1,1,1,0,1,1,0,0,1,0,1,1,0,0,1,0,1,1,1,1,1,0,1,0,0,1,0,1,0,1,1,0,0,0,1,0,0,0,1,1,1,1,0,0,1,0,0,0,0,0,1,1,1,1,1,1,0,0,0,0,1,1,1,1,0,0,0,0,1,0,1,0,0,0,1,1,0,1,0,1,0,1,0,0,0,1,1,1,0,1,0,0,1,0,1,0,0,0,1,1,0,0,1,0,0,1,0,0,0,1,1,0,0,1,1,0,1,0,0,0,0,1,0,1,1,1,0,0,0,0,1,1,1,0,0,1,1,1,0,1,0,1,0,0,1,1,1,1,0,1,1,1,1,1,0,1,0,1,0,1,1,1,1,0,1,1,1,1,0,1,1,0,1,0,0,0,1,1,1,1,1,1,0,1,0,1,1,1,1,1,1,0,1,0,0,1,0,1,1,1,1,1,1,1,0,0,0,1,0,0,0,1,0,1,0,0,1,1,1,0,1,0,1,0,1,0,0,1,0,1,0,0,1,1,1,0,1,1,0,1,0,0,1,1,1,0,1,1,0,1,0,1,0,1,1,1,0,1,0,1,1,0,1,1,0,0,1,1,0,1,1,0,1,0,0,1,1,0,1,0,1,0,0,1,0,1,1,1,1,0,0,0,0,1,0,1,1,0,0,0,1,1,0,0,1,1,0,1,1,1,1,1,0,0,0,0,1,1,1,1,0,1,0,0,0,0,1,0,0,1,1,0,1,0,1,1,1,1,1,0,1,0,0,1,0,1,1,0,0,1,1,1,0,1,0,1,1,1,0,0,0,1,1,1,1,1,1,1,1,0,1,1,0,1,0,1,0,1,0,0,1,0,1,1,1,0,0,1,0,1,0,1,1,0,1,0,1,0,0,0,0,1,0,0,0,0,1,0,1,0,0,0,1,0,0,0,0,0,1,1,0,1,1,1,0,0,0,0,0,1,0,1,1,1,0,1,1,0,1,1,1,1,0,0,1,0,0,1,0,1,1,1,1,0,1,1,1,1,1,0,0,1,0,0,1,1,1,0,1,0,1,1,0,1,1,0,0,1,0,1,1,0,1,1,1,0,0,1,1,1,1,1,1,0,0,0,0,0,1,1,0,0,0,1,0,0,1,1,0,1,0,1,0,1,0,1,1,1,1,0,1,1,0,0,0,1,1,1,1,0,1,0,0,1,0,0,0,1,1,1,0,1,0,0,1,1,1,1,0,0,0,1,1,1,0,0,0,0,0,0,0,0,0,0,0,0,1,0,1,0,0,1,0,1,1,1,1,1,1,0,0,1,1,1,0,0,1,1,0,1,1,0,1,0,1,1,0,0,1,1,0,0,0,0,0,1,0,0,1,1,1,1,0,1,0,1,1,1,0,1,0,0,0,1,1,0,0,1,0,1,1,1,0,1,0,0,1,0,1,1,0,1,0,0,0,1,1,1,0,0,0,0,1,1,0,0,1,0,1,1,0,1,0,1,1,1,0,1,1,0,1,1,0,1,1,1,0,1,0,0,0,1,1,0,1,0,0,0,1,0,1,1,1,0,1,1,0,1,1,1,0,0,0,1,1,0,1,1,1,0,0,0,0,1,1,0,1,0,0,0,1,0,0,0,1,0,1,1,0,1,1,0,0,0,1,0,0,1,0,1,1,1,1,0,1,1,0,1,0,0,0,1,0,0,0,0,1,0,1,0,0,0,1,0,0,0,0,0,0,0,1,1,0,1,0,1,1,0,1,1,0,0,0,1,0,1,0,0,1,0,1,0,0,0,0,1,0,0,0,1,1,1,1,0,1,0,0,1,0,1,1,1,1,1,0,0,1,1,0,1,0,1,1,1,1,0,1,0,0,0,0,1,0,1,0,0,1,1,1,1,1,0,0,0,0,0,0,1,0,0,0,0,1,1,0,1,1,1,0,0,0,1,1,1,1,0,1,1,1,1,1,1,1,1,0,0,0,1,0,1,0,1,0,1,0,0,1,1,1,1,1,0,1,1,1,1,0,0,1,0,1,1,1,1,1,1,1,1,0,0,0,1,1,1,0,1,0,1,0,1,1,0,1,1,1,1,0,1,0,1,1,0,1,1,1,1,1,0,0,0,0,1,0,0,0,0,1,1,1,0,0,0,0,0,1,1,1,1,0,1,0,1,0,1,1,0,1,1,1,1,0,1,0,0,1,1,1,0,1,1,0,0,1,0,0,0,0,1,0,0,1,0,0,0,0,1,0,1,0,1,0,0,1,0,0,0,0,0,1,0,0,0,0,1,0,1,0,1,1,1,0,1,1,1,1,1,1,1,1,0,1,1,1,0,1,1,1,1,1,0,1,0,1,1,1,0,1,0,1,1,0,1,1,0,0,1,0,1,1,0,0,1,1,0,0,1,1,0,0,0,1,0,0,1,1,0,1,0,1,0,1,1,0,1,1,0,1,1,0,0,0,1,0,1,1,0,1,0,0,0,1,0,1,0,1,0,0,1,1,1,0,1,0,1,1,1,1,0,1,1,0,1,0,0,1,1,0,0,0,1,1,0,0,0,1,1,1,1,0,0,1,0,0,1,0,1,1,1,1,0,0,1,0,1,0,0,0,0,1,0,1,0,0,0,1,0,1,1,0,1,0,1,1,0,0,1,0,0,0,1,0,1,0,1,0,1,0,0,0,1,1,0,0,1,0,1,0,1,1,1,0,0,1,0,0,0,0,1,1,1,1,0,1,0,0,1,1,0,0,0,0,1,1,1,1,1,1,0,0,1,0,1,0,1,0,0,1,0,0,1,1,0,0,0,0,1,0,1,0,0,0,0,0,0,1,1,1,0,0,0,1,0,0,1,0,0,1,0,1,1,1,0,0,0,0,1,0,1,1,1,0,1,1,1,0,0,0,0,0,0,1,1,0,0,0,1,0,1,1,1,1,1,0,0,0,1,1,0,1,0,0,0,0,1,1,1,1,1,0,1,1,0,0,0,1,1,0,0,0,0,0,0,1,1,0,0,0,0,1,0,0,0,1,1,1,1,1,1,0,0,0,1,1,0,1,0,0,1,1,1,1,0,0,1,0,1,1,0,0,1,0,0,0,1,0,0,1,0,0,0,1,1,0,0,0,0,0,1,1,0,0,0,0,0,1,1,0,0,0,0,0,0,1,0,1,0,1,1,0,0,0,1,1,1,0,0,1,1,1,1,0,0,0,1,1,0,0,1,0,1,0,1,1,0,0,1,0,0,0,0,1,0,0,0,1,0,1,0,0,1,1,0,0,1,0,1,0,0,1,1,0,0,0,0,0,1,1,1,0,1,1,1,1,1,1,1,1,1,1,1,0,0,1,0,1,1,1,1,1,1,0,1,1,0,0,0,0,1,1,0,1,1,1,1,1,1,0,0,1,0,0,0,1,0,1,0,0,1,0,0,1,1,1,0,0,0,0,0,1,1,1,1,1,0,1,0,0,0,1,1,0,1,0,1,1,1,0,1,0,0,1,1,1,0,0,1,0,0,1,1,0,0,0,0,1,0,1,1,1,1,1,0,0,1,1,1,1,1,0,1,1,1,1,1,0,0,0,0,0,0,1,0,1,1,1,0,1,1,1,0,0,1,0,0,0,0,1,0,1,0,0,1,1,1,0,1,0,0,0,0,0,1,1,1,0,0,1,1,1,0,1,1,1,1,0,1,0,1,0,1,1,0,0,0,0,0,1,0,0,0,1,0,0,0,0,1,1,1,1,1,0,0,1,0,1,1,1,0,0,1,0,1,1,0,1,1,1,0,0,1,1,0,1,0,0,0,0,1,1,1,1,0,0,1,1,1,1,1,1,0,1,0,1,0,1,0,0,0,0,0,0,1,1,0,0,0,0,0,1,1,1,1,1,1,0,0,1,1,1,0,1,1,0,1,0,0,0,0,1,0,1,1,0,1,0,0,0,0,0,0,1,1,1,1,0,0,0,0,1,1,0,0,1,0,1,1,0,0,0,1,0,0,0,1,0,0,0,1,0,0,0,0,0,1,0,0,0,1,1,1,1,0,1,0,1,0,0,0,0,0,1,0,1,1,0,0,0,0,1,1,1,0,1,0,1,0,1,1,1,0,1,1,1,0,0,1,1,1,1,1,0,1,1,0,1,0,1,1,1,0,0,1,0,1,0,0,1,0,1,0,1,1,1,1,1,0,1,1,0,0,1,0,0,0,1,0,0,0,0,0,0,1,1,0,1,0,1,1,1,1,0,0,1,0,1,1,0,0,1,1,0,1,0,0,0,1,1,1,1,0,0,0,0,1,0,1,0,0,1,0,1,1,1,0,0,1,1,1,1,1,0,0,1,1,0,1,0,1,0,1,0,0,0,0,1,1,1,1,1,1,0,0,1,1,1,1,1,0,1,0,1,1,1,0,0,0,1,1,0,1,0,1,0,1,1,1,1,1,1,0,1,1,1,1,1,0,1,1,0,0,0,1,1,1,1,1,1,1,1,1,1,0,1,0,1,0,1,0,1,1,0,1,0,0,1,1,0,1,1,0,1,1,1,0,1,0,1,0,0,1,1,0,1,0,1,1,0,1,1,0,0,0,1,0,1,0,0,0,0,0,1,0,0,0,1,0,0,1,0,0,1,1,0,1,0,0,1,0,0,1,0,0,0,0,1,0,0,1,0,0,0,0,1,1,1,0,1,1,1,0,1,1,0,1,0,0,1,1,0,1,1,0,0,0,1,0,0,0,0,0,1,1,0,0,1,1,0,1,1,1,1,1,1,1,1,1,0,1,1,1,0,0,1,1,0,1,0,0,1,0,1,1,1,0,1,1,0,0,1,1,1,0,1,0,0,0,1,0,0,1,0,0,1,1,0,1,1,1,1,1,0,1,1,0,1,1,0,0,1,1,1,1,0,1,1,1,1,1,1,1,1,0,0,0,0,1,1,1,0,1,0,1,0,1,1,0,1,1,1,0,1,0,1,1,0,1,1,0,0,0,0,1,1,1,0,0,0,0,0,1,1,1,0,0,1,0,1,1,0,1,0,0,1,1,0,1,0,0,0,0,0,0,0,0,1,1,1,0,1,0,0,1,1,1,1,0,0,0,1,0,1,1,0,1,1,0,1,1,1,1,0,0,1,1,0,1,1,1,1,0,0,1,1,1,0,1,1,1,0,1,1,1,0,0,0,1,1,1,1,0,1,1,0,1,1,0,0,1,0,1,1,1,0,1,1,1,1,0,1,1,0,1,0,0,0,0,1,1,1,1,0,1,0,0,0,0,0,1,1,1,0,0,0,0,0,0,1,0,1,0,0,1,0,0,0,0,0,1,0,1,0,1,1,0,0,1,1,1,0,0,1,0,0,1,0,0,0,1,0,0,1,0,1,0,1,0,1,1,0,0,0,0,0,0,1,0,0,1,1,1,0,0,0,0,1,0,0,1,0,1,1,1,1,1,0,0,0,1,0,1,1,0,0,0,1,0,1,1,0,1,0,1,0,0,1,0,0,0,0,0,1,0,1,1,0,0,0,1,1,0,1,0,0,0,0,1,0,0,0,1,1,1,0,1,0,1,0,0,1,0,0,1,1,0,0,0,1,0,0,0,1,1,1,0,0,0,0,1,1,1,1,0,1,0,1,0,0,1,1,0,1,0,1,0,1,0,1,0,0,1,0,0,0,1,1,1,1,0,1,0,1,0,0,1,1,0,1,1,0,1,1,0,0,0,1,0,1,1,0,1,1,0,0,0,1,1,1,1,0,0,1,0,0,0,1,1,0,1,0,0,0,0,1,1,1,0,0,1,1,1,0,1,1,1,0,1,1,0,1,1,0,0,1,1,1,0,1,0,0,1,1,0,0,0,1,1,0,0,1,1,1,0,1,0,1,0,1,1,0,1,1,0,1,1,0,1,0,1,1,0,0,0,1,1,1,0,1,1,0,1,0,1,1,1,0,0,0,0,1,0,0,0,0,0,1,1,0,0,0,0,0,0,0,0,0,0,1,0,0,1,1,0,1,0,1,0,0,0,0,0,0,1,0,0,1,1,1,1,1,0,1,1,1,0,0,1,1,1,0,1,0,1,0,0,0,1,1,0,0,0,0,0,1,1,0,1,1,1,1,0,1,1,1,0,0,1,0,0,0,1,0,0,1,1,0,1,0,0,0,1,1,1,1,0,1,0,0,0,1,1,1,1,0,0,0,0,0,0,1,1,0,0,0,1,0,0,1,0,0,0,1,1,1,0,1,1,1,0,0,1,1,1,1,0,1,1,0,1,1,0,1,0,0,1,1,1,0,1,1,1,1,0,1,0,1,1,0,1,1,1,1,0,1,1,1,1,1,0,0,1,1,1,1,0,1,0,0,1,1,0,1,0,1,1,0,1,0,0,0,1,1,1,1,0,0,1,1,1,1,0,1,1,0,1,0,0,1,1,0,1,0,0,1,1,1,1,0,0,0,0,0,0,1,1,0,0,1,0,1,1,1,0,0,1,1,1,0,1,0,0,0,1,0,0,0,0,0,0,0,1,1,1,0,1,1,1,0,1,0,0,1,0,0,0,1,0,0,1,0,1,0,0,1,0,0,0,1,0,0,0,0,0,1,0,1,0,1,0,0,1,1,1,0,0,1,0,0,0,1,1,0,0,1,0,1,0,1,0,0,0,1,0,0,0,1,1,1,1,1,0,1,1,1,0,1,1,1,0,1,0,1,0,0,0,0,1,1,0,1,0,1,0,1,0,0,0,1,0,0,0,1,0,0,1,0,1,0,0,0,0,0,0,0,0,0,1,0,0,1,1,1,0,0,0,1,1,1,1,1,1,0,0,1,1,1,0,1,1,0,0,0,1,1,1,1,0,1,1,1,1,1,1,1,1,1,1,0,0,1,0,0,0,1,1,0,0,1,1,0,0,0,1,1,1,1,1,0,1,1,0,0,1,0,1,0,0,1,0,1,1,1,0,0,1,1,0,0,1,0,0,0,0,0,1,1,1,1,1,1,1,1,1,0,0,1,0,0,0,1,0,1,0,0,1,0,1,1,0,0,1,0,0,1,0,1,1,1,0,1,1,0,0,0,1,1,0,1,0,1,0,1,0,1,1,0,1,1,0,0,1,0,1,1,0,0,0,0,0,0,1,0,1,1,1,1,1,1,0,0,1,0,0,0,1,0,0,0,0,1,0,0,1,1,0,1,1,1,1,0,0,1,1,1,0,1,0,1,1,1,1,0,0,0,1,0,0,1,1,0,0,0,0,1,0,1,1,1,0,1,1,1,1,0,0,1,1,0,0,1,1,0,1,1,1,0,0,0,1,1,1,0,1,0,1,0,0,1,1,1,0,0,1,0,1,0,1,1,1,1,0,0,1,0,0,1,0,1,1,0,0,0,0,0,0,0,0,0,0,1,0,0,0,0,1,0,0,1,1,1,1,0,1,1,1,1,1,0,0,0,1,0,0,1,0,0,1,0,0,0,1,0,0,0,0,0,1,1,0,0,1,1,0,0,0,0,0,1,0,0,1,1,0,0,0,1,1,0,1,0,1,0,1,0,1,0,0,1,0,0,0,1,1,0,0,1,0,1,1,0,0,0,1,0,0,0,0,1,0,0,1,1,0,0,1,0,1,0,1,0,1,1,1,0,0,1,1,0,0,0,1,0,1,0,0,1,0,1,1,0,0,0,0,1,1,0,0,0,0,0,0,0,1,0,0,1,0,0,1,0,1,1,1,0,0,0,0,0,0,1,1,1,1,0,1,1,1,1,0,0,0,0,1,1,0,1,0,0,0,1,1,1,0,0,0,0,0,1,0,1,0,1,1,0,0,0,1,1,1,0,0,0,1,0,0,1,0,1,0,1,0,0,0,0,0,1,1,1,0,1,1,1,1,0,0,1,0,0,1,1,0,1,1,0,0,0,0,0,0,1,0,1,0,0,1,0,1,0,1,0,0,1,1,1,1,0,0,0,0,0,1,0,1,1,1,1,1,1,1,0,1,1,0,1,1,0,1,1,0,0,1,1,1,1,1,1,1,0,1,0,1,0,1,0,1,0,0,0,0,1,1,0,0,0,1,1,0,1,1,1,1,1,1,1,0,0,1,0,0,0,0,0,0,1,1,0,1,0,0,1,1,1,1,1,0,1,0,1,1,1,0,1,1,1,0,1,0,0,0,0,1,0,0,0,1,1,0,0,1,0,0,0,0,0,1,0,1,1,0,0,0,0,0,1,1,1,1,1,0,1,1,0,0,0,0,0,0,0,0,0,0,1,1,1,1,1,1,1,1,1,0,0,1,0,0,0,1,1,1,0,0,0,0,0,1,1,0,0,0,1,1,0,1,1,1,0,1,0,0,0,0,1,0,0,1,1,0,0,0,1,0,0,0,1,0,0,0,0,1,0,1,1,0,0,1,0,0,1,1,0,0,1,1,0,0,0,1,1,0,1,0,0,1,1,0,0,1,0,0,0,1,1,1,1,1,0,0,1,0,1,1,0,1,0,0,0,0,1,0,1,1,0,0,1,0,1,1,0,0,1,0,1,1,0,0,1,1,1,0,0,0,1,1,0,1,0,0,0,1,1,1,1,1,1,0,1,0,1,0,1,1,0,1,0,0,1,0,0,0,1,1,0,1,1,0,0,1,1,0,0,1,1,1,1,1,0,1,0,1,0,1,1,0,0,0,0,1,0,0,0,1,1,1,1,0,0,1,0,1,0,0,0,0,1,1,1,0,0,0,0,1,0,1,1,0,1,0,0,0,0,1,1,0,0,0,0,1,0,0,1,1,0,1,0,0,0,1,1,1,0,0,1,0,1,1,1,0,0,1,0,0,1,0,0,0,0,0,1,0,0,1,0,1,0,1,0,0,0,0,0,0,1,0,0,1,0,1,1,0,0,1,0,0,1,1,1,0,0,0,1,1,0,0,1,1,0,1,0,1,1,0,1,1,1,0,0,1,1,1,0,0,1,0,1,1,1,0,0,1,0,1,1,1,0,0,0,0,0,1,1,1,0,1,1,1,1,0,1,1,1,1,1,0,0,1,0,0,1,0,0,1,0,0,1,0,0,0,1,0,1,1,1,0,1,1,1,1,0,0,0,0,1,0,1,1,1,0,0,1,1,0,1,0,0,0,1,0,1,0,0,0,0,1,0,1,1,0,0,1,1,1,0,1,0,1,1,0,0,1,1,1,1,0,0,0,1,0,1,1,0,1,0,1,0,0,1,1,1,0,1,1,0,0,0,0,1,1,0,1,1,1,0,0,0,0,1,1,0,0,1,1,1,1,1,0,1,1,1,1,0,0,0,0,1,1,1,1,1,0,1,0,0,1,1,1,1,1,0,0,1,0,0,0,0,1,0,1,0,1,0,1,1,1,1,1,0,0,1,0,0,0,1,0,0,0,0,1,0,0,1,1,0,0,0,0,1,0,1,1,1,0,0,1,0,1,1,1,1,0,0,0,1,0,1,0,0,1,1,0,1,1,1,1,0,0,0,0,1,0,0,1,1,1,1,0,0,0,0,1,0,1,1,1,1,0,0,1,1,0,0,0,1,1,1,0,1,1,1,0,1,1,0,1,0,0,1,0,1,1,1,1,0,0,0,1,0,1,1,0,0,0,0,1,0,0,0,0,1,0,0,1,0,0,0,1,0,0,0,1,1,0,1,0,1,0,0,1,0,1,1,0,0,1,1,1,0,1,1,1,0,0,1,0,1,1,0,0,0,1,1,1,1,0,1,1,1,0,0,1,0,1,0,1,0,0,0,0,0,1,1,0,1,1,0,0,0,1,1,0,0,1,0,1,1,1,1,1,0,0,1,0,0,1,0,0,1,1,0,0,1,0,1,1,1,0,1,1,1,1,1,1,0,0,1,1,0,1,1,1,0,0,1,0,1,0,0,1,1,0,0,1,0,1,0,1,0,1,1,0,0,0,0,0,1,1,1,0,1,0,1,1,1,0,1,0,0,0,1,1,0,0,0,1,0,0,1,1,1,1,0,0,1,0,1,0,1,1,0,0,1,0,1,1,0,1,0,0,1,0,1,1,1,0,1,0,0,0,0,1,0,0,0,1,1,1,1,1,1,0,1,1,1,0,0,0,0,1,0,0,0,0,1,0,0,0,0,0,0,0,0,0,1,0,0,1,0,0,0,1,0,0,1,1,0,1,0,1,0,1,0,0,1,1,0,1,0,0,1,0,0,1,0,1,1,1,0,1,1,0,0,0,0,0,1,0,1,0,1,1,0,1,0,0,1,0,1,0,1,1,1,1,1,1,0,1,0,0,1,1,0,1,0,0,1,1,0,1,1,1,0,0,1,0,0,0,0,0,0,0,1,1,0,0,0,0,1,1,0,1,1,0,0,1,1,0,0,0,1,0,1,0,0,1,1,1,0,1,1,1,1,1,0,1,0,1,0,1,1,0,0,1,0,1,0,0,1,1,0,1,1,0,0,1,0,1,0,1,1,0,0,1,0,0,1,1,0,1,0,0,1,0,0,0,0,1,0,1,1,1,0,0,1,0,0,0,0,0,1,1,0,0,1,1,0,1,1,0,1,1,0,1,1,0,1,0,0,0,1,1,1,0,1,1,1,1,0,1,0,1,0,1,0,0,0,1,1,1,1,0,1,0,0,0,0,0,1,1,0,1,1,1,1,1,0,1,0,0,0,1,1,0,0,1,1,0,0,1,1,1,0,0,1,0,1,1,0,1,0,1,0,1,0,0,1,1,1,1,1,1,1,0,1,1,1,1,1,1,1,1,0,0,1,1,0,0,0,1,1,1,0,1,1,1,1,1,1,1,1,1,0,0,0,1,1,0,0,1,1,1,1,0,0,0,0,1,0,1,0,1,1,1,1,1,1,0,0,0,1,1,1,1,0,0,0,0,0,1,1,0,0,1,1,0,0,1,0,1,0,1,0,0,1,1,0,0,0,1,0,0,0,1,1,1,0,1,1,1,0,1,1,0,0,0,0,1,1,1,0,1,0,0,1,1,0,0,0,0,1,1,0,0,0,0,0,0,0,1,0,1,0,1,1,0,0,1,1,0,0,0,1,1,1,0,1,0,1,1,1,1,0,1,1,1,0,0,1,1,0,1,0,0,1,1,1,1,1,0,0,0,0,0,0,1,1,1,1,0,0,0,0,0,0,1,0,1,1,1,1,0,1,0,0,0,0,1,0,1,1,1,0,0,0,0,1,1,1,0,0,1,1,1,0,1,0,0,1,0,1,0,1,0,0,1,0,1,0,1,1,0,0,0,0,0,0,1,1,0,1,1,1,0,1,1,0,0,0,0,1,1,0,0,0,0,1,0,1,0,0,0,1,0,1,1,1,1,1,0,1,1,1,0,1,1,1,1,0,1,0,1,1,1,1,1,0,0,1,1,0,0,0,1,0,0,1,1,1,0,1,1,1,1,1,0,1,0,0,0,1,0,0,1,0,1,0,1,1,1,1,0,1,1,1,1,1,0,1,0,0,1,0,1,0,1,1,0,1,0,1,1,1,1,0,0,1,1,0,1,1,0,0,1,0,1,1,0,1,0,1,0,0,1,0,0,0,0,1,0,0,0,0,1,1,0,0,1,0,0,0,1,1,1,1,0,1,0,1,0,0,1,1,0,0,1,1,1,0,0,0,0,0,0,0,1,1,0,0,1,1,0,1,0,0,0,1,0,1,1,1,1,0,0,1,1,0,1,1,0,1,1,1,1,1,1,0,1,1,1,1,0,0,0,0,0,1,1,0,0,1,0,1,0,0,0,0,0,1,0,1,1,0,1,0,1,0,1,1,1,0,0,0,0,1,1,1,1,0,0,0,0,0,0,0,0,0,1,1,0,1,0,1,0,0,0,0,1,1,1,0,0,0,1,0,1,1,0,0,1,0,1,0,1,1,1,1,1,0,0,0,1,0,0,1,0,1,0,1,1,1,0,1,1,1,0,0,1,1,1,0,1,1,1,1,1,1,0,1,0,1,0,0,0,0,0,0,0,0,0,0,1,0,0,0,0,0,0,1,1,0,0,1,1,1,0,1,1,0,1,1,0,0,1,1,1,1,1,0,1,0,0,0,0,1,1,1,1,0,0,1,0,1,0,0,1,0,1,0,0,1,0,1,0,0,0,0,0,0,0,0,1,1,0,1,0,0,1,0,1,0,0,1,0,1,1,1,1,1,0,0,1,0,1,0,1,1,0,0,1,1,1,0,0,1,0,1,0,0,1,1,0,0,1,0,1,1,0,1,0,0,1,0,1,0,0,1,1,0,0,1,0,1,0,1,0,0,1,0,1,1,0,1,1,1,0,0,1,0,1,1,1,1,1,0,1,0,0,1,1,0,1,0,1,1,1,1,1,1,0,1,1,1,1,0,1,0,1,1,1,0,0,1,1,1,0,0,1,1,0,0,0,1,1,1,1,0,1,1,1,0,0,0,0,0,1,0,1,0,0,1,0,1,1,1,1,1,1,1,0,1,1,1,1,0,0,0,0,0,0,0,1,1,0,1,0,1,1,1,0,1,0,0,1,0,0,1,0,1,1,0,1,0,0,1,1,0,0,1,0,0,0,1,0,1,0,1,0,0,0,0,0,1,0,1,1,0,1,1,0,1,1,1,1,0,1,1,0,0,0,0,1,1,1,0,0,1,1,0,0,0,1,1,1,1,0,1,0,1,1,0,1,0,0,1,0,0,0,0,1,0,0,1,0,1,1,1,1,0,0,0,0,1,0,1,0,1,1,0,1,1,1,1,1,1,0,0,0,0,1,1,1,0,0,1,0,0,0,0,0,1,0,1,0,1,1,1,1,1,1,0,1,1,0,0,0,1,0,1,1,1,1,0,0,0,1,1,1,0,0,1,0,0,1,1,0,1,0,0,0,0,0,0,1,1,0,0,1,0,1,1,0,0,0,0,1,1,0,0,0,0,1,0,0,0,1,0,1,1,1,1,1,0,1,0,0,1,0,1,0,0,1,1,1,1,1,0,0,0,0,1,1,0,1,0,0,1,0,1,1,1,0,1,1,0,0,1,1,1,0,0,0,0,0,0,0,0,0,1,0,1,1,0,0,0,1,0,0,0,1,1,1,1,0,0,0,0,0,0,0,1,1,0,0,0,0,1,0,1,0,1,1,1,0,0,1,1,1,1,0,0,1,0,1,0,1,1,1,1,0,0,0,1,1,0,0,1,0,1,0,0,0,1,1,1,0,1,0,1,0,1,1,0,0,1,0,1,1,0,1,1,0,0,0,1,0,0,0,1,0,0,1,1,1,1,1,0,0,1,0,1,1,0,1,0,1,1,0,0,0,0,0,0,0,0,0,1,0,0,1,0,0,1,0,0,1,1,0,0,0,1,1,0,0,0,0,0,1,0,0,0,1,0,0,0,1,0,0,0,1,0,1,0,0,0,1,0,1,0,1,1,1,1,0,1,0,0,0,1,1,0,1,1,0,0,1,0,1,0,0,0,1,0,1,1,1,0,1,1,0,1,1,0,0,0,0,0,1,0,1,0,0,0,1,0,0,1,0,0,1,0,1,0,0,1,1,0,0,0,0,0,0,1,1,1,1,1,0,1,0,1,0,1,1,1,0,1,0,1,0,1,1,0,1,1,0,1,1,1,0,0,1,1,0,1,0,1,0,0,0,0,0,1,0,1,0,0,1,1,0,1,0,1,1,1,1,1,1,0,0,0,1,1,1,0,1,0,1,1,1,0,1,0,1,1,1,0,0,0,0,1,0,0,0,0,0,0,1,1,1,1,1,1,1,1,1,1,1,1,0,0,1,1,1,1,0,0,0,0,1,0,0,0,1,0,1,0,1,1,1,1,1,0,1,1,1,1,0,1,0,0,0,0,1,0,1,1,1,1,0,1,1,0,1,0,0,0,1,1,1,0,0,0,0,0,0,1,1,0,1,0,0,1,0,0,0,0,0,0,1,1,0,1,1,0,0,1,1,1,1,0,0,1,0,1,1,0,0,0,0,0,1,1,1,1,0,0,0,0,1,1,1,0,0,0,0,1,0,0,1,0,1,1,0,0,0,1,0,1,0,0,1,1,0,1,0,0,1,1,0,0,1,0,1,0,0,1,1,1,1,0,0,1,1,0,1,1,1,1,1,1,0,0,1,1,1,0,0,1,1,0,0,0,1,1,1,1,1,1,1,1,1,1,1,0,1,1,0,1,0,1,0,0,1,0,0,0,1,1,0,1,1,0,1,0,0,0,1,1,1,1,0,0,1,0,1,0,1,0,0,0,1,0,1,0,1,1,0,1,0,0,0,0,1,0,1,1,1,0,0,1,1,0,0,0,1,0,1,0,1,1,1,0,1,1,0,0,0,0,0,0,1,1,1,1,1,1,0,1,0,0,0,1,0,1,0,0,1,1,0,0,0,1,1,1,0,1,1,1,1,0,1,1,1,1,0,0,0,1,0,0,0,1,0,0,1,1,1,1,0,1,1,1,1,1,1,1,1,1,1,0,0,1,1,1,1,1,0,0,0,0,0,0,1,1,0,0,0,0,0,1,1,0,1,1,1,0,0,1,0,1,0,0,1,1,1,1,1,1,0,1,1,1,1,1,1,1,0,0,1,1,1,0,0,0,0,1,1,1,0,0,1,1,1,1,0,1,1,0,1,1,0,0,1,1,0,1,1,1,0,0,0,0,1,1,0,1,1,0,1,1,1,1,1,1,0,0,1,0,1,1,1,0,0,1,1,0,0,0,1,0,0,0,1,0,0,1,1,1,0,0,1,0,1,1,1,1,0,1,1,1,0,1,0,1,0,1,0,1,1,0,0,1,1,0,0,0,1,0,0,0,0,1,1,1,0,0,1,0,1,1,1,1,0,0,1,1,1,1,1,1,1,1,1,0,0,0,0,1,1,0,0,0,0,0,1,0,1,0,0,0,1,1,0,1,1,0,0,1,1,0,0,0,0,1,0,0,1,0,0,1,0,1,1,0,0,1,0,1,0,1,1,1,0,1,0,0,0,1,1,1,0,0,1,0,0,0,0,1,0,1,1,1,0,0,1,0,1,1,1,1,1,1,0,0,1,0,1,0,1,0,0,0,0,1,1,1,1,0,1,0,0,0,1,0,0,1,1,1,0,1,1,0,1,0,1,0,0,0,1,0,1,1,1,0,0,0,0,0,0,1,0,1,1,1,1,1,1,1,1,1,1,0,0,1,1,1,0,1,0,0,0,1,1,1,0,0,1,0,1,0,0,1,0,0,1,0,1,1,0,0,0,1,1,0,0,0,1,1,1,0,0,1,0,1,1,0,0,1,1,0,1,0,0,1,1,1,1,1,0,1,1,0,0,0,1,1,0,1,0,0,0,1,1,1,1,0,1,1,0,0,1,1,1,0,1,1,1,1,0,0,1,0,1,0,1,0,0,0,1,0,1,0,0,1,1,0,0,1,1,0,1,1,0,0,0,0,1,0,0,0,1,0,1,1,0,0,0,0,1,0,0,1,0,0,1,1,0,1,1,0,1,1,0,0,1,0,1,0,1,0,0,0,0,0,0,0,0,0,1,0,1,1,0,1,0,1,0,1,1,1,1,1,1,0,0,1,1,0,0,1,0,1,1,0,1,0,0,0,0,1,0,0,1,1,0,0,0,1,0,0,1,1,0,0,0,0,0,1,1,1,1,1,1,0,1,1,0,1,0,0,1,1,1,0,0,1,0,1,1,0,0,1,1,0,0,1,0,0,1,1,0,1,0,1,0,1,0,1,1,0,0,1,1,1,1,0,1,1,0,0,1,1,0,1,1,1,0,0,0,1,0,0,0,1,0,1,1,1,1,1,0,0,1,0,0,1,1,0,0,0,1,1,0,1,0,1,1,1,0,0,1,0,0,1,0,1,0,0,1,0,0,0,0,1,0,0,0,0,1,1,1,0,0,1,1,1,0,1,0,1,1,0,0,0,1,1,1,0,0,1,1,1,0,1,1,0,1,0,1,1,0,1,1,0,0,0,0,0,1,0,0,1,0,0,0,1,1,1,1,1,1,1,1,0,0,0,1,1,0,1,0,1,1,1,0,1,1,0,0,0,0,1,1,1,0,1,1,1,1,1,1,0,1,1,0,0,0,0,0,0,1,1,1,1,1,1,1,1,0,1,1,1,1,0,1,0,0,1,0,0,1,0,0,1,0,1,1,0,1,1,1,1,1,0,0,0,1,0,1,1,0,1,0,1,1,1,0,0,0,0,0,1,0,0,1,1,1,1,0,1,0,0,0,1,0,0,0,1,1,0,1,1,1,1,0,1,1,1,0,0,1,1,1,1,1,0,1,0,1,0,0,0,0,0,1,1,1,1,1,1,0,1,0,1,0,1,1,0,1,0,1,0,1,1,1,1,0,0,0,0,0,0,0,0,1,0,1,1,1,0,0,1,1,1,1,0,1,0,0,0,0,1,1,0,1,0,0,1,1,1,0,1,1,0,1,0,0,0,0,1,0,1,0,0,0,1,0,0,0,1,0,1,0,0,1,1,1,0,1,1,0,1,1,1,0,0,0,0,0,0,1,1,0,1,0,0,0,0,1,0,0,1,1,0,1,0,1,1,1,0,1,1,1,0,1,1,0,0,1,0,0,0,0,0,1,0,0,0,0,0,0,0,1,0,0,0,1,0,1,0,1,0,0,0,0,1,0,0,1,1,0,1,0,1,1,0,0,0,0,0,1,1,1,1,1,1,1,0,1,1,0,0,0,0,0,0,0,0,1,0,0,0,1,0,1,0,1,1,0,1,0,1,1,0,0,1,1,0,0,0,1,0,1,0,0,1,0,1,1,1,0,1,0,1,0,1,1,0,1,1,1,0,0,0,1,0,1,1,1,0,1,1,1,0,1,0,0,0,0,0,1,1,1,1,1,1,0,0,0,0,1,0,1,0,1,0,0,1,1,1,0,0,1,1,1,0,1,0,1,0,1,0,1,0,1,1,0,1,0,1,1,0,0,1,1,1,0,0,1,0,0,1,1,1,1,1,1,0,1,1,0,1,0,1,0,0,0,0,1,0,0,0,1,1,1,0,1,1,0,1,1,1,0,0,1,0,0,1,1,0,1,0,1,0,0,1,1,1,1,0,0,0,1,1,0,0,1,0,1,1,1,0,0,0,1,0,0,1,0,0,0,1,0,1,1,1,0,0,0,0,1,0,0,0,0,0,0,1,0,1,0,0,1,0,0,0,0,1,1,0,0,1,1,1,1,1,0,0,1,0,0,0,1,1,0,1,0,1,1,1,0,1,0,1,1,1,0,1,1,0,0,0,1,0,0,0,0,0,1,1,0,1,1,0,1,0,1,0,1,1,0,0,0,0,0,0,0,0,0,1,1,0,1,0,0,0,1,0,1,0,1,1,0,0,1,1,1,0,0,1,1,0,0,1,0,0,1,1,0,0,0,0,1,0,1,0,0,1,0,1,1,1,0,0,1,0,1,0,0,1,1,1,1,1,1,1,0,0,1,1,1,1,1,1,0,1,0,0,1,1,1,1,1,0,0,1,0,1,1,0,0,1,0,1,0,0,0,1,0,1,1,1,1,0,0,0,1,1,1,0,0,1,0,1,0,1,0,0,0,1,0,1,0,1,1,1,0,1,1,0,1,1,1,0,1,1,1,1,1,0,0,1,0,0,0,1,1,1,0,1,1,1,1,0,1,0,0,1,1,1,0,1,1,0,0,1,0,0,1,0,0,1,1,0,0,0,0,0,1,0,1,1,1,1,1,0,1,0,0,1,1,0,1,1,0,1,0,1,1,0,1,1,0,1,1,1,1,0,1,0,1,0,0,1,0,0,0,0,0,0,0,0,0,1,1,1,1,1,0,0,0,1,1,1,0,1,0,0,0,0,0,0,0,1,0,1,0,0,1,1,0,1,1,1,1,0,0,0,1,1,1,0,0,1,0,0,0,1,1,1,0,1,0,0,1,1,0,1,0,1,0,0,1,0,0,0,1,0,1,1,1,0,1,1,0,0,1,1,0,0,1,1,0,0,0,1,0,1,1,0,1,0,1,0,0,1,0,0,0,1,1,0,0,1,1,1,1,0,1,0,1,1,1,1,1,0,0,0,1,0,0,1,0,0,1,0,1,1,0,1,1,0,0,1,1,1,0,0,1,1,0,0,0,1,1,1,1,0,1,0,1,1,0,0,1,0,1,1,1,0,1,1,0,0,0,1,1,0,1,0,0,1,1,1,1,0,1,0,0,0,0,1,1,1,0,1,1,0,0,1,1,1,0,1,0,1,0,1,0,1,0,0,1,0,1,1,1,0,1,1,1,1,1,0,1,0,0,0,0,0,0,1,1,1,0,1,0,1,1,1,0,1,1,1,0,1,1,1,0,0,1,1,1,1,1,1,0,0,0,1,0,0,0,0,1,0,0,0,1,0,0,1,1,0,1,0,0,0,0,1,1,1,1,1,1,1,1,1,1,1,0,0,1,1,0,0,1,1,0,0,1,1,0,1,1,0,0,0,0,0,0,0,0,1,0,0,1,0,1,1,1,1,1,0,0,1,1,0,0,1,0,0,1,0,1,0,0,1,0,1,1,1,0,1,1,0,1,0,0,0,0,0,1,0,0,1,1,0,0,0,1,0,0,0,1,0,0,1,1,1,1,1,1,1,1,1,0,1,1,0,0,0,1,1,1,1,1,0,0,1,0,1,0,1,0,0,0,1,0,0,1,0,0,1,1,1,0,0,1,0,0,0,0,1,0,0,1,1,1,0,1,0,1,0,0,0,1,1,0,1,1,0,1,0,1,0,0,0,0,1,1,1,1,1,0,1,1,1,0,0,0,1,0,1,1,0,1,1,1,0,0,0,1,0,1,1,0,0,1,0,0,0,0,0,1,0,1,1,1,1,0,1,0,1,1,1,1,1,1,0,0,0,0,0,0,1,1,1,1,1,0,1,0,1,1,1,1,1,1,1,1,0,0,0,1,1,1,0,1,1,1,1,1,0,0,1,0,0,0,0,0,0,1,0,0,0,0,1,0,0,0,1,0,0,1,0,1,0,0,1,1,0,1,1,0,1,1,0,0,0,0,0,1,0,0,0,1,1,1,0,0,1,1,0,0,1,0,0,1,0,0,0,0,1,1,1,0,0,0,0,0,0,1,1,0,1,1,0,0,0,1,0,0,1,1,0,1,0,0,0,0,0,1,1,1,1,0,1,0,0,0,1,0,0,0,1,1,0,0,1,1,1,1,0,0,0,0,1,0,0,1,1,0,0,0,1,1,0,0,1,0,0,1,0,0,0,1,0,0,0,1,1,1,0,0,0,1,1,0,0,0,0,0,0,0,1,1,1,1,1,0,0,0,1,1,1,0,0,1,0,0,0,1,0,0,1,0,0,0,0,0,1,0,0,1,0,1,0,1,1,1,0,1,1,1,0,1,1,0,1,1,1,1,0,0,0,1,0,0,0,1,1,0,0,0,1,1,1,0,1,1,0,0,0,1,0,0,1,1,1,0,0,0,1,1,1,0,0,0,0,0,0,1,0,0,1,0,1,0,1,0,0,1,0,1,0,0,0,1,0,1,1,0,1,1,0,0,1,1,0,1,1,0,0,0,0,0,0,1,0,0,0,0,1,0,1,1,0,0,0,1,0,1,1,0,1,1,0,0,1,0,1,1,1,1,1,1,0,1,1,1,0,1,0,1,0,0,1,1,1,0,1,0,0,1,0,1,1,1,1,0,1,0,0,1,1,0,0,1,1,0,0,0,1,0,0,1,1,0,0,0,1,0,1,1,1,0,0,1,1,0,0,0,0,1,0,1,0,0,0,1,1,1,1,0,1,1,1,1,1,1,1,1,0,0,0,1,1,1,1,1,0,0,0,0,0,1,1,1,1,1,0,1,1,1,1,1,0,1,1,0,1,1,1,1,1,1,1,1,1,1,1,1,0,0,1,0,1,0,0,1,1,0,1,1,1,1,0,1,1,1,1,1,0,1,1,0,0,1,0,1,1,0,0,1,0,1,1,1,0,1,0,1,0,1,1,1,0,0,1,0,0,1,0,0,0,0,1,0,1,0,0,1,0,1,1,0,0,1,0,0,1,0,1,0,0,1,0,0,0,1,1,1,1,1,1,0,0,0,0,1,1,0,0,0,0,0,0,0,1,1,1,1,0,0,1,0,1,0,0,0,0,1,0,1,1,1,0,0,1,1,1,1,1,1,1,0,0,0,1,1,1,0,0,0,1,0,1,0,0,0,1,0,1,0,0,1,0,1,0,1,1,1,1,0,0,0,1,1,1,1,0,0,0,0,1,1,1,0,1,1,0,0,0,1,1,1,0,1,1,0,1,0,1,1,1,0,1,0,0,1,1,0,0,0,0,1,0,1,1,1,1,0,1,0,1,0,0,0,0,1,1,0,1,0,0,1,1,1,0,0,1,0,1,1,1,0,1,1,0,0,1,0,0,1,1,1,1,0,1,0,1,0,1,0,0,0,0,0,0,1,1,1,1,0,0,1,0,1,0,0,1,0,1,0,0,1,0,0,0,0,1,0,0,1,1,0,0,0,0,0,0,0,1,1,1,1,0,0,0,0,1,0,1,0,1,1,0,0,1,0,1,0,0,1,0,1,0,1,1,1,0,1,0,1,0,1,0,0,0,1,0,0,0,1,0,0,0,1,0,1,0,1,1,0,1,0,1,1,0,0,0,0,1,0,0,0,1,1,1,0,0,1,1,0,1,1,1,0,0,1,1,0,1,0,0,1,1,1,0,1,0,1,1,1,0,1,0,1,1,1,0,0,0,0,0,1,1,0,0,0,0,0,1,1,0,1,1,1,0,1,0,1,1,1,1,1,0,1,1,0,0,1,0,0,0,0,1,1,1,0,0,1,0,0,0,1,0,0,0,1,0,0,0,0,0,0,0,0,1,0,1,0,0,1,1,0,0,1,1,0,0,1,1,0,1,1,1,1,0,1,0,0,0,1,0,0,0,1,1,0,0,1,1,1,1,1,0,0,0,0,1,1,0,0,0,1,1,0,0,1,1,0,0,1,0,1,1,1,0,1,1,0,1,0,1,0,0,1,0,1,1,1,0,0,0,0,0,1,0,0,0,0,0,1,0,0,0,1,1,0,1,0,1,1,0,1,0,1,0,1,1,0,0,0,0,1,1,0,1,1,1,1,1,1,1,1,0,0,1,0,1,0,1,0,1,0,0,0,0,0,1,0,1,0,0,1,0,1,1,1,0,1,0,0,1,1,1,0,1,1,1,0,0,0,0,0,0,0,0,0,1,0,1,0,0,1,0,0,1,1,1,0,0,0,0,0,1,1,1,1,1,1,1,0,1,0,1,0,0,1,0,0,0,0,0,0,1,0,1,0,1,0,0,1,0,1,0,1,0,1,1,0,0,1,1,1,1,0,0,1,1,0,1,1,1,1,0,1,0,1,1,0,1,0,0,0,0,1,1,1,1,0,0,0,1,1,1,0,0,1,0,1,1,0,1,0,1,1,1,1,0,0,1,0,1,1,0,1,1,0,1,0,1,0,1,1,1,1,0,1,1,1,1,0,0,0,0,0,1,0,1,0,0,1,0,1,1,1,1,1,1,0,1,1,0,0,0,1,1,1,1,1,0,0,1,0,0,1,0,0,0,1,1,0,1,0,0,1,0,0,0,0,1,0,1,0,1,0,0,1,0,0,1,0,0,0,0,0,1,1,1,0,1,0,0,1,0,1,0,0,0,0,1,0,1,1,0,1,1,0,0,0,0,0,0,1,1,0,0,0,0,1,0,1,0,1,1,0,1,1,1,0,0,1,1,1,1,1,1,0,1,0,1,0,0,1,1,0,0,1,0,1,0,0,1,0,1,1,1,0,0,0,0,1,0,0,1,0,0,0,1,0,1,1,1,1,1,0,0,1,0,0,0,0,1,1,1,0,0,1,1,1,1,1,1,0,1,0,0,1,0,0,0,1,0,1,1,0,0,1,0,1,1,0,1,0,1,0,1,0,1,0,1,0,0,1,1,1,1,1,0,1,1,0,0,0,0,0,0,0,1,1,1,0,1,0,0,0,1,1,1,1,0,0,1,0,0,0,1,0,0,0,1,0,1,0,1,0,1,0,1,0,0,0,1,0,1,0,1,1,0,1,0,0,1,1,0,0,1,1,0,1,1,1,0,0,0,0,1,1,0,1,1,0,0,0,1,1,1,1,0,0,0,0,1,0,1,0,1,0,0,0,0,0,1,1,0,0,1,1,0,1,1,0,0,1,1,0,0,0,0,0,0,0,0,0,0,1,1,0,1,0,1,0,0,1,0,1,0,0,1,1,0,0,1,1,0,0,1,0,0,1,0,1,1,1,0,1,0,1,1,1,0,0,0,0,1,1,1,0,1,1,1,0,1,1,0,1,0,1,0,0,0,0,0,1,1,0,0,1,0,1,0,0,0,0,1,1,1,0,1,0,1,0,0,1,1,0,0,1,0,1,0,0,1,0,1,1,1,0,0,0,0,0,1,1,1,1,0,0,1,0,0,0,0,1,1,0,1,1,0,1,1,0,0,1,0,0,0,1,0,1,1,1,0,1,0,1,0,0,0,0,0,0,0,0,1,0,0,0,0,1,0,1,1,0,0,1,0,0,1,0,0,1,1,0,1,1,0,1,0,0,1,1,0,1,1,0,0,0,1,1,1,0,1,0,1,0,0,1,1,1,0,0,0,1,0,0,0,1,0,1,0,0,0,1,0,0,0,0,0,0,0,0,0,0,1,0,0,1,0,1,1,1,0,0,1,1,1,1,1,0,1,0,0,1,0,1,0,1,0,1,0,0,1,1,0,0,1,1,1,1,1,1,1,1,0,0,0,1,0,1,1,0,0,0,1,0,0,1,1,0,1,0,1,1,0,0,1,1,0,0,1,1,1,1,1,0,0,1,0,1,0,0,1,0,1,0,0,1,0,0,0,0,0,0,1,1,0,1,0,0,1,1,1,1,1,1,0,1,0,1,1,0,0,1,0,1,0,0,0,1,0,1,1,1,1,0,1,1,1,0,0,1,1,0,1,0,1,0,1,1,1,1,1,0,0,0,1,1,0,1,1,1,0,1,1,1,0,1,0,1,1,0,0,0,0,0,1,1,1,1,1,1,1,0,0,0,1,1,0,0,1,1,0,1,1,1,0,0,1,1,0,0,0,0,0,0,1,1,0,1,1,0,1,0,0,1,1,1,1,1,0,0,1,0,0,0,1,1,0,0,0,1,0,1,1,1,0,0,1,0,1,0,1,1,1,1,1,1,0,0,0,0,0,1,0,0,0,0,1,0,0,0,0,0,0,1,1,0,1,1,0,1,0,0,0,0,0,1,1,1,1,0,1,0,0,1,1,1,0,0,0,1,1,0,0,0,0,0,1,1,1,0,0,0,0,1,0,1,0,1,1,0,1,0,0,1,1,1,1,1,0,0,0,0,0,0,1,1,1,0,0,1,1,1,1,0,0,1,1,0,1,0,1,0,0,1,1,0,0,0,0,1,0,1,0,0,0,1,0,0,0,1,1,1,0,0,1,0,0,0,0,1,1,0,1,0,0,0,1,0,1,0,1,0,1,1,0,1,1,1,1,1,0,1,1,1,0,0,1,0,1,0,0,0,1,0,1,0,1,1,1,1,0,1,0,1,1,1,0,0,1,1,0,1,1,1,0,0,1,1,0,0,0,0,1,1,1,1,1,1,0,1,0,1,0,0,0,1,0,1,1,1,1,1,0,0,1,0,1,1,0,1,0,1,1,1,0,0,0,1,0,0,1,1,0,1,1,1,0,0,1,0,1,1,1,1,0,0,0,1,0,0,1,1,1,1,1,1,0,1,0,0,1,0,1,0,1,1,0,1,0,0,0,0,0,0,1,0,0,1,1,1,0,0,1,1,0,1,0,0,1,1,1,0,1,1,1,0,1,0,1,0,1,0,1,1,1,0,1,1,0,0,0,1,1,0,0,0,1,1,0,0,1,1,1,0,0,0,0,0,0,1,1,1,1,1,0,0,0,1,0,0,0,0,0,1,1,1,1,0,0,1,1,0,0,1,0,1,0,0,1,0,1,0,0,1,1,1,1,0,0,0,0,1,1,0,1,1,0,1,1,0,0,1,0,0,0,0,0,0,1,0,0,0,0,0,0,0,0,1,0,0,0,0,0,1,0,1,0,1,1,1,1,1,0,0,0,1,1,0,1,0,0,1,1,1,0,1,0,0,0,0,0,1,0,0,0,0,1,1,1,0,1,1,0,0,1,1,1,1,1,0,0,0,1,1,0,0,1,0,1,1,0,0,0,0,0,1,1,0,1,0,1,1,1,0,0,0,1,0,1,1,0,1,1,1,1,1,0,0,1,1,0,0,0,1,1,1,0,0,0,1,0,0,1,1,1,0,0,1,1,0,0,1,0,1,1,0,0,1,1,0,1,0,1,0,1,0,1,1,1,0,1,0,1,1,0,0,0,0,1,0,1,1,1,1,0,0,0,1,0,1,0,1,0,0,0,0,0,1,1,0,1,1,1,0,1,0,1,1,1,0,1,1,0,0,1,1,0,1,0,0,1,0,1,1,1,1,0,0,0,1,1,0,0,0,0,1,1,0,1,0,0,0,1,1,1,0,1,1,1,0,1,0,0,1,0,1,1,1,0,1,0,0,1,1,0,0,0,0,1,0,1,0,1,0,1,0,0,0,1,1,0,0,1,0,0,0,1,0,1,0,0,1,1,0,0,1,1,1,1,0,0,1,0,0,0,0,1,1,0,0,0,0,1,0,1,0,0,0,0,1,1,0,1,1,0,0,1,1,1,0,1,0,1,1,1,0,1,0,1,1,0,0,1,0,1,1,0,1,0,0,0,1,1,0,0,0,0,1,1,1,0,1,0,1,1,0,0,0,0,0,0,0,1,1,1,0,1,1,0,1,0,1,1,0,1,1,0,1,1,1,1,0,0,1,0,1,1,1,1,1,0,0,0,0,1,0,0,0,0,1,0,0,1,1,1,0,1,0,0,1,1,1,0,1,1,1,0,1,1,0,1,0,0,0,0,0,1,0,0,0,0,1,0,0,0,1,1,0,0,1,0,0,0,0,0,1,0,0,0,0,0,0,0,0,1,0,1,1,1,1,1,1,1,1,0,0,1,0,1,0,0,0,1,0,1,1,0,1,1,0,1,0,0,0,0,0,0,0,1,0,1,0,1,1,1,0,1,0,1,1,1,1,1,1,0,0,0,0,1,1,1,0,0,0,0,0,1,0,0,0,1,1,1,0,0,1,1,1,1,0,0,1,1,1,0,1,0,0,0,0,1,0,1,1,1,0,0,1,0,0,0,0,0,1,1,1,0,1,1,1,1,0,1,1,0,0,1,0,0,0,0,0,1,1,1,1,1,0,0,0,0,1,1,0,1,1,1,1,0,0,1,0,1,1,0,1,1,0,1,1,1,1,0,1,1,0,1,1,1,0,0,1,0,1,1,1,1,1,0,1,1,1,0,1,0,0,1,1,0,1,1,0,0,1,1,0,1,0,1,0,1,0,1,0,0,0,1,0,1,0,0,1,1,1,0,0,1,1,0,1,0,1,1,1,0,0,0,0,1,1,0,1,1,0,0,0,1,0,0,0,1,1,1,1,0,1,1,0,0,1,1,1,0,0,0,0,1,1,0,0,1,0,0,0,0,0,0,0,1,1,0,0,1,1,0,1,0,0,0,0,0,0,0,1,1,0,1,0,0,0,1,0,1,1,0,0,1,1,1,0,1,1,0,1,0,1,0,1,1,0,1,0,1,0,0,0,0,0,1,0,0,1,1,1,0,0,1,1,1,0,0,0,1,1,1,1,1,1,1,0,1,1,0,0,0,0,1,0,0,0,0,0,1,1,1,0,0,0,1,0,1,0,1,1,0,1,1,0,0,0,0,1,1,1,0,0,0,0,0,1,1,0,1,0,1,0,0,1,1,1,0,1,0,1,0,1,1,0,0,0,0,0,1,0,0,1,1,0,1,0,0,0,1,1,0,1,1,1,0,0,0,1,1,0,1,1,0,0,0,0,1,1,0,1,0,0,0,1,0,0,1,0,1,0,1,0,1,1,1,0,1,0,1,0,0,1,1,0,0,1,0,0,0,0,1,1,0,0,1,1,1,1,0,0,0,1,1,1,1,1,1,1,0,1,0,0,0,1,0,1,1,0,1,0,1,1,1,0,0,1,0,1,1,0,1,1,1,1,0,1,1,0,1,1,1,0,1,1,1,0,0,0,1,1,0,0,0,0,0,0,1,0,1,0,1,1,0,1,0,0,0,0,0,0,0,1,1,1,0,1,1,0,1,0,0,0,0,0,0,0,1,0,0,0,1,1,1,0,1,1,1,1,0,1,0,1,1,1,1,1,1,0,0,1,1,1,1,1,0,0,0,0,0,0,0,0,0,1,1,1,1,1,0,1,0,0,1,0,0,1,0,0,1,0,1,1,0,1,1,1,0,0,1,0,0,1,0,1,1,1,1,0,0,0,0,0,1,0,0,1,1,0,0,0,0,1,0,0,1,0,1,1,0,0,1,1,0,1,0,0,0,0,1,0,0,0,1,0,1,0,1,0,0,1,1,0,0,0,1,1,1,0,0,0,1,0,0,0,0,0,1,0,0,1,1,0,0,1,0,1,1,1,1,1,1,1,1,1,1,1,0,0,1,0,0,1,0,1,1,1,0,0,1,0,1,0,0,0,0,0,1,1,1,1,0,1,1,1,0,1,0,1,1,0,1,0,0,0,1,0,0,0,1,0,1,1,0,1,0,1,0,1,1,1,1,0,0,0,1,0,0,1,0,0,0,1,0,1,1,0,1,1,1,0,1,1,1,0,1,0,1,0,0,1,1,1,0,0,1,1,1,1,0,1,1,0,1,0,1,0,0,1,1,1,0,1,0,1,0,1,1,0,1,0,0,1,1,1,0,1,1,0,1,0,0,1,1,0,1,0,1,0,0,0,1,1,1,1,0,0,1,0,1,0,0,1,0,1,1,1,1,1,1,0,1,0,1,1,1,1,1,0,1,1,1,1,1,0,1,1,1,1,1,1,1,0,1,0,1,1,1,1,1,0,0,0,0,0,0,0,0,0,1,0,0,1,0,1,1,1,1,0,1,1,1,1,1,0,0,1,0,1,0,0,1,0,0,1,1,1,0,1,0,1,1,1,1,0,0,0,1,0,0,0,0,0,1,1,1,0,1,0,0,0,1,0,1,0,0,0,0,1,1,0,0,1,1,0,1,0,1,0,0,1,1,0,1,0,1,0,0,0,1,1,0,1,1,0,0,0,0,1,1,1,1,0,1,0,0,1,1,1,0,1,1,0,0,0,0,0,0,1,1,0,0,1,1,1,1,0,1,0,0,0,1,1,1,1,0,1,0,0,0,1,0,1,1,0,0,0,0,0,0,0,1,0,1,0,1,0,0,0,0,1,0,0,0,1,0,0,0,1,1,1,1,1,1,1,1,0,0,1,1,1,1,1,0,1,0,1,0,0,0,1,0,0,0,1,0,1,1,0,1,0,1,1,0,0,0,0,0,1,1,0,1,1,0,1,1,1,1,1,1,0,0,0,0,1,1,1,0,1,1,0,0,0,0,1,1,0,0,1,0,1,1,0,0,0,1,0,1,0,1,0,0,1,0,1,1,1,1,1,1,0,0,0,0,1,1,0,1,1,0,1,0,0,1,1,1,0,0,1,1,1,0,0,1,0,1,0,1,1,0,1,0,1,0,0,0,1,1,1,0,1,0,0,1,1,1,1,0,1,0,1,1,1,1,0,0,0,0,1,1,0,1,1,1,0,1,0,1,1,1,0,0,0,0,0,1,0,0,1,0,1,1,1,0,0,1,0,0,0,0,1,1,0,0,1,1,1,1,1,0,0,1,0,1,1,0,1,0,0,1,1,1,1,0,1,1,1,0,1,1,1,1,0,0,1,0,1,0,0,1,1,1,1,0,1,1,1,0,0,1,1,1,0,0,1,0,0,1,1,1,1,0,0,1,0,0,1,1,1,0,1,1,1,0,0,0,0,1,0,0,1,0,0,1,1,0,0,1,0,1,1,0,1,1,0,1,0,1,0,1,0,1,1,1,1,1,1,0,1,1,1,1,1,1,0,0,0,0,0,1,0,0,0,0,0,1,0,0,0,0,1,1,0,0,0,0,0,1,1,1,0,0,0,1,0,1,1,0,0,1,0,1,1,1,1,0,1,1,1,1,1,1,1,1,1,0,1,1,1,0,0,1,0,0,0,0,0,0,1,0,0,0,1,0,0,0,1,1,1,1,0,1,1,0,0,1,0,1,1,1,1,1,0,1,1,1,1,0,0,1,1,1,0,0,0,1,1,1,1,1,0,0,0,1,1,1,1,1,1,1,1,0,1,1,1,0,1,1,1,0,0,0,1,0,0,1,0,0,1,1,0,0,0,1,1,1,0,0,1,1,1,1,1,0,0,0,0,0,0,0,0,0,1,0,1,0,0,0,1,1,0,0,1,1,0,0,0,0,1,0,1,0,1,1,0,1,1,1,0,1,1,1,0,0,0,0,0,1,0,1,1,1,0,1,0,1,0,0,0,1,0,1,0,0,0,1,0,1,0,0,0,1,1,1,1,0,0,0,0,1,0,0,0,1,0,0,0,0,1,1,0,0,0,1,0,1,0,0,1,1,0,0,0,1,0,0,1,1,1,0,1,0,1,1,1,1,1,1,0,1,0,1,0,0,0,1,1,0,1,0,0,0,1,1,1,0,1,1,1,1,1,0,0,1,1,0,1,1,1,0,1,0,1,0,0,1,1,1,0,1,0,0,0,1,1,0,0,0,1,1,0,0,1,0,1,1,1,0,0,0,1,0,1,1,1,1,1,0,1,0,1,0,1,1,0,0,1,0,0,1,0,1,1,0,0,1,0,0,0,0,1,0,1,0,0,1,1,1,1,1,0,0,1,0,1,1,1,1,0,1,1,0,0,1,0,0,1,1,0,1,1,1,1,1,0,1,0,0,1,0,1,0,0,0,0,1,1,0,0,0,0,1,1,0,0,0,1,0,1,1,0,0,1,0,0,1,0,1,1,1,0,1,1,1,0,0,1,0,1,0,0,1,1,1,0,1,1,0,1,1,1,1,0,0,1,1,0,0,0,1,1,0,0,1,0,1,1,1,1,0,1,1,1,0,1,1,1,1,0,0,0,0,0,1,1,1,0,0,1,0,1,0,1,1,1,1,0,0,0,0,1,0,1,0,0,1,1,0,0,1,0,0,1,1,0,1,0,1,1,1,1,1,1,1,1,0,0,0,0,0,0,0,1,0,1,0,1,1,0,0,0,0,0,0,1,0,1,0,1,0,1,1,1,0,0,0,1,0,1,1,0,1,1,1,0,0,1,0,1,1,0,0,1,1,0,1,0,1,0,1,0,1,1,0,0,1,0,1,0,0,1,1,1,1,1,0,1,0,1,0,1,0,1,0,0,0,0,1,0,1,0,0,0,1,1,1,1,0,0,0,1,0,1,1,1,1,0,0,0,1,1,0,0,0,1,1,0,0,0,1,0,1,0,1,1,0,1,0,0,1,0,1,1,1,1,1,1,0,0,0,1,0,1,0,0,1,0,1,0,0,0,1,0,0,0,1,1,1,1,0,0,1,0,0,0,0,1,0,1,1,1,1,0,1,1,1,0,0,0,1,1,1,0,1,0,1,1,1,0,1,0,0,1,1,1,0,0,1,0,0,1,1,1,1,0,0,1,1,0,0,0,1,0,1,0,0,0,1,1,0,0,1,0,1,1,1,0,1,1,0,0,0,1,0,0,1,1,0,1,0,1,0,1,1,0,0,0,1,1,0,1,0,0,1,1,1,0,1,0,1,1,1,1,0,1,0,1,0,0,1,1,0,1,0,0,1,0,0,0,0,0,0,1,1,1,1,1,1,1,0,1,1,0,1,1,1,1,0,0,1,0,0,0,1,0,0,0,0,0,1,0,1,1,0,1,1,1,0,0,1,1,0,1,1,1,1,0,0,1,0,1,0,1,0,1,0,1,0,0,0,1,1,0,0,1,0,1,1,1,1,1,1,0,1,1,0,0,1,0,1,0,0,0,1,1,0,1,1,1,0,0,0,1,0,0,0,1,0,0,0,1,0,1,0,0,0,0,0,1,1,1,0,0,0,0,0,0,0,1,0,1,0,0,1,1,1,0,1,0,1,1,0,0,1,0,0,0,1,1,0,0,0,0,1,0,1,1,1,1,1,1,1,0,0,1,0,0,1,1,1,1,1,0,0,1,1,1,0,1,1,1,0,1,1,0,0,1,1,1,0,0,0,0,0,0,0,0,0,0,0,1,1,1,1,0,1,1,1,1,1,0,0,1,1,0,0,0,0,0,0,1,1,0,0,1,1,1,1,1,0,0,0,0,0,0,0,0,0,0,1,1,1,1,0,0,0,0,0,1,1,1,0,1,0,1,0,1,0,0,0,1,0,1,0,1,1,0,1,1,0,1,1,0,0,1,1,1,1,0,1,1,1,0,0,0,1,0,0,1,0,0,0,1,1,1,1,0,0,0,0,1,0,0,1,1,0,0,0,1,0,0,1,1,1,0,0,1,0,1,1,1,1,0,0,0,0,0,0,0,0,1,0,0,1,1,0,0,1,1,1,0,1,0,0,0,0,1,0,0,0,0,0,0,1,0,0,0,1,0,0,1,1,0,1,1,1,0,1,0,0,1,0,1,0,0,1,0,0,1,1,1,0,1,0,0,1,1,1,1,0,1,0,0,1,0,1,1,0,0,1,0,1,1,1,0,0,0,0,1,1,0,0,1,0,0,0,0,1,0,1,1,1,1,1,1,0,0,0,0,1,0,0,0,1,1,1,0,0,0,1,1,1,0,1,1,1,0,0,0,1,0,1,0,1,1,0,0,0,0,1,1,1,0,0,0,1,1,0,0,0,1,1,1,1,0,1,1,1,0,1,0,0,0,1,1,1,0,0,0,0,1,1,0,1,1,0,0,1,1,0,0,0,1,1,0,1,1,0,0,1,1,1,0,1,0,0,1,0,1,0,0,1,1,0,1,1,1,1,0,1,1,1,1,1,0,0,1,1,1,0,0,1,0,0,0,0,1,0,0,1,0,1,0,1,1,1,0,0,1,0,0,0,1,1,0,0,1,0,0,1,0,1,1,0,1,1,0,1,1,1,0,0,0,0,1,1,1,0,1,0,0,0,1,1,0,1,0,0,0,0,0,0,1,1,1,0,1,1,0,0,1,1,1,1,0,0,0,0,0,1,0,0,0,0,0,1,0,0,1,1,0,0,1,1,0,0,1,1,1,1,1,0,1,0,1,0,0,1,0,0,1,1,0,1,1,0,0,0,1,1,0,1,1,1,1,1,1,0,1,1,1,1,0,1,0,0,1,0,1,1,1,1,1,0,1,1,0,0,0,1,1,1,1,1,0,1,1,1,0,0,1,0,1,0,1,0,0,0,1,0,0,0,1,0,0,0,1,1,0,1,1,0,0,0,0,0,1,1,0,1,0,1,1,0,1,1,0,1,0,0,1,1,1,1,0,1,0,0,0,1,0,1,1,1,1,1,1,1,1,1,1,1,0,0,1,0,0,1,1,1,1,1,1,0,1,1,0,1,1,1,1,1,0,1,1,1,0,1,1,1,1,0,0,0,1,1,1,0,1,0,1,0,0,1,1,1,1,1,0,0,1,1,1,0,1,0,1,0,1,1,0,1,0,0,0,0,0,0,0,0,0,0,1,1,0,1,0,1,0,0,1,1,1,0,1,1,1,1,1,0,0,1,0,0,0,0,1,0,0,1,0,0,1,0,0,0,1,0,1,1,1,1,1,1,0,1,0,1,0,0,0,0,0,1,0,1,1,0,0,1,0,1,0,1,1,1,1,0,1,0,1,1,0,0,1,1,1,1,0,1,1,0,1,0,0,1,1,0,0,0,1,0,1,1,1,1,0,1,1,1,1,1,1,1,1,0,1,0,0,1,0,1,0,0,0,1,0,0,0,1,1,0,1,1,0,1,1,0,0,1,1,1,0,0,0,0,0,0,0,0,0,0,1,1,0,1,0,1,0,1,1,1,1,0,0,1,1,1,1,0,1,0,1,0,1,1,0,1,0,0,1,0,1,1,1,1,1,0,0,0,1,0,1,1,0,1,1,0,0,1,1,0,1,1,1,0,1,0,0,1,0,0,0,0,0,1,1,1,1,1,1,0,0,1,1,0,1,1,1,0,0,1,1,1,0,1,1,1,1,0,0,1,1,1,1,0,0,0,1,1,0,1,0,0,0,0,0,0,0,1,1,0,0,1,0,0,1,0,1,0,0,0,0,1,1,1,0,0,1,0,1,1,1,1,1,0,1,1,1,1,1,0,1,1,1,1,1,0,0,0,1,0,0,1,1,0,1,0,1,1,0,1,0,1,1,1,1,1,1,0,1,1,0,1,0,0,0,1,0,1,0,0,0,1,1,1,1,0,1,0,0,1,0,0,0,1,1,1,1,1,0,0,0,1,1,1,1,1,1,0,1,0,1,0,1,0,1,0,0,1,0,0,0,1,0,0,1,1,1,1,1,0,0,1,0,1,1,0,0,1,0,1,1,1,0,0,0,1,1,1,0,0,0,1,0,1,1,1,0,0,1,1,1,1,1,1,0,0,1,0,0,0,1,1,1,1,0,1,0,0,1,1,0,0,0,0,1,0,0,1,1,1,1,0,1,1,1,0,0,0,1,0,0,1,0,0,1,1,1,1,1,0,0,0,1,1,1,1,1,0,0,0,0,0,0,0,0,0,1,1,0,0,1,1,1,1,1,1,1,0,0,1,1,0,0,1,0,0,1,0,0,1,1,1,1,0,1,1,1,0,1,0,0,1,0,0,0,1,0,0,0,0,0,1,1,0,0,1,0,0,1,1,1,1,0,1,1,1,1,0,1,1,0,0,0,0,0,1,0,1,1,0,1,1,1,1,0,1,1,0,1,1,0,1,0,1,0,1,1,1,0,1,0,0,1,1,0,0,0,0,0,0,1,1,1,1,1,0,1,0,0,0,0,1,0,0,1,0,0,1,1,0,1,0,1,1,0,0,1,1,1,0,1,1,1,0,1,0,0,0,1,1,1,0,0,0,1,0,1,0,1,1,1,0,1,0,1,0,0,1,0,1,0,1,0,1,0,1,0,1,0,1,1,1,0,0,0,0,0,1,0,1,1,1,0,0,0,0,0,0,1,1,1,1,0,0,1,1,1,1,1,0,0,1,0,0,0,1,0,0,0,0,0,0,0,0,1,1,1,1,1,0,0,1,1,1,0,0,1,1,1,1,1,1,1,0,1,0,0,0,1,0,0,1,0,0,0,1,1,1,1,1,1,0,0,0,1,0,0,1,0,1,1,0,1,0,0,0,0,0,0,0,0,1,0,0,1,0,1,0,0,0,0,0,0,1,0,1,1,1,1,0,1,0,1,1,1,0,1,0,0,0,0,0,1,1,0,1,1,0,1,1,1,1,1,1,0,0,1,0,1,0,1,1,0,0,0,0,0,0,1,0,1,0,0,0,0,1,0,0,0,1,0,0,0,1,1,0,0,0,0,0,1,0,1,1,0,1,0,1,0,1,1,1,1,1,0,1,0,0,1,1,1,1,0,1,0,1,0,1,1,0,1,1,1,1,0,0,0,1,1,0,1,1,1,0,1,1,0,1,0,1,1,0,0,1,0,1,1,1,1,1,0,1,1,0,1,0,1,0,0,0,0,0,1,1,1,1,1,1,1,1,1,1,0,0,0,0,0,0,1,1,0,1,1,1,1,1,1,1,1,1,0,1,0,0,0,1,0,1,1,0,0,1,1,0,1,0,0,0,0,1,1,0,0,0,1,1,0,1,1,0,0,1,0,1,1,0,1,0,0,0,1,1,1,0,0,0,1,1,1,0,1,0,0,0,1,1,0,1,0,1,1,0,1,0,1,0,0,0,0,1,0,0,1,0,0,0,0,0,0,1,0,0,1,0,1,0,1,1,1,1,1,0,1,1,1,0,0,0,0,1,1,0,1,0,0,1,1,1,0,1,1,1,0,1,1,1,0,0,0,0,0,0,1,0,0,1,1,1,0,0,1,0,0,1,0,1,1,0,0,0,0,1,1,1,0,1,0,0,1,0,1,0,1,1,0,0,0,0,1,0,0,0,1,1,1,1,0,1,1,1,1,1,1,0,0,1,1,1,0,1,1,1,1,1,1,0,1,1,0,0,1,1,1,1,1,0,1,1,1,1,1,1,1,0,1,1,1,1,0,1,0,0,1,0,1,1,0,0,0,1,1,1,1,1,0,1,0,1,1,0,1,1,1,1,1,1,0,0,0,0,1,0,1,1,0,0,0,1,0,0,1,0,1,1,0,1,0,0,1,0,1,1,1,0,1,0,0,0,0,1,1,0,0,0,0,0,1,0,0,1,1,1,0,0,0,0,0,0,1,1,0,1,0,0,0,1,1,1,1,0,0,0,1,0,0,1,0,0,1,0,1,0,0,1,0,1,0,0,0,0,0,0,0,1,0,1,0,1,0,1,0,1,0,0,1,1,0,1,0,1,0,0,1,0,1,0,0,0,0,0,1,1,0,1,0,1,0,0,1,1,0,0,1,1,0,0,0,1,1,1,1,0,1,1,1,1,1,0,0,1,0,1,0,0,1,1,0,1,1,0,0,1,1,0,0,1,1,0,0,1,1,1,1,1,0,0,0,1,0,0,0,1,0,0,1,0,1,0,0,0,1,0,1,0,0,0,0,1,0,0,1,1,0,0,0,1,0,1,0,1,1,1,0,0,0,1,0,1,0,1,0,1,0,0,1,1,1,0,1,1,0,0,1,1,0,0,0,0,1,0,0,1,0,0,0,0,0,0,0,1,1,1,1,0,1,1,0,1,0,1,0,0,0,1,0,1,1,1,0,1,0,1,1,1,0,1,1,1,1,0,1,1,1,1,0,0,1,1,0,0,1,0,0,0,0,0,1,1,0,0,1,1,0,1,0,0,0,0,0,1,0,1,1,1,1,0,1,1,0,0,1,0,0,0,0,1,1,0,1,0,0,0,0,0,1,0,0,0,0,1,1,0,0,0,1,1,1,1,0,0,0,0,0,0,0,0,1,1,0,1,0,1,0,0,1,1,0,0,0,0,1,1,1,0,1,0,0,0,1,1,0,1,0,0,1,1,0,1,1,1,0,1,0,1,0,1,1,0,1,0,0,0,0,0,0,0,1,0,1,1,1,1,0,0,1,1,1,0,0,0,0,1,0,0,0,0,1,1,1,0,0,0,1,0,1,1,1,1,1,0,0,1,1,1,0,0,0,1,1,1,1,0,1,0,1,1,1,0,1,1,0,1,1,1,0,1,0,0,1,1,1,0,0,0,1,0,1,1,0,1,0,1,1,0,0,0,0,0,0,1,1,1,1,0,1,1,1,0,0,1,0,0,0,0,1,0,0,1,0,1,1,1,0,1,0,0,0,0,1,0,1,0,1,1,1,0,1,0,1,0,1,1,1,1,1,0,0,1,1,0,0,0,0,1,1,0,0,0,1,1,1,0,0,1,0,0,0,0,1,1,1,0,0,0,1,1,1,0,0,1,1,1,1,1,1,1,0,1,1,0,0,0,0,1,0,1,0,0,1,0,0,0,0,0,0,0,1,0,0,0,1,1,1,1,0,1,1,0,0,0,0,1,1,1,1,0,0,1,0,0,1,1,1,1,0,0,1,0,0,0,0,0,0,1,1,0,1,0,1,1,0,0,0,1,1,0,0,0,0,0,0,0,0,0,1,1,1,1,1,1,1,0,0,0,1,1,0,1,0,0,0,1,0,0,1,1,0,1,0,0,1,1,1,0,1,1,1,0,1,0,0,1,1,0,0,0,1,1,0,1,1,1,1,1,1,0,0,1,1,0,1,0,0,0,0,0,0,1,0,0,1,0,0,1,0,0,0,1,0,1,0,1,1,0,1,1,1,1,0,0,1,0,1,1,1,0,0,1,0,1,0,0,1,1,0,0,1,0,0,1,0,1,1,0,1,0,1,1,1,1,1,0,1,0,1,0,0,0,1,1,0,1,0,1,1,0,1,0,1,1,0,0,1,1,0,1,0,1,1,1,1,0,1,0,0,1,1,0,1,1,0,1,0,1,1,0,0,0,0,1,1,0,1,0,0,1,1,0,1,1,1,1,1,0,1,0,0,0,1,0,0,1,1,1,1,0,1,1,0,0,0,1,1,0,0,1,0,0,0,1,0,0,0,0,1,0,0,1,0,1,1,0,0,1,0,1,0,0,1,1,1,0,0,0,1,1,0,0,0,0,0,1,0,0,1,1,0,0,0,1,0,1,0,0,1,0,1,1,1,1,0,1,0,1,0,1,0,1,1,0,0,1,0,1,0,1,1,0,0,1,1,0,1,0,0,1,1,1,0,0,1,0,1,1,1,0,1,0,0,0,1,0,1,1,1,0,0,0,1,0,1,0,0,1,0,0,0,0,0,0,1,0,1,0,0,0,0,1,0,0,1,1,1,1,0,1,1,1,0,0,0,1,0,1,0,0,1,0,1,0,1,0,1,1,0,1,0,1,0,0,0,0,0,0,1,1,0,1,0,1,1,1,1,1,1,1,1,0,0,1,1,0,1,1,0,1,0,1,0,1,0,1,0,1,1,1,0,1,0,1,1,0,0,0,0,0,0,0,0,0,0,0,0,1,1,0,1,0,0,1,0,1,0,0,0,1,1,0,1,0,1,1,1,0,0,1,1,1,0,0,1,1,1,0,0,0,0,1,1,0,1,0,0,1,0,1,0,0,0,0,0,0,0,0,0,1,1,0,0,1,0,1,0,0,0,0,0,1,0,0,1,0,0,1,1,1,0,0,0,1,0,1,0,1,0,1,0,1,0,0,0,0,0,1,1,0,0,1,1,1,1,1,1,1,0,1,0,1,1,1,0,1,1,1,0,1,1,0,0,1,1,1,1,0,1,0,1,0,0,1,1,0,1,1,0,0,1,1,0,0,0,0,0,0,0,1,0,1,0,1,0,0,0,1,1,1,0,0,1,1,0,0,0,0,1,1,0,1,0,1,0,0,0,0,0,0,1,0,1,0,0,0,1,1,0,1,1,0,0,0,0,1,0,0,1,0,0,0,0,0,0,0,0,1,0,0,0,1,0,0,0,0,1,0,0,1,0,1,1,0,1,1,1,0,1,0,0,1,0,0,0,1,1,1,0,0,0,1,1,1,0,1,1,0,1,1,0,1,0,1,0,0,0,0,0,1,1,1,1,1,0,1,0,0,0,0,0,1,0,1,1,1,0,1,1,1,0,1,0,1,1,0,0,1,1,1,1,1,1,1,0,0,1,1,0,0,1,1,1,0,1,0,0,0,0,1,0,1,1,0,1,1,1,0,0,1,1,1,0,0,0,1,1,0,1,1,0,0,1,1,1,0,1,0,0,1,0,0,0,1,0,1,1,0,1,1,1,1,0,0,1,0,0,1,0,0,0,1,0,1,0,1,1,1,0,1,0,0,0,1,0,1,1,0,0,1,0,0,1,1,0,1,1,0,0,0,0,0,1,1,1,0,0,0,0,0,1,1,1,0,0,1,0,0,1,1,0,0,1,0,0,1,0,1,1,0,1,1,1,1,1,1,0,1,1,0,1,0,1,0,1,0,1,1,1,1,1,0,1,1,0,0,0,0,1,1,1,0,1,1,0,0,0,1,1,1,0,1,0,1,0,0,1,0,1,0,1,0,0,1,1,1,1,1,1,0,1,0,1,0,1,0,0,0,0,0,1,0,1,0,0,0,0,1,1,1,1,1,1,1,0,0,1,1,1,1,0,1,1,0,0,0,1,0,0,0,1,0,1,0,1,1,0,1,0,1,0,0,0,1,1,1,0,1,0,0,0,0,0,1,0,0,1,0,1,0,0,1,0,1,1,0,0,0,0,1,0,1,0,0,0,0,0,0,1,1,1,1,1,1,1,0,0,1,1,0,1,1,0,1,0,0,1,1,0,1,1,0,1,1,0,1,1,0,1,0,0,1,0,0,1,1,0,0,0,1,1,1,1,0,0,0,0,0,0,0,1,1,0,1,1,0,1,1,1,0,1,0,1,0,0,0,0,0,1,0,0,0,0,1,0,0,1,1,1,0,0,1,1,1,1,0,1,1,1,0,1,0,1,0,0,0,0,1,1,0,1,0,0,0,0,1,0,1,0,0,1,1,0,1,1,0,1,0,1,0,0,0,0,0,1,1,0,1,1,0,1,1,0,0,0,1,0,0,1,1,1,0,1,0,1,0,0,0,1,0,1,1,1,1,0,1,1,0,1,1,0,0,0,0,1,0,0,1,1,0,1,1,1,0,0,1,0,0,0,0,0,1,1,0,1,1,1,0,1,0,1,1,1,1,0,0,0,1,1,0,1,0,0,0,0,0,0,0,0,0,0,1,1,1,0,0,0,1,1,1,0,1,0,1,0,0,0,1,1,0,0,1,0,1,1,1,1,0,0,0,1,1,0,0,0,1,0,0,0,0,0,0,0,1,0,1,0,0,0,1,1,1,1,0,1,0,0,1,0,0,0,1,0,0,1,0,0,1,0,0,0,0,1,1,0,1,0,1,1,0,0,0,1,0,0,0,1,1,0,0,0,1,0,0,0,0,1,0,1,1,0,0,1,1,1,1,0,0,0,1,0,0,1,1,0,1,0,1,0,1,1,1,1,1,1,0,0,0,0,1,1,0,0,1,1,0,1,1,1,1,0,1,0,0,1,0,0,1,0,1,1,1,0,0,1,1,0,0,1,0,1,0,0,0,0,1,1,0,0,0,0,1,1,0,1,0,0,1,0,0,1,0,0,1,1,0,0,1,0,1,0,1,0,0,1,1,1,1,1,1,0,1,1,0,0,0,0,1,1,0,1,1,1,0,1,0,1,0,1,1,1,1,1,1,1,1,0,0,0,1,1,0,1,1,0,0,1,0,1,0,1,0,0,1,1,0,1,1,1,1,0,1,1,1,0,1,0,1,0,1,0,1,1,0,0,1,1,0,0,0,0,0,0,0,1,0,0,0,0,0,0,1,0,0,1,0,1,0,0,0,0,0,0,0,0,1,1,1,0,1,1,1,0,0,0,1,0,1,0,1,0,0,0,0,1,1,0,1,1,1,1,0,1,1,0,1,0,0,1,0,0,0,0,1,1,0,1,1,0,0,0,0,0,1,0,1,1,1,0,0,0,1,1,0,0,1,0,0,0,0,1,0,0,1,1,1,0,1,1,0,1,1,1,0,1,0,1,0,1,0,0,0,1,0,1,0,0,0,0,0,0,0,1,1,0,0,1,0,1,1,1,1,1,1,1,0,0,1,0,0,1,0,1,1,0,0,1,1,0,1,1,0,0,0,0,0,1,1,1,1,0,1,0,0,0,0,1,1,1,1,1,1,1,1,1,1,0,0,0,0,0,1,0,1,1,0,1,1,0,1,1,1,0,1,0,0,0,1,0,1,0,0,1,1,1,0,0,1,1,1,1,0,0,0,1,1,1,0,1,1,1,0,0,0,0,0,0,1,1,1,1,1,1,0,0,1,0,1,1,0,1,1,0,0,1,0,0,1,0,1,0,0,1,1,1,0,0,1,0,1,1,1,1,0,0,1,0,1,1,0,1,1,0,0,0,1,1,1,0,0,1,1,0,1,0,0,0,1,0,1,1,0,1,0,0,0,0,1,0,0,0,0,0,0,1,1,0,1,0,1,1,0,0,0,1,0,0,0,0,0,0,1,0,1,1,1,0,1,1,1,1,0,0,0,0,0,1,0,0,0,1,0,1,1,1,1,0,0,0,1,1,1,0,0,0,1,0,1,0,0,1,1,0,0,0,1,1,1,0,1,0,1,1,0,1,0,1,1,1,1,1,1,0,1,1,1,1,1,1,1,0,1,0,1,0,0,0,0,0,1,1,0,1,1,0,1,0,0,1,0,0,1,1,1,0,1,1,0,1,1,1,1,1,0,1,0,0,1,0,0,1,1,0,1,0,1,0,1,0,0,0,1,1,0,0,0,1,1,0,0,1,0,1,1,1,0,0,1,1,0,0,1,0,0,0,0,1,0,1,1,1,0,0,1,1,0,0,1,0,1,0,0,0,0,1,1,1,0,0,0,1,1,1,0,1,1,1,1,0,1,1,1,1,1,0,1,1,1,0,1,0,1,0,0,0,1,0,0,1,0,0,0,0,1,1,1,1,0,0,1,1,1,1,1,1,0,0,1,0,1,1,1,0,1,0,1,0,0,1,1,1,0,1,1,0,0,1,1,0,1,0,0,1,1,1,0,1,1,1,0,0,0,1,1,1,1,0,0,0,0,0,1,1,0,0,0,0,1,0,1,1,1,0,1,0,1,0,1,0,1,0,0,1,1,0,1,0,1,1,1,0,0,1,1,0,1,0,1,0,1,0,0,0,0,1,1,1,0,1,1,0,1,1,0,1,1,0,0,0,0,1,0,0,1,1,0,0,1,0,0,0,1,1,0,1,0,1,0,0,1,1,0,1,0,1,1,1,1,1,1,1,1,0,0,1,0,0,0,1,1,1,1,1,1,1,1,1,1,0,1,1,0,1,0,0,1,1,1,0,1,1,0,1,0,1,1,0,1,0,0,1,0,1,0,0,0,0,1,1,0,0,1,1,1,0,0,0,0,1,1,1,1,1,0,0,1,1,1,1,0,0,0,1,0,1,1,0,1,1,0,1,1,0,0,0,0,0,1,0,0,0,1,0,1,0,0,0,1,1,0,0,0,1,1,0,1,1,1,1,0,1,0,0,0,0,0,1,1,0,1,1,1,1,0,0,0,1,0,1,1,1,1,1,1,1,0,0,0,1,1,1,0,1,0,1,0,1,1,1,1,1,1,1,0,0,0,0,1,1,1,0,1,0,0,1,0,1,1,1,1,1,0,0,0,1,0,0,0,0,1,1,0,1,0,0,1,0,1,1,0,0,1,1,1,0,1,0,1,0,0,1,1,0,0,0,1,1,1,0,1,0,1,1,1,0,1,0,0,1,1,1,0,0,1,1,1,1,1,1,0,1,1,1,1,0,1,0,0,0,1,0,1,0,0,0,1,1,1,0,0,1,0,1,1,0,0,0,1,0,0,1,1,1,1,0,0,1,1,0,0,0,1,0,0,1,1,1,0,0,0,0,1,1,0,0,0,0,0,0,1,1,0,0,1,1,0,1,0,1,0,1,0,0,1,0,1,1,1,1,1,1,0,1,0,1,0,1,1,0,1,0,0,1,0,0,1,1,0,0,1,0,1,0,1,1,1,1,1,1,0,0,0,0,1,0,0,1,1,0,1,1,0,1,0,1,0,0,0,1,1,1,0,1,0,1,1,0,1,1,0,1,1,0,0,0,0,0,1,0,0,0,0,1,1,1,0,1,1,0,0,0,1,1,0,0,0,1,0,0,0,0,1,1,0,0,1,0,0,0,1,0,0,0,0,1,0,1,1,1,0,1,1,0,0,1,0,0,1,1,1,1,1,0,1,0,0,0,1,1,0,1,0,0,0,0,1,1,0,0,1,1,1,0,1,0,1,0,1,1,0,1,0,0,0,0,1,1,1,1,1,0,0,0,0,0,0,0,0,1,1,1,0,1,1,0,1,1,0,1,1,1,0,1,1,0,1,1,1,1,1,0,0,0,0,1,1,1,0,0,1,1,1,1,0,0,1,1,0,0,1,0,0,0,1,0,0,1,1,1,0,0,1,0,1,0,0,0,0,0,0,0,0,0,1,1,1,1,1,1,1,1,0,0,0,1,1,0,0,1,1,1,0,0,1,0,1,0,1,0,1,1,0,0,0,1,0,0,1,1,0,1,0,1,1,1,1,0,0,1,0,0,1,0,1,1,1,0,1,0,1,1,1,1,0,1,0,0,0,1,0,1,1,0,1,1,0,0,1,1,0,0,0,0,1,0,1,0,0,0,0,0,0,1,1,0,0,0,1,0,1,1,0,0,1,1,0,0,0,0,1,0,1,1,1,0,1,1,0,0,0,1,0,0,0,0,1,1,1,1,0,0,0,0,1,1,0,0,1,0,1,0,1,0,1,1,0,0,1,0,1,1,1,0,1,1,1,1,1,1,1,0,1,0,1,1,1,1,0,0,0,1,1,0,0,1,0,0,0,0,0,0,0,0,1,1,0,1,0,0,0,0,1,0,0,1,0,0,0,0,1,1,1,1,1,1,1,1,1,0,0,0,0,1,0,0,1,1,0,1,1,0,0,1,1,1,0,0,0,1,0,1,0,1,1,0,0,0,0,1,1,1,1,1,0,0,1,0,0,0,1,0,0,1,1,1,0,0,1,1,0,0,0,0,0,1,1,0,0,0,0,1,1,1,1,1,1,0,0,0,1,1,0,0,0,1,1,0,1,1,0,1,1,0,0,1,1,0,1,1,1,1,1,1,0,1,1,1,1,1,1,0,0,1,1,0,1,0,1,1,1,1,1,1,1,1,1,0,1,0,0,0,0,1,1,0,0,1,0,1,0,0,0,1,1,1,0,1,1,0,1,1,1,1,0,0,1,0,0,0,1,1,0,0,1,1,0,1,1,0,1,1,1,1,1,0,0,1,1,0,0,0,1,1,1,0,0,0,1,1,0,1,1,1,0,0,1,1,1,1,0,1,0,1,1,1,1,0,0,1,1,1,0,0,1,1,1,1,1,0,1,0,0,0,0,0,0,1,1,1,1,1,1,1,0,0,0,0,1,0,1,0,0,1,1,0,1,1,1,1,1,1,1,0,1,1,1,0,0,0,0,1,0,1,0,0,1,0,0,1,0,1,1,1,1,0,0,1,0,1,0,0,0,0,0,1,1,0,1,0,1,1,0,0,1,0,1,0,0,1,0,1,0,1,1,0,0,0,0,1,0,0,0,1,1,0,0,1,0,0,0,1,0,0,1,1,1,1,1,0,0,1,1,1,0,1,0,0,0,1,1,0,0,1,1,1,1,0,0,0,1,0,1,1,0,1,1,1,1,0,0,1,0,1,0,1,0,1,0,0,1,0,0,1,1,1,1,0,0,1,0,1,0,0,0,1,0,0,1,0,0,1,1,1,0,0,0,1,0,1,0,0,0,0,0,1,0,0,1,1,1,1,1,0,1,1,1,0,0,1,1,1,1,1,1,1,0,1,1,1,0,1,1,0,0,0,0,0,1,1,1,0,1,1,0,0,1,0,0,1,0,1,0,0,1,0,0,1,0,0,1,1,0,1,0,0,1,1,0,0,0,0,1,0,1,1,0,0,0,0,1,1,1,1,1,0,0,1,1,0,0,1,0,0,0,1,1,0,1,0,0,0,1,1,1,1,0,1,0,0,0,1,0,0,0,0,1,0,0,0,0,0,0,0,0,1,0,0,0,1,0,0,0,1,0,0,1,1,0,0,1,1,1,0,1,0,1,0,1,0,0,1,0,0,0,0,0,0,1,1,0,1,1,0,1,0,1,0,1,0,1,1,0,0,1,0,0,1,1,1,0,1,0,1,1,0,0,1,1,0,1,0,0,1,0,1,0,0,1,1,1,0,0,1,0,0,0,1,0,1,1,1,0,1,1,0,1,0,1,0,1,1,1,1,1,1,0,1,0,1,1,1,1,1,0,0,0,1,1,1,0,0,1,0,0,0,0,0,1,0,0,1,0,1,0,1,0,1,1,1,1,1,1,1,1,1,0,0,0,0,0,0,1,0,0,0,0,0,0,0,0,0,1,0,0,1,1,0,1,0,1,1,1,0,0,0,1,0,1,0,0,1,0,1,0,1,1,0,0,0,1,0,0,0,0,0,0,1,1,1,0,1,0,1,1,0,0,1,0,1,1,0,0,0,0,0,1,0,1,1,1,1,0,1,0,1,1,0,0,1,0,1,1,0,1,1,0,1,0,1,1,0,0,0,1,1,0,0,1,0,1,1,1,0,0,1,0,1,1,0,1,1,1,0,0,0,1,0,0,1,0,1,1,0,0,0,1,1,1,1,0,0,0,0,0,1,0,1,1,0,0,0,1,0,1,1,0,0,1,1,1,1,0,1,1,1,1,1,0,0,0,0,1,1,1,1,1,0,0,0,0,0,0,0,1,0,1,0,0,0,1,1,1,1,0,0,1,0,1,0,0,1,0,0,1,0,0,0,1,0,1,1,1,0,1,1,1,1,1,1,0,0,0,0,1,0,0,1,0,0,1,0,0,1,1,1,0,0,1,1,1,1,0,1,1,0,1,1,0,1,1,1,0,1,0,1,1,1,1,0,1,0,0,1,0,0,1,1,1,1,0,1,0,1,0,0,0,1,1,0,0,1,1,1,0,0,0,1,0,0,1,0,0,0,1,1,0,0,1,0,0,0,1,0,0,0,1,0,0,0,1,0,1,1,0,1,1,1,1,0,1,1,1,0,0,1,0,1,1,0,0,0,1,0,1,1,0,0,1,0,1,0,1,1,1,0,0,1,0,0,0,0,0,0,1,0,1,1,0,1,1,1,1,1,1,1,0,1,0,0,0,0,0,1,1,1,0,1,1,0,1,1,0,0,0,0,1,1,0,1,0,1,0,1,0,0,0,1,1,1,0,0,0,0,0,0,1,0,0,0,0,0,0,0,0,1,0,0,0,1,0,0,0,1,0,1,0,0,0,1,1,0,0,1,0,1,0,0,0,0,0,1,1,1,0,0,1,1,1,1,0,1,1,1,1,0,0,1,1,0,0,1,1,1,0,0,0,0,1,1,0,1,1,1,0,0,0,1,1,0,0,1,0,0,1,0,1,0,1,0,0,0,1,0,1,1,1,1,1,0,0,1,1,1,0,0,0,1,1,0,0,0,0,1,1,0,0,0,0,1,0,0,1,1,1,0,0,1,0,0,0,0,1,0,0,0,0,1,0,1,1,0,0,1,0,0,0,1,0,1,1,0,1,1,1,1,1,0,0,1,1,0,1,0,1,1,1,0,0,0,1,0,0,0,0,0,0,0,1,0,0,1,1,1,1,0,1,0,0,0,0,1,0,1,0,1,0,1,0,1,0,0,1,0,1,1,1,0,0,1,0,0,1,0,1,0,0,0,0,1,0,0,0,1,1,0,0,1,0,0,0,1,1,1,0,0,1,0,0,1,0,1,1,0,0,0,1,0,1,1,0,0,0,1,0,0,0,1,1,0,0,1,1,0,1,0,1,0,0,0,0,1,1,1,1,1,0,0,0,0,1,0,1,0,0,0,1,1,0,0,1,0,1,1,1,0,1,1,1,1,0,0,0,1,0,0,0,1,1,0,1,0,0,0,0,0,1,1,1,0,1,1,0,0,0,0,1,1,0,0,1,0,1,1,1,0,1,1,1,0,1,1,0,1,0,1,1,1,1,1,1,0,0,1,1,1,1,0,0,0,1,1,1,1,0,0,0,1,1,1,0,0,0,1,1,0,1,0,1,1,1,0,0,0,0,1,0,1,0,1,1,1,1,0,1,0,1,0,0,1,1,1,0,0,0,0,1,0,1,0,1,0,0,1,0,0,0,1,1,1,1,1,1,1,0,0,1,0,1,1,0,0,1,0,1,1,1,0,1,1,1,1,1,0,0,0,1,1,1,0,0,1,1,1,0,0,1,1,0,0,0,1,0,0,0,0,1,0,0,1,0,1,0,1,0,0,0,0,0,0,0,0,1,0,0,0,0,1,1,1,0,1,1,0,1,1,1,0,0,1,1,1,1,0,0,1,0,0,0,1,1,0,1,1,1,0,0,1,0,0,1,1,0,1,1,0,1,1,0,1,0,0,0,0,0,0,0,0,0,0,0,0,0,0,0,0,0,1,0,1,0,0,1,1,0,0,0,1,0,0,0,0,0,1,1,1,0,0,1,0,1,1,0,1,0,1,1,1,0,1,1,1,1,1,1,1,0,0,0,1,1,0,1,1,1,1,1,0,0,0,0,1,1,0,0,0,1,1,0,1,1,1,1,1,1,1,0,0,0,0,1,0,0,1,0,0,1,1,1,1,1,1,0,1,1,1,0,1,0,0,0,0,0,0,1,0,0,1,1,0,0,0,1,1,1,1,1,1,1,0,1,1,1,0,1,1,0,0,0,0,0,1,1,1,1,0,1,0,1,0,1,0,0,1,0,0,1,1,0,1,1,1,0,1,0,1,0,0,0,1,0,0,1,0,1,1,0,1,0,0,1,1,0,0,0,1,0,1,0,0,0,0,1,1,0,1,0,1,0,1,1,0,0,1,1,1,1,0,0,1,1,1,0,1,0,0,1,1,0,0,0,0,0,1,0,0,0,1,0,1,0,1,0,0,0,0,1,0,1,0,0,0,1,1,1,1,0,0,1,1,1,1,1,1,0,1,0,1,1,0,1,0,1,1,1,0,0,1,1,1,1,1,1,1,1,0,1,1,1,0,1,1,0,0,1,0,1,1,0,0,1,0,0,0,1,0,0,1,1,1,0,0,1,0,1,0,0,1,1,1,1,0,0,0,1,0,1,1,1,1,0,0,0,1,1,0,0,0,1,0,0,0,1,0,0,0,0,0,0,1,0,0,0,1,1,1,0,0,0,0,0,0,1,0,1,0,1,1,1,1,1,1,0,0,0,1,1,0,1,0,1,1,0,1,1,0,0,0,1,0,0,0,1,1,0,1,0,0,1,0,1,0,0,1,0,0,1,1,1,1,1,0,1,1,0,1,1,1,0,1,0,0,0,0,1,1,1,1,0,1,1,0,1,0,0,0,0,1,0,0,1,0,0,1,1,1,0,1,0,0,0,1,0,0,0,0,0,1,1,0,0,0,1,1,0,1,0,1,1,0,1,0,1,0,1,1,1,0,0,1,0,1,0,0,0,0,1,0,1,0,1,1,0,0,1,0,0,1,0,0,0,0,1,0,1,0,1,0,0,1,0,1,1,0,1,0,0,0,1,1,0,0,1,1,0,1,1,1,0,0,0,1,1,1,1,1,1,0,0,1,1,0,1,1,1,0,1,0,1,1,0,1,0,0,1,1,1,1,1,1,1,1,0,0,1,0,0,0,1,0,0,1,0,0,1,1,1,0,0,1,1,0,0,1,0,1,1,1,1,0,1,0,1,0,0,1,0,0,0,0,1,0,0,0,0,0,1,1,0,0,1,0,1,1,0,0,0,0,0,1,1,0,0,0,0,1,1,1,0,0,1,0,0,0,0,1,1,1,0,1,1,1,1,1,1,1,1,1,1,0,0,1,1,1,1,0,1,1,1,1,0,0,0,0,0,0,1,1,0,0,1,0,0,1,0,0,0,1,0,1,1,0,0,0,0,0,0,1,1,0,1,1,1,0,1,1,1,1,0,1,0,0,1,0,0,1,0,1,1,0,0,0,1,0,1,0,1,1,1,1,0,1,0,0,0,0,1,1,0,1,0,1,0,0,0,1,0,1,0,1,1,0,0,1,1,1,0,0,1,0,1,0,1,1,1,0,0,0,0,0,0,0,0,0,1,1,1,1,0,0,1,0,0,1,0,1,0,0,0,0,0,0,0,0,1,0,1,1,1,0,1,1,1,0,1,1,0,0,1,0,0,1,1,0,1,0,1,1,0,0,0,1,0,1,0,0,1,0,1,0,0,0,0,0,0,1,0,0,0,0,0,1,0,1,1,1,1,0,1,0,0,0,1,1,0,1,1,1,0,1,0,1,1,1,0,0,0,1,1,0,1,1,0,1,1,0,0,1,1,0,1,1,1,0,1,0,0,0,1,0,1,1,0,1,1,0,1,0,1,1,1,0,0,1,1,0,1,0,1,1,0,0,1,0,0,0,0,1,0,1,0,1,1,1,0,0,1,0,0,1,1,1,0,0,0,0,1,0,0,0,1,0,1,1,0,0,0,1,0,1,0,1,0,1,0,1,0,0,0,1,1,1,1,0,0,1,0,1,1,1,1,0,1,0,0,0,0,1,1,0,1,1,1,0,0,0,1,1,1,0,1,1,0,0,1,1,1,1,1,0,1,1,0,0,1,0,0,1,0,0,1,0,0,1,0,1,0,0,0,0,1,0,0,0,1,0,1,1,0,1,0,0,1,1,0,0,1,0,0,1,0,0,1,1,1,0,0,0,0,1,1,0,1,1,0,1,0,1,0,0,1,1,1,1,1,1,0,0,0,0,0,1,1,0,0,1,1,1,1,0,1,1,0,0,0,0,0,0,0,1,1,1,1,1,1,1,0,1,1,1,0,0,1,1,0,0,1,1,0,1,1,0,0,0,0,1,1,1,1,1,0,1,1,1,1,1,0,1,0,0,1,1,0,1,1,0,1,1,1,1,1,0,0,0,1,1,0,1,1,1,0,1,0,0,0,0,1,1,1,0,1,1,0,0,0,1,0,0,1,0,0,0,1,0,0,1,0,1,1,1,1,1,0,1,0,0,0,1,0,1,1,0,0,1,1,0,1,0,1,1,1,1,1,0,1,1,0,0,0,0,0,0,1,1,1,1,1,1,0,1,1,1,1,1,0,1,1,0,1,0,0,0,1,1,0,1,1,1,1,0,1,1,1,1,0,1,1,1,0,1,1,0,0,0,0,0,1,1,0,0,1,0,1,1,0,0,1,1,0,1,0,0,0,0,1,1,1,1,0,0,1,0,1,1,1,1,1,0,1,1,0,0,1,0,1,0,0,1,0,0,0,1,1,0,0,1,0,1,1,0,1,1,1,0,0,1,0,0,0,1,1,0,1,1,1,1,0,0,1,0,1,0,1,0,0,0,1,1,0,1,0,0,1,0,0,0,1,1,0,0,1,0,1,1,0,1,0,1,1,0,1,0,1,1,1,0,0,1,1,1,1,0,1,0,0,0,0,1,0,1,0,0,1,0,0,0,1,0,0,1,0,1,1,1,1,1,1,1,1,1,0,0,0,0,1,1,1,0,1,1,1,0,1,1,0,1,0,0,1,0,0,0,1,1,1,0,1,1,1,0,0,0,0,1,1,0,0,0,0,0,0,0,0,0,1,0,0,0,0,1,1,1,0,1,0,0,1,0,0,1,1,0,0,1,0,0,0,1,1,0,0,1,1,1,1,0,1,1,0,0,0,0,0,1,1,1,1,0,1,1,1,0,1,0,1,1,1,0,1,0,1,1,0,1,1,1,0,0,0,1,0,1,1,1,1,0,0,1,0,0,0,0,1,0,0,1,0,0,0,1,0,0,0,1,0,1,1,0,1,1,0,1,1,1,1,1,0,0,0,1,0,0,1,1,1,0,0,0,1,0,0,1,0,1,0,1,1,0,1,0,1,1,1,0,1,1,1,1,0,0,0,0,1,0,1,1,1,0,0,0,0,0,1,0,1,0,0,0,1,0,0,1,1,0,0,1,0,0,0,1,0,0,0,0,1,0,1,1,1,1,1,0,0,1,0,0,0,1,1,0,1,1,0,1,0,0,1,1,1,0,0,1,1,1,1,0,1,0,1,1,0,0,1,1,1,1,1,1,0,0,1,1,1,1,0,1,0,0,0,0,0,1,0,1,1,0,1,1,0,1,0,1,0,1,0,1,0,1,1,0,0,0,0,0,0,0,0,1,0,1,1,1,1,1,0,1,0,0,1,0,0,0,1,1,1,1,0,1,1,1,0,0,0,1,0,0,1,0,0,1,0,1,0,0,1,1,0,1,0,0,1,0,0,1,0,1,0,0,1,0,0,0,0,1,1,1,0,1,0,1,1,1,1,1,1,1,1,0,1,1,1,0,1,1,0,0,1,0,0,0,0,1,1,1,1,1,1,0,1,1,0,1,0,1,0,0,0,1,1,0,0,1,1,1,1,1,1,1,0,0,0,1,0,1,0,0,1,1,1,0,1,1,1,0,0,0,1,0,0,0,1,1,0,1,0,0,1,1,0,1,0,1,1,0,0,1,0,1,0,0,1,1,0,0,0,1,0,0,0,0,0,0,0,0,1,0,0,1,0,1,0,0,0,1,1,1,0,0,0,0,0,1,0,1,0,0,0,0,0,0,1,1,1,1,0,1,0,0,0,0,0,0,1,1,1,1,1,0,1,1,1,1,1,0,0,0,0,0,1,0,1,1,0,0,1,0,1,0,0,1,0,0,1,0,0,0,1,0,1,1,1,1,1,0,1,0,0,0,1,0,1,0,1,0,0,1,0,1,1,0,0,0,0,0,1,0,0,0,0,0,0,1,0,0,0,0,0,1,1,1,1,0,0,1,1,1,1,1,0,1,0,0,0,0,0,1,1,0,1,0,0,1,0,1,1,1,0,0,1,1,0,1,0,0,0,0,1,0,1,0,1,0,0,0,1,1,1,1,1,0,0,0,0,0,1,1,1,0,0,1,0,0,0,1,1,0,1,1,1,0,0,1,0,0,1,1,1,0,1,1,1,1,1,1,1,0,0,0,1,0,1,0,0,1,1,1,0,1,0,0,1,1,1,0,1,0,1,1,1,1,0,0,0,1,1,0,0,0,0,0,0,0,0,0,0,0,1,0,1,1,0,1,1,0,1,0,1,1,0,1,0,1,1,0,0,0,0,0,0,0,1,1,1,1,1,1,1,1,0,1,1,0,1,1,1,0,0,0,1,1,0,1,0,0,0,1,1,1,0,1,1,0,0,0,0,0,1,1,0,0,0,0,1,0,1,0,1,1,0,1,0,0,1,0,0,0,1,0,0,0,1,1,0,1,0,1,1,0,0,0,0,1,1,1,0,0,1,1,1,1,0,1,0,1,1,1,1,1,0,1,1,1,0,0,0,1,0,1,0,0,1,1,1,0,0,1,0,1,1,1,0,0,0,0,1,1,0,0,0,0,0,1,1,1,0,0,1,1,0,1,0,0,0,0,0,0,1,1,1,0,0,0,1,1,1,1,1,1,1,0,0,1,0,1,0,1,0,0,0,1,0,0,0,0,1,1,0,1,1,1,1,1,0,0,1,0,1,1,1,0,0,1,0,1,1,1,0,1,1,1,1,0,1,1,0,1,0,1,1,1,1,0,0,0,0,1,0,1,1,0,0,1,1,0,1,1,0,1,0,0,1,0,0,0,0,0,1,1,0,1,1,1,1,1,0,0,1,0,0,1,1,0,1,1,0,0,1,0,1,0,0,0,1,1,0,1,1,0,0,0,1,1,0,1,1,0,1,1,0,0,1,1,0,1,1,1,1,0,1,0,1,1,0,0,1,0,0,0,0,1,1,1,1,0,1,1,1,1,0,1,1,1,1,1,0,0,1,0,1,0,1,1,1,0,0,1,0,0,0,1,1,1,1,0,0,0,0,0,0,0,0,1,1,0,0,0,0,0,0,1,1,0,1,0,1,0,1,1,1,0,0,0,0,1,1,1,1,0,0,1,0,1,0,0,1,0,0,1,1,1,1,0,1,1,0,0,0,0,0,0,0,1,1,1,1,1,0,0,0,1,1,0,0,1,1,1,1,0,1,1,0,1,1,0,0,1,1,0,0,1,1,1,1,1,0,1,1,1,1,0,0,0,0,0,1,0,1,0,0,0,1,0,0,0,0,0,1,0,0,1,0,1,0,1,0,0,0,1,1,0,1,0,0,1,1,0,1,0,0,0,0,1,1,0,1,1,1,1,1,1,0,1,0,0,0,1,0,1,0,0,0,0,1,0,1,1,0,0,1,0,0,1,1,0,1,0,0,0,0,0,1,1,1,1,0,1,0,0,0,0,1,0,0,1,1,1,0,0,1,1,0,0,1,1,0,1,0,1,0,0,0,0,1,1,0,0,1,1,0,0,1,1,0,0,0,1,0,0,1,0,0,1,1,1,1,0,0,0,0,1,1,0,0,1,0,1,0,1,0,1,0,1,1,1,0,1,1,1,1,0,0,1,1,0,1,1,0,1,0,1,0,1,0,1,0,1,0,1,0,0,0,0,0,1,0,0,1,1,0,0,0,1,1,0,0,0,1,0,1,1,0,1,1,0,0,0,1,0,1,0,0,1,0,1,1,1,0,0,0,1,1,1,0,1,1,1,0,0,1,0,0,0,1,1,0,1,1,0,0,0,1,1,1,1,1,1,1,1,1,0,1,1,0,1,1,1,0,1,0,1,0,0,0,0,1,1,1,0,1,1,1,1,0,1,0,0,1,1,0,0,1,1,1,1,0,1,0,1,0,1,1,0,0,1,1,0,1,1,0,0,1,0,0,0,1,0,1,0,0,0,0,1,1,0,0,0,1,1,1,1,0,1,1,1,1,0,1,0,0,1,0,1,0,1,1,1,1,1,1,0,0,1,1,0,1,1,1,1,0,1,1,0,1,1,0,1,0,1,0,1,1,0,0,0,0,0,1,1,0,1,0,1,0,1,0,1,0,1,0,1,0,1,1,1,0,1,1,0,1,1,0,0,0,0,0,1,1,1,0,1,1,1,1,1,0,0,1,1,0,1,0,0,1,1,0,0,0,1,0,0,0,1,0,0,0,1,0,0,1,1,0,1,0,0,1,1,1,1,1,0,1,0,1,1,0,1,1,0,0,0,1,0,0,0,0,0,0,1,0,0,0,0,1,0,0,0,0,1,0,1,0,0,0,0,0,0,0,0,1,0,0,1,0,0,1,1,0,0,1,1,0,1,1,0,1,0,1,0,1,1,0,0,0,1,1,1,0,0,0,1,1,1,1,1,0,0,1,1,1,0,0,0,0,1,1,1,0,1,1,1,1,0,1,0,0,1,0,1,0,0,1,1,1,1,1,0,0,1,1,0,0,0,0,1,0,1,0,1,1,1,0,0,1,1,1,0,1,0,1,1,0,1,1,1,0,1,1,1,0,1,0,0,0,1,1,1,0,1,0,0,0,0,0,0,1,0,1,0,1,1,1,0,1,0,1,1,1,1,0,1,0,1,1,0,0,1,1,0,1,1,1,0,0,1,1,1,1,0,1,1,0,1,0,0,1,1,1,1,1,0,0,0,1,0,0,0,0,0,1,1,1,1,1,1,1,1,1,0,0,1,1,1,0,1,0,1,1,1,0,1,1,1,0,1,1,1,0,0,1,0,1,1,1,0,1,1,1,0,0,1,0,0,1,1,1,0,1,0,1,0,0,1,0,0,1,0,0,1,1,1,1,1,0,0,0,1,1,1,0,0,1,1,0,0,1,1,0,1,0,0,1,0,1,1,1,1,1,0,1,0,0,1,1,0,1,1,0,0,1,1,1,1,1,0,1,0,0,0,0,1,0,1,0,1,0,1,1,0,0,0,1,0,0,0,0,1,0,1,1,0,1,0,1,1,1,1,1,0,1,1,1,0,1,0,0,0,0,0,1,1,0,0,1,0,1,0,1,0,1,1,0,0,1,1,1,0,0,1,1,0,0,0,0,0,1,1,1,1,1,1,1,1,1,1,1,0,0,1,1,0,1,1,1,0,0,0,0,1,1,0,1,0,0,1,0,1,0,0,1,1,0,1,0,1,1,0,0,1,0,1,1,1,0,1,0,0,0,0,0,1,1,0,0,0,1,0,1,1,1,0,1,1,0,0,1,0,0,1,1,1,1,0,1,1,0,1,1,1,0,0,0,1,1,0,1,0,0,0,0,1,0,0,0,0,0,1,0,1,0,0,0,1,0,1,1,1,0,1,1,0,1,1,0,0,0,1,0,0,0,0,1,1,0,0,0,1,0,1,0,0,1,0,1,1,1,0,0,0,1,1,0,1,0,0,1,1,0,0,1,0,0,0,1,0,1,1,0,1,1,0,0,1,1,0,1,0,0,1,1,1,1,1,0,0,1,1,1,0,1,0,0,0,0,1,0,0,1,0,1,1,0,0,1,0,1,0,1,1,1,0,0,1,0,0,1,0,0,1,1,0,1,1,1,0,1,1,1,0,1,0,1,0,0,1,0,1,1,0,1,0,1,0,0,0,1,0,0,0,0,1,1,1,1,0,1,1,1,0,0,0,1,0,1,0,0,0,1,0,1,1,1,1,1,1,0,0,0,1,0,1,0,0,1,1,1,1,0,1,0,0,1,0,1,1,1,1,1,1,1,1,0,0,0,1,0,0,1,0,0,1,0,1,1,1,0,0,1,1,1,1,1,1,1,0,0,0,1,1,0,1,0,0,0,1,1,1,1,0,0,0,0,1,0,0,0,0,0,0,0,1,1,1,0,0,0,1,1,1,1,0,1,0,0,0,1,1,1,0,0,0,1,1,0,0,1,1,1,0,0,1,1,1,1,1,1,1,1,0,0,0,0,1,1,0,0,1,1,1,0,1,1,0,1,1,0,1,1,1,1,1,1,0,0,0,0,0,1,1,1,0,0,1,1,0,0,0,0,0,0,1,1,0,0,1,1,1,0,1,1,1,1,0,1,1,1,1,0,0,1,0,1,0,1,0,0,0,1,1,1,0,1,1,1,0,0,0,1,1,0,1,0,0,1,0,1,0,0,0,0,1,0,0,0,0,0,0,1,0,1,0,1,1,0,1,0,0,0,0,0,0,1,0,0,0,1,0,1,1,1,1,1,1,1,0,1,0,0,1,1,1,0,1,1,1,1,1,0,0,1,1,1,0,0,1,1,0,1,0,1,1,0,0,1,0,1,0,1,1,0,1,0,1,1,1,0,0,0,0,1,1,0,1,0,0,0,1,0,1,1,1,0,1,1,0,0,0,0,1,0,1,0,1,1,1,1,0,0,1,0,0,0,0,1,0,0,0,0,1,0,0,0,1,1,0,0,0,1,1,1,1,1,1,1,0,1,0,1,1,1,0,1,0,1,0,1,1,1,1,1,0,1,0,1,1,0,1,1,0,0,0,1,0,1,0,1,0,0,0,0,1,1,1,1,0,1,0,0,0,1,1,0,0,0,0,1,0,0,1,1,0,0,1,1,0,1,0,1,0,0,0,0,1,1,0,0,1,1,0,1,1,1,1,0,0,0,0,1,1,1,1,1,0,0,0,1,0,0,0,1,0,0,0,0,1,1,0,0,0,1,1,0,0,0,1,0,1,1,1,1,1,0,0,1,1,1,0,1,1,0,0,0,0,0,0,0,1,1,1,0,0,0,0,0,0,0,1,0,0,0,0,0,0,1,0,0,0,1,0,1,0,0,1,1,0,1,0,0,1,0,1,1,0,1,1,1,0,0,0,1,0,1,1,0,1,1,0,1,0,1,0,0,0,0,0,1,0,1,0,1,0,1,0,0,0,0,1,0,1,1,1,1,1,1,0,1,1,0,1,1,0,1,0,1,1,0,1,0,0,1,0,1,1,1,0,0,0,1,0,1,1,0,1,1,0,1,1,0,1,1,1,0,0,0,1,1,0,0,1,0,1,1,1,1,1,0,0,1,1,0,1,0,1,1,1,1,0,1,1,0,0,1,1,1,1,0,0,0,0,1,1,1,1,0,0,0,0,1,1,1,0,0,1,0,1,1,1,1,0,1,0,0,0,0,0,1,0,0,0,1,1,0,1,0,1,0,0,0,1,1,0,1,0,1,1,1,0,1,0,1,0,1,1,0,1,0,1,1,0,1,1,0,0,1,1,1,0,0,1,0,0,1,0,0,1,1,1,1,1,0,0,0,0,1,0,1,0,0,0,1,1,0,0,1,1,0,0,1,0,0,0,1,1,0,0,1,1,0,0,1,0,1,0,1,0,1,0,1,0,0,0,0,1,0,1,0,1,1,0,0,1,1,1,1,0,1,1,1,0,1,1,1,1,0,1,1,1,1,0,1,1,1,0,1,1,0,0,1,0,1,1,1,1,1,1,0,1,1,0,1,0,1,0,0,0,1,1,1,0,1,1,1,1,0,1,0,1,1,0,0,1,1,1,0,1,1,1,1,0,0,0,1,1,1,0,0,1,0,1,0,0,0,0,1,0,1,0,1,0,1,0,1,0,0,0,0,0,0,1,0,1,1,1,0,0,0,1,1,0,1,1,0,1,0,0,1,0,0,0,0,0,0,0,0,0,1,1,0,0,1,0,1,0,0,1,0,0,0,0,0,1,1,1,0,1,1,1,1,1,0,1,1,0,1,1,0,1,0,0,0,1,0,0,0,1,0,1,1,1,1,0,0,0,1,0,0,1,1,1,1,1,1,1,0,0,0,1,0,1,1,1,0,0,1,1,1,1,0,0,0,0,0,0,1,1,1,1,1,1,0,1,0,1,0,0,1,0,1,1,0,0,1,1,1,1,1,1,1,0,0,1,0,0,0,0,0,0,1,0,1,0,0,0,1,1,0,1,0,0,1,1,0,0,0,1,1,1,1,1,0,1,0,0,1,1,1,1,1,1,0,1,0,1,1,0,1,0,1,1,1,1,0,0,0,0,1,1,0,0,0,1,0,1,0,0,1,1,1,0,1,1,0,0,0,1,1,1,0,1,0,1,0,0,0,0,0,1,1,1,0,0,0,1,0,1,1,1,1,1,0,0,1,1,0,0,0,0,1,0,1,1,0,1,1,0,1,1,0,1,0,1,0,0,0,0,1,1,0,1,0,0,1,0,0,1,1,1,0,1,0,1,1,1,1,1,1,0,1,1,0,1,0,0,1,1,0,0,1,0,1,0,1,0,1,1,0,1,1,0,0,1,1,0,1,0,0,1,1,1,1,0,0,0,1,0,1,1,0,1,1,0,0,0,1,0,0,1,1,1,1,0,1,0,1,1,1,1,0,0,1,1,0,0,0,0,1,1,0,0,0,1,1,1,0,0,1,0,0,0,0,1,1,1,1,0,1,1,0,1,1,1,1,0,1,0,1,1,0,1,1,1,0,1,1,1,1,0,1,1,0,0,1,1,0,0,1,0,0,1,1,0,0,1,1,1,1,1,1,0,0,1,1,1,0,1,0,0,0,0,1,0,1,0,0,0,0,1,0,1,0,0,1,1,0,1,0,1,0,0,1,0,0,1,1,1,1,0,1,1,0,1,0,0,1,1,1,1,1,0,0,0,0,0,1,0,1,1,1,1,1,1,0,1,0,1,0,1,0,1,1,0,0,1,0,0,0,1,0,0,0,0,0,0,1,1,1,0,0,0,0,0,1,0,1,0,1,0,1,0,1,0,1,0,1,0,0,0,1,0,0,0,0,1,0,0,1,0,0,1,1,0,0,0,0,0,1,0,1,1,1,0,0,1,0,0,0,1,0,1,1,1,1,1,1,0,0,1,1,0,1,1,0,0,0,1,1,1,1,0,0,0,1,1,0,0,0,0,1,1,1,1,0,0,1,0,1,0,1,1,1,0,0,1,0,0,1,1,0,0,0,0,1,0,1,1,0,0,0,0,1,1,1,0,0,0,1,1,0,1,1,0,1,0,0,0,1,0,0,1,1,1,0,0,1,0,1,0,0,0,0,0,0,0,0,0,0,1,0,0,0,0,1,0,0,1,1,1,1,1,0,1,0,1,1,1,0,1,0,0,1,1,0,1,0,0,0,1,0,1,1,0,0,0,0,0,1,0,0,1,0,1,1,1,1,1,1,0,0,1,1,0,1,0,0,0,0,0,0,0,1,0,1,0,1,0,0,0,0,0,1,0,1,1,0,0,1,1,0,0,1,1,0,0,0,1,0,1,1,1,0,1,0,0,0,0,1,1,1,1,1,0,0,1,1,0,1,0,1,0,0,1,0,1,1,1,0,1,0,1,1,1,0,1,0,0,1,0,1,1,0,0,1,1,1,0,1,1,1,0,0,1,0,0,1,1,1,0,0,0,1,0,1,0,1,1,0,0,0,1,0,0,1,1,1,0,1,1,0,0,1,0,1,1,1,0,0,1,0,1,1,1,1,1,1,1,0,1,0,1,0,0,0,0,0,1,0,1,1,1,1,1,1,0,0,0,0,0,1,1,1,0,1,1,1,0,0,1,0,1,1,0,0,0,1,1,0,1,1,0,0,0,0,1,0,0,1,1,0,0,1,1,0,0,1,0,1,0,1,0,1,0,0,0,0,0,0,0,0,0,1,0,1,0,0,1,0,1,1,1,1,1,0,1,0,1,0,1,0,1,0,0,1,0,0,0,0,1,1,1,0,1,0,0,0,1,0,0,1,0,0,0,1,1,0,1,0,0,1,0,0,1,1,1,1,0,1,0,1,0,0,1,0,1,1,1,0,1,1,1,0,0,1,1,0,0,1,1,1,1,1,0,0,0,1,0,1,0,1,0,1,0,1,1,1,0,0,1,0,0,1,0,0,0,0,0,1,1,1,1,1,0,1,1,1,0,0,0,1,0,1,1,1,1,1,0,1,0,0,1,1,1,0,0,1,0,0,1,1,1,1,0,1,1,0,0,1,1,0,0,1,1,0,1,1,0,0,1,1,0,1,1,1,0,0,0,0,0,0,0,0,1,0,1,1,0,0,0,1,1,0,0,0,1,0,0,0,0,1,1,0,0,0,0,1,0,1,0,0,1,0,1,0,0,1,1,1,0,1,0,1,1,1,1,0,0,0,0,1,1,1,0,1,1,1,0,1,1,0,0,0,0,1,0,0,0,0,0,0,1,1,1,0,0,1,1,0,1,1,1,1,0,1,1,0,0,1,1,1,1,1,0,0,0,1,0,0,0,1,1,0,1,0,0,1,1,1,1,1,0,0,0,0,1,1,0,0,1,1,1,0,0,0,0,1,0,0,0,1,0,1,0,0,0,1,1,0,0,1,1,1,0,1,0,0,0,1,1,1,1,0,0,1,1,1,0,1,1,0,1,0,1,0,1,0,0,0,1,1,1,0,0,0,1,1,0,0,0,0,0,1,0,1,0,1,1,1,0,0,1,1,0,1,1,1,0,0,1,1,0,1,1,1,1,1,1,0,0,0,0,0,0,0,1,1,1,1,1,0,0,0,0,1,0,1,0,1,0,1,0,1,0,1,0,0,1,1,1,1,0,0,0,0,1,0,0,0,0,0,0,1,0,1,0,1,1,0,0,1,1,0,0,1,0,0,0,0,1,1,1,0,0,1,1,1,0,1,1,1,1,1,1,1,0,1,1,1,1,0,0,0,0,0,1,1,1,0,1,1,1,0,1,0,1,0,1,1,0,0,0,0,0,0,1,1,1,1,0,1,0,1,0,1,1,1,1,1,0,1,1,0,1,1,0,1,1,0,1,1,1,1,0,1,0,0,0,1,1,0,1,0,0,0,1,1,0,1,0,1,1,1,0,0,0,0,0,1,0,0,1,1,1,0,0,1,1,1,1,1,0,1,1,0,1,0,0,1,1,0,0,0,0,0,1,0,0,1,1,0,1,1,1,1,0,0,0,0,0,1,0,1,1,0,1,1,1,1,1,0,1,1,1,0,1,1,0,0,0,0,1,0,0,1,0,0,1,0,0,0,0,0,0,0,0,1,0,1,0,0,1,1,1,1,0,0,1,1,1,0,1,1,0,1,0,0,0,0,1,1,1,0,1,1,1,0,1,0,0,1,0,1,1,1,1,0,1,1,0,1,0,0,0,0,1,1,1,1,0,1,0,1,0,1,1,1,1,1,0,1,0,1,0,0,1,1,1,1,1,1,1,1,1,0,0,0,1,0,0,0,0,1,0,1,0,0,1,0,1,1,1,1,0,1,0,0,1,1,0,0,1,0,0,0,1,0,1,1,1,1,1,0,1,1,1,0,0,0,1,1,0,1,1,1,1,1,1,1,0,1,1,0,0,0,0,0,0,0,1,1,0,1,1,1,0,0,0,1,1,0,0,1,0,0,1,1,0,0,1,0,1,1,0,0,1,0,1,0,1,0,1,1,0,0,1,1,1,1,1,1,1,1,0,1,0,0,1,0,1,1,0,0,1,0,0,1,1,1,1,0,0,1,1,1,1,0,1,0,0,1,0,1,1,1,0,0,0,1,0,0,1,0,0,0,1,0,0,0,1,0,1,1,0,0,1,1,0,1,0,1,1,0,0,0,0,0,0,0,1,1,0,0,1,0,0,0,1,0,1,0,1,1,1,0,0,0,1,1,1,0,1,1,1,0,0,1,1,0,0,0,0,1,0,1,1,1,0,1,0,0,0,0,0,1,0,0,0,1,0,1,1,0,1,0,0,0,1,1,0,1,0,0,1,0,0,1,0,1,1,0,0,0,1,0,0,1,1,0,1,0,1,0,0,0,0,1,1,1,1,0,0,0,0,1,0,0,1,0,1,0,0,0,1,1,0,0,1,0,1,1,0,1,0,1,1,0,1,1,1,0,0,1,0,0,0,0,1,0,1,0,0,0,1,0,0,0,0,1,0,0,1,1,0,0,1,0,1,1,1,0,1,1,0,0,0,1,1,0,1,1,1,0,0,1,1,1,1,1,0,1,1,0,1,0,0,1,0,0,1,1,1,0,0,1,0,0,0,1,1,0,1,0,0,1,1,1,1,1,1,1,1,1,0,1,0,1,0,1,0,1,0,1,1,0,0,0,1,1,1,0,0,0,0,1,0,0,0,0,1,0,0,0,1,1,1,0,1,0,0,1,1,0,1,0,0,1,1,0,0,1,0,1,0,0,0,0,0,0,1,1,1,0,1,1,1,0,1,0,1,1,1,1,1,0,0,0,1,1,1,0,1,0,1,0,1,1,1,0,1,1,1,0,1,0,1,0,1,1,1,1,1,0,0,1,1,1,0,1,1,1,0,1,1,1,1,0,1,0,1,0,1,0,1,0,1,0,1,1,0,1,0,0,0,1,1,0,0,0,1,1,1,1,0,0,1,1,1,0,0,1,0,1,0,0,1,0,1,1,0,1,0,0,0,1,0,1,0,0,1,0,1,1,1,0,0,1,0,1,0,1,1,1,1,0,1,1,0,1,0,0,0,1,0,1,0,1,1,0,1,0,1,1,1,0,1,1,0,0,0,1,1,0,0,1,1,1,0,1,1,1,1,1,1,0,1,1,0,0,0,0,0,0,1,1,1,0,1,0,0,0,1,1,0,0,1,0,0,1,1,1,1,1,1,0,1,0,1,1,1,0,0,1,0,0,0,1,1,0,1,1,0,0,1,0,0,0,1,0,1,0,0,0,0,1,1,1,1,0,1,1,1,0,0,0,0,0,0,1,0,0,1,1,1,0,1,0,0,1,0,1,0,1,1,1,1,1,1,0,0,0,1,0,1,1,0,0,1,0,1,1,1,1,0,1,0,0,0,1,0,0,0,1,0,1,0,1,1,1,0,1,0,1,0,1,0,0,0,1,1,0,1,0,1,1,0,0,0,1,0,0,0,1,0,0,1,1,0,1,1,1,1,0,0,0,0,1,1,1,0,0,1,0,0,1,1,1,0,1,1,1,0,0,0,0,1,0,1,0,1,1,0,1,1,1,1,1,1,1,0,0,0,1,0,1,1,1,1,1,0,1,1,0,0,0,1,0,1,0,0,1,0,1,1,0,0,0,1,0,0,0,1,1,1,0,1,1,1,1,0,1,1,1,0,1,0,0,0,1,1,0,0,0,0,1,0,0,0,1,1,0,1,0,0,0,1,1,1,1,1,0,0,0,0,1,0,1,0,1,1,1,0,0,0,0,0,0,1,1,0,1,1,0,1,1,1,0,0,1,1,0,1,1,1,0,1,1,0,1,1,0,0,1,0,1,0,0,0,1,0,0,1,0,1,0,0,0,0,1,0,1,0,1,0,1,0,1,0,0,0,1,1,0,0,0,1,1,0,1,0,0,0,1,1,0,1,0,1,0,0,1,0,0,1,1,0,1,1,0,1,1,1,0,0,0,0,1,0,0,0,0,0,0,1,0,0,0,1,0,0,0,0,0,0,0,1,0,1,1,1,0,0,0,1,0,1,1,1,0,0,0,0,1,0,1,1,1,1,0,1,1,0,0,1,1,0,0,1,0,1,0,1,0,1,0,1,0,0,1,1,0,1,1,0,1,1,1,0,0,1,1,1,0,1,1,0,1,0,0,0,0,1,0,1,0,1,1,0,1,0,0,0,0,1,1,0,1,1,0,1,1,0,0,0,1,0,0,1,0,0,0,1,0,0,0,0,0,1,0,0,0,0,0,1,1,1,1,0,0,1,1,1,1,1,1,0,1,1,1,1,0,0,0,0,0,1,0,0,0,1,0,1,1,1,1,1,0,1,0,0,1,0,1,0,1,1,1,0,1,0,0,0,1,0,0,1,1,1,1,1,0,0,0,1,1,1,0,1,0,1,0,1,1,0,1,0,0,1,1,0,0,0,0,0,0,0,0,1,1,0,1,0,0,0,1,1,1,0,0,1,0,1,1,0,1,0,1,1,0,1,0,0,1,1,1,0,1,1,0,1,1,0,1,1,1,1,1,1,0,0,1,0,1,1,0,0,1,0,0,1,0,1,0,0,1,0,0,0,1,1,1,0,1,0,1,0,0,1,1,1,0,0,0,1,0,1,1,0,1,1,1,0,0,1,0,1,1,1,0,0,0,0,0,0,1,1,1,0,1,1,1,1,0,0,1,0,0,0,0,1,0,1,1,1,0,1,0,1,1,1,0,1,0,0,0,0,1,0,1,0,1,0,1,1,0,1,1,0,1,0,1,0,0,1,0,0,1,0,0,1,0,1,1,0,1,0,1,0,1,0,0,0,0,0,0,0,0,0,1,0,0,1,1,1,1,1,0,1,1,1,0,0,1,0,0,1,0,1,0,1,1,0,1,1,1,0,1,1,0,0,0,1,0,1,1,0,1,1,0,1,0,0,0,1,1,0,1,0,0,0,1,1,0,0,0,0,0,0,0,1,0,0,1,0,0,0,1,1,0,0,1,0,0,1,0,0,0,1,1,1,1,1,1,1,1,0,0,0,0,0,0,1,0,0,0,0,1,1,0,0,0,1,0,0,1,0,1,0,1,0,1,1,1,1,1,1,1,1,0,1,1,0,1,0,1,0,1,0,1,0,0,0,1,1,0,1,1,0,0,1,0,0,0,1,0,0,1,0,0,1,0,1,0,1,0,0,0,0,0,1,1,1,1,0,1,0,0,0,1,0,0,0,1,1,0,1,1,1,0,0,1,1,0,0,0,1,1,1,1,1,0,1,1,1,0,1,0,1,0,0,0,0,0,1,1,0,1,1,1,1,0,1,0,0,0,0,1,1,1,1,0,1,0,1,0,0,1,1,0,0,0,1,0,1,1,1,0,1,0,1,0,0,1,0,0,1,1,0,1,0,0,0,0,1,1,1,0,1,1,0,1,1,1,1,1,1,0,0,1,1,0,0,0,0,1,1,0,1,0,0,1,0,1,0,1,1,1,0,1,0,0,1,1,1,1,0,1,0,0,0,1,0,1,1,0,0,1,0,0,1,1,1,0,0,1,1,0,1,0,0,0,0,1,0,1,0,0,0,1,0,1,1,1,0,1,0,1,1,1,0,0,1,1,1,1,1,0,1,1,1,0,0,0,0,1,1,0,1,1,0,0,0,0,0,1,1,0,0,0,1,0,0,0,0,0,1,0,1,0,0,1,0,0,0,1,1,1,0,0,1,1,1,0,1,1,0,0,0,1,0,1,1,1,1,1,0,0,1,0,1,0,0,1,1,0,0,1,0,0,0,1,1,0,1,0,0,1,1,0,0,1,0,0,0,0,1,1,0,1,0,0,1,0,0,0,1,0,0,0,1,0,1,1,0,1,1,0,1,1,1,0,1,0,0,0,0,1,0,1,1,0,0,0,0,1,1,1,0,1,1,0,0,0,1,1,0,1,1,1,1,0,0,0,1,0,0,0,1,0,1,1,0,1,0,0,0,1,0,1,0,0,0,1,0,1,1,1,0,1,0,1,0,0,0,1,1,1,0,1,0,1,0,0,1,1,1,1,1,0,0,0,0,0,0,1,0,0,1,1,1,1,0,0,1,1,1,1,1,1,1,1,0,1,1,1,0,1,0,1,1,1,0,1,0,0,1,1,1,0,0,1,0,1,0,1,1,0,1,1,0,0,0,0,1,0,1,1,1,1,1,1,0,1,1,0,0,0,0,1,0,1,0,0,0,0,0,1,0,1,1,0,1,1,1,1,0,1,0,1,1,1,0,1,0,0,1,1,0,0,0,0,0,1,1,0,0,1,0,0,0,1,0,1,0,0,0,1,0,0,1,0,0,1,0,1,0,1,1,1,0,1,1,1,0,0,1,0,0,1,1,1,1,1,1,1,1,0,1,0,0,1,0,1,0,0,0,1,0,0,0,1,1,0,1,0,0,0,0,0,0,0,1,0,1,0,0,0,1,0,1,1,0,0,0,1,0,0,0,1,0,1,1,0,1,1,0,1,0,1,0,0,1,0,0,0,1,0,0,1,1,0,0,1,1,0,0,0,0,0,1,1,1,0,0,0,1,1,1,1,0,1,1,1,0,1,0,1,0,1,1,0,0,1,1,0,0,1,1,1,0,0,1,0,1,0,0,1,0,1,1,0,1,1,1,1,0,1,0,0,1,0,1,1,1,0,1,0,1,1,1,0,0,1,0,0,0,0,0,1,1,1,0,1,0,0,1,1,1,1,0,0,0,1,0,0,0,0,1,0,0,1,1,0,1,1,0,0,0,1,1,1,0,1,0,1,1,1,1,1,1,0,1,1,0,0,0,0,0,0,0,0,1,0,1,0,1,1,0,1,0,1,1,1,1,1,0,1,1,0,0,1,1,1,1,1,1,0,1,1,0,1,1,0,1,0,0,1,0,0,1,0,0,1,0,0,1,1,1,0,1,1,1,1,0,0,1,1,0,0,0,1,1,0,1,0,1,0,0,0,1,1,1,0,1,1,0,0,0,0,0,1,0,1,1,0,1,0,0,1,1,0,0,0,0,0,0,1,0,1,1,1,0,0,1,0,0,0,1,1,0,1,0,0,0,1,0,1,0,0,1,1,0,0,1,0,1,0,0,1,1,0,1,1,0,1,1,0,1,1,0,0,0,1,1,1,0,0,1,0,1,1,0,0,0,0,1,0,0,1,1,1,0,1,0,1,1,1,0,1,0,0,0,1,1,1,1,1,1,0,1,0,1,0,0,0,0,0,0,1,0,1,1,1,0,0,1,1,0,0,0,1,0,1,1,1,0,0,0,1,1,1,0,1,0,1,0,1,0,0,0,0,0,0,0,0,0,0,1,1,1,1,0,0,0,1,1,1,1,1,1,0,1,1,0,1,0,0,1,0,1,1,0,1,0,0,0,0,0,0,0,1,0,0,1,0,0,0,1,1,1,1,1,0,0,0,0,1,1,1,0,1,0,0,0,1,1,0,0,1,1,0,0,0,0,0,1,0,0,1,1,0,0,0,0,0,0,1,1,0,0,1,1,1,1,0,1,0,0,0,1,0,0,1,1,0,0,0,1,0,1,0,1,0,0,1,0,0,0,0,0,0,1,1,1,0,0,1,0,1,0,0,0,0,1,0,0,0,0,0,0,1,1,0,1,0,1,0,1,1,1,0,1,1,1,0,0,1,1,0,1,1,0,1,1,0,0,0,1,1,0,1,0,0,0,0,1,1,1,1,1,1,1,1,0,0,1,0,0,1,0,0,0,1,0,0,1,0,1,0,1,1,0,0,1,0,0,0,0,0,1,1,0,0,0,0,1,0,0,1,0,1,0,1,1,0,0,1,0,1,0,0,1,0,1,1,0,0,1,0,1,0,0,1,1,1,1,0,1,0,0,1,1,1,1,0,1,1,0,0,1,1,1,0,1,0,0,0,1,1,1,1,1,0,1,0,1,1,1,1,0,1,1,0,1,0,0,0,0,1,1,0,1,0,1,0,0,0,1,1,1,1,0,1,0,0,0,1,1,0,1,0,0,0,0,0,0,1,0,1,0,0,0,1,0,1,0,0,0,0,1,0,0,1,0,0,0,1,0,0,0,1,0,1,1,0,1,0,1,0,1,0,0,0,1,1,0,1,1,0,1,0,1,1,0,1,1,0,1,0,1,1,0,1,1,0,0,1,0,0,1,0,0,1,1,1,1,1,1,0,1,1,0,0,0,0,1,0,1,0,0,1,1,0,1,1,1,0,0,0,1,0,0,0,1,0,1,1,1,1,0,0,1,1,0,1,1,0,1,0,0,1,0,1,1,1,1,0,0,0,0,0,0,0,0,0,1,0,0,1,0,0,0,0,1,1,0,1,0,1,0,0,0,0,0,1,0,1,1,0,1,0,0,0,1,0,0,1,1,1,1,0,0,0,1,1,0,1,1,0,0,1,0,0,1,0,0,0,0,1,0,0,0,1,0,0,1,0,0,1,1,1,0,0,1,1,1,0,1,0,1,0,1,1,0,1,1,0,1,0,0,1,1,1,1,0,1,1,1,1,0,0,1,1,0,1,0,0,1,1,1,1,1,0,0,0,1,1,0,1,1,0,0,0,1,1,0,0,1,0,0,0,1,1,1,0,1,0,0,1,0,0,0,1,1,0,1,1,1,0,1,0,1,1,1,1,0,0,1,1,0,0,1,0,1,0,0,1,1,0,0,0,0,1,0,0,1,0,0,1,0,1,1,1,1,1,1,0,0,1,0,1,1,0,1,0,1,1,0,0,0,0,1,1,1,0,0,0,0,1,0,1,1,1,0,0,0,0,0,0,0,1,1,0,1,1,1,0,0,0,1,1,0,0,0,0,1,1,1,1,1,0,0,0,1,1,1,1,1,1,1,1,0,1,0,1,0,1,0,0,1,1,0,1,1,0,1,1,0,1,0,1,1,1,0,1,0,1,1,1,0,1,1,0,1,1,1,0,0,0,1,0,1,0,0,0,1,1,0,1,1,0,0,0,1,1,0,0,0,1,1,1,0,1,1,0,1,1,0,0,0,0,0,1,0,0,0,1,0,1,0,0,0,1,1,1,1,1,0,1,0,1,0,1,1,0,0,0,0,0,1,1,1,0,0,1,0,0,1,1,1,1,1,0,0,1,0,0,1,0,0,0,0,0,0,1,0,1,1,1,0,1,1,0,1,0,0,0,0,0,1,1,0,0,1,1,0,1,0,0,0,1,1,1,1,1,0,0,0,0,0,1,0,1,0,1,1,1,0,1,0,0,1,1,0,1,1,0,0,1,1,0,1,1,0,0,1,0,1,0,0,0,0,1,1,1,0,0,1,1,1,0,0,1,0,1,1,0,0,0,1,1,1,0,0,1,0,1,0,0,0,0,0,1,0,1,0,1,0,1,1,1,1,0,0,0,0,1,1,1,1,1,1,1,1,0,0,0,0,1,1,0,0,0,0,0,0,1,0,0,0,0,0,1,1,1,1,1,0,1,0,1,1,0,1,1,0,0,1,0,0,0,0,1,1,0,1,1,0,1,0,1,0,1,0,0,1,0,0,1,0,1,0,1,0,0,0,0,0,1,1,0,1,1,1,0,0,0,1,1,0,0,1,0,0,0,1,1,1,1,1,0,1,0,0,1,0,1,1,0,0,0,0,1,1,0,1,1,1,0,1,1,0,0,0,1,1,1,0,1,0,0,1,1,0,1,1,0,0,0,1,1,0,0,0,0,1,0,1,1,1,1,0,0,0,0,1,0,1,0,0,1,0,1,0,1,0,1,1,0,0,0,0,1,0,1,0,1,0,0,1,0,0,0,0,1,1,1,1,1,1,1,1,1,1,1,1,1,0,1,0,1,0,0,1,1,1,1,0,0,1,1,1,0,0,1,1,0,1,1,1,0,0,0,1,0,0,0,1,0,1,0,1,1,0,0,0,0,1,0,1,0,1,0,1,0,0,0,1,1,0,1,0,0,0,0,0,1,0,1,0,0,0,1,1,1,1,1,0,0,1,0,0,1,1,1,0,1,1,1,0,1,1,0,1,0,0,1,0,0,0,0,0,1,0,0,1,0,1,1,0,0,0,1,1,1,0,1,1,0,1,1,0,1,0,0,1,1,0,1,0,1,0,0,1,1,0,1,1,1,0,1,1,1,0,0,1,0,1,1,0,1,1,0,1,1,1,1,0,1,1,1,1,1,0,0,0,0,1,1,1,1,0,0,0,1,0,0,0,1,0,0,1,1,1,0,0,0,1,1,0,0,1,0,1,0,1,0,0,0,0,1,0,0,0,0,1,0,1,0,0,0,1,1,1,0,1,0,0,1,1,0,0,1,1,1,0,0,1,1,1,1,0,0,1,1,1,1,1,0,1,0,0,0,1,1,0,1,0,0,1,0,1,1,0,0,0,0,1,1,0,1,0,1,0,1,0,0,0,1,0,0,1,1,0,0,1,0,0,1,1,0,0,1,0,1,0,0,0,0,0,1,0,0,1,1,0,1,1,1,0,1,1,1,1,0,0,0,1,1,1,1,1,0,1,1,1,0,0,0,0,1,0,0,1,0,1,1,1,0,0,0,1,0,1,0,0,1,1,0,1,1,0,0,1,0,0,1,1,0,0,1,0,1,1,0,0,0,0,0,1,0,1,0,0,1,0,0,0,1,0,0,0,1,0,0,0,0,0,1,1,0,0,0,0,0,1,0,0,0,1,1,0,1,1,0,1,0,0,1,1,1,1,1,1,0,0,1,0,0,1,1,0,1,1,0,0,1,1,1,1,1,0,0,1,1,0,1,1,0,1,1,1,0,0,1,1,1,0,0,0,0,0,0,1,0,0,1,1,0,1,0,1,0,0,1,1,1,1,0,0,1,0,1,0,0,1,1,1,0,1,0,0,0,1,0,0,0,1,0,1,1,1,1,0,1,0,1,0,1,0,1,1,0,0,1,1,1,0,1,1,0,0,0,0,0,0,0,1,1,0,0,0,1,0,1,0,1,0,0,0,1,0,1,1,0,1,0,1,1,0,0,1,1,0,1,1,0,0,0,0,0,0,0,1,0,0,1,0,1,1,1,1,1,0,0,1,0,1,1,1,1,0,1,0,0,0,0,0,0,0,1,0,0,1,0,0,0,1,1,0,1,1,1,0,1,0,0,0,0,1,1,0,0,0,1,0,0,1,1,0,0,1,1,0,0,0,0,0,0,0,0,1,0,1,1,1,0,0,1,0,0,1,1,1,1,1,1,0,0,0,1,0,1,1,1,1,0,1,0,0,1,0,0,1,0,1,0,1,1,1,1,1,0,1,0,1,1,0,0,0,1,0,0,0,0,0,0,1,0,0,1,1,1,0,0,0,1,1,1,0,0,1,1,1,0,1,0,1,0,1,1,1,0,0,0,0,1,0,1,0,1,1,0,1,1,0,0,0,1,0,0,0,1,1,1,0,0,0,1,1,1,1,1,1,0,1,1,1,1,1,0,0,0,0,0,0,0,0,0,0,1,1,1,0,0,0,1,0,1,1,1,0,1,0,0,0,1,0,1,0,0,0,1,1,0,1,1,0,1,0,0,0,1,1,0,1,0,0,0,0,1,0,1,1,0,1,0,0,0,0,1,0,1,1,0,1,0,1,1,0,0,1,1,0,0,0,1,0,0,1,0,1,0,0,0,0,0,0,1,1,0,1,1,1,0,0,0,0,0,1,1,1,1,1,0,1,1,1,1,0,1,0,1,1,1,0,0,0,1,0,0,1,1,0,0,1,1,1,1,0,0,1,0,1,1,0,1,0,0,0,0,0,1,1,0,1,1,1,0,1,0,0,0,0,1,1,0,1,0,0,0,0,0,1,1,1,1,0,0,0,0,1,1,1,1,1,1,0,1,0,0,1,1,0,0,0,0,1,1,0,1,0,1,1,0,1,1,1,1,1,1,1,0,1,1,0,0,1,0,0,0,1,1,0,1,0,0,1,0,0,1,0,0,1,0,0,1,1,0,1,1,1,1,0,1,0,1,1,0,1,0,1,0,0,1,0,1,0,0,0,1,0,0,0,0,0,1,0,1,1,1,1,1,0,1,1,1,0,0,0,0,1,0,0,1,0,0,0,1,1,1,1,1,1,0,0,1,1,0,1,0,0,1,0,0,1,1,1,0,1,1,1,0,0,1,1,1,0,0,0,1,0,1,0,1,0,0,0,1,1,0,1,0,0,0,1,1,1,1,1,0,0,0,0,1,0,1,1,1,0,0,0,1,1,0,1,1,1,0,1,0,1,0,1,0,0,0,1,1,0,0,0,1,0,0,1,1,1,1,0,1,0,0,0,0,0,1,1,0,1,1,0,1,0,1,0,0,1,0,0,0,1,0,1,1,0,1,0,1,1,0,1,0,0,1,1,1,1,1,1,1,1,1,0,0,1,0,1,1,1,1,0,1,1,0,1,0,0,0,1,1,0,0,1,1,1,0,0,0,0,0,1,1,0,0,1,1,1,1,0,1,1,0,0,1,0,0,1,1,0,1,1,0,0,1,1,0,1,0,0,1,1,1,0,0,0,0,0,1,0,0,0,0,1,0,0,1,0,0,0,0,0,0,0,1,0,0,1,0,0,1,0,1,1,1,0,0,0,1,0,0,1,0,1,1,0,1,0,0,0,0,0,1,1,0,0,1,1,1,0,0,0,0,1,0,0,0,0,1,0,1,1,1,1,1,1,0,1,0,0,0,1,1,0,1,0,0,0,1,1,0,1,0,1,0,1,1,0,1,0,1,1,0,1,0,0,1,1,0,1,0,0,1,0,0,1,0,0,0,0,1,0,0,0,0,0,0,0,1,1,0,0,1,1,0,1,1,0,0,1,0,1,1,0,0,1,1,1,1,1,0,0,0,1,1,0,1,1,0,0,0,1,0,0,1,1,0,0,1,1,1,0,1,1,0,0,0,0,1,1,0,1,1,0,0,1,1,1,0,0,1,1,0,0,1,1,1,0,1,1,1,0,0,1,0,0,0,1,1,0,1,1,1,1,0,0,1,1,1,1,0,1,1,1,1,1,1,0,0,1,1,0,1,1,1,0,1,0,0,1,0,0,1,0,0,1,1,0,0,1,1,1,1,0,0,0,1,1,1,1,0,0,1,0,0,1,0,0,0,1,1,0,0,0,1,0,0,0,1,0,1,1,0,0,0,1,1,1,1,0,1,0,1,1,1,0,1,0,1,1,1,1,0,1,1,1,0,1,1,0,0,1,0,1,1,1,1,0,0,1,0,1,1,1,0,0,1,1,0,0,1,1,1,1,0,0,0,1,1,1,0,0,0,1,0,1,0,1,0,1,1,1,1,0,1,1,0,1,1,0,1,0,1,1,0,0,1,1,0,1,1,0,1,1,1,0,0,0,1,1,0,0,0,0,1,0,0,1,1,1,1,1,1,1,0,1,0,0,0,0,0,1,0,0,0,1,1,1,0,0,1,0,0,0,1,1,1,0,0,0,0,1,0,0,1,1,1,0,0,1,0,0,0,0,0,0,1,1,0,0,1,1,1,0,0,0,0,1,0,0,0,1,1,1,1,1,0,0,1,0,1,1,0,0,0,0,0,1,1,0,0,0,0,1,0,1,1,1,1,1,1,0,0,1,1,0,0,0,0,0,0,1,1,1,1,0,1,0,0,1,0,1,1,1,1,0,1,0,0,0,1,1,1,0,1,1,1,0,0,1,0,0,0,0,0,1,1,0,0,1,0,0,0,1,1,1,0,1,1,1,0,1,1,0,0,0,0,1,1,0,0,0,1,1,0,1,1,1,1,1,1,1,0,1,0,0,0,1,1,1,0,0,0,1,0,1,1,1,1,1,0,1,0,0,1,0,1,1,1,1,0,0,0,1,1,0,1,1,1,0,0,1,1,0,1,1,1,1,1,0,1,0,0,0,1,0,0,1,0,1,1,0,1,0,0,0,0,1,1,1,0,1,0,1,1,0,0,0,0,1,0,1,1,0,1,1,0,1,1,0,0,0,0,0,0,1,0,1,1,0,0,0,1,0,0,0,1,1,1,0,0,1,1,1,1,1,0,1,0,1,0,1,0,1,0,1,1,0,0,0,0,1,1,1,1,1,0,0,1,1,0,1,0,1,1,1,1,1,0,0,1,1,0,1,0,0,1,0,0,0,0,1,1,0,0,1,0,1,0,1,1,1,1,0,0,0,0,1,1,1,0,1,1,1,0,0,1,0,0,0,0,1,0,1,0,1,0,1,1,1,0,1,1,1,0,0,0,1,1,0,1,1,0,0,0,1,0,0,1,0,0,1,1,1,0,0,0,1,1,0,1,1,0,1,1,1,0,0,0,0,0,0,1,0,1,1,1,1,1,0,1,0,1,1,1,0,1,0,0,1,0,1,0,1,1,1,0,1,0,1,1,0,1,1,1,0,0,1,0,0,0,1,0,1,1,1,1,0,0,0,0,1,1,0,1,0,1,0,0,1,1,1,0,1,1,1,0,0,0,1,0,1,0,1,1,0,1,1,0,0,0,1,1,1,0,1,1,0,1,0,0,0,1,1,0,0,1,1,1,0,1,1,1,1,1,1,1,0,1,1,1,0,0,1,1,0,0,0,0,1,0,0,0,1,1,1,0,0,0,0,0,0,1,1,0,0,0,1,0,0,1,1,1,0,0,1,0,0,1,0,1,1,0,1,1,0,1,1,0,1,1,0,1,1,0,1,0,1,0,0,0,0,1,0,1,0,1,0,0,1,0,1,0,1,1,0,0,0,0,0,1,1,1,1,1,0,0,0,1,0,1,1,0,1,0,1,1,1,1,0,0,1,1,1,1,0,1,1,0,0,0,1,1,1,1,1,1,1,0,0,0,0,1,0,1,0,0,1,0,0,1,1,0,1,1,1,0,1,0,1,0,0,1,0,1,0,1,1,1,0,1,1,0,0,0,1,1,1,1,0,1,0,0,1,0,1,0,0,0,0,0,0,1,1,0,1,0,1,1,0,1,0,1,1,0,0,1,1,1,1,0,0,1,0,0,1,0,1,1,0,1,0,1,1,0,0,1,0,0,1,0,0,0,1,0,0,1,0,0,1,0,1,1,1,0,0,0,0,0,0,1,0,1,0,0,0,0,0,0,1,0,1,0,0,0,1,0,1,0,1,0,1,0,0,1,1,0,0,1,0,1,1,0,1,1,0,1,0,1,1,0,0,0,0,1,0,1,0,0,1,0,1,0,1,1,0,1,0,1,0,1,0,0,0,0,0,0,1,1,0,1,0,0,0,1,1,1,1,1,0,1,0,0,1,1,0,1,1,1,0,0,1,1,1,1,0,0,0,1,0,1,1,1,1,0,0,1,0,1,1,0,0,0,0,1,0,0,0,0,0,1,1,1,0,0,0,0,0,1,1,1,1,0,0,1,0,1,0,0,0,1,1,0,0,1,1,1,1,0,0,1,0,1,1,1,0,1,0,1,0,1,1,1,1,0,1,0,1,0,1,0,1,0,1,1,0,1,0,0,0,0,1,0,0,1,0,1,0,0,1,1,0,1,1,0,0,1,1,0,1,1,1,1,0,1,0,0,0,0,0,1,1,1,1,1,0,1,0,0,0,1,1,0,1,1,1,0,1,0,0,1,0,0,0,0,0,0,1,0,1,1,0,1,1,1,1,0,0,1,0,1,0,0,1,0,1,1,1,1,1,0,1,1,0,1,0,1,0,0,1,0,0,1,0,0,1,0,0,0,1,0,0,1,1,0,0,0,1,0,0,0,0,0,0,0,0,1,0,1,1,0,1,1,1,0,0,0,0,0,1,1,0,0,1,0,0,0,1,0,1,1,0,0,1,0,0,0,1,0,0,1,1,0,1,1,0,1,1,0,0,1,1,1,1,1,1,1,1,1,0,1,1,0,1,0,1,1,0,0,1,0,1,1,1,1,1,1,1,0,1,1,0,0,1,0,0,0,1,1,0,0,1,0,0,0,1,0,0,0,0,0,1,0,0,1,0,1,1,1,1,0,1,1,1,0,1,0,0,0,0,0,1,1,1,1,0,0,1,1,0,1,0,0,1,0,1,1,1,0,0,0,1,0,0,0,0,1,1,1,1,1,0,1,0,1,0,0,1,1,0,0,0,1,0,0,0,0,1,0,1,1,0,0,0,1,0,0,0,1,1,1,1,0,0,1,1,1,0,1,1,1,1,0,1,0,0,1,1,0,1,1,1,1,1,1,0,1,1,1,1,0,0,0,0,1,1,0,1,0,0,1,1,0,1,0,1,0,1,0,0,1,1,0,0,0,0,0,0,0,0,0,0,1,1,0,1,0,1,0,0,1,0,0,1,0,1,1,1,0,0,1,0,0,1,0,1,0,1,1,0,1,0,0,1,1,1,1,0,0,1,1,1,0,1,1,1,0,1,0,0,1,0,1,1,1,1,1,1,0,0,0,1,1,1,1,0,1,0,0,0,0,0,0,1,0,0,1,0,0,1,1,1,0,0,1,1,1,0,0,0,0,1,1,1,0,1,0,1,1,0,0,0,0,1,0,0,0,1,0,0,1,1,1,0,0,0,1,1,0,1,1,1,0,0,0,1,0,1,1,0,0,0,1,1,1,1,1,1,0,0,1,0,0,1,1,1,1,1,0,1,1,1,1,1,1,0,0,1,0,1,0,0,0,0,0,1,1,0,0,1,0,0,0,0,1,1,1,1,0,0,1,1,0,1,1,1,0,1,1,0,1,0,0,1,0,1,1,1,1,0,1,0,0,0,0,0,0,0,1,1,1,1,1,0,1,1,0,1,1,1,0,1,1,0,1,0,0,1,1,1,1,1,1,0,0,0,1,1,0,0,0,0,1,1,1,1,0,0,0,1,1,0,1,0,1,0,1,1,1,1,0,1,0,1,0,1,0,0,0,0,1,0,1,0,0,0,1,1,1,0,0,1,1,1,0,0,0,0,0,1,1,1,0,0,1,0,0,0,1,1,0,1,1,1,1,0,1,0,1,0,1,0,0,1,0,0,0,0,0,0,1,1,1,0,0,1,1,0,0,0,1,1,1,1,1,1,1,0,0,0,0,0,0,1,0,1,1,1,1,0,0,0,0,1,1,1,1,0,0,0,1,0,1,1,0,0,0,0,0,0,1,1,0,1,1,1,1,0,1,0,1,1,0,1,1,0,1,0,0,1,0,1,1,1,1,1,1,1,0,1,1,0,1,1,0,1,1,0,1,1,0,0,0,0,1,0,1,1,1,0,1,0,1,1,1,0,0,1,1,0,0,1,0,1,1,1,1,0,0,0,0,1,1,0,1,0,1,1,1,0,1,1,0,0,1,0,1,1,0,0,1,0,1,1,0,1,1,1,0,1,1,0,1,0,1,0,0,1,1,0,1,0,1,1,1,0,1,0,0,0,0,1,0,1,1,1,0,1,1,0,0,1,1,0,0,0,1,1,1,1,1,1,0,1,1,0,1,0,0,0,0,0,1,1,0,0,0,1,0,0,0,0,0,1,1,0,1,0,0,0,1,0,0,0,1,0,0,0,1,0,1,1,0,1,0,0,0,1,0,1,0,0,0,1,0,0,0,0,0,0,0,0,1,1,0,1,1,1,1,1,0,0,0,1,1,0,1,0,0,1,0,0,1,1,1,0,1,0,0,0,1,0,0,1,1,0,0,1,1,1,0,1,0,0,1,0,0,0,0,1,1,1,0,1,1,1,1,1,1,1,1,0,1,0,0,1,0,1,0,1,1,1,0,1,0,0,1,0,1,0,0,0,0,1,0,1,0,0,1,0,1,0,0,0,0,0,0,1,1,0,0,1,1,1,1,0,1,1,1,1,1,0,0,0,0,0,1,1,0,0,0,0,1,0,0,0,0,0,1,0,0,1,0,1,1,1,1,0,0,0,0,0,1,0,0,0,1,1,0,1,1,0,1,0,0,1,1,1,1,0,1,1,1,1,0,1,1,0,1,0,1,1,0,0,0,1,0,1,1,1,0,0,0,1,1,0,1,0,0,0,1,0,0,0,0,0,0,0,1,1,1,0,1,1,0,0,1,1,1,0,1,0,0,1,1,0,0,0,1,0,0,1,0,0,0,1,1,0,1,1,1,1,1,0,0,0,1,1,0,1,0,0,0,1,1,0,0,1,1,0,1,0,1,1,1,1,0,0,1,1,1,0,0,1,0,0,1,0,0,1,1,1,1,0,1,0,1,1,1,0,1,0,1,0,0,0,1,1,0,1,0,0,1,1,0,0,1,1,0,0,0,1,0,1,0,1,0,0,1,0,1,0,0,1,1,0,1,1,0,1,1,0,0,1,0,0,1,0,1,1,1,1,0,0,1,1,1,1,0,1,1,0,1,0,0,0,1,1,1,1,1,0,0,1,0,1,0,1,1,1,1,0,0,1,0,1,0,0,1,0,0,0,1,0,0,0,1,1,1,1,1,1,0,1,1,1,1,0,0,0,1,0,1,1,0,0,1,1,1,0,1,1,0,0,1,0,0,1,0,1,0,0,1,1,1,1,0,1,0,0,1,0,1,0,1,0,1,1,0,0,1,1,1,1,0,1,1,0,0,1,1,0,1,0,0,0,0,0,1,1,1,1,1,1,0,0,0,1,0,0,1,0,1,0,0,1,1,1,0,0,0,1,1,0,1,1,1,0,0,0,0,1,1,0,1,1,0,1,0,0,0,0,0,0,0,0,1,1,1,1,1,0,1,0,0,0,0,0,1,1,0,0,0,0,0,1,0,1,0,1,0,1,0,1,0,0,0,1,0,0,1,1,0,1,0,1,0,1,0,0,0,1,0,0,1,1,1,0,1,1,0,1,1,0,0,0,1,0,1,1,1,1,1,1,1,1,1,0,1,0,1,0,1,1,0,1,0,1,0,0,1,1,1,1,1,0,0,1,1,0,0,0,1,1,1,1,0,0,1,1,0,1,1,0,1,1,1,1,0,1,0,0,0,1,1,1,0,0,1,0,1,1,1,1,0,1,0,1,1,0,1,1,1,1,0,1,1,0,1,1,1,0,0,1,0,1,1,1,1,1,1,0,1,1,1,0,1,1,0,1,0,0,1,1,0,1,1,0,0,1,1,1,0,1,1,0,1,0,0,1,0,0,1,1,1,0,0,0,0,0,0,1,1,1,0,1,1,1,0,0,0,1,0,1,1,1,0,1,1,0,0,1,0,1,1,1,1,0,1,1,1,1,1,1,1,1,1,1,1,0,1,0,1,0,1,0,0,0,1,0,0,1,0,1,0,1,0,0,1,0,1,1,0,0,1,0,1,0,0,0,0,0,0,0,1,0,1,0,1,1,1,1,1,0,1,1,0,1,0,1,1,0,0,1,1,1,1,0,1,0,1,0,0,1,0,0,0,0,0,0,0,0,1,0,0,0,0,0,1,0,1,1,1,0,0,1,0,1,0,0,1,1,1,1,1,1,1,1,1,1,0,0,0,0,1,0,0,0,0,0,1,1,1,0,0,0,1,0,1,0,1,0,1,1,1,0,0,0,0,1,1,0,1,0,0,1,1,0,0,0,0,0,0,1,0,0,0,1,0,1,1,0,1,1,0,0,1,1,1,1,1,0,1,0,0,0,0,0,0,0,0,1,1,0,0,0,0,1,0,1,0,0,1,0,1,0,0,1,0,1,0,0,1,1,1,1,1,1,1,1,1,0,1,1,0,0,0,0,1,0,0,1,1,1,1,0,1,1,1,1,0,1,1,1,0,1,0,0,1,1,1,1,0,1,0,1,0,1,0,1,0,1,1,0,0,0,0,0,0,0,0,0,1,1,0,1,0,1,0,1,0,0,0,1,0,0,0,1,1,1,1,0,0,0,1,1,1,1,1,0,1,0,1,1,1,1,0,1,1,1,1,1,1,1,0,1,0,1,1,1,1,1,1,0,0,1,0,1,0,1,1,1,0,0,1,1,0,0,1,0,0,0,0,0,1,0,1,0,0,0,1,1,1,0,1,0,0,1,1,1,1,0,0,1,1,1,1,1,0,0,0,0,0,0,0,0,1,0,1,0,0,1,1,1,0,0,0,0,1,1,0,1,0,0,1,1,1,0,0,0,0,0,0,0,1,0,1,0,0,1,1,0,0,0,1,1,1,1,0,1,0,0,1,0,1,0,0,1,0,0,0,1,0,0,1,1,1,0,0,1,0,1,0,0,0,1,0,1,0,0,0,1,0,1,0,1,0,1,1,0,0,0,1,1,1,1,1,1,1,1,0,1,0,1,1,0,0,0,1,0,1,0,0,0,0,0,1,0,1,1,0,1,0,0,1,1,0,1,0,0,1,0,0,1,1,0,0,1,1,1,1,1,0,0,1,1,1,0,0,1,0,0,0,0,0,0,1,1,0,0,1,0,0,1,0,1,0,1,0,1,0,0,0,0,1,1,0,0,1,1,1,1,1,0,0,1,1,1,0,1,0,0,1,1,1,1,0,1,0,0,0,0,1,1,1,1,0,0,0,1,0,0,1,1,1,1,0,0,0,1,1,0,0,0,1,0,1,0,0,1,0,1,1,1,1,0,1,0,0,0,1,0,0,0,1,0,0,0,1,0,1,1,1,0,0,1,0,0,1,0,1,1,1,0,0,0,0,1,0,1,1,0,0,0,0,0,1,1,1,1,1,1,0,1,0,1,0,0,1,0,1,1,1,0,1,1,1,1,1,0,0,0,1,0,1,1,0,1,1,1,1,1,0,0,1,1,0,0,1,1,0,1,0,1,0,0,1,1,0,0,0,0,1,0,0,1,0,0,0,0,1,0,1,1,0,1,1,1,1,0,0,0,1,1,0,1,0,0,0,1,0,0,0,0,1,0,1,0,1,1,0,1,0,1,0,0,1,0,1,0,1,0,0,1,1,1,0,0,1,1,0,1,0,1,1,1,1,1,1,0,0,1,0,1,1,1,0,0,0,0,1,1,0,1,0,0,0,1,0,1,1,0,0,1,1,0,0,0,0,1,0,0,1,0,0,0,1,0,1,0,1,1,0,1,1,0,1,1,0,1,1,1,1,0,1,1,1,1,0,0,1,1,0,1,1,0,0,0,0,0,1,0,1,1,0,0,1,0,0,1,1,1,1,0,0,1,1,1,0,1,1,0,1,0,0,1,1,0,1,1,1,0,0,0,0,1,1,0,0,0,0,1,1,0,0,0,0,1,1,0,0,1,0,0,0,1,0,0,0,1,1,0,1,1,1,1,1,0,1,1,0,0,0,0,1,1,1,0,0,1,0,1,1,1,1,0,1,1,0,1,0,1,1,1,1,0,0,0,0,1,0,1,0,0,0,1,0,0,0,0,1,0,1,1,1,0,0,1,1,1,0,0,0,0,0,1,1,0,1,0,0,0,1,0,0,0,0,1,0,0,0,0,1,0,0,0,0,0,0,1,1,1,1,0,0,0,0,0,0,1,0,0,1,0,1,0,1,0,0,0,1,1,1,1,0,1,0,0,0,1,1,1,1,1,0,0,1,0,1,0,1,0,1,0,0,1,1,0,1,1,1,0,0,0,0,0,1,1,1,0,1,0,0,0,0,0,1,1,0,0,1,1,1,1,1,1,0,1,1,0,0,0,0,1,0,0,1,0,1,0,0,0,1,0,1,1,0,1,0,1,1,0,1,0,1,0,0,1,1,0,1,0,1,1,0,0,1,1,0,0,1,1,1,0,1,1,1,1,0,0,1,0,1,0,0,1,0,0,0,0,1,1,1,1,1,0,0,0,1,1,0,0,1,0,0,0,0,0,1,0,0,0,1,1,1,0,0,0,0,1,1,0,1,0,1,1,1,0,1,1,1,0,0,0,0,0,0,0,1,0,0,1,1,1,0,1,0,1,0,0,1,1,1,1,1,0,0,1,0,1,0,0,0,1,1,1,0,1,0,1,0,1,0,1,0,0,1,0,0,1,1,0,0,1,1,0,1,1,1,0,0,0,1,0,0,0,1,1,1,1,0,1,1,0,0,1,1,0,0,1,0,0,0,0,0,0,1,1,1,0,1,1,0,0,1,1,1,1,0,0,1,0,1,0,1,0,1,1,0,1,0,1,0,1,0,1,1,1,0,0,1,0,1,0,1,0,1,1,1,0,1,1,0,1,0,1,1,0,0,0,0,1,0,0,1,1,0,0,1,1,0,1,0,1,1,0,0,1,1,0,1,1,0,1,0,1,1,0,0,1,0,0,1,1,1,1,0,1,0,1,1,0,1,0,0,0,0,0,0,0,0,1,1,1,1,1,1,1,0,0,0,1,1,0,0,1,1,1,1,1,0,0,0,0,1,1,1,1,1,0,0,1,1,0,1,0,0,1,0,0,1,0,1,0,1,0,0,1,1,1,0,0,0,1,0,1,1,0,1,0,1,1,0,1,1,0,1,0,1,1,1,1,0,1,1,1,1,0,1,0,1,0,1,1,1,0,0,0,1,0,1,1,1,0,0,1,1,1,1,1,1,1,1,0,0,1,0,1,1,0,1,1,0,0,1,0,1,0,0,0,1,1,0,1,0,0,1,0,1,0,0,0,1,1,1,0,0,0,1,1,1,0,1,0,1,1,1,1,1,0,0,1,0,0,0,0,1,1,1,1,0,0,0,1,1,0,0,0,0,0,1,0,1,1,0,1,0,1,1,0,0,1,1,1,1,0,0,0,1,1,0,0,1,0,0,1,0,0,0,1,1,0,0,0,1,1,1,0,0,0,0,1,0,1,0,1,1,1,0,1,0,0,0,1,1,0,1,1,1,1,0,0,1,1,0,0,0,0,0,1,1,0,1,1,1,1,1,0,0,1,1,0,0,0,0,1,1,1,0,1,0,0,1,1,1,1,1,0,0,1,1,1,0,1,1,0,1,1,1,0,0,0,1,0,0,1,1,0,0,1,1,1,1,1,1,0,1,0,1,0,1,0,1,0,0,1,0,0,1,1,0,1,0,1,1,1,0,0,0,1,0,1,1,0,0,0,0,0,0,0,1,1,0,1,0,1,1,1,1,0,1,0,1,1,0,1,1,0,1,0,0,1,0,0,1,0,1,0,1,0,0,1,1,0,0,1,1,0,0,1,1,0,1,1,1,1,0,1,0,1,1,0,1,1,0,1,1,1,1,1,0,1,0,0,1,0,0,1,0,1,1,1,1,0,0,1,1,1,0,1,1,0,0,0,0,1,1,1,1,0,1,0,1,0,1,1,1,1,0,0,1,1,1,0,1,0,1,0,0,1,1,0,0,0,1,1,0,0,1,1,1,0,0,1,1,1,1,0,1,0,0,0,0,0,0,1,0,0,1,0,1,1,1,0,0,1,0,1,0,1,1,0,0,0,0,0,0,0,1,0,0,1,1,1,1,0,1,0,1,0,0,1,1,1,1,1,1,0,0,0,0,1,1,0,0,1,0,0,1,1,1,0,1,1,0,0,0,0,1,1,0,0,1,0,0,1,0,0,1,1,0,0,1,0,0,0,1,0,1,0,1,1,0,0,0,0,0,0,0,1,1,1,1,0,1,0,0,0,1,1,0,0,1,1,0,0,0,0,1,1,0,0,1,1,0,0,0,1,1,1,1,1,0,0,1,0,1,0,1,0,0,0,1,0,1,0,1,0,0,1,1,0,1,1,1,1,1,1,0,0,1,0,1,0,0,1,0,0,0,0,0,1,1,0,0,1,1,1,0,0,0,1,0,1,1,0,1,1,1,1,0,0,0,1,0,0,0,0,1,1,1,0,1,1,0,1,0,0,0,0,0,1,1,1,1,1,0,1,0,0,0,1,1,1,0,1,1,0,0,0,0,1,0,0,1,1,1,1,1,0,0,1,1,1,0,0,0,1,1,0,0,0,0,0,0,0,0,1,0,0,0,0,0,1,0,0,0,0,0,1,0,0,0,0,1,1,0,0,1,1,1,0,1,1,1,1,1,0,0,0,1,1,1,0,1,0,1,0,1,0,1,0,1,1,0,1,1,1,1,0,0,1,0,0,0,1,1,1,1,1,0,0,1,0,0,1,0,1,1,0,1,0,0,0,0,1,1,0,1,1,1,1,0,0,0,0,1,0,1,0,0,0,1,1,1,0,0,1,0,0,0,1,1,1,1,0,1,0,0,1,1,1,0,0,0,0,0,0,0,1,0,1,0,1,1,1,0,0,1,0,0,1,1,1,1,0,0,1,0,0,0,1,1,1,1,0,1,1,1,0,0,1,1,0,1,1,1,0,1,0,1,0,1,0,0,0,0,0,1,1,0,1,0,1,0,1,1,0,1,0,1,0,1,0,1,1,1,0,1,0,1,1,0,0,1,0,0,0,0,1,1,1,1,1,0,0,0,0,0,1,0,1,0,1,1,1,1,1,0,1,1,0,1,0,1,1,1,0,0,0,0,1,0,0,0,0,1,0,1,1,0,0,1,1,1,0,1,0,0,0,0,0,1,1,1,1,0,1,0,1,1,1,0,0,0,1,1,0,1,1,0,0,0,0,1,0,0,1,1,0,1,1,0,1,1,1,0,0,1,0,0,1,1,0,0,1,0,1,1,1,1,0,1,1,0,0,1,0,1,0,1,0,0,0,1,0,0,0,0,0,1,1,0,1,1,0,0,1,0,0,0,1,0,0,0,0,0,0,0,0,0,0,1,0,1,0,0,1,0,1,1,0,0,0,1,1,0,1,1,0,1,1,1,0,1,0,0,0,1,0,1,0,0,0,1,1,0,1,0,1,0,1,0,0,0,0,1,0,1,1,0,1,1,0,1,1,0,0,1,0,0,0,0,0,1,1,1,0,0,1,1,1,0,1,0,1,1,0,0,1,0,1,0,0,1,0,1,0,1,1,0,0,1,0,0,1,1,0,1,0,0,1,1,1,1,0,1,1,1,0,1,1,1,1,0,1,0,0,0,1,0,0,0,0,0,1,1,1,0,1,1,0,0,1,0,0,0,0,0,1,0,1,0,1,0,1,1,1,1,0,1,0,0,0,0,0,1,1,1,1,0,1,0,0,0,0,1,0,0,1,0,1,1,0,0,0,1,0,1,0,1,0,1,1,0,0,0,1,0,1,1,1,0,1,1,1,1,0,1,1,1,0,1,1,0,0,1,0,0,0,0,1,0,0,1,0,0,1,0,0,1,0,0,1,1,1,1,1,1,0,0,0,1,1,1,1,0,1,1,1,0,0,0,0,0,1,1,0,0,0,1,0,0,0,1,0,0,0,0,0,0,0,0,1,1,0,1,1,1,0,1,1,0,0,1,1,1,0,1,0,0,0,1,1,0,1,1,1,1,0,0,1,0,1,1,0,0,1,0,1,1,0,1,0,0,0,1,0,0,1,1,0,1,1,0,1,0,0,1,1,1,0,0,1,0,1,1,1,0,0,1,1,0,1,0,1,0,1,1,0,0,0,0,1,1,1,0,0,1,1,0,0,1,1,0,0,1,1,0,0,1,0,1,0,1,1,1,1,1,1,1,0,0,0,1,1,0,0,0,0,1,1,0,1,1,0,1,1,0,0,0,1,1,0,1,1,0,0,1,0,1,0,1,0,1,1,0,1,0,1,0,1,1,0,0,0,0,1,1,1,1,0,1,1,0,1,0,1,1,1,1,1,1,0,1,0,1,1,0,0,1,0,1,0,0,0,0,1,0,1,1,0,1,1,0,0,0,1,0,0,0,1,0,0,0,0,1,1,0,0,0,0,0,1,0,1,0,1,0,0,0,1,1,1,1,1,0,1,0,0,0,1,0,1,1,0,0,1,1,0,0,0,0,0,1,1,0,1,1,0,1,0,1,0,0,0,0,1,1,1,1,0,0,0,1,0,0,1,0,1,1,0,1,0,1,1,0,1,1,1,0,1,0,1,0,1,1,1,1,1,0,1,0,1,1,1,1,1,0,1,1,0,1,1,0,0,1,0,0,1,1,1,1,0,0,0,1,0,0,0,1,0,1,0,1,1,1,1,1,0,1,1,0,0,0,1,1,1,1,0,0,0,0,1,1,0,0,0,0,1,1,0,1,0,1,0,0,1,0,1,1,0,0,0,0,0,1,1,0,1,1,1,1,1,0,1,0,1,0,1,0,0,1,0,1,0,1,0,0,0,0,1,1,0,0,0,0,0,0,0,0,0,1,1,0,0,1,1,1,0,0,1,0,1,0,0,1,0,1,0,0,0,0,1,0,0,1,1,0,0,0,1,1,1,1,0,0,1,1,0,1,1,0,0,0,0,1,0,1,1,0,1,1,1,0,0,1,0,0,1,0,1,1,0,1,1,0,1,1,1,0,1,1,0,0,0,0,0,1,0,0,0,1,0,1,0,0,1,0,1,0,1,1,1,1,1,0,1,0,1,0,0,1,0,0,1,1,0,0,0,0,1,1,1,0,0,1,0,0,0,0,1,0,0,0,1,0,0,1,1,0,1,1,1,1,1,0,1,0,1,1,1,0,0,0,1,1,1,0,0,0,0,0,1,0,1,1,0,1,1,1,1,0,0,0,1,0,1,1,1,1,0,1,1,0,0,1,1,0,0,0,0,0,0,0,1,1,0,1,0,1,1,0,0,0,1,0,0,0,0,0,0,0,0,0,0,0,1,1,1,0,0,0,1,1,0,0,0,0,1,0,1,0,1,1,1,1,1,0,1,1,0,0,0,1,0,1,0,0,1,0,1,1,0,1,1,1,1,0,1,0,1,0,1,1,0,1,1,0,1,1,1,1,1,0,1,0,1,0,0,0,1,1,0,0,0,0,0,1,0,1,1,0,1,1,1,0,0,1,0,1,1,1,1,1,0,0,1,1,1,0,0,0,0,1,1,1,1,0,0,1,0,1,1,1,1,0,0,0,1,0,1,0,0,1,1,0,1,0,1,0,1,0,1,1,0,0,0,1,0,1,0,0,0,1,1,0,1,1,0,0,0,0,0,0,0,1,0,0,0,1,0,0,1,1,1,1,1,1,0,0,1,0,1,0,0,0,0,1,1,1,0,1,1,1,0,1,1,1,1,1,0,1,0,0,0,1,0,1,0,1,0,1,1,1,1,1,0,1,0,1,1,1,0,0,0,1,1,1,0,0,1,0,0,1,1,1,1,1,1,1,1,0,1,1,0,0,1,1,1,1,1,1,0,1,0,0,0,1,0,1,0,1,1,0,0,0,0,0,1,0,1,0,1,1,1,1,0,0,1,0,0,1,1,1,1,1,0,1,1,0,1,1,1,0,0,1,1,1,1,1,0,0,0,1,1,0,0,0,1,0,1,0,0,1,0,1,0,1,0,1,0,0,1,1,0,0,0,0,1,1,1,1,1,1,0,1,1,0,0,1,1,0,0,1,1,0,1,0,0,0,1,1,0,0,1,0,1,1,0,1,1,1,0,1,0,1,1,1,0,0,1,0,0,0,0,0,0,1,1,0,1,0,1,0,1,1,1,0,1,1,0,0,0,0,1,1,1,1,1,1,1,0,1,1,1,0,1,1,0,0,1,0,1,0,0,0,0,1,0,1,1,1,1,1,1,1,1,1,1,1,0,0,1,0,0,0,1,1,1,1,0,1,0,1,1,1,0,0,0,1,1,1,0,0,0,1,0,0,0,1,0,0,0,0,1,0,1,1,0,1,0,0,0,0,0,1,1,0,1,0,0,0,0,0,1,1,1,1,1,0,0,0,1,1,1,1,0,0,0,1,1,1,1,1,1,0,0,1,0,1,0,0,1,1,1,0,1,1,0,0,0,0,1,1,1,0,1,1,1,1,0,0,1,0,0,0,1,0,0,1,0,1,1,1,1,1,0,0,0,1,0,1,1,1,1,1,1,1,1,0,1,0,1,1,0,1,0,0,0,0,0,0,1,0,0,1,1,0,1,1,1,0,1,1,0,0,1,0,0,1,0,0,0,0,0,1,0,0,1,1,1,0,0,0,0,0,0,1,0,1,1,0,0,0,1,0,1,0,0,1,1,1,0,0,1,1,0,0,1,1,0,1,1,1,1,0,0,0,1,0,1,1,0,0,1,1,1,0,1,0,0,1,1,1,1,0,1,0,1,0,1,1,1,1,0,0,1,1,0,1,1,1,0,0,1,1,1,1,1,0,0,0,1,0,0,0,1,1,0,1,1,1,0,0,1,0,1,1,1,0,1,0,1,0,1,0,0,1,1,1,1,1,0,0,0,0,1,0,1,1,1,1,0,1,1,1,0,0,1,0,0,0,0,0,0,0,1,0,1,1,0,1,1,0,0,0,1,1,1,1,1,0,1,1,0,1,0,1,0,0,0,0,1,0,1,1,0,0,1,1,1,0,0,0,1,1,0,0,1,1,1,0,0,1,1,1,1,0,0,0,1,1,0,1,0,0,1,0,0,0,1,1,0,1,0,1,1,1,0,0,0,0,0,0,0,1,1,1,1,0,1,0,1,0,0,1,1,1,1,0,0,1,1,0,1,0,1,0,1,1,0,0,1,1,0,0,1,0,0,0,1,0,0,1,1,1,0,0,0,0,1,0,0,0,1,0,1,1,1,1,0,1,1,0,1,0,0,0,1,0,1,0,0,0,1,1,1,1,0,0,1,1,1,0,0,0,0,0,1,1,1,0,1,1,0,0,1,1,1,1,1,1,0,1,1,1,1,1,0,1,0,0,0,1,1,0,1,1,1,0,0,0,1,1,1,0,0,1,1,1,0,0,0,0,0,1,0,1,1,0,0,0,1,0,0,0,1,0,1,0,1,0,1,0,1,1,1,0,0,1,0,1,1,0,0,1,1,0,1,0,1,1,0,0,0,1,1,0,1,1,1,0,0,0,0,1,1,1,0,1,0,0,0,1,1,1,0,0,0,1,1,1,1,1,1,1,1,1,0,0,1,0,1,1,1,1,1,0,0,1,0,1,1,1,1,1,1,0,1,0,1,0,0,0,0,0,1,1,0,0,1,0,0,0,0,0,0,1,0,1,1,1,0,0,0,0,1,0,0,0,1,0,1,0,0,1,0,0,0,0,0,1,0,1,0,0,0,0,0,0,0,1,1,1,1,1,1,0,0,1,1,1,1,1,1,0,1,1,1,0,1,0,0,0,1,1,1,0,1,1,1,0,1,1,1,0,0,1,0,1,1,1,0,0,0,1,0,0,1,0,0,0,1,0,0,0,1,0,0,0,1,0,0,1,1,0,0,1,1,0,0,0,0,1,0,1,0,1,0,1,1,0,1,1,0,1,1,0,0,0,0,1,1,1,0,0,0,0,0,0,0,0,0,1,1,1,0,1,0,0,1,1,1,1,0,1,1,0,1,1,0,0,1,0,1,0,0,0,0,1,1,1,1,0,0,0,0,1,0,0,1,0,0,1,1,0,0,0,0,0,0,0,1,1,0,1,1,1,1,0,1,0,0,1,0,0,0,0,1,1,0,1,0,0,0,0,0,0,1,0,0,1,0,0,1,1,0,1,0,1,1,0,1,0,0,1,0,1,0,1,0,0,1,0,0,1,1,1,1,1,1,1,0,0,1,1,1,0,0,1,0,1,0,1,1,0,0,0,1,0,1,1,0,1,1,0,0,1,1,1,1,1,1,0,1,1,1,0,1,0,0,0,0,0,0,0,0,1,1,1,1,0,1,0,0,1,0,0,0,0,1,0,0,0,0,0,1,0,0,0,0,1,1,1,1,0,1,0,0,1,0,1,0,0,1,0,0,0,0,0,0,1,0,1,0,1,1,0,0,0,0,1,1,0,0,1,0,0,1,1,1,0,1,0,0,0,1,1,0,1,0,1,0,1,1,0,1,1,1,0,0,1,1,1,0,1,0,1,1,1,0,1,1,1,1,0,0,1,0,1,0,1,0,0,0,1,1,0,1,1,1,0,1,1,1,1,1,0,1,1,0,0,0,1,1,0,1,1,0,1,0,0,1,1,1,0,0,1,0,1,1,0,1,0,1,0,0,1,0,0,1,0,0,0,1,1,1,1,1,0,0,0,0,0,0,1,1,0,1,1,1,1,1,0,0,0,1,0,0,1,0,1,0,1,1,0,1,0,1,1,1,0,1,1,1,0,0,1,1,0,1,1,1,0,1,1,1,1,0,0,0,0,0,1,1,1,1,0,1,0,1,0,1,1,0,1,1,1,0,0,0,1,1,0,1,1,1,1,1,0,1,0,0,0,0,1,1,0,0,0,1,1,0,0,1,1,0,0,0,1,1,1,1,1,0,1,0,0,0,0,1,0,1,1,1,0,1,1,0,0,0,1,1,0,0,0,0,1,0,0,0,1,0,1,0,1,0,1,0,0,1,1,0,1,0,0,0,1,1,1,0,1,0,1,1,0,1,0,0,1,1,1,0,1,1,0,0,1,0,0,0,1,1,1,1,1,1,1,0,1,1,1,1,1,0,0,0,0,0,1,1,1,0,1,1,1,1,1,1,0,1,1,1,1,1,1,0,1,1,1,1,0,1,1,1,1,1,1,1,0,1,1,1,1,1,0,0,1,0,1,1,1,0,0,0,0,0,1,1,1,0,1,0,0,0,0,0,0,0,0,0,1,1,0,1,1,1,1,1,0,0,0,0,0,0,0,1,1,0,1,0,0,0,1,1,1,1,0,1,1,1,1,1,0,1,0,1,0,0,1,1,1,0,0,1,0,0,1,1,0,1,1,0,0,1,1,1,0,0,0,0,0,1,0,1,1,1,1,1,1,0,0,0,1,1,1,0,1,0,1,0,1,0,0,1,0,1,0,0,1,0,1,1,1,0,1,1,0,1,1,1,1,0,1,0,0,0,1,0,1,0,0,0,0,0,0,1,1,1,0,1,1,0,0,1,0,1,1,1,1,0,1,0,0,0,0,1,1,0,0,0,1,0,0,0,1,0,0,0,0,0,0,0,1,0,0,1,1,1,1,1,0,0,0,1,1,0,1,0,0,0,1,0,0,0,0,0,0,0,1,1,0,0,0,1,0,0,1,0,1,1,1,0,0,0,1,1,0,1,0,1,1,1,1,0,0,0,0,1,1,0,1,0,0,0,1,1,0,1,0,1,1,1,1,0,0,1,0,0,1,0,0,1,0,0,1,0,1,1,1,0,0,1,1,0,1,0,1,1,0,1,1,0,0,1,0,0,0,0,0,1,1,1,0,0,0,0,1,0,0,1,0,0,1,0,1,1,1,1,0,1,0,1,0,0,1,1,0,1,1,1,0,1,1,0,1,0,1,1,0,0,1,0,0,0,0,0,1,0,1,0,0,1,0,1,1,0,0,1,1,1,1,0,1,1,0,1,0,0,1,0,1,1,0,1,0,1,0,0,1,1,1,0,1,1,0,0,1,1,1,1,1,1,1,0,0,1,0,1,0,1,0,1,0,0,0,0,0,1,1,0,1,0,1,0,0,0,0,0,0,1,1,1,1,0,1,1,1,1,1,1,0,0,0,1,1,1,1,0,1,0,1,1,0,1,0,0,0,0,1,1,0,1,0,1,0,0,0,1,0,0,1,1,0,1,1,1,0,0,0,0,1,0,0,0,0,1,1,1,1,1,1,1,0,1,1,0,0,0,0,0,1,1,1,1,1,0,1,0,1,0,0,1,0,1,1,0,1,1,0,1,0,1,1,1,0,0,1,0,1,0,1,0,1,1,1,0,1,0,0,1,0,1,1,0,0,0,0,1,1,1,1,1,1,0,1,0,0,1,1,1,1,0,1,0,0,0,1,0,1,1,0,1,0,1,0,0,1,1,0,0,1,0,0,1,1,1,0,1,0,1,1,0,1,0,1,0,0,0,0,0,0,0,1,1,0,1,1,0,0,1,1,1,1,0,1,0,1,1,1,0,1,1,1,0,1,0,0,0,0,0,1,0,0,0,0,0,1,1,1,0,1,1,1,0,1,0,1,0,1,1,1,0,0,0,1,1,0,1,1,0,1,0,0,0,0,1,1,0,0,0,1,0,1,0,1,0,1,1,1,1,0,1,0,1,1,1,1,0,0,0,0,0,0,0,0,0,1,0,0,0,0,1,1,1,1,1,1,1,1,1,1,0,0,0,1,1,0,1,0,1,0,1,1,0,1,0,0,0,0,0,1,1,0,1,1,1,1,1,1,0,1,0,1,0,1,1,0,0,0,1,0,1,0,0,1,1,0,0,1,1,1,0,1,1,0,0,1,1,0,0,0,0,0,0,1,0,0,1,0,1,1,0,1,1,0,0,1,0,0,0,1,1,1,1,0,0,0,1,1,1,0,0,1,0,0,1,1,1,0,0,0,1,0,1,0,1,1,1,0,1,1,1,0,1,1,0,0,1,0,0,1,1,1,0,0,0,0,1,0,1,1,1,1,1,0,0,0,0,1,0,0,0,1,0,0,0,1,1,0,1,0,0,0,0,0,1,0,0,1,0,0,0,1,1,0,0,1,0,0,0,1,0,1,1,0,0,1,0,1,0,1,0,0,0,1,0,1,0,0,0,0,0,0,1,1,1,1,1,0,1,1,0,1,0,1,1,1,0,0,0,0,1,1,1,0,0,1,0,0,1,0,0,1,1,1,0,1,1,1,0,1,0,0,0,1,1,0,1,1,0,0,0,1,0,1,1,0,1,0,0,0,0,1,1,1,0,0,1,0,0,1,1,1,1,0,1,1,0,1,0,0,1,1,1,0,0,1,1,0,0,0,1,1,1,1,0,0,1,0,1,1,1,0,0,1,0,1,0,0,1,1,1,0,0,0,1,0,1,0,0,0,0,1,0,1,1,1,0,0,0,1,0,1,0,1,1,1,0,1,0,0,0,0,0,0,0,1,0,0,1,1,0,0,1,1,0,0,0,1,0,1,0,1,1,1,0,1,1,1,1,0,0,1,1,0,1,1,1,0,1,0,0,1,0,1,1,1,0,0,0,0,1,1,1,0,1,0,1,1,1,0,1,1,0,0,1,0,1,1,1,1,0,0,1,1,1,0,0,1,0,0,0,1,0,1,1,0,1,1,0,1,0,1,0,1,0,0,0,1,1,0,0,0,0,1,1,0,1,1,1,1,1,1,0,0,0,0,0,1,1,0,1,1,1,0,0,1,0,0,0,1,0,0,0,0,0,1,0,1,0,0,0,0,1,1,0,0,1,1,0,0,1,0,0,1,0,1,1,1,1,1,0,0,1,1,1,1,1,0,1,0,1,0,1,0,0,1,0,0,1,1,1,1,0,0,0,1,1,1,0,1,0,0,0,0,1,0,1,1,0,0,0,0,1,0,1,1,0,1,0,1,0,0,1,0,1,1,1,0,1,1,1,1,0,1,1,0,0,0,1,1,0,1,0,1,1,1,1,1,0,0,0,0,0,1,1,0,1,1,0,0,0,0,0,0,1,0,1,1,1,0,0,1,0,0,0,0,0,0,0,0,0,0,0,1,0,1,1,0,1,0,1,0,0,0,1,1,0,0,1,1,1,1,0,0,0,0,1,0,0,1,0,1,0,0,0,1,1,0,0,0,1,1,0,1,1,1,1,0,0,0,1,0,0,1,0,0,1,1,1,1,0,0,0,0,0,0,0,0,0,0,0,0,0,0,0,0,1,0,1,0,1,0,1,1,1,1,1,0,0,0,1,1,0,0,0,0,0,1,1,1,0,0,0,0,1,0,0,1,1,1,1,0,0,0,1,0,1,0,1,0,0,1,1,1,0,0,0,0,1,0,1,0,0,0,0,0,0,1,1,1,1,1,1,1,0,0,1,0,0,0,0,1,1,0,1,0,0,1,0,1,1,1,0,0,1,0,0,1,0,1,1,1,0,1,0,0,1,1,0,1,1,1,0,1,1,0,1,0,0,1,1,1,1,1,0,0,1,0,0,0,1,1,0,0,0,1,1,1,1,0,0,1,1,1,0,1,0,1,0,0,0,1,1,0,1,0,0,1,1,1,0,0,0,0,1,0,1,1,1,1,0,1,1,1,1,0,1,0,1,0,1,1,1,1,1,1,1,1,1,0,0,1,0,0,0,1,1,1,1,0,1,1,0,1,0,0,1,0,0,1,0,1,1,0,1,1,0,1,0,0,0,0,1,0,1,0,1,0,1,1,1,0,1,1,0,0,1,0,1,0,0,1,0,0,0,0,1,1,1,1,1,1,1,1,0,1,1,1,1,1,1,1,0,0,1,1,1,1,0,0,0,1,0,1,0,1,0,0,0,1,1,0,0,0,1,0,1,1,1,0,0,0,0,0,1,0,0,0,0,1,1,0,1,0,0,1,0,1,0,0,0,1,1,1,1,1,0,0,1,0,0,1,0,1,1,1,0,1,0,1,0,0,0,1,1,0,0,0,0,0,1,0,1,0,0,0,0,1,0,1,0,1,1,0,1,0,0,1,1,0,0,0,1,1,1,1,0,1,0,0,0,0,0,1,0,0,1,0,0,1,0,0,1,0,1,1,1,0,0,1,0,0,1,1,0,0,1,1,1,1,1,0,1,0,1,0,1,1,0,0,0,0,0,1,0,0,0,0,1,0,1,1,1,1,1,1,1,1,1,1,0,1,1,0,1,1,1,1,1,0,0,1,1,0,0,0,1,1,1,0,1,1,1,1,0,0,1,1,1,1,1,0,0,0,1,1,1,0,0,0,1,0,1,0,1,1,0,0,1,1,0,0,1,0,0,1,1,0,1,0,1,1,0,0,1,1,0,1,1,1,1,1,1,1,1,1,0,1,0,0,1,1,1,0,1,1,0,0,0,1,1,1,0,1,0,1,1,1,1,1,1,1,1,1,0,1,1,1,0,0,0,1,0,0,1,1,0,0,0,1,0,1,1,1,0,1,1,1,0,1,0,1,0,1,1,1,1,1,0,0,0,1,0,1,1,0,0,0,1,0,0,0,1,1,0,0,1,0,1,1,1,1,0,0,0,0,0,0,0,1,1,0,1,0,1,0,1,1,1,0,0,0,1,0,1,1,1,0,0,1,0,1,1,1,0,0,1,0,0,0,0,1,0,1,0,0,0,0,0,0,0,1,0,0,0,1,0,0,0,0,1,0,0,1,1,1,1,1,0,1,1,1,1,1,0,0,1,1,1,0,1,0,0,0,1,1,0,1,0,0,1,1,0,0,0,0,0,0,1,1,0,1,0,1,0,1,1,0,0,1,1,0,0,1,0,0,0,0,1,1,0,0,0,0,1,0,0,1,1,1,0,0,1,1,1,0,0,1,0,1,0,1,1,0,1,1,1,1,0,0,0,1,1,1,1,1,1,1,1,1,0,0,0,0,0,1,1,1,1,1,0,1,0,1,1,0,1,1,1,0,0,1,0,0,0,0,0,1,0,0,0,0,0,1,0,0,0,0,0,0,0,1,0,0,0,0,0,1,0,0,0,0,0,0,0,0,0,1,1,1,1,1,1,1,0,0,1,0,1,0,1,0,1,0,0,0,1,1,0,1,1,0,1,1,0,1,1,1,0,1,0,0,1,0,0,1,1,1,1,0,0,1,1,1,0,1,0,1,1,0,1,0,1,0,1,0,1,0,0,1,1,0,0,1,1,0,0,0,0,1,1,1,1,0,0,0,0,0,0,0,0,1,1,1,0,1,0,1,1,0,0,1,1,1,1,0,0,1,0,1,1,1,0,0,1,0,0,0,0,1,1,1,0,0,1,1,1,0,1,0,0,1,0,0,0,1,0,1,1,1,0,0,0,1,1,1,0,0,0,1,0,1,1,0,0,1,0,0,1,1,0,0,1,0,1,0,1,0,1,0,1,1,1,1,0,0,1,1,1,0,1,0,1,1,0,0,1,1,1,0,0,0,1,1,1,0,1,0,0,1,1,0,1,0,0,1,0,1,0,0,0,0,1,1,1,0,0,0,0,0,0,0,1,0,1,1,1,0,1,1,0,1,0,0,0,0,0,0,0,1,0,0,0,1,1,0,0,1,0,0,1,1,1,1,1,0,0,0,1,1,1,0,1,1,0,0,0,0,1,0,0,0,0,1,0,0,0,1,1,0,0,1,1,0,1,1,0,0,0,0,1,1,0,1,0,0,0,0,1,1,0,1,0,0,1,1,0,1,1,1,1,0,0,0,1,1,1,0,0,1,0,0,0,1,1,1,0,0,1,1,1,0,1,0,1,0,0,0,0,0,1,1,1,0,1,1,1,0,0,0,0,0,1,0,1,1,1,0,0,0,0,1,1,0,1,0,0,1,1,1,0,0,1,1,1,0,1,1,0,1,1,1,0,0,1,1,0,1,1,0,1,0,1,1,1,0,1,0,1,1,0,1,0,1,0,1,1,0,0,0,1,1,1,0,0,0,1,0,0,1,1,0,1,1,1,0,1,0,0,0,0,0,0,1,0,0,0,1,0,1,1,0,0,0,0,1,0,0,1,0,1,0,0,1,0,1,0,1,1,1,1,0,0,1,0,1,0,0,1,1,0,0,1,1,0,1,1,1,0,1,1,1,0,0,1,0,0,1,1,1,1,1,0,0,1,0,1,0,1,0,0,0,0,0,1,1,1,1,1,0,0,1,1,0,1,1,0,0,1,0,0,0,0,0,1,0,1,1,0,1,0,0,0,1,0,1,0,1,1,0,0,1,0,1,0,1,1,1,1,1,1,1,1,0,0,1,0,0,1,1,1,1,0,0,0,0,0,0,1,1,0,0,1,0,1,0,0,0,1,1,1,0,1,1,1,0,0,0,1,1,0,0,0,1,0,1,1,1,1,1,0,1,0,0,1,0,0,0,0,1,1,1,0,1,1,0,0,0,0,0,0,1,1,1,0,1,0,0,1,0,0,1,0,0,0,1,0,0,1,1,1,1,1,1,1,0,1,1,0,0,0,0,0,0,1,1,1,0,1,1,0,1,0,1,1,0,1,0,1,0,0,1,0,1,0,1,0,0,0,0,1,1,1,0,1,0,0,1,0,0,1,1,0,1,0,0,1,0,1,0,1,1,1,0,1,1,1,1,1,0,1,0,1,0,0,0,1,0,1,1,1,0,1,1,1,0,1,1,0,0,1,1,1,1,1,1,1,0,1,1,0,0,0,0,0,0,0,0,0,0,0,0,1,1,0,1,1,0,0,0,0,1,1,1,1,0,1,1,0,1,0,1,0,0,0,0,0,0,0,1,0,0,1,1,1,0,0,1,1,0,1,0,0,1,0,1,0,0,0,1,0,0,0,1,0,0,1,1,0,0,0,1,0,0,1,0,0,0,0,0,1,0,1,1,1,1,1,1,1,0,0,1,1,0,0,0,0,1,0,0,1,0,0,0,1,0,0,0,0,0,0,0,1,0,0,1,0,0,1,1,1,0,1,1,0,1,0,1,1,0,1,0,1,1,0,1,1,0,1,1,1,0,1,0,1,1,1,1,0,0,0,1,0,0,1,0,0,0,0,0,0,1,0,0,0,0,0,0,1,0,1,0,1,0,1,0,0,0,1,1,0,1,1,0,0,0,0,0,1,0,0,1,0,0,1,1,0,0,1,0,0,0,1,1,1,1,1,1,0,1,1,0,0,1,0,0,1,0,0,1,1,1,1,0,0,0,0,0,0,0,0,0,0,1,0,0,0,1,0,1,0,0,0,0,0,0,0,0,0,0,0,1,1,0,0,1,1,0,0,0,0,0,0,1,0,0,1,0,0,1,1,1,1,1,0,0,0,0,1,0,0,0,1,1,1,0,1,0,0,0,1,0,1,1,0,1,1,0,1,0,1,0,1,0,1,1,0,1,0,1,0,0,0,0,1,1,0,1,0,0,1,0,1,1,1,1,1,0,0,0,0,0,1,0,0,0,0,1,0,1,0,1,0,0,0,1,1,0,1,1,0,1,0,1,0,1,0,1,1,1,0,1,0,0,0,0,0,1,0,0,0,1,1,0,0,0,0,1,1,1,0,1,0,1,1,1,1,0,1,1,0,1,0,0,0,0,1,1,1,0,1,0,0,1,0,0,1,1,1,1,0,0,0,1,0,1,0,0,1,0,0,1,0,0,0,0,1,1,1,0,1,0,1,1,1,0,0,1,1,1,1,1,0,0,0,0,0,0,1,0,1,1,1,1,0,0,1,0,0,1,1,0,0,1,0,1,1,1,0,1,0,0,0,0,0,1,0,0,1,1,0,1,1,1,0,0,0,0,0,0,1,0,1,1,0,1,0,1,0,0,0,0,0,1,1,1,0,0,0,1,0,0,0,1,0,0,0,0,0,0,0,0,0,0,0,0,1,1,1,0,0,1,0,1,1,1,1,0,1,1,0,0,1,0,1,1,0,0,0,0,0,1,1,0,0,0,0,0,0,1,0,1,1,1,0,0,0,1,0,0,1,1,1,0,1,0,0,0,0,0,1,1,1,1,0,1,0,1,0,0,1,1,1,0,1,0,1,0,0,1,0,1,1,0,1,0,1,1,0,0,0,0,1,0,1,0,1,1,1,1,1,0,1,0,0,0,0,0,1,1,0,1,1,0,0,1,0,1,0,1,1,1,0,1,0,0,0,1,1,0,0,0,0,1,1,1,0,1,0,0,0,1,0,1,1,1,0,1,0,1,1,0,1,0,0,0,1,0,0,1,0,1,1,0,1,0,0,0,0,1,1,0,0,1,1,0,1,0,1,0,0,0,1,0,0,0,1,0,0,0,1,0,1,0,0,1,0,0,1,1,0,1,0,1,1,1,0,0,0,0,1,1,1,1,1,1,1,1,1,1,1,0,1,0,0,1,1,0,1,1,0,1,1,0,1,1,1,0,1,0,0,1,1,0,1,0,1,0,1,1,0,1,0,0,0,1,0,0,0,0,0,0,1,1,0,1,1,1,0,1,1,0,1,1,1,0,1,1,0,0,1,1,1,1,0,0,0,0,0,1,0,0,0,1,1,0,0,1,1,1,1,1,1,1,1,1,1,1,0,1,0,1,0,1,1,1,1,1,0,1,1,1,1,0,1,0,1,1,1,1,0,0,1,1,1,0,1,1,0,1,0,0,1,0,1,0,0,0,1,1,1,1,1,0,0,1,0,0,1,1,1,1,0,1,0,0,1,1,1,1,1,0,0,1,1,1,0,1,0,0,1,0,0,1,0,1,1,0,1,0,0,1,1,1,0,1,0,0,1,0,0,1,0,1,1,0,1,1,1,0,1,1,1,1,1,0,0,1,1,0,0,1,1,1,1,1,1,0,1,1,0,0,0,1,1,1,0,0,1,1,1,0,1,0,0,0,0,1,0,1,1,1,0,1,1,1,0,1,0,0,1,1,0,0,0,1,0,1,0,0,1,1,1,1,1,0,0,0,0,1,0,1,1,0,0,0,0,1,0,1,0,1,1,1,1,1,0,1,1,0,0,1,1,0,1,1,0,1,1,0,1,1,1,0,1,1,1,0,1,0,1,1,1,0,0,0,1,1,1,0,1,0,0,1,1,0,0,1,0,1,1,1,0,0,1,1,1,0,0,1,0,0,0,1,1,1,1,1,1,0,0,1,1,1,1,0,1,0,1,0,0,1,1,1,0,0,1,0,0,1,1,1,0,0,0,0,0,0,1,1,1,0,1,1,0,1,0,1,0,0,0,0,0,1,0,1,0,1,0,0,1,1,1,0,1,1,0,0,1,1,0,0,1,1,1,0,0,0,1,1,1,0,1,0,0,0,0,1,0,0,1,0,1,0,1,0,0,1,0,1,0,0,0,1,0,0,0,0,1,1,0,1,1,1,1,1,1,0,1,1,0,1,1,0,0,0,0,1,1,1,0,1,1,1,0,0,1,0,0,0,1,0,0,0,0,0,0,1,1,0,1,1,0,1,0,1,1,0,1,1,1,1,1,1,0,1,1,1,0,1,1,0,1,0,1,0,0,1,1,0,1,0,1,0,0,1,1,0,0,0,1,1,1,1,0,0,1,0,0,1,0,0,1,1,0,1,1,1,0,1,1,1,0,0,0,1,0,0,1,1,0,0,1,1,1,0,0,0,1,0,0,1,0,1,0,0,0,1,0,1,0,0,0,0,1,0,0,0,1,1,0,0,1,1,0,1,1,0,0,0,1,1,0,1,0,1,0,1,1,1,0,0,0,1,0,1,0,0,0,0,0,1,1,0,0,0,0,1,0,0,1,0,0,1,1,1,0,1,1,0,0,1,1,1,1,1,0,1,1,1,1,0,0,0,1,0,0,1,0,1,0,0,0,1,1,1,1,1,0,1,0,0,1,1,0,1,1,0,0,0,0,0,1,0,1,0,0,1,0,1,0,0,0,1,0,0,1,0,0,1,0,1,1,1,1,0,0,1,0,1,1,0,0,1,1,0,1,0,1,1,0,0,1,1,0,0,1,1,0,0,0,0,0,1,0,0,1,1,0,0,1,0,1,1,0,1,0,1,0,1,1,1,0,0,1,1,0,1,1,1,1,1,0,1,1,1,1,1,1,0,0,0,0,0,1,0,0,1,0,0,0,0,1,1,1,1,1,0,1,1,1,0,0,1,0,1,0,0,1,1,1,0,1,0,1,0,1,0,0,0,0,0,0,0,1,1,1,0,1,0,0,1,1,1,0,1,1,1,0,0,1,0,0,0,1,1,1,1,0,0,1,0,0,0,0,1,1,0,0,1,0,0,1,1,1,1,0,1,0,0,1,1,1,1,0,1,0,0,1,1,0,0,1,1,1,0,1,0,1,0,0,1,0,1,0,0,1,0,1,0,0,1,1,0,0,1,0,1,1,0,1,1,0,0,0,0,0,1,1,1,1,1,1,0,1,0,0,1,0,1,0,0,0,1,1,1,0,0,0,1,1,1,1,0,0,1,0,0,1,1,0,1,1,1,0,0,1,1,1,1,1,0,0,0,1,0,1,0,0,1,1,0,0,1,1,0,0,0,1,0,1,1,1,0,1,0,1,0,0,0,0,1,0,0,0,0,0,0,1,1,1,1,1,0,1,0,0,1,0,1,0,0,0,1,0,1,1,1,0,0,1,0,1,1,0,1,0,0,1,1,1,1,0,1,0,0,1,0,0,0,0,0,1,0,1,0,0,0,0,1,0,1,1,0,0,0,0,0,0,0,1,0,0,0,1,0,0,1,0,0,1,0,0,0,1,0,0,1,1,0,0,1,1,1,1,1,0,0,1,0,1,1,0,0,0,1,1,1,0,1,1,1,0,1,1,1,1,1,1,0,0,1,1,1,0,1,1,0,1,0,1,1,0,1,0,0,0,0,1,0,0,0,0,0,1,1,0,0,0,1,0,1,1,0,1,0,1,1,1,1,0,1,0,0,0,0,1,1,1,0,1,0,0,0,0,0,1,0,1,0,0,1,1,0,1,1,0,0,1,0,0,1,0,0,1,0,0,0,0,0,1,1,0,1,0,0,0,1,1,0,1,0,0,1,1,0,1,0,0,0,1,0,1,0,1,1,1,1,0,0,0,0,0,0,1,1,0,1,0,0,0,0,1,1,0,0,0,0,0,1,1,1,1,0,0,1,0,0,0,0,0,0,0,0,0,0,1,1,0,1,0,1,1,1,0,1,0,0,0,1,1,0,1,1,0,0,1,0,0,1,1,0,0,0,0,0,1,0,1,1,0,1,0,1,1,1,1,1,0,0,0,1,0,0,1,0,1,1,0,1,0,0,0,0,1,1,1,0,1,0,1,1,0,1,1,1,0,0,0,0,0,0,0,1,1,1,0,1,0,0,0,0,0,0,1,0,1,0,1,0,1,0,0,0,1,0,0,1,0,1,1,0,0,0,1,1,0,1,0,0,0,1,1,0,0,1,1,0,1,1,0,0,1,0,0,1,0,0,1,0,0,0,1,0,0,1,0,0,1,0,1,1,1,0,0,0,0,1,0,1,0,1,0,1,0,1,0,1,0,0,0,0,0,1,1,1,0,1,0,1,1,1,1,1,0,0,1,1,0,0,1,1,0,1,1,0,0,1,1,1,0,0,1,0,1,0,1,0,1,1,0,0,0,1,1,0,1,0,1,0,0,0,1,1,0,1,0,0,1,1,0,1,1,1,0,1,1,0,1,1,1,1,1,1,1,0,0,1,1,1,1,0,0,1,1,0,1,0,0,0,0,0,0,0,0,0,1,0,1,0,0,0,0,0,0,0,0,0,1,1,1,0,0,0,0,0,0,1,1,0,1,1,1,0,0,0,1,0,0,0,1,0,1,1,1,1,1,0,1,1,0,1,1,1,1,1,1,1,1,0,1,0,0,1,1,0,1,0,1,1,1,0,1,0,0,1,0,1,1,0,0,0,1,0,1,1,1,0,0,1,0,1,1,1,0,1,1,0,0,1,1,0,0,0,1,1,0,0,0,0,0,0,0,0,1,1,1,1,1,1,0,1,0,1,1,1,0,0,0,1,1,1,0,1,0,0,0,1,1,0,0,1,1,0,1,0,1,1,1,0,0,1,1,0,1,1,1,0,0,1,1,0,1,0,0,0,1,0,0,1,0,1,1,1,1,1,1,1,0,0,1,0,1,1,1,0,1,1,0,1,0,1,1,0,0,0,1,1,0,0,1,0,1,0,1,0,0,0,0,0,0,1,1,1,1,0,0,0,0,0,0,0,1,1,0,0,1,1,0,1,0,0,0,1,1,0,1,1,1,0,1,1,1,0,1,1,1,1,0,0,1,1,1,1,0,0,1,1,0,0,0,0,1,0,1,1,0,1,0,0,0,0,0,0,0,1,1,0,0,1,0,0,1,0,0,0,0,1,0,1,1,0,0,0,0,0,0,0,1,0,0,1,1,0,1,0,0,1,0,1,1,1,1,0,1,1,1,1,1,0,0,1,1,0,0,0,0,0,0,0,1,0,1,0,0,0,0,0,1,0,0,0,1,1,1,1,1,1,1,1,0,1,0,1,1,0,1,0,0,1,0,1,0,0,1,1,1,1,1,1,1,1,1,1,1,0,1,1,1,1,0,1,1,1,1,1,1,1,1,0,1,1,1,1,0,0,1,0,0,1,0,1,1,0,0,0,0,0,0,0,1,0,1,1,1,0,0,1,0,0,0,0,0,0,0,0,0,0,0,1,0,1,1,1,0,1,1,0,0,1,1,0,0,0,1,1,1,1,1,0,1,0,0,1,1,0,0,0,0,1,0,0,0,0,0,1,0,0,1,0,1,0,1,1,0,0,0,1,1,1,0,0,0,1,1,1,1,0,0,1,0,1,1,0,0,1,0,1,0,0,0,0,0,1,0,1,0,1,0,0,0,0,0,1,0,0,0,0,1,1,1,0,1,1,0,1,0,0,1,1,1,1,0,1,0,0,1,0,1,0,0,1,1,0,1,1,1,0,0,1,1,1,1,0,1,1,1,1,0,0,1,0,0,0,0,0,0,1,0,0,1,1,0,1,0,1,0,0,1,0,1,0,1,0,1,0,1,1,1,0,1,1,1,1,0,1,1,0,0,0,0,1,1,0,0,1,0,1,0,1,1,0,1,0,1,1,1,0,0,0,1,1,0,0,1,0,1,1,0,0,1,1,1,0,0,0,0,0,1,1,0,1,1,0,0,0,0,0,0,0,0,1,1,0,0,1,0,1,1,1,0,1,1,0,0,1,0,0,1,1,1,1,1,1,1,0,0,0,0,0,1,1,1,0,1,0,1,0,0,1,0,1,0,0,1,1,1,1,0,1,0,0,0,1,1,1,1,1,1,0,0,1,1,1,1,1,0,0,1,1,1,0,1,0,0,1,1,0,1,0,1,0,1,0,1,0,0,0,1,1,1,1,0,1,0,0,1,1,0,1,0,1,0,0,1,1,0,0,1,1,0,1,1,0,0,0,1,1,0,1,0,0,1,0,0,1,1,1,1,0,0,0,1,1,1,0,1,0,1,1,1,0,0,0,0,0,1,0,1,0,1,1,0,1,0,1,1,1,1,1,0,1,0,0,0,1,1,1,0,0,0,1,0,0,0,0,1,1,0,0,1,1,1,1,0,0,0,0,0,1,1,1,1,0,0,1,1,0,1,1,0,0,1,1,1,0,0,0,0,0,1,0,0,1,0,0,0,0,1,0,0,1,0,1,0,0,1,0,1,1,0,1,0,1,1,1,1,0,1,0,1,0,1,1,1,0,1,0,1,0,0,0,0,0,0,1,0,1,1,0,0,1,0,1,1,0,1,0,1,0,1,0,1,1,0,1,1,1,1,1,1,0,0,1,1,1,0,0,0,1,1,1,1,1,1,0,0,1,1,1,1,1,1,1,1,0,0,0,1,1,1,1,1,1,0,1,0,1,0,1,1,1,1,0,0,0,1,1,0,0,1,1,1,1,1,0,0,1,0,0,0,0,0,0,0,0,1,1,0,1,1,1,1,1,0,0,0,0,1,0,1,1,1,1,0,1,0,0,0,1,1,1,1,1,0,0,0,0,1,1,1,0,0,1,1,0,1,0,1,1,1,0,0,1,1,1,1,1,0,0,0,1,1,0,0,1,1,1,0,1,1,0,0,1,1,1,1,0,1,0,1,1,0,0,0,0,1,1,1,1,1,1,0,1,1,0,1,0,1,0,0,1,0,0,0,1,0,0,0,1,1,1,1,1,1,0,1,1,1,0,0,0,1,1,0,1,1,0,0,0,1,0,0,1,0,0,0,1,0,0,0,1,1,1,1,1,0,0,0,1,0,1,1,0,0,1,1,1,1,1,1,1,0,1,1,0,0,0,0,1,1,0,0,1,0,1,1,1,0,1,1,1,0,1,0,0,1,1,1,1,1,1,0,1,1,1,0,0,1,0,0,1,1,1,0,1,1,0,0,1,0,1,0,1,1,1,1,1,1,1,0,1,1,0,0,0,1,0,0,0,1,0,0,1,0,0,1,0,0,0,1,0,0,0,0,0,1,1,0,0,0,0,1,0,0,0,1,1,1,0,0,0,0,0,1,0,0,0,1,0,0,0,1,0,0,1,1,1,0,1,0,0,0,1,1,1,0,0,1,0,0,1,1,0,0,1,1,1,1,0,1,1,1,0,1,0,0,1,0,0,1,1,1,0,0,0,1,1,0,1,1,0,1,1,0,1,0,1,0,1,0,0,1,1,0,0,1,0,0,1,1,0,0,1,0,0,1,1,0,1,0,1,0,1,1,1,1,0,0,0,1,1,0,1,0,0,0,1,1,0,1,0,1,0,1,0,1,0,0,1,1,0,0,0,0,0,0,0,1,0,1,0,0,0,1,1,1,0,1,1,1,0,1,1,1,1,0,1,1,0,0,1,0,1,0,0,0,0,1,0,1,1,1,1,0,0,1,1,1,0,0,1,0,0,0,1,0,1,0,0,0,1,0,1,1,0,0,1,0,0,1,0,1,1,0,1,1,0,0,1,0,0,1,1,0,0,0,0,0,0,0,1,0,0,1,1,1,1,0,0,0,0,0,0,1,1,1,0,0,0,1,0,0,1,0,0,0,0,0,0,1,0,0,1,1,1,1,1,0,1,1,1,0,1,0,1,1,1,0,1,1,1,1,0,0,0,1,0,0,0,1,0,1,0,1,1,1,1,1,0,0,1,0,1,0,0,1,1,0,1,1,0,0,1,1,0,1,1,1,0,1,1,0,0,1,0,0,1,0,0,0,1,1,1,0,0,0,0,0,1,1,1,1,0,0,1,1,1,0,1,1,0,1,1,1,1,1,0,1,1,0,1,1,1,1,1,1,0,0,0,1,0,0,0,0,1,0,0,1,1,1,1,1,0,1,1,0,0,0,0,1,0,1,1,0,1,0,0,1,0,1,0,0,0,0,0,0,1,0,1,0,0,0,1,0,1,1,0,1,1,1,0,0,0,0,0,0,0,1,0,0,1,0,1,0,1,1,0,1,0,0,1,1,1,1,0,0,0,0,0,1,1,0,1,0,0,0,1,0,0,0,1,1,0,0,0,0,1,1,1,1,0,0,1,1,0,1,0,1,0,1,1,1,0,1,1,1,0,1,0,0,1,1,0,1,0,0,0,1,1,0,0,1,0,1,1,1,1,0,1,1,1,0,0,0,1,0,0,1,0,0,1,0,1,0,0,0,0,0,0,0,0,0,0,1,0,0,0,0,0,1,1,0,1,1,0,1,1,1,1,1,0,0,1,1,1,0,1,1,0,1,0,0,0,1,1,1,1,0,1,1,1,0,0,0,1,0,0,1,1,1,1,1,0,1,0,0,0,0,1,0,1,1,1,0,1,0,0,0,0,1,0,1,1,1,0,0,1,1,0,1,1,0,1,0,0,0,1,0,1,0,0,1,0,1,0,1,0,0,1,1,0,0,1,1,0,1,1,1,1,0,0,1,0,0,0,0,0,1,1,1,0,1,0,0,1,0,0,0,1,1,1,1,0,1,1,0,0,0,1,0,1,1,0,1,0,0,0,0,0,1,0,1,0,0,0,1,0,1,0,0,0,0,1,1,1,1,1,1,1,1,0,0,0,1,0,0,1,1,0,0,1,1,0,0,1,1,0,0,1,0,0,1,1,1,1,0,0,1,0,0,1,0,1,1,1,1,1,1,1,1,1,1,1,1,0,0,0,0,0,1,1,0,0,0,0,0,1,0,0,0,0,1,1,0,1,1,0,1,1,1,0,1,1,0,0,1,1,1,1,1,1,0,0,0,0,1,1,1,0,1,0,1,0,0,0,0,0,1,0,0,1,1,1,0,1,0,0,0,0,1,1,1,1,1,1,1,1,1,1,1,1,1,0,1,1,0,0,0,1,1,1,1,0,1,0,1,1,0,0,0,1,1,0,1,1,1,1,0,0,0,0,1,1,1,1,1,0,1,1,0,0,1,1,1,0,0,0,0,0,1,0,1,0,1,0,0,1,1,1,1,0,0,1,1,1,0,0,0,0,0,1,1,1,0,0,0,0,1,1,1,1,1,1,0,0,1,0,1,0,1,1,1,1,0,0,0,1,0,1,0,1,0,0,1,0,0,0,0,0,0,1,0,1,0,0,0,0,0,1,1,1,1,0,0,1,0,0,0,1,1,0,1,0,0,1,1,0,1,0,0,1,0,0,1,0,1,0,0,1,0,0,1,0,0,0,0,1,0,1,0,1,0,0,0,0,1,1,1,0,0,1,0,1,1,0,1,0,0,1,0,1,0,0,0,1,0,0,0,1,0,1,0,1,0,1,0,1,0,1,1,0,1,0,0,0,0,1,0,1,0,0,1,0,0,0,1,0,0,0,1,0,0,1,1,1,0,1,0,0,0,1,1,1,1,0,0,0,0,0,1,0,0,0,0,0,1,0,1,0,0,0,1,1,0,0,1,1,1,1,1,1,0,0,0,0,1,1,1,1,0,1,1,1,1,0,1,1,1,1,1,1,1,0,1,1,0,1,1,1,1,1,1,0,1,0,0,0,1,0,0,0,0,0,1,1,0,1,1,0,0,1,1,0,0,1,0,0,1,1,0,0,0,1,0,0,1,0,0,1,0,1,1,1,1,0,1,1,1,1,0,1,0,1,0,0,0,1,1,0,1,1,1,1,0,0,1,1,0,0,0,0,1,1,0,1,0,0,1,0,0,1,0,0,1,1,0,0,1,0,1,0,0,0,0,1,1,0,0,0,1,1,1,0,0,0,0,0,0,0,1,0,0,0,0,1,0,0,1,0,1,1,1,0,0,0,1,0,1,0,0,1,1,0,0,0,1,0,1,1,0,0,0,1,0,1,1,0,0,0,1,1,1,1,1,1,1,0,1,1,1,1,1,1,0,1,1,1,0,0,1,0,0,0,1,1,0,0,0,1,0,0,1,1,0,1,0,1,0,1,0,0,0,0,1,0,0,0,0,1,0,0,0,1,0,1,0,1,1,1,0,1,1,1,1,0,0,0,0,1,1,0,1,1,0,0,0,0,1,0,0,1,0,1,1,0,1,1,0,0,1,1,0,0,0,1,1,0,1,1,1,1,1,0,0,0,0,0,0,1,0,0,1,0,0,1,1,1,1,1,1,0,1,0,0,1,1,1,0,1,0,1,1,0,0,1,0,0,1,0,1,0,1,0,0,0,1,1,0,1,0,1,0,0,0,0,1,1,1,0,1,0,0,1,1,1,0,1,1,0,0,0,1,0,0,0,1,1,0,0,1,0,1,1,1,0,0,1,0,1,0,1,0,0,0,1,1,1,0,1,1,1,0,0,0,0,1,1,1,1,0,1,0,0,0,0,1,0,0,1,0,0,0,0,1,1,1,0,0,0,0,1,1,1,0,1,0,0,1,0,0,1,1,0,1,1,1,1,1,1,0,0,1,0,1,1,0,0,1,0,1,0,0,1,1,1,0,1,0,1,1,1,1,1,0,1,0,0,0,1,1,0,1,1,1,1,0,0,0,0,0,1,0,1,1,0,0,1,1,1,0,0,1,0,0,1,0,1,0,0,0,1,1,1,1,1,1,0,1,0,0,1,0,1,1,0,1,1,1,1,1,0,0,1,1,1,0,1,0,1,1,1,1,1,0,0,1,0,1,1,0,0,1,0,1,1,0,0,0,1,1,0,0,0,1,1,0,0,1,0,0,1,1,0,0,0,0,1,0,0,0,0,0,1,1,0,1,0,1,0,0,0,1,0,1,0,0,1,1,1,0,0,0,0,1,1,0,0,1,0,1,0,1,0,1,1,0,0,1,1,1,1,1,1,1,1,0,1,1,1,0,0,0,1,0,1,0,0,0,0,0,0,1,0,0,1,1,0,0,0,1,1,1,0,0,0,0,1,0,0,0,0,1,0,0,1,0,1,0,1,0,0,1,0,1,1,0,0,0,1,1,0,0,0,1,1,0,1,1,0,1,1,1,0,0,1,1,1,0,1,1,0,1,1,0,0,1,0,0,1,1,0,1,1,0,0,1,1,1,1,0,1,1,1,1,0,1,1,0,0,1,1,1,1,1,1,1,1,1,0,0,1,0,0,1,0,1,0,1,1,1,1,1,1,0,1,0,0,0,1,0,0,1,1,1,0,0,1,1,0,0,0,0,0,0,1,1,0,0,1,0,0,0,0,0,0,0,1,1,1,1,1,0,1,0,1,0,1,1,1,1,1,0,1,0,1,0,1,1,1,1,0,0,1,0,0,0,1,0,0,1,0,1,0,0,1,0,0,1,0,0,0,0,0,1,0,1,1,0,0,1,1,0,1,1,1,1,0,1,0,1,1,1,1,0,1,0,1,0,0,0,1,0,0,1,0,1,0,1,0,0,0,1,0,1,0,1,1,1,0,0,1,0,1,0,0,0,0,0,0,0,0,0,1,1,0,0,0,0,0,0,0,1,0,0,1,1,0,1,1,0,0,0,0,0,0,1,0,1,0,1,0,0,1,0,0,1,0,1,1,0,1,0,1,1,1,1,0,0,0,0,1,1,1,0,1,0,1,0,1,0,1,1,1,1,1,1,1,0,0,0,1,0,1,0,1,1,0,1,0,0,1,0,0,1,1,1,0,0,1,0,0,0,1,0,0,1,0,1,0,0,0,1,1,0,0,1,0,1,1,1,0,0,1,1,0,1,0,0,0,0,1,0,0,0,0,0,1,0,1,1,0,0,1,0,1,1,0,1,0,0,1,1,1,0,0,1,1,1,1,1,1,1,1,1,0,1,0,0,1,1,1,0,0,1,1,0,1,0,1,1,0,1,0,0,0,1,1,1,1,0,0,1,1,1,1,0,0,0,0,1,0,1,1,0,0,1,1,0,1,1,0,1,0,0,0,0,1,1,1,0,0,0,0,0,0,0,0,0,1,0,1,0,1,0,0,0,1,1,1,1,0,1,1,0,0,1,0,0,0,0,1,0,0,1,1,0,1,0,0,0,0,1,0,0,1,1,1,1,1,1,0,0,1,0,1,0,0,0,0,0,0,0,0,1,1,0,1,1,1,0,0,1,1,1,0,0,0,0,1,0,1,0,1,0,0,1,1,1,1,1,0,1,0,1,1,0,0,1,1,1,0,0,1,1,0,1,1,1,0,0,0,0,0,0,1,0,0,1,0,0,1,1,0,1,0,0,0,0,1,1,1,0,0,1,1,0,0,1,1,1,1,1,1,1,1,1,1,0,1,1,1,1,1,0,1,0,1,0,1,1,0,1,0,0,0,1,0,1,1,0,0,0,1,0,0,0,1,1,0,0,1,0,0,0,1,0,0,0,0,1,0,1,0,0,0,0,1,0,0,1,1,1,0,0,1,1,1,0,0,1,1,0,1,0,0,1,1,0,0,0,0,0,0,1,0,0,0,0,0,0,0,1,1,0,1,1,1,1,1,1,1,1,1,1,1,1,1,1,0,1,1,0,0,0,1,1,1,1,1,0,0,0,0,1,0,1,1,1,1,0,0,1,0,1,0,0,1,1,0,0,1,0,0,1,1,0,1,1,0,1,1,1,0,0,1,0,0,0,1,1,1,0,1,1,0,0,0,0,0,0,1,1,1,0,1,1,0,1,0,0,1,1,1,0,0,0,0,1,0,1,1,0,0,1,0,0,1,0,1,0,1,1,1,0,0,1,1,1,0,0,1,0,1,1,0,1,1,0,0,0,0,1,0,1,0,0,0,1,1,0,0,0,0,1,1,1,1,1,0,0,1,0,0,1,1,1,0,0,0,1,1,1,1,1,1,0,1,0,0,1,1,1,0,0,1,1,1,0,0,0,1,0,0,0,0,1,1,1,1,0,1,0,1,1,1,0,0,1,1,1,1,1,1,0,1,0,1,0,0,1,0,0,1,0,1,1,1,0,0,0,0,1,0,1,0,0,0,0,0,1,1,0,1,1,1,0,0,1,1,0,0,1,0,1,1,0,0,0,0,1,1,1,0,1,1,0,1,0,1,0,0,0,0,0,1,1,1,1,0,0,0,1,0,0,0,0,1,0,0,1,1,0,0,0,0,0,0,0,0,1,1,1,1,1,1,0,1,0,0,1,1,1,1,1,0,0,1,1,1,1,1,1,0,0,1,0,1,1,0,1,0,0,1,0,1,0,0,0,0,1,0,0,1,0,0,0,1,0,0,1,1,0,1,1,1,0,1,1,0,1,0,1,0,0,0,0,0,1,0,0,0,0,1,0,0,0,0,1,1,1,0,1,0,1,0,1,1,1,0,1,0,0,0,0,1,0,0,1,0,0,1,1,1,1,0,1,1,0,0,0,0,1,1,1,0,1,0,1,0,1,0,0,0,1,1,1,1,1,0,1,0,0,1,0,0,1,1,1,1,0,0,0,0,1,0,0,1,0,1,1,1,0,1,1,0,0,0,1,1,1,1,0,1,1,1,0,1,0,0,1,1,0,1,0,1,0,1,1,1,1,0,1,0,1,0,1,1,0,0,1,0,1,0,1,0,1,1,1,1,1,1,1,0,0,1,0,1,0,0,0,0,1,0,1,0,1,0,0,0,0,0,0,0,1,1,0,1,1,1,0,1,0,0,0,0,1,0,0,1,1,0,1,0,1,1,0,1,1,0,1,1,0,0,0,1,1,0,1,1,1,1,0,0,0,1,0,0,0,0,1,0,0,1,1,1,0,1,0,1,1,0,0,0,0,1,0,1,1,1,1,0,0,1,0,1,1,1,0,1,1,0,1,0,1,1,0,1,1,1,1,0,1,0,0,1,1,0,1,0,0,1,0,0,0,1,1,1,1,0,0,1,0,1,1,1,0,0,0,1,0,0,0,0,1,1,1,1,1,0,1,0,1,1,1,0,0,0,0,1,1,1,0,0,0,0,0,1,0,1,1,1,0,1,1,0,1,0,0,1,1,1,1,0,1,0,0,0,1,1,0,0,0,0,1,1,1,0,1,0,0,1,0,0,1,1,1,1,0,1,0,1,0,0,0,1,0,1,1,1,1,1,1,1,0,0,0,0,1,1,1,0,0,0,0,0,0,1,0,1,0,1,1,0,0,0,0,1,0,0,0,0,1,1,0,1,1,1,0,0,0,1,0,0,0,1,0,1,0,0,0,1,0,1,0,0,0,0,1,1,1,1,0,1,0,1,0,0,1,0,0,0,0,1,0,1,1,0,1,0,1,0,1,1,1,0,0,0,0,1,0,1,1,1,1,1,0,0,0,0,1,1,1,0,1,1,0,1,0,1,0,1,0,0,0,0,0,1,0,1,1,1,0,1,1,0,0,1,0,1,0,1,1,0,0,0,0,1,1,1,0,1,1,1,1,1,0,0,1,1,0,0,0,1,0,1,0,0,0,0,1,0,0,0,0,1,0,1,1,0,1,0,0,0,0,0,0,0,1,1,0,1,1,1,1,0,0,1,0,0,0,0,0,0,0,0,1,1,1,0,1,1,0,1,1,0,0,1,0,1,0,1,1,1,0,1,0,1,1,1,1,0,0,0,1,0,1,0,1,1,1,1,1,0,0,0,1,1,0,0,1,1,0,0,0,1,1,0,1,1,1,0,1,1,0,0,0,1,0,1,0,0,1,1,0,0,0,0,1,1,1,0,0,0,1,1,1,0,1,0,1,0,1,1,0,1,1,1,0,0,0,1,1,1,0,1,1,0,1,1,1,1,0,0,0,1,1,0,1,0,1,1,1,1,0,0,1,1,1,0,1,1,0,0,0,1,1,1,0,0,1,1,0,1,1,1,0,0,1,1,0,0,1,1,0,0,0,0,1,1,0,1,0,1,0,0,1,0,0,0,0,1,1,1,1,0,0,1,0,1,0,1,0,1,0,0,0,1,0,0,1,1,0,0,0,0,0,1,0,0,1,1,0,1,0,1,1,1,1,1,1,1,0,1,1,0,1,1,1,1,0,1,1,1,1,0,0,1,0,0,0,1,0,1,0,0,1,1,0,0,0,1,1,1,1,1,1,0,0,1,1,0,1,1,1,1,0,1,1,0,0,0,1,0,1,0,1,0,0,0,0,0,1,1,0,0,0,0,1,0,1,0,0,0,0,0,0,0,0,0,1,1,1,1,0,1,0,1,0,1,1,1,1,0,0,1,0,1,0,1,0,1,0,1,0,1,1,0,0,1,1,1,1,1,0,0,1,1,1,1,0,1,1,0,0,1,0,1,0,0,0,0,1,1,0,0,1,1,1,1,1,1,1,0,1,0,0,0,1,0,1,1,1,1,1,0,0,1,0,0,0,0,1,0,0,1,1,1,1,0,0,1,0,1,0,1,1,1,0,1,0,0,1,0,1,1,1,1,1,1,1,0,0,1,0,1,1,1,0,1,0,0,0,1,1,1,0,0,1,1,1,0,1,0,0,0,1,1,0,0,1,1,0,0,0,1,0,0,0,1,1,1,0,0,1,0,0,0,0,0,0,0,0,0,0,1,0,0,1,1,0,1,0,1,0,1,0,0,0,1,1,1,1,0,1,0,0,1,1,0,1,0,0,0,1,0,0,0,0,1,0,0,0,0,0,1,0,0,1,0,0,1,0,0,1,0,0,0,0,0,0,0,0,1,1,1,0,1,1,0,0,1,0,1,1,1,1,0,1,1,1,0,1,1,1,1,1,1,1,0,0,1,1,0,1,1,1,0,0,1,0,0,1,1,1,0,0,1,1,0,0,0,0,1,0,0,0,1,0,0,1,0,0,0,0,1,1,1,1,0,0,1,0,1,1,1,1,0,0,1,0,1,0,1,1,1,0,1,0,0,1,0,0,0,1,0,0,0,1,1,1,0,1,0,0,1,1,1,1,0,1,0,0,0,0,1,0,1,1,0,1,0,1,1,0,1,1,0,1,1,0,1,1,0,0,1,1,0,1,1,0,1,0,1,1,1,1,1,0,0,1,1,0,0,0,1,0,1,1,1,1,1,0,1,0,1,0,1,0,1,1,1,0,0,1,0,1,1,1,1,1,0,0,1,1,0,1,1,1,1,0,1,1,0,1,0,1,0,1,0,1,0,0,1,0,1,0,0,0,1,0,0,1,1,1,1,0,1,0,1,0,0,1,0,0,1,0,1,1,1,1,0,1,0,0,1,0,1,0,1,1,1,1,0,1,0,1,1,0,1,1,0,1,1,0,0,1,0,1,0,0,1,1,1,0,1,0,0,0,0,1,1,1,0,0,1,1,1,1,0,0,1,1,1,1,0,1,0,0,0,0,1,0,1,0,1,0,0,0,1,0,1,1,0,1,1,1,1,0,1,1,0,0,0,1,0,0,1,1,1,0,1,1,1,1,0,1,0,0,0,0,1,0,1,0,0,0,0,0,0,0,0,0,1,1,1,1,1,1,0,0,1,0,0,1,1,1,0,0,1,0,1,0,0,0,0,0,0,0,1,1,1,1,0,0,1,1,0,0,0,0,0,1,0,0,0,1,1,1,0,0,0,0,1,0,0,1,1,1,1,0,0,1,0,1,0,1,1,0,0,1,0,1,0,0,1,1,1,0,0,0,0,1,0,0,1,1,1,0,1,1,1,1,1,0,1,1,1,1,1,0,0,1,0,0,0,0,1,1,1,1,0,1,0,0,1,1,1,1,1,1,1,1,0,0,0,0,0,0,1,0,1,1,0,0,0,0,0,0,1,0,0,0,0,0,1,0,1,0,0,1,0,0,0,0,0,0,0,1,1,1,1,1,1,1,0,1,1,1,1,0,1,1,1,1,0,0,1,0,0,0,1,1,0,1,0,0,1,0,1,1,0,0,1,0,1,0,0,1,0,0,0,1,1,1,1,1,0,1,1,0,1,0,0,1,0,0,0,1,0,1,0,0,0,1,0,1,1,1,1,1,1,0,0,1,1,1,1,1,0,1,0,0,1,0,0,0,1,1,1,0,1,0,0,1,0,1,0,0,1,0,1,0,1,0,0,0,0,0,1,1,0,1,0,0,1,1,1,1,0,1,1,0,1,1,0,0,1,0,1,0,0,0,1,1,1,1,1,1,0,1,1,0,1,0,0,1,0,0,1,1,1,0,0,1,1,0,1,1,1,1,0,1,0,0,1,0,0,1,0,0,1,0,0,0,0,1,0,0,0,0,0,1,0,0,1,1,1,0,1,0,0,1,1,1,0,0,0,0,1,0,1,0,1,0,0,1,0,1,1,0,0,1,0,1,0,1,1,1,1,0,0,0,1,0,0,0,1,1,1,0,1,1,0,1,1,1,0,0,0,0,1,1,0,1,1,0,0,0,1,1,0,0,1,1,1,0,1,1,1,0,1,0,0,0,0,0,1,1,1,0,1,0,1,0,0,0,1,0,1,1,0,1,0,0,1,0,0,0,1,1,1,0,0,1,0,0,0,1,1,1,1,0,1,1,1,1,1,0,1,0,0,0,1,1,1,1,1,1,1,1,1,1,1,0,1,1,1,0,1,1,1,1,1,1,1,1,1,1,1,0,0,0,0,1,0,1,0,1,0,1,0,1,1,0,1,1,1,0,1,1,0,1,0,1,1,0,0,1,1,1,1,1,0,0,1,0,0,1,1,0,1,0,0,0,1,0,0,1,0,0,1,0,1,1,0,0,1,0,0,1,0,0,1,0,1,1,0,0,1,0,1,1,1,1,1,0,0,0,1,1,1,0,1,1,1,0,0,0,1,0,0,1,0,1,0,0,1,0,1,1,0,1,0,0,1,0,0,1,0,0,0,1,1,1,0,1,0,0,1,1,0,1,1,1,1,0,0,1,0,1,0,0,1,0,1,0,0,0,0,0,0,0,1,0,0,0,0,0,0,1,1,1,0,1,0,0,0,1,0,1,0,1,1,0,1,0,1,0,0,1,1,1,0,0,0,0,1,1,1,1,1,0,1,0,0,0,0,0,1,1,0,0,0,1,0,1,0,1,0,0,0,1,1,1,0,1,1,1,1,1,1,1,0,1,0,0,0,1,1,1,0,0,0,0,0,1,1,1,1,0,0,0,1,0,1,1,1,1,0,0,1,1,1,1,1,0,0,1,1,0,1,0,0,0,1,1,0,1,1,1,0,0,0,1,1,0,0,1,0,0,1,1,0,0,0,0,0,0,0,1,0,0,1,1,1,0,1,1,0,1,0,0,1,1,1,0,0,0,1,0,1,0,0,1,1,1,0,0,0,1,1,1,0,1,0,0,0,1,0,1,0,0,0,1,1,1,1,1,1,0,1,1,1,0,0,1,0,0,1,1,0,1,0,0,1,0,0,1,0,0,1,0,1,1,1,1,0,1,1,0,1,0,0,0,1,1,0,0,1,0,0,1,0,1,1,0,0,1,0,1,0,1,0,0,0,1,1,0,0,0,1,0,1,1,0,0,1,0,0,1,1,0,1,0,1,0,1,0,0,0,1,1,1,1,0,1,1,0,0,0,1,0,1,0,1,0,0,0,1,0,0,0,0,1,1,0,1,0,0,1,0,1,0,0,0,1,0,0,0,0,1,1,1,1,1,0,1,0,1,0,0,1,1,0,1,1,1,1,1,0,0,0,1,0,0,0,1,1,0,0,1,1,0,0,1,0,1,0,1,1,0,1,1,0,1,0,0,0,0,1,1,1,0,1,0,0,0,0,1,1,1,0,1,1,0,0,1,1,0,1,1,0,1,1,0,1,1,0,1,0,0,0,1,1,0,0,0,1,0,0,1,0,0,0,0,0,0,1,1,0,1,1,1,0,0,1,1,1,0,1,1,1,0,0,0,1,1,0,0,0,0,1,0,1,1,0,0,1,0,1,0,1,0,0,1,1,0,1,0,0,1,0,0,0,1,0,1,1,1,0,1,1,1,1,0,0,1,0,1,1,1,0,0,1,0,0,0,1,1,1,0,0,1,1,1,0,1,0,1,0,0,1,0,0,1,1,1,1,1,0,1,1,0,1,0,0,1,0,1,0,0,0,1,1,1,1,1,0,0,0,1,1,1,1,1,1,0,0,0,0,0,0,1,0,1,1,1,0,1,0,1,1,0,0,0,1,0,0,0,1,1,1,1,1,1,0,1,0,0,1,0,1,1,1,1,1,1,1,1,1,0,1,1,1,0,1,1,0,0,0,0,1,0,1,0,0,1,1,1,0,0,1,0,0,0,1,1,0,1,0,0,1,1,1,1,0,1,0,0,1,0,0,0,1,1,0,0,0,1,0,1,1,0,0,0,1,1,1,0,0,0,0,1,0,1,1,1,1,0,1,1,1,0,1,1,0,1,1,1,0,0,1,1,1,0,1,1,0,0,1,0,0,1,0,1,0,1,1,0,1,1,0,0,0,0,0,1,0,1,0,1,1,1,0,0,0,0,0,1,0,1,1,0,1,0,1,0,0,0,1,1,1,0,0,0,1,0,0,0,1,0,0,0,1,0,1,1,0,0,0,0,1,0,0,1,0,1,1,0,0,0,0,1,0,1,1,0,0,1,0,1,1,1,1,1,1,0,1,1,0,0,0,0,1,1,0,0,1,1,1,1,1,0,0,0,0,1,0,1,1,0,0,1,0,1,0,0,0,0,0,0,1,0,0,1,1,1,0,1,1,1,1,0,1,1,0,0,1,1,0,1,0,1,0,1,0,0,0,0,1,1,1,1,0,1,1,1,1,1,1,1,0,0,1,1,0,1,0,1,1,1,0,0,1,1,0,1,1,1,1,1,0,0,1,0,0,1,1,1,1,0,0,0,1,0,0,1,1,0,1,1,0,0,1,1,1,0,1,1,1,1,0,1,0,1,0,1,1,0,0,1,0,0,0,1,1,0,0,0,1,1,1,0,1,0,0,0,0,1,0,0,1,0,0,1,1,0,0,1,1,0,0,1,1,0,1,1,1,0,1,1,1,1,1,0,0,0,1,0,0,1,0,0,0,1,0,0,1,1,1,1,0,1,1,1,1,1,1,1,0,0,0,0,1,0,1,1,1,0,0,0,0,0,0,0,0,1,1,1,1,0,1,1,1,0,1,0,1,1,1,1,0,0,0,1,0,0,1,0,1,0,1,0,0,1,1,0,1,0,1,1,0,1,0,0,1,0,0,1,1,1,0,1,0,1,0,1,0,0,0,1,1,0,1,1,0,1,0,1,1,0,0,0,0,0,1,0,1,0,0,0,1,1,0,0,0,1,0,1,1,1,1,1,0,0,0,1,0,0,0,1,0,0,0,1,1,0,1,1,1,1,0,0,1,0,1,1,1,0,1,1,0,0,1,0,1,1,0,1,1,0,1,1,1,0,1,1,1,1,0,1,0,0,1,0,1,1,0,1,1,1,0,1,0,1,1,1,0,1,1,1,0,1,1,1,0,1,0,0,0,1,0,0,1,0,1,0,0,0,1,1,0,1,0,0,1,0,1,1,0,0,0,1,0,0,1,1,0,0,1,0,0,1,1,0,1,1,1,0,0,1,1,0,1,1,1,1,1,1,1,0,1,1,0,0,1,0,0,1,1,0,1,0,1,1,0,1,0,1,0,1,0,0,0,1,0,1,1,0,0,0,1,0,1,1,1,0,1,0,1,0,1,0,0,1,0,0,1,0,1,0,1,1,0,0,0,0,1,1,1,0,1,0,0,1,0,0,1,0,0,1,1,0,1,0,0,0,0,1,0,1,1,0,0,1,1,0,1,1,1,0,0,0,0,0,0,0,1,1,0,1,1,1,1,1,0,0,0,1,0,1,0,0,0,0,1,0,0,1,0,0,0,1,1,0,1,0,1,0,1,0,0,1,0,1,1,1,1,1,0,0,1,1,1,0,0,0,0,0,0,0,1,0,1,0,1,0,1,0,1,1,0,1,0,0,1,0,0,0,0,0,1,1,1,1,1,1,0,0,1,1,0,1,1,1,1,1,0,0,0,0,0,1,1,0,0,0,1,0,1,1,0,1,0,1,1,1,0,1,0,0,0,1,1,0,1,1,1,1,1,0,0,0,1,1,0,0,1,0,0,0,0,1,1,0,1,0,0,1,1,1,1,1,1,1,1,0,0,0,0,1,0,0,1,0,0,1,0,1,1,1,0,1,0,1,0,0,0,1,1,1,0,0,1,0,0,1,1,0,0,0,1,1,0,1,0,1,0,0,0,0,1,0,1,1,0,0,0,1,0,0,1,0,1,1,0,0,1,0,1,0,0,1,0,0,0,0,0,0,1,0,0,0,0,0,0,1,0,0,0,0,0,1,1,0,0,1,0,0,0,0,0,0,0,1,0,0,0,0,1,1,0,1,1,1,1,1,0,0,0,1,0,0,1,0,1,0,0,0,1,0,0,0,1,0,0,1,0,0,0,1,0,1,0,0,1,0,0,0,0,1,1,0,1,0,1,1,0,1,1,1,0,0,0,0,0,1,0,0,1,0,0,1,0,0,0,0,1,0,0,0,1,1,0,0,0,0,0,0,1,1,0,1,1,0,0,1,0,1,0,1,0,1,0,1,1,1,1,0,1,1,1,0,0,0,1,0,0,0,1,0,1,1,0,1,1,0,1,1,0,0,1,0,0,1,1,0,0,0,0,1,0,1,1,0,0,0,1,1,1,0,1,0,1,0,0,1,0,1,0,1,0,1,0,0,1,0,0,0,1,0,0,1,0,0,1,1,1,0,1,1,0,0,1,1,1,1,0,0,0,0,0,1,1,1,1,1,1,0,0,1,1,1,0,1,1,1,1,1,1,1,1,1,1,1,1,0,0,1,0,0,1,0,1,1,1,1,1,0,1,1,1,0,1,1,0,1,1,1,0,1,0,1,1,0,0,1,1,0,0,1,1,0,1,0,1,0,0,1,1,0,1,0,1,0,1,0,1,1,0,0,0,1,0,1,1,0,1,1,1,0,1,1,1,0,1,0,1,1,0,1,0,1,1,0,0,1,1,1,0,1,1,0,1,0,1,0,0,0,1,0,1,1,1,0,1,0,1,1,0,1,0,0,0,1,1,1,0,1,0,1,0,1,1,1,1,1,0,1,1,1,1,0,1,1,0,1,0,0,0,0,0,0,1,1,0,0,1,0,1,0,1,0,1,0,1,0,1,0,1,0,0,1,1,1,0,0,1,0,0,0,1,1,0,0,1,0,0,1,0,1,0,0,0,0,1,0,0,0,0,0,0,0,1,1,1,1,0,0,1,1,1,1,0,1,1,1,1,1,0,0,1,0,0,0,0,0,1,0,1,0,1,0,0,1,1,1,0,0,0,0,1,1,0,1,1,1,1,1,0,0,1,1,0,0,0,0,1,0,1,1,1,1,1,0,1,1,1,1,0,1,0,1,0,1,0,0,1,1,0,1,1,0,0,1,0,0,0,0,0,0,1,0,0,0,0,1,1,1,1,1,1,0,0,0,0,0,1,0,1,1,1,0,1,1,0,0,0,0,1,1,0,1,0,1,0,0,0,1,1,0,1,1,1,0,1,0,1,1,1,0,0,1,1,0,1,1,1,1,1,1,0,1,0,1,0,1,0,1,1,0,0,1,0,1,1,1,0,1,1,1,0,0,0,1,1,0,1,0,0,0,1,1,1,0,1,1,0,1,0,1,1,0,0,0,0,0,1,1,0,1,0,0,0,0,1,1,1,0,1,0,1,1,0,0,1,1,0,0,1,0,0,0,0,0,1,0,0,0,1,0,1,1,0,1,0,0,0,1,0,0,1,1,0,1,1,0,1,0,1,1,0,1,0,1,1,0,1,1,0,1,1,0,1,0,0,1,0,0,0,1,1,0,1,0,0,1,0,0,0,1,0,1,1,0,0,1,0,0,0,1,0,1,0,1,1,0,0,1,0,0,0,0,1,1,1,0,1,0,1,1,1,0,1,1,1,0,1,1,0,1,0,0,0,0,1,1,1,1,1,1,0,0,0,1,1,1,0,0,1,0,0,0,0,0,1,1,1,0,0,0,1,0,1,0,0,0,0,0,1,0,1,0,1,0,1,0,1,1,0,0,1,0,1,0,1,1,0,0,0,0,1,0,0,0,0,1,0,0,0,1,1,1,1,0,0,0,0,1,1,1,0,1,0,1,1,0,0,0,1,0,0,1,1,0,1,0,0,0,1,0,0,0,1,0,1,0,1,1,0,0,0,0,0,0,1,1,1,0,0,1,1,1,1,0,1,0,0,1,0,0,0,1,0,0,1,0,0,0,1,0,1,1,1,1,0,0,1,0,1,0,1,0,1,1,1,0,1,1,0,0,1,0,0,1,0,1,0,0,0,1,1,1,1,0,0,1,0,0,1,0,1,0,1,0,0,0,1,0,0,1,1,0,0,0,1,1,0,1,0,1,1,1,0,1,0,1,1,1,0,0,0,0,1,1,1,0,0,0,0,0,1,1,0,0,1,0,0,1,1,1,1,0,1,0,0,1,1,0,1,0,1,0,1,1,1,0,0,1,0,1,1,0,1,1,1,1,1,1,1,0,0,1,0,0,1,0,0,0,1,0,1,0,1,1,0,1,1,0,0,1,0,1,0,0,0,1,1,0,1,1,0,1,0,0,1,0,1,1,0,0,0,0,1,1,1,0,0,0,1,0,1,0,0,1,0,0,0,0,1,0,1,1,0,1,0,0,0,0,0,1,0,1,0,1,0,1,1,0,0,0,1,0,1,1,0,1,1,0,0,0,0,1,0,1,1,1,0,1,0,0,0,1,1,0,1,0,1,1,0,1,0,0,1,1,0,0,0,0,0,1,1,0,1,0,1,1,0,1,0,0,0,1,0,1,1,1,1,0,1,1,1,0,1,0,0,0,0,0,1,0,1,1,0,0,0,0,1,0,0,0,0,1,1,1,1,0,0,1,0,0,1,0,0,0,0,0,0,1,0,0,1,1,1,1,0,1,1,1,0,0,1,1,0,0,1,1,0,1,0,1,0,0,0,1,1,1,1,0,1,1,0,0,1,0,0,0,0,1,0,0,0,0,1,1,1,0,1,1,0,0,0,1,0,0,1,1,0,0,0,1,0,1,1,1,1,1,0,1,1,1,0,0,0,0,0,0,0,1,1,0,0,1,0,1,0,1,1,0,0,0,0,1,0,1,0,1,0,1,1,0,1,1,1,0,0,1,0,1,0,0,0,0,1,1,0,0,1,0,1,1,1,0,1,0,1,1,1,0,0,1,1,0,0,0,1,1,0,0,0,1,1,0,0,1,1,1,1,1,1,1,1,1,1,1,0,0,1,1,0,0,0,0,1,0,0,1,0,1,1,0,0,0,1,1,0,1,0,0,1,0,1,0,0,0,1,0,0,1,1,1,1,0,1,0,0,0,0,0,1,1,1,1,1,1,1,0,0,1,1,0,1,1,1,0,1,0,0,1,1,1,0,1,0,1,1,0,0,0,0,1,1,0,0,0,0,1,0,1,0,1,0,0,0,0,0,0,1,1,0,0,0,1,1,0,0,0,0,0,1,0,1,1,0,1,1,0,1,0,1,0,0,1,1,1,0,1,1,0,0,1,0,1,0,1,1,1,0,1,1,1,1,0,1,1,1,1,0,0,1,1,0,0,1,1,1,0,1,1,1,1,1,1,0,0,1,0,1,0,1,0,1,1,1,0,1,0,1,0,0,0,1,1,1,0,1,0,0,1,1,1,0,0,1,0,0,0,0,1,0,0,0,0,0,0,1,1,0,0,0,1,0,0,1,0,1,1,1,1,1,0,0,1,1,1,0,1,0,1,1,1,1,0,1,1,0,0,1,0,1,1,0,1,1,1,0,0,0,0,1,1,1,1,0,1,0,1,1,1,0,1,1,0,0,1,1,0,1,0,1,1,0,0,1,1,0,0,0,0,0,0,0,1,0,1,0,1,1,0,0,1,0,1,0,0,0,0,0,0,0,0,0,0,1,0,0,0,0,0,1,1,1,1,0,1,1,1,0,0,0,1,0,1,1,0,1,1,1,1,1,0,1,0,1,1,1,0,0,1,0,0,1,1,0,0,1,1,1,0,1,1,1,1,0,1,0,1,0,1,0,1,1,1,0,1,0,1,0,0,0,0,1,0,1,0,0,1,0,1,1,0,0,0,0,0,1,0,0,1,0,1,0,1,0,0,1,0,0,0,0,0,0,0,1,1,1,1,1,0,0,0,0,1,1,0,1,0,0,1,0,0,0,0,0,1,0,1,0,0,0,0,1,0,1,1,0,1,0,0,0,1,1,1,1,0,1,1,1,0,1,0,0,1,1,0,0,1,0,1,1,1,1,0,1,1,1,0,1,0,1,0,1,0,1,1,1,1,0,1,0,0,0,1,1,0,1,1,1,0,1,1,1,0,1,1,1,1,0,1,1,0,0,1,0,0,1,0,1,0,1,0,0,0,1,1,1,0,0,0,0,0,1,1,1,1,0,0,1,1,1,0,1,0,0,0,0,0,0,0,1,0,0,1,0,0,1,1,1,1,1,1,1,1,1,0,1,1,0,0,0,1,0,1,1,1,0,0,1,0,0,1,0,0,1,0,1,0,1,1,1,1,1,1,1,0,1,0,1,1,1,1,0,1,1,1,0,1,1,0,1,1,0,1,0,1,0,0,0,0,0,1,1,1,0,0,1,1,0,1,1,0,1,1,0,1,1,1,0,1,1,1,1,0,1,0,1,1,1,0,0,0,0,1,0,0,1,1,1,0,0,0,0,1,1,0,0,0,0,0,1,0,0,0,1,1,0,0,0,1,1,1,1,0,0,1,0,0,0,1,1,0,1,1,1,1,1,1,1,1,0,0,0,1,0,0,1,1,0,0,0,1,0,1,0,0,0,0,1,0,1,1,0,1,0,0,1,0,0,0,1,1,1,0,1,1,1,0,0,1,0,0,0,0,1,1,1,0,0,1,1,1,0,1,1,1,0,1,0,0,1,1,1,0,0,1,0,1,0,0,0,0,0,0,1,1,0,1,1,0,0,0,1,0,0,0,0,1,0,1,0,0,0,1,0,0,0,0,0,1,1,0,0,0,0,1,0,1,1,1,0,0,1,0,0,0,0,1,1,0,1,0,1,0,1,1,0,1,0,1,0,1,0,0,1,1,0,0,1,1,1,1,0,0,0,1,1,0,1,1,1,1,1,0,0,0,0,0,0,0,0,0,1,0,0,1,0,1,1,1,1,0,0,0,0,1,0,1,1,0,0,1,1,1,0,1,0,1,1,1,0,0,0,1,0,0,1,0,0,1,0,1,0,0,0,0,0,1,1,1,0,1,1,0,1,0,0,0,1,0,0,0,1,0,0,1,0,0,0,0,1,1,1,0,0,1,0,1,0,0,0,1,1,1,1,1,1,1,1,1,1,1,1,1,0,1,0,0,1,0,1,0,0,0,1,1,0,1,0,1,1,0,1,0,0,1,0,1,0,1,1,1,0,0,0,1,1,0,0,1,0,0,1,0,0,0,0,0,0,0,0,1,0,0,1,0,0,1,0,0,1,0,1,0,1,1,1,1,1,1,1,0,1,0,1,1,1,1,0,1,1,1,1,1,1,1,0,0,0,0,0,1,0,1,0,0,1,0,0,0,0,1,0,1,1,1,1,1,0,0,1,0,1,1,1,1,1,1,0,1,0,1,1,0,0,0,1,0,0,0,0,1,1,0,1,0,1,1,0,1,0,0,0,0,1,0,1,1,0,0,0,0,1,0,0,0,0,0,0,0,0,0,1,1,0,1,0,1,1,1,0,1,1,1,0,1,0,1,1,0,1,1,0,1,1,0,1,1,1,1,1,0,0,0,1,1,0,1,0,1,1,0,1,0,0,1,0,0,0,1,1,1,1,1,1,1,0,1,1,0,1,1,0,1,1,1,1,1,1,1,0,0,1,1,0,1,0,0,0,0,1,1,0,1,0,0,1,1,1,0,0,1,1,1,1,1,0,0,0,0,0,0,0,0,1,0,1,0,0,1,0,1,0,1,0,0,1,1,0,0,1,0,0,1,1,0,0,1,0,1,0,1,0,0,1,1,1,1,1,1,1,0,1,1,0,0,0,0,1,1,0,1,0,0,1,1,0,0,0,1,1,0,0,1,0,1,1,1,0,1,0,0,1,1,0,0,1,0,1,0,1,1,0,1,0,1,1,1,0,1,1,0,1,1,1,0,1,0,0,1,1,1,1,0,0,1,0,0,0,1,1,1,0,1,1,0,1,1,0,0,1,0,1,0,0,0,0,0,1,0,1,1,1,1,1,0,0,0,1,0,1,1,1,1,0,1,1,0,1,0,1,1,0,1,1,0,1,0,1,0,1,1,1,0,0,0,1,1,0,0,0,0,1,0,1,0,0,1,1,1,0,0,0,0,0,1,1,0,0,1,1,1,0,1,1,1,0,1,0,1,1,0,0,1,0,0,1,0,1,1,0,1,1,0,1,0,1,1,1,1,0,0,1,0,0,0,1,1,1,0,1,0,1,0,0,0,0,1,0,1,0,0,0,0,1,0,0,1,1,0,1,1,0,0,1,1,1,1,1,1,0,1,0,1,1,1,0,1,1,0,1,1,0,1,0,0,1,0,1,0,0,0,0,0,1,1,0,0,0,1,1,1,0,1,0,0,1,1,1,0,1,1,1,1,1,0,0,1,1,1,1,0,0,0,1,1,0,0,0,0,0,1,0,1,0,1,0,1,0,1,0,0,0,0,1,1,1,0,0,0,1,0,1,0,1,1,0,0,0,1,0,1,1,0,0,0,1,0,1,1,0,1,0,1,0,1,0,1,1,0,1,0,1,0,0,1,0,1,1,1,1,1,1,1,1,1,1,0,0,1,1,0,1,0,0,0,1,0,1,0,0,1,0,1,0,0,0,0,1,0,1,0,1,1,1,1,1,0,1,0,1,0,0,0,1,1,1,0,1,1,0,1,1,1,0,0,1,1,1,0,1,1,0,0,0,0,0,1,0,1,0,1,1,1,0,0,1,0,0,1,0,1,1,1,1,0,0,0,1,0,1,0,1,0,0,1,0,1,0,1,0,0,1,1,0,1,0,1,1,0,0,1,1,0,0,1,0,1,0,1,1,1,1,1,1,1,1,0,1,1,0,1,0,1,0,1,1,0,0,0,1,0,1,0,0,1,1,0,1,1,1,1,0,0,0,1,0,0,1,1,1,0,1,1,0,1,1,1,1,1,0,0,1,0,1,0,1,1,0,0,0,0,0,0,1,1,1,0,0,0,1,0,0,0,0,0,0,0,0,0,0,0,1,0,1,1,1,0,0,1,1,0,0,1,1,0,0,1,1,1,1,1,1,1,0,0,1,0,0,1,1,0,0,1,0,1,1,1,1,0,0,0,0,0,1,1,0,1,1,0,0,0,0,0,1,1,1,0,1,0,0,0,1,1,1,0,0,1,0,1,1,0,1,0,0,1,0,0,0,1,0,1,1,0,0,0,1,0,1,1,1,1,1,1,0,1,0,1,1,0,0,0,0,1,1,1,0,0,0,1,0,0,1,1,0,1,0,1,1,0,1,1,1,0,0,0,0,1,1,1,0,0,0,0,1,0,0,1,0,0,0,0,0,1,0,0,0,1,1,0,0,0,0,1,1,0,1,1,1,0,1,1,1,1,0,0,0,1,0,0,0,1,0,0,1,1,0,0,0,1,0,1,1,0,0,1,1,0,1,0,0,1,0,0,0,1,1,1,0,0,1,0,0,0,0,1,1,0,1,1,1,1,1,1,0,0,1,0,1,1,0,0,0,0,1,1,0,0,0,0,0,0,1,0,0,1,1,0,1,0,0,0,1,0,1,0,0,1,0,0,1,1,0,1,0,1,1,1,1,0,1,1,1,1,0,1,1,0,1,1,1,1,1,0,1,1,1,0,0,1,1,0,0,1,1,0,0,1,1,0,1,0,0,0,0,1,0,0,0,0,1,0,1,0,1,0,0,1,1,1,0,0,0,0,0,1,1,1,0,1,1,1,0,1,0,1,1,0,0,0,1,0,1,1,1,1,1,0,1,1,1,1,0,1,1,0,0,1,0,1,1,1,0,0,1,0,1,0,0,0,1,0,1,1,0,0,1,1,1,1,0,1,1,1,1,1,0,0,1,0,1,1,1,0,1,1,0,0,0,1,1,0,0,0,1,0,0,0,1,1,1,0,0,1,0,1,0,1,0,1,1,0,1,0,1,1,0,1,1,0,1,0,1,0,0,1,0,1,1,0,1,0,1,1,1,0,1,1,1,1,1,1,1,0,0,0,0,0,1,1,0,0,1,0,1,0,1,1,0,1,0,1,1,1,1,1,1,1,1,0,0,1,0,1,1,1,0,0,1,0,0,0,1,1,1,1,1,0,1,1,1,1,1,0,0,1,0,1,1,0,1,1,1,1,1,1,0,0,0,1,0,0,1,1,0,1,0,0,1,0,1,0,1,0,0,0,0,1,1,0,0,0,1,1,0,1,1,0,1,1,1,1,1,0,0,1,0,1,1,1,0,0,1,1,0,0,1,1,1,1,0,1,1,1,0,1,0,1,0,1,0,1,0,0,1,1,0,0,1,0,1,0,1,1,0,1,0,1,0,0,1,1,0,0,0,1,1,1,1,0,0,0,1,1,0,1,1,0,0,1,1,0,0,1,0,0,0,1,0,0,0,0,1,0,0,1,1,0,1,1,0,0,1,1,1,0,1,1,0,0,0,0,1,1,1,0,0,0,1,0,1,1,1,1,1,0,0,1,1,1,0,0,0,1,0,0,0,0,1,1,1,0,0,1,1,0,1,1,0,0,0,1,0,0,0,1,1,0,0,1,0,0,1,1,1,0,0,1,0,1,1,0,0,0,0,0,1,0,0,1,0,0,1,1,0,1,1,0,1,0,1,1,0,0,1,0,1,0,1,1,0,0,1,1,1,1,1,0,0,0,1,0,0,0,0,1,1,1,1,0,1,0,1,0,1,1,1,0,0,0,1,0,0,0,0,1,1,0,1,0,1,1,1,0,0,0,0,1,0,1,1,0,1,1,0,1,1,1,0,1,0,0,0,1,1,1,0,1,0,1,1,0,0,0,0,1,0,0,0,0,1,0,1,1,0,1,0,0,1,1,0,1,1,0,0,1,0,1,1,0,1,1,0,1,1,1,1,1,0,1,1,1,1,1,0,1,1,1,0,0,1,0,1,0,0,1,0,0,1,0,1,1,0,1,1,1,0,0,0,1,0,0,0,0,1,1,0,1,1,1,0,1,1,0,1,0,1,1,0,1,1,0,0,1,0,0,0,0,0,0,1,0,0,0,0,0,0,0,0,0,1,0,1,0,0,0,1,0,0,1,0,1,1,1,0,1,0,0,1,1,0,0,1,1,1,1,0,0,1,1,1,1,1,1,0,0,1,1,0,1,0,0,1,0,0,1,1,0,0,0,0,1,0,1,0,1,0,0,0,0,1,1,1,0,0,1,0,0,0,0,1,1,1,1,0,1,0,0,1,1,0,0,0,1,0,0,0,1,1,0,1,1,1,0,1,0,0,0,1,0,1,1,0,0,1,0,0,1,1,1,0,0,0,1,1,0,0,0,1,0,0,0,1,0,0,0,0,1,0,1,1,1,0,1,0,0,1,0,1,0,0,1,0,0,0,0,1,1,1,1,1,0,0,0,0,0,0,0,1,1,1,1,0,1,0,1,1,1,0,1,1,0,0,0,1,1,0,1,0,1,1,0,1,1,0,1,0,0,0,0,1,1,1,0,1,0,0,1,1,0,0,1,0,0,0,1,1,1,0,0,1,0,0,1,0,1,1,1,0,0,0,1,1,1,0,1,0,0,0,1,1,1,0,0,1,1,0,0,1,0,1,1,1,0,1,1,1,1,0,1,1,0,1,0,1,0,1,0,1,1,0,0,0,1,1,0,0,0,0,0,1,1,0,1,1,0,0,0,0,0,1,0,1,0,1,0,1,1,0,1,1,1,0,0,0,0,1,0,1,1,0,1,1,1,0,1,1,1,0,1,1,1,0,0,1,0,1,0,1,0,0,1,0,1,0,0,0,0,1,0,0,0,0,1,0,1,1,0,1,1,1,0,1,0,1,0,0,1,1,0,0,0,1,1,0,1,1,0,1,1,0,0,0,1,0,1,1,0,1,1,1,0,0,0,1,0,0,1,1,0,1,1,0,1,0,0,0,0,1,0,0,0,1,1,1,0,0,0,0,1,1,0,1,0,0,1,0,0,0,0,0,1,1,0,1,0,1,0,1,1,1,0,1,1,0,1,1,1,1,0,0,1,1,0,1,1,0,0,1,0,0,1,0,0,1,0,1,0,1,1,1,0,1,0,1,0,0,0,0,0,0,1,1,0,0,1,0,1,0,0,0,0,0,0,1,0,0,0,0,1,1,1,0,0,1,0,1,0,1,1,1,0,1,0,1,0,1,0,1,0,1,1,0,1,1,1,1,0,0,0,0,1,1,0,1,1,1,1,1,1,0,1,0,1,1,1,0,0,0,1,1,0,0,0,0,0,0,1,1,1,0,0,1,0,0,1,0,0,0,1,1,1,1,1,0,1,0,0,0,1,1,0,1,0,0,0,1,0,0,0,1,0,0,0,1,0,1,0,1,0,0,0,1,1,0,1,0,0,0,1,1,1,0,0,1,1,0,0,0,1,0,1,1,0,1,0,0,1,0,0,1,0,0,0,0,1,0,1,1,0,0,0,1,1,1,1,1,1,0,0,1,1,1,0,1,1,1,0,0,0,0,0,1,0,1,1,1,0,1,1,0,1,1,0,0,1,1,0,1,0,1,0,1,0,0,1,0,1,1,1,1,1,1,0,1,1,0,1,0,0,1,1,0,0,0,0,0,1,0,0,0,1,1,1,0,1,0,0,1,0,0,1,0,0,0,1,1,0,1,1,0,1,1,0,1,1,1,1,0,0,0,1,1,0,0,0,1,0,1,0,1,1,0,0,1,0,0,0,1,1,1,0,1,1,0,1,1,0,1,1,1,0,0,0,0,1,1,1,0,0,1,1,0,0,0,1,1,1,0,1,0,1,0,0,1,0,0,0,1,1,1,1,1,1,1,0,1,1,0,0,0,0,1,0,0,0,1,0,0,1,0,1,0,0,1,1,0,0,1,0,0,1,0,1,0,0,1,0,1,0,0,1,1,1,0,0,0,1,1,1,0,1,1,1,1,0,0,1,0,0,0,1,0,1,1,1,0,0,0,1,0,1,1,1,0,1,0,1,0,0,1,1,0,1,1,1,0,1,0,0,0,0,0,0,0,1,0,0,0,1,0,1,0,0,0,1,1,1,0,1,0,1,1,1,0,1,0,1,1,1,0,0,0,0,1,1,0,0,0,1,0,0,1,0,1,0,0,1,0,1,0,0,1,1,0,0,1,0,0,0,1,0,0,1,0,0,0,1,1,0,0,0,0,1,0,0,1,0,0,1,1,1,1,1,0,1,0,0,1,0,1,0,1,0,1,0,0,0,0,1,0,1,1,0,1,1,0,1,1,0,1,0,1,0,0,0,0,1,1,1,0,0,0,1,0,0,0,0,0,0,1,1,1,0,0,0,1,0,0,1,1,1,1,0,1,1,0,0,1,1,1,1,0,0,0,1,1,0,0,0,1,1,1,1,0,0,0,0,0,1,0,0,0,0,1,1,1,1,0,1,1,0,0,0,0,1,0,0,1,1,1,1,1,1,1,1,0,0,0,1,1,0,0,0,0,0,0,1,0,0,1,1,0,0,1,1,1,1,1,0,0,0,1,1,1,0,0,1,1,1,1,1,0,0,1,0,0,1,1,1,0,1,0,1,0,0,0,0,1,0,0,1,0,0,0,1,1,1,0,0,1,1,0,0,0,1,0,1,0,1,0,1,1,0,0,0,1,1,0,1,0,0,0,1,0,0,0,1,1,0,1,0,1,0,0,0,1,1,0,1,1,0,0,0,1,1,0,0,0,0,0,1,0,0,1,0,1,0,0,0,0,1,1,1,0,1,1,0,1,1,1,0,0,1,0,0,0,0,0,1,0,1,1,0,0,1,1,0,0,1,1,1,1,1,1,1,1,1,1,0,0,0,1,1,1,0,1,1,0,0,1,0,0,0,1,0,0,1,0,1,0,0,1,0,0,0,1,0,1,0,0,1,1,0,0,1,0,1,1,1,0,1,0,1,0,0,1,0,1,0,1,0,0,0,0,1,0,1,0,0,1,0,0,1,0,0,1,1,1,1,1,0,1,1,0,0,1,1,0,1,0,1,0,1,1,1,0,1,0,0,1,1,0,1,0,1,0,0,0,0,1,0,1,1,1,1,1,0,1,1,0,1,0,1,1,0,0,0,1,1,0,0,1,0,1,1,1,1,1,0,0,0,0,1,0,0,1,0,0,0,0,1,1,1,0,1,1,1,0,1,1,1,1,0,0,0,1,1,0,1,1,0,0,0,1,0,1,0,0,1,0,1,1,0,0,1,0,0,1,1,1,0,0,0,1,0,0,1,0,1,0,0,1,1,1,0,1,0,0,0,1,0,1,0,1,1,1,1,1,0,1,0,1,1,1,1,0,0,1,1,0,1,0,1,0,1,0,1,1,0,0,0,0,1,0,1,1,0,1,0,0,1,0,1,0,1,1,1,0,1,1,0,0,1,0,0,1,1,1,1,0,0,0,0,1,0,0,1,0,1,1,0,1,0,0,0,1,0,1,0,0,0,0,0,0,0,1,1,1,0,0,0,0,1,1,0,1,1,0,1,1,1,0,0,0,0,0,0,1,1,0,0,0,0,1,1,1,0,1,0,1,0,1,1,1,1,1,0,1,1,1,1,0,1,1,0,0,0,1,1,0,0,1,1,0,0,1,1,0,0,0,1,0,0,1,1,1,1,1,0,1,1,0,0,0,0,1,0,1,1,0,1,0,1,0,0,0,1,1,0,0,1,1,1,0,1,0,0,1,0,1,1,1,0,0,1,0,0,1,1,1,1,1,0,0,0,0,1,0,0,1,1,1,0,0,0,1,0,0,1,0,1,1,1,0,1,1,1,1,0,0,1,1,0,0,1,1,1,0,0,0,0,1,1,0,0,1,1,0,1,1,0,1,1,0,0,0,0,1,1,1,1,1,0,1,1,1,1,1,1,1,1,0,0,1,1,1,1,0,1,0,0,0,1,1,1,1,0,0,1,1,0,0,0,0,1,1,0,1,1,1,0,0,1,0,0,0,1,1,1,1,0,1,1,1,0,0,0,0,0,1,0,0,1,0,1,1,0,1,0,0,0,1,0,0,1,0,0,0,0,0,0,1,1,1,0,0,1,0,0,1,0,0,0,0,1,0,0,0,1,1,1,0,0,1,1,0,0,1,0,0,0,1,0,1,1,1,0,0,0,0,1,0,0,1,0,1,0,0,0,1,0,0,0,1,0,1,1,0,0,1,0,1,0,1,1,1,0,0,0,0,0,0,1,0,0,0,1,1,0,0,0,0,1,1,0,1,0,0,1,0,0,0,1,0,1,1,1,0,1,1,1,1,0,0,1,1,1,0,1,0,0,1,1,1,1,0,0,1,1,0,0,1,1,1,0,1,0,1,0,1,0,0,1,1,1,1,1,1,0,1,1,0,0,1,0,1,0,1,0,1,1,0,0,0,1,1,1,0,0,1,0,1,0,1,0,1,1,0,0,0,0,1,1,1,1,0,1,1,1,0,0,0,0,0,1,1,1,1,1,0,0,0,0,1,0,0,1,0,1,0,0,1,1,1,1,1,0,1,1,1,0,0,0,1,1,0,0,0,0,1,1,0,0,0,1,1,0,0,1,0,0,1,0,1,0,1,0,1,0,1,0,1,0,1,0,1,0,0,1,0,1,0,0,1,1,1,0,1,0,0,0,0,1,0,0,0,1,1,1,1,1,1,1,1,1,0,1,1,0,1,1,0,1,0,1,0,1,1,1,0,0,0,1,0,1,1,0,1,1,1,0,0,1,1,0,1,0,0,1,1,1,1,0,0,1,0,0,0,1,1,0,1,0,0,1,0,1,0,0,0,1,1,1,0,1,1,1,1,0,1,1,1,0,1,1,0,1,1,1,1,1,1,1,1,0,0,1,1,0,0,1,1,1,0,1,0,1,0,1,0,1,1,1,0,1,1,0,1,1,1,1,1,1,1,1,1,1,1,1,0,0,0,1,0,1,1,1,1,1,0,0,0,0,0,0,1,1,1,0,1,0,0,0,1,1,0,0,0,1,1,1,0,0,0,1,0,1,0,0,1,0,0,0,0,1,0,0,1,1,0,1,1,1,1,1,1,1,0,1,0,1,1,0,0,1,1,0,1,0,0,0,0,1,1,1,1,0,0,0,0,1,0,1,0,0,1,0,1,1,0,1,0,1,1,0,1,1,1,0,0,1,0,0,0,1,1,0,0,1,0,0,0,0,1,0,0,1,1,1,1,1,0,0,0,0,0,0,0,0,0,0,1,0,0,0,1,0,1,1,1,0,0,1,0,0,0,1,0,1,1,1,1,0,1,1,0,1,1,1,0,0,1,0,0,1,0,0,0,0,1,0,0,1,1,0,1,1,0,0,0,0,1,0,0,0,0,1,1,0,0,0,0,0,0,0,0,0,0,1,0,1,0,0,1,1,0,0,1,0,0,0,0,0,1,1,0,1,0,1,0,0,0,0,1,1,0,0,1,1,0,0,1,0,0,0,0,0,0,0,1,0,1,0,1,1,1,1,1,1,0,0,0,0,0,0,0,0,1,1,1,1,0,0,1,0,0,0,1,0,0,0,1,0,0,1,1,0,0,1,0,0,0,1,0,1,1,0,1,0,1,0,0,0,0,0,1,1,1,0,1,1,1,1,0,0,0,1,0,1,0,1,0,0,1,0,1,1,0,1,1,1,1,1,1,1,0,1,0,0,1,0,1,0,1,0,1,0,1,0,1,0,1,1,0,0,1,0,0,1,0,0,0,1,0,0,1,1,1,0,1,0,1,0,1,0,1,0,0,0,0,1,1,1,0,1,1,0,1,1,0,1,1,1,0,0,1,0,1,0,0,0,1,0,0,1,1,1,1,1,1,0,1,1,1,1,0,1,0,1,0,0,0,0,0,0,1,1,1,1,1,0,1,0,1,0,1,1,1,0,0,0,0,0,0,1,0,0,0,0,0,0,0,0,1,0,0,0,0,0,1,0,1,0,1,1,0,0,1,0,1,1,0,0,0,1,0,0,1,1,1,0,0,1,0,0,0,0,0,0,0,1,1,0,0,1,0,1,1,1,0,1,0,0,0,0,1,0,0,1,1,1,0,1,1,1,1,1,1,0,0,1,0,0,1,0,1,1,0,0,1,0,1,0,0,0,0,0,1,0,0,1,0,1,0,0,1,1,0,0,0,1,1,1,1,1,0,1,1,1,0,1,0,1,1,0,1,0,1,1,1,0,0,0,1,0,1,0,1,0,1,1,0,1,0,0,1,1,1,1,1,1,1,0,1,1,1,1,0,0,1,0,0,0,1,1,0,1,1,0,1,1,0,1,1,1,0,0,0,0,1,0,0,1,1,1,0,0,0,0,0,1,0,1,0,1,1,0,0,1,1,1,1,1,0,1,1,0,1,1,1,0,1,1,0,0,1,1,1,0,1,1,0,1,0,1,0,1,1,0,1,0,0,1,0,1,1,1,1,1,1,0,0,1,1,0,0,1,1,0,0,1,0,0,1,1,1,1,1,0,1,1,0,0,1,1,1,1,1,0,1,0,0,1,1,1,1,1,0,1,0,0,1,0,1,0,0,0,1,1,0,1,1,0,0,1,1,0,0,0,1,0,0,0,0,0,1,0,1,1,0,1,0,1,0,1,1,0,0,1,1,0,0,0,0,0,0,0,0,0,1,1,1,1,0,0,0,1,1,1,0,1,1,1,0,0,0,0,0,1,0,1,1,0,1,0,0,1,0,1,0,0,1,1,0,1,1,1,1,1,1,1,0,1,1,0,1,0,1,1,1,1,1,1,0,1,0,0,0,1,0,1,1,0,1,1,0,0,1,1,0,1,1,0,0,0,0,0,1,1,1,1,1,1,0,0,0,0,1,1,1,0,0,1,0,0,1,0,0,1,0,1,0,1,0,1,0,1,0,1,0,0,1,0,0,1,0,0,1,0,0,1,0,1,0,0,1,0,1,1,0,0,1,0,0,0,0,0,0,0,1,1,0,1,0,1,1,0,0,1,0,0,1,1,0,0,0,0,1,1,0,0,0,0,0,1,1,0,0,1,1,1,0,0,0,0,0,1,1,0,1,1,1,1,1,1,1,0,0,1,1,1,0,1,0,1,0,0,0,1,1,1,1,0,0,1,0,1,0,1,0,1,0,0,0,0,1,0,1,1,0,1,0,1,1,1,0,1,0,0,0,1,0,0,1,1,0,0,0,1,1,0,1,0,0,1,0,1,0,0,1,1,0,1,1,0,0,1,0,1,1,0,0,1,1,0,0,1,0,1,0,0,0,0,1,0,0,0,0,0,1,0,0,0,0,1,1,1,0,0,1,1,0,0,0,1,1,1,0,0,1,0,1,1,0,0,1,1,0,1,0,0,1,1,1,1,1,0,1,1,0,0,0,0,0,1,0,0,1,0,1,1,0,1,1,0,0,0,0,1,0,1,1,0,0,1,1,0,1,1,0,0,1,1,1,1,0,1,0,1,1,1,0,1,1,0,1,0,0,1,1,0,1,0,1,1,0,0,0,1,0,1,1,0,0,0,0,0,1,0,1,1,1,1,1,1,1,1,0,0,0,1,1,1,1,1,1,0,0,0,0,0,1,1,0,0,0,0,0,0,1,1,0,0,1,1,1,0,0,0,0,0,1,0,0,0,0,0,1,1,1,1,1,1,1,1,0,1,0,1,0,0,1,1,1,0,0,1,0,1,0,1,0,1,0,1,0,1,1,0,1,0,0,0,1,1,0,0,1,0,0,0,1,0,1,0,0,1,0,0,0,0,1,1,0,1,1,0,0,1,0,0,1,0,0,0,1,0,0,1,0,1,1,0,0,0,0,1,1,0,1,1,0,0,0,0,1,1,0,1,0,1,1,0,1,0,0,0,0,1,0,1,1,0,1,1,1,0,1,0,0,1,1,1,0,0,0,1,0,1,1,0,0,1,1,1,1,1,1,0,1,1,0,0,0,1,0,1,0,0,1,1,0,1,0,1,0,0,1,1,0,0,1,0,0,0,0,0,0,0,1,1,0,0,1,1,1,1,0,1,0,0,1,0,1,0,0,1,1,1,1,0,1,0,1,0,0,1,1,1,0,0,1,1,1,1,1,1,1,0,1,0,1,1,1,0,0,1,1,1,1,0,0,1,1,1,1,0,0,1,1,1,0,1,1,1,0,1,1,1,0,1,1,0,1,0,0,1,0,0,1,1,1,1,1,0,0,1,1,0,0,1,1,0,1,0,0,1,0,0,0,1,1,0,0,0,0,1,0,1,0,1,0,1,1,0,0,0,1,0,0,1,1,0,1,0,0,1,1,0,1,0,1,1,1,1,1,0,0,0,0,0,0,1,1,0,0,1,1,0,0,1,1,0,1,0,0,1,0,1,1,0,0,0,0,1,1,0,1,1,0,0,0,0,1,1,0,0,0,0,1,1,0,1,1,1,0,0,1,0,0,1,1,0,0,1,0,0,1,1,1,0,0,1,1,0,0,0,1,0,1,1,0,1,1,1,1,1,0,1,0,1,0,0,1,1,1,1,1,1,1,1,1,0,0,1,1,0,1,0,0,0,0,0,1,0,0,1,0,0,0,0,1,1,0,1,1,0,0,1,1,1,1,1,0,1,1,0,1,0,1,1,1,0,1,0,0,1,1,0,1,1,0,0,0,1,0,0,0,1,0,0,0,1,1,0,0,1,0,0,1,0,1,0,1,0,0,0,0,0,1,1,0,1,0,0,1,1,1,1,0,0,0,1,1,1,1,0,1,1,0,1,0,0,1,1,0,0,1,1,0,0,1,0,0,0,1,0,1,1,1,1,1,0,1,0,1,0,1,0,1,1,0,1,1,0,1,0,1,0,1,1,1,1,0,0,0,1,0,1,0,0,0,1,1,0,1,0,1,1,1,1,1,0,0,1,0,0,0,0,0,0,1,1,1,0,1,1,0,0,0,1,1,1,1,0,1,1,1,0,0,0,0,1,1,0,1,1,1,0,0,0,1,0,1,1,1,1,0,0,0,0,1,1,1,1,0,1,0,1,1,1,0,1,1,0,0,1,1,0,0,0,0,1,1,0,0,0,0,0,0,0,0,1,1,1,0,0,1,0,0,1,1,0,1,1,0,0,0,0,0,0,1,1,0,1,1,1,0,1,0,0,0,1,1,0,1,0,1,1,0,1,1,1,0,1,1,0,0,0,0,1,1,1,1,1,1,1,0,1,0,1,1,1,0,1,0,0,0,0,0,0,0,0,1,0,1,1,0,1,0,1,0,0,0,0,0,0,1,1,1,0,1,1,1,0,0,0,0,1,1,0,0,0,0,1,0,1,0,1,0,1,1,0,1,0,0,1,1,1,0,1,0,1,1,0,0,1,1,0,0,1,0,1,1,1,1,1,1,0,1,0,1,0,0,0,1,1,0,1,0,0,1,0,0,1,1,1,1,0,0,0,0,1,0,0,0,0,1,1,0,1,1,1,0,0,0,1,1,1,0,0,1,1,0,0,0,0,1,0,1,0,0,0,1,1,1,0,0,1,1,1,0,0,0,1,1,1,1,1,0,0,1,0,1,1,0,0,1,0,1,1,0,1,1,0,0,0,1,1,1,1,0,0,1,0,1,1,0,1,1,1,0,1,1,1,0,1,0,0,1,1,0,1,1,1,0,0,1,1,1,0,1,0,1,1,0,0,0,0,1,1,1,1,1,1,1,1,1,1,1,1,0,0,0,0,1,0,1,1,1,1,0,1,0,1,1,1,1,0,1,1,1,0,1,1,0,1,1,1,0,1,0,1,0,1,0,1,0,0,1,1,0,1,1,0,1,1,0,1,0,1,0,1,0,0,1,0,1,1,0,1,1,1,0,1,0,1,1,1,0,0,0,1,0,1,1,0,0,0,1,1,1,0,0,1,1,1,0,0,1,0,0,1,0,1,1,0,0,1,1,1,0,0,1,0,1,1,0,1,0,1,1,1,1,0,0,0,1,1,0,1,1,1,0,0,1,0,1,1,1,0,0,0,0,1,1,0,1,1,0,1,1,1,0,1,1,1,0,0,1,0,0,0,1,1,0,1,1,1,1,1,1,0,0,0,0,0,0,1,1,1,0,0,1,1,1,0,1,0,0,0,1,0,0,0,0,1,0,1,0,0,0,0,0,1,1,1,0,0,0,1,1,0,0,1,1,0,1,0,1,1,1,1,0,1,0,0,1,1,1,0,0,0,0,1,1,0,0,0,1,1,1,0,1,0,1,1,1,1,0,0,1,1,0,0,0,0,0,0,1,1,0,1,1,1,0,1,0,0,0,0,0,0,1,1,1,1,1,0,1,1,0,0,0,1,1,1,0,0,1,1,0,0,0,1,0,1,0,1,0,0,1,1,1,0,1,0,0,0,0,1,0,1,0,0,0,0,1,0,1,1,0,1,0,0,1,0,1,0,0,0,0,1,0,1,0,0,0,0,1,0,0,1,0,1,0,1,1,0,1,0,0,1,1,1,1,0,1,1,0,0,1,0,0,1,0,0,0,0,0,1,0,0,1,0,1,0,0,1,0,1,1,1,1,0,0,1,0,0,1,0,0,0,0,0,0,1,1,0,1,0,0,0,1,0,0,0,1,1,1,1,0,0,0,1,0,1,0,1,1,1,1,0,0,0,1,1,1,0,0,1,0,0,0,1,0,0,1,0,1,0,1,0,1,1,1,0,1,0,0,1,1,0,0,1,0,1,0,0,0,1,1,1,0,1,0,1,1,1,0,0,1,1,1,0,0,0,0,0,0,0,1,1,0,0,0,0,1,1,1,1,0,1,1,0,0,0,0,1,0,1,1,0,1,0,0,0,1,0,1,1,0,0,0,1,0,1,1,0,0,1,1,0,1,1,0,1,0,1,0,0,0,0,1,1,1,0,0,0,0,1,1,0,0,0,0,1,0,1,0,1,0,0,0,0,0,1,1,1,0,1,1,0,1,0,0,0,0,1,1,0,0,0,1,0,1,0,0,1,1,0,1,1,1,0,0,0,1,1,0,1,1,1,1,0,1,1,0,1,0,0,1,0,1,1,1,1,0,1,0,1,0,0,1,1,0,0,1,1,0,0,1,1,0,1,0,0,0,0,0,0,0,0,0,0,1,0,0,1,1,0,1,1,0,0,0,0,1,1,1,0,0,0,0,1,1,1,0,1,1,0,0,0,1,1,1,1,1,1,1,0,0,0,1,1,0,0,0,1,1,1,0,0,1,1,0,1,1,1,1,1,0,0,1,1,0,0,0,1,0,1,1,1,1,1,0,1,1,1,0,1,1,1,0,1,0,1,0,1,1,0,1,0,0,1,1,0,0,0,1,1,0,1,0,1,0,0,1,0,1,1,1,1,0,0,1,1,1,1,1,0,1,1,1,0,0,1,0,0,1,0,1,0,1,1,0,0,1,0,0,1,0,0,1,0,0,1,1,0,0,1,0,1,0,1,1,1,0,1,0,0,0,1,0,1,1,0,1,1,0,0,0,0,1,0,1,0,0,0,0,1,0,1,1,1,1,0,0,0,1,0,0,1,1,1,1,1,1,0,0,0,1,1,1,1,1,1,0,1,1,1,1,1,1,1,1,1,1,0,0,0,0,0,0,0,1,0,0,1,1,0,1,0,0,0,1,1,0,0,0,1,0,0,0,1,0,1,0,0,0,1,1,0,1,1,0,1,0,0,0,1,0,0,1,0,0,0,1,0,1,1,1,1,0,1,1,1,1,1,1,0,0,1,1,1,0,0,0,0,0,1,0,1,1,0,0,0,0,0,1,1,0,1,1,0,1,0,0,1,0,1,0,0,1,1,0,1,1,0,1,1,1,1,1,1,1,1,1,0,0,1,0,1,0,1,1,1,0,0,1,1,0,0,1,1,0,1,0,0,0,1,1,0,0,0,1,0,0,0,0,1,1,1,1,1,0,1,1,1,1,1,1,1,0,0,0,1,1,1,1,1,1,0,0,0,1,0,1,0,1,1,0,1,1,0,1,0,0,0,1,1,1,1,1,1,0,1,0,0,1,0,1,0,0,0,1,0,0,0,1,1,1,1,1,0,1,0,0,0,1,1,1,0,1,1,0,0,1,1,0,0,1,1,0,1,1,1,1,1,1,1,0,1,0,1,0,1,1,1,0,1,1,0,1,0,1,1,0,0,0,0,1,1,0,0,0,1,0,0,1,0,0,1,0,0,1,1,1,1,1,0,1,1,1,1,1,1,1,0,1,1,0,1,0,0,1,1,1,1,0,0,0,0,0,1,0,1,0,0,1,1,1,1,1,1,1,1,1,0,0,1,1,0,1,0,0,1,0,1,1,1,0,1,1,1,1,0,1,1,0,0,0,1,1,0,1,1,1,0,0,1,1,1,1,1,1,0,0,0,0,0,0,0,0,1,1,0,1,0,0,1,0,0,0,0,0,1,0,1,1,1,0,1,1,0,1,0,1,0,0,0,1,1,1,1,0,0,0,0,0,0,1,1,0,0,1,1,1,0,0,1,1,1,0,1,0,0,0,0,0,0,0,0,0,0,0,0,0,1,0,0,1,1,1,0,0,0,0,1,1,0,1,0,1,1,1,0,0,0,0,0,1,0,1,1,1,0,1,0,0,1,0,0,0,0,1,0,1,1,0,1,1,0,0,0,1,1,1,1,1,0,1,1,1,1,0,0,0,0,0,1,1,0,1,1,0,0,1,1,0,0,1,0,1,1,0,0,1,0,1,0,1,1,0,1,1,0,0,1,1,0,1,0,1,1,0,0,0,1,0,1,1,1,1,0,0,0,1,0,0,0,1,0,0,0,1,0,0,1,0,0,1,0,0,1,0,1,0,1,1,0,0,0,1,1,1,1,0,0,0,1,0,0,1,0,1,0,1,0,0,0,1,0,1,1,1,1,1,0,0,1,1,0,0,0,0,0,0,0,0,1,1,1,1,1,0,0,0,0,1,0,1,1,0,0,1,1,0,1,1,0,0,1,1,0,1,1,0,0,0,0,1,1,0,1,0,1,1,1,0,1,1,1,1,0,0,0,0,1,1,1,0,0,1,0,0,1,1,0,0,1,1,0,1,0,1,0,1,0,1,0,1,0,1,1,1,1,0,0,0,1,0,1,1,0,1,1,0,1,1,1,1,1,1,1,1,0,1,0,1,1,0,0,0,1,1,0,1,0,1,1,1,1,1,0,0,0,0,1,1,0,0,1,0,1,1,1,1,0,1,0,0,1,1,1,1,0,0,0,1,1,1,1,1,1,0,1,1,0,0,1,0,1,0,0,0,0,1,0,0,1,0,1,0,1,0,1,0,1,0,0,1,1,0,1,1,0,1,0,1,0,1,0,0,1,1,1,1,0,0,0,1,1,0,0,1,1,1,1,0,1,0,1,0,1,1,0,1,1,0,1,0,0,1,1,1,0,1,1,0,1,1,1,0,1,0,1,1,0,1,0,1,1,1,0,0,1,1,1,1,0,1,1,0,1,1,0,1,1,0,1,1,0,1,0,0,1,1,1,0,1,0,0,1,0,1,1,0,0,1,1,0,1,0,0,1,1,0,1,1,1,0,0,0,1,0,1,0,1,1,1,0,0,0,1,0,1,0,0,0,1,0,0,1,1,1,0,1,0,0,0,0,1,0,1,0,1,0,1,0,0,0,1,0,0,0,0,1,1,0,1,1,1,0,1,1,0,1,0,0,0,1,0,0,1,0,0,0,1,0,1,1,0,1,0,0,0,0,0,0,0,1,0,0,1,1,0,1,1,0,0,1,0,1,1,1,1,1,0,1,0,1,0,0,0,1,0,0,1,1,1,0,1,0,1,1,0,0,1,1,0,1,1,1,0,0,1,1,1,1,1,0,1,1,0,0,1,0,1,1,1,1,1,0,0,1,1,0,1,1,0,0,0,1,0,0,1,1,1,1,1,1,1,1,0,0,1,0,1,1,1,1,0,1,1,0,1,1,1,0,0,1,1,1,1,1,1,0,1,1,0,1,1,1,0,1,1,1,1,0,0,1,0,0,1,1,1,1,1,0,0,0,0,1,1,0,1,1,1,1,1,0,0,1,1,1,0,0,1,0,1,1,1,1,0,1,1,1,1,0,1,0,0,0,0,0,1,0,1,0,0,0,0,1,0,1,0,0,1,1,0,0,0,1,0,1,0,1,0,1,0,1,1,1,1,0,0,0,0,0,0,1,0,1,0,0,1,1,1,1,1,1,0,1,1,0,0,0,1,0,1,0,1,1,1,1,1,1,1,1,1,1,0,0,0,0,1,1,1,0,0,0,0,1,1,0,1,1,1,1,1,1,0,1,1,0,0,0,1,1,1,1,0,0,0,0,0,1,0,0,0,0,0,1,1,0,1,1,0,1,0,1,1,1,1,1,1,0,0,1,0,0,1,0,0,1,1,0,0,0,0,0,0,1,1,1,1,1,1,0,1,1,0,1,1,1,1,0,0,0,0,0,1,0,0,1,0,0,0,0,0,1,1,0,1,1,0,1,1,1,1,1,0,1,0,0,1,0,1,1,0,1,1,0,0,0,0,0,1,1,1,0,1,0,0,0,0,0,1,1,0,1,0,0,1,0,1,0,1,0,0,1,0,0,0,1,0,1,0,1,1,1,1,0,1,0,0,1,0,1,0,0,1,0,1,1,1,1,1,0,1,1,0,0,1,1,1,0,1,1,1,0,1,1,1,0,1,0,0,0,0,0,0,1,0,1,1,0,1,1,0,1,0,0,1,0,0,1,0,0,1,0,0,0,0,0,1,1,0,0,1,1,1,0,0,1,0,1,0,1,1,0,0,1,1,0,1,1,0,1,1,1,1,0,1,0,1,0,1,1,0,0,0,0,0,1,1,1,1,1,0,1,1,0,0,1,0,1,0,1,0,0,1,1,1,1,1,0,1,1,1,0,1,0,1,1,0,0,0,0,1,1,0,0,1,1,1,0,1,0,0,1,1,1,1,1,1,0,0,1,0,1,0,1,0,0,0,0,0,1,1,0,0,0,0,1,1,0,0,0,1,0,0,1,1,1,0,0,0,1,0,0,1,0,0,1,1,0,1,1,1,0,0,1,1,1,0,0,0,1,1,0,0,0,1,1,1,0,0,1,0,0,1,1,1,1,1,1,0,0,0,1,0,1,1,1,1,1,0,1,0,1,1,0,0,1,0,1,0,1,1,0,1,1,1,0,1,0,1,1,1,1,0,1,1,0,1,0,0,1,1,0,1,1,1,0,0,1,0,0,1,0,1,1,1,1,1,0,0,1,0,1,1,1,0,0,1,0,1,0,0,1,0,1,1,0,0,0,0,1,0,1,1,0,1,0,0,1,1,1,0,0,1,0,1,0,1,0,0,1,0,0,0,0,1,0,0,1,1,0,1,1,0,1,0,1,1,1,1,1,1,1,0,1,1,0,0,0,0,1,1,0,1,0,1,0,0,1,1,0,1,1,0,1,0,0,1,1,0,1,1,1,0,1,0,1,1,0,0,0,1,1,0,1,1,0,0,1,1,1,0,0,0,1,1,0,0,0,1,1,0,1,0,1,0,0,1,1,1,1,1,0,1,0,0,0,0,0,0,1,0,1,0,1,0,1,1,0,1,1,0,0,0,1,0,0,0,1,0,0,1,1,0,0,1,0,1,1,1,0,0,0,0,1,1,0,0,1,1,0,1,1,0,1,0,1,1,0,1,0,1,0,0,0,1,0,0,1,0,1,1,1,0,1,1,1,1,0,1,0,0,0,1,1,0,0,0,0,0,1,0,0,0,0,1,1,1,1,1,0,1,1,0,1,0,0,0,1,1,0,0,1,0,1,0,1,1,1,0,0,0,0,1,1,0,1,1,1,1,0,0,0,0,0,0,0,0,0,1,1,0,0,1,1,0,0,0,0,1,1,1,0,0,0,0,0,0,0,1,1,0,0,1,0,0,1,1,1,0,1,0,1,0,1,1,1,0,1,0,1,0,0,0,0,0,0,0,0,1,1,0,1,0,1,1,1,1,1,1,0,0,1,0,1,0,0,0,0,1,1,0,1,0,0,1,1,0,1,1,0,1,0,0,0,1,0,1,1,0,1,0,0,0,0,1,0,0,1,1,1,0,1,0,0,0,1,0,0,1,1,0,0,0,0,0,0,1,1,1,0,1,0,1,0,0,0,0,0,0,1,0,0,1,0,0,1,1,1,1,0,1,1,1,0,1,0,1,1,0,1,0,1,0,1,1,1,0,0,1,1,1,1,1,1,1,0,0,1,0,0,1,1,1,1,0,0,1,1,0,0,0,1,0,0,0,1,1,1,1,1,1,1,0,0,0,1,1,0,1,1,1,1,1,1,1,0,1,0,0,1,1,0,1,0,0,0,0,0,0,0,1,0,1,1,1,0,1,0,0,0,1,0,0,0,0,0,0,1,0,0,0,1,1,0,0,0,1,0,0,0,1,1,0,0,0,0,0,0,0,0,0,0,1,1,1,1,0,1,0,0,0,1,0,1,0,0,1,1,1,0,1,1,0,1,0,0,0,0,0,1,0,1,0,0,0,0,0,1,0,1,0,1,0,0,0,0,0,0,1,0,0,0,1,1,1,0,1,1,1,0,0,1,1,1,0,1,0,0,1,0,1,1,0,0,1,1,0,0,0,0,1,1,0,1,0,0,0,0,1,1,1,0,1,1,1,0,0,0,1,1,0,1,1,0,1,1,0,1,1,0,1,1,0,1,1,1,0,0,1,0,0,1,1,0,0,1,1,1,1,1,1,0,1,1,1,0,1,1,0,0,1,0,0,1,0,1,0,0,1,0,1,0,1,0,1,0,0,0,1,0,0,1,0,0,1,1,1,1,0,0,0,1,0,1,0,0,0,0,1,1,0,1,1,0,1,1,0,1,1,1,0,1,0,1,0,1,0,0,1,1,0,0,0,1,1,0,0,0,0,0,0,1,0,1,0,0,0,0,0,0,0,1,1,0,0,0,0,1,0,1,1,0,1,1,1,0,1,0,1,1,1,0,1,1,1,1,1,0,1,0,0,0,1,0,1,0,0,0,0,1,1,1,1,0,0,1,0,1,1,1,1,1,0,0,0,1,1,0,1,1,0,1,1,1,1,0,1,1,1,0,1,1,1,0,1,0,1,1,0,1,1,1,1,1,1,1,1,1,0,0,0,1,1,0,1,0,0,1,1,1,0,1,0,0,0,1,0,1,0,1,0,0,0,0,1,1,0,0,0,1,1,1,0,0,1,0,0,0,1,1,0,1,0,0,0,1,0,1,1,0,0,0,1,0,1,0,1,0,0,1,1,0,1,0,0,0,1,1,0,0,1,1,0,1,1,1,1,1,1,1,1,0,0,0,0,0,0,1,1,1,0,0,1,0,1,1,0,0,1,0,0,0,0,0,1,0,1,0,0,0,0,1,0,0,0,1,0,1,1,0,0,1,0,1,1,0,1,0,1,0,1,1,0,0,0,0,0,0,1,0,0,1,1,0,1,1,0,0,1,1,1,0,0,1,0,1,1,0,1,1,0,0,0,1,1,0,0,0,1,1,1,0,0,1,0,0,1,1,1,1,0,1,1,0,1,0,1,0,1,0,1,0,1,1,0,1,1,0,0,1,1,0,1,1,1,1,1,1,0,0,0,0,1,0,1,0,0,1,1,1,0,1,1,0,0,0,0,0,0,1,1,1,1,1,0,1,0,0,1,1,0,1,1,1,1,0,1,1,0,1,1,1,0,0,0,1,0,0,0,1,0,0,0,0,1,0,1,1,0,0,1,1,0,0,1,0,1,1,1,0,0,1,0,0,1,0,1,0,0,0,0,0,0,0,1,1,0,0,1,1,1,0,1,1,1,0,0,1,0,1,1,0,1,1,0,0,0,0,1,0,0,1,1,1,0,0,0,0,1,1,1,0,1,1,1,0,1,0,1,0,0,0,0,0,0,1,1,0,1,0,0,1,0,1,0,1,1,1,1,0,0,0,0,0,1,1,0,1,1,0,1,0,1,1,0,0,0,0,1,0,0,0,0,1,1,1,0,1,0,1,1,1,1,1,1,1,0,1,1,0,1,1,1,0,0,1,1,1,1,1,1,0,1,0,1,0,0,0,0,1,1,0,0,0,0,1,1,1,1,1,1,0,0,0,1,0,0,1,0,0,0,1,1,1,1,0,1,0,1,0,1,0,0,0,0,0,0,1,0,0,1,1,0,1,0,0,1,0,1,0,0,1,0,0,0,0,1,1,0,0,0,0,1,0,0,0,0,1,0,0,0,0,0,0,0,1,1,0,0,1,0,1,0,0,1,1,0,1,0,1,1,0,1,1,0,1,0,1,0,1,0,1,1,1,1,0,1,1,1,1,0,1,0,0,1,0,0,1,1,0,0,0,1,0,0,0,1,1,0,0,0,0,1,1,0,1,1,1,1,1,1,0,1,1,1,0,0,1,0,1,0,0,1,1,1,1,1,0,0,0,1,1,0,0,1,1,1,0,1,0,1,1,1,0,0,1,1,1,0,1,0,0,0,1,0,0,0,0,1,0,1,1,0,0,0,1,1,1,1,0,1,0,0,1,1,1,1,0,1,0,0,0,1,0,1,1,0,0,1,0,0,0,1,0,1,0,1,1,1,0,0,0,1,0,0,1,1,1,0,0,0,0,1,0,0,1,0,1,0,0,1,0,0,0,0,0,1,0,1,1,0,1,1,0,0,1,1,1,1,0,0,1,0,0,0,0,0,1,0,1,0,0,1,1,1,1,0,1,0,0,1,1,0,0,1,1,1,0,1,1,0,0,1,0,1,1,0,0,1,0,1,1,1,1,0,1,0,1,1,0,1,0,1,0,0,0,0,1,1,1,0,1,1,1,1,1,0,1,0,0,1,0,0,0,0,0,1,0,1,1,0,0,0,0,1,0,1,1,0,0,0,0,0,1,1,1,1,0,0,0,0,1,0,0,0,0,0,0,0,1,1,0,0,0,0,0,0,1,0,0,0,1,0,1,1,1,1,0,1,0,0,1,1,1,1,1,1,0,1,1,1,1,0,1,0,0,0,0,0,1,1,0,1,1,1,1,1,0,0,1,0,1,0,0,0,1,1,0,1,1,0,0,0,1,1,0,0,1,0,0,1,1,1,0,0,0,0,0,0,1,1,0,1,0,0,1,1,1,1,0,0,1,1,1,0,1,1,0,1,1,0,0,0,0,1,1,0,1,0,0,0,1,0,1,1,0,1,1,1,0,1,1,1,0,1,1,1,1,0,1,1,1,0,1,1,0,1,1,1,0,0,1,0,0,1,0,0,1,1,0,0,1,0,0,0,1,1,1,0,1,0,1,0,1,0,0,1,0,0,1,1,0,1,1,0,1,0,1,0,1,0,0,1,1,0,0,1,1,0,1,1,0,0,1,0,1,1,1,0,0,0,0,0,1,0,0,0,1,0,0,1,0,0,1,1,1,1,1,1,1,0,0,1,0,1,1,0,0,1,1,1,1,1,0,0,0,1,1,1,1,1,0,1,1,0,1,0,1,1,1,1,1,0,1,0,0,0,1,1,0,0,0,0,1,1,0,1,1,1,0,0,0,0,0,1,1,1,1,1,0,1,0,1,1,0,1,1,1,1,0,1,1,0,1,1,0,1,0,0,0,0,1,1,1,0,0,1,0,1,0,1,1,0,1,1,1,0,0,0,0,1,1,0,1,1,1,0,1,1,0,1,0,0,1,0,1,1,1,0,0,0,0,1,0,1,0,0,1,1,1,1,0,0,0,1,1,1,0,1,1,0,0,0,1,1,1,0,1,1,1,0,0,1,1,0,0,0,1,1,1,0,0,1,1,1,0,1,0,1,0,1,0,0,0,0,0,0,0,1,0,0,0,1,0,1,1,0,1,1,1,1,0,0,1,0,0,1,0,0,0,0,1,0,0,1,1,1,1,0,0,1,1,0,0,1,0,0,0,0,0,0,0,1,1,0,0,1,0,0,0,0,0,1,0,0,0,0,0,1,0,0,1,1,1,1,0,0,0,1,0,0,1,0,0,0,1,0,1,1,0,1,0,1,0,0,0,1,0,0,0,1,0,1,0,1,0,1,0,0,1,0,0,0,1,1,1,1,1,0,1,0,1,0,1,1,1,0,1,1,1,0,1,1,0,0,1,0,0,1,1,0,1,1,0,0,0,1,0,1,0,1,1,1,1,1,0,1,0,0,0,0,1,1,1,0,0,1,0,0,1,0,0,0,0,1,0,1,0,0,1,0,1,0,1,1,1,0,0,1,0,0,1,1,1,1,1,0,0,0,1,0,1,0,0,1,1,0,0,0,1,0,0,0,0,1,0,0,1,0,1,0,0,1,0,1,1,1,0,0,0,0,0,1,0,1,1,1,1,0,0,0,1,1,1,1,0,1,1,1,0,1,1,0,1,0,1,1,1,1,1,0,1,0,1,1,0,1,1,0,0,1,1,0,0,0,0,1,0,0,0,1,0,1,1,0,0,1,1,0,0,1,0,1,1,1,1,0,1,0,0,0,0,1,0,1,0,0,0,1,0,1,0,1,1,0,0,1,1,0,0,1,1,1,0,0,1,0,1,1,1,0,1,0,1,0,0,1,0,1,1,0,1,0,1,1,1,0,0,1,0,1,1,1,0,0,1,1,0,0,1,1,0,1,1,0,0,0,0,1,1,0,0,0,1,0,0,1,0,0,1,1,0,0,0,1,0,1,0,1,1,0,0,0,1,0,1,1,0,1,0,0,0,0,1,0,1,0,0,0,0,0,1,1,0,0,1,1,0,1,1,0,0,1,0,1,0,0,0,0,1,0,0,0,1,0,1,1,0,0,1,1,0,0,0,1,0,0,1,1,1,1,0,1,1,1,0,0,0,1,1,0,1,1,0,1,0,0,0,1,0,0,1,1,1,1,0,0,0,0,0,1,0,0,0,0,0,0,0,0,1,0,1,1,1,0,1,0,1,0,1,1,0,0,0,0,0,1,0,1,0,0,1,0,1,1,0,0,0,1,0,0,1,0,0,0,0,0,1,1,1,1,0,1,1,0,0,1,0,1,1,0,0,0,1,1,1,0,0,1,1,0,1,1,0,1,0,1,0,0,1,1,1,1,0,1,0,1,1,1,0,0,0,0,1,0,0,1,0,1,1,1,0,0,0,0,0,0,1,0,0,0,1,1,1,1,1,0,1,1,0,1,0,1,1,0,1,1,0,1,0,1,1,0,1,1,0,1,0,1,0,1,1,0,0,1,0,1,1,1,0,0,1,0,0,1,1,0,0,0,0,0,1,0,0,1,1,1,1,1,1,1,1,1,1,1,0,0,1,1,0,0,1,0,1,1,1,1,0,0,0,1,1,0,0,0,1,1,1,1,0,1,1,1,1,1,0,0,1,1,1,0,0,1,0,1,0,1,0,1,0,1,1,0,1,1,1,0,1,0,0,0,0,1,0,0,0,1,1,0,0,0,0,0,1,1,1,0,0,1,1,0,1,0,0,1,0,0,0,1,1,1,1,0,1,0,1,1,0,0,0,0,0,1,0,1,0,1,0,1,1,1,1,1,1,0,1,0,0,1,0,0,1,1,0,0,1,1,0,1,1,0,0,1,1,1,1,0,0,0,0,0,1,0,0,0,0,0,1,1,0,1,1,0,0,1,0,1,0,0,0,0,1,1,1,0,1,0,1,0,0,1,0,0,0,0,1,0,1,0,0,0,1,0,0,0,1,1,1,1,0,1,0,1,1,1,1,1,1,1,1,1,0,0,0,0,0,0,1,0,0,1,1,1,0,1,1,1,1,0,1,0,1,1,1,1,1,1,0,0,0,0,1,0,1,0,0,0,1,1,0,1,1,1,1,1,1,0,1,1,0,1,1,1,0,0,1,0,0,0,0,1,0,1,0,1,0,1,1,1,1,1,1,0,0,1,0,0,1,1,0,1,0,0,0,0,1,1,0,1,1,1,0,1,0,1,0,0,1,1,1,0,0,0,1,1,1,0,0,0,1,0,0,0,0,1,1,0,1,0,0,0,1,1,0,1,1,1,0,0,0,0,0,0,0,0,1,1,1,0,1,0,0,1,1,0,1,1,0,1,0,1,0,0,0,1,1,0,0,1,1,1,1,0,0,1,1,1,0,0,1,0,1,1,1,1,0,0,1,0,1,0,1,0,1,0,1,1,0,0,1,1,0,1,1,0,1,1,1,1,1,0,0,0,0,0,1,0,0,1,0,0,1,0,0,1,1,1,1,1,1,0,0,1,0,1,0,1,1,1,1,1,1,0,0,0,1,0,1,1,0,1,0,1,1,1,1,0,0,1,0,0,0,1,1,1,1,0,1,1,1,0,0,0,1,1,0,1,0,0,0,1,0,0,0,1,1,1,1,1,0,1,0,1,0,0,0,1,1,1,0,0,1,1,0,1,0,0,0,1,1,1,1,0,1,0,0,1,0,1,1,0,0,0,0,0,0,0,0,0,1,1,1,1,0,0,1,1,0,1,0,1,0,0,1,1,1,1,0,1,0,0,1,1,0,1,0,0,0,1,0,0,0,1,0,0,0,1,1,0,1,1,1,0,1,0,0,1,1,1,1,0,0,1,1,0,0,1,1,0,0,0,0,1,1,0,1,1,1,0,0,0,0,0,0,1,0,1,1,1,1,0,1,1,0,0,0,0,1,1,0,0,1,1,1,0,0,0,0,0,1,1,1,0,0,0,1,1,1,0,1,0,1,0,1,0,0,1,0,0,0,0,0,1,1,0,1,1,1,1,0,1,0,1,1,1,0,0,1,0,0,0,1,1,0,1,0,0,1,1,0,0,1,0,0,1,1,0,1,0,1,0,1,1,1,1,1,1,1,0,1,1,1,1,1,1,1,1,1,1,1,1,1,1,1,1,1,1,1,1,1,1,0,0,0,1,0,1,1,0,0,0,0,1,1,1,0,1,1,1,1,1,0,0,1,0,0,1,1,1,0,0,1,1,1,1,1,0,1,0,1,0,0,0,0,0,0,1,1,0,0,1,0,0,0,1,1,1,1,0,0,1,1,1,0,1,0,1,1,1,0,0,0,1,0,1,0,0,0,1,1,0,0,1,1,0,0,0,0,1,1,1,1,0,1,0,0,0,1,0,1,1,1,1,0,0,0,1,0,1,0,1,1,1,1,1,1,1,1,1,0,1,0,1,0,0,0,1,1,1,0,0,0,0,0,0,1,0,1,0,1,0,1,0,0,1,0,0,1,0,1,0,0,1,0,1,1,1,1,1,1,0,1,0,0,1,0,1,0,1,1,0,1,0,1,0,0,1,1,0,1,1,0,1,0,0,0,0,0,1,0,1,1,0,0,1,1,1,1,1,0,0,0,0,0,1,0,1,1,0,0,0,1,1,1,1,0,1,1,1,0,1,1,0,0,0,1,1,1,0,0,1,1,0,0,0,1,0,1,1,1,0,1,0,0,0,1,1,0,1,0,0,0,1,1,1,1,0,1,0,0,1,0,1,1,1,1,0,1,0,0,1,0,1,1,1,1,0,0,1,1,0,1,1,1,1,0,1,1,0,1,1,0,1,0,1,1,0,1,1,0,0,1,0,1,1,1,0,0,0,1,1,0,0,0,0,1,0,0,0,0,0,1,1,1,0,0,1,0,1,1,1,0,1,0,1,0,1,1,0,1,0,0,0,0,0,1,1,0,1,1,0,1,1,0,1,0,0,1,0,0,0,1,1,0,0,1,1,0,1,0,0,0,1,0,1,1,1,0,1,0,0,0,0,0,1,0,1,1,0,0,0,0,1,1,1,0,0,0,0,1,0,1,1,0,0,1,0,1,1,0,0,0,1,0,1,1,1,1,1,1,0,0,1,0,0,1,0,0,1,0,0,1,1,0,0,0,0,1,0,1,1,0,1,0,1,1,0,1,0,1,1,0,1,1,1,0,1,0,1,0,0,0,0,1,1,1,1,0,0,1,1,0,0,1,1,1,1,0,0,1,1,0,1,1,0,1,0,1,1,1,1,1,0,1,1,1,0,0,0,1,1,1,0,1,1,0,0,1,1,1,1,1,1,1,1,1,0,1,1,1,1,0,0,0,0,1,1,1,1,1,0,1,1,0,1,1,1,1,1,1,1,0,0,0,1,0,1,1,1,0,1,0,0,0,0,1,1,1,0,0,0,1,1,0,0,1,0,1,0,1,0,1,0,0,0,0,1,0,0,0,0,1,1,1,1,1,0,1,0,0,1,1,1,1,1,0,0,1,0,1,1,0,0,1,1,0,1,0,0,1,1,0,0,0,0,1,1,0,0,0,0,0,1,0,0,1,1,1,1,1,0,1,0,0,1,0,0,1,0,0,1,0,1,1,0,0,1,1,0,0,1,1,0,1,1,0,1,0,0,0,0,1,0,1,0,1,1,1,0,0,1,0,1,1,1,1,0,0,0,0,0,1,0,0,0,0,0,1,0,0,1,0,0,1,1,1,0,0,1,0,1,1,0,0,0,0,1,1,1,0,0,1,1,0,0,0,1,1,1,1,1,1,0,1,0,0,1,1,1,0,0,0,0,0,1,0,1,1,1,0,1,1,0,1,0,0,0,0,1,1,1,1,0,0,1,1,0,1,1,1,1,0,1,0,0,1,1,1,1,1,1,0,0,0,1,1,1,1,1,1,0,1,1,1,0,0,1,0,0,0,0,0,0,0,1,0,0,0,1,0,1,0,0,1,0,0,1,0,1,1,0,0,1,0,1,1,1,0,1,1,1,1,0,0,1,1,0,1,1,1,0,0,1,0,1,1,1,1,0,0,0,0,0,1,1,1,1,1,0,0,0,0,0,1,0,1,0,1,1,0,0,1,0,1,1,0,1,1,1,0,1,1,0,1,0,1,1,1,0,0,0,1,1,0,1,0,0,0,0,1,1,0,0,0,0,1,1,1,0,0,1,0,1,0,0,0,1,1,0,1,1,0,0,1,1,0,1,0,0,1,1,0,0,0,1,1,1,1,1,1,1,1,1,1,0,0,1,1,0,1,0,1,0,0,1,0,1,0,0,1,1,0,1,0,1,0,1,0,1,0,1,0,1,1,1,0,0,1,0,1,1,1,1,0,0,0,1,0,1,0,1,1,0,0,0,1,0,0,1,0,1,1,0,0,1,1,1,1,0,0,1,0,0,0,0,0,0,0,1,1,1,1,1,0,0,0,1,0,1,0,0,1,0,1,0,0,1,0,1,1,0,0,1,0,1,0,0,1,0,1,0,0,1,0,1,0,1,0,1,1,0,1,1,1,1,0,1,0,1,0,1,0,1,1,1,1,0,1,0,1,1,1,1,0,1,1,0,1,0,0,0,0,0,1,0,0,1,1,0,1,0,1,0,0,0,0,0,1,1,1,1,0,1,0,0,1,0,0,0,1,1,1,1,1,0,0,1,1,1,0,0,0,1,0,0,0,0,1,1,1,1,0,1,1,1,1,1,0,0,1,1,1,0,1,1,1,0,0,1,0,1,1,1,1,0,1,1,1,0,1,1,1,0,1,1,1,0,1,0,1,0,0,1,1,1,1,0,0,0,1,0,0,0,0,1,0,1,0,0,0,1,0,1,1,1,1,1,1,0,1,1,1,1,1,0,0,0,0,0,0,1,1,1,1,0,1,0,0,1,0,1,0,0,1,1,1,0,0,0,0,1,1,0,0,1,1,0,1,0,0,1,0,1,0,0,1,1,0,1,0,1,1,1,1,0,1,0,1,1,0,0,1,0,1,0,1,1,1,0,0,1,1,0,1,1,1,0,1,0,1,0,1,1,0,1,0,0,1,0,0,1,1,1,1,1,1,1,1,1,0,1,1,1,1,0,0,1,0,0,1,0,1,0,0,0,0,1,1,1,1,1,0,1,1,0,1,0,1,0,1,1,1,1,1,0,1,0,0,1,0,1,1,1,1,0,0,0,0,0,1,0,0,0,1,1,1,1,1,0,1,0,0,0,1,0,1,1,1,1,0,1,1,1,1,1,1,1,0,0,1,0,1,0,0,1,0,1,0,1,0,1,1,0,0,1,0,1,0,1,1,0,0,0,0,0,1,0,0,1,1,0,1,0,1,1,1,0,1,1,0,0,0,0,1,1,0,0,1,0,0,0,1,0,1,1,1,1,0,0,0,1,1,1,0,0,1,1,0,1,0,0,1,0,0,1,0,0,0,1,1,0,1,0,0,0,1,1,0,1,0,1,0,1,1,1,0,0,0,1,1,0,1,1,1,0,0,1,1,0,0,1,1,1,1,1,1,0,0,1,1,1,1,1,0,0,0,1,0,0,1,1,1,0,0,0,1,1,0,0,1,1,1,0,0,0,1,1,1,1,0,0,0,0,1,0,0,1,1,0,1,0,0,1,0,1,0,1,0,0,0,1,1,0,1,0,1,1,1,0,0,0,0,1,1,1,0,1,0,0,1,1,1,0,1,0,0,1,0,0,1,0,1,1,1,1,1,1,1,1,1,0,0,1,1,1,0,0,0,1,0,0,0,1,0,0,0,0,1,0,0,0,0,1,1,1,1,1,1,0,0,0,1,1,1,1,1,0,1,0,0,1,0,0,0,1,0,0,1,1,1,1,0,0,0,0,0,1,0,0,0,1,1,1,0,0,0,0,1,1,1,0,1,1,1,1,1,1,1,0,1,0,0,1,0,0,0,0,0,0,1,0,1,0,0,1,0,0,0,0,1,0,1,1,1,1,1,0,0,0,1,0,1,1,1,0,0,1,1,0,0,1,1,0,1,0,1,0,1,0,1,1,0,1,0,0,1,0,1,1,1,1,1,1,1,1,1,0,0,0,1,0,0,1,1,0,0,1,1,0,0,1,0,1,0,1,1,1,1,1,0,0,0,1,0,0,0,0,0,0,1,1,1,0,0,0,1,1,0,0,0,1,1,0,0,1,1,1,1,1,0,0,1,0,0,1,1,1,0,0,0,0,0,0,1,0,1,1,0,1,0,1,1,0,0,1,0,1,0,1,1,0,0,1,0,1,0,1,0,1,1,1,0,0,1,0,0,1,1,0,1,1,0,1,0,0,1,1,1,1,0,1,0,1,0,0,1,1,1,0,0,0,1,1,1,0,1,0,1,0,1,1,0,1,1,1,0,1,0,1,0,0,0,0,0,0,0,1,0,0,0,0,1,0,0,1,1,0,1,0,0,0,0,0,1,1,1,1,1,1,0,0,1,1,1,0,1,0,0,0,1,1,0,1,1,1,1,1,1,1,0,1,1,0,1,0,1,1,0,1,0,0,1,1,0,0,1,0,1,1,1,1,0,0,0,1,0,1,0,0,0,0,0,1,1,0,1,1,1,1,0,1,0,1,0,0,0,1,1,1,0,1,0,1,1,0,1,1,0,1,1,0,0,1,0,0,1,0,0,0,0,1,1,0,0,1,1,1,0,1,0,1,0,1,1,1,0,0,0,0,1,1,0,0,0,1,1,1,1,1,1,0,1,0,1,1,0,0,1,1,0,0,0,1,1,1,0,0,1,1,0,1,0,0,0,1,0,0,0,1,0,0,1,0,0,1,0,0,1,0,0,0,1,1,1,1,0,0,0,1,1,1,1,0,0,1,0,0,0,1,1,0,0,0,0,1,0,0,1,1,0,0,1,0,1,0,1,0,0,1,1,1,0,1,1,1,0,1,1,1,0,0,0,1,0,1,1,1,0,0,1,1,1,1,1,1,1,0,1,0,0,0,1,0,1,1,0,0,0,0,1,1,0,0,1,0,0,0,1,1,0,0,0,1,1,0,0,1,1,1,0,0,1,1,0,1,0,0,0,1,1,1,0,1,1,0,1,1,1,1,0,0,0,0,0,1,0,0,0,0,0,1,0,1,0,1,1,1,0,0,1,0,1,1,1,0,0,0,0,0,0,0,1,1,1,0,0,0,1,1,0,0,1,0,0,0,1,0,1,1,1,0,1,0,0,0,1,1,0,0,1,0,1,1,0,1,1,1,1,0,1,1,0,1,0,1,1,1,1,0,0,0,1,1,0,0,0,1,1,0,1,1,0,0,0,0,1,1,0,1,0,0,0,1,1,1,1,1,0,0,0,0,0,1,0,0,1,1,0,1,0,0,1,0,0,1,1,1,0,0,1,1,0,1,1,1,1,1,0,1,0,1,0,1,1,1,0,1,1,1,1,0,0,0,1,1,1,0,1,0,1,0,0,1,1,1,1,1,1,0,1,0,1,0,0,1,1,1,0,1,0,0,1,1,0,1,0,1,1,0,0,0,0,0,0,0,1,0,1,0,1,0,1,0,0,0,0,0,0,1,0,1,0,1,0,1,0,0,0,0,1,0,1,0,1,0,0,1,1,1,0,1,0,1,1,0,0,1,0,0,1,0,1,1,1,1,1,0,0,1,1,1,1,1,0,1,1,1,1,1,1,1,1,0,1,0,0,1,1,1,0,1,0,0,0,1,0,1,0,1,0,1,1,0,0,1,0,1,0,0,1,1,0,0,0,0,1,1,1,1,1,1,0,0,0,0,0,0,0,0,0,1,0,1,0,1,0,0,0,1,1,0,1,1,0,0,0,0,0,1,1,0,1,1,1,1,1,0,1,0,1,0,0,0,0,1,1,0,1,0,1,1,0,1,0,1,1,1,0,1,0,1,1,1,1,1,1,1,0,1,0,1,1,0,1,1,0,1,0,1,0,1,0,0,0,1,1,1,0,0,0,0,0,1,1,0,0,0,0,0,1,0,0,0,1,1,0,1,0,0,0,0,1,0,1,0,0,0,0,0,1,1,0,1,0,0,1,0,0,1,1,0,0,0,0,0,1,0,0,0,1,1,1,0,0,0,0,1,0,1,1,1,0,1,1,0,0,1,0,1,0,0,0,1,0,0,0,0,1,0,1,1,1,0,0,0,0,0,1,0,1,0,1,0,1,0,0,0,1,1,0,1,1,1,1,1,1,1,0,1,0,1,0,0,1,1,1,0,0,1,1,0,1,0,0,0,1,0,1,1,0,0,0,1,1,1,0,1,1,1,1,1,1,0,1,1,1,1,0,1,1,1,1,0,0,0,0,1,0,0,1,1,0,1,1,1,1,0,1,1,0,1,0,0,0,0,1,1,1,0,0,0,0,1,0,0,1,1,0,0,1,0,0,1,0,1,1,0,0,0,0,0,1,1,1,1,1,1,1,1,1,0,0,0,1,0,1,1,0,1,1,1,0,1,1,0,1,1,1,0,0,1,0,1,0,0,1,0,1,0,1,1,0,0,1,0,1,0,1,0,1,1,1,0,1,1,0,1,0,1,1,0,0,1,0,1,0,1,1,1,1,0,0,0,1,1,0,0,0,1,1,0,1,0,1,0,0,0,1,1,0,0,1,0,1,1,1,0,0,1,1,0,1,1,1,0,1,0,0,0,1,1,0,0,0,0,0,0,1,0,0,1,1,0,1,1,0,1,0,1,0,0,0,1,0,0,1,1,1,1,1,1,0,1,1,0,1,1,0,1,1,1,0,0,1,1,1,0,0,0,0,0,1,1,1,1,1,0,0,0,0,1,1,0,0,0,0,0,1,1,0,1,0,0,1,1,1,1,1,1,1,1,0,0,1,0,0,1,0,1,1,1,1,0,0,0,0,0,1,1,1,1,0,0,0,1,0,1,0,1,0,1,1,0,1,1,1,1,1,0,0,0,0,0,0,0,1,0,0,1,1,0,0,0,1,1,0,0,1,1,0,0,1,1,0,1,1,1,0,1,1,0,0,1,1,0,1,0,0,0,0,1,1,1,0,0,1,0,1,0,0,1,1,1,0,0,1,0,0,1,1,1,1,1,1,1,0,1,0,1,0,0,0,1,1,0,1,0,1,0,1,0,0,1,1,0,1,0,1,1,1,1,0,0,1,1,0,1,0,1,0,0,0,1,0,1,0,1,1,0,1,0,0,0,1,1,1,1,0,1,0,0,0,1,0,1,0,1,0,1,0,1,1,1,1,0,0,1,0,0,1,0,0,0,1,1,0,1,0,0,1,0,1,0,1,1,0,0,1,0,1,0,0,0,0,0,1,0,1,0,0,1,1,1,0,1,0,1,1,0,0,0,0,0,1,0,1,0,1,0,0,0,1,0,1,0,1,1,0,1,0,1,1,1,0,1,1,1,1,0,0,1,1,1,0,1,0,1,0,0,0,1,1,1,0,1,0,0,0,0,1,0,1,1,1,0,0,0,0,0,0,0,0,0,0,0,0,0,0,1,1,0,1,1,0,1,1,0,1,1,0,1,0,0,0,1,0,0,1,1,1,1,1,1,1,0,0,1,0,0,0,0,0,0,1,0,1,1,0,1,0,0,1,1,1,0,1,1,0,1,1,1,0,1,0,1,1,1,1,0,1,0,1,1,0,1,1,1,1,1,1,1,0,1,1,1,1,0,1,1,0,1,1,1,0,0,1,1,0,1,0,0,0,0,0,1,1,0,0,0,1,0,1,1,1,1,1,1,1,1,1,1,1,0,1,0,0,0,1,1,0,0,1,1,0,1,1,0,1,0,0,0,1,0,1,0,1,0,1,0,0,0,1,1,0,0,0,0,0,0,1,0,0,0,1,1,0,0,1,1,0,1,0,0,1,0,0,0,0,1,0,0,1,0,0,0,0,0,1,0,0,0,1,1,0,1,0,0,1,1,1,1,0,0,1,0,1,1,0,1,1,0,0,0,0,1,0,1,0,0,1,1,0,1,0,1,1,1,1,1,1,1,0,1,0,0,1,1,0,0,0,0,1,0,1,0,0,0,1,0,0,1,0,1,0,1,1,1,1,1,0,1,1,1,1,0,0,1,1,1,1,1,1,1,1,1,0,1,1,0,1,0,1,0,0,1,0,0,0,0,0,1,0,1,0,1,1,1,0,0,1,1,0,0,1,1,1,1,0,0,0,0,1,1,0,1,1,1,0,1,1,0,0,0,0,0,0,0,1,1,1,1,1,0,0,0,1,0,0,1,1,1,0,1,1,0,1,1,0,1,0,1,1,1,0,1,0,0,0,1,0,0,0,0,0,0,0,0,0,1,0,0,1,1,1,1,0,1,1,0,0,0,1,0,0,1,0,1,0,0,0,0,0,1,0,1,0,0,1,0,0,0,0,1,0,0,0,1,1,0,0,0,0,0,1,1,1,0,0,0,0,0,0,0,1,0,0,0,0,1,1,0,1,1,0,0,1,0,0,1,1,1,0,0,1,0,0,1,0,1,0,1,1,1,1,0,0,0,1,1,1,0,0,0,0,1,1,1,1,0,1,0,1,1,0,0,1,1,1,0,1,0,1,0,0,0,0,0,0,1,0,1,0,0,1,0,0,1,1,0,1,1,1,1,1,1,1,1,0,0,1,1,0,0,1,0,1,0,0,0,1,1,1,1,1,1,0,0,1,0,1,1,0,0,1,1,1,1,0,1,0,1,1,1,0,1,1,1,0,0,0,1,0,1,0,0,1,0,0,1,1,0,0,1,1,1,1,1,1,1,0,1,0,0,0,1,0,1,1,1,0,0,0,1,0,1,0,0,0,0,1,0,1,1,0,1,1,0,0,1,1,1,1,1,1,0,1,0,1,1,0,1,1,0,1,1,1,0,1,1,1,1,0,0,1,1,1,0,1,1,0,1,0,1,0,1,1,0,0,0,0,0,0,1,0,0,0,1,0,0,0,0,1,0,0,1,0,1,0,1,1,1,1,0,0,0,1,0,1,1,0,0,1,1,0,0,0,0,0,1,0,1,1,1,1,0,1,0,1,1,1,1,0,0,1,1,0,0,1,0,1,0,1,0,0,1,1,1,0,1,1,0,1,1,1,0,1,1,1,1,1,0,0,1,0,0,0,1,0,1,0,0,0,1,0,1,1,1,0,1,1,0,0,0,1,0,0,0,1,0,0,1,0,1,0,0,1,1,1,1,1,0,0,1,1,1,0,1,0,1,0,1,0,1,0,1,1,0,1,1,0,0,1,0,0,1,0,0,1,0,0,0,1,0,0,0,0,1,0,1,1,1,0,0,1,1,0,1,0,0,0,0,0,1,0,0,1,0,0,0,0,1,0,0,0,0,1,1,1,0,1,1,0,0,1,1,0,0,0,1,1,0,1,0,1,1,0,1,1,0,1,0,1,1,1,1,0,1,1,0,0,1,1,0,0,0,1,1,1,1,1,1,1,1,0,1,1,0,1,1,0,0,1,1,0,1,0,1,1,0,0,1,1,0,1,0,0,0,0,1,1,0,0,1,0,0,0,0,1,1,1,0,0,0,0,0,0,0,1,1,0,0,0,1,1,0,0,1,0,0,1,1,1,1,1,1,0,1,0,1,1,0,1,1,0,0,1,1,1,0,1,0,0,1,1,1,1,1,0,0,1,1,0,0,1,1,0,1,1,1,0,1,1,1,0,1,0,1,1,1,1,0,0,0,0,1,0,0,1,0,0,1,1,0,1,0,1,0,0,0,0,1,0,1,0,1,1,0,0,0,1,0,0,0,1,1,0,1,0,1,0,1,1,1,0,1,1,1,1,0,1,1,0,1,0,1,0,0,0,0,0,1,0,1,0,0,1,0,0,0,0,1,0,0,1,0,1,1,0,1,0,0,0,0,1,1,1,1,1,0,1,0,1,1,0,1,1,0,0,1,0,0,0,1,0,1,0,1,0,1,0,1,1,0,1,0,0,0,1,1,0,0,0,0,0,1,0,0,0,0,1,0,1,0,0,0,1,1,1,0,0,0,0,1,1,0,0,1,0,1,0,1,0,0,1,1,1,0,1,0,0,1,1,1,0,1,0,0,0,0,1,1,1,1,1,1,0,1,1,1,0,1,0,0,0,0,1,0,0,0,1,0,1,0,0,0,0,1,1,1,1,1,1,1,1,0,0,1,1,0,1,1,1,1,0,1,0,0,1,0,0,1,0,1,0,0,1,0,0,1,1,0,0,0,1,1,1,0,1,0,1,0,1,0,0,0,1,1,1,0,1,1,1,0,1,1,1,1,0,0,0,0,1,1,0,1,1,0,0,1,0,0,0,0,1,1,1,1,1,0,1,1,1,1,1,0,0,0,0,1,1,0,0,1,1,0,0,0,0,0,1,1,0,0,1,1,1,0,1,0,1,1,1,0,0,0,0,1,1,1,1,0,0,0,0,1,0,1,1,0,1,1,1,1,0,0,0,0,0,0,1,1,1,0,1,1,1,0,0,0,0,0,0,1,0,1,1,0,0,0,1,0,1,1,1,0,1,0,1,1,0,1,0,1,0,1,1,0,0,1,1,1,0,1,0,0,0,0,0,0,0,1,1,0,0,1,0,1,0,1,0,0,1,1,0,1,0,1,1,0,0,0,0,1,1,0,1,1,1,0,1,0,0,0,0,1,0,0,0,1,0,1,1,0,0,1,0,0,0,0,1,0,0,0,0,1,0,1,0,0,0,1,1,1,1,1,0,0,0,0,1,0,0,0,0,1,1,0,0,1,0,0,1,1,0,0,1,0,1,0,0,1,0,0,1,0,1,0,1,0,0,1,1,0,0,1,1,1,1,1,1,0,0,0,0,0,1,1,1,0,0,1,0,1,1,0,1,1,0,1,1,1,0,0,0,1,1,0,1,0,0,0,1,0,1,1,1,0,0,1,0,1,1,1,1,1,1,1,0,1,0,0,1,0,1,1,1,1,1,0,1,0,0,1,0,1,0,0,0,0,0,0,0,1,1,1,1,1,0,0,1,1,1,1,1,0,1,0,1,0,1,1,1,0,1,0,1,1,1,0,0,1,1,0,0,0,0,0,0,0,0,1,0,0,0,0,1,0,0,0,1,0,1,0,0,0,0,0,1,0,0,0,1,1,0,0,0,1,1,1,1,1,0,0,1,1,1,0,0,1,0,0,0,0,0,1,1,0,1,1,1,1,0,0,1,0,1,1,1,1,1,1,1,1,1,1,0,0,1,1,0,0,0,1,1,0,1,0,0,0,1,0,1,1,0,1,1,1,1,1,1,1,0,0,1,1,1,0,0,1,0,0,1,1,1,0,1,0,1,1,1,0,0,1,0,1,1,0,1,0,1,0,1,0,0,0,0,0,0,0,0,1,1,1,0,0,1,0,0,0,0,1,0,1,1,0,0,1,1,0,1,1,1,0,0,1,0,1,1,0,1,1,0,1,0,0,0,1,0,0,1,0,0,1,0,0,0,0,1,1,1,1,1,0,1,0,1,0,1,1,0,1,1,1,0,0,1,0,0,1,1,0,0,0,1,1,1,0,0,0,1,1,0,0,1,1,1,1,0,1,0,1,0,0,0,1,0,0,1,0,1,1,1,1,1,0,0,1,1,0,1,0,0,1,1,0,1,1,1,0,1,0,1,1,0,0,0,1,1,0,0,0,1,1,1,1,0,0,1,0,0,0,1,0,1,1,1,1,0,0,0,1,1,1,0,1,1,0,1,1,1,1,0,0,0,0,1,1,0,0,1,1,1,1,0,0,0,0,0,1,1,0,1,1,0,1,1,1,1,0,1,0,1,1,1,0,0,1,1,1,0,0,0,0,0,0,1,1,0,1,0,1,1,0,0,0,0,1,0,1,1,1,0,0,1,0,0,0,1,0,1,1,0,0,1,1,0,0,0,1,1,0,0,0,1,0,1,1,0,1,1,0,0,0,1,1,1,0,0,0,0,1,0,0,1,0,0,0,1,1,0,1,0,0,1,1,0,0,1,1,1,0,0,0,0,1,1,1,0,0,0,0,1,0,1,0,0,1,1,0,0,1,0,0,1,0,0,1,1,0,1,0,1,1,1,1,0,0,0,0,0,0,1,1,0,0,0,0,0,0,1,0,0,1,0,0,1,1,1,1,0,0,0,1,0,0,1,0,1,1,0,0,0,0,0,0,0,1,1,1,1,1,1,0,0,0,0,0,1,1,1,1,0,1,0,1,1,0,1,1,1,1,1,1,1,0,0,0,1,0,1,0,0,0,1,0,0,1,1,1,1,1,0,0,0,1,0,1,1,1,0,0,1,0,1,1,1,1,0,1,1,0,0,1,0,0,0,1,0,0,1,0,0,1,1,1,0,0,1,0,1,1,0,0,0,1,1,0,0,1,0,1,0,1,1,1,0,1,1,1,0,1,0,0,0,0,1,0,1,0,0,0,1,0,1,1,0,0,0,1,0,1,1,0,1,1,1,0,1,1,0,0,0,0,1,0,0,1,1,1,0,0,0,1,1,1,1,0,0,0,0,0,0,0,1,0,0,0,0,0,1,1,1,0,0,0,0,1,1,1,0,0,1,1,0,0,1,1,0,1,1,1,0,0,1,0,1,1,0,0,0,0,1,1,1,1,1,0,0,1,0,0,0,0,1,0,0,0,0,1,0,0,0,0,1,1,1,1,0,0,0,0,1,1,1,1,1,0,1,0,0,1,0,1,1,1,1,0,0,0,0,1,1,0,0,1,0,0,1,1,1,1,1,1,1,1,1,0,1,0,0,0,0,0,0,1,0,0,1,0,1,0,1,0,0,1,0,0,1,0,0,0,1,0,0,1,1,0,0,1,0,0,0,1,0,0,0,1,1,1,0,1,1,0,1,0,1,1,1,0,1,1,0,1,0,1,0,0,1,0,1,1,1,0,0,1,0,1,0,1,1,1,0,1,1,1,1,1,0,0,1,1,1,1,1,1,1,0,0,1,0,0,0,0,0,1,0,0,1,1,1,1,1,0,1,1,1,1,1,0,0,1,1,0,1,0,0,1,0,1,0,0,1,1,0,0,1,0,1,0,0,1,0,0,1,1,1,1,0,1,0,1,1,0,0,1,0,0,0,1,1,1,1,0,0,1,0,1,1,1,0,0,1,1,1,1,1,0,0,1,0,1,0,1,1,1,1,0,0,0,1,1,1,0,1,0,0,0,0,0,1,1,1,0,0,0,1,0,0,1,1,1,0,0,1,0,1,1,0,1,0,1,1,1,1,0,1,1,0,0,1,1,1,0,1,0,0,1,0,0,0,1,0,1,1,1,1,1,1,1,1,1,0,0,0,1,0,0,1,1,0,1,1,1,0,1,1,1,0,1,1,0,1,0,0,1,0,0,0,1,0,0,0,1,1,1,0,0,0,1,0,1,1,1,1,0,1,0,1,0,0,1,0,0,1,0,1,0,0,0,1,0,1,1,0,1,0,0,1,0,0,1,1,0,0,0,0,1,0,1,1,1,1,0,0,0,0,1,1,1,1,1,0,1,0,1,1,1,0,1,1,0,1,0,0,0,0,0,1,0,0,0,1,0,1,1,0,1,1,0,0,0,1,0,0,1,0,1,1,1,1,0,0,0,0,0,0,0,0,0,1,1,1,0,1,0,1,0,1,0,1,0,0,0,0,1,1,0,0,1,0,1,1,1,0,1,0,1,0,1,1,0,1,1,0,0,1,1,1,0,0,1,0,0,0,0,0,1,1,0,0,1,0,0,1,0,0,0,1,0,0,1,0,0,1,1,0,0,1,1,1,1,1,0,0,1,1,0,0,0,1,0,0,1,0,0,0,0,0,0,1,0,1,1,1,1,1,1,1,0,0,1,0,0,0,1,0,1,0,1,0,0,1,1,0,1,1,0,1,0,0,0,0,1,0,1,0,0,1,1,1,1,1,1,1,0,0,1,0,0,0,0,0,0,0,1,0,0,0,0,1,1,1,0,0,0,0,1,0,1,0,0,1,0,1,0,1,1,0,1,0,1,1,0,1,1,1,0,1,0,1,0,1,0,0,1,0,0,0,1,1,1,0,0,1,0,0,0,1,1,0,0,0,0,0,1,1,1,0,0,0,1,1,0,1,0,1,0,1,1,1,0,0,0,0,0,0,0,0,0,1,0,0,1,0,1,0,1,0,1,0,1,1,0,1,0,0,1,0,0,0,1,1,0,0,0,0,0,1,0,1,0,0,1,1,1,0,1,1,0,1,0,1,1,1,0,1,0,0,0,0,1,0,0,1,1,0,1,0,1,1,1,1,1,0,0,1,0,0,0,0,0,0,0,1,0,0,0,1,0,0,1,1,0,0,1,0,1,0,0,0,0,1,1,0,1,1,1,1,1,1,1,1,1,1,1,1,0,0,1,1,0,0,0,0,1,0,1,1,1,1,0,0,0,1,1,0,1,0,1,0,1,0,0,0,1,0,1,0,0,0,0,1,0,1,0,0,0,1,1,1,0,0,1,0,0,1,1,0,0,0,1,0,0,1,1,0,0,1,1,1,1,1,0,1,0,0,1,1,1,1,1,0,0,1,0,0,1,1,1,0,0,1,0,1,1,1,1,1,1,0,1,1,0,0,1,1,1,0,0,1,0,1,1,0,1,1,1,1,1,0,0,0,0,1,0,1,1,0,0,1,0,1,1,0,1,1,0,1,1,1,0,0,1,0,1,0,0,1,1,1,1,1,0,1,1,1,0,1,1,0,0,0,0,1,0,1,1,0,0,0,1,1,0,0,1,0,1,0,1,1,0,1,1,1,1,0,1,0,1,1,1,1,1,1,0,0,1,0,1,0,1,0,0,1,1,0,0,1,0,1,1,0,0,0,0,0,0,0,1,1,0,0,1,1,1,1,0,1,0,1,0,0,0,1,1,0,0,0,0,1,1,0,1,1,0,0,1,0,0,1,0,0,1,0,1,1,0,0,0,1,0,1,1,0,0,1,1,0,0,1,0,0,1,1,0,0,1,1,1,0,1,0,0,1,1,0,0,1,1,1,0,0,0,1,1,0,0,1,1,0,1,1,1,0,0,1,1,0,1,1,1,0,0,1,1,1,0,1,1,1,0,1,0,0,1,0,0,0,1,0,1,0,0,0,1,0,0,0,0,1,1,0,1,1,1,0,1,0,1,0,0,0,0,1,0,0,0,1,0,1,1,0,1,1,1,1,0,1,0,1,0,1,1,0,0,1,1,1,1,1,1,0,0,1,1,0,0,0,0,0,1,0,1,1,1,0,1,0,1,0,0,0,1,0,1,1,0,1,1,0,0,0,1,0,0,0,1,1,1,0,0,0,1,0,1,1,1,0,0,0,0,0,0,0,0,0,1,0,1,0,0,1,0,1,1,1,1,0,1,0,0,0,1,1,0,1,1,0,1,1,0,1,1,1,0,1,1,1,1,1,1,0,1,0,0,0,1,0,0,0,0,0,0,1,1,0,1,0,1,0,0,0,1,0,0,0,1,1,1,1,0,1,1,1,0,0,0,1,1,0,1,1,0,0,1,1,0,0,0,0,0,0,1,0,0,0,1,1,0,1,1,0,1,0,1,1,1,0,1,1,1,1,1,1,1,0,0,0,0,0,1,0,1,1,1,0,0,1,0,0,1,1,1,0,0,1,0,0,1,0,0,1,0,1,1,1,1,1,1,1,0,1,1,0,0,1,0,0,0,0,0,1,1,0,0,1,1,1,1,1,1,0,1,1,1,1,0,1,0,1,0,1,1,1,0,1,1,0,0,0,1,0,1,1,0,0,0,0,0,1,1,1,0,0,0,0,0,1,1,1,0,0,1,1,0,1,0,1,1,0,0,0,0,1,1,0,0,1,0,1,1,0,1,1,1,1,1,0,0,0,0,1,0,1,0,0,0,0,0,1,0,1,0,0,0,1,1,1,1,0,1,0,1,0,1,0,1,1,1,1,1,0,0,0,0,1,0,1,1,0,0,1,1,1,1,1,1,1,1,0,0,1,0,1,0,0,0,0,1,0,1,1,1,1,0,1,1,0,0,0,1,1,1,0,0,0,0,0,0,0,0,0,0,1,1,0,1,1,1,0,0,1,1,0,0,1,0,0,0,1,1,1,0,1,0,1,1,0,0,0,1,0,1,0,0,0,1,1,0,0,1,1,0,1,1,1,0,0,0,0,0,1,1,0,1,1,1,0,1,1,1,1,0,0,0,1,1,0,1,1,1,1,1,1,0,1,0,0,0,1,1,1,1,0,0,0,1,1,1,1,0,0,0,1,1,0,0,0,0,1,1,0,0,0,1,0,0,1,1,0,1,0,1,1,1,1,1,0,0,1,0,0,0,0,0,0,1,0,1,1,1,0,0,0,0,1,1,1,1,0,1,1,0,1,0,1,1,1,0,0,0,0,1,1,1,0,0,1,1,1,1,1,0,0,1,1,1,0,1,0,0,0,1,1,1,1,0,0,0,1,1,1,0,1,0,0,0,0,1,0,1,1,1,1,1,0,0,1,0,0,0,0,0,1,0,0,1,1,1,1,0,1,0,1,0,0,1,0,1,0,1,0,0,0,0,1,1,0,0,0,1,1,1,1,1,1,1,0,1,0,1,0,0,0,1,1,0,0,1,0,0,1,1,0,0,1,0,1,0,1,1,0,0,1,0,0,0,0,1,0,0,0,1,0,1,1,1,0,0,0,0,1,0,0,1,0,0,0,0,0,1,0,0,0,0,1,0,0,1,1,0,0,1,0,0,1,0,1,1,0,0,1,0,0,1,1,1,0,1,1,0,0,1,1,0,1,0,1,1,1,0,0,0,0,1,0,0,0,0,1,0,0,0,0,1,1,0,1,1,1,1,1,0,0,1,1,1,1,0,1,0,1,0,0,1,0,1,1,1,1,1,1,1,0,1,0,1,0,1,0,1,1,1,0,0,0,1,0,0,0,0,1,1,1,1,1,1,1,1,1,1,1,0,1,0,0,0,1,1,1,1,1,0,0,0,1,1,1,0,0,0,0,1,0,1,0,0,0,1,0,0,1,1,0,0,1,0,0,0,1,0,1,0,1,0,1,0,0,1,1,1,1,1,0,1,1,0,1,0,1,1,1,0,0,0,1,1,0,1,0,1,0,0,0,0,1,1,0,0,0,0,0,0,0,1,1,0,1,0,0,1,0,1,1,0,1,1,0,0,0,1,1,0,1,1,0,0,1,1,1,1,1,1,1,0,1,0,1,1,0,1,1,0,1,0,1,0,1,1,0,1,0,1,0,0,1,0,0,1,0,0,0,1,0,0,1,1,0,0,0,0,1,0,0,1,1,0,1,0,1,1,0,0,1,1,0,1,1,0,1,0,1,1,0,1,0,0,0,0,0,1,0,1,0,0,0,0,0,0,0,1,0,0,1,0,0,0,0,1,1,1,1,1,1,1,1,1,0,1,0,0,1,1,1,0,1,0,1,0,0,1,1,1,1,0,0,0,0,1,0,1,1,0,0,1,1,0,1,1,0,0,1,0,1,0,1,0,1,0,0,0,0,0,0,0,0,0,1,0,0,1,0,1,0,0,1,0,1,0,1,1,1,1,1,0,0,1,1,1,0,0,1,1,0,1,0,1,1,1,1,0,0,1,1,0,0,0,0,1,1,0,0,1,0,1,1,0,0,1,1,1,0,1,1,0,1,0,1,0,1,0,1,0,1,0,1,0,0,0,0,1,0,1,1,1,0,1,0,1,1,1,0,0,1,0,0,1,1,1,0,1,1,1,1,0,1,0,1,0,0,1,0,1,0,1,1,1,1,1,1,1,1,0,0,0,1,0,0,0,1,0,1,0,0,1,0,1,0,1,1,1,0,1,0,1,1,0,1,0,1,1,1,1,1,0,0,1,0,0,1,1,1,1,1,0,1,0,1,1,0,0,0,0,0,1,1,1,1,1,1,0,1,0,1,0,0,1,0,0,1,1,1,0,1,1,1,0,1,0,0,1,1,0,1,1,1,0,0,0,1,1,1,0,1,0,0,1,0,1,1,0,1,1,1,1,1,1,0,0,1,0,0,1,0,0,1,0,1,0,1,0,1,1,1,1,0,1,0,1,0,1,0,0,1,1,1,0,0,1,1,1,0,0,0,0,0,1,0,1,1,1,1,0,1,1,1,0,1,0,1,0,0,1,1,1,1,0,1,1,1,0,0,0,1,1,0,1,0,1,0,1,0,1,0,1,0,0,1,0,0,0,0,0,1,1,1,1,0,1,0,0,0,0,1,1,0,1,1,1,0,0,0,0,0,0,0,0,0,0,0,0,0,1,1,1,0,1,1,1,1,0,0,0,1,1,0,1,1,1,1,1,1,1,0,0,1,1,0,1,1,1,0,1,0,0,0,1,0,1,1,0,0,1,0,0,0,1,0,1,1,1,0,0,0,0,1,1,0,0,0,0,1,0,0,1,1,1,1,0,1,1,1,0,1,1,1,0,1,0,1,1,0,0,0,1,1,0,0,1,1,1,0,0,0,1,1,0,1,1,0,0,0,1,1,1,1,1,0,1,1,1,1,1,1,0,0,0,0,1,0,0,0,1,0,0,1,0,1,0,1,0,1,0,0,1,1,0,0,1,0,1,0,0,0,0,0,0,1,0,0,1,0,1,1,1,0,0,0,1,0,0,0,1,0,0,1,1,1,0,0,1,0,0,0,0,0,1,0,1,1,1,1,0,1,1,0,0,1,0,0,1,0,1,0,0,0,1,1,0,0,1,1,0,0,0,1,1,0,1,1,0,1,0,0,0,0,1,0,0,0,0,1,0,0,1,1,1,1,0,1,1,1,0,0,0,1,0,1,1,1,1,0,0,0,1,0,1,1,1,1,0,0,1,1,1,0,1,0,0,1,1,0,0,0,1,1,1,0,1,1,0,0,1,0,1,0,1,1,0,1,1,0,1,0,0,1,0,1,0,1,0,0,0,0,1,1,0,1,0,1,1,1,0,1,0,1,0,0,0,1,1,0,0,1,0,0,1,1,1,1,1,1,0,1,0,0,0,1,1,0,0,1,1,1,1,0,1,0,1,0,0,1,0,0,1,0,0,0,1,1,0,0,0,1,0,0,1,1,0,1,1,0,1,0,0,0,0,0,0,0,0,0,0,1,0,0,1,0,0,1,1,0,1,1,1,0,1,0,0,1,1,1,1,0,1,0,0,0,0,0,0,0,1,0,1,1,0,0,1,1,0,0,0,1,1,0,1,1,0,0,1,0,0,1,0,0,0,0,1,1,1,1,1,0,0,0,1,1,1,0,0,0,0,1,0,0,0,1,0,1,0,1,1,0,0,1,1,0,1,1,1,1,0,1,0,1,0,0,0,0,0,1,1,0,0,0,0,0,0,0,0,1,0,0,1,0,1,1,0,0,1,1,1,0,0,1,0,1,0,1,0,1,0,1,1,1,0,0,1,0,1,1,1,0,0,0,0,0,1,0,1,1,0,0,1,1,0,1,1,1,0,1,1,1,1,1,1,0,0,1,0,1,0,0,0,1,1,1,0,1,0,0,1,1,1,0,0,0,0,1,0,1,1,0,0,0,0,1,0,1,1,1,0,0,1,0,0,0,1,0,1,1,1,1,1,0,0,0,1,1,0,0,1,1,1,0,1,1,1,0,1,0,0,1,1,0,0,1,1,0,0,1,0,0,0,0,0,0,1,1,0,1,1,0,1,0,1,1,1,0,1,0,0,1,0,0,0,0,1,0,0,0,0,1,0,0,1,1,0,0,1,0,0,1,1,0,1,1,0,0,0,0,0,0,0,0,0,1,1,1,1,0,1,1,0,1,0,1,0,0,0,0,0,0,1,1,1,1,0,0,0,1,1,0,1,1,0,0,0,1,0,1,1,0,1,1,1,1,1,0,0,0,1,0,0,1,1,1,1,0,0,0,1,0,0,1,0,0,1,1,0,1,0,1,1,0,0,1,0,0,0,1,1,1,0,0,0,0,1,0,1,1,0,0,1,1,1,0,1,1,0,1,1,1,0,1,1,1,0,1,1,0,1,0,0,1,0,0,0,0,0,1,1,0,1,1,1,1,0,1,1,0,0,0,0,1,0,0,0,0,0,1,1,1,1,1,1,1,0,0,0,0,0,1,1,1,1,0,0,1,0,0,1,0,1,1,1,0,1,1,1,0,1,1,0,1,1,0,1,0,1,1,1,0,0,1,0,0,1,1,0,0,0,0,0,1,0,0,0,1,1,1,0,1,1,1,0,1,1,1,1,0,0,1,0,0,0,0,0,0,0,1,0,1,1,1,1,0,0,0,1,1,0,0,1,1,1,1,1,0,1,1,0,0,1,0,1,1,0,1,1,0,0,1,0,1,1,1,1,1,1,1,1,1,1,0,1,1,1,1,0,0,1,0,0,0,1,0,0,0,0,1,1,1,1,1,1,0,1,0,1,1,1,1,0,1,1,1,0,0,0,0,1,0,1,1,0,1,1,1,0,0,0,0,0,0,0,1,1,1,0,1,0,0,0,0,0,0,0,1,1,0,0,1,0,0,0,1,0,0,1,0,1,0,0,1,1,1,0,1,1,1,0,0,1,0,1,1,1,1,1,0,0,1,1,0,1,1,1,0,0,0,1,0,0,0,0,1,1,0,0,0,1,1,1,0,0,0,0,1,0,0,1,1,0,1,1,0,0,1,0,0,0,0,1,0,1,1,0,1,1,0,0,1,0,0,1,0,0,1,1,1,1,0,0,0,0,0,0,0,1,0,1,0,1,1,0,1,0,0,0,1,0,1,1,0,1,1,0,0,0,1,0,1,1,1,1,1,0,0,0,0,1,0,0,0,0,0,0,1,0,0,0,0,0,1,1,0,0,0,1,1,0,1,0,0,1,0,1,1,1,1,0,0,0,1,0,0,0,1,0,0,0,0,0,0,1,1,0,1,0,0,0,0,0,1,0,0,0,1,1,0,0,1,1,0,1,1,0,1,0,0,0,0,0,1,0,0,1,0,1,0,1,1,1,0,1,0,0,0,1,1,1,1,1,0,0,1,1,0,0,0,0,1,1,0,0,0,0,1,1,0,0,1,0,0,0,1,0,1,0,1,0,1,0,1,1,1,1,1,1,0,0,1,1,0,1,1,1,0,0,1,1,0,1,1,1,0,1,0,1,0,1,1,1,0,1,1,1,1,0,0,0,1,0,1,0,0,0,0,0,1,0,1,1,0,1,0,0,1,1,1,0,0,1,1,1,1,1,0,0,1,1,1,0,0,0,1,0,1,0,0,0,0,1,1,0,1,0,1,1,1,1,1,1,0,0,1,1,0,1,1,0,0,0,1,0,1,1,1,0,1,1,0,1,1,0,1,0,0,0,0,1,1,0,0,0,1,0,0,0,0,0,0,1,1,0,1,0,0,1,0,1,0,1,1,0,0,1,0,0,0,1,1,0,1,0,1,1,0,1,0,0,0,0,0,0,1,1,0,0,0,1,1,0,0,1,0,0,0,1,0,1,1,0,1,0,1,0,0,1,0,1,1,1,0,1,0,1,1,1,0,1,0,1,0,0,0,0,0,1,1,0,0,1,1,1,0,0,1,0,1,1,0,0,1,0,1,0,1,0,1,1,0,1,0,1,1,0,1,0,1,0,0,1,1,0,1,0,1,1,1,1,1,0,0,1,1,1,1,0,1,1,0,1,0,1,0,0,1,0,1,0,0,0,1,1,0,1,0,0,1,1,1,0,0,1,1,0,0,1,0,1,0,0,0,0,1,1,0,0,0,0,0,0,0,1,0,0,1,0,0,0,0,1,0,0,0,0,1,1,1,0,0,1,0,0,0,1,1,1,1,1,1,1,0,1,1,0,1,1,0,0,0,1,1,1,1,0,1,0,1,0,0,1,1,1,0,0,1,0,0,0,0,1,0,1,1,0,1,1,0,0,0,0,0,1,0,1,1,1,1,0,0,0,1,0,1,1,0,0,0,0,0,0,0,0,0,0,0,1,0,0,1,1,1,1,0,0,0,1,0,0,1,0,0,0,1,0,1,1,1,1,1,0,1,1,1,0,0,1,0,0,0,1,0,1,0,0,1,1,1,0,0,0,0,0,1,0,1,1,1,0,0,1,0,1,1,1,1,0,0,1,1,1,1,1,1,1,0,1,1,1,1,0,1,0,0,1,0,1,1,1,0,0,1,0,0,1,0,0,0,1,0,0,1,0,0,0,0,1,1,1,0,1,0,1,1,1,0,0,1,1,1,0,1,1,0,0,1,1,1,0,1,1,0,0,1,1,1,0,0,1,1,0,1,0,0,1,1,0,0,0,1,1,0,0,1,1,1,0,0,1,1,1,1,0,1,1,0,1,0,1,1,1,0,1,1,1,1,1,1,0,1,1,0,1,0,0,0,0,1,0,1,0,0,1,1,1,0,0,1,1,1,0,0,0,0,1,0,0,0,0,1,1,1,0,0,1,1,1,1,1,1,1,1,0,0,1,1,1,1,0,0,0,0,1,1,1,0,0,0,1,0,0,0,1,0,0,0,1,1,0,0,1,1,0,1,1,1,0,1,0,1,0,0,1,1,1,1,0,1,0,1,1,0,1,0,0,1,0,1,1,0,0,0,1,1,0,1,1,0,1,1,0,0,0,1,1,0,1,0,0,0,0,0,0,1,0,0,0,0,1,0,1,0,0,1,0,0,0,0,1,1,0,1,1,0,1,0,0,1,0,1,1,0,1,0,0,1,1,1,1,1,1,0,0,0,1,0,1,1,1,1,1,1,0,1,0,0,0,0,0,0,0,0,0,1,1,0,1,0,0,0,1,0,1,0,1,1,1,0,1,1,1,0,0,1,1,1,1,0,1,0,0,0,1,0,0,1,0,1,1,1,0,1,0,1,0,1,0,1,1,1,0,1,0,1,1,1,1,1,0,1,0,0,1,0,0,0,1,1,1,0,0,0,0,1,1,1,0,0,1,0,1,0,1,1,1,0,0,1,1,0,0,1,1,1,0,0,1,0,1,1,0,1,1,1,0,1,0,0,1,0,1,0,1,0,1,1,0,0,1,0,1,0,0,0,0,1,1,1,1,1,0,0,1,1,0,1,1,0,1,0,1,0,1,1,0,1,0,0,1,0,1,1,1,1,1,1,1,0,0,0,1,0,0,0,0,1,0,1,1,1,1,0,1,1,0,0,0,0,1,0,0,0,1,0,1,0,0,0,0,1,1,1,1,1,1,0,1,1,1,1,0,0,1,1,1,0,1,1,0,0,1,1,0,1,0,1,0,1,1,0,1,0,1,0,0,1,0,0,1,0,0,0,0,1,1,0,1,0,1,1,1,1,1,0,1,1,1,1,0,1,1,0,0,0,0,1,0,1,0,1,0,1,1,1,0,1,0,0,1,0,1,1,1,0,0,0,0,1,1,0,1,0,0,1,1,0,0,0,1,0,1,1,0,1,0,0,1,1,1,1,0,1,1,1,1,0,0,0,0,0,0,1,0,0,0,0,1,0,1,0,1,1,0,1,0,1,0,0,0,1,0,0,1,1,0,0,1,1,0,0,1,1,0,1,1,1,1,0,1,0,0,0,1,0,1,0,0,0,0,1,0,0,0,0,1,0,1,1,1,0,0,1,0,1,0,0,0,0,1,0,1,1,0,1,0,1,0,1,0,1,0,0,1,1,0,0,1,0,0,0,0,1,0,1,1,1,1,0,1,1,1,1,0,0,0,1,0,1,0,1,0,1,1,0,1,1,1,1,0,1,0,1,1,0,0,0,1,1,1,1,0,0,0,0,0,1,0,1,1,1,0,0,0,0,0,0,1,1,1,1,1,1,1,1,0,0,1,1,0,0,0,1,1,0,1,0,0,1,0,0,0,1,0,1,0,1,1,1,0,0,1,1,0,1,1,0,0,1,1,1,0,0,0,0,0,0,0,0,1,0,1,0,1,1,1,1,0,1,0,0,1,1,1,1,0,1,1,1,0,0,0,0,0,1,0,1,1,1,0,0,1,1,0,0,1,1,1,1,1,0,0,1,1,1,1,1,1,0,1,0,0,0,1,0,0,1,0,1,0,0,0,0,0,1,1,0,1,0,1,0,0,0,0,0,0,1,1,1,1,0,1,1,1,1,1,1,1,1,1,1,1,0,0,1,0,1,0,1,0,1,0,1,0,0,1,1,1,1,1,0,0,1,1,1,1,1,1,1,0,1,0,0,0,1,0,0,1,0,0,1,0,1,0,0,0,1,0,1,1,1,1,0,1,0,0,1,1,0,1,1,0,1,1,0,1,1,0,0,1,0,0,0,1,0,1,0,0,1,1,1,0,0,0,1,0,1,1,1,0,1,0,0,1,1,0,0,1,0,1,0,1,0,0,1,0,1,1,1,1,1,0,0,1,0,0,1,0,1,1,1,0,1,0,0,0,1,1,1,1,1,1,0,1,0,1,1,0,0,0,0,0,0,0,1,1,1,1,0,1,0,1,1,1,0,1,1,1,1,0,1,0,0,0,1,0,1,0,0,0,0,1,0,1,1,0,1,1,1,0,0,0,0,1,1,0,1,1,1,0,0,1,1,1,1,0,1,0,1,1,1,0,0,1,1,1,0,0,0,1,1,0,0,0,0,1,0,1,0,0,1,1,1,1,1,0,0,0,0,0,1,1,0,1,1,0,1,1,1,1,0,0,1,0,0,0,1,0,1,0,0,1,1,1,1,1,0,1,1,0,1,1,1,0,1,0,0,1,0,0,1,1,1,0,1,1,0,1,0,1,0,0,0,1,1,1,1,1,0,1,0,0,0,0,0,0,1,0,1,0,1,0,1,1,1,0,1,0,1,1,0,0,1,1,1,0,1,0,0,0,1,1,0,1,0,1,0,1,1,0,0,1,0,1,0,1,0,1,0,1,0,1,1,0,0,0,0,1,1,1,0,0,1,0,1,1,1,1,1,0,1,0,1,0,1,1,1,1,1,1,1,0,0,1,1,1,0,0,0,1,0,1,0,0,1,1,1,1,0,1,1,1,0,0,1,0,1,0,1,1,0,1,0,0,1,1,1,1,1,0,0,0,0,0,1,1,0,1,1,0,1,1,0,0,0,0,1,0,0,1,1,1,0,1,0,1,0,0,1,1,0,0,1,0,1,0,1,1,1,1,0,0,0,1,0,1,0,0,1,1,0,0,1,1,1,0,1,0,1,1,1,0,0,1,1,0,1,0,1,1,0,0,1,1,0,1,1,0,1,0,1,1,0,1,0,1,1,0,1,1,1,0,1,0,1,1,1,0,0,0,0,1,1,0,1,0,0,1,0,0,1,1,1,1,1,1,0,0,1,0,1,0,0,1,0,0,0,0,1,1,0,1,1,1,0,0,1,0,1,1,0,0,1,0,0,0,1,1,1,0,0,0,0,0,0,0,0,1,0,1,1,1,0,1,0,0,0,1,1,0,1,0,0,1,0,0,1,0,1,0,1,1,1,0,1,0,0,0,0,1,0,1,1,0,0,1,1,0,0,0,1,0,1,0,1,0,1,0,1,1,0,</text:span></text:p>
      <text:p text:style-name="P1"><text:span text:style-name="T1"><text:tab/><text:tab/>&lt;/sequence&gt;</text:span></text:p>
      <text:p text:style-name="P1"><text:span text:style-name="T1"><text:tab/><text:tab/>&lt;sequence taxon='A1' totalcount='2'&gt;</text:span></text:p>
      <text:p text:style-name="P1"><text:span text:style-name="T1">1,1,1,0,0,1,1,0,1,1,0,0,1,0,0,1,0,0,1,0,1,1,0,1,1,0,1,0,1,0,1,0,1,0,0,0,0,1,0,1,1,0,1,1,0,0,1,0,0,1,0,0,1,1,1,1,1,0,1,1,1,0,1,0,0,1,1,0,0,1,0,0,1,0,1,0,0,0,1,1,1,1,0,0,0,0,1,1,0,0,0,1,0,1,0,0,0,0,1,1,1,0,0,1,0,0,0,1,0,0,0,1,0,1,0,1,1,0,1,1,0,1,1,0,1,1,1,0,0,0,0,1,1,1,0,1,0,1,0,1,1,1,1,1,1,0,0,0,1,0,1,0,0,0,0,1,0,1,1,0,1,0,0,1,0,0,1,0,0,1,1,0,1,0,0,1,0,0,1,0,1,1,0,1,1,1,1,0,0,1,1,0,0,1,0,1,0,1,1,1,0,0,1,0,0,1,1,1,1,1,0,0,1,0,0,1,1,1,1,1,0,1,1,0,0,0,1,0,0,1,1,1,1,1,0,1,0,1,0,0,1,1,1,1,0,0,0,0,1,1,1,1,0,1,1,1,0,1,0,0,0,0,1,0,1,0,0,0,1,0,1,1,1,0,0,1,1,0,1,0,1,0,1,0,0,0,0,1,0,1,0,0,0,0,0,1,1,0,0,0,0,0,1,1,0,0,1,0,0,0,0,0,0,1,0,0,1,0,1,1,0,1,0,1,0,1,0,0,0,0,0,0,0,0,0,0,1,1,0,1,0,0,1,1,1,1,0,1,0,0,0,0,1,1,1,0,1,1,0,0,0,0,0,0,0,1,0,1,0,1,1,0,0,0,1,1,1,0,0,0,1,1,1,0,1,1,0,1,1,0,1,0,0,1,0,0,1,1,1,1,1,1,0,0,1,0,1,0,1,1,1,0,1,0,0,0,0,1,1,0,1,1,0,0,1,0,0,1,0,1,1,1,1,1,0,0,1,0,0,0,1,1,1,1,1,1,0,0,1,1,1,0,0,1,1,0,0,1,1,0,0,1,0,0,1,1,1,1,1,0,1,1,1,0,1,1,0,1,1,1,1,0,1,0,0,0,1,0,1,0,1,1,1,0,0,1,1,1,0,1,0,0,1,1,1,0,1,0,1,1,1,1,1,1,0,0,1,0,1,1,0,1,1,1,1,0,0,1,1,1,0,0,1,1,0,1,0,0,0,1,1,0,1,0,0,1,1,0,1,1,0,0,1,0,0,0,0,0,0,0,0,0,0,1,1,0,1,1,0,0,1,1,1,1,0,1,0,1,0,1,0,0,0,0,1,0,1,0,0,0,0,0,1,1,1,0,1,0,1,1,0,0,0,1,1,1,1,0,0,1,1,0,1,0,1,0,0,0,1,1,1,1,0,0,1,1,1,0,1,0,1,1,1,1,0,0,0,1,1,1,1,0,0,0,0,1,1,0,0,1,0,0,0,1,0,0,1,1,0,0,0,0,1,1,0,1,1,1,0,1,0,0,1,1,0,0,1,0,1,1,0,0,0,0,1,0,1,0,1,1,1,1,1,1,1,0,1,1,0,1,1,1,1,0,1,0,1,0,1,0,1,1,1,0,1,0,0,1,1,0,0,1,1,1,1,1,1,1,0,0,1,0,1,1,1,0,0,1,1,1,1,1,1,1,1,0,1,0,1,1,0,0,1,1,0,1,0,1,1,0,1,1,0,0,0,0,1,0,1,0,0,1,0,0,0,1,1,1,1,1,0,1,1,1,0,1,1,1,1,0,0,0,1,1,1,0,1,0,0,1,0,0,0,0,0,0,1,1,1,0,0,1,0,1,0,0,1,0,1,1,1,0,0,1,1,0,0,1,1,0,1,1,0,0,0,0,0,0,1,1,1,0,1,1,1,0,1,0,0,1,0,1,0,0,1,0,1,0,1,0,0,0,1,0,0,0,1,1,1,0,0,1,1,1,0,0,0,0,0,1,0,1,0,1,0,0,0,0,0,0,0,0,1,1,0,1,1,1,1,1,0,0,0,0,0,0,0,1,1,1,0,1,0,0,1,0,1,0,1,1,1,0,1,0,0,0,0,1,1,0,1,0,1,0,0,0,1,0,0,0,0,0,0,1,0,0,1,0,1,1,1,0,1,0,1,1,1,1,0,0,1,1,0,0,0,1,0,1,1,1,0,0,0,0,0,1,1,0,0,0,1,1,1,0,0,1,0,1,0,0,1,0,1,0,1,0,1,0,0,1,0,1,1,1,0,0,0,0,1,0,1,0,0,0,0,1,1,0,1,0,0,1,1,1,1,1,1,0,1,0,0,0,1,1,1,1,0,0,1,1,1,1,1,0,0,0,0,1,0,0,0,0,1,0,1,1,1,0,0,1,0,1,1,0,1,0,1,0,0,0,0,1,0,0,1,1,0,1,0,0,0,1,1,0,0,0,0,1,1,1,0,0,1,0,1,1,0,0,1,0,0,1,0,0,0,0,0,1,1,0,1,1,1,0,0,0,0,1,1,0,1,0,0,0,1,0,0,0,1,0,0,0,0,1,0,1,1,1,1,1,0,0,0,0,1,1,0,0,0,0,1,1,0,1,1,0,1,1,0,0,0,0,1,0,0,0,0,0,1,0,0,1,1,0,0,1,0,0,0,0,1,1,0,1,1,1,0,1,1,1,0,1,1,1,1,0,1,0,1,0,0,0,1,0,0,0,0,1,1,1,1,0,0,1,0,1,1,1,0,0,1,1,1,1,1,0,0,0,0,1,1,1,0,0,0,0,1,1,0,0,1,1,1,0,0,0,1,0,0,0,0,0,0,0,0,0,1,1,1,0,1,1,0,1,1,0,1,0,1,0,0,1,0,0,1,1,1,0,0,1,0,0,1,0,1,0,1,1,0,1,0,1,0,1,0,1,0,1,1,0,0,0,0,0,0,1,1,0,0,1,1,1,0,1,1,1,1,0,0,0,0,1,1,0,0,1,1,1,1,0,0,0,0,0,0,1,0,0,1,1,0,1,0,1,1,0,1,1,0,0,1,1,1,0,1,1,0,0,0,0,0,1,0,1,0,0,0,0,1,1,0,1,1,1,1,0,0,0,1,0,1,1,0,1,0,0,1,0,0,1,1,1,1,0,1,1,0,0,0,0,0,0,1,0,0,0,1,1,0,1,0,1,1,1,0,1,0,0,1,1,0,0,0,0,0,0,1,1,1,0,0,0,0,0,0,1,1,0,1,1,0,0,0,0,0,0,1,1,0,0,0,1,0,0,1,0,0,0,0,1,0,1,1,0,1,0,0,0,1,1,1,0,1,1,1,0,1,1,0,1,1,1,0,1,1,1,1,1,1,0,0,0,1,1,1,1,1,1,1,0,0,0,1,0,1,1,0,0,0,1,0,1,1,1,0,1,1,1,1,0,0,1,1,1,0,1,1,0,1,1,0,0,0,0,1,1,1,1,0,0,0,0,1,0,0,0,1,1,1,0,1,1,0,1,0,0,1,0,0,1,0,1,0,0,1,0,0,1,1,0,1,1,0,0,1,1,1,1,0,0,1,1,0,1,0,0,1,0,0,1,0,1,1,1,0,0,0,0,1,1,0,0,1,0,0,1,0,1,0,0,1,0,1,0,0,1,1,0,1,1,0,1,1,0,1,0,1,1,0,0,1,0,0,0,0,0,0,0,1,0,1,1,1,1,1,0,1,1,0,1,1,1,0,1,0,1,0,0,0,0,1,0,1,0,1,0,0,1,1,0,1,0,1,1,0,0,1,1,1,1,0,1,0,0,0,0,0,0,1,1,0,1,1,0,0,0,0,1,1,0,1,0,0,1,1,0,0,0,1,0,1,1,0,0,0,1,0,1,1,0,0,1,1,1,1,1,1,0,1,1,0,0,1,0,1,0,1,1,0,0,0,0,0,1,1,0,0,0,0,0,1,1,0,1,1,0,1,1,1,1,0,0,0,1,0,1,0,0,1,0,0,1,0,0,0,0,0,0,0,1,1,0,1,1,0,1,1,0,0,0,0,1,1,1,1,1,1,0,0,0,0,1,1,1,0,1,1,1,1,0,0,0,1,0,0,1,0,1,0,1,1,0,0,0,0,0,1,1,1,1,1,1,1,1,0,0,1,1,0,1,1,0,1,1,0,1,0,0,0,1,0,1,0,0,1,1,1,0,0,0,0,0,1,1,1,1,0,0,0,0,1,0,0,0,1,0,1,1,0,1,0,1,1,0,1,0,0,0,1,1,1,0,1,0,0,0,0,1,0,0,1,0,1,0,0,0,1,1,0,0,0,1,0,1,1,1,1,0,1,0,1,1,0,0,1,0,1,1,1,1,1,0,0,1,0,0,1,0,0,1,1,0,0,0,0,1,0,0,0,0,1,0,1,0,1,1,1,0,1,1,0,0,1,0,1,1,0,1,1,1,1,0,0,0,0,1,1,1,0,1,1,1,0,0,0,1,0,0,0,0,0,1,1,1,1,0,1,0,1,0,1,0,0,1,0,1,1,0,0,0,1,1,0,1,0,0,1,1,1,1,1,1,0,0,0,1,0,1,0,1,1,1,0,0,1,0,0,1,0,0,1,1,0,0,1,1,0,1,1,1,1,1,1,0,1,1,0,0,1,1,1,0,1,1,0,1,1,0,1,0,1,1,1,1,0,1,1,0,0,0,0,1,1,0,0,0,0,0,0,0,0,1,1,0,1,1,0,0,0,1,1,0,1,1,1,1,1,0,0,0,0,0,1,0,0,1,0,1,0,0,0,0,1,0,1,0,1,1,1,1,0,1,0,1,0,0,0,1,1,1,1,0,0,1,1,1,1,1,0,0,0,0,1,1,1,1,1,0,0,0,1,0,0,0,0,0,0,1,0,1,1,1,0,0,0,1,0,0,1,1,0,1,1,0,1,0,0,0,1,0,0,1,1,1,0,0,1,1,0,1,1,0,1,1,1,0,1,0,1,0,0,1,0,0,1,0,0,1,0,1,1,0,1,1,1,1,1,0,0,0,0,0,0,0,0,1,0,0,0,0,1,1,0,0,0,1,1,0,1,0,1,1,1,1,0,0,1,1,0,0,0,0,1,0,0,1,1,0,0,0,1,1,0,0,0,1,0,0,0,0,0,0,0,0,1,1,1,0,0,0,1,1,1,1,1,0,0,0,1,0,0,0,0,1,1,1,1,0,0,1,0,1,1,0,0,0,0,1,0,0,1,1,1,0,0,0,0,1,1,1,0,1,1,0,0,0,1,1,1,1,1,1,0,1,0,0,1,1,1,0,1,1,1,0,1,0,0,1,0,0,0,1,1,0,0,1,1,1,1,1,0,1,1,1,1,0,1,0,1,1,1,0,1,1,0,1,1,1,1,1,0,1,0,1,0,0,1,1,1,0,0,0,1,1,0,1,0,1,1,0,1,1,1,1,1,0,0,0,0,0,1,0,0,1,1,1,0,0,1,1,0,0,0,1,1,1,1,1,0,1,1,1,0,1,0,0,1,1,1,1,1,0,0,1,0,1,1,1,0,0,0,0,0,0,0,1,0,1,1,0,1,1,1,1,0,1,1,0,1,0,1,1,1,1,1,0,1,1,1,0,1,1,0,0,1,1,1,0,1,1,0,1,0,0,0,1,0,1,0,0,0,0,1,1,1,0,1,1,0,1,1,0,0,1,0,1,0,1,1,0,0,1,1,0,0,0,0,0,0,0,0,0,0,1,1,0,0,0,1,1,0,0,1,1,0,1,1,1,1,1,1,1,0,0,1,1,1,0,1,0,1,0,1,0,0,0,0,0,0,1,1,1,0,0,1,1,0,1,1,1,0,1,1,0,0,1,0,1,1,0,0,1,1,1,1,0,1,0,1,1,1,0,1,1,0,1,0,1,0,1,0,1,1,0,0,1,1,1,0,1,1,1,0,0,0,0,0,1,1,1,0,1,0,1,1,1,0,0,0,0,1,0,0,1,0,1,0,0,1,1,1,1,1,0,1,0,0,1,0,0,1,0,1,1,0,0,1,1,0,1,1,0,0,0,1,0,1,0,0,0,0,0,0,1,0,0,0,0,1,1,1,1,1,1,0,1,1,1,0,1,0,0,1,0,0,1,0,0,1,0,0,1,1,1,1,0,1,1,1,0,0,1,1,1,1,1,1,1,0,1,0,0,1,0,0,0,1,0,1,0,1,1,1,1,1,1,1,1,1,0,1,0,0,0,0,1,0,0,0,1,0,0,0,0,1,1,1,1,1,0,0,0,0,1,1,1,0,0,0,0,0,0,0,0,0,1,1,1,1,1,0,1,0,0,0,1,0,1,1,0,1,0,1,0,1,1,1,1,0,0,1,1,1,1,1,1,0,0,1,1,0,1,1,1,0,0,0,0,0,0,0,1,1,1,1,1,1,0,0,0,1,0,0,1,1,0,1,0,1,0,0,1,1,0,1,0,0,0,1,1,1,1,0,0,1,0,1,1,1,0,0,0,1,0,0,1,0,0,1,0,0,1,0,1,1,0,1,1,1,0,0,0,0,0,0,0,0,0,0,0,1,1,1,0,0,1,1,0,1,1,0,1,0,0,0,1,1,0,1,0,1,1,1,1,0,0,0,0,0,1,0,0,0,1,1,0,1,1,1,0,0,0,0,1,1,0,1,1,1,1,1,0,0,0,0,1,0,0,0,0,1,1,1,1,1,1,0,1,0,0,1,0,1,1,1,0,1,0,1,1,1,0,0,1,0,0,0,0,1,0,0,0,0,1,0,0,0,0,1,1,0,0,1,0,1,1,1,1,1,0,0,0,0,0,1,0,0,0,1,0,1,1,1,1,1,0,0,1,1,0,1,1,0,0,0,0,1,1,0,0,1,0,1,0,0,1,0,1,0,1,0,1,1,1,0,0,0,0,1,0,0,0,0,0,1,0,1,1,1,1,1,0,1,1,1,1,1,0,0,0,0,1,1,1,0,1,0,1,1,1,0,0,0,0,0,0,1,1,0,1,0,0,1,1,0,0,1,0,1,1,0,0,1,0,1,0,0,0,0,0,0,0,1,1,1,0,1,1,1,0,1,1,0,0,0,1,0,0,1,1,1,1,1,0,1,1,0,1,0,1,1,0,1,1,0,0,0,1,0,1,1,1,1,1,1,1,0,1,1,1,1,1,0,0,0,1,1,0,1,0,0,1,0,1,1,1,1,1,1,0,0,0,0,1,0,0,1,0,1,1,1,1,0,1,1,0,0,0,1,0,1,0,1,1,1,0,0,0,1,1,1,0,1,1,0,1,0,1,1,0,0,0,0,0,0,0,1,0,1,1,0,1,1,0,1,0,1,0,0,1,1,1,1,0,1,0,0,0,0,1,1,0,0,0,0,1,1,0,1,1,1,0,1,1,1,1,0,0,1,0,0,1,1,0,1,1,0,0,0,1,1,1,0,1,0,1,0,0,0,1,0,0,1,0,1,1,1,1,0,0,0,0,1,1,1,1,0,0,0,1,1,0,1,0,0,0,1,1,0,1,0,1,1,1,1,0,1,1,0,1,1,0,0,0,0,1,0,1,1,0,0,1,0,0,0,1,1,0,0,0,1,1,0,1,1,0,0,0,1,1,0,0,0,0,0,0,1,0,1,0,1,0,0,1,1,1,1,1,1,0,0,0,1,0,1,1,0,1,0,1,0,1,1,1,1,1,1,1,0,0,1,1,1,1,0,1,0,0,1,1,0,0,0,0,1,0,0,1,0,1,1,1,1,0,1,1,0,1,1,1,1,0,1,0,1,0,1,1,0,1,0,1,1,1,0,1,0,0,0,0,1,0,0,1,1,1,0,0,0,1,1,1,1,0,0,0,0,1,0,0,0,1,1,0,0,1,1,1,0,1,0,1,0,1,1,1,0,1,1,0,1,0,0,0,1,1,0,1,0,1,1,1,1,1,0,1,1,0,0,1,0,0,0,0,0,1,0,0,1,1,0,0,0,1,0,0,0,1,0,1,0,0,0,1,1,0,1,1,1,0,1,0,0,1,0,0,0,1,0,1,1,0,1,0,1,1,0,1,1,0,1,1,1,0,0,0,1,0,0,0,0,0,0,0,1,1,0,0,0,0,1,0,1,0,1,1,1,1,1,1,0,1,1,1,1,1,0,1,1,1,0,0,0,1,1,0,1,1,1,0,1,1,1,1,0,1,0,0,0,1,1,1,0,1,0,0,0,0,0,0,0,1,1,1,1,0,1,1,1,1,0,1,1,0,1,1,0,0,0,0,0,0,0,0,1,1,0,0,1,1,1,0,1,0,0,0,1,1,0,0,1,0,0,1,1,1,1,0,0,1,1,0,0,1,1,1,0,1,0,0,1,1,1,1,1,0,1,1,1,0,1,0,0,0,1,0,0,0,0,0,1,1,0,0,1,1,0,0,1,1,0,0,0,0,0,0,0,1,0,1,1,1,0,1,1,0,1,0,0,1,1,0,0,1,0,1,0,0,0,1,0,0,0,0,0,0,1,1,0,1,1,1,0,0,1,0,1,1,1,1,0,1,0,1,1,1,1,1,0,1,1,1,0,1,1,1,1,1,0,1,0,1,0,1,1,1,0,1,0,0,0,0,0,1,1,0,0,1,1,0,1,0,0,1,0,0,0,0,0,1,0,0,0,1,1,1,0,1,1,0,1,1,0,1,0,1,1,1,0,0,0,0,0,0,0,0,1,1,1,1,0,1,1,1,1,1,0,0,1,1,1,0,0,1,1,1,1,1,0,0,1,0,0,1,1,1,0,0,1,1,1,1,0,1,1,1,1,0,0,1,1,1,0,0,1,1,1,1,1,0,1,1,0,1,0,0,1,0,0,1,1,0,1,1,1,1,1,0,1,0,0,1,0,1,1,1,0,1,1,1,1,0,1,1,0,0,0,0,0,1,1,0,0,0,0,1,1,1,1,0,1,1,1,0,1,1,1,0,0,1,1,0,0,1,1,1,0,1,0,1,0,0,1,0,0,0,1,1,1,1,1,0,1,1,0,1,0,0,0,1,0,1,0,1,1,1,1,1,1,0,0,1,1,1,0,1,1,1,0,0,1,1,0,1,0,0,1,0,0,0,0,0,0,1,1,0,0,1,1,1,0,0,1,0,0,1,1,1,1,0,1,1,1,1,0,1,0,0,1,0,0,0,0,1,1,0,0,0,0,0,1,0,1,0,1,1,1,0,0,1,0,0,1,1,0,1,0,0,0,0,1,0,0,0,0,0,0,0,1,1,0,0,1,0,0,1,1,0,0,0,1,0,1,0,1,0,0,1,0,0,0,1,0,1,1,0,0,0,1,1,1,0,0,0,0,1,0,1,1,0,1,0,1,0,0,1,0,0,1,0,1,0,1,1,0,1,0,1,1,1,1,1,1,0,1,0,0,0,0,0,1,0,1,1,1,0,1,0,1,1,0,1,1,0,1,1,1,0,0,0,1,1,1,0,1,1,0,1,1,1,1,0,0,1,0,0,0,1,0,0,1,0,0,0,0,0,0,0,0,1,0,0,1,0,0,0,0,1,1,0,0,1,1,0,1,1,0,1,0,0,0,0,0,1,0,1,0,0,0,1,0,0,0,1,1,1,0,1,1,0,1,0,1,1,0,1,0,1,0,0,0,1,0,1,1,0,0,0,0,1,1,1,0,0,0,1,0,0,1,0,0,1,0,0,1,0,0,0,0,1,1,1,1,1,0,1,0,0,1,1,0,1,0,1,0,0,1,1,0,1,1,0,0,0,1,0,0,1,1,0,1,0,0,0,0,0,1,1,0,0,1,0,0,1,1,1,1,0,1,0,1,1,0,1,1,0,1,1,0,0,1,1,1,1,1,0,1,1,0,0,1,1,1,1,1,1,1,1,1,0,1,1,1,0,0,1,0,1,1,1,1,1,0,0,0,1,1,0,0,0,1,1,1,0,1,1,1,1,1,0,1,1,0,0,0,1,1,1,0,0,1,0,0,1,0,0,0,0,0,0,0,1,0,0,0,1,1,0,1,1,1,0,1,0,1,1,1,0,1,0,1,0,1,0,0,0,1,0,0,0,0,1,1,1,0,1,1,0,1,0,1,0,1,0,0,1,1,1,0,1,1,0,0,0,0,1,0,1,0,1,0,1,1,0,1,0,1,1,0,0,0,0,0,1,0,0,0,0,1,0,1,1,0,1,0,0,1,0,0,1,1,1,0,0,1,1,1,0,1,1,0,1,1,1,0,0,0,0,1,1,0,0,0,0,0,0,1,0,0,0,0,0,0,1,0,0,1,1,1,0,0,0,1,0,0,1,0,0,0,1,1,0,0,0,0,1,1,0,1,0,0,1,1,0,1,0,0,0,0,1,0,0,0,1,1,1,0,0,1,0,0,0,0,0,0,0,0,1,0,1,0,1,0,1,0,1,1,1,0,1,0,0,1,0,1,0,0,1,1,1,1,0,1,1,1,0,1,1,1,0,1,1,0,1,0,1,0,1,1,1,1,0,0,1,1,1,1,0,0,0,0,1,0,0,0,0,1,0,1,1,1,0,1,0,1,0,0,0,1,0,1,0,0,1,0,1,0,0,0,1,0,0,0,1,1,0,0,1,0,1,1,1,0,1,0,0,1,0,0,1,1,1,1,1,1,1,0,0,1,1,0,0,1,0,0,1,1,1,0,0,1,1,0,1,0,0,0,1,1,1,0,0,1,1,1,0,1,0,0,1,1,0,0,1,1,1,1,0,1,0,0,0,1,1,0,1,1,1,1,1,0,0,1,1,1,1,0,0,1,1,0,1,1,0,0,1,1,0,1,0,1,0,1,0,1,0,1,1,0,0,1,1,1,0,0,0,1,1,0,1,0,1,0,0,1,1,0,0,1,0,1,1,1,0,0,0,1,0,0,1,0,0,1,0,1,1,0,1,1,1,1,1,0,0,0,1,1,0,0,1,1,1,0,0,1,1,1,1,1,1,1,1,1,1,1,0,1,0,1,0,0,1,1,1,1,1,0,0,1,0,1,1,1,0,1,0,1,0,0,0,0,0,0,1,1,1,0,1,0,1,0,0,0,1,1,0,1,1,0,0,0,0,1,1,0,1,0,1,0,0,1,0,0,1,1,1,0,0,1,0,1,0,1,1,0,1,0,0,0,0,1,0,0,1,0,0,0,0,0,0,0,0,0,0,0,0,1,1,0,1,0,1,1,0,1,1,0,1,1,1,0,1,1,0,0,1,0,1,1,0,1,0,1,0,0,0,0,0,0,0,1,0,0,0,1,0,0,1,0,1,1,1,1,1,0,1,1,1,1,0,1,0,1,0,0,1,1,1,0,0,1,0,1,1,0,1,0,1,1,0,1,0,0,0,0,1,0,1,1,1,1,1,1,1,1,1,0,0,1,0,0,1,1,0,0,0,1,1,0,1,0,1,1,0,0,0,0,1,0,0,1,1,1,0,1,0,1,0,1,0,0,0,0,0,0,0,1,0,0,0,1,0,1,1,0,0,1,1,1,0,1,1,0,1,0,0,0,0,1,0,0,0,0,1,1,1,0,1,1,1,0,0,0,1,0,1,1,0,0,1,1,1,1,1,0,1,1,1,0,1,1,0,1,0,0,1,0,0,1,1,1,1,1,0,1,0,0,0,0,1,0,0,1,0,1,1,1,1,0,0,0,1,0,1,1,1,0,1,1,0,1,1,1,1,1,0,1,1,1,0,1,1,0,1,1,0,0,1,1,1,0,0,1,0,1,1,0,1,1,0,0,0,0,0,1,0,1,1,1,1,1,0,0,0,1,0,0,1,0,0,1,1,1,1,0,1,1,0,0,0,1,1,1,1,0,1,0,0,1,0,0,0,0,0,1,1,0,1,1,1,0,0,0,0,0,1,0,0,1,0,0,0,1,1,1,1,1,1,0,0,0,0,1,1,1,0,1,1,0,0,1,1,0,1,1,0,0,0,1,1,1,1,0,1,1,0,1,1,1,1,0,0,0,1,1,1,1,1,1,0,1,0,0,0,1,0,0,0,0,1,0,0,0,0,1,0,0,0,0,0,0,1,0,1,0,1,1,0,0,0,1,0,0,0,0,0,0,1,0,0,0,0,0,0,1,0,1,0,0,0,0,1,0,1,1,1,0,0,1,0,0,1,0,1,1,1,0,1,0,1,1,1,1,1,0,0,0,1,1,1,1,0,1,0,0,1,1,1,0,1,1,0,1,0,0,0,1,0,1,1,1,1,1,1,0,0,0,0,0,0,0,1,0,0,1,1,0,1,1,1,0,1,1,0,0,0,1,0,0,0,1,0,0,0,1,1,1,1,1,1,0,0,1,1,0,1,1,1,0,0,0,1,0,1,1,1,1,0,1,1,1,0,1,1,0,1,1,0,1,1,0,0,1,1,0,1,0,0,0,0,1,0,0,1,0,0,1,1,0,0,0,1,0,0,1,1,0,1,1,1,0,1,1,0,0,1,0,1,1,0,0,1,0,0,1,0,1,1,1,0,1,1,0,0,1,1,0,0,1,1,0,0,0,0,0,1,1,1,0,0,0,0,0,1,0,1,0,0,0,0,1,0,0,1,0,1,0,0,0,0,0,1,1,0,1,0,0,1,1,0,1,0,1,0,0,0,0,1,0,1,1,1,1,0,1,0,0,1,1,1,0,0,1,1,0,0,1,0,0,1,1,1,1,0,0,1,0,0,0,1,1,0,1,1,1,0,0,0,1,1,1,0,0,1,1,1,0,0,0,0,1,1,0,0,1,0,1,1,1,1,1,1,1,1,1,1,0,1,0,1,0,1,0,0,0,1,0,1,0,1,1,1,0,1,1,0,1,0,0,0,0,1,0,1,0,1,1,0,1,0,0,1,0,1,0,0,1,0,1,1,1,0,1,1,0,1,0,0,1,0,1,0,1,1,1,1,1,0,0,0,0,0,1,0,0,1,1,1,0,1,0,1,1,0,1,0,0,1,0,1,0,1,1,0,0,0,1,0,0,1,1,0,0,1,1,1,1,0,1,1,0,1,0,1,0,0,1,0,1,0,0,0,0,0,1,0,0,0,0,1,0,1,0,1,1,1,0,1,1,0,0,1,1,0,1,1,1,0,1,0,0,1,0,1,0,0,1,1,1,0,0,1,1,0,1,1,1,1,1,0,1,0,1,0,0,0,1,1,0,1,1,1,1,0,0,0,1,1,1,0,1,0,0,1,1,1,0,1,1,0,0,1,1,1,1,1,1,1,0,1,0,1,1,1,0,1,0,0,1,0,1,1,0,1,1,0,0,1,1,0,1,1,1,1,1,1,1,1,0,1,1,1,1,0,1,0,0,0,1,0,0,0,1,1,0,0,0,0,1,0,0,0,0,1,0,0,1,1,1,0,1,0,0,1,0,0,1,0,1,1,0,0,1,0,1,0,1,1,1,0,1,1,1,0,1,1,1,0,1,1,1,0,0,1,1,1,1,1,0,1,1,1,1,1,1,1,0,0,1,0,0,0,1,1,1,1,1,0,0,0,1,0,1,0,0,1,0,1,1,0,1,1,0,1,1,0,0,1,1,0,0,1,0,1,0,0,0,1,1,1,0,0,1,0,1,0,1,0,0,0,1,0,0,1,0,1,0,1,1,0,0,0,0,1,0,0,0,1,0,0,1,1,0,0,1,0,0,0,0,0,1,0,0,1,1,1,1,0,0,1,1,1,1,1,1,0,0,0,1,0,1,0,1,1,1,0,0,0,0,0,0,0,1,0,1,1,1,0,1,0,0,1,1,0,1,0,1,1,1,0,0,1,0,0,1,1,1,1,1,0,1,0,1,1,1,0,0,0,1,0,0,1,0,1,0,0,1,0,1,0,1,1,0,1,0,1,1,0,0,1,0,0,0,1,0,0,0,1,0,1,0,1,1,1,1,0,0,0,1,0,0,1,0,1,0,0,0,1,1,0,1,0,0,1,1,0,0,0,1,0,1,1,0,0,0,1,1,1,0,0,1,0,0,1,0,0,0,1,0,0,1,0,0,1,0,1,0,1,0,0,1,0,0,0,0,1,1,1,1,1,1,0,1,1,1,1,1,1,0,0,0,1,0,1,1,0,0,0,1,0,0,0,0,1,0,1,0,1,0,1,0,1,1,0,1,1,1,0,1,0,0,1,0,0,1,0,1,0,1,1,1,1,0,0,1,1,1,1,0,1,0,0,0,1,0,0,1,0,1,1,0,1,0,0,1,0,1,0,1,1,0,0,1,1,1,1,1,0,1,0,0,0,1,0,0,0,1,0,0,0,1,1,1,1,1,0,1,1,0,0,1,0,1,1,0,0,1,0,0,1,1,1,1,0,1,0,1,0,0,0,0,0,1,1,1,0,0,1,0,1,0,0,0,1,1,1,1,1,0,1,0,1,0,0,0,1,1,0,0,0,1,0,0,0,0,1,1,0,0,0,1,0,1,0,1,0,0,0,0,1,1,0,0,1,0,1,1,0,1,0,0,0,0,0,0,0,0,0,1,0,1,1,1,0,0,0,1,1,0,0,1,0,0,1,0,0,0,1,1,1,1,1,0,1,1,1,1,1,0,1,0,0,1,0,1,1,1,0,0,1,0,0,0,1,0,0,0,0,1,1,1,0,1,0,1,1,1,0,1,1,1,1,1,1,0,1,0,1,1,1,1,1,0,0,0,0,1,0,1,1,0,0,1,1,1,1,0,1,1,1,1,0,0,0,0,1,1,0,1,1,1,0,0,1,0,0,1,0,0,0,1,1,1,1,1,0,1,0,1,0,1,0,1,1,0,1,0,0,1,1,1,0,1,1,0,0,0,1,1,0,1,0,0,0,1,0,0,1,1,1,0,0,0,1,0,1,0,0,1,0,0,0,0,0,0,1,0,0,0,0,1,1,0,1,1,0,0,1,0,0,1,1,1,1,1,0,0,1,0,1,1,0,0,1,1,0,1,1,1,0,1,1,1,1,1,1,0,1,0,0,0,1,1,0,1,1,0,0,0,1,0,1,1,0,1,0,1,0,1,1,1,1,0,0,1,1,1,0,1,1,0,0,0,1,1,1,0,1,0,0,1,1,1,1,0,0,0,0,1,1,1,0,0,1,0,0,1,1,1,0,1,0,0,1,1,0,0,0,1,0,0,1,1,0,0,1,0,1,0,0,0,1,0,1,0,0,1,1,0,0,1,1,0,1,0,0,1,0,1,0,0,1,0,0,0,1,0,1,0,1,0,1,0,1,1,1,1,0,0,1,0,0,1,1,1,0,1,1,1,0,1,0,0,0,1,1,0,0,0,1,0,1,1,0,0,0,1,0,1,1,1,0,0,1,1,1,1,0,1,0,0,0,0,1,0,0,1,1,0,1,0,1,1,1,1,1,0,1,1,1,0,1,0,0,0,1,0,0,0,0,0,0,0,0,0,0,0,0,1,1,1,0,0,1,0,1,1,0,0,1,1,0,1,1,0,0,0,0,1,0,0,0,0,0,1,0,0,1,0,0,1,0,1,1,1,0,0,0,0,0,1,0,0,0,0,0,0,0,0,1,0,1,0,0,0,1,0,0,0,1,1,0,1,1,1,1,1,1,0,1,0,1,0,0,0,1,0,1,0,0,1,1,0,0,0,1,0,1,0,1,0,0,0,0,0,1,1,0,0,0,0,0,1,0,1,1,0,0,0,1,0,1,1,1,0,1,1,0,1,0,0,0,1,1,0,1,1,0,0,0,0,0,0,1,1,0,1,0,0,0,0,0,1,1,1,1,0,1,1,1,1,0,1,1,1,1,1,1,1,0,1,1,1,0,1,1,0,1,0,1,0,1,1,0,0,1,0,1,1,0,0,1,0,0,0,1,1,1,1,0,0,0,0,1,0,0,1,1,0,1,0,1,1,1,1,1,1,1,0,1,1,0,1,1,1,0,0,1,0,0,0,0,1,0,0,0,0,0,1,0,1,1,1,0,0,0,0,0,0,1,0,1,0,1,0,0,0,0,1,0,0,0,0,1,1,1,0,1,0,0,0,0,1,0,1,1,1,1,1,0,0,1,0,0,0,1,1,1,0,1,0,0,0,1,0,1,0,1,0,0,1,0,0,1,0,0,1,1,0,0,1,1,0,0,1,0,0,0,0,1,0,0,1,1,0,0,0,0,1,0,1,0,0,0,1,1,0,1,0,0,1,0,1,1,0,0,0,1,1,1,0,1,1,0,1,0,0,1,0,1,0,0,1,1,1,1,0,1,0,0,1,1,1,0,1,1,1,0,0,0,0,1,0,0,0,0,0,1,0,1,1,1,1,1,1,0,1,1,0,0,0,1,1,0,1,0,0,0,1,1,0,1,1,0,1,0,1,0,1,1,0,0,0,0,0,0,1,1,0,0,1,0,1,1,0,1,1,1,0,1,0,0,0,0,1,0,1,1,1,0,0,1,0,1,1,1,1,1,1,1,1,1,0,0,1,0,0,0,1,1,1,1,1,1,0,1,1,0,0,0,0,0,0,0,0,1,0,0,1,1,0,0,1,1,1,1,0,0,1,1,1,1,1,0,0,1,0,0,0,1,1,1,0,1,0,1,1,0,1,1,1,0,1,1,1,1,1,1,1,1,1,1,1,1,1,1,1,1,0,0,1,0,1,0,0,0,1,1,1,0,1,0,1,0,0,1,1,0,1,0,0,0,0,0,1,0,1,0,1,0,0,0,0,0,0,1,1,0,1,0,0,0,0,0,0,1,0,1,1,1,1,0,1,0,0,0,0,0,1,1,1,1,1,0,0,0,0,1,0,0,1,0,0,1,1,1,0,0,1,1,0,1,0,1,1,1,1,1,0,0,1,1,1,1,1,1,1,0,0,0,1,1,0,1,1,1,1,0,0,1,0,1,0,1,0,0,1,1,1,0,0,0,0,0,1,1,0,0,1,0,1,1,1,1,1,1,0,0,0,1,1,1,0,1,1,1,0,0,1,1,0,1,1,1,0,0,0,0,0,1,1,1,0,1,0,0,0,1,0,1,0,1,1,0,0,0,0,1,0,0,1,0,1,1,1,1,0,1,0,1,0,1,0,1,0,0,1,1,0,0,0,1,0,0,0,1,0,0,0,1,1,0,0,0,0,1,0,0,1,1,0,1,0,0,1,0,0,0,0,1,1,1,0,1,1,0,0,1,1,0,1,0,1,0,0,1,0,0,0,0,1,0,1,0,1,0,0,0,1,0,0,0,1,1,1,0,1,0,1,1,1,0,0,1,1,1,1,0,1,0,1,1,1,0,1,1,0,0,1,1,0,0,1,1,0,0,1,0,1,1,1,0,1,1,0,1,0,0,1,1,0,0,0,0,0,1,1,1,1,1,1,1,1,1,1,0,1,1,0,1,0,1,1,1,1,0,1,1,1,0,0,0,0,0,0,0,0,1,1,0,0,0,1,0,0,0,1,0,0,0,0,0,1,1,0,0,0,1,1,1,0,1,1,1,1,1,0,0,0,1,1,0,0,0,0,1,1,0,1,1,1,1,1,0,0,0,1,0,0,1,1,1,1,0,1,0,1,0,1,0,0,0,1,1,1,0,0,0,1,0,0,0,1,0,0,0,1,1,1,0,0,1,0,0,1,0,1,1,0,1,1,1,1,1,1,0,0,1,0,0,1,0,0,1,1,0,1,1,1,1,1,1,1,0,0,0,1,1,1,0,1,0,1,1,0,0,0,1,1,0,1,1,0,0,0,0,0,0,1,1,1,1,0,1,1,1,1,0,0,0,0,1,1,1,0,0,0,1,1,1,0,0,0,1,0,1,0,0,1,0,1,0,1,1,1,0,1,1,0,1,0,0,0,0,1,0,1,1,0,1,1,0,0,1,0,1,1,1,1,1,0,0,1,1,0,0,0,0,1,0,0,0,0,1,0,0,1,1,0,1,0,1,0,1,1,1,1,0,1,1,0,0,1,0,0,1,0,1,1,0,1,0,0,1,0,1,1,0,1,0,1,0,1,1,0,1,1,1,1,0,1,1,1,1,0,1,1,0,1,0,0,0,1,1,1,0,0,0,1,0,1,0,0,1,0,1,1,0,1,1,1,1,1,0,0,1,0,0,1,0,1,1,0,0,0,1,1,0,1,0,1,1,1,1,0,0,0,1,0,1,1,0,1,0,0,1,0,0,0,1,0,1,1,1,0,0,1,1,1,0,0,1,0,0,1,1,0,1,1,0,1,1,0,0,0,0,0,0,1,0,1,1,1,1,1,1,0,0,0,0,0,0,1,1,0,0,1,0,1,0,1,0,0,0,0,0,0,1,0,0,1,1,0,0,0,0,0,0,0,1,1,0,0,1,0,1,0,1,1,0,0,1,0,0,0,1,1,1,1,1,1,0,0,1,0,0,0,1,1,1,0,0,0,1,0,1,0,1,0,0,1,1,0,0,1,0,0,0,0,0,1,1,1,0,0,0,1,1,1,0,0,1,1,1,1,1,0,0,0,0,0,1,1,0,0,1,0,0,1,0,1,1,1,0,1,0,1,0,0,0,0,1,1,0,1,0,1,0,0,0,1,1,1,1,0,0,1,0,0,1,0,1,0,1,1,1,1,0,1,1,1,0,1,0,0,1,0,0,1,1,0,0,1,0,0,1,1,1,0,1,0,1,1,1,1,1,1,0,1,1,0,0,0,0,1,0,0,1,1,1,1,0,0,1,0,1,0,1,1,0,0,0,0,1,1,1,0,0,0,1,0,0,0,0,0,0,1,0,1,1,1,0,1,0,1,0,1,0,0,0,1,1,0,1,0,1,1,0,0,1,0,0,1,0,1,0,1,1,0,1,1,1,0,0,0,1,0,1,0,0,0,0,0,1,0,1,1,0,1,0,0,0,0,0,1,0,0,0,1,0,1,0,0,1,0,1,0,0,1,0,0,0,0,0,0,0,1,1,0,1,1,0,0,0,1,0,1,0,1,1,1,1,0,1,0,1,1,1,1,0,0,0,1,1,1,0,1,1,0,0,1,0,1,1,1,0,0,1,1,0,1,0,1,1,1,0,0,0,1,0,1,0,0,0,1,0,0,1,1,1,0,1,0,0,0,0,0,1,1,0,0,1,0,0,0,1,1,1,1,1,1,1,1,0,0,0,1,1,0,0,0,0,1,0,1,1,1,0,1,1,1,1,1,0,1,0,1,0,1,0,1,0,0,0,0,1,1,1,0,0,0,0,0,0,0,1,0,1,0,0,0,1,1,0,1,1,0,0,1,0,1,1,0,0,1,0,1,1,1,0,1,0,0,1,1,1,1,0,1,1,0,0,1,0,0,0,0,1,0,0,0,1,0,1,1,0,0,1,1,1,0,0,0,0,0,1,0,0,0,1,0,1,1,1,1,1,0,0,1,0,1,0,0,1,0,1,1,0,1,1,1,0,1,0,0,1,1,0,0,1,1,1,1,0,1,1,0,1,0,1,0,1,0,1,0,0,1,0,0,1,0,0,0,1,1,1,0,1,1,1,0,0,0,0,0,1,0,1,1,0,0,0,0,1,1,0,1,0,1,1,0,1,1,0,1,1,0,1,1,0,0,0,0,1,0,0,0,1,0,1,0,1,0,1,1,1,0,0,1,1,0,0,1,1,0,1,1,1,1,1,0,0,1,0,1,0,0,1,1,0,1,1,0,1,1,1,1,0,0,0,1,0,0,0,1,0,1,1,1,0,0,0,1,1,0,0,1,0,1,0,0,0,0,1,1,1,1,0,0,0,1,1,0,1,0,1,0,0,0,1,0,1,0,0,0,1,0,1,0,0,0,1,0,1,1,0,1,1,1,0,1,1,0,0,1,1,1,0,1,1,1,1,1,0,0,1,0,0,1,1,1,1,1,1,1,1,1,1,1,0,0,1,0,0,1,1,1,0,0,0,1,1,0,0,0,0,0,0,0,1,1,0,0,0,1,0,1,0,0,1,0,0,1,1,1,1,0,0,0,0,1,0,0,0,0,0,1,1,1,1,1,1,0,1,1,1,1,0,1,0,1,0,1,0,1,0,1,1,1,1,0,0,0,1,1,0,0,1,0,0,0,1,0,0,0,0,0,1,1,0,1,1,1,0,1,0,0,1,0,1,0,1,0,0,1,1,0,1,1,1,1,1,0,0,0,0,0,1,0,0,0,0,0,0,1,1,0,0,0,0,0,0,0,0,1,0,1,0,1,1,0,1,1,1,1,1,1,0,1,1,1,1,1,1,0,1,1,1,1,0,1,0,0,0,0,1,1,1,0,1,0,1,0,1,1,0,1,0,1,1,1,0,1,0,0,0,1,1,1,1,0,1,0,1,0,0,1,0,0,0,0,0,0,1,1,1,0,1,1,1,0,0,1,1,0,0,0,0,0,0,1,0,1,1,1,0,1,1,1,0,0,0,0,0,0,1,1,0,0,1,0,0,0,0,1,0,1,0,0,1,0,1,1,1,0,1,0,0,1,1,0,1,0,1,0,0,1,0,0,1,0,1,0,0,1,1,0,0,1,1,1,0,0,0,0,0,1,0,1,0,1,0,1,0,0,0,1,0,1,1,0,0,1,1,1,0,1,1,0,1,0,1,0,1,0,1,0,1,0,0,1,0,1,0,1,1,0,1,0,1,0,0,1,1,0,0,1,0,1,1,0,0,0,0,0,1,0,0,1,1,1,0,1,0,1,0,0,1,1,0,0,0,1,0,0,1,1,1,0,0,0,0,0,1,0,0,0,1,1,0,1,0,0,1,1,1,1,0,1,1,0,0,0,1,0,1,0,1,1,1,0,0,0,1,0,1,0,0,0,1,0,0,1,0,0,1,0,0,1,1,1,0,1,0,1,1,1,1,0,0,0,0,0,1,1,0,1,0,0,0,1,0,1,0,0,1,0,0,0,1,0,1,1,1,1,0,1,1,0,1,1,0,0,1,1,0,0,1,1,0,0,0,0,1,0,1,1,1,1,0,1,0,0,1,0,1,0,1,1,0,0,0,0,0,0,1,1,0,0,0,1,1,0,1,1,1,1,1,0,0,0,0,1,1,1,1,0,1,1,1,1,0,1,0,0,0,0,1,1,1,0,1,1,1,0,1,1,0,1,1,1,1,0,1,1,0,0,1,0,0,1,0,0,0,1,1,0,0,0,0,0,0,1,1,1,0,0,1,1,0,0,0,0,0,0,0,1,0,1,0,1,0,0,1,0,0,1,1,1,1,1,1,0,0,1,0,1,0,0,1,0,0,1,1,0,0,0,0,1,0,0,0,1,0,1,0,1,1,0,0,0,1,1,0,1,1,0,0,1,0,0,1,0,1,1,0,1,0,0,0,0,1,1,0,1,0,1,1,1,1,0,0,1,0,1,0,0,1,0,0,0,1,1,1,1,1,1,0,0,1,0,1,0,0,0,0,0,1,0,1,1,1,1,0,1,1,0,1,0,0,0,0,1,1,0,0,1,0,1,0,0,1,0,0,1,1,0,1,1,1,1,0,0,0,1,0,1,1,1,0,1,0,0,1,1,1,1,1,0,0,1,1,1,1,1,1,1,1,0,0,1,1,1,0,1,0,0,0,0,0,0,0,1,0,0,1,1,0,0,1,0,1,1,1,1,0,1,0,0,1,1,1,1,1,1,0,1,0,0,0,1,1,1,1,0,0,0,0,1,1,0,0,0,1,1,0,0,1,0,0,0,1,0,1,0,0,0,0,1,1,1,1,1,0,0,0,1,1,1,0,0,0,1,0,1,0,0,0,1,0,1,1,1,1,1,0,0,0,0,0,1,0,0,1,0,0,0,0,1,1,0,0,1,0,0,0,0,0,1,1,1,0,1,1,1,0,1,1,0,1,0,1,1,0,0,1,0,0,1,0,1,1,0,1,0,0,1,1,0,0,1,1,0,0,0,1,1,1,0,0,1,1,1,0,1,1,0,0,1,0,1,1,0,0,1,1,1,1,0,1,1,0,0,1,1,0,0,1,1,1,1,0,1,1,1,1,1,1,1,0,0,0,0,0,1,1,0,1,1,1,1,1,0,0,1,0,0,1,0,0,0,0,0,1,1,1,0,1,0,0,1,0,1,0,0,0,1,1,1,1,1,0,0,0,1,1,1,0,1,0,0,1,0,1,1,0,0,1,1,1,1,0,0,1,1,0,0,1,1,0,0,1,1,0,0,0,0,0,0,1,1,1,0,0,0,1,1,0,1,0,0,0,1,0,1,0,0,0,1,1,1,1,1,0,0,0,0,1,0,0,1,1,1,1,0,1,1,1,0,1,0,1,1,1,1,1,1,1,1,0,0,0,1,0,1,0,0,1,1,1,0,1,1,0,0,0,0,0,0,1,0,1,0,0,0,1,0,1,1,0,0,1,0,0,0,1,0,1,0,0,0,0,0,0,0,1,1,1,1,1,1,1,0,0,0,1,0,0,1,1,1,1,0,0,1,0,0,1,1,0,0,1,1,1,1,1,1,0,1,0,0,0,1,0,1,0,1,1,0,1,0,0,0,0,0,1,0,0,1,0,1,1,1,1,1,0,0,1,1,1,1,1,0,0,1,1,0,1,1,1,1,0,0,1,1,0,1,1,1,0,0,1,0,1,0,0,0,1,1,1,1,1,1,0,0,0,0,1,0,1,1,0,0,0,0,0,0,0,0,0,1,0,0,1,0,1,0,0,0,1,1,0,0,1,1,0,0,1,1,0,1,0,1,1,0,0,1,1,0,0,0,1,0,1,1,0,0,1,1,0,0,0,0,1,0,1,1,0,1,0,0,0,1,1,1,1,0,1,1,0,0,0,0,0,1,1,0,0,0,0,1,0,1,1,0,0,0,0,1,1,0,1,0,0,1,0,1,0,0,0,0,0,1,1,0,0,1,0,0,1,1,0,0,0,1,0,1,1,0,0,0,0,1,1,1,0,0,1,0,1,1,0,1,1,0,0,1,1,1,1,0,0,1,0,0,1,0,0,1,1,1,0,1,0,1,0,1,0,0,0,1,0,1,1,0,1,0,1,0,1,0,0,1,0,1,0,1,0,1,1,0,0,0,1,0,1,1,1,0,0,1,0,0,0,0,0,1,0,1,0,0,1,0,1,1,0,1,1,0,0,0,0,0,0,1,0,1,1,0,0,0,1,0,0,1,1,1,0,0,1,1,1,1,1,1,1,0,0,1,1,0,0,0,1,0,1,1,0,1,0,1,0,1,0,1,1,0,1,0,1,0,1,0,1,0,0,0,0,0,1,1,0,1,0,0,0,0,0,1,1,0,1,0,0,0,1,0,0,1,1,1,1,0,0,1,0,1,1,1,0,0,1,0,1,0,0,0,1,0,1,1,1,0,0,0,1,1,1,0,0,0,1,0,1,0,0,0,1,1,0,0,1,0,0,1,1,0,0,0,0,0,0,1,1,0,1,0,1,1,1,1,0,1,1,0,0,1,1,0,0,0,0,1,1,0,0,1,0,0,0,0,1,1,0,0,1,1,0,0,0,1,1,0,0,0,1,0,1,0,1,1,1,0,1,0,1,0,0,0,0,1,0,1,1,1,0,1,1,0,0,0,1,0,1,1,0,0,1,1,1,1,0,1,1,1,0,0,1,1,1,1,1,1,1,1,1,0,0,1,0,0,1,0,0,0,0,1,1,0,1,0,0,0,0,0,1,1,0,0,0,0,0,0,1,1,0,0,1,1,1,0,0,1,0,0,0,0,1,0,0,1,0,1,0,1,1,1,0,0,1,0,1,1,1,0,1,0,1,0,1,0,0,0,1,1,1,0,0,0,1,1,0,1,1,0,0,1,1,0,0,1,1,0,0,1,0,1,0,1,0,1,1,0,0,0,1,1,0,0,1,1,1,0,0,0,0,1,1,1,0,1,0,0,1,1,1,0,1,0,1,1,1,0,1,0,1,0,1,1,0,1,0,1,1,0,0,0,1,1,1,1,0,0,0,1,1,1,1,1,1,1,1,0,1,1,0,0,0,1,1,0,0,0,1,1,1,1,1,1,1,0,0,1,0,1,1,0,1,0,1,0,1,0,1,0,0,1,0,0,0,0,1,1,0,1,1,0,1,1,1,0,1,0,1,0,0,1,0,0,1,0,1,0,1,1,0,1,0,1,1,1,1,1,1,0,1,1,0,1,0,0,1,1,0,0,1,1,1,1,0,1,0,1,1,0,0,0,1,0,0,1,1,1,0,1,1,1,1,0,0,0,1,1,0,1,1,0,0,1,0,1,0,1,0,1,0,0,1,0,1,0,0,0,1,0,0,1,1,1,0,1,1,0,1,1,0,0,0,0,1,1,0,0,0,0,1,0,0,0,1,1,1,1,0,0,1,0,0,1,0,0,0,1,1,0,0,1,0,0,0,1,0,0,0,1,0,1,1,1,1,1,1,0,0,0,1,0,0,0,1,0,1,1,1,0,1,1,1,0,1,1,0,1,1,0,1,0,0,1,1,1,0,1,1,0,1,0,1,1,0,1,0,1,1,1,0,0,1,1,1,0,0,0,1,1,0,0,1,0,0,1,0,0,0,0,1,0,1,0,0,0,1,1,0,0,0,0,0,0,0,1,1,1,1,1,0,1,0,1,1,0,1,1,0,1,0,0,0,0,1,1,0,0,0,1,0,1,0,0,0,1,1,1,0,0,0,0,1,0,1,1,1,1,1,0,0,0,0,1,1,0,1,0,1,0,1,0,1,1,1,1,1,1,1,0,1,0,0,1,0,0,0,0,0,0,0,1,1,0,1,1,0,1,0,1,1,1,1,0,0,0,0,1,0,0,0,0,1,1,1,1,0,1,1,1,0,0,0,1,0,1,0,0,1,1,0,1,0,0,0,1,1,1,0,1,1,0,0,0,0,0,1,1,1,1,1,0,0,0,1,0,1,1,0,0,0,0,0,1,0,1,0,0,1,1,0,1,0,0,1,1,1,1,0,0,1,1,0,0,0,1,0,0,1,1,0,0,0,0,1,0,0,1,1,0,0,0,1,0,0,1,0,1,0,0,1,1,1,0,0,1,1,0,1,0,1,1,1,0,0,1,0,1,1,0,1,0,0,1,0,0,1,0,1,1,0,1,1,0,0,1,0,0,0,0,0,0,1,1,1,1,1,0,0,0,0,1,0,1,1,1,1,1,1,0,0,0,0,0,0,0,0,1,0,0,1,0,0,0,0,0,1,0,1,1,0,0,0,1,1,0,1,1,1,1,1,0,1,1,1,1,1,0,0,1,0,1,1,0,1,1,0,0,1,1,1,0,0,1,1,0,0,0,1,1,1,0,0,0,0,0,1,1,1,0,1,1,0,1,0,0,1,0,0,1,1,1,1,1,0,1,0,0,1,0,1,1,1,1,1,0,1,1,0,0,0,1,0,0,0,1,1,1,0,0,0,0,1,0,1,0,0,0,0,1,1,0,1,0,1,1,0,0,1,0,1,1,1,1,0,0,0,0,0,0,1,0,0,0,1,0,0,1,0,0,0,0,1,1,1,0,1,1,0,1,1,1,0,0,1,1,1,1,1,1,0,1,1,1,0,0,0,0,0,0,1,0,1,1,0,0,1,1,0,1,1,1,0,0,0,1,1,1,0,0,0,0,1,1,1,0,1,0,0,0,0,0,1,0,0,0,1,1,1,1,1,1,1,0,0,1,0,0,1,0,0,1,0,1,1,1,1,0,1,1,1,0,0,1,1,0,0,0,1,0,0,1,0,0,0,1,0,1,1,0,1,1,1,1,0,0,1,0,0,1,0,1,0,1,0,1,1,1,1,0,1,1,1,0,1,0,1,1,1,1,1,1,0,1,1,0,0,0,1,1,0,1,0,0,1,0,1,0,0,1,1,0,1,1,0,1,1,1,1,1,0,0,1,1,0,1,1,1,1,0,0,1,1,1,0,1,0,1,1,1,0,1,0,1,0,1,0,0,0,1,1,1,0,1,0,0,0,1,0,0,0,1,1,0,0,1,1,0,0,1,0,1,0,1,1,0,1,0,1,0,1,0,0,1,1,0,1,0,1,1,1,0,0,1,1,1,0,0,0,1,1,0,0,0,1,1,0,0,1,1,0,1,1,1,1,0,1,1,0,0,0,1,1,0,0,1,1,1,1,1,1,0,0,1,1,0,1,0,1,1,1,1,1,1,0,0,0,0,1,0,1,0,0,1,1,1,1,0,1,0,1,0,0,0,0,0,0,1,1,1,0,1,1,1,1,0,1,1,0,0,0,1,1,1,0,0,1,1,1,1,1,0,1,1,1,1,0,0,1,1,0,1,0,1,0,0,0,0,0,0,1,1,0,0,1,1,1,0,1,0,1,0,0,1,1,1,1,0,0,1,1,0,1,0,1,1,1,0,1,1,0,0,1,1,0,1,0,0,0,0,1,0,0,0,1,1,0,0,1,1,1,1,0,1,1,0,1,0,0,1,1,1,1,1,1,0,1,0,0,1,0,1,0,1,0,1,1,0,0,1,0,0,0,0,0,0,0,0,1,0,0,0,1,0,1,0,0,0,0,0,1,0,0,1,1,0,1,1,1,1,1,1,1,0,1,0,1,1,0,1,1,0,1,1,0,0,0,0,0,0,1,0,0,0,0,0,1,1,1,1,1,1,0,1,0,0,1,1,0,0,0,0,0,1,1,1,1,0,0,0,0,1,0,1,1,1,0,1,0,1,1,0,0,0,1,1,0,1,0,0,1,1,1,0,1,0,0,0,0,1,1,0,0,0,0,0,1,1,1,0,1,1,1,1,0,1,0,0,0,0,0,1,1,0,0,0,1,1,0,0,0,1,0,0,1,1,0,0,0,0,1,1,0,0,1,1,1,0,1,1,1,0,1,0,0,0,0,1,1,0,1,1,1,0,1,1,0,1,1,0,0,1,0,0,0,1,1,1,1,1,0,1,0,1,0,0,1,0,0,1,0,1,0,0,0,0,0,0,1,0,0,0,0,1,1,0,0,1,0,0,1,0,0,1,1,1,0,1,1,0,0,1,0,0,1,1,0,0,1,0,0,0,1,1,1,0,1,0,0,0,0,0,0,1,1,1,1,0,1,0,0,0,1,0,1,0,0,1,0,0,1,0,1,1,0,0,1,1,1,1,0,0,0,0,0,0,0,1,1,1,1,0,0,0,1,1,1,0,1,1,0,1,0,0,1,1,0,1,0,1,0,1,1,1,1,0,1,1,0,1,0,0,0,1,0,0,0,1,0,1,1,1,1,0,1,0,0,0,1,1,1,0,0,1,1,0,0,1,1,0,0,1,1,1,0,1,0,1,0,1,0,0,1,1,1,0,0,0,1,0,1,1,0,0,1,1,1,1,1,0,0,0,1,1,0,0,0,1,1,1,0,1,1,1,0,1,0,1,0,0,0,0,1,1,1,0,1,1,1,0,1,0,0,0,1,1,1,1,0,1,0,0,0,1,1,0,1,1,1,1,0,0,1,0,1,0,1,1,1,1,0,0,1,1,0,1,1,1,0,1,0,1,1,0,1,1,0,0,1,1,0,1,1,1,0,0,0,1,0,1,0,1,0,0,0,1,0,0,0,1,1,1,0,1,1,1,0,0,0,1,1,0,1,1,0,0,0,1,1,0,0,1,1,1,1,0,0,0,1,1,1,1,1,1,1,1,1,1,1,1,1,0,0,0,0,1,0,0,0,1,0,0,1,1,1,1,0,1,0,0,1,1,0,1,1,1,0,1,0,0,0,1,0,0,1,1,0,0,0,0,1,0,0,1,0,1,1,1,1,1,0,1,0,0,1,0,1,1,1,0,0,0,1,1,0,0,0,1,0,0,0,1,1,1,1,1,1,0,0,0,1,1,1,1,1,1,1,0,0,0,1,0,0,0,0,0,0,0,1,0,0,0,0,1,1,0,1,1,0,1,1,0,0,1,0,0,1,0,1,0,0,1,1,0,0,0,1,0,0,0,1,1,1,1,1,1,0,0,1,0,0,0,0,1,1,1,1,0,0,1,1,1,1,0,0,1,1,1,1,1,1,1,1,0,0,1,0,1,1,0,0,0,0,1,1,1,0,1,0,0,0,1,1,0,0,1,0,1,1,0,0,0,0,1,1,1,0,1,1,0,0,0,1,0,0,0,1,0,0,0,0,1,1,1,0,1,1,0,0,1,1,0,1,0,1,0,1,1,1,1,1,1,0,0,1,1,1,1,0,0,0,1,0,1,0,1,0,1,0,0,0,1,0,0,0,0,0,0,0,1,0,0,0,1,0,0,1,0,1,1,1,1,0,0,0,1,0,0,1,0,0,1,1,1,1,0,1,1,0,1,1,1,0,0,0,0,1,1,1,0,1,0,0,1,1,0,0,0,1,0,0,0,1,1,0,0,1,0,1,0,1,0,1,1,1,0,0,1,1,1,0,0,0,1,0,1,1,0,0,0,0,0,1,0,0,0,1,0,1,0,0,1,1,0,1,1,0,0,1,0,0,1,0,0,0,0,0,1,1,0,1,0,1,1,0,1,0,0,1,0,0,1,0,0,1,0,1,0,1,1,1,0,1,0,1,1,0,0,1,1,0,1,0,0,1,0,1,0,1,0,1,1,0,1,0,1,1,0,1,0,1,0,0,1,0,0,1,1,1,0,0,0,1,1,1,0,1,1,0,0,0,0,0,0,0,1,1,1,0,0,1,0,0,0,1,1,0,0,0,1,1,0,0,1,0,0,0,0,0,1,1,0,0,0,1,0,0,0,1,1,1,0,1,1,0,1,0,0,0,1,0,0,1,1,0,0,0,1,1,0,1,1,1,1,1,0,0,0,0,0,1,0,0,0,1,1,1,1,1,1,0,1,0,0,0,1,1,0,0,0,0,1,1,0,1,0,0,0,1,1,1,1,1,0,1,0,1,1,0,0,1,0,0,0,0,1,0,1,0,0,0,0,0,0,0,1,0,0,1,1,0,0,0,0,1,0,0,1,1,1,0,1,0,1,1,0,1,0,1,0,1,1,0,1,0,1,1,0,0,1,1,0,0,1,1,1,0,1,0,1,1,1,0,1,0,1,0,1,1,0,0,0,0,0,1,0,0,1,1,1,1,1,1,0,0,1,1,0,0,1,1,1,0,0,1,0,0,1,0,1,0,1,1,1,1,0,1,0,1,1,1,1,1,1,1,0,1,1,1,1,0,1,0,0,1,1,0,1,0,1,0,1,1,1,0,0,0,0,0,1,1,0,1,1,1,0,1,0,0,0,1,0,0,0,0,1,0,0,1,1,0,0,0,0,0,1,1,0,0,0,0,1,0,0,1,1,1,1,1,1,1,1,1,1,1,1,0,1,1,0,1,0,1,0,1,0,1,1,1,0,0,0,1,1,0,1,1,0,1,0,1,0,0,0,0,0,1,1,1,0,0,1,0,1,0,0,0,0,1,0,1,1,0,1,1,0,1,1,0,1,1,0,1,0,1,1,1,1,1,1,0,0,1,1,1,1,1,1,1,0,0,1,0,0,1,0,1,1,1,0,1,0,0,1,1,0,0,1,0,0,0,1,1,0,0,1,0,1,1,1,1,1,1,0,1,0,1,0,1,1,0,1,0,0,0,0,1,1,0,0,1,1,1,0,0,0,0,1,1,1,1,0,1,1,1,1,1,0,0,0,0,1,1,1,1,0,1,1,0,1,1,1,1,1,1,0,1,0,1,1,1,1,1,0,1,1,0,0,0,1,1,1,0,0,0,1,0,0,1,1,1,0,0,0,1,1,1,0,1,1,0,1,1,1,0,0,0,1,0,0,0,0,0,1,1,0,0,0,0,1,1,0,0,1,1,0,0,1,0,0,0,0,0,1,1,1,1,0,0,0,0,0,1,0,1,1,0,1,0,0,0,1,1,0,0,0,0,1,1,1,0,0,0,1,0,1,0,0,1,1,0,0,1,0,1,1,0,0,0,0,1,1,0,1,0,0,0,0,0,0,1,1,0,1,1,0,0,1,1,1,0,0,0,0,0,1,0,0,0,1,1,0,0,1,1,1,0,1,1,1,0,0,1,1,1,1,1,1,1,0,0,1,0,1,0,0,0,0,1,1,0,1,1,0,0,1,1,1,0,1,0,1,1,0,0,0,0,0,1,0,0,1,1,0,0,1,1,0,0,0,0,0,0,1,0,1,1,1,0,1,0,1,0,0,0,1,1,0,1,0,1,0,1,1,1,0,1,1,1,0,0,1,1,1,0,1,0,1,1,0,0,0,1,1,0,0,1,0,1,0,0,0,1,0,1,0,1,0,1,1,1,1,0,0,0,0,0,1,1,1,1,0,0,1,0,0,1,1,0,1,0,0,0,1,1,1,0,1,1,0,1,0,1,0,0,0,1,0,1,0,0,0,0,1,0,1,1,1,1,0,1,0,1,0,1,0,0,0,1,1,0,0,0,0,1,0,0,1,0,1,0,1,1,1,1,0,0,1,0,0,1,0,0,1,1,1,0,0,1,0,0,1,0,0,0,0,1,0,0,1,1,1,1,0,0,1,1,0,0,1,0,1,1,0,0,0,0,1,1,0,0,0,0,0,1,0,1,1,0,0,1,0,0,1,0,0,0,0,0,0,0,1,0,1,0,1,1,0,0,0,0,1,0,1,0,0,0,0,0,0,0,1,0,0,1,1,1,1,1,0,1,0,1,1,0,1,0,0,0,0,0,0,0,1,0,1,1,0,0,1,1,0,1,1,0,0,1,1,1,0,1,1,0,0,0,1,0,0,1,1,1,0,0,1,1,1,1,1,0,1,0,1,0,0,0,1,0,1,0,1,1,1,1,0,0,1,1,1,0,1,1,0,0,1,0,1,1,1,0,1,0,0,1,1,1,1,0,1,1,0,0,1,0,0,0,0,1,1,0,1,0,1,1,0,0,1,1,1,0,1,1,0,0,0,0,1,1,0,0,0,0,0,1,1,1,1,0,0,0,0,0,0,0,1,1,0,1,0,0,1,1,0,0,0,0,0,1,0,0,1,1,1,1,0,1,1,0,1,0,1,0,0,1,0,1,0,0,0,0,0,0,1,1,1,0,1,1,0,0,1,0,1,0,1,0,0,1,1,1,1,0,1,1,0,1,1,0,1,0,0,1,0,1,0,1,0,0,0,0,1,1,1,0,1,1,0,1,0,1,0,1,1,1,0,0,0,1,0,0,0,1,0,1,1,1,0,1,0,1,1,1,0,1,0,1,0,1,1,0,1,0,1,1,1,0,1,0,1,0,0,1,1,0,0,0,0,1,0,1,1,0,1,1,1,1,0,0,0,1,0,1,1,1,1,1,0,0,0,1,1,1,0,0,0,1,0,1,0,1,0,0,0,1,1,0,0,0,1,0,1,0,1,1,0,0,1,0,0,1,0,1,0,0,1,1,1,1,0,0,1,0,1,0,0,0,1,1,1,1,1,0,0,0,1,0,0,0,1,0,1,0,0,0,1,1,0,1,1,0,1,1,0,1,0,1,0,1,0,0,0,0,1,1,0,0,0,0,0,1,1,0,0,1,1,0,1,0,0,0,1,0,1,0,1,0,0,0,1,0,0,0,0,0,1,1,1,0,1,0,1,1,1,0,1,1,0,0,0,1,0,1,0,1,0,0,1,1,0,1,0,1,0,0,1,0,0,1,0,0,0,0,0,1,0,0,0,1,0,1,0,0,1,1,1,0,1,1,1,0,1,0,1,0,0,1,1,1,1,1,1,1,1,0,1,0,1,0,1,0,0,0,1,1,1,1,1,1,0,0,1,1,0,0,1,0,1,1,1,0,1,1,1,1,1,1,0,1,1,0,1,1,1,1,0,0,1,0,0,0,1,0,1,0,1,1,1,1,0,1,0,0,1,1,0,1,0,0,1,0,0,0,0,0,0,0,0,1,0,0,0,0,0,1,1,0,0,0,0,1,1,1,1,0,1,0,1,0,0,0,0,0,1,0,0,0,0,0,1,1,0,0,1,0,1,1,0,1,0,1,1,1,1,0,0,0,1,0,1,1,0,1,0,0,1,0,0,0,0,0,1,1,0,0,0,1,0,1,0,1,0,1,0,0,1,1,0,0,1,1,1,1,0,1,1,0,0,1,0,1,0,0,1,1,1,1,0,1,0,0,1,1,1,1,1,1,0,0,0,0,0,0,0,0,1,0,0,0,0,1,1,1,0,1,1,1,0,1,1,1,1,1,1,1,0,1,0,1,1,0,1,0,1,1,0,0,0,1,1,1,1,1,1,1,0,0,1,1,1,0,0,0,1,0,0,1,1,1,0,0,1,1,0,0,1,0,0,1,0,1,1,0,1,0,0,0,1,0,1,1,0,1,0,0,1,1,1,1,0,1,0,1,1,1,0,0,1,0,1,0,1,1,1,0,1,0,1,0,0,0,0,0,1,0,1,0,1,0,1,1,1,0,0,1,1,1,0,1,0,0,0,1,0,0,0,0,0,1,0,1,1,1,0,1,0,1,1,1,0,0,1,1,1,1,0,0,0,1,1,1,1,1,1,0,1,1,1,1,0,1,0,1,0,0,1,1,0,0,1,1,0,1,1,0,0,1,0,1,0,1,1,0,1,1,0,1,1,1,1,0,0,0,0,1,1,0,0,0,1,0,0,0,1,0,0,1,1,1,0,1,0,0,0,1,0,0,1,1,1,1,1,1,1,1,0,0,1,1,1,1,0,1,1,1,1,0,1,0,1,1,0,1,1,0,0,1,0,0,1,1,0,1,1,1,0,0,1,0,1,1,1,0,1,1,1,0,0,1,1,0,0,0,1,1,0,0,0,1,0,1,1,1,0,1,1,0,1,0,0,0,1,0,0,1,0,1,0,0,1,0,1,0,1,1,0,0,0,0,0,1,0,0,0,1,0,0,0,0,1,1,1,0,1,0,0,1,1,0,1,1,1,1,1,1,1,0,0,0,0,0,0,1,0,0,1,0,1,1,0,0,0,0,0,1,1,1,0,1,1,1,1,0,1,1,1,1,1,1,1,0,1,0,0,1,0,0,0,0,0,0,0,1,0,1,0,1,1,1,0,0,0,1,1,1,1,0,0,0,0,0,0,1,1,0,0,0,1,1,0,1,1,1,1,1,0,1,0,1,0,1,1,0,0,0,1,1,1,0,1,1,0,1,0,1,1,0,1,1,0,0,1,0,0,1,0,0,1,0,1,0,1,1,1,0,0,1,1,1,1,1,0,1,1,0,1,0,0,0,0,1,0,0,1,0,1,1,0,1,0,1,1,1,0,0,0,1,1,0,0,1,0,0,1,0,0,1,1,0,1,1,1,0,1,0,1,1,1,0,1,0,0,1,0,1,1,0,1,1,1,1,1,1,0,1,0,1,1,1,1,0,1,1,1,0,0,0,1,0,0,1,0,1,0,0,0,0,1,0,1,0,1,0,0,0,0,0,1,1,0,0,1,0,1,1,1,0,1,0,0,0,0,1,0,1,0,1,1,0,0,0,0,0,0,0,0,0,0,1,0,1,0,0,1,0,0,1,1,0,0,0,1,1,1,1,1,0,0,0,1,0,0,1,0,0,1,0,1,0,1,0,0,0,1,1,1,0,1,1,1,0,1,1,1,1,0,1,0,0,0,0,0,0,0,1,1,1,1,1,0,1,0,1,0,1,0,1,1,1,1,1,0,0,0,0,0,1,1,0,0,0,0,0,0,0,0,1,0,1,0,0,1,1,0,0,0,1,0,1,1,1,1,0,0,0,0,0,1,1,1,0,1,0,1,1,1,0,1,0,0,1,0,1,1,0,1,0,0,1,1,0,1,1,1,0,1,0,1,0,1,1,1,1,1,0,0,0,0,0,1,0,1,1,0,0,0,0,0,1,1,1,1,0,0,1,0,1,1,0,1,0,1,0,1,0,0,1,1,0,0,1,0,1,0,1,1,0,0,1,0,1,0,1,1,0,1,0,1,1,1,0,1,0,1,1,1,0,0,0,1,1,1,1,0,1,1,1,0,1,0,1,0,1,1,1,0,0,0,1,0,1,0,1,0,1,0,0,0,1,1,0,0,0,1,1,0,0,1,0,0,0,0,0,0,1,1,0,1,0,0,0,1,1,1,0,0,1,0,1,1,0,1,0,0,1,1,1,0,0,1,1,1,1,1,1,1,0,0,0,0,0,0,0,0,0,0,1,0,0,0,1,0,1,1,0,1,0,1,0,0,0,0,0,0,0,0,1,0,0,1,0,1,0,1,1,1,1,0,0,0,1,1,0,0,1,1,0,0,1,0,1,1,0,0,0,1,1,0,1,0,0,0,0,1,0,0,1,0,1,0,1,1,0,0,0,1,1,1,1,1,1,1,1,0,1,0,0,1,1,0,0,0,1,0,0,0,1,1,0,0,0,0,0,0,1,0,1,0,0,0,1,1,1,1,0,1,0,1,1,1,1,1,1,0,1,0,0,1,0,0,1,1,1,1,0,1,0,0,0,0,1,1,0,0,1,0,0,0,0,0,1,1,0,0,1,0,0,0,0,1,0,0,0,0,0,1,1,1,1,1,0,0,1,0,1,1,1,0,0,0,1,0,0,0,0,1,0,1,0,0,0,1,1,1,0,1,1,0,1,1,0,1,0,0,1,0,0,1,1,0,1,1,1,0,0,1,0,1,0,0,0,0,1,0,1,0,1,1,1,1,1,1,0,1,0,1,1,1,1,0,0,0,0,1,1,0,0,1,1,0,0,0,1,0,1,1,0,1,0,1,1,1,1,1,1,0,0,0,0,0,1,1,0,1,1,0,0,1,1,0,0,1,1,1,1,1,1,0,0,1,0,0,0,1,1,1,0,1,0,0,1,1,0,1,1,1,1,1,0,0,0,1,0,0,1,0,0,1,0,0,0,1,1,1,1,0,1,0,1,0,1,1,1,0,1,1,1,1,1,0,0,0,0,1,1,1,1,1,1,0,0,1,1,1,1,1,0,0,0,0,0,0,0,0,1,1,1,0,0,0,0,1,1,1,0,0,1,1,1,1,0,0,0,0,0,1,1,0,1,0,0,0,1,1,1,1,1,1,0,1,0,1,1,1,0,1,0,0,1,0,0,0,1,1,0,1,1,1,0,0,0,1,1,0,0,0,0,0,1,1,1,1,0,0,1,0,0,1,0,1,0,1,1,0,1,1,1,1,1,0,1,0,0,1,1,0,0,0,1,0,1,1,1,0,1,0,1,0,0,0,1,1,1,0,1,1,1,0,0,1,0,1,0,0,1,0,0,0,1,0,1,1,0,0,0,1,0,1,0,0,0,0,1,1,1,0,1,1,1,1,0,1,1,1,0,1,0,0,0,0,0,1,1,1,0,0,0,0,1,0,1,0,0,1,0,1,0,1,0,1,0,1,0,0,1,0,0,1,1,1,1,1,0,0,1,1,1,0,0,0,1,0,1,0,1,0,1,0,1,1,0,1,1,0,0,0,1,0,0,1,1,0,1,0,0,1,0,0,0,1,1,0,0,0,1,1,0,0,1,0,0,1,1,1,0,0,0,0,0,1,1,1,1,1,1,0,1,1,0,1,1,1,0,1,0,1,0,1,0,1,1,0,0,1,0,0,1,0,0,1,0,1,1,0,0,0,0,1,1,0,0,1,0,1,0,0,1,1,1,0,1,0,1,0,0,0,1,1,1,1,1,1,0,0,1,1,1,0,1,1,1,0,1,0,1,1,0,1,0,0,1,0,0,0,0,1,0,1,0,1,0,0,0,0,0,1,0,0,0,1,1,0,1,1,1,0,0,0,0,0,0,0,1,0,0,1,1,1,1,0,1,1,0,0,0,0,1,1,0,1,0,1,0,0,1,1,1,0,0,1,1,0,0,1,1,0,1,0,1,1,1,0,1,0,0,0,1,0,1,0,1,1,1,0,0,1,1,0,1,0,0,0,0,0,1,1,1,0,0,1,0,0,1,0,0,1,0,1,1,1,0,0,0,0,0,1,0,0,0,1,1,0,1,1,1,1,0,1,0,0,1,0,0,1,0,0,0,0,1,1,1,1,1,1,0,0,0,0,1,0,1,1,1,0,1,0,1,1,0,1,1,0,1,0,1,0,0,1,1,1,0,0,0,1,0,0,0,0,1,0,0,1,0,1,0,1,1,1,1,0,1,1,1,1,1,1,0,0,1,0,1,1,0,0,1,0,0,1,0,0,1,0,0,0,0,1,1,1,1,0,0,0,0,1,1,1,0,0,0,0,1,1,0,1,0,1,0,1,1,0,1,0,1,0,0,1,1,0,0,1,0,0,1,0,0,0,0,0,1,0,0,1,0,0,1,0,0,1,0,0,1,1,1,0,0,0,1,0,1,0,0,1,1,1,1,0,0,0,0,0,1,1,1,1,0,1,1,0,0,0,1,1,1,1,0,0,0,0,0,1,1,1,1,0,1,1,0,0,0,1,0,0,0,0,1,0,1,0,1,0,0,1,0,0,1,0,0,1,0,0,1,1,0,0,0,1,0,1,0,0,0,1,0,1,0,1,1,0,0,0,1,1,0,1,1,1,0,0,1,1,0,1,0,0,0,0,1,0,0,0,0,1,1,0,1,1,0,0,0,0,0,1,0,1,0,0,0,0,1,0,1,1,0,1,1,0,0,1,0,1,1,0,1,0,0,1,1,0,0,0,0,0,0,0,0,0,1,0,1,1,1,1,1,1,1,0,0,0,0,0,0,0,0,1,1,0,0,1,1,0,0,0,0,1,0,0,0,0,0,1,0,1,0,1,0,1,0,1,1,1,0,0,1,0,0,1,1,0,1,1,0,0,0,0,1,1,1,1,0,1,1,1,1,1,0,0,0,1,1,0,1,0,1,0,1,1,0,1,0,0,0,0,0,0,0,1,0,1,1,1,0,1,1,0,0,1,0,1,0,0,0,1,0,1,0,1,0,0,1,1,1,1,1,1,1,0,0,1,1,0,1,1,1,0,0,1,1,1,0,0,0,0,0,1,1,1,1,0,0,1,1,0,1,1,0,0,0,0,1,1,0,0,0,0,1,0,0,1,0,0,1,1,0,1,0,0,1,0,1,1,1,0,1,0,1,1,0,1,1,1,1,0,1,0,0,1,0,1,1,0,0,0,1,1,0,1,0,1,0,0,0,1,0,0,0,0,1,0,1,1,1,1,0,0,1,0,0,0,0,0,1,0,1,0,0,1,1,0,1,0,1,0,0,0,1,0,1,1,1,0,0,0,0,1,0,0,0,0,1,1,0,1,1,0,0,1,1,0,0,0,1,1,0,1,0,0,0,0,0,0,0,0,1,0,0,0,0,1,0,0,0,1,0,1,1,0,0,0,0,0,1,1,1,1,0,1,0,1,0,1,1,0,0,0,1,1,1,1,1,0,0,1,1,0,0,1,0,0,0,1,0,0,1,1,1,0,1,1,1,0,0,1,0,1,0,1,1,1,0,1,0,1,0,1,0,0,1,1,1,1,1,1,0,1,1,0,1,1,0,0,0,1,0,0,1,0,1,1,1,1,1,0,0,1,0,1,0,0,0,0,1,1,1,0,0,0,1,1,1,0,1,0,1,1,0,1,1,1,1,1,1,0,1,1,0,0,0,0,0,0,0,0,1,1,0,1,1,0,1,0,0,1,1,0,1,0,0,0,0,0,1,0,1,0,0,1,0,0,1,1,0,0,1,1,1,1,0,0,1,1,0,1,0,0,0,0,1,0,1,1,0,1,1,0,1,1,0,1,0,0,0,0,1,1,0,0,0,0,1,0,0,1,0,1,1,0,0,1,1,1,0,1,0,1,1,1,1,1,1,0,1,1,1,1,1,1,1,0,1,1,1,0,1,0,0,1,1,1,1,0,1,0,0,1,1,0,0,0,0,1,0,0,0,1,0,0,1,0,0,0,1,1,0,1,1,1,1,0,0,0,0,0,0,0,1,1,1,0,1,1,1,1,1,1,1,1,1,1,0,0,0,0,0,1,0,0,0,1,1,1,0,1,1,1,1,0,1,1,1,0,1,0,0,0,0,0,0,0,0,1,1,0,0,0,1,1,1,1,1,0,0,1,1,1,0,1,0,1,1,1,1,1,1,1,1,0,1,0,0,1,1,1,1,1,0,0,0,0,1,1,1,0,0,0,0,0,1,1,0,0,1,0,0,1,0,1,0,1,0,1,0,1,1,0,1,1,0,1,1,0,0,1,0,0,1,1,1,1,0,0,0,0,0,0,0,1,0,0,0,0,0,0,1,1,0,1,1,0,0,0,0,0,1,1,0,0,0,1,0,0,1,0,0,1,0,0,0,1,0,0,1,1,1,0,0,1,0,1,1,0,0,0,1,0,1,0,1,1,0,1,1,0,1,0,1,1,0,0,0,0,1,1,0,1,1,1,0,1,0,1,0,1,1,0,1,0,1,1,1,1,0,1,0,0,0,1,1,0,0,1,1,0,1,0,1,0,0,1,0,1,1,0,1,1,1,1,0,1,1,0,0,0,1,1,1,1,1,0,1,0,0,0,1,0,0,1,0,1,0,1,1,0,1,1,1,0,0,1,0,0,0,1,1,0,0,1,1,1,0,0,0,0,1,0,0,1,0,1,0,1,0,1,1,0,1,1,1,0,0,0,1,1,1,0,1,1,1,1,1,0,1,0,0,0,0,1,0,0,1,1,1,0,0,0,1,1,1,1,0,1,1,0,1,0,0,0,1,1,0,0,0,0,0,0,1,0,0,1,1,1,0,1,0,0,1,0,0,1,0,0,1,1,0,0,0,0,0,0,0,1,1,0,0,0,0,1,0,1,1,0,1,0,1,0,0,1,0,1,0,1,1,0,0,0,0,1,1,0,1,0,1,1,1,1,0,1,1,1,1,0,0,1,1,1,0,1,0,0,1,0,1,0,0,1,1,0,0,0,1,0,1,0,0,0,1,1,1,1,0,1,1,1,1,0,0,1,0,0,0,1,0,1,1,0,1,0,0,1,0,0,0,1,0,0,0,1,0,1,0,1,1,0,1,1,1,0,0,1,0,1,1,0,1,1,1,1,0,1,0,0,0,1,0,0,1,0,1,1,1,0,1,1,1,1,0,1,0,1,0,0,0,0,1,0,1,1,0,0,0,1,0,1,0,0,0,1,0,1,1,0,1,1,1,1,1,1,0,1,1,1,1,1,1,1,0,1,0,0,0,1,1,0,1,1,0,1,0,0,0,0,0,0,1,1,1,1,1,0,1,1,1,1,1,1,0,1,0,1,0,1,1,1,0,0,1,0,1,1,1,1,1,1,1,1,0,1,0,0,1,1,0,0,1,1,0,0,0,0,0,1,1,1,1,1,1,0,0,0,0,0,1,1,1,0,1,1,0,1,1,1,1,0,1,0,1,0,1,1,1,1,1,1,1,1,1,1,0,0,0,1,0,1,0,1,1,1,1,0,1,1,1,1,0,1,1,0,1,0,0,1,0,0,0,0,0,1,0,1,0,0,1,1,0,0,1,1,1,1,1,1,0,0,1,0,1,1,0,1,0,1,0,1,1,1,1,1,1,0,1,0,1,0,0,1,0,1,1,1,1,1,0,1,1,1,0,1,0,1,0,0,1,0,0,0,0,0,0,0,1,0,0,0,1,1,1,0,1,1,0,1,1,1,0,0,0,0,1,1,0,1,0,1,0,1,0,0,0,1,1,1,1,0,0,1,1,1,1,1,1,0,0,0,1,1,1,0,1,1,1,1,1,0,1,1,0,0,1,0,1,0,1,0,0,1,1,0,1,1,1,0,1,1,0,0,0,1,1,1,0,0,1,1,0,0,1,1,0,0,1,0,0,1,1,0,1,1,1,1,0,1,1,1,1,1,1,0,0,1,0,0,0,0,0,1,0,0,0,1,0,1,1,1,1,0,0,0,1,0,0,1,1,1,1,1,1,1,0,0,0,1,0,0,1,1,1,1,1,1,1,1,1,1,0,1,1,0,1,1,0,1,1,1,0,1,0,1,0,0,1,0,1,1,0,0,1,1,0,0,0,0,0,1,0,1,1,1,1,0,1,0,1,1,0,0,0,1,0,0,1,1,1,0,0,0,1,0,1,0,0,0,1,1,0,0,0,0,1,1,1,0,0,1,1,1,1,1,0,1,0,1,0,0,1,1,0,0,1,1,0,0,0,0,0,0,0,0,1,1,0,0,1,1,0,1,1,0,1,1,0,0,0,1,0,0,1,0,1,0,1,1,1,1,1,1,0,0,1,0,0,1,0,1,0,0,0,1,1,0,0,0,0,1,1,0,1,0,1,1,0,1,0,0,1,1,1,1,1,0,0,0,1,1,0,0,1,1,0,1,0,0,0,0,0,1,1,0,1,1,1,1,0,1,0,1,0,0,0,0,0,0,0,0,1,0,0,1,1,1,0,1,0,1,1,1,1,1,0,0,0,0,0,0,0,0,1,0,0,0,1,0,1,1,1,0,0,1,0,1,1,1,0,1,1,1,1,1,1,1,1,1,1,1,1,0,0,0,0,0,1,0,1,0,1,0,0,0,1,1,1,0,1,1,0,0,1,1,1,1,1,0,1,1,1,1,1,1,0,0,0,0,0,1,0,1,0,1,0,1,1,0,0,1,0,0,0,1,0,0,0,1,1,0,0,1,0,0,0,0,1,0,0,0,1,0,1,0,1,0,1,0,0,1,0,1,1,0,1,0,0,1,1,1,0,1,1,0,1,1,0,1,0,1,0,0,1,0,1,0,0,1,0,0,0,1,0,0,0,1,0,1,1,0,1,0,0,0,0,1,1,0,1,0,0,0,1,1,1,0,1,1,1,1,1,1,1,1,0,0,0,0,0,0,1,1,0,1,1,1,1,1,0,0,0,1,1,1,1,0,1,0,0,0,0,1,1,1,1,0,0,1,0,0,0,1,1,1,1,0,0,1,0,1,0,1,1,0,1,1,0,1,0,0,0,1,1,0,0,0,1,0,1,1,0,1,0,0,0,1,1,0,0,0,1,0,0,0,1,0,0,0,0,1,0,1,1,0,1,1,1,1,1,0,0,1,1,1,0,0,0,0,1,0,0,0,1,0,0,1,1,0,1,0,1,1,1,1,0,0,1,0,1,1,0,1,1,0,0,1,1,1,1,1,1,1,1,1,0,1,1,0,1,0,0,0,0,0,0,0,1,1,0,0,1,0,1,1,0,0,0,1,1,1,1,0,0,1,0,1,1,1,1,1,0,1,0,0,0,0,1,0,0,0,1,0,1,1,1,0,1,1,0,0,0,0,1,0,1,0,0,0,0,1,0,0,0,1,0,1,1,1,1,1,0,0,1,0,0,1,1,0,0,0,1,0,1,1,1,0,1,0,1,0,1,0,1,1,1,0,0,0,0,1,0,0,0,0,0,1,1,1,1,0,0,1,0,1,0,1,0,0,1,1,1,0,0,0,0,0,1,0,1,0,1,0,1,1,0,0,1,0,1,0,0,0,0,1,1,0,0,0,1,0,0,0,0,1,1,0,1,1,1,1,1,1,0,0,0,0,0,0,1,0,1,1,0,0,1,0,1,0,1,1,1,0,1,0,1,0,1,0,1,1,1,1,1,0,1,1,1,1,0,1,1,1,1,0,1,1,1,0,0,1,1,0,1,1,1,0,0,0,0,0,1,0,0,1,0,0,0,0,0,0,0,1,1,0,1,0,0,1,0,1,0,1,0,1,0,1,1,0,0,1,0,1,0,0,1,1,1,0,0,1,1,0,1,0,0,1,1,0,0,1,0,0,1,0,1,0,1,1,1,1,1,0,1,1,0,1,1,1,1,0,0,1,1,0,1,1,0,1,0,1,0,1,0,1,0,0,0,1,1,1,1,0,1,0,0,1,0,0,1,0,1,0,1,1,0,1,1,1,1,0,1,1,0,1,1,1,0,1,1,0,0,0,0,0,0,1,1,1,0,1,0,0,0,0,1,0,1,0,0,0,1,1,0,0,1,0,0,0,0,1,0,0,1,0,1,0,1,0,0,1,0,0,0,0,1,0,1,0,1,1,0,0,1,0,0,1,1,1,1,1,0,1,1,0,1,0,0,1,0,0,1,0,0,1,1,1,1,0,1,0,0,1,1,1,1,1,1,1,1,1,0,1,1,1,0,1,0,1,0,1,0,1,0,0,1,1,0,1,1,1,1,0,1,0,1,1,0,1,0,1,0,0,0,1,1,0,1,1,1,0,1,0,0,1,1,0,0,0,1,1,1,0,1,1,0,0,0,1,1,1,1,1,0,0,0,1,0,1,0,0,1,0,0,0,1,1,1,0,1,1,1,1,0,1,1,1,0,1,1,1,0,0,0,1,1,1,0,0,1,0,1,0,1,0,1,1,1,0,1,0,1,1,1,1,1,1,1,1,1,1,1,1,0,1,1,1,0,1,1,1,1,1,0,0,1,1,1,0,0,1,1,0,0,1,0,0,0,0,1,1,1,0,0,1,0,0,1,0,0,1,1,0,0,1,0,1,1,1,1,1,1,0,1,0,1,0,1,1,0,1,0,0,0,1,0,0,0,0,1,0,0,0,0,0,0,0,1,1,0,0,0,0,1,0,0,0,0,1,0,0,1,1,1,0,1,0,1,1,0,0,1,1,1,0,0,1,0,0,1,0,1,0,0,1,0,0,1,0,0,0,0,1,1,1,0,1,1,1,1,0,0,1,1,1,0,1,1,0,1,0,1,0,1,1,1,0,0,0,1,1,1,1,0,0,0,0,0,1,1,1,0,1,1,0,1,0,1,1,0,1,0,1,1,0,0,0,0,1,0,1,1,1,0,1,0,0,0,0,0,1,1,1,1,0,1,0,1,0,1,0,1,0,0,1,0,0,0,1,0,1,0,1,1,1,1,0,1,1,1,0,1,0,1,0,0,1,0,0,1,1,1,0,1,1,1,0,0,1,0,0,1,1,0,1,1,1,1,1,1,0,1,0,1,0,1,1,0,0,1,1,0,1,0,0,1,1,0,1,1,1,1,1,1,1,0,1,0,1,1,1,1,1,0,0,0,0,1,0,0,1,1,0,1,1,0,0,0,1,1,1,0,0,1,0,0,0,0,1,1,0,1,1,0,0,1,1,1,1,1,1,0,0,1,1,0,1,0,0,0,0,0,0,0,0,1,0,0,0,1,1,1,0,0,1,0,0,1,1,1,1,1,1,0,0,0,1,1,0,0,1,1,0,1,0,1,1,1,1,0,1,0,1,0,1,1,0,1,1,1,1,1,1,0,0,1,1,0,0,0,0,1,0,1,1,0,1,0,0,0,1,0,0,0,1,0,1,0,0,1,0,0,0,0,0,1,1,0,1,1,0,1,1,1,1,1,1,0,0,1,0,0,0,1,1,1,1,0,1,0,0,1,1,0,0,1,0,1,1,1,1,0,0,0,1,1,1,1,1,0,1,1,1,0,1,1,1,1,1,0,1,1,0,1,0,1,1,1,1,1,1,1,1,0,0,0,0,1,0,1,0,1,1,1,0,1,1,0,1,0,0,1,0,0,0,1,1,1,1,0,0,0,1,1,1,1,1,1,1,1,1,0,0,1,1,1,0,0,1,0,0,1,1,1,1,0,1,1,1,0,1,1,0,0,1,0,0,0,0,1,0,1,0,0,0,1,1,0,0,0,0,0,1,0,0,1,1,0,1,0,1,0,0,1,0,1,0,0,1,0,0,1,0,0,0,0,1,1,1,1,0,1,1,0,1,0,1,1,0,1,1,1,1,0,1,1,1,1,0,1,1,0,1,0,1,0,1,0,1,1,0,1,1,1,0,1,1,1,0,0,0,0,0,0,1,1,0,1,1,0,1,0,1,0,0,1,0,0,0,1,0,0,1,1,0,0,0,0,1,1,1,0,1,1,0,0,1,0,0,0,1,0,1,0,0,1,0,0,1,0,0,1,0,1,1,1,0,0,0,1,1,1,1,0,0,0,1,0,0,1,0,1,1,0,0,0,1,0,0,0,1,1,0,1,1,0,1,1,1,1,1,0,0,1,1,0,0,0,0,1,1,1,1,1,0,1,0,0,0,1,0,1,1,1,0,0,0,0,0,0,1,0,1,1,1,1,1,0,0,0,0,0,0,1,1,1,0,1,1,0,0,1,0,0,0,0,1,1,1,1,1,0,0,0,0,1,0,1,1,0,0,0,0,1,0,1,0,0,0,0,0,1,0,0,0,0,1,0,1,0,0,1,1,0,1,1,0,1,0,1,0,0,0,0,1,1,1,0,0,1,0,0,1,0,0,1,0,0,1,0,1,1,1,0,1,1,0,1,1,0,1,1,1,0,1,0,0,1,1,0,1,0,1,0,1,0,0,1,0,1,0,0,1,0,1,0,0,1,1,0,1,1,0,1,0,0,1,0,1,1,1,1,1,0,0,0,0,1,1,0,0,1,0,1,1,0,0,0,0,1,0,1,1,1,1,1,0,0,1,1,0,0,1,1,0,0,1,0,1,0,0,0,0,1,1,0,1,0,1,0,1,0,0,0,0,1,1,1,1,0,0,1,1,0,0,0,0,1,1,1,0,0,1,0,1,1,1,1,1,1,0,0,0,0,1,1,0,1,1,1,1,1,0,0,1,0,0,1,0,1,0,0,1,0,0,1,0,0,1,1,1,0,1,0,0,1,1,1,0,0,1,0,1,0,0,0,1,0,0,1,0,0,1,0,1,0,1,0,0,1,0,1,0,0,1,1,1,0,1,0,1,0,1,1,0,1,0,1,1,0,0,1,0,0,0,0,1,0,1,0,1,0,0,1,1,0,0,0,0,0,1,0,1,0,1,0,0,0,1,1,1,0,1,1,0,0,0,1,0,0,1,0,0,1,0,1,0,1,0,1,0,1,1,1,1,0,1,0,0,1,0,0,0,1,0,1,0,0,0,0,0,1,1,0,0,1,1,1,1,0,1,1,0,0,1,1,0,0,1,1,0,1,0,0,0,1,1,1,0,1,1,0,0,0,0,1,0,1,1,0,1,0,0,1,1,1,1,0,1,0,0,1,1,0,1,0,1,1,1,1,0,0,1,0,0,1,1,1,0,0,1,0,1,1,1,0,0,1,0,0,1,1,0,1,0,1,1,0,1,1,0,0,0,1,1,1,1,0,0,0,1,0,0,1,0,0,1,1,1,1,0,0,0,1,0,1,1,1,0,0,1,1,0,0,0,0,1,0,0,0,0,1,0,0,1,0,1,0,0,1,1,0,0,0,0,0,0,0,1,1,1,1,0,1,0,1,1,0,0,0,1,1,1,0,1,1,0,0,0,1,0,1,0,0,0,1,1,0,1,1,0,1,1,0,1,0,0,0,1,1,0,1,1,0,1,1,0,1,1,1,1,1,0,0,1,1,1,0,1,0,1,1,0,1,0,1,0,1,1,0,0,0,0,0,0,0,1,0,1,1,0,1,0,1,0,0,0,1,0,0,1,0,0,0,1,0,0,1,1,0,0,1,0,1,0,0,1,1,1,1,0,1,0,1,1,0,0,1,1,1,0,1,1,1,1,1,1,0,1,0,0,1,0,0,1,1,0,0,1,1,0,1,0,0,0,0,0,1,0,0,1,0,1,0,0,1,1,1,1,1,1,1,0,1,0,1,0,1,1,1,0,0,0,0,0,0,0,0,0,0,1,0,1,1,0,1,0,0,1,1,1,1,0,0,0,0,0,1,1,1,1,0,0,1,0,1,1,0,0,1,1,0,1,1,0,1,0,0,1,1,1,1,1,0,0,1,1,1,1,0,0,0,1,0,1,0,0,1,1,0,0,0,1,0,0,0,0,0,1,0,0,1,0,0,1,0,1,1,1,1,0,1,0,0,0,1,0,0,0,0,0,0,0,1,0,0,1,0,1,1,0,1,1,0,0,1,0,0,0,0,0,1,0,1,0,1,0,0,1,0,1,1,1,1,1,1,1,1,0,0,0,0,0,0,1,0,0,0,0,1,0,0,1,1,0,0,0,1,0,0,0,1,1,1,1,0,0,1,0,0,1,0,0,0,1,0,1,1,1,1,0,1,1,0,1,0,0,0,1,1,0,1,0,0,0,1,1,1,0,0,1,1,1,1,0,1,1,0,0,1,1,0,0,0,1,0,0,0,1,0,1,1,0,0,0,1,0,0,0,0,0,0,0,0,0,0,1,0,0,1,0,0,1,0,1,1,0,1,1,1,1,1,0,1,1,1,1,0,1,1,1,0,1,0,0,0,0,0,1,0,1,1,0,0,0,1,1,0,0,1,1,1,1,0,1,0,1,1,1,1,0,1,0,1,1,0,0,1,1,0,0,0,1,0,1,1,0,1,0,1,0,1,1,0,1,1,1,1,1,1,0,0,0,0,1,0,0,1,1,0,0,1,0,1,1,1,1,0,1,1,1,1,0,0,0,1,0,0,1,0,1,1,0,1,0,1,1,1,0,1,0,1,0,1,0,1,0,0,0,0,0,1,0,1,1,1,1,1,0,0,0,1,0,0,0,0,0,0,0,1,0,1,0,0,1,0,1,0,1,0,0,1,0,0,0,1,1,0,1,1,0,1,1,0,0,0,0,1,0,1,1,1,0,1,1,1,0,1,1,1,0,0,0,1,0,0,0,0,1,1,0,1,1,1,1,0,0,1,0,1,1,1,1,0,1,1,1,1,1,1,1,1,0,0,1,0,0,1,1,1,1,0,0,0,0,0,0,0,0,1,0,0,1,0,0,0,0,1,1,1,1,1,1,1,1,0,1,0,0,1,0,0,1,0,0,1,1,1,0,1,1,1,0,0,1,1,1,0,1,0,0,0,0,0,0,0,0,1,0,0,0,0,1,0,1,0,1,1,1,0,0,0,1,1,0,1,0,1,1,0,0,1,1,1,1,0,1,1,1,0,1,0,0,0,0,1,1,0,1,1,0,1,1,0,1,1,1,1,0,1,1,0,0,0,0,1,1,1,0,1,0,0,1,0,0,0,1,0,1,0,0,0,1,1,0,1,1,0,1,1,0,1,1,1,0,0,1,0,1,1,1,1,1,1,0,0,0,1,1,1,1,1,1,1,0,1,0,1,1,0,1,0,0,1,1,0,1,1,0,1,1,1,0,0,1,0,1,0,1,1,1,0,0,0,1,0,0,1,0,1,0,1,0,0,1,1,1,0,1,1,1,0,0,0,1,1,0,1,1,0,1,0,1,1,1,1,0,0,1,0,0,0,1,1,0,0,0,1,1,0,1,1,0,0,1,1,1,1,1,0,1,0,1,1,1,0,0,0,0,1,0,1,1,0,1,1,1,0,0,1,0,1,0,1,0,0,1,1,0,1,1,1,1,1,0,0,0,1,0,1,0,1,1,1,1,0,1,1,0,1,1,1,1,1,1,1,0,1,1,0,1,1,1,1,0,0,1,0,1,1,0,0,0,0,0,0,0,1,1,0,0,1,1,0,0,1,0,1,0,0,0,0,1,0,1,0,1,0,1,1,1,0,0,0,1,0,0,0,0,0,1,0,0,1,1,1,1,0,1,0,1,1,1,1,0,0,1,0,1,1,1,1,0,0,1,0,1,1,0,0,1,0,1,0,0,0,1,1,0,0,1,1,1,1,0,1,0,0,1,0,0,1,0,1,0,1,1,1,1,0,0,0,1,1,0,1,0,1,0,1,1,0,0,0,0,1,0,0,1,1,1,1,0,0,1,0,0,0,0,0,0,1,0,1,0,1,0,0,0,0,1,1,1,1,0,0,0,0,1,1,0,0,0,0,1,1,1,1,0,1,0,0,0,0,1,0,0,1,0,0,1,0,0,0,0,0,0,0,0,0,0,0,0,1,1,0,1,0,0,1,1,0,1,1,0,1,1,0,0,0,1,1,1,1,0,1,0,0,1,0,0,0,0,1,0,0,0,0,0,0,0,0,0,1,1,1,0,1,1,1,0,1,0,1,1,0,1,1,1,1,1,1,1,1,1,0,1,0,0,1,0,1,0,0,0,1,1,1,1,1,0,1,0,1,0,0,0,1,0,1,1,1,1,0,1,1,0,0,0,1,0,1,0,0,0,0,1,0,1,0,0,0,1,1,0,0,1,1,0,0,0,0,1,1,1,1,1,0,1,1,1,1,1,0,0,1,1,0,1,1,1,1,0,0,1,1,1,0,0,1,1,0,1,0,1,1,1,1,1,0,1,0,0,1,1,0,1,1,1,1,0,0,0,0,1,0,0,0,0,1,1,0,1,1,1,0,0,1,1,1,0,1,0,1,1,0,1,0,1,1,1,0,0,1,1,0,1,0,0,0,0,0,1,1,1,0,0,0,1,1,0,0,0,0,0,1,0,0,0,1,0,1,1,0,0,1,1,1,1,1,0,1,0,0,0,0,0,1,0,1,1,1,1,0,0,1,1,1,0,0,1,1,1,1,1,0,0,0,0,1,0,1,1,1,0,1,0,0,1,1,1,0,0,0,1,0,1,0,1,0,0,1,1,0,0,0,0,1,1,0,0,0,0,0,0,0,1,0,0,0,0,1,1,0,0,1,1,0,1,1,0,1,1,0,1,1,1,0,1,1,1,0,0,1,0,1,0,0,1,0,1,0,0,0,1,1,1,0,0,1,0,0,0,0,1,0,1,0,1,0,0,1,0,0,1,1,0,0,0,0,1,0,1,1,0,0,1,0,0,1,0,1,0,1,1,0,1,0,1,1,1,1,0,0,1,0,1,0,1,0,0,0,1,0,0,1,1,0,0,1,0,0,1,0,0,0,0,0,1,0,0,0,0,0,0,1,1,1,1,1,0,0,1,1,0,0,1,0,1,0,1,1,1,0,1,1,1,0,0,1,0,0,1,0,1,1,0,1,1,1,1,0,1,0,1,1,0,1,1,1,0,0,0,0,0,1,0,0,1,0,0,0,1,1,0,0,1,0,0,1,1,1,0,0,1,0,1,0,1,1,1,0,0,1,1,0,1,0,1,1,1,0,0,0,1,0,1,0,1,0,1,1,1,1,1,0,1,1,1,1,0,0,0,0,0,0,0,0,0,1,0,0,0,0,0,1,0,0,0,1,0,0,1,0,1,1,1,1,0,1,0,1,1,1,0,0,0,1,1,0,1,1,0,1,1,1,1,0,0,0,1,0,0,1,0,0,0,0,0,0,0,1,1,1,1,1,0,1,1,0,1,0,0,0,1,1,1,1,1,1,1,1,1,1,0,0,0,1,1,0,1,0,0,0,0,0,1,0,1,1,0,0,0,1,0,0,0,1,1,1,1,1,0,1,0,0,0,0,1,0,1,1,1,0,0,1,1,0,0,1,0,1,1,1,0,1,1,0,1,0,1,0,1,0,0,0,1,1,1,0,1,0,1,1,1,0,0,0,0,0,0,0,0,0,0,1,1,0,1,1,1,1,0,0,0,1,0,1,1,1,0,1,1,1,0,0,1,0,0,0,1,1,1,0,0,1,1,1,1,1,1,1,0,0,0,1,0,0,1,0,0,1,1,0,0,0,0,0,1,0,0,1,1,1,1,1,0,1,0,0,1,0,1,1,0,0,1,1,0,1,1,1,1,1,1,1,0,0,1,0,1,0,0,1,0,0,1,0,0,0,1,1,1,0,1,0,1,0,1,1,1,0,0,1,1,1,0,1,1,0,0,1,0,0,1,1,1,1,1,0,0,0,0,1,1,0,1,0,0,1,0,1,0,0,1,0,1,0,1,0,0,0,1,1,1,0,0,0,0,1,0,1,0,1,1,0,0,0,0,1,1,0,1,1,1,0,1,0,0,0,1,1,0,0,0,1,0,0,0,0,0,1,1,0,1,0,1,0,0,1,0,1,0,1,1,0,0,0,1,0,0,0,1,0,1,0,0,1,0,1,1,1,0,1,1,0,1,0,1,1,1,0,1,0,1,1,0,0,1,1,0,0,1,0,0,1,0,1,1,1,1,0,1,0,0,0,0,1,0,0,0,1,0,1,1,0,1,0,0,1,1,1,1,1,1,1,0,1,1,0,1,1,0,0,1,0,0,0,0,0,0,0,0,1,1,1,1,1,1,0,0,1,1,1,1,1,1,1,1,1,0,0,1,0,1,1,1,0,0,1,1,1,1,1,0,0,1,0,0,1,0,1,1,0,0,1,0,1,0,1,0,1,0,0,0,0,0,0,0,1,1,1,1,1,0,0,0,0,0,1,0,1,0,1,1,0,1,1,0,0,1,0,1,1,0,0,1,1,1,1,1,0,0,1,0,0,0,0,1,0,0,1,1,0,0,1,1,0,0,1,1,0,0,1,1,0,0,1,1,0,0,1,1,1,0,0,0,0,0,1,0,1,1,0,1,1,0,0,1,0,1,0,1,0,0,1,1,0,0,0,1,1,0,1,1,1,1,1,1,0,1,1,0,1,0,0,0,1,1,1,1,1,0,0,1,1,0,1,0,1,1,0,1,0,1,1,0,0,0,1,0,0,0,1,0,1,1,1,1,0,0,1,0,1,0,0,1,1,1,1,0,1,1,0,1,0,1,0,0,0,0,0,0,1,1,0,1,1,1,1,1,0,0,1,1,0,0,0,1,1,0,0,0,0,0,1,0,1,1,1,0,1,0,1,1,0,1,0,1,1,0,0,0,0,1,1,0,0,0,1,1,1,0,1,0,0,1,0,1,1,1,1,0,1,0,0,1,0,1,1,1,1,1,0,1,0,0,1,0,0,1,0,1,1,0,1,0,1,0,1,1,0,1,0,1,1,0,0,1,1,0,1,0,1,1,0,0,1,0,0,1,0,0,1,1,0,0,0,0,0,0,0,0,1,1,1,1,1,0,0,0,1,1,1,0,1,0,1,1,0,0,1,1,0,1,0,0,0,0,0,1,0,1,1,0,1,0,0,1,0,0,1,1,0,0,1,1,0,0,0,1,1,0,0,1,1,1,1,0,1,0,0,1,0,0,0,0,0,0,1,0,0,1,1,0,1,1,0,0,0,0,0,0,1,1,1,1,0,1,0,0,0,1,1,0,0,0,1,1,1,1,0,0,1,1,0,0,0,1,1,0,0,1,1,1,1,1,0,1,1,0,1,1,0,1,1,1,1,0,1,1,0,1,0,0,1,0,0,1,0,0,1,1,1,1,1,0,1,0,0,1,0,0,0,0,1,0,0,0,1,1,0,1,1,0,1,1,1,1,0,0,0,1,1,1,0,0,1,1,0,0,1,1,1,1,0,0,1,1,1,1,0,1,0,1,1,0,0,1,1,0,1,0,0,0,1,0,0,0,0,1,0,0,0,1,0,1,1,0,1,0,1,1,0,0,1,0,0,1,1,1,0,0,0,0,1,1,1,0,1,1,1,1,0,0,1,1,1,1,1,1,1,0,1,0,1,1,0,1,1,1,0,1,1,1,0,0,0,1,1,1,1,1,1,0,0,0,1,0,0,1,0,1,0,1,1,0,0,1,0,1,1,0,0,0,0,1,1,1,1,1,0,1,0,0,1,0,1,1,0,1,1,0,0,1,0,1,1,1,1,1,1,0,1,1,0,0,0,0,0,1,1,1,1,1,1,0,0,0,0,1,0,1,1,0,1,0,0,1,0,1,0,0,0,1,1,0,1,0,1,0,1,0,0,0,1,1,1,0,1,0,1,1,0,1,0,0,0,1,1,0,0,1,0,0,1,0,1,0,1,1,1,0,1,1,0,1,0,0,0,0,1,0,1,1,0,0,0,0,0,1,1,1,0,0,1,1,1,0,0,0,1,0,0,1,1,1,1,0,1,1,1,1,1,0,1,0,0,1,1,0,1,1,0,1,1,1,1,0,1,1,0,0,1,0,0,1,1,1,1,1,1,0,1,0,1,1,0,0,1,1,1,1,0,1,1,0,0,1,1,1,1,1,1,0,0,1,1,0,0,0,1,0,1,1,0,0,1,1,1,1,0,1,0,1,0,0,1,0,1,0,0,1,1,0,0,1,1,0,1,0,1,1,1,1,0,1,0,0,0,0,0,0,1,1,1,0,1,0,1,0,0,1,1,0,0,1,1,0,1,1,0,1,0,1,1,1,0,1,0,0,0,0,1,0,0,1,1,0,0,0,0,0,1,0,1,1,0,0,0,1,1,0,0,1,1,0,1,1,1,1,1,0,1,0,0,1,1,1,1,0,1,0,0,0,0,1,1,0,1,1,0,1,0,1,1,1,1,1,0,1,0,0,1,0,1,0,0,0,1,1,1,0,1,0,1,1,1,0,0,0,1,1,0,0,1,1,1,1,0,1,1,0,0,0,1,0,1,0,0,1,0,1,1,1,0,0,1,0,1,0,1,1,0,1,0,1,0,0,1,0,1,0,1,1,0,1,0,0,0,0,0,1,0,1,0,0,0,1,1,1,1,0,1,0,0,0,0,0,1,0,1,1,1,0,1,1,0,1,1,1,1,0,1,1,0,0,1,0,1,1,1,1,0,0,1,1,1,1,0,1,1,0,0,1,1,1,0,1,0,1,1,0,1,1,0,0,1,0,1,1,1,1,1,1,0,1,1,1,0,0,1,0,0,0,0,0,0,1,1,1,0,0,1,0,0,1,1,0,0,0,1,0,1,1,1,1,1,1,0,0,1,0,0,1,1,1,1,1,0,1,1,0,1,0,0,0,1,1,1,0,1,1,1,1,1,1,1,0,0,0,1,1,0,0,0,0,0,0,0,1,0,0,1,0,0,1,0,0,1,0,1,0,1,1,1,1,1,1,0,0,0,1,1,0,1,1,1,0,1,1,1,1,0,1,1,0,0,1,1,1,0,0,0,0,1,0,0,1,1,1,1,0,0,0,1,0,0,0,1,0,1,0,1,1,0,0,0,0,1,0,1,0,1,1,0,1,0,1,1,0,1,1,1,0,1,1,1,0,0,0,1,1,1,0,0,1,0,1,1,0,1,0,1,1,1,0,1,1,1,1,1,1,1,1,1,0,0,0,1,1,0,1,0,1,0,1,0,1,0,1,1,1,0,1,1,0,0,1,1,0,0,0,1,0,0,1,0,1,1,0,0,0,1,1,0,1,0,0,0,1,0,0,0,1,0,0,0,0,1,1,0,1,0,1,0,0,0,0,0,1,1,1,0,1,0,0,1,0,0,0,1,0,0,0,0,1,0,1,0,0,0,1,0,0,0,1,0,0,0,1,1,1,1,0,1,1,0,1,1,0,0,1,1,0,0,0,0,1,0,1,0,0,0,0,1,0,0,0,1,1,1,1,0,1,0,0,1,0,0,1,1,1,1,0,0,1,1,0,1,0,1,1,0,1,0,1,0,1,0,0,1,0,1,0,0,1,0,1,1,1,0,0,0,1,0,0,1,0,0,0,0,1,0,1,1,1,1,0,0,0,1,1,1,1,0,1,1,1,1,1,1,0,1,1,0,0,1,0,1,1,1,0,1,0,0,1,1,1,1,1,0,1,0,1,1,0,0,1,0,1,1,1,1,1,1,0,1,0,0,0,1,1,1,0,1,0,0,0,1,1,0,1,1,1,1,1,1,0,1,1,0,1,1,1,1,1,1,0,0,0,1,0,0,1,0,1,1,1,0,0,1,0,0,1,1,1,0,0,1,0,1,1,1,1,0,1,1,1,1,0,1,0,0,1,1,1,0,1,1,1,0,1,0,0,0,0,1,0,0,1,1,1,0,0,1,0,1,0,1,0,0,1,0,0,0,0,0,1,0,0,0,0,1,0,1,0,1,1,1,1,1,1,1,1,0,1,1,1,0,1,1,1,0,0,1,1,1,1,0,1,0,1,1,1,0,0,0,0,0,0,0,1,0,0,1,1,1,1,0,0,1,0,0,0,0,1,0,0,0,1,0,0,0,1,1,1,0,0,0,1,1,0,1,1,0,1,1,1,0,0,0,0,1,1,0,1,0,0,0,1,1,1,1,1,0,0,0,1,1,1,1,0,0,1,1,1,0,1,1,1,1,0,0,1,1,0,0,0,1,1,0,0,0,1,1,1,1,0,0,1,0,0,1,0,1,1,1,0,0,1,1,0,1,1,0,0,0,0,0,1,0,0,0,1,0,1,1,0,1,0,1,1,0,0,1,1,0,0,1,0,1,0,1,0,1,0,0,0,1,1,0,0,0,1,1,0,1,1,1,0,0,1,0,0,0,0,0,0,1,0,0,1,0,0,1,1,0,0,0,0,1,1,0,0,0,1,0,0,0,0,0,1,1,0,0,1,0,1,0,1,0,0,0,0,1,0,1,0,0,0,0,1,1,1,0,1,0,0,0,1,0,0,1,0,0,1,1,1,1,0,0,0,0,0,0,0,1,1,1,0,1,0,1,0,0,0,0,0,0,1,1,0,0,0,1,0,1,1,1,1,1,1,0,0,1,1,1,1,0,0,0,1,1,1,1,1,1,0,1,1,0,1,1,0,1,0,0,0,0,0,0,1,1,0,0,0,0,1,0,0,0,1,1,1,1,1,1,0,0,0,1,0,0,1,0,0,1,0,1,1,0,0,0,1,1,0,0,1,0,0,0,0,1,0,0,0,0,0,0,1,1,0,0,0,1,0,1,0,1,0,1,0,0,1,1,0,0,0,0,1,0,1,0,1,0,1,1,0,0,0,1,1,1,0,0,1,1,1,1,0,0,0,1,1,0,0,1,0,1,0,1,1,0,0,1,0,0,0,1,1,0,0,0,1,0,1,0,0,1,1,0,0,0,0,1,0,0,0,1,0,1,0,0,0,1,1,1,0,1,1,1,1,1,1,1,1,1,1,1,0,0,1,0,0,0,1,1,1,1,0,1,1,0,1,0,0,0,1,0,1,1,1,1,1,1,0,0,1,0,0,0,1,1,1,1,0,1,0,0,1,1,1,1,0,0,0,0,1,0,1,1,1,0,1,0,0,0,1,1,1,1,1,1,1,1,0,1,0,0,1,1,1,0,1,1,0,0,1,0,0,0,0,0,1,0,0,1,1,1,1,0,0,1,1,1,1,0,0,0,1,1,1,1,0,0,0,0,1,0,1,0,0,1,1,1,1,1,0,0,0,1,0,0,0,0,1,0,1,0,0,1,1,1,1,0,0,0,1,0,0,1,1,0,0,0,1,1,1,0,1,0,1,1,0,1,0,1,0,1,1,0,0,0,0,1,1,0,0,0,1,0,0,0,0,1,1,1,0,1,0,0,0,0,1,1,0,0,0,1,0,0,1,1,1,1,1,1,0,1,1,0,1,0,0,0,0,1,1,1,1,0,0,1,1,1,1,1,1,0,1,0,1,0,1,0,0,1,0,0,0,0,1,0,0,0,0,1,1,1,1,1,1,1,0,0,1,1,0,0,1,1,0,1,0,0,1,1,1,0,1,1,0,1,0,0,0,0,0,0,1,1,1,1,1,1,0,0,1,1,0,0,1,0,1,1,0,0,0,1,0,0,1,1,0,0,0,1,0,0,0,0,0,1,0,0,0,1,1,1,1,0,0,0,1,0,0,0,0,0,1,0,1,1,1,0,0,1,1,1,1,0,1,0,1,0,1,0,1,0,1,1,1,0,1,1,0,1,1,1,1,1,1,0,1,0,1,1,1,0,0,1,0,0,0,0,1,0,1,0,1,1,1,1,1,0,1,1,0,0,1,1,0,0,0,0,0,0,0,0,0,0,1,0,1,0,1,1,1,1,0,0,1,1,0,1,0,0,1,1,0,1,0,0,0,1,1,1,1,0,0,0,1,1,0,1,0,1,0,0,1,1,1,0,0,1,1,1,1,1,0,0,1,0,0,1,0,1,0,1,0,0,0,0,1,1,1,1,1,1,0,0,1,0,1,1,1,0,1,0,1,1,1,0,1,1,1,1,0,1,0,1,0,1,1,1,1,0,0,1,0,1,0,1,1,0,1,1,0,0,1,1,0,1,1,0,1,0,1,1,1,0,1,0,1,0,1,0,1,1,0,1,0,1,0,1,0,1,1,0,1,1,1,0,1,0,1,1,0,1,1,0,1,0,1,1,0,1,1,0,1,0,1,0,1,0,0,0,1,0,1,0,0,0,1,0,1,1,0,0,1,1,0,1,0,0,0,0,0,1,0,0,0,0,1,0,0,1,0,0,0,0,1,1,0,0,1,1,1,0,1,1,0,1,0,0,1,1,0,1,1,0,0,0,0,1,1,0,1,0,0,1,0,0,1,1,0,1,1,1,1,1,0,1,1,1,0,1,1,1,0,0,1,1,0,1,0,0,1,0,1,0,1,0,1,1,0,0,1,1,1,0,1,0,0,0,0,0,0,1,0,0,1,1,0,1,1,1,1,1,0,1,1,0,0,1,0,0,1,1,1,1,0,0,1,1,1,1,1,1,1,0,0,0,0,1,1,0,0,1,0,1,1,0,1,0,1,1,1,1,0,0,0,1,0,1,1,0,0,0,0,1,1,1,0,0,0,0,0,1,1,1,0,0,1,0,1,1,1,1,0,0,1,1,1,1,0,0,0,0,0,0,0,0,1,1,1,0,1,0,0,1,1,0,1,0,0,0,1,0,1,1,0,1,1,0,1,1,1,1,0,1,1,1,0,1,1,1,0,0,0,1,1,0,0,1,1,1,0,1,1,1,0,0,0,1,1,1,1,0,1,1,1,0,1,0,0,1,0,1,0,1,0,1,1,1,1,0,0,1,0,1,0,0,0,0,1,1,1,1,0,1,0,1,0,1,0,1,1,1,0,0,0,0,0,0,1,0,1,0,0,1,0,0,0,1,1,1,1,1,0,0,1,0,0,1,0,1,0,1,1,1,0,1,0,0,0,0,0,0,1,0,1,0,1,1,1,1,0,0,0,1,0,0,1,0,0,1,1,0,1,0,0,0,1,0,0,1,0,1,1,1,1,1,1,0,0,1,0,1,1,0,0,0,1,0,1,1,0,1,0,1,0,0,0,0,0,0,1,0,1,1,1,1,0,0,0,1,1,0,1,0,0,0,0,1,0,0,0,1,1,1,0,1,0,1,0,0,1,0,0,0,1,0,0,0,1,0,0,0,1,0,0,0,0,0,0,1,1,1,1,0,1,0,1,0,0,1,1,0,1,0,0,0,1,0,1,0,0,1,1,0,0,1,0,1,1,0,1,0,1,0,0,1,1,0,1,1,0,1,1,0,0,0,1,0,1,1,0,1,1,0,0,0,1,0,1,1,0,0,1,0,0,0,1,1,0,1,0,0,0,0,1,1,0,0,0,1,1,0,1,1,1,1,0,1,1,0,1,1,0,0,1,1,1,0,0,1,1,1,1,0,0,0,1,1,0,0,1,1,1,0,1,0,0,0,1,1,0,1,1,1,1,0,0,1,0,0,1,0,0,1,0,1,1,0,1,1,0,1,0,1,1,1,0,0,0,0,1,1,0,0,0,0,0,1,0,0,0,1,0,0,0,0,0,1,1,0,1,1,0,0,1,0,1,0,0,0,0,0,0,1,1,1,1,0,1,1,1,0,1,1,1,0,0,1,1,0,0,1,0,1,0,0,0,1,1,0,0,1,0,0,0,0,0,1,1,1,1,1,1,1,1,0,0,1,0,0,1,1,1,0,1,1,0,1,1,0,0,1,1,1,1,0,0,1,0,0,0,1,1,1,0,0,0,0,0,1,1,1,0,0,0,1,0,0,1,0,0,0,1,1,1,0,1,1,1,0,0,0,1,1,1,0,0,1,0,1,1,0,1,0,0,1,1,1,0,1,0,1,1,0,1,0,0,1,0,1,1,1,1,0,1,1,1,0,1,0,0,1,0,1,0,0,1,0,0,1,1,0,1,0,1,1,0,1,1,0,0,1,1,0,1,0,0,1,1,0,1,1,1,0,0,1,0,0,1,1,0,1,0,0,1,1,1,1,0,0,0,0,0,0,1,1,0,0,1,0,0,1,0,0,0,0,1,0,0,0,0,0,1,1,0,0,0,0,0,0,0,1,1,1,1,1,1,1,0,1,0,0,1,0,0,0,1,0,0,1,0,1,0,0,1,0,0,0,0,0,0,0,0,0,1,0,1,0,1,0,0,0,1,1,0,0,1,0,0,0,1,1,0,0,1,0,1,0,1,0,0,0,1,0,0,0,1,1,1,1,1,0,0,1,1,0,1,1,1,0,1,0,1,0,0,0,0,1,1,0,1,0,1,0,1,0,0,0,1,0,0,1,1,0,0,1,0,1,0,0,0,0,0,0,0,0,1,1,1,0,1,1,1,0,0,0,1,0,0,1,1,1,0,0,1,1,1,1,1,1,0,0,0,0,1,1,1,0,0,1,1,1,1,0,1,1,1,1,0,0,0,0,0,0,1,1,0,0,1,1,0,1,0,1,1,1,0,1,0,1,0,0,1,0,0,1,0,0,1,0,1,1,1,0,0,1,1,0,0,1,0,0,1,0,1,1,1,1,1,1,1,1,1,1,0,0,1,0,0,0,1,1,1,0,0,1,0,0,1,1,1,1,0,0,0,0,1,0,1,0,1,1,0,0,0,1,1,0,1,0,1,0,1,0,1,1,0,1,1,0,0,1,0,1,1,0,0,1,0,0,0,1,0,1,1,1,1,1,1,0,0,1,0,0,0,1,0,0,0,0,0,0,0,1,1,0,1,0,1,1,1,0,0,1,1,0,1,0,1,1,0,1,0,0,1,1,0,1,1,1,0,1,0,0,0,0,1,1,1,0,1,1,1,1,0,0,1,0,0,0,1,1,1,1,1,1,0,0,0,1,1,1,0,1,0,1,0,0,1,1,1,0,0,1,0,0,0,1,1,1,1,1,0,1,0,0,1,0,1,1,0,0,0,0,0,0,1,0,0,1,1,0,1,1,0,1,0,0,1,1,1,0,0,1,1,1,1,1,1,0,0,1,0,0,0,0,0,1,0,0,0,1,0,0,0,0,0,0,1,0,0,1,1,0,1,0,0,0,1,0,0,1,1,0,0,0,0,1,0,1,0,1,0,1,0,1,0,1,1,1,0,0,1,1,1,0,0,0,0,0,0,0,0,1,0,0,0,0,0,0,0,1,1,0,0,0,0,1,0,1,0,0,0,1,0,0,0,1,0,0,0,1,0,1,0,0,1,0,1,1,1,0,0,0,1,1,0,0,1,0,0,0,0,1,0,0,1,0,0,1,1,1,1,1,0,0,0,0,0,0,1,1,1,1,0,1,1,1,1,0,0,0,0,1,1,0,1,1,0,0,1,1,1,0,0,0,0,0,1,0,1,0,1,1,1,1,0,1,1,1,0,0,0,1,0,0,1,0,1,0,1,0,0,0,0,0,1,0,1,0,1,1,1,1,0,0,1,0,0,1,1,1,1,1,0,0,0,1,0,0,1,0,0,0,0,1,0,1,0,0,0,0,1,1,1,1,0,0,0,0,0,0,0,1,1,0,1,1,0,0,0,1,0,0,1,1,0,1,1,0,0,0,1,1,1,1,1,1,1,1,0,0,0,1,0,1,0,0,1,0,1,1,0,0,0,1,1,0,1,1,1,1,1,0,0,0,0,1,0,0,1,0,0,1,1,1,0,1,0,0,0,1,1,1,1,0,1,0,1,1,1,0,1,1,1,0,1,0,0,0,0,1,0,1,0,1,1,0,0,1,1,0,0,1,0,1,0,1,1,0,0,0,0,0,1,1,1,1,1,1,1,1,0,0,0,0,1,0,0,0,0,0,1,0,1,1,1,0,1,1,0,0,0,1,0,0,0,1,1,0,0,0,0,0,0,1,1,0,0,0,0,1,0,1,1,1,0,1,1,0,0,1,1,0,0,1,1,0,0,0,1,0,0,0,1,1,0,0,0,1,0,1,1,0,0,1,0,0,1,1,0,0,1,1,1,0,1,1,1,0,1,0,1,1,0,0,0,1,0,0,1,1,0,1,1,1,0,1,1,0,1,1,0,0,0,0,0,0,1,0,1,1,0,0,1,0,1,1,0,0,1,0,1,1,0,0,0,1,1,0,0,1,1,1,1,1,0,0,0,1,1,1,0,1,1,0,0,0,1,1,0,1,0,1,0,0,1,0,0,1,1,1,0,1,1,0,0,0,0,0,1,1,1,1,1,1,0,1,1,1,0,1,1,0,0,0,0,0,0,0,0,1,1,1,0,0,0,1,0,1,1,0,0,0,1,0,1,0,0,0,0,1,0,1,1,0,0,0,0,1,0,1,1,0,1,0,0,1,0,0,1,1,0,0,0,0,0,1,1,1,0,0,0,1,1,1,1,0,0,1,0,0,1,1,1,0,0,1,1,0,0,1,0,1,0,1,0,0,1,0,0,0,1,0,0,1,0,1,1,0,0,1,0,1,1,0,1,0,0,0,1,1,0,0,1,1,0,1,0,1,1,1,1,1,1,0,0,1,1,1,0,0,1,0,1,0,1,0,0,1,0,1,1,1,0,0,0,0,1,1,1,1,0,1,1,0,1,0,0,1,1,1,1,0,1,1,0,0,1,0,0,1,0,1,1,1,0,0,1,0,0,1,1,0,1,1,0,1,0,0,0,0,1,0,1,1,0,1,0,0,0,1,1,0,1,0,0,0,1,0,0,0,0,1,0,0,1,0,0,1,1,1,0,1,0,1,1,0,0,1,1,1,1,1,0,0,1,0,0,1,0,1,0,1,0,1,1,1,1,1,0,1,1,0,0,0,1,1,0,1,1,0,0,0,0,0,1,0,1,0,1,1,1,0,1,0,0,1,1,1,0,0,0,0,1,0,1,1,1,0,1,0,0,1,1,0,1,1,0,0,0,0,0,0,0,1,0,1,0,1,0,1,0,1,1,1,0,0,1,0,0,0,1,0,0,0,0,1,1,0,1,1,0,0,0,0,1,0,0,1,1,0,0,1,0,1,0,1,1,0,0,0,1,0,1,0,0,1,0,0,1,0,1,1,0,0,0,0,1,0,0,1,1,1,1,0,0,0,0,1,0,1,1,1,0,0,0,1,1,0,0,0,1,1,1,0,1,1,1,0,1,1,0,1,0,1,0,1,1,1,0,1,0,1,0,1,0,1,1,0,0,0,0,1,0,0,1,0,1,0,1,1,0,0,0,1,0,1,0,1,1,0,1,0,1,1,0,1,1,1,1,0,0,1,1,1,0,1,1,1,1,0,0,0,1,1,0,0,0,1,1,1,1,0,1,0,1,0,0,1,0,1,1,1,0,0,0,1,0,1,1,0,1,1,0,0,0,1,0,0,0,1,0,1,1,0,1,1,0,1,0,1,0,1,0,1,1,1,0,0,1,0,1,1,1,0,1,0,1,1,0,1,0,0,1,1,0,1,1,1,0,0,1,0,1,0,0,1,1,0,0,1,0,1,0,1,0,1,1,0,0,0,0,0,1,1,1,0,1,0,1,1,1,0,1,0,1,0,0,1,0,0,0,1,0,0,1,1,1,1,0,0,1,0,1,0,1,1,0,0,1,0,1,1,0,1,0,0,1,1,1,1,1,0,1,0,0,0,0,1,0,0,0,1,1,1,1,1,0,0,0,1,1,0,0,0,0,0,0,0,1,0,1,0,0,0,0,0,0,0,0,0,1,1,0,1,0,1,0,1,1,0,1,1,0,1,0,1,0,1,1,0,0,1,0,1,0,1,1,0,0,1,0,1,1,0,0,1,1,0,0,1,0,0,1,0,1,0,1,0,0,1,0,0,1,0,1,0,1,1,0,1,1,1,0,1,0,0,1,0,0,1,1,0,1,1,0,1,1,1,0,0,0,0,0,1,0,0,0,0,1,0,0,1,0,0,1,1,1,1,1,1,0,1,1,0,0,0,1,0,1,0,0,1,1,1,0,1,1,1,1,1,1,1,0,1,1,1,1,0,0,1,0,1,0,0,1,1,0,1,1,0,0,1,0,0,0,1,1,0,0,1,1,1,1,1,0,1,0,0,1,0,1,0,1,1,0,1,0,1,0,1,1,0,0,0,0,0,1,1,0,0,0,1,0,1,1,0,1,1,0,1,1,0,0,0,0,1,1,1,1,0,1,1,1,1,0,0,0,1,0,1,0,0,0,1,1,0,1,0,0,1,1,0,1,0,1,1,0,1,1,1,1,1,0,1,0,0,0,1,0,1,0,1,1,0,0,0,1,1,0,0,1,0,0,1,0,1,0,1,0,1,0,0,1,1,1,1,1,1,1,0,1,1,1,1,1,1,0,1,0,0,1,1,0,0,0,1,1,1,0,1,1,1,1,1,1,1,1,1,0,0,0,1,1,1,0,0,1,1,1,0,0,0,0,0,1,1,0,1,1,1,1,1,1,0,0,0,0,1,1,1,0,0,0,0,0,1,0,0,0,1,1,0,0,1,0,1,0,1,0,0,1,1,0,1,1,1,0,1,0,1,1,1,0,1,1,0,0,1,1,1,0,0,0,1,1,1,1,0,1,1,1,0,1,0,0,0,0,1,0,0,0,1,0,0,0,1,0,0,1,1,1,0,1,1,1,0,1,0,1,1,1,0,1,0,1,0,1,1,0,1,0,1,0,0,1,1,0,0,0,0,1,1,1,1,1,0,0,0,0,0,1,1,1,1,1,0,0,0,0,0,1,0,0,1,1,1,0,0,1,0,0,0,0,1,0,0,1,1,0,0,0,0,1,1,1,0,0,1,1,0,0,1,0,0,0,1,1,0,1,0,0,1,0,1,0,1,1,0,0,0,0,0,0,0,1,0,0,1,1,0,1,1,0,0,0,0,1,1,0,0,1,0,1,0,1,0,0,0,1,0,1,0,1,1,1,0,1,1,1,0,1,1,1,1,0,1,0,1,1,1,1,1,0,1,1,1,1,0,0,1,0,0,1,1,1,0,1,1,0,1,1,0,1,0,0,1,1,0,0,1,0,1,0,1,1,1,1,1,1,0,1,1,0,0,1,0,0,1,0,1,0,1,1,0,1,0,1,1,1,1,0,0,1,1,0,1,1,0,0,1,1,0,0,0,1,1,1,1,0,1,1,0,0,0,1,0,0,0,0,1,1,0,0,1,0,0,0,1,1,1,1,0,1,0,1,0,1,1,0,1,0,1,0,1,0,0,0,0,0,0,1,1,0,0,0,0,1,0,1,0,0,1,1,1,0,1,1,1,0,0,1,1,0,1,1,1,1,1,1,1,1,0,0,1,1,1,1,0,0,1,0,0,1,1,0,0,1,0,0,1,0,0,0,0,1,0,1,1,0,1,0,1,0,0,1,0,0,0,0,0,0,1,0,1,0,0,0,0,0,0,0,0,0,1,1,0,1,0,1,0,0,1,0,1,1,1,0,0,0,1,0,1,0,0,0,1,0,1,0,1,1,1,1,1,0,1,0,1,1,1,1,0,1,0,0,0,1,0,1,0,1,0,1,0,1,1,0,1,1,0,0,1,1,0,1,0,1,1,0,0,1,0,0,1,0,0,0,1,0,0,0,0,0,0,1,0,0,0,1,1,1,0,0,1,0,1,1,0,0,1,1,1,0,0,0,1,0,0,0,0,1,1,1,1,0,0,1,0,1,0,0,1,0,1,0,0,1,0,0,0,0,0,0,0,0,0,0,1,1,1,1,0,0,1,0,1,0,0,1,0,1,1,0,1,1,0,0,0,0,1,0,1,1,0,0,1,1,1,0,1,0,0,1,0,0,1,1,0,0,1,0,1,1,0,1,0,0,1,0,1,0,0,1,1,0,0,0,0,1,0,1,0,0,1,0,1,1,0,1,1,1,1,0,1,0,0,1,1,1,1,0,1,0,0,0,1,0,0,0,0,1,0,1,1,1,0,1,0,1,0,0,1,0,1,1,1,0,0,1,0,1,0,0,1,1,0,0,0,1,1,1,0,0,1,0,1,0,0,0,0,0,1,0,1,0,0,1,0,1,1,1,1,1,1,1,0,0,0,1,1,0,0,0,0,1,0,0,1,1,0,1,0,1,1,1,0,1,0,1,1,0,0,1,0,0,1,0,1,0,0,1,1,0,0,0,0,0,0,1,0,1,0,1,0,0,0,0,0,1,0,1,1,0,1,0,0,1,1,1,1,0,1,1,0,0,0,0,1,1,1,0,1,1,1,0,0,0,1,1,1,0,0,1,0,1,1,1,1,0,0,1,0,0,0,1,1,0,0,1,1,1,1,1,1,0,0,0,0,1,0,1,0,1,1,0,1,1,0,1,1,1,1,0,0,1,1,1,1,0,1,1,0,0,0,0,0,1,1,1,1,1,1,0,1,1,1,0,1,1,0,0,0,0,0,1,1,1,1,0,1,1,1,1,1,0,0,1,0,0,1,1,0,0,0,1,0,1,0,0,1,1,0,0,1,0,1,1,0,0,1,0,1,1,0,0,0,0,1,0,1,0,1,0,1,1,1,0,0,0,1,0,0,1,0,1,0,0,0,1,1,1,0,0,0,0,0,1,1,0,1,0,0,1,0,0,1,1,0,1,1,0,0,1,1,1,0,1,0,0,0,1,0,0,0,0,0,1,1,0,1,0,1,0,0,0,1,1,1,1,0,0,0,0,1,0,0,1,1,1,0,0,0,1,0,1,0,1,1,1,0,1,1,1,1,1,0,0,0,0,1,0,1,1,1,1,0,0,0,1,1,0,1,1,0,0,0,1,0,1,1,1,0,1,0,1,0,1,1,0,0,1,0,1,1,0,1,1,0,0,0,1,0,0,0,1,0,0,1,1,1,1,1,0,0,1,1,1,1,1,1,0,1,1,0,1,1,1,0,0,1,1,1,1,0,0,1,0,1,1,1,0,1,1,0,0,0,1,1,0,0,0,0,0,0,0,0,0,1,0,0,0,1,0,0,1,1,0,1,0,0,0,1,0,0,0,0,1,1,1,0,0,0,0,0,1,1,0,1,1,0,0,1,0,1,0,0,1,1,0,1,1,1,0,1,1,0,0,0,0,0,0,0,0,1,0,1,0,0,0,1,0,0,1,1,0,0,0,1,0,0,1,1,0,0,0,1,0,0,1,1,0,0,1,0,1,0,1,0,1,1,1,0,1,0,1,0,0,1,0,1,1,0,0,1,1,0,0,1,1,0,0,0,1,0,0,0,0,0,1,1,1,0,0,1,1,0,1,0,1,0,1,1,1,1,0,0,0,1,1,1,0,1,0,1,1,1,0,1,0,1,1,0,0,0,0,0,1,0,0,1,0,1,0,1,1,0,1,1,0,1,1,1,0,1,1,0,0,1,1,1,1,0,0,0,0,1,0,0,0,1,0,1,0,1,1,0,1,1,0,1,1,1,1,0,0,1,0,0,0,1,1,1,1,1,1,0,0,1,0,1,0,0,0,1,1,0,0,0,0,1,0,0,1,1,0,1,0,0,0,0,0,1,0,0,0,1,1,0,1,1,0,0,1,1,1,1,0,0,1,0,1,1,0,0,0,0,0,1,1,1,1,0,0,0,0,1,1,1,0,0,0,0,1,1,1,1,0,1,0,0,0,1,1,0,1,0,0,1,1,0,1,0,0,1,1,0,0,1,0,1,0,0,1,1,1,1,0,0,1,1,0,1,1,0,1,1,1,1,0,0,1,0,0,0,1,1,0,0,0,1,1,0,1,1,1,1,1,1,1,1,0,1,1,0,1,0,1,0,0,1,0,0,0,1,0,0,1,1,0,1,0,0,0,0,1,1,1,0,0,0,0,1,0,1,0,0,0,1,0,1,0,1,1,0,1,0,0,0,0,0,0,1,1,1,0,0,1,1,1,0,0,1,0,1,0,1,1,1,1,1,1,1,0,0,0,0,0,1,1,1,1,1,1,0,0,0,0,1,1,0,1,1,0,1,1,1,0,0,1,0,1,0,1,1,1,0,0,1,1,0,1,0,0,0,1,0,0,0,1,0,1,1,1,1,1,0,1,1,1,1,0,1,1,0,1,1,0,0,0,1,1,0,0,0,0,0,0,0,1,0,1,0,0,0,0,1,0,1,0,0,1,1,0,1,1,0,1,0,0,1,1,1,1,1,0,0,1,1,1,1,0,1,1,0,0,1,1,1,1,0,0,0,1,1,1,0,0,1,1,1,0,0,1,1,0,1,1,1,0,1,1,0,1,1,1,0,1,0,1,1,1,1,1,1,0,1,1,1,1,1,1,0,0,1,1,1,1,1,0,0,0,1,0,0,0,0,0,0,1,1,0,0,1,0,1,0,0,1,1,1,0,1,1,0,1,1,1,0,1,0,1,0,1,0,1,1,0,0,1,1,0,0,0,1,0,0,0,0,0,0,1,0,0,1,0,1,1,1,1,0,0,1,0,1,1,0,1,1,1,1,0,0,0,0,1,1,0,0,0,0,0,1,1,1,0,0,0,1,1,0,0,1,0,0,1,0,0,0,0,0,1,0,0,1,0,0,1,0,1,1,0,0,1,0,1,1,1,1,1,0,1,0,0,0,1,1,1,1,0,1,0,0,0,1,1,0,1,1,1,0,0,1,1,1,1,1,1,1,1,0,0,0,0,1,0,1,0,0,0,0,1,1,0,1,0,1,0,0,0,1,0,0,1,1,1,0,1,1,0,0,0,1,0,0,0,1,0,1,1,0,0,0,0,0,0,0,1,0,1,1,0,1,1,1,1,1,1,1,0,0,1,0,1,0,1,0,0,0,1,1,1,0,1,0,0,0,0,0,1,1,0,0,0,1,1,0,0,0,1,1,0,1,0,1,1,1,0,0,1,0,1,0,0,0,1,1,0,1,0,0,1,0,1,1,1,0,1,1,0,0,0,1,1,0,1,0,0,0,1,1,0,0,1,1,1,0,0,1,1,1,0,1,1,1,1,0,1,1,0,1,0,1,1,0,0,1,0,0,0,0,1,1,0,0,1,1,0,1,1,0,0,0,0,1,1,0,0,1,0,1,1,0,0,0,0,1,0,0,1,0,0,1,1,0,1,0,0,0,1,0,1,1,0,1,1,1,1,0,0,0,0,0,0,0,0,1,0,1,1,0,1,0,1,0,1,1,1,1,1,1,0,0,1,1,0,0,1,1,1,1,0,1,1,0,0,0,1,0,0,1,1,0,0,1,1,0,0,1,1,0,0,0,0,0,1,1,1,1,1,1,0,1,1,0,1,0,1,0,1,1,1,0,1,1,1,1,0,0,1,1,0,0,1,0,0,1,1,0,1,0,1,0,1,0,1,1,0,0,1,1,1,1,0,1,1,0,0,1,1,0,1,1,1,0,0,0,1,0,0,1,1,0,1,1,1,1,1,0,1,0,0,1,1,1,0,0,0,1,1,0,1,1,1,0,1,0,0,0,0,0,1,1,1,1,1,1,1,0,0,0,1,0,0,0,0,0,1,1,0,1,1,0,1,0,1,0,1,0,0,0,0,1,0,1,0,0,1,1,1,0,0,0,0,1,0,1,1,0,1,1,1,0,1,1,0,1,1,0,1,0,0,0,1,1,1,1,1,1,1,1,0,1,0,1,1,0,1,1,1,1,1,0,1,1,0,1,0,1,1,1,1,0,1,1,1,1,1,0,0,1,1,0,1,1,0,0,0,1,1,0,0,1,1,1,1,0,1,1,1,1,0,1,0,0,0,0,1,1,1,0,1,0,1,1,0,1,1,1,1,1,1,0,0,1,0,1,1,0,1,0,1,1,1,1,1,0,1,0,1,0,1,1,1,1,0,0,1,0,0,1,1,0,0,1,0,1,0,1,1,0,1,0,1,1,1,0,0,0,1,1,1,1,0,1,0,1,0,0,1,0,0,0,1,1,1,1,1,0,1,0,1,0,1,1,0,1,0,1,0,1,1,1,1,0,0,0,0,0,0,0,0,0,1,1,0,1,0,0,1,1,1,1,0,1,0,0,0,0,1,1,0,1,0,0,1,1,1,0,1,1,0,1,0,1,0,0,1,1,1,0,1,0,1,1,0,0,1,1,1,0,0,1,1,1,0,1,1,0,1,1,1,1,0,0,0,0,0,1,1,0,1,0,1,0,0,0,0,0,1,0,0,1,1,1,1,1,0,1,1,1,0,1,1,0,0,1,0,0,0,0,0,1,0,0,0,0,0,0,0,1,0,0,0,0,0,1,0,0,0,0,0,0,1,1,0,1,1,0,1,0,0,1,0,0,0,0,0,0,1,1,0,1,1,1,1,0,1,0,0,0,0,0,0,0,0,0,0,0,0,0,0,1,1,1,1,0,1,0,1,1,0,1,0,1,0,0,0,1,0,1,0,1,1,0,1,1,1,1,1,0,1,0,1,1,0,0,1,1,0,0,1,1,0,1,1,1,0,1,1,1,1,1,1,0,0,0,0,1,1,0,1,1,1,1,1,0,0,1,0,1,0,1,1,0,1,1,1,0,0,0,1,1,1,1,0,1,0,1,0,1,1,1,0,0,1,1,0,1,0,0,1,1,1,0,0,1,0,0,1,0,1,1,0,1,0,1,1,0,0,0,1,0,0,1,0,1,0,0,0,1,1,1,0,1,1,0,1,1,1,0,1,1,0,1,1,1,1,0,0,1,0,0,1,1,1,1,0,0,0,1,1,0,0,1,0,1,1,1,0,0,0,1,1,0,1,0,1,1,1,0,0,1,1,0,0,0,0,1,0,0,0,0,0,0,1,0,1,0,0,1,0,0,0,1,1,1,0,0,1,1,1,1,1,1,0,1,0,0,0,1,1,1,1,0,1,0,1,0,0,0,1,1,1,1,1,1,1,0,0,1,0,0,0,1,0,1,1,0,1,0,0,1,0,1,0,1,1,0,1,0,0,0,0,0,0,0,1,0,0,1,0,0,0,0,0,1,0,1,0,0,0,0,1,1,1,0,1,1,0,0,1,0,0,0,1,0,0,0,0,1,0,1,0,0,1,0,1,1,1,0,0,1,0,1,1,0,0,1,1,1,0,1,1,0,0,1,1,1,1,0,1,0,0,0,0,1,1,1,1,1,0,0,0,0,1,1,0,0,1,0,1,1,0,0,1,1,1,1,1,1,0,0,0,0,1,1,0,0,1,0,1,0,1,0,1,0,1,1,1,0,1,1,1,1,1,1,0,1,1,0,0,1,1,1,1,1,0,0,1,0,0,1,1,1,1,1,1,0,1,1,0,1,1,0,1,1,1,0,1,1,0,0,1,0,0,1,0,0,1,1,0,0,1,0,0,1,0,1,1,1,1,1,0,1,0,0,1,0,0,1,1,0,0,0,1,1,0,0,1,0,1,0,1,1,0,1,0,1,0,0,1,0,0,0,0,0,0,0,0,0,1,1,1,1,1,0,0,0,1,1,0,0,1,0,0,0,0,0,0,0,1,1,1,0,0,1,1,0,1,1,1,1,1,0,0,1,1,1,0,1,1,0,0,0,1,1,1,0,1,1,0,0,0,0,1,0,1,0,0,1,0,0,0,1,0,1,1,1,0,1,1,0,0,1,1,0,0,1,1,1,0,0,0,1,1,1,1,1,0,1,0,0,0,0,0,0,1,1,0,0,1,1,1,1,0,1,0,1,1,1,1,1,0,0,0,1,0,0,1,0,0,1,0,1,1,1,0,1,0,0,1,1,0,0,0,1,1,0,0,0,1,1,1,1,0,1,0,0,1,0,1,1,0,1,1,1,0,1,1,0,0,0,1,1,0,1,0,0,1,1,1,1,1,1,0,0,0,0,1,1,1,0,0,1,0,0,1,1,1,0,1,0,1,0,1,0,1,0,0,1,0,1,1,0,0,1,0,1,1,1,0,1,1,0,0,1,0,0,0,1,1,0,1,0,1,1,0,0,1,1,1,0,1,1,1,0,0,1,1,1,1,0,1,0,0,0,1,0,0,0,0,0,0,0,0,1,0,0,1,1,0,1,1,0,0,0,1,1,1,1,0,0,1,1,1,0,1,0,0,1,1,0,0,1,1,1,0,1,1,0,1,1,0,0,0,0,0,0,0,0,1,1,0,1,0,1,0,1,1,1,0,0,0,1,0,0,1,0,0,1,0,1,0,0,0,0,0,1,1,0,1,1,1,0,0,0,1,0,0,1,0,0,1,1,0,1,0,0,0,0,0,1,0,0,1,1,1,1,1,1,1,1,0,0,1,1,0,0,1,1,0,1,1,1,0,0,1,0,1,0,1,0,0,0,1,0,1,1,0,0,1,1,0,0,0,1,0,0,1,0,1,1,0,1,1,1,0,1,0,1,0,0,0,0,1,0,1,1,0,1,0,1,0,0,0,0,1,1,1,1,0,1,1,0,1,0,1,0,1,0,1,1,0,1,1,1,0,0,0,1,0,1,1,1,0,1,0,0,0,1,1,1,0,1,1,0,1,0,1,0,1,1,1,1,0,0,0,0,1,0,1,0,1,1,0,1,1,1,1,0,1,1,1,1,1,1,1,1,1,0,0,1,1,1,0,1,1,1,1,1,0,0,1,0,0,0,0,0,0,1,1,0,0,0,1,0,0,0,1,0,0,1,0,1,1,0,1,1,0,0,1,0,1,1,0,1,1,0,0,1,1,0,0,1,1,1,0,0,1,1,0,0,1,0,1,1,0,0,0,0,1,1,1,0,1,0,0,0,1,1,1,0,1,1,0,1,0,1,0,0,1,1,0,1,0,0,0,0,0,1,1,1,1,0,1,0,0,0,1,0,0,0,0,1,0,0,0,1,1,1,0,0,0,0,0,0,0,1,0,0,0,0,0,1,0,0,1,0,0,1,0,1,0,1,0,0,1,0,1,1,1,0,0,0,0,0,0,0,0,0,0,0,1,0,1,1,1,0,0,0,1,1,1,0,0,0,0,0,0,1,0,0,1,0,0,0,0,0,1,0,0,1,1,1,0,1,1,1,0,1,0,1,0,1,1,0,1,1,1,1,0,0,0,1,1,0,0,1,1,0,0,1,1,1,1,0,1,1,1,0,0,1,0,1,1,1,1,0,0,0,1,1,1,0,0,0,0,0,0,0,1,0,0,0,1,0,1,0,0,1,0,1,0,0,1,1,1,1,1,0,1,1,0,0,1,1,0,1,1,0,0,0,0,0,0,1,0,0,0,0,1,1,0,1,1,0,0,1,0,1,0,0,0,1,0,0,1,1,1,0,1,1,0,1,0,1,1,1,0,1,0,0,0,0,1,1,0,0,1,0,0,1,0,1,1,1,1,0,1,0,1,1,1,0,1,1,1,0,1,0,1,0,1,0,1,0,0,0,1,0,1,0,1,0,1,1,1,1,0,0,0,1,0,1,1,0,0,1,1,1,1,0,1,1,1,1,1,1,1,1,0,0,0,1,1,1,0,0,0,0,0,0,0,0,1,1,1,1,0,1,1,1,1,1,0,1,1,0,0,1,1,1,1,1,1,1,1,1,1,1,0,0,1,0,1,0,0,1,1,0,0,1,1,1,0,1,1,0,1,1,1,0,0,0,0,1,0,1,1,0,0,1,0,0,1,1,0,1,0,1,0,1,1,1,0,0,1,0,0,1,1,0,0,0,1,0,1,0,0,1,0,1,1,0,0,1,0,0,1,0,0,0,0,1,0,0,1,1,1,1,1,1,1,0,0,1,0,1,1,1,0,0,1,1,0,0,1,1,1,1,0,0,1,0,1,0,1,0,0,1,0,1,1,1,0,0,1,1,1,1,1,0,1,1,0,0,1,1,1,1,0,1,1,0,1,0,0,0,0,0,1,0,0,1,0,1,0,1,1,0,1,0,1,0,1,1,1,1,0,0,0,0,1,1,1,1,1,1,0,0,0,1,1,0,0,1,1,0,1,0,1,1,1,0,0,0,0,1,1,0,0,1,0,1,0,1,1,1,1,0,1,0,0,0,1,0,1,1,0,0,1,0,0,0,1,1,0,0,1,0,1,1,1,0,0,1,0,0,1,0,0,1,1,1,1,0,1,0,1,0,1,1,0,0,0,0,0,1,1,1,1,0,1,1,0,1,0,1,0,0,1,0,0,1,0,0,0,0,1,0,0,1,1,0,0,0,0,0,0,0,1,1,0,1,0,0,0,1,1,0,1,0,1,1,0,0,1,1,1,0,0,1,0,1,0,1,1,1,0,1,0,1,0,1,1,0,0,1,1,0,1,1,0,0,0,1,0,1,0,0,1,0,1,0,1,1,0,0,0,0,1,0,0,0,1,0,1,0,0,1,1,0,0,1,1,0,0,1,1,0,0,0,1,1,1,1,0,1,0,1,1,1,0,1,0,1,1,1,0,0,0,0,0,1,1,0,0,0,0,0,1,1,0,1,1,0,1,1,0,1,1,1,1,1,1,0,1,0,0,1,1,0,0,0,1,0,1,0,0,1,0,0,0,1,0,0,0,1,0,0,0,0,0,0,1,0,0,0,0,0,0,1,0,0,0,1,1,0,0,1,1,0,0,1,0,1,0,1,0,0,0,1,0,0,1,1,1,1,1,1,1,0,0,1,0,0,1,0,0,1,1,0,1,1,1,1,0,1,1,0,0,1,0,1,0,1,0,1,1,0,1,0,1,0,1,1,0,1,1,1,0,0,0,0,0,1,0,0,0,0,0,1,0,0,0,1,1,0,1,0,1,1,0,1,0,1,1,0,0,0,0,0,0,1,1,0,1,0,1,1,1,1,1,1,0,0,1,1,1,0,1,0,1,1,0,0,0,1,1,0,1,0,0,0,0,1,1,1,0,1,0,1,0,1,1,0,1,1,1,0,1,0,0,0,0,0,1,0,0,1,1,1,1,1,0,0,1,1,1,0,0,0,0,0,1,1,0,1,1,1,1,0,1,0,1,0,0,1,0,0,0,0,0,0,1,0,1,0,1,1,0,1,0,0,0,1,1,1,1,1,0,1,1,1,1,0,0,1,1,0,1,1,1,1,0,1,0,1,1,0,1,0,0,0,0,1,1,1,1,0,0,0,1,1,1,0,0,1,0,1,1,0,1,1,1,1,1,1,0,0,1,0,1,1,0,0,1,0,1,0,1,0,1,1,1,1,0,0,1,0,1,0,0,0,0,0,1,0,1,0,0,1,0,1,1,1,1,1,1,1,1,1,0,0,0,0,1,0,1,1,0,0,1,0,0,0,0,0,0,1,1,1,1,0,0,1,0,0,0,0,1,1,1,0,1,0,0,1,0,0,1,1,0,0,0,0,0,1,1,0,1,1,0,1,0,1,0,0,0,0,1,0,1,1,0,1,1,0,1,0,1,0,1,1,1,0,1,0,0,1,0,1,0,1,1,0,1,1,1,0,0,1,1,1,0,0,1,0,1,0,1,0,1,0,1,0,0,1,0,1,0,0,1,0,1,0,1,0,0,1,0,1,0,0,1,1,0,0,0,0,1,0,1,1,1,0,0,1,0,0,0,0,1,1,1,0,0,1,1,0,1,1,1,0,1,0,0,0,0,0,0,1,0,0,1,0,0,1,0,0,1,1,1,0,1,1,0,0,1,0,1,0,0,1,1,1,0,1,0,0,1,0,0,0,0,0,0,0,1,1,1,0,1,0,0,0,1,1,1,1,0,0,1,0,0,0,0,1,0,0,1,1,1,0,1,0,1,0,0,0,0,0,0,0,1,0,1,1,0,1,0,0,1,0,0,1,1,1,0,1,1,0,1,0,0,0,1,0,0,1,1,0,0,0,1,1,1,1,0,1,0,0,1,0,1,0,1,0,1,0,0,0,1,1,0,0,0,1,0,1,1,1,0,0,1,0,0,1,0,0,1,0,0,0,0,0,1,1,1,0,1,0,0,1,0,1,0,0,1,1,0,1,0,1,0,0,1,0,0,0,0,1,1,1,0,0,0,1,1,0,0,0,0,0,1,1,1,0,1,1,1,0,1,1,0,0,0,1,0,0,0,0,0,1,1,0,0,0,0,1,1,0,0,0,1,1,1,0,1,0,1,1,0,1,1,0,0,1,0,1,0,1,1,0,1,0,1,0,1,1,0,1,1,1,1,1,0,0,1,0,0,0,0,0,1,0,1,0,0,1,1,0,0,1,0,0,0,1,0,1,1,1,0,1,0,0,0,0,0,0,0,0,0,0,1,0,0,1,0,1,0,1,1,0,0,1,0,0,1,0,0,1,0,1,1,1,0,1,0,0,1,0,0,1,1,0,0,0,1,1,1,0,1,0,1,1,0,1,1,1,0,0,1,1,0,0,0,1,0,0,0,0,0,1,0,0,0,0,0,0,0,0,0,1,1,0,0,1,0,1,1,0,0,0,1,1,1,1,1,0,0,0,0,1,0,1,0,1,0,1,0,0,1,0,0,0,0,1,1,1,1,1,1,0,0,0,0,1,0,1,1,0,0,0,1,0,0,1,1,0,1,0,1,1,0,1,1,1,0,0,1,1,1,0,1,0,0,1,0,1,0,1,1,1,1,0,0,1,0,0,0,0,0,0,1,1,0,1,0,0,1,1,1,0,1,1,0,1,0,1,1,0,0,1,0,1,0,0,0,1,0,0,1,1,0,0,1,1,1,0,0,1,1,0,1,0,0,0,1,1,0,1,1,0,0,0,1,1,0,0,1,1,0,1,1,1,0,1,0,1,1,0,0,1,0,0,1,1,1,1,1,1,1,0,0,1,1,1,0,0,1,1,0,1,1,1,0,0,1,0,0,0,0,0,1,0,1,1,0,1,1,1,1,0,0,0,1,1,1,1,1,0,1,0,0,0,1,1,0,0,0,1,0,1,1,1,1,0,1,1,1,0,1,1,0,1,1,1,0,0,0,0,0,1,1,0,0,0,1,0,0,1,0,0,0,1,1,0,1,1,0,1,0,0,0,0,0,1,1,1,0,0,1,0,0,1,1,1,0,0,1,1,1,0,0,0,0,0,1,1,1,0,0,0,0,1,0,1,0,1,1,0,1,0,0,1,1,1,1,1,0,1,0,0,0,0,1,1,0,0,0,1,1,1,1,0,0,1,1,0,1,1,1,0,0,1,0,0,0,1,0,1,0,1,0,0,0,1,1,0,0,1,1,1,1,1,1,0,0,1,0,1,1,0,1,0,0,0,1,0,1,0,1,0,1,1,0,1,0,1,1,0,0,1,1,1,0,0,1,0,1,0,0,0,0,0,1,0,1,1,1,1,0,1,0,1,1,1,0,0,1,1,0,1,1,1,0,0,1,0,0,0,0,0,1,1,0,1,0,1,0,0,0,1,0,1,0,1,0,1,1,1,1,0,0,0,1,0,1,1,0,1,1,0,0,1,0,0,0,1,0,0,1,1,1,1,0,1,0,0,1,1,1,1,1,1,0,0,0,0,0,0,1,1,1,1,1,1,0,1,0,1,0,0,1,0,1,0,0,1,0,0,0,0,0,0,1,0,0,1,0,1,0,0,1,1,0,1,0,0,1,1,0,0,1,1,1,0,1,0,1,0,1,0,1,1,0,1,1,1,1,1,1,0,1,1,0,0,1,0,0,0,1,0,1,0,1,0,1,0,0,1,0,1,1,1,0,0,1,1,0,0,0,1,0,1,1,0,1,1,1,1,1,0,0,1,0,0,0,0,1,0,1,0,0,1,0,0,1,0,0,0,0,1,1,0,1,1,0,1,1,0,0,0,0,0,0,0,0,0,1,1,0,0,0,0,0,0,0,0,0,0,0,0,0,0,0,1,0,0,1,1,1,1,0,0,1,1,1,1,1,0,0,0,1,0,0,1,1,0,0,1,0,0,0,0,0,1,1,1,1,0,1,1,0,0,1,1,1,1,1,0,0,0,0,1,0,0,1,0,1,1,0,1,0,0,0,1,1,0,1,1,1,1,1,0,0,0,1,0,1,1,0,0,1,1,1,1,0,1,1,1,0,0,0,1,1,1,0,0,0,1,1,0,1,1,0,0,0,1,1,0,0,1,0,1,0,0,0,0,1,0,1,0,1,0,1,1,1,1,1,0,1,0,1,1,1,0,0,0,1,0,1,1,1,1,0,0,0,1,0,0,1,0,0,0,0,0,0,1,1,0,1,1,1,0,1,0,1,1,1,0,1,1,0,1,1,0,0,1,1,0,1,0,0,1,1,0,1,0,0,1,1,0,1,0,1,0,1,0,1,0,0,1,1,0,1,0,1,0,1,0,0,0,0,1,0,1,0,1,0,1,0,0,1,1,0,1,1,0,1,0,1,0,1,0,1,0,1,0,1,0,0,0,1,0,1,0,1,0,1,0,0,1,0,0,0,1,1,1,0,0,0,1,0,0,0,0,1,1,0,0,0,1,1,0,1,0,0,0,1,1,1,0,1,1,0,0,1,1,1,0,1,0,1,1,1,1,0,0,1,1,0,0,1,0,1,1,0,1,0,0,0,1,1,1,0,0,1,1,1,1,0,1,0,0,1,0,0,0,1,0,0,0,1,1,1,0,1,1,0,0,0,0,1,0,1,1,0,1,1,1,1,0,0,1,0,1,1,1,1,1,1,0,1,1,1,1,0,0,0,1,0,0,0,0,1,1,1,0,1,1,1,1,0,1,1,1,0,1,1,0,1,0,1,1,1,0,1,0,0,1,0,1,0,1,0,1,1,0,0,1,0,0,0,0,1,1,0,0,1,1,0,0,1,0,1,0,1,1,1,1,1,0,1,1,0,0,1,0,0,1,0,0,1,0,1,1,1,1,1,0,1,0,0,0,1,0,1,0,1,0,1,0,1,1,1,1,1,0,1,1,1,1,1,1,0,1,0,1,1,1,0,0,1,1,0,0,0,0,0,1,1,1,1,1,0,1,1,1,1,0,0,1,1,1,0,1,0,0,0,0,1,0,1,1,1,0,0,1,0,0,0,0,0,1,1,1,0,0,1,1,1,0,1,1,0,1,1,1,0,0,1,0,1,1,1,1,1,0,0,0,0,1,1,0,1,1,1,1,0,0,1,0,1,1,0,1,1,0,1,1,1,1,0,1,1,0,1,1,1,0,0,1,0,1,1,0,1,1,0,1,1,1,1,1,0,0,1,1,0,1,1,0,0,1,1,0,1,0,0,0,1,1,0,0,0,0,1,0,1,0,0,1,1,1,0,0,1,1,0,0,0,1,1,0,0,0,0,0,1,1,0,1,1,0,1,0,1,1,0,0,0,1,1,1,0,1,1,0,0,1,1,1,0,0,0,1,1,1,0,0,1,0,0,0,0,0,0,0,1,1,0,0,1,1,0,1,0,0,0,0,0,1,0,1,1,0,1,1,0,1,1,1,1,1,0,0,1,0,1,0,1,1,0,1,0,1,0,1,0,0,1,0,1,0,0,0,0,1,1,0,0,1,1,1,0,0,1,1,1,0,0,1,1,1,1,1,1,1,1,0,0,1,1,0,0,1,1,0,0,0,1,0,1,1,1,0,0,0,1,0,1,0,0,1,0,0,1,0,0,0,0,1,1,1,0,0,0,0,1,1,1,0,1,0,0,0,0,1,1,1,0,0,0,1,0,1,1,0,0,0,1,0,1,0,0,1,1,0,1,0,0,0,1,1,0,1,1,0,0,0,0,1,1,0,1,1,0,0,0,0,1,1,0,1,0,1,0,1,0,0,1,0,0,0,0,0,1,1,1,0,1,0,1,0,0,0,1,0,0,1,0,0,0,0,1,0,0,0,1,1,1,1,0,0,0,1,1,1,1,1,1,1,1,1,1,1,0,1,1,1,1,1,1,0,1,1,1,0,0,1,0,1,1,0,1,1,1,1,0,1,1,0,1,0,1,0,0,0,1,0,0,0,1,1,0,0,0,0,0,0,1,0,1,0,1,1,0,1,0,0,0,0,0,0,0,1,1,1,0,1,1,0,1,0,0,0,0,0,0,0,1,0,0,1,1,1,1,1,1,0,1,1,0,0,1,1,0,1,1,1,1,0,0,1,1,1,1,1,0,1,0,0,0,0,0,0,0,1,1,1,1,1,0,1,0,1,1,0,0,1,0,0,1,0,0,0,0,1,1,1,1,1,1,0,0,1,0,1,1,1,0,1,0,0,0,0,1,0,0,0,0,0,0,0,0,1,0,0,1,0,1,0,0,0,1,1,0,0,1,0,0,0,1,0,0,0,1,0,1,0,1,0,0,1,1,0,0,0,0,0,1,0,0,0,1,0,0,0,0,0,1,0,0,1,1,0,0,1,0,1,0,1,1,0,1,1,1,0,1,0,0,0,1,1,0,1,0,1,1,0,0,0,1,0,1,0,0,0,0,1,1,0,1,1,0,1,1,1,1,0,0,0,1,0,1,0,1,0,1,0,0,0,1,1,1,1,0,1,0,1,0,1,1,1,1,0,0,0,1,0,0,1,0,1,0,1,0,1,1,0,1,1,1,0,1,1,1,0,1,0,1,1,0,1,1,1,0,0,1,1,1,1,0,1,1,0,1,0,1,0,0,1,1,1,0,1,0,0,0,1,1,0,1,1,0,1,1,1,0,1,1,0,0,0,0,1,1,0,1,0,1,0,0,0,1,1,1,1,0,0,1,1,0,0,0,1,0,1,1,1,0,1,1,0,1,0,1,1,1,1,0,0,1,1,1,1,1,0,1,1,0,1,1,1,0,0,1,0,1,1,1,0,0,0,1,0,1,1,0,0,0,0,1,0,0,1,0,1,1,1,1,0,0,1,1,1,1,0,0,0,0,1,0,0,1,0,0,1,1,1,0,1,0,1,1,1,1,1,0,0,1,0,1,0,1,0,1,1,1,0,1,0,0,0,1,0,1,0,0,0,0,1,1,0,0,1,1,0,1,0,1,0,0,1,0,0,1,1,1,0,0,0,1,1,0,1,1,1,0,0,1,1,1,1,1,0,1,0,0,1,1,1,1,1,0,0,0,0,1,0,0,1,1,0,0,1,1,0,1,0,1,0,1,0,1,0,1,1,0,1,0,0,0,1,0,1,1,0,0,1,0,0,0,0,1,0,1,0,1,0,0,0,0,0,0,0,0,1,1,0,0,1,1,1,1,1,1,1,1,0,0,1,1,1,1,1,0,1,0,1,0,0,0,1,0,1,1,1,0,1,1,1,0,0,1,1,0,0,0,0,0,1,0,0,1,1,0,1,0,1,1,1,1,1,1,0,1,1,1,1,0,1,1,0,0,0,0,0,1,0,0,1,0,1,1,0,0,0,1,1,0,1,1,0,0,1,0,1,1,1,0,1,1,0,0,0,0,1,1,0,1,1,0,0,0,0,1,1,1,0,0,1,1,1,0,0,1,0,0,0,1,1,0,0,0,1,0,0,1,1,1,1,0,1,0,0,1,1,1,1,0,1,0,1,1,1,1,0,0,1,1,1,1,0,1,1,1,0,1,0,1,0,1,1,1,0,0,1,1,0,0,1,0,1,1,1,0,0,1,0,0,0,0,1,1,0,0,1,0,1,1,1,0,1,1,0,1,1,0,1,0,0,1,1,0,1,1,1,1,1,0,1,0,1,0,1,1,1,0,1,1,0,0,1,1,1,0,1,0,1,0,0,1,1,1,0,0,1,0,1,1,1,0,1,0,0,1,0,0,1,1,1,0,1,1,0,0,0,0,0,1,0,0,1,0,0,1,1,0,0,1,0,1,1,1,1,1,0,1,0,0,0,1,0,1,1,1,1,1,1,1,1,1,1,1,1,1,0,0,1,0,0,1,1,1,0,0,0,1,0,0,0,0,1,1,0,0,0,0,0,1,1,1,0,0,0,1,0,1,1,0,0,1,0,1,1,1,0,1,0,1,1,1,1,1,1,1,1,0,1,1,1,0,0,1,0,0,0,0,0,0,1,1,0,0,1,0,0,0,1,0,1,1,0,1,1,0,1,1,0,1,0,1,1,1,0,1,1,1,1,0,1,1,0,1,0,0,0,1,1,1,1,1,0,0,0,1,1,1,1,1,1,1,1,0,1,0,1,0,1,1,1,1,0,0,1,0,0,1,1,0,1,1,0,0,0,1,1,1,0,0,1,1,0,1,1,0,0,0,0,0,0,0,0,0,1,0,1,0,0,0,1,1,0,0,1,1,0,0,0,0,1,0,1,0,1,1,0,1,0,1,0,0,1,1,1,0,0,1,1,1,0,1,1,1,0,1,0,1,0,0,0,1,0,1,0,0,0,1,1,1,0,1,0,0,1,0,1,1,0,0,0,1,0,1,0,0,0,0,1,0,1,1,0,0,0,1,1,1,0,0,1,1,0,0,0,1,0,0,1,0,1,0,1,0,1,1,0,1,1,1,0,1,1,1,0,0,0,1,1,0,1,0,0,0,1,1,1,1,0,1,1,1,0,0,0,1,1,0,1,1,1,0,1,0,1,0,0,1,1,1,0,1,0,0,1,1,1,0,0,1,1,1,0,0,1,0,1,1,1,0,0,0,1,0,0,1,1,1,0,0,1,0,1,0,0,0,0,0,1,0,0,1,0,0,1,0,0,1,0,0,0,1,1,0,1,0,0,1,1,0,0,1,0,0,1,0,1,1,1,1,1,0,1,0,1,1,1,0,1,0,0,1,1,1,0,0,0,1,0,0,1,0,1,0,0,1,0,1,1,0,0,0,0,1,1,0,0,0,1,0,0,1,0,0,1,0,0,0,0,1,0,1,0,1,0,1,0,0,1,0,1,1,0,1,1,1,0,1,1,1,1,1,0,1,0,0,1,1,0,1,0,1,0,0,0,0,0,1,1,1,1,0,1,1,1,0,0,1,1,1,0,0,0,0,0,1,1,0,0,0,0,0,1,0,1,1,1,1,0,0,0,0,1,0,0,0,1,1,1,0,0,1,0,0,1,0,0,1,0,0,1,1,1,1,1,1,1,1,0,0,0,0,0,1,1,0,1,0,1,1,1,0,0,0,0,0,1,1,1,0,1,0,1,1,1,1,0,0,1,0,1,1,0,1,1,1,0,0,1,0,1,1,0,0,1,1,0,1,1,1,1,1,1,1,1,0,0,1,0,0,0,0,1,1,1,0,1,1,1,0,1,0,1,0,1,0,0,0,0,1,0,1,1,0,0,1,1,1,1,0,0,0,1,0,1,1,1,1,0,0,0,0,1,0,1,0,1,1,0,0,0,1,1,1,0,1,1,0,1,0,0,0,0,1,1,1,0,1,1,0,0,1,0,1,1,0,0,1,0,1,0,0,0,1,0,0,0,1,1,0,0,0,0,0,0,0,0,1,1,0,1,1,1,1,0,0,0,0,0,0,0,1,1,1,0,1,0,1,1,1,1,1,1,0,1,0,1,0,1,0,0,0,1,0,1,1,0,1,1,1,0,0,0,1,0,1,0,0,0,0,1,1,1,1,0,1,0,1,0,1,0,0,1,0,1,1,0,0,1,0,1,0,1,0,1,1,0,0,1,1,1,0,1,1,0,1,1,1,0,1,0,1,1,1,0,0,1,0,1,0,0,1,0,1,1,0,0,1,0,1,0,0,0,0,0,1,1,1,0,1,1,0,1,1,0,1,1,1,0,0,0,0,0,0,0,1,0,0,0,0,0,1,0,1,0,0,1,1,1,0,1,1,1,0,1,1,1,1,0,0,1,0,1,1,1,0,1,0,0,0,0,0,1,0,0,0,1,0,1,0,1,1,1,1,0,1,1,0,0,1,0,1,0,0,0,1,1,1,1,0,1,0,0,0,1,0,0,0,1,0,0,0,1,0,1,0,0,0,0,0,1,1,1,0,0,1,0,0,0,0,0,0,0,0,0,1,1,0,0,1,0,1,1,0,1,1,0,0,0,1,1,0,0,0,0,1,0,0,1,1,1,1,1,1,1,1,1,0,0,1,1,1,0,1,1,0,1,1,1,0,1,1,0,0,1,1,0,0,1,1,1,0,1,1,0,1,1,0,0,0,0,0,1,1,1,1,1,0,0,1,1,0,0,1,0,1,1,0,0,0,0,0,1,1,0,0,1,1,1,1,1,0,0,0,1,0,0,0,0,0,0,1,1,1,1,0,0,0,1,1,1,0,1,1,1,1,1,0,1,0,0,0,1,0,1,0,1,1,0,1,1,0,0,1,0,0,1,1,1,1,0,0,1,1,0,0,0,0,0,0,1,0,1,0,1,0,1,1,0,0,0,0,1,0,0,1,1,0,0,0,1,0,1,1,0,0,0,0,1,0,1,1,0,0,0,0,0,0,0,1,0,0,1,0,0,1,0,0,0,1,1,1,0,1,0,0,0,0,1,1,0,0,0,0,0,1,0,0,1,1,1,1,1,1,0,1,1,1,1,1,0,0,1,0,1,0,0,1,0,0,0,1,1,1,1,1,0,1,1,1,1,1,1,0,0,0,1,1,1,0,0,1,0,0,1,1,0,0,0,0,1,1,0,0,1,0,0,0,1,1,0,0,1,1,0,0,0,1,0,0,0,1,0,1,0,1,1,1,1,0,0,1,1,1,0,1,1,1,0,0,0,0,1,1,0,1,1,1,0,0,0,1,1,1,0,0,0,1,0,0,1,0,1,1,1,1,0,1,1,1,0,1,0,0,0,1,1,1,0,0,0,0,0,1,0,1,1,0,0,0,1,0,0,0,1,1,0,1,1,1,0,1,1,1,0,1,0,0,1,0,1,0,0,1,1,0,0,1,1,1,0,1,1,1,1,1,0,0,1,1,1,1,0,1,0,1,0,1,1,0,0,1,0,1,0,1,1,1,0,0,1,0,0,0,1,0,0,0,1,0,0,1,0,0,1,0,1,1,0,1,1,1,0,0,0,0,1,1,1,0,1,0,0,0,1,1,0,1,0,0,0,0,0,0,1,0,0,0,1,1,0,1,1,1,1,1,0,0,0,0,0,1,1,0,0,0,0,1,0,0,0,1,0,0,1,1,0,0,1,1,1,0,1,0,1,0,1,0,0,1,1,0,1,1,0,1,1,0,0,0,0,1,0,1,1,1,1,1,1,0,1,1,1,1,0,1,1,0,1,0,1,1,0,1,1,0,1,0,0,0,0,0,1,1,1,1,0,1,1,1,0,0,1,0,1,0,1,0,1,0,1,0,0,0,1,1,0,0,1,0,1,1,1,0,1,0,0,1,1,0,0,1,0,1,1,0,1,0,0,1,1,0,1,1,1,0,0,1,0,0,0,1,0,1,1,1,1,0,1,1,1,0,0,1,0,0,1,0,0,1,1,1,1,1,1,0,1,1,0,1,1,0,1,1,0,1,1,0,0,1,0,1,0,0,0,0,0,0,1,0,0,0,1,0,0,1,1,0,1,1,0,0,1,1,1,0,1,0,1,0,1,1,0,1,0,0,0,1,0,1,0,0,0,0,1,1,0,1,0,1,0,0,1,1,1,0,1,1,1,1,1,0,0,1,1,0,1,0,1,0,0,1,0,0,1,0,0,0,0,0,0,1,1,1,1,1,0,1,0,1,0,0,0,0,0,1,1,0,1,0,0,1,1,1,1,1,1,1,1,0,0,0,1,1,1,0,1,1,1,1,0,1,1,0,1,0,0,1,0,0,1,0,1,0,1,1,1,1,0,1,1,1,1,1,1,1,1,0,0,0,0,1,1,1,0,1,1,0,0,0,0,0,1,0,0,1,0,1,1,0,0,1,1,0,0,1,0,1,0,0,0,0,0,0,1,1,0,1,0,0,0,1,1,1,1,0,1,1,1,1,1,0,1,1,0,1,1,0,0,1,0,0,1,0,1,1,1,1,1,0,0,0,1,0,1,1,0,1,1,1,0,1,0,0,0,1,1,0,1,0,0,1,0,0,0,1,0,1,1,1,1,1,1,0,0,1,1,0,1,1,1,0,0,0,1,1,1,1,1,0,1,1,0,1,1,1,1,0,1,0,0,1,0,1,0,0,0,0,0,1,0,1,1,0,0,1,0,0,1,0,0,0,0,0,0,1,0,0,0,0,1,0,0,1,1,0,1,0,0,1,1,1,1,1,1,1,0,1,1,1,0,0,1,0,0,1,0,0,1,0,1,1,0,1,1,1,0,1,0,1,1,0,1,1,0,1,1,0,0,1,0,1,0,0,0,1,1,1,1,0,1,1,0,1,1,0,0,1,1,1,1,1,0,1,1,1,1,1,1,1,1,0,1,0,0,0,1,1,1,0,0,1,0,0,0,1,0,0,1,1,0,1,1,0,0,0,1,1,1,0,0,1,0,1,1,1,0,0,0,1,1,0,1,0,0,1,0,1,1,1,0,0,1,1,1,1,1,1,1,0,1,0,0,0,1,1,1,1,1,1,0,1,1,1,0,0,0,0,1,0,0,1,1,1,1,0,1,1,1,0,0,0,1,1,0,1,0,1,1,1,1,1,1,0,1,0,1,1,1,0,1,0,0,1,0,0,0,0,0,0,1,1,0,0,1,1,1,1,1,1,1,0,1,1,1,0,0,1,0,0,1,1,1,1,1,1,1,0,1,1,1,0,1,0,0,1,0,0,0,1,0,0,1,0,0,1,1,0,0,0,0,1,1,1,1,1,1,0,1,1,1,0,1,1,0,0,0,1,0,1,0,1,1,0,1,1,1,1,0,1,1,0,1,0,0,1,0,0,0,1,1,1,0,1,0,0,1,1,0,0,0,0,0,1,1,1,1,0,1,0,1,0,1,0,1,1,0,0,1,0,0,0,1,0,0,0,1,1,0,0,1,1,1,0,1,1,1,0,0,1,1,0,1,1,1,0,0,0,1,0,1,0,1,1,0,0,1,0,1,0,0,1,0,1,0,1,0,1,0,1,0,1,0,1,1,1,0,0,1,0,0,1,0,0,0,1,0,0,0,0,1,0,1,1,1,1,0,0,1,0,1,1,1,0,0,1,0,0,0,1,0,0,0,0,1,0,0,1,1,1,1,1,1,0,0,1,1,1,1,0,1,0,1,1,1,1,1,1,1,0,0,0,1,0,0,1,1,0,1,1,1,1,1,1,1,0,0,0,1,0,0,1,0,1,0,0,1,1,1,0,0,0,0,0,0,0,0,0,1,0,0,0,0,1,0,1,0,1,0,1,1,1,1,0,0,0,0,1,1,0,1,1,0,0,0,0,1,1,0,0,1,0,1,0,1,1,1,1,0,0,1,1,1,0,1,1,0,0,1,0,0,0,1,0,1,0,0,0,0,0,0,0,0,1,0,0,0,0,1,0,0,0,1,0,0,1,1,1,0,1,0,1,0,1,1,1,1,1,1,1,0,0,1,1,1,1,0,1,0,1,0,1,0,0,1,1,1,1,0,0,0,1,1,0,1,1,1,1,1,1,0,1,0,1,1,0,0,1,0,1,1,1,1,1,0,0,0,0,1,0,1,0,0,0,0,0,1,1,1,1,1,0,0,1,1,1,0,0,0,0,1,0,1,1,0,1,1,1,1,1,1,1,1,0,0,1,0,0,0,1,0,1,1,0,0,1,0,0,0,0,0,0,0,1,1,0,0,0,1,1,0,1,1,0,1,1,1,1,1,1,1,0,0,0,1,1,0,0,0,0,1,0,1,1,1,0,0,0,1,1,0,1,0,1,1,0,1,0,1,0,0,0,0,0,1,0,1,0,0,1,0,0,0,1,1,1,1,0,1,0,1,1,1,1,1,0,1,1,1,0,0,0,0,1,1,0,1,0,0,1,1,1,1,1,1,1,0,1,1,1,0,0,0,0,0,0,1,0,1,1,0,1,0,0,1,0,0,1,0,1,1,0,0,0,1,1,1,0,0,0,0,0,0,1,1,0,1,1,0,0,0,1,1,1,0,0,0,1,1,0,0,1,1,1,1,1,1,0,1,1,1,1,0,1,0,1,1,1,1,0,0,1,0,0,1,1,1,1,1,0,1,1,1,1,1,1,1,0,1,1,1,1,0,1,1,0,1,1,1,1,0,0,1,1,0,1,0,1,1,1,0,1,1,0,1,1,1,1,1,1,0,0,0,0,1,0,1,1,0,0,0,1,0,0,1,0,1,1,0,1,1,0,1,0,1,1,1,0,1,0,0,0,0,0,1,0,1,0,0,0,0,1,0,0,0,1,0,0,1,0,0,0,1,1,0,1,0,0,0,1,1,1,0,0,0,0,1,0,0,1,0,1,1,0,1,0,0,1,0,1,0,0,1,0,0,0,0,1,0,0,0,1,0,1,0,1,0,1,1,0,0,1,0,1,0,0,1,0,0,0,0,0,0,0,1,1,0,0,0,1,0,0,1,1,0,0,1,1,1,1,0,0,1,1,1,0,1,1,1,1,1,0,0,1,0,0,1,0,1,1,0,1,1,0,0,1,1,0,0,1,1,0,0,1,1,1,1,1,0,0,0,1,1,0,0,1,0,0,1,0,1,1,0,1,1,0,1,0,1,0,0,1,0,0,1,1,0,1,0,1,0,1,0,1,1,1,0,1,0,1,0,1,0,1,0,1,0,0,0,0,1,0,1,1,1,0,1,1,0,0,0,0,1,1,0,0,0,0,0,0,0,0,0,1,1,1,1,0,1,1,0,1,0,1,0,0,0,1,0,1,1,1,0,0,0,1,1,1,1,1,1,0,1,0,1,1,1,1,0,1,1,0,1,0,1,0,0,0,0,0,1,0,0,0,1,1,0,1,0,0,0,0,0,1,0,1,1,1,1,0,1,1,0,0,1,0,0,0,0,1,1,0,1,0,0,0,0,0,1,0,1,0,0,1,1,0,0,0,0,0,1,0,0,1,0,0,0,1,0,0,1,1,1,0,1,1,0,0,1,1,0,0,0,0,0,0,1,0,1,0,0,0,0,1,0,1,0,0,0,1,0,1,1,0,0,1,0,1,1,1,1,0,1,0,0,1,0,0,1,0,1,0,1,1,1,1,1,0,1,1,1,0,0,0,0,1,0,1,0,0,1,1,1,0,0,0,1,0,1,1,0,0,1,1,0,1,0,1,0,0,0,1,1,1,1,0,1,0,1,1,1,1,1,1,0,1,0,1,0,1,0,0,1,0,1,0,0,0,1,0,1,1,1,1,0,0,1,0,0,0,0,0,1,0,1,0,0,1,1,0,1,0,1,1,1,0,0,0,1,0,0,1,0,1,1,1,0,0,0,0,0,0,1,0,1,1,1,0,1,0,1,0,1,0,1,1,1,1,0,0,0,1,0,0,1,0,0,1,1,0,0,1,1,1,1,0,0,1,0,1,0,0,1,1,1,0,0,0,1,1,1,0,0,1,1,1,0,1,1,1,0,1,1,0,0,0,0,1,0,1,0,0,1,0,1,0,0,0,0,1,1,0,0,0,1,1,1,1,0,1,1,0,0,0,0,1,1,1,1,0,0,1,0,0,1,0,1,1,0,1,1,0,0,0,0,0,0,1,1,0,1,1,1,1,1,0,0,1,1,0,0,0,0,0,0,0,1,0,0,1,1,1,1,1,1,0,0,0,1,1,1,1,1,0,0,1,0,0,1,1,0,1,0,0,1,1,1,0,1,1,0,0,1,0,0,1,1,0,1,0,0,1,0,0,1,1,0,1,1,0,0,1,1,0,0,0,0,0,0,0,0,0,0,0,1,1,1,1,0,0,0,1,0,1,1,1,0,0,1,1,1,1,0,0,0,0,1,1,1,0,0,1,0,0,0,0,1,1,1,0,1,1,0,1,0,1,1,0,1,0,1,0,1,0,1,0,1,0,1,1,0,0,1,1,0,1,0,1,1,0,1,0,1,1,0,0,1,1,0,1,0,1,1,1,1,0,1,0,0,1,0,1,1,1,0,1,0,1,0,0,0,0,1,1,1,0,1,0,0,1,1,0,1,1,1,1,1,0,1,0,1,0,1,0,1,0,1,0,0,0,1,1,0,0,0,1,1,0,1,1,0,0,0,0,0,0,0,0,1,0,1,1,1,1,1,0,0,1,0,0,0,0,0,1,1,0,0,0,0,1,0,1,0,0,0,1,0,0,1,1,0,1,0,1,1,0,0,0,0,0,0,1,1,1,0,1,0,1,0,1,0,1,0,0,0,1,0,1,0,0,1,0,0,1,1,1,1,0,0,1,1,1,0,0,1,0,1,1,1,1,1,0,0,0,1,0,1,1,1,0,0,0,1,0,1,0,1,1,0,0,0,0,0,0,1,0,1,0,0,0,0,1,0,0,1,1,1,1,0,1,1,1,0,0,0,0,0,1,0,0,1,0,1,1,1,0,1,0,0,1,0,1,0,0,1,0,0,0,0,0,0,1,0,1,1,1,0,0,1,1,1,0,0,1,1,0,1,1,1,1,0,1,0,1,1,1,0,1,1,1,0,1,0,1,1,0,1,0,0,0,0,0,1,0,0,0,1,1,0,0,1,0,0,1,1,1,0,0,0,0,1,0,1,0,1,1,0,1,0,0,1,1,0,0,0,1,0,0,0,0,1,1,1,0,0,0,0,1,0,1,0,0,0,1,0,0,0,1,0,1,1,0,0,1,0,1,1,0,0,0,0,1,0,1,1,0,0,0,0,1,0,0,0,1,0,1,0,1,0,1,0,1,0,0,1,0,1,1,1,0,0,0,1,1,1,1,1,1,0,1,0,0,1,1,0,1,1,1,0,1,0,0,0,1,0,0,0,1,1,0,1,0,0,1,0,0,1,1,0,1,1,1,0,0,0,0,0,0,1,1,0,1,0,1,0,1,0,1,1,1,0,0,1,1,0,0,0,0,1,1,0,1,0,1,0,0,0,1,0,0,1,0,1,0,1,0,1,0,0,1,1,1,0,1,0,1,0,0,1,0,0,0,0,0,0,0,1,1,1,0,0,1,0,0,0,0,1,0,1,1,0,1,1,0,1,1,1,0,1,0,0,1,0,0,0,1,1,1,0,0,0,1,1,0,0,1,0,0,1,0,1,1,0,1,0,0,0,0,1,1,1,1,1,1,0,1,1,1,0,0,1,1,0,1,1,1,0,1,1,1,0,1,0,0,1,0,0,1,1,1,1,1,1,1,0,0,1,1,0,0,1,1,0,0,0,0,0,0,1,1,0,1,0,1,1,1,1,0,0,1,0,1,0,0,1,1,1,1,1,1,0,0,1,1,0,1,1,0,0,1,0,0,0,1,0,1,1,0,1,1,0,0,0,0,1,1,0,0,0,0,0,0,0,1,0,1,1,1,0,1,0,0,1,1,0,1,1,0,0,1,1,0,1,1,0,1,0,0,0,1,0,0,1,0,1,0,0,0,0,0,1,1,0,0,0,1,0,0,0,0,1,0,1,0,0,1,0,1,0,0,1,1,1,1,0,1,0,1,1,0,1,0,0,0,1,0,1,1,1,1,1,0,1,0,1,0,0,0,1,1,1,0,1,1,0,1,0,1,1,1,0,0,0,1,0,1,1,0,1,0,0,0,1,1,0,1,1,0,1,0,1,1,1,1,1,0,0,1,0,0,1,0,1,0,0,1,0,1,1,1,1,1,1,1,0,0,1,1,1,0,0,1,1,0,0,0,1,0,0,0,1,0,1,0,1,1,0,1,0,1,1,0,1,1,1,1,0,1,0,0,0,0,0,1,0,1,1,0,1,1,0,1,1,0,1,0,0,0,0,1,1,1,0,0,0,0,0,0,1,1,0,1,1,1,1,0,0,1,1,0,1,1,0,1,1,1,1,1,0,1,0,0,1,1,0,1,1,0,1,0,0,1,0,1,1,1,0,0,0,1,1,0,1,0,0,0,0,1,0,0,1,1,0,1,1,0,1,1,1,0,0,0,1,0,0,0,0,0,1,0,0,0,0,1,0,0,0,0,1,0,0,0,1,1,1,0,1,1,1,0,0,0,1,0,1,0,0,1,1,0,1,0,0,1,0,1,0,1,0,0,1,1,0,1,1,0,1,1,1,0,0,0,0,0,1,1,1,0,1,1,1,1,0,1,0,1,0,1,1,1,1,0,0,0,1,0,0,0,1,0,1,1,1,0,0,1,1,0,1,1,0,0,0,0,1,0,0,1,1,0,0,1,1,1,0,1,0,0,1,0,0,1,1,0,1,0,1,0,1,0,1,1,1,1,0,0,0,0,1,0,1,0,1,0,0,1,0,0,0,1,0,1,1,1,0,0,0,1,1,1,1,1,0,1,0,1,0,1,1,0,0,1,0,0,1,0,1,0,0,0,1,1,0,0,1,1,0,0,0,0,0,0,0,1,1,1,0,1,0,1,1,1,1,0,1,0,0,0,0,0,0,1,0,0,1,0,0,1,0,0,1,0,1,1,0,1,0,1,1,0,0,0,1,0,0,0,1,1,0,0,0,0,0,0,0,0,1,0,1,1,0,0,1,0,1,1,0,0,0,1,0,0,0,1,0,1,0,1,0,0,1,1,1,0,1,0,0,0,0,1,1,0,0,1,1,0,1,1,1,1,0,1,0,0,1,1,0,1,0,1,1,0,0,0,1,1,1,0,1,0,1,1,0,0,1,1,0,1,1,0,0,1,1,0,1,0,0,1,0,0,1,1,0,1,1,0,0,1,0,0,0,1,0,0,1,1,1,1,1,1,0,1,1,0,0,0,0,1,1,0,0,1,1,0,1,0,1,0,1,1,1,1,1,0,1,1,0,0,1,1,1,0,1,0,0,0,1,0,1,0,0,0,0,0,1,0,1,1,1,1,0,1,0,0,0,1,0,1,0,0,0,1,1,0,0,1,1,0,0,0,0,0,0,0,1,0,0,0,0,0,0,1,0,0,1,1,0,0,0,0,0,0,0,0,0,1,1,1,0,1,1,1,0,0,0,1,0,1,1,1,0,1,0,1,1,1,0,1,1,1,1,0,1,1,0,1,0,0,1,0,0,0,0,1,1,0,1,1,0,0,0,0,1,1,0,1,1,1,0,0,0,1,0,0,1,1,1,0,0,0,1,0,0,1,1,1,0,1,1,0,1,1,1,0,1,0,0,0,0,0,0,0,1,1,1,1,0,0,0,1,0,0,1,1,0,0,1,0,1,1,1,0,1,1,0,0,0,1,0,0,1,0,1,1,0,0,1,1,0,1,1,0,1,0,0,0,1,1,1,0,0,1,0,0,1,0,1,1,0,0,1,0,1,1,0,0,0,0,0,0,0,1,0,1,0,0,1,0,1,1,1,1,0,0,1,0,0,1,0,1,0,0,0,1,0,0,0,1,1,0,1,0,0,0,1,0,0,0,1,1,1,0,0,0,0,0,0,1,1,1,1,1,1,1,1,1,0,1,1,0,1,0,0,0,1,0,0,1,0,0,0,0,1,1,1,0,0,1,1,1,1,1,1,0,0,1,0,0,1,1,1,1,0,0,0,1,1,1,0,0,1,1,0,1,0,0,0,1,0,1,1,0,0,0,0,0,0,1,0,0,0,0,0,1,0,1,0,1,0,1,1,0,0,0,1,0,0,0,0,0,0,1,1,1,1,1,0,0,1,1,0,0,0,1,0,0,1,0,0,1,1,0,1,1,1,1,0,0,0,1,1,1,0,0,0,1,0,1,0,0,0,1,0,0,0,1,1,1,0,1,1,1,1,0,1,0,1,1,1,0,1,1,0,1,1,0,1,1,1,1,0,1,0,1,0,0,0,0,0,1,0,0,1,1,1,1,0,0,1,0,0,0,1,1,0,1,1,0,1,1,1,0,1,1,1,0,0,1,0,0,1,1,0,1,0,1,0,1,0,0,0,1,1,1,0,0,1,1,0,0,1,0,1,1,1,1,0,1,0,0,0,1,0,0,0,0,1,0,1,1,1,0,1,1,1,0,0,1,0,1,0,0,0,0,1,1,1,0,0,0,1,1,0,0,1,1,1,1,0,1,1,1,0,1,0,1,1,1,0,1,0,1,0,0,1,1,0,0,1,0,0,0,0,1,1,1,1,0,0,1,1,1,1,1,1,0,0,1,1,1,1,1,0,1,0,0,0,0,1,0,1,0,1,1,0,0,1,1,1,0,0,0,1,1,1,0,1,1,1,0,0,0,1,0,1,1,1,0,0,0,0,0,0,1,0,0,0,1,0,0,1,1,0,1,0,1,0,1,0,1,0,0,1,1,0,1,0,1,1,1,1,0,1,1,0,1,0,1,0,1,0,0,0,0,0,1,1,0,1,1,0,1,1,0,1,1,0,0,0,0,1,1,0,1,1,0,0,0,0,1,1,1,1,0,1,0,1,0,0,1,0,0,1,0,0,1,0,1,1,1,1,1,0,0,1,0,0,0,1,1,1,1,1,1,1,1,1,1,0,1,1,0,1,0,0,1,1,1,0,1,1,0,1,0,1,1,0,1,0,0,1,1,0,0,0,0,0,1,1,0,0,0,1,1,0,0,0,0,1,1,1,1,1,0,0,1,1,1,0,0,0,0,1,0,0,1,0,1,1,0,1,1,0,0,1,0,0,1,0,0,1,1,0,0,1,0,0,0,1,0,0,0,1,0,0,1,1,1,1,0,0,0,0,0,0,0,1,0,0,0,1,1,1,0,0,0,1,0,0,1,1,1,1,1,1,1,0,0,1,1,1,0,1,0,0,0,1,1,1,1,1,1,0,1,0,0,0,0,1,1,0,1,1,0,1,0,1,1,1,1,1,1,0,0,1,0,0,1,1,1,1,1,1,0,0,1,0,1,0,1,0,0,1,1,0,1,0,1,0,1,1,1,1,0,1,0,1,1,0,1,0,1,1,1,0,0,0,0,1,0,1,0,0,1,0,1,1,1,1,0,1,1,1,1,0,1,0,1,0,1,1,1,0,0,1,1,1,0,0,0,1,0,1,1,0,0,0,1,0,1,0,1,1,1,0,0,1,1,0,0,0,1,0,0,1,0,1,0,0,0,1,1,1,0,0,1,1,0,0,1,1,0,0,1,1,0,1,0,1,0,1,0,0,1,0,1,1,1,1,1,0,0,1,0,1,0,1,1,0,1,1,0,1,0,0,1,1,0,0,1,0,1,0,1,1,0,1,0,0,0,0,0,0,1,0,1,1,1,0,0,1,0,1,0,1,0,0,0,1,1,1,0,1,0,1,1,0,1,1,0,1,1,0,0,1,0,0,1,1,0,0,1,0,1,1,0,1,1,0,0,1,0,1,0,0,1,1,0,0,0,0,1,1,0,0,1,0,0,1,0,0,0,0,0,1,0,1,1,1,1,1,1,0,1,0,0,0,1,1,1,1,1,0,1,0,1,0,1,1,0,1,0,0,1,0,1,1,1,0,1,1,1,0,1,0,1,0,0,1,0,1,0,0,0,0,1,0,1,1,0,0,0,0,0,0,0,0,0,1,1,1,0,1,1,0,1,1,0,1,1,1,1,1,1,0,1,1,1,1,0,0,0,0,0,1,1,1,0,0,1,1,1,1,0,1,1,1,0,1,1,0,0,0,1,0,0,1,1,1,0,0,1,0,1,1,0,0,0,1,1,0,0,0,1,0,1,1,0,1,0,1,0,1,1,1,1,0,0,1,1,1,0,0,1,0,1,0,1,0,1,1,0,0,0,1,0,0,1,1,1,1,1,1,1,1,1,0,0,0,0,0,1,1,1,1,1,0,0,0,1,1,1,1,0,1,0,0,0,0,0,1,1,0,1,1,0,0,1,1,1,0,0,0,1,0,1,0,0,0,0,0,0,1,0,0,0,0,0,0,1,1,0,1,1,1,1,0,0,0,1,0,1,1,1,0,1,1,1,0,0,1,0,0,0,1,1,1,1,1,1,0,1,1,1,1,0,0,1,1,1,0,1,0,1,1,0,0,1,1,1,0,1,0,1,1,1,0,1,1,1,0,1,1,1,1,0,1,0,0,0,1,1,0,0,1,0,0,0,0,0,0,1,0,0,1,0,1,0,0,0,0,1,0,0,1,1,0,0,0,1,1,1,1,1,1,1,1,0,0,0,0,0,1,0,0,1,1,1,0,1,0,0,1,1,1,1,0,0,1,0,1,0,1,1,0,1,0,0,1,1,1,1,1,0,0,1,0,0,0,1,0,0,1,1,1,0,0,1,1,0,0,0,0,1,0,0,1,0,0,0,1,0,0,1,1,1,0,0,1,0,1,0,0,0,1,0,0,1,1,0,1,1,0,0,1,0,0,1,1,1,0,1,1,0,1,1,1,1,1,1,1,0,1,1,0,0,0,1,0,0,1,1,1,1,1,1,1,0,0,0,0,0,1,1,0,0,1,0,1,0,0,0,1,1,1,0,1,1,0,1,0,1,1,1,0,0,0,0,0,1,1,0,0,1,1,0,0,1,0,1,1,1,0,1,0,0,1,1,0,0,0,0,1,0,0,0,0,1,1,0,0,0,1,0,1,1,0,1,0,0,0,1,1,1,1,1,1,0,1,0,1,0,1,1,1,1,1,1,0,1,0,0,0,1,0,0,1,1,1,1,1,1,1,0,0,0,0,1,0,1,0,0,1,1,0,0,1,1,1,1,1,1,0,1,1,1,1,0,0,0,1,0,1,0,0,1,0,0,1,0,1,1,1,1,0,0,1,0,0,0,1,1,0,0,1,1,0,1,0,1,1,0,0,1,0,1,1,1,1,1,1,0,1,1,0,0,0,0,1,0,0,0,1,1,1,0,1,0,0,0,1,0,0,1,1,1,1,1,0,0,1,1,1,1,1,1,0,0,1,1,0,0,1,1,1,1,1,0,0,1,0,1,1,0,1,1,1,1,0,0,1,0,1,0,1,0,1,0,0,1,0,0,0,1,1,1,0,1,1,0,1,0,0,0,1,0,0,0,0,0,1,1,1,0,0,0,1,0,1,0,0,0,0,0,1,0,0,1,1,0,1,1,0,1,1,0,0,0,1,1,1,1,0,0,1,0,1,1,1,0,1,1,0,0,0,0,0,0,1,1,0,1,1,1,1,1,0,0,1,0,1,0,0,1,1,0,1,0,0,1,0,0,1,0,0,1,0,0,1,0,0,1,0,1,1,0,0,0,0,1,1,1,1,1,0,0,1,0,0,0,1,0,0,0,1,1,0,1,0,0,0,1,1,1,1,0,0,0,0,1,1,0,0,0,0,1,0,1,0,0,0,1,0,0,1,0,1,0,1,1,0,0,0,0,0,1,1,0,0,1,1,1,0,1,0,1,0,1,0,0,1,0,0,0,0,0,0,1,1,0,1,1,0,1,0,1,0,1,0,1,1,0,0,0,0,0,1,1,1,0,1,0,1,1,0,0,1,0,0,1,0,0,1,0,1,1,0,1,1,1,0,0,0,0,1,0,1,0,1,1,1,0,1,1,0,0,0,1,1,1,1,0,0,1,1,0,1,1,1,1,1,1,1,1,0,0,1,1,1,0,0,1,1,0,0,0,0,1,0,0,1,1,1,0,1,0,1,0,1,1,1,0,1,0,1,0,0,1,0,1,0,1,0,0,0,0,0,0,0,1,0,1,0,0,1,1,0,1,0,1,1,1,0,1,0,1,0,1,0,0,1,1,1,0,1,1,0,0,0,1,0,0,0,0,0,0,1,1,0,0,1,0,1,1,0,0,0,0,1,1,0,1,1,0,0,1,0,1,1,1,0,0,1,0,1,1,0,0,1,0,1,0,0,1,1,1,0,1,1,1,0,1,0,1,0,0,0,0,0,1,1,1,0,0,1,0,0,1,0,1,1,1,0,0,0,1,0,0,1,0,1,1,0,0,0,0,1,1,1,0,0,0,1,0,1,0,1,1,0,1,0,1,0,0,1,0,0,1,1,1,0,0,1,0,0,1,1,0,0,1,0,1,1,1,1,0,0,0,0,0,0,0,0,1,0,1,1,0,0,1,1,1,1,0,0,1,0,0,0,0,1,0,0,1,0,0,0,1,0,0,1,1,0,1,1,1,1,0,1,0,0,0,0,1,0,0,1,0,0,0,0,0,1,1,1,0,0,1,0,1,1,0,1,1,0,1,0,1,1,1,1,1,1,0,1,1,1,1,1,1,0,0,1,0,0,1,1,1,0,0,1,0,1,0,0,1,1,1,0,1,0,1,1,0,0,0,0,0,0,1,0,0,0,1,1,0,0,1,0,0,0,1,0,0,0,1,1,0,0,1,0,1,1,1,1,1,1,1,0,1,1,1,1,1,1,0,1,1,0,0,0,1,0,1,0,0,0,0,0,1,0,1,1,1,0,0,0,0,1,0,0,0,0,1,0,1,1,1,1,1,1,1,1,1,0,0,1,0,0,0,1,0,1,0,1,0,1,0,0,1,1,0,1,0,0,0,1,0,0,0,1,0,1,1,0,0,1,1,1,0,0,0,1,0,0,1,0,0,1,0,0,0,0,0,1,1,0,1,1,0,1,1,1,0,1,0,0,0,1,1,1,0,0,0,0,0,0,0,1,0,1,1,1,0,0,1,1,1,1,0,1,1,1,0,0,0,1,1,0,0,1,1,1,0,1,0,0,1,1,0,0,1,1,0,1,0,1,1,0,0,1,0,0,1,1,1,0,1,0,1,1,1,0,0,1,1,1,1,0,0,1,1,1,0,0,0,1,1,0,0,0,0,1,1,1,0,0,0,1,0,0,1,1,1,0,1,1,0,1,0,0,1,0,0,1,0,1,0,1,1,0,1,1,1,0,0,1,1,1,1,0,1,1,1,1,1,0,0,1,1,0,1,0,1,1,1,0,0,0,1,0,0,0,0,0,0,0,1,0,0,1,1,1,1,0,1,1,0,0,1,1,0,1,0,1,0,1,1,1,0,1,1,0,1,1,1,0,0,1,0,0,0,0,1,0,0,0,0,0,0,1,0,1,1,0,0,1,1,0,0,1,1,0,0,0,1,1,1,1,1,1,1,0,1,0,1,0,1,1,0,0,0,1,0,0,1,1,1,0,0,1,1,0,1,0,1,0,0,1,0,0,1,0,1,1,1,0,0,0,1,0,0,0,0,0,1,1,1,1,1,0,0,1,1,0,1,0,1,1,0,0,1,1,0,0,0,1,0,0,1,0,0,0,0,0,1,1,1,1,0,1,0,0,1,0,1,1,0,1,1,0,1,1,1,1,1,1,1,0,1,0,0,1,0,1,1,0,1,1,1,0,0,1,1,1,0,0,0,1,1,1,1,1,0,0,0,1,1,1,0,0,0,1,1,0,1,1,1,1,1,0,0,0,0,1,0,1,0,1,1,1,0,0,0,0,1,1,0,1,0,1,0,0,0,0,1,0,1,0,1,0,1,0,0,0,0,1,1,1,1,0,0,1,0,0,1,0,1,1,1,0,0,0,1,1,1,0,1,1,0,1,1,0,0,0,1,1,1,0,0,1,1,1,0,0,1,1,0,0,0,1,1,0,0,0,0,0,0,1,0,1,1,1,1,0,0,0,0,0,0,0,0,0,0,0,0,1,1,1,0,1,0,1,1,1,0,1,0,1,1,1,1,1,0,1,0,0,0,1,0,0,0,1,0,0,1,1,0,0,1,1,0,1,1,0,1,1,0,1,0,0,0,0,0,0,0,0,0,0,0,0,0,0,0,0,0,1,0,1,0,0,1,1,1,0,1,1,0,0,1,0,0,1,1,1,0,0,0,0,1,1,1,1,0,0,1,1,0,1,1,0,1,1,0,1,0,0,0,1,1,1,0,1,1,1,1,0,0,0,0,1,1,0,1,0,1,1,0,1,1,1,1,0,1,1,0,1,0,0,1,0,0,1,0,0,1,1,1,1,1,1,0,1,1,1,1,1,0,0,0,0,0,0,1,0,0,0,1,0,1,0,1,1,1,1,1,1,1,0,1,1,0,0,0,1,0,0,0,0,0,1,1,1,1,1,1,0,1,0,1,0,0,1,0,0,1,0,1,1,1,1,0,1,0,1,0,0,0,1,0,0,1,0,0,1,0,1,0,0,1,1,0,1,0,1,0,1,0,0,0,0,1,1,0,1,0,1,0,1,1,0,0,1,1,1,1,0,0,1,1,0,0,1,1,0,0,1,0,0,0,0,0,1,0,0,1,0,0,1,0,1,0,0,0,0,1,1,0,0,0,1,1,0,1,1,0,0,1,1,0,1,0,1,0,0,0,1,1,0,1,0,0,0,1,1,0,1,1,1,1,1,1,1,0,0,0,1,1,0,1,1,1,1,1,0,1,1,0,0,1,0,1,0,1,0,0,0,1,1,0,0,0,1,1,0,0,1,1,1,1,0,0,0,0,0,1,1,1,1,1,0,1,1,1,0,0,0,1,1,1,0,1,0,0,0,1,0,0,0,0,0,0,1,1,1,0,0,0,0,0,0,1,0,1,0,1,1,1,1,1,1,1,0,0,1,1,1,1,0,1,1,0,1,1,0,0,0,1,0,0,1,1,1,0,0,0,0,1,0,1,0,0,1,0,0,0,1,1,1,1,0,1,1,0,1,1,1,0,0,0,1,1,0,1,1,1,0,0,1,1,0,1,0,1,0,0,1,0,0,1,0,0,1,1,0,1,1,0,0,0,1,0,0,0,0,0,0,1,0,0,0,0,1,0,1,0,1,1,0,0,0,1,0,1,1,1,0,0,1,0,1,0,0,0,0,1,1,1,0,1,1,0,0,1,0,1,0,0,1,0,0,1,0,1,0,1,0,0,1,0,1,1,0,1,0,0,0,1,1,0,0,0,1,0,1,1,1,0,0,0,1,1,1,1,1,1,1,0,1,1,0,1,1,1,0,1,0,0,1,1,1,1,0,1,1,1,0,0,1,1,1,0,0,1,0,0,0,1,0,0,1,0,0,1,0,0,0,0,1,1,0,0,1,0,1,1,1,1,0,1,0,1,1,0,1,0,0,0,0,1,0,0,0,0,0,1,1,0,0,0,0,1,0,1,1,0,0,0,0,0,1,0,0,0,1,1,1,0,0,1,0,0,0,0,1,1,1,0,1,1,1,1,1,1,1,1,0,1,0,0,1,1,1,1,0,0,1,0,0,1,0,0,1,0,0,0,1,0,0,1,0,0,1,0,1,0,1,0,1,1,1,0,0,0,0,0,1,1,0,1,1,1,1,1,1,1,0,0,1,0,1,1,0,0,1,0,1,1,0,1,0,1,0,1,0,1,1,1,1,0,1,0,1,1,0,0,1,0,1,0,1,0,0,0,1,0,1,0,1,1,0,0,1,1,1,0,0,0,0,0,0,1,1,1,0,0,1,0,0,0,0,0,0,0,1,1,1,0,0,0,0,1,1,0,1,0,0,0,0,0,0,0,1,1,0,1,1,1,0,1,1,1,0,1,1,0,0,1,0,0,1,1,1,1,0,1,1,0,0,0,1,0,1,0,0,1,0,0,0,0,0,0,0,0,1,0,0,0,0,0,0,0,0,1,1,1,0,0,0,0,0,1,1,0,1,1,1,0,1,0,1,1,1,0,0,0,1,0,0,1,1,0,1,1,0,1,1,1,0,1,1,1,0,1,1,0,0,1,0,1,1,1,1,1,0,1,0,1,1,1,0,0,0,1,0,1,0,1,1,1,0,1,0,0,0,0,1,0,1,0,1,0,1,0,1,1,0,0,1,0,1,0,0,0,0,1,0,0,0,1,1,1,0,0,0,0,1,0,0,1,0,1,1,0,1,0,0,0,0,1,1,1,1,0,1,1,1,0,1,1,0,1,0,0,1,0,1,1,0,1,1,1,0,0,0,1,1,0,0,1,1,0,0,1,1,1,0,0,0,1,1,0,0,1,1,0,1,0,0,1,0,0,1,0,1,1,0,0,0,1,0,0,1,1,0,1,0,0,0,0,0,1,1,0,0,1,0,0,1,0,0,1,1,1,0,0,0,0,1,0,0,1,1,0,1,1,0,0,0,1,1,0,1,1,1,0,0,0,1,1,1,1,0,1,0,1,1,1,0,1,1,1,0,0,0,0,0,0,1,1,1,1,0,1,1,0,1,1,1,0,0,1,1,0,0,1,0,1,1,1,0,0,0,0,1,1,1,0,1,0,1,1,1,1,0,0,1,0,0,1,1,0,1,1,0,1,1,1,1,1,0,1,1,1,1,1,1,0,1,0,0,0,0,0,0,1,1,0,0,1,0,0,0,0,0,0,0,1,1,0,0,1,0,0,1,0,1,1,1,1,1,0,1,0,0,0,1,0,0,0,0,0,0,1,0,1,0,1,1,1,1,1,0,1,1,0,0,0,1,0,0,1,1,1,0,0,1,1,1,1,1,1,0,0,1,1,0,1,0,0,0,1,1,0,1,1,1,1,0,1,1,1,1,0,1,1,0,0,1,1,0,0,0,0,0,1,0,0,0,1,0,1,0,0,1,1,1,0,0,0,0,0,0,1,1,1,1,1,0,1,1,1,1,1,1,1,0,1,1,0,0,1,0,1,0,0,0,1,0,0,1,1,0,0,1,1,1,1,0,1,1,1,0,0,1,0,0,0,0,1,0,1,1,1,1,0,0,1,0,1,0,1,0,0,0,1,1,0,0,0,0,0,0,0,0,1,1,0,0,1,0,1,1,1,1,0,1,1,0,1,0,0,1,1,0,0,1,1,0,0,1,1,0,0,1,0,1,0,1,0,0,0,0,0,0,1,0,0,1,1,1,1,1,1,1,1,1,1,1,1,1,0,1,0,1,1,0,1,1,0,0,0,1,0,1,0,0,1,0,0,0,1,1,1,0,1,1,0,0,0,0,0,1,0,0,0,0,0,0,1,0,0,0,1,0,0,0,0,1,1,1,0,0,0,0,1,0,0,1,1,0,0,1,1,0,0,1,1,0,0,1,1,1,1,0,1,1,0,0,0,0,0,1,1,1,1,0,1,1,1,0,1,0,1,0,1,0,1,0,1,1,0,1,0,1,0,0,0,1,0,1,1,1,1,0,0,1,0,0,0,1,1,0,0,1,0,0,0,1,0,0,0,1,0,1,1,0,1,0,0,1,1,1,1,1,0,0,0,1,1,0,1,1,1,0,1,0,1,0,0,1,0,1,0,1,1,0,0,0,1,1,1,0,1,1,1,1,0,0,0,0,1,0,1,1,1,0,0,0,0,0,1,0,0,0,0,1,1,0,0,1,1,0,0,1,0,1,0,1,0,1,0,0,1,0,1,1,1,1,1,0,0,1,0,0,0,0,1,0,1,1,0,1,0,0,1,1,1,0,0,1,1,1,1,0,1,0,1,1,0,0,1,1,1,1,1,1,1,0,1,1,1,0,0,1,0,1,1,0,0,1,0,1,1,1,1,1,0,1,0,1,0,1,0,1,0,1,1,0,0,0,0,0,0,0,1,1,0,1,1,1,1,1,0,1,0,0,1,1,0,0,1,1,1,1,0,1,1,1,1,0,0,1,0,0,1,0,1,1,1,0,0,0,1,1,0,1,0,1,1,1,0,1,0,1,0,0,1,0,0,0,0,1,1,1,0,1,0,1,1,1,1,1,1,1,1,0,1,1,1,0,0,1,0,0,1,0,0,0,0,1,1,1,0,1,1,0,1,1,0,1,0,1,1,0,0,1,1,0,0,1,1,1,0,1,1,1,0,0,0,1,0,1,1,0,0,1,1,0,0,1,1,0,0,0,1,0,0,1,1,1,0,1,1,0,1,1,0,0,1,1,1,0,1,1,0,1,0,0,1,1,0,0,0,0,0,0,0,0,0,0,1,1,1,0,0,1,0,1,1,0,0,1,1,1,0,0,0,0,0,0,1,0,1,1,0,1,0,0,1,1,1,1,0,1,0,0,0,0,0,0,1,1,1,1,1,0,0,1,1,1,1,1,0,0,0,0,1,0,1,1,0,0,1,0,1,0,0,1,0,0,1,0,0,0,1,1,1,1,1,1,1,0,1,1,0,0,1,0,1,0,1,0,0,1,0,1,1,0,0,1,1,0,1,0,0,0,0,0,0,1,0,0,0,0,0,1,0,1,1,0,0,1,1,1,1,1,0,1,0,0,0,0,0,1,1,0,1,0,0,0,0,0,1,1,0,0,1,1,0,1,0,0,0,1,1,0,1,1,1,0,0,0,0,1,1,1,1,0,0,0,0,0,1,1,1,0,0,1,0,0,1,1,1,0,1,1,1,0,0,1,0,0,1,1,1,0,1,1,1,1,1,1,1,0,0,0,1,0,1,0,1,1,1,1,0,1,0,0,1,1,1,0,1,0,1,0,1,1,0,0,0,1,1,0,0,0,0,0,1,0,1,0,0,0,1,0,1,1,1,0,1,0,1,0,1,1,0,1,0,1,1,1,0,0,0,1,0,0,1,1,0,1,1,1,1,1,0,0,1,0,1,1,1,1,0,0,1,1,0,1,1,0,0,1,1,0,0,1,1,0,1,0,0,0,1,1,0,0,1,0,1,0,0,0,1,1,0,1,0,0,0,0,0,0,0,0,0,0,1,1,0,1,0,1,1,1,0,0,0,1,1,1,0,0,1,1,1,0,0,1,0,0,0,1,1,1,1,1,1,1,0,0,0,0,1,0,0,0,0,0,1,0,0,1,0,1,1,1,0,0,0,0,1,1,0,1,0,1,1,1,1,1,0,0,1,1,0,1,0,0,0,0,0,0,1,1,1,0,0,0,1,1,1,1,1,1,1,0,0,1,0,1,1,1,0,0,0,1,0,1,0,0,1,1,0,1,1,1,1,1,0,0,0,1,1,1,1,0,0,1,0,0,1,1,0,1,1,1,0,0,1,1,0,0,0,1,0,1,1,0,1,0,1,1,0,1,1,0,0,0,1,0,1,1,0,1,0,0,1,0,0,0,0,1,1,1,0,0,1,1,1,1,0,0,1,0,0,1,1,0,1,1,0,0,1,0,1,0,0,0,0,1,0,1,1,0,0,0,1,1,0,1,1,1,0,1,0,1,0,1,0,1,1,1,1,1,1,0,1,1,1,0,0,1,0,0,0,1,1,0,1,0,1,1,1,1,0,1,1,1,0,1,0,0,1,0,1,0,1,1,1,0,0,1,0,0,0,0,1,0,1,0,0,0,1,0,0,0,0,1,0,0,0,0,0,0,0,1,1,1,1,0,1,0,1,1,1,0,0,0,0,1,1,1,0,1,0,1,0,1,0,0,0,0,0,1,1,1,1,0,1,1,0,0,1,0,0,0,0,1,1,1,1,1,0,0,0,1,1,0,0,1,0,1,0,0,1,1,1,1,0,0,0,1,1,0,0,1,1,1,1,0,0,1,1,1,1,0,0,0,0,0,1,0,1,0,0,0,1,0,0,0,0,0,0,0,0,1,0,0,0,1,0,0,1,1,0,0,1,0,0,1,1,0,1,0,0,1,0,1,1,0,1,1,0,1,1,0,0,1,0,1,0,1,0,1,0,0,0,1,1,1,1,1,1,0,1,0,0,1,1,0,1,0,0,0,0,1,1,1,1,1,0,1,1,0,0,0,1,0,0,0,1,1,0,0,1,1,0,0,1,1,0,1,0,1,0,1,0,0,0,1,0,0,1,1,0,0,1,1,0,1,0,1,0,0,1,1,0,1,1,1,1,0,0,0,0,1,1,1,1,1,0,0,0,1,1,1,0,1,1,0,0,1,1,1,1,0,0,1,1,1,1,1,0,1,0,1,0,0,0,1,0,1,0,0,0,0,0,0,0,1,0,0,1,1,0,0,0,1,1,0,0,0,0,1,1,1,0,1,1,0,0,0,0,0,1,0,0,1,0,1,1,1,0,0,1,1,1,0,0,1,1,1,0,0,1,0,0,0,1,1,0,1,1,0,0,1,1,1,1,1,1,1,1,1,1,0,1,1,0,1,1,1,1,1,0,1,0,0,0,1,1,1,1,0,1,1,1,1,1,1,0,0,1,1,0,0,1,1,1,1,1,1,0,1,0,1,0,1,0,1,1,0,1,1,0,0,1,0,0,0,1,0,1,0,0,1,0,1,1,0,0,0,1,1,1,0,0,1,1,0,1,0,1,0,0,0,1,1,1,1,1,1,0,1,1,0,0,0,1,1,1,1,1,1,0,0,1,1,1,1,0,1,0,1,0,1,1,0,0,0,0,1,1,1,0,1,0,0,0,1,0,1,0,1,0,1,0,1,1,1,1,1,1,0,1,0,0,1,1,0,0,1,1,1,0,1,1,1,0,1,0,0,0,1,0,0,1,0,1,1,0,0,0,1,0,0,0,1,1,0,0,1,0,0,0,1,0,1,0,1,1,1,1,1,1,0,1,0,0,1,0,1,1,0,0,0,1,1,0,0,0,0,0,1,0,0,1,0,1,0,0,0,0,1,0,1,0,0,0,0,0,0,0,0,1,0,0,1,0,0,1,1,0,0,1,1,0,1,1,0,1,0,1,1,1,1,0,0,0,0,1,1,0,0,0,1,1,1,0,1,0,0,1,1,1,1,1,0,0,0,0,1,0,1,0,1,1,0,1,0,0,1,0,1,0,0,1,0,1,1,1,0,0,1,1,0,0,1,0,1,0,1,0,1,1,1,0,0,1,1,1,1,1,0,1,0,0,0,1,1,0,1,1,1,0,1,1,0,0,1,1,1,0,1,0,0,0,0,0,0,1,0,0,0,1,1,0,0,1,0,1,1,1,1,1,1,0,1,1,0,0,1,1,0,1,1,1,0,1,0,1,1,1,0,0,1,0,1,0,0,1,1,1,1,0,0,0,0,1,0,0,0,0,0,1,0,1,1,1,1,1,1,1,1,0,1,0,1,0,1,0,0,1,1,0,0,1,1,1,1,1,1,0,1,1,0,1,1,1,0,1,0,1,0,0,1,0,0,1,1,0,0,1,1,0,0,0,1,0,0,0,0,0,1,1,1,1,1,0,0,0,1,1,1,0,0,1,1,0,0,1,1,0,1,0,1,0,0,1,1,1,1,1,0,1,0,0,1,1,0,1,1,0,0,0,1,1,1,1,0,1,0,0,0,1,1,0,1,0,1,0,1,0,0,0,0,0,0,0,0,0,1,0,1,1,0,1,0,1,1,0,1,1,0,0,0,1,0,1,0,0,0,0,0,1,1,0,0,1,0,1,1,1,0,1,1,0,1,1,1,0,0,0,1,1,0,0,0,1,0,1,1,0,1,1,1,1,1,1,0,1,0,0,1,1,0,1,1,1,0,0,1,1,1,1,0,1,0,0,1,0,1,0,0,1,1,0,0,1,0,1,0,0,1,1,1,1,1,0,1,0,1,0,0,0,1,0,0,0,0,1,0,1,0,1,0,1,1,0,0,0,0,0,1,0,1,1,0,1,1,1,0,1,1,0,1,0,1,1,0,1,0,0,0,0,1,0,0,0,1,0,0,0,1,0,0,0,1,0,1,0,1,0,1,1,0,0,1,0,0,0,1,0,0,0,0,1,0,0,0,0,1,1,1,0,0,0,0,1,1,0,1,0,0,1,1,0,1,0,0,1,0,0,0,1,0,0,0,1,0,1,1,0,1,1,0,0,1,1,0,1,0,0,1,1,0,1,1,0,0,1,1,1,0,1,0,0,0,1,1,0,0,1,0,1,1,0,0,1,0,1,1,1,1,1,0,0,1,1,0,1,0,0,1,0,0,1,1,1,0,1,1,0,0,1,0,1,1,0,1,0,1,1,0,1,1,1,0,0,0,0,0,0,0,0,0,1,0,1,0,1,1,0,0,1,0,0,0,1,0,1,0,1,0,1,1,1,1,1,1,0,0,1,1,1,1,0,0,1,1,1,1,0,1,0,0,1,0,1,1,1,1,0,1,1,0,0,0,0,0,0,0,1,1,0,1,0,1,1,1,1,0,1,0,1,1,1,1,1,1,1,0,1,1,1,1,0,0,0,0,1,1,1,0,1,0,0,1,1,0,1,0,0,1,0,1,0,1,0,0,0,1,1,1,1,1,0,0,0,0,1,1,1,0,1,0,1,1,0,0,1,1,1,0,0,1,1,1,1,1,1,1,1,0,0,0,0,1,1,0,0,1,1,1,1,0,1,0,1,1,0,0,1,1,0,1,1,0,0,1,0,0,1,1,0,0,0,1,1,0,0,0,0,0,0,1,1,0,0,1,0,1,0,1,1,1,1,0,1,1,1,1,0,0,1,0,1,0,1,1,1,1,1,1,1,0,1,1,1,0,0,0,1,1,0,0,0,1,1,0,1,0,0,0,0,1,0,0,0,0,0,0,1,0,1,0,1,1,0,1,1,0,0,0,0,0,1,0,0,1,1,0,1,1,1,1,1,1,1,0,1,0,0,1,1,1,0,1,1,1,0,1,0,0,1,1,1,1,0,1,1,0,1,1,1,0,0,1,1,0,1,0,1,1,0,1,0,1,0,1,0,0,0,0,1,1,1,1,0,0,0,0,0,0,1,1,0,1,0,0,0,0,0,1,0,1,0,1,1,1,0,1,0,1,1,0,0,1,1,0,0,0,0,1,0,0,0,1,1,0,0,0,1,1,1,1,1,1,1,0,1,0,1,0,1,0,1,0,1,0,1,1,1,0,1,0,1,0,1,0,0,1,0,0,0,0,1,0,1,0,1,0,0,1,0,0,1,1,1,1,1,0,0,0,0,1,1,0,1,1,1,0,0,1,1,0,0,1,1,0,0,0,0,0,0,0,0,1,1,0,0,0,1,0,1,1,1,1,0,0,1,0,1,0,0,1,1,0,1,0,1,0,0,0,1,0,0,0,0,1,1,0,0,0,1,1,0,1,0,1,0,1,1,1,1,0,0,0,1,1,1,0,0,1,1,0,0,0,0,0,1,1,1,1,0,0,0,0,1,0,0,1,0,0,0,0,0,0,1,0,0,0,0,0,1,1,0,1,1,1,0,0,0,1,0,1,1,0,1,1,1,0,0,0,1,0,1,0,0,1,1,0,1,1,1,0,0,0,0,0,1,0,1,0,1,0,0,0,0,0,0,1,0,1,1,0,1,0,1,0,1,1,0,1,1,0,1,0,1,1,0,1,0,0,1,0,1,1,1,1,1,0,1,0,1,1,0,1,1,0,1,1,0,1,1,1,0,0,0,1,0,0,0,1,0,1,1,1,1,1,1,1,1,1,1,1,1,0,1,1,0,1,1,1,0,0,1,1,1,1,0,0,0,0,1,1,1,1,0,0,0,0,1,1,1,0,0,0,0,1,1,1,1,1,1,0,0,0,0,0,1,1,0,0,1,1,0,1,0,0,0,0,0,1,1,1,1,0,1,1,1,0,0,0,1,0,1,1,0,1,0,1,1,0,0,1,0,1,1,1,1,0,0,1,0,1,1,1,0,1,1,1,1,1,0,0,0,0,1,0,0,0,0,1,0,0,0,0,1,1,0,0,1,0,0,0,1,1,0,0,1,1,0,0,1,0,0,1,1,0,1,0,1,0,1,0,1,1,0,1,0,1,1,1,0,1,1,0,0,1,1,1,1,0,1,1,1,1,0,1,1,1,1,0,1,0,1,0,1,1,0,0,1,0,0,0,1,1,1,1,0,1,0,0,1,0,1,0,0,1,1,1,1,0,1,1,0,1,0,1,0,1,1,0,0,1,1,1,0,1,1,1,1,0,0,0,1,1,1,0,0,1,0,1,0,0,0,0,1,0,1,0,1,0,1,0,1,0,0,0,0,0,1,1,0,1,1,1,0,0,0,0,1,0,0,1,0,1,1,0,1,0,0,0,0,0,1,0,0,0,1,1,1,0,1,1,1,1,0,1,0,0,0,0,0,0,1,1,0,1,1,1,1,1,0,1,1,0,1,1,0,1,0,0,0,1,0,0,0,1,0,1,1,1,1,0,0,0,1,1,0,1,1,1,1,1,1,0,0,0,0,1,1,1,1,1,1,0,1,1,1,1,0,0,0,0,0,0,0,1,1,1,1,1,1,0,0,1,0,0,1,0,1,1,0,0,1,1,1,1,1,1,1,0,0,1,0,0,0,0,0,0,1,0,1,0,0,0,1,1,0,1,1,1,1,1,0,0,1,1,1,1,1,1,0,1,0,0,1,1,0,1,1,0,0,0,0,1,0,0,1,0,1,1,1,1,0,0,0,0,1,1,0,0,0,1,0,1,0,0,1,1,1,0,1,0,1,0,0,1,1,1,0,1,0,1,0,0,0,0,0,1,1,1,0,0,0,1,0,0,1,1,1,1,0,0,1,0,0,0,0,0,1,0,1,1,0,1,1,0,1,1,0,1,0,1,0,0,1,0,1,1,0,1,0,0,1,0,0,1,1,1,0,1,0,1,1,1,1,1,1,1,1,1,0,1,0,0,0,1,0,0,1,0,1,0,1,0,1,1,1,1,1,0,0,0,1,0,1,0,0,0,1,1,1,0,0,0,0,0,1,1,0,1,1,0,0,0,1,0,0,1,0,1,0,1,1,0,1,1,1,1,0,0,1,1,0,0,0,1,0,0,0,0,0,1,1,0,0,0,1,0,0,0,0,0,1,1,1,0,1,1,0,1,1,1,1,0,1,0,1,1,0,1,1,1,0,1,1,1,1,0,1,0,0,0,1,0,0,0,1,0,1,1,1,0,0,1,1,1,1,1,1,0,0,1,1,1,0,1,0,0,0,0,1,0,1,0,0,1,1,1,0,1,0,0,1,1,0,1,0,1,0,1,1,0,0,1,1,1,1,0,1,1,0,1,0,1,1,1,1,1,1,0,1,0,0,1,0,0,1,0,1,0,1,1,0,1,0,1,0,0,0,1,1,0,1,1,0,0,0,1,0,0,0,0,0,0,1,1,1,0,0,0,0,0,1,0,1,1,1,0,1,0,1,0,1,0,1,1,0,0,1,0,0,0,0,1,0,0,1,0,0,1,1,0,0,0,0,0,0,0,0,1,1,0,0,1,0,0,0,1,0,1,1,1,1,0,1,0,0,0,1,0,1,1,1,0,0,0,1,1,1,0,0,0,1,1,0,0,0,0,1,1,1,1,0,0,1,0,1,0,1,1,1,0,0,1,0,0,1,0,1,0,1,0,0,0,1,1,0,1,0,0,0,1,0,0,1,0,1,1,0,1,1,0,1,0,0,0,1,0,1,1,1,1,0,1,1,0,1,0,0,0,0,1,0,0,0,0,0,1,0,0,0,0,1,0,0,0,1,1,1,0,0,1,0,1,1,1,0,1,0,0,1,1,1,1,0,0,1,1,0,0,1,0,0,0,0,0,0,0,0,1,0,1,1,1,0,0,1,0,0,1,1,0,1,0,0,0,0,0,0,0,0,0,1,0,1,1,0,0,0,0,1,0,1,1,0,0,1,1,0,0,1,1,0,0,0,0,0,1,1,1,0,1,0,0,0,0,1,1,0,1,1,0,0,1,1,0,1,0,1,0,1,0,0,0,1,1,0,1,0,1,1,0,1,1,1,0,1,0,1,1,1,0,0,1,1,0,0,0,1,0,0,1,0,0,1,1,1,0,0,1,1,0,1,0,1,1,0,0,0,1,0,0,1,1,1,0,1,1,0,0,1,0,1,0,0,0,1,1,0,1,1,1,1,1,1,1,1,1,1,1,0,0,0,0,0,0,0,0,1,0,0,1,1,0,0,0,0,0,1,1,1,0,1,1,1,0,0,1,0,1,1,0,0,0,1,1,0,1,1,0,1,0,1,1,0,0,1,1,1,0,1,1,0,0,1,1,0,0,1,0,1,0,0,0,1,0,0,0,0,0,1,1,1,0,0,1,0,1,1,1,1,1,0,1,0,1,0,0,0,1,1,0,1,0,0,1,0,1,1,1,0,1,0,0,0,1,0,0,1,1,1,0,1,1,0,1,0,0,1,0,0,0,1,1,1,0,1,0,1,0,0,1,0,1,1,1,0,0,1,0,0,0,1,1,0,0,0,0,1,0,1,0,0,0,1,0,0,1,1,0,1,0,1,1,1,0,0,1,0,0,1,0,0,0,1,0,0,1,1,1,1,0,1,1,1,0,0,0,1,1,1,0,1,1,1,1,1,0,0,1,1,1,0,1,0,0,0,1,1,1,1,0,1,1,1,0,1,1,0,0,1,1,0,1,0,0,0,0,1,1,1,1,1,0,0,1,0,0,0,1,0,1,0,1,1,0,0,0,1,1,0,1,0,1,0,0,0,0,1,0,0,0,0,0,0,1,1,0,1,1,0,1,1,0,1,1,0,0,0,0,1,0,1,1,0,1,0,0,1,1,1,0,1,1,1,0,1,1,1,0,0,0,1,0,0,0,0,0,1,1,1,0,0,0,1,1,0,1,1,1,1,0,1,1,1,1,1,1,1,1,1,0,1,0,1,0,0,0,1,1,0,0,0,0,1,1,1,0,1,0,0,0,0,1,1,0,0,1,1,0,0,0,0,0,1,0,0,0,1,0,1,0,0,0,1,1,0,0,1,1,0,0,1,0,0,0,0,1,1,1,0,0,1,1,1,0,1,1,0,0,0,0,0,1,0,1,0,0,1,1,0,0,0,1,1,0,0,0,0,0,1,0,1,1,1,0,1,0,0,1,1,1,1,1,1,0,0,1,1,0,0,1,0,1,1,1,0,0,0,0,0,0,0,1,1,1,1,1,0,0,0,0,1,1,1,0,1,0,1,0,1,0,1,0,0,1,1,1,1,1,0,0,0,1,0,0,1,0,0,0,1,0,1,0,1,0,0,0,1,1,0,0,1,0,0,0,1,1,1,1,0,0,1,1,1,0,1,1,1,1,1,1,0,0,1,1,1,1,0,1,0,0,0,1,1,1,0,1,1,0,0,1,0,1,1,1,0,0,0,0,0,0,0,1,1,1,1,0,1,0,1,0,1,1,0,1,1,0,1,1,0,1,1,1,1,1,0,1,1,1,1,0,1,0,0,0,1,1,0,1,0,0,0,1,1,0,1,0,1,0,0,1,0,0,0,0,1,0,0,1,0,1,0,0,1,1,1,1,1,0,1,1,0,1,0,0,1,1,0,1,0,1,0,1,0,0,1,1,0,1,1,1,1,0,0,0,0,0,0,1,0,1,0,1,0,1,1,1,0,1,1,0,0,0,1,0,1,0,0,1,0,0,1,0,0,0,0,1,0,0,0,0,0,0,1,0,1,0,1,1,1,0,1,0,0,1,1,1,0,0,1,0,1,0,0,0,0,1,1,0,0,1,1,0,0,1,0,0,1,0,1,1,1,1,0,1,0,0,1,0,0,0,1,1,1,1,0,0,1,0,1,0,1,1,1,1,0,0,1,0,0,0,1,1,1,1,1,1,1,1,1,1,1,0,0,1,0,0,0,1,1,0,1,1,0,1,0,1,0,1,1,0,1,0,0,0,0,0,0,1,0,1,0,0,0,1,1,1,1,1,0,1,1,1,0,0,0,1,1,0,1,1,1,1,1,1,0,0,1,1,0,0,0,0,0,0,0,1,1,0,1,1,1,0,0,0,1,0,0,1,1,0,0,1,1,0,0,1,0,1,0,0,0,1,0,1,0,1,0,1,1,1,0,1,1,1,1,1,1,1,1,0,1,0,0,1,1,1,1,0,0,1,0,0,1,1,1,1,0,0,1,1,1,1,0,1,0,0,1,0,1,1,1,0,0,0,1,0,0,1,1,0,1,1,0,0,0,1,0,0,0,0,1,1,0,0,1,0,1,0,1,0,0,0,0,0,0,1,1,0,0,1,1,0,0,1,0,1,0,1,1,1,0,0,0,1,0,1,1,1,0,1,0,1,1,1,0,0,0,0,1,0,1,1,1,0,1,0,0,0,0,1,0,0,1,0,1,0,1,1,0,1,0,0,0,0,1,0,1,0,0,0,0,0,1,0,1,0,0,0,0,1,0,0,1,0,1,1,0,1,0,1,0,0,1,1,1,1,0,0,1,0,1,0,0,1,0,1,0,0,0,0,0,0,0,1,0,1,0,0,1,0,1,1,0,1,1,1,0,0,1,0,0,0,0,1,0,1,1,0,0,0,0,0,0,0,1,0,1,1,1,0,0,1,0,1,1,1,0,0,1,0,0,1,0,1,0,1,1,1,1,0,1,1,1,1,1,0,1,1,0,1,0,0,1,0,1,1,0,1,0,0,1,0,0,0,1,1,0,1,0,0,1,1,1,1,1,1,1,1,1,0,1,1,1,0,1,0,1,0,1,1,0,0,0,1,1,1,0,1,0,0,1,0,0,0,0,1,0,0,0,1,1,1,1,1,0,1,1,1,0,1,0,0,1,1,1,0,1,0,1,0,0,0,1,1,0,1,0,1,0,0,1,0,0,1,0,1,1,1,1,1,1,0,0,1,0,0,0,1,0,1,0,1,0,0,0,1,1,1,0,1,0,1,0,1,1,1,0,1,0,0,0,1,0,0,1,1,1,0,1,1,1,1,0,0,0,1,0,1,0,0,0,1,0,1,1,0,1,0,0,0,1,1,0,0,0,1,1,1,1,0,0,1,1,1,0,0,1,0,1,0,0,1,0,1,1,0,1,0,0,0,1,0,1,0,0,1,0,1,1,1,1,0,1,1,1,0,1,1,0,0,0,1,1,0,1,0,0,1,0,0,1,0,1,1,0,1,1,0,1,1,0,1,1,1,0,0,1,0,0,0,1,1,0,0,1,1,1,1,1,1,1,1,1,0,0,0,0,0,0,1,1,1,0,1,0,0,0,1,1,0,0,1,0,1,1,1,1,1,0,0,0,1,0,0,1,1,0,0,1,0,0,0,1,1,0,1,1,0,1,1,0,0,0,1,0,1,0,0,0,0,1,1,1,0,1,1,1,1,1,1,0,0,0,0,1,0,0,1,1,1,0,1,0,0,1,0,1,0,1,1,1,1,0,1,0,0,1,1,0,0,1,0,0,1,0,1,1,1,1,0,0,0,0,0,1,0,0,0,0,0,0,0,1,1,0,0,0,0,1,0,1,0,1,0,1,1,0,1,0,1,1,0,0,0,1,0,0,0,1,0,0,1,1,0,1,1,1,1,0,0,0,0,0,0,1,0,1,1,0,0,1,1,0,0,1,1,1,0,0,0,0,1,0,0,1,1,1,0,1,1,1,1,1,1,0,1,0,0,1,0,1,1,1,1,1,0,1,1,0,0,0,1,0,1,1,1,1,0,1,1,1,0,0,1,0,0,0,0,1,1,0,1,1,0,1,1,0,1,0,0,1,0,0,0,1,1,0,0,0,0,1,1,0,1,1,1,0,1,0,0,0,1,1,1,1,1,0,1,0,0,0,0,1,0,0,1,1,1,0,0,0,0,0,1,0,0,1,1,0,0,0,1,0,0,0,1,1,1,1,0,1,1,1,0,1,1,0,0,1,0,0,0,0,0,1,0,0,1,0,0,0,0,0,0,1,0,1,0,1,0,1,0,1,0,0,0,1,1,0,0,0,1,1,0,1,0,0,0,1,1,0,1,0,1,0,1,1,0,0,0,1,0,1,1,0,1,1,1,0,0,0,0,1,1,0,0,0,0,1,1,0,1,0,0,0,0,1,0,0,0,0,1,0,1,1,1,0,0,0,1,0,0,1,1,0,0,0,0,1,0,1,1,0,1,0,1,1,0,0,0,1,0,0,0,1,1,0,1,0,1,0,1,0,0,1,1,0,1,1,1,1,1,1,0,0,1,1,1,0,1,0,0,1,0,0,0,0,1,0,1,1,1,1,0,1,1,0,0,0,0,1,0,1,1,0,1,1,0,0,0,1,0,0,1,0,0,0,1,0,0,0,0,0,1,0,0,0,0,0,1,1,1,0,0,1,0,1,1,1,0,1,0,0,1,1,1,0,0,0,0,0,0,0,0,0,1,0,1,1,0,1,1,0,1,0,0,1,0,1,0,1,0,1,0,1,0,1,0,1,0,0,0,1,1,1,1,0,0,1,1,1,1,0,1,0,1,0,1,1,1,1,0,0,1,1,0,0,0,0,0,0,0,0,1,1,0,1,1,0,0,1,1,1,0,0,1,0,1,1,0,1,0,0,1,1,1,0,0,0,1,1,0,0,1,0,1,0,0,1,0,1,0,1,1,0,0,1,0,1,1,0,0,1,0,1,1,0,1,1,0,1,1,0,0,1,1,1,0,1,0,1,0,0,0,1,1,0,0,0,1,1,1,0,0,1,0,1,0,0,1,0,1,1,1,1,0,0,0,0,0,1,0,1,0,1,1,1,1,1,0,1,0,1,1,1,1,0,1,1,1,1,0,0,1,1,1,0,1,0,0,0,0,1,0,1,0,1,1,1,1,1,1,1,1,1,0,1,0,0,1,0,0,1,0,0,1,0,1,1,0,1,0,1,0,1,0,0,1,1,0,0,1,0,0,1,0,0,1,1,1,1,1,0,1,0,1,0,0,1,0,1,1,1,1,0,1,1,0,1,1,1,0,1,1,0,0,0,1,0,0,1,0,1,1,0,1,0,0,1,1,1,0,1,0,0,1,1,0,0,0,0,0,0,1,0,1,0,1,1,0,0,0,0,1,0,0,1,0,0,1,0,0,0,1,1,1,1,1,1,1,1,0,1,0,0,0,0,1,0,0,0,0,1,1,0,1,1,1,1,1,1,0,1,0,1,0,1,0,1,1,1,1,1,1,0,1,1,0,1,0,1,0,1,0,1,0,0,0,1,0,0,1,1,0,0,1,0,0,0,1,0,0,1,0,0,0,0,1,0,1,0,0,1,0,0,1,1,1,1,0,1,0,0,0,1,0,0,0,1,1,0,1,0,1,0,0,1,0,0,1,0,1,1,1,1,1,0,1,0,1,0,1,0,0,0,0,0,0,1,1,1,0,1,1,1,1,0,1,0,0,0,0,1,1,1,1,0,0,0,1,0,0,1,1,0,1,0,1,0,1,1,1,0,1,0,0,0,0,1,0,0,1,1,0,1,0,1,1,0,0,1,1,0,1,1,0,1,1,1,1,1,1,0,0,1,1,0,0,1,0,0,1,0,1,0,1,1,0,1,0,0,1,1,0,1,1,0,1,1,1,1,0,0,0,0,0,1,0,1,1,0,0,1,0,1,0,1,1,0,0,1,1,0,1,0,0,0,1,1,1,1,0,0,1,1,0,1,1,1,0,1,1,1,1,1,1,0,1,0,1,1,1,0,1,1,1,0,0,0,0,1,0,0,1,1,0,0,1,0,0,1,1,0,1,0,0,0,0,0,0,0,1,0,1,0,0,1,0,0,1,1,1,0,0,0,1,1,1,0,1,1,0,0,0,1,0,1,1,1,1,1,0,0,1,0,1,0,0,1,0,0,0,1,0,0,0,1,1,0,1,1,0,1,1,1,0,1,1,0,0,0,1,1,1,1,0,0,1,0,0,1,1,0,0,0,1,0,1,1,1,1,1,0,1,1,1,0,1,0,0,0,0,1,0,0,1,0,0,0,0,1,1,1,1,1,1,0,0,0,1,1,0,1,1,1,1,0,0,0,1,1,0,0,0,0,1,1,0,0,0,0,0,1,0,1,0,0,0,1,0,1,1,1,0,1,0,1,0,0,0,1,1,1,0,1,0,1,1,0,1,1,1,1,1,0,0,1,0,0,0,1,0,1,1,0,1,1,1,1,1,1,1,0,1,1,1,1,0,1,1,0,0,1,1,1,1,1,0,1,0,0,1,1,1,0,0,1,1,1,0,1,1,0,1,1,0,0,0,0,1,0,0,1,1,1,1,1,0,1,1,1,0,0,0,1,0,1,1,0,0,1,0,1,1,1,1,0,1,1,0,1,0,1,0,0,1,1,0,1,0,0,1,1,0,0,1,0,0,1,1,0,0,0,0,0,0,1,0,0,0,0,0,1,0,0,1,0,0,1,0,1,0,0,1,1,0,1,1,1,0,0,0,0,0,0,1,1,0,1,1,1,1,0,0,0,1,1,1,0,0,0,0,0,0,0,0,1,1,0,1,0,0,0,1,0,0,0,1,0,1,0,0,0,1,1,1,1,0,0,0,1,0,0,1,1,0,1,1,1,1,1,0,1,1,1,0,0,1,0,0,1,0,0,0,1,1,0,0,1,1,1,1,0,0,0,1,1,1,0,0,0,0,1,0,1,0,1,1,1,1,1,1,1,0,1,1,0,1,1,0,0,1,1,0,0,0,0,1,0,1,0,0,1,0,1,1,0,1,1,1,1,0,1,0,1,1,0,1,1,1,0,1,0,1,1,1,0,0,0,0,0,0,0,0,1,1,0,0,1,0,0,1,1,0,1,0,0,0,1,0,0,0,0,1,0,0,1,1,0,1,1,0,0,0,1,1,0,1,1,0,1,1,1,1,1,1,0,1,1,1,0,0,0,0,0,0,0,0,1,0,0,1,1,1,0,0,1,1,1,1,1,0,1,1,0,0,1,1,1,1,1,1,1,1,1,0,1,1,0,1,0,0,1,0,0,1,0,0,1,0,0,1,1,1,1,1,1,1,1,0,0,1,1,0,0,0,0,1,0,1,0,1,0,0,1,1,1,0,0,1,1,0,0,0,0,0,1,0,1,1,0,0,1,0,1,1,0,1,0,0,0,0,1,1,1,0,1,0,0,1,0,0,0,1,0,0,1,0,0,0,1,0,1,0,0,0,1,0,0,1,1,1,0,0,1,1,0,0,1,1,1,0,0,0,1,0,1,0,1,1,1,0,1,0,0,0,1,0,0,0,0,1,1,0,1,0,0,1,1,0,1,1,1,0,1,0,0,0,1,1,1,1,1,1,0,1,0,1,0,1,0,0,0,0,1,0,1,1,1,0,0,1,1,0,0,0,1,1,1,1,1,1,0,0,0,1,1,0,1,0,1,0,1,0,0,0,0,0,0,0,0,1,0,1,1,1,1,0,0,0,1,1,1,1,1,1,0,1,1,0,1,0,0,1,0,0,0,0,1,0,0,0,0,0,0,0,1,0,0,1,0,0,0,1,1,1,1,1,1,0,0,0,1,1,1,0,1,0,0,1,0,1,0,0,1,1,0,0,0,1,1,1,0,0,1,1,0,0,0,0,0,0,1,1,0,0,1,1,1,0,0,0,0,1,0,1,0,1,1,1,0,0,0,1,0,1,0,1,0,0,1,0,0,0,1,0,0,0,1,1,0,0,1,0,1,0,0,0,0,0,0,1,0,0,0,1,1,1,0,1,0,1,0,1,1,1,0,0,1,1,0,0,1,1,0,1,1,0,1,1,0,0,0,1,1,0,1,0,0,0,0,1,1,1,1,1,1,1,1,1,1,1,0,0,1,1,0,0,1,0,0,1,0,1,0,1,1,0,0,1,1,0,0,0,1,1,0,1,0,0,0,1,0,0,1,0,1,0,1,1,0,0,1,0,1,0,0,0,1,1,1,0,0,0,0,0,1,0,0,1,1,1,0,1,0,0,1,1,1,1,0,1,1,0,0,0,1,1,0,1,0,0,1,1,0,1,1,0,0,1,0,0,1,1,1,0,1,1,0,1,0,0,0,0,1,1,0,1,0,1,0,1,0,1,1,1,1,0,1,0,0,0,1,1,0,1,1,0,0,0,0,0,1,0,1,0,0,0,1,0,1,0,0,0,0,1,1,0,1,0,0,0,1,0,0,0,1,0,1,1,0,1,0,1,0,1,0,0,0,1,1,0,1,1,1,1,0,0,1,0,1,1,0,0,0,1,1,0,1,0,0,0,1,1,0,1,0,0,1,1,1,1,1,1,0,1,0,0,0,0,0,1,0,1,0,0,1,1,0,1,1,1,0,0,0,1,0,0,1,1,0,1,1,1,1,1,0,1,1,0,0,1,0,0,0,1,1,0,1,1,1,1,0,0,0,0,0,0,0,1,0,0,0,1,1,0,0,0,0,1,1,1,1,0,1,0,0,0,0,0,1,0,1,1,0,1,0,0,0,1,0,0,0,1,1,1,0,1,0,1,1,1,0,1,0,0,1,0,0,1,1,0,0,0,1,0,0,1,1,0,0,1,0,0,1,1,1,0,0,1,1,1,0,0,0,0,0,1,0,0,1,1,1,0,1,0,1,1,1,0,0,1,1,1,1,0,0,1,1,0,1,0,0,1,1,1,1,1,0,0,0,0,1,0,1,1,0,0,0,1,0,0,0,1,0,0,0,1,1,0,1,1,1,0,1,0,0,0,1,1,0,1,1,1,0,1,1,1,1,1,1,0,1,1,1,1,0,1,0,1,0,0,1,0,0,0,0,0,1,0,0,1,0,0,1,0,1,1,1,1,1,1,0,1,1,0,1,1,0,1,0,1,1,0,0,0,0,1,1,1,0,0,0,0,1,0,0,1,1,0,0,0,0,0,0,0,1,1,0,1,1,1,0,1,0,0,1,0,0,0,0,1,1,0,1,1,0,0,0,1,1,1,0,1,1,1,1,0,1,0,1,1,1,0,1,1,1,0,1,1,0,1,1,0,0,0,1,1,1,0,0,0,1,1,1,0,1,1,0,0,0,1,0,0,0,1,1,1,0,0,0,0,0,0,1,1,0,0,0,1,1,0,1,1,1,1,1,0,1,1,0,1,0,0,0,0,0,0,1,0,0,0,1,0,1,0,0,0,1,1,1,1,1,0,1,0,1,0,1,1,0,1,0,0,0,1,0,1,0,0,1,0,0,1,1,1,0,1,0,1,1,0,0,0,0,0,0,0,0,0,1,0,0,1,1,0,1,0,1,1,0,0,0,0,0,1,1,0,0,1,0,1,1,0,0,1,1,1,1,1,1,1,0,0,0,1,1,0,1,0,1,0,1,0,1,0,0,1,0,1,1,1,0,0,1,0,0,1,1,0,0,1,0,0,1,0,0,0,0,1,1,0,1,1,1,1,0,1,1,0,1,1,0,0,0,1,1,1,0,0,1,1,0,0,0,0,1,0,1,0,0,0,1,0,1,0,1,1,0,0,1,0,1,0,0,0,1,0,1,1,0,1,0,0,1,1,0,0,0,0,0,0,1,0,0,0,1,0,1,1,0,1,1,0,1,0,1,1,0,1,1,0,0,1,0,0,0,0,1,1,0,1,1,0,1,0,1,0,1,0,1,1,0,0,1,0,1,0,1,0,0,0,0,0,1,0,0,1,1,1,1,0,0,1,1,0,0,1,0,0,0,1,1,1,1,1,0,1,1,0,1,0,0,1,1,0,0,0,1,1,1,1,1,1,0,1,1,0,0,1,0,1,1,0,1,0,0,1,1,0,1,1,0,0,0,0,1,0,0,0,0,1,0,0,1,0,1,0,0,0,0,0,0,1,0,0,1,0,1,0,1,1,1,1,0,0,1,0,1,0,1,0,1,0,0,1,0,1,0,0,1,1,1,1,1,1,1,0,1,1,1,1,1,0,1,0,1,0,1,1,1,1,1,0,0,1,1,1,1,0,0,1,0,1,1,0,0,0,1,1,0,0,0,1,0,0,0,0,1,1,0,0,0,1,0,0,1,1,0,1,0,0,1,1,1,0,1,1,0,0,0,0,1,0,1,0,0,0,0,1,1,1,0,0,0,1,0,0,1,1,1,0,1,0,1,0,1,0,0,1,0,0,1,1,0,0,0,0,1,0,0,1,0,1,0,0,0,1,1,1,1,0,1,1,0,1,1,0,1,0,0,1,1,0,1,0,1,0,0,1,1,0,1,1,1,0,1,1,0,0,0,1,0,1,1,0,1,1,0,1,1,1,1,0,1,1,1,1,1,0,0,0,0,1,1,1,1,0,0,0,1,0,0,0,1,0,0,1,1,1,1,0,0,1,0,0,0,0,0,1,0,1,0,0,0,0,1,0,0,0,1,1,0,1,0,0,0,1,1,1,0,1,0,0,1,0,0,0,1,1,1,0,0,0,0,1,1,0,0,0,1,1,1,1,1,1,0,0,0,0,1,0,1,0,0,0,0,1,1,0,0,0,0,1,1,0,0,1,1,0,1,0,0,0,1,0,0,1,1,0,0,1,0,1,1,1,0,1,1,0,1,0,0,0,0,1,1,1,0,1,1,0,1,1,1,0,1,1,0,1,1,0,1,1,1,1,1,1,0,1,0,1,0,0,0,1,0,0,1,1,0,1,1,1,0,0,1,1,1,1,0,1,1,1,0,1,1,0,0,1,0,0,0,1,1,1,1,0,1,1,0,0,0,0,1,1,0,1,0,1,1,0,0,0,1,0,1,1,1,0,0,1,0,0,1,1,0,1,0,0,0,1,0,0,0,1,1,1,0,1,0,1,0,0,0,1,1,1,1,1,0,1,1,0,0,1,1,1,1,1,0,0,1,1,1,0,1,0,0,0,1,0,1,1,0,0,1,0,0,0,0,1,1,0,0,0,0,0,1,1,0,1,1,1,0,1,0,1,0,1,1,0,0,1,0,0,1,0,1,0,1,1,1,1,0,0,0,0,0,1,0,0,0,1,0,1,0,0,1,0,0,0,1,0,0,1,1,1,0,0,1,1,1,0,1,1,1,0,0,0,0,0,0,1,1,0,0,0,1,0,1,0,1,0,0,0,1,0,0,1,0,1,0,1,1,0,0,1,1,0,1,1,0,0,0,0,0,0,1,1,1,0,1,0,1,1,1,1,1,0,1,1,0,1,1,1,1,0,1,0,0,0,0,0,0,0,1,0,0,1,0,0,0,1,1,0,1,1,1,0,1,0,0,0,0,1,1,0,0,0,1,0,1,1,1,0,0,1,1,0,0,0,1,1,1,0,0,1,0,1,0,1,1,0,0,0,0,0,1,1,1,1,1,0,1,0,1,0,0,0,1,0,0,1,1,0,0,0,0,1,0,1,0,0,1,1,0,1,0,1,0,1,1,0,0,0,1,0,0,0,0,0,0,1,0,0,1,1,1,1,0,0,1,1,1,0,0,1,1,1,0,1,0,1,1,1,1,1,0,0,0,0,1,0,1,0,1,1,1,1,1,0,0,0,1,0,0,1,1,1,1,0,0,0,0,0,1,1,0,1,0,1,1,0,1,1,1,0,1,0,0,0,0,1,0,0,1,1,0,1,1,0,1,0,1,1,1,0,1,0,0,0,1,0,1,0,0,0,1,0,0,1,1,0,1,0,0,0,1,1,0,1,0,0,0,1,0,0,1,1,0,1,1,0,0,0,0,0,1,1,0,1,0,1,1,0,0,1,1,0,0,0,1,0,1,1,0,1,0,0,0,0,0,0,1,0,0,1,0,0,0,0,0,0,0,1,0,1,1,1,0,1,1,1,1,0,1,0,1,1,1,0,0,0,1,0,0,1,0,1,0,1,1,0,1,0,0,1,0,1,1,0,1,1,0,0,0,0,1,1,0,0,1,1,0,1,0,1,0,0,1,1,1,1,0,0,0,1,0,1,1,1,1,0,0,1,0,1,1,1,1,1,1,0,1,0,0,1,1,0,0,0,0,1,1,0,1,0,0,1,0,1,0,1,1,1,1,1,0,1,1,1,1,1,0,0,0,1,1,1,1,0,0,1,0,0,1,0,0,1,0,0,1,1,0,0,1,1,1,1,1,0,1,1,1,1,1,1,1,0,1,0,1,0,0,0,1,1,0,0,0,0,1,0,1,1,1,1,1,1,1,1,1,0,0,0,1,1,0,0,1,0,0,0,1,1,1,1,1,1,0,0,1,1,0,1,0,0,0,0,1,1,0,1,0,1,1,1,0,0,1,1,1,0,0,0,0,0,1,0,0,0,0,0,1,1,0,1,0,0,0,0,1,1,1,0,0,1,0,0,1,0,1,1,1,0,0,0,1,1,0,1,1,1,0,0,0,1,0,1,0,0,1,1,0,0,0,0,1,0,0,1,1,1,1,0,1,1,0,0,0,0,1,1,0,1,1,1,1,0,0,0,0,1,1,0,0,1,0,1,1,1,1,0,1,1,0,1,0,0,1,1,1,1,1,1,0,1,1,1,1,1,0,0,1,1,1,0,1,1,0,1,0,0,0,1,0,0,1,1,1,1,1,0,0,0,0,0,1,0,0,1,1,1,1,0,0,1,0,0,1,0,0,1,1,0,1,1,0,1,0,1,0,1,0,0,1,1,1,0,0,0,1,0,1,0,0,0,0,0,0,0,1,0,0,0,0,0,0,0,1,0,1,1,0,0,1,0,1,1,1,0,1,0,1,0,0,1,0,1,1,0,1,0,0,0,0,0,0,0,0,0,1,1,1,0,0,0,0,1,0,0,0,0,1,0,1,1,1,1,0,1,1,1,1,0,0,1,1,0,1,0,0,0,1,1,0,1,0,1,0,1,1,0,1,0,1,0,0,1,0,0,1,0,0,1,0,1,1,0,0,1,0,0,0,0,1,0,0,0,0,0,0,0,1,1,1,0,1,1,0,0,1,0,0,1,0,1,1,0,0,0,1,1,0,1,0,0,1,1,1,0,1,0,1,0,0,1,0,0,0,1,0,0,0,0,1,1,1,0,0,0,0,0,1,1,0,1,1,0,0,0,1,1,0,0,1,1,1,0,1,1,1,0,1,1,1,0,0,1,1,0,0,1,1,0,1,1,1,1,1,0,1,1,0,1,0,1,1,1,1,1,1,0,0,1,1,0,1,1,1,0,1,1,0,1,1,0,1,0,0,1,1,1,0,1,0,1,0,0,0,0,1,1,1,0,0,1,1,0,0,1,0,1,0,1,1,1,0,0,1,0,0,0,1,0,0,1,0,0,0,1,1,1,1,0,0,0,1,0,1,0,1,0,1,1,1,1,0,1,0,1,0,1,1,0,0,1,0,1,1,1,1,0,0,1,0,1,1,1,0,0,1,1,0,0,0,1,0,1,0,1,0,1,1,1,0,0,0,0,0,0,0,1,1,1,0,1,0,0,1,1,0,1,1,0,1,0,1,0,0,0,1,0,0,1,1,0,1,1,1,0,1,0,1,1,0,0,0,0,1,0,0,1,0,1,1,1,1,1,0,0,1,0,0,0,0,1,0,1,0,0,0,0,0,0,0,0,0,0,1,1,1,0,0,0,0,1,0,0,1,1,1,0,0,1,0,1,0,0,0,0,1,0,0,1,1,0,1,0,0,0,0,1,0,0,0,1,0,1,1,0,0,0,1,0,1,1,0,0,1,0,0,1,1,0,0,0,0,1,0,1,1,0,1,1,1,0,0,1,1,0,0,0,0,0,0,0,1,1,1,1,1,0,1,1,0,1,1,1,1,1,1,0,0,0,1,1,1,0,1,1,1,1,0,1,0,0,0,1,0,1,1,0,0,1,0,0,0,1,1,1,0,1,1,0,0,1,1,0,1,0,0,1,1,0,0,1,0,1,0,1,1,1,1,1,0,1,0,1,0,0,0,1,1,1,1,0,0,0,0,1,1,1,1,1,1,1,0,0,1,0,1,1,1,1,0,0,0,1,1,0,1,1,1,0,0,1,1,0,1,1,1,1,1,0,0,0,0,0,1,0,0,0,1,0,0,0,1,0,0,0,0,1,1,1,0,1,0,1,1,0,0,1,0,1,1,1,1,1,1,1,0,1,0,0,0,0,0,0,0,1,0,1,0,0,0,0,0,1,0,0,1,1,1,0,1,0,1,0,0,1,0,1,0,1,0,1,0,1,0,0,1,1,0,0,0,1,1,1,1,0,0,0,0,1,0,0,0,1,0,1,0,1,0,0,1,1,0,0,0,0,1,0,1,1,0,1,0,0,0,1,0,1,1,1,1,1,1,1,0,0,0,1,1,1,0,1,0,1,0,0,0,0,0,0,0,1,0,1,0,1,0,1,1,1,1,1,1,1,0,0,0,1,1,0,1,1,0,1,0,1,0,1,1,0,0,0,1,1,0,0,0,1,1,1,0,1,0,1,1,1,0,0,0,0,0,0,1,0,0,1,1,1,1,0,1,0,1,1,1,0,1,0,0,1,0,1,0,1,0,1,0,1,0,1,1,0,0,1,1,0,0,1,0,0,0,1,0,1,1,1,1,1,0,0,0,1,0,1,1,0,1,0,0,1,1,1,0,1,1,0,0,0,0,1,0,1,0,1,0,1,1,1,0,0,1,1,0,1,0,1,1,0,0,0,0,0,1,1,0,0,0,1,1,0,1,1,1,1,0,1,1,0,1,1,1,0,0,1,1,0,0,0,0,1,0,0,0,1,1,1,1,1,0,1,1,0,1,1,0,0,0,0,0,0,1,1,1,0,0,1,0,0,1,0,1,1,0,0,1,0,1,1,0,1,1,0,1,1,0,0,0,0,0,0,0,0,1,0,1,0,1,0,0,1,0,1,1,1,1,0,0,0,0,1,1,1,1,1,1,0,0,0,1,0,1,1,0,1,0,1,1,1,1,0,0,1,1,1,1,0,1,1,0,0,0,1,1,1,1,1,1,1,0,0,0,0,1,0,1,0,0,1,0,0,1,1,1,1,1,1,0,1,0,1,0,0,0,0,1,0,1,1,1,0,1,1,0,0,0,1,1,1,1,0,0,0,0,1,1,1,1,0,0,0,0,0,0,1,0,1,1,1,0,1,1,0,1,1,0,0,1,1,0,1,0,0,1,0,0,1,0,1,1,0,1,0,0,1,1,1,1,0,0,1,0,0,0,1,0,0,1,0,0,1,0,1,1,1,0,0,0,0,0,0,1,0,1,0,0,0,0,0,0,1,0,1,1,0,0,1,0,1,0,1,0,1,0,0,1,1,0,0,1,0,0,1,0,1,1,0,1,0,1,1,0,0,1,0,1,0,1,0,0,1,0,1,0,1,1,0,1,0,1,0,1,0,0,0,0,0,0,1,1,0,1,0,0,0,1,1,1,0,0,1,1,0,0,1,0,0,0,1,0,0,0,0,1,1,1,0,0,0,0,1,1,1,1,1,0,1,0,0,1,1,0,0,0,0,1,1,0,0,0,0,1,0,0,0,0,0,0,0,1,1,0,1,0,0,1,0,1,1,0,0,1,1,0,0,1,0,1,1,0,0,1,0,1,1,1,0,1,0,1,0,1,1,1,1,0,1,0,1,1,1,0,1,0,1,0,0,1,0,0,0,0,1,0,1,1,0,1,1,0,1,1,0,1,1,0,0,1,1,0,0,1,1,1,0,1,0,0,0,1,0,1,1,1,0,1,1,1,1,0,0,1,1,0,1,1,1,0,1,0,1,1,0,0,1,0,0,0,1,0,1,0,1,1,1,1,1,0,0,1,0,1,0,1,0,0,1,1,1,0,1,0,1,1,0,0,0,1,0,0,1,0,0,1,0,0,0,0,0,0,0,0,1,1,1,0,0,0,1,0,0,0,0,0,0,0,0,1,0,1,1,1,1,0,1,0,0,0,1,0,1,1,0,0,1,0,0,0,1,0,0,1,0,1,1,0,0,0,1,0,0,1,1,0,1,1,0,1,1,1,1,1,1,1,1,1,1,1,0,1,0,1,1,0,1,0,1,1,0,1,0,1,1,1,1,1,1,1,0,0,1,1,0,0,1,0,1,0,1,0,0,0,0,0,0,1,1,0,0,0,0,0,1,1,0,1,1,1,1,1,1,0,0,1,1,0,1,0,0,0,0,0,1,1,1,1,0,0,1,1,0,1,0,0,1,1,1,1,1,0,0,0,0,1,0,0,0,1,1,1,1,1,1,1,0,0,0,0,1,1,0,0,0,1,0,0,1,0,1,0,1,1,1,0,1,1,0,0,0,1,0,1,1,0,0,1,1,1,1,1,1,0,1,0,1,1,0,1,1,0,1,1,1,1,1,1,1,1,1,1,1,0,0,0,0,1,1,0,0,0,0,1,1,0,1,0,1,0,0,0,0,1,1,0,0,0,0,0,0,0,0,1,0,0,1,0,1,0,1,0,1,1,0,0,1,0,1,1,1,0,0,0,0,0,1,0,1,0,1,0,0,1,0,0,1,1,1,1,0,0,1,1,1,0,1,1,1,0,1,0,1,1,0,0,1,1,1,1,1,0,0,0,1,1,1,1,0,0,0,0,1,1,0,1,1,0,0,1,0,0,1,0,1,0,0,1,1,1,0,0,0,0,1,1,1,0,1,0,1,1,0,0,1,0,1,0,0,0,0,0,0,1,1,1,0,1,0,1,1,0,1,1,1,0,0,1,0,1,0,0,0,0,0,1,1,1,1,1,1,0,0,1,0,1,1,0,1,1,1,0,0,1,1,1,0,1,1,0,1,0,0,1,0,0,0,0,1,1,0,0,1,0,1,0,0,0,1,1,1,0,0,1,1,0,1,1,1,0,1,0,0,1,0,1,1,1,1,1,1,1,0,1,0,0,0,0,1,0,0,1,1,1,1,1,1,1,1,0,1,1,1,0,1,1,0,1,0,0,1,1,1,1,0,1,1,1,1,1,1,0,0,0,0,0,1,1,1,0,0,0,1,1,0,1,1,1,0,1,0,1,1,0,1,0,0,0,1,1,0,0,0,1,0,1,0,0,0,1,1,1,0,1,1,1,1,0,0,0,0,0,1,1,1,0,0,1,0,1,0,1,1,0,0,1,1,1,0,1,0,1,0,1,0,0,1,0,0,1,1,0,0,1,1,1,0,0,1,1,0,0,0,1,1,1,1,1,0,1,0,0,0,0,0,0,1,0,1,1,1,1,0,0,0,0,1,1,1,1,0,0,0,1,0,0,1,0,1,0,0,0,1,0,1,0,1,1,1,1,0,1,0,1,1,0,1,0,0,1,0,1,1,0,1,1,1,1,1,1,1,0,1,1,0,0,0,0,1,0,0,1,1,0,0,0,0,1,0,1,1,1,0,1,0,1,1,1,0,0,1,1,0,0,1,0,1,1,1,1,0,0,0,0,1,1,0,1,0,1,1,1,0,1,1,0,0,1,0,1,1,0,0,1,0,1,1,0,1,1,1,0,1,0,0,1,0,1,1,0,1,0,0,1,1,1,1,1,0,1,0,0,0,1,0,0,1,1,1,0,1,1,0,0,1,0,0,0,0,1,1,1,1,1,1,0,1,1,0,1,0,1,0,0,0,1,1,0,0,0,1,0,0,0,0,1,1,1,0,1,0,0,0,1,0,0,0,1,0,0,1,1,0,1,1,0,1,0,0,0,1,0,1,1,1,0,0,0,0,0,0,1,0,0,1,1,1,0,1,1,1,1,1,0,0,0,1,1,0,1,0,0,1,0,0,0,1,1,0,1,0,1,0,1,0,0,0,1,0,0,1,0,1,0,1,0,0,1,0,0,0,0,0,1,1,0,1,1,1,1,0,0,1,1,0,1,0,0,1,0,1,1,0,1,1,0,1,0,0,1,1,1,1,0,0,0,1,1,1,1,1,1,1,1,0,0,0,0,0,0,1,1,0,1,1,0,1,1,0,1,1,0,0,1,0,0,1,0,0,1,1,0,0,0,0,1,0,0,0,0,0,1,0,0,1,0,1,0,1,1,0,1,0,0,1,0,0,0,0,1,1,0,1,1,0,1,0,0,0,1,1,0,0,1,0,1,1,0,1,1,0,0,0,1,1,0,1,0,1,0,1,1,1,0,0,0,1,1,0,1,0,0,0,1,0,1,0,0,0,0,0,1,1,1,0,1,1,0,0,1,0,1,0,1,0,0,1,1,1,0,0,0,0,0,1,0,0,0,1,1,0,1,1,1,0,1,0,0,0,0,0,0,1,0,0,0,1,1,1,0,1,1,0,0,0,1,1,1,1,0,0,1,1,0,0,0,1,0,0,0,0,0,1,0,1,1,0,1,0,1,1,1,0,1,0,1,0,0,0,1,0,0,1,0,0,1,1,0,0,1,1,0,0,0,0,0,1,0,1,0,0,1,0,1,1,0,1,1,1,1,1,0,0,1,1,0,1,0,0,1,0,1,0,1,1,0,0,0,1,1,1,0,1,0,0,1,0,0,0,1,1,1,1,1,0,0,1,0,1,1,1,1,1,1,1,0,1,0,1,0,0,0,0,0,0,1,0,0,0,1,0,1,1,1,1,0,1,1,0,1,0,0,0,1,0,1,1,0,1,1,1,1,0,1,1,0,0,1,1,0,1,0,1,0,1,1,1,1,1,0,1,0,1,1,0,1,0,1,0,1,1,0,0,1,1,1,1,1,1,1,0,0,1,0,0,1,1,0,0,0,0,1,1,1,1,1,0,0,0,1,0,0,0,1,0,1,0,1,1,1,1,0,0,0,1,0,0,1,1,0,0,0,0,1,1,1,0,1,1,0,1,0,0,0,0,0,0,0,0,1,1,1,1,1,0,1,0,0,0,0,0,1,1,0,0,0,0,0,1,0,1,0,1,0,1,1,1,0,0,0,1,0,0,1,0,0,1,0,1,1,1,0,0,0,1,0,0,1,1,1,0,1,1,0,1,1,0,0,0,1,0,1,1,1,1,1,0,1,0,1,1,1,0,1,0,1,1,0,1,0,1,0,0,0,0,1,1,1,0,0,1,1,0,0,0,1,1,1,1,0,0,1,1,0,1,1,0,0,1,0,1,0,1,0,0,0,1,1,1,1,1,1,0,1,1,1,0,0,1,0,1,1,0,1,1,1,0,0,1,1,0,1,1,1,0,0,1,0,1,1,1,1,1,1,0,1,1,1,0,1,1,0,1,0,1,0,1,0,1,1,0,0,1,1,1,0,1,1,0,1,0,0,1,0,0,1,1,1,0,0,0,0,0,1,1,1,0,0,1,1,1,0,0,0,1,0,1,1,1,0,1,1,0,0,1,1,1,1,1,1,0,1,1,1,0,1,0,1,1,1,1,1,0,1,1,1,0,1,0,0,0,1,0,0,0,1,1,0,1,0,0,1,0,1,1,0,0,1,0,0,0,0,1,1,0,0,0,1,0,1,0,1,0,1,1,1,0,1,1,0,1,0,1,1,0,0,0,1,0,1,0,1,0,1,0,0,1,0,0,0,0,0,0,0,1,1,0,0,0,1,0,1,0,1,1,1,0,0,0,0,1,0,0,0,1,0,0,1,1,1,1,0,1,1,0,0,1,0,1,0,0,0,0,1,1,1,1,0,0,1,0,1,0,1,0,0,1,0,1,0,0,0,1,1,1,0,0,0,1,1,1,1,0,1,1,0,1,0,0,0,1,0,0,1,0,0,1,0,0,1,1,1,1,0,0,0,1,1,0,0,0,0,0,0,1,1,0,0,0,1,0,0,1,0,0,1,0,1,1,0,1,0,1,0,0,1,1,0,1,1,1,1,1,1,0,1,0,1,0,0,0,1,0,0,1,1,1,1,0,1,1,1,1,0,0,1,1,0,1,0,0,1,1,1,1,0,1,0,1,0,1,0,0,0,1,0,0,0,0,0,0,0,0,0,0,1,1,0,1,0,1,1,1,0,1,0,1,0,0,0,1,0,1,1,0,0,0,1,1,0,1,1,0,1,0,1,1,1,1,0,1,1,1,1,1,1,1,0,1,0,1,1,1,1,1,1,1,0,1,0,1,0,1,1,1,0,0,1,1,1,0,1,0,0,0,0,0,1,0,0,0,0,0,1,1,1,0,1,0,1,1,1,0,1,0,0,1,0,1,1,1,0,0,0,0,0,0,0,0,1,0,1,0,0,1,1,1,1,0,0,0,1,1,0,1,0,0,1,1,1,0,0,1,0,0,0,0,1,1,0,0,1,1,1,0,0,1,1,1,1,1,1,0,0,0,1,0,0,0,1,1,1,0,0,1,0,1,1,0,1,0,1,1,1,1,0,1,0,1,0,0,0,0,1,1,1,1,1,1,0,1,1,0,0,1,1,1,1,1,1,1,1,1,0,1,0,1,0,0,0,0,1,0,1,1,0,0,0,0,1,0,1,1,0,1,1,0,0,1,1,1,0,0,1,0,0,1,1,0,1,1,0,1,1,1,0,0,1,1,1,0,0,1,0,0,0,0,0,1,1,1,0,0,1,0,0,1,0,1,0,1,0,1,0,0,0,0,1,1,0,1,1,1,1,1,1,0,0,1,1,1,0,1,0,1,1,1,1,1,0,1,0,0,0,0,1,1,1,1,0,0,0,1,0,0,1,1,1,1,0,0,0,1,0,0,0,0,1,1,1,1,0,1,0,0,1,1,1,0,1,0,0,0,1,0,0,0,1,1,0,0,1,0,1,0,1,1,0,1,0,0,1,0,1,1,1,0,0,0,0,1,0,1,0,0,0,0,0,0,1,1,1,1,1,1,1,1,0,0,0,1,1,0,1,1,1,0,1,1,1,1,1,0,1,0,1,0,1,0,0,1,0,1,1,1,1,1,1,1,0,0,1,1,0,1,0,1,0,1,1,1,0,0,0,1,1,0,0,1,0,0,0,0,1,0,0,1,0,1,1,0,1,0,1,0,1,1,0,1,1,1,0,0,0,0,0,0,1,0,1,0,1,1,0,1,0,1,0,0,1,0,1,1,1,1,0,1,1,1,0,0,1,1,0,1,0,1,1,1,1,1,1,1,0,1,0,0,1,1,0,0,1,0,0,1,1,1,0,0,0,0,0,1,1,0,1,1,0,0,0,1,0,1,0,0,0,0,0,0,1,0,1,0,1,1,0,0,1,0,1,1,0,1,1,1,1,0,1,1,1,1,0,0,1,1,0,1,1,0,0,0,0,0,1,0,1,1,0,0,1,0,0,1,1,1,1,0,0,1,1,1,0,1,1,0,1,1,0,1,1,0,1,0,1,1,0,1,1,0,1,0,0,0,0,1,1,0,0,0,0,1,0,0,0,1,0,0,0,1,0,0,0,1,1,0,1,1,0,0,1,0,1,1,0,0,0,0,1,1,1,0,0,1,0,1,1,1,1,1,1,1,0,1,0,1,1,1,1,0,0,0,0,1,0,1,0,0,0,1,0,0,0,0,1,0,1,1,1,0,0,1,0,1,0,0,0,0,0,1,0,0,1,0,0,0,1,0,1,0,1,1,0,0,0,1,1,0,0,0,0,1,1,1,1,1,1,0,0,0,1,1,0,1,0,0,1,0,1,1,1,0,0,0,1,1,1,1,1,1,0,0,0,1,1,1,1,1,0,0,1,0,1,0,1,0,1,0,0,1,1,0,1,1,1,0,0,1,0,0,1,1,1,0,1,0,0,0,0,0,1,0,0,0,1,0,1,1,1,1,0,1,1,0,0,0,0,1,0,0,1,1,1,0,0,1,1,1,1,1,0,1,0,1,1,0,1,0,1,0,0,1,1,0,1,0,1,1,0,0,1,1,1,0,0,1,1,0,1,1,1,1,0,0,1,0,1,0,1,0,0,0,0,0,1,0,1,1,1,0,0,0,1,0,0,0,1,1,0,0,1,0,1,0,0,0,1,0,1,0,0,0,1,1,1,0,1,0,1,1,1,0,1,1,1,0,0,1,0,0,0,0,1,0,0,1,1,1,1,1,0,1,0,0,1,1,1,1,1,0,0,0,1,1,0,0,0,0,1,1,0,1,0,1,0,1,0,1,1,0,1,0,1,1,1,1,0,1,1,0,1,1,1,0,0,0,1,0,0,0,1,1,1,1,0,1,1,0,0,1,1,0,0,1,0,0,0,0,0,0,0,1,0,0,1,1,0,0,1,1,1,1,0,0,1,0,0,0,1,0,1,1,1,1,0,1,0,1,0,0,1,1,0,0,1,0,1,0,1,0,1,0,0,0,1,1,0,1,0,1,1,0,0,0,1,1,0,1,1,1,0,0,1,1,0,1,1,1,1,0,0,1,1,0,1,1,0,1,0,1,0,1,0,1,0,1,1,1,1,1,0,1,0,1,1,0,1,0,0,0,0,0,0,0,0,0,0,1,1,1,0,1,0,0,0,1,1,0,0,1,1,1,1,1,0,0,0,0,1,0,1,0,1,0,0,1,1,0,1,1,0,1,1,0,1,1,1,0,1,0,0,1,1,1,1,0,0,1,0,0,1,0,1,0,1,1,1,1,0,0,0,0,1,1,1,1,1,1,1,1,1,1,1,0,1,0,1,1,1,0,1,0,1,0,1,1,1,0,0,1,1,1,1,1,1,1,1,0,0,0,1,0,0,1,1,1,0,0,1,0,1,0,0,0,1,1,0,0,0,0,1,0,0,0,0,0,1,1,0,0,0,1,1,1,1,0,1,0,1,1,1,1,1,0,0,1,0,0,0,0,1,0,0,1,0,0,0,1,1,0,0,0,0,0,1,1,1,1,1,1,1,1,0,0,0,1,0,1,1,0,0,1,1,1,0,1,1,0,1,1,0,0,0,1,0,0,0,0,1,1,1,0,0,0,1,1,0,0,1,1,1,1,1,1,0,1,0,0,1,1,1,0,1,1,0,0,1,1,1,0,0,0,0,1,1,0,1,1,1,1,1,0,0,1,1,1,0,0,1,1,0,1,0,1,0,0,1,1,1,0,1,0,0,0,0,1,0,0,0,0,0,0,0,0,0,0,1,0,1,0,1,0,0,1,1,1,1,1,1,0,1,0,0,0,1,0,1,0,0,0,0,0,0,0,0,1,0,1,1,1,0,0,0,1,0,1,1,0,0,0,0,0,0,1,0,1,0,1,0,1,1,1,1,1,1,0,1,1,1,1,1,1,1,1,1,1,0,0,0,1,1,0,1,0,0,1,1,0,0,1,1,0,0,1,1,0,1,1,1,1,1,1,0,0,1,1,1,0,0,0,1,1,1,1,0,0,0,1,1,0,0,1,0,1,1,1,0,0,0,1,0,1,0,1,1,0,0,0,0,1,1,1,1,1,0,0,1,0,0,1,1,1,1,1,1,1,1,0,1,0,1,0,0,1,1,0,0,0,1,1,0,0,1,1,0,0,0,1,1,1,1,1,0,0,1,0,0,0,0,1,0,0,0,0,1,1,1,0,0,1,0,1,0,1,1,0,1,1,0,0,0,0,1,0,0,1,1,1,0,0,1,0,1,0,0,0,1,1,0,1,1,0,0,1,0,1,1,0,0,1,0,0,1,0,0,0,1,1,0,0,1,1,1,1,0,0,1,0,0,0,0,0,1,1,0,0,0,1,0,0,1,0,1,0,1,1,0,1,0,0,0,0,0,1,1,1,1,0,1,0,0,0,1,0,0,0,1,1,0,0,0,1,1,1,0,0,1,1,0,0,0,1,1,1,0,0,0,0,1,1,1,0,1,0,0,0,1,0,1,0,1,0,0,0,1,0,1,1,0,1,1,1,0,0,0,0,1,0,1,1,0,0,0,0,0,1,1,0,0,1,1,1,1,0,0,1,0,1,1,0,0,1,1,1,0,0,0,1,0,0,0,0,0,1,1,0,1,1,0,1,0,0,0,0,0,0,1,1,1,1,0,1,0,0,1,1,1,1,0,1,1,0,0,0,0,1,0,0,1,1,0,1,1,0,0,1,1,1,1,0,0,1,1,1,0,0,0,0,0,0,0,0,0,0,0,0,0,1,0,0,0,0,0,1,1,0,0,0,1,1,0,0,1,0,1,1,1,1,1,1,1,0,0,0,1,0,1,1,1,0,1,0,1,1,1,0,1,1,0,1,1,1,1,0,0,1,0,0,0,1,1,1,1,1,0,0,1,1,0,1,0,1,1,1,1,0,0,0,0,1,0,0,0,1,1,1,0,0,0,0,0,0,1,0,0,0,1,1,0,0,0,1,0,0,0,1,1,0,1,0,1,0,1,1,1,1,0,0,0,0,0,0,0,1,1,1,0,1,1,1,0,1,0,0,0,1,0,1,0,0,0,1,0,0,0,1,0,1,1,0,1,1,1,0,0,1,1,0,1,1,1,0,1,0,1,0,1,0,1,0,0,1,1,1,0,1,0,1,0,1,1,1,1,0,1,0,1,0,1,1,1,0,0,0,0,0,0,0,1,0,0,0,0,1,1,1,1,1,0,0,0,0,1,1,1,1,0,0,1,1,1,1,0,1,1,0,1,1,1,0,1,0,0,0,0,1,0,0,0,0,0,0,1,1,0,1,1,1,1,0,1,0,0,0,0,1,1,1,1,1,0,1,0,1,1,1,0,0,0,1,0,0,1,1,0,0,0,1,1,0,0,1,1,0,1,1,0,1,1,1,1,0,1,0,0,0,1,0,0,1,1,1,1,1,1,1,1,1,0,0,1,0,1,0,1,0,0,0,0,1,0,0,0,0,1,1,0,1,0,0,0,1,0,0,0,1,0,0,0,0,0,0,0,0,0,0,0,1,1,0,0,1,0,0,1,0,1,0,1,1,0,0,1,0,1,1,1,1,0,0,0,0,1,0,1,0,0,0,1,1,0,1,0,1,0,1,0,1,0,0,1,0,1,1,0,1,1,0,1,1,0,1,1,0,0,0,0,0,1,1,1,0,0,0,1,0,1,1,1,1,1,0,0,1,0,1,1,0,1,0,1,0,1,1,1,0,1,0,0,1,1,0,1,0,0,1,1,1,1,0,0,1,1,0,0,1,0,1,0,1,0,0,0,0,0,1,0,0,0,1,0,1,0,1,1,0,0,0,0,1,0,0,0,1,0,1,0,1,0,0,1,1,1,0,1,0,0,0,1,0,1,0,1,1,0,1,0,0,0,0,1,0,0,1,0,1,1,0,0,0,1,0,1,0,1,0,1,0,0,0,0,1,0,1,1,0,0,1,1,0,1,1,1,1,1,0,1,1,0,0,1,0,1,0,0,1,0,0,1,0,0,0,0,0,1,0,0,1,1,1,1,1,1,0,0,0,1,1,1,1,0,1,1,1,0,0,0,1,0,1,1,0,0,0,1,0,0,0,1,0,0,0,0,1,0,0,0,1,1,0,0,0,1,0,0,1,0,0,1,1,1,0,1,0,0,0,1,1,0,1,1,1,1,0,0,1,1,1,1,0,0,1,0,1,1,0,1,0,1,0,1,0,0,1,1,0,1,1,1,1,0,0,1,1,1,1,0,0,0,1,1,1,0,0,0,1,0,1,0,1,0,1,0,0,1,0,1,1,1,1,0,0,1,0,1,0,0,1,1,0,1,1,1,0,1,0,1,0,1,1,0,1,1,1,0,1,0,1,1,0,0,0,0,0,1,1,0,1,1,0,1,0,0,0,0,1,0,1,1,1,1,0,1,1,0,1,1,1,1,0,0,1,0,1,0,1,1,0,1,0,0,1,0,1,1,0,1,1,0,1,0,1,1,1,1,0,1,1,1,0,1,1,0,0,1,0,1,0,0,0,0,1,0,1,0,1,1,1,0,0,0,1,0,1,0,0,0,0,0,0,1,1,0,0,0,0,0,1,0,1,0,1,0,0,1,1,1,1,1,0,0,0,1,1,0,1,0,1,1,1,0,1,1,0,0,0,0,0,1,1,1,1,1,1,1,0,1,0,0,0,0,1,1,1,1,0,0,0,1,0,0,1,0,1,1,0,1,0,1,1,0,0,0,1,0,1,1,1,0,1,0,1,1,1,0,1,0,1,1,1,1,1,0,1,1,0,1,0,0,1,1,0,0,1,0,1,0,0,0,0,1,0,0,0,1,0,1,0,1,1,1,1,1,0,1,0,0,1,1,1,1,1,1,0,0,0,0,1,1,0,0,0,0,1,1,0,0,0,1,0,0,1,0,1,1,0,0,0,1,0,1,0,0,1,1,1,1,0,0,0,1,1,0,0,0,1,1,0,1,0,1,0,0,0,1,1,1,0,0,0,1,0,0,0,0,0,0,1,0,1,1,1,1,0,0,1,0,0,0,1,1,0,1,0,0,1,0,1,0,0,1,1,1,0,0,1,1,1,1,0,0,1,1,0,1,1,0,0,0,0,1,0,0,1,0,1,1,1,0,0,1,0,0,1,0,1,1,0,1,1,1,1,1,1,0,1,1,0,0,0,0,0,1,0,0,0,1,0,1,1,0,1,0,1,0,1,1,1,1,1,0,1,0,1,0,0,1,0,0,1,1,0,1,0,0,1,0,1,0,0,1,0,1,0,1,0,1,0,0,1,1,0,1,1,0,1,1,1,1,1,0,1,0,1,1,1,1,0,0,1,1,0,0,0,0,0,0,1,0,1,1,0,1,1,1,0,0,0,0,1,0,0,1,1,0,0,1,1,1,0,1,1,1,0,0,0,0,0,1,1,1,0,1,0,1,1,0,0,0,0,0,0,0,0,0,0,1,1,0,1,0,1,1,1,0,0,0,1,1,1,0,0,0,1,1,1,0,0,1,1,0,1,0,1,1,0,0,0,1,0,1,0,0,0,0,1,1,0,1,0,1,1,1,1,0,1,1,1,1,1,1,1,0,1,0,1,1,0,0,1,0,1,0,0,0,1,1,1,0,0,0,0,1,0,1,1,0,1,1,1,0,0,1,0,1,1,1,1,1,0,0,1,1,1,0,0,0,0,1,1,1,0,0,0,1,0,1,1,1,1,0,1,1,1,0,1,0,0,1,1,1,1,0,1,0,1,0,1,1,0,0,0,1,1,1,1,1,0,1,1,0,1,0,0,0,0,0,0,0,0,0,0,0,1,0,0,0,1,1,1,0,1,1,0,0,1,0,0,0,0,0,0,1,1,1,0,1,1,0,0,1,1,1,1,1,0,0,0,0,0,1,0,1,0,1,1,1,0,1,1,1,0,1,0,1,1,0,0,1,0,1,1,0,1,0,1,0,0,1,1,1,1,1,1,1,1,0,1,1,1,0,1,1,0,0,1,1,0,1,0,0,0,0,0,1,0,1,1,0,0,0,0,1,1,0,1,0,1,1,1,1,0,0,1,0,0,1,1,1,1,1,1,1,1,0,1,0,1,0,0,1,1,1,1,0,0,0,0,1,1,0,0,0,1,0,1,1,1,1,1,0,0,0,0,0,0,0,1,1,0,0,0,0,1,1,1,1,1,1,0,1,0,0,0,1,1,0,0,1,0,0,1,1,0,0,0,1,0,0,1,0,1,1,0,1,1,1,0,1,0,0,1,1,0,0,1,1,0,1,0,0,0,1,1,0,1,0,1,0,1,1,1,0,1,1,0,0,0,0,1,1,1,0,0,1,1,0,1,1,1,0,1,1,0,0,1,0,0,0,0,1,0,0,0,1,1,1,1,1,1,1,1,1,1,1,0,0,1,0,0,0,1,1,1,1,0,0,0,0,1,1,1,0,0,1,1,1,0,0,0,1,0,0,0,1,0,0,0,0,1,1,1,1,0,1,0,0,0,0,0,1,1,0,0,0,0,1,0,0,1,1,1,0,1,0,0,0,1,1,0,1,0,1,0,1,1,1,1,1,1,0,0,1,0,1,1,0,1,1,1,0,1,1,0,1,0,0,1,1,1,0,0,1,1,1,1,0,1,0,0,1,1,0,0,0,1,1,1,1,0,1,0,0,0,1,0,1,1,1,1,1,1,1,1,0,0,0,1,1,0,1,0,0,0,1,0,0,0,0,1,1,1,0,1,1,1,0,1,1,0,0,1,0,0,1,0,0,0,0,0,1,0,0,1,1,1,0,0,0,0,0,0,1,0,0,1,0,0,1,1,0,1,0,0,1,1,1,0,0,1,1,0,0,1,1,0,1,1,1,1,0,0,1,1,1,0,1,0,0,1,0,1,0,1,0,0,1,0,1,1,0,1,0,1,1,1,1,0,1,0,0,1,1,0,1,1,1,0,0,1,1,1,1,1,0,0,0,0,0,1,0,1,1,1,0,1,1,0,0,1,0,1,1,1,0,1,1,1,0,1,0,0,1,1,1,1,0,0,0,0,0,1,0,1,1,1,1,0,1,1,1,0,0,1,0,1,0,0,0,0,0,1,0,1,1,1,1,1,0,1,1,1,1,1,1,1,0,1,1,0,1,0,1,0,0,0,0,0,0,1,1,0,0,1,1,0,0,1,0,1,1,0,0,0,1,1,0,0,1,1,1,1,0,1,0,1,1,0,1,0,0,1,0,1,0,1,1,0,1,0,1,1,1,0,0,0,0,0,0,0,1,1,1,0,0,1,0,1,0,0,1,1,0,1,0,0,1,1,0,1,0,1,0,1,1,0,0,1,0,0,0,0,0,0,0,1,0,0,0,1,0,1,1,0,0,1,0,0,1,0,1,1,1,0,1,0,1,1,0,1,0,0,0,1,0,1,0,0,0,1,1,1,1,0,0,1,1,1,0,0,0,0,0,1,1,1,0,1,1,0,0,1,1,1,1,1,1,0,0,1,1,0,1,0,1,0,0,0,1,0,0,1,0,1,1,0,0,1,1,1,0,0,1,0,1,0,0,0,0,0,1,0,1,1,0,0,0,0,0,0,0,1,0,1,0,0,0,1,0,1,1,1,0,0,1,0,1,1,0,0,1,1,0,1,0,1,1,0,0,0,1,0,0,1,1,1,0,0,0,0,1,1,1,0,0,0,0,1,1,1,1,1,0,0,1,1,1,1,1,0,1,1,1,0,0,1,0,1,1,1,1,1,0,0,1,0,1,1,1,0,1,0,0,1,0,1,0,0,0,0,0,1,1,0,0,1,0,0,0,0,0,0,1,0,1,1,1,0,0,0,0,1,0,1,0,1,0,1,0,0,1,0,0,0,0,0,1,0,1,1,1,0,0,0,0,1,1,1,1,1,1,0,1,0,1,1,1,1,1,1,1,1,1,0,1,1,0,0,0,1,1,1,0,1,1,1,0,1,1,1,0,0,1,1,1,1,1,0,0,1,1,0,1,1,0,0,0,1,0,1,0,0,1,1,0,1,0,1,1,1,0,1,1,0,0,0,0,0,1,0,1,0,1,0,1,1,0,1,1,0,1,1,1,0,0,0,0,1,1,1,0,0,0,0,0,1,0,0,1,1,1,0,1,0,0,1,0,1,1,0,1,0,0,1,1,0,0,1,0,1,0,0,0,0,1,1,1,1,0,0,0,0,1,0,0,0,0,0,1,1,0,0,1,0,0,0,0,1,1,0,1,1,1,1,0,1,1,0,1,0,0,0,1,0,1,1,0,1,0,0,1,0,0,1,0,0,0,0,0,1,1,0,1,0,1,1,1,1,0,0,1,0,1,0,1,0,0,1,0,0,1,1,1,1,1,1,1,0,0,1,1,1,0,0,1,0,0,0,1,1,0,0,0,1,0,1,1,0,1,0,0,1,1,1,0,0,1,1,0,1,1,0,0,1,0,0,0,0,0,0,0,0,0,1,0,1,1,1,0,0,1,0,1,0,0,1,0,0,1,0,0,1,1,0,1,0,1,1,0,1,0,1,0,1,1,0,1,0,0,0,0,0,0,1,0,0,1,0,1,0,1,1,0,0,0,0,1,1,0,0,1,0,0,1,1,1,1,1,1,0,0,1,1,1,1,0,1,0,1,0,0,1,1,1,0,0,1,1,1,0,1,0,1,1,1,0,1,0,1,1,0,0,1,0,1,0,1,0,0,0,1,1,0,1,1,1,0,1,0,1,1,0,0,1,1,0,0,1,1,0,0,1,1,1,1,0,0,1,1,1,0,0,1,1,1,1,0,0,0,1,0,0,0,0,0,0,0,0,0,1,1,1,1,1,0,1,0,1,0,1,1,0,0,0,1,1,1,1,1,0,0,1,0,0,1,0,1,0,0,1,0,1,0,1,1,1,0,0,1,1,0,0,1,1,1,1,1,1,0,1,1,1,1,0,0,0,1,1,1,1,1,0,0,1,0,1,0,1,1,0,1,1,0,0,1,1,1,1,1,1,1,1,1,1,0,1,0,0,0,0,0,1,0,0,0,1,1,0,0,1,1,0,1,0,1,0,1,1,1,0,1,0,0,0,1,1,0,1,1,1,1,1,1,0,0,0,1,1,0,0,0,0,0,0,0,0,1,0,1,0,1,1,1,0,0,1,1,0,1,0,0,1,1,1,1,0,1,0,1,1,0,1,0,1,1,1,1,0,1,1,0,0,1,0,0,0,1,1,1,1,1,1,1,0,0,1,1,0,1,0,0,0,0,0,1,0,1,0,1,1,1,1,1,1,0,1,0,1,1,0,1,0,1,1,0,1,0,1,1,1,1,1,1,0,0,1,1,1,1,1,0,0,1,0,1,0,1,0,0,0,0,1,0,1,1,0,0,0,0,0,0,0,0,0,0,1,1,1,0,1,1,0,1,1,0,0,0,0,0,0,0,1,0,1,1,0,0,0,1,1,1,1,1,1,1,1,1,1,0,1,0,0,0,0,1,1,1,1,0,1,0,0,1,1,0,1,1,0,0,1,1,1,0,0,0,0,0,1,0,1,0,1,1,1,0,0,0,0,1,1,1,0,1,0,1,0,0,1,0,1,0,1,0,0,1,0,1,1,1,1,1,1,0,0,1,1,1,0,1,1,0,1,0,0,1,0,0,0,0,0,0,1,1,1,1,1,0,0,1,1,0,1,1,1,1,0,1,0,1,1,0,1,1,0,0,1,1,0,0,0,1,0,0,0,0,0,0,0,1,0,0,1,0,1,1,0,1,0,0,1,1,0,1,0,0,0,0,0,0,0,0,0,0,0,1,1,0,0,0,0,0,0,1,1,0,1,1,0,0,0,1,1,0,1,0,1,1,1,1,0,0,0,0,1,1,0,0,1,0,0,1,1,0,1,0,1,1,1,1,0,0,0,0,0,1,1,0,1,1,0,1,0,0,1,1,0,0,1,1,0,1,1,1,1,0,1,1,0,0,1,0,0,0,0,0,1,1,1,0,0,0,0,0,0,0,1,0,1,1,0,1,0,1,0,0,1,0,1,1,0,1,1,0,1,1,1,0,1,1,0,1,0,1,1,0,0,1,0,0,1,0,0,1,0,1,0,0,1,0,1,1,0,0,1,1,1,1,0,1,1,0,1,0,1,1,1,1,1,0,1,0,0,0,0,0,1,1,0,1,1,0,0,1,1,1,1,0,1,1,0,1,1,1,1,0,0,0,1,0,0,0,0,0,1,1,0,1,0,1,0,0,0,0,0,0,1,1,1,1,0,1,1,1,1,1,1,0,0,0,1,1,1,1,0,1,0,1,0,1,1,0,0,0,0,1,1,0,1,0,1,0,0,1,1,0,0,0,0,0,1,1,1,1,0,0,0,1,0,0,0,1,1,1,1,1,1,1,1,0,0,1,0,0,1,0,1,0,1,0,1,1,0,1,0,1,0,0,1,0,1,1,0,1,1,0,1,0,1,1,1,0,0,1,0,1,0,0,0,1,1,1,0,1,1,0,1,0,1,1,0,0,1,0,1,1,1,1,1,1,0,1,0,0,1,1,0,1,0,1,0,0,0,1,1,0,1,0,1,0,1,0,0,0,1,1,0,1,0,0,1,1,1,0,1,0,1,1,0,1,0,1,0,0,0,0,0,0,0,1,1,0,1,1,0,0,1,1,1,1,0,1,0,1,1,1,0,1,1,1,0,1,0,0,0,0,1,1,0,0,0,0,1,1,1,1,0,0,0,1,0,1,0,1,1,1,1,1,1,0,0,1,1,0,1,0,1,0,1,0,0,0,1,1,0,0,0,1,0,1,0,1,0,1,1,1,1,0,1,0,1,1,1,1,0,0,0,0,0,0,0,0,1,0,1,0,0,0,0,1,1,1,1,1,1,1,1,1,0,0,0,1,1,0,1,1,1,0,1,1,1,1,0,0,0,1,0,1,1,1,1,0,1,0,1,1,0,1,0,1,1,1,1,0,0,1,1,0,0,0,0,1,0,0,0,1,1,1,0,1,0,1,0,1,1,0,0,0,0,0,0,1,0,0,1,0,1,0,0,1,1,0,0,1,0,0,0,1,1,1,1,0,0,0,1,1,1,0,1,1,0,0,0,1,1,1,0,0,1,0,1,0,0,1,1,0,1,1,1,0,0,0,0,0,1,0,0,1,0,1,0,0,0,0,1,0,1,1,1,1,1,0,1,0,0,1,0,0,0,1,0,0,0,1,1,0,1,1,0,0,0,0,1,1,1,1,0,0,0,1,1,0,0,1,0,0,0,1,1,1,1,0,0,1,0,1,0,0,0,0,0,1,1,1,0,0,1,1,0,0,0,1,1,1,0,0,1,1,0,0,0,1,1,1,0,0,0,0,1,1,1,0,0,1,0,0,1,0,0,1,1,1,0,1,1,1,0,1,1,1,0,0,1,0,1,1,0,0,0,1,0,1,1,0,1,0,0,0,1,1,1,1,0,1,1,0,0,1,1,1,1,0,1,1,0,1,0,1,1,1,1,0,0,1,1,0,0,0,1,1,1,1,0,0,1,0,0,1,1,0,0,1,0,1,0,0,1,0,1,1,1,0,1,0,0,0,0,0,0,1,0,1,1,1,0,0,0,1,0,1,0,0,1,0,0,1,0,0,0,0,0,1,0,0,0,0,1,1,1,0,1,1,0,0,0,1,0,1,1,1,0,1,0,1,0,1,1,0,0,1,1,0,1,1,0,1,1,0,0,1,1,1,1,1,0,1,0,0,1,1,0,0,1,0,1,1,1,0,1,1,0,0,0,0,1,1,1,1,0,0,1,1,1,0,0,0,0,1,0,0,0,1,1,0,1,1,1,1,0,1,0,1,0,0,0,1,1,0,0,0,0,1,1,0,1,1,1,1,1,1,0,0,1,0,0,1,1,1,1,1,1,0,0,1,1,0,0,1,0,1,0,0,1,1,0,1,0,0,1,0,1,1,0,0,1,1,0,0,1,0,0,1,0,1,1,0,1,1,0,0,1,0,1,1,1,1,1,0,0,0,1,0,0,1,0,0,1,1,0,1,0,0,0,1,1,1,0,1,0,0,0,0,1,0,1,1,0,0,0,0,1,0,1,1,0,1,0,1,0,1,1,0,1,1,1,0,0,0,1,1,0,1,1,0,1,0,0,0,0,1,0,1,1,1,0,1,0,0,0,0,0,1,1,0,1,1,0,0,0,1,0,0,1,0,1,1,0,0,0,1,1,0,0,0,0,0,0,0,0,0,0,1,0,1,1,0,1,0,1,0,0,0,1,0,0,0,1,1,1,1,0,1,0,0,1,1,0,1,0,1,0,0,0,1,1,0,1,0,0,1,1,0,1,1,1,0,0,0,1,1,1,1,1,0,1,1,1,1,1,0,0,0,0,0,0,0,0,0,0,0,1,0,1,0,1,0,1,0,0,0,1,0,1,1,1,0,0,0,1,1,0,0,0,0,0,1,1,1,0,0,0,0,1,0,1,0,1,1,1,0,0,1,1,0,1,0,1,0,0,1,0,1,0,1,0,0,1,0,0,0,0,0,0,0,0,0,1,1,1,1,1,1,0,0,1,0,0,0,1,1,1,0,1,0,0,1,0,0,1,1,0,0,1,0,0,1,0,1,1,0,0,1,0,0,1,1,1,1,1,1,0,1,1,0,1,0,0,1,1,1,1,1,0,1,1,1,0,0,1,1,0,0,0,1,0,1,1,0,0,1,1,0,0,1,0,1,0,0,0,0,1,1,0,0,0,1,1,0,0,1,0,0,1,0,1,1,1,1,0,1,0,1,1,0,1,0,1,0,1,1,1,1,1,0,1,1,0,0,0,1,0,0,0,1,1,1,1,0,0,1,0,1,1,0,1,0,1,1,0,1,1,0,1,0,0,1,0,1,0,0,1,0,1,0,0,0,1,1,1,0,1,1,0,0,1,0,1,0,0,1,0,0,1,1,1,1,1,0,0,0,1,1,0,1,1,1,0,1,1,1,0,0,1,1,1,1,0,0,0,1,0,0,0,0,1,0,0,1,1,0,1,0,1,0,1,1,0,0,0,0,0,0,1,0,0,1,0,1,1,0,1,1,1,1,0,1,0,0,0,1,1,1,1,1,0,0,1,0,0,1,0,1,1,1,0,0,0,1,1,0,0,1,1,0,0,1,0,1,1,0,1,0,0,0,0,1,0,1,0,1,1,0,1,0,0,1,0,0,0,0,1,0,1,1,0,1,0,1,0,0,0,1,0,0,1,0,0,1,0,0,1,0,1,0,1,1,0,1,0,1,1,1,0,0,1,1,1,1,0,0,1,0,1,0,1,1,1,0,0,0,0,1,0,0,1,0,1,0,0,1,1,1,1,1,1,1,1,1,0,1,1,0,1,0,1,1,1,0,0,1,1,0,0,1,1,1,0,1,1,1,0,1,0,0,1,1,1,0,1,0,0,0,1,1,1,0,0,0,1,0,1,0,1,1,0,0,1,1,0,0,1,0,0,1,1,0,1,0,1,1,0,1,1,1,0,1,1,0,0,1,1,1,1,0,0,1,0,0,1,1,1,0,0,1,0,0,0,1,1,0,0,1,0,1,1,1,1,0,1,1,1,0,0,1,1,1,0,0,0,1,0,1,1,1,1,0,0,1,1,1,1,0,0,1,1,1,0,1,0,1,0,0,1,1,1,1,0,0,0,1,0,1,1,0,1,0,1,0,0,0,1,1,0,0,1,0,1,1,1,1,0,0,0,0,0,0,0,1,1,1,1,0,1,0,1,1,1,1,0,0,0,0,1,0,1,1,0,1,1,1,1,1,0,0,0,0,0,0,1,1,1,1,0,0,0,0,0,0,1,0,1,1,0,1,0,0,0,1,1,0,0,1,1,1,1,1,0,0,0,1,0,1,0,0,0,1,1,0,1,0,0,0,1,1,0,1,0,0,1,1,0,1,0,0,0,0,1,0,1,1,0,0,0,1,1,0,1,1,1,0,0,1,0,1,0,0,1,1,0,0,0,0,1,1,0,1,1,1,0,0,1,1,1,0,0,1,0,1,0,1,1,0,0,1,0,1,0,0,0,0,1,1,1,1,1,1,0,1,1,0,0,0,0,1,1,1,1,1,0,1,0,0,1,0,1,1,1,0,0,1,0,0,0,1,0,1,0,0,0,0,0,1,0,0,0,0,0,0,0,1,1,1,0,0,0,1,0,0,0,0,0,0,0,0,0,1,1,0,1,0,1,1,0,0,1,0,1,0,1,0,1,0,0,0,1,1,0,1,1,1,1,1,0,1,1,1,0,1,0,0,1,1,0,1,1,0,1,0,1,1,1,1,0,0,0,0,1,0,0,0,1,1,1,0,0,0,0,0,1,0,0,1,1,0,0,0,0,1,0,1,1,0,0,1,0,0,0,0,0,1,1,1,0,0,0,1,1,0,0,1,1,1,1,0,1,1,0,1,1,1,0,0,1,0,0,1,0,1,1,1,0,0,1,1,1,0,1,0,0,1,0,0,0,1,0,1,0,1,0,0,1,1,1,1,0,0,1,1,1,1,0,0,0,1,0,0,1,1,0,0,1,1,1,0,1,0,1,0,1,1,1,1,0,0,1,1,1,0,1,0,1,1,1,0,0,0,1,0,0,1,1,1,1,0,1,0,0,1,1,1,1,1,0,1,0,0,0,0,1,0,1,0,1,0,0,0,1,0,0,1,1,0,1,0,1,0,1,1,0,1,0,0,0,0,0,0,0,1,0,0,0,0,1,0,0,1,0,0,1,1,1,1,1,0,1,0,1,1,1,0,1,1,0,0,1,0,1,0,0,0,0,1,1,0,0,1,1,0,0,1,1,1,0,0,0,0,0,0,1,0,1,1,0,0,0,1,1,1,0,1,0,0,1,1,0,1,1,1,1,0,0,1,0,1,1,0,0,1,0,0,0,1,0,1,0,0,1,1,1,1,1,0,1,0,1,0,0,0,1,0,1,0,1,1,1,0,0,0,0,0,1,0,0,1,1,0,0,1,0,1,1,0,1,0,0,1,1,1,0,0,0,0,1,0,0,1,0,1,1,1,0,0,1,1,0,1,0,0,1,0,1,0,1,0,1,0,1,1,0,1,0,1,1,1,1,0,0,0,1,1,1,0,0,0,1,1,0,1,1,0,1,1,1,0,1,0,0,1,0,0,1,1,0,0,0,0,0,1,1,0,0,0,1,1,1,0,1,0,1,1,0,1,1,1,0,1,1,1,0,0,0,1,0,1,0,1,1,1,0,0,1,1,0,1,1,1,0,1,1,1,0,0,0,0,0,1,1,1,1,1,0,0,1,0,1,0,1,0,0,0,1,0,1,1,1,1,1,0,0,0,1,0,1,0,0,0,1,0,1,1,1,0,1,0,1,1,0,1,0,1,0,1,0,1,0,1,1,1,0,1,0,1,0,0,1,1,0,1,1,1,1,1,0,1,0,0,1,0,1,1,0,0,0,1,1,0,1,1,0,0,0,0,1,0,0,0,1,1,1,0,1,1,0,0,0,0,1,0,0,0,0,1,0,1,1,0,1,1,0,1,0,0,1,0,0,1,0,1,0,1,1,1,0,1,0,0,0,0,0,1,1,1,0,0,0,0,1,0,0,1,0,0,0,1,0,0,0,1,1,0,1,1,1,1,1,1,0,0,0,0,1,1,1,0,1,1,1,1,0,1,1,1,0,0,1,0,0,0,0,1,0,1,0,1,0,0,0,0,1,1,1,0,1,0,0,0,0,0,1,1,0,1,0,0,1,0,1,0,1,1,1,0,1,1,1,1,1,0,1,1,0,0,0,0,1,0,1,1,1,1,1,0,1,0,1,1,0,0,0,1,1,1,1,1,1,0,1,1,0,0,0,0,0,0,0,0,0,0,0,0,0,1,0,1,1,0,0,0,1,1,1,1,0,0,1,1,0,1,0,1,0,0,1,0,0,1,0,1,0,0,0,0,1,0,0,1,1,0,0,0,0,1,0,1,0,0,0,1,1,1,0,0,0,0,0,1,0,0,0,0,0,0,1,0,1,0,0,0,1,1,1,1,1,1,1,1,1,0,0,1,1,0,0,0,0,1,0,0,1,0,0,0,1,0,0,1,0,0,0,1,1,0,0,1,0,0,0,1,1,0,1,0,0,1,0,1,1,0,1,0,1,1,0,1,0,0,1,1,1,0,1,1,0,1,1,0,0,0,0,1,0,0,0,0,1,0,0,0,0,1,0,0,0,1,0,0,1,0,1,0,1,0,1,0,0,0,1,1,0,1,0,0,1,0,0,0,1,0,0,0,0,0,1,1,1,1,0,0,0,0,1,1,1,1,0,1,1,0,1,1,0,1,0,0,1,0,0,1,1,0,1,0,1,0,0,0,0,0,0,1,0,1,0,0,0,0,0,1,0,0,0,0,0,0,0,0,0,0,1,1,1,1,0,1,1,0,0,0,0,0,0,1,1,0,1,0,0,1,1,1,1,1,0,1,0,0,1,0,0,0,0,1,1,0,1,0,0,0,0,0,1,1,0,0,1,0,1,0,1,0,1,0,1,1,0,1,0,0,0,1,0,1,1,0,0,1,0,0,0,0,1,1,1,1,1,0,0,1,0,0,1,0,0,0,0,0,0,0,0,1,0,1,0,1,1,0,1,1,0,1,0,1,0,1,0,1,1,1,0,1,0,0,0,0,1,1,0,0,0,1,1,0,0,1,0,1,1,1,1,1,0,0,1,1,1,0,1,1,0,1,0,0,1,0,1,1,1,0,1,0,0,1,0,0,1,1,1,1,0,0,1,1,1,1,0,0,1,1,0,1,0,1,0,1,1,1,0,1,1,0,0,1,0,0,0,1,1,1,1,1,0,0,0,0,1,0,1,0,1,1,1,1,0,0,1,0,0,1,1,0,0,1,0,1,1,1,0,1,0,1,0,0,0,1,1,1,1,1,0,1,1,1,0,0,1,0,0,0,1,1,1,1,0,1,0,1,0,0,0,0,0,0,1,1,0,0,0,1,0,0,0,1,0,0,0,0,0,0,0,0,1,0,1,0,1,1,1,1,0,1,0,1,0,1,1,1,1,1,0,0,1,0,1,1,0,0,0,0,0,1,1,0,0,0,0,0,0,1,0,1,1,1,0,0,0,1,0,0,1,1,1,0,0,0,0,1,0,0,1,1,1,1,0,1,0,1,0,0,1,1,1,0,1,1,1,0,0,1,0,1,0,0,1,0,1,1,0,0,0,0,0,0,1,0,1,1,1,1,1,0,1,0,0,0,0,0,1,1,0,1,1,0,0,1,0,1,0,1,1,0,0,0,0,0,0,1,1,0,0,1,0,1,1,1,0,1,0,0,1,1,0,1,1,1,0,1,0,1,0,1,1,0,1,0,1,0,0,1,0,1,1,0,1,0,0,0,0,1,1,0,0,1,0,1,1,0,1,0,0,0,1,0,0,0,0,0,0,0,1,0,0,0,0,1,0,0,1,1,0,0,0,1,1,1,0,0,0,0,1,1,0,0,1,0,1,1,0,1,1,0,1,1,0,1,0,0,1,1,0,1,1,0,1,1,1,0,1,0,0,1,1,0,1,0,1,0,1,1,0,1,0,0,0,1,0,0,0,0,1,0,1,1,1,1,1,0,0,1,1,0,1,1,1,0,1,1,0,0,1,1,1,1,0,0,0,1,0,1,0,0,0,1,1,0,0,1,1,1,1,1,1,1,1,1,0,1,1,1,0,1,0,1,1,1,1,1,0,1,1,1,1,0,1,1,1,1,1,1,0,0,1,1,0,0,1,1,0,1,1,0,1,0,1,0,0,0,1,1,1,0,1,0,0,0,0,0,1,1,1,1,0,1,0,0,1,1,1,1,1,0,0,1,1,1,0,1,1,0,1,0,0,1,0,1,1,0,1,0,1,1,1,1,0,1,0,0,1,0,0,1,0,1,0,0,0,1,1,0,1,1,1,1,1,1,0,1,0,0,0,1,1,1,1,1,1,1,1,0,1,1,0,1,1,1,0,1,0,1,1,0,1,0,0,0,0,1,0,0,1,1,0,1,1,1,0,1,0,0,1,1,0,1,0,0,0,1,0,0,1,1,1,1,0,0,1,0,1,1,0,0,1,0,0,1,0,0,0,1,1,1,0,1,1,1,0,0,1,0,0,1,0,1,1,1,0,1,1,0,1,1,1,0,1,1,1,0,1,0,1,1,1,0,0,0,1,0,1,0,1,0,0,1,1,0,0,1,1,1,1,1,0,0,1,1,0,0,0,1,0,0,0,1,1,1,1,1,1,0,0,0,1,1,1,0,1,0,0,0,0,0,0,1,0,0,1,0,0,1,1,1,0,0,0,1,0,0,1,1,0,0,1,1,0,1,1,1,1,0,0,0,0,1,0,1,0,1,1,0,1,1,0,1,1,0,0,0,1,1,0,0,1,1,0,0,0,0,1,1,1,0,1,0,0,0,1,1,0,0,1,0,0,0,1,0,0,1,0,1,0,0,1,1,1,0,0,0,1,1,0,1,1,1,1,1,1,0,1,1,0,1,1,0,0,0,0,1,1,0,0,1,1,1,0,0,1,0,0,0,1,0,0,0,0,0,1,1,1,0,1,1,0,1,0,1,1,0,1,1,1,1,1,1,0,1,0,1,0,1,1,0,1,0,1,0,0,0,0,0,1,0,1,0,0,0,1,0,0,0,1,1,1,1,0,0,1,0,0,0,0,0,1,1,1,1,1,1,1,1,1,1,0,1,0,1,0,0,1,0,0,1,1,1,1,1,0,0,1,1,1,1,0,1,0,0,0,1,0,1,0,0,0,0,1,1,0,0,1,1,0,1,1,1,0,1,1,0,0,0,1,1,0,1,0,1,0,1,0,1,0,1,0,0,0,1,0,0,0,1,0,1,1,0,0,0,0,0,1,0,1,0,0,1,1,0,0,1,1,0,0,1,1,1,1,1,1,0,1,1,0,0,1,0,1,0,0,0,0,1,0,0,0,1,1,0,1,1,0,1,0,0,1,0,1,1,1,0,0,0,0,1,1,0,1,0,0,1,0,1,0,1,0,1,0,0,1,1,0,1,0,1,1,1,1,1,1,1,0,1,1,0,0,1,1,0,1,0,1,1,0,1,1,0,0,0,1,1,0,0,0,0,0,1,0,0,1,1,1,0,1,0,1,0,0,1,0,1,0,1,1,1,0,1,1,1,1,1,1,1,1,1,1,1,1,0,1,1,1,0,0,0,0,0,1,0,0,1,0,0,0,0,1,0,1,1,0,1,1,0,1,0,0,1,0,1,0,0,1,1,1,0,1,0,1,1,1,0,0,0,1,0,0,0,1,1,1,0,1,0,0,1,1,1,0,1,1,1,0,1,1,0,0,1,1,1,1,1,0,1,1,1,0,0,0,1,1,0,1,0,0,0,1,1,1,1,0,0,0,0,1,1,1,1,0,0,0,0,1,1,0,0,1,0,1,0,1,1,1,0,0,1,0,1,0,0,1,0,1,0,0,1,1,0,0,1,0,1,1,0,0,1,0,0,0,0,0,1,1,1,1,1,1,0,1,0,0,1,0,0,0,0,0,1,1,1,0,1,0,1,1,1,1,0,0,1,0,0,1,1,1,1,1,1,0,0,1,1,1,1,1,0,0,0,1,1,1,0,1,1,1,0,0,0,0,0,0,0,1,0,1,1,1,0,1,0,1,0,0,0,1,1,0,1,0,0,0,0,1,1,0,1,1,0,1,0,0,1,1,1,0,0,0,1,0,1,1,1,0,0,1,0,1,1,0,1,1,0,1,1,0,1,0,1,1,1,1,0,0,0,0,0,1,1,1,0,0,1,0,1,0,1,1,0,0,0,1,0,0,0,1,0,0,1,1,0,0,1,0,0,1,0,0,0,1,1,0,1,1,0,0,1,1,1,1,1,0,0,1,0,1,0,0,0,0,1,1,1,0,0,1,1,1,1,0,1,1,1,0,0,0,0,1,1,0,1,1,1,1,0,1,1,0,1,0,0,0,0,1,0,1,0,0,0,1,1,0,0,0,1,0,1,1,0,0,0,1,1,1,0,0,1,0,0,0,1,1,1,1,0,1,0,0,0,0,0,1,0,1,0,0,1,0,0,0,0,0,0,1,0,0,1,0,0,1,0,0,1,0,0,1,1,0,1,0,1,0,1,1,0,1,0,1,1,1,0,1,0,0,0,1,0,1,0,1,0,1,1,0,1,0,0,0,0,1,1,0,1,1,0,0,0,1,1,0,0,0,0,0,1,1,1,1,0,0,1,0,0,0,0,0,0,0,0,0,0,0,1,1,1,0,1,1,1,0,0,0,0,1,1,1,0,0,1,0,0,1,0,1,1,1,1,0,0,0,0,1,0,1,1,0,1,0,1,0,1,1,1,0,0,0,1,0,0,1,0,1,1,0,1,0,0,0,0,1,1,1,0,1,0,1,1,0,0,1,1,0,0,0,0,0,1,0,1,1,1,0,1,0,0,0,0,0,0,1,0,1,0,1,0,1,0,0,1,1,0,0,1,0,1,0,1,0,0,0,1,1,1,0,0,0,1,1,0,0,1,1,0,1,1,0,0,1,0,0,1,0,0,1,0,0,0,1,0,0,1,0,0,1,1,1,1,1,0,0,1,0,1,0,1,0,1,0,1,0,1,1,1,1,0,0,0,0,1,1,1,0,1,0,1,0,1,1,1,0,0,1,1,0,1,1,1,0,1,1,0,0,1,1,1,0,1,0,0,1,0,1,0,1,1,0,0,0,1,1,0,1,1,1,0,1,0,1,1,0,0,0,0,1,0,0,1,1,1,0,1,1,0,1,1,1,1,1,1,1,0,0,0,0,1,1,0,0,0,1,0,1,0,0,0,0,0,0,0,1,0,1,0,0,1,0,0,0,1,0,0,0,0,1,1,1,0,0,0,0,1,0,1,0,0,1,1,0,0,0,0,1,0,0,0,1,0,1,1,1,1,1,0,1,1,0,1,1,0,1,1,0,1,1,0,1,0,1,0,1,0,1,1,1,1,1,0,1,0,0,1,1,0,1,0,0,0,1,0,0,1,1,0,0,1,0,1,1,1,0,1,1,0,0,1,1,0,0,0,1,0,0,0,0,0,1,1,1,0,1,1,1,1,1,1,1,1,0,1,1,1,1,0,1,1,1,1,0,1,0,1,0,1,1,0,0,1,1,0,1,0,1,1,1,0,0,1,0,0,1,0,1,0,0,1,1,1,1,0,1,0,1,0,0,1,0,1,1,1,1,1,1,1,1,0,1,0,1,1,1,1,1,1,0,1,0,1,1,1,0,0,1,1,0,0,1,0,1,0,0,1,0,0,1,0,0,1,1,1,1,1,1,0,0,1,0,0,1,1,0,0,1,1,0,0,0,0,0,0,1,0,1,1,1,0,0,1,1,0,1,1,1,1,0,0,1,1,1,1,0,1,0,1,0,0,0,0,1,1,1,1,0,1,0,0,0,0,0,0,0,1,1,0,0,1,0,0,1,0,0,0,0,1,0,1,1,1,0,0,1,0,0,0,0,1,0,1,1,0,0,0,0,1,0,1,1,1,0,0,1,1,1,1,1,1,0,1,1,0,0,0,1,0,0,0,0,0,1,1,0,0,0,0,1,0,0,0,1,1,1,1,1,0,1,1,0,0,0,1,1,1,1,0,0,1,0,1,0,0,1,1,1,1,1,1,1,1,1,1,1,1,1,1,0,1,0,1,1,1,0,1,1,1,1,1,1,1,1,1,1,0,1,0,0,1,1,1,1,0,0,0,1,0,0,0,1,0,1,1,0,0,0,1,0,1,0,0,0,0,0,0,0,0,0,1,0,1,1,1,0,1,1,0,0,1,1,0,0,0,1,1,1,1,1,1,1,0,0,1,1,0,0,0,0,1,1,0,0,0,0,1,0,1,1,0,1,0,0,1,0,0,0,0,1,1,0,1,0,1,0,1,1,0,0,1,0,1,1,0,1,1,0,1,1,0,0,0,0,0,1,1,0,1,0,0,0,0,0,1,0,0,0,1,1,1,1,0,0,1,0,1,0,0,0,1,0,1,1,1,0,0,1,0,1,1,0,1,1,0,1,1,1,0,0,0,1,1,1,1,1,1,0,1,0,0,1,0,0,0,0,0,1,1,0,0,1,0,0,1,1,1,0,0,1,0,1,0,1,1,1,0,1,1,1,0,1,0,1,0,1,1,1,1,0,0,0,1,1,0,0,1,0,1,0,1,1,0,1,0,1,0,1,1,0,0,1,1,0,0,1,0,1,1,0,0,1,1,1,0,0,0,0,0,1,1,0,1,1,0,0,0,0,0,0,0,0,1,0,1,0,1,0,1,1,1,0,1,0,0,1,0,0,0,1,1,0,1,1,1,1,0,0,0,0,0,1,1,1,0,1,0,1,1,0,1,0,1,0,0,1,1,1,1,0,1,0,0,1,1,1,1,1,1,1,0,0,1,1,1,1,0,0,0,1,1,1,0,0,0,0,1,1,0,1,0,1,1,1,0,1,0,0,0,1,1,1,1,1,1,0,0,1,1,0,1,0,1,0,0,1,1,0,0,0,1,0,1,1,0,0,0,0,1,0,0,0,0,1,1,0,1,1,1,1,0,0,0,0,1,1,1,1,0,1,1,1,0,0,0,0,0,1,0,1,1,1,1,0,1,0,1,1,1,1,1,1,1,1,0,0,1,1,1,0,0,0,1,0,1,0,0,1,1,1,0,1,1,0,1,0,0,0,1,0,1,0,1,1,0,0,1,1,1,1,1,0,0,1,1,0,0,1,0,1,0,1,0,0,1,0,0,0,0,1,0,0,1,0,1,0,0,1,0,1,1,0,0,1,1,0,1,1,1,1,0,1,0,1,1,0,0,1,0,1,0,1,0,0,0,0,0,1,0,1,1,0,1,0,1,1,1,1,0,1,0,1,0,1,1,0,1,1,1,1,0,0,1,0,1,1,1,1,0,0,1,0,0,1,1,1,0,0,0,1,1,1,1,1,1,1,0,0,0,1,1,1,1,1,1,0,1,0,1,0,1,1,1,1,0,0,0,1,1,0,0,1,1,1,1,1,0,0,1,0,0,0,0,1,0,0,0,0,1,1,1,0,1,0,0,0,0,0,0,0,1,0,1,1,1,0,1,0,1,0,1,1,1,0,1,0,0,0,0,1,0,1,0,0,1,0,0,1,1,0,1,1,0,0,1,1,1,1,1,0,0,0,1,1,0,0,1,1,1,0,1,1,0,0,1,1,1,1,0,1,0,0,1,0,0,1,0,1,1,1,1,1,1,0,1,1,0,1,0,1,1,0,1,1,0,0,1,0,0,0,1,1,1,1,1,1,1,1,1,1,0,0,0,1,1,0,1,1,0,0,0,1,0,0,1,0,0,0,1,0,0,1,1,1,0,0,1,1,0,0,1,0,1,0,1,0,0,0,1,1,1,1,1,0,0,1,0,0,0,0,1,0,0,0,1,0,1,1,1,0,1,1,1,0,1,0,0,0,1,1,1,1,1,0,1,1,1,0,0,1,0,0,1,0,1,0,0,1,0,0,1,0,1,0,0,1,1,1,1,1,1,1,1,1,0,1,0,1,0,0,0,1,0,0,0,0,0,0,0,0,0,1,0,0,0,0,0,1,1,0,0,0,1,1,0,0,1,1,1,1,0,0,0,0,0,1,0,0,0,1,0,0,0,1,0,0,0,0,1,0,1,0,0,0,1,1,1,1,0,1,0,0,1,1,0,0,1,0,1,1,0,1,1,1,0,1,0,0,1,0,0,1,1,1,0,0,0,1,0,0,1,1,1,0,1,0,1,0,1,0,1,0,1,1,0,0,0,1,0,0,1,1,0,0,1,0,0,1,1,0,1,0,1,0,0,1,1,0,0,0,0,1,1,0,1,0,0,1,1,1,0,1,0,1,0,1,0,1,0,0,1,1,0,0,0,0,0,0,0,0,0,1,0,0,1,1,1,0,0,1,1,1,0,1,1,1,1,0,1,1,0,0,1,0,1,0,0,0,0,1,0,1,0,1,1,1,0,1,1,1,0,1,1,0,0,0,1,0,1,0,0,0,1,0,1,1,1,0,1,0,1,0,0,1,0,0,1,0,1,1,1,0,1,1,1,0,0,0,0,0,0,1,1,0,0,1,1,0,1,0,0,0,0,0,0,1,1,0,0,0,0,1,0,0,1,0,0,1,0,0,0,1,0,0,1,1,1,0,1,0,1,1,1,0,1,0,1,1,1,0,1,1,0,1,0,0,0,1,0,1,0,1,0,1,0,0,0,1,1,1,0,1,1,0,1,0,0,1,1,0,1,1,0,0,1,1,0,1,1,1,0,1,1,0,0,1,0,0,1,0,1,1,1,1,1,0,0,0,1,0,1,1,1,0,0,0,1,1,1,0,1,1,0,0,0,1,1,1,0,0,1,0,1,1,1,1,1,1,0,0,1,1,0,1,0,0,0,0,0,1,1,1,1,0,1,1,0,0,0,0,0,1,0,1,1,1,1,0,0,1,0,0,1,0,0,0,0,0,1,0,1,0,0,0,0,0,0,1,0,1,1,1,0,0,0,0,0,0,0,0,0,0,1,0,1,0,1,1,0,1,0,0,1,1,0,1,0,0,0,0,0,1,1,0,1,0,0,0,1,0,0,0,1,1,0,0,0,0,1,1,1,1,0,1,1,1,0,1,0,0,0,1,1,1,0,1,1,1,0,1,1,0,1,1,1,1,0,0,0,1,1,0,1,1,0,1,1,1,1,0,0,1,1,0,0,0,1,1,0,1,0,0,0,1,1,0,0,0,0,0,0,0,0,0,0,1,0,0,0,0,0,1,1,0,1,1,0,1,1,1,0,1,0,0,1,1,0,0,1,1,1,0,0,0,0,1,1,0,1,0,1,1,1,1,1,0,1,0,0,0,0,1,1,1,1,1,0,0,1,0,0,0,1,1,1,0,1,1,0,1,0,1,0,1,1,1,0,1,0,1,1,1,1,0,1,0,1,0,1,0,1,0,0,0,0,1,1,0,0,1,1,1,0,0,1,0,0,1,1,1,1,0,0,1,0,0,0,0,0,1,1,1,0,1,0,0,1,0,0,0,1,1,1,1,1,1,1,0,0,0,1,0,1,0,0,1,0,0,1,1,1,1,0,1,0,0,0,1,0,1,1,0,0,0,1,1,1,1,1,1,1,1,0,0,0,1,0,1,0,1,0,0,1,0,0,0,1,0,0,0,0,0,0,1,1,0,1,0,0,1,0,0,1,0,1,0,1,1,1,1,1,1,0,0,1,1,0,1,0,0,0,1,1,0,0,0,0,0,0,0,0,0,0,0,1,0,0,1,0,1,1,1,0,1,1,1,0,0,1,1,1,1,1,0,0,0,0,1,0,1,1,1,0,1,0,0,1,0,1,1,0,0,1,1,0,0,1,0,0,1,0,1,1,1,1,1,1,1,0,1,1,1,1,1,0,1,1,1,0,1,1,1,1,1,0,0,0,1,1,0,0,0,1,1,0,0,1,0,1,0,0,0,0,0,1,1,1,1,0,1,1,0,0,1,1,1,0,0,0,0,0,1,0,1,0,1,0,0,1,0,1,1,0,0,1,1,1,0,0,1,0,0,1,1,0,0,0,0,0,0,1,1,0,1,0,0,0,1,0,1,0,1,0,0,1,0,0,0,1,0,1,0,1,0,1,0,0,0,0,0,0,0,1,0,1,0,0,1,1,1,1,1,1,1,0,0,1,0,0,0,1,1,0,1,0,1,1,1,0,1,0,0,1,0,1,1,0,1,0,0,1,0,0,1,0,0,0,1,1,0,1,0,1,1,0,0,0,1,1,1,0,0,1,0,1,1,0,1,0,0,1,0,1,1,0,0,1,0,1,0,1,0,1,1,1,0,1,0,0,0,1,1,0,1,0,0,0,0,1,1,0,0,0,1,0,0,0,1,0,0,0,1,0,0,1,1,1,1,1,0,0,0,0,1,1,1,0,0,1,0,1,1,0,0,0,0,0,1,0,1,0,0,0,1,1,0,0,1,1,1,1,0,1,0,0,1,0,1,1,1,1,0,1,1,1,1,0,1,1,1,1,1,1,0,0,1,1,0,1,1,1,1,1,1,1,1,0,0,0,1,1,1,1,0,0,1,1,0,1,1,0,0,1,1,0,0,1,0,1,0,1,0,0,0,1,0,0,1,0,0,1,0,1,0,1,1,0,1,0,1,1,0,1,0,1,0,1,0,1,1,0,1,1,1,0,0,0,1,1,0,0,0,0,1,1,0,0,0,0,1,1,0,1,0,1,1,0,0,0,1,1,1,0,0,0,0,1,1,0,0,1,1,0,1,0,0,0,0,0,0,0,0,0,0,0,1,1,0,0,1,1,1,1,1,0,0,0,1,0,0,1,0,1,1,0,0,1,0,0,1,1,1,0,0,1,0,1,1,0,0,0,1,1,1,1,1,1,1,0,1,0,1,1,1,1,0,1,0,1,0,0,1,0,0,0,1,1,1,0,0,0,0,1,1,0,0,1,1,1,0,1,1,0,0,0,1,0,0,0,0,1,0,0,0,1,0,1,0,1,1,1,0,1,1,1,1,0,0,1,0,1,1,0,1,1,1,0,0,0,1,0,1,1,0,1,0,0,1,0,0,0,1,1,0,0,0,1,1,0,1,1,1,1,1,0,0,0,0,1,1,1,0,0,1,0,0,1,1,1,1,1,1,0,1,0,0,1,1,0,0,1,0,1,1,1,1,1,0,0,1,1,1,1,1,0,0,0,1,1,0,1,1,1,0,1,0,0,0,0,1,0,1,0,0,1,1,1,0,1,1,0,0,1,1,0,0,0,1,1,0,0,1,1,1,1,0,0,0,0,0,1,0,1,0,0,0,0,0,1,0,1,1,1,0,0,0,0,1,1,1,1,0,1,0,0,0,1,1,1,1,1,0,1,0,0,1,1,1,0,0,0,0,1,0,1,0,1,0,1,1,1,0,1,1,1,0,1,1,1,1,1,0,0,1,1,1,1,1,0,1,0,1,1,0,1,1,1,0,1,0,1,1,1,1,1,0,1,0,0,0,0,0,0,1,0,1,1,0,1,0,0,0,1,0,1,1,0,0,0,0,0,0,0,1,0,0,1,0,1,0,0,0,1,0,1,1,1,1,0,1,0,0,1,0,0,0,0,1,0,1,0,1,0,0,1,1,0,0,1,1,1,1,1,0,0,0,0,1,1,1,1,1,0,1,0,1,1,0,0,1,1,1,0,0,0,1,1,0,1,1,0,0,0,0,0,0,0,1,1,0,1,0,0,1,1,1,0,1,0,1,0,1,0,1,0,1,0,0,1,0,1,0,0,0,0,1,1,0,0,1,0,0,0,1,0,0,0,0,0,1,1,1,1,1,0,1,1,0,1,1,1,0,0,0,0,0,1,0,0,0,0,0,0,1,0,0,1,1,1,0,1,1,1,0,0,0,0,0,1,0,0,1,0,1,0,0,1,0,1,0,1,0,0,1,0,1,1,0,0,1,1,1,0,0,1,1,1,0,1,1,0,1,1,1,0,0,0,0,1,0,0,1,0,1,1,1,0,1,0,0,1,1,0,1,1,0,0,0,1,1,1,0,0,1,1,1,0,1,0,0,0,1,0,1,1,1,1,1,0,0,0,0,1,0,0,1,0,1,1,1,1,1,0,1,1,0,1,0,1,0,1,0,0,0,1,1,0,0,1,1,0,0,0,0,0,0,1,1,0,0,1,1,0,1,0,0,0,0,1,1,1,1,1,0,1,0,1,0,1,1,1,1,1,0,1,0,1,0,1,1,1,1,1,0,1,1,0,0,1,0,0,0,1,1,0,1,1,0,0,1,0,1,0,0,0,1,0,1,1,0,0,1,1,0,1,1,1,1,0,1,0,1,1,1,1,0,1,0,1,1,0,0,1,0,0,1,0,1,0,1,0,0,0,1,0,1,0,1,1,1,0,1,1,0,1,0,0,0,0,0,0,0,1,0,1,1,0,0,0,0,0,0,0,1,0,0,1,1,1,1,1,0,0,1,0,0,0,1,1,1,0,1,0,0,1,0,0,1,0,1,1,0,1,0,1,1,1,1,0,0,1,0,1,0,1,0,1,0,1,0,1,0,1,1,0,1,0,1,1,0,0,0,1,0,1,0,1,1,0,1,0,0,1,1,0,1,1,1,0,1,1,0,0,0,1,0,0,1,0,1,0,0,0,1,0,0,0,1,0,1,1,1,0,0,0,1,0,1,0,1,0,0,1,0,0,0,0,0,1,0,1,1,0,1,1,0,1,1,0,1,0,0,1,1,1,0,0,1,1,0,1,1,1,1,1,1,0,1,0,0,1,1,1,1,0,0,0,0,1,0,1,1,0,1,0,0,0,1,1,1,1,0,0,1,1,1,1,0,0,0,0,0,1,1,0,0,0,1,0,0,0,1,0,1,0,0,1,0,1,1,1,0,1,0,0,0,0,1,0,0,0,1,0,0,1,0,0,0,1,1,1,1,0,1,1,0,0,1,0,0,0,0,1,0,1,1,1,0,1,0,0,0,0,1,0,0,0,1,1,1,1,1,0,1,1,0,0,0,0,0,0,1,0,0,1,1,1,0,1,1,1,1,0,1,1,1,0,0,0,0,1,0,1,0,1,0,0,1,1,1,1,1,0,1,0,1,1,0,0,1,1,1,0,0,0,1,0,0,1,1,0,0,0,0,0,0,1,0,0,1,1,0,1,1,0,0,0,0,0,0,1,1,1,0,0,1,1,0,0,0,1,1,1,1,1,0,1,1,1,0,1,1,1,1,1,0,1,0,0,0,1,1,1,1,0,0,0,0,0,1,1,0,0,0,1,0,1,1,1,1,0,0,1,0,0,0,1,0,0,0,0,1,0,1,1,0,0,0,1,0,1,1,1,1,0,0,1,0,0,0,0,1,1,0,1,1,0,0,1,0,0,0,1,0,0,1,0,0,0,1,0,0,0,1,1,0,1,1,1,1,1,1,1,1,1,1,1,1,1,1,0,0,1,0,0,0,1,1,1,1,1,0,0,0,1,1,0,1,1,1,1,0,1,1,0,1,0,1,1,1,0,0,1,0,0,1,1,0,1,1,1,1,1,0,0,0,1,1,0,0,0,1,0,0,0,1,0,0,0,0,0,1,1,1,1,0,1,1,0,1,0,0,1,0,1,0,1,1,0,1,1,0,1,0,0,1,1,0,1,0,1,0,1,1,1,0,0,1,1,1,0,0,1,0,1,1,0,1,1,0,0,0,0,1,1,1,0,0,1,1,1,0,0,0,1,1,1,1,1,1,0,0,1,0,0,1,0,0,0,1,0,1,1,1,1,1,0,0,1,1,0,1,1,1,0,0,1,1,1,1,0,0,1,0,0,0,0,1,1,1,1,0,1,0,1,1,1,0,0,1,1,1,1,1,0,1,0,0,0,0,0,1,0,0,1,1,1,1,0,0,1,0,0,1,0,1,0,0,0,0,1,1,1,0,1,1,1,0,0,1,1,0,1,1,0,1,1,0,0,0,0,1,1,1,0,1,1,0,1,0,0,0,0,1,0,0,1,1,1,1,0,1,0,1,0,0,0,0,0,0,0,1,1,0,0,0,0,0,0,0,0,1,1,1,1,1,1,0,0,0,0,1,0,1,1,1,0,0,1,1,1,0,1,1,0,1,1,0,1,1,0,1,1,0,1,0,1,0,0,0,0,1,0,0,1,0,1,1,0,1,0,0,1,0,1,0,1,0,1,1,0,1,0,1,0,1,0,1,1,1,0,0,0,0,1,0,1,0,0,1,1,1,1,1,0,1,0,1,1,1,0,1,0,1,0,0,1,0,0,1,0,0,1,1,1,1,0,1,1,1,0,0,0,1,1,1,0,1,0,1,0,1,0,0,0,1,0,0,1,1,1,1,0,0,1,0,0,1,1,1,0,0,0,0,0,1,0,0,1,0,1,1,1,1,0,0,0,1,0,1,0,1,1,0,1,1,1,0,1,1,0,1,1,0,1,0,1,1,1,1,1,1,0,1,0,1,0,1,1,0,0,1,0,1,0,1,0,1,1,1,1,1,1,1,0,0,1,0,1,0,0,0,0,1,0,1,0,1,0,0,0,0,0,0,0,1,1,1,1,1,1,0,1,0,1,0,0,1,0,0,1,1,0,1,1,0,1,0,1,0,0,1,1,1,1,0,1,1,0,1,1,1,1,0,0,0,1,1,0,0,0,1,1,0,1,1,1,0,0,0,1,0,0,1,0,0,1,0,1,1,1,1,0,0,0,0,1,1,1,0,1,1,0,1,0,1,1,0,0,1,1,1,0,0,0,1,1,1,0,1,1,0,1,0,0,0,1,1,1,0,1,0,1,0,0,0,0,0,0,1,1,0,0,0,0,1,1,1,1,1,0,1,0,1,1,1,1,0,0,0,1,1,0,1,0,0,0,0,0,0,1,1,1,0,1,1,0,1,0,0,1,1,1,0,0,1,0,0,0,0,1,1,0,0,0,0,1,0,0,1,0,1,0,0,0,1,1,1,1,1,0,0,1,0,0,0,1,0,1,0,1,0,1,1,1,0,0,0,0,1,0,1,0,0,1,0,0,0,0,0,1,0,1,1,0,0,0,1,1,0,0,0,0,1,0,0,1,1,1,0,0,0,1,0,0,1,1,0,1,0,0,0,1,1,1,0,0,0,0,1,1,1,1,0,1,0,1,0,1,1,0,0,1,0,1,0,1,1,0,0,0,0,1,1,1,1,0,0,0,1,1,1,1,1,1,0,1,0,0,1,0,1,1,0,0,0,1,1,1,1,1,0,0,0,0,0,1,0,1,0,1,1,0,0,0,1,0,0,1,1,1,0,0,1,0,1,0,0,1,1,1,0,1,1,1,1,1,0,0,0,1,0,1,0,1,0,1,0,0,1,1,0,0,0,0,1,1,0,1,1,0,1,0,0,0,0,0,1,0,0,1,0,1,1,1,1,1,0,1,0,0,0,0,0,0,0,0,1,0,1,0,1,1,0,1,1,0,0,1,0,1,1,1,1,0,0,1,0,1,1,1,1,0,0,0,1,0,1,0,1,1,1,1,1,0,0,1,1,1,0,1,0,1,1,0,1,1,1,0,1,1,1,0,1,1,0,1,1,1,0,1,0,1,1,1,0,1,0,0,1,1,1,0,0,0,1,1,1,0,1,0,1,0,1,0,0,0,1,1,0,0,0,1,1,1,0,1,1,0,1,1,1,1,0,0,0,1,1,0,1,0,1,1,1,0,0,1,0,0,1,0,1,1,0,0,0,1,1,1,0,0,1,1,0,1,1,0,0,0,1,1,0,0,1,1,0,0,0,0,1,0,0,1,0,0,0,0,1,0,0,0,1,1,1,1,1,1,0,1,0,1,0,1,0,1,0,0,1,1,0,1,1,1,0,0,0,1,0,1,0,0,1,1,0,1,0,1,1,1,1,1,1,1,0,1,1,1,0,1,1,1,0,1,0,1,1,0,0,1,0,1,1,0,0,1,0,0,1,1,0,0,0,1,1,1,1,1,1,0,0,1,1,0,1,1,1,1,0,1,1,1,1,0,1,0,1,0,1,0,0,0,0,0,1,1,0,0,0,0,1,0,0,1,0,1,0,0,0,1,0,0,0,1,1,1,0,1,0,0,0,1,1,1,1,0,0,1,0,1,1,1,0,1,0,1,0,1,1,0,0,1,0,0,0,1,1,1,1,1,1,1,0,1,1,0,0,1,0,1,0,0,0,0,1,1,0,0,1,0,1,1,1,1,1,0,1,0,0,1,1,1,1,1,1,1,1,0,1,1,0,0,0,0,0,1,0,1,1,1,1,0,0,1,0,1,0,1,1,1,0,1,1,0,1,0,1,1,1,1,1,1,0,0,0,1,0,1,0,1,0,1,0,0,0,0,0,0,0,0,1,0,1,0,1,1,0,0,1,1,0,0,1,1,0,0,0,0,0,0,0,1,1,1,0,0,1,0,1,0,0,0,0,0,0,0,0,1,0,0,1,1,1,1,0,1,0,1,0,0,0,1,0,1,1,1,1,1,0,1,1,0,1,0,0,0,1,0,1,1,1,1,0,0,0,0,0,1,0,0,1,0,0,1,0,0,0,0,0,0,0,0,1,0,0,1,1,1,0,1,1,0,0,1,0,1,1,1,1,0,1,0,1,1,1,1,0,1,1,1,0,0,0,1,1,0,1,1,1,0,1,1,0,0,1,1,1,0,0,1,1,0,0,0,0,1,1,0,0,1,0,0,1,1,1,1,0,1,1,1,1,0,0,1,0,1,1,1,1,0,0,1,1,1,0,0,1,1,1,1,0,1,1,0,0,0,1,0,0,0,1,1,1,0,1,0,0,1,1,1,0,0,1,0,0,0,0,1,0,1,1,0,1,0,1,1,0,1,0,1,1,1,0,0,1,0,0,1,1,0,1,1,0,1,1,1,1,1,1,1,1,0,0,1,0,0,0,1,1,1,1,1,1,1,0,1,0,0,0,0,0,1,1,1,0,0,1,0,1,1,1,1,0,0,1,0,1,0,1,1,1,1,0,1,1,0,1,0,1,0,1,0,1,0,0,0,0,1,1,0,0,1,0,0,1,1,1,1,0,0,0,0,0,0,1,0,0,0,0,1,1,1,1,0,1,0,0,1,0,1,0,0,1,1,1,0,1,1,1,1,0,0,1,0,1,1,0,0,1,0,1,0,0,1,1,1,0,0,0,0,0,0,1,1,1,0,0,1,1,1,0,0,0,1,1,1,1,0,1,1,0,0,1,1,0,1,0,1,0,0,0,0,0,1,1,0,1,1,1,0,0,1,1,1,0,1,0,0,0,1,0,1,0,1,1,1,1,0,1,0,0,0,0,1,0,1,0,0,0,0,1,1,1,0,0,1,1,1,1,1,1,0,0,1,0,0,1,1,0,1,0,1,0,0,1,0,0,0,0,0,0,1,1,1,1,0,0,1,1,0,0,0,0,0,1,0,0,0,0,1,1,0,0,0,0,1,0,0,0,1,1,1,0,0,1,0,1,0,1,1,0,0,1,0,0,1,0,0,1,0,0,1,0,0,1,0,0,1,1,0,0,1,1,1,1,1,0,1,1,1,1,1,0,0,1,1,0,0,0,1,1,1,0,0,1,0,0,1,1,1,1,0,1,1,1,0,0,0,0,0,0,0,0,0,1,0,0,0,0,0,0,1,0,0,0,0,0,1,0,1,0,0,1,0,0,0,0,1,0,0,1,1,0,1,1,1,0,1,1,1,1,0,0,1,1,1,1,0,1,1,0,0,0,1,1,0,0,0,1,1,0,1,0,0,0,1,0,1,0,0,0,0,0,0,1,1,1,1,0,0,1,0,0,1,1,0,1,0,0,0,1,1,1,0,0,1,1,0,1,1,1,1,0,1,0,0,1,0,1,1,1,1,1,0,0,1,0,1,0,1,1,0,0,1,0,0,1,0,1,0,1,1,0,1,0,1,0,1,0,0,0,1,1,0,1,0,0,1,1,1,0,1,1,1,0,1,1,0,1,1,0,1,0,0,0,1,1,1,1,0,1,0,1,1,0,1,0,0,1,0,0,1,1,1,0,0,1,1,0,1,1,1,0,0,1,0,0,1,0,0,1,1,0,1,1,1,0,0,1,0,0,0,0,0,1,0,1,1,1,1,0,1,0,0,1,0,1,0,0,0,0,1,0,1,0,1,0,0,0,1,1,1,0,0,1,0,1,0,1,1,1,1,1,0,0,1,0,0,0,1,1,1,1,1,1,0,1,1,1,0,0,0,0,1,1,0,1,1,0,0,0,1,1,0,0,1,1,1,0,1,1,1,0,1,1,0,0,0,1,1,1,1,1,0,0,1,0,1,0,1,0,1,1,0,1,0,0,0,0,0,0,1,1,1,0,0,1,0,0,0,1,0,1,0,0,1,1,1,1,1,0,1,0,0,0,1,1,1,1,1,0,1,1,1,0,1,1,1,1,1,0,1,1,1,1,1,1,1,1,1,1,1,1,0,0,1,1,1,0,0,1,0,1,0,1,1,0,1,1,0,1,1,1,0,0,0,0,1,0,1,1,0,1,1,1,1,0,0,0,0,1,1,0,1,0,0,0,1,0,0,1,0,0,1,0,1,1,1,0,0,0,1,1,0,0,1,0,1,1,0,1,0,1,1,1,1,1,1,1,1,0,0,1,0,0,1,1,0,0,0,0,1,0,0,1,0,1,0,0,1,0,1,0,0,0,1,0,0,0,0,1,0,0,0,1,1,1,0,1,1,0,1,1,0,1,1,1,0,0,1,1,0,1,0,0,1,0,1,0,0,0,0,0,0,0,1,0,0,0,0,0,0,1,1,1,1,1,0,1,0,1,0,1,0,1,0,0,0,0,1,0,0,1,0,1,0,0,0,0,1,1,1,1,0,0,1,0,0,0,0,0,1,1,0,0,0,1,0,1,1,0,1,0,0,1,0,1,0,1,1,1,1,1,1,1,0,1,0,0,0,0,1,1,0,0,0,0,0,0,0,1,1,0,0,1,1,0,1,1,1,1,0,0,0,0,1,1,1,0,0,1,1,0,1,0,0,0,0,1,0,1,1,1,0,0,0,1,1,0,1,1,0,1,1,1,0,0,0,0,0,0,0,1,0,0,1,1,1,1,1,1,0,1,0,0,1,0,0,0,0,0,1,1,1,0,0,1,1,1,1,0,0,1,1,1,0,1,0,0,0,1,0,1,0,0,0,1,1,0,1,1,0,0,0,1,1,0,1,0,0,0,1,1,0,1,0,0,1,0,0,1,0,1,1,1,1,1,1,1,0,1,1,0,1,0,0,0,1,0,0,0,1,0,0,1,1,1,0,1,0,1,0,1,0,0,0,0,0,1,1,0,0,0,1,0,1,0,0,0,1,1,0,1,1,0,1,0,1,0,1,1,0,0,1,1,1,0,0,1,0,0,0,1,1,1,1,0,1,1,0,0,1,0,0,0,0,1,1,0,0,0,0,1,0,1,0,1,0,1,0,0,0,1,1,1,1,1,1,1,0,0,1,0,0,1,1,0,1,1,1,1,1,1,0,0,0,0,0,0,1,1,0,0,1,1,0,0,1,1,1,0,1,1,0,1,1,0,1,0,0,0,0,1,1,0,0,0,0,0,1,0,1,1,0,0,1,1,0,0,1,1,0,1,1,0,1,1,0,1,1,0,1,0,0,0,1,0,0,0,1,0,0,0,1,1,1,0,0,0,0,1,1,0,0,1,1,0,0,0,1,1,0,1,1,1,0,0,0,1,1,0,0,0,1,1,0,1,1,1,0,1,0,1,0,1,0,0,0,1,0,1,1,0,1,0,0,0,1,0,1,1,1,0,1,1,1,1,0,0,1,0,0,1,1,0,0,1,0,0,0,1,1,1,0,0,0,1,1,0,1,0,1,1,0,1,0,0,0,0,1,1,1,0,1,1,1,0,0,0,0,1,1,1,0,0,1,1,1,1,1,0,0,1,1,1,1,1,0,1,0,0,0,0,0,0,1,0,1,1,1,0,1,0,1,1,0,0,0,1,0,0,0,1,1,1,1,1,1,0,1,0,0,1,0,1,1,0,1,1,0,1,1,1,1,1,1,1,0,1,1,0,0,0,0,1,1,1,1,0,1,1,1,1,1,1,0,1,0,1,1,1,1,0,0,1,1,1,1,0,0,1,0,1,0,0,0,1,1,1,0,0,1,0,1,1,0,0,0,1,1,1,1,1,0,0,1,0,0,1,1,1,0,1,1,1,0,1,1,0,1,0,1,0,0,1,0,1,0,1,1,0,0,1,0,0,1,0,1,0,1,1,0,1,1,0,0,1,0,0,1,0,0,0,0,1,1,0,0,0,0,0,1,1,1,1,0,1,0,1,0,0,0,0,1,1,0,1,0,1,0,0,0,1,0,0,0,0,0,1,1,0,0,0,0,1,0,1,1,0,1,1,0,0,0,0,1,0,1,0,0,1,1,0,1,1,1,1,1,1,0,1,1,0,0,0,0,0,1,0,0,1,1,1,1,1,0,0,0,1,0,0,1,1,0,1,1,0,1,0,0,0,0,0,0,1,0,0,1,1,1,1,0,1,1,0,0,1,1,0,0,1,1,0,1,1,1,1,1,0,0,0,0,1,1,1,1,0,1,1,1,1,1,1,1,0,0,1,1,1,1,1,0,1,1,0,0,1,1,0,1,1,1,1,1,0,0,0,0,0,1,1,1,1,0,0,0,1,0,0,1,1,0,1,1,0,0,1,0,1,0,1,1,1,1,0,1,0,1,0,1,1,0,0,1,0,0,1,1,1,0,0,0,0,1,1,0,0,0,0,0,1,0,0,0,1,0,0,1,1,0,0,1,1,1,0,1,0,0,1,1,0,0,1,1,1,0,1,0,0,1,1,0,0,1,0,0,0,1,0,0,1,1,1,1,1,1,0,1,1,1,1,1,0,0,0,0,1,0,1,1,0,0,0,0,0,0,0,0,1,1,1,1,1,0,1,1,1,0,1,0,1,0,1,1,0,1,0,0,0,1,1,0,1,0,1,0,1,1,1,0,1,0,1,1,0,0,0,0,1,0,0,1,1,0,0,0,0,1,0,0,0,0,0,1,1,0,1,1,0,1,1,0,1,1,0,0,0,0,1,1,1,0,0,0,1,1,1,0,1,1,0,1,1,1,1,1,0,0,0,0,0,0,0,1,0,0,1,0,1,0,1,1,1,1,0,0,1,0,0,1,1,0,1,1,0,0,1,0,0,1,0,1,1,0,1,1,1,0,1,1,1,1,0,1,0,0,1,0,1,1,0,1,1,1,0,1,0,0,1,1,0,0,1,1,0,1,1,1,0,1,0,0,1,1,0,0,1,0,1,1,0,0,1,1,0,1,0,0,1,0,0,1,0,0,0,1,0,0,1,1,0,0,0,0,0,1,1,0,1,1,1,0,0,1,1,0,1,1,1,1,1,1,1,0,1,0,1,0,1,0,0,1,1,0,1,0,1,1,0,1,0,1,0,1,0,0,0,1,0,1,1,0,0,0,1,0,1,1,1,0,1,0,1,0,1,0,0,1,1,0,0,0,0,0,1,1,0,0,0,1,0,1,1,0,1,0,0,1,0,0,1,0,0,1,0,0,1,0,0,0,0,1,1,1,1,0,1,1,1,0,1,1,0,0,0,0,0,0,0,0,1,1,0,1,1,1,1,1,0,0,0,1,1,1,0,0,0,0,1,0,0,1,0,0,0,1,1,0,1,0,0,0,1,0,0,1,0,0,1,1,1,0,0,0,1,1,1,0,0,0,0,0,0,0,1,1,0,0,1,0,1,0,1,0,0,1,0,0,1,1,0,0,0,0,0,1,1,1,0,1,0,0,1,1,0,0,1,1,1,1,0,1,0,0,0,0,1,0,0,1,1,0,1,1,0,1,1,1,1,1,0,1,0,0,0,1,1,0,0,1,1,0,1,0,0,0,1,1,0,0,0,0,0,0,0,1,1,1,0,0,0,1,0,1,1,1,1,1,1,0,0,0,0,1,0,0,0,0,1,1,1,1,1,1,0,0,0,1,0,0,0,1,0,0,0,0,1,0,0,1,1,0,0,0,1,0,0,1,0,1,0,0,0,0,0,0,1,1,0,0,0,1,0,0,1,0,1,1,0,0,1,0,1,0,0,1,1,0,0,0,1,0,1,0,0,0,0,0,1,0,0,0,1,1,0,1,0,1,0,1,0,0,0,0,0,0,0,0,0,0,0,0,1,1,0,1,0,1,0,1,0,0,1,1,0,0,1,0,1,1,0,0,1,0,0,0,1,0,0,1,0,0,0,1,0,1,1,0,1,0,0,0,0,1,1,0,1,0,1,1,0,0,1,0,0,0,0,0,0,0,0,0,1,0,0,1,0,0,0,1,1,1,0,0,0,1,0,0,0,0,0,0,0,1,0,0,1,1,0,1,0,1,1,1,0,1,0,1,1,1,1,0,1,1,1,0,1,0,1,0,1,0,0,0,1,1,0,1,1,0,1,1,0,0,1,1,0,1,0,0,0,0,0,1,0,1,1,0,0,0,1,1,1,0,1,0,1,0,0,1,0,1,0,1,0,1,0,0,1,0,0,0,1,0,1,0,0,1,0,1,0,0,1,1,0,1,1,1,1,1,0,0,0,1,1,1,1,1,1,1,1,0,0,1,1,1,0,1,1,0,1,0,1,1,1,1,1,1,1,0,1,0,0,0,1,0,1,1,0,1,1,0,1,1,1,0,1,1,0,0,1,0,1,1,1,1,1,1,0,0,1,1,0,1,1,0,1,0,1,0,0,1,1,0,1,0,1,0,1,0,1,1,0,0,0,1,0,1,1,0,1,1,1,0,1,1,1,1,1,0,1,1,0,1,0,1,1,0,0,1,1,0,1,0,1,0,1,0,0,0,0,0,1,0,1,1,1,0,1,0,1,1,0,1,1,0,0,1,1,1,0,0,0,1,0,1,1,1,1,1,0,1,0,1,1,0,0,1,0,1,0,0,0,0,0,0,1,1,0,0,1,0,1,0,1,0,1,1,1,0,1,0,1,1,0,1,1,0,0,1,1,0,0,0,1,1,0,0,1,0,0,1,0,1,0,0,0,0,0,0,0,1,0,0,1,0,0,1,1,1,0,0,1,1,1,1,0,1,1,1,1,1,0,0,1,0,0,0,0,0,1,0,1,0,1,1,0,1,0,1,0,0,0,0,1,1,0,0,1,0,1,1,0,0,1,1,1,0,0,1,1,0,0,0,1,1,1,1,1,1,1,1,0,1,0,1,0,1,1,0,1,1,0,1,0,0,0,1,0,0,0,1,0,0,1,0,0,0,0,0,1,1,1,1,1,0,0,1,0,0,0,1,1,1,1,0,1,0,1,0,0,0,0,1,0,1,0,1,1,0,0,1,1,0,1,1,1,0,1,1,1,1,1,0,1,1,0,0,1,1,1,1,1,0,0,1,1,1,1,1,0,1,0,0,0,1,0,1,1,1,0,1,0,1,0,0,0,1,1,0,1,0,0,0,0,1,1,0,1,1,0,1,0,1,1,1,0,0,0,0,1,1,0,1,1,0,0,0,1,1,1,0,0,0,1,1,0,0,1,1,0,0,0,0,1,0,0,0,1,0,0,0,1,0,1,1,1,1,0,0,0,1,0,0,1,1,0,1,1,0,1,0,1,1,0,1,0,1,1,0,1,1,0,1,1,0,1,0,0,1,0,0,0,1,1,0,1,0,0,1,0,0,0,0,0,1,0,0,0,1,0,0,0,1,0,1,0,0,1,0,1,0,0,0,0,0,1,1,0,0,1,0,1,1,1,0,1,1,1,1,1,0,0,1,0,0,0,0,1,1,1,1,0,1,0,0,0,1,0,1,0,0,1,0,1,1,0,0,1,1,1,0,1,0,1,0,0,0,0,0,1,0,1,0,1,0,0,0,1,0,1,1,0,0,1,0,1,0,1,1,1,0,0,1,1,0,0,1,0,1,0,0,0,1,1,1,1,0,0,0,0,0,1,1,0,0,0,1,1,0,0,1,1,0,0,0,1,0,1,0,0,0,0,0,0,0,1,0,1,0,1,1,0,0,0,0,0,1,1,1,0,0,0,1,1,1,1,0,1,0,0,1,0,0,0,0,0,0,1,0,0,0,1,0,1,1,0,1,0,0,1,0,1,0,1,0,1,1,0,0,1,0,0,0,1,0,0,1,0,1,0,0,0,1,1,1,1,0,0,0,0,0,1,0,1,1,1,0,0,0,1,1,0,0,1,0,0,0,1,1,0,1,0,1,1,0,0,1,1,1,1,1,0,0,0,0,1,1,1,0,0,0,0,0,1,1,0,0,1,1,0,0,1,1,0,0,1,0,0,1,1,0,1,0,0,1,1,1,1,1,0,1,0,1,1,0,1,1,1,1,1,0,1,0,0,1,0,0,1,0,0,0,1,0,1,1,1,1,0,1,1,0,0,1,0,1,0,0,0,1,1,0,0,1,0,1,0,0,1,1,0,1,1,0,0,0,1,0,1,0,0,0,0,1,1,0,0,1,0,1,1,0,1,0,1,0,0,1,0,0,0,0,0,0,1,0,0,1,0,1,1,0,0,0,1,0,0,1,0,1,1,0,0,1,0,1,0,1,1,1,0,1,0,0,0,1,1,0,0,0,1,1,0,1,0,1,1,1,0,0,0,1,0,0,1,0,1,0,1,1,0,1,0,1,0,1,0,0,1,1,1,0,1,0,1,0,1,0,0,0,0,0,1,0,1,1,1,0,0,0,1,0,0,0,1,0,1,1,0,0,0,1,0,0,1,0,0,1,1,0,0,1,0,1,1,1,1,0,0,1,1,1,0,0,1,1,0,0,0,1,0,1,0,1,0,0,0,1,1,1,0,0,0,1,0,0,1,0,0,0,1,1,0,0,0,1,1,1,1,0,1,1,0,0,0,1,0,0,1,1,1,0,1,1,0,1,1,1,1,1,0,1,1,1,0,0,0,0,0,0,0,1,1,0,0,1,0,1,0,1,1,0,0,1,1,1,1,1,0,1,1,1,1,0,1,1,1,0,0,1,0,1,0,0,0,0,0,1,0,0,1,0,1,1,1,0,1,0,1,1,1,0,0,1,1,0,0,0,1,1,0,0,0,1,1,0,0,1,1,1,1,1,1,1,1,1,1,1,0,1,0,1,1,0,1,0,1,0,0,1,1,1,1,0,0,1,1,1,0,1,1,0,1,0,1,0,0,0,0,0,0,1,1,1,1,0,1,0,0,1,0,0,1,1,1,0,1,0,0,0,0,0,1,0,1,1,1,0,1,0,0,1,1,1,0,1,1,1,1,1,0,0,0,1,1,0,1,0,1,1,0,1,0,1,1,0,0,0,0,0,1,1,0,0,0,1,1,0,0,0,0,0,1,0,1,1,0,1,1,0,1,0,1,0,0,0,1,1,0,1,1,0,0,1,0,1,1,1,1,1,0,1,1,0,1,0,1,1,1,1,0,0,1,1,0,0,1,1,1,1,1,1,1,1,1,1,0,0,1,0,1,0,0,0,1,0,0,0,1,1,1,0,0,0,1,1,0,0,1,1,0,1,1,1,0,0,1,0,0,1,0,1,0,0,0,0,0,0,1,1,0,0,0,1,0,0,1,0,1,1,1,1,1,0,0,0,1,0,0,1,0,1,1,1,1,0,1,1,0,1,1,1,1,1,0,1,0,1,0,1,0,0,1,1,1,1,0,1,0,0,1,1,0,1,1,0,0,0,1,0,1,1,0,1,1,1,1,1,0,0,1,0,0,0,0,1,0,1,0,1,0,0,0,1,0,0,1,0,0,0,0,0,0,0,0,1,1,0,0,0,0,0,1,1,1,1,0,1,1,1,0,0,0,1,0,1,0,0,1,0,1,1,1,0,1,0,1,1,1,0,0,1,0,0,1,1,1,1,0,1,1,0,1,0,1,1,1,0,0,1,0,1,0,1,1,0,0,1,1,0,0,0,0,0,1,0,1,0,0,1,0,1,1,0,1,0,1,0,1,0,0,1,1,1,0,1,1,0,1,0,1,0,0,0,0,0,1,1,1,1,1,0,0,0,0,1,1,0,1,0,1,1,0,0,0,0,0,0,0,1,0,0,0,0,1,0,1,1,0,0,0,1,0,1,1,0,1,0,1,1,1,0,1,0,0,1,1,0,0,1,0,1,1,1,1,0,1,1,0,0,1,0,1,0,1,1,0,0,1,1,0,1,0,0,0,1,1,0,1,1,1,0,1,0,1,0,1,1,1,1,0,1,1,0,1,1,0,0,1,1,1,0,0,1,0,0,1,1,1,0,0,0,0,0,1,0,1,1,1,0,1,1,1,0,1,0,1,1,0,0,0,1,1,0,0,1,0,0,1,1,1,1,1,1,1,1,1,1,1,1,0,0,0,1,1,1,1,1,1,0,1,1,0,1,0,0,1,0,1,0,1,1,1,1,1,1,0,1,0,0,1,0,1,1,0,1,1,1,1,1,1,1,1,1,0,1,0,1,1,0,0,0,0,0,1,1,0,0,1,1,0,1,1,0,0,1,1,1,1,1,0,1,1,1,1,0,0,0,1,1,1,0,0,0,1,1,0,0,1,1,1,0,0,0,0,1,1,0,0,0,0,0,1,0,0,0,1,1,0,1,0,1,1,1,0,0,0,1,1,0,0,1,1,1,1,0,1,1,0,0,1,1,0,0,1,1,0,0,1,0,0,0,0,1,0,0,0,0,0,0,1,0,1,1,0,1,0,1,1,0,0,0,1,1,1,1,1,1,1,0,0,1,0,0,1,0,1,1,1,0,0,1,1,1,0,1,1,0,0,0,0,0,0,1,1,0,0,1,0,1,0,1,1,0,0,0,1,1,0,1,1,1,0,1,1,0,0,1,0,1,0,1,0,0,0,1,0,0,1,0,0,1,1,0,0,0,0,1,0,0,1,0,0,0,0,0,0,0,0,1,1,0,1,0,1,1,1,0,0,1,0,1,1,1,0,0,1,1,0,0,1,1,0,0,0,0,0,1,1,0,1,1,1,0,1,0,1,0,0,0,0,0,0,0,1,0,0,1,0,1,0,1,1,0,0,0,0,1,0,0,1,0,0,1,1,1,0,1,1,1,1,1,0,0,0,1,1,0,1,0,0,1,0,1,1,0,0,0,0,1,1,1,0,1,1,0,1,0,0,0,1,0,0,0,1,0,0,1,1,0,0,0,1,1,1,0,0,1,0,1,0,0,0,1,1,1,1,1,0,1,1,1,1,1,1,1,0,1,0,0,1,0,1,0,0,0,1,1,0,1,0,1,0,0,1,0,0,1,0,1,0,1,1,1,0,0,0,1,1,0,0,1,0,0,1,0,0,0,0,0,0,0,0,0,0,0,1,0,1,1,0,1,1,0,1,0,1,1,1,1,1,1,1,0,0,1,1,1,1,0,1,1,1,1,1,1,1,1,0,0,0,0,0,0,0,1,0,0,1,0,0,1,0,1,1,1,1,0,1,1,0,1,0,1,1,1,1,0,1,0,0,0,0,1,1,0,0,0,1,0,0,1,0,1,1,0,0,0,1,1,0,1,0,1,0,0,0,0,0,1,0,0,0,1,1,0,0,0,0,0,0,0,1,0,1,1,0,1,0,1,1,1,0,1,1,1,0,1,0,1,0,0,1,1,0,0,1,0,1,1,1,1,1,1,0,0,1,1,0,0,0,1,1,0,1,0,1,1,0,0,0,1,1,1,1,1,1,1,0,1,1,0,1,0,0,1,1,1,1,0,1,1,0,0,1,1,1,1,0,0,0,0,1,1,0,1,0,0,1,1,1,0,0,1,0,1,1,1,0,0,0,0,0,0,0,0,0,0,1,0,0,1,0,1,0,0,0,0,1,1,0,0,1,1,0,1,1,0,0,0,0,1,0,0,0,0,1,1,1,1,1,1,1,0,1,1,0,0,0,0,1,1,0,0,0,0,1,1,0,0,0,1,1,0,1,1,1,1,1,1,0,1,0,0,0,1,0,0,1,1,0,0,1,1,0,1,0,1,1,1,0,1,1,0,1,1,1,0,1,1,0,1,1,0,1,0,0,1,0,0,0,1,1,0,0,1,0,0,1,1,0,0,1,0,1,1,0,0,0,0,1,0,1,1,1,1,1,0,0,0,1,0,1,1,1,1,0,1,1,0,1,0,1,0,0,0,1,0,1,0,0,0,1,1,1,0,0,0,0,1,0,0,0,0,1,1,1,1,0,1,1,0,1,0,0,1,0,1,1,0,0,1,1,1,0,1,1,1,0,1,0,1,1,0,0,1,0,0,1,0,1,1,1,0,1,0,1,0,1,0,1,1,0,0,1,0,0,0,1,1,1,0,1,0,1,0,0,0,0,0,0,0,0,0,0,0,0,0,0,1,1,0,1,1,0,0,1,1,1,1,1,1,0,1,0,0,1,1,1,1,1,1,1,1,0,1,0,0,1,0,1,1,0,0,1,0,1,0,0,0,0,1,1,1,0,0,0,0,1,1,1,1,1,0,1,1,1,0,0,1,1,1,1,0,0,0,1,1,0,0,0,1,0,1,0,0,0,1,0,1,1,1,0,1,0,1,1,0,1,0,0,0,1,1,1,0,1,1,0,1,0,1,0,1,1,0,0,0,1,1,1,1,0,1,0,1,0,1,0,1,0,0,1,0,1,0,0,1,0,1,1,1,1,1,1,1,1,0,0,0,0,1,1,0,1,0,1,0,1,0,0,0,0,1,0,1,0,0,0,0,1,0,1,0,1,1,1,1,1,0,1,0,1,0,0,0,1,1,1,1,1,1,0,1,1,1,0,0,1,1,1,0,1,1,0,0,0,0,0,1,1,1,0,0,1,1,0,0,1,0,0,1,0,1,1,1,0,0,0,0,0,0,1,0,0,0,0,1,0,1,0,1,0,0,1,1,0,1,0,1,1,0,0,1,1,0,1,1,0,1,0,1,1,1,0,1,1,1,1,0,1,0,1,1,0,0,0,1,1,0,0,0,1,0,1,0,0,1,1,0,0,0,1,1,0,0,0,0,0,1,1,1,1,0,1,1,0,1,1,1,1,1,0,0,1,1,1,0,1,1,0,0,0,0,0,0,0,1,1,0,0,0,1,0,1,0,0,0,0,0,1,0,0,0,1,0,1,1,1,1,1,1,0,0,0,1,1,0,0,1,1,1,1,1,1,0,0,0,1,0,0,1,1,0,0,1,1,1,1,1,1,0,1,1,0,1,1,1,0,0,1,0,1,0,0,0,1,0,1,0,1,0,0,0,1,1,1,0,0,1,0,1,1,0,1,0,0,1,0,0,0,1,1,0,1,1,1,0,0,1,1,1,1,1,1,1,0,1,0,1,1,0,0,0,0,1,1,1,1,0,1,0,0,0,1,1,1,1,0,1,1,0,1,1,1,0,0,0,0,1,1,1,0,0,0,1,1,0,0,1,0,0,0,0,0,1,0,0,0,1,1,0,0,0,0,1,1,0,1,1,1,0,1,1,1,1,0,0,0,1,0,0,0,1,1,1,1,0,0,0,0,1,0,1,1,0,0,1,1,0,0,0,0,1,0,0,0,0,0,1,0,1,1,0,0,0,0,1,1,0,1,1,1,1,1,1,0,0,1,0,1,1,0,0,0,0,1,1,1,0,1,0,0,0,1,1,1,1,1,0,1,0,0,0,1,1,1,0,0,1,0,0,1,1,0,1,0,0,1,1,1,0,0,1,1,1,0,1,1,0,1,0,1,1,1,0,1,1,1,0,0,1,1,0,0,1,0,0,0,1,1,0,1,0,0,0,0,0,0,0,1,0,1,0,1,0,1,1,1,1,1,0,0,0,0,0,0,1,1,1,0,0,1,1,0,1,0,1,1,0,0,0,1,0,1,1,0,1,1,0,1,1,1,1,0,1,0,0,0,1,0,1,1,1,0,0,1,0,0,0,0,0,1,0,1,1,0,1,1,1,1,1,0,0,1,0,1,1,0,0,1,0,1,1,1,0,1,1,0,0,0,1,1,0,0,0,1,0,0,1,1,1,1,0,0,1,0,1,0,0,1,1,1,0,1,1,0,1,1,1,1,0,1,0,1,0,0,1,0,1,1,0,1,0,1,0,1,0,1,1,1,1,1,1,1,0,0,0,0,1,0,1,0,0,1,0,1,0,0,1,1,1,0,1,1,1,1,1,1,1,1,0,0,1,0,1,0,1,0,1,1,0,0,0,1,1,1,0,1,1,1,1,0,1,1,0,0,1,0,1,0,0,1,1,1,1,1,1,0,1,1,1,0,0,1,1,0,1,0,1,1,0,1,0,0,0,0,0,1,1,1,0,1,0,1,1,0,1,1,0,0,1,1,1,1,1,0,1,0,1,1,1,1,0,0,1,0,0,0,1,1,1,0,1,1,1,0,1,0,1,0,0,0,1,0,0,1,1,0,0,1,0,0,0,1,1,0,0,0,1,0,0,1,1,0,0,0,1,1,1,1,0,1,0,1,1,0,1,1,0,0,0,0,0,0,1,0,0,0,1,0,1,1,0,1,0,0,1,0,0,1,1,0,0,1,1,1,0,1,1,0,1,0,0,1,1,0,0,0,0,1,0,1,1,1,1,1,0,0,0,1,1,0,0,0,1,0,1,0,0,1,1,1,0,0,1,1,0,1,1,0,0,0,1,0,0,0,1,1,0,0,1,1,0,1,1,1,0,0,1,0,1,1,0,0,0,0,1,1,0,0,1,0,0,1,1,0,1,1,0,1,0,1,0,0,1,1,0,1,1,1,1,1,0,1,1,0,1,0,0,0,0,1,0,0,0,0,1,1,0,1,0,0,1,1,0,1,1,0,0,0,0,1,0,0,0,0,1,1,1,1,0,1,1,1,0,1,0,0,1,0,1,1,0,1,1,0,1,1,1,0,1,0,0,1,1,1,1,0,1,0,1,0,0,0,0,0,1,0,0,0,0,1,0,1,1,0,1,0,0,0,1,0,0,1,0,0,1,0,1,0,0,1,1,0,1,1,0,1,1,0,1,1,1,1,1,0,0,1,1,0,0,1,0,1,0,0,1,0,0,0,0,1,1,0,0,1,1,0,1,0,1,0,0,0,0,1,1,0,0,1,1,0,1,1,0,1,0,1,1,0,0,1,0,0,1,0,0,0,0,0,0,1,0,0,0,0,1,0,0,0,0,1,0,1,0,0,0,1,0,0,1,0,1,0,1,0,1,0,0,1,1,0,0,1,1,1,0,0,0,1,1,1,1,1,1,0,0,1,1,0,0,0,0,1,0,1,1,1,0,1,1,0,1,0,1,0,1,1,0,1,0,1,0,1,0,0,0,0,0,0,0,0,1,1,1,0,1,0,0,1,0,0,0,1,1,0,0,0,1,1,0,0,1,1,0,1,1,0,0,1,0,0,1,0,1,1,0,1,1,1,0,0,0,0,1,1,1,0,0,1,0,0,0,0,0,0,0,0,1,0,0,1,1,0,1,0,0,1,0,1,0,0,1,0,0,1,0,1,1,0,1,1,0,0,0,0,0,0,0,1,1,1,1,0,1,1,1,1,1,0,1,1,0,0,0,1,1,0,1,0,0,1,0,1,1,0,1,0,0,0,0,1,1,1,0,1,0,0,0,1,0,0,1,1,0,0,1,1,1,0,0,1,1,0,1,0,1,1,0,1,0,0,0,1,0,1,1,1,0,1,1,1,1,0,0,1,1,0,1,1,0,1,1,1,0,1,1,0,1,0,0,1,0,0,1,1,0,1,0,1,1,0,0,1,1,1,0,0,0,0,0,1,1,0,1,1,0,0,0,0,0,1,1,1,0,1,0,1,1,0,1,1,1,0,0,0,0,1,0,1,1,0,1,1,1,0,1,1,1,1,1,1,1,0,0,1,0,1,0,1,0,1,1,0,1,0,0,0,0,1,0,0,0,0,1,0,1,1,0,1,1,1,0,1,0,1,0,1,0,1,0,0,0,1,1,0,1,1,1,1,1,1,0,0,1,0,1,1,1,1,1,1,0,0,0,1,0,0,1,1,1,1,0,0,1,0,0,0,0,1,0,0,0,0,1,1,0,0,0,0,1,1,0,1,1,1,1,0,0,0,0,0,1,1,0,1,0,1,0,1,1,1,0,1,1,0,1,0,1,1,0,0,1,0,0,1,1,0,0,1,0,0,1,0,0,1,0,1,0,1,1,0,1,1,0,0,0,1,0,0,0,0,1,1,0,0,1,0,1,0,0,0,1,0,0,1,0,0,0,0,1,1,1,0,1,0,0,1,0,1,1,0,0,0,0,1,0,1,0,1,0,1,1,1,1,1,1,1,0,0,0,1,1,1,0,1,1,1,1,1,1,0,1,0,1,1,1,0,0,0,1,1,1,0,0,0,0,1,1,0,1,0,0,1,0,1,1,0,0,0,1,1,1,1,1,0,1,0,0,0,1,1,1,1,0,0,0,1,0,0,0,1,0,0,0,0,0,1,0,1,0,0,0,0,1,0,1,0,1,1,1,1,1,1,0,1,1,0,0,0,1,1,1,0,1,0,0,0,1,0,0,1,0,0,0,0,1,0,1,1,0,0,1,1,1,1,1,1,1,0,0,1,1,1,0,1,1,1,0,0,0,0,0,1,0,1,1,1,0,1,1,1,1,1,0,0,1,1,0,0,0,0,0,1,0,0,1,0,1,1,1,1,1,0,0,0,1,0,1,0,0,1,1,0,0,0,0,1,1,0,0,0,1,1,1,0,1,0,0,1,1,0,1,0,0,0,1,1,0,1,1,1,1,1,0,0,1,1,1,0,0,0,1,1,0,0,0,1,0,1,0,1,0,0,0,1,0,0,0,0,1,1,0,1,1,0,1,1,0,1,0,1,0,1,0,0,1,1,1,0,0,1,1,0,0,0,0,1,1,0,1,0,1,0,0,1,0,0,0,1,1,1,1,1,0,1,0,1,1,0,0,0,0,1,0,1,0,1,1,0,1,0,1,0,0,1,1,0,0,1,0,1,1,0,1,0,1,0,0,1,0,1,1,1,1,0,0,0,0,0,1,1,1,1,1,1,0,0,1,0,0,0,1,1,1,1,1,0,0,0,1,0,0,1,1,0,0,1,0,0,0,1,0,0,1,1,1,1,1,0,0,0,0,0,1,0,1,0,0,0,1,1,1,0,0,0,1,1,1,0,1,0,0,1,0,0,1,0,1,1,1,0,0,1,0,0,0,0,0,0,1,0,0,1,1,1,0,0,1,0,1,1,0,1,1,0,0,0,0,0,0,1,0,1,1,0,0,0,1,0,0,0,0,0,1,0,0,1,0,0,1,0,1,1,0,1,1,0,0,1,1,1,0,1,0,1,0,0,0,0,0,0,0,1,0,1,1,0,1,1,0,1,0,1,0,0,0,0,1,1,1,0,0,1,0,0,0,0,0,0,0,1,1,1,0,0,0,1,0,0,1,1,1,1,0,1,1,1,0,1,1,1,0,1,0,0,1,1,1,0,0,1,1,1,1,0,0,0,1,0,1,0,0,0,0,1,0,1,1,0,1,1,0,0,0,0,1,0,0,0,1,1,1,1,1,1,1,0,1,1,1,1,0,1,0,0,1,0,1,0,0,1,1,0,0,1,0,1,0,0,0,0,0,1,1,1,0,0,1,0,1,0,1,0,0,1,0,0,1,1,1,0,1,0,1,0,0,0,0,0,0,0,1,0,0,0,1,1,1,0,0,0,1,0,1,0,1,0,1,0,1,0,1,1,0,0,0,0,1,0,1,0,0,0,1,0,0,0,1,1,0,1,0,1,0,0,0,1,1,0,1,0,0,0,0,1,1,1,0,0,0,0,0,1,1,1,0,1,1,0,0,0,1,1,1,0,1,0,0,1,1,1,0,0,1,0,1,0,0,0,1,0,1,1,0,0,1,1,0,1,1,0,1,0,1,1,1,0,1,1,0,0,0,0,1,0,0,1,1,0,0,0,0,0,0,1,0,0,1,0,0,0,0,1,0,0,0,0,0,1,0,0,1,1,0,0,1,0,1,1,0,1,1,0,1,0,1,1,0,1,0,1,0,0,0,0,0,0,1,1,0,1,0,0,1,1,0,1,1,1,1,1,0,1,1,0,0,1,1,1,1,0,0,1,1,1,1,0,1,0,0,1,1,0,1,0,1,0,1,0,0,1,0,1,1,1,1,1,0,1,1,0,1,0,1,1,0,0,0,1,1,0,0,1,0,1,0,1,1,1,0,0,0,0,1,0,0,1,1,0,0,0,1,0,1,0,1,0,1,0,1,1,0,1,0,0,0,1,1,0,1,1,0,0,1,1,0,1,1,0,1,0,1,1,0,0,1,0,1,0,1,1,0,0,0,1,0,0,1,0,1,0,0,1,0,1,0,1,1,0,0,1,0,0,0,1,0,1,1,1,0,1,0,1,1,1,1,0,1,1,1,0,1,0,1,0,1,0,0,1,0,0,0,1,1,0,1,1,0,1,0,0,1,0,1,0,0,1,1,0,1,1,0,0,1,0,0,1,1,1,1,0,0,0,1,0,0,1,1,0,1,1,0,1,0,0,0,1,0,1,1,0,0,0,0,0,0,1,1,1,1,1,0,0,1,1,0,1,1,1,1,1,1,1,0,0,1,0,1,1,1,0,0,1,0,1,1,1,0,1,0,1,0,0,1,1,1,1,0,1,1,1,1,1,1,1,0,0,0,1,0,0,0,1,0,0,0,1,1,0,0,0,1,0,0,1,1,1,0,1,0,1,0,0,0,0,0,1,0,1,1,0,1,0,1,0,1,0,1,1,0,0,0,1,1,0,1,0,1,1,1,1,1,1,0,0,1,0,0,1,1,0,0,1,0,0,0,0,1,0,0,0,1,1,1,0,0,1,0,0,0,0,0,1,0,0,1,1,1,1,1,0,1,1,0,0,1,1,1,0,0,0,0,1,1,0,0,1,1,0,1,1,0,1,0,0,0,1,0,1,1,0,1,1,0,1,1,1,1,1,1,1,1,0,0,1,1,1,1,1,1,0,1,0,1,1,1,1,1,0,1,1,0,0,0,1,1,1,0,1,1,1,1,0,0,1,0,0,1,1,1,1,0,1,1,0,0,0,0,1,0,1,0,0,1,0,1,0,0,0,0,0,0,1,0,0,1,0,0,0,0,1,0,1,0,1,0,0,0,0,0,0,0,0,0,1,1,1,0,1,0,1,1,0,0,1,1,0,0,1,0,0,0,0,0,1,1,1,0,1,0,0,0,0,0,1,0,1,0,0,1,1,0,0,1,1,0,1,1,0,0,1,1,1,0,1,0,1,0,0,0,0,0,1,1,0,0,0,1,0,0,0,0,0,1,1,0,1,0,0,1,0,0,0,1,0,1,0,1,1,1,1,0,1,0,0,1,0,1,0,1,0,0,0,0,0,1,0,0,1,1,0,0,1,1,1,0,1,0,1,0,1,0,0,0,0,0,1,1,1,0,1,1,0,0,1,0,1,0,1,1,1,1,0,0,1,1,1,1,0,0,1,0,0,0,1,0,1,0,1,1,0,0,1,0,1,1,0,1,1,1,0,0,0,0,0,1,1,1,1,1,0,1,0,0,0,0,0,1,0,1,0,0,1,1,1,1,1,0,0,1,1,0,0,0,1,1,0,0,0,0,1,1,0,0,0,1,1,0,1,1,0,0,1,0,1,0,1,0,1,0,0,0,1,0,1,0,1,0,1,1,0,1,0,0,1,1,1,1,1,0,0,0,0,1,0,0,0,0,1,0,0,1,1,1,1,1,0,1,1,0,1,1,0,1,0,0,0,1,1,0,1,0,0,1,1,1,1,0,1,1,1,0,0,0,0,0,1,0,0,1,1,0,1,0,0,1,0,1,0,0,0,0,1,0,1,1,0,1,1,0,0,1,1,1,0,1,1,1,0,1,1,0,1,0,1,0,0,1,1,1,1,1,1,1,0,0,0,0,1,0,1,1,0,1,0,0,0,1,1,1,0,1,1,0,0,1,1,0,1,1,1,1,1,1,1,1,1,1,1,1,0,1,0,1,0,0,1,1,1,1,0,0,0,0,0,0,0,1,1,0,0,0,0,0,1,1,0,0,0,0,1,1,0,0,0,1,0,1,0,1,1,0,0,0,0,1,0,0,1,0,0,1,1,1,1,0,1,1,1,1,1,1,1,0,0,1,1,0,1,0,0,1,0,1,1,0,1,1,0,0,0,1,0,1,0,0,1,0,1,1,0,1,0,1,0,0,1,1,1,1,0,1,0,0,0,0,1,0,0,1,0,0,0,1,1,0,0,1,1,0,0,1,0,0,0,0,0,0,0,0,0,0,1,0,0,1,1,0,1,1,1,0,0,1,0,0,0,1,1,1,1,1,0,0,1,0,0,1,0,1,0,1,1,1,1,1,0,0,0,0,1,0,0,0,1,0,1,1,0,0,1,0,1,0,0,0,0,0,1,0,1,0,1,0,0,0,0,0,0,1,0,0,0,0,1,0,0,0,1,1,0,0,0,1,1,1,0,1,0,1,0,0,0,0,1,1,0,0,1,1,0,0,1,0,0,0,0,0,0,0,1,0,1,0,1,0,0,1,1,1,0,0,0,0,0,0,0,0,1,1,1,0,1,0,1,0,0,0,1,1,0,1,1,0,0,0,0,1,0,0,0,1,0,1,0,1,1,0,1,1,1,1,0,1,1,0,1,0,1,0,1,0,1,1,1,0,0,1,0,1,0,1,0,0,1,0,1,1,1,1,0,1,1,1,1,0,0,0,0,0,0,0,1,0,0,0,1,0,1,0,1,0,1,1,0,0,1,0,0,1,0,0,1,1,1,0,0,0,1,0,1,0,1,0,1,0,1,1,0,1,0,1,1,1,0,1,1,0,1,1,0,1,1,1,0,0,1,1,1,0,0,0,1,0,0,1,1,1,1,1,1,0,1,1,1,1,0,1,0,1,0,0,1,0,0,0,1,1,1,1,1,0,1,0,1,0,1,1,0,0,0,0,0,0,0,1,0,0,0,0,0,0,0,0,1,0,0,0,1,0,1,1,0,0,1,1,0,1,1,0,0,0,0,0,1,1,0,0,0,1,1,0,0,1,0,0,0,0,0,1,1,1,1,1,0,1,0,1,1,0,0,1,0,1,0,0,1,0,0,1,1,1,0,1,1,1,1,1,1,0,0,0,0,0,1,0,1,1,0,0,1,0,0,0,0,0,0,0,1,0,1,0,0,1,0,0,1,1,0,0,0,1,1,1,1,1,1,1,1,1,0,1,0,1,1,0,1,0,0,1,0,0,0,0,1,0,1,0,0,0,1,1,1,1,0,0,1,1,1,1,1,0,1,0,1,1,1,1,0,0,1,0,0,0,1,0,0,1,1,0,1,1,0,1,0,1,0,1,0,0,1,0,1,1,0,1,1,0,0,0,0,1,0,1,0,1,1,0,0,1,1,1,1,1,0,1,1,0,1,1,1,0,1,1,0,0,1,0,1,1,1,1,0,1,0,1,0,0,1,0,1,0,0,1,0,0,1,1,1,1,1,0,0,1,0,0,0,1,1,1,0,0,0,1,1,1,1,1,1,0,1,1,0,0,1,1,1,1,1,0,1,0,0,1,1,1,1,1,0,1,0,0,1,0,0,0,0,1,1,1,0,1,1,0,0,1,1,0,0,0,1,0,0,0,0,0,1,0,1,1,0,1,0,1,0,1,1,0,0,1,1,0,0,0,0,0,0,0,0,0,1,1,1,1,0,0,0,1,1,1,0,1,1,0,0,0,0,0,0,1,0,1,0,1,0,1,0,1,0,1,0,0,1,1,0,1,1,1,1,1,1,0,0,1,0,0,1,0,1,0,1,1,1,1,0,1,0,0,0,1,0,0,1,0,1,0,1,0,1,1,0,1,1,1,0,0,0,0,1,1,0,1,1,1,0,1,0,1,1,0,1,0,0,1,0,0,1,0,0,0,0,1,0,1,1,1,0,1,0,1,1,0,1,0,0,1,0,0,1,1,0,1,0,1,0,0,1,0,1,1,0,0,1,0,0,0,0,0,0,0,1,1,0,1,0,1,1,0,0,1,0,0,1,1,0,0,0,0,1,1,0,0,0,0,0,1,1,0,0,1,1,1,0,0,0,0,0,0,1,0,1,1,1,1,1,1,1,0,0,1,1,1,0,1,0,1,0,0,0,1,1,1,1,0,0,1,0,1,0,0,0,1,0,0,0,0,1,0,1,1,1,1,0,1,1,0,0,1,0,0,0,1,0,0,1,1,0,0,0,1,1,0,1,1,0,1,0,1,1,0,1,1,1,1,1,0,0,1,0,1,1,0,0,0,1,0,0,1,1,1,0,0,0,0,1,0,0,0,0,0,1,0,0,1,1,1,1,0,0,1,1,1,1,0,0,1,1,1,0,0,0,0,1,0,0,0,1,1,0,1,0,1,1,1,0,1,1,1,1,0,0,0,0,1,0,1,0,0,1,0,1,1,0,1,1,0,0,0,1,1,0,0,1,0,0,1,1,0,1,1,0,1,1,1,0,1,0,1,0,1,1,1,0,1,1,1,1,1,0,1,0,0,1,0,0,1,0,1,0,1,0,0,0,0,0,0,0,0,1,0,1,1,1,1,1,1,0,1,0,0,1,1,1,1,1,1,1,0,0,0,0,0,1,1,0,0,0,0,0,0,0,1,0,0,1,1,1,0,0,0,0,0,1,1,0,0,0,0,1,1,1,1,1,1,1,1,0,1,0,1,1,0,1,1,0,0,1,1,1,0,0,1,0,1,0,1,1,1,0,0,1,0,1,0,1,1,0,0,1,0,0,0,1,0,0,0,0,1,0,1,0,0,0,1,0,1,1,0,0,1,0,0,1,0,0,1,1,0,0,0,0,0,1,1,0,0,1,1,1,0,1,1,0,0,0,1,1,1,0,1,1,1,1,0,1,0,0,1,0,1,0,1,1,0,1,1,1,0,0,0,0,1,1,1,0,0,0,1,0,1,1,0,0,1,1,1,1,1,1,1,1,1,0,1,0,1,1,1,0,0,0,1,0,1,0,1,0,0,1,1,0,0,1,0,0,0,0,0,1,0,1,1,0,0,1,1,1,0,1,1,0,0,1,0,1,0,0,1,1,0,1,0,1,0,1,0,1,1,1,1,1,0,1,1,1,1,1,1,0,1,1,0,1,0,1,0,0,1,1,1,1,0,0,1,0,1,1,0,0,1,1,1,0,1,0,1,0,1,1,0,1,1,1,0,1,0,0,1,1,0,1,1,1,1,1,1,0,1,1,0,0,1,1,0,1,0,0,1,0,0,0,0,1,0,1,0,0,1,1,1,0,1,0,0,1,0,0,0,0,1,0,1,1,0,1,0,1,1,1,0,1,0,1,1,1,1,1,0,0,0,1,0,1,1,1,0,0,1,1,1,1,1,1,0,0,0,1,1,0,1,1,0,0,0,0,1,1,0,1,1,0,1,0,0,1,1,0,0,0,0,1,1,0,1,1,1,0,0,1,0,1,0,0,0,0,1,0,0,1,1,1,0,0,1,1,0,0,0,1,0,0,1,0,1,1,1,1,1,0,1,0,1,0,1,0,1,1,1,1,1,1,1,1,0,1,1,1,1,1,0,0,0,0,1,1,0,1,1,0,0,0,0,0,1,1,1,1,0,0,1,0,1,1,1,0,1,1,0,1,0,1,1,1,0,0,0,1,1,1,1,1,1,1,0,0,1,0,0,0,1,0,0,0,1,1,0,0,0,0,0,1,0,1,0,1,0,0,1,0,0,1,1,0,1,0,1,0,1,1,0,0,1,0,1,1,1,1,0,1,0,0,1,0,0,0,1,0,0,1,0,0,0,1,0,0,0,1,0,1,1,1,1,1,0,1,0,1,0,1,0,0,1,0,0,1,0,1,0,1,0,1,1,1,1,0,0,0,1,0,1,0,0,0,1,1,0,1,0,0,1,1,1,1,1,0,1,0,0,0,0,0,1,1,1,1,0,1,1,0,0,0,1,1,1,1,0,1,1,1,1,1,0,0,1,1,0,1,1,1,0,0,1,1,0,1,1,1,1,0,0,0,0,1,1,1,1,0,1,0,1,0,1,0,1,0,0,0,1,1,0,0,0,0,1,1,0,0,1,1,0,0,0,0,1,1,0,0,0,1,1,1,1,0,0,0,0,0,1,0,0,0,0,1,1,0,1,1,1,0,1,1,0,0,1,1,0,1,0,0,1,0,1,1,0,0,0,1,1,0,0,0,1,1,1,1,1,1,1,1,1,0,0,0,1,0,1,0,0,0,0,0,0,0,0,1,1,1,1,0,1,0,0,0,0,0,0,0,0,1,1,1,0,0,0,1,0,0,0,0,0,1,1,1,0,0,1,0,1,0,1,0,1,0,0,1,0,1,1,1,1,0,1,0,1,1,0,0,1,1,0,0,1,0,1,1,1,1,1,1,0,1,0,1,1,0,0,1,1,0,0,0,0,1,0,1,1,0,1,1,0,0,0,1,1,0,0,0,1,1,1,0,1,1,1,0,0,0,1,1,1,0,0,0,1,0,0,0,0,1,0,1,1,0,0,1,1,1,1,0,1,1,1,0,0,1,1,1,0,1,1,0,0,1,1,1,1,0,0,1,0,0,1,0,1,1,0,0,0,1,0,1,1,0,0,1,0,1,1,0,1,1,1,1,1,1,1,1,1,0,1,1,0,0,1,1,1,0,1,1,1,1,0,1,0,1,1,1,0,0,0,1,1,0,1,1,0,1,0,1,1,1,1,0,0,0,0,1,0,1,1,1,1,0,1,1,0,1,1,1,0,1,1,1,0,1,1,0,1,1,1,0,1,0,0,0,0,1,0,0,1,1,0,0,1,1,0,1,0,0,1,0,1,0,1,0,0,1,0,0,0,0,0,1,1,0,0,0,1,1,1,0,0,0,1,0,1,1,1,1,0,1,1,1,0,0,1,1,1,0,0,0,0,0,0,1,1,1,0,0,1,1,1,1,0,1,1,0,1,1,1,0,1,1,1,1,0,1,0,1,1,1,0,1,1,0,0,1,0,1,1,1,0,0,0,0,1,1,0,1,1,1,1,1,1,0,0,1,1,0,0,1,0,1,0,1,1,1,1,1,1,0,1,1,0,0,1,0,0,0,1,1,1,0,0,1,1,1,0,1,0,0,0,1,1,0,1,0,0,0,0,0,0,0,0,0,1,1,1,1,0,0,1,1,0,0,1,1,1,1,1,1,0,0,1,0,1,0,1,1,1,1,0,1,0,1,1,1,0,0,0,0,1,1,0,1,0,0,1,1,1,1,0,0,1,0,0,0,0,1,0,1,0,0,1,1,1,1,0,0,0,0,0,0,1,1,1,1,0,1,0,1,1,0,0,0,1,1,0,0,0,0,0,1,0,1,1,1,1,0,1,0,0,1,1,1,0,1,0,0,0,0,1,0,1,0,0,0,0,1,0,1,1,0,1,0,0,1,1,1,1,0,1,1,1,1,1,0,0,0,1,1,0,0,1,0,1,0,1,1,0,0,1,0,1,0,1,1,0,0,1,0,0,1,0,0,1,0,0,1,0,1,1,0,1,1,0,1,0,0,1,0,1,1,1,1,0,0,1,0,0,1,0,0,1,0,0,0,1,1,1,0,0,0,0,1,1,0,0,1,1,1,1,0,0,0,1,1,1,0,0,1,0,1,0,0,0,1,1,1,0,0,1,0,1,0,1,0,0,1,0,1,0,0,0,1,1,1,0,1,1,1,0,1,0,0,1,0,0,0,1,1,1,1,1,0,1,0,1,1,0,0,0,1,1,1,1,0,1,0,1,0,1,1,1,1,0,0,0,1,1,1,1,1,1,1,0,0,0,0,1,0,0,1,0,1,0,0,0,1,0,1,1,1,1,0,1,0,1,1,0,1,1,1,0,0,1,0,1,0,1,0,0,0,1,1,1,1,1,1,0,0,1,1,0,0,0,0,1,0,1,0,1,0,0,0,0,0,0,1,1,1,1,1,0,1,0,0,0,1,1,1,0,0,1,1,1,1,0,0,1,1,0,1,0,1,0,0,0,1,1,0,0,1,1,1,0,1,1,1,0,0,0,1,0,1,1,1,1,0,1,0,1,0,1,1,0,0,0,1,1,0,0,0,1,0,1,0,0,1,0,0,0,0,0,0,0,1,0,0,1,1,0,1,1,0,0,0,1,1,1,1,0,0,0,0,1,1,1,0,1,1,0,0,0,1,1,0,1,1,0,1,0,1,0,1,1,0,0,0,1,1,1,0,0,1,1,0,0,0,1,1,1,0,1,1,1,0,0,1,0,0,1,1,1,1,0,0,0,0,1,0,1,1,1,0,1,0,1,0,1,1,0,1,0,0,1,1,0,0,0,0,1,0,0,0,1,1,0,1,1,1,1,1,1,0,0,1,1,1,1,1,0,0,1,1,0,0,0,0,0,1,0,1,0,1,1,0,0,1,0,0,1,0,0,1,1,0,0,1,1,1,1,0,1,1,1,1,1,0,0,0,1,0,1,0,0,1,1,1,1,0,0,0,0,1,1,1,0,0,0,1,1,0,1,1,1,1,0,0,0,1,0,0,1,1,1,1,1,1,0,0,0,1,1,1,1,1,1,0,1,1,0,1,1,1,1,1,1,1,1,0,0,0,0,0,0,1,0,0,1,1,0,1,0,0,0,1,0,0,0,0,1,0,0,1,1,0,1,0,1,0,1,1,1,0,0,0,0,0,0,0,1,0,0,1,0,0,0,1,1,1,1,1,1,0,1,1,1,1,1,1,0,0,0,1,1,0,0,0,1,1,1,0,1,1,0,0,1,0,0,1,1,0,1,0,0,0,0,0,1,0,1,0,0,1,1,0,1,1,0,1,0,1,1,1,1,1,1,1,1,0,1,0,1,0,1,1,1,1,0,0,1,0,0,1,1,0,1,0,0,0,1,1,0,0,0,1,0,0,0,0,1,0,1,1,1,0,1,1,0,1,1,0,1,1,0,0,1,1,1,1,1,1,0,0,0,1,0,1,0,1,0,0,1,1,0,1,1,0,0,1,1,1,1,1,1,0,1,0,0,1,0,1,0,0,0,1,0,0,0,1,1,1,1,1,0,1,0,1,0,1,1,1,1,1,0,0,0,1,1,0,0,1,1,0,1,0,1,1,0,1,0,0,1,0,1,0,1,1,1,1,0,1,0,1,0,1,1,0,0,0,0,1,0,0,0,0,1,0,0,1,0,0,1,0,0,1,1,1,1,1,0,1,1,1,1,1,1,1,0,1,1,0,1,0,0,1,1,1,0,1,0,0,0,0,0,0,0,0,0,0,1,1,1,1,1,1,1,1,0,0,1,1,0,0,0,0,1,0,1,1,1,0,1,1,1,1,0,1,1,0,0,0,0,1,0,1,1,1,0,0,1,1,1,1,1,1,0,0,0,0,0,0,0,1,1,1,0,0,0,0,1,1,1,0,0,0,1,0,1,1,1,0,1,1,0,1,0,1,0,0,0,1,1,1,1,0,0,0,1,0,0,0,1,0,0,1,1,1,0,0,1,1,1,0,1,0,1,0,0,0,0,0,0,0,0,1,0,0,1,0,0,1,1,1,0,0,0,0,1,1,1,1,0,1,1,1,0,0,0,0,1,1,1,1,1,1,0,1,0,0,1,0,0,1,0,1,1,1,0,0,1,1,0,0,0,0,0,1,1,1,1,1,1,1,1,0,0,0,0,0,1,1,0,1,1,1,0,0,1,0,0,0,0,1,1,0,0,0,0,1,0,1,0,0,1,1,0,0,1,1,0,1,1,1,1,1,0,1,0,0,0,1,1,1,0,0,0,1,0,0,0,1,0,0,0,1,0,0,1,0,0,1,1,1,1,0,1,1,0,1,0,0,0,1,1,1,1,0,0,0,1,0,0,1,0,1,0,1,0,0,0,1,0,1,1,1,1,1,0,1,1,1,0,0,0,0,0,0,0,1,0,1,1,0,0,0,0,0,1,1,1,1,1,1,1,1,1,0,1,1,0,0,1,0,0,1,1,0,0,1,0,1,1,0,1,1,1,0,0,0,1,1,1,1,0,0,0,0,1,1,1,0,1,1,0,0,1,1,0,0,1,1,0,1,1,0,0,1,0,0,0,1,0,1,1,1,1,0,0,0,1,0,1,1,0,1,1,0,1,1,1,1,1,0,1,1,0,0,0,1,1,0,0,0,1,1,1,1,1,1,1,1,1,1,0,0,0,0,1,1,0,0,0,0,0,1,0,0,0,0,1,0,1,1,1,1,1,0,0,1,1,1,1,1,1,1,1,1,0,0,1,0,1,0,0,1,0,1,0,0,1,0,1,0,1,0,1,1,1,0,0,1,1,0,1,1,0,1,0,1,0,1,0,0,0,1,0,1,0,0,0,1,1,0,0,1,1,1,1,0,1,0,1,0,1,1,0,1,1,0,1,0,0,1,1,1,0,1,1,0,0,1,1,1,1,0,1,1,0,1,0,0,0,1,0,0,1,1,1,1,1,1,0,0,1,1,1,1,1,0,1,1,0,1,0,0,1,0,1,0,1,0,0,1,0,1,1,0,0,1,1,0,1,1,0,1,1,0,1,0,1,0,0,0,1,0,1,0,1,1,1,0,0,0,1,0,1,1,0,0,1,0,1,0,1,1,0,1,0,0,0,1,1,0,1,0,1,0,0,0,0,1,1,0,1,1,1,1,1,0,1,1,0,0,0,1,0,1,0,0,0,1,0,0,0,1,0,0,1,0,1,1,0,1,0,0,0,0,1,0,1,1,0,0,0,1,0,0,1,0,0,1,0,1,1,1,1,1,0,1,0,0,0,1,0,1,0,0,1,1,1,0,1,0,1,1,0,0,1,1,1,1,1,0,0,0,1,1,1,1,1,0,1,1,0,0,1,0,0,1,1,1,1,0,0,0,1,0,1,0,0,0,1,1,1,1,1,1,1,1,1,1,0,1,0,0,1,0,1,0,1,1,0,1,1,0,1,1,1,0,0,1,1,1,1,1,1,0,1,1,0,1,1,1,0,1,1,0,1,0,1,1,0,0,1,1,1,1,1,0,0,0,0,1,1,0,1,1,1,0,1,0,1,0,1,1,0,1,1,0,1,1,1,1,0,1,1,1,1,0,1,0,0,0,0,0,1,0,1,0,1,0,0,1,0,1,0,0,1,1,0,1,0,0,0,0,0,1,0,1,0,1,1,1,1,0,0,1,1,0,1,1,0,1,0,0,0,1,1,1,0,0,0,1,1,0,0,0,1,0,1,0,1,1,1,1,1,0,0,1,1,1,0,1,1,0,1,1,1,0,0,1,0,1,1,0,1,1,1,0,0,0,0,1,1,0,0,0,1,1,1,1,0,0,1,0,0,1,0,0,0,0,0,1,1,0,1,1,0,1,0,1,1,1,0,1,1,1,1,1,0,0,1,0,0,0,1,1,0,0,0,0,0,1,1,1,1,1,1,0,1,0,1,1,1,1,1,1,0,0,0,0,1,0,0,0,0,0,0,1,0,1,1,1,0,1,0,1,0,1,1,1,0,1,0,0,1,0,1,1,0,1,1,0,0,0,0,0,1,1,1,0,1,1,0,0,0,1,1,0,0,1,0,0,1,0,0,0,1,0,0,1,0,0,0,1,0,1,1,1,1,1,0,0,1,0,0,1,0,1,0,0,1,0,1,1,0,1,1,0,0,1,1,0,0,1,1,0,1,1,1,0,1,0,1,0,1,0,0,0,1,0,0,1,0,1,1,0,1,0,1,1,0,0,1,0,0,1,1,0,1,1,0,1,0,0,1,1,0,0,1,1,1,0,0,0,0,1,0,1,0,0,0,1,1,1,1,1,0,1,1,1,1,0,1,0,1,0,0,1,0,0,0,1,0,0,0,1,1,1,0,1,1,0,0,1,0,1,0,1,0,0,1,1,1,0,1,0,1,1,1,1,0,1,1,1,0,0,0,0,0,1,1,0,1,1,1,0,1,0,0,1,1,1,1,1,1,0,0,0,0,0,0,1,0,0,0,1,0,1,1,0,0,0,0,1,1,0,1,0,0,0,0,1,1,1,0,0,0,1,0,0,1,0,0,1,0,0,1,1,1,0,0,1,1,1,0,0,1,1,1,0,0,0,1,1,1,0,0,1,0,1,1,1,1,1,0,0,0,0,0,0,0,1,1,1,1,1,0,1,0,1,1,0,0,1,0,1,0,1,0,0,1,1,1,0,1,1,1,1,0,1,0,1,1,0,1,0,0,1,1,1,1,1,1,0,0,1,0,0,1,0,1,0,1,0,1,0,1,1,0,0,1,1,0,1,1,0,1,0,0,1,1,1,1,0,0,1,0,1,0,1,1,0,1,0,0,1,1,1,0,0,1,0,0,0,1,0,1,1,0,0,0,0,1,0,0,1,0,0,0,1,1,0,0,0,1,0,1,1,1,1,0,1,1,0,0,0,0,1,1,0,0,0,1,0,1,1,1,0,1,1,0,1,0,0,0,0,0,1,1,1,0,1,0,1,1,0,0,0,0,1,0,0,1,0,0,1,1,1,1,1,0,1,1,0,0,0,1,1,0,1,0,1,0,0,0,1,1,1,0,1,0,0,0,0,0,0,1,1,0,1,0,1,0,1,1,0,0,1,0,0,1,1,0,0,0,1,0,0,1,1,1,0,1,0,1,1,1,0,0,0,1,1,1,1,1,0,1,0,1,1,0,1,0,1,1,0,1,0,0,0,0,0,1,0,0,1,0,1,0,0,0,1,1,1,1,0,1,0,1,0,1,1,0,0,0,0,0,1,0,0,0,0,1,1,1,1,1,0,1,1,0,1,0,0,0,0,1,0,0,0,0,1,0,1,1,1,0,0,0,0,1,1,0,1,1,1,1,0,0,0,0,0,0,0,1,0,1,1,0,1,1,1,1,0,0,0,1,1,1,0,0,0,0,0,0,0,1,0,0,0,1,0,0,1,1,0,0,1,0,1,0,1,1,1,0,1,0,1,0,0,0,0,0,0,1,1,1,1,0,1,0,1,1,1,1,1,1,0,0,1,0,1,0,1,0,1,1,0,0,1,0,0,1,0,0,1,0,0,1,0,0,0,1,0,1,1,0,1,0,0,0,0,1,0,0,1,1,1,0,1,0,0,1,1,0,0,0,1,0,1,0,0,0,0,1,1,1,0,1,0,1,0,0,1,0,0,1,1,0,0,0,1,0,1,0,1,1,0,1,1,1,0,1,0,1,1,0,0,0,0,0,1,1,1,1,0,1,1,1,1,1,1,1,0,0,1,0,0,1,0,1,0,0,0,1,1,0,1,1,1,1,0,1,1,1,1,1,1,1,1,0,0,0,1,1,0,1,1,1,0,1,1,0,0,1,1,0,0,1,0,1,0,0,0,0,0,0,0,1,0,1,1,1,0,1,1,0,0,1,0,0,0,0,0,0,1,0,0,0,0,1,0,0,1,1,0,1,1,1,0,0,1,1,0,0,0,0,0,0,0,1,1,1,1,0,1,1,0,0,1,0,1,0,0,1,1,0,0,1,1,0,0,0,0,0,0,0,1,0,1,0,0,0,1,0,1,0,1,0,1,0,0,0,1,1,0,1,0,0,0,1,1,1,0,0,1,1,0,1,1,1,1,0,1,0,0,1,0,1,0,0,0,1,0,0,0,0,0,1,1,0,1,1,0,0,0,1,1,1,0,1,1,1,0,0,0,1,1,0,0,1,1,1,1,1,1,1,0,1,0,1,1,0,1,0,0,1,1,0,1,1,1,0,1,1,0,1,1,1,1,1,0,1,0,0,1,0,1,1,1,0,1,1,0,0,0,1,0,0,0,0,0,1,0,0,0,1,0,0,1,0,0,1,1,1,1,0,0,0,0,0,1,0,0,0,0,1,1,0,1,1,0,1,1,0,1,1,0,0,1,0,1,1,1,0,0,1,1,0,0,0,1,1,0,0,0,1,0,0,0,0,0,0,0,1,0,0,0,0,1,1,0,0,0,0,1,0,1,1,0,1,1,1,0,0,0,1,1,1,0,1,1,1,1,1,1,1,0,1,1,1,0,1,0,1,0,1,1,1,1,1,0,0,1,0,1,1,1,0,1,0,0,1,1,1,0,1,1,0,1,1,1,1,0,1,1,1,0,1,1,1,1,1,0,1,1,0,1,1,1,1,1,1,1,1,1,1,0,0,1,1,0,1,0,0,1,1,1,0,1,0,0,0,1,0,1,0,1,1,0,0,0,0,1,0,0,0,1,1,0,0,0,1,0,0,1,1,1,0,1,0,0,0,1,0,1,1,0,0,0,1,0,1,0,1,0,0,0,1,0,0,0,0,0,1,1,0,0,1,1,0,0,1,1,1,1,1,0,1,0,0,1,1,0,0,1,1,0,0,0,1,0,1,1,0,0,1,0,0,0,0,1,1,0,0,0,0,1,1,1,0,0,0,1,0,1,1,1,0,1,0,0,1,0,1,0,1,0,1,1,1,0,0,0,1,1,1,0,1,1,1,0,1,1,0,0,1,1,0,0,0,0,0,1,1,1,1,0,0,0,0,1,1,0,0,0,1,0,1,0,0,1,0,0,1,1,1,1,0,0,1,0,0,0,0,0,1,0,1,0,1,1,0,0,0,1,0,1,1,0,1,1,1,1,0,1,0,0,0,0,1,0,1,0,0,1,1,1,0,0,1,0,0,0,0,0,0,1,1,1,0,1,0,1,1,0,1,1,0,1,1,1,1,0,1,0,0,1,1,1,0,0,0,1,0,0,0,1,0,0,0,0,1,0,0,1,0,0,0,0,0,0,1,1,1,1,1,0,0,1,0,0,1,0,1,1,0,0,0,0,0,0,1,1,0,0,1,1,1,0,1,1,1,0,0,0,0,0,0,0,0,1,0,0,1,0,1,0,0,1,0,1,1,0,0,0,1,1,1,0,1,1,1,1,1,0,1,0,0,0,0,0,0,1,0,0,0,0,0,1,0,1,0,1,1,1,1,0,0,0,1,0,1,1,0,1,1,0,1,0,1,1,0,0,0,0,1,0,1,0,0,1,1,1,0,1,0,1,0,1,1,1,1,1,0,0,1,0,1,1,1,1,0,1,1,1,0,1,1,0,1,0,1,0,0,1,1,1,1,0,0,0,0,0,1,1,1,1,1,0,0,0,1,0,0,1,0,0,0,1,1,1,1,0,1,0,1,0,0,0,0,0,0,0,0,1,0,0,1,1,0,1,0,1,1,0,1,0,0,1,0,0,1,0,1,1,0,0,0,0,1,0,0,0,0,1,0,0,0,0,1,0,0,1,1,0,0,1,0,0,0,0,1,1,0,1,0,1,1,1,1,1,0,1,0,1,0,1,0,0,1,1,0,0,0,1,1,1,0,1,1,0,1,0,0,1,1,0,0,0,1,0,0,0,1,0,0,0,0,0,1,1,0,1,1,1,1,1,1,1,1,1,1,0,0,1,1,1,0,1,0,1,1,1,1,0,0,0,1,1,0,0,1,1,1,0,1,0,1,0,1,0,0,0,1,1,0,1,0,0,0,1,0,0,0,0,1,0,1,1,0,0,1,1,1,1,1,0,1,0,0,1,1,1,1,1,1,0,0,0,1,0,1,1,0,0,1,0,0,0,1,0,0,0,1,0,1,0,0,0,1,0,0,0,1,1,0,0,0,1,1,0,0,1,0,1,0,1,1,0,0,0,0,1,0,0,0,1,0,0,1,0,0,1,1,1,1,0,0,0,0,0,0,0,0,1,0,1,0,1,1,1,1,1,0,1,0,0,1,1,0,0,1,1,1,0,0,1,0,0,1,0,1,1,0,0,1,0,1,1,1,1,0,1,0,1,0,0,1,0,1,0,0,0,0,1,1,0,0,1,1,1,1,1,0,1,0,0,1,0,0,0,0,0,1,0,1,0,0,0,0,0,1,0,1,0,0,1,0,0,1,1,1,1,1,1,1,0,0,1,0,0,0,0,0,0,0,1,1,0,0,0,0,0,0,1,0,1,0,1,0,1,1,1,1,0,1,0,0,1,0,1,1,0,1,0,1,1,1,1,0,1,0,0,0,0,1,1,1,0,1,1,0,1,1,1,0,0,1,0,0,1,0,0,1,0,1,1,0,0,0,1,1,0,0,1,1,0,1,1,0,0,0,0,0,0,0,1,1,0,1,0,0,1,1,1,1,1,0,1,1,1,0,1,1,0,1,1,0,0,1,0,0,1,0,0,0,0,0,1,1,1,1,0,1,1,1,0,1,1,1,1,1,1,1,1,1,1,1,1,0,1,1,0,1,1,1,0,0,0,1,0,0,0,0,1,1,0,0,0,0,0,0,1,0,1,0,1,0,1,1,1,1,0,1,0,0,1,1,0,1,1,0,1,0,1,1,1,0,0,1,1,0,0,1,1,0,1,1,0,0,1,0,1,1,1,0,0,0,0,0,0,0,0,1,1,0,0,0,0,0,1,0,1,1,1,0,0,0,0,1,0,1,1,0,0,1,1,1,1,1,0,1,0,1,1,1,1,0,0,0,1,0,1,0,1,1,1,1,1,0,1,0,1,0,1,1,0,0,0,0,1,1,0,1,1,1,0,1,0,0,0,1,1,1,1,1,0,0,1,1,1,1,1,1,1,1,0,1,1,0,1,1,0,1,0,0,0,0,0,1,1,0,0,1,0,1,0,1,1,0,0,1,1,1,0,0,0,1,0,0,1,1,1,0,0,1,0,0,0,0,1,1,1,0,1,0,0,0,1,0,0,1,0,0,1,1,1,1,0,0,0,1,1,0,0,1,1,0,0,0,1,1,1,0,1,1,1,0,0,1,1,1,0,0,0,1,0,0,0,1,1,0,0,1,0,1,1,0,0,0,0,1,0,0,0,0,0,0,0,1,1,1,1,0,1,1,1,1,0,0,1,0,0,1,0,0,0,0,1,0,0,1,0,1,1,0,0,1,1,0,1,1,0,1,1,0,0,0,0,1,1,1,0,1,0,0,0,0,0,1,1,0,0,0,0,1,0,0,1,1,0,1,0,0,0,1,0,0,1,1,0,0,1,0,1,1,0,1,0,1,1,0,1,0,0,0,0,1,0,1,1,1,0,1,0,0,1,0,1,0,1,0,1,1,1,0,1,0,1,1,1,1,1,0,1,1,1,0,1,1,0,0,0,0,0,1,0,0,1,1,0,0,0,0,0,1,0,1,1,1,1,1,0,1,0,0,0,0,1,0,1,0,0,1,0,0,1,0,0,0,0,1,0,1,0,0,1,0,1,0,1,1,1,0,0,1,0,0,1,1,1,1,1,0,0,0,0,0,1,0,0,1,1,0,0,0,1,0,0,1,0,1,1,0,1,0,1,0,0,1,0,1,1,1,1,1,0,0,0,1,0,1,0,1,1,0,0,0,1,1,1,1,0,1,1,0,0,1,1,0,1,0,0,0,0,1,0,0,1,0,1,1,0,1,1,0,0,0,1,1,1,0,0,1,1,0,1,1,1,1,1,1,0,1,1,0,0,1,0,1,1,1,1,0,1,0,0,0,0,1,1,1,0,0,0,0,0,1,0,1,0,0,0,1,1,1,0,1,1,1,0,0,1,0,1,1,1,0,1,0,1,0,0,1,1,1,1,0,1,0,1,1,1,0,0,1,0,1,1,0,0,0,1,1,0,0,1,1,0,1,1,1,0,0,0,1,1,1,0,0,1,1,0,1,0,0,1,1,1,0,0,1,0,1,0,1,1,0,0,0,1,0,1,1,0,1,0,0,0,0,1,0,0,1,1,0,0,0,1,1,0,0,1,1,0,1,1,0,0,1,0,1,0,1,1,0,1,0,0,0,1,0,1,1,0,0,0,1,0,0,0,1,1,0,1,1,1,1,0,1,1,1,0,1,0,1,1,0,1,1,0,1,0,0,0,1,1,0,1,1,1,1,0,0,0,0,0,1,0,0,0,0,0,0,0,1,0,0,0,1,1,0,0,0,1,0,1,1,0,0,0,0,0,0,0,1,0,0,1,1,1,0,0,0,0,1,0,0,1,0,0,0,1,0,1,1,1,1,0,0,0,0,0,1,0,1,1,0,0,0,1,1,1,0,0,1,0,0,1,1,1,1,0,0,0,1,1,0,1,1,0,1,0,1,1,1,0,0,1,0,0,0,0,1,0,1,1,1,0,0,0,0,0,1,1,0,0,0,1,1,1,1,1,0,1,0,0,1,0,1,0,0,1,1,0,1,0,0,1,0,1,1,1,1,0,1,0,1,1,0,0,1,1,1,1,1,0,1,1,0,0,1,1,0,0,0,0,0,1,0,0,1,0,1,1,1,1,1,1,1,1,1,0,0,0,1,0,0,0,1,1,1,1,1,1,0,0,1,1,0,0,0,1,1,1,1,0,1,1,1,1,1,0,0,1,1,1,1,0,1,0,1,0,1,0,1,0,1,1,0,1,1,1,1,1,0,0,1,0,1,0,0,0,1,0,0,0,0,0,0,1,1,1,0,0,1,1,1,1,0,0,1,0,0,0,1,1,0,1,0,1,0,1,0,0,0,1,0,0,1,0,1,0,1,0,1,0,1,1,1,0,0,1,1,0,1,0,0,1,1,0,1,1,1,0,1,1,0,0,1,1,1,1,0,0,0,0,0,1,1,0,0,0,0,0,1,0,1,1,0,0,1,0,1,0,0,1,0,1,1,1,0,1,0,1,0,1,1,0,0,0,1,1,0,1,0,0,0,1,1,0,0,1,1,1,1,0,0,1,1,1,1,1,1,1,1,1,1,0,0,1,1,0,1,1,0,0,1,1,1,0,1,0,1,1,1,1,0,1,1,1,1,0,1,0,1,0,0,1,0,1,0,0,1,0,0,0,1,1,1,1,1,1,0,1,1,1,1,0,1,0,0,1,0,0,0,0,1,0,1,0,0,0,1,1,1,1,0,1,0,0,1,0,0,1,1,0,1,1,0,0,0,1,1,0,0,1,1,1,1,0,1,1,0,1,1,1,0,0,0,1,1,0,0,0,0,1,0,0,0,0,1,1,1,1,0,0,0,1,0,0,1,1,1,0,0,0,0,0,0,0,1,1,1,1,0,1,0,1,1,1,0,1,1,0,1,0,1,1,0,0,1,1,0,0,1,1,1,0,0,0,1,1,1,0,0,1,0,1,1,1,1,0,0,1,0,1,1,1,0,1,0,1,1,0,1,1,1,0,0,1,0,1,1,1,0,1,0,0,0,0,1,1,0,0,1,0,0,1,0,1,1,1,1,1,1,1,0,0,1,0,1,0,1,1,1,1,0,1,0,0,0,1,1,1,1,0,0,0,0,1,0,1,0,0,1,1,0,0,1,1,1,1,0,1,1,0,0,0,0,0,1,0,1,0,1,0,1,0,0,0,1,1,1,1,1,0,1,0,1,0,0,0,1,1,1,0,0,1,1,0,1,0,0,0,1,1,1,1,0,1,0,0,1,0,1,1,0,0,0,0,1,0,0,1,0,1,1,1,1,1,0,1,0,0,0,0,1,0,1,1,1,1,1,0,1,0,0,1,1,0,1,1,0,0,1,0,0,0,1,0,0,0,1,0,0,1,0,1,0,1,0,0,1,1,1,1,0,1,0,1,0,0,1,1,1,0,0,1,1,1,0,1,1,1,0,0,0,0,0,0,1,0,1,1,1,1,0,1,1,0,0,0,0,1,1,1,0,1,1,1,0,0,0,0,1,1,1,1,0,0,0,1,1,1,0,1,0,1,0,1,0,0,1,0,0,1,0,0,1,0,0,1,1,1,1,0,1,0,1,1,1,0,1,1,0,1,0,0,1,1,1,0,0,1,1,0,0,1,0,0,1,1,0,0,0,1,0,1,1,1,0,1,1,0,0,1,1,1,1,0,1,1,1,1,1,0,1,1,1,0,1,1,0,1,1,1,1,0,0,0,1,0,1,0,0,0,0,0,1,1,1,0,1,1,1,0,1,1,0,1,0,0,1,1,1,0,0,1,1,1,1,0,0,1,0,1,0,0,0,0,0,0,1,1,0,0,1,1,1,0,1,0,1,1,0,0,1,1,0,0,1,0,0,1,1,1,0,0,1,1,1,0,0,0,1,1,0,0,1,1,0,0,0,0,1,1,1,1,0,1,0,0,1,0,1,1,1,1,0,0,0,0,1,0,1,0,1,1,1,1,1,1,1,0,1,0,1,0,1,0,0,0,1,1,1,0,1,0,0,0,0,1,0,0,1,1,0,1,0,0,1,0,1,1,0,0,0,0,0,0,1,1,1,1,1,0,0,1,0,1,1,0,1,0,1,1,0,1,0,1,0,0,1,1,0,1,1,0,1,0,0,0,0,0,0,0,1,1,0,0,1,1,1,1,0,0,0,0,0,0,1,0,1,1,0,1,0,1,1,1,1,0,1,1,0,1,1,1,0,0,0,1,0,0,0,0,1,1,0,0,0,1,0,1,1,1,0,1,0,0,0,1,1,0,1,0,0,1,1,1,0,1,1,1,0,0,1,0,1,1,1,1,0,1,0,0,1,0,1,1,1,1,0,0,1,1,0,1,1,1,1,0,1,1,1,1,1,0,1,0,1,0,0,1,1,1,0,1,1,1,1,1,0,0,1,1,1,0,0,0,0,1,0,0,0,0,0,1,0,1,0,0,1,0,1,1,1,0,1,0,1,0,1,1,0,1,0,0,0,0,1,1,1,0,1,1,0,1,1,0,1,0,0,1,0,0,0,1,0,0,0,0,1,0,1,0,0,0,1,0,1,1,1,0,1,0,0,0,0,0,1,0,0,0,1,0,0,0,1,1,1,0,1,0,0,1,0,1,1,0,1,1,0,1,1,0,0,0,1,0,1,1,0,1,1,0,0,0,1,0,1,1,0,1,1,0,0,0,1,0,0,0,0,1,0,1,1,0,1,0,1,1,0,1,0,0,1,0,0,1,1,0,1,0,1,0,0,0,0,1,0,1,1,0,0,1,0,0,0,1,1,1,0,0,0,0,1,0,0,1,1,0,0,1,1,1,1,1,0,1,1,1,0,0,0,1,1,1,0,0,1,0,1,1,1,1,1,1,1,1,1,1,0,0,1,1,1,0,0,0,0,1,1,1,1,1,1,1,1,0,1,1,1,1,0,1,0,0,0,0,1,0,1,1,1,0,1,0,1,0,0,1,1,1,0,0,0,1,1,0,0,1,0,1,0,1,0,0,1,0,0,0,1,0,0,0,0,1,1,1,1,1,0,1,0,0,1,0,1,1,1,0,0,0,0,1,1,1,0,1,1,1,1,1,1,1,1,0,0,0,0,1,1,1,1,1,1,0,1,0,0,1,1,1,1,0,1,1,0,0,1,0,1,1,0,0,1,1,1,1,0,0,0,1,0,1,1,1,0,1,1,1,0,1,0,1,0,1,0,1,0,1,1,1,0,0,0,0,1,1,1,1,0,0,0,0,0,1,0,0,0,1,0,1,0,0,1,0,0,1,1,1,0,1,1,0,1,0,1,0,1,0,1,1,1,0,1,1,1,0,0,0,1,1,1,1,1,1,0,1,0,0,1,1,0,0,0,0,0,0,1,0,1,1,1,0,1,1,1,1,0,0,0,0,1,1,0,1,0,0,1,1,1,1,1,1,0,1,0,0,0,0,1,1,1,1,1,0,0,1,1,1,1,1,1,0,0,1,1,1,0,1,1,0,0,0,0,0,0,0,0,0,0,0,1,0,1,0,1,1,0,0,1,0,1,1,0,0,1,0,0,1,0,0,1,1,1,1,0,0,0,1,1,1,1,1,0,0,0,0,1,1,1,1,1,0,0,0,0,0,1,1,1,1,0,0,0,0,0,1,0,0,0,1,1,0,0,1,0,1,1,0,1,1,1,1,1,1,0,1,0,1,1,1,0,0,0,1,1,0,1,1,0,0,0,1,1,0,1,0,0,0,1,1,0,0,1,0,1,0,0,0,1,1,0,1,1,1,0,1,1,0,1,1,0,0,1,0,1,0,0,1,1,1,1,1,1,0,1,1,1,0,1,1,0,1,0,1,0,0,1,0,1,1,0,1,1,0,1,0,1,1,0,0,0,0,1,0,1,1,1,0,0,1,1,1,1,1,1,0,0,0,1,0,1,0,1,1,0,0,0,1,0,1,1,0,1,1,0,0,1,1,0,1,1,1,1,0,1,0,0,1,0,0,1,1,1,1,1,0,0,0,1,0,1,0,1,1,1,1,1,1,1,0,1,1,0,0,1,0,1,0,0,1,0,1,0,0,1,0,0,1,1,0,1,1,0,0,1,1,1,0,1,0,1,0,1,0,1,1,1,1,0,0,0,1,1,1,1,0,1,1,0,1,0,1,0,0,0,1,0,0,1,1,0,1,0,0,0,0,1,0,0,1,1,1,1,0,1,0,0,1,0,0,0,1,1,1,0,1,0,1,1,1,1,0,0,0,1,0,0,0,0,0,0,0,1,0,1,1,1,1,1,0,0,1,1,1,0,1,1,1,0,0,1,0,1,1,1,1,0,1,1,1,0,1,0,0,0,0,1,1,0,1,0,1,0,0,1,1,1,1,0,1,0,1,0,0,0,0,1,0,1,0,0,0,1,0,1,0,1,1,1,1,0,1,1,0,0,1,0,0,1,0,1,0,1,1,1,1,0,1,0,0,1,1,1,0,0,1,1,1,0,0,0,0,0,1,0,0,1,0,1,1,0,0,1,0,1,0,0,1,0,0,1,0,0,1,0,1,0,0,0,1,1,0,0,1,1,1,0,1,0,1,1,0,1,1,0,1,1,0,0,1,0,1,0,1,0,0,0,0,0,1,0,0,1,1,0,1,1,1,1,1,1,1,1,1,1,1,1,0,1,0,0,1,0,1,0,1,0,1,1,0,1,1,1,0,1,1,0,0,0,1,0,0,1,1,1,1,0,1,1,0,1,0,1,1,1,1,0,0,1,0,1,1,0,0,0,1,1,1,1,1,0,1,0,0,0,1,0,0,1,1,1,0,1,1,1,0,1,1,1,0,0,1,0,1,1,1,0,0,1,0,1,0,1,1,0,0,1,0,1,0,1,1,0,0,0,0,0,1,0,0,1,1,1,1,0,1,1,0,0,1,1,0,1,0,0,0,1,0,0,1,0,0,0,1,0,1,0,1,1,0,0,0,0,1,1,0,0,0,1,0,0,0,0,1,0,0,1,0,0,0,0,0,1,1,1,0,0,1,1,0,1,0,1,0,0,0,1,0,0,0,1,1,0,1,0,1,0,0,1,0,0,1,1,1,1,1,1,1,0,0,1,1,1,1,1,1,0,0,0,1,0,1,0,1,1,0,0,1,0,1,1,1,1,1,0,0,1,1,1,1,1,0,0,1,0,1,0,1,1,1,0,1,1,0,1,0,1,0,1,0,1,0,1,1,1,0,0,1,1,1,0,0,0,0,1,1,1,1,1,0,0,0,1,1,0,1,0,0,1,0,0,1,0,1,1,1,1,1,1,0,1,1,0,0,1,0,1,1,0,0,0,0,0,1,0,0,0,0,0,1,0,0,0,0,1,1,1,1,0,1,0,0,0,1,1,1,1,1,0,1,1,0,1,0,1,0,1,0,1,1,1,1,1,0,0,0,0,0,1,1,0,1,1,1,1,0,1,0,1,1,1,1,0,1,1,1,1,1,1,1,0,1,0,0,1,0,0,0,0,0,0,1,0,0,1,1,1,0,0,0,0,1,1,1,1,1,1,0,1,0,0,1,0,1,1,0,0,0,1,1,1,0,1,1,0,1,0,1,0,1,0,1,1,0,1,0,0,1,0,1,1,0,0,1,1,1,1,0,1,0,0,1,0,0,1,0,0,1,1,1,0,1,0,0,1,0,1,0,1,0,0,0,0,1,1,0,0,0,0,0,0,1,0,1,0,0,1,1,0,0,0,0,0,1,0,0,0,1,0,1,1,0,0,1,0,0,1,1,1,0,1,0,0,0,0,1,0,1,1,0,1,0,1,1,0,1,1,0,1,0,1,1,0,1,1,0,1,0,1,1,1,1,1,0,0,1,0,0,1,1,0,1,1,0,1,0,1,1,1,1,1,0,1,0,1,0,0,1,1,1,0,1,1,1,1,1,0,1,0,0,0,1,1,1,1,0,1,0,1,0,1,0,0,0,0,0,0,0,1,0,1,0,0,1,0,0,1,1,1,1,0,0,0,0,0,1,1,1,1,1,0,0,0,1,1,1,0,1,0,1,0,1,1,0,1,1,1,1,1,1,1,1,0,1,0,1,1,1,1,1,1,0,0,1,1,0,0,0,0,1,1,1,1,0,0,0,0,0,1,0,1,0,0,0,1,1,0,1,1,1,1,0,1,0,0,0,0,0,1,1,1,0,0,0,1,1,0,1,1,0,1,1,1,0,1,0,0,0,0,0,0,0,1,1,0,0,1,1,1,0,1,0,1,0,1,0,0,0,1,0,1,1,1,0,1,1,0,0,1,1,1,1,0,1,0,1,0,0,0,1,1,0,0,0,1,1,0,0,1,0,1,0,1,0,0,0,1,0,0,0,1,0,0,1,0,0,0,0,0,1,0,0,0,1,1,1,0,0,0,0,0,0,1,0,0,0,1,0,0,0,0,0,0,0,0,0,1,0,1,1,1,0,0,1,0,1,0,1,0,0,1,1,0,0,1,0,1,0,1,1,1,0,0,0,1,0,1,1,1,0,0,0,1,1,1,1,1,1,0,0,0,0,1,1,0,1,1,0,0,0,0,1,1,0,1,1,0,0,0,1,1,0,0,0,1,1,1,0,1,0,1,0,0,0,1,1,1,1,0,0,1,1,1,1,1,1,0,1,0,1,0,0,0,0,0,0,1,0,0,0,0,0,0,0,1,0,1,1,1,0,0,1,0,1,1,1,1,0,0,0,0,0,0,1,1,0,0,1,0,1,1,0,0,1,0,0,0,1,0,1,1,1,0,1,0,0,1,1,1,1,0,0,0,1,1,1,1,1,1,1,0,1,1,1,1,0,1,1,1,1,0,0,0,1,1,0,0,0,1,0,0,0,1,0,0,0,0,1,1,0,1,0,0,0,1,1,1,1,1,0,0,0,0,0,1,0,0,0,0,0,1,0,0,1,0,0,1,1,1,0,0,1,1,0,1,1,1,1,1,1,1,0,1,0,1,1,0,0,1,1,1,1,0,0,0,1,1,1,0,1,0,1,0,0,1,1,0,1,1,1,0,1,0,1,0,0,1,1,1,0,1,0,0,0,1,0,1,1,1,0,0,0,0,0,0,0,0,1,0,1,0,1,0,1,0,1,0,0,0,0,1,0,1,0,1,0,1,0,0,0,0,1,0,1,0,1,0,0,1,1,1,0,1,0,1,1,1,0,1,0,0,1,1,1,1,1,1,1,0,0,1,1,1,1,1,0,1,1,1,1,1,1,1,1,0,1,0,0,1,1,1,0,1,1,0,0,1,0,1,0,0,0,1,1,0,0,1,0,1,0,0,1,1,1,0,1,0,1,1,0,1,1,1,0,0,0,0,0,0,0,0,0,0,0,1,0,1,0,0,0,1,1,0,1,1,0,0,1,0,0,0,1,0,1,0,1,0,1,0,1,0,1,0,0,0,0,1,1,0,1,0,1,1,0,1,1,1,0,1,1,1,0,1,1,1,1,1,1,1,0,0,0,0,1,0,1,1,0,1,0,1,0,1,0,0,0,1,1,1,0,0,0,1,0,1,1,0,0,0,0,0,1,0,0,0,1,1,1,1,0,0,1,1,0,0,1,0,0,0,0,1,1,1,1,0,0,0,1,1,0,1,1,0,0,0,0,0,0,0,0,0,1,1,1,0,0,0,0,1,0,1,0,1,0,0,0,0,0,1,0,1,0,0,1,1,0,0,0,0,1,0,1,1,1,0,0,0,0,0,1,1,1,0,0,0,1,0,0,0,1,1,1,0,1,0,1,1,1,1,0,0,0,1,0,1,0,1,1,0,0,1,1,0,1,0,0,0,1,1,1,1,0,0,0,1,0,1,0,1,1,0,0,1,1,0,1,1,1,1,0,1,1,1,1,0,0,0,0,0,0,0,1,1,0,1,1,1,1,0,1,1,0,1,0,0,0,1,1,1,1,0,0,0,0,1,1,0,0,1,0,0,0,0,0,1,0,1,1,0,1,0,0,0,1,1,1,1,1,1,0,1,1,0,0,0,1,0,1,1,0,1,1,1,0,1,1,1,1,1,0,0,0,1,0,1,0,0,1,1,1,0,1,1,0,0,1,0,1,0,1,0,1,1,1,0,1,1,1,1,1,1,0,1,0,1,0,1,0,0,1,1,1,0,1,0,1,0,0,0,0,1,1,0,1,0,1,0,0,0,1,1,0,0,1,0,1,1,1,0,0,1,1,0,1,1,1,0,1,1,0,0,1,1,0,0,0,0,1,0,1,0,0,0,1,0,1,1,0,1,1,1,0,0,0,1,0,0,1,1,1,1,1,1,1,1,1,0,1,1,0,0,0,1,0,0,1,1,1,0,0,0,0,0,0,1,1,1,1,0,1,0,0,1,1,1,1,0,0,0,1,1,0,1,0,0,1,1,1,0,1,1,0,1,0,0,1,0,0,0,0,1,1,0,1,0,1,0,0,0,1,1,1,1,0,1,0,1,0,1,0,1,0,1,0,0,1,1,1,1,0,0,0,0,0,0,0,0,1,1,0,1,1,0,0,1,1,1,0,1,1,1,0,0,1,1,0,1,0,0,0,0,1,0,0,1,1,0,1,1,0,0,0,1,1,1,1,0,1,0,1,1,0,1,1,1,0,1,0,0,0,1,1,0,1,1,1,1,0,1,0,0,0,0,0,1,1,0,1,1,1,0,1,0,0,1,1,0,1,1,1,1,1,1,0,0,1,1,0,1,0,1,0,0,1,1,0,1,1,1,1,0,1,0,0,0,1,1,1,1,0,1,1,0,0,1,0,0,0,1,0,0,0,1,1,0,0,1,0,1,0,0,1,0,0,1,1,1,0,1,0,0,1,0,1,0,1,1,0,0,1,0,1,0,0,0,0,1,1,0,1,1,0,1,1,1,0,1,0,1,0,1,0,0,1,0,1,0,1,0,1,0,0,0,1,0,1,0,1,0,0,1,0,0,1,1,0,0,1,1,1,0,1,1,1,1,0,1,0,1,0,1,0,1,1,1,1,0,0,0,0,0,1,0,1,0,1,0,0,1,0,0,0,0,0,0,0,0,0,0,0,1,1,0,0,1,0,0,0,0,1,1,0,1,0,1,0,1,0,0,1,1,1,0,1,1,1,0,0,1,0,0,0,0,0,0,1,0,1,0,0,1,0,0,1,1,0,0,0,1,0,1,1,1,0,0,0,1,1,1,1,1,1,0,1,1,0,1,1,1,1,1,1,0,0,1,1,1,1,0,1,0,0,1,1,1,0,0,1,0,0,1,0,0,1,0,0,1,0,0,0,0,0,0,1,0,1,1,1,1,1,1,1,1,0,0,1,0,0,0,1,1,0,0,1,1,0,1,1,0,1,1,0,0,1,1,1,0,1,0,1,0,1,0,1,1,0,0,1,0,0,1,1,0,0,0,1,0,0,0,1,1,0,1,0,0,1,1,0,1,0,1,1,0,0,0,0,0,1,0,1,1,0,0,1,1,0,1,0,0,0,1,1,1,0,0,1,0,1,1,1,1,1,0,0,0,0,1,0,1,0,0,1,0,0,1,1,1,1,0,1,1,1,1,0,1,0,0,1,1,0,0,1,0,1,1,1,1,0,0,1,1,0,0,0,0,1,1,1,1,1,1,0,1,1,1,1,0,0,1,1,0,1,1,1,0,1,1,0,1,1,1,1,0,1,0,0,1,0,0,1,0,0,0,0,1,0,1,1,1,1,1,0,0,0,0,1,1,1,1,1,0,1,0,1,1,0,1,1,1,0,1,1,0,0,0,0,1,0,0,1,1,1,1,1,0,1,0,0,0,0,1,1,1,0,1,1,0,1,1,0,0,0,1,1,1,0,1,0,0,0,1,0,0,1,0,1,0,0,0,0,1,0,0,1,1,1,1,0,1,1,1,0,0,1,0,1,1,0,0,0,1,0,0,0,1,0,1,0,0,1,0,0,0,0,1,0,0,0,1,1,0,0,1,0,0,1,1,1,0,0,1,1,0,0,0,1,0,0,0,0,1,1,0,1,1,0,0,1,0,0,1,1,1,1,1,1,0,0,1,0,1,0,1,1,0,0,0,0,0,0,1,1,1,0,0,0,1,1,1,1,0,1,0,0,1,1,0,1,1,1,0,1,0,1,0,1,1,0,0,0,1,0,0,0,0,1,0,1,1,1,0,1,1,1,1,1,1,1,1,0,0,1,1,1,1,1,0,0,1,0,0,1,1,1,1,1,1,0,0,1,0,1,0,0,0,1,1,1,1,0,1,0,1,0,1,0,1,0,1,1,0,0,1,0,1,0,0,0,0,0,1,1,0,0,1,0,1,1,0,1,0,0,1,1,0,1,1,1,1,1,0,0,0,0,1,0,1,0,0,0,0,0,0,1,1,0,1,1,0,0,1,1,1,1,1,1,0,1,0,1,1,0,1,1,0,1,1,1,0,1,1,1,1,0,0,1,1,1,0,1,1,0,1,0,1,0,1,1,0,0,0,0,1,0,0,0,0,0,1,0,0,1,0,1,0,0,0,0,1,0,1,1,0,1,1,0,0,0,0,1,1,0,0,1,1,0,0,1,0,1,1,0,1,1,1,1,0,0,0,1,1,1,1,0,0,1,1,0,1,1,0,0,0,1,0,0,1,1,1,0,1,1,0,1,1,0,0,0,1,0,1,1,0,0,1,0,0,0,1,0,0,0,0,0,0,0,1,1,1,0,0,1,0,0,0,1,0,0,0,1,0,0,1,0,1,0,0,0,1,1,1,1,0,0,0,1,1,0,1,1,1,0,1,0,0,0,0,0,0,1,1,0,0,1,0,1,1,0,0,1,0,0,0,1,0,0,0,0,1,1,1,1,1,0,1,1,1,0,1,0,0,0,0,0,1,0,1,0,0,0,0,0,1,1,0,0,0,1,1,1,0,1,1,0,0,1,0,0,0,0,1,1,0,1,0,1,0,0,1,1,0,1,0,1,0,1,0,1,1,0,0,0,1,1,0,0,0,1,1,1,1,1,1,1,1,0,1,1,0,1,1,0,1,1,1,0,1,0,1,0,0,0,1,1,0,1,1,0,0,0,0,1,0,0,1,1,0,0,0,1,1,1,1,0,0,0,0,1,0,0,1,0,0,0,1,1,0,0,1,0,1,0,1,1,1,0,1,0,0,0,1,1,0,1,1,1,0,0,1,1,0,1,0,0,1,1,1,1,1,0,0,1,1,0,0,1,0,0,1,1,1,0,1,1,0,0,1,1,1,1,1,0,0,1,0,0,1,1,0,1,0,0,1,1,0,0,0,0,0,0,0,0,1,1,1,0,1,1,1,0,0,1,0,0,1,1,1,0,1,0,1,0,1,1,1,0,0,1,1,0,0,1,1,0,1,0,1,0,0,1,1,0,1,0,1,0,1,1,0,0,0,0,1,0,1,1,0,1,1,1,1,0,0,0,0,1,1,0,1,1,0,1,0,1,1,0,1,1,0,0,1,0,0,0,1,0,1,1,1,0,1,0,1,1,0,1,0,0,0,1,1,0,0,0,0,0,0,0,0,0,0,1,0,1,0,1,0,1,1,1,0,1,0,0,0,1,0,1,1,0,1,0,1,0,0,1,1,1,0,1,0,0,1,1,1,0,1,0,0,0,0,1,1,1,1,1,1,0,1,1,1,0,1,0,0,0,0,1,0,0,0,1,0,1,0,0,0,0,0,1,0,1,1,1,1,1,0,0,1,1,0,1,1,1,1,0,1,0,0,1,1,0,1,1,1,0,1,1,0,1,0,0,0,0,0,0,1,1,0,1,0,1,0,1,1,0,0,0,1,1,0,1,0,0,0,1,0,1,1,1,0,1,0,0,0,0,1,1,0,0,1,0,0,0,0,1,1,1,1,1,0,1,1,1,0,1,0,0,0,0,1,1,0,1,1,1,0,1,0,0,0,0,1,0,0,1,1,1,0,1,0,1,1,1,0,0,0,0,1,1,1,1,0,0,0,0,1,1,1,1,1,1,1,1,0,0,0,1,0,0,0,0,1,0,0,1,1,1,0,0,0,0,0,0,1,0,1,1,0,0,0,0,0,1,1,1,0,1,0,1,1,0,1,0,1,0,1,1,0,0,0,1,1,0,1,0,0,0,0,0,0,1,0,1,1,0,1,0,1,0,1,1,1,0,1,0,0,0,0,1,0,0,0,0,1,1,1,1,1,1,0,1,0,0,0,0,1,0,1,0,1,0,1,1,0,0,1,1,0,0,0,1,0,0,0,0,1,0,1,0,1,0,1,1,1,1,1,0,0,0,0,1,1,0,0,0,1,1,0,0,1,0,0,1,1,0,0,1,0,1,1,1,1,0,0,1,0,1,0,1,0,0,1,1,0,0,1,1,1,1,1,1,0,0,0,0,1,0,1,1,1,0,1,0,1,1,0,1,1,0,0,1,1,0,0,0,1,1,1,1,0,1,0,1,0,1,1,1,0,0,1,1,1,1,1,1,1,1,0,0,1,0,1,1,0,1,1,0,1,1,0,1,1,0,0,1,1,0,0,0,0,0,0,0,0,1,1,1,1,0,0,1,1,1,1,1,0,1,0,1,0,0,0,1,0,1,0,1,1,1,0,0,1,1,0,0,1,1,0,0,0,0,1,0,0,0,0,1,1,0,1,1,1,1,0,0,0,0,0,1,1,0,0,1,1,0,0,0,1,1,1,1,0,0,0,1,1,1,0,0,1,0,1,0,0,0,1,1,1,1,1,0,0,0,0,0,0,1,1,0,0,1,1,1,1,1,1,0,0,1,1,0,0,0,1,1,0,1,0,1,0,1,0,0,1,0,1,1,1,1,0,1,1,0,0,0,1,1,0,0,1,0,0,1,1,1,0,1,0,1,1,1,0,0,0,0,1,1,0,1,0,1,0,1,0,1,0,0,0,0,0,0,1,1,1,0,0,1,0,1,1,1,1,0,1,1,0,0,1,1,0,1,1,1,1,1,1,0,1,1,0,1,0,0,1,1,0,0,0,0,0,1,0,0,1,1,0,0,0,0,1,1,1,1,0,1,0,1,0,1,1,0,0,1,1,0,1,1,0,0,1,1,0,0,1,0,1,1,0,0,0,1,1,0,0,1,1,1,0,1,1,0,1,0,0,0,1,1,0,1,0,1,1,0,1,0,0,1,1,0,0,1,0,0,1,1,0,0,1,1,0,1,0,1,1,0,1,0,1,1,0,0,0,1,1,1,0,0,0,1,0,0,0,1,0,1,1,1,1,0,0,1,0,1,0,0,1,1,0,1,1,1,1,0,0,1,0,0,1,0,0,1,0,1,1,0,0,0,1,1,1,0,0,1,0,1,1,0,1,0,0,0,0,1,1,0,0,0,1,1,1,0,0,1,0,0,1,1,1,0,1,0,1,1,0,0,0,0,1,0,1,1,1,0,1,1,0,0,0,1,0,0,1,0,0,1,1,0,1,0,1,1,0,0,0,1,0,1,0,0,1,1,0,0,0,1,1,1,0,0,0,0,1,0,0,1,0,1,0,0,1,0,1,0,0,1,1,1,1,1,0,1,0,0,0,0,1,1,1,0,0,0,0,1,0,1,0,0,1,1,0,0,0,0,0,1,0,1,1,1,0,1,1,1,1,1,1,0,0,0,0,0,0,1,1,0,1,0,0,1,0,1,0,0,1,0,0,1,0,0,1,0,0,0,1,0,0,1,1,1,1,0,1,0,0,0,1,1,0,1,1,0,0,1,0,0,0,0,0,1,0,1,1,1,1,0,1,1,0,1,1,1,1,1,1,1,0,0,0,1,0,1,0,0,1,1,0,1,1,1,1,1,1,0,0,0,1,0,1,1,1,0,1,1,0,1,1,1,1,0,1,1,0,0,1,1,0,1,0,0,0,0,0,0,1,1,1,0,0,1,0,1,1,0,0,0,1,1,0,1,1,0,1,0,0,1,1,0,1,1,0,0,0,1,0,0,1,1,0,1,0,0,1,1,0,1,1,0,0,0,1,0,1,1,0,1,1,0,0,1,0,0,0,1,0,0,0,0,1,0,1,0,1,0,1,1,0,0,0,1,1,0,0,0,0,1,0,0,0,0,0,0,1,1,0,0,0,0,1,1,1,0,0,1,1,0,0,1,1,0,0,1,1,0,0,1,0,1,1,0,0,0,0,1,1,1,1,1,0,0,1,0,0,0,1,1,0,0,0,0,1,0,0,0,0,0,1,1,0,0,0,1,0,0,1,1,1,1,0,1,0,0,1,0,1,0,1,1,1,0,0,0,1,1,1,0,1,0,0,1,0,1,1,1,1,1,1,1,0,1,0,1,0,0,0,0,1,0,0,1,0,1,0,1,0,0,1,0,0,1,1,0,0,0,0,0,1,1,0,0,1,0,0,0,1,0,1,0,1,1,1,1,1,1,0,0,1,0,1,1,0,1,1,0,1,0,1,0,1,0,0,1,1,0,0,1,1,1,1,0,1,1,1,0,1,1,1,1,1,0,0,1,1,1,1,1,1,1,1,0,1,0,0,0,0,0,0,1,1,0,1,1,1,1,0,1,1,1,1,1,0,0,1,1,0,1,0,0,1,0,1,0,0,1,1,0,0,1,0,1,0,1,1,0,0,1,1,1,1,0,1,0,0,0,0,0,1,0,0,0,0,1,1,0,0,0,1,0,1,1,0,1,0,1,1,1,1,1,0,1,1,0,1,0,1,0,1,1,0,0,0,1,1,0,0,1,0,0,0,1,0,0,1,1,0,0,0,1,0,0,1,0,1,1,0,1,1,1,1,0,1,0,1,1,1,1,0,1,1,0,0,1,1,1,0,1,0,0,1,0,0,0,1,0,1,1,0,1,1,0,0,1,1,0,0,0,1,0,0,1,1,1,1,1,1,0,1,1,1,0,1,1,0,1,0,0,1,0,0,1,1,0,0,0,1,0,1,0,0,0,1,0,1,1,1,1,0,1,0,1,0,0,1,0,0,1,0,1,1,0,0,1,0,0,1,0,1,1,0,1,0,0,1,0,0,0,0,0,1,0,1,1,1,1,0,0,0,0,1,1,1,0,1,0,1,0,1,1,1,0,1,0,0,1,0,0,0,0,0,1,0,0,0,1,0,1,1,1,1,1,0,0,0,1,0,0,1,0,1,1,1,1,0,0,0,0,0,1,1,0,1,1,1,1,0,1,0,1,0,1,0,1,0,0,0,0,1,1,1,0,1,0,1,1,1,0,0,0,0,1,1,1,0,1,1,1,0,1,1,1,0,0,1,1,0,0,0,0,1,1,0,0,0,0,0,1,0,0,0,1,1,0,1,0,0,0,1,0,1,1,1,1,1,1,0,0,1,1,0,0,1,1,0,0,1,0,0,0,0,1,0,1,0,1,1,1,0,1,1,1,0,0,1,0,1,0,1,0,0,0,0,0,0,1,1,0,1,0,1,0,0,0,0,0,1,0,1,0,1,1,1,0,1,1,1,1,0,0,1,0,0,0,0,0,0,0,1,0,1,0,0,1,1,1,0,0,0,0,1,0,1,0,0,1,0,1,0,1,0,0,1,0,1,1,0,1,1,1,0,0,0,1,0,1,0,0,1,0,0,0,1,0,1,0,0,1,0,0,0,1,1,0,0,0,0,0,1,1,1,0,0,0,1,1,1,1,0,1,0,1,1,1,1,0,0,0,0,1,1,0,1,1,0,0,1,0,1,0,1,1,1,0,1,1,1,0,0,0,1,0,0,0,1,1,0,0,0,0,0,1,0,1,0,0,1,1,1,0,1,1,0,0,0,1,1,1,1,1,0,1,0,0,1,0,0,1,1,0,1,0,1,1,1,1,1,0,0,1,1,0,0,0,0,0,0,1,1,0,0,1,0,1,0,1,0,0,0,0,1,0,0,0,0,1,1,1,1,1,1,1,1,1,1,1,1,1,1,1,1,0,1,1,0,0,0,0,1,0,1,1,1,1,0,0,0,1,1,0,1,0,1,0,1,1,0,1,0,0,1,0,0,0,1,1,0,1,0,0,0,1,1,1,0,0,0,0,0,1,1,1,1,0,0,0,0,1,1,1,0,1,1,0,1,1,0,1,0,0,0,0,1,1,1,0,0,1,1,0,1,0,1,0,1,0,0,0,1,1,1,1,1,0,1,1,0,1,1,1,1,0,0,1,0,1,1,0,1,1,1,1,1,0,0,0,0,1,0,1,1,0,0,0,0,1,1,0,1,1,0,1,1,1,0,0,1,0,0,0,1,1,1,1,0,1,0,1,1,0,0,1,1,0,0,1,0,1,0,1,1,0,0,0,1,1,0,0,1,0,1,0,1,1,0,1,1,0,1,0,1,0,1,1,1,1,1,1,0,0,1,0,1,0,1,0,0,0,1,0,0,1,0,1,1,0,0,0,0,0,0,0,1,1,0,1,1,0,1,1,1,1,0,1,0,0,0,0,1,1,0,0,0,1,1,0,1,1,0,1,1,1,0,1,0,0,1,0,1,1,0,0,0,1,0,1,1,0,0,1,1,0,0,0,0,1,1,1,0,0,1,1,0,0,1,0,1,1,1,0,1,1,1,1,0,1,0,1,1,0,1,1,1,0,1,1,1,0,0,1,1,0,1,1,1,0,0,1,1,1,0,1,1,1,0,1,0,0,1,0,0,0,1,0,1,0,1,0,1,0,0,0,0,1,1,0,1,0,1,0,1,0,1,1,0,0,0,1,0,0,1,1,0,1,1,0,1,0,0,1,0,1,0,0,0,1,1,0,0,0,1,1,1,1,1,0,0,0,1,0,0,0,1,0,1,0,0,0,1,0,1,0,0,0,0,0,1,0,0,0,0,1,1,0,0,0,1,0,0,0,1,1,1,0,0,0,1,0,1,0,1,0,0,0,1,0,0,0,0,0,1,0,1,1,1,1,0,0,1,1,0,1,1,1,0,0,1,1,0,0,0,0,1,1,0,1,0,1,0,1,1,0,1,1,1,0,1,1,0,0,1,0,0,0,1,0,0,1,1,0,1,0,1,0,0,0,1,0,0,0,1,1,1,0,0,1,1,1,0,0,0,1,1,0,1,1,0,1,1,1,1,0,0,0,0,0,1,0,0,0,1,1,0,1,1,0,1,0,1,1,1,0,1,1,1,1,1,1,1,0,0,0,0,0,0,0,1,0,1,0,0,1,0,0,1,1,1,1,0,1,0,0,1,0,0,0,0,1,1,1,1,1,1,1,1,0,1,0,0,1,0,0,0,1,0,1,0,0,0,1,1,1,0,1,1,0,1,1,1,1,0,1,0,1,0,1,1,1,0,1,0,0,0,1,1,0,1,1,0,0,0,0,0,1,1,1,0,0,0,1,1,1,1,1,0,0,1,1,1,1,0,1,1,0,0,0,0,1,1,0,0,0,0,0,1,1,1,1,1,1,1,0,0,0,0,1,1,0,0,0,0,0,0,1,0,1,0,0,0,1,1,1,1,0,1,0,1,0,0,1,1,1,1,1,1,0,0,0,0,1,0,1,1,0,0,1,1,1,1,1,1,1,0,0,0,1,0,1,0,0,1,0,1,0,1,1,1,1,1,1,1,1,0,0,1,1,1,0,0,0,1,0,0,0,0,1,0,1,1,0,1,1,1,0,0,1,1,0,0,1,0,0,0,1,1,1,0,1,0,1,1,0,0,0,1,0,1,0,0,0,1,1,0,0,1,1,0,1,1,1,0,0,0,0,0,1,1,0,1,1,1,0,1,1,1,1,0,1,1,0,0,0,0,0,1,1,1,1,0,1,0,0,0,1,1,1,1,0,0,0,1,1,0,1,0,0,0,1,1,0,0,0,1,1,1,0,1,0,1,0,0,1,1,0,1,1,1,1,1,1,1,0,0,0,0,0,0,0,0,1,1,0,1,1,1,1,0,0,0,1,1,1,1,1,1,0,0,1,0,1,0,1,0,0,0,0,1,1,1,0,0,1,1,1,1,0,0,0,0,0,1,0,0,0,1,0,1,1,0,1,0,0,0,1,1,1,0,1,1,1,0,0,1,1,1,1,1,1,1,0,0,1,0,0,0,0,0,0,0,1,1,0,1,1,1,0,1,1,0,1,1,0,1,0,0,0,0,0,0,1,1,0,0,0,1,1,1,0,1,0,1,0,0,1,1,0,0,0,1,1,0,0,1,0,0,1,1,0,0,1,0,1,0,1,1,0,0,1,0,0,0,0,1,0,0,0,1,0,1,1,0,0,0,1,0,1,0,0,1,0,0,0,0,1,1,0,0,0,0,1,0,0,1,1,0,0,1,1,0,1,0,1,1,0,0,1,0,0,1,1,1,0,1,0,1,0,1,1,1,1,0,1,1,0,0,0,0,0,0,0,0,0,0,1,0,0,0,0,1,1,0,1,1,1,0,1,0,0,0,1,1,1,0,1,0,1,0,0,1,0,1,1,1,1,1,1,1,0,1,0,1,0,1,0,0,1,1,0,1,0,1,0,0,0,0,1,0,1,1,0,1,1,1,1,1,1,0,1,0,0,0,1,1,1,1,1,0,0,0,0,0,1,0,0,0,0,1,0,1,0,1,0,1,1,0,1,1,0,0,1,0,1,0,1,0,1,0,1,0,1,0,0,1,1,1,1,1,0,1,0,0,1,0,1,1,1,0,0,0,0,1,0,0,0,1,1,0,0,0,1,1,0,0,1,0,0,0,0,1,1,0,1,0,0,1,0,1,1,0,1,1,0,0,0,1,1,1,1,1,0,0,1,1,1,1,1,1,0,0,1,0,1,1,1,1,1,0,1,0,1,0,1,1,0,1,0,1,0,0,1,0,0,0,0,0,0,1,0,0,1,0,0,0,0,0,1,0,1,1,1,0,1,0,0,1,0,0,1,1,0,1,1,0,1,0,0,1,1,1,0,0,0,0,1,1,0,1,0,0,1,0,0,0,0,1,1,0,0,0,0,0,0,1,1,1,1,1,1,1,1,1,0,0,0,0,1,0,1,0,1,0,1,0,0,1,1,1,0,0,0,0,1,1,0,1,1,0,0,1,1,0,1,0,0,0,1,0,0,0,0,0,1,0,0,0,0,1,0,1,0,0,1,0,0,1,0,1,0,0,1,0,1,1,1,1,1,1,1,0,0,0,1,1,0,0,1,1,0,1,0,1,1,1,1,0,1,1,1,0,0,0,0,1,1,0,0,0,0,0,0,1,0,1,1,1,0,1,0,0,1,0,1,1,1,0,1,1,1,1,1,0,0,0,0,1,0,0,1,1,0,0,0,0,1,1,0,0,1,1,1,1,1,0,1,0,1,1,1,0,0,1,1,0,1,1,0,1,1,1,1,1,1,1,1,1,1,1,0,1,1,0,1,0,1,0,0,1,0,1,1,1,0,1,1,1,0,1,1,1,1,0,1,0,1,1,0,1,1,0,0,1,0,0,1,1,0,1,1,1,1,1,1,1,0,0,0,0,0,1,1,1,1,1,1,0,1,0,1,0,0,1,0,0,0,1,1,0,0,1,1,0,1,0,0,1,1,0,1,1,0,0,1,0,1,1,0,0,1,0,1,1,0,0,1,0,1,1,1,1,1,1,0,0,1,0,0,1,0,0,1,0,1,0,0,1,1,1,0,1,0,1,0,1,0,1,0,0,1,1,1,0,0,1,0,0,0,0,1,0,0,1,0,1,1,1,0,0,1,1,1,0,1,0,1,0,1,1,1,1,0,0,1,1,1,0,0,0,1,0,0,1,0,1,0,0,0,1,0,1,1,0,1,0,0,0,0,0,0,1,1,1,0,1,0,0,0,0,0,1,0,1,1,1,0,0,0,0,0,0,0,0,0,0,1,0,0,1,1,1,0,1,1,1,1,0,0,0,1,1,0,1,1,1,1,1,1,1,0,0,1,1,0,1,0,1,0,1,0,0,0,0,0,1,1,0,0,0,0,0,0,1,0,1,1,1,0,0,0,0,1,1,0,0,0,0,1,0,0,1,1,1,1,0,1,1,1,0,0,1,1,0,1,1,1,1,0,0,0,0,1,0,1,1,1,0,1,0,0,1,1,0,1,1,0,0,0,0,1,1,1,0,0,1,1,1,1,1,1,0,1,0,0,1,0,0,0,1,0,1,0,0,0,0,1,1,1,0,0,1,1,0,0,1,0,1,0,0,0,0,0,0,1,0,0,1,0,1,0,1,0,0,0,1,0,0,1,0,0,0,1,1,1,0,0,1,0,1,0,0,1,1,0,1,1,1,1,0,1,1,0,0,0,0,0,1,0,1,0,0,0,1,1,0,0,1,0,0,1,0,1,1,0,1,1,0,1,0,0,0,0,1,0,0,0,0,1,0,0,1,1,1,1,0,1,1,1,0,0,0,1,0,1,1,1,1,0,0,1,1,0,1,1,1,1,0,0,0,1,0,0,1,0,0,1,0,1,0,0,1,1,1,0,1,1,0,0,1,1,1,0,1,1,0,1,1,0,1,0,0,1,0,0,0,0,0,0,0,0,1,1,0,1,0,1,0,1,0,1,1,1,0,0,0,1,1,0,0,1,0,0,1,1,1,1,1,1,0,1,1,0,0,0,1,0,0,0,1,1,0,0,1,0,1,1,0,1,0,0,1,1,0,1,1,1,1,0,0,1,0,0,1,1,0,1,0,1,1,0,0,1,0,1,0,1,1,0,0,1,0,1,1,0,0,1,1,0,1,1,1,1,1,0,0,1,0,1,0,0,1,0,0,0,0,1,0,0,0,0,0,1,1,0,0,1,0,0,1,1,1,1,1,1,1,1,1,0,0,1,0,0,0,1,1,1,1,1,1,0,0,0,1,1,0,0,0,1,1,1,0,0,0,1,0,1,0,0,1,0,0,1,1,0,1,1,1,1,0,1,0,1,0,0,0,0,0,1,1,0,0,1,0,0,0,1,1,0,0,0,1,0,0,1,0,0,1,1,1,0,0,1,0,1,0,1,1,1,0,1,0,0,0,0,1,0,1,1,1,0,0,1,0,0,1,0,1,1,0,0,1,1,0,1,0,1,1,1,1,1,1,0,1,0,0,0,1,1,1,1,0,1,1,1,0,1,0,1,1,1,1,0,0,0,0,1,0,1,1,0,0,0,0,1,1,1,1,1,0,0,1,0,0,0,1,0,1,1,0,1,0,0,0,0,0,1,0,0,1,1,1,0,1,1,0,0,1,0,0,1,1,0,0,1,0,0,0,0,0,0,0,0,0,0,1,1,0,1,1,0,1,0,1,1,1,1,1,0,0,1,0,0,0,0,1,0,0,0,0,1,1,0,1,1,1,0,0,1,1,0,1,0,1,1,0,1,1,1,0,0,0,0,0,1,1,1,1,0,1,1,1,1,0,1,1,0,0,0,0,0,1,1,1,1,1,0,1,1,1,0,1,1,0,0,0,1,0,1,1,0,1,1,1,1,1,0,0,0,1,0,0,1,0,1,1,0,1,0,1,0,0,1,0,1,1,1,0,1,0,0,0,0,0,0,0,0,0,1,1,0,0,0,1,0,1,0,1,1,0,0,0,1,1,0,1,1,0,1,1,1,1,1,1,1,1,1,0,0,0,0,0,1,0,1,0,0,0,1,1,0,1,0,1,1,0,1,1,0,1,0,0,1,0,0,0,0,1,1,1,1,1,1,1,1,0,0,0,0,0,1,1,1,0,0,0,1,0,0,1,0,0,1,1,0,1,1,0,0,1,1,0,1,1,0,1,0,1,1,1,0,0,1,0,0,0,0,0,0,0,0,0,1,0,0,1,1,1,1,1,1,1,1,0,1,0,1,1,0,1,1,0,0,0,0,0,0,0,1,0,1,1,1,1,0,1,0,1,1,1,0,1,1,1,1,1,0,1,1,0,0,0,0,1,1,0,1,1,0,0,1,0,1,1,1,1,1,1,1,0,1,1,0,1,1,1,1,1,0,1,0,0,0,1,0,0,0,0,1,1,1,0,0,1,0,1,0,1,1,1,1,0,1,1,1,0,1,0,0,1,0,1,1,0,1,1,1,0,0,0,1,0,0,0,1,1,1,0,1,1,0,1,0,1,0,0,1,1,0,0,1,0,0,0,1,0,0,1,0,1,0,0,1,0,1,0,1,1,1,0,0,0,0,1,0,1,1,0,0,0,0,1,0,1,1,0,0,0,0,0,0,0,0,0,1,1,1,0,0,0,1,1,0,0,0,0,1,0,0,1,1,0,1,1,0,0,1,0,0,1,0,1,0,1,1,1,1,0,0,0,1,0,0,0,0,0,1,1,1,1,0,0,0,0,0,0,1,1,0,1,0,1,1,0,0,0,1,0,1,0,1,1,0,1,1,0,0,0,1,0,1,1,1,0,1,0,0,0,0,1,1,0,0,0,0,0,1,0,0,0,0,0,1,1,0,0,0,1,0,0,1,0,0,1,0,1,1,1,1,1,1,0,1,0,0,0,1,0,0,0,0,0,0,1,1,1,1,0,0,1,0,0,0,0,0,0,1,1,0,0,1,1,0,1,1,0,1,1,1,0,0,0,1,0,0,1,0,1,0,1,1,1,0,1,1,0,1,1,1,1,1,1,0,0,1,0,0,0,0,0,0,1,0,0,0,0,1,1,0,0,1,0,0,0,1,1,0,0,1,0,1,0,1,1,1,1,1,1,0,1,1,1,0,1,1,1,0,1,1,1,0,1,1,0,0,0,0,1,0,1,1,1,0,1,1,1,1,1,0,0,0,0,1,0,0,0,0,0,1,0,0,1,1,1,0,0,1,1,1,1,0,1,1,1,1,1,0,0,1,1,1,0,0,0,0,0,0,0,0,0,1,1,1,0,1,0,1,1,1,1,1,1,1,0,1,1,0,1,1,1,0,0,1,0,1,1,1,0,1,0,0,1,1,0,1,0,0,1,0,1,1,0,0,0,1,0,0,0,1,0,0,1,1,0,1,0,0,1,0,1,1,1,1,0,1,1,0,0,0,1,1,1,1,0,1,1,0,1,0,0,0,0,0,0,1,1,0,1,0,1,1,1,1,1,0,0,0,1,0,1,1,0,1,0,0,0,0,1,0,1,1,1,0,1,0,0,0,1,0,1,0,1,0,0,0,0,0,1,1,0,0,1,1,1,0,0,1,0,1,1,0,0,0,0,1,0,1,0,1,1,0,1,0,1,1,0,1,0,1,0,0,1,1,0,1,0,1,1,1,1,1,0,0,1,1,1,1,0,1,1,0,1,0,1,0,0,1,0,1,0,0,0,1,0,0,1,0,0,1,1,1,0,1,1,1,1,0,1,1,1,0,0,0,0,1,1,0,0,0,0,0,0,0,1,0,0,1,1,0,0,0,1,0,0,0,0,1,0,1,0,0,1,0,0,0,1,1,1,0,1,1,1,0,1,1,0,1,1,0,0,0,1,0,0,1,0,1,0,0,1,1,1,0,0,0,0,1,0,1,1,0,1,1,1,0,0,1,1,0,0,0,0,1,1,0,1,1,1,1,0,0,0,1,0,1,1,0,0,0,0,1,0,0,0,0,0,0,1,0,0,1,1,0,1,1,0,0,1,0,0,1,0,0,1,1,0,1,1,1,0,1,0,1,1,0,0,0,1,0,0,0,1,0,1,0,0,1,0,1,0,0,0,0,1,1,0,1,1,1,0,0,1,0,1,1,1,1,0,0,1,1,1,1,1,1,1,0,1,1,1,1,0,1,0,0,1,1,0,0,1,0,0,1,0,1,1,0,0,0,1,1,0,1,0,0,0,1,1,1,1,0,0,1,1,1,1,1,0,1,1,1,0,1,1,0,0,1,0,1,0,0,1,0,0,1,1,1,1,1,1,1,0,1,1,0,1,0,0,0,0,1,1,0,0,0,1,1,0,1,1,1,1,1,1,0,1,0,1,0,0,1,1,0,1,1,1,1,1,1,0,1,1,0,1,0,0,0,0,1,0,1,0,0,1,1,1,0,0,1,1,1,0,0,0,1,1,0,0,0,0,1,1,1,0,0,1,1,0,1,1,1,1,0,1,0,1,1,1,0,0,0,0,1,1,0,1,0,1,0,1,0,0,1,0,1,0,0,1,1,0,0,1,1,0,1,1,1,0,0,0,1,0,0,1,1,1,1,0,1,0,1,1,0,1,0,0,1,0,1,1,0,1,0,1,1,0,1,1,0,1,1,1,0,0,1,1,0,0,1,0,1,0,0,0,1,0,0,0,1,1,1,1,0,0,1,0,0,0,0,0,1,1,1,1,0,0,0,0,1,0,1,1,0,1,0,0,1,1,1,1,1,1,0,0,1,1,0,1,1,1,1,1,1,0,1,0,1,0,0,0,0,0,1,0,1,1,0,0,0,0,0,1,0,1,0,1,1,1,0,1,1,1,0,0,1,1,1,1,0,1,0,0,1,1,1,0,1,0,0,1,1,0,1,0,1,0,1,0,0,1,1,0,1,0,0,1,1,1,1,0,1,0,0,1,1,0,0,1,1,1,1,1,0,0,1,1,1,0,0,1,0,1,0,0,1,1,0,0,1,1,0,0,1,1,1,0,0,1,1,1,1,0,0,1,1,0,1,0,0,0,0,1,0,1,0,0,1,0,0,1,0,1,0,0,0,0,1,0,1,1,1,0,1,1,1,0,1,1,0,1,0,0,0,1,0,1,1,0,0,1,0,0,1,1,1,1,1,1,0,0,0,1,0,1,0,1,1,1,1,1,1,1,0,1,0,0,0,0,0,0,0,0,0,1,0,0,0,1,0,0,1,1,1,1,1,1,0,1,1,0,1,0,0,1,1,1,0,1,1,0,0,1,1,0,1,0,1,0,1,1,1,0,0,0,0,0,1,1,0,1,0,1,1,0,0,1,0,1,0,1,1,1,1,1,0,1,1,1,1,0,1,1,0,0,1,0,1,0,1,1,1,0,1,1,1,1,1,0,0,1,1,1,1,1,0,0,0,0,1,1,0,1,0,0,1,1,0,1,0,1,0,1,1,0,1,0,0,1,1,0,1,0,1,1,1,1,0,0,0,0,0,0,1,0,0,1,1,1,0,1,0,1,1,0,1,0,1,0,0,0,1,0,0,0,1,0,0,1,1,0,1,1,1,0,1,0,1,1,0,1,0,1,1,1,0,1,0,0,1,0,0,0,1,0,0,1,0,0,1,1,0,0,1,0,1,0,0,0,0,0,0,1,0,0,1,0,1,1,0,0,1,0,1,1,1,0,0,1,1,1,0,0,1,0,1,1,1,1,0,1,1,0,0,0,1,0,1,0,1,0,1,0,1,0,0,0,1,0,1,0,1,0,1,1,0,1,0,1,1,1,1,0,0,0,0,0,0,0,0,1,1,0,0,0,0,0,0,1,1,1,1,1,1,1,1,0,0,1,0,0,0,0,1,1,0,1,0,0,1,1,0,0,1,0,1,0,1,1,1,0,0,1,1,0,1,1,0,0,1,1,1,0,1,0,0,0,0,1,0,1,0,1,0,1,0,1,1,1,1,0,0,1,1,1,1,0,1,1,1,0,0,0,0,0,1,0,1,1,1,0,0,0,1,0,0,0,1,1,1,1,1,0,0,0,1,1,1,0,0,1,0,0,0,1,0,0,1,1,1,0,1,0,1,0,1,1,0,1,0,1,0,0,0,0,0,0,1,1,1,1,0,1,1,1,1,1,1,1,1,1,1,0,0,0,1,0,1,0,1,0,1,0,1,0,0,1,1,1,1,1,0,0,1,0,1,0,1,1,1,0,1,0,0,0,1,0,0,1,0,0,1,0,1,0,0,0,1,0,0,1,1,1,0,1,0,0,1,1,0,1,1,0,1,1,0,0,1,0,0,1,0,0,0,1,1,1,1,0,1,1,0,0,0,0,1,0,1,1,1,0,1,0,0,1,1,0,1,1,1,1,0,1,0,0,1,0,1,1,1,0,1,0,0,1,1,1,1,0,1,0,1,0,1,0,0,0,1,1,1,0,1,1,0,1,0,1,1,0,1,0,0,1,0,0,1,1,1,1,0,1,0,1,1,1,1,1,1,1,0,0,1,0,1,0,0,0,1,0,0,0,0,0,0,1,1,0,1,1,1,0,0,0,1,1,1,0,1,1,1,0,1,1,1,1,1,0,1,0,0,1,1,0,0,1,1,1,1,0,0,1,1,0,0,0,0,1,0,1,0,0,1,1,1,1,0,0,1,0,1,0,1,0,1,1,1,0,1,0,1,1,0,0,1,0,0,0,1,0,1,1,0,1,1,1,1,1,0,1,1,0,1,1,1,1,1,0,0,1,0,1,1,1,0,0,0,1,1,1,0,1,0,0,0,1,1,0,1,0,0,1,0,0,0,0,0,1,1,0,1,0,1,0,0,1,1,0,1,0,1,1,0,1,1,1,1,0,1,0,0,1,1,1,0,1,0,1,0,1,1,0,0,0,0,1,0,1,0,1,0,1,0,0,1,0,0,0,0,1,1,1,0,0,1,0,1,0,1,1,1,0,0,0,1,1,1,1,1,1,1,1,0,0,0,1,1,0,0,0,0,1,1,0,0,0,1,1,1,1,0,0,1,1,0,0,1,0,1,0,1,1,0,1,0,1,1,1,1,1,1,0,1,0,0,0,1,1,0,1,1,0,1,1,0,1,0,0,1,0,0,1,1,1,0,1,0,1,0,0,1,1,0,0,1,0,1,1,1,1,1,1,0,0,0,1,0,1,0,0,1,1,1,0,1,1,1,1,1,1,1,1,1,0,0,1,1,0,1,0,1,1,0,0,1,1,1,1,1,0,1,0,1,0,0,1,0,1,1,0,1,0,1,0,1,0,1,1,1,0,1,0,0,1,1,1,1,0,0,1,0,0,1,1,1,1,1,1,0,0,1,0,1,0,0,1,0,0,0,0,1,1,0,0,1,0,0,1,1,1,1,1,0,0,1,0,0,0,1,1,1,1,0,0,0,1,0,0,0,1,0,1,1,1,0,1,0,1,0,0,1,1,1,0,0,1,0,0,1,0,1,0,1,1,1,0,1,0,0,0,0,1,0,1,1,0,0,1,1,0,0,0,1,0,1,0,1,0,1,0,1,1,0,</text:span></text:p>
      <text:p text:style-name="P1"><text:span text:style-name="T1"><text:tab/><text:tab/>&lt;/sequence&gt;</text:span></text:p>
      <text:p text:style-name="P1"><text:span text:style-name="T1"><text:tab/><text:tab/>&lt;sequence taxon='B1' totalcount='5'&gt;</text:span></text:p>
      <text:p text:style-name="P1"><text:span text:style-name="T1">4,4,4,0,0,4,4,0,4,4,0,0,4,0,0,4,0,0,4,0,4,4,4,4,4,3,4,0,4,0,1,0,4,0,0,0,0,4,0,4,4,0,4,4,2,0,4,0,0,4,4,0,4,4,4,4,4,0,4,4,4,0,4,4,0,4,4,0,0,4,0,0,4,0,4,0,0,0,4,3,4,4,0,0,0,0,4,4,0,0,0,4,0,4,0,0,0,1,4,4,4,0,0,4,0,0,0,4,0,0,0,4,0,4,0,4,4,0,4,4,0,4,4,0,3,4,4,0,0,0,0,4,4,4,0,4,0,4,0,4,4,4,4,4,4,0,0,0,4,0,4,0,0,0,0,4,0,4,1,0,4,0,0,4,0,0,4,1,0,0,4,0,4,0,0,4,0,0,4,0,4,4,0,0,4,4,4,0,0,4,0,0,0,2,0,4,0,4,4,4,0,0,4,0,0,4,4,4,4,0,0,0,4,0,0,4,4,4,4,4,0,4,4,0,0,4,4,0,0,4,4,4,4,4,0,4,0,4,0,0,4,4,4,4,0,0,0,0,4,4,4,4,0,4,4,4,0,4,0,0,0,3,4,0,4,0,2,0,4,0,4,4,4,0,0,4,4,0,4,0,0,0,4,0,0,0,0,3,0,4,4,4,0,0,0,4,4,0,0,0,0,0,4,4,0,0,4,0,0,1,0,0,0,4,0,0,4,0,4,4,0,4,0,4,0,4,0,0,0,0,0,0,0,0,0,4,3,4,0,4,0,0,4,4,4,4,0,4,0,3,0,0,4,4,4,0,4,4,0,0,0,0,0,0,0,4,4,4,0,4,4,4,0,0,4,4,0,4,0,0,4,4,4,0,4,4,4,4,4,0,4,0,0,4,0,0,4,4,4,4,4,4,0,0,4,0,4,0,4,4,0,0,4,0,0,4,4,4,4,0,4,4,0,4,4,0,0,4,0,4,4,4,4,4,0,0,4,4,1,0,4,4,4,4,4,4,0,0,4,4,0,0,4,4,4,0,0,4,4,0,0,4,0,0,4,4,4,4,1,0,4,4,4,0,4,4,0,4,4,4,4,0,2,0,0,0,4,0,4,0,4,4,4,0,0,4,0,4,0,4,0,0,4,4,4,0,4,0,4,4,0,4,4,4,0,0,4,0,4,4,0,4,4,0,4,0,0,0,4,4,0,0,4,4,0,4,4,0,0,4,4,4,4,0,0,4,0,0,4,4,0,0,4,0,0,0,0,0,0,0,0,0,0,4,4,4,4,4,0,0,4,4,4,4,0,4,0,4,0,4,0,0,0,0,4,0,4,0,0,0,0,0,4,4,4,0,4,0,4,4,0,0,0,4,4,4,4,0,0,4,4,0,4,0,4,0,0,0,4,4,4,4,0,2,4,4,4,0,4,0,4,4,4,4,0,0,0,4,4,4,4,0,0,0,0,4,4,0,0,4,0,0,4,4,0,0,4,2,0,0,0,0,4,4,0,4,4,4,0,4,0,0,4,4,4,0,4,0,4,4,0,0,0,2,4,0,4,0,4,4,4,4,4,4,4,4,4,4,0,4,4,4,4,0,4,0,4,0,4,0,4,4,4,0,4,0,0,4,4,0,0,4,4,4,4,4,4,4,0,0,1,0,4,4,0,0,3,4,4,4,4,4,4,4,4,0,4,0,4,4,0,0,4,4,0,1,0,4,4,0,4,4,0,0,4,2,4,0,4,0,0,4,2,3,0,4,4,4,4,4,0,3,4,4,0,4,4,4,4,0,0,0,4,4,4,0,4,0,0,4,0,0,0,0,0,0,4,0,4,0,0,4,0,0,0,0,4,0,4,4,4,0,0,4,4,0,0,4,4,0,4,4,0,0,0,0,0,4,4,4,4,0,4,4,4,0,4,4,0,4,0,4,0,0,4,0,4,0,4,0,0,0,4,0,0,0,4,4,4,0,0,4,4,2,0,0,0,0,0,4,0,4,0,4,0,0,0,0,0,0,0,0,4,4,0,4,4,4,4,4,0,0,0,0,0,0,4,4,4,4,0,4,0,0,4,4,4,0,4,2,4,0,4,0,0,0,0,4,4,0,4,0,4,0,0,0,4,0,0,0,0,0,4,4,0,0,4,0,4,4,4,0,4,0,4,0,4,4,4,0,4,4,0,0,0,4,0,4,4,4,0,0,0,0,0,4,4,0,0,0,4,4,4,0,0,4,0,4,0,0,4,0,4,0,4,0,4,0,0,4,0,4,4,4,0,0,0,0,4,0,4,0,0,0,4,4,4,0,4,4,0,4,4,4,4,4,4,0,4,0,0,0,4,4,4,4,0,0,4,4,4,0,0,0,0,0,0,4,0,0,0,2,4,0,4,4,3,0,0,4,0,4,4,0,4,0,4,0,0,0,0,4,0,0,4,4,0,4,0,3,0,4,4,0,0,0,0,4,4,4,0,0,4,0,4,4,0,0,4,0,0,4,0,0,4,0,0,4,4,0,4,4,4,0,0,0,0,4,4,0,4,0,0,0,4,0,0,0,4,0,0,0,0,0,0,4,4,4,4,4,0,0,0,0,4,4,0,4,0,0,4,4,0,4,4,0,4,4,0,0,0,0,4,0,0,0,0,0,4,0,0,4,4,0,0,4,0,0,0,0,4,4,0,4,4,4,0,0,4,4,0,4,4,4,4,0,1,0,4,0,0,0,4,0,0,4,0,4,4,4,4,0,0,4,0,4,4,4,0,0,4,4,4,4,4,0,0,1,0,4,4,4,0,0,0,1,4,4,0,0,4,1,4,0,4,0,4,0,4,0,0,0,0,0,0,0,4,4,4,0,4,4,0,4,4,0,4,0,4,0,0,4,0,0,4,4,4,0,0,4,4,0,4,0,4,0,4,3,0,4,0,4,0,4,0,4,0,4,4,0,0,0,0,0,0,4,4,0,0,4,4,4,0,4,4,4,4,4,0,0,0,4,4,0,0,4,4,4,4,0,0,0,0,4,0,4,4,0,4,4,0,4,0,4,4,0,4,4,0,0,4,4,4,0,4,4,0,0,0,0,0,4,0,4,0,0,0,0,4,4,0,4,4,4,4,0,0,4,4,0,4,4,0,4,0,0,4,0,0,4,4,4,4,0,4,4,0,0,4,0,4,0,4,0,0,4,4,4,0,4,0,4,4,4,0,4,0,0,0,4,0,0,0,0,0,0,4,4,4,0,0,0,0,0,0,4,4,1,4,4,0,0,0,0,0,0,4,4,0,0,0,4,0,0,4,0,0,0,0,4,0,4,4,0,4,0,0,0,4,4,4,0,4,4,4,0,4,4,0,4,4,4,0,4,4,4,4,4,4,0,0,0,4,4,4,4,4,4,4,4,0,0,4,0,4,4,0,0,0,4,0,4,4,4,0,4,4,0,4,0,0,4,4,4,0,4,4,2,4,0,0,0,0,0,4,4,4,0,0,0,0,0,4,0,0,0,4,4,4,0,4,1,0,4,0,0,4,0,0,4,0,0,0,0,4,0,0,4,4,4,4,4,0,0,4,4,4,4,0,0,4,4,0,4,0,0,4,0,0,4,0,4,4,4,0,0,0,0,4,4,0,3,4,0,0,4,0,4,0,0,4,0,4,0,0,4,4,0,4,4,0,4,4,0,4,0,4,4,0,0,4,0,0,2,0,0,1,0,4,0,4,4,4,4,4,4,4,4,0,0,4,4,0,4,4,4,0,0,0,0,4,0,4,0,4,0,2,4,4,0,4,0,4,4,0,0,4,4,4,4,0,4,0,0,0,0,0,0,4,4,0,4,4,0,0,0,0,4,4,0,4,0,0,4,4,0,0,0,4,0,4,4,0,0,0,4,0,4,4,0,0,4,1,4,4,4,4,0,0,0,0,0,4,0,4,0,4,4,0,0,0,0,0,3,4,0,0,0,0,0,4,4,0,4,0,0,4,4,4,4,0,0,0,4,4,4,0,0,4,0,0,4,0,0,0,0,4,0,4,4,4,0,4,4,0,4,4,0,0,0,0,4,4,4,0,4,4,0,0,0,0,4,4,4,0,4,4,4,4,3,0,0,4,0,0,4,0,4,0,4,4,0,0,0,0,0,4,0,4,4,4,4,4,4,2,0,4,4,0,4,4,0,4,3,0,2,0,0,0,1,0,4,0,0,4,4,4,0,0,0,0,0,2,4,4,4,0,0,0,0,4,0,0,0,4,0,4,4,0,4,0,4,4,0,4,0,0,0,4,4,4,0,4,4,0,0,0,4,0,0,4,0,4,0,0,0,4,4,0,0,0,4,0,4,4,4,4,0,4,0,4,4,0,0,4,0,4,2,4,4,4,0,0,4,0,4,4,0,0,4,4,4,4,0,0,4,2,0,0,0,4,0,4,0,4,4,4,0,4,4,0,0,4,0,4,4,0,4,4,4,4,0,0,0,0,4,4,4,0,4,4,4,0,0,0,4,0,0,0,4,0,4,4,4,4,0,4,0,4,0,0,0,0,4,0,4,4,0,0,0,4,4,0,4,0,0,4,3,0,4,4,4,0,0,0,4,0,4,0,4,0,3,0,0,4,0,0,4,0,0,4,4,0,0,4,4,0,4,4,0,4,4,4,0,4,4,0,0,4,4,4,0,4,4,4,4,4,0,4,0,4,4,4,4,0,0,4,0,0,0,0,4,0,0,0,0,0,0,0,0,0,4,4,0,4,4,0,0,0,4,4,0,0,4,4,4,4,4,0,0,4,0,4,0,0,4,0,4,0,0,4,0,4,0,4,0,4,4,4,4,0,4,0,4,0,0,0,4,4,4,4,0,0,4,4,4,4,4,0,0,0,0,4,4,0,4,4,0,0,0,4,0,0,4,0,0,0,4,0,4,4,4,0,0,0,4,0,0,4,4,0,4,4,0,4,0,0,0,4,0,0,4,4,4,0,0,0,4,0,4,4,0,4,4,4,0,4,0,4,0,0,4,0,0,4,0,0,4,0,4,4,0,4,4,4,4,0,0,0,0,0,0,0,0,0,4,0,0,0,0,4,4,0,0,0,4,4,0,4,0,4,4,4,4,0,0,4,4,0,4,0,0,4,0,0,4,4,0,0,0,0,4,0,0,0,4,0,0,0,0,0,0,3,0,4,4,4,0,0,0,4,4,4,4,4,0,0,0,4,0,1,0,4,4,4,4,4,4,0,4,0,4,4,0,0,0,0,4,0,0,4,4,4,0,0,0,0,4,0,4,0,4,4,0,0,0,4,4,4,4,4,4,0,4,4,0,4,4,4,0,4,4,4,0,4,4,0,4,0,0,4,4,0,0,0,4,4,4,4,4,0,4,4,4,4,0,4,0,4,4,4,0,4,4,0,4,4,4,4,4,0,4,0,4,0,0,4,4,4,0,0,4,4,4,0,4,0,4,4,0,4,4,3,4,4,0,0,0,0,0,4,0,0,4,4,4,0,0,4,4,4,0,0,4,4,4,4,4,0,4,4,4,0,4,0,0,4,4,4,4,4,0,1,4,0,4,4,4,1,0,0,0,0,0,0,4,0,4,4,0,4,4,4,4,4,4,4,0,4,0,4,4,4,4,4,0,4,4,3,0,4,4,0,0,4,4,4,0,4,4,0,4,0,0,0,0,0,4,0,0,4,0,4,4,4,0,4,4,0,4,4,4,0,4,0,4,0,4,4,0,0,4,4,0,0,0,0,0,0,0,0,0,0,4,4,0,0,0,4,0,0,0,4,4,0,4,4,4,4,4,4,4,4,0,4,4,4,0,4,0,4,0,4,0,0,0,0,0,4,4,4,4,0,0,4,4,0,4,4,4,0,4,4,0,0,4,0,4,4,0,0,4,4,4,4,0,4,0,4,4,4,0,4,4,0,0,0,0,0,4,0,4,4,0,0,4,4,4,0,4,4,4,0,0,0,0,0,4,4,4,0,4,0,4,4,4,0,0,0,0,4,0,0,4,0,4,0,0,4,4,4,4,4,0,4,0,0,4,0,0,4,0,4,4,4,4,4,4,4,4,4,0,0,0,4,0,4,0,0,0,0,0,0,4,0,0,0,0,4,4,4,4,4,4,0,4,4,0,0,4,0,0,4,4,0,4,0,2,4,0,0,4,4,3,4,0,4,4,4,0,0,4,4,4,4,4,4,4,0,4,0,0,4,0,0,0,4,0,4,0,4,4,4,0,4,4,4,4,4,0,4,0,0,0,0,4,0,0,0,4,0,0,0,0,2,2,4,4,4,0,0,0,0,4,4,4,0,0,0,4,0,0,0,0,0,4,4,4,4,4,0,4,0,4,0,4,0,4,4,0,4,0,4,0,4,4,1,4,0,0,4,4,4,4,4,4,0,0,4,4,0,4,4,4,0,0,0,0,0,0,0,4,4,4,4,4,4,0,0,0,4,4,0,4,4,0,4,4,4,0,0,4,4,0,4,0,0,0,4,4,4,4,0,4,4,0,4,4,4,0,4,0,4,0,0,4,0,0,4,0,0,4,0,4,4,0,4,4,4,0,0,4,0,4,0,0,0,0,4,0,4,4,4,0,0,3,4,0,4,0,0,4,0,0,0,4,4,0,0,0,4,4,1,4,0,0,0,0,0,3,0,0,0,4,4,0,4,4,4,0,2,0,0,4,4,0,4,4,4,4,4,0,4,0,0,0,0,0,0,0,4,4,4,4,4,4,0,4,0,0,4,0,4,4,4,0,4,0,4,4,4,0,0,4,0,0,0,0,4,0,0,0,0,4,0,0,0,0,4,4,0,0,4,0,0,4,4,4,4,4,0,4,0,0,4,0,0,0,4,0,4,4,4,4,4,0,0,4,4,0,4,4,0,0,0,0,4,4,0,0,2,0,4,0,0,4,0,4,4,4,0,4,4,0,0,0,0,0,4,0,0,0,0,0,4,0,4,4,4,4,4,0,4,2,4,0,4,0,0,0,0,4,4,4,0,4,0,4,4,4,0,0,1,0,0,2,4,4,0,4,0,0,4,4,0,0,4,0,4,4,0,0,4,0,4,0,3,0,0,4,4,0,0,4,4,0,4,4,4,0,4,4,0,0,0,3,0,0,4,4,4,4,4,0,4,4,0,4,0,4,4,0,4,4,0,0,0,4,0,0,4,4,4,4,4,4,0,4,4,4,4,4,0,0,0,4,4,0,4,4,0,4,0,4,4,4,4,3,4,0,0,0,0,4,0,0,4,0,4,4,4,4,0,4,4,0,0,0,4,0,4,0,4,4,4,0,0,0,4,4,4,4,4,4,0,4,0,4,4,0,0,0,0,0,0,0,4,0,4,4,0,4,4,0,1,0,4,0,0,4,4,4,4,0,4,0,0,0,0,4,4,0,0,0,0,0,4,0,4,4,4,0,4,2,4,4,0,0,4,0,0,4,4,0,4,4,0,0,0,4,4,4,0,4,0,4,0,0,0,4,0,0,4,0,4,4,0,4,0,0,0,2,4,4,4,4,1,0,0,4,0,0,4,0,0,0,0,4,0,4,4,4,4,4,3,0,4,4,0,4,4,0,0,0,0,4,0,4,4,0,0,4,0,0,0,4,4,0,0,4,4,4,0,4,4,4,0,4,4,4,0,4,0,0,0,0,4,0,4,0,4,0,0,4,4,4,4,4,4,0,0,4,4,0,4,0,0,4,0,4,4,4,4,4,4,4,4,4,0,0,4,4,4,4,0,4,0,0,4,4,0,0,0,0,4,0,0,4,0,4,0,4,4,0,4,4,0,4,4,4,4,0,4,0,4,0,4,4,0,4,0,4,3,4,0,0,0,0,0,0,4,0,0,4,4,0,4,0,0,3,4,4,4,0,0,0,0,4,0,0,0,4,4,0,0,4,4,4,0,4,0,0,0,4,4,4,0,4,2,0,4,0,0,0,4,4,0,4,0,4,4,4,4,4,2,2,4,0,0,4,0,0,0,0,0,4,0,0,0,4,0,0,0,4,0,0,0,4,0,4,0,0,0,4,4,0,4,4,4,3,4,0,0,4,0,0,0,4,0,4,0,0,4,0,4,4,0,4,4,0,4,4,4,0,0,0,4,0,0,0,0,0,0,0,4,4,0,0,0,0,4,0,4,0,4,4,4,4,4,4,0,4,4,0,4,4,4,4,4,4,0,0,0,4,4,0,4,4,4,0,4,4,4,4,0,4,0,0,4,0,4,4,0,4,0,0,0,0,0,0,0,4,4,4,4,0,4,4,4,4,0,4,4,0,4,0,0,0,0,0,0,0,1,2,4,4,0,0,4,2,4,0,4,0,0,0,4,4,0,0,4,0,0,4,4,3,4,0,0,4,4,0,0,4,4,4,0,4,0,0,4,4,4,4,4,0,4,4,4,0,4,0,0,0,4,0,0,0,0,0,4,4,0,0,4,4,0,0,4,4,0,0,0,0,4,0,0,4,0,4,4,4,0,4,4,0,4,0,0,4,4,0,0,4,0,4,4,0,0,4,0,0,0,1,3,0,4,4,0,4,4,4,0,0,4,0,4,4,4,4,0,4,0,4,4,4,4,4,0,4,4,4,0,4,4,4,4,0,0,4,0,4,0,4,4,4,4,4,0,0,0,0,0,4,4,0,0,4,4,0,4,0,0,0,0,0,0,0,0,4,0,0,0,4,4,4,0,4,4,0,4,4,0,4,0,4,0,4,0,0,0,0,0,0,0,0,4,4,4,4,0,4,4,4,4,4,0,0,4,4,2,0,0,4,4,4,4,4,0,0,4,0,0,4,4,4,0,0,4,4,1,4,0,4,4,4,4,0,0,4,4,4,0,0,4,4,4,4,4,0,4,4,0,4,0,0,3,0,0,4,4,0,4,4,4,3,4,0,4,0,0,4,0,4,4,4,4,4,4,4,4,0,0,4,0,0,0,4,0,4,4,0,0,0,0,4,0,4,4,0,4,4,4,0,4,4,4,0,0,4,4,0,0,4,4,4,0,4,0,4,0,0,4,0,0,0,4,4,4,4,4,0,4,4,0,4,0,0,0,4,0,4,0,4,4,4,0,4,4,0,0,4,4,4,0,4,4,4,0,0,4,4,0,4,0,0,4,0,0,4,0,0,0,4,4,0,0,4,4,4,0,0,4,0,4,4,4,4,4,0,4,4,4,4,0,4,0,0,2,0,0,0,0,4,4,0,0,0,0,0,4,0,4,0,4,4,4,0,0,4,0,0,4,4,0,4,0,0,0,0,4,0,0,4,0,0,0,0,4,4,0,0,4,0,0,4,4,0,0,0,4,0,4,0,4,0,0,4,0,0,0,4,0,4,4,0,0,0,4,4,4,0,0,0,0,4,4,4,4,0,4,0,4,0,0,2,0,0,4,0,4,0,4,4,0,0,4,4,4,4,4,4,4,0,4,0,4,0,0,0,4,0,2,4,0,0,0,0,4,4,3,4,4,0,4,4,4,0,0,0,4,4,4,0,4,4,0,4,4,4,4,0,0,4,0,0,0,4,0,0,4,0,0,0,0,0,0,0,0,4,0,0,4,0,0,0,0,4,4,0,0,4,4,0,4,4,0,4,1,0,0,0,0,4,0,4,0,0,0,4,0,0,0,4,4,4,0,0,4,0,4,0,4,4,1,4,0,4,0,0,0,4,3,4,4,0,0,0,0,4,4,4,0,0,0,4,0,0,4,0,0,4,0,0,4,0,0,0,0,4,4,4,4,4,0,4,0,0,4,4,0,4,0,4,0,0,4,4,0,0,4,0,0,0,4,0,0,4,4,0,4,0,0,0,0,0,4,4,0,0,4,0,0,4,4,4,4,0,4,0,4,4,2,4,4,0,4,4,0,0,4,4,4,4,4,0,4,4,0,0,4,4,4,4,0,4,4,4,4,0,2,4,4,0,0,4,0,4,4,4,4,4,0,0,0,3,4,0,0,0,4,4,0,0,4,4,4,4,4,0,4,4,0,0,0,4,4,4,0,0,4,0,4,4,4,0,0,0,0,0,0,4,0,0,0,4,4,0,4,4,4,0,4,0,4,4,4,0,4,0,4,0,4,0,0,0,2,0,0,0,0,4,4,4,0,4,4,0,4,4,4,0,4,0,4,4,1,4,0,3,0,0,0,0,0,0,0,4,0,4,0,4,4,0,4,0,4,4,4,0,0,0,0,4,0,0,4,0,4,2,4,0,0,0,0,0,4,0,0,0,0,4,0,0,4,4,4,4,4,4,0,4,4,4,0,0,0,0,4,4,0,4,0,0,0,0,4,0,0,0,2,0,0,4,0,0,4,4,4,0,0,0,4,0,0,4,0,0,0,4,4,0,0,0,0,4,4,2,4,0,0,4,0,4,4,0,0,0,0,4,0,0,0,4,4,4,0,0,4,0,0,0,0,0,0,0,0,4,0,4,0,4,0,4,0,4,4,4,0,4,0,0,0,0,4,0,0,0,3,4,4,0,4,4,4,0,4,4,4,0,4,4,0,0,0,4,0,4,4,0,4,0,0,4,1,4,4,0,0,0,0,4,0,4,0,0,4,0,4,4,4,0,4,0,4,4,0,0,4,0,4,0,0,4,0,4,0,0,0,0,0,0,0,4,0,0,0,4,2,4,4,4,0,0,0,0,4,0,0,4,4,4,4,4,4,4,0,0,4,4,0,0,4,0,0,4,4,4,0,0,4,4,0,4,0,0,0,4,4,4,0,0,4,4,4,0,4,0,0,4,4,0,0,4,4,4,4,0,4,0,0,0,4,4,0,4,4,4,4,0,4,0,4,4,4,4,0,0,4,4,0,4,4,1,0,4,4,0,4,0,4,0,4,0,4,0,4,4,0,0,4,4,4,0,0,0,4,4,4,4,0,2,0,0,4,4,0,0,4,0,4,4,4,0,0,0,4,0,0,4,0,0,4,0,4,4,0,4,4,4,4,4,0,0,4,4,4,0,0,4,4,4,0,0,4,4,4,4,4,4,4,4,4,4,4,0,4,0,4,0,0,4,3,4,4,4,0,0,4,0,1,4,4,0,4,0,4,0,0,4,0,0,0,4,4,4,0,4,0,4,0,0,0,4,4,0,4,1,0,0,0,0,1,4,0,4,0,4,0,0,4,0,0,4,4,4,0,0,4,0,4,0,4,4,0,4,0,0,0,0,4,0,0,4,4,0,4,0,0,0,0,0,0,4,0,0,4,4,0,4,0,4,4,0,4,4,0,4,4,4,0,4,4,0,0,2,0,4,4,0,4,0,0,0,0,0,0,0,0,0,4,0,2,0,4,0,0,4,0,4,4,4,0,2,0,4,3,4,4,0,4,0,4,0,0,4,4,4,0,0,4,0,4,4,0,4,0,4,4,0,4,0,0,0,0,4,0,0,4,4,4,4,4,4,4,4,0,0,4,4,0,4,4,0,0,0,0,4,0,0,0,4,4,0,0,0,0,4,0,0,4,4,4,4,4,0,4,0,4,0,0,0,0,0,0,0,0,1,0,0,4,0,4,4,1,0,4,4,4,0,4,4,0,4,4,0,0,0,4,0,0,0,0,4,4,4,0,4,1,4,0,0,0,4,0,4,4,0,0,1,4,4,4,4,0,2,4,4,0,4,4,0,4,1,0,4,0,0,4,4,4,4,4,0,4,0,4,4,0,4,0,0,4,0,4,4,4,4,0,0,0,4,0,4,4,4,0,4,4,0,4,4,4,4,4,0,4,4,4,0,4,4,0,4,4,0,0,4,4,4,0,4,0,0,4,4,0,4,4,0,0,0,0,0,4,0,4,4,4,4,4,0,0,0,4,0,0,4,0,0,4,4,4,4,0,4,4,0,0,0,4,4,4,4,0,4,0,0,2,0,0,0,0,0,4,4,0,4,4,4,0,0,0,0,0,0,0,0,4,0,0,0,4,4,4,4,2,4,0,0,0,0,4,4,4,0,4,4,0,0,4,4,0,4,4,0,0,0,4,0,4,4,0,4,4,0,4,4,4,4,0,0,0,4,4,4,4,4,4,0,4,0,0,0,4,0,0,0,0,4,0,0,0,0,4,1,0,0,0,0,0,4,0,4,0,4,4,0,0,0,4,2,0,0,4,0,0,4,0,0,0,0,0,0,4,0,4,0,0,0,0,4,0,4,4,4,0,0,4,0,0,4,0,4,4,4,0,4,0,4,4,4,4,4,0,0,0,4,4,4,4,0,4,0,0,4,4,4,0,4,4,0,4,0,2,0,1,0,4,2,0,4,4,4,0,0,0,0,0,0,0,4,0,0,4,4,0,4,4,4,0,4,4,0,0,0,4,0,0,0,4,0,0,0,4,0,4,1,4,4,0,0,4,4,0,4,4,4,0,0,0,4,0,4,4,4,4,4,4,4,4,4,4,4,0,4,4,0,4,4,0,0,4,4,0,4,0,0,0,0,4,0,0,4,4,4,4,3,0,0,0,4,0,0,4,4,0,4,4,0,0,4,4,0,0,4,0,4,4,0,0,4,0,0,4,0,4,4,4,0,4,4,0,0,1,4,0,0,3,4,0,0,0,0,0,4,4,4,0,0,0,0,0,4,0,4,0,0,0,0,4,0,0,4,0,4,0,0,0,0,0,4,4,0,4,1,0,4,4,0,4,0,4,0,0,0,0,4,0,4,4,4,4,0,4,0,0,4,4,4,0,0,4,4,0,0,4,0,0,0,4,4,4,0,4,4,0,0,0,4,4,0,4,4,4,0,0,0,4,4,4,0,0,4,4,4,0,0,0,0,4,4,0,0,4,0,4,4,4,4,4,4,4,4,0,4,0,4,0,3,0,4,0,4,0,4,0,4,4,4,4,4,0,4,4,0,2,0,0,0,0,4,0,4,0,4,4,0,4,0,0,4,4,4,0,0,4,4,4,4,4,4,4,4,0,4,0,0,4,0,4,0,4,4,4,4,4,0,0,0,0,0,4,0,0,4,4,4,0,4,0,4,4,0,4,0,0,4,0,4,0,4,4,0,0,4,4,0,0,4,4,0,0,4,4,4,4,0,4,0,0,4,0,4,0,0,4,0,4,0,0,4,0,0,4,0,0,0,0,4,0,4,0,4,4,4,0,4,4,0,0,1,4,0,4,4,4,0,4,0,0,0,4,4,0,0,0,4,4,0,0,4,4,0,4,4,4,4,4,0,4,0,4,0,0,0,4,0,0,0,4,4,4,0,0,0,4,0,4,1,4,0,0,1,4,4,0,4,4,0,0,4,4,4,0,4,4,4,0,4,0,4,4,4,0,4,0,0,0,0,4,4,0,4,4,0,0,4,4,0,4,4,4,4,4,4,0,4,0,4,4,4,4,0,0,0,0,0,4,4,0,0,4,4,0,0,0,0,4,0,0,0,0,4,0,0,4,4,4,0,4,0,0,2,0,4,4,0,4,4,0,0,4,0,4,4,4,0,4,0,4,4,1,0,4,4,4,0,4,4,4,0,2,4,4,4,4,4,0,4,0,4,4,2,4,4,0,0,4,0,4,0,4,4,4,4,0,0,0,0,4,0,4,0,0,4,2,4,4,0,4,4,0,4,4,0,0,4,4,0,4,4,0,4,0,4,0,4,4,4,0,0,4,0,4,0,4,0,0,0,4,0,0,4,0,4,0,4,4,0,0,0,4,4,0,0,0,4,0,0,4,4,0,4,4,0,3,0,1,0,4,0,0,4,4,4,4,0,0,4,4,4,4,4,4,0,0,0,0,0,4,0,4,4,4,0,0,0,0,0,0,0,4,0,4,4,4,0,4,0,0,4,4,0,4,0,4,4,4,0,0,4,0,0,4,4,4,4,4,0,4,0,4,4,4,0,0,0,4,0,0,4,0,4,0,0,4,0,0,0,0,4,0,4,0,4,4,0,0,4,0,0,0,0,0,0,4,4,0,4,0,4,4,4,4,0,0,0,4,0,0,4,0,4,0,0,0,4,0,0,4,0,0,4,4,0,4,0,4,0,4,0,0,0,0,4,4,4,0,0,4,0,0,4,0,0,0,4,0,0,4,0,0,4,0,4,0,4,0,0,4,0,0,0,0,4,4,4,4,4,4,0,4,0,4,4,4,4,0,0,0,4,0,4,4,4,0,0,4,0,0,0,0,4,0,4,0,4,0,4,0,4,4,0,4,4,4,0,4,0,0,4,0,0,4,0,4,0,4,4,4,4,0,0,4,4,4,4,2,4,0,0,3,4,0,0,4,0,4,4,0,4,0,0,4,0,4,0,4,4,0,0,4,4,4,0,2,0,4,0,0,0,4,0,0,0,2,0,0,0,4,4,4,3,4,0,4,4,4,0,4,0,4,4,0,3,4,0,0,4,0,4,4,0,4,0,4,0,0,0,0,0,4,4,4,0,1,4,0,4,0,0,0,4,4,4,4,4,0,0,0,4,0,0,0,4,4,0,0,0,4,0,0,0,0,4,4,0,0,0,4,0,4,0,4,0,3,0,0,4,4,0,0,4,0,4,4,0,4,0,0,0,0,0,0,0,0,0,4,0,4,0,4,0,0,0,4,4,0,0,4,0,0,4,0,0,0,4,4,4,4,4,0,4,4,4,4,4,0,4,0,0,4,0,4,4,4,0,0,4,0,0,0,4,0,0,0,0,4,4,4,0,4,0,0,4,4,0,1,4,4,4,4,4,0,4,0,4,4,4,2,4,0,0,0,0,4,0,4,4,0,0,4,4,4,4,0,4,4,4,4,0,0,0,0,4,4,0,4,4,4,4,0,4,0,0,4,0,0,0,4,4,4,4,4,0,4,0,4,4,4,0,4,4,0,0,3,0,4,4,4,0,4,4,0,0,0,4,4,0,4,0,0,0,4,0,0,4,4,4,0,0,0,4,0,4,0,0,4,0,0,0,0,0,0,4,4,0,0,0,4,4,4,4,4,0,0,4,1,0,4,4,4,4,4,0,0,4,0,4,4,0,0,4,4,0,4,4,4,0,4,4,4,4,4,4,4,0,0,0,0,4,4,0,4,4,0,0,0,4,0,4,4,0,4,0,4,0,4,4,0,4,0,0,4,4,4,0,4,4,0,0,0,4,4,4,0,4,0,0,4,4,4,4,0,0,0,0,4,4,4,0,0,2,0,0,4,4,4,0,0,0,0,0,4,0,0,0,4,0,0,4,4,0,0,4,0,4,0,0,0,4,0,4,0,0,4,4,0,0,4,4,0,4,0,0,4,0,4,0,0,4,0,0,0,4,0,4,0,4,0,4,0,4,4,4,4,0,0,4,0,0,4,4,4,0,4,4,4,0,4,0,0,0,4,3,0,0,0,4,0,4,4,0,0,0,4,0,4,4,4,0,0,4,4,4,4,0,4,4,0,0,0,4,0,0,4,4,0,0,0,4,4,4,4,4,0,0,4,4,0,4,0,0,0,4,0,0,0,0,0,0,0,0,0,0,0,0,4,4,4,0,0,0,0,4,4,0,4,4,4,0,4,0,0,0,0,0,4,0,0,0,0,0,1,0,0,4,0,0,4,0,0,0,4,0,0,4,0,0,4,0,0,0,0,0,0,0,0,4,0,4,0,0,0,4,0,0,0,4,4,0,4,4,4,4,4,4,0,4,0,4,0,0,0,4,0,4,0,0,1,4,0,0,0,0,0,4,0,4,0,0,3,0,0,4,4,0,0,0,0,0,4,0,3,4,0,0,4,4,0,4,4,4,0,4,4,0,4,0,0,4,0,4,0,4,4,0,0,0,0,0,0,4,4,0,4,0,0,0,0,4,4,4,4,4,0,0,4,0,4,0,4,4,4,4,4,4,4,0,4,4,4,0,4,4,0,4,0,4,0,4,1,0,0,4,0,4,4,0,0,4,0,0,0,4,4,4,4,4,0,0,0,0,0,0,4,4,0,4,0,4,4,4,4,0,4,4,4,4,4,0,4,4,4,0,0,4,0,0,0,0,4,0,0,0,4,0,4,0,4,0,4,0,0,0,0,4,0,4,0,4,0,4,0,0,0,0,4,0,0,0,0,4,4,4,0,4,0,0,0,0,4,0,4,4,4,0,4,0,0,4,0,1,0,0,4,4,0,4,0,0,0,4,0,4,0,4,0,0,4,0,0,4,0,0,4,4,0,0,4,4,0,0,4,0,0,0,0,4,0,0,4,4,0,0,0,0,4,0,4,0,0,0,4,4,0,4,0,0,4,0,4,4,0,0,4,4,4,4,0,4,4,0,4,0,0,4,0,4,0,0,4,4,4,4,0,4,0,0,4,4,4,0,4,4,4,0,0,0,0,4,0,0,0,0,0,4,0,0,4,4,4,4,4,0,4,4,0,0,0,0,4,0,4,0,0,0,4,4,0,4,4,0,4,0,4,0,4,4,0,0,0,0,0,0,4,4,0,0,4,0,4,4,0,3,4,4,0,4,0,0,0,0,0,0,4,4,4,0,0,4,0,4,4,4,4,4,4,4,4,4,0,0,4,0,0,0,4,4,4,4,4,4,0,4,0,0,0,0,0,0,4,0,4,4,0,0,4,4,0,0,4,4,4,4,0,0,4,4,4,4,4,3,0,4,0,0,0,4,4,4,0,4,0,4,4,0,4,4,4,0,4,2,4,4,4,4,4,4,4,4,0,4,4,0,4,4,0,0,4,0,4,0,0,4,4,4,4,0,4,0,4,0,0,4,3,0,4,0,0,0,0,0,4,0,4,0,4,0,0,0,0,0,0,4,4,4,4,0,0,0,0,0,0,4,0,4,4,4,4,0,4,0,0,0,0,0,4,1,4,4,4,0,0,0,4,4,0,0,0,0,0,3,4,4,0,0,4,4,0,4,3,4,4,4,4,4,2,0,4,0,4,4,4,4,4,0,0,0,4,4,0,0,4,4,4,0,0,4,0,4,4,4,0,0,4,4,4,0,4,0,0,0,4,4,0,0,4,0,4,4,4,4,4,4,0,0,0,4,4,4,0,4,4,4,0,0,4,4,0,4,4,4,3,0,0,0,0,4,4,4,0,4,0,0,0,4,0,4,0,4,4,0,0,0,0,4,0,0,4,0,4,4,4,4,0,4,0,4,0,4,3,4,0,0,4,4,0,4,0,4,0,0,0,4,0,0,0,4,4,0,0,0,0,4,0,0,4,4,0,4,0,0,4,0,0,0,0,4,4,4,1,4,4,0,0,4,4,0,4,0,4,0,0,4,0,0,0,0,4,0,4,0,4,0,0,0,3,4,0,0,4,4,4,0,4,0,4,4,4,0,0,4,4,4,4,0,0,0,4,4,4,0,4,4,0,0,4,4,0,0,4,4,0,0,4,0,4,4,4,0,4,4,0,4,0,0,4,4,4,4,0,0,0,4,4,4,4,4,4,4,4,4,4,0,4,4,0,4,0,4,4,4,4,0,4,4,4,0,0,0,0,0,0,0,0,4,4,0,0,0,4,0,0,0,4,0,2,0,0,0,4,4,0,0,0,4,4,4,0,3,4,4,4,4,0,0,0,4,4,0,0,0,0,4,4,0,4,4,4,4,0,4,0,0,4,0,1,4,4,4,4,0,4,0,4,0,4,0,1,0,4,4,4,0,0,0,4,0,0,0,4,0,0,0,0,4,4,3,0,4,4,0,4,0,4,4,0,4,4,2,4,4,4,0,0,4,0,4,4,0,0,4,4,4,4,4,4,4,4,4,4,0,0,0,4,3,4,0,4,0,4,4,0,0,0,4,4,0,4,4,0,0,0,0,0,0,4,4,4,0,0,0,4,4,4,0,0,0,0,1,4,4,0,0,0,0,4,4,0,0,0,4,0,4,0,0,4,0,4,0,4,4,4,2,4,4,2,4,0,0,0,0,1,0,4,4,0,4,4,0,3,4,0,0,4,4,0,4,0,0,4,4,0,0,0,0,4,0,0,0,0,4,0,0,4,4,0,4,0,4,4,4,4,4,4,0,4,4,0,0,4,0,0,0,0,4,4,0,4,0,0,4,0,4,4,0,4,4,4,0,4,4,0,0,4,4,4,4,4,4,0,4,2,4,4,0,4,0,0,0,4,4,4,4,0,0,4,2,4,0,0,4,0,4,4,4,4,4,4,4,4,0,0,4,0,0,4,4,4,4,0,2,0,4,4,0,4,4,4,4,4,4,0,0,0,4,0,4,4,0,4,0,0,4,0,0,0,4,0,4,4,4,0,0,4,4,4,0,0,4,0,0,4,4,0,4,4,0,4,4,0,0,0,0,0,0,4,0,4,4,4,4,4,4,1,0,0,0,0,0,4,4,0,0,4,0,4,0,4,0,0,0,0,0,0,4,0,0,4,4,0,0,0,0,0,0,0,4,4,0,0,4,0,3,4,3,4,0,0,4,0,0,0,4,4,4,4,4,4,0,0,4,0,0,0,4,4,4,0,0,0,4,0,0,0,0,4,0,4,4,0,0,0,0,0,0,0,0,4,4,4,0,0,0,4,4,0,0,0,4,4,4,4,3,0,0,0,0,0,4,4,0,0,4,0,4,2,0,4,4,4,0,4,0,4,0,0,0,2,4,4,0,4,0,4,0,0,0,0,0,4,4,0,0,4,0,0,1,0,4,0,4,4,4,4,0,4,4,4,0,4,4,0,4,0,0,4,4,0,0,4,0,1,4,4,4,0,0,0,4,4,4,0,4,4,0,4,4,4,4,0,0,4,0,0,4,4,4,4,0,0,4,0,4,0,4,4,0,0,0,0,4,0,4,0,0,0,4,0,0,0,0,4,0,4,0,4,4,4,0,4,0,4,0,4,0,0,0,4,4,0,4,0,4,4,0,0,4,0,0,4,0,4,0,4,4,0,4,4,4,0,0,0,4,0,4,0,0,0,0,0,4,0,4,4,0,4,0,2,0,0,0,4,0,0,0,4,0,4,0,0,4,0,4,0,0,4,0,0,0,0,4,4,0,4,4,0,0,4,0,4,0,0,0,4,0,4,4,4,4,0,4,0,4,4,4,4,4,0,0,4,0,4,0,4,2,0,0,4,0,4,4,4,0,0,4,4,0,4,0,4,4,4,0,0,0,4,0,2,0,0,0,4,0,0,4,4,4,0,4,0,0,0,0,0,4,4,0,0,4,0,0,0,4,4,4,4,4,4,4,4,0,0,0,4,4,0,0,0,0,4,0,4,4,4,0,4,4,4,4,4,0,4,0,4,0,0,0,4,0,0,0,0,4,4,4,0,0,0,0,3,0,0,4,0,4,0,0,0,4,4,0,4,4,0,0,4,0,4,4,0,0,4,0,4,4,4,0,4,0,0,4,4,4,4,0,4,4,0,0,4,0,0,0,0,4,0,0,1,4,0,4,4,0,0,4,4,4,0,0,0,0,4,4,0,0,0,4,0,4,4,4,4,4,0,0,4,0,4,0,0,0,0,4,4,0,4,4,4,0,3,0,0,4,4,0,0,4,4,4,0,0,4,2,0,4,0,4,0,4,0,4,0,4,4,0,0,4,0,0,2,4,2,4,2,4,4,4,0,0,0,0,0,4,0,4,4,0,0,0,0,4,4,0,4,0,4,4,0,4,4,0,4,4,0,0,4,0,0,0,0,0,0,0,0,4,0,4,0,4,0,4,4,4,0,0,4,4,0,4,4,4,0,2,4,4,4,4,0,0,4,0,4,0,0,4,4,0,4,4,0,4,4,4,4,0,0,0,4,0,0,0,4,0,4,1,4,0,0,0,4,4,0,0,4,4,4,0,0,0,0,4,4,4,4,0,0,0,4,4,0,4,0,4,4,0,0,4,0,4,0,0,0,4,0,4,0,0,0,4,0,4,4,0,4,4,4,0,4,4,0,4,4,4,4,0,4,4,4,4,4,0,0,2,0,0,4,4,4,4,0,4,4,4,4,4,4,0,0,4,0,0,4,4,4,0,0,0,4,4,0,0,0,0,0,0,0,4,4,0,0,0,4,0,4,0,0,0,0,0,0,0,4,4,0,0,0,0,4,0,0,0,0,0,4,4,4,4,4,4,0,4,4,0,3,0,4,0,4,0,4,0,4,0,4,4,4,4,0,0,0,4,4,0,0,4,0,0,0,4,0,0,0,0,0,4,4,0,4,4,4,0,4,0,0,1,0,4,0,4,0,0,4,4,0,4,4,4,4,4,0,0,0,0,0,4,4,0,1,0,0,0,4,4,0,0,0,0,0,0,0,0,4,0,4,0,4,4,0,4,4,4,4,4,4,0,4,4,4,4,4,4,0,4,4,4,0,0,4,0,0,0,0,0,4,0,0,4,0,4,0,4,4,4,4,0,4,0,4,0,4,0,0,4,4,4,4,4,0,4,0,3,0,0,4,0,0,4,0,0,0,4,4,4,0,0,4,4,4,0,4,4,0,0,0,0,0,0,4,0,4,0,4,0,4,4,4,0,0,0,0,0,0,4,4,0,0,4,0,0,0,0,4,0,4,0,0,0,0,4,4,4,0,4,0,0,4,4,0,0,0,4,0,0,4,0,0,4,0,4,0,4,4,4,0,0,4,4,4,0,0,0,0,0,0,0,4,0,4,4,4,0,0,0,4,4,4,4,0,0,4,4,4,0,4,4,0,4,0,4,0,0,0,4,0,4,0,0,4,0,4,0,4,4,0,4,0,4,0,0,4,4,0,0,4,0,4,4,0,0,0,0,0,4,0,0,4,4,4,0,4,0,4,4,4,4,4,0,0,0,4,0,0,4,4,4,0,0,0,0,0,4,0,0,0,4,4,0,4,0,0,4,4,4,4,0,4,4,0,0,0,4,0,0,0,4,4,4,0,0,4,4,0,4,0,0,0,4,0,0,4,0,0,4,0,0,4,4,4,0,4,0,4,4,4,4,0,0,0,0,0,0,4,0,4,0,0,0,4,0,4,0,0,4,0,0,0,4,0,4,4,4,4,0,4,4,0,0,4,0,0,4,4,0,0,4,4,0,0,0,0,4,0,4,4,4,4,0,4,0,0,4,0,4,0,4,4,0,0,0,0,0,1,4,4,0,0,0,4,4,0,4,0,4,4,4,0,0,0,0,4,4,4,4,0,0,4,4,4,0,4,0,0,0,3,4,4,4,0,4,4,4,0,4,0,0,4,4,4,4,0,4,4,0,0,4,0,0,4,0,0,0,4,4,3,0,0,0,0,0,4,4,4,0,0,4,4,0,0,0,0,0,0,0,4,0,4,0,4,0,0,4,0,0,4,4,4,4,4,4,0,0,4,0,4,0,4,4,0,0,4,0,0,0,4,0,4,0,0,0,4,0,4,0,4,4,3,0,0,4,4,0,4,4,0,0,4,0,0,4,0,4,4,0,4,0,0,0,0,4,4,0,4,0,4,4,4,4,0,0,0,4,4,0,0,4,0,0,0,4,4,4,4,4,4,0,0,4,0,4,0,0,0,0,0,4,0,4,4,4,0,0,4,4,0,4,0,2,0,0,4,4,0,0,4,0,4,4,0,4,0,0,4,4,0,4,4,4,4,0,0,0,4,0,4,4,4,0,4,0,0,4,2,4,4,4,0,0,4,4,4,4,4,4,4,4,0,0,4,4,4,4,4,0,0,0,0,0,0,0,0,0,0,4,4,0,0,4,0,4,4,4,4,0,4,0,0,4,4,4,4,4,4,0,0,0,0,0,4,4,4,4,0,0,0,0,4,4,0,0,0,4,4,0,0,4,0,0,0,3,0,4,0,0,0,0,4,0,4,4,4,0,0,0,4,4,4,0,0,0,4,0,4,0,0,0,4,0,4,4,4,4,4,0,0,0,0,0,4,0,0,4,4,0,4,0,4,4,0,0,4,0,0,0,0,0,4,4,4,0,4,4,4,0,4,4,0,4,0,4,4,0,0,4,0,0,4,0,4,4,0,4,0,0,4,4,0,0,4,4,4,0,0,4,4,4,0,0,4,4,3,0,0,4,0,0,4,0,4,4,0,0,4,4,4,4,0,4,4,4,0,4,4,0,0,4,4,4,4,0,4,4,4,4,4,4,4,0,0,0,0,0,4,4,0,4,4,4,4,4,0,0,0,0,0,4,0,0,0,0,0,4,4,4,0,4,0,0,4,0,4,0,0,0,4,4,4,4,4,0,0,0,4,4,4,0,4,0,0,4,0,4,4,0,0,4,4,4,4,0,0,4,4,4,0,4,4,0,0,4,4,0,0,0,0,4,0,4,4,4,0,4,0,4,4,0,4,0,0,0,4,0,4,0,0,0,4,4,4,4,0,0,0,0,0,4,0,0,4,0,1,4,0,4,4,4,0,4,0,4,4,4,4,4,4,0,4,0,0,0,4,0,4,0,0,4,4,4,0,4,4,0,0,0,0,0,0,4,3,4,0,0,0,4,0,4,4,0,0,4,0,0,0,4,0,0,0,0,0,0,0,0,0,4,4,4,4,4,4,4,0,0,0,4,0,0,4,4,4,4,0,0,4,0,0,0,4,0,0,1,4,4,4,4,4,0,4,0,0,0,4,0,4,0,4,4,0,4,0,0,0,0,0,4,0,4,4,0,4,2,4,4,4,0,0,4,4,4,4,4,0,0,4,4,0,4,4,4,4,0,0,4,4,0,4,4,4,0,0,4,0,4,0,0,0,4,4,4,1,4,4,0,0,0,0,4,0,4,4,0,0,0,0,0,0,0,0,0,4,0,0,4,3,4,0,0,0,4,4,0,0,4,4,0,0,4,4,0,4,0,4,4,0,0,4,4,0,0,0,4,0,4,4,0,4,4,4,0,0,0,4,4,0,4,4,0,4,0,0,0,4,4,4,4,2,4,4,0,0,0,0,0,4,4,0,0,0,0,4,0,4,4,0,4,0,0,4,4,0,4,0,0,4,0,4,0,0,0,4,0,0,4,0,0,0,0,0,4,4,0,0,0,4,0,4,4,0,0,0,0,4,4,4,0,0,0,0,4,4,0,2,4,0,0,4,4,0,4,0,0,4,0,0,4,0,0,4,4,4,0,4,0,4,0,4,0,0,0,4,0,4,4,0,4,0,4,0,4,0,0,4,0,4,0,1,4,4,4,0,0,0,4,4,4,4,4,0,0,0,4,0,0,0,0,4,0,4,0,0,4,4,4,4,0,4,4,0,0,0,0,0,0,4,0,4,4,0,0,0,4,0,0,4,4,4,0,0,4,4,4,4,4,4,4,0,0,4,0,0,0,0,2,0,4,4,0,4,0,4,0,4,0,3,4,0,4,0,0,1,4,0,4,4,0,0,4,0,4,4,0,4,4,0,0,0,0,4,4,0,4,0,0,0,4,0,0,4,4,4,4,0,0,4,0,4,4,4,4,0,4,0,4,4,0,4,4,0,4,0,4,0,0,0,4,4,4,0,0,0,4,0,4,0,0,0,4,4,0,0,4,0,0,4,4,0,0,0,2,4,0,4,4,0,4,0,4,4,0,4,0,4,4,0,0,4,3,0,0,4,0,4,4,0,0,4,0,0,0,0,4,4,0,0,4,4,0,0,0,4,4,0,0,0,4,0,4,4,4,4,4,0,0,0,4,0,0,0,0,4,0,4,4,4,0,4,4,0,0,0,4,0,4,4,0,0,4,4,4,4,0,4,4,4,0,0,4,4,4,4,4,4,4,4,4,0,0,4,0,0,4,0,0,0,3,4,4,0,4,0,0,0,0,4,4,4,0,0,0,4,0,0,4,4,0,0,4,4,4,0,0,4,0,0,0,0,4,0,4,4,0,4,0,4,4,4,0,0,4,0,4,4,4,0,4,0,4,4,4,0,0,0,4,4,4,0,0,0,4,4,0,4,4,0,0,4,4,0,0,4,4,0,0,4,0,4,0,4,0,4,4,0,0,0,4,4,0,0,4,4,4,0,0,0,0,4,4,4,0,4,0,0,4,4,4,0,4,0,4,0,4,0,0,0,4,0,4,4,0,4,0,4,4,0,0,0,4,4,4,4,0,0,0,4,4,4,4,4,4,4,4,0,0,4,0,0,2,4,4,0,0,0,4,4,4,4,4,4,4,0,0,4,4,4,4,0,4,4,4,0,4,0,4,0,0,4,0,0,0,0,4,4,0,4,4,0,4,4,0,0,4,4,4,0,4,2,0,0,4,0,4,0,4,4,0,4,0,4,4,4,4,4,4,0,4,4,0,4,0,0,4,4,0,0,4,4,4,4,0,0,0,4,4,0,0,0,4,0,0,4,4,4,0,4,4,4,4,0,4,0,4,4,0,4,4,0,0,4,1,4,0,4,0,4,0,0,4,0,4,0,0,0,0,0,0,4,4,4,0,4,4,0,4,4,0,0,0,0,4,4,0,0,0,0,4,0,0,0,4,4,0,4,0,0,4,0,0,4,0,0,0,0,4,0,0,4,0,0,0,4,0,0,0,4,0,4,4,4,4,4,4,0,0,0,4,0,0,0,4,0,4,4,4,0,4,4,4,0,4,0,0,4,4,0,4,0,4,4,4,4,1,3,4,0,4,0,4,4,0,4,0,4,4,4,0,0,4,4,4,0,0,0,4,4,0,0,4,0,0,4,0,0,0,0,4,0,4,0,0,0,4,4,0,4,0,0,0,4,0,4,4,4,4,4,0,4,0,4,4,0,4,4,1,4,0,0,0,0,4,3,0,0,0,4,0,2,0,0,0,4,4,4,0,0,0,0,4,4,4,4,4,3,1,0,0,0,0,4,4,0,4,0,4,0,4,0,4,4,4,4,4,4,4,0,4,0,0,4,0,0,0,0,0,0,0,4,4,0,4,4,0,4,0,4,0,4,4,2,0,0,0,4,0,0,0,0,4,4,4,4,2,4,4,4,4,0,0,4,0,4,0,0,4,4,0,4,0,0,0,4,4,4,0,4,0,0,0,0,0,0,0,4,4,4,4,4,0,0,4,0,4,4,0,0,0,0,0,4,0,0,0,0,4,4,0,4,0,0,4,4,4,4,0,0,4,4,0,0,0,4,4,0,4,4,0,0,4,0,4,0,0,4,4,0,0,0,4,0,4,4,0,4,0,0,4,4,4,0,0,0,4,0,4,0,4,4,4,0,0,4,0,4,4,0,4,0,0,4,0,0,4,0,4,4,0,4,0,1,0,4,0,0,0,0,0,0,4,4,4,4,4,0,0,0,0,4,0,4,4,4,4,4,4,0,0,0,0,0,0,0,0,4,0,0,4,0,0,0,0,0,4,0,4,0,0,0,0,4,4,0,4,4,4,4,4,0,0,4,4,4,0,4,0,4,0,4,4,0,4,4,0,0,4,4,4,0,0,4,4,0,0,0,4,4,4,0,0,0,0,0,4,4,4,0,4,4,0,4,0,0,4,0,4,4,4,4,4,4,0,4,4,0,4,0,4,0,4,4,4,0,4,4,0,0,0,4,0,0,0,4,4,4,0,0,0,0,4,0,4,0,0,0,0,4,0,0,4,0,4,4,0,0,4,0,4,4,4,4,0,0,0,0,0,0,4,0,0,0,4,0,0,4,0,0,0,0,4,4,4,0,4,4,0,4,4,4,0,0,3,4,4,4,4,4,0,4,4,4,0,0,0,0,0,0,4,0,4,4,0,0,4,4,0,4,4,4,0,0,0,4,4,4,0,0,2,0,4,4,4,0,4,0,0,0,0,0,4,0,4,0,4,4,4,4,4,4,4,4,0,4,0,0,4,0,0,4,0,4,4,4,4,0,4,4,4,0,0,4,4,0,0,0,4,0,0,4,0,0,0,4,0,4,4,4,4,4,4,4,0,0,4,0,0,4,3,0,0,4,0,0,4,4,4,0,4,4,4,0,4,0,4,4,0,4,0,4,0,3,4,0,0,0,4,4,0,4,0,0,4,0,4,0,4,4,4,0,4,4,0,4,4,4,4,4,0,0,4,4,0,4,4,4,4,4,0,4,4,4,0,4,0,4,3,0,0,4,0,4,0,0,0,0,0,4,0,4,0,4,0,0,3,4,0,0,0,4,4,0,0,4,4,0,0,4,0,4,0,4,4,0,4,0,4,0,4,0,0,4,4,0,4,0,4,4,4,0,0,4,4,4,0,0,0,4,4,0,0,0,4,4,0,0,4,4,0,4,4,4,4,0,4,4,0,0,0,4,4,0,0,4,0,4,4,4,4,4,0,4,4,0,0,0,4,4,4,4,0,4,0,0,4,0,4,0,4,0,0,4,4,3,4,0,4,0,4,0,0,0,0,0,0,4,4,4,0,4,4,4,4,0,4,4,0,0,0,2,4,0,0,0,4,4,4,4,4,0,4,4,4,0,0,0,4,4,4,4,0,4,0,0,0,0,0,0,4,4,0,0,4,4,4,4,4,0,4,0,0,4,4,4,4,0,0,4,4,0,4,0,4,3,4,0,4,4,0,0,4,4,0,4,0,0,0,0,4,0,0,0,4,4,0,0,4,4,4,4,0,4,4,0,4,0,4,4,4,4,4,4,4,0,4,0,0,4,0,4,0,4,0,4,4,0,0,4,0,0,0,0,0,0,3,0,4,0,0,0,4,0,4,0,0,0,0,0,0,0,0,4,4,0,4,4,4,4,4,4,4,0,4,0,4,4,0,4,4,0,4,4,0,0,0,0,0,0,4,4,0,0,0,0,4,4,4,4,4,4,0,4,0,0,4,4,0,0,0,0,0,3,4,4,4,0,0,0,0,0,0,4,4,4,0,4,0,4,4,0,0,0,4,4,0,4,0,0,4,4,4,0,4,0,0,0,0,4,4,0,0,0,0,0,4,4,4,0,4,4,4,4,0,4,0,0,0,0,0,4,4,0,0,0,4,4,0,0,0,4,0,0,4,4,0,0,0,0,4,0,0,0,4,4,4,0,4,4,4,0,4,0,0,0,0,4,4,0,4,4,4,4,4,4,0,4,4,0,0,4,0,0,0,4,4,0,4,4,0,4,0,0,0,0,4,0,0,4,0,4,0,0,0,0,0,0,4,0,0,0,0,4,4,0,0,4,0,0,4,0,0,4,4,4,0,4,4,0,0,4,0,0,4,4,0,0,4,0,0,0,4,4,0,4,4,0,0,0,0,4,0,4,4,4,4,0,4,0,4,0,4,0,4,0,0,4,0,0,4,0,4,4,2,0,4,4,4,4,0,0,0,4,0,0,0,4,4,4,4,0,0,0,4,4,4,0,4,4,0,4,0,0,4,4,0,4,0,4,0,4,4,4,4,0,4,4,0,4,4,0,0,4,0,0,0,4,0,4,4,4,1,0,4,0,0,0,4,4,0,0,0,4,4,0,0,4,4,0,0,4,4,4,4,4,0,4,0,4,0,0,4,4,4,0,0,0,4,0,4,4,0,0,4,4,4,4,4,0,0,0,4,4,0,0,0,4,4,4,0,4,4,4,0,4,0,4,0,0,0,0,4,4,4,0,4,4,4,0,4,4,0,0,4,4,4,4,0,4,0,0,0,4,4,0,4,4,4,4,4,0,4,0,4,0,4,4,4,4,0,0,4,4,0,4,4,0,0,2,0,0,4,2,4,4,0,0,4,4,0,0,4,4,0,0,0,4,0,4,0,4,0,0,0,4,0,0,0,4,4,4,0,4,4,4,0,0,0,4,4,0,4,4,4,0,0,4,4,0,4,4,4,4,4,0,0,0,4,4,4,4,4,4,4,4,4,4,1,4,4,0,0,0,0,4,0,0,0,4,0,0,4,4,2,4,0,4,0,0,4,4,0,4,4,1,0,4,0,0,0,4,4,0,4,4,0,0,0,0,2,0,0,4,0,4,4,4,4,4,0,4,0,0,4,0,4,4,4,0,0,4,4,4,0,0,3,0,4,4,0,4,4,4,4,4,4,0,0,0,4,4,4,4,4,4,4,0,0,0,4,0,0,0,0,0,0,0,4,0,0,0,0,4,4,0,4,4,0,4,4,0,4,4,0,0,4,0,4,0,0,4,4,0,0,4,4,0,0,4,4,4,4,4,4,4,0,0,4,0,0,0,0,4,4,4,4,0,0,4,4,4,4,0,0,4,4,4,4,4,4,4,4,0,0,4,0,4,4,0,0,0,0,4,4,4,0,4,0,0,0,4,4,0,0,4,0,4,0,0,0,0,0,4,4,4,0,4,4,0,0,0,4,0,1,0,4,0,0,0,0,0,0,4,0,4,4,0,0,0,4,0,4,0,4,0,4,4,4,4,4,4,0,0,4,4,4,4,0,0,0,4,0,4,0,4,0,4,0,0,4,4,4,0,0,0,0,0,0,4,0,0,0,4,0,0,4,0,4,4,4,4,0,0,0,4,4,0,4,0,0,4,4,4,4,0,4,0,0,4,4,4,0,0,0,0,4,4,4,0,4,0,0,4,4,0,0,0,4,0,0,0,4,0,0,0,4,0,4,4,4,0,4,4,4,0,4,4,4,4,0,4,4,4,0,4,4,0,0,0,0,0,4,0,0,0,4,4,4,0,0,4,4,0,4,4,0,0,4,0,0,4,0,0,0,0,0,4,4,0,4,0,4,4,0,4,0,0,4,0,0,4,0,0,4,0,4,0,4,4,4,0,4,0,4,4,0,0,0,4,0,4,0,0,4,0,4,0,4,0,4,4,4,4,0,4,4,0,4,0,4,0,0,4,0,0,4,4,4,0,0,0,4,4,2,0,2,4,0,0,0,0,0,0,0,4,0,4,0,0,4,0,0,0,4,4,0,0,4,0,4,0,0,2,0,0,0,0,0,4,4,0,0,0,4,0,0,4,4,4,4,0,4,4,4,4,0,0,4,4,2,0,4,4,0,4,0,4,4,0,4,3,4,4,4,0,0,0,0,0,4,0,0,0,3,4,4,4,4,4,0,4,0,0,0,4,4,0,0,0,0,4,4,0,4,0,0,0,4,4,4,4,4,0,4,0,4,4,0,0,4,0,0,0,0,4,0,4,0,0,0,0,0,0,0,4,0,0,4,4,0,4,0,0,4,0,0,4,4,4,0,4,0,4,4,0,4,0,4,0,4,4,0,4,0,4,4,0,0,2,4,0,0,4,4,4,0,4,0,4,3,4,0,4,0,4,0,4,4,0,0,0,0,0,0,0,0,4,4,4,4,0,4,0,0,4,4,0,0,4,4,4,0,0,4,0,0,4,0,4,0,4,4,4,4,0,4,0,4,2,4,4,4,3,4,0,4,3,4,4,0,4,0,0,4,4,0,4,0,4,0,4,0,4,0,0,0,0,0,4,4,0,4,4,4,0,4,0,4,0,4,0,0,0,0,4,0,0,2,4,0,0,0,0,0,4,4,0,0,0,0,4,0,0,4,4,4,4,4,4,4,4,4,4,4,4,0,4,4,0,4,0,4,0,4,0,4,0,4,0,0,0,4,4,0,4,4,0,0,0,4,0,0,0,0,0,4,4,4,0,0,4,0,4,0,4,0,0,4,0,0,4,4,4,4,0,4,4,0,4,4,4,4,0,4,2,4,4,4,4,0,0,4,4,4,4,4,0,4,0,0,4,0,0,4,0,4,4,4,0,4,0,0,4,4,0,0,4,0,0,0,4,4,0,0,4,0,4,4,4,0,4,4,0,4,0,4,0,4,4,0,4,0,0,0,0,4,4,0,0,4,4,4,0,0,0,0,4,4,4,4,0,4,4,4,4,4,0,0,0,3,4,4,4,4,0,4,4,0,4,4,4,4,4,4,1,4,0,4,4,4,4,4,0,4,4,0,0,0,4,4,4,0,3,0,4,0,0,4,4,4,0,0,0,4,4,0,0,4,0,0,1,4,4,0,0,0,4,4,0,0,0,0,4,0,0,0,0,0,4,4,0,0,4,4,0,4,4,0,0,0,0,0,4,0,4,4,0,0,4,0,0,4,0,4,4,0,4,0,0,0,4,4,0,0,0,0,0,4,4,0,0,0,4,0,4,0,0,4,4,0,0,4,0,4,4,0,0,0,0,4,4,4,4,0,0,0,0,0,0,4,4,0,4,4,0,0,4,4,4,4,0,0,0,0,4,0,0,0,4,4,0,2,4,2,4,0,4,4,0,0,0,4,4,4,4,4,0,4,0,0,4,0,4,0,0,0,0,4,0,0,4,4,0,0,4,4,4,0,4,0,4,4,0,0,0,0,0,4,0,0,4,4,0,0,4,4,0,0,0,0,0,0,4,0,4,4,4,0,4,0,4,0,0,0,4,4,0,4,0,4,0,4,4,4,0,4,4,4,0,0,0,4,4,0,4,0,4,4,0,0,0,4,4,0,4,4,0,4,0,0,0,4,0,0,0,4,4,4,4,4,4,0,0,0,0,0,4,4,4,0,0,0,4,0,0,4,4,0,4,0,0,0,4,4,4,0,4,4,0,4,0,4,0,0,0,4,4,0,0,0,0,0,0,0,4,4,4,4,0,4,0,4,0,4,0,0,0,4,1,0,0,0,4,4,0,0,4,0,4,0,4,4,4,4,0,0,4,0,0,1,0,4,4,4,4,0,0,4,0,0,4,0,0,0,0,4,0,0,4,4,4,4,0,4,4,4,0,0,4,0,4,4,1,0,0,0,4,4,0,0,0,0,0,4,0,4,4,0,0,4,0,0,4,0,0,0,0,4,0,0,4,0,4,0,4,4,0,0,0,0,4,0,0,0,0,0,0,0,0,0,4,0,0,4,4,0,4,4,0,4,0,4,3,0,4,0,4,0,0,0,0,0,4,4,4,4,0,0,4,4,0,4,0,0,0,4,4,4,0,4,4,0,0,0,0,0,0,4,4,4,0,0,4,4,4,4,4,0,4,0,3,0,0,0,4,0,4,0,4,4,4,4,0,4,4,4,4,0,4,4,0,0,4,0,2,4,4,0,4,0,4,4,4,4,4,0,4,4,0,0,4,0,0,0,0,4,3,0,4,0,0,4,0,4,4,4,4,0,4,4,0,0,0,0,4,4,0,0,0,0,0,4,4,4,4,0,2,0,0,0,0,1,4,4,0,4,0,0,4,4,0,0,0,0,0,4,0,0,4,4,4,4,0,4,4,0,4,1,4,0,0,4,4,4,0,0,0,0,4,0,4,4,4,0,4,4,0,0,4,0,4,0,4,1,0,4,4,4,4,0,4,4,0,4,4,0,4,0,0,4,0,4,0,4,0,0,0,0,4,4,4,0,4,4,0,4,0,2,4,4,4,4,0,0,0,4,0,0,0,4,0,3,4,4,0,0,0,4,4,4,0,4,0,4,0,4,4,0,4,0,4,0,4,0,4,4,4,0,0,4,4,0,4,0,0,4,0,4,4,0,4,4,4,4,0,0,0,4,0,4,4,4,4,4,4,0,0,4,4,4,0,0,0,4,0,4,0,4,0,0,0,4,0,0,0,0,4,0,4,0,4,4,0,0,4,0,0,4,0,4,0,0,4,4,4,4,0,0,4,0,4,0,0,0,4,4,4,4,0,0,0,0,4,0,0,0,4,0,1,0,0,0,4,4,0,4,4,0,4,4,0,4,0,4,0,4,0,0,4,0,4,4,0,0,4,0,0,4,4,0,0,4,4,0,4,0,0,4,4,0,4,0,4,0,0,0,4,0,0,0,0,3,4,4,4,0,4,0,4,4,4,0,4,4,0,0,0,4,0,4,0,4,0,0,3,4,0,4,0,4,0,0,4,0,0,0,0,4,0,0,0,0,1,0,0,4,2,4,0,4,4,4,4,0,4,4,4,0,4,0,4,0,0,4,4,4,0,4,4,4,4,0,4,0,4,0,4,0,0,0,4,4,4,4,4,4,0,0,4,4,0,0,4,0,4,4,4,0,4,4,4,4,4,4,0,4,4,0,4,0,4,4,0,0,4,0,0,0,4,0,4,0,4,4,4,4,0,4,0,0,4,4,0,4,0,0,4,0,0,0,0,0,0,0,0,4,0,0,0,0,0,4,4,0,0,0,0,4,4,2,4,0,4,0,4,0,0,0,0,0,4,0,0,0,0,0,4,4,0,0,4,0,4,4,0,4,0,4,4,4,0,0,0,0,4,0,4,4,0,0,0,0,4,0,0,0,0,0,4,4,0,0,0,4,0,4,0,4,0,4,0,0,4,4,0,0,4,4,4,4,0,4,4,0,0,4,0,4,0,0,4,4,4,4,0,4,0,0,4,4,4,4,0,4,0,3,1,0,0,0,0,0,4,0,0,0,0,4,4,4,0,4,4,4,0,4,4,4,4,4,4,4,0,4,0,4,4,0,4,0,4,4,0,0,0,4,4,4,4,4,4,4,0,0,4,4,4,0,0,0,4,0,4,4,4,4,0,0,0,4,0,0,4,0,0,4,0,4,4,0,4,0,0,0,4,0,4,4,0,4,0,0,4,4,4,4,0,4,0,0,4,4,0,0,0,0,4,4,4,4,4,4,4,0,4,0,0,0,0,0,4,0,0,0,4,4,4,4,4,0,0,4,4,4,0,4,0,0,0,4,0,0,0,1,0,4,0,4,4,4,0,4,0,4,4,4,0,0,4,4,4,4,0,0,0,4,4,4,4,4,4,0,4,4,4,4,1,4,0,4,0,0,4,4,0,0,4,4,0,4,4,0,0,4,0,4,0,4,4,0,4,1,0,4,4,4,4,0,0,0,0,4,4,0,0,0,4,0,0,0,4,0,0,0,4,4,0,4,0,2,0,1,0,0,3,4,0,0,4,4,4,4,0,0,4,4,4,4,0,4,4,4,4,0,4,0,4,4,0,4,4,0,0,4,0,0,4,4,0,4,4,2,0,0,4,0,4,4,4,1,4,4,0,1,0,4,4,0,0,0,4,4,0,0,0,4,3,4,4,4,0,4,4,0,4,0,0,0,4,0,0,4,0,4,0,0,4,0,4,0,4,4,4,0,0,4,1,4,0,0,0,4,0,0,0,0,4,4,4,0,4,0,0,4,4,0,4,4,4,4,4,4,0,0,0,0,0,0,4,4,0,0,4,0,4,0,0,0,0,0,0,4,4,4,0,4,4,4,4,0,4,4,4,2,4,4,4,0,4,0,0,4,0,0,0,0,0,0,0,4,0,4,0,4,4,4,0,0,0,4,4,4,4,0,0,0,0,0,0,4,4,0,2,0,4,4,0,4,4,4,4,4,0,4,0,0,0,4,4,1,0,0,4,4,4,0,4,4,0,4,0,4,4,0,4,4,0,4,4,0,0,4,0,0,4,0,4,0,4,4,4,0,0,4,4,0,4,4,4,4,4,0,4,0,0,0,0,4,0,0,4,4,4,4,0,4,0,4,4,4,0,0,0,4,4,0,0,4,0,0,4,0,0,4,1,0,4,4,0,0,4,0,4,4,4,0,4,0,0,4,0,4,4,0,4,4,4,4,4,4,0,4,0,4,4,4,4,0,4,4,0,0,0,0,4,0,0,4,0,4,0,0,1,0,4,0,4,0,4,0,0,0,0,0,4,4,0,1,4,0,4,4,4,0,4,0,0,0,0,4,0,4,0,4,4,0,0,0,0,0,0,0,0,0,0,4,2,4,0,0,1,0,0,4,4,0,0,0,4,4,4,4,4,0,0,0,4,0,0,4,0,0,1,4,4,4,4,0,0,0,4,4,4,0,4,4,4,0,0,4,4,4,0,4,0,0,0,0,0,0,0,4,4,0,4,4,0,4,0,4,0,4,0,4,4,4,4,2,0,0,0,4,0,4,4,0,4,0,0,0,2,0,0,4,0,4,0,0,4,4,0,0,0,4,0,4,4,4,4,0,0,0,0,0,4,4,4,0,4,0,4,4,4,0,4,0,0,4,0,4,4,0,4,0,0,4,4,0,4,4,4,0,4,0,0,0,4,4,4,4,4,0,0,0,0,0,4,0,4,4,0,0,0,0,4,4,4,4,4,0,0,4,0,4,4,0,4,0,4,0,4,0,0,0,4,0,4,4,4,4,0,4,4,0,0,4,0,4,0,4,4,0,4,0,4,4,4,0,4,0,4,4,4,0,0,0,4,4,4,4,0,4,4,4,0,4,2,4,0,4,4,4,0,0,0,4,0,0,0,4,0,4,0,0,0,4,1,0,0,0,4,4,0,0,4,0,0,0,0,0,0,4,4,3,4,0,0,0,4,4,4,0,0,4,0,4,4,0,4,0,0,4,4,4,0,0,4,4,4,4,4,3,4,0,1,0,0,0,0,0,0,4,0,4,0,2,0,4,0,4,4,0,4,0,4,0,0,0,0,0,0,0,0,4,0,0,4,0,4,0,0,4,4,4,0,0,0,4,4,0,0,4,4,0,0,4,0,4,4,0,0,0,0,0,0,4,0,0,0,0,4,0,0,4,0,4,0,0,4,0,0,0,4,4,4,4,4,4,4,4,0,4,3,0,4,4,0,0,0,4,0,0,0,4,4,0,0,0,0,0,1,4,0,4,0,0,0,4,4,4,4,4,4,0,4,4,4,4,4,4,0,4,0,0,4,0,0,4,4,4,4,0,4,0,0,0,0,4,4,4,0,4,0,0,0,0,0,4,4,0,0,4,0,0,0,0,4,0,0,0,0,0,4,4,4,4,4,4,0,4,0,4,4,4,0,0,0,4,0,0,0,0,4,0,4,4,0,0,4,4,1,0,4,4,0,4,4,0,4,0,0,4,0,4,4,4,0,0,4,4,0,0,4,0,4,4,0,4,0,4,0,4,0,4,0,4,4,4,4,0,4,0,4,4,4,4,0,2,4,0,4,4,0,0,4,4,0,0,0,4,0,4,4,0,4,0,4,4,4,4,4,4,0,4,0,0,0,4,4,0,4,4,0,0,4,4,0,0,4,4,4,4,4,4,0,0,4,0,4,0,4,4,4,0,4,0,0,4,4,0,4,4,4,4,4,0,0,0,4,0,0,4,0,0,4,0,0,0,4,4,4,4,0,4,0,4,0,4,0,4,0,4,4,4,4,4,0,0,0,0,4,4,4,4,4,4,0,0,4,4,4,4,4,0,0,0,0,0,0,0,0,4,4,4,0,0,0,0,4,4,4,0,0,4,4,4,4,0,0,0,0,0,4,4,0,4,0,0,0,4,4,4,4,4,4,0,4,0,4,4,4,0,4,0,0,1,0,0,0,4,4,0,4,4,4,1,0,0,4,4,0,0,0,0,0,4,4,4,4,4,0,4,0,4,4,0,4,2,4,4,0,4,4,4,4,4,0,4,0,0,4,4,0,2,0,4,0,4,4,4,0,4,0,4,0,0,0,4,0,4,0,4,4,4,0,0,4,0,4,0,0,4,4,0,0,4,0,4,4,0,0,0,4,0,4,0,0,0,0,4,4,4,0,4,0,4,4,0,4,0,4,0,4,0,0,0,0,0,0,4,4,0,0,0,0,4,0,4,0,0,4,0,4,1,3,0,4,0,4,0,0,1,2,0,4,4,4,4,4,0,0,4,4,4,0,4,4,4,0,4,0,4,0,4,0,4,4,0,4,0,0,0,0,4,0,0,4,4,0,4,0,0,4,0,4,0,4,4,0,0,0,4,2,0,0,4,0,0,4,4,4,0,0,0,0,4,4,4,4,4,4,0,0,4,4,0,4,4,4,0,0,0,4,0,4,0,4,4,0,0,4,0,3,4,0,0,4,0,4,4,0,0,0,0,4,4,0,0,4,0,4,0,0,4,4,0,0,4,0,4,0,0,0,4,4,4,4,4,4,0,0,4,4,4,0,4,4,3,0,4,4,4,4,2,4,0,0,4,0,0,0,0,4,0,4,0,4,0,0,0,0,4,4,0,0,0,4,3,4,4,4,4,0,0,0,0,0,0,0,4,0,0,4,4,4,4,0,4,4,0,0,0,0,4,4,0,4,1,4,0,0,4,4,4,0,0,4,4,0,0,4,4,0,4,0,4,4,4,0,4,0,0,0,4,0,4,0,4,4,4,0,0,4,4,0,4,0,0,0,2,0,4,4,4,0,0,4,0,0,4,0,0,4,0,0,4,4,0,0,0,0,0,1,0,0,0,4,4,0,4,4,4,4,0,4,4,0,0,0,0,4,0,0,0,0,4,4,4,4,4,4,4,0,0,0,4,0,4,4,4,0,4,0,4,4,0,4,4,0,4,0,4,0,0,4,0,4,0,0,0,0,0,0,0,0,4,0,0,4,0,4,0,4,4,4,4,0,4,4,4,4,4,4,0,0,4,0,4,4,0,0,4,0,0,4,0,0,4,0,0,0,0,4,4,4,4,0,0,0,0,4,4,4,0,0,0,0,0,4,0,4,0,4,0,4,0,0,4,0,4,0,0,4,4,0,0,4,0,0,4,0,0,0,0,0,4,0,0,4,0,0,0,0,0,4,0,4,4,4,4,0,0,0,4,0,4,0,0,4,4,4,4,0,3,0,0,0,4,4,4,4,0,4,4,0,0,4,4,4,4,4,0,0,0,0,0,4,4,3,4,0,4,4,0,0,0,4,1,0,0,0,4,0,4,0,4,0,0,4,0,0,4,0,0,0,2,0,4,4,0,0,0,4,0,4,0,0,0,4,0,4,4,4,4,0,0,0,4,4,4,4,4,4,0,0,4,4,4,4,0,0,0,0,4,0,0,0,0,4,4,0,4,4,0,0,0,0,0,4,0,0,0,0,0,0,2,0,4,4,4,4,3,0,0,2,0,4,4,0,4,0,0,4,4,0,0,0,0,0,0,0,0,0,4,0,4,4,4,4,4,4,4,0,0,0,0,0,0,0,0,4,0,0,0,4,4,0,0,0,0,4,0,0,0,0,0,4,0,4,0,4,0,4,0,4,4,4,0,0,4,0,0,4,4,0,4,4,0,0,0,0,4,4,4,4,3,4,4,4,4,4,0,3,0,0,4,0,0,0,4,0,0,4,0,4,0,0,0,0,0,0,0,4,0,4,4,4,0,0,4,0,0,4,0,4,0,0,0,4,0,4,0,4,0,0,4,4,4,4,4,4,4,0,0,4,4,0,4,4,4,0,0,4,4,4,0,0,0,0,0,4,4,4,4,0,0,4,4,0,4,4,0,0,0,0,4,4,3,4,0,0,4,4,0,4,0,0,4,4,0,4,0,0,4,0,4,4,4,0,4,0,4,2,0,4,4,4,4,0,4,0,0,4,0,4,4,0,0,0,4,4,0,4,0,4,0,0,0,4,0,0,0,1,4,1,4,0,4,1,0,0,4,0,4,0,0,0,4,0,4,0,0,4,4,0,4,0,4,0,0,0,4,0,4,0,4,0,0,0,0,4,4,0,0,0,4,4,1,4,4,0,0,4,4,0,0,0,4,4,0,4,0,0,0,0,0,0,0,0,4,0,0,0,0,4,0,2,4,4,0,4,1,0,4,0,0,0,4,4,1,0,0,4,0,4,0,4,4,0,0,0,4,0,4,4,4,0,0,4,4,0,0,4,0,0,0,4,0,0,4,4,4,0,4,4,4,0,4,4,0,4,4,4,4,4,0,4,0,4,0,4,0,0,4,4,4,4,4,3,0,4,4,0,4,4,0,0,0,4,0,0,4,0,4,4,4,3,4,0,0,4,0,4,0,0,4,0,4,4,4,0,0,0,4,4,4,0,4,0,4,4,0,4,4,4,4,4,4,0,4,4,1,0,0,0,0,0,0,0,4,4,0,4,4,0,4,0,0,4,4,0,4,0,0,0,0,0,4,0,4,0,0,2,0,0,4,4,0,0,4,4,4,4,0,0,4,4,0,4,0,0,4,0,4,0,4,4,0,4,4,0,4,4,0,4,0,0,0,0,4,4,0,0,0,0,4,0,0,4,0,4,4,0,0,4,4,4,0,4,0,4,4,4,4,4,4,0,4,4,4,4,3,4,0,0,4,4,4,0,4,0,3,4,4,4,4,0,4,0,0,4,4,0,0,0,0,4,0,0,0,4,0,0,4,0,0,0,4,4,0,4,0,4,4,4,0,0,0,0,0,0,4,0,4,4,4,4,4,4,4,4,4,4,4,4,0,0,0,0,0,4,1,0,0,4,4,4,0,4,4,4,4,4,0,4,4,0,4,0,0,4,0,0,0,4,0,4,4,0,0,0,4,4,4,4,4,0,0,4,4,4,0,4,0,4,4,4,4,4,4,4,4,0,4,0,0,4,4,4,4,4,0,0,0,0,4,4,4,0,0,0,3,0,0,4,0,4,4,0,0,4,0,4,0,4,0,4,0,4,4,0,4,4,4,4,4,0,0,4,0,0,4,4,4,4,0,0,4,0,0,0,0,4,0,0,0,0,0,0,4,4,0,4,4,0,0,0,0,0,4,4,0,0,0,4,0,0,4,0,0,4,0,0,0,4,0,0,4,4,4,0,0,4,0,4,4,0,0,0,4,0,4,0,4,4,0,4,4,0,4,0,4,2,0,0,0,0,4,4,0,4,4,4,0,4,0,4,0,4,4,0,4,0,4,4,4,4,0,4,0,0,0,4,4,0,0,4,4,0,4,0,4,0,0,4,0,4,4,0,4,4,4,4,0,4,4,0,0,0,4,0,4,4,4,0,4,0,0,0,4,0,0,4,0,4,0,4,4,0,4,0,4,0,0,4,4,0,4,4,4,0,0,4,4,4,0,0,3,4,4,0,0,4,0,4,0,4,0,4,4,0,4,4,4,0,0,0,4,4,4,0,4,4,4,4,4,0,4,0,0,0,0,4,0,0,4,4,4,0,0,0,4,4,4,4,0,0,4,0,4,4,0,0,4,4,4,0,0,0,0,0,4,0,0,4,0,4,0,4,0,4,4,0,0,0,0,0,4,4,0,0,0,0,0,0,0,4,4,0,0,4,0,4,0,4,4,0,4,0,4,0,0,4,4,4,0,4,4,0,0,0,0,4,4,0,4,0,4,4,4,4,0,4,4,4,4,0,0,4,4,4,0,4,0,0,4,0,4,4,0,4,4,0,0,0,2,0,4,0,0,0,4,0,4,4,0,4,4,0,4,0,0,4,0,0,0,4,0,4,4,0,4,0,0,4,0,0,0,4,0,0,0,4,0,4,0,3,4,0,4,4,0,3,0,4,0,4,4,0,4,4,4,0,0,4,4,0,0,4,0,0,4,0,3,0,4,0,4,4,4,0,0,4,0,4,0,0,4,0,4,0,4,4,0,0,0,4,0,4,0,0,4,4,0,4,4,0,4,4,4,4,4,4,0,4,4,4,4,4,4,4,0,4,0,0,0,4,0,0,4,4,0,4,0,0,3,0,0,0,4,4,4,4,4,0,4,4,4,4,4,4,0,4,0,4,0,4,4,4,0,0,4,0,4,4,4,4,4,4,4,4,0,4,0,0,4,0,0,0,4,4,0,0,0,0,0,4,4,4,4,0,4,0,0,0,0,4,4,4,4,0,4,4,0,2,4,4,0,0,4,4,4,0,4,4,4,4,4,4,4,4,4,4,0,0,0,4,0,4,0,4,4,4,4,0,4,4,4,4,0,4,4,4,4,0,0,0,0,0,0,0,0,4,0,4,4,0,4,4,0,0,4,4,4,0,4,4,0,0,0,0,4,4,0,4,0,4,0,4,0,4,4,4,4,0,4,0,4,0,0,4,0,4,4,4,4,4,0,4,4,4,0,4,0,4,0,0,4,0,0,0,1,0,0,4,4,0,0,0,4,4,2,0,4,0,0,4,0,4,0,0,0,0,4,4,0,4,0,4,0,4,0,0,0,4,4,4,4,0,4,4,4,4,4,4,4,0,0,0,0,4,4,0,4,4,4,4,4,0,4,4,0,0,4,0,4,0,4,0,0,4,4,0,4,4,4,0,4,4,0,0,0,0,0,4,0,4,4,4,0,0,4,3,0,0,4,0,0,4,4,0,0,0,4,4,0,4,4,4,4,4,4,4,0,4,0,0,0,0,0,4,0,0,0,4,0,4,4,4,4,0,0,0,4,0,0,1,4,4,4,4,4,4,0,0,4,4,0,0,4,4,4,4,4,4,4,4,4,2,0,4,4,0,4,4,0,4,4,4,0,4,0,0,0,0,4,0,4,4,0,0,4,4,0,0,0,0,0,4,0,4,4,4,4,0,4,0,0,4,0,0,0,4,0,0,4,4,4,0,0,0,4,1,4,0,4,0,4,4,0,0,4,0,4,4,4,0,0,4,4,4,4,4,0,4,0,4,1,0,4,3,0,0,4,0,0,0,0,0,4,0,0,0,4,4,0,0,4,0,0,4,2,0,4,4,0,0,0,4,0,0,4,0,4,0,4,4,4,4,4,4,0,0,4,0,0,4,0,4,0,0,0,4,4,0,0,2,0,4,4,0,4,0,4,4,0,4,0,0,4,4,4,4,0,0,0,0,4,4,0,0,4,4,4,4,0,0,0,0,0,4,4,0,4,4,4,4,0,4,0,4,0,0,0,0,0,0,4,0,4,0,0,4,4,4,0,4,0,4,4,4,0,4,0,0,0,0,0,0,0,0,4,0,0,0,4,4,4,4,4,0,0,4,0,4,4,4,0,4,4,4,4,4,4,4,4,2,4,4,4,0,0,4,0,0,4,0,4,0,4,3,0,0,4,4,4,0,4,4,0,0,4,4,4,4,4,0,2,4,4,4,4,4,0,0,0,0,0,4,0,4,0,4,0,4,4,0,0,4,0,0,0,4,0,0,0,4,4,0,0,4,0,0,0,0,4,0,0,0,4,0,4,0,4,0,4,0,0,4,0,4,4,0,4,0,0,4,4,4,0,4,0,0,4,4,0,4,0,4,0,0,4,0,4,0,0,4,0,0,0,4,0,0,0,4,4,4,4,0,4,0,3,0,0,4,4,0,4,0,0,0,4,4,4,0,4,4,4,4,4,0,4,4,0,0,0,0,0,0,4,4,0,4,4,4,4,4,0,0,0,4,4,0,4,0,4,0,0,0,0,4,4,4,4,0,0,4,0,0,0,4,4,4,4,0,0,4,0,4,0,4,4,0,4,4,0,4,0,0,0,4,4,0,4,0,4,0,4,4,0,4,0,0,0,4,4,0,0,0,4,0,0,0,4,0,0,0,0,4,0,4,4,0,4,4,4,4,4,0,0,4,4,0,0,0,0,0,4,0,0,0,4,0,0,4,4,0,4,0,4,4,4,4,0,0,4,0,4,4,0,4,4,0,0,4,4,4,4,4,4,4,4,4,0,4,4,0,4,0,0,0,0,0,0,0,0,4,0,0,4,0,4,0,0,0,0,4,4,4,4,4,0,4,0,4,4,4,0,4,0,4,4,0,0,0,2,0,4,0,4,0,4,4,4,0,4,0,0,0,4,0,4,0,4,0,0,0,0,4,0,0,0,4,0,4,4,4,4,4,0,0,4,0,0,4,4,0,0,0,4,0,4,4,4,0,0,0,4,0,4,1,4,2,4,0,0,0,0,4,0,0,0,0,0,2,4,4,4,0,0,4,3,4,0,4,0,0,4,4,4,0,0,0,0,0,4,0,4,0,4,4,0,4,0,0,4,0,4,0,0,4,0,4,4,0,0,0,4,0,0,0,0,4,4,0,4,4,4,4,4,4,0,0,0,0,0,0,4,0,4,4,0,0,4,0,0,0,4,4,4,0,4,0,4,0,4,0,4,2,4,4,4,0,4,4,4,4,0,4,4,4,4,0,4,4,3,0,0,4,4,0,4,4,4,0,0,0,4,0,4,0,0,4,0,0,0,0,0,0,0,4,4,0,4,0,0,0,1,4,0,4,0,4,4,4,4,0,0,4,0,4,0,0,4,4,4,1,0,4,4,4,4,0,0,4,4,0,0,4,0,0,4,0,4,0,4,4,4,4,4,0,4,4,0,4,4,4,0,0,0,4,4,4,4,4,0,4,0,4,0,4,0,4,0,0,0,4,2,4,4,0,4,0,0,4,0,4,4,0,4,0,4,4,0,4,4,4,4,0,2,4,0,4,4,4,0,4,4,4,0,0,0,0,0,4,4,4,0,4,0,0,0,0,4,0,4,0,4,0,4,4,3,4,4,0,0,0,0,4,0,0,4,0,4,0,4,4,0,4,0,0,0,0,4,0,4,0,4,4,0,0,4,0,4,4,4,4,4,4,0,4,4,0,0,0,0,4,0,0,4,0,0,4,4,0,4,0,4,0,0,4,4,4,4,4,4,4,4,4,0,4,4,4,0,4,0,4,0,3,4,4,0,0,4,4,0,4,4,4,4,0,4,0,0,4,0,4,0,4,0,0,0,4,4,0,4,4,4,0,4,0,0,4,3,0,0,0,4,4,4,0,4,4,0,0,0,4,4,4,4,0,0,0,0,4,4,4,0,0,4,0,0,0,4,4,4,0,4,4,4,4,0,4,4,0,0,4,4,4,0,0,0,4,4,4,0,0,4,0,0,0,4,0,4,4,0,0,4,0,0,4,4,4,4,4,4,4,4,4,4,4,0,4,4,4,0,0,4,4,4,4,0,0,4,0,4,0,0,4,4,0,0,4,0,0,0,0,4,4,4,0,0,4,3,0,0,0,0,4,4,0,0,4,0,4,4,4,4,4,4,0,4,0,4,0,4,0,4,4,0,0,0,4,0,0,0,0,4,0,0,0,0,0,0,0,4,4,0,0,0,4,4,0,4,0,0,4,0,0,4,4,4,0,4,0,4,4,1,0,4,4,4,0,0,4,0,0,4,3,4,0,0,4,0,0,4,0,0,0,0,4,4,4,0,4,4,4,4,0,0,4,4,4,0,0,4,0,4,0,4,0,4,0,4,0,0,0,4,4,4,0,0,0,0,4,0,4,4,4,0,4,4,0,4,0,4,4,0,4,0,4,4,0,0,1,0,4,0,4,4,4,0,4,0,0,0,0,0,4,4,4,4,0,4,0,4,0,4,0,4,0,0,4,0,0,0,4,0,4,0,4,4,4,4,0,4,4,0,0,4,0,4,0,0,4,0,0,0,4,4,4,4,4,4,3,0,4,0,4,4,4,0,4,4,4,4,4,4,0,4,0,4,0,4,4,0,0,3,4,0,4,0,0,4,4,0,4,4,4,4,4,4,4,0,4,0,2,0,4,4,4,0,0,0,0,4,0,0,4,4,0,0,4,0,0,0,4,2,4,0,1,4,0,0,0,0,4,4,0,4,4,0,0,4,4,4,4,4,4,0,0,4,4,0,4,0,0,0,0,0,0,0,0,4,4,0,0,4,4,4,0,0,4,0,0,4,4,4,4,4,4,0,0,0,4,4,0,0,4,4,0,4,0,4,0,4,4,0,4,0,0,0,4,4,0,4,4,4,4,4,4,2,0,4,4,0,0,0,0,4,0,4,4,0,0,0,0,2,4,0,0,0,4,4,4,0,0,4,0,0,3,0,0,4,4,0,4,4,4,4,4,4,4,0,4,0,0,4,0,0,4,4,4,4,4,0,0,0,0,4,4,0,1,4,0,4,4,4,0,0,0,0,4,4,4,4,4,4,4,4,4,0,4,4,4,4,4,0,4,4,0,4,0,4,4,4,4,4,4,4,4,0,0,0,0,0,0,4,0,4,0,4,0,4,4,0,4,0,0,4,0,0,0,4,4,0,4,0,0,0,4,4,4,4,4,4,4,4,4,3,0,4,4,4,0,0,4,0,0,4,4,0,4,0,4,4,4,0,4,1,0,0,4,0,0,0,0,4,0,4,0,0,3,4,0,0,0,0,4,0,4,0,0,4,4,0,4,0,4,0,0,4,0,4,0,0,4,0,0,4,0,0,0,0,4,4,4,4,0,3,4,0,4,0,4,4,0,4,4,4,0,0,4,4,4,4,0,4,4,0,4,0,4,0,4,0,4,4,0,0,4,4,0,4,4,4,0,0,0,0,0,0,4,4,4,4,4,0,4,0,4,0,0,2,0,0,0,4,0,0,4,4,0,0,0,0,4,4,4,0,4,4,0,0,4,0,0,0,4,0,4,0,3,4,0,0,4,0,0,4,4,4,4,4,0,0,0,4,4,4,4,0,0,0,4,0,0,4,0,4,4,0,0,0,4,0,0,0,4,4,0,4,4,0,4,4,4,4,4,0,0,4,4,0,0,0,0,4,4,4,4,4,0,4,0,4,0,4,0,4,4,4,0,0,0,0,0,0,4,0,4,4,4,4,4,0,0,0,4,0,4,4,4,4,0,4,4,0,0,4,0,0,0,0,4,4,4,1,4,1,0,0,0,4,0,4,4,0,0,0,0,0,0,4,0,0,0,0,0,4,0,0,0,0,4,0,4,0,0,4,4,0,4,4,4,4,0,4,0,0,0,0,4,3,4,0,0,4,0,0,4,0,0,4,0,0,4,0,4,4,4,0,4,0,0,4,0,2,4,4,4,0,4,0,0,4,4,0,1,0,4,0,0,0,1,4,0,4,0,0,4,2,4,0,0,4,4,0,4,4,0,4,0,0,4,0,0,4,4,4,4,0,3,0,0,4,4,0,0,4,0,4,4,0,0,3,0,4,4,4,4,4,4,4,4,0,4,4,0,0,4,4,0,0,4,4,4,0,0,0,0,4,4,0,4,0,4,0,4,0,0,0,0,3,4,4,3,0,0,4,4,0,0,0,0,4,4,4,0,0,4,0,4,4,4,4,4,4,0,0,0,0,4,4,0,4,4,4,0,4,0,0,4,0,0,4,0,4,0,0,4,0,0,4,0,0,4,4,4,0,3,0,0,4,4,4,0,0,4,2,4,0,0,0,4,0,0,4,0,0,4,0,4,0,4,0,0,4,0,4,0,0,4,4,4,0,4,0,4,0,4,0,0,4,0,4,4,0,0,4,0,0,0,0,4,0,4,0,4,0,0,4,4,0,0,0,0,0,4,0,2,0,4,0,0,0,4,4,4,0,4,4,0,0,4,4,0,0,4,0,0,4,0,1,0,4,0,4,1,4,4,4,4,0,4,0,0,0,0,0,4,4,0,4,0,4,0,0,0,4,4,0,0,4,4,0,4,0,4,4,0,0,4,4,0,0,4,4,0,4,0,0,4,4,0,4,0,4,4,0,0,0,0,4,0,4,4,4,4,0,0,4,4,4,4,4,4,0,0,4,4,0,0,0,4,4,4,4,0,4,2,0,0,4,4,4,2,0,4,0,4,4,4,0,0,4,0,0,3,4,0,4,0,4,4,0,4,4,0,0,0,4,4,4,4,0,3,0,4,0,0,4,0,0,4,4,4,4,0,0,0,4,0,4,4,4,0,0,4,0,0,0,0,0,4,0,4,0,0,4,0,0,4,0,4,0,0,4,4,0,0,0,0,0,0,0,4,4,4,4,0,4,0,4,4,4,0,0,3,4,4,0,4,4,0,0,0,4,0,4,0,0,0,4,4,0,4,4,0,0,4,0,4,0,0,0,4,4,1,4,4,0,4,0,0,4,4,4,4,0,0,0,4,4,4,0,4,0,0,4,0,4,0,3,0,4,4,0,0,0,0,0,0,0,4,0,4,4,0,4,0,4,0,0,0,4,0,0,4,4,0,0,4,0,0,4,0,0,0,3,0,4,0,0,4,0,4,3,0,4,0,4,4,0,0,4,4,4,0,4,4,4,4,4,4,0,4,0,0,4,0,0,4,4,3,0,4,4,0,4,0,0,0,0,0,4,0,0,4,0,3,0,0,0,4,4,4,4,4,4,0,4,0,4,0,4,4,4,0,0,0,0,0,0,0,0,0,0,4,0,4,4,0,4,0,3,4,4,4,4,0,0,0,0,0,4,4,4,4,0,0,4,0,4,4,3,0,4,4,0,4,4,0,4,0,0,4,4,4,4,4,0,0,4,0,4,4,0,0,0,4,0,4,0,0,0,4,0,0,0,4,0,0,0,0,4,4,0,0,4,0,0,4,0,4,4,4,4,0,4,0,0,0,4,0,0,0,4,0,0,0,0,0,4,4,0,4,4,0,0,4,0,0,4,0,0,0,0,0,4,0,4,0,4,0,0,4,0,4,4,4,4,4,4,4,4,0,0,4,4,0,2,4,0,0,0,0,4,0,0,4,4,0,0,0,4,0,0,0,4,4,4,4,0,0,4,0,0,4,0,0,0,0,4,4,4,4,4,0,4,4,0,4,0,0,0,4,4,0,4,0,0,0,4,4,4,0,1,4,4,4,0,0,4,4,0,0,4,0,0,0,0,4,0,0,0,4,0,4,4,0,0,0,4,0,0,0,0,0,0,0,0,0,2,4,0,0,4,0,0,4,0,4,4,4,4,0,4,4,4,0,4,4,0,4,0,4,4,4,0,4,0,0,0,0,4,4,0,4,4,0,0,0,4,4,0,0,4,2,4,4,0,4,0,3,4,4,4,0,4,0,4,3,0,0,4,4,0,0,0,4,0,4,4,0,4,0,4,0,4,4,0,4,4,4,4,4,4,0,4,0,0,4,0,0,4,4,0,4,4,0,4,4,4,4,4,4,4,4,4,0,0,4,4,0,0,4,0,4,4,0,4,0,4,4,4,0,4,0,4,0,4,0,4,0,0,0,3,0,4,3,4,2,4,4,4,0,0,0,4,0,0,0,0,0,0,0,4,0,4,0,0,4,0,4,0,4,0,0,4,0,0,0,4,4,0,4,4,0,4,2,0,0,0,0,4,0,4,4,4,0,4,4,4,0,4,4,4,0,0,0,1,0,0,0,0,4,4,0,4,4,4,4,0,0,0,0,0,4,4,4,0,0,4,4,4,4,1,4,4,0,0,4,0,0,4,4,4,4,0,0,0,0,0,0,0,0,4,0,0,4,0,0,0,0,4,0,4,4,4,4,4,4,0,4,0,0,0,0,0,4,0,0,4,4,4,0,4,4,4,0,0,0,4,4,0,4,0,0,0,0,0,0,0,0,4,0,0,0,0,4,0,4,0,4,4,4,0,4,0,4,4,0,4,0,4,4,0,0,4,4,4,4,0,4,4,4,0,4,0,0,0,0,4,4,4,4,4,0,4,4,0,4,4,4,4,0,4,4,0,0,0,4,4,4,4,0,4,0,0,4,0,0,0,4,4,4,0,0,0,4,4,0,4,4,0,4,4,0,4,4,4,0,0,4,0,4,4,4,4,4,4,0,0,0,0,4,4,4,4,4,4,0,4,0,4,4,0,4,0,0,4,4,0,4,4,0,4,4,4,0,0,4,0,4,0,4,4,4,0,0,0,0,0,0,4,0,4,0,4,0,0,4,4,4,0,4,4,4,0,0,0,0,4,0,4,4,0,4,0,4,4,4,4,0,0,4,0,0,0,4,0,0,0,0,4,4,0,4,4,0,0,0,4,4,4,4,0,4,0,4,4,4,0,0,0,0,4,0,4,4,0,4,4,4,0,0,4,0,4,0,4,0,0,4,4,0,4,4,4,4,4,0,0,0,4,0,4,0,4,4,4,4,0,4,4,1,4,4,4,4,4,4,0,0,4,4,0,4,4,4,4,0,0,0,0,4,4,0,0,0,0,0,0,0,4,4,0,0,4,4,0,4,4,0,4,0,0,4,0,4,0,4,0,4,0,4,4,4,0,0,0,3,0,0,0,2,0,4,0,0,4,4,4,4,0,4,0,4,4,4,4,0,0,4,0,4,4,4,4,0,0,4,0,4,4,0,0,4,0,4,0,0,0,4,4,0,0,4,4,0,4,0,4,0,0,4,0,0,4,0,4,0,4,4,1,4,0,4,0,4,4,0,4,0,4,0,4,4,0,0,4,0,4,0,0,4,4,4,4,0,0,4,0,0,0,0,0,0,4,0,4,0,4,0,0,0,4,4,4,4,4,0,0,0,0,4,4,0,0,0,0,4,4,4,4,0,4,0,0,0,0,4,0,0,4,0,0,4,0,0,0,0,0,0,0,0,0,0,0,0,4,4,0,4,4,0,4,4,0,4,4,0,4,4,0,0,0,4,2,4,4,0,4,0,0,4,0,0,0,0,4,0,0,0,0,0,0,0,0,2,4,0,4,0,4,4,4,2,4,0,4,4,0,4,0,4,4,4,2,4,4,4,4,4,0,0,1,0,4,0,0,0,4,4,4,0,0,0,4,0,4,0,0,0,4,0,4,4,4,0,0,4,4,0,0,0,4,0,4,0,0,0,0,4,0,2,0,0,0,4,4,0,4,0,4,4,0,0,0,4,4,4,4,4,0,4,4,4,4,4,0,0,4,4,0,4,0,4,4,0,0,4,4,0,0,0,4,4,0,4,0,4,4,0,4,4,0,4,0,0,4,4,0,4,4,0,4,0,0,0,0,4,0,0,0,0,4,4,0,4,4,4,0,0,4,4,4,0,4,0,4,4,0,4,0,4,4,4,0,0,4,4,0,4,0,0,0,0,0,2,4,4,0,0,0,4,0,0,0,0,0,0,4,0,0,0,4,0,4,4,0,0,4,4,4,4,4,0,4,0,0,0,0,0,4,0,4,4,4,4,0,0,4,4,4,4,0,4,4,4,4,4,0,0,0,0,4,0,4,4,4,0,4,4,0,4,4,4,0,0,0,4,4,4,0,4,0,0,4,4,0,0,0,0,4,4,0,0,0,0,0,0,0,4,0,0,0,0,4,4,0,0,4,4,0,4,4,0,4,4,0,4,4,4,0,4,4,4,0,0,4,0,4,0,0,4,0,4,0,0,0,4,4,4,4,0,4,0,0,0,0,4,0,4,0,4,4,0,4,2,0,4,4,0,0,0,0,4,0,4,4,0,4,4,0,0,4,0,4,0,4,4,4,4,0,4,4,4,4,0,0,4,0,4,0,4,0,4,0,4,0,0,4,0,0,0,4,0,4,4,0,0,0,4,0,4,0,0,0,0,4,0,4,4,4,4,4,0,0,4,4,4,0,4,0,4,0,4,4,4,0,2,4,4,0,0,4,2,0,4,0,4,4,0,4,4,4,4,0,4,0,4,0,0,4,4,4,0,0,0,0,0,4,0,0,4,0,0,0,4,4,0,0,4,0,0,4,4,4,0,0,4,0,4,0,4,4,4,0,0,4,4,0,4,0,4,4,4,0,0,0,4,0,4,0,4,0,4,4,4,4,4,0,4,4,4,4,0,0,0,0,0,0,4,0,0,4,0,0,4,0,0,4,0,0,4,4,0,0,4,0,4,4,4,4,0,4,0,4,4,4,0,0,0,4,0,0,4,4,0,4,4,4,4,0,0,0,4,0,0,4,0,0,0,0,0,0,4,4,4,4,4,4,0,0,4,0,4,0,0,0,4,4,4,1,4,0,4,4,4,4,4,0,4,4,4,0,4,0,0,0,0,0,4,0,4,4,0,0,0,4,0,0,0,4,4,4,4,4,0,4,0,0,0,0,4,0,4,4,4,0,0,2,4,0,0,1,0,4,4,4,0,4,4,0,4,0,0,0,4,0,0,0,4,4,4,0,4,0,0,4,4,0,0,0,0,0,0,0,0,0,0,4,4,0,4,4,4,0,0,0,0,4,0,4,4,4,0,4,4,4,0,0,4,0,0,0,4,4,4,0,4,4,4,4,4,4,4,4,0,0,0,4,0,0,4,0,0,4,4,0,0,0,0,4,2,0,0,4,4,4,4,4,0,0,0,0,4,0,4,4,0,0,4,4,0,4,4,4,4,4,0,4,3,0,4,0,4,0,0,4,0,0,4,0,0,0,4,4,4,0,4,3,4,0,4,4,4,0,0,4,4,4,0,4,4,0,0,4,0,0,4,4,4,4,4,0,0,0,0,4,0,0,4,0,0,4,0,0,0,0,0,0,4,0,4,0,0,0,4,4,4,0,0,0,0,4,0,4,0,4,4,0,3,0,0,4,4,0,4,4,4,0,4,0,0,0,4,4,0,4,0,4,0,0,0,0,0,4,4,0,4,0,4,0,0,4,0,4,0,4,4,0,0,0,4,0,0,0,4,0,4,0,0,4,0,4,4,4,0,4,4,0,4,0,4,4,4,0,4,0,4,4,0,0,4,4,0,4,4,0,0,4,0,4,4,4,4,0,4,4,4,0,0,4,0,0,0,4,0,4,4,0,4,0,0,4,4,4,4,4,4,4,0,4,4,0,4,4,0,0,4,0,0,0,0,0,0,0,0,4,4,4,4,4,4,0,0,4,4,4,4,4,4,4,4,4,0,0,4,0,4,4,4,0,0,0,4,4,4,4,0,0,4,0,0,0,0,4,4,0,0,4,0,4,0,4,0,4,0,0,0,0,0,0,0,4,4,4,4,4,0,0,0,0,0,4,0,4,0,4,4,0,0,4,0,0,4,0,4,0,0,0,4,4,4,4,4,0,0,0,0,0,0,0,4,0,0,4,4,0,0,4,4,0,0,4,4,0,0,4,4,4,0,4,4,0,1,4,4,4,0,4,0,0,0,4,0,4,4,0,4,4,0,0,4,0,4,0,4,0,0,4,4,0,0,0,4,4,0,0,4,4,4,4,4,0,4,4,0,4,0,0,0,4,0,4,4,4,0,0,0,4,0,4,0,4,4,0,4,0,4,4,0,0,0,4,0,0,4,4,0,4,4,4,4,0,0,4,0,4,0,0,4,4,1,4,0,4,4,0,4,0,4,0,0,0,0,0,0,4,4,0,4,4,4,4,4,0,0,4,3,0,0,0,4,4,0,0,0,0,0,4,0,4,4,4,0,4,0,4,4,0,4,0,0,4,0,2,0,0,4,4,0,0,0,4,4,4,0,4,0,0,4,0,4,4,4,4,0,4,0,0,1,0,4,4,4,4,4,0,4,0,0,4,0,0,4,0,4,4,0,4,0,4,0,4,4,0,4,0,4,4,0,0,4,4,0,4,0,4,4,0,0,4,0,0,4,0,4,4,4,0,0,0,0,0,0,0,0,4,4,4,4,4,0,0,0,4,4,4,0,4,0,4,4,0,0,4,4,0,4,0,0,0,0,0,4,0,4,4,0,4,0,0,4,0,0,4,4,0,0,4,4,0,0,0,4,4,0,0,4,4,4,4,0,4,0,0,4,0,0,0,0,0,0,4,0,4,4,4,4,4,4,0,0,0,0,0,0,0,4,4,0,0,3,0,0,0,4,4,0,0,0,0,4,4,4,0,0,4,4,4,0,0,1,4,0,0,4,4,4,4,4,0,4,4,0,4,4,0,4,4,4,4,4,4,4,4,4,0,0,4,0,0,4,0,0,4,4,4,4,4,4,4,0,0,4,0,4,0,0,4,4,0,0,4,4,0,4,0,0,4,4,4,3,0,0,0,4,4,4,0,0,4,4,4,0,4,4,4,0,0,0,4,4,4,4,0,4,0,4,4,0,0,4,4,0,4,0,4,0,4,0,0,0,0,0,0,0,0,4,0,4,4,0,2,0,4,4,0,0,4,0,0,4,4,4,0,0,3,0,4,4,4,0,4,4,4,4,0,0,4,4,4,4,4,4,4,0,4,4,4,4,0,1,4,4,0,4,4,4,4,0,0,4,0,4,4,4,4,0,0,0,0,0,0,4,0,4,0,4,4,0,0,4,0,4,4,0,0,0,0,4,4,3,4,4,0,4,0,0,4,0,4,4,0,4,4,0,0,4,0,4,4,4,4,4,3,0,0,4,0,0,0,0,0,4,0,0,4,4,4,0,0,1,0,4,0,4,4,0,0,0,0,4,0,4,0,0,0,4,0,0,4,0,4,0,4,0,0,0,4,4,1,0,4,0,2,4,0,4,0,0,0,4,0,0,0,4,0,0,4,0,4,0,4,0,4,0,4,4,0,4,0,0,0,0,4,0,4,4,0,0,2,0,4,4,4,4,0,0,4,4,4,0,0,0,4,0,0,4,4,4,4,4,4,4,4,4,4,0,4,0,0,4,4,0,4,4,0,4,4,4,4,0,4,4,0,4,4,0,0,4,4,4,4,4,4,0,4,0,4,4,0,0,4,4,4,4,0,4,4,0,4,4,4,4,4,4,4,0,0,4,4,0,4,0,4,0,4,4,0,0,4,4,4,4,0,4,0,4,0,0,4,0,4,0,0,4,4,4,0,4,4,0,4,0,4,4,4,4,0,4,0,0,0,0,4,0,4,4,4,0,4,0,0,0,0,4,4,0,0,4,4,0,4,4,0,1,0,4,4,4,0,4,0,0,0,0,4,0,0,4,4,4,0,0,0,0,4,4,4,4,0,0,0,4,4,0,0,4,4,0,4,4,4,4,4,0,4,0,0,4,4,4,4,0,4,4,0,0,0,4,4,0,4,4,0,4,0,4,0,4,4,4,0,4,0,0,4,0,4,0,0,0,4,4,4,0,4,0,4,4,4,0,0,0,4,4,4,0,4,4,4,4,0,4,4,0,0,0,4,0,4,0,0,4,0,4,4,4,0,0,4,0,4,0,4,4,0,4,1,4,0,0,4,0,4,0,4,4,0,4,0,0,0,0,0,4,0,4,0,0,0,4,4,4,4,4,4,0,0,0,0,0,4,0,4,4,4,0,4,4,0,3,4,4,4,0,4,4,0,0,4,0,4,4,4,4,0,0,4,4,4,4,0,4,4,0,0,4,4,4,0,2,0,4,4,0,4,4,0,0,4,0,4,4,3,4,4,4,0,4,4,4,0,0,4,0,0,0,0,0,0,0,4,4,0,0,4,0,0,4,4,4,0,0,4,0,4,4,4,4,4,4,0,4,4,0,0,3,4,4,4,4,0,4,3,0,4,0,0,0,4,4,4,0,4,4,4,4,4,4,4,0,0,0,4,4,4,0,0,0,0,0,0,4,0,0,0,0,0,4,4,0,3,0,4,0,4,4,4,4,4,4,0,0,0,4,4,0,4,4,4,0,4,4,4,0,0,4,4,0,0,4,4,4,0,0,0,0,4,0,0,4,4,4,4,0,0,0,4,0,0,0,4,0,0,0,4,4,0,0,0,0,4,2,4,0,4,4,0,4,0,4,4,0,4,4,4,0,4,4,3,0,0,0,0,4,4,0,4,4,0,4,4,0,4,0,4,4,4,0,4,4,0,4,4,4,4,4,4,0,0,0,4,4,0,4,0,4,0,4,0,4,0,4,4,4,0,4,4,0,4,4,4,0,0,1,4,0,0,4,0,4,4,3,0,0,3,4,0,4,0,0,0,4,0,0,0,4,0,0,0,0,4,4,0,3,0,4,0,0,0,0,0,4,4,4,0,4,0,0,4,0,4,0,4,0,4,0,0,4,0,4,0,0,0,4,0,0,0,4,0,0,0,1,4,0,4,1,4,4,0,4,4,0,0,4,4,0,0,0,0,4,0,4,0,0,0,0,4,0,0,0,0,4,4,4,0,4,0,0,4,0,0,4,4,4,4,0,0,4,4,0,4,0,4,4,2,4,0,2,0,4,0,0,4,0,4,0,0,4,0,4,4,4,0,0,0,4,0,0,4,0,0,0,0,0,0,4,4,4,4,0,0,0,4,4,4,4,0,0,4,4,4,4,4,0,4,4,0,0,4,0,4,4,4,0,4,0,0,4,4,4,4,4,0,4,0,4,4,0,0,4,0,4,4,4,4,4,4,4,4,0,0,0,4,4,4,0,0,0,0,0,4,4,0,4,0,4,4,4,4,0,4,4,0,4,4,4,3,4,4,0,4,0,4,0,0,4,0,4,4,4,0,0,4,0,0,4,4,4,0,0,4,0,4,4,4,4,0,4,4,4,4,0,4,0,0,4,4,4,0,4,4,4,0,4,3,0,0,0,4,0,0,4,2,4,0,0,4,1,4,4,4,0,0,4,0,0,0,0,0,4,0,0,0,0,4,0,4,0,4,4,4,4,4,4,4,4,4,4,4,4,0,4,0,4,0,0,4,4,4,4,0,4,0,4,4,4,4,3,0,0,0,0,0,4,0,1,4,4,4,4,0,0,4,4,0,0,0,4,0,0,0,4,0,0,3,4,4,4,0,0,0,4,4,0,4,4,4,4,0,4,0,0,3,0,4,4,0,4,0,0,0,4,4,4,4,4,0,0,0,4,4,4,4,0,0,4,4,4,0,4,4,4,4,0,0,4,4,0,0,0,4,4,0,0,0,4,4,4,4,0,0,4,0,0,4,0,4,4,4,4,0,4,4,0,3,4,0,0,0,0,0,4,0,0,0,4,0,0,4,0,4,0,4,4,2,0,4,4,0,0,4,0,4,0,4,0,4,0,0,0,4,4,0,0,0,4,4,0,4,4,4,0,0,4,0,0,0,0,0,0,4,0,0,4,0,0,4,4,0,0,0,4,4,4,4,0,0,4,0,0,0,0,0,0,4,0,0,4,0,0,3,4,0,0,0,0,4,0,4,0,0,3,0,4,4,4,0,4,0,0,0,4,0,0,4,0,0,4,4,4,4,0,0,0,0,0,0,0,4,4,4,0,4,4,4,0,0,0,0,0,0,4,4,0,0,0,4,0,4,4,4,4,4,4,0,0,4,4,0,0,0,0,0,4,4,4,4,4,4,0,4,4,0,4,4,0,4,0,0,0,0,0,0,4,4,0,4,0,0,4,0,0,2,4,4,4,4,4,4,0,0,0,4,0,0,4,0,0,4,0,4,4,4,0,0,2,4,4,0,4,0,0,0,0,4,0,0,0,0,0,0,4,4,0,0,0,0,0,4,4,4,0,4,0,4,4,4,0,0,0,0,4,0,4,0,4,0,4,4,0,0,0,4,4,4,0,0,4,4,4,4,0,0,0,4,4,0,0,4,0,4,0,4,2,0,0,4,0,0,0,4,4,0,0,0,4,0,4,0,0,4,4,0,0,4,0,4,0,0,0,4,0,4,0,3,0,4,4,4,0,4,4,4,4,4,4,4,4,4,4,4,0,0,4,0,0,0,4,4,4,4,0,4,4,0,0,0,0,0,4,0,4,4,4,4,4,4,0,0,4,0,0,0,4,4,4,4,0,4,0,4,4,4,4,2,0,0,0,0,4,4,4,4,4,0,4,0,0,0,4,4,0,4,4,4,4,4,0,4,0,0,4,4,4,1,4,4,0,0,4,0,0,0,0,0,4,0,0,4,4,4,4,0,0,4,4,4,4,0,0,0,4,4,4,4,0,0,0,0,0,0,4,0,0,4,4,4,3,4,0,0,0,4,0,0,0,0,4,0,4,0,0,4,4,4,4,0,4,0,4,0,0,4,4,0,0,0,4,4,4,0,4,0,4,4,0,4,0,4,0,4,4,0,0,0,0,0,0,0,0,0,4,0,0,0,0,4,4,4,0,4,0,0,0,0,4,4,0,0,0,4,0,4,4,4,4,4,4,4,0,1,4,0,4,0,4,0,0,4,4,4,4,0,0,3,4,4,4,4,4,0,4,0,4,0,4,0,0,4,0,0,0,0,4,0,0,0,0,4,4,4,4,4,4,4,0,0,4,4,0,4,4,4,0,4,0,0,4,4,4,0,4,4,0,4,0,0,0,0,0,0,4,4,4,4,0,4,0,0,4,4,0,0,4,0,4,4,0,0,0,4,0,0,4,4,0,0,0,4,0,0,0,0,0,3,0,0,0,4,4,4,4,0,4,0,4,0,0,0,0,0,4,0,4,4,4,4,0,4,4,4,4,0,4,0,4,0,4,4,4,0,4,4,4,0,4,4,0,4,4,4,4,4,4,0,4,0,4,4,4,0,0,4,0,4,0,0,4,0,4,0,4,4,0,4,4,0,4,4,0,0,4,4,0,0,0,0,0,0,0,0,0,0,4,0,4,0,4,4,4,4,0,0,4,0,0,4,0,0,4,4,0,4,0,0,0,4,4,4,4,0,0,0,4,4,0,4,0,4,0,0,1,4,4,0,0,4,0,4,4,4,0,0,4,0,0,4,0,4,0,4,0,0,0,0,4,4,4,4,4,4,0,0,4,0,4,4,4,0,4,0,4,4,4,0,0,4,4,4,0,4,0,4,0,4,4,4,4,0,0,4,0,4,0,4,4,0,4,4,0,0,4,4,0,4,4,4,4,0,4,4,4,0,4,0,4,0,4,0,4,4,0,4,0,4,0,4,0,4,4,0,4,4,4,0,4,0,4,4,0,4,4,0,4,0,4,4,0,4,4,0,4,0,4,0,4,0,0,0,4,0,3,0,3,0,4,0,4,4,0,0,4,4,0,4,4,0,2,0,0,4,0,0,0,0,4,0,0,4,0,0,0,0,4,4,4,0,4,4,4,0,4,4,0,4,0,0,4,4,0,4,4,0,0,0,0,4,0,0,4,0,0,4,0,0,4,4,0,4,4,4,4,2,0,4,2,4,0,4,4,4,0,0,4,4,0,4,0,0,4,0,4,0,4,0,4,4,0,0,4,4,4,0,4,0,0,0,0,0,0,4,0,0,4,4,0,4,4,4,4,4,0,4,4,0,0,4,0,0,4,4,4,4,0,0,4,4,4,4,0,4,4,0,0,0,0,4,4,0,0,4,0,4,4,0,4,0,4,4,4,0,0,0,0,4,0,4,4,0,0,0,0,4,4,4,0,0,0,0,0,4,4,4,0,0,4,0,4,4,4,4,0,0,4,4,4,4,0,0,0,0,0,0,0,0,4,4,4,0,4,0,0,4,4,0,4,0,0,0,4,0,4,4,0,4,4,0,4,2,4,4,0,4,4,4,0,4,4,4,0,0,0,4,4,0,0,4,4,4,0,0,4,4,0,0,0,4,1,4,4,0,4,4,4,0,4,0,0,4,0,4,0,4,0,4,4,4,4,0,4,4,0,4,0,0,0,0,4,4,4,4,0,4,0,4,0,0,0,4,4,4,0,0,4,0,0,0,4,0,4,4,0,4,0,0,0,4,4,4,4,4,4,0,4,0,0,4,0,4,0,4,4,4,0,4,0,0,0,2,0,0,4,0,4,0,4,4,4,4,0,0,0,4,0,0,0,0,0,4,4,0,4,0,0,0,0,0,0,4,0,4,4,4,4,4,4,0,0,4,0,4,4,0,1,0,4,4,4,4,0,4,0,4,0,0,0,0,0,0,4,0,4,0,4,4,0,2,0,4,4,0,4,0,0,0,0,4,0,0,0,4,4,4,0,4,0,4,0,0,4,0,0,4,4,0,0,0,4,0,0,0,4,0,0,0,0,0,0,4,4,4,4,1,4,0,4,0,0,4,4,0,4,1,0,0,4,0,4,0,0,4,4,0,0,4,0,4,4,0,4,0,4,0,0,4,4,0,4,4,0,4,4,0,0,0,4,0,4,4,0,4,4,0,0,0,4,0,4,4,0,0,4,0,0,0,4,4,0,4,0,0,0,0,4,4,4,0,0,4,4,0,4,2,4,4,0,4,4,0,4,4,0,0,4,4,4,0,2,4,4,4,4,0,0,1,4,4,0,0,4,4,4,0,4,0,0,0,4,4,0,4,4,4,4,0,0,4,0,0,4,0,0,0,0,4,4,0,4,4,0,4,0,4,4,4,0,0,0,0,4,0,0,0,0,0,4,4,0,0,0,4,0,0,2,0,0,4,4,0,0,4,4,0,4,0,4,0,0,0,0,0,0,4,4,0,4,4,4,4,4,0,4,4,4,0,0,4,4,3,0,4,0,4,0,0,0,4,4,0,0,0,0,0,0,0,0,4,4,4,4,4,4,4,4,0,0,4,4,0,4,4,4,0,4,4,0,4,4,0,0,4,4,4,4,0,0,4,0,0,0,4,4,4,0,0,0,4,0,0,4,4,0,0,0,4,0,0,4,0,0,0,4,4,0,0,4,4,4,0,0,0,4,4,0,0,0,4,0,4,4,0,4,0,0,4,4,4,0,4,0,4,4,0,4,0,0,0,0,4,4,4,0,0,4,4,4,4,4,0,0,4,0,4,4,0,4,0,0,4,4,0,4,0,4,4,0,4,4,0,0,4,4,0,4,0,0,4,4,0,4,0,4,0,0,4,0,0,4,4,0,4,0,0,4,1,4,4,0,0,0,0,0,0,4,4,0,0,4,0,4,4,0,0,0,0,4,4,0,0,0,0,4,4,0,0,0,0,0,0,0,4,4,4,4,0,4,4,0,4,0,0,4,0,0,0,4,0,0,4,0,4,0,0,4,0,0,0,3,0,0,0,0,0,4,0,4,0,4,0,0,0,4,4,0,0,4,0,0,0,4,4,0,0,4,0,4,0,4,0,0,0,4,0,0,0,3,4,4,4,4,0,0,4,4,0,4,4,4,0,4,0,4,0,0,0,4,4,4,0,4,0,4,0,4,0,0,0,4,0,0,4,4,0,0,4,0,4,0,0,0,0,0,0,0,0,4,4,0,0,4,4,4,0,0,0,4,0,0,4,4,4,1,0,4,4,4,4,4,4,0,0,0,0,4,4,4,0,0,4,4,3,4,0,4,4,4,4,0,0,0,0,0,0,4,4,0,0,4,4,0,4,0,4,4,4,4,4,0,4,0,2,4,0,0,4,0,0,4,0,4,4,4,0,4,0,4,0,0,4,0,0,4,0,4,4,4,4,4,4,4,4,4,4,3,0,4,0,0,0,4,0,4,0,0,4,0,4,4,4,4,4,0,0,0,0,4,0,4,0,4,4,0,1,0,4,4,0,4,0,4,0,4,0,4,4,0,4,4,0,0,4,0,4,4,0,0,4,0,0,0,4,0,4,4,4,4,4,4,0,0,4,0,0,0,4,0,0,0,0,0,4,0,4,4,0,4,0,4,4,4,0,0,4,4,4,4,0,4,4,0,4,0,0,4,4,0,4,4,4,0,0,0,0,0,4,4,4,4,0,4,4,4,4,0,0,4,0,0,0,4,4,4,4,4,4,0,0,0,4,4,4,0,4,0,4,0,0,0,4,4,0,0,4,0,0,0,4,4,4,4,4,0,4,0,0,4,0,4,4,0,0,0,0,0,0,4,0,1,4,4,0,4,0,0,4,0,0,3,4,4,4,0,4,4,4,4,4,4,0,0,4,0,0,0,0,0,4,0,0,0,4,0,0,0,0,0,0,4,0,0,4,4,0,4,0,0,0,4,0,0,4,4,0,0,0,0,4,0,4,0,4,0,4,0,4,4,4,4,4,0,0,4,4,0,0,0,0,0,0,0,0,0,4,0,0,0,0,4,0,0,4,4,0,0,0,0,4,0,4,0,0,0,4,0,0,0,4,0,0,0,4,0,3,0,0,4,0,4,4,4,0,0,0,4,4,0,0,4,0,0,0,0,4,0,0,4,0,0,4,4,4,4,4,0,0,0,0,0,0,4,4,4,4,0,4,4,4,4,0,0,0,0,4,4,0,4,4,4,0,4,4,4,0,0,0,0,0,4,0,4,0,4,4,4,4,0,2,4,4,0,0,0,4,0,0,4,0,4,0,4,0,1,0,0,0,4,0,4,0,2,4,4,4,0,4,4,0,0,4,4,4,4,4,0,0,0,4,0,0,4,0,4,4,0,4,0,4,0,0,0,0,4,4,4,4,0,0,0,0,0,0,0,4,0,0,4,4,0,0,0,4,2,0,4,4,0,4,4,0,0,0,4,4,4,4,4,0,0,4,0,0,0,4,0,4,0,0,4,0,4,4,0,0,0,4,4,0,4,4,4,4,4,0,0,0,0,4,0,0,0,1,0,4,4,4,0,4,0,0,0,4,4,4,4,0,4,0,4,4,4,0,0,4,4,0,4,0,0,0,0,4,0,4,0,4,4,0,0,4,4,0,0,0,0,4,0,4,4,0,0,0,0,0,4,4,4,4,4,4,4,4,0,0,0,0,3,0,0,0,0,0,4,4,4,4,4,3,4,4,4,0,0,4,0,0,0,4,4,0,0,0,3,0,0,4,4,0,0,0,0,4,0,4,4,4,0,4,0,0,0,0,4,0,0,4,4,0,0,0,4,0,0,4,4,1,0,0,0,4,0,4,4,0,0,4,0,0,4,4,0,0,4,4,4,0,2,4,4,0,4,0,0,4,0,0,0,4,0,0,4,4,0,4,4,4,0,4,4,0,4,4,0,0,4,0,0,0,4,0,4,4,0,0,0,0,4,4,0,0,4,0,4,4,0,0,0,4,4,0,0,4,4,4,4,4,0,0,0,4,4,4,1,4,4,0,0,0,4,4,0,4,0,4,0,0,4,0,0,4,4,4,0,4,4,0,0,0,0,0,0,4,4,4,4,4,0,4,4,4,0,4,4,0,0,0,0,4,0,0,0,4,4,4,4,0,0,4,0,4,0,0,0,0,4,4,4,0,0,0,0,4,0,4,4,0,0,0,0,4,0,4,4,0,4,0,0,4,0,0,4,4,0,0,0,0,0,4,4,4,0,0,0,4,4,4,4,0,0,4,0,0,4,4,4,0,0,4,4,0,0,4,0,4,0,4,0,0,4,0,0,0,4,0,0,4,0,4,4,0,0,4,0,4,4,4,4,0,0,0,4,4,0,0,4,0,0,4,0,4,4,0,4,4,4,0,0,4,0,4,0,0,1,0,4,0,4,0,0,4,0,4,4,4,0,0,0,0,4,4,4,4,0,4,4,0,4,0,0,4,4,4,4,0,4,0,0,0,4,0,0,4,0,0,4,4,0,0,4,0,0,4,4,0,4,4,4,4,2,0,0,0,4,0,0,4,4,4,0,0,0,0,4,0,4,0,0,0,4,0,0,0,0,4,0,0,4,0,0,4,4,4,0,4,0,4,4,2,0,4,4,4,4,0,0,4,4,0,0,4,0,4,0,4,0,0,4,4,4,4,4,4,4,0,0,0,4,4,0,4,4,0,0,0,0,0,4,0,0,0,4,4,4,0,4,0,0,4,4,4,0,0,0,0,4,4,4,4,4,0,4,0,0,4,4,0,4,4,0,0,0,0,0,0,0,4,0,4,0,4,4,4,4,4,4,4,3,0,4,0,0,0,4,0,0,0,0,4,4,0,4,4,0,0,0,0,4,0,3,4,4,0,0,4,0,4,4,4,4,0,0,0,4,0,4,0,0,4,0,0,4,0,4,0,0,0,0,0,4,0,0,4,4,4,4,0,0,0,0,4,0,4,4,4,0,0,0,4,4,0,0,0,4,4,4,0,4,4,4,0,4,4,0,4,0,4,0,4,4,4,0,4,0,4,0,4,0,4,0,0,0,0,0,4,0,0,4,0,4,0,4,4,4,0,0,4,0,4,0,4,4,0,0,0,4,4,0,4,4,2,4,0,0,4,4,4,0,4,4,4,4,0,0,0,4,4,0,0,0,4,4,4,4,0,4,0,0,0,0,1,0,4,4,4,0,0,0,4,0,4,4,0,4,4,0,0,0,4,0,0,0,4,0,4,4,4,4,4,0,4,0,4,0,4,0,4,4,4,0,0,4,4,4,4,3,0,4,0,4,1,0,4,0,0,4,4,0,4,4,4,1,0,4,0,4,0,0,4,4,0,0,4,0,4,0,4,0,4,4,0,0,0,0,0,4,4,4,0,4,0,4,4,4,2,4,0,0,0,0,4,0,0,0,4,0,0,4,4,4,4,0,0,4,0,4,0,4,4,0,0,4,0,4,4,0,0,0,0,4,4,4,4,4,0,4,0,0,0,0,4,0,0,0,4,4,4,4,4,0,0,4,4,4,0,0,0,0,4,0,0,4,0,4,0,0,0,0,0,0,0,0,0,4,4,0,4,0,0,0,4,4,4,4,4,0,4,0,4,0,4,4,0,0,4,0,4,0,4,4,0,0,4,0,4,4,4,0,4,4,0,0,4,0,0,4,0,4,0,4,4,0,4,0,4,4,0,4,0,4,4,4,4,4,4,0,4,0,0,4,0,0,4,0,0,4,4,0,4,4,4,0,0,0,0,0,4,0,0,0,0,4,0,0,4,0,0,4,4,4,4,4,0,0,4,4,0,0,0,4,0,4,0,0,4,4,4,0,4,4,4,4,0,0,4,0,4,4,4,4,0,0,4,0,4,0,0,4,4,0,4,4,0,0,4,0,0,0,4,4,0,0,4,4,4,4,4,4,4,0,4,4,0,4,0,0,4,0,4,0,4,0,0,4,0,0,0,0,0,4,4,0,0,4,4,0,4,4,0,4,4,0,4,4,0,4,0,0,4,4,4,4,0,4,4,4,4,0,0,0,4,0,4,0,0,0,4,2,0,4,0,3,4,4,0,4,0,4,1,0,4,4,4,4,4,0,4,0,0,0,4,0,4,0,4,4,0,4,0,4,4,0,0,4,0,0,4,0,4,0,2,0,4,4,0,4,4,4,4,4,4,4,0,4,4,4,4,0,4,4,4,0,0,4,4,0,0,0,4,4,4,4,4,4,4,4,4,4,4,4,4,0,0,0,4,4,4,0,0,4,4,4,0,0,0,0,0,4,4,0,4,4,4,4,4,4,0,0,0,0,4,4,4,0,0,0,2,0,4,0,0,0,4,4,0,0,4,0,4,0,4,0,0,4,4,0,4,4,4,0,4,0,4,4,4,0,4,4,0,0,4,4,4,0,0,0,4,4,4,4,0,3,4,4,4,4,0,0,0,0,4,0,0,0,0,0,0,0,4,0,0,4,4,4,0,4,4,4,0,4,0,4,4,4,0,4,0,4,0,4,4,0,4,4,4,0,0,4,4,0,0,0,0,4,4,4,4,4,0,0,0,0,0,4,4,4,4,4,1,0,0,0,0,0,0,0,4,4,4,0,0,4,0,0,0,0,4,0,0,4,4,0,1,0,0,4,4,4,0,0,4,4,0,0,4,0,0,0,4,4,0,4,0,4,4,0,0,0,4,4,0,0,0,0,4,0,0,4,0,4,4,4,0,4,4,2,3,0,0,4,4,0,0,2,0,4,0,4,0,0,0,4,0,4,0,4,1,4,4,4,4,4,0,4,4,4,4,0,4,4,4,4,4,4,2,0,4,4,4,4,0,0,4,0,0,4,4,4,0,4,4,0,4,4,0,4,0,0,4,4,0,0,4,0,4,0,4,4,4,4,4,4,0,4,4,0,4,4,0,0,4,0,4,0,4,4,0,4,0,4,4,4,4,0,0,4,4,0,4,4,2,0,4,0,0,4,0,4,0,4,0,0,4,4,0,0,0,4,0,0,0,0,4,4,0,0,4,0,0,0,4,4,4,4,0,4,0,4,0,4,4,0,4,0,4,0,4,0,4,0,0,0,0,4,4,0,0,0,0,4,0,4,0,0,0,4,0,4,4,4,0,0,0,4,4,0,4,4,4,4,4,4,4,4,0,0,4,4,4,4,0,0,4,0,0,4,4,0,0,4,0,0,4,0,0,0,0,2,0,4,4,0,4,0,4,0,0,4,3,0,0,0,0,0,4,0,4,0,0,0,0,0,0,0,0,0,4,4,0,4,0,4,0,0,4,0,4,4,4,0,0,4,4,0,4,0,0,0,4,0,4,0,0,4,4,4,3,0,4,0,4,4,4,4,0,3,0,0,0,4,0,4,0,4,0,4,0,4,4,0,4,4,0,0,4,4,0,4,0,4,4,0,0,4,0,0,4,0,0,2,4,0,0,0,0,0,0,4,0,0,0,4,4,3,0,0,4,0,4,4,0,0,0,0,4,0,0,0,4,0,0,0,0,4,4,4,4,0,0,4,0,4,0,0,4,0,4,0,0,4,0,0,0,0,0,0,0,0,0,0,4,4,4,4,0,0,4,0,4,0,0,4,0,4,4,0,4,4,0,0,0,0,4,0,4,4,0,0,4,4,4,0,4,0,0,4,0,0,4,4,4,0,4,0,4,4,0,4,0,0,4,0,4,0,0,4,4,0,0,0,0,4,0,4,0,0,4,0,4,4,0,4,4,4,4,0,4,0,0,4,4,4,4,0,4,0,0,0,4,0,0,0,0,4,0,4,4,1,0,4,4,4,3,0,4,0,4,4,3,0,0,4,0,4,0,0,4,4,0,0,0,4,4,4,4,0,4,4,4,0,0,0,0,0,4,0,4,0,0,1,0,4,4,4,4,4,4,4,0,0,0,4,4,0,0,0,0,4,0,0,4,4,4,4,0,4,4,4,1,4,0,4,4,0,0,4,0,0,0,0,4,0,0,4,4,0,0,0,0,0,0,4,0,4,0,4,0,0,0,0,0,4,0,4,4,0,4,4,0,4,4,4,4,0,3,4,0,0,0,0,4,4,4,0,0,4,4,0,0,0,4,4,4,0,0,4,0,4,4,4,4,4,4,4,0,0,0,0,0,0,0,4,4,4,4,4,2,0,0,0,0,4,0,1,0,4,4,0,4,4,0,4,4,4,4,0,0,0,4,4,4,0,0,3,0,2,0,0,0,4,4,0,4,4,4,0,4,4,4,0,4,4,0,0,0,0,0,4,4,4,4,0,4,4,4,4,4,0,0,4,0,0,4,4,0,2,0,0,0,4,0,0,4,4,0,0,4,0,4,4,0,0,4,0,4,4,0,0,0,0,4,0,0,0,4,0,4,4,4,1,0,0,4,0,0,4,0,4,0,0,0,4,4,4,0,0,0,0,0,4,4,0,4,0,0,4,0,0,4,4,0,4,4,0,0,4,4,4,0,4,0,0,0,4,0,0,0,0,0,4,4,0,0,0,4,0,0,0,4,4,4,4,0,0,0,0,4,0,4,4,4,4,0,0,0,4,0,4,0,4,4,4,0,4,4,4,4,4,0,0,0,0,4,4,4,4,4,4,0,0,0,4,4,0,4,4,0,0,0,4,0,4,4,0,0,4,0,4,0,4,4,0,0,4,0,4,0,0,4,4,0,0,0,4,0,0,0,4,0,0,4,4,4,4,4,0,0,4,4,4,4,4,4,0,4,4,0,4,4,2,0,0,4,0,4,4,0,0,4,0,4,4,0,0,4,4,0,0,0,4,4,0,0,0,0,0,3,0,0,0,4,0,0,0,4,0,0,4,4,0,4,0,0,0,4,0,0,0,0,4,4,4,0,0,0,0,4,4,4,0,4,4,0,0,4,0,4,0,0,0,4,0,4,4,4,0,4,4,0,0,0,0,0,0,4,0,4,0,4,0,0,0,4,0,0,4,4,0,0,0,4,0,0,4,4,0,0,0,4,0,0,4,0,4,0,4,0,4,0,4,0,4,4,4,0,4,0,4,0,4,4,0,4,4,0,0,4,4,0,0,4,4,0,0,0,4,0,0,0,0,0,4,4,4,0,0,4,4,0,4,1,4,0,4,4,4,4,0,0,0,4,4,4,0,4,0,4,4,4,0,4,0,4,4,1,0,0,0,0,4,0,0,4,0,4,0,4,4,0,4,4,0,4,4,4,0,4,4,0,0,4,4,4,4,0,0,0,0,4,0,0,0,4,0,4,0,4,0,4,4,4,0,4,4,4,4,0,4,4,0,0,0,4,0,4,4,4,4,0,0,4,0,4,0,0,0,4,4,4,0,0,0,4,0,0,4,4,0,4,0,0,0,0,0,4,0,0,0,4,4,0,4,4,0,0,4,4,4,4,0,4,4,0,4,4,0,0,0,0,0,4,4,4,4,0,0,4,0,4,4,4,0,0,0,0,4,4,0,4,0,4,0,1,0,4,4,0,4,0,0,4,4,0,4,0,0,4,4,0,0,4,0,4,0,0,4,4,4,4,0,0,4,4,0,4,4,0,4,4,4,0,0,0,4,3,0,0,4,4,0,0,0,0,4,4,4,4,4,4,4,4,4,4,0,4,4,0,4,0,4,0,0,4,0,0,0,4,0,0,4,4,0,4,0,0,0,0,4,4,4,0,0,4,0,4,0,4,0,0,0,2,0,4,0,4,4,0,4,0,0,0,0,0,0,4,4,4,0,0,4,4,4,0,0,4,0,4,0,4,4,4,4,4,4,4,0,0,0,0,0,4,4,4,4,4,4,0,0,0,4,2,4,0,2,2,0,4,4,4,0,0,4,0,4,0,4,0,4,0,0,4,4,4,4,0,0,0,4,4,0,0,4,0,4,4,0,4,4,0,4,4,4,4,0,4,4,4,4,4,0,0,0,4,4,4,0,0,0,0,0,0,4,4,4,0,0,0,0,4,0,4,0,4,4,4,0,4,0,0,4,0,0,4,4,4,4,4,4,0,4,4,4,4,3,4,4,0,0,4,4,4,4,0,0,0,4,4,4,0,0,4,4,4,0,1,4,4,0,4,4,4,0,4,4,4,4,4,4,0,0,0,4,0,4,4,4,0,0,4,4,4,4,4,4,0,0,4,4,4,4,4,0,0,4,4,0,0,0,4,0,0,4,4,0,0,4,0,4,0,0,4,4,4,0,4,4,0,4,4,4,0,4,0,4,0,4,0,4,4,0,0,4,4,0,0,0,4,0,0,0,1,4,4,4,0,0,4,0,4,4,4,4,0,0,4,4,4,4,0,4,4,4,4,0,0,0,0,4,4,0,0,0,0,0,4,4,4,0,4,0,4,4,0,4,4,0,0,4,0,0,0,0,4,4,0,0,4,0,0,4,0,4,4,0,0,4,0,4,4,4,1,4,0,4,0,0,0,4,4,4,0,0,4,0,0,0,4,4,0,4,4,4,0,0,4,4,4,4,4,4,4,4,0,0,3,0,4,0,4,0,4,0,0,4,4,0,4,0,4,0,0,0,4,0,0,4,4,0,0,4,4,0,4,0,4,0,0,0,4,0,4,4,4,0,0,0,0,0,0,4,0,4,4,0,4,4,4,4,4,4,4,0,0,4,0,4,0,4,0,0,0,4,4,4,0,4,0,0,0,0,0,4,4,0,0,0,0,4,0,0,0,2,4,0,4,0,0,4,4,0,0,4,0,4,0,0,0,4,4,0,4,0,0,4,4,4,4,4,0,4,4,0,0,0,4,4,0,4,0,0,0,2,4,0,0,4,1,4,0,0,4,4,4,0,4,0,4,4,0,0,4,0,4,0,4,4,0,0,4,0,4,0,0,4,4,0,0,4,4,0,4,4,0,0,0,0,4,0,0,0,4,0,4,4,0,0,0,0,4,0,0,4,0,0,4,4,0,3,0,0,0,4,0,4,4,0,4,4,4,4,0,0,0,0,0,0,0,0,0,0,4,4,0,4,0,4,0,4,4,4,4,4,4,0,0,4,0,0,0,4,4,4,4,0,4,4,0,0,0,4,0,0,4,4,0,0,0,4,0,0,4,4,0,0,0,0,0,4,4,4,4,4,4,0,4,4,0,4,0,4,0,4,4,4,0,4,4,4,4,0,0,4,4,0,0,4,0,0,4,4,0,4,0,4,0,4,0,4,4,0,0,4,4,4,4,0,4,4,0,0,4,4,0,4,4,4,0,0,0,4,0,0,4,4,0,4,4,4,4,4,0,4,0,0,4,4,4,0,0,0,4,4,0,4,0,4,0,4,0,0,0,2,0,4,4,4,0,4,4,4,0,0,0,4,0,0,0,0,0,4,4,0,0,4,4,4,0,4,0,4,0,0,0,4,4,0,4,0,0,4,4,4,0,0,0,0,4,0,4,4,0,4,4,1,0,4,4,0,4,4,0,4,0,0,1,4,4,4,4,4,4,4,4,0,4,0,4,4,0,4,4,4,4,4,0,4,4,0,0,0,1,4,4,4,0,4,4,4,0,4,4,0,4,4,0,0,4,0,0,0,4,4,4,4,4,4,4,4,0,4,4,4,4,0,4,0,0,0,0,4,4,0,0,4,0,4,4,0,4,4,4,4,4,4,0,0,4,0,4,4,0,4,0,4,4,4,4,0,0,4,0,4,0,4,4,4,4,0,0,4,0,0,4,4,0,0,4,0,4,2,4,4,0,4,0,4,4,4,0,0,0,4,4,4,4,0,4,0,4,0,0,4,0,0,0,4,4,4,4,4,0,4,0,4,0,4,4,0,4,0,4,0,4,1,4,4,3,0,0,1,0,0,0,0,0,4,4,0,4,0,0,4,4,4,4,0,4,0,0,3,0,4,4,0,4,0,0,4,4,4,0,4,4,0,4,0,4,0,0,4,0,4,0,4,0,4,4,0,0,4,4,0,0,0,4,4,4,0,4,0,0,4,4,4,2,0,0,0,0,0,4,4,0,4,0,4,0,0,0,0,4,4,4,0,4,4,4,4,4,0,4,4,3,0,4,1,0,0,4,0,0,0,0,0,2,0,0,0,0,0,0,0,4,0,0,0,0,0,4,0,0,0,0,0,0,4,4,0,4,4,0,4,1,0,4,0,0,0,0,0,4,4,4,0,4,4,4,4,0,0,0,0,0,0,0,0,0,0,0,0,0,0,0,0,4,0,4,4,0,4,0,4,4,0,0,4,4,0,0,0,4,0,4,0,0,4,0,4,4,4,4,4,0,4,0,4,4,0,0,4,4,0,0,0,4,0,4,4,4,0,4,4,4,4,4,4,0,0,0,0,4,4,0,4,4,4,4,4,0,0,4,2,4,0,0,4,0,4,4,4,0,0,0,4,4,0,4,0,4,0,4,0,4,4,4,0,0,4,4,0,4,0,0,4,4,4,0,3,4,0,0,4,0,4,4,2,4,0,4,4,0,0,0,4,0,4,4,0,4,0,0,0,4,4,4,0,4,4,0,4,4,4,0,4,4,0,4,4,4,2,0,0,4,0,0,4,4,4,4,0,0,0,0,4,0,0,4,0,4,4,4,4,0,0,4,4,0,4,0,0,4,3,0,4,4,4,0,0,0,0,4,0,0,0,0,0,0,4,0,4,0,0,4,0,0,0,4,4,4,0,0,4,4,4,4,4,4,0,4,0,0,0,4,4,0,4,0,4,0,4,0,0,0,4,4,4,4,4,4,0,0,0,4,0,0,0,0,0,4,4,0,4,0,0,4,0,4,0,4,4,0,0,0,0,0,0,0,0,0,4,4,4,4,0,0,0,0,0,4,0,4,0,0,0,0,4,4,2,0,4,4,2,0,4,0,0,0,4,0,0,0,0,4,0,4,0,0,4,0,4,4,4,0,0,4,0,4,4,0,0,4,0,4,0,4,4,0,0,4,4,4,4,0,4,0,4,0,0,4,4,4,4,4,0,0,0,0,4,4,0,0,4,0,4,4,0,0,4,1,4,4,4,4,0,0,0,4,4,4,0,0,4,0,4,0,4,0,4,0,4,4,4,0,4,4,4,2,4,4,2,4,4,0,0,4,4,4,4,4,0,0,4,0,0,4,4,4,4,4,4,0,4,4,0,4,3,0,4,4,4,0,4,4,0,0,4,0,0,4,0,0,4,4,0,0,4,0,0,4,0,4,4,4,4,4,0,4,0,0,4,0,0,4,4,0,3,0,4,4,0,0,4,0,4,0,4,4,0,4,0,4,0,0,4,0,0,0,0,0,0,0,0,0,4,4,4,4,4,0,0,0,4,4,0,0,4,0,0,3,0,0,4,0,4,4,4,0,0,4,4,0,2,4,4,4,4,0,0,4,4,4,0,1,4,0,0,0,4,4,4,0,4,3,0,0,1,0,4,0,4,0,4,4,0,0,0,4,0,4,4,4,0,4,4,0,0,4,4,0,0,4,4,4,2,0,0,4,4,4,4,4,0,4,0,0,0,0,0,0,4,4,0,0,4,4,4,0,0,4,0,4,4,4,4,4,3,0,0,4,0,0,4,0,0,4,0,4,4,4,0,4,0,0,4,4,0,0,0,0,4,0,0,0,4,4,4,4,0,4,0,0,4,0,0,4,0,4,4,4,0,4,4,0,0,0,4,4,0,4,0,0,4,4,4,4,2,4,0,0,0,0,4,4,4,0,4,4,0,2,4,0,4,0,4,0,4,0,4,0,4,0,0,4,2,4,4,0,0,4,4,4,4,4,0,4,4,0,1,0,0,0,0,4,4,0,4,0,4,4,0,0,4,4,4,0,4,4,0,4,0,4,4,4,4,0,0,0,0,0,4,0,0,0,0,0,0,0,0,4,0,0,4,4,0,4,4,0,0,3,4,4,4,4,4,0,4,4,4,0,4,0,0,4,0,0,0,4,4,0,0,4,4,0,4,4,0,0,0,0,0,0,0,0,4,4,0,4,0,4,0,4,4,4,0,0,4,4,0,0,4,0,0,4,0,4,0,0,0,0,0,4,4,2,4,4,4,0,0,0,4,0,0,4,0,0,4,4,0,4,0,0,0,3,0,4,0,0,4,4,4,4,4,4,4,4,4,0,4,4,0,0,4,4,0,4,4,4,0,0,4,0,4,0,4,0,0,0,4,0,4,2,0,0,4,4,0,0,0,4,0,0,4,0,4,4,0,4,4,3,0,4,0,1,0,0,0,3,4,0,4,4,0,4,0,4,0,0,0,0,4,4,4,4,4,4,4,4,4,0,4,0,4,0,4,4,0,4,4,4,0,0,0,4,0,4,4,4,0,4,0,0,0,4,4,4,0,4,4,3,4,0,4,0,4,4,4,4,0,0,0,0,4,0,0,0,4,4,0,4,4,4,4,0,4,4,4,4,4,4,4,4,4,0,0,4,4,4,0,0,4,4,4,4,0,0,4,0,0,0,0,0,0,4,4,0,0,0,4,0,0,0,4,0,0,4,0,4,0,0,4,4,0,0,4,0,4,4,0,0,1,0,0,4,4,0,0,4,4,4,0,0,4,4,0,0,4,0,4,4,4,0,0,0,4,4,4,0,4,0,0,0,0,4,4,0,4,4,0,4,0,4,0,1,4,4,1,4,0,0,0,0,0,4,4,4,0,0,4,0,0,0,4,0,0,0,0,4,0,0,2,4,4,4,0,0,4,0,2,0,0,4,1,0,0,0,0,4,0,0,4,0,0,4,0,0,0,4,0,0,4,0,4,4,0,0,0,0,0,0,0,0,0,0,0,0,4,0,4,4,4,0,0,0,4,4,3,0,0,0,0,0,0,4,0,0,4,0,0,0,0,0,4,0,0,4,4,4,0,4,0,4,1,4,0,4,0,4,4,0,0,4,4,4,0,0,0,4,4,0,0,4,4,0,0,4,4,4,4,4,4,4,1,0,0,4,0,4,4,4,4,0,0,0,4,4,4,0,0,1,0,0,0,0,4,0,0,0,4,0,4,0,0,4,0,4,4,0,4,4,4,3,4,0,4,4,4,0,4,4,0,4,4,0,0,0,0,0,0,4,0,0,0,4,4,4,0,4,4,0,0,4,0,4,4,0,0,4,0,0,4,0,4,0,4,4,0,4,0,4,4,4,0,4,0,4,0,0,4,4,4,0,4,0,0,2,0,4,4,4,4,0,4,0,4,4,4,0,4,4,4,0,4,0,4,1,4,2,4,0,0,0,4,0,4,4,4,4,0,0,4,0,0,0,0,4,0,4,4,0,0,4,3,4,4,0,4,4,4,4,4,4,4,4,0,0,0,4,4,4,0,0,0,0,0,0,0,0,4,4,4,4,0,4,4,4,4,4,4,4,4,0,0,4,4,0,4,4,4,4,4,4,4,4,0,0,4,1,4,0,4,0,4,0,0,4,4,4,0,4,4,0,4,4,4,4,0,0,0,4,0,4,4,0,0,4,0,0,1,4,0,4,0,4,1,4,4,4,0,0,4,0,0,4,4,0,0,0,4,0,4,0,0,0,0,4,4,4,0,4,0,4,4,0,2,4,0,4,0,0,4,4,4,4,4,4,4,0,0,4,0,0,0,4,0,0,4,4,0,0,4,4,4,4,0,0,4,0,4,0,4,0,0,4,0,4,4,4,0,0,4,4,4,4,4,0,4,4,0,0,4,4,4,3,1,1,4,0,4,0,0,0,0,0,4,0,4,4,0,4,0,4,4,0,4,0,0,0,4,4,4,4,0,0,0,0,4,4,4,4,4,4,0,0,0,4,4,4,0,4,4,0,4,0,4,4,4,0,0,0,0,4,4,0,0,2,0,4,0,4,4,4,4,0,4,0,4,0,4,0,2,4,4,0,4,0,0,0,4,4,0,0,4,0,4,4,4,0,0,4,0,0,4,0,0,4,4,4,4,0,4,0,4,0,4,4,0,0,0,0,0,4,4,4,4,0,0,4,0,4,0,4,4,0,4,0,0,4,0,0,0,0,4,0,0,0,4,0,0,0,0,0,0,0,0,4,0,4,0,0,0,0,4,0,4,0,0,2,0,0,0,4,4,0,0,4,0,4,0,2,4,4,0,4,0,4,0,4,4,0,0,4,2,0,4,4,0,0,0,4,0,4,0,4,4,0,4,0,4,4,0,0,0,0,4,0,0,0,4,0,4,0,0,4,4,0,0,4,4,0,0,4,4,0,0,0,4,4,4,4,0,4,0,4,4,4,0,4,0,4,4,4,0,0,0,0,0,4,4,0,0,0,0,0,4,4,0,4,4,0,0,4,0,4,4,4,4,4,4,0,4,0,0,4,0,0,0,0,4,0,4,0,0,4,0,0,0,4,0,0,0,4,0,0,0,0,0,0,4,0,0,0,0,0,0,4,4,0,0,4,4,0,0,4,0,0,0,4,1,4,0,4,0,0,0,4,4,0,4,4,4,4,4,4,4,4,4,4,0,0,0,0,0,4,4,0,4,4,4,4,0,4,4,0,0,4,0,4,4,4,0,4,4,0,4,0,4,0,3,4,0,4,4,4,0,0,0,0,0,4,0,0,0,0,0,4,0,4,0,4,4,0,2,0,4,4,0,4,0,4,0,0,0,0,0,4,0,4,4,0,4,0,4,4,4,4,4,4,0,0,4,4,4,0,4,0,4,4,0,0,0,4,4,0,4,0,0,0,0,4,4,4,0,4,0,4,0,4,4,0,4,4,4,0,4,0,0,0,0,0,4,0,0,2,4,2,2,4,0,0,4,4,4,0,0,0,0,0,4,4,0,4,4,4,4,3,4,0,4,0,0,4,0,0,0,0,0,0,4,0,4,0,4,4,0,4,0,0,0,4,4,4,4,4,0,4,4,4,4,0,0,4,4,0,4,4,4,4,0,4,0,4,4,0,4,0,0,0,0,4,4,4,4,0,0,0,4,4,4,0,1,4,0,4,4,0,4,4,4,4,3,4,0,3,4,4,4,4,0,0,4,0,0,0,4,0,4,4,4,4,0,0,4,0,4,0,0,0,0,0,4,1,4,0,0,4,0,3,4,4,4,4,4,4,4,4,0,0,0,0,4,0,4,4,0,0,4,0,0,4,0,0,0,4,4,4,4,0,0,4,0,0,0,0,4,4,4,0,4,0,0,4,0,0,4,4,0,0,0,0,0,4,4,0,4,4,0,4,4,4,4,0,0,0,4,0,4,4,0,4,4,0,4,0,0,0,4,4,4,0,0,0,0,4,0,4,0,4,4,0,4,4,4,0,0,4,4,4,0,0,4,0,4,1,4,0,0,0,4,0,0,4,0,4,2,0,4,0,4,4,4,0,0,4,0,4,0,0,4,4,0,0,0,0,4,3,4,4,4,0,0,4,0,0,0,0,4,2,4,0,0,4,4,0,4,4,0,0,4,0,0,2,0,0,0,4,0,1,4,0,0,4,0,4,4,0,4,0,4,4,0,0,4,0,4,0,0,4,4,4,0,4,0,4,4,0,0,0,0,0,0,0,4,4,4,0,4,0,0,0,4,4,0,4,4,0,0,4,0,0,4,4,0,0,4,4,4,0,4,0,4,4,0,0,0,0,0,0,4,0,4,4,0,4,0,0,4,4,0,4,4,4,0,4,4,0,4,0,0,0,4,0,0,4,4,0,0,4,4,4,4,4,0,4,0,0,4,0,4,0,0,0,0,0,0,0,4,4,0,4,1,4,0,4,2,4,0,0,4,0,0,0,0,0,4,0,0,0,0,1,4,4,4,0,4,0,0,4,0,4,0,0,4,4,0,0,0,4,0,0,4,0,0,4,0,4,4,4,0,0,0,4,4,0,0,4,0,0,4,4,3,0,4,4,4,0,4,4,0,0,0,4,0,0,0,0,0,4,4,4,0,0,4,0,0,0,0,0,4,4,4,0,4,0,4,0,4,4,4,0,0,4,0,4,0,4,4,0,4,0,0,0,0,2,0,4,4,4,4,4,0,0,4,0,0,0,0,0,4,0,4,4,0,4,4,0,0,4,3,0,0,4,0,4,4,4,0,4,0,4,0,0,0,0,0,0,4,0,4,0,4,4,0,4,0,4,4,4,0,4,0,0,4,0,0,4,4,3,4,4,0,4,0,0,4,0,0,4,4,0,0,0,4,4,4,4,4,0,4,4,0,2,4,4,0,0,4,4,0,0,0,4,0,0,0,0,0,4,0,0,0,0,0,0,0,0,0,4,4,0,0,4,0,4,4,2,0,0,4,4,4,4,4,0,0,0,2,4,0,4,0,4,0,4,0,0,4,4,0,0,0,4,4,4,4,4,4,0,0,0,0,4,0,4,4,0,0,0,4,0,0,4,4,0,4,0,4,4,0,4,4,4,0,0,4,4,4,4,4,0,0,3,0,4,0,4,0,0,4,0,0,4,0,0,0,0,0,0,4,0,0,4,0,0,4,4,4,0,4,4,0,4,1,4,4,0,0,4,0,4,0,0,0,4,0,0,4,4,0,0,4,4,4,0,0,4,4,0,4,0,4,0,4,4,4,4,4,0,0,0,4,4,0,0,4,4,0,4,4,4,0,4,0,4,4,0,0,4,0,0,4,4,4,4,4,4,4,0,0,4,4,4,0,0,4,4,0,4,4,4,0,0,4,0,4,0,0,0,4,0,4,4,0,4,4,4,4,0,0,0,4,4,4,4,4,0,4,4,0,0,4,4,0,0,0,4,0,4,4,4,0,0,4,1,4,0,4,4,0,4,4,4,0,0,0,0,0,3,4,0,0,0,4,0,0,4,0,0,0,4,4,0,4,4,0,4,0,0,0,0,0,4,4,4,4,0,4,0,0,4,4,4,0,0,0,4,4,0,0,0,0,0,4,4,4,2,0,0,0,4,0,4,0,4,4,0,4,0,0,4,4,4,4,4,1,4,0,0,0,0,4,4,0,0,0,4,4,4,4,0,0,4,4,0,4,4,4,0,0,4,0,0,0,4,0,4,0,4,0,0,0,4,0,0,0,4,4,4,0,0,4,4,0,4,0,4,4,0,4,0,0,0,4,4,4,0,4,0,4,4,0,4,0,4,4,0,0,4,4,4,0,0,4,0,2,0,0,0,0,0,4,0,0,4,4,4,0,4,0,4,4,4,0,0,4,4,0,4,4,4,0,0,4,0,0,0,0,0,4,4,4,4,0,4,0,0,0,4,0,4,0,4,0,4,4,4,4,0,0,0,4,0,4,4,4,4,4,0,4,4,0,0,0,4,0,0,4,4,4,4,0,4,0,0,4,4,4,4,4,4,0,0,0,0,0,0,4,4,4,4,4,4,0,4,0,4,0,4,4,0,4,0,0,4,0,0,0,0,0,0,4,0,0,4,0,4,0,0,4,4,0,4,0,0,2,4,0,0,4,4,4,0,4,0,4,0,4,1,4,4,0,4,4,4,4,4,4,0,4,4,0,0,4,4,0,0,4,0,4,0,0,0,4,0,0,4,4,4,4,4,0,0,0,4,0,0,0,4,0,4,4,0,4,4,4,4,4,0,0,4,0,0,0,0,0,0,4,0,0,4,0,0,4,0,0,0,4,4,4,0,4,4,0,4,4,0,0,0,0,0,0,0,0,0,4,4,0,0,0,0,0,0,0,4,0,0,0,0,0,0,0,4,0,4,4,4,4,4,0,0,4,4,4,4,4,0,0,0,4,0,0,4,4,0,0,4,0,0,0,0,0,4,4,4,4,0,4,4,0,0,4,4,4,4,4,0,0,0,0,4,0,0,4,0,4,4,0,4,0,0,0,4,4,0,4,1,1,4,4,0,0,0,4,0,4,4,0,4,4,4,4,3,0,4,4,4,0,0,0,4,4,4,0,0,0,4,0,0,4,4,3,0,0,4,4,0,0,4,0,4,4,0,0,0,4,0,4,0,4,0,4,4,4,4,4,0,4,0,4,4,4,0,0,0,4,0,4,4,4,4,0,0,0,4,0,0,4,0,0,0,0,1,0,4,4,0,4,4,4,0,4,0,4,4,4,0,4,4,0,4,4,2,0,4,4,0,4,0,0,4,4,4,0,0,0,4,4,0,0,0,4,0,4,0,4,0,0,4,4,0,4,0,4,0,4,0,0,0,0,4,0,4,4,4,0,4,0,0,4,4,0,4,4,0,4,0,4,0,4,0,4,0,4,0,4,0,0,0,4,0,0,0,4,0,4,0,0,4,0,0,0,4,4,4,0,0,0,4,0,0,0,0,4,4,0,0,0,1,4,0,4,0,0,0,4,4,4,0,4,4,0,0,4,0,4,0,4,0,4,4,4,4,0,0,4,4,0,0,4,0,4,4,0,4,0,0,0,4,4,4,0,0,4,4,4,4,0,4,0,0,4,0,0,0,4,0,0,0,4,4,4,0,4,4,0,0,0,0,4,0,4,4,0,4,4,4,4,0,0,4,0,4,4,4,4,4,4,0,4,4,4,4,0,0,1,4,0,0,0,0,4,4,4,0,4,1,4,4,0,4,4,0,0,4,4,0,4,0,4,4,4,4,4,0,0,4,0,4,0,4,0,4,4,2,0,4,0,0,0,0,4,4,0,0,0,4,0,0,0,0,4,0,4,4,4,4,4,0,4,4,0,0,4,0,0,4,0,0,4,0,4,4,0,4,4,0,4,0,0,0,4,0,4,0,4,0,4,0,4,4,4,4,4,0,4,4,4,4,4,4,0,0,0,4,4,4,4,0,1,4,0,0,0,0,0,4,3,4,4,0,0,4,4,4,2,0,0,4,4,4,0,4,0,4,0,0,4,0,4,4,4,0,0,4,0,4,0,0,0,4,4,4,0,4,0,4,4,0,4,4,0,4,4,4,0,0,4,0,4,4,4,4,4,0,0,0,0,4,4,0,4,4,4,4,0,0,4,4,4,4,3,4,4,0,4,4,4,4,0,4,4,4,0,4,4,0,0,4,0,4,4,4,4,4,0,4,4,4,2,4,0,0,4,4,0,4,4,0,0,4,4,0,4,0,0,0,4,0,0,0,0,0,4,0,4,0,0,4,0,4,0,0,4,4,0,0,0,4,4,4,0,0,0,0,4,4,0,0,4,0,4,0,4,0,0,0,3,2,3,4,0,4,4,0,0,4,4,4,0,0,0,4,4,4,0,0,4,0,0,0,0,0,0,0,4,4,0,0,4,4,0,4,0,0,0,0,0,0,0,4,0,0,4,4,0,4,4,0,4,4,0,0,4,0,4,0,4,4,0,4,0,4,0,4,2,0,4,0,4,0,0,0,0,4,4,0,0,4,4,4,0,0,4,4,4,0,0,4,4,4,4,4,4,4,4,0,4,4,0,0,0,4,4,0,2,0,0,0,4,4,4,0,0,0,4,0,4,0,4,4,0,0,4,0,0,0,0,4,4,4,0,0,0,0,3,4,4,0,4,0,0,0,0,4,4,4,0,0,0,4,0,4,4,0,0,0,4,0,4,0,0,4,4,0,4,0,0,0,4,4,0,4,4,0,0,0,0,4,4,0,2,4,0,0,0,0,4,4,0,4,0,0,0,4,0,0,4,0,0,0,0,0,4,4,4,1,4,0,4,0,0,0,4,0,0,4,0,2,0,0,4,2,0,0,4,4,4,4,0,0,0,4,4,4,4,4,4,4,4,4,4,4,0,4,4,4,4,4,4,0,4,4,4,0,0,4,0,4,4,0,4,4,4,4,0,4,4,0,4,0,4,0,4,0,4,0,0,0,4,4,4,0,0,0,0,0,4,0,4,0,4,4,0,4,0,0,0,0,0,4,0,4,4,4,0,4,4,0,4,0,0,0,0,4,0,0,4,0,0,0,4,4,4,4,0,0,4,0,0,0,4,4,0,4,4,4,4,0,0,4,4,4,4,4,0,0,0,0,0,0,0,0,0,4,4,4,4,4,0,4,1,4,4,0,0,4,0,0,0,0,4,0,0,4,4,4,4,4,4,0,3,4,0,4,4,4,0,4,0,0,0,0,4,0,0,0,0,0,0,0,0,4,0,0,4,0,4,0,0,0,4,4,0,4,4,4,0,0,4,0,0,0,0,0,4,0,4,0,0,4,4,0,0,0,0,0,4,0,0,3,4,0,0,0,0,0,4,0,0,4,4,0,0,4,0,4,0,4,4,4,4,4,4,0,4,0,0,0,4,4,4,4,2,4,4,0,0,0,4,0,4,0,0,0,0,0,4,0,4,4,0,4,4,0,3,0,0,0,4,0,4,0,4,0,4,4,0,0,4,4,4,4,3,4,0,4,0,4,4,4,4,0,0,0,4,0,4,4,0,4,0,4,0,4,4,0,4,4,4,0,4,4,4,0,4,0,4,4,0,4,0,4,0,0,4,4,4,4,0,4,4,0,4,0,4,0,0,0,4,4,4,4,0,0,0,4,1,0,4,4,0,4,4,4,0,4,4,0,0,0,0,4,4,0,4,0,4,0,0,0,4,4,4,4,0,0,4,4,1,0,0,4,2,4,4,4,0,4,4,0,4,0,4,4,4,4,0,0,4,4,4,4,4,0,4,4,0,4,4,4,0,0,4,0,4,4,4,0,0,0,4,0,4,0,0,0,0,0,4,0,0,4,2,4,4,4,4,0,0,4,0,4,4,3,0,0,0,0,0,0,4,0,0,4,4,4,0,4,0,4,4,4,0,4,0,0,4,0,4,0,4,0,4,4,4,0,4,0,0,0,4,0,4,4,0,0,0,4,4,0,0,4,4,0,4,0,4,4,0,4,0,0,4,4,4,0,0,0,4,4,0,4,4,4,0,0,4,4,4,4,4,0,4,0,0,4,4,4,4,4,0,0,0,0,4,0,0,4,4,0,1,4,4,0,4,0,4,0,0,0,4,0,4,4,0,4,0,0,0,4,0,4,4,0,0,4,0,0,0,0,4,0,4,0,4,0,0,0,0,0,0,0,0,4,4,0,0,4,4,4,4,4,4,4,4,0,0,4,4,4,4,4,0,4,0,4,0,0,0,4,0,3,4,4,0,4,0,2,0,0,4,4,0,0,0,0,0,4,0,0,4,4,0,4,0,4,4,4,4,4,4,0,4,4,4,4,0,4,4,0,0,0,0,0,4,0,0,4,0,4,4,0,0,0,4,4,0,4,4,0,0,4,0,4,4,4,0,4,4,0,0,0,0,4,4,0,4,2,0,0,0,4,4,4,4,0,0,4,4,4,0,0,0,0,0,0,4,4,0,0,0,4,0,0,4,4,4,4,0,4,0,0,4,4,2,4,0,4,0,4,4,4,4,0,0,4,4,4,4,0,4,4,4,3,4,0,3,0,4,4,4,0,0,4,4,0,0,4,0,4,4,4,0,4,4,0,0,0,0,4,4,0,0,4,0,4,4,4,0,4,4,0,4,4,0,4,0,0,4,4,0,4,0,4,4,4,0,4,0,4,4,4,0,4,0,4,1,0,0,4,4,4,0,4,0,4,0,0,4,4,4,0,0,4,0,4,4,4,0,4,0,0,4,0,0,0,4,4,0,0,4,0,0,0,0,0,4,3,0,4,0,0,4,4,0,0,4,0,4,4,0,4,4,4,4,0,0,1,4,0,4,4,4,4,4,4,4,4,4,4,4,4,4,0,0,4,0,0,4,4,4,0,0,0,4,0,0,0,0,4,4,0,0,0,0,0,0,4,4,0,0,0,4,0,4,4,0,0,4,0,4,4,4,4,0,0,4,4,4,4,4,4,4,4,0,4,4,4,0,0,4,0,0,4,0,0,0,4,4,0,0,4,0,0,0,4,0,4,4,0,4,4,0,0,4,0,4,4,4,4,4,0,4,4,4,4,0,4,4,0,4,0,0,0,4,4,2,4,1,0,0,0,4,4,4,4,4,4,4,4,0,4,4,4,0,4,4,4,4,4,0,4,0,0,4,0,1,4,4,0,0,0,4,4,4,0,0,4,4,4,4,4,0,0,0,0,0,0,0,0,0,4,0,0,0,0,0,4,4,0,0,4,4,0,0,0,0,4,0,4,0,4,4,0,4,0,4,4,0,4,4,0,0,0,0,4,4,0,4,4,4,0,4,0,4,0,0,0,4,0,4,0,0,0,4,3,4,0,4,0,0,4,0,4,0,0,0,0,4,0,4,0,0,0,0,4,0,4,4,0,0,0,4,4,4,0,0,4,4,0,0,0,0,0,0,4,0,4,0,4,0,4,4,0,4,4,4,0,4,4,4,0,0,0,4,0,0,3,0,0,0,4,4,4,0,4,4,4,4,0,0,0,4,4,0,4,4,4,0,4,0,4,0,0,4,4,4,0,4,0,0,4,4,4,0,1,0,4,4,0,0,4,0,4,4,4,0,0,0,4,0,0,4,4,4,0,0,4,0,4,0,0,0,0,0,4,0,4,4,0,0,4,0,0,4,0,0,0,4,4,0,4,0,0,4,4,4,4,4,0,0,4,0,4,4,4,4,0,0,4,0,4,4,4,0,4,0,0,4,4,4,4,0,0,4,0,0,4,0,4,0,0,0,0,4,4,0,0,0,0,4,4,0,0,0,4,0,0,4,0,0,4,0,0,0,0,4,0,4,0,4,0,4,0,0,4,0,4,0,0,4,4,4,0,4,4,4,4,4,0,4,0,0,4,4,0,4,0,4,0,0,0,0,0,4,4,4,4,0,0,4,4,0,0,4,4,4,0,0,0,0,0,4,4,0,1,0,0,0,4,0,4,4,4,4,0,0,0,0,4,0,0,0,4,4,4,0,0,4,0,0,4,0,0,4,0,3,4,4,4,4,4,4,4,4,0,0,0,0,0,4,4,0,4,0,4,4,4,0,0,0,0,0,4,4,4,0,4,0,4,4,4,4,0,0,4,4,4,4,0,4,4,4,0,0,4,0,4,4,0,0,4,4,0,4,4,4,4,4,1,4,4,0,0,4,0,0,0,0,4,4,4,0,4,0,4,0,4,0,4,0,4,0,0,0,0,4,0,4,4,0,0,4,4,4,4,0,0,0,4,0,4,4,4,4,0,0,0,2,4,0,4,0,4,4,0,0,0,4,4,4,0,4,4,0,4,4,0,0,0,4,4,4,0,4,4,0,0,4,0,4,4,0,0,4,0,4,0,0,0,4,0,0,0,4,4,0,0,0,0,0,0,0,0,0,4,0,4,4,4,4,0,0,0,0,0,0,0,0,4,4,0,4,0,4,4,4,0,4,4,0,4,4,4,0,4,0,0,0,4,0,4,4,0,0,4,0,0,0,0,4,0,4,0,0,0,4,4,4,4,4,0,4,2,0,0,4,0,0,4,0,4,4,0,0,4,0,4,0,4,0,4,4,0,0,4,4,4,0,4,4,0,4,4,4,0,4,0,4,4,4,0,0,4,0,4,0,0,4,0,0,4,0,0,4,0,4,0,0,0,0,0,4,4,4,4,4,4,0,4,4,0,4,4,4,0,0,0,0,0,0,0,4,0,0,0,0,0,4,0,4,0,0,4,4,4,0,0,4,4,0,4,4,4,4,0,0,4,0,4,4,2,0,4,0,0,0,0,0,4,0,0,0,0,0,4,0,4,4,4,4,0,4,4,0,0,4,0,4,0,0,0,4,4,4,4,0,4,0,0,0,4,0,0,0,0,0,0,0,4,0,4,0,0,0,0,4,4,4,4,0,0,4,0,0,0,0,4,0,0,0,0,4,4,0,0,4,3,4,4,0,4,4,0,0,0,3,4,4,0,0,0,4,0,4,0,4,4,4,4,4,0,4,4,0,0,4,4,0,0,4,0,4,4,4,4,0,4,4,4,0,4,4,0,0,4,4,4,0,0,4,0,4,4,0,0,0,0,0,4,4,4,4,4,4,0,4,4,0,0,4,0,4,4,0,0,0,0,0,4,0,0,0,4,4,4,4,0,0,0,0,4,0,0,0,0,0,0,4,4,4,4,0,0,0,4,0,4,4,4,4,4,4,4,4,4,0,0,0,4,0,4,0,4,4,0,4,4,0,0,4,3,0,4,4,4,4,0,4,4,4,4,0,0,0,0,0,4,0,4,0,4,0,4,4,0,0,0,0,4,0,0,4,4,0,0,0,4,0,0,4,0,0,0,0,4,0,4,4,0,0,0,0,0,0,0,0,0,0,4,0,0,4,4,0,0,4,4,4,0,4,0,0,0,0,4,4,0,0,0,0,0,4,0,0,4,4,4,4,4,4,0,4,4,4,4,4,0,0,4,0,4,0,0,4,0,0,0,4,0,0,4,4,0,4,4,4,4,0,4,0,2,4,4,0,4,0,0,4,0,0,4,4,0,0,0,0,4,4,0,0,4,0,0,0,0,4,0,0,4,4,0,0,0,4,0,0,4,4,0,3,0,4,4,4,4,0,0,4,4,4,0,4,4,4,0,0,0,0,4,4,0,4,0,4,0,0,0,4,4,4,0,0,0,4,4,0,4,0,4,4,4,4,0,4,4,0,0,4,0,0,0,4,4,4,0,0,0,0,0,4,0,4,4,0,0,0,4,0,0,0,4,4,0,4,4,4,0,4,4,3,0,4,0,0,4,0,4,0,0,4,4,0,0,4,4,4,0,4,4,4,4,4,0,0,4,4,4,4,0,4,0,4,1,3,4,0,0,4,0,4,0,4,4,4,0,0,4,0,0,0,4,4,0,0,4,0,0,4,0,4,4,0,1,4,1,0,4,4,0,0,0,0,4,4,4,0,4,0,0,0,4,4,0,4,0,0,0,0,0,0,4,4,1,0,0,4,0,3,4,4,4,4,0,0,0,0,0,4,4,0,4,0,0,4,0,0,0,4,0,0,4,4,0,0,4,4,4,0,4,0,4,0,4,0,0,4,4,0,4,4,0,4,4,0,0,0,0,4,0,4,4,4,4,0,4,0,4,4,4,4,0,4,0,0,4,0,4,4,4,4,4,0,4,4,0,0,0,0,0,4,4,4,0,4,4,4,0,0,4,0,4,0,4,0,0,0,0,0,0,0,4,4,0,0,4,0,4,4,4,0,0,0,0,4,4,0,0,4,0,4,4,0,4,0,0,4,4,0,4,4,4,0,0,4,0,0,0,4,0,4,4,4,4,0,4,4,4,0,0,1,0,0,4,0,0,4,3,4,4,0,4,0,4,4,0,4,4,0,4,4,0,4,4,0,0,4,0,4,0,0,0,0,0,4,4,0,4,0,4,0,0,4,4,0,4,4,0,0,1,4,4,2,4,0,4,0,4,4,0,4,0,0,0,4,0,0,0,0,0,0,4,4,1,3,0,4,0,0,4,4,4,0,4,4,4,4,4,0,0,4,4,0,4,0,4,0,0,4,0,0,2,0,0,0,4,0,0,4,4,4,4,4,0,4,0,4,0,0,0,0,0,4,0,0,4,0,0,4,0,4,2,4,4,4,4,0,0,0,4,4,4,0,4,4,4,4,0,4,4,0,4,0,0,0,0,1,2,0,3,0,0,4,4,4,0,4,4,0,4,4,4,4,4,0,0,0,0,4,2,4,0,4,4,0,0,0,0,0,4,0,0,4,0,4,4,3,0,4,4,1,0,2,0,0,0,0,0,0,0,0,0,4,0,4,4,4,2,4,4,4,4,0,4,4,4,4,4,0,4,4,0,4,4,0,0,4,0,0,4,0,4,4,4,4,4,0,0,0,4,0,4,4,0,0,4,4,0,4,0,0,0,4,4,0,4,0,0,1,0,0,0,4,0,4,4,4,4,4,4,0,0,4,4,0,4,4,4,0,0,4,4,4,4,4,4,4,4,0,0,4,4,4,4,0,4,0,0,4,0,4,0,4,0,0,0,4,0,4,4,0,0,4,0,0,4,0,4,0,0,0,0,4,0,0,0,0,4,0,4,4,4,0,4,0,0,4,4,4,4,2,4,4,0,4,0,4,0,0,4,0,0,4,4,2,4,0,4,4,0,4,4,4,0,4,4,4,4,0,4,4,0,4,2,0,0,4,0,4,0,0,0,4,4,4,4,0,4,0,0,4,4,0,0,4,4,4,4,4,0,0,4,4,4,4,4,4,4,0,4,0,0,0,4,0,4,0,0,4,0,0,0,4,0,0,4,4,2,4,4,0,0,1,4,4,4,0,0,4,0,4,4,4,0,4,0,4,4,4,0,0,0,4,0,4,4,4,0,4,4,4,4,4,4,4,4,0,4,0,0,0,4,4,4,4,0,4,0,4,4,4,0,0,0,0,4,0,0,4,4,4,4,0,4,4,4,0,0,0,4,1,0,4,0,4,4,4,4,4,4,0,4,0,4,0,4,0,4,0,0,0,2,0,0,0,0,0,4,4,0,0,4,4,4,4,4,4,4,0,4,4,4,0,0,4,0,0,4,0,4,4,4,4,4,0,4,4,4,0,4,0,0,4,0,0,0,4,0,0,0,0,0,4,4,0,0,3,0,4,4,4,4,4,4,0,4,4,4,0,4,4,0,0,0,4,0,4,0,4,4,0,4,1,4,4,0,4,4,0,4,0,0,4,0,0,0,4,4,4,0,4,0,0,4,4,3,0,0,0,0,2,4,4,4,0,4,0,4,0,4,0,4,4,4,0,4,0,0,0,4,0,0,0,4,4,0,0,4,4,4,0,4,4,4,0,0,4,4,0,4,4,4,0,0,0,4,0,4,4,4,4,0,0,4,0,4,0,3,4,0,4,0,4,0,4,0,4,0,4,0,4,4,4,0,0,4,0,0,4,0,4,0,4,0,0,0,0,4,0,4,4,4,4,4,0,4,0,4,4,4,0,0,4,0,0,0,4,0,0,0,0,4,0,0,4,4,4,4,4,4,0,0,4,4,4,0,0,4,0,4,4,4,4,4,4,4,0,0,0,4,0,0,4,4,0,4,2,1,4,4,4,4,0,0,0,4,0,0,4,0,4,0,0,4,4,4,0,0,0,0,0,0,0,0,0,4,0,0,3,0,0,0,4,0,4,0,4,4,4,4,0,0,0,0,4,4,0,4,4,0,0,0,0,4,4,0,0,4,0,4,0,4,4,4,4,0,0,4,4,4,0,0,4,1,0,4,0,0,0,4,0,4,0,0,0,0,0,0,0,0,4,0,0,0,0,4,0,0,0,4,0,0,4,4,4,0,4,0,4,0,4,4,4,4,4,4,4,0,0,4,4,4,4,0,4,0,4,0,4,0,0,4,4,4,4,0,0,0,4,4,0,3,4,4,0,4,4,0,4,0,4,4,0,1,4,0,4,4,4,4,4,0,4,0,0,4,0,4,0,0,0,0,0,4,4,4,4,4,0,0,4,4,4,0,0,1,0,4,0,4,4,0,4,4,4,4,4,0,4,4,0,0,4,0,0,0,4,0,4,4,0,0,4,4,0,4,0,0,0,0,4,4,0,0,0,4,4,0,4,4,0,4,4,0,4,4,4,4,0,0,0,4,4,0,0,0,0,4,0,4,4,4,0,0,0,4,4,0,4,0,4,4,0,4,0,4,0,0,0,0,0,4,0,4,0,0,4,0,0,0,4,4,4,4,0,4,0,4,4,4,4,4,0,4,4,4,0,0,0,4,4,4,0,4,0,0,4,4,0,4,4,0,4,0,4,4,4,0,0,0,0,0,0,4,0,4,4,0,4,0,0,4,0,0,4,0,4,4,0,0,0,4,4,4,0,0,1,0,0,0,4,4,0,4,4,0,0,0,1,4,4,0,0,4,4,4,0,0,4,4,4,4,4,4,0,4,4,4,4,0,4,0,4,4,4,4,0,0,4,0,0,4,4,4,4,4,2,0,2,2,4,4,4,4,0,4,4,4,4,0,0,4,0,4,4,4,4,0,0,4,4,0,4,0,4,4,4,0,4,4,0,4,4,4,4,4,4,0,1,0,0,4,0,4,4,0,0,0,4,0,0,3,0,4,4,4,4,4,0,4,0,4,4,4,0,4,0,0,0,0,4,4,0,4,0,0,0,0,2,0,4,2,4,0,0,4,0,0,0,4,0,0,4,0,0,0,4,4,4,0,0,0,0,4,0,0,4,0,4,4,0,4,0,0,4,0,4,0,0,4,0,0,0,0,4,0,4,0,4,0,4,0,4,0,4,4,0,0,4,0,4,0,0,4,0,0,0,0,0,0,0,4,4,0,0,0,4,0,0,4,4,0,0,4,4,4,4,0,0,4,4,4,0,4,4,4,4,4,2,0,4,0,0,0,0,4,4,0,4,4,0,0,4,4,2,0,4,4,0,0,4,4,4,4,4,0,0,0,4,4,0,0,4,0,0,4,0,4,4,0,4,4,0,4,0,0,0,0,4,0,0,4,4,0,0,0,4,0,4,0,4,4,4,0,4,0,4,0,4,0,4,0,4,0,0,0,0,4,2,4,4,4,0,4,4,0,0,0,0,4,4,0,4,0,0,4,0,0,0,0,4,4,4,4,0,4,4,0,4,0,0,0,0,0,4,0,4,4,4,0,0,0,4,4,4,0,4,4,0,4,0,4,4,4,4,0,4,4,4,0,0,4,3,0,0,0,0,4,0,0,0,0,4,0,0,0,0,0,1,0,4,0,4,0,4,4,0,4,4,0,0,4,0,0,0,0,4,4,0,4,0,0,0,0,0,4,0,4,0,0,4,4,0,1,0,0,4,4,0,0,4,0,0,0,4,0,0,4,4,4,0,0,4,0,0,4,4,0,0,0,0,0,0,4,0,4,0,0,0,0,4,0,4,4,0,0,4,0,4,4,0,0,4,0,4,3,4,4,4,4,0,0,4,2,0,4,0,4,4,4,4,4,4,4,0,4,4,4,0,0,0,0,4,0,4,0,0,4,4,4,0,0,0,4,0,4,4,0,0,4,4,0,4,0,4,4,0,0,4,4,4,4,0,4,0,4,4,4,4,4,4,0,4,0,4,0,4,0,0,4,0,4,0,0,0,4,0,4,4,4,4,0,0,4,0,0,0,0,0,4,0,4,0,0,1,4,0,4,0,4,4,4,0,0,0,4,0,0,4,0,0,4,4,0,0,0,0,0,0,4,0,0,0,4,0,4,0,4,0,4,0,3,4,4,4,2,0,0,4,0,0,4,0,0,4,4,0,0,0,4,4,4,0,0,4,0,0,3,0,4,4,4,0,0,4,4,4,4,0,0,4,4,4,4,4,4,4,0,4,0,0,0,0,0,4,0,4,0,0,4,0,4,0,0,0,4,4,4,0,0,0,4,4,4,4,0,4,4,0,0,0,4,4,4,4,4,0,0,4,0,0,4,4,4,4,0,4,4,0,0,0,0,0,0,4,4,0,4,4,4,4,0,0,0,4,4,0,0,0,0,0,0,0,0,0,4,4,0,4,4,4,4,0,0,0,4,4,4,4,4,0,0,4,0,0,4,4,0,4,0,0,4,4,4,0,4,4,0,0,4,0,0,4,4,0,4,0,0,4,0,0,4,4,0,4,4,0,0,4,4,0,0,0,0,0,0,0,0,0,0,0,4,4,4,4,0,0,0,4,0,4,0,4,0,0,4,4,4,4,0,0,4,0,4,4,4,0,0,4,0,4,0,0,4,4,0,0,4,0,0,4,0,4,4,0,4,0,4,4,4,0,4,0,4,0,4,0,0,0,4,0,0,4,0,4,4,0,4,0,3,4,0,0,4,4,0,4,0,4,4,2,4,0,4,1,0,4,0,0,4,4,0,4,0,4,4,0,0,0,4,4,4,0,4,0,0,4,4,0,4,4,4,4,4,0,4,0,0,0,4,0,4,0,4,4,0,0,4,4,0,0,0,4,4,0,4,4,0,0,0,0,0,0,0,0,4,0,4,4,4,4,4,0,0,4,0,0,0,0,0,4,4,0,0,0,0,3,0,4,0,0,0,4,0,0,4,4,0,4,0,4,4,4,0,0,0,0,0,4,4,4,0,4,0,4,0,4,0,4,4,0,0,4,0,4,0,0,4,4,0,4,4,4,4,0,0,4,4,4,0,0,0,0,4,4,4,4,4,0,0,0,4,0,4,4,4,0,0,0,4,0,4,0,0,4,4,0,0,0,0,0,4,0,4,0,0,0,0,4,0,0,4,4,4,4,4,4,4,4,0,0,0,3,0,4,0,0,4,0,4,4,4,0,4,0,0,4,0,4,0,0,0,0,4,0,0,0,0,4,0,4,4,4,4,0,4,4,4,0,0,4,2,0,4,4,4,4,0,4,0,4,4,0,0,4,4,4,0,4,4,4,4,0,0,0,0,0,0,0,0,0,0,0,4,4,0,0,4,0,0,4,4,4,0,0,0,0,4,2,4,1,4,4,0,0,0,0,4,4,0,0,0,4,0,0,0,0,4,4,4,0,0,0,0,4,0,4,0,0,0,4,0,0,0,0,0,4,4,0,0,4,0,4,0,0,0,0,0,4,0,0,4,0,0,0,0,4,0,0,0,4,0,4,0,4,0,4,0,4,0,0,4,0,0,4,4,0,0,1,4,4,4,4,4,4,0,4,0,0,4,4,0,2,4,4,0,4,2,0,0,2,0,4,4,0,4,0,4,0,0,4,0,0,4,4,0,4,4,4,0,0,0,0,0,0,4,4,0,4,0,0,0,0,0,4,4,4,0,0,4,4,0,0,0,0,4,4,0,4,0,4,0,0,0,0,0,0,4,0,4,0,0,0,4,0,0,4,4,4,0,4,0,4,0,0,4,0,0,0,0,0,0,0,4,4,4,0,0,4,0,0,0,0,4,0,4,0,0,4,4,4,4,4,4,0,4,0,0,4,0,0,0,4,4,2,0,0,0,4,4,4,0,4,0,0,4,0,4,4,0,4,0,0,0,0,4,4,4,4,4,4,0,4,4,4,0,0,4,4,0,4,4,4,0,4,4,4,0,4,0,0,4,2,0,4,4,4,1,4,4,4,0,0,4,4,0,0,4,4,0,0,0,0,0,0,4,4,0,4,4,4,4,4,4,0,0,4,0,4,0,0,0,4,4,4,4,4,0,0,4,4,4,2,4,0,0,4,0,0,0,4,0,4,4,0,4,4,0,0,0,1,4,4,0,0,0,0,0,0,0,4,0,4,4,4,0,4,0,0,4,4,0,4,4,0,0,4,4,0,4,4,0,4,4,0,0,4,0,0,4,4,4,0,0,0,0,0,4,4,0,4,0,4,0,0,0,0,4,0,4,0,0,4,0,4,0,0,4,4,4,4,4,4,0,4,4,0,4,0,0,0,4,0,4,4,4,4,4,0,4,0,0,0,0,0,4,4,4,0,4,4,4,4,0,4,4,4,0,0,0,4,0,4,4,0,4,0,0,0,4,4,0,4,4,0,4,0,4,0,4,4,4,0,0,4,0,0,4,0,4,0,0,0,0,4,4,4,4,4,4,4,0,0,4,4,4,0,0,1,0,0,0,0,4,0,0,0,4,0,4,0,4,4,0,4,0,4,4,0,4,4,4,4,0,4,0,0,0,0,0,4,0,3,4,0,4,4,0,4,4,0,4,0,0,4,0,4,4,4,4,0,0,0,4,0,4,4,4,4,4,4,4,0,0,4,4,0,4,0,0,4,4,4,4,4,0,4,0,0,4,4,0,4,4,0,4,2,0,4,4,4,1,4,0,0,0,4,4,0,4,4,0,0,0,4,0,0,4,4,0,4,2,0,4,4,4,0,4,0,2,0,4,0,0,0,4,0,0,0,0,4,0,0,4,0,4,0,0,0,4,4,4,0,3,4,4,0,1,0,4,0,4,0,0,4,4,0,4,0,0,4,0,4,0,4,0,0,4,4,0,0,4,0,4,0,4,0,0,0,0,4,4,4,0,4,4,4,4,4,0,2,0,4,0,4,4,4,4,0,0,0,4,0,0,0,4,0,4,4,4,4,0,4,4,0,0,4,0,0,0,0,4,0,0,4,4,0,0,4,4,4,0,4,0,0,4,0,0,4,4,0,0,0,4,0,4,0,4,4,4,4,0,0,0,0,4,0,4,0,4,0,0,4,0,0,0,4,0,4,4,4,0,0,0,4,4,1,1,4,0,4,0,4,0,4,4,0,0,4,0,0,4,0,4,0,0,0,4,0,0,0,4,4,0,0,0,0,0,0,0,4,4,4,0,2,1,4,4,4,4,0,4,0,0,0,0,3,0,4,0,0,4,0,0,4,0,0,0,0,4,4,0,4,0,4,4,0,0,0,4,0,4,0,4,4,0,0,0,0,0,0,0,3,4,0,4,4,0,0,4,0,4,4,0,0,0,4,0,0,0,4,0,4,0,4,0,0,4,4,4,0,4,0,0,0,0,4,4,0,0,4,4,0,4,4,4,4,0,4,0,0,4,4,2,4,0,4,4,4,0,0,4,4,4,0,4,0,4,0,0,0,4,4,0,0,4,0,0,4,0,0,4,0,0,4,0,0,4,0,0,4,4,0,0,4,0,0,1,4,0,0,4,4,4,4,4,4,0,4,4,0,0,0,0,4,4,0,0,1,4,0,4,0,4,0,4,4,4,4,4,0,4,4,0,0,0,4,4,0,0,4,0,0,4,0,4,0,0,0,0,4,4,0,4,4,4,4,0,4,0,4,0,4,0,4,4,4,0,4,4,0,0,4,4,0,0,0,0,0,0,0,4,0,0,0,0,0,0,4,0,0,4,4,2,4,0,0,0,0,0,0,0,4,4,4,2,4,4,4,0,0,0,4,0,4,4,4,0,4,4,0,4,4,0,4,0,4,4,0,4,4,0,0,0,0,4,0,1,0,0,4,4,0,4,4,0,0,0,0,0,2,0,4,4,4,0,0,0,4,0,0,4,0,4,0,0,0,4,0,0,4,4,4,0,4,4,0,4,4,4,0,4,0,0,0,0,0,0,0,4,1,4,4,0,0,0,4,0,0,4,4,0,0,4,1,4,4,4,0,4,4,0,0,0,4,0,0,4,0,4,4,0,0,4,4,0,4,4,0,4,0,0,0,4,4,4,0,0,4,0,0,0,0,4,4,0,4,4,0,4,4,0,1,0,0,0,0,0,4,0,4,4,0,4,0,4,4,4,4,0,4,4,0,0,4,0,0,0,2,0,4,0,0,0,4,4,0,4,0,0,0,4,0,0,0,4,4,4,0,0,0,0,0,0,4,4,4,4,4,0,4,4,4,0,4,4,0,4,0,0,4,0,0,0,4,0,0,0,0,4,4,4,0,0,4,4,4,4,4,4,0,0,4,0,0,4,0,4,4,0,0,0,0,4,4,0,0,4,4,0,4,0,0,0,4,0,4,4,0,0,0,0,0,0,4,0,0,0,0,0,4,0,4,0,4,0,4,4,0,0,1,4,0,0,0,0,0,0,4,4,4,4,4,0,0,4,4,0,0,0,4,0,0,4,0,0,4,4,0,4,4,4,4,0,0,0,4,4,4,0,0,0,4,0,4,0,0,0,4,0,0,0,4,4,4,0,4,4,4,4,0,1,0,4,4,4,0,4,4,0,4,4,0,4,0,4,4,0,4,0,4,0,0,0,0,0,4,4,3,4,4,0,4,0,0,4,0,0,4,4,4,3,4,4,1,4,4,4,0,4,4,4,0,0,4,0,0,4,4,0,4,0,4,0,4,0,0,0,4,4,0,0,0,4,4,0,0,4,0,4,4,4,0,0,4,0,0,0,4,0,0,0,0,4,0,4,4,4,0,4,4,4,0,0,4,0,4,0,0,0,0,4,4,4,4,4,0,4,4,4,0,4,4,4,4,0,4,4,4,0,4,0,4,4,4,0,4,0,4,0,1,4,4,0,0,4,0,0,0,0,4,4,4,4,0,0,4,4,4,4,4,4,0,0,4,0,4,4,4,0,3,0,4,0,0,4,4,4,0,4,4,0,0,4,4,4,0,0,0,4,4,4,0,4,4,4,0,0,0,4,0,4,4,3,0,0,0,0,0,0,4,1,0,0,4,0,0,4,4,0,4,0,4,0,4,0,4,0,0,4,4,0,4,0,4,4,4,2,0,4,4,0,4,0,4,0,4,0,0,0,0,0,4,4,0,4,4,0,4,4,0,4,4,0,0,0,0,4,3,4,4,4,0,0,0,0,4,4,4,4,0,4,0,4,0,0,4,4,0,0,0,0,4,0,4,4,4,4,4,0,0,4,0,0,0,4,4,4,4,4,4,4,4,4,4,0,4,4,0,4,0,4,4,4,4,0,4,4,0,4,0,0,4,0,4,0,0,4,4,0,0,0,0,0,4,1,0,0,0,4,4,0,0,0,0,4,4,4,4,4,0,0,4,4,4,0,0,0,0,4,0,4,4,0,4,4,0,4,4,0,0,4,0,0,4,0,0,0,4,0,0,4,0,0,0,4,4,0,0,4,0,0,4,4,4,4,0,0,0,0,0,0,0,4,0,0,4,4,4,4,0,4,0,4,0,0,4,4,4,4,4,4,4,0,0,4,4,4,0,4,0,4,0,4,4,4,4,4,4,0,3,2,0,0,4,4,4,0,4,4,0,4,0,4,4,4,4,4,4,0,0,4,0,0,0,4,4,4,4,4,0,0,4,0,4,0,0,0,0,4,4,0,4,0,4,0,4,0,4,1,0,4,0,4,4,0,4,0,4,4,4,0,0,0,0,1,0,4,0,0,4,0,4,4,4,4,0,3,0,4,4,0,4,0,4,0,0,1,4,0,0,4,4,4,0,0,0,4,0,4,4,0,0,0,4,0,4,0,4,4,4,0,4,4,4,0,0,0,4,0,0,4,0,4,0,4,0,4,4,4,0,0,4,0,0,0,4,4,0,0,4,4,0,4,0,4,0,4,0,0,4,0,4,4,4,4,4,0,0,4,0,4,0,4,4,0,4,4,0,4,0,0,4,4,0,0,4,0,4,0,4,4,4,3,0,4,0,0,0,0,3,0,4,0,0,0,4,4,0,4,0,4,0,0,0,4,4,4,0,4,0,3,4,0,4,4,0,4,4,0,0,4,0,0,4,4,0,0,0,2,4,4,0,4,4,0,0,4,0,4,0,0,4,4,0,0,0,0,4,4,0,0,4,0,0,4,1,0,0,0,0,4,0,4,4,4,4,4,4,0,4,0,0,0,4,4,4,4,4,0,4,0,4,0,4,2,0,4,0,0,4,0,4,4,4,0,4,4,4,0,4,0,4,0,0,4,0,4,0,0,0,4,4,0,4,4,0,0,0,0,0,0,0,0,0,4,4,4,0,4,4,0,4,4,4,4,4,4,4,4,4,0,4,4,4,4,4,0,0,0,4,0,4,4,0,0,4,4,4,4,0,4,4,4,0,4,4,0,0,0,4,0,0,4,4,4,0,0,4,0,4,4,3,4,0,4,4,0,0,0,4,0,4,4,0,4,0,4,0,4,0,4,4,0,0,4,4,4,0,0,4,0,4,0,0,0,4,4,0,0,0,4,0,0,3,4,4,4,1,4,4,4,4,0,0,0,4,0,4,0,4,4,4,0,4,0,4,4,4,4,0,4,0,0,0,0,0,4,4,0,0,0,0,0,4,4,4,0,0,0,4,0,4,0,0,0,4,0,0,4,0,0,0,0,3,0,4,4,0,4,4,4,4,0,0,0,4,0,4,4,4,0,4,4,0,0,0,4,0,0,0,4,4,4,4,4,4,0,0,4,4,4,4,0,4,4,4,0,4,0,4,4,0,0,4,1,4,0,4,0,4,4,4,0,4,4,4,0,4,4,4,4,3,0,0,0,0,4,4,0,0,4,0,0,0,0,0,0,4,0,0,4,0,4,0,0,0,0,4,0,0,4,4,0,0,0,4,4,4,4,4,4,4,4,0,0,0,0,0,4,0,0,4,4,4,0,4,0,0,4,4,0,4,0,0,4,0,4,0,4,4,0,4,0,0,4,4,4,4,4,0,0,4,0,0,0,4,0,0,4,4,4,0,0,4,4,0,0,4,0,4,0,0,4,0,0,0,4,0,0,4,4,4,0,0,1,0,4,2,0,1,4,0,0,4,3,0,4,4,0,0,4,0,0,4,4,4,0,4,4,0,4,4,4,4,0,4,4,0,4,4,0,4,0,4,0,0,4,4,4,4,4,4,4,0,0,0,0,0,4,4,0,0,4,0,4,0,0,0,4,4,4,0,4,4,0,4,0,4,4,4,4,0,0,0,0,4,4,0,0,4,4,0,4,4,0,2,4,4,0,4,4,0,4,4,0,0,0,0,4,0,0,0,0,4,4,0,0,0,4,0,0,4,0,4,0,0,0,4,4,4,4,4,4,0,0,0,4,0,4,0,4,4,4,4,0,4,0,0,0,4,0,0,4,4,4,4,4,4,4,0,0,0,0,4,0,4,0,0,4,4,0,0,4,4,4,4,4,4,0,4,4,4,4,0,1,0,4,0,4,0,0,4,0,4,4,0,4,4,4,4,0,0,4,0,0,0,4,4,0,1,4,4,0,4,0,4,4,0,0,4,0,4,4,4,4,4,0,0,4,4,0,0,0,0,4,0,0,0,4,4,4,0,4,0,0,0,4,0,0,4,4,4,4,4,0,0,4,4,4,4,4,4,0,4,4,4,0,0,4,4,4,4,0,0,0,4,0,4,4,0,4,4,4,4,0,4,4,0,4,0,4,0,4,0,0,4,0,0,4,4,4,4,0,4,4,0,4,0,0,0,4,0,0,4,0,0,4,4,4,0,0,0,4,0,4,0,0,0,0,0,4,0,0,4,4,4,4,4,0,4,4,0,0,0,4,4,4,4,0,4,4,0,4,4,4,0,4,1,0,0,0,0,0,0,4,4,0,4,4,4,0,4,0,0,4,0,4,4,0,4,0,0,4,0,0,4,0,0,4,0,0,4,0,0,0,0,0,4,4,4,4,0,3,0,0,4,4,4,4,4,0,0,4,0,4,0,4,0,0,0,4,4,4,4,0,0,0,4,4,4,4,0,0,0,0,0,4,0,0,0,0,4,0,0,0,0,0,0,0,0,4,0,0,0,4,4,0,0,0,0,0,4,4,0,0,4,4,4,0,4,1,4,0,4,0,0,4,0,0,4,4,0,0,4,4,2,4,4,0,4,0,4,0,4,0,4,4,0,0,0,0,0,4,4,4,0,4,0,4,4,0,0,0,4,0,4,0,0,4,4,4,0,0,4,4,4,0,0,0,0,4,0,4,0,4,4,4,0,4,4,0,4,0,4,4,4,4,0,0,4,4,0,4,0,4,4,4,4,4,4,0,0,4,4,4,0,0,4,4,0,0,0,0,4,4,0,4,4,4,0,4,0,4,0,4,4,4,1,4,0,4,0,0,4,0,4,0,4,0,3,0,0,0,0,3,4,0,4,0,0,4,4,0,4,0,4,4,4,0,4,0,4,0,4,0,4,4,4,4,0,4,4,0,0,0,4,0,0,0,0,0,4,4,4,4,0,4,0,4,4,0,0,0,0,4,4,0,4,0,0,0,4,0,4,4,4,0,0,4,0,4,4,0,2,4,0,4,0,0,4,4,4,0,4,4,4,0,4,0,4,0,0,0,4,0,4,4,4,0,0,4,0,0,4,0,4,4,4,0,0,0,4,4,0,4,0,4,4,0,0,4,4,4,4,4,0,0,0,4,0,4,0,4,4,0,4,0,4,0,0,4,0,0,4,4,4,4,0,4,4,0,4,4,0,0,0,0,4,4,4,4,4,0,0,0,0,0,0,0,4,0,4,4,0,0,4,4,4,4,0,0,4,0,0,0,0,4,0,0,4,0,0,0,0,0,4,4,4,0,4,4,4,4,0,4,0,0,0,0,4,0,0,4,0,0,1,0,0,4,4,4,0,0,4,0,4,4,0,4,4,0,4,0,4,4,4,4,4,4,0,4,4,4,4,4,4,0,0,4,0,0,4,4,2,4,0,4,4,4,0,0,4,4,4,0,0,0,4,4,0,0,0,0,0,0,4,0,0,0,4,4,0,0,4,4,0,0,4,0,0,0,4,4,0,0,4,0,4,4,4,4,4,4,4,0,4,4,4,4,4,4,0,4,4,0,0,0,4,0,4,0,0,0,0,0,4,0,4,0,4,0,0,0,0,4,0,0,0,0,4,0,4,4,4,4,4,4,4,4,4,0,0,4,0,0,0,4,4,4,4,4,0,4,0,0,4,4,0,4,0,0,0,4,0,0,3,4,0,4,4,0,0,4,4,4,0,0,0,4,0,0,0,0,0,4,0,0,0,0,0,4,4,0,4,4,0,4,4,4,0,4,0,0,0,4,4,4,0,4,0,0,0,0,0,4,0,1,4,4,0,0,4,4,4,4,0,4,4,4,0,0,0,4,4,0,0,4,4,4,0,4,0,0,4,4,0,0,4,4,0,4,0,3,4,0,0,4,0,0,4,4,4,0,4,0,0,4,4,0,0,3,4,4,4,0,0,4,4,4,0,0,0,4,4,0,0,0,0,4,4,4,0,0,0,4,4,0,4,4,4,0,4,4,0,4,0,0,4,0,0,4,0,4,0,4,4,0,4,4,4,0,0,4,4,4,4,4,4,4,4,4,4,0,0,4,4,0,4,0,4,4,0,0,0,0,4,0,0,0,0,0,0,0,4,0,0,4,4,4,4,0,4,4,0,0,4,4,0,4,0,4,0,4,4,4,0,4,4,0,4,4,4,0,0,4,0,0,4,0,0,0,0,0,0,2,0,4,0,4,4,0,0,4,4,0,0,4,4,0,0,0,4,4,4,4,4,4,4,0,0,0,4,0,4,4,0,0,4,4,0,0,4,4,4,0,0,4,4,0,4,0,4,0,0,4,0,0,4,0,4,4,4,0,0,0,3,0,4,0,0,0,0,4,0,4,4,0,4,4,0,0,4,0,4,4,0,0,4,4,0,1,0,4,0,0,4,0,0,0,0,0,4,4,0,4,0,4,4,0,4,0,4,4,0,4,4,0,4,4,4,4,4,4,4,0,4,0,0,4,0,4,4,0,4,4,4,0,0,4,4,4,0,0,0,4,4,4,4,4,0,0,0,4,4,4,0,0,0,4,4,0,4,4,4,4,4,0,0,0,0,4,0,4,0,4,4,4,0,4,0,0,4,4,0,4,0,4,0,0,0,0,4,0,4,0,4,0,4,4,0,0,0,4,4,4,4,2,3,4,0,0,4,0,4,4,4,0,0,0,4,4,4,0,4,4,0,3,4,0,0,0,4,4,4,0,0,4,4,4,0,0,4,4,0,0,0,4,4,0,0,0,0,0,0,4,0,4,4,4,4,0,0,0,0,0,0,0,4,0,0,0,0,4,4,4,0,4,0,4,4,4,0,4,0,4,4,4,4,4,0,4,0,0,0,4,0,0,4,4,0,0,4,4,0,0,4,4,0,4,4,0,4,4,0,1,0,0,0,0,0,0,0,0,0,0,0,0,0,0,0,0,0,4,0,4,0,0,4,4,4,0,0,4,0,0,4,0,0,4,4,4,0,0,0,0,4,4,1,4,0,4,4,4,0,4,4,0,4,4,0,4,0,0,0,4,0,4,4,4,4,4,4,0,0,0,0,4,4,0,4,0,4,4,0,4,4,4,4,4,4,4,0,0,0,0,4,0,0,4,0,0,4,4,4,4,4,4,0,4,4,4,0,4,0,0,0,0,0,0,4,2,0,4,4,0,4,0,4,4,4,4,4,4,4,0,4,4,0,0,0,4,0,0,0,0,0,4,4,4,4,4,4,0,4,0,2,0,0,4,0,0,4,0,4,4,4,4,0,4,0,4,0,0,0,0,0,0,4,0,0,4,0,4,0,0,4,4,0,4,0,4,0,4,0,0,0,0,4,4,0,4,3,4,0,4,4,0,0,4,4,4,4,0,0,4,4,4,0,4,4,0,0,4,0,0,0,0,0,4,0,0,4,0,0,4,0,4,0,0,0,0,4,4,3,0,0,4,4,0,4,4,0,0,3,4,0,4,0,4,0,0,0,4,4,0,1,0,0,4,4,0,0,4,4,4,4,4,0,0,0,0,0,4,4,0,4,4,4,1,4,0,2,4,4,0,4,0,4,0,4,0,0,3,4,4,0,0,0,0,4,4,0,4,4,4,4,0,0,0,0,0,4,4,4,1,4,0,4,4,4,0,4,0,4,4,4,0,4,0,0,0,0,0,0,4,0,0,0,4,4,4,0,0,0,0,0,0,4,0,4,0,4,4,4,4,4,4,4,0,0,4,4,4,4,0,4,4,0,4,4,0,0,0,4,0,0,4,4,0,0,0,0,0,4,0,4,0,0,4,0,0,0,4,4,4,4,0,4,4,0,4,4,0,0,0,0,4,4,0,0,4,4,0,0,4,4,0,4,0,4,0,0,4,0,0,4,0,0,4,4,0,4,4,0,0,0,4,0,0,0,0,0,0,4,0,0,3,0,4,0,4,0,4,3,0,4,0,4,0,4,4,4,0,0,4,0,4,0,0,0,0,4,4,4,0,4,4,0,0,4,0,4,0,0,4,0,0,4,0,4,0,4,0,0,4,0,4,4,0,4,0,0,0,4,4,0,0,4,4,0,4,4,4,0,0,0,4,4,4,4,4,4,4,0,4,4,0,4,4,4,0,4,0,0,4,4,4,4,4,4,4,4,0,0,4,4,4,0,0,4,0,0,0,4,0,0,4,0,0,4,4,0,0,0,4,4,0,0,4,0,4,4,4,4,0,4,2,4,4,0,4,0,0,0,0,4,0,0,0,0,0,4,4,0,0,0,0,3,0,0,4,0,0,0,0,0,4,0,0,0,4,4,4,0,0,4,0,2,0,0,4,4,4,0,4,4,4,4,4,4,4,4,0,4,0,0,4,4,4,4,0,0,4,4,3,0,0,0,0,0,0,0,4,0,0,4,0,0,4,0,4,0,4,0,4,4,0,0,0,0,0,0,4,4,0,4,4,4,4,4,4,4,0,0,4,0,4,4,0,0,4,0,4,3,0,0,0,4,0,4,0,4,4,4,4,0,4,0,4,0,0,0,4,0,4,0,4,0,0,0,4,0,4,4,4,4,0,0,0,4,4,4,0,0,0,0,0,4,4,4,0,0,4,0,0,0,0,0,0,0,4,4,4,0,0,0,0,2,4,0,4,0,0,0,0,0,0,0,4,4,0,4,4,4,0,4,4,4,0,4,4,0,0,4,0,0,4,4,4,4,0,4,4,0,0,0,4,0,4,0,0,4,0,0,4,0,0,0,4,0,1,0,0,0,0,0,0,0,0,4,4,4,0,0,0,0,0,4,4,0,4,4,4,0,4,0,4,4,4,0,0,0,4,0,0,4,4,0,4,4,0,4,4,4,0,4,4,4,0,4,4,0,0,4,0,4,3,2,4,4,0,4,0,4,4,4,0,0,4,4,0,4,0,4,4,4,0,4,4,0,0,0,4,0,4,0,0,1,4,0,4,4,0,0,4,0,4,0,0,0,0,4,0,0,0,4,4,4,0,0,0,0,4,0,4,4,0,4,4,0,4,0,0,0,0,4,4,4,4,0,4,4,4,0,4,4,0,4,0,0,4,0,4,4,0,4,4,4,0,0,0,4,4,0,0,4,4,0,0,2,4,4,0,0,0,4,4,0,0,4,4,0,4,0,0,4,0,0,4,0,4,0,0,0,0,4,0,0,4,4,0,4,4,0,0,0,0,4,4,0,0,4,0,0,4,0,0,4,4,4,0,0,0,3,4,0,0,4,2,0,4,0,0,0,0,4,4,0,4,4,4,0,0,0,4,4,4,4,4,0,0,4,4,4,0,4,4,4,0,0,0,0,0,0,4,4,4,4,0,4,4,0,4,4,3,0,0,4,4,0,0,4,4,3,4,4,0,0,4,0,4,4,4,1,4,0,4,4,4,4,0,0,4,0,0,4,4,0,4,4,0,4,4,4,4,4,0,4,4,4,4,4,4,4,4,0,4,0,0,0,0,4,4,2,0,4,0,0,0,0,0,0,0,4,4,0,0,4,0,0,4,0,4,4,4,4,4,0,4,4,2,0,4,0,0,0,0,0,0,4,0,4,0,4,4,4,4,0,0,4,4,0,0,0,4,0,0,4,4,4,0,4,4,4,4,4,4,4,0,0,4,4,0,4,0,0,0,4,4,0,0,4,4,0,0,4,4,4,4,0,4,4,0,0,4,4,0,0,0,0,0,4,0,0,4,3,0,3,3,0,4,4,4,0,4,0,0,0,0,4,4,4,4,4,4,4,4,4,4,0,4,4,0,4,4,0,3,4,0,4,0,0,0,4,0,0,4,4,0,0,4,0,3,4,0,4,4,4,0,0,4,0,0,0,0,4,0,4,4,4,4,0,0,4,0,4,0,4,0,0,0,4,4,0,0,0,0,4,0,4,0,4,4,0,0,4,0,4,4,4,4,2,2,4,0,4,0,0,4,4,0,0,4,4,0,0,4,0,1,0,0,0,4,0,0,0,0,0,0,0,0,4,0,0,4,4,4,3,4,4,4,4,3,4,4,4,4,0,4,0,4,4,0,4,4,0,0,0,4,0,4,0,4,4,0,0,0,4,4,4,0,0,4,0,0,0,0,0,4,0,0,0,0,0,0,4,0,0,0,4,0,0,0,0,4,4,4,0,0,0,0,4,0,0,0,4,0,0,4,2,0,0,4,4,0,0,4,4,4,4,0,4,4,0,0,0,0,0,4,4,4,4,2,4,4,4,0,4,0,4,4,4,0,4,0,4,4,0,4,0,4,0,0,4,4,0,4,4,4,4,0,0,4,0,0,4,0,4,0,0,4,0,0,0,4,0,1,0,4,0,4,4,0,4,0,0,4,4,4,4,3,0,0,0,4,4,0,4,4,4,0,0,0,4,0,0,4,0,4,0,4,4,0,4,0,4,4,4,0,4,4,4,4,0,0,0,0,4,0,4,4,4,0,0,0,0,0,4,0,0,0,0,3,4,2,0,4,4,0,0,4,0,4,0,4,0,3,0,0,4,0,4,4,4,4,4,0,0,4,0,0,0,0,4,0,4,4,0,4,0,0,4,4,4,0,0,4,4,4,4,0,0,0,4,4,0,0,4,4,4,4,4,4,4,0,4,4,4,0,0,4,0,4,4,4,0,4,0,4,4,4,4,4,0,4,0,4,0,4,0,4,0,4,4,0,0,0,0,0,0,0,3,4,0,4,4,4,4,4,0,4,4,0,4,0,0,0,4,4,4,4,0,4,4,4,0,3,0,4,0,0,4,2,4,4,4,0,0,0,4,4,0,4,0,2,4,4,0,4,2,4,0,0,4,0,0,0,0,4,4,4,0,4,0,4,4,4,4,4,4,4,4,0,4,4,4,0,0,4,0,0,4,4,0,0,0,4,4,4,4,4,4,0,4,4,0,4,1,4,4,0,0,4,4,0,0,4,4,1,0,4,4,4,0,0,0,4,0,4,4,0,0,4,4,0,0,4,4,0,0,0,4,0,0,4,4,0,0,4,4,0,4,4,0,2,4,4,4,0,4,4,0,3,0,0,4,4,0,0,0,0,0,0,0,0,0,0,1,4,4,0,0,4,0,4,4,0,4,4,4,4,0,0,0,0,4,0,4,0,4,4,0,4,0,0,4,4,4,4,0,4,0,0,0,0,0,0,4,4,4,4,4,0,0,4,4,4,4,4,0,0,0,0,4,0,4,4,0,0,4,0,4,0,0,4,0,0,4,0,0,0,4,4,4,4,4,4,4,0,4,0,0,0,4,0,4,0,4,0,0,4,0,4,4,0,0,4,4,0,4,0,0,0,0,0,0,4,0,0,0,0,0,4,4,4,4,0,0,4,4,4,4,4,0,4,0,0,0,0,0,0,4,0,4,0,0,0,0,0,4,4,0,0,4,4,0,4,0,0,0,4,4,0,4,0,4,0,0,0,1,4,4,4,4,0,0,0,0,0,4,4,4,0,0,4,0,0,4,4,0,0,4,4,4,0,0,4,0,0,4,4,4,0,4,4,4,4,4,4,4,0,0,4,4,0,4,0,0,4,4,4,0,4,0,0,4,4,4,0,4,4,4,0,4,4,0,0,0,4,4,0,0,0,0,0,4,0,3,0,0,0,4,2,4,4,4,3,4,0,4,4,4,4,4,4,0,4,4,0,0,0,0,0,0,0,4,4,1,4,4,4,4,4,0,2,4,0,4,4,4,4,0,0,4,4,0,4,4,2,0,4,4,0,0,4,4,0,4,0,0,0,4,4,0,0,4,0,4,0,0,0,4,4,0,4,0,0,0,0,0,0,0,0,0,0,4,4,0,4,0,4,4,0,0,0,0,4,4,4,0,0,4,4,4,0,0,4,0,4,4,4,4,4,0,4,4,4,0,0,0,4,4,0,4,0,0,0,4,0,0,4,0,4,4,4,0,0,0,0,4,4,0,0,0,4,4,4,4,4,0,0,4,4,0,4,0,0,0,0,0,0,4,4,4,0,0,0,4,4,4,4,4,4,4,0,0,4,0,4,4,4,0,1,0,4,0,4,0,4,4,4,0,4,4,4,4,4,0,0,0,4,4,4,4,0,0,4,0,0,0,4,4,4,4,4,0,0,4,4,0,0,0,4,0,4,4,0,0,0,0,1,0,4,4,0,0,0,4,0,4,4,0,4,0,0,4,0,0,4,0,4,4,4,0,0,4,4,4,4,0,0,4,0,0,4,4,0,4,4,0,0,4,0,4,0,0,0,4,4,0,4,4,0,0,0,4,4,0,4,4,4,0,4,0,4,0,4,0,4,0,4,4,4,4,0,4,4,4,0,4,4,0,0,0,4,0,4,4,0,4,4,4,4,0,4,4,4,0,4,0,0,4,0,4,0,4,4,4,0,0,4,0,0,0,0,4,4,4,0,0,0,0,0,0,0,0,4,4,0,0,0,0,0,0,4,4,4,4,0,4,0,4,4,3,0,0,0,0,4,4,4,4,4,0,4,0,4,0,0,0,0,0,4,4,4,4,0,4,4,0,0,4,1,0,0,0,4,4,4,4,4,0,0,0,4,4,0,0,4,0,4,0,0,4,0,4,4,3,0,0,4,4,0,0,4,4,4,4,4,0,4,4,4,4,0,0,0,0,0,4,0,4,0,0,0,4,0,0,0,0,0,0,0,0,4,0,0,0,4,0,0,4,4,0,0,4,0,0,4,4,0,0,0,0,4,4,4,4,0,0,4,0,0,4,0,0,4,0,4,0,4,0,4,0,0,0,4,0,2,4,0,4,0,4,0,0,4,4,0,4,0,0,0,0,4,4,4,4,4,0,4,4,0,0,0,0,0,0,4,4,4,0,0,4,4,0,0,4,4,0,4,0,4,0,4,0,0,0,4,0,0,4,4,0,0,4,4,0,4,0,4,0,0,4,4,0,4,4,4,4,0,0,0,3,4,4,4,4,4,0,0,0,4,4,4,0,4,4,0,0,4,4,4,4,0,0,4,4,4,4,4,0,4,0,4,0,0,0,4,0,4,0,0,0,0,4,0,0,4,0,0,4,4,3,0,0,4,4,0,0,0,0,4,4,4,0,4,4,0,0,0,0,0,4,0,0,4,0,4,4,4,0,0,0,4,4,0,0,4,4,4,0,0,4,0,0,0,4,4,0,0,4,0,0,0,4,4,4,4,4,4,4,2,4,0,4,4,0,4,4,4,0,4,0,4,0,0,0,4,4,4,4,0,3,4,4,4,0,4,0,0,0,4,0,0,4,4,4,4,4,4,0,4,0,4,0,4,0,4,4,0,4,4,0,0,4,0,0,0,4,0,4,0,0,4,0,4,4,0,0,0,4,4,4,4,0,4,4,0,4,0,4,0,0,0,4,4,4,4,4,4,0,4,4,0,0,0,4,4,4,4,4,4,0,0,4,0,4,4,0,4,0,4,0,4,4,0,0,0,0,4,4,4,0,0,0,4,0,4,0,4,0,4,0,4,0,4,4,4,4,4,4,0,4,4,0,4,0,0,0,4,4,4,0,4,4,4,0,4,0,0,4,4,0,4,0,0,4,4,0,0,0,4,0,0,0,4,0,0,0,4,0,0,0,4,0,4,0,4,4,4,4,4,4,0,4,0,3,4,0,4,4,0,0,0,4,4,0,0,0,4,0,4,0,0,4,0,4,0,0,0,0,4,0,4,0,0,0,0,0,0,0,0,4,0,0,4,0,0,4,4,0,0,4,4,0,4,4,0,4,0,4,4,4,4,0,0,0,0,4,4,0,0,0,4,4,4,4,1,0,0,3,4,4,4,4,0,0,0,4,4,0,4,4,4,4,0,3,0,0,4,0,4,0,0,4,0,4,4,4,0,0,4,4,0,0,4,0,4,0,4,0,4,4,4,0,0,4,4,4,4,4,0,4,0,0,4,4,4,0,4,4,4,0,4,4,0,0,4,4,4,0,4,0,0,0,0,0,0,4,0,0,0,4,4,0,0,4,0,4,4,4,4,4,4,0,4,4,0,0,4,4,0,4,4,4,0,4,0,4,4,4,0,0,4,0,4,0,0,4,4,4,4,0,0,0,0,4,0,0,0,4,0,4,0,4,4,4,4,3,4,4,4,0,4,0,4,0,4,0,0,4,4,0,0,4,4,4,4,4,4,0,0,4,0,4,4,4,0,4,0,4,0,0,4,0,0,4,4,0,0,4,4,0,0,0,4,0,0,0,0,0,2,4,4,4,4,0,0,0,4,4,4,0,0,4,4,0,0,4,4,0,4,0,4,4,0,4,4,4,4,4,0,4,4,0,4,4,3,4,4,0,0,0,4,4,4,4,0,4,0,2,0,4,4,0,4,0,4,0,4,4,0,0,0,0,0,0,0,0,4,0,4,4,0,4,0,4,4,0,4,4,0,0,2,4,0,4,2,0,0,0,0,4,4,0,0,4,0,4,4,4,1,4,4,0,0,4,4,0,0,0,4,4,0,0,0,4,0,0,4,4,4,4,4,4,4,4,0,4,0,0,4,4,0,4,4,4,0,0,4,4,4,4,0,4,0,0,4,0,4,0,0,4,4,0,0,4,4,4,0,0,4,0,4,4,4,0,4,0,4,0,0,0,4,4,0,0,0,4,0,4,0,4,0,4,4,0,0,0,0,0,4,0,4,4,0,4,4,4,0,4,4,0,4,0,4,4,4,4,0,0,1,0,4,0,0,0,0,0,0,0,4,0,0,0,4,0,4,4,4,0,4,4,0,0,4,0,0,0,4,0,0,4,0,4,0,0,4,0,4,4,4,0,0,0,0,4,4,0,4,0,4,4,4,0,4,0,0,4,0,0,0,4,0,0,0,4,0,4,2,0,4,4,0,0,4,4,4,4,0,0,4,4,0,4,4,0,0,4,4,4,0,4,0,0,0,4,4,0,0,4,0,4,4,0,4,4,0,4,4,4,4,4,0,0,4,4,0,4,0,0,0,0,0,4,4,4,0,4,4,0,1,4,0,4,0,0,4,4,4,4,0,4,4,4,0,0,0,0,0,0,1,0,2,4,4,0,0,4,4,1,0,4,0,0,0,4,0,4,0,4,0,4,4,4,4,4,4,0,0,4,4,4,4,0,0,4,4,4,4,0,4,0,0,4,1,4,4,4,4,0,4,4,0,0,0,0,0,0,0,4,4,0,4,0,4,4,4,4,0,4,0,4,0,4,4,4,4,4,0,4,4,0,3,0,0,0,0,0,4,4,0,4,0,0,4,4,0,4,0,0,4,0,4,0,0,0,0,2,4,4,4,4,0,1,0,0,0,4,4,4,0,4,0,4,4,0,0,4,4,4,0,0,4,4,4,4,4,4,4,4,0,0,0,4,4,4,4,0,4,4,4,1,0,4,0,4,4,0,0,4,4,0,4,4,0,0,4,0,4,4,0,0,0,0,4,4,0,0,0,0,0,0,4,4,0,0,4,4,4,0,4,4,4,4,0,4,4,4,4,0,4,4,0,4,0,4,4,0,4,4,4,4,0,4,4,0,0,1,0,4,4,0,4,0,0,4,0,4,0,0,0,0,4,0,0,0,0,0,0,4,0,4,0,3,4,0,4,4,0,0,1,0,0,4,0,0,4,4,0,4,4,4,4,4,4,4,0,4,0,0,4,4,4,0,4,4,4,4,4,0,0,4,4,4,4,0,4,4,0,4,4,4,0,0,2,4,0,4,0,4,4,0,4,0,4,0,4,0,0,0,0,4,4,0,4,0,0,0,0,0,0,4,4,0,4,0,0,0,0,0,4,0,4,0,4,1,4,0,0,0,4,0,0,0,4,4,0,0,0,0,4,0,0,0,4,4,0,0,0,4,4,4,4,4,4,4,0,4,0,4,0,4,0,4,0,4,0,4,4,4,0,0,0,4,0,4,0,0,1,0,0,0,2,4,0,4,0,4,0,0,0,0,0,4,4,4,4,4,0,3,0,0,4,4,0,0,4,4,0,0,4,4,0,0,4,4,0,0,0,0,0,0,0,0,4,4,0,0,4,4,0,4,4,4,4,0,0,4,0,4,0,4,4,4,0,4,0,4,0,0,0,4,4,4,0,0,4,4,4,0,0,4,4,0,4,0,4,0,4,4,4,4,0,0,0,4,4,4,0,0,4,4,0,0,0,0,0,4,4,4,4,0,0,0,0,4,0,0,4,0,0,0,0,0,0,4,0,0,0,4,0,4,4,0,4,4,1,0,0,0,4,0,4,4,0,4,4,4,0,0,0,4,0,4,0,0,1,4,0,4,4,4,0,0,0,0,0,4,0,4,0,4,4,0,0,0,0,0,4,0,4,4,0,4,3,4,0,4,4,0,4,4,0,4,0,4,4,0,1,0,0,4,0,4,4,4,4,4,0,4,0,4,4,0,4,4,0,4,4,0,4,1,4,0,0,0,4,4,0,0,4,0,4,4,4,4,4,4,4,4,4,4,4,4,0,4,4,0,1,4,4,0,0,4,4,4,4,0,0,0,0,4,4,4,4,0,0,0,1,4,4,4,0,0,4,0,4,4,4,2,3,4,0,0,0,0,0,3,4,0,0,4,4,0,4,0,3,0,0,0,4,4,4,4,0,4,4,4,0,4,0,4,0,4,4,4,4,0,4,4,0,0,4,0,4,3,4,4,0,0,4,0,4,4,4,0,4,4,4,4,4,0,4,0,2,4,0,0,0,0,4,0,0,0,0,4,4,0,0,4,2,0,0,4,4,0,0,4,4,0,0,4,0,0,4,4,0,4,0,4,0,4,0,4,4,0,4,0,4,2,0,0,4,4,0,0,4,0,4,4,0,4,4,4,4,0,4,4,4,4,0,4,4,4,0,4,4,0,0,4,0,0,0,4,4,4,4,0,4,4,0,4,0,4,0,0,0,4,4,4,0,4,4,0,4,0,4,0,4,4,0,0,4,4,0,0,4,4,4,4,0,0,0,4,0,4,0,0,4,0,4,0,0,0,0,4,0,4,0,4,0,4,4,4,0,0,0,0,0,4,4,0,4,4,4,0,0,0,0,4,0,0,4,0,4,4,0,4,0,0,0,0,0,4,0,0,0,4,4,4,0,4,4,4,4,0,4,0,0,0,0,0,0,4,4,0,4,4,4,4,4,0,4,4,0,4,4,0,4,0,0,0,4,0,0,0,4,0,4,4,4,4,0,0,0,4,4,0,4,4,0,4,4,4,0,0,2,0,4,0,4,4,4,4,0,4,4,4,4,0,0,0,0,4,0,4,4,4,4,4,4,4,0,0,4,0,0,4,0,4,4,0,0,4,4,4,4,4,4,4,0,0,4,3,0,0,0,0,0,4,0,4,0,0,0,4,4,0,4,4,4,4,4,0,0,4,4,4,4,4,4,0,4,0,0,4,4,0,4,4,0,0,0,0,4,0,0,4,0,4,2,4,4,0,0,0,0,4,4,0,0,0,4,0,4,0,0,0,4,4,0,4,0,4,0,0,4,4,4,0,4,0,4,0,0,0,0,0,4,1,4,0,4,0,4,0,0,4,4,4,4,0,0,4,0,0,0,0,0,4,0,4,4,0,0,4,0,4,4,0,4,0,4,0,0,4,0,4,4,0,4,0,4,0,0,0,4,4,4,0,4,0,3,4,4,4,4,4,4,4,4,0,4,0,0,0,4,0,0,4,0,4,0,4,0,4,4,4,4,4,0,0,0,4,0,4,0,4,4,4,4,4,0,0,0,0,0,4,4,0,4,4,0,0,0,4,0,0,4,4,4,0,4,4,0,4,4,4,4,0,0,4,4,0,0,0,4,0,3,0,0,0,4,4,3,0,0,4,0,0,0,0,0,4,4,4,0,4,4,0,4,4,4,4,0,4,0,4,4,0,4,4,4,0,4,4,4,4,0,4,0,0,0,4,0,0,0,4,0,4,4,4,0,0,4,4,0,4,4,4,0,0,4,4,4,0,4,0,0,0,0,4,0,4,0,0,4,4,4,0,4,0,0,4,4,0,4,0,4,4,3,4,0,0,4,4,4,4,0,2,4,3,4,0,0,4,4,4,4,4,0,4,4,0,0,0,0,4,0,4,0,1,4,4,0,0,4,0,0,0,4,4,0,4,4,0,0,0,4,0,0,0,0,0,0,4,4,4,0,0,0,0,0,4,0,4,4,2,0,0,0,4,0,4,0,4,4,0,0,4,0,0,0,0,4,0,0,4,0,0,4,4,0,0,0,0,0,0,0,0,4,4,0,0,4,0,0,4,4,4,3,4,4,4,0,4,0,0,0,4,0,4,4,0,0,0,4,4,4,4,0,0,0,4,4,0,0,0,0,4,4,4,4,0,0,4,0,4,0,4,4,4,0,0,4,0,0,4,4,4,0,4,0,0,0,4,4,0,0,0,0,0,4,4,0,0,0,4,4,0,4,4,0,4,0,0,0,4,0,4,4,4,4,0,4,4,0,4,0,0,0,0,4,0,0,0,0,0,4,0,0,0,0,4,0,0,0,4,4,4,1,0,4,0,4,4,4,0,4,0,0,4,4,4,4,0,0,4,4,0,0,4,0,0,0,0,0,4,0,0,4,0,4,0,4,0,4,4,0,0,4,4,0,4,0,0,0,0,0,0,0,4,0,4,1,4,4,0,0,0,0,4,0,2,4,0,0,4,4,0,0,4,4,0,0,0,0,0,4,4,4,0,4,0,0,0,0,4,4,4,4,4,0,0,4,4,0,4,0,4,0,0,0,0,0,4,4,0,4,0,4,4,4,4,4,0,0,4,0,4,4,4,0,4,4,4,0,0,0,4,0,0,4,0,0,4,4,4,0,0,4,4,4,4,0,4,4,0,0,0,4,0,0,4,4,4,0,4,4,0,0,4,0,4,1,0,0,4,4,0,4,4,4,4,4,4,4,4,4,4,4,0,0,0,0,0,0,0,0,4,0,0,4,4,0,0,0,0,0,4,4,4,0,4,4,4,0,0,4,0,4,4,0,0,1,4,4,0,4,4,0,0,0,4,4,0,0,4,4,0,0,4,4,0,0,4,0,0,0,4,1,4,0,0,0,4,0,0,0,0,0,4,4,4,0,0,4,0,4,4,4,4,4,0,4,4,4,0,2,0,4,0,0,4,1,0,0,0,4,4,4,0,4,0,0,0,4,0,1,4,4,4,0,4,4,0,4,0,0,4,0,0,0,4,4,4,0,4,0,4,0,0,4,0,4,4,4,0,0,4,0,0,0,4,4,0,4,0,0,4,2,4,0,0,0,4,0,0,4,4,0,4,0,4,4,4,0,4,4,0,0,4,0,0,0,4,1,0,4,4,4,4,0,4,4,4,0,0,0,4,4,4,4,4,4,4,4,4,0,0,4,4,4,0,0,0,0,0,1,4,4,4,0,4,4,3,0,4,4,0,0,4,4,0,4,0,0,0,1,4,4,4,4,4,0,0,4,0,0,0,4,0,4,0,4,4,0,0,0,1,4,0,3,0,4,0,0,0,0,4,0,0,4,0,0,4,4,4,0,4,0,0,0,4,4,4,4,0,4,4,0,4,0,4,4,0,4,0,0,4,0,4,0,4,4,4,0,4,4,4,0,0,0,4,0,0,0,0,0,4,4,4,4,0,0,4,4,0,4,4,4,4,0,4,4,0,1,4,4,4,4,4,0,4,0,4,0,0,0,4,4,0,0,0,4,4,4,4,4,4,0,0,0,0,4,4,4,4,4,4,0,0,0,0,0,4,0,0,0,4,0,4,0,0,0,4,4,0,0,4,4,0,0,4,0,0,0,0,4,4,4,4,0,4,4,4,0,4,4,0,4,0,0,0,4,0,4,0,1,4,4,0,0,0,4,4,0,0,0,0,0,4,0,4,4,4,0,4,0,0,4,4,4,4,4,4,0,0,4,4,0,0,0,0,4,4,4,0,0,0,0,0,0,4,4,4,4,4,4,0,0,0,0,4,4,4,0,4,0,4,0,4,0,4,0,0,4,4,0,4,4,0,0,0,0,0,4,0,0,0,0,4,0,4,0,4,0,0,0,4,4,0,1,4,0,0,0,4,4,4,4,0,0,4,4,4,0,4,4,4,4,4,4,0,0,4,4,4,4,0,4,0,0,0,4,4,4,0,4,4,0,0,4,0,4,0,4,0,0,0,0,0,0,0,4,4,4,4,0,4,0,4,0,4,4,0,4,4,0,4,4,0,4,4,4,4,4,0,4,4,4,4,0,4,0,0,0,4,4,0,4,0,0,0,4,4,0,4,0,4,0,1,4,0,0,0,0,4,0,0,4,1,4,0,0,4,2,4,4,4,3,4,4,0,4,0,0,4,0,0,4,0,4,0,4,0,0,4,4,0,4,4,4,4,0,0,0,0,0,0,4,0,4,0,4,4,4,4,0,0,4,4,0,0,0,4,0,4,0,0,4,0,0,4,0,0,0,0,4,0,0,0,0,0,0,4,0,4,0,4,4,4,0,4,0,0,4,4,4,0,0,4,0,4,0,0,0,4,4,4,0,0,4,4,0,0,4,0,0,4,0,4,4,3,4,0,4,0,0,4,0,0,0,0,4,4,4,4,0,4,0,4,0,4,4,4,4,4,0,4,0,0,0,4,4,4,4,4,4,4,4,4,4,4,0,0,4,0,0,0,0,4,0,4,4,0,4,0,4,0,4,4,0,4,0,0,3,0,0,0,4,0,4,4,0,0,4,4,4,4,4,0,4,4,4,0,0,0,4,4,0,4,4,4,4,4,4,4,0,4,4,0,0,0,0,0,0,0,4,4,0,4,4,4,0,0,0,4,1,0,4,4,0,1,4,4,0,0,4,0,4,0,0,0,4,0,4,0,4,0,4,4,4,0,4,1,4,4,0,4,4,4,0,4,0,0,4,4,4,4,0,1,4,0,0,4,4,4,4,0,0,4,4,4,4,0,4,4,0,4,0,4,4,4,0,0,0,4,0,0,4,4,0,4,4,0,0,0,4,0,0,4,0,4,4,0,0,4,0,4,0,2,0,4,0,0,0,0,4,4,0,4,4,4,0,0,4,0,4,0,4,4,4,0,0,0,4,0,4,4,4,0,4,0,4,4,4,4,4,0,0,3,0,4,4,4,0,0,0,0,0,0,4,0,0,4,0,4,0,4,4,0,4,0,0,0,4,1,0,4,0,0,4,0,1,4,0,4,0,0,0,0,4,0,2,4,0,4,4,0,4,0,4,0,0,4,4,4,4,0,0,4,0,4,0,0,4,0,4,0,0,0,4,0,0,0,4,0,4,0,0,4,0,4,4,0,4,4,4,0,0,4,0,0,0,0,4,0,4,0,0,0,4,0,0,0,0,4,0,4,4,4,0,0,4,0,4,4,4,0,0,4,0,0,0,0,4,0,4,4,4,4,0,4,4,4,4,4,0,4,4,0,4,0,0,4,0,4,4,0,4,0,0,4,0,0,0,4,4,0,4,0,0,4,4,0,4,4,4,4,4,0,0,4,0,4,0,4,0,3,0,4,4,0,0,0,4,4,4,0,4,0,0,4,0,0,0,0,4,0,0,0,4,0,4,4,4,0,4,0,4,0,4,0,0,4,4,4,0,4,0,4,4,0,0,0,4,0,4,0,4,0,0,4,0,0,4,0,4,4,4,4,4,0,0,0,4,0,0,0,4,0,4,0,4,0,0,0,4,4,4,0,4,0,4,0,4,4,4,0,4,0,0,0,4,0,0,4,4,4,0,4,4,4,4,0,0,0,4,0,4,0,4,0,4,0,4,4,0,4,0,0,0,4,4,0,0,0,4,4,4,4,0,0,4,4,4,0,0,4,0,4,0,0,4,0,4,4,0,4,0,0,0,4,0,4,0,2,4,0,4,4,4,4,0,4,4,4,0,4,4,1,0,0,4,4,0,4,0,0,4,0,0,4,0,4,4,0,4,0,4,4,3,0,4,4,4,0,0,4,0,0,0,4,4,0,0,4,4,4,4,4,4,4,4,0,0,0,0,0,0,0,4,4,4,0,4,3,0,0,4,4,0,0,4,0,4,4,4,4,4,0,4,0,4,0,3,4,4,0,0,4,0,0,0,4,4,0,4,4,0,4,4,0,0,0,4,0,4,0,0,0,0,4,4,4,0,4,4,4,4,4,4,0,0,0,0,4,0,0,4,4,4,0,4,0,0,4,4,4,0,4,4,4,4,0,4,0,0,4,4,3,0,4,0,0,4,0,4,4,4,4,0,4,1,0,0,4,0,0,0,0,0,0,0,4,4,4,0,0,0,4,0,4,0,4,0,4,4,0,4,3,4,4,0,0,0,4,0,0,0,4,0,0,4,4,0,4,4,4,4,0,0,0,0,0,0,4,0,4,4,0,0,4,4,4,1,4,4,0,0,0,0,0,4,0,0,0,4,4,0,4,4,4,4,4,4,0,4,0,0,4,0,4,4,4,4,4,0,4,4,0,0,0,4,0,4,4,4,4,0,4,4,4,0,0,4,0,0,0,0,4,4,0,4,4,0,4,4,0,4,0,0,4,0,0,0,4,0,0,0,0,0,4,4,0,4,4,4,0,4,4,0,0,4,4,4,4,4,0,4,0,0,0,0,4,0,0,4,4,4,4,0,0,0,0,4,0,0,4,4,4,0,4,4,0,0,0,4,0,4,4,0,4,4,4,0,4,4,0,0,4,0,0,0,0,0,4,0,0,4,0,0,0,0,0,0,4,0,4,0,4,0,4,0,4,0,0,0,4,4,4,0,0,4,4,0,4,0,0,4,0,4,0,4,0,2,0,4,4,0,0,0,4,0,4,4,0,3,4,4,0,0,0,0,4,4,0,0,0,0,4,4,0,4,0,0,0,0,4,0,3,0,3,4,0,4,4,0,0,0,0,4,4,4,4,4,0,0,0,0,4,0,4,4,0,4,0,4,4,0,0,0,4,0,0,0,2,4,0,4,0,4,0,4,0,0,4,4,0,0,4,4,4,1,4,0,0,4,4,4,0,4,0,0,4,0,0,0,0,4,0,4,4,4,4,0,4,4,0,0,0,4,4,0,4,4,0,4,4,0,0,0,4,0,0,4,0,0,0,4,0,0,0,0,0,4,0,0,0,0,0,4,4,0,4,0,4,4,4,4,4,0,4,0,4,4,4,4,0,0,0,0,0,0,0,0,0,4,0,4,4,0,4,4,0,4,0,0,4,0,4,0,4,0,4,0,4,0,4,2,4,0,0,4,4,4,4,4,0,0,2,4,4,4,0,4,0,4,0,4,4,4,4,0,0,4,4,0,0,0,0,0,0,0,0,4,4,0,4,4,4,0,4,4,4,4,0,4,0,4,4,0,4,0,0,4,4,4,0,0,1,4,4,0,0,4,0,4,0,0,4,0,4,4,4,4,0,0,4,0,4,4,0,0,4,0,4,4,0,4,4,0,4,4,4,0,4,2,4,0,4,0,4,0,0,0,4,3,0,0,0,4,4,4,0,0,4,0,4,0,0,4,0,1,4,4,4,0,0,0,0,0,4,0,4,4,4,4,4,3,2,2,4,0,4,4,4,4,0,4,4,4,4,0,0,4,4,4,0,4,0,0,0,0,4,0,3,0,4,0,4,4,4,0,4,4,4,0,4,0,0,4,0,0,4,0,3,4,0,4,4,0,4,0,4,2,4,0,0,4,4,0,0,4,0,0,4,0,0,4,4,4,4,4,0,4,4,4,0,0,4,0,4,4,4,4,0,4,4,0,4,4,4,0,4,4,0,0,0,4,0,0,4,0,4,4,0,4,0,0,4,2,4,0,4,4,0,4,4,4,0,0,0,0,0,4,0,4,0,4,4,0,0,0,0,4,0,0,4,0,0,4,0,0,0,4,4,4,4,4,0,4,4,0,2,0,0,0,0,4,0,0,0,0,4,4,0,4,4,4,4,4,4,0,4,4,4,0,4,1,4,4,4,4,4,4,0,4,4,0,4,0,4,0,4,0,4,0,0,0,4,4,0,4,4,0,0,4,0,0,0,4,0,0,4,0,0,4,0,0,0,4,0,0,4,0,0,4,4,4,4,0,4,0,0,0,4,0,0,0,4,4,0,4,4,4,0,0,4,4,0,0,0,4,4,4,4,4,0,4,0,4,4,4,0,0,0,0,0,0,4,4,4,0,4,4,4,4,0,4,0,0,0,0,0,4,4,4,0,0,0,4,0,0,4,4,0,4,0,4,0,4,4,4,3,4,0,0,0,0,4,0,0,4,4,0,4,4,0,4,0,0,4,4,0,4,4,0,4,4,4,4,4,4,0,0,4,4,0,0,4,0,0,4,0,4,0,4,4,0,4,0,0,4,4,0,4,4,0,4,4,4,4,0,0,0,0,0,4,0,4,4,0,0,4,0,0,0,4,4,0,0,4,4,0,4,0,0,0,0,4,4,4,0,0,4,4,0,4,4,4,0,4,4,4,4,4,4,0,4,0,4,4,4,0,4,4,4,0,0,0,0,4,0,0,0,4,0,0,4,0,0,4,4,0,4,0,0,0,0,0,0,0,4,0,4,0,0,4,0,0,4,4,4,0,0,0,4,4,4,0,4,4,0,0,0,4,0,4,4,4,4,4,0,0,4,0,4,0,0,4,4,0,0,4,0,0,0,4,4,0,3,4,0,4,4,4,0,4,4,0,0,0,4,4,0,4,0,0,4,0,0,4,4,0,0,0,4,0,4,4,4,4,4,0,4,4,4,0,4,0,0,0,0,4,0,4,4,0,0,4,0,4,4,4,0,4,4,0,0,0,4,4,0,4,4,4,4,0,0,0,4,4,0,0,0,0,3,4,0,4,0,0,0,4,0,4,0,0,0,4,0,0,4,4,0,4,0,4,0,0,0,4,4,4,0,4,0,4,4,0,4,4,4,4,4,0,0,1,0,0,0,4,0,4,4,4,4,4,4,4,4,4,4,0,4,4,4,4,0,4,4,1,0,4,4,4,4,4,0,4,0,0,4,4,4,0,0,4,4,4,0,4,4,0,4,2,0,0,0,0,4,0,0,4,4,4,4,4,1,4,4,4,0,0,0,4,0,4,0,0,0,0,0,4,4,4,4,0,4,4,0,4,0,4,0,0,4,4,0,4,0,0,4,4,0,0,4,0,0,4,4,0,0,3,0,0,0,4,0,0,0,0,0,4,0,0,4,0,0,4,0,4,0,0,4,4,0,4,4,4,0,0,0,0,0,0,4,4,0,4,4,4,4,0,0,0,4,4,4,0,0,2,0,0,1,0,0,4,4,0,4,0,0,0,4,0,0,0,4,0,4,0,0,0,4,0,4,4,0,0,0,4,0,0,4,4,0,4,4,4,4,4,0,4,4,4,0,0,4,0,0,4,4,0,0,4,4,0,0,4,4,4,4,0,0,0,4,4,4,0,0,0,0,4,0,4,0,4,4,4,4,4,4,4,0,4,4,0,4,3,2,0,4,4,0,0,0,0,4,0,4,0,0,4,0,4,4,0,4,4,4,4,0,4,0,3,4,3,4,4,4,0,0,0,4,4,4,4,0,0,0,0,0,0,0,4,4,0,0,4,0,0,4,4,4,4,0,0,0,4,0,0,0,0,4,0,0,4,4,0,4,4,0,0,0,4,4,0,4,4,0,4,4,4,4,4,4,0,4,4,4,0,0,0,0,0,0,0,4,0,0,0,4,4,0,0,0,4,4,4,4,4,0,4,4,0,0,4,4,4,4,4,4,4,4,4,0,4,4,0,4,0,0,4,0,0,4,0,4,4,0,0,4,4,4,4,4,4,4,4,0,0,4,4,0,0,0,0,4,0,4,0,4,0,0,0,4,4,0,0,4,4,0,0,0,0,0,4,0,4,4,0,4,4,0,4,4,0,4,0,0,0,0,4,3,4,4,4,0,0,4,0,0,0,4,0,0,4,0,0,0,4,0,4,0,0,0,4,0,0,4,4,4,0,0,0,4,0,4,4,4,4,0,0,1,4,0,4,0,4,4,4,0,4,0,0,0,4,0,0,0,0,4,4,0,4,0,0,4,4,0,2,4,4,0,4,0,0,0,4,4,4,4,4,4,0,4,0,4,0,4,4,0,0,0,4,0,4,4,4,0,0,4,4,0,0,0,4,4,4,4,4,4,0,0,0,4,4,0,4,0,4,0,4,4,0,0,0,0,0,0,0,1,0,4,4,4,4,0,0,0,0,4,4,1,4,4,0,4,4,0,4,0,0,4,0,0,0,0,4,0,0,0,0,0,0,0,0,0,0,4,0,0,0,4,4,4,4,4,4,0,0,0,4,2,4,0,4,0,0,3,0,4,0,0,4,4,0,0,0,4,4,4,0,0,4,4,0,0,0,0,0,0,4,4,0,0,4,4,4,1,0,2,0,4,0,4,0,4,4,4,0,0,0,4,0,4,0,4,0,0,4,0,0,0,4,0,0,0,4,4,0,0,4,0,4,0,0,0,0,0,0,4,0,0,0,4,4,4,0,4,0,4,0,4,4,4,0,0,4,4,0,0,4,4,0,4,4,0,4,4,0,0,0,4,4,0,4,0,0,0,0,4,4,4,4,4,4,4,4,4,4,4,0,0,4,4,0,0,4,0,0,4,0,4,0,4,4,3,0,4,4,0,0,0,4,4,4,1,0,0,0,4,0,0,4,0,4,0,4,4,0,0,4,0,4,0,0,0,4,0,4,0,0,0,0,0,4,0,0,4,4,4,0,4,0,0,4,4,4,0,4,4,4,0,0,0,4,4,0,4,0,0,4,4,0,4,4,0,0,4,0,4,4,4,4,0,4,4,0,4,0,0,0,0,4,4,0,4,0,4,0,4,0,4,4,4,4,0,4,0,0,0,4,4,0,4,0,0,0,0,0,0,4,0,4,4,0,0,4,0,4,0,0,0,0,4,4,0,4,0,0,0,4,0,0,0,4,0,4,4,0,4,0,4,0,4,0,0,0,4,4,0,4,4,0,4,0,0,4,0,0,4,0,0,0,4,4,0,4,0,0,0,4,1,0,4,0,0,1,4,4,4,4,4,0,4,0,0,0,0,0,4,0,4,0,0,4,0,0,4,4,4,0,0,0,4,0,0,0,4,0,4,4,0,4,2,0,4,4,0,0,4,0,0,0,4,4,0,4,4,4,4,0,0,0,0,0,0,0,4,0,0,0,4,4,0,0,0,2,4,4,4,4,0,4,3,0,0,4,0,4,0,4,4,0,4,0,0,0,4,4,0,0,4,4,4,0,4,0,4,4,0,0,4,0,0,3,0,0,4,4,0,0,0,4,0,0,4,4,0,0,4,0,0,4,4,4,0,0,4,4,4,4,4,0,0,0,3,0,0,4,4,4,0,4,0,4,4,4,4,0,4,4,4,4,0,0,4,4,0,4,0,0,4,4,4,4,4,0,0,0,0,4,0,4,4,0,0,0,4,0,0,0,4,0,0,0,4,4,0,4,4,0,0,4,0,0,0,4,4,0,4,4,4,0,4,2,4,4,4,0,0,4,4,4,4,0,4,0,4,0,0,4,0,0,0,0,0,4,0,0,4,0,0,4,0,4,4,4,4,4,4,0,0,4,0,4,4,0,4,0,4,4,0,0,0,0,4,4,4,0,0,0,0,4,0,2,4,4,0,0,0,0,0,0,0,4,4,0,4,4,4,0,4,0,0,0,0,0,0,0,4,4,4,4,4,0,0,0,4,4,4,0,4,4,4,4,0,4,0,4,4,4,0,0,4,4,0,4,4,0,4,4,0,0,0,4,4,4,0,0,0,4,4,4,0,4,4,0,0,0,4,0,0,0,4,4,4,0,0,0,0,0,0,4,4,0,0,0,4,4,0,4,4,4,4,4,0,4,4,0,4,0,0,0,0,0,0,4,0,0,0,4,0,4,0,0,0,4,4,4,4,4,0,4,0,4,0,4,4,0,4,0,0,0,4,0,4,0,0,4,0,0,4,4,4,0,4,0,4,4,0,0,4,0,0,4,0,0,0,4,0,0,4,4,0,4,0,0,4,0,0,0,0,0,4,4,0,0,4,0,4,4,0,0,4,4,4,4,4,4,0,0,0,0,4,4,0,4,0,4,0,4,0,4,0,0,4,0,3,4,4,0,0,4,0,0,4,4,0,0,4,0,0,4,0,4,0,0,4,4,0,4,4,4,4,0,4,0,0,4,4,0,0,0,4,4,4,0,0,4,4,0,0,0,0,4,0,4,0,0,0,4,0,4,0,4,4,0,0,0,0,4,0,0,0,4,0,4,4,0,4,0,4,4,4,0,0,0,0,0,0,4,0,0,0,4,1,4,4,0,4,4,0,4,0,4,4,0,4,4,0,0,4,0,0,0,0,4,4,0,0,4,0,4,0,4,0,4,0,0,4,0,0,4,0,4,0,4,0,0,0,0,0,4,0,4,4,4,4,0,0,0,4,4,0,0,1,0,0,0,0,4,4,4,4,2,4,4,0,4,0,0,4,4,0,0,0,4,4,4,4,4,4,0,4,4,0,0,4,0,4,4,0,4,0,0,4,4,0,4,4,0,1,0,0,4,0,0,0,0,4,0,0,4,4,4,0,0,0,0,0,0,4,0,0,0,0,4,0,4,4,4,4,0,0,4,0,4,0,4,0,4,0,0,4,0,4,0,0,4,4,4,4,4,4,4,0,4,4,4,4,4,0,4,0,4,0,4,4,4,4,4,0,0,4,4,4,4,0,4,4,0,4,4,0,2,0,4,4,0,0,0,4,0,0,0,0,4,4,0,0,0,4,0,4,4,4,0,0,4,0,4,4,3,0,4,4,0,0,0,0,4,0,4,0,0,0,0,4,4,4,0,0,0,4,0,0,4,4,4,0,4,0,4,0,4,4,0,4,1,0,4,4,0,0,0,0,0,0,0,4,0,4,0,0,0,4,4,4,4,0,4,4,0,4,4,0,4,0,0,4,4,0,4,0,4,0,0,4,4,0,4,4,4,0,4,4,4,0,0,4,0,4,4,0,4,4,0,0,4,4,4,0,4,4,4,4,4,0,0,0,0,4,4,4,1,0,0,0,0,0,0,0,4,0,0,4,4,4,1,0,0,4,0,0,0,0,0,4,0,4,0,0,0,0,4,0,0,0,0,4,0,4,0,0,0,4,4,4,0,4,0,0,4,4,0,0,4,4,4,0,0,0,0,4,4,0,0,0,4,4,4,4,4,4,0,0,0,0,4,0,4,0,0,0,0,4,4,0,0,0,1,4,4,0,2,0,4,0,4,0,0,0,4,0,0,4,4,0,0,4,0,4,4,4,0,4,3,0,4,0,0,0,0,4,4,4,0,4,4,0,4,4,4,0,0,4,0,4,4,0,4,4,4,4,4,4,0,4,0,4,0,0,0,4,0,0,0,4,0,4,4,4,0,0,4,4,4,4,0,4,4,4,0,4,1,1,0,4,0,4,0,4,4,0,4,0,4,4,0,0,0,0,4,4,0,0,0,2,4,0,0,0,4,0,4,4,4,0,0,1,0,0,4,4,0,4,0,0,0,0,0,0,0,4,4,4,3,4,0,4,0,0,0,4,4,4,4,4,0,4,4,0,0,4,4,4,4,4,0,0,4,4,4,0,4,0,0,0,4,0,4,4,0,0,4,0,0,0,2,4,4,0,0,0,0,4,0,4,0,4,4,4,0,4,0,4,0,4,4,0,0,4,0,0,4,0,4,0,1,4,4,4,0,0,0,0,0,4,0,0,0,4,0,4,0,4,4,0,0,0,4,4,0,4,4,4,0,0,0,4,4,0,4,3,4,1,0,0,0,0,0,4,4,0,0,0,4,0,4,0,4,0,0,0,4,0,0,4,0,4,0,4,4,0,0,4,4,0,4,4,0,0,0,0,0,4,4,4,4,0,4,0,4,4,4,4,4,0,4,4,0,4,4,4,4,0,0,0,0,0,0,0,0,0,4,0,0,4,0,0,0,2,4,0,4,4,4,0,4,0,0,0,0,4,4,0,0,0,4,1,4,4,4,0,0,4,4,3,1,0,4,4,0,0,0,4,0,4,3,4,0,0,4,0,0,4,0,4,4,4,4,0,4,0,4,0,0,4,4,0,0,4,4,0,0,0,0,4,0,4,0,0,4,4,0,4,0,4,0,4,4,0,0,0,4,0,0,0,0,0,0,4,0,0,4,4,4,4,0,0,4,4,4,0,0,4,4,4,0,4,0,4,4,4,4,4,0,0,4,0,4,0,4,0,4,4,4,3,3,0,0,0,4,0,0,4,4,4,0,0,0,0,0,0,4,4,0,4,0,4,4,0,4,4,4,0,4,0,1,0,0,4,0,0,4,4,4,1,2,0,4,2,4,4,4,0,4,0,0,0,4,0,4,0,0,0,4,0,0,3,4,0,4,0,0,0,4,4,0,4,0,0,0,4,0,1,4,4,4,4,4,0,0,0,0,0,4,4,0,4,0,4,4,0,0,4,4,0,0,0,4,0,0,4,0,4,0,0,0,0,0,0,4,3,0,4,4,0,0,0,0,0,0,4,0,4,4,4,0,4,4,4,4,0,4,0,4,4,4,0,0,0,4,0,0,4,0,4,0,4,4,0,4,0,0,4,0,4,4,0,4,4,0,0,2,0,4,4,0,4,4,4,0,4,0,4,0,0,4,4,0,4,0,0,0,4,0,4,4,4,4,0,0,4,0,4,4,4,4,4,4,0,4,0,0,4,4,0,0,0,0,4,4,0,4,0,0,4,0,4,0,4,4,4,4,4,0,4,4,4,4,4,0,0,0,4,4,4,4,0,0,4,0,0,4,0,0,4,0,0,4,4,0,0,4,4,4,4,4,0,4,4,0,4,4,4,4,0,4,0,4,0,0,0,4,4,0,0,0,0,4,0,4,4,4,4,4,4,4,4,4,0,0,0,4,4,0,0,0,0,0,0,4,4,4,4,4,4,0,0,4,4,0,4,0,0,0,0,4,4,0,4,0,4,4,4,0,0,4,4,4,0,0,0,0,0,4,0,4,0,0,0,4,4,0,4,0,0,0,0,4,4,4,0,0,4,0,0,4,0,4,4,4,0,0,0,4,4,0,4,4,4,0,4,0,0,0,4,0,0,0,4,0,0,0,0,4,0,0,4,4,4,4,2,4,4,0,4,0,0,4,4,0,4,4,4,4,0,0,0,0,4,4,0,0,4,0,4,4,4,4,0,4,4,0,4,0,0,2,4,4,4,4,4,0,4,4,0,4,4,0,0,4,4,0,0,4,4,0,4,0,0,0,4,0,0,4,4,4,4,4,0,0,0,0,4,4,0,0,4,4,4,4,0,0,4,0,0,4,0,0,4,4,0,4,4,0,4,4,4,0,4,0,0,4,4,4,0,0,0,4,0,4,0,0,0,0,0,0,0,4,0,0,0,0,0,0,0,4,0,0,4,0,0,4,0,4,4,4,0,0,4,4,0,0,4,0,4,4,0,4,0,0,0,0,0,0,0,0,0,4,4,4,0,0,0,0,4,0,0,0,0,4,0,4,4,4,0,4,4,0,4,4,0,0,4,4,0,4,0,4,0,4,4,0,4,0,4,0,4,4,0,4,0,4,0,0,4,0,0,4,4,0,4,0,4,4,0,0,4,0,0,0,0,4,0,0,0,0,0,0,0,4,4,4,0,4,4,0,4,4,0,0,4,0,4,4,0,0,4,4,4,0,4,0,0,4,4,4,0,4,0,4,0,0,4,0,0,4,4,0,0,0,0,4,0,4,0,0,0,0,0,4,4,0,4,4,0,0,0,4,4,0,0,4,4,0,0,4,4,4,0,4,4,4,0,0,4,4,0,0,4,4,0,4,4,4,4,3,0,4,4,0,4,0,4,4,4,1,4,4,0,0,4,4,0,4,4,4,0,0,0,0,4,4,0,4,0,0,4,0,0,0,4,0,4,0,0,0,0,4,4,4,0,0,4,4,4,0,4,0,0,0,4,4,4,0,0,4,0,0,0,4,0,4,4,0,0,0,4,4,4,4,0,0,0,4,0,4,0,4,0,4,4,4,4,0,4,0,4,0,4,4,0,0,4,0,2,4,4,4,0,0,4,0,4,4,4,0,0,4,4,0,0,4,4,0,4,4,4,0,4,4,4,4,0,0,0,0,0,0,4,4,4,1,4,0,0,4,4,0,4,4,0,4,0,4,0,0,0,0,0,0,4,0,0,4,4,4,0,0,0,4,4,0,0,0,0,4,0,0,4,4,4,4,4,0,4,0,0,0,0,0,0,0,4,0,4,0,0,4,0,0,0,0,0,0,0,4,4,4,0,0,0,0,4,4,0,4,4,4,0,0,4,0,4,0,0,0,0,4,0,0,4,4,0,4,0,0,0,0,4,0,2,0,4,0,4,4,4,0,0,4,0,4,4,0,0,4,0,0,4,4,0,0,0,0,4,0,4,4,0,4,4,4,0,0,4,4,0,0,0,0,0,0,0,4,4,4,0,4,0,0,4,0,4,4,4,4,3,4,0,0,0,4,4,4,4,4,4,4,4,0,4,0,0,0,2,0,4,4,0,0,4,0,0,0,4,4,4,0,4,4,0,0,4,4,0,4,0,0,4,4,0,0,3,0,4,0,4,4,4,4,4,4,4,0,0,0,0,0,4,2,4,0,0,0,0,0,4,4,4,4,4,4,4,0,0,4,0,4,4,4,0,0,0,0,4,4,0,4,4,4,4,0,0,4,0,4,0,4,4,4,0,0,0,0,0,4,0,0,0,4,0,4,0,4,0,0,0,0,4,4,4,0,4,0,4,4,0,0,4,0,4,3,4,4,0,4,4,4,4,0,0,0,0,0,0,0,4,0,4,0,0,0,0,0,4,0,0,4,4,4,0,4,4,4,0,2,4,0,4,0,4,0,4,0,4,0,0,4,4,0,0,0,4,4,4,4,0,0,0,0,4,0,0,0,4,4,4,0,4,0,0,4,4,0,0,0,0,4,0,4,4,0,4,1,0,0,4,0,4,4,4,4,4,4,4,0,0,0,4,4,4,2,4,0,4,0,0,0,0,0,0,4,4,0,4,0,4,0,4,4,4,4,4,4,4,0,0,0,0,4,0,4,4,0,4,0,4,0,1,4,0,0,0,4,4,0,0,0,4,4,4,0,4,0,4,4,4,0,0,0,0,0,0,4,4,0,4,4,4,4,0,4,0,4,4,0,0,4,0,0,0,0,4,0,4,0,4,0,4,0,4,4,0,0,4,4,0,0,4,0,0,0,4,0,4,4,4,4,4,0,0,0,4,4,4,4,0,4,0,0,2,4,4,0,0,4,0,0,0,0,4,0,0,0,4,0,4,4,4,0,0,0,1,0,4,0,4,4,0,0,0,0,0,4,4,0,0,0,4,4,0,4,4,4,4,0,4,4,0,4,4,4,0,1,4,4,0,0,0,0,4,0,0,0,4,4,4,4,3,0,0,0,0,4,4,0,0,0,0,0,0,4,4,4,0,0,4,0,0,4,0,4,4,0,0,4,0,4,4,0,4,4,0,4,4,0,0,0,0,0,0,0,0,4,0,4,0,4,0,0,4,0,4,4,4,4,0,0,0,0,0,4,4,4,4,4,0,0,0,0,0,4,4,0,4,0,4,4,4,4,0,0,4,4,4,4,0,4,4,0,0,4,0,4,4,4,4,4,4,0,0,0,0,4,0,4,0,0,4,0,0,4,4,4,4,4,4,0,4,0,4,0,0,0,0,4,0,4,4,4,0,4,4,0,0,0,4,4,4,4,0,0,0,0,4,4,0,4,0,0,0,0,0,0,4,0,4,0,4,0,4,4,0,4,4,0,0,4,4,0,4,0,0,4,0,0,4,0,4,4,0,4,0,4,4,4,4,4,0,0,4,0,0,0,4,0,0,4,0,0,4,0,4,4,4,0,0,0,0,4,0,4,2,4,0,0,0,0,0,0,4,0,4,4,0,0,4,0,4,0,4,4,4,0,0,4,4,0,0,4,4,0,4,0,4,4,0,4,4,4,4,0,0,4,3,4,0,4,0,0,4,2,4,0,4,4,2,4,0,4,0,4,0,0,0,0,0,0,4,4,0,0,0,2,0,4,4,4,0,0,4,4,0,0,4,0,0,4,4,0,0,0,0,4,4,4,0,0,1,0,4,4,4,4,4,0,4,0,0,4,3,0,0,0,0,4,4,0,0,0,0,4,0,0,0,0,0,0,0,4,4,0,4,0,4,4,0,4,4,0,0,4,4,0,0,0,0,4,4,0,0,4,0,4,4,4,0,4,0,4,4,4,4,4,4,0,4,0,4,0,4,0,4,0,4,3,0,4,0,0,0,0,4,0,0,4,0,4,4,0,4,4,0,4,4,0,0,4,4,0,4,4,0,4,0,4,0,0,0,4,0,4,4,4,0,4,0,4,0,0,0,4,4,0,4,4,4,0,4,0,4,4,0,0,4,0,0,0,4,0,4,4,4,4,4,4,4,0,0,4,0,4,0,4,0,0,4,4,4,0,4,0,4,4,0,2,0,4,0,0,4,0,0,4,0,0,0,0,0,0,0,0,4,4,4,0,0,0,4,0,0,0,0,0,0,0,0,4,0,4,4,4,4,0,4,0,0,0,4,0,4,0,0,0,4,0,0,0,4,0,0,4,4,4,4,0,0,0,4,0,0,4,4,0,4,4,0,4,4,4,0,4,4,4,4,4,4,4,0,4,0,4,4,0,4,0,4,4,0,0,0,0,4,4,4,4,4,4,4,0,4,4,0,0,4,4,0,0,4,0,0,0,4,0,0,4,4,0,0,0,0,0,4,4,0,4,4,4,0,4,4,0,0,4,4,0,4,0,0,1,0,0,4,4,2,4,0,3,4,4,0,4,0,0,4,0,4,4,4,0,0,4,0,0,0,0,0,4,4,4,4,4,3,4,0,0,0,0,4,0,0,0,0,4,1,0,4,0,4,0,4,4,4,0,4,4,0,0,0,4,4,4,4,0,0,4,4,4,0,4,4,0,4,0,4,0,0,4,4,0,4,4,4,4,4,4,4,2,4,4,4,0,0,4,0,4,4,0,0,0,0,4,4,0,4,0,4,0,0,0,0,4,4,0,0,0,0,0,0,0,0,4,0,0,4,0,4,0,4,0,0,4,0,0,4,0,0,4,4,0,0,4,0,0,4,0,4,0,4,0,4,4,0,0,4,4,4,4,0,0,4,4,4,0,4,4,4,0,4,0,0,3,0,0,4,4,4,4,4,0,0,0,4,4,4,4,0,0,4,0,4,0,0,4,4,0,0,4,0,0,4,1,4,0,0,4,4,4,0,3,0,4,4,4,4,0,4,0,4,4,2,0,0,0,4,0,0,0,0,0,0,4,4,4,4,4,0,4,4,0,4,4,4,0,0,4,0,4,4,4,0,0,0,4,4,4,4,4,4,0,0,4,0,4,4,0,4,4,4,0,0,4,4,4,0,4,0,0,4,0,0,4,0,0,0,0,4,4,0,0,4,0,4,0,0,0,4,4,4,0,1,4,4,0,4,4,4,0,4,0,0,4,0,4,4,4,4,4,4,4,0,4,0,0,0,0,0,0,0,4,4,4,4,4,4,4,4,4,4,4,4,0,4,4,0,4,0,0,4,4,4,4,0,4,4,4,4,0,4,0,0,0,0,2,3,4,4,0,0,0,4,4,0,4,4,4,0,4,4,4,4,0,4,0,0,0,4,4,0,0,0,4,0,4,0,0,0,4,4,4,0,3,4,4,4,0,0,0,0,0,4,4,4,0,0,4,0,4,0,3,4,0,0,4,4,4,0,4,0,4,0,4,4,0,4,0,0,4,0,0,0,4,4,4,0,0,4,4,0,0,0,4,4,4,4,4,0,4,0,0,0,0,0,0,4,0,4,4,4,4,0,0,0,0,4,4,4,4,0,0,0,4,0,0,4,0,4,0,0,0,4,4,4,0,4,4,4,0,0,4,0,4,4,0,4,0,0,4,0,4,4,0,2,4,4,4,4,4,4,0,4,4,0,0,4,0,4,4,0,4,4,0,4,0,0,4,0,4,4,0,0,4,0,4,4,4,0,0,4,4,0,0,4,0,4,4,4,4,0,0,0,0,4,4,0,4,0,4,4,4,0,4,0,0,0,4,0,4,4,0,0,4,0,4,4,0,4,4,4,0,4,0,0,4,0,4,4,0,4,4,0,4,0,4,4,4,0,4,0,0,0,4,0,0,4,1,4,0,4,4,0,0,4,0,0,0,0,4,4,4,4,0,4,0,4,4,0,4,0,0,4,0,0,4,4,0,0,0,4,0,0,0,0,4,4,4,0,4,0,0,0,4,0,0,1,4,0,0,2,4,0,4,4,0,4,0,0,0,4,0,4,0,4,0,0,0,0,0,0,4,0,0,4,4,4,0,4,4,4,4,4,0,0,0,4,4,0,4,0,0,4,0,0,0,4,4,4,4,0,4,0,4,0,0,0,4,0,0,4,0,4,0,4,0,0,4,0,0,0,0,0,4,1,0,4,4,4,4,0,0,4,4,0,4,0,0,4,0,4,4,0,4,4,0,4,0,0,4,4,4,2,0,0,0,4,4,4,4,3,4,4,4,0,0,0,0,0,0,4,4,0,4,4,4,4,4,0,4,4,0,4,4,0,0,4,0,0,4,4,0,0,0,0,4,0,0,0,0,0,4,0,0,4,0,4,0,4,4,0,4,0,0,4,4,0,0,0,4,0,0,4,4,0,4,0,0,1,4,4,0,0,4,0,4,4,0,4,4,0,0,0,4,4,0,0,0,4,0,4,4,4,0,0,0,4,4,0,4,1,0,0,4,0,0,0,0,0,0,0,4,4,4,0,4,4,0,0,4,0,4,0,4,1,0,4,4,4,0,0,0,0,0,4,0,0,0,4,4,0,4,3,2,0,4,0,0,0,2,0,0,4,0,0,0,4,4,4,0,4,4,0,0,0,4,4,4,4,0,0,4,4,0,0,0,4,0,0,1,0,0,4,0,4,4,0,4,0,4,4,4,0,4,0,4,0,0,0,4,4,0,4,0,0,4,4,0,0,4,4,0,0,0,0,0,4,0,4,0,4,4,0,4,0,0,4,4,1,4,4,0,0,4,0,0,4,0,0,4,0,4,0,4,4,0,0,4,4,4,4,0,4,0,0,4,0,0,0,4,4,4,4,4,0,0,0,0,4,4,4,4,4,4,1,0,4,0,4,0,0,0,0,0,0,4,0,4,0,4,4,4,4,4,4,0,4,4,4,4,0,0,4,4,0,4,4,0,4,4,4,4,0,4,4,0,0,4,4,0,4,0,4,0,4,4,4,4,4,0,4,0,4,4,0,4,0,4,0,4,4,0,0,2,4,4,4,0,4,4,0,0,4,2,0,4,4,0,0,0,0,4,4,4,4,2,4,0,0,4,0,0,0,4,0,4,0,4,4,1,4,0,0,3,3,4,0,3,4,0,0,0,0,4,4,4,0,4,4,0,4,0,0,0,0,0,0,0,0,4,4,4,4,4,0,4,0,0,0,0,0,4,4,4,0,0,0,0,4,0,4,0,4,0,4,4,4,0,0,0,4,0,0,4,0,0,4,0,4,4,4,0,0,0,4,0,0,4,4,4,4,4,4,0,4,4,0,1,0,4,0,4,4,4,4,4,0,2,0,4,4,4,0,4,0,4,4,0,4,0,4,0,0,0,0,4,4,4,0,0,4,4,0,0,0,4,4,4,4,0,0,4,4,0,4,4,4,0,4,0,4,0,4,0,0,0,4,4,4,4,4,4,0,4,4,4,0,0,4,0,4,4,0,4,4,4,4,0,4,4,0,4,4,4,0,0,4,0,4,4,4,4,4,4,0,4,4,4,0,4,4,0,4,0,4,4,4,0,4,4,0,0,4,4,4,0,4,4,0,4,0,0,4,0,0,4,4,4,0,0,0,0,0,4,4,4,0,4,0,4,4,0,0,0,4,0,4,4,4,0,4,4,0,4,4,0,4,4,4,4,0,4,4,4,2,4,0,4,4,4,4,4,0,4,4,4,0,4,0,0,0,4,0,0,0,4,4,0,4,0,0,4,0,4,4,0,4,4,0,0,0,0,4,4,0,0,0,4,0,4,0,4,1,4,4,4,0,4,4,0,4,0,4,4,0,0,0,4,1,4,0,4,0,4,0,0,4,0,0,0,0,0,2,0,4,4,0,0,0,4,0,4,0,4,4,4,0,0,4,0,4,0,0,3,4,0,0,4,4,4,4,4,4,4,0,0,4,0,4,0,0,0,0,4,4,4,4,0,0,0,0,2,0,4,0,0,4,4,0,4,0,0,4,4,4,0,0,0,4,4,4,4,0,0,4,0,4,0,0,0,4,0,0,4,0,4,4,0,0,4,4,4,4,4,0,4,4,4,0,0,0,0,0,0,4,4,0,0,4,0,0,0,4,0,0,4,0,4,4,0,4,0,4,0,0,4,4,0,4,4,4,4,4,0,0,4,4,0,0,0,0,4,0,0,4,4,4,4,0,4,4,4,4,0,4,4,4,0,4,0,4,4,4,0,4,0,4,0,4,0,4,0,0,4,4,0,3,0,0,0,0,0,4,0,0,4,0,0,4,0,4,4,4,0,2,0,4,0,0,0,4,0,0,4,0,0,0,4,4,0,4,4,0,4,0,4,4,4,4,0,4,4,4,4,4,4,4,0,4,0,4,4,4,4,4,4,4,0,0,0,4,0,4,4,4,0,0,4,4,0,0,4,0,0,0,0,0,0,0,3,0,0,0,4,4,4,0,4,0,0,4,4,0,4,0,0,4,0,4,4,4,0,0,0,0,0,0,0,0,4,0,4,0,0,0,4,2,0,0,0,0,4,4,0,4,0,0,4,4,4,0,0,4,4,0,0,0,4,4,0,0,4,4,0,0,0,4,4,4,4,4,0,0,0,0,4,0,2,0,4,4,4,0,0,4,0,4,4,0,4,0,4,4,4,4,0,0,0,4,0,0,0,0,4,4,0,4,0,4,0,4,4,0,0,4,4,4,4,4,4,4,4,4,0,4,0,4,4,0,0,0,4,0,4,4,0,0,0,0,4,0,4,4,0,4,4,0,0,4,0,4,0,0,4,0,0,4,4,0,4,4,0,4,4,4,0,0,4,4,4,0,0,4,0,0,0,0,4,4,4,4,0,0,4,0,0,4,0,4,0,4,0,4,0,0,0,0,4,4,0,4,4,4,4,4,4,4,0,4,4,4,0,4,0,4,0,4,4,4,0,4,0,0,0,0,4,4,4,4,0,0,0,4,0,0,4,4,4,4,0,0,0,4,0,0,0,0,4,4,4,4,0,4,0,0,4,4,4,0,4,0,0,0,4,0,0,0,4,4,0,0,4,0,4,0,4,4,0,4,0,0,4,0,4,4,4,0,0,0,0,4,0,4,0,2,0,0,0,0,4,4,4,4,4,4,4,4,0,0,0,4,4,0,4,4,4,0,4,4,4,4,4,0,4,0,4,0,0,0,0,4,0,4,4,4,4,4,4,4,4,0,4,4,0,4,0,4,0,4,4,4,0,0,0,0,4,0,0,4,0,0,0,0,4,0,0,4,0,4,4,0,4,0,0,0,4,4,0,4,4,4,0,4,0,0,0,0,4,0,4,0,4,4,0,4,0,4,0,0,4,0,4,4,4,4,0,4,4,4,0,0,4,4,0,4,0,4,4,4,3,4,4,4,1,0,0,0,4,4,0,0,0,0,0,4,4,4,0,0,0,0,0,4,4,0,4,4,0,0,0,1,0,4,0,2,0,0,0,0,0,0,4,0,4,4,0,4,4,4,4,4,0,4,4,4,4,0,4,4,4,3,0,0,4,4,0,4,4,0,0,0,0,0,4,0,4,0,4,0,0,0,0,4,4,4,4,0,0,4,4,4,0,4,4,0,4,0,0,4,4,0,4,0,4,0,0,4,4,0,4,0,0,0,0,4,0,0,0,0,0,4,0,0,0,4,0,0,0,4,0,0,0,4,4,0,4,4,0,0,4,0,4,4,0,3,0,0,4,4,0,0,0,4,0,4,4,4,4,4,4,4,0,4,0,4,4,4,4,0,0,0,0,4,0,4,0,0,0,4,0,0,0,0,4,0,4,4,4,0,0,4,0,4,0,0,0,0,0,4,0,0,4,0,0,0,4,0,4,0,4,4,0,0,0,1,4,0,0,0,0,4,4,4,4,4,4,0,0,0,4,4,0,4,0,0,4,0,4,4,4,3,0,4,4,4,4,2,4,4,0,0,0,4,4,4,4,4,0,0,4,4,4,0,4,0,4,0,0,4,4,0,4,4,4,0,0,4,2,0,4,4,4,0,4,0,0,2,0,0,4,0,0,0,4,0,4,4,4,4,0,4,4,0,0,0,0,4,0,0,4,4,4,0,0,1,4,4,4,4,0,4,0,4,4,0,4,0,4,0,0,4,4,0,4,0,4,4,0,0,4,4,4,0,0,4,4,0,4,2,4,4,0,0,4,0,4,0,4,0,0,0,0,0,4,4,4,4,4,0,0,0,4,0,0,0,4,4,0,0,4,0,4,0,2,0,4,0,4,0,0,0,4,4,4,0,4,0,4,4,4,0,4,4,1,0,0,4,0,0,0,0,4,0,0,1,4,4,4,4,0,4,0,0,4,4,4,4,4,0,0,0,4,4,0,0,0,0,4,4,0,4,0,4,0,4,0,4,0,0,4,0,4,4,4,4,0,4,4,0,4,4,4,1,0,0,4,3,0,0,4,4,4,4,0,4,4,0,0,4,4,0,0,3,0,0,0,0,0,4,0,4,0,0,4,4,0,0,4,4,4,4,0,0,4,0,0,0,4,0,4,4,4,4,0,4,0,4,0,0,4,4,0,0,0,0,4,0,4,0,4,4,0,0,2,4,0,4,0,4,4,0,0,0,4,4,0,4,4,4,0,0,4,4,0,0,4,4,4,0,0,4,4,0,4,4,0,4,0,4,0,1,0,4,0,4,4,4,4,4,0,4,0,4,4,0,4,0,0,0,0,0,4,0,0,4,0,4,4,4,0,4,0,0,0,4,4,0,0,4,4,4,4,2,0,0,0,0,4,0,4,0,4,0,0,4,4,0,4,0,0,4,4,0,0,4,4,0,2,0,0,4,4,4,4,0,0,4,0,0,4,0,4,0,4,4,0,4,0,0,2,0,4,4,4,4,4,4,4,4,4,4,4,0,4,0,4,4,4,0,4,0,4,0,4,4,4,0,0,4,4,4,4,4,4,4,4,0,0,4,4,0,0,4,4,4,1,0,4,0,4,0,0,0,4,4,0,0,0,0,4,0,0,0,0,0,4,4,0,0,0,0,4,4,4,1,4,4,4,4,4,4,4,0,0,4,0,0,0,0,4,2,0,4,0,0,0,4,4,0,0,0,0,4,0,3,4,4,4,4,4,4,0,0,0,4,4,4,4,0,0,4,4,4,0,4,4,0,4,4,0,0,0,4,4,0,0,0,4,4,2,0,0,0,4,4,0,0,4,4,4,4,4,4,0,4,0,0,4,3,4,0,4,4,0,1,4,4,4,0,0,0,0,4,4,0,4,4,4,4,4,4,0,4,4,4,0,0,4,4,0,4,0,4,0,0,0,4,0,0,4,0,0,0,0,4,0,0,4,0,4,4,0,0,0,0,4,0,0,0,4,0,0,4,0,4,4,4,4,0,4,0,0,0,4,0,4,0,0,4,0,0,0,4,0,4,0,4,4,4,0,0,0,4,0,4,4,3,0,0,0,0,0,0,0,4,0,1,0,4,4,4,4,4,4,0,4,4,4,4,4,4,4,4,4,4,0,0,0,4,4,0,4,0,0,4,4,0,0,4,4,0,0,4,4,0,4,0,4,4,0,4,0,4,4,4,4,1,0,0,4,4,4,4,0,0,0,0,4,0,0,4,4,4,4,4,0,0,0,4,0,4,0,4,4,0,0,0,3,4,4,4,4,0,0,0,3,0,0,4,4,4,4,0,4,4,4,0,4,0,4,0,0,4,4,0,0,0,4,4,0,0,4,4,4,0,0,4,4,4,4,4,0,0,4,0,0,0,0,4,0,0,0,0,4,4,4,0,0,4,0,4,0,4,4,0,0,1,0,0,0,0,3,0,0,4,4,4,0,0,4,0,4,0,0,4,4,4,0,4,4,0,0,3,0,1,2,0,0,4,2,0,0,0,4,0,4,4,0,0,0,4,4,4,0,0,4,0,0,0,0,0,4,4,0,0,0,0,0,0,4,0,4,0,4,4,0,4,0,0,4,0,0,4,4,4,4,0,4,0,0,0,4,0,0,0,4,4,0,0,0,4,4,4,0,0,4,4,0,0,0,4,4,4,0,0,0,0,4,4,4,0,4,0,0,0,4,0,4,0,4,0,0,0,4,0,4,4,0,4,4,4,0,0,0,0,4,0,4,4,0,0,0,0,0,0,4,0,0,4,4,4,4,0,0,4,0,4,4,0,0,4,4,4,0,0,0,4,0,0,0,0,0,4,4,4,4,4,0,4,0,0,0,0,0,0,4,4,4,4,0,4,0,0,4,4,4,4,0,4,4,0,0,0,0,4,0,0,4,4,0,4,4,0,0,4,4,4,4,0,0,4,4,0,0,0,0,0,0,0,0,0,0,0,0,0,0,4,0,3,0,0,0,4,4,0,0,0,4,4,0,0,4,0,4,4,4,4,4,4,4,0,0,0,4,0,4,0,4,0,4,0,4,4,4,0,4,4,0,4,4,4,4,0,0,3,0,0,0,4,4,4,4,4,0,0,4,4,0,4,0,4,4,0,4,0,0,0,0,4,0,0,4,4,4,4,0,0,0,0,4,0,4,0,0,0,4,4,0,0,0,4,0,0,0,4,4,3,4,0,4,0,4,0,4,4,0,0,0,0,0,0,0,4,4,4,0,4,3,4,0,4,0,4,0,4,0,4,0,0,0,4,0,0,1,4,0,4,4,0,4,4,4,0,0,4,4,0,4,0,4,0,4,0,4,0,4,0,4,0,0,4,4,4,0,4,0,4,0,4,4,4,4,0,4,0,4,0,4,4,4,0,0,0,0,1,0,0,4,0,0,0,0,4,4,4,4,4,0,0,3,0,0,4,0,4,0,0,4,4,4,4,0,4,4,0,4,4,4,1,4,0,0,0,0,2,0,0,0,0,0,0,4,4,0,4,4,4,4,0,4,0,0,0,0,4,4,4,4,4,0,3,0,4,4,4,0,4,0,4,0,0,4,4,0,3,0,4,4,3,0,4,4,0,4,4,4,4,4,4,4,0,4,0,0,4,4,2,0,4,4,4,4,4,4,4,4,4,0,0,4,0,4,0,4,0,0,0,0,4,0,4,0,0,4,4,0,4,0,0,0,4,0,0,0,4,0,0,0,0,0,0,0,0,0,0,0,4,4,4,0,4,4,0,4,0,4,0,4,4,0,0,4,4,4,4,4,0,0,0,0,0,4,0,4,0,0,0,4,4,0,4,0,4,0,4,0,4,0,0,4,0,4,4,0,4,4,0,4,4,0,0,4,0,0,0,0,0,4,4,4,0,0,0,4,0,0,4,4,4,4,0,0,4,0,4,4,4,4,0,4,0,4,4,4,0,4,0,0,4,4,0,4,0,0,4,4,4,4,0,0,4,4,0,0,4,4,4,0,4,0,0,0,0,0,4,0,0,0,4,0,4,0,4,4,0,0,0,0,4,0,0,0,4,0,4,0,4,0,0,0,0,4,0,4,0,0,0,0,0,4,0,4,4,0,4,0,0,0,0,4,0,0,4,0,4,4,0,0,0,4,0,4,0,4,0,4,0,0,0,0,4,0,4,4,4,0,4,2,0,4,4,4,4,4,4,4,4,0,0,4,0,4,0,0,4,4,0,4,0,0,0,0,0,4,0,0,4,4,4,4,4,4,0,0,0,4,4,4,4,0,4,4,4,0,0,0,4,4,4,4,0,0,4,4,0,0,0,4,0,0,0,0,4,0,0,0,4,4,0,4,1,4,0,0,4,0,0,4,4,4,0,4,4,0,0,4,2,0,4,4,3,4,0,0,4,0,4,4,0,0,4,0,4,4,0,4,0,0,0,4,0,0,4,4,0,4,4,4,4,0,0,4,4,4,4,0,0,4,4,4,4,0,0,0,4,0,4,0,4,0,4,1,0,0,0,4,4,4,4,0,0,4,0,4,0,0,4,0,0,4,4,4,0,4,0,4,0,4,4,4,4,4,4,0,4,2,4,1,0,0,0,0,0,4,4,0,4,4,0,4,0,0,0,0,4,0,4,4,4,0,0,4,0,0,4,4,4,4,0,0,4,0,4,0,4,4,0,4,0,0,4,0,4,4,0,2,4,0,4,0,4,4,4,4,0,4,4,4,0,4,4,0,0,4,0,4,0,0,0,4,4,0,4,0,4,4,4,0,0,0,4,4,4,0,0,0,0,0,0,4,4,0,0,0,0,0,4,0,4,0,4,0,0,4,4,4,4,4,0,0,0,4,4,0,4,0,3,4,4,0,4,4,0,0,0,0,0,4,4,4,4,4,0,4,0,4,0,0,0,0,4,4,4,4,0,0,0,4,0,0,4,0,4,4,0,4,0,4,4,0,0,0,4,0,4,4,4,0,4,0,4,4,4,0,4,0,4,4,4,4,4,0,4,4,0,4,0,0,4,4,0,0,4,0,4,0,0,0,0,4,0,0,0,4,0,4,0,4,4,0,4,4,1,4,0,0,4,4,4,4,4,4,0,0,0,0,4,4,0,0,0,0,4,4,0,0,0,4,0,0,4,0,4,4,0,0,0,4,0,4,0,0,4,4,4,4,4,0,0,0,4,0,0,0,4,4,0,4,0,4,0,0,0,4,4,4,0,0,0,4,0,0,0,0,0,0,4,0,4,4,4,4,0,0,4,0,0,0,4,4,0,4,0,0,4,0,4,0,0,4,4,0,0,0,4,4,4,4,0,0,4,0,0,4,4,0,0,0,0,4,0,0,4,0,4,4,4,0,0,4,0,0,4,0,4,4,0,4,4,4,4,4,4,0,4,4,0,0,0,0,0,4,0,0,0,4,0,4,2,0,4,0,4,0,4,4,4,4,4,0,1,0,4,0,0,4,0,0,4,4,0,0,0,0,4,0,4,0,0,4,2,4,0,4,0,4,0,0,4,4,0,4,4,0,0,4,4,4,4,0,4,0,3,4,4,4,0,0,4,4,0,0,0,4,0,0,4,0,4,4,0,4,4,4,0,0,0,0,4,0,0,4,4,0,0,4,4,4,0,4,4,4,0,0,0,0,0,4,4,4,0,4,0,4,4,0,0,0,2,0,0,0,0,0,0,0,4,4,4,0,4,4,4,0,0,0,4,4,4,0,0,0,4,4,4,0,4,4,4,0,4,0,4,4,0,0,0,4,0,4,0,0,0,0,4,4,0,4,0,4,4,0,0,0,4,4,4,4,0,4,4,1,4,0,4,4,4,0,4,0,4,0,0,0,4,4,3,0,0,0,0,4,0,4,4,0,4,4,4,0,0,4,0,4,4,4,4,4,0,0,4,4,4,0,0,0,0,4,4,4,0,0,4,4,0,4,4,4,4,0,4,0,4,0,0,0,0,4,4,4,4,0,4,0,4,0,4,4,0,0,0,4,4,4,4,4,0,4,4,0,4,0,0,0,0,0,0,0,0,0,0,0,4,4,0,0,4,4,4,0,4,4,0,0,4,0,0,0,0,0,0,4,4,4,0,4,4,0,0,4,4,4,4,4,0,2,0,0,0,4,0,4,0,4,4,4,0,4,4,4,0,4,0,4,4,0,0,4,0,4,4,0,4,0,4,0,0,4,4,4,4,4,4,4,4,0,4,4,1,0,4,4,0,4,4,4,0,4,0,0,0,0,0,4,0,4,4,0,0,0,0,4,4,0,4,0,4,4,4,4,0,0,4,0,0,4,4,4,4,4,4,4,4,0,4,0,4,0,0,4,4,4,4,0,0,0,0,4,4,0,0,0,4,0,4,4,0,4,4,4,0,0,0,0,0,0,4,4,0,0,0,0,4,4,4,4,4,4,0,4,0,0,0,4,4,0,0,3,4,0,4,4,0,0,0,4,0,0,4,0,4,4,0,4,4,4,0,4,0,0,4,4,0,0,4,4,1,4,0,0,0,4,4,0,4,0,4,0,4,4,4,0,4,4,0,0,0,0,4,0,4,0,4,4,4,0,4,4,4,0,4,4,0,0,4,0,0,0,0,1,0,0,0,4,4,4,4,4,4,4,4,4,4,4,0,4,4,0,4,0,4,4,4,4,0,0,0,0,4,4,4,0,0,4,4,4,4,0,0,4,0,0,0,4,0,0,0,0,4,0,4,4,0,4,0,0,0,0,0,0,4,0,0,0,0,0,0,0,4,4,0,0,4,0,0,0,4,0,0,4,0,4,0,4,4,4,4,0,4,0,0,4,0,4,4,0,4,4,4,0,4,4,0,4,0,0,4,4,4,0,0,4,4,4,4,0,4,0,4,4,4,0,0,0,4,4,4,0,0,4,0,0,0,4,0,4,4,4,4,4,4,4,4,0,0,0,4,4,0,4,1,0,0,4,0,4,0,0,4,4,4,0,4,4,4,0,4,4,0,0,4,0,0,4,0,0,0,0,0,4,0,0,4,4,4,0,0,0,0,0,0,4,0,4,4,0,0,4,4,0,4,0,0,4,4,4,0,0,4,4,0,0,4,4,0,4,0,4,4,0,0,4,4,4,0,4,0,0,4,0,4,0,4,0,0,4,0,4,4,0,4,0,4,4,4,4,0,4,0,0,4,4,0,4,4,0,2,0,4,4,3,4,4,0,0,0,0,0,4,0,4,4,4,4,4,4,0,0,4,0,4,4,4,0,4,4,4,0,4,0,0,4,4,4,4,0,4,0,0,0,4,0,4,4,4,4,0,4,4,0,0,0,4,0,4,0,0,0,0,0,4,0,4,4,4,4,4,0,4,4,4,4,4,4,4,0,4,4,2,4,0,4,0,0,0,0,0,0,4,4,0,0,4,4,0,0,4,0,4,4,0,0,0,4,4,0,0,4,4,4,4,0,4,0,4,4,0,4,0,0,4,0,4,3,4,4,0,4,0,0,4,4,0,0,4,0,0,0,0,4,4,0,0,0,4,0,4,0,0,4,4,0,4,0,0,4,4,0,4,0,4,0,4,4,0,0,4,4,0,0,0,0,0,0,4,0,0,4,4,0,4,4,0,0,4,0,0,4,4,4,1,4,0,4,0,4,4,0,4,0,0,0,4,0,4,3,0,0,4,4,4,4,0,0,4,4,4,0,0,0,0,0,4,4,4,0,4,4,0,0,4,4,4,4,4,4,0,0,4,4,0,4,0,4,0,0,0,4,0,0,4,2,4,4,0,0,0,4,4,0,0,4,0,4,0,0,0,0,0,4,4,4,2,0,0,0,3,0,0,0,4,1,4,0,0,0,4,0,0,4,4,0,0,0,0,4,4,0,0,4,4,0,4,0,4,4,0,0,0,4,0,0,4,0,4,0,0,0,0,4,4,4,0,0,0,0,4,4,4,4,4,0,0,4,4,4,4,4,0,4,4,4,0,0,4,4,4,4,4,4,4,4,0,4,0,4,4,4,0,4,0,0,4,0,4,0,0,0,0,0,4,4,0,0,4,0,0,0,1,0,0,4,0,4,4,3,0,0,0,0,4,0,0,0,4,0,4,0,0,4,0,0,0,0,0,4,0,4,4,0,0,0,0,0,4,4,4,4,4,4,0,0,0,4,4,4,4,4,4,4,4,4,0,0,4,0,0,0,4,4,4,0,4,4,4,0,4,4,4,0,0,4,4,4,4,4,0,0,4,4,0,4,4,0,0,0,4,0,4,0,0,0,4,0,4,0,0,4,4,0,4,4,0,0,0,0,0,4,0,4,0,3,0,4,4,0,4,4,1,4,4,4,4,0,0,0,0,4,4,0,0,0,0,0,4,0,0,4,4,4,0,4,4,0,4,2,4,4,1,4,0,0,4,4,0,0,4,0,4,0,0,0,0,4,4,4,4,0,0,0,0,4,0,0,1,0,0,4,4,0,0,4,0,0,0,0,4,4,0,3,4,4,4,0,4,4,0,4,0,0,0,1,0,4,4,0,4,0,0,4,0,0,4,0,0,0,0,0,4,4,0,4,0,4,4,4,4,0,0,4,0,4,0,4,0,0,4,0,0,3,4,4,4,4,4,4,0,0,4,4,4,0,0,4,0,4,0,4,4,0,0,0,4,0,4,4,0,4,0,0,4,4,4,1,0,0,4,0,4,4,0,0,4,0,0,0,0,4,0,0,0,0,4,0,4,4,4,0,0,3,0,4,0,0,4,0,0,4,0,0,4,4,0,4,2,4,4,0,4,0,4,0,4,4,0,4,0,0,0,0,0,0,4,0,0,4,0,0,0,4,4,0,0,0,0,4,4,0,0,4,0,0,4,4,2,0,4,4,0,0,4,4,2,4,0,4,0,4,0,0,4,4,4,0,0,4,4,4,0,4,0,4,4,4,0,4,3,4,4,0,0,4,0,4,0,4,0,0,0,4,4,0,4,4,4,0,4,0,4,4,0,0,4,4,0,4,4,4,0,0,4,4,4,4,0,0,4,4,4,0,0,4,4,4,4,0,0,0,4,0,0,0,0,0,0,4,0,0,4,4,4,4,4,0,4,0,4,0,4,4,0,0,0,4,4,4,4,0,0,0,4,0,0,4,0,4,0,0,4,0,4,0,4,4,4,0,0,4,0,0,0,4,4,4,4,4,4,0,4,0,4,4,0,0,0,0,3,4,4,4,0,0,4,0,4,1,4,4,0,4,4,0,0,4,0,4,4,4,4,4,4,4,4,0,4,0,0,0,0,4,4,0,0,0,4,4,0,0,4,4,0,4,0,4,4,4,4,4,0,4,0,0,0,0,4,0,4,4,4,4,4,4,0,0,0,4,0,0,0,0,0,0,0,0,0,4,0,4,0,4,4,4,0,0,4,4,0,4,0,0,4,4,4,4,0,4,0,4,2,0,4,0,4,4,4,4,0,4,4,0,0,4,4,4,0,4,4,4,4,4,4,4,4,0,4,4,4,4,0,0,0,0,0,4,4,4,0,4,4,4,4,4,4,0,0,4,4,4,4,4,0,4,4,4,0,0,4,4,4,4,4,4,4,0,4,4,0,4,4,0,0,4,0,4,0,4,0,0,0,0,3,2,4,4,0,0,0,0,0,0,0,0,0,0,4,4,4,0,4,4,4,4,4,0,0,0,0,0,0,0,4,0,4,4,0,0,0,4,4,4,4,4,4,4,4,4,4,0,4,0,0,0,0,4,4,4,1,0,4,0,0,4,4,0,4,4,0,0,4,4,4,0,0,0,0,0,4,0,4,4,4,4,4,0,0,0,0,4,4,4,0,4,0,4,0,0,4,0,4,0,4,0,0,4,0,4,4,4,4,4,4,0,0,4,4,4,1,4,0,0,4,0,0,4,0,0,0,0,0,4,4,4,4,4,4,0,0,1,4,0,4,4,4,4,0,4,0,4,4,0,4,4,0,0,4,4,0,0,0,4,0,0,0,0,0,0,0,0,0,0,4,0,4,4,0,4,0,0,4,4,0,4,0,0,0,4,0,0,0,3,0,0,0,4,4,0,0,0,0,3,0,4,4,0,4,4,0,0,0,4,4,0,4,0,4,0,4,4,0,0,0,0,4,4,0,0,4,0,0,4,4,0,4,0,4,4,4,4,0,0,4,4,0,4,0,0,4,4,0,4,0,4,4,4,0,0,4,4,0,4,4,4,4,0,4,4,0,0,4,0,0,0,0,0,4,4,4,0,0,0,0,0,0,0,4,0,4,4,0,0,0,4,4,0,4,0,4,0,0,4,4,0,4,4,4,0,4,4,0,4,0,4,4,0,0,4,0,4,0,0,0,4,0,0,0,0,4,0,4,4,0,4,4,4,4,4,0,4,4,0,4,0,4,4,4,4,4,0,4,0,0,0,0,0,4,4,0,4,4,0,0,4,4,4,4,0,4,4,0,0,4,4,4,0,2,0,4,0,0,0,0,0,4,4,0,4,0,4,0,0,0,0,0,0,0,4,4,4,0,4,4,4,4,4,4,0,0,2,4,4,4,4,0,4,0,4,0,4,4,0,0,0,0,3,4,0,4,0,4,0,0,4,4,0,0,4,0,0,4,4,4,4,0,0,0,4,0,4,0,4,4,4,4,4,4,4,4,0,0,4,0,0,4,0,4,0,4,2,4,4,0,4,1,4,0,0,4,0,4,4,0,4,4,0,4,0,4,4,4,0,0,4,0,4,0,0,0,4,4,4,0,4,4,0,4,0,4,4,0,0,4,0,4,4,4,4,4,4,0,4,0,0,4,4,0,4,0,4,0,0,0,4,4,4,1,0,4,0,4,0,0,0,4,4,0,4,0,0,4,4,4,0,4,0,4,4,0,4,0,4,0,0,0,0,0,0,0,4,4,0,4,4,1,0,4,4,4,4,0,4,0,4,4,4,0,4,4,4,0,4,0,0,0,0,4,0,0,0,0,0,4,4,4,4,0,0,0,4,0,4,0,4,4,4,4,4,4,0,0,4,4,0,4,0,0,4,4,0,0,0,4,4,0,0,0,4,0,4,0,4,0,4,4,4,4,0,4,0,4,4,4,4,0,0,0,0,0,0,0,0,4,3,0,0,4,0,4,4,4,4,4,4,4,4,4,4,0,0,0,4,4,0,4,4,3,0,4,4,4,4,0,0,0,4,0,4,4,2,4,0,4,0,4,4,0,4,0,4,4,4,4,0,0,0,4,0,0,0,0,4,0,0,0,4,1,4,0,4,0,0,0,4,4,0,0,0,0,0,0,4,0,0,4,0,4,4,0,4,4,0,0,4,0,0,0,4,4,4,4,0,0,0,4,4,4,0,4,4,0,0,0,4,4,4,0,0,4,0,4,0,0,4,4,0,4,4,4,0,0,0,0,0,4,0,0,4,0,4,0,0,2,0,4,0,4,4,4,4,4,0,4,0,0,4,0,0,0,4,0,0,0,4,4,0,4,4,0,0,0,0,4,4,4,4,0,0,0,4,4,0,0,4,0,0,0,4,4,4,4,0,0,1,0,4,0,0,0,0,0,4,4,4,0,0,4,4,0,0,0,4,4,4,4,0,4,4,0,0,0,4,4,4,0,0,0,0,4,4,4,0,0,4,0,0,4,0,0,4,4,4,0,4,4,4,0,4,4,4,0,4,4,0,4,4,0,0,4,4,0,4,4,0,4,0,4,0,4,0,4,4,0,4,4,0,0,4,4,4,4,0,4,4,0,4,0,4,4,4,4,0,0,4,4,0,0,0,4,4,4,4,0,0,4,0,0,4,4,0,0,4,0,0,0,0,4,4,4,4,4,0,4,0,0,0,0,0,0,4,0,4,4,4,0,0,0,4,0,4,0,0,4,0,0,4,0,0,4,0,0,4,0,0,0,0,4,4,4,0,4,4,0,0,0,4,0,4,4,4,4,0,1,4,0,4,4,0,0,4,4,0,4,4,0,4,4,0,0,4,0,4,4,4,0,4,0,0,4,4,0,0,4,0,4,4,4,0,4,4,0,0,4,0,4,4,4,4,0,0,4,4,4,0,0,0,0,0,0,0,0,4,4,0,4,4,0,4,0,4,0,4,0,0,0,4,4,0,1,0,0,4,4,0,4,4,4,4,4,4,0,0,4,0,0,4,4,4,4,4,4,0,0,4,4,0,0,0,0,4,0,0,3,4,0,4,0,0,4,0,4,4,0,0,4,4,0,0,4,0,0,4,0,4,4,0,4,4,0,0,4,0,4,4,4,4,4,0,4,0,4,0,0,3,0,0,4,4,0,4,0,0,0,4,4,4,0,4,0,0,0,0,4,0,4,4,0,0,0,0,4,0,1,4,0,4,0,4,0,4,4,0,4,4,4,0,0,0,4,4,0,4,4,3,4,0,0,0,0,4,0,4,4,4,4,4,0,0,0,0,0,4,4,0,4,4,0,0,0,4,0,0,4,0,4,0,0,0,0,4,4,0,0,0,0,0,0,0,0,0,0,4,0,4,4,0,4,0,4,0,0,0,4,0,0,0,4,4,4,4,0,4,4,2,4,0,4,4,0,4,0,0,0,4,4,0,4,0,0,4,4,0,4,4,4,0,0,0,4,0,0,2,1,0,4,4,4,0,4,0,1,0,0,4,0,0,0,0,0,0,3,0,4,0,4,0,4,0,0,0,0,0,4,4,4,0,2,0,4,4,0,0,0,0,0,4,4,4,0,0,0,0,4,0,0,4,4,4,4,4,0,4,4,0,4,0,4,0,0,4,4,4,0,4,0,0,4,0,0,0,0,0,0,0,0,2,4,4,4,4,4,4,0,0,4,0,0,4,4,4,4,0,4,0,0,4,0,0,4,4,0,0,4,0,0,4,0,4,2,4,0,4,0,0,4,4,4,4,4,4,0,4,4,0,4,0,0,4,4,4,4,4,0,4,4,4,0,0,4,4,0,0,0,4,0,4,4,0,0,4,3,4,0,4,2,4,0,0,0,0,4,4,0,0,0,4,4,4,0,4,0,0,4,0,4,4,1,4,0,4,0,4,4,0,4,0,4,0,4,4,2,4,4,4,4,4,3,0,0,4,0,0,0,4,4,4,4,0,0,4,0,0,4,0,4,0,4,4,0,4,4,0,4,4,0,4,0,4,0,0,4,4,4,0,0,0,4,4,4,4,3,4,1,0,4,0,4,0,0,4,0,0,4,4,4,4,4,2,0,0,4,4,0,4,4,4,0,4,4,4,0,0,0,4,4,4,2,0,0,4,0,4,0,0,4,0,0,4,4,4,4,0,4,0,4,4,4,0,0,2,0,0,4,0,4,4,0,4,4,0,4,4,4,4,0,4,0,0,0,4,4,4,4,4,0,0,4,0,0,4,0,4,0,4,0,0,0,4,4,0,0,4,4,0,0,0,3,4,4,0,4,0,0,0,0,4,0,4,0,4,4,0,4,0,0,4,3,0,0,0,4,4,4,4,0,0,0,4,0,0,0,4,0,0,4,0,0,0,0,0,4,0,4,0,4,4,0,4,0,4,4,4,0,0,2,4,4,4,0,0,4,0,4,0,4,4,4,0,0,0,0,4,0,0,0,0,4,0,0,4,4,4,4,4,4,4,4,4,0,1,4,0,4,0,4,4,4,0,0,4,4,0,0,4,4,4,2,4,4,4,0,4,0,0,4,4,4,0,4,0,0,0,4,4,4,0,0,0,4,0,4,0,4,4,0,0,4,4,0,0,4,0,0,4,4,0,4,0,0,4,0,4,4,4,0,4,4,0,0,4,4,4,4,0,4,4,0,0,4,4,4,0,0,4,0,0,0,4,4,0,3,4,4,0,4,4,4,0,4,4,4,4,0,4,4,4,0,0,0,4,0,4,4,4,4,0,0,4,4,4,4,2,0,4,4,4,0,4,0,4,0,0,4,4,4,4,0,0,0,4,0,4,4,0,4,0,4,0,0,0,4,4,0,0,4,0,4,4,4,4,0,0,0,0,0,0,0,4,4,4,4,0,4,0,4,4,4,0,0,0,0,0,4,0,4,4,0,4,4,4,4,1,0,0,0,0,0,0,4,4,4,4,0,0,0,0,0,0,0,0,4,4,0,4,0,0,0,4,4,0,0,4,4,4,4,4,0,0,0,4,0,4,0,0,2,4,4,0,2,0,0,0,4,4,0,4,0,0,0,4,0,4,0,0,0,0,4,4,4,4,4,0,0,4,4,0,4,4,4,0,0,4,0,4,0,0,4,4,0,0,0,0,4,4,0,4,4,4,0,0,4,4,4,2,0,2,0,4,0,4,4,0,0,4,0,4,0,0,0,0,4,4,4,4,4,4,0,4,4,0,0,0,0,4,4,4,4,4,3,3,0,0,4,0,4,4,4,0,0,4,0,0,0,4,0,4,0,0,0,0,0,4,0,0,0,0,0,0,0,4,4,4,0,3,0,0,0,0,0,0,0,0,0,0,4,4,3,0,4,0,4,4,4,0,4,0,4,0,4,0,4,0,0,0,4,4,0,4,4,4,4,4,0,4,4,4,0,4,0,0,4,4,0,4,4,0,4,0,4,4,4,4,0,0,0,0,4,0,0,0,4,4,4,0,0,0,0,0,4,0,0,4,4,0,0,0,0,4,0,4,4,0,0,4,0,0,0,0,0,4,4,4,0,0,0,4,4,0,0,4,4,4,4,0,3,4,0,4,4,4,0,0,0,0,0,0,0,4,4,4,0,0,4,4,4,0,4,4,0,4,0,0,0,4,0,4,0,4,0,0,4,4,4,4,0,0,4,4,0,4,0,0,0,0,0,0,4,4,0,0,0,4,4,0,4,0,4,0,4,4,4,4,0,0,4,4,4,0,4,0,3,4,4,4,4,0,4,0,0,4,4,4,4,0,4,0,0,4,4,4,4,0,0,4,0,0,0,0,0,0,4,0,4,0,0,4,4,0,0,4,4,0,4,0,4,0,4,4,0,4,0,0,0,0,0,0,0,4,0,0,0,0,4,0,0,4,0,0,4,4,4,4,4,0,4,0,4,4,4,0,4,4,0,0,0,0,4,0,0,0,0,4,4,0,0,4,4,0,0,4,4,1,0,0,0,0,4,0,4,4,4,4,0,0,0,0,4,4,0,4,0,0,4,4,0,4,4,4,4,0,0,4,2,4,4,0,0,4,0,0,0,4,0,4,0,0,4,4,4,4,4,0,4,0,4,0,0,0,4,4,4,0,4,4,4,0,0,0,0,0,4,0,0,4,4,0,0,4,0,4,4,0,4,0,0,4,4,4,0,0,4,0,4,0,0,4,0,4,4,4,0,0,4,4,0,4,0,2,4,0,4,4,4,0,4,0,4,4,4,4,0,4,4,4,4,0,0,0,4,4,4,0,0,0,4,4,0,4,4,0,4,4,4,0,4,0,0,4,0,4,4,4,0,0,0,4,0,4,4,0,0,0,4,4,4,4,4,0,4,4,0,4,4,4,0,0,4,4,0,0,0,4,0,4,0,4,4,4,0,0,4,4,0,4,4,4,0,4,4,4,0,0,0,0,0,4,4,4,4,4,0,0,2,0,4,0,4,0,0,0,0,0,4,4,4,4,4,2,0,0,4,0,4,0,0,0,4,0,4,4,4,0,4,0,4,4,0,4,0,4,0,4,0,4,0,4,4,0,0,4,0,0,0,0,0,4,4,4,4,4,4,4,0,4,0,0,4,0,4,4,0,0,0,4,0,0,4,4,0,0,0,0,4,0,0,4,4,3,4,0,4,4,0,0,0,0,4,4,0,0,0,4,0,4,4,0,0,4,0,4,0,0,4,0,0,4,0,4,0,4,4,4,0,4,0,0,0,0,0,4,4,4,0,0,0,0,4,0,0,4,0,0,0,4,0,0,0,4,4,0,4,4,4,4,4,4,0,0,0,0,4,4,4,4,4,4,4,4,0,4,4,4,4,0,4,2,0,0,0,4,0,4,0,4,0,0,0,4,4,4,4,0,4,0,0,0,0,0,4,4,0,4,0,0,4,0,4,0,4,4,4,0,4,0,4,4,4,0,4,4,4,0,0,0,4,0,4,4,4,4,4,0,4,0,4,4,0,0,1,4,4,4,4,4,4,0,4,4,0,4,0,0,0,0,0,0,0,0,0,0,0,4,0,4,4,0,0,0,0,4,4,4,0,0,4,4,0,4,0,4,0,0,4,0,0,4,0,4,0,0,0,4,4,0,0,4,4,0,4,0,0,4,0,3,0,0,0,4,4,4,0,0,0,0,0,4,0,0,0,0,0,0,4,0,4,0,0,0,4,0,4,4,4,4,4,4,3,0,0,4,4,4,0,0,0,4,0,0,2,0,0,0,4,0,0,4,0,0,0,4,4,0,0,4,0,0,0,4,4,0,4,0,0,0,0,4,4,0,4,0,4,4,0,4,4,0,4,4,4,0,4,4,0,4,4,4,0,0,0,4,0,4,0,0,4,0,0,0,0,0,0,0,0,0,0,0,4,0,4,0,4,0,4,0,0,0,4,4,0,4,0,0,0,0,0,0,4,0,0,3,0,0,4,4,4,4,0,0,0,0,4,4,4,4,0,4,4,0,4,4,0,4,0,0,4,0,2,4,4,4,4,0,4,0,0,0,0,0,0,4,0,4,0,0,0,0,0,4,0,0,0,0,0,0,0,4,0,0,2,4,4,4,0,4,4,0,0,0,0,0,0,4,4,0,4,0,0,4,4,4,4,4,0,4,0,0,4,0,0,0,0,4,4,0,4,0,0,0,0,0,4,4,0,0,4,0,4,0,4,0,4,0,4,4,3,4,0,0,0,4,0,4,4,4,0,4,0,0,0,0,4,4,4,4,4,0,0,4,0,0,4,1,0,0,0,0,0,0,0,4,0,0,0,4,4,0,4,4,0,4,0,4,0,4,0,4,4,4,0,4,0,0,0,0,4,4,0,0,0,4,4,0,0,4,0,4,4,4,4,4,0,0,4,4,4,0,4,4,0,1,0,0,4,0,4,4,4,0,0,0,0,4,0,0,4,4,4,4,0,0,4,4,0,4,0,0,4,4,4,4,0,4,0,4,4,4,0,4,4,0,0,4,0,0,0,4,4,4,4,0,0,0,0,0,3,0,4,0,4,2,0,4,0,0,4,0,0,4,4,0,0,4,0,4,4,4,0,4,0,4,0,0,0,4,4,0,4,4,0,4,4,4,0,0,4,0,0,0,4,4,4,4,0,4,2,4,0,0,0,0,0,0,4,4,0,0,0,4,0,0,0,4,0,0,0,0,4,0,0,0,4,0,4,0,4,4,4,4,0,4,0,4,0,4,4,4,4,4,0,0,4,0,4,4,0,0,0,0,0,4,4,0,0,0,0,0,0,4,0,4,4,4,0,0,0,4,0,0,4,4,4,0,0,0,0,4,0,0,4,4,4,4,0,4,0,4,0,0,4,4,3,0,4,4,4,0,0,4,0,4,4,0,4,0,4,4,3,0,0,0,0,0,4,0,4,4,4,4,4,0,0,0,0,0,0,0,4,4,0,4,4,0,0,4,0,0,0,4,4,0,0,0,0,0,0,4,4,0,0,4,0,4,1,4,0,4,0,0,4,4,0,4,4,4,0,4,0,4,0,4,4,0,4,0,4,0,0,4,0,4,4,0,4,0,0,0,0,4,4,0,0,4,4,0,4,0,4,4,0,0,4,0,1,4,4,0,4,0,4,4,0,0,0,3,0,0,4,4,0,4,0,4,4,4,0,0,0,0,4,0,0,0,4,4,4,4,0,4,4,0,4,4,0,4,3,0,4,4,0,4,4,0,4,4,4,0,4,0,0,4,0,0,4,3,4,0,4,4,0,4,0,0,0,4,0,0,0,0,4,0,4,4,4,4,4,0,0,4,4,0,4,4,4,0,4,4,0,0,4,4,4,4,0,0,0,4,0,4,0,0,4,4,4,0,0,4,4,4,4,4,4,4,4,4,4,4,4,4,0,4,0,4,4,4,4,4,0,4,4,3,4,0,4,4,4,4,4,4,0,0,4,4,0,0,4,4,0,4,4,0,4,0,4,0,0,0,4,4,0,4,4,0,0,0,0,0,4,4,4,4,0,4,0,0,4,4,0,4,4,4,0,4,4,4,0,4,4,0,4,0,0,0,0,4,4,0,4,0,0,4,4,4,0,0,0,0,4,1,0,4,0,4,0,0,0,4,4,0,4,4,4,4,4,4,0,4,0,0,0,4,4,4,4,4,4,4,4,0,4,4,0,4,4,4,0,3,3,4,4,0,4,0,0,0,0,4,0,0,4,4,0,4,4,4,0,4,0,0,4,4,0,4,0,0,0,4,0,0,4,4,4,4,2,0,4,0,4,4,0,0,0,0,0,4,0,0,0,4,0,2,4,4,4,4,0,0,4,0,0,4,0,4,4,4,0,4,4,0,4,4,4,0,4,4,4,0,4,0,4,4,4,0,0,0,4,0,4,0,4,0,0,4,4,0,0,4,4,4,4,4,4,0,4,4,4,4,0,4,0,0,0,4,4,0,3,4,4,0,0,0,4,4,4,0,4,0,4,0,0,4,0,4,0,4,4,4,0,4,4,4,0,0,0,0,0,0,4,4,0,0,4,4,0,4,4,4,4,0,0,0,0,4,0,4,0,4,4,4,4,4,0,4,1,4,0,4,4,4,0,0,4,4,0,0,0,0,4,4,4,0,4,0,0,0,0,4,0,0,4,0,0,0,4,0,0,4,0,4,0,0,4,4,4,0,0,4,4,4,0,4,4,4,4,4,4,0,4,4,0,4,4,0,0,0,0,4,4,0,0,4,4,4,4,0,4,4,0,0,4,0,0,0,0,0,4,4,4,0,4,4,0,4,0,4,4,0,4,4,4,4,4,4,0,4,0,4,0,4,4,0,4,0,4,0,0,1,0,0,4,0,4,0,0,0,4,0,0,0,4,4,4,4,0,0,4,0,0,4,0,0,4,4,4,4,4,4,4,4,4,4,0,0,0,4,0,0,4,0,0,4,0,4,4,4,0,0,4,4,4,4,0,4,0,0,0,4,0,0,0,0,0,0,4,4,0,0,4,4,0,4,4,4,0,4,4,0,0,0,4,4,0,4,0,0,0,4,0,4,0,4,0,0,0,4,0,0,0,4,0,4,4,0,0,0,0,0,4,0,4,0,0,4,4,0,0,4,4,0,0,4,4,4,4,0,4,1,4,4,4,0,4,0,4,0,0,0,0,4,0,0,4,4,3,0,4,4,0,4,0,0,4,0,4,4,4,4,0,0,0,4,4,0,4,0,0,4,0,0,0,1,0,4,0,0,4,4,0,4,0,4,4,4,0,4,4,4,0,4,4,0,0,4,4,0,4,4,4,4,0,4,4,0,0,0,4,4,0,0,0,0,0,4,0,0,4,4,4,0,4,0,4,2,0,4,0,4,0,4,4,4,0,0,4,4,4,4,4,4,4,4,4,4,4,0,4,4,4,0,0,0,4,0,4,0,0,4,0,0,0,0,4,0,4,4,0,4,4,0,4,0,0,4,0,4,0,0,4,4,4,0,4,0,4,4,4,0,0,0,0,0,0,0,4,4,4,0,4,0,0,4,4,4,0,4,4,0,0,4,4,0,0,0,4,4,4,4,0,4,4,4,0,0,0,4,4,4,3,0,0,0,4,4,4,4,0,0,0,0,4,4,4,4,0,0,0,0,4,4,0,0,4,0,4,0,4,4,4,0,4,4,0,4,0,0,4,0,4,0,0,4,4,0,1,0,0,0,4,0,0,0,0,0,0,0,0,4,4,4,4,4,4,0,4,3,0,4,1,0,0,0,4,4,4,4,0,4,0,4,4,4,4,0,0,4,0,0,4,4,0,4,4,4,0,4,4,4,4,3,4,0,4,0,4,0,4,0,4,4,4,0,0,0,0,0,0,0,4,0,4,4,4,0,4,0,4,0,0,0,4,4,0,0,0,0,0,0,4,4,4,4,0,0,4,0,0,4,4,4,0,0,0,4,0,4,4,4,0,0,4,4,4,4,3,4,4,0,4,4,0,4,0,4,3,4,4,0,0,0,0,0,4,4,4,0,1,0,0,4,0,4,4,0,0,0,3,0,0,0,4,0,0,0,4,0,0,4,0,0,4,0,0,0,4,4,0,2,4,0,0,4,4,4,4,4,0,0,4,0,4,1,0,0,0,4,4,4,0,4,4,4,4,4,0,4,4,4,0,0,0,0,4,4,0,4,4,4,4,0,4,4,0,4,0,0,0,0,4,0,4,0,0,0,4,4,0,0,0,4,0,4,4,4,0,0,4,4,4,0,0,4,0,0,0,4,4,4,4,0,4,0,0,0,0,0,4,4,0,0,0,4,0,0,0,4,0,0,4,0,0,4,0,0,4,0,0,4,0,0,4,4,4,4,0,1,0,4,4,4,4,0,4,4,4,0,4,0,0,0,3,0,4,0,4,0,4,4,0,4,0,0,0,0,4,4,0,4,4,0,0,0,4,4,0,0,0,0,0,4,4,4,4,0,0,4,0,1,0,0,0,0,0,0,0,0,0,4,4,4,0,4,4,4,0,4,0,0,0,4,4,0,0,4,0,0,4,0,4,4,4,1,0,0,0,0,4,0,4,4,0,0,0,4,0,4,2,4,0,0,0,4,0,0,4,0,4,4,0,4,0,0,0,0,4,4,4,0,1,0,4,4,0,0,4,0,0,0,0,0,0,0,0,4,4,4,0,4,0,0,0,0,0,0,4,0,4,0,4,0,4,0,0,4,4,0,0,4,0,4,0,0,0,0,4,4,4,4,0,0,0,4,4,0,0,0,4,0,4,4,0,0,4,0,0,4,0,0,4,0,0,0,4,0,0,4,0,0,4,0,4,4,4,0,0,4,0,4,0,4,0,4,0,4,0,4,4,4,0,0,0,0,0,4,4,4,0,4,0,4,0,4,4,4,0,0,4,4,0,4,4,4,0,4,4,0,0,4,3,4,0,4,0,0,4,0,4,0,4,4,0,0,0,4,4,0,4,4,4,0,4,0,4,4,0,0,0,4,4,0,0,4,4,4,0,4,4,0,4,4,4,4,4,4,4,0,0,0,0,4,4,0,0,4,4,0,4,0,0,0,0,0,0,0,2,0,4,0,0,4,0,0,0,4,0,0,0,0,4,4,4,0,0,0,0,4,0,4,0,0,4,4,0,0,0,0,4,0,0,0,4,0,4,4,4,4,4,0,4,4,0,4,4,0,4,4,4,4,4,0,4,0,4,0,4,0,4,0,4,4,4,0,4,0,0,4,0,0,4,0,0,0,4,0,4,4,4,0,0,4,0,4,4,4,0,4,4,0,0,4,4,1,0,0,4,0,0,0,0,0,4,2,4,0,4,4,4,4,4,4,4,4,0,4,4,4,4,0,0,4,4,4,0,4,0,4,0,4,4,0,0,4,4,0,4,0,4,4,4,0,0,4,4,0,4,0,4,0,0,4,4,4,4,0,4,0,4,0,0,4,0,4,4,4,4,4,4,4,4,0,4,0,4,4,1,4,4,4,0,4,0,4,4,4,0,0,4,4,0,0,4,0,4,0,4,4,0,0,4,0,0,4,4,4,4,4,2,0,0,4,0,0,4,4,0,0,4,4,0,0,0,0,0,0,4,0,0,4,4,0,0,4,4,0,4,4,4,4,0,0,4,4,4,4,0,0,4,4,0,0,0,0,4,4,4,4,0,4,0,0,0,0,0,0,0,4,4,0,0,4,0,0,4,0,0,0,0,4,0,4,4,0,0,0,0,0,0,0,0,4,0,4,4,0,4,0,0,4,0,4,4,4,0,0,4,4,4,4,4,4,0,4,4,0,0,0,4,0,0,0,4,0,4,4,0,0,0,0,4,0,0,0,4,4,4,2,4,2,4,4,0,0,0,4,4,4,4,0,0,4,0,4,0,0,4,4,4,4,4,4,4,4,0,4,4,4,4,4,0,4,0,4,4,4,0,4,4,4,4,4,4,4,4,4,4,0,4,0,0,4,4,4,4,0,0,0,4,0,0,0,4,0,4,4,0,0,0,4,0,4,0,0,0,0,0,0,0,0,0,4,0,4,4,4,0,4,4,0,0,0,4,0,4,0,4,4,4,4,4,0,4,0,0,4,4,0,0,0,0,4,4,0,0,1,0,4,0,4,4,0,4,0,3,4,0,0,0,0,0,4,4,4,0,4,4,4,4,0,0,4,0,4,4,0,0,4,0,4,4,0,0,0,4,1,4,4,0,3,0,0,0,0,0,4,0,0,0,4,4,4,4,0,0,4,0,4,0,0,0,4,0,4,0,4,0,4,4,0,4,4,0,4,4,0,4,4,4,0,0,0,4,4,4,4,4,4,4,4,0,0,4,0,0,0,0,0,4,4,0,0,4,0,0,4,4,4,0,0,4,0,4,0,4,4,4,0,4,4,4,0,4,0,4,0,0,4,4,0,0,0,0,4,4,0,0,4,0,4,0,4,4,0,4,0,4,0,4,4,0,0,4,4,0,0,4,0,4,4,0,0,0,4,4,0,0,0,0,2,4,4,0,4,4,0,0,0,0,0,0,0,0,4,0,4,0,4,0,4,4,4,0,4,0,0,4,0,0,0,4,4,3,4,4,4,4,0,0,0,0,0,4,4,4,0,4,0,4,4,0,4,0,4,0,0,4,1,3,4,0,4,0,0,0,4,4,4,4,4,4,0,0,4,4,4,4,2,0,0,4,4,4,0,0,0,0,4,2,0,4,0,4,4,4,0,4,0,0,0,4,4,4,4,4,4,0,0,4,4,0,4,0,4,0,0,4,4,0,0,1,4,0,4,4,0,0,0,0,4,0,0,0,0,4,3,0,4,4,4,4,0,0,0,4,4,4,0,4,0,4,4,4,0,0,0,0,0,0,0,4,2,4,4,0,4,0,4,4,4,4,4,4,4,0,0,0,4,4,4,0,0,0,4,0,0,0,0,4,4,0,0,4,4,4,4,0,0,0,4,0,4,0,4,4,0,0,4,4,4,4,4,0,4,4,4,0,0,4,0,0,4,4,0,0,4,0,0,0,0,4,0,0,4,0,4,0,0,4,0,4,4,0,0,1,4,0,4,4,4,4,0,4,0,4,4,0,0,4,0,4,0,4,0,0,0,0,0,4,0,4,4,0,4,0,4,4,4,4,0,4,0,4,0,4,4,0,4,4,4,4,0,3,4,0,4,4,4,4,0,0,4,0,0,4,0,4,0,0,3,4,4,4,4,4,4,4,0,0,0,4,4,4,4,4,4,0,4,0,4,0,4,4,4,0,0,0,0,4,4,0,0,2,4,4,4,3,0,0,4,0,1,0,0,0,0,0,0,0,4,4,4,0,4,4,0,0,0,0,0,0,0,0,4,4,4,0,4,0,4,0,4,4,3,0,4,0,0,0,0,4,0,4,0,0,4,0,0,4,0,0,4,4,0,0,4,4,4,4,4,0,0,0,4,4,0,0,4,4,4,0,3,4,0,0,4,4,4,4,0,4,0,2,4,3,0,0,0,4,4,4,4,4,4,0,0,4,0,0,0,4,4,0,4,0,0,0,4,0,0,0,4,4,4,4,4,4,4,4,4,4,0,0,0,4,4,0,4,4,0,0,0,4,0,3,4,0,0,0,4,0,0,4,4,4,4,0,4,0,0,0,4,0,4,0,4,0,0,0,4,4,4,4,4,0,0,4,0,0,0,0,4,4,0,0,4,0,4,4,4,0,4,4,4,0,4,0,0,0,4,4,4,4,4,0,4,4,4,0,0,4,0,0,4,0,4,0,0,4,0,0,4,0,4,0,0,4,4,4,4,0,4,2,4,4,0,4,0,4,0,0,0,4,0,0,4,0,0,4,0,0,0,4,3,0,0,0,0,4,4,0,0,0,0,4,0,0,4,4,4,4,0,0,0,0,0,4,0,0,0,4,0,0,0,4,0,0,4,0,4,0,4,0,0,0,4,4,4,4,0,4,0,0,4,4,0,0,4,0,4,4,0,4,4,4,0,4,4,4,4,0,0,4,4,4,0,0,4,4,0,0,4,4,4,0,4,0,4,0,4,0,4,0,4,4,0,0,0,4,0,0,4,3,0,0,4,0,0,4,4,0,4,0,4,3,0,4,4,0,0,0,0,4,4,0,4,0,0,0,4,4,0,4,0,4,0,4,0,4,0,0,4,4,0,2,0,0,0,0,0,4,0,4,4,0,4,4,4,0,4,4,4,4,0,4,4,4,4,0,4,4,0,4,4,0,4,0,0,0,0,4,0,4,0,4,4,4,0,4,4,4,0,4,4,0,0,0,4,0,4,0,0,0,4,0,4,4,0,0,4,0,4,4,0,4,0,0,4,0,4,4,4,0,0,4,4,0,0,0,0,0,0,4,4,0,0,4,4,0,4,0,0,0,0,1,0,4,4,0,0,0,0,4,0,0,4,0,0,4,0,0,0,4,0,0,4,4,4,4,0,0,4,4,4,0,4,0,4,4,4,0,4,4,0,4,0,0,0,4,0,4,0,4,0,4,0,0,0,4,4,4,0,4,0,0,4,0,0,4,4,0,4,4,0,0,4,4,0,4,4,4,0,4,0,0,0,4,0,0,4,0,0,0,4,4,4,0,0,0,4,0,4,4,4,3,0,0,4,0,0,0,4,4,0,4,0,4,4,4,0,0,4,0,4,4,4,4,4,4,0,0,4,4,0,4,0,0,2,0,0,4,4,4,4,0,4,4,0,0,0,0,0,4,0,4,3,4,4,0,0,4,0,0,4,0,0,0,0,0,4,0,4,0,0,0,0,0,0,4,0,4,4,4,0,0,0,0,0,0,0,0,0,0,4,0,4,0,4,4,0,4,0,0,4,4,0,4,0,0,0,0,0,4,4,0,4,0,0,0,4,4,0,0,4,4,0,0,0,0,4,4,4,4,0,4,4,4,0,4,0,0,0,4,4,4,0,4,4,4,0,4,4,0,4,4,1,4,0,0,0,4,4,0,4,4,2,4,4,4,4,0,0,4,4,0,0,0,4,0,0,4,0,0,4,4,4,0,0,0,0,0,0,0,0,0,0,4,0,0,0,0,0,4,4,0,4,4,0,4,4,4,0,4,0,0,4,4,0,0,4,4,0,0,2,0,0,4,4,0,0,0,4,4,4,3,4,0,4,0,0,4,0,4,4,4,4,0,3,0,4,0,0,0,4,4,4,0,4,4,0,4,0,4,0,4,4,4,0,4,0,4,4,4,0,0,4,0,4,0,4,0,4,0,0,0,0,4,4,0,0,4,4,4,0,0,4,0,0,4,4,4,4,4,0,4,0,0,0,0,0,4,4,4,0,4,0,0,4,0,0,0,4,4,4,4,4,4,4,0,0,0,4,0,4,0,0,4,0,0,4,0,4,4,0,4,0,0,0,4,0,4,4,0,0,4,4,4,4,4,4,4,4,4,0,0,0,4,0,0,0,4,0,4,4,4,0,0,4,4,0,0,0,0,0,4,4,0,4,0,0,4,0,0,4,4,4,0,4,4,4,4,4,4,0,0,4,4,0,2,0,0,0,4,4,0,0,0,0,0,0,0,0,0,0,0,4,0,0,4,0,4,4,4,0,4,4,0,0,4,4,4,4,4,4,0,0,0,0,4,2,4,3,4,0,4,0,0,4,0,4,4,0,1,0,4,0,0,4,0,4,4,0,4,4,4,4,4,4,4,0,4,4,4,4,4,0,4,4,4,0,4,4,4,4,4,0,0,0,4,4,0,0,0,4,4,0,0,4,0,4,3,0,0,0,0,4,4,4,4,0,4,4,0,0,4,4,4,0,0,0,0,0,4,0,4,0,4,2,0,4,0,2,4,0,0,4,4,4,0,0,4,0,0,4,4,4,0,0,0,0,3,4,4,0,4,0,0,1,4,0,4,0,4,4,0,4,0,0,0,4,0,4,0,2,0,0,0,0,0,0,0,0,0,4,0,4,0,0,1,0,4,4,4,4,4,2,0,4,0,0,0,4,4,0,4,0,4,4,4,0,4,0,0,4,0,4,4,0,4,0,0,4,0,0,4,0,0,0,4,4,0,4,1,4,4,0,0,0,4,4,4,0,0,4,0,4,4,0,4,0,0,4,0,4,2,1,0,4,0,4,0,4,0,4,4,4,0,4,0,0,0,4,4,0,4,0,0,0,0,4,3,0,0,0,4,0,0,0,4,0,0,0,4,0,0,3,0,4,4,4,0,0,0,0,4,4,4,0,0,4,0,4,4,0,0,0,0,0,4,0,4,0,0,0,4,4,0,0,4,4,4,4,4,4,0,0,0,0,4,4,4,4,0,4,4,4,4,0,4,4,4,4,4,4,0,0,4,4,0,4,4,4,4,4,4,4,4,0,0,4,4,4,4,4,0,0,4,4,0,0,4,0,0,4,4,0,0,4,0,0,0,4,1,0,0,4,0,0,4,0,0,4,0,4,0,4,0,0,4,2,4,4,0,4,0,4,0,4,2,4,4,0,4,4,4,0,0,0,4,4,0,0,0,0,0,4,1,0,0,0,4,4,0,4,0,0,4,0,0,0,4,4,4,0,0,0,0,4,4,0,0,0,4,4,4,0,1,0,1,0,0,0,0,0,0,0,4,4,0,0,4,0,4,4,4,0,1,0,4,0,0,0,0,4,0,0,1,4,0,3,4,4,0,0,0,4,0,4,4,0,0,0,4,4,4,4,4,4,4,4,4,0,4,4,4,4,0,4,2,4,0,0,4,0,0,0,4,4,0,0,0,4,0,4,4,0,0,4,4,4,0,4,4,0,0,0,4,0,0,0,0,4,0,0,0,4,0,4,0,4,4,4,0,4,4,4,4,0,0,4,0,4,4,0,4,4,0,0,0,0,4,0,4,4,0,4,0,0,4,0,0,0,4,4,0,0,0,4,4,0,4,4,4,4,4,0,0,0,4,4,4,4,0,0,4,0,0,4,4,4,4,4,4,0,4,0,0,4,4,0,0,4,0,4,4,0,4,4,0,0,4,4,4,4,4,0,0,0,4,4,0,4,4,4,0,4,0,0,1,0,4,0,4,0,0,4,4,4,0,4,4,0,0,0,4,4,0,0,4,4,0,0,4,0,3,4,3,0,0,4,0,4,0,4,2,0,0,4,0,4,0,4,4,4,0,0,0,0,4,4,4,0,1,4,0,0,0,4,4,4,4,4,0,4,0,0,4,4,4,0,4,0,0,4,0,4,0,4,0,4,0,4,2,4,4,4,0,4,4,4,4,4,0,0,4,2,4,4,4,0,4,0,4,4,0,4,4,4,0,4,0,4,4,4,4,4,2,4,0,3,0,0,2,0,4,0,4,4,0,0,0,0,0,4,0,4,4,4,0,0,4,2,0,0,4,0,0,4,0,4,0,0,0,4,4,4,4,4,4,0,4,0,0,4,0,0,0,0,4,0,4,4,2,0,0,4,4,0,0,4,0,4,4,4,4,4,0,4,3,4,4,4,4,0,4,0,4,4,0,0,4,4,4,0,0,0,4,4,0,4,4,0,0,0,0,0,0,0,4,4,0,4,0,0,0,4,4,0,4,0,4,0,4,0,4,0,4,0,0,4,0,4,0,0,0,0,4,4,0,0,4,0,0,0,0,0,4,0,0,0,4,4,3,4,4,0,4,4,0,4,4,4,0,0,0,0,0,4,0,0,0,0,0,0,4,0,0,4,4,4,4,4,0,4,4,0,0,0,0,4,0,0,4,0,4,0,0,4,0,4,0,4,0,0,4,0,4,4,0,0,0,4,4,0,0,4,4,4,0,4,4,0,4,4,4,0,0,0,4,4,0,0,4,0,4,4,4,0,4,0,0,4,4,0,4,4,0,0,0,4,4,4,0,0,4,4,0,0,4,0,0,0,4,0,4,4,4,4,4,0,0,0,0,4,0,0,4,0,4,4,4,4,4,0,4,4,0,4,0,4,0,4,0,0,0,4,4,0,0,4,4,0,0,0,0,0,0,4,4,0,0,4,4,0,4,0,0,0,0,4,4,4,4,4,0,4,0,4,0,4,4,4,4,4,0,4,0,4,0,4,4,4,4,4,0,4,4,0,0,4,0,0,4,4,4,0,0,4,0,0,4,0,0,0,0,0,4,2,4,4,0,0,4,4,0,4,4,4,4,0,4,0,4,4,4,4,0,4,3,4,4,0,0,4,0,3,1,0,4,0,4,0,0,0,4,0,4,0,4,4,4,0,4,4,0,0,0,0,4,0,0,0,0,4,0,4,4,0,0,0,0,0,0,0,4,0,0,4,4,4,4,4,0,4,0,0,0,0,4,4,4,0,4,0,0,4,0,0,4,0,4,4,0,4,0,4,0,4,4,0,0,4,0,4,0,4,0,4,0,4,0,4,0,4,4,0,4,0,4,4,0,0,0,0,0,4,0,4,4,0,4,0,0,4,4,0,4,4,4,0,0,4,0,0,0,4,0,0,4,0,4,0,0,0,4,0,1,0,4,0,4,4,4,0,0,0,4,0,4,0,4,0,0,4,0,0,0,0,0,4,0,4,4,0,4,4,0,0,4,0,4,0,0,4,4,4,0,0,4,3,0,4,4,4,4,4,4,0,4,0,2,4,4,4,4,0,0,0,0,4,0,4,4,0,4,0,0,0,4,4,4,4,0,0,0,4,4,4,0,0,0,0,4,3,4,0,0,0,4,0,0,0,4,0,4,0,0,4,0,4,3,4,0,0,0,0,0,0,0,0,0,0,0,0,0,4,0,0,0,4,4,4,4,0,4,4,0,0,4,0,0,0,0,4,0,4,4,4,0,4,0,0,0,0,4,0,0,4,4,1,4,4,4,0,4,4,0,0,0,0,0,0,4,0,0,4,4,1,0,4,4,4,4,0,4,4,4,0,0,0,0,4,0,4,0,4,0,0,4,4,4,4,4,0,3,0,4,4,0,0,4,4,4,0,0,0,4,0,0,4,4,0,0,0,0,0,0,4,0,0,4,4,0,4,4,0,4,0,0,0,0,4,3,4,0,0,4,4,0,0,0,4,4,4,4,4,4,4,4,4,4,4,4,4,4,4,0,4,0,0,0,4,4,1,4,0,0,0,0,0,4,0,0,0,0,4,0,4,4,4,4,0,0,4,0,0,0,4,0,0,0,0,4,0,4,1,1,0,0,4,0,4,4,4,4,0,0,4,0,2,0,0,4,4,0,4,4,0,4,4,0,0,0,4,0,0,4,4,0,0,4,0,0,4,4,4,0,4,4,4,4,4,4,4,4,4,4,4,4,4,0,0,0,4,0,0,0,4,4,4,4,4,0,4,0,4,4,0,4,4,4,4,0,0,4,0,3,0,4,4,4,0,0,0,0,0,4,4,0,4,4,4,4,4,0,0,0,4,4,0,0,4,4,0,4,0,4,0,0,0,0,0,4,4,4,4,0,4,4,0,4,0,0,4,0,0,0,4,4,0,4,4,4,4,0,0,4,4,0,4,0,4,0,4,4,4,0,0,4,4,4,0,0,4,0,4,4,0,4,4,0,0,0,0,4,4,4,0,0,4,4,4,0,0,0,4,4,0,4,4,4,0,4,4,0,0,4,0,4,0,4,0,4,4,4,4,4,0,0,4,4,0,4,4,4,0,0,4,4,4,4,0,0,4,0,0,0,0,4,4,4,4,0,4,0,4,4,4,0,0,4,4,4,4,4,0,4,4,0,0,0,0,4,0,0,4,0,4,4,4,0,4,0,0,4,0,4,0,0,0,0,4,4,4,0,4,4,4,0,0,4,4,0,4,4,0,4,4,0,0,0,0,4,4,4,0,4,4,0,4,0,0,0,0,4,0,0,4,4,4,4,0,3,0,4,0,0,0,0,0,0,0,4,4,0,0,0,0,4,0,0,4,4,4,4,4,4,4,0,1,0,0,4,0,4,4,1,0,0,4,4,4,0,4,4,0,0,4,0,4,4,0,0,4,0,4,0,4,0,0,0,0,4,0,0,4,0,4,4,4,4,0,4,4,0,4,0,4,0,4,4,0,4,0,4,0,0,0,4,4,4,0,0,0,0,4,0,4,0,0,4,4,4,4,4,0,4,0,4,4,4,0,4,0,4,0,0,4,0,0,4,0,0,4,4,4,4,0,4,4,4,0,0,0,4,4,4,0,4,0,4,0,4,0,0,0,4,0,0,4,4,4,4,0,0,4,0,0,4,4,4,0,0,0,0,0,4,0,0,4,0,4,4,4,4,0,0,0,4,0,4,0,4,4,4,4,4,4,0,4,4,0,4,4,0,4,0,4,4,4,4,4,4,0,4,4,4,0,4,4,0,0,4,0,0,0,4,0,4,4,4,4,4,4,4,0,0,4,0,4,0,0,0,0,0,0,4,0,4,0,0,0,0,0,0,0,4,4,1,4,4,4,0,2,0,4,0,0,4,0,0,4,4,0,4,4,4,4,0,4,0,0,4,4,0,4,0,4,4,0,4,4,4,4,0,0,0,4,4,0,0,1,4,0,0,4,4,4,0,0,0,4,0,0,4,0,2,4,0,4,4,0,4,4,0,4,0,4,4,4,0,4,4,0,4,0,4,4,0,0,4,4,4,0,3,0,4,4,4,0,0,4,0,4,0,0,2,4,4,4,0,4,0,4,0,0,0,0,0,0,4,4,0,0,0,0,4,4,4,4,4,0,4,0,4,4,4,4,0,0,0,4,4,0,4,0,0,0,0,0,0,4,4,4,0,4,4,0,4,0,0,4,4,4,0,0,4,0,0,0,0,4,0,0,0,0,0,4,0,0,4,0,4,0,0,0,4,4,4,4,4,0,0,4,4,0,0,4,1,4,0,4,4,4,4,4,0,0,0,0,4,0,4,3,0,0,0,0,0,4,0,4,0,4,4,0,0,0,0,4,0,0,0,0,4,0,0,4,4,4,0,3,0,4,0,4,4,4,0,4,0,0,0,4,2,4,0,0,0,0,4,4,4,4,0,4,0,0,0,4,4,0,0,0,0,4,0,4,4,0,2,0,0,4,4,4,4,0,0,0,0,4,4,4,4,4,0,4,0,0,0,0,4,4,4,2,4,4,4,4,4,4,0,0,0,0,0,0,0,4,0,4,4,0,0,0,4,0,0,4,0,4,0,0,4,0,4,0,0,4,4,4,0,4,4,4,4,0,0,0,0,4,0,4,0,4,0,4,0,0,4,4,0,0,4,0,4,4,0,4,4,0,4,0,0,0,0,0,4,0,0,4,0,0,4,4,4,4,0,4,0,0,4,0,0,0,0,0,4,4,4,0,4,4,0,4,4,0,0,4,0,4,4,4,4,0,0,4,0,4,4,4,4,0,0,0,4,0,4,0,4,4,4,4,4,0,0,4,4,4,0,4,0,4,4,0,4,4,4,0,4,4,4,0,4,4,0,4,4,4,0,4,0,0,4,4,0,4,0,0,4,4,4,0,0,0,4,4,4,0,4,0,4,0,4,0,0,0,4,4,0,0,0,4,4,4,0,4,4,0,4,4,4,4,3,0,0,4,2,0,4,0,4,4,4,4,0,4,0,0,4,4,4,4,4,0,0,4,4,4,0,0,4,4,0,4,4,0,0,0,4,4,0,0,4,4,0,0,0,0,4,0,0,4,0,0,0,0,4,0,0,2,0,4,4,4,4,4,0,4,0,4,0,4,0,4,0,0,4,4,0,4,4,4,0,0,0,4,0,4,0,0,4,4,0,4,0,4,4,4,4,4,4,4,0,4,4,4,0,4,4,4,0,4,0,4,4,0,0,4,0,4,0,0,0,4,0,0,4,4,0,0,0,4,4,4,4,4,4,0,0,4,4,0,4,4,4,4,1,4,4,4,4,1,4,0,4,0,4,0,0,0,3,3,3,4,0,0,0,0,4,0,4,2,0,4,0,0,0,4,0,4,4,4,4,4,0,4,0,0,0,4,4,4,4,0,0,4,0,0,4,4,0,4,0,4,0,4,4,0,0,4,4,0,0,4,4,4,4,4,0,4,0,4,4,3,0,4,0,0,0,0,0,0,4,4,0,0,4,4,4,4,4,4,4,0,4,0,0,0,4,2,4,4,4,4,4,0,4,0,0,0,4,0,0,0,0,4,4,4,4,0,0,4,0,4,0,4,4,4,0,4,4,0,4,0,4,4,4,4,4,4,0,3,0,4,0,4,1,4,0,4,0,0,0,4,0,4,0,0,4,4,4,0,4,0,0,0,4,2,0,0,4,4,0,0,0,0,0,0,0,4,1,4,0,0,4,0,4,0,0,0,4,0,0,0,0,0,0,4,4,4,4,4,3,4,0,4,0,0,0,4,0,4,4,0,4,4,0,3,4,0,4,0,0,0,4,0,4,4,0,4,0,0,0,0,0,4,0,1,4,0,0,4,0,0,3,0,0,0,0,0,4,0,0,4,4,4,0,4,4,0,0,4,0,4,4,4,4,0,4,0,4,4,4,4,0,4,4,4,1,0,0,4,4,0,4,4,4,0,4,4,0,1,4,4,4,0,0,4,4,0,0,0,0,4,4,0,0,4,0,0,4,4,4,4,0,4,4,4,4,0,0,4,0,4,4,4,4,0,0,4,0,4,0,0,4,4,0,4,0,4,4,0,0,0,4,0,0,0,4,4,4,0,4,0,0,4,4,4,0,0,4,0,0,0,0,4,0,4,4,0,4,0,4,4,0,4,0,4,4,4,0,0,4,0,0,3,4,0,4,4,0,4,4,4,3,4,4,4,4,4,4,4,0,0,0,4,4,4,4,4,4,4,0,4,2,0,0,0,0,4,4,4,0,0,4,0,4,4,4,4,0,0,4,0,4,0,4,4,4,4,0,4,4,0,4,0,4,0,4,0,4,0,0,0,0,4,0,0,0,4,0,4,4,4,4,4,0,0,0,0,0,0,4,0,0,0,0,4,4,4,4,0,4,0,0,4,0,4,0,0,4,4,4,0,3,4,4,4,0,4,4,0,4,4,0,0,4,0,4,0,2,4,4,4,0,0,0,0,0,0,4,4,4,0,0,4,4,4,0,0,0,4,4,4,4,1,4,4,0,0,4,4,0,4,0,4,0,0,0,4,0,4,4,0,4,4,4,0,0,4,4,4,0,2,0,0,0,4,0,4,0,4,4,4,4,0,4,0,0,0,0,4,0,4,0,0,0,0,4,4,4,0,0,4,4,4,4,4,4,1,0,4,0,0,4,4,0,4,0,4,0,0,4,0,0,0,0,0,0,4,4,4,4,0,0,4,4,0,0,0,0,0,4,0,0,0,0,4,4,0,0,0,0,4,0,0,4,4,4,2,0,0,4,0,4,0,4,4,4,0,4,0,0,1,0,2,4,0,1,4,0,0,4,0,0,4,4,0,0,4,4,4,4,4,0,4,4,4,4,4,0,0,4,4,0,0,0,4,4,4,4,0,4,0,1,4,4,4,4,0,4,4,4,0,0,0,0,0,0,0,0,0,4,0,4,0,0,0,0,4,0,0,0,0,0,4,0,4,0,0,4,0,0,0,0,4,0,0,4,4,0,4,4,4,0,4,4,4,4,4,0,4,4,0,4,0,4,4,0,1,0,4,4,0,4,0,4,4,0,4,0,0,0,4,0,4,0,0,0,0,0,0,4,4,4,4,0,2,4,0,0,4,4,0,4,0,0,0,4,4,3,0,0,4,4,0,4,4,4,4,4,4,0,0,4,0,4,4,4,0,4,0,0,4,0,4,0,4,4,4,0,4,0,0,4,0,4,4,4,4,0,4,0,0,0,4,0,0,0,4,4,0,4,0,0,4,4,4,0,4,4,4,0,4,4,0,4,4,0,4,0,0,0,4,4,4,4,0,4,0,4,4,0,4,0,0,4,0,0,4,4,1,0,0,4,4,0,4,4,4,0,0,4,0,0,4,0,0,4,0,0,4,4,4,0,0,4,0,0,0,0,0,4,0,4,4,4,4,0,4,0,0,4,4,4,0,0,0,0,4,0,4,0,4,4,4,3,0,4,4,0,0,4,0,4,0,4,4,4,4,4,0,0,3,0,0,0,4,4,4,0,4,4,0,4,4,4,0,0,0,0,4,4,0,4,4,0,0,0,4,4,0,0,4,4,4,0,4,4,4,0,4,2,0,0,0,4,1,4,4,3,0,0,4,0,0,0,4,0,4,4,0,4,0,0,0,0,0,0,4,4,4,0,0,4,0,0,0,4,4,4,0,0,4,4,4,4,4,0,4,0,0,0,4,4,4,4,4,4,4,4,0,1,4,4,4,4,4,0,4,4,4,4,0,4,4,4,4,4,4,4,0,0,4,4,0,1,0,4,0,4,0,4,3,0,4,4,0,4,2,4,0,0,0,4,4,0,4,4,0,4,4,1,4,0,0,0,0,4,1,0,4,0,0,0,4,0,0,4,0,0,4,0,4,4,4,0,0,1,0,4,0,0,4,0,4,4,0,4,4,4,4,4,1,4,4,0,4,0,0,4,0,0,4,4,0,0,0,4,4,0,0,4,0,3,0,0,4,0,4,0,0,0,0,0,0,0,0,4,0,0,1,4,4,4,0,4,4,0,4,4,0,4,4,4,4,0,4,4,0,4,0,0,4,0,4,0,0,0,0,0,0,0,4,0,0,0,0,0,0,4,4,4,1,4,0,4,0,4,0,4,0,4,0,0,4,0,4,0,0,4,0,4,0,0,0,0,4,4,4,4,0,0,4,0,0,0,0,0,4,4,0,0,0,4,0,4,0,0,4,0,0,4,0,4,0,4,4,4,4,4,4,4,0,4,0,0,0,4,4,4,0,0,0,0,0,0,0,4,4,0,0,4,4,0,4,4,4,4,0,0,4,4,4,4,4,0,0,4,4,0,4,4,4,0,4,0,0,4,0,4,0,0,0,4,4,0,0,4,0,4,4,4,0,0,0,0,0,0,0,4,0,0,2,4,4,0,4,0,0,4,0,0,4,0,4,0,0,0,4,4,4,0,0,4,4,4,4,2,0,4,4,4,0,4,0,0,0,4,0,4,0,0,0,4,0,4,4,4,0,0,0,4,4,0,0,0,0,0,4,4,0,4,0,0,4,0,0,4,0,4,4,0,4,4,4,4,0,4,4,0,4,0,0,0,4,1,0,0,4,0,4,4,4,4,0,4,0,4,0,4,0,0,0,0,0,4,4,0,0,0,4,0,4,4,0,0,4,0,0,4,4,0,4,0,4,0,4,4,0,0,4,4,4,2,0,4,1,0,0,4,4,4,4,0,4,4,0,0,4,0,0,0,0,4,4,0,0,0,0,2,0,4,0,4,0,4,0,0,0,4,4,4,4,4,4,0,0,0,4,0,0,4,4,0,4,4,0,4,4,4,0,0,0,0,0,0,3,4,0,0,4,4,0,0,4,4,4,0,4,4,0,4,4,0,4,0,0,0,0,4,4,4,0,0,0,0,0,0,4,4,0,0,4,4,0,0,4,4,0,4,4,0,4,4,0,4,4,0,4,0,0,0,4,0,0,0,4,0,0,0,4,1,4,0,0,0,0,4,4,0,0,4,4,0,0,0,4,4,0,4,4,4,0,0,0,4,4,0,0,0,4,4,4,4,4,4,0,4,2,4,0,4,0,0,0,4,0,4,4,0,4,0,0,0,4,0,4,4,4,1,4,4,4,4,0,2,4,0,0,4,4,0,0,4,0,0,0,4,4,4,0,2,0,4,4,0,4,0,4,4,0,4,0,0,0,4,4,4,4,0,4,4,0,3,0,0,4,0,4,4,0,0,4,4,4,4,4,0,0,4,4,4,4,4,1,4,0,0,0,0,0,0,4,0,4,4,4,0,4,0,0,4,0,0,0,4,0,0,0,4,4,0,4,4,4,0,4,0,0,4,0,4,4,4,4,4,0,4,0,4,4,4,4,4,0,3,4,0,0,0,0,4,4,4,0,0,4,4,4,4,0,4,0,4,0,4,4,4,4,0,0,4,4,4,4,0,0,4,0,4,0,0,0,4,4,4,0,0,4,0,4,4,0,0,0,4,4,4,4,0,0,0,4,0,0,4,4,4,0,4,4,4,0,4,4,0,4,0,4,0,0,4,4,4,0,4,4,0,0,4,0,0,4,0,4,0,4,4,0,4,4,0,0,4,0,0,4,0,3,0,0,4,4,0,0,0,0,0,4,4,4,4,0,4,0,4,0,0,0,0,4,4,0,1,0,4,0,0,0,0,0,0,0,0,0,4,4,0,0,0,0,4,0,4,4,4,4,4,0,0,0,0,4,0,4,0,0,4,4,0,4,4,4,4,4,4,0,4,4,0,0,0,0,0,4,0,0,4,4,4,4,4,0,4,0,4,0,0,4,4,4,4,4,0,4,0,0,0,0,0,0,0,0,0,4,4,4,4,0,4,4,0,0,4,4,0,0,4,4,0,4,0,4,2,4,0,0,0,0,4,4,4,4,0,4,4,4,4,4,4,4,0,0,4,4,3,4,4,0,4,4,0,4,4,4,0,4,4,4,4,4,0,0,0,0,0,4,4,4,4,0,1,0,4,0,0,4,4,0,4,4,0,0,4,4,4,0,4,4,4,4,0,4,0,4,0,4,4,0,0,4,0,0,4,4,4,0,0,0,4,4,4,0,4,0,0,0,4,0,0,0,4,0,0,4,4,0,0,4,4,4,0,4,0,0,4,4,4,0,4,4,4,0,4,0,0,4,4,0,0,4,0,0,0,4,0,0,4,4,4,4,4,4,0,4,4,4,4,4,0,0,0,0,4,0,4,4,0,0,0,0,0,0,0,0,4,4,4,4,4,0,4,4,4,0,4,0,4,0,4,4,0,4,0,0,0,0,4,0,4,0,4,0,4,4,4,0,4,0,4,4,0,0,0,0,4,0,0,4,3,0,0,1,0,4,0,0,0,0,0,4,4,0,0,4,0,4,4,4,4,4,0,0,0,0,4,0,4,0,0,0,4,4,4,0,4,4,0,4,4,4,4,4,0,0,0,0,0,0,0,4,0,2,0,0,4,0,4,4,4,4,0,0,4,0,0,4,4,0,4,4,0,0,4,0,0,4,0,4,4,0,4,4,0,0,4,4,4,4,0,4,4,0,4,0,4,4,0,4,4,4,0,4,0,0,4,4,0,0,4,4,0,4,4,4,0,4,0,0,4,4,0,0,4,0,4,1,0,0,4,4,0,4,0,0,4,0,4,4,0,0,0,4,0,0,0,4,0,0,0,0,0,4,4,0,4,4,4,0,0,4,4,0,4,4,4,2,4,4,4,0,4,0,4,0,4,0,0,4,4,0,4,0,4,4,0,4,0,4,0,4,0,0,0,4,0,4,4,2,0,0,4,0,4,4,4,0,4,0,4,0,4,0,0,4,4,0,0,0,0,0,4,4,0,0,0,0,0,4,4,0,4,0,0,0,0,0,4,0,0,4,0,0,4,0,0,0,0,4,0,4,4,0,2,4,4,0,4,4,0,0,0,0,0,0,0,0,4,4,0,4,4,4,4,4,0,0,0,4,0,4,0,0,0,0,4,0,0,4,0,4,0,4,4,0,4,0,0,0,4,0,0,2,0,0,4,4,4,4,0,0,4,4,4,0,0,0,0,0,0,0,4,4,1,0,4,0,4,0,4,1,0,4,0,0,3,0,0,0,0,0,4,4,4,4,4,4,0,0,4,4,0,0,4,4,4,4,0,4,0,0,0,4,4,4,0,0,4,0,4,4,0,4,4,4,4,0,0,4,0,0,0,4,4,1,0,1,4,0,4,0,0,0,4,4,0,0,2,0,0,0,0,4,4,4,4,4,0,4,0,4,1,4,4,4,4,0,0,0,0,4,0,0,0,0,0,4,4,4,4,4,0,2,0,4,0,0,0,4,0,0,0,0,4,2,0,4,4,0,0,0,4,0,0,4,0,4,0,0,0,0,0,0,4,4,0,0,0,4,0,0,4,0,4,1,0,0,4,0,4,0,0,4,0,0,0,0,4,0,0,0,0,0,0,0,0,0,1,0,4,2,0,4,0,0,0,4,0,0,0,2,4,0,0,0,0,0,0,0,4,4,0,4,0,4,0,4,0,0,4,4,0,0,4,0,4,4,0,0,4,0,0,0,4,0,0,4,0,0,0,4,0,4,0,0,4,0,0,0,0,4,4,0,3,0,4,4,3,4,4,0,0,0,3,0,0,0,0,0,4,0,0,4,0,0,0,0,4,4,0,0,0,4,0,0,0,0,0,0,0,4,0,0,4,0,0,4,0,4,4,4,0,4,0,4,4,4,4,0,4,4,4,0,4,0,4,0,4,0,0,0,4,4,4,4,4,0,4,4,0,4,4,4,0,4,0,0,0,0,3,4,0,4,4,0,0,0,4,4,4,0,4,0,4,0,0,4,0,4,0,4,0,4,1,0,4,4,0,0,4,0,4,0,0,0,4,4,0,0,4,4,0,2,4,4,4,4,0,0,0,4,4,4,1,4,4,4,4,0,0,4,4,4,0,4,4,0,4,0,4,4,4,2,4,4,4,0,4,0,0,0,4,0,4,4,0,4,4,0,4,4,4,0,4,4,0,4,4,4,0,4,0,4,4,4,0,4,4,4,0,4,4,0,4,0,4,0,0,4,4,0,4,0,4,0,4,0,4,4,0,2,0,4,0,4,4,4,4,4,4,0,4,4,4,4,4,0,4,4,0,4,0,4,4,0,0,4,4,0,4,0,4,0,4,0,0,0,0,0,4,4,4,4,4,0,4,0,4,4,0,2,0,0,0,4,4,4,0,0,0,4,0,4,4,4,4,4,0,4,0,4,0,0,0,4,0,4,0,0,0,0,0,0,4,4,0,0,4,0,4,0,4,0,4,4,4,0,4,0,4,3,0,4,4,0,0,0,4,0,0,0,4,4,0,0,4,0,0,4,0,4,0,0,0,0,0,0,0,0,0,0,4,0,0,4,4,4,0,0,4,4,4,3,0,4,4,4,4,4,0,0,4,0,0,0,0,0,4,0,4,0,4,4,0,4,0,4,0,0,0,0,4,4,0,0,4,0,4,4,0,0,4,4,0,0,0,0,4,0,0,0,4,4,4,4,4,4,4,4,0,4,0,4,0,4,4,0,4,4,0,4,4,0,0,4,0,0,0,4,3,0,4,0,0,0,0,4,4,4,4,4,4,0,0,4,0,0,0,4,4,4,4,0,4,4,0,0,0,0,0,4,0,4,0,4,4,0,0,4,4,0,4,4,4,0,4,0,4,4,4,0,4,2,0,0,4,4,4,4,4,4,0,4,0,4,4,4,0,4,0,0,0,4,0,4,4,4,0,4,0,4,0,0,0,4,4,0,4,0,0,0,0,4,4,0,4,4,0,4,0,4,4,4,0,0,0,0,4,4,0,4,4,0,0,0,4,4,4,0,4,0,4,4,0,0,0,4,0,0,4,0,4,0,0,0,4,0,0,0,0,0,4,4,0,4,0,0,0,4,0,0,4,4,0,4,4,0,4,4,4,4,0,4,4,4,4,0,4,4,0,4,4,0,4,0,0,4,0,3,0,4,4,0,4,0,0,4,0,0,0,0,0,4,0,0,0,4,0,0,0,3,0,4,0,4,4,3,0,0,0,0,0,0,4,4,0,0,4,0,4,3,4,0,4,4,4,4,4,0,0,4,0,0,0,0,4,4,4,4,0,0,4,0,0,4,4,4,0,0,4,4,2,4,0,0,4,0,4,0,4,4,4,0,0,0,0,0,4,0,4,0,4,0,0,0,4,0,4,4,4,0,4,0,4,0,4,4,4,0,0,4,4,0,0,3,0,4,0,0,0,4,4,4,4,0,4,0,0,1,4,4,0,0,0,4,4,0,0,4,0,0,0,0,4,0,4,0,0,0,4,0,0,0,4,0,4,0,4,4,0,0,0,0,0,4,4,4,0,0,0,4,4,4,4,0,4,0,0,4,0,0,0,0,0,0,4,0,4,0,4,0,4,4,4,4,0,0,4,0,4,0,4,0,4,4,0,0,4,0,0,0,4,0,0,4,0,2,0,0,0,4,4,4,4,0,0,0,0,0,4,2,4,0,4,0,0,0,4,4,0,0,4,0,0,0,4,4,0,4,0,4,4,0,0,4,4,4,4,4,0,0,0,0,4,4,4,0,0,0,0,0,4,4,4,0,4,4,0,0,4,4,0,0,4,0,0,4,4,0,4,0,4,0,4,4,4,4,0,4,0,4,4,0,4,4,4,4,4,0,4,0,0,4,0,0,4,0,0,0,4,0,4,4,4,4,0,4,4,0,0,4,0,4,0,0,0,4,4,0,0,4,0,4,0,0,4,4,0,4,4,0,0,0,4,0,4,0,0,0,0,4,4,0,3,4,0,4,4,0,4,0,4,0,0,4,0,0,1,0,0,0,2,0,0,4,0,4,4,0,0,0,4,0,0,4,0,4,4,3,0,4,4,4,0,4,4,4,0,4,0,4,0,4,1,0,3,0,4,4,0,4,0,4,4,4,0,0,0,4,0,0,4,0,1,0,4,4,0,4,0,4,0,4,0,0,4,4,4,0,4,0,4,0,4,0,0,0,0,0,4,0,4,4,4,2,0,0,4,0,0,0,4,4,4,4,4,0,0,4,0,0,4,0,0,4,0,0,0,4,0,4,4,4,4,0,0,4,0,4,0,0,4,4,0,0,0,4,0,4,0,4,0,0,0,4,4,4,0,0,0,4,0,0,4,0,4,0,3,4,0,0,0,4,4,4,4,0,4,4,0,0,0,4,0,0,4,4,0,0,4,4,0,4,4,4,4,4,0,4,4,4,0,0,0,0,2,0,0,4,4,0,0,4,0,4,0,4,4,0,0,4,0,4,4,4,0,4,4,4,4,0,4,4,4,0,0,4,0,4,0,0,0,0,0,4,3,0,4,0,4,4,4,0,4,0,4,4,4,0,0,4,4,0,0,0,4,4,0,0,0,4,4,0,0,4,4,0,4,4,4,4,4,4,4,4,0,4,0,4,4,0,4,0,4,0,0,4,4,4,4,0,0,3,2,4,0,4,4,0,4,0,4,0,0,0,0,0,0,4,4,4,4,0,4,0,0,4,0,0,4,4,4,0,4,0,2,0,0,0,4,0,4,4,4,0,4,0,0,4,4,4,0,4,4,4,4,1,0,0,0,4,4,0,4,0,4,1,0,4,0,4,0,0,0,0,0,0,4,4,0,4,0,4,4,0,0,0,0,0,4,0,4,4,0,4,4,0,4,0,4,0,0,0,4,4,0,4,4,0,0,4,0,4,4,4,4,4,0,4,4,0,4,0,4,4,4,4,0,0,4,4,0,0,4,4,4,4,4,4,4,4,4,4,0,0,4,0,4,0,0,0,4,0,0,0,4,0,3,0,0,0,4,4,0,0,4,4,0,0,4,4,0,1,4,0,0,4,0,4,0,0,0,4,0,0,4,4,0,0,0,4,0,0,4,0,4,4,4,4,4,4,0,0,4,4,0,4,0,4,3,0,4,0,4,4,0,4,4,4,4,4,0,2,4,4,0,4,0,0,4,4,4,4,0,4,0,4,4,0,0,4,4,0,0,0,4,0,4,4,0,4,4,4,4,4,0,0,4,0,0,0,0,4,0,4,0,4,0,0,0,4,0,0,4,0,0,0,0,0,0,0,0,4,4,0,0,0,0,1,4,4,4,4,0,4,4,4,0,0,0,4,0,4,0,0,4,0,4,4,4,0,4,0,4,4,4,0,0,4,0,0,4,4,4,4,0,4,4,0,4,0,4,4,4,0,0,4,0,4,0,4,4,0,0,4,4,0,0,0,0,0,4,0,4,0,0,4,0,4,4,0,4,0,4,0,4,0,0,4,1,4,4,4,0,0,4,0,4,0,0,0,0,0,4,4,4,4,4,0,0,0,0,4,4,4,4,0,0,4,0,0,0,0,0,4,0,4,0,0,0,0,4,0,4,4,0,0,0,4,0,4,4,0,4,0,4,4,4,0,4,0,0,4,4,0,0,4,0,4,4,4,4,0,4,4,0,0,4,0,4,0,4,0,1,0,4,4,0,4,0,0,0,4,4,0,4,4,4,0,4,0,4,0,4,0,4,4,0,4,4,0,3,4,0,0,4,0,4,2,0,0,0,0,4,4,4,0,0,0,0,0,4,0,4,4,4,0,4,4,4,0,4,0,0,4,0,0,0,4,4,0,0,4,0,0,4,4,4,4,4,4,4,4,4,4,4,4,0,0,0,4,4,4,4,4,4,0,4,4,0,4,0,0,4,0,4,0,4,4,4,4,4,4,4,4,0,0,4,4,4,4,0,4,4,4,4,4,4,4,4,4,0,4,0,4,4,3,0,0,0,4,4,4,0,0,4,4,0,4,4,0,0,4,4,1,4,4,0,4,4,4,4,0,3,0,4,4,4,0,0,0,0,4,0,0,4,4,4,0,0,0,4,4,4,0,0,0,0,0,4,4,0,0,4,4,0,4,0,0,4,4,4,0,0,4,4,0,0,4,4,0,4,0,4,4,4,0,4,1,0,0,0,4,0,0,4,0,0,0,0,4,0,0,0,0,0,0,4,0,4,4,0,4,0,0,4,0,0,0,4,4,4,4,3,4,4,0,0,4,0,0,0,0,4,4,4,0,0,4,4,4,0,4,4,0,0,4,0,4,0,4,4,0,0,4,0,4,0,4,4,3,0,0,4,4,0,4,4,4,0,4,4,0,0,0,0,4,0,4,0,0,0,4,0,0,4,0,0,4,3,0,0,0,0,4,0,4,4,0,4,0,2,0,0,0,0,4,4,0,4,0,4,0,4,0,0,4,0,4,4,4,0,0,4,4,0,0,4,4,0,0,0,0,0,4,4,0,3,0,4,0,4,0,4,0,0,0,0,0,0,0,4,0,0,4,0,4,0,3,4,0,0,0,0,4,0,0,4,0,0,4,4,4,0,4,4,4,4,4,0,0,0,4,4,0,4,0,0,4,0,4,4,0,0,0,0,0,4,4,0,4,4,0,4,0,0,0,4,0,0,0,4,0,0,4,0,0,0,0,4,4,4,0,0,4,4,4,0,0,0,4,4,4,4,4,0,4,4,4,4,4,4,4,4,4,0,2,4,0,4,0,0,4,4,4,0,4,0,4,0,0,4,0,4,4,0,4,0,4,4,4,0,0,0,4,4,0,0,4,0,0,4,0,0,0,0,0,0,0,0,0,0,0,4,0,4,4,0,4,0,0,4,0,4,4,4,4,4,4,4,0,0,0,4,4,4,0,4,4,4,4,4,4,4,4,0,0,0,0,2,0,0,4,0,0,4,0,0,4,0,4,4,4,4,4,4,4,0,4,4,4,4,4,4,0,4,2,0,0,0,4,4,0,0,0,4,0,0,0,0,4,4,0,0,0,4,4,0,4,0,0,0,0,0,0,0,4,0,0,0,1,4,0,0,0,0,0,0,0,4,0,4,4,0,4,0,4,4,4,0,4,4,4,0,4,0,4,0,0,4,4,0,4,4,0,4,4,4,4,4,4,0,0,4,4,0,0,0,4,4,0,4,0,4,4,4,0,0,4,4,4,4,4,4,4,0,4,4,0,4,0,0,4,4,4,4,0,4,4,0,0,4,4,4,4,1,0,0,0,4,4,0,4,0,0,4,4,4,0,0,4,0,4,4,4,0,0,0,0,0,0,0,0,0,0,4,0,0,4,0,4,0,0,4,4,4,4,0,0,4,0,0,4,4,0,0,3,0,4,0,0,0,0,4,4,4,4,4,4,0,0,4,4,0,0,0,0,4,4,0,0,0,0,4,4,0,0,0,4,4,0,4,4,0,4,4,4,0,4,0,4,0,4,0,0,4,4,0,0,4,4,0,4,0,4,4,4,0,4,4,0,4,4,4,0,4,4,0,4,4,0,4,0,0,4,0,0,0,4,4,0,0,4,2,3,4,4,0,0,4,0,4,2,0,0,0,0,4,0,3,4,4,4,4,0,0,0,4,0,4,0,4,4,0,4,4,0,4,0,4,4,0,4,4,0,4,0,4,0,4,4,4,0,0,0,4,4,0,0,0,0,4,4,4,4,0,4,4,4,0,0,0,0,0,4,4,0,0,0,4,4,0,4,4,4,0,0,0,4,4,0,0,4,0,0,4,0,4,4,4,0,4,0,4,0,4,0,4,4,0,0,4,0,0,0,4,4,4,0,4,0,4,0,0,0,0,0,0,4,0,0,0,0,0,0,0,4,4,0,4,0,0,0,4,4,4,4,4,4,0,4,0,4,4,4,0,4,4,4,4,4,0,4,0,0,4,0,4,4,0,0,0,0,4,4,0,0,0,4,4,4,0,4,0,0,4,4,4,0,4,0,4,4,4,0,0,4,4,4,4,0,0,0,4,4,0,0,0,4,0,4,0,0,0,4,0,4,4,4,0,0,0,4,0,0,4,0,0,4,4,4,4,0,4,4,0,4,4,4,0,4,4,0,0,0,4,2,4,4,0,4,0,4,0,4,0,4,0,0,4,0,4,0,0,4,0,4,4,4,4,4,4,4,4,4,4,0,2,4,4,0,4,0,4,0,4,0,4,0,0,4,0,4,0,0,0,0,3,0,4,0,4,4,4,4,4,0,4,0,4,0,0,0,4,0,4,4,4,4,0,4,4,4,0,0,4,4,4,0,4,4,0,0,0,0,0,4,4,4,0,4,4,4,0,0,4,0,0,4,0,4,4,4,0,0,0,0,0,0,4,0,0,0,0,4,0,4,0,4,0,0,4,0,0,4,0,4,4,0,0,4,4,0,4,4,0,4,0,4,4,4,0,4,4,4,4,0,4,0,0,4,0,0,0,4,4,0,0,0,4,0,4,0,0,4,4,0,0,0,4,4,0,0,0,0,0,4,4,4,4,0,4,4,0,4,4,4,4,4,0,0,4,4,3,0,4,4,0,0,4,0,0,0,4,4,4,0,0,0,4,0,0,0,0,0,0,0,0,0,0,0,4,0,4,4,4,4,4,4,0,0,0,4,4,0,0,4,4,4,4,4,4,0,0,0,4,0,0,4,4,0,0,4,4,4,4,4,4,0,4,0,0,4,4,4,0,4,4,0,4,0,0,0,4,0,4,0,4,0,0,0,4,4,4,0,3,4,0,2,4,0,4,0,0,4,0,0,0,4,4,4,4,4,4,0,0,0,4,4,4,4,4,2,0,4,0,4,4,0,0,0,0,4,4,4,4,0,4,4,0,0,4,4,4,4,0,0,4,0,4,4,4,0,0,0,0,4,4,4,0,0,0,4,4,0,0,4,0,0,0,0,0,4,4,0,0,4,4,0,0,0,0,4,4,0,4,4,4,0,4,4,4,4,0,0,0,4,0,0,0,4,0,4,4,0,0,0,0,4,0,4,4,0,0,4,4,0,4,0,0,4,0,0,0,0,0,4,0,4,4,0,0,0,0,4,4,0,4,4,4,4,4,4,0,0,4,1,4,4,0,0,0,0,4,4,4,0,4,0,0,0,4,4,0,4,4,0,4,0,0,0,4,0,4,0,0,4,4,0,4,4,0,4,0,0,4,4,4,0,0,4,4,4,0,4,4,0,0,0,4,4,4,0,4,4,4,0,0,4,4,0,0,4,0,0,0,4,4,0,4,0,0,0,0,4,0,0,4,0,4,0,4,0,4,1,4,4,4,0,0,0,0,0,0,4,4,4,0,0,4,4,0,4,0,4,4,0,0,4,4,0,4,4,0,4,4,0,4,4,4,4,0,4,0,0,0,4,0,4,0,4,0,0,4,0,0,0,0,0,4,0,4,4,0,0,4,4,4,4,0,0,4,0,4,4,0,0,4,0,4,4,4,0,0,4,4,0,0,4,4,0,0,0,4,0,0,0,4,4,4,0,0,4,0,4,0,1,0,4,2,0,4,4,0,4,1,4,4,0,4,0,4,0,0,4,0,4,4,0,4,0,0,0,4,0,4,4,4,4,4,4,4,0,0,0,0,4,4,4,0,0,4,0,4,0,0,4,4,4,0,4,4,4,4,4,4,3,4,0,0,4,0,4,0,4,0,4,4,0,0,0,4,4,4,4,4,4,4,4,4,4,4,0,0,4,0,4,4,0,4,4,4,4,4,4,0,4,4,4,0,0,4,4,0,4,0,4,4,0,4,0,0,0,0,0,4,4,4,0,0,0,4,4,0,4,4,0,0,4,4,4,4,4,0,4,0,4,4,4,4,0,2,4,0,0,0,4,4,4,0,4,0,4,0,4,0,4,0,4,0,4,0,0,4,4,0,0,4,0,0,0,4,4,0,0,0,4,0,0,4,4,0,0,0,4,4,4,4,0,4,0,4,4,0,4,4,0,0,0,0,0,0,4,0,0,3,4,0,4,4,0,0,0,0,4,4,0,4,4,0,0,4,3,4,0,4,4,0,4,0,0,4,4,0,0,0,0,4,0,4,4,4,4,4,0,0,0,4,4,0,0,0,4,0,4,0,0,4,4,4,0,0,4,4,0,4,4,0,0,0,4,0,0,0,4,4,0,0,4,2,0,4,4,4,0,0,4,0,4,4,0,0,0,0,4,4,0,0,4,0,0,4,4,0,4,4,0,4,0,4,0,0,4,4,0,4,0,4,4,4,0,4,4,0,4,0,0,0,0,4,0,0,0,0,4,4,0,4,0,0,4,4,0,4,0,0,0,0,0,4,0,0,0,0,4,4,4,0,0,4,4,4,0,4,0,0,4,0,4,4,0,4,4,0,4,4,1,0,4,1,0,4,4,4,4,0,4,0,4,0,0,0,0,0,4,0,0,0,0,4,0,4,4,0,4,0,0,0,4,0,0,4,0,0,4,0,4,0,0,4,4,0,4,4,1,0,4,0,4,4,4,4,4,0,0,4,4,4,0,4,0,4,0,2,4,0,0,0,0,2,4,0,0,4,4,0,2,0,4,0,0,0,0,4,4,0,0,4,4,0,4,4,0,4,0,4,4,0,4,4,0,4,4,0,0,0,4,0,0,4,0,0,0,0,0,0,1,0,0,4,0,4,0,0,0,4,0,0,4,0,4,0,4,0,4,0,0,4,4,0,0,4,4,4,0,0,0,4,4,4,4,4,4,0,0,4,4,0,0,0,0,4,0,4,4,4,4,4,4,0,4,0,4,0,4,4,0,4,0,4,0,4,0,0,0,0,0,0,0,0,4,4,4,0,4,0,0,2,0,0,0,0,1,0,0,0,4,4,0,0,4,4,0,4,0,0,0,4,0,0,4,0,1,4,0,3,4,4,0,0,0,0,4,4,4,0,0,4,0,0,0,0,0,0,0,0,4,0,0,4,4,0,4,4,0,4,0,4,0,0,4,0,0,4,0,4,4,0,4,4,0,0,0,0,0,0,0,4,4,4,4,0,4,4,4,4,4,0,4,4,0,0,0,4,4,0,4,0,0,4,0,4,4,0,4,0,0,0,0,4,4,4,0,4,0,0,0,4,0,0,4,4,0,0,4,4,4,0,0,4,4,0,4,0,4,4,0,4,0,4,0,4,0,4,4,0,0,4,4,4,4,0,0,4,4,0,4,4,0,0,4,4,0,4,4,0,2,2,4,4,0,0,4,4,0,4,0,4,4,0,0,3,4,4,0,0,0,0,0,4,4,0,4,4,0,0,0,0,0,4,3,4,0,4,0,4,4,0,4,4,4,0,0,0,0,4,0,4,4,0,3,4,4,0,4,4,4,4,4,4,4,0,0,4,0,4,0,4,0,4,4,0,4,0,0,0,4,4,0,0,0,0,4,0,4,4,0,4,4,4,0,4,0,4,0,4,0,4,0,0,0,4,4,0,4,4,4,4,4,4,0,0,4,0,4,4,0,4,4,4,0,0,0,4,0,0,4,4,4,1,4,0,4,0,0,0,0,4,0,0,0,0,4,4,0,0,0,0,4,4,0,4,4,0,4,0,0,0,0,0,4,4,0,4,0,4,0,4,4,4,0,4,4,4,4,0,4,4,0,0,4,4,0,4,4,0,0,4,0,0,4,0,0,4,0,4,0,4,4,0,4,4,0,0,0,2,4,0,2,0,4,4,0,0,4,0,4,0,0,0,4,0,0,4,0,0,0,0,4,4,4,0,0,0,0,4,0,4,4,0,0,0,0,4,0,4,0,4,0,4,4,4,3,4,4,4,0,0,0,4,4,4,0,4,4,4,4,4,0,0,4,0,4,4,4,0,0,0,4,4,4,0,0,0,0,4,4,0,4,0,0,4,0,4,4,0,0,0,4,4,4,4,4,0,4,0,0,0,4,4,1,4,0,0,0,4,0,0,0,4,0,0,0,0,0,4,0,4,0,0,0,0,4,0,4,0,4,4,4,4,4,4,0,4,4,0,0,0,4,4,3,0,4,0,0,0,4,0,0,4,0,0,0,0,0,0,4,4,4,0,4,4,4,1,4,4,4,0,0,4,4,4,0,4,4,4,0,0,0,0,0,4,0,4,4,4,0,4,4,4,4,4,0,0,4,4,0,0,0,4,0,4,0,0,4,0,4,4,4,4,4,0,0,0,4,4,4,0,0,4,4,0,0,0,0,4,4,0,0,0,4,0,4,0,4,0,0,4,4,0,4,0,0,0,4,4,0,4,4,0,4,4,0,0,4,4,4,0,0,0,4,4,0,0,0,4,0,4,0,4,0,2,0,4,0,0,0,0,4,4,0,4,4,0,4,4,0,4,0,4,0,4,0,0,4,4,4,0,0,4,1,0,0,0,0,4,4,0,1,0,4,0,0,4,0,0,0,4,4,4,4,4,0,4,0,4,4,0,0,0,0,4,4,4,0,4,4,0,4,4,4,0,0,4,4,0,0,4,0,4,4,2,4,2,2,0,0,4,0,4,4,4,4,0,0,0,0,0,1,4,4,4,4,4,0,0,4,0,0,0,4,4,4,4,4,0,0,0,4,0,0,4,4,0,0,4,0,0,0,0,0,0,4,4,4,4,4,0,0,0,0,0,4,0,4,0,0,0,4,4,4,0,0,0,4,4,4,0,4,0,4,4,0,0,4,0,4,4,4,0,0,4,0,0,2,0,0,0,4,0,0,4,0,4,0,0,4,0,4,4,0,4,4,0,0,4,0,0,0,4,0,4,4,0,0,0,4,4,0,0,0,0,4,0,0,4,0,0,4,0,4,4,0,4,4,0,0,4,0,4,0,4,0,4,0,0,0,0,0,0,0,4,0,4,4,0,4,4,0,4,0,4,0,0,0,0,4,4,4,2,3,0,4,4,0,0,0,0,0,4,4,4,0,0,0,4,0,0,4,4,4,4,0,4,4,4,0,4,4,4,4,4,0,0,4,4,0,0,0,4,4,4,4,0,1,0,4,0,4,0,0,0,0,4,0,4,4,0,4,4,0,0,0,0,4,0,0,0,4,4,4,4,4,4,4,0,4,4,4,4,0,4,0,0,4,0,4,0,0,4,4,0,0,4,0,4,0,0,0,0,0,4,4,4,0,0,4,0,4,4,4,0,0,4,0,0,4,4,4,0,4,0,0,0,0,0,0,0,0,0,4,0,0,0,4,4,4,0,0,0,4,0,0,0,4,0,4,0,4,0,4,4,4,0,0,0,4,0,4,0,0,0,4,0,0,0,4,4,0,4,0,4,0,0,0,4,4,0,4,0,4,0,0,4,4,0,0,0,0,0,4,4,4,4,0,4,4,0,0,0,4,4,4,2,4,4,0,4,4,4,0,0,0,0,4,0,0,0,4,0,4,4,0,0,1,4,0,4,4,0,4,0,4,4,4,0,4,0,0,0,0,4,4,4,0,4,0,0,0,2,0,0,0,0,0,3,4,0,4,0,0,4,0,0,0,0,0,4,0,0,4,4,0,0,4,0,4,4,0,4,4,0,4,0,4,4,0,0,0,4,0,0,0,4,0,0,4,4,0,4,0,0,4,4,0,4,4,4,4,4,0,4,4,0,0,4,4,4,4,0,0,4,4,4,4,0,4,0,0,4,4,0,4,0,4,0,4,0,0,4,0,4,0,4,4,4,0,4,4,0,4,0,4,4,0,0,0,4,4,0,0,4,0,4,4,4,4,4,0,0,0,0,4,0,0,4,0,0,0,0,4,4,4,0,4,0,4,0,4,4,0,4,0,0,0,4,4,0,4,4,0,0,4,4,0,4,0,0,4,0,4,3,0,0,3,0,4,0,4,4,0,0,0,4,0,0,4,0,4,0,0,4,0,4,0,4,4,0,0,4,0,0,0,4,0,4,4,4,0,4,0,3,4,4,4,0,0,4,4,0,4,0,4,0,4,0,4,4,0,0,0,4,4,0,4,4,0,4,0,0,4,0,4,4,0,4,0,0,4,4,0,0,2,0,0,4,4,4,4,0,0,0,4,0,0,0,4,0,4,4,0,4,0,0,0,4,0,4,4,0,0,0,0,0,0,4,4,4,4,3,0,0,2,4,0,4,4,4,4,4,4,4,0,0,4,0,0,4,4,0,0,0,0,4,4,4,0,4,0,4,0,0,4,4,4,4,0,4,4,4,4,4,4,4,0,0,0,4,0,0,0,4,4,0,0,4,4,0,0,0,4,0,0,4,4,4,0,4,0,4,4,0,0,2,0,4,0,4,4,0,4,0,4,0,4,0,4,4,2,0,0,4,4,0,4,0,4,4,4,4,4,4,0,0,4,4,0,4,4,4,0,4,0,0,0,0,4,0,0,0,4,4,2,0,0,4,0,0,0,0,0,4,0,0,4,4,4,4,4,0,4,4,0,0,4,4,4,0,0,0,0,4,4,0,0,4,4,1,4,4,4,4,0,3,0,4,0,4,4,4,4,4,0,4,4,4,4,4,4,4,4,0,0,4,4,4,4,4,4,0,0,0,4,4,4,4,4,0,4,4,0,0,0,4,4,4,0,4,4,0,0,0,0,4,4,0,4,4,4,4,0,4,0,0,0,0,0,4,0,4,0,0,4,0,4,0,0,0,0,0,0,4,0,0,4,0,0,0,0,3,0,4,0,4,0,0,2,0,0,0,0,0,0,4,4,4,0,4,0,4,4,0,0,4,4,0,0,4,0,0,0,0,0,4,4,4,0,4,0,0,0,0,0,4,0,4,0,0,0,4,0,0,4,4,0,4,4,0,0,4,0,4,0,4,0,4,0,0,0,0,0,4,4,0,0,0,4,0,0,0,0,4,4,3,0,4,4,0,4,0,0,0,4,0,4,0,4,4,4,4,0,4,0,4,4,0,4,0,4,0,0,0,4,0,4,0,0,4,4,0,0,4,4,2,0,4,0,4,0,4,0,0,0,0,0,4,4,4,0,4,4,0,0,4,0,4,0,4,0,4,4,3,0,4,4,4,4,0,0,4,0,0,0,4,0,4,0,4,4,0,0,4,0,4,4,0,4,4,4,0,0,0,0,0,4,4,3,4,0,0,4,0,0,0,0,0,4,0,4,0,0,4,4,4,4,4,0,0,4,4,0,0,4,4,4,0,0,0,0,4,4,0,0,0,4,4,0,1,4,0,0,4,0,4,0,4,0,4,0,0,0,4,0,4,0,4,0,4,4,0,4,0,0,4,4,4,4,4,0,0,0,4,4,0,0,0,0,4,4,4,4,4,4,4,4,0,4,4,0,4,4,0,4,0,0,0,4,4,0,4,0,0,4,0,4,4,0,4,4,4,0,0,0,4,0,4,0,0,4,4,0,4,0,0,4,0,4,0,0,4,0,4,0,0,4,0,4,4,0,0,4,4,4,0,4,4,4,0,4,4,0,4,0,4,0,0,4,4,4,4,4,4,4,0,0,0,0,4,0,4,4,4,4,0,0,0,4,4,4,0,4,4,0,0,4,4,0,4,4,4,4,4,4,4,4,4,4,4,4,0,4,0,4,0,0,4,4,4,4,0,0,0,0,0,0,0,4,4,2,0,0,0,0,4,4,0,0,0,0,4,4,0,0,0,4,0,4,0,4,4,0,0,0,0,4,0,0,4,0,0,4,4,4,4,0,4,4,4,4,4,4,4,0,0,4,4,0,4,0,0,4,0,4,4,0,4,4,0,4,0,2,0,4,0,0,4,0,4,4,0,4,0,4,0,0,4,4,4,4,0,4,0,0,0,4,4,0,0,4,0,0,0,4,4,0,0,4,4,4,0,0,0,0,0,0,0,0,0,0,0,0,4,2,0,4,4,0,4,4,4,0,0,4,0,0,0,4,4,4,4,4,4,0,4,0,0,4,0,4,0,4,4,0,0,4,0,0,0,0,4,0,0,0,0,0,4,4,0,0,4,0,4,4,0,0,0,0,4,0,0,0,4,0,0,0,0,0,0,4,4,0,0,0,4,0,0,1,4,0,0,0,0,4,4,4,0,4,0,4,0,0,0,0,4,4,0,0,4,4,0,0,4,0,0,4,0,0,1,0,4,0,4,0,4,4,0,4,4,4,0,0,0,0,0,0,0,0,4,4,4,4,0,0,4,0,0,0,4,4,0,0,4,0,0,4,4,0,0,2,0,4,0,4,0,4,4,0,4,0,4,4,0,2,4,0,4,0,4,0,4,0,4,4,4,0,0,4,0,4,0,4,0,0,4,0,4,4,0,4,0,4,4,4,4,4,0,4,0,0,0,0,4,0,0,0,4,0,4,0,4,0,4,4,0,0,4,0,0,4,0,0,4,4,4,0,0,0,4,0,4,0,4,0,4,0,4,4,0,4,0,4,4,4,0,4,4,0,4,4,0,4,4,4,0,0,4,4,4,0,0,0,4,0,0,4,4,4,0,4,4,0,4,4,4,4,0,4,0,4,0,0,4,0,0,0,4,4,4,4,4,0,4,0,4,0,4,4,0,0,0,0,0,0,0,4,0,0,0,0,0,0,0,0,4,0,0,0,4,1,4,4,0,0,4,4,0,4,4,1,0,4,0,0,4,4,0,0,0,4,4,0,0,4,0,4,0,0,0,4,4,4,4,4,0,4,0,4,4,0,0,4,0,0,0,0,4,0,0,4,4,2,0,4,4,3,4,4,4,0,0,0,0,0,4,0,4,4,0,0,4,0,0,0,0,0,0,0,4,0,4,1,0,4,0,0,4,4,0,0,0,4,4,4,4,4,4,0,4,4,0,4,0,4,4,0,4,0,4,4,0,0,0,0,4,0,4,0,2,0,4,4,4,4,0,0,4,4,4,4,0,0,4,0,4,4,4,4,0,0,4,0,0,0,4,0,0,4,4,0,4,4,0,4,0,4,0,4,0,0,4,0,4,4,0,4,4,0,0,0,0,4,0,2,0,4,4,0,0,4,4,4,4,4,0,4,0,0,4,4,4,0,4,4,4,0,4,0,4,4,4,4,0,4,0,4,0,0,4,0,4,2,0,4,0,0,4,4,4,4,4,0,0,2,0,0,0,0,0,4,0,4,0,4,4,3,4,4,4,0,4,4,0,0,4,4,4,4,4,0,4,0,0,4,4,4,4,4,0,4,0,0,4,0,0,0,4,4,4,4,0,4,4,0,0,4,4,0,0,0,4,0,0,0,0,0,4,0,4,4,0,4,0,4,0,4,4,0,0,0,4,0,0,0,0,0,0,0,0,0,4,4,4,4,0,0,0,4,4,4,0,4,4,0,0,0,0,0,4,4,0,4,0,0,0,4,0,4,0,4,0,0,4,4,0,4,4,4,4,4,4,0,0,4,0,0,4,0,4,0,4,4,4,4,0,4,0,0,0,4,0,4,4,2,4,4,4,0,4,4,0,4,4,2,0,0,0,0,4,4,0,4,4,4,0,0,0,4,4,0,4,0,0,4,0,0,4,0,0,0,0,4,0,4,4,4,0,4,0,4,4,0,4,0,0,4,0,0,4,4,0,4,0,4,0,0,0,0,4,0,0,0,4,0,4,0,0,0,0,0,4,4,0,4,0,4,4,0,4,4,0,0,4,4,0,0,0,0,4,4,0,0,0,0,0,4,4,0,0,4,4,4,0,0,0,0,0,0,4,0,4,4,4,4,4,4,4,0,0,4,4,4,0,4,0,4,0,0,0,4,4,4,4,0,0,4,0,4,0,0,0,4,0,0,0,0,4,0,4,4,4,4,0,4,4,0,0,4,0,0,0,4,0,0,4,4,0,0,0,4,4,0,4,0,0,4,0,4,4,0,4,4,4,4,4,0,0,4,0,4,4,0,0,0,4,0,0,4,4,4,0,0,0,0,4,0,0,0,0,2,4,0,0,4,4,4,4,0,0,4,4,4,4,0,0,4,4,4,0,0,0,0,4,1,0,0,4,4,0,4,0,4,4,4,0,4,4,4,4,0,0,0,0,0,0,4,0,0,4,1,4,4,0,4,4,0,0,0,4,4,0,0,4,0,0,4,4,0,4,4,0,0,4,4,0,4,0,4,0,4,4,4,4,4,4,4,4,4,0,4,4,0,4,0,0,4,0,4,0,4,0,4,0,0,0,0,0,0,4,0,4,4,4,4,0,4,0,4,0,0,0,4,0,4,4,0,4,0,0,0,0,0,4,4,0,0,0,0,0,0,4,4,0,0,4,3,4,0,0,0,0,0,4,0,0,0,0,0,4,4,4,4,4,4,4,4,0,4,0,4,4,0,4,4,0,0,4,4,4,0,0,4,0,4,0,0,4,0,1,1,4,0,0,0,4,1,0,0,0,0,0,0,4,0,0,0,3,4,0,4,0,0,4,4,0,4,4,0,0,4,0,0,4,0,0,4,4,0,0,0,0,0,4,4,0,0,4,4,4,0,4,4,0,0,0,4,4,4,4,4,4,4,4,0,4,0,0,4,0,4,0,4,4,0,4,0,4,0,4,0,0,4,4,4,0,0,0,4,0,4,4,0,0,4,4,4,4,4,4,4,4,4,0,4,0,4,4,4,0,0,4,4,0,4,0,4,0,0,4,4,0,0,4,0,0,0,0,0,4,0,4,4,0,0,4,4,4,0,3,4,0,0,4,0,4,0,0,4,4,0,4,0,4,0,4,0,0,4,2,4,4,0,4,4,4,4,4,4,0,4,4,0,4,4,4,0,0,4,4,4,4,0,1,4,0,4,4,4,0,4,4,4,0,4,0,4,0,4,4,0,4,4,4,0,4,0,0,4,4,4,4,4,4,4,4,4,0,4,4,0,0,4,4,0,4,0,0,4,0,0,2,4,4,0,0,0,3,4,4,4,0,4,0,0,4,0,0,0,0,4,0,4,4,0,4,0,4,4,4,0,4,0,4,4,4,4,4,0,0,0,0,2,1,4,4,0,0,1,4,0,3,4,4,0,0,0,4,4,0,4,4,0,0,0,0,4,4,0,4,4,0,4,4,0,4,0,0,0,0,0,4,4,0,4,4,4,0,0,4,0,4,4,0,0,0,4,0,0,4,4,4,0,0,4,0,0,0,0,4,0,4,4,0,2,4,4,4,4,0,4,0,4,0,4,0,0,4,4,4,4,4,4,4,0,4,4,4,4,4,0,0,0,0,4,4,0,4,4,0,0,0,0,0,4,4,4,4,0,0,4,0,4,4,4,0,4,4,0,4,0,4,4,4,0,0,0,4,4,4,3,4,4,4,0,0,4,0,0,0,4,0,0,0,4,4,0,0,0,0,0,4,1,4,0,4,0,0,0,0,0,4,4,0,4,0,2,0,4,4,0,4,0,4,4,4,4,4,4,4,0,0,4,0,0,4,4,0,0,4,0,0,0,4,0,0,0,4,0,4,4,4,4,4,0,4,0,4,0,4,0,0,4,0,0,4,0,4,0,4,0,4,4,4,4,0,0,0,4,0,4,0,0,0,4,4,0,4,0,0,4,4,4,4,0,0,4,0,0,0,0,0,0,4,0,4,0,4,4,0,0,0,4,4,4,0,0,4,4,4,4,4,0,0,4,4,0,4,4,4,0,0,4,4,0,4,4,4,0,0,0,0,0,4,4,4,4,0,4,0,4,1,4,0,4,0,0,0,4,4,0,0,0,0,4,4,0,0,4,4,0,0,0,0,4,4,0,0,0,4,4,0,4,0,0,4,4,0,4,0,0,0,0,4,4,0,4,4,4,0,4,4,0,0,4,4,0,4,0,4,4,0,4,0,0,0,0,4,0,0,0,0,4,4,4,4,4,4,4,4,4,0,0,0,4,0,4,0,0,0,0,0,0,0,0,4,4,4,4,0,4,0,0,0,0,0,0,0,0,4,4,4,4,0,0,4,0,0,0,0,4,0,4,4,0,0,4,0,4,4,4,0,4,0,0,4,0,1,4,4,4,0,4,0,4,4,0,0,4,4,0,0,4,0,4,4,0,4,4,4,0,4,0,4,4,0,0,4,4,0,4,0,0,4,0,4,4,3,4,4,0,0,0,4,4,0,0,0,4,4,4,0,4,4,4,0,0,0,4,4,4,0,0,0,4,0,0,0,0,4,0,4,4,0,0,4,4,4,4,1,4,4,4,0,1,4,4,4,0,0,4,0,0,4,4,4,4,0,0,4,0,0,4,0,4,4,1,0,0,4,0,4,4,0,0,4,0,4,4,0,4,4,4,4,4,4,4,4,4,0,4,4,0,0,4,4,4,0,4,4,4,4,0,4,0,4,1,4,0,0,0,4,4,0,4,4,0,4,0,4,4,4,4,0,1,0,0,4,0,4,4,4,4,0,4,0,0,4,4,4,0,4,4,4,0,4,4,0,4,4,4,0,4,0,4,0,0,4,0,0,4,4,0,0,4,4,0,4,0,2,4,0,0,0,0,0,0,4,0,4,0,0,0,4,4,0,0,0,4,4,3,0,0,0,4,0,4,4,0,4,0,4,4,4,0,0,4,4,4,0,0,0,0,0,0,4,4,4,0,0,4,4,4,4,0,4,4,0,4,3,4,0,0,4,4,4,0,3,0,4,4,0,0,4,4,0,0,4,0,4,4,4,0,0,0,4,4,4,0,4,4,0,4,4,4,0,0,4,4,0,0,4,0,4,0,4,4,4,0,4,4,0,4,4,0,0,4,0,0,0,4,3,4,0,0,4,4,4,0,4,0,0,0,4,0,0,0,0,1,0,0,0,0,0,0,0,4,4,4,0,4,0,4,4,0,0,4,4,4,4,4,4,0,4,4,0,4,0,4,4,4,4,0,4,0,4,4,4,3,0,0,4,4,4,0,4,0,0,4,4,4,4,0,0,4,0,4,0,0,4,0,4,0,4,4,4,4,2,0,4,0,0,0,0,0,4,4,4,0,4,0,4,4,0,0,0,4,4,0,0,0,0,0,0,0,4,4,4,4,0,4,0,0,4,4,4,0,4,0,0,0,0,4,0,4,0,0,0,0,4,0,4,4,0,4,0,0,4,0,4,0,0,4,1,4,0,4,1,0,0,4,4,0,0,4,0,4,0,4,4,0,0,4,0,4,0,4,4,0,0,4,0,0,4,0,0,4,0,0,4,0,4,3,0,4,4,0,4,0,0,4,0,4,4,4,4,0,0,4,0,0,4,0,0,0,0,0,0,4,4,0,0,0,0,0,4,4,0,0,4,4,4,4,0,0,0,4,4,4,0,0,4,4,4,0,0,0,4,4,4,0,0,4,0,4,0,4,0,0,4,0,4,0,3,0,4,4,4,0,4,4,4,4,4,0,0,4,0,0,0,4,4,4,4,4,0,4,0,4,4,0,0,0,0,4,4,4,0,4,0,4,0,4,4,4,4,0,0,0,4,4,4,4,0,4,4,0,0,0,0,4,0,0,4,0,4,0,0,0,4,0,4,4,4,4,0,4,0,4,4,0,4,4,4,0,0,4,0,4,0,4,0,0,0,4,4,4,4,4,4,0,0,4,4,0,0,0,0,4,0,4,0,4,0,0,0,0,0,2,4,0,4,4,4,3,4,0,0,0,3,4,4,0,0,4,4,4,4,0,0,4,4,0,4,0,4,0,0,0,4,4,4,0,4,1,4,0,4,4,4,2,0,0,4,0,4,4,4,4,0,4,0,4,0,4,4,0,0,0,4,4,0,0,0,4,0,4,0,0,4,0,0,0,0,4,0,0,4,0,0,4,4,0,4,4,4,0,0,4,4,4,4,0,0,0,0,4,4,4,2,4,4,0,0,0,4,4,0,4,4,0,4,0,4,0,4,4,4,0,0,4,4,4,0,0,4,4,0,0,4,4,4,4,0,4,4,4,0,0,4,0,0,4,4,4,4,0,0,1,0,4,0,4,4,4,0,4,0,4,0,4,4,0,4,0,0,4,4,0,0,0,0,4,0,0,0,4,4,0,4,4,4,4,4,4,0,0,4,0,4,4,4,0,0,4,4,0,0,0,0,0,4,0,4,4,4,4,0,0,4,0,3,4,4,0,4,4,0,0,4,4,4,4,0,4,4,4,4,4,0,4,0,4,0,4,0,0,4,0,4,4,0,0,0,0,4,4,4,4,0,0,4,4,0,4,4,4,4,0,0,0,4,1,0,4,4,4,4,4,4,0,0,0,4,4,4,4,4,4,0,4,4,0,4,4,0,4,4,4,4,4,0,0,0,0,0,0,4,0,0,4,4,0,4,0,0,0,4,0,0,0,0,0,4,0,2,4,0,4,0,4,0,4,4,4,4,1,0,0,0,0,0,4,0,0,4,0,0,0,4,4,4,4,4,4,0,4,4,4,4,4,4,0,0,0,4,4,0,0,0,4,4,4,0,4,4,0,4,4,0,0,4,4,0,4,0,0,0,0,0,4,0,2,0,0,4,4,0,4,4,0,4,0,4,4,4,4,4,4,4,4,0,4,0,0,0,4,4,4,4,0,0,4,0,0,4,4,0,0,0,0,0,4,4,0,0,0,4,0,0,0,0,4,0,4,4,4,0,4,4,0,4,4,0,4,4,0,0,4,4,4,4,4,4,0,0,0,4,0,4,0,4,0,0,4,4,0,4,1,0,0,4,4,4,4,4,4,0,4,0,0,4,0,4,0,0,1,4,0,0,0,4,4,4,4,4,0,4,0,4,0,4,4,4,4,4,0,0,0,4,4,0,0,4,4,0,4,0,4,4,0,4,4,0,4,0,4,0,4,0,4,4,0,4,0,4,0,4,4,0,0,0,0,4,0,0,0,4,4,0,0,0,0,0,4,0,0,4,4,4,4,4,0,4,4,4,4,4,4,1,0,4,4,0,4,0,0,4,4,4,4,4,0,0,0,0,0,0,0,0,0,0,4,4,0,4,4,4,4,4,0,0,4,4,0,2,0,0,4,0,4,4,4,0,4,4,4,4,0,4,4,0,0,0,0,2,0,4,4,4,0,0,4,4,4,4,4,4,0,0,0,0,0,0,0,2,4,4,4,4,0,0,4,0,4,0,0,0,4,0,4,4,4,0,4,3,0,4,0,4,0,0,0,0,4,4,2,0,0,4,4,0,0,0,4,0,0,4,4,4,0,0,4,4,4,0,4,0,4,0,0,0,0,0,0,0,0,4,0,0,4,0,0,4,4,4,0,0,0,0,4,4,4,4,0,4,4,4,0,0,0,2,0,4,0,4,4,4,0,4,0,0,4,0,0,4,0,4,0,4,0,0,4,4,0,0,0,0,4,4,0,4,4,4,4,4,4,0,0,0,0,0,4,4,0,4,4,4,4,0,4,0,0,0,0,4,4,0,0,0,0,4,0,4,0,0,4,4,0,0,4,4,0,1,4,4,4,4,0,0,4,0,0,4,4,4,0,0,0,4,0,0,0,4,0,0,0,4,0,0,4,0,0,1,4,4,4,3,4,4,4,4,0,0,0,4,4,4,4,0,0,0,4,0,0,4,0,4,0,4,0,0,0,4,0,4,4,1,4,4,0,4,4,4,0,0,4,0,0,0,0,4,0,4,4,4,2,0,0,0,4,4,4,4,4,3,0,4,4,0,4,4,0,0,0,0,0,4,4,0,0,4,0,4,4,0,0,4,4,0,3,0,4,4,4,4,0,0,0,0,4,4,4,0,4,4,0,0,4,4,0,0,4,4,0,4,4,4,0,4,0,0,0,4,1,4,4,4,4,0,0,0,4,0,4,4,0,4,4,0,4,4,4,0,4,0,4,4,0,4,0,4,4,0,0,0,4,4,4,4,4,4,4,4,4,4,0,0,0,0,4,4,0,0,0,0,4,4,4,4,0,0,2,0,0,4,4,4,1,3,0,4,4,4,4,4,4,4,4,4,0,0,4,0,1,0,0,4,0,4,0,0,4,0,4,0,4,0,4,4,4,0,0,4,4,0,4,4,0,4,0,4,0,4,0,0,0,4,0,4,0,0,0,4,4,0,0,4,4,4,4,4,4,0,4,0,4,4,0,4,4,0,4,0,0,4,4,4,0,4,4,0,0,4,4,4,4,0,4,4,0,0,0,4,0,4,0,0,4,4,4,4,4,4,0,0,4,4,4,4,4,0,4,4,0,4,0,0,4,0,4,0,4,0,0,4,0,4,4,0,0,4,4,0,4,0,0,4,4,0,4,0,4,0,0,0,4,0,4,0,4,4,4,0,0,0,4,0,4,0,0,0,4,0,4,4,4,4,0,4,0,0,0,0,4,0,4,0,4,0,4,0,0,0,0,0,0,4,4,4,4,0,4,4,0,0,4,4,4,4,0,0,0,4,0,0,4,4,0,0,4,0,1,4,0,4,0,4,0,0,4,0,4,4,0,0,0,4,0,0,4,0,0,4,0,4,4,4,4,4,0,4,0,0,0,0,0,4,0,0,4,4,4,0,4,0,4,3,0,0,4,4,0,3,4,4,0,0,4,4,4,4,4,0,4,4,0,0,4,0,4,4,4,4,4,0,0,0,4,0,4,0,0,0,4,4,4,4,4,4,4,4,4,4,0,4,0,0,4,0,4,4,4,4,0,4,4,0,4,4,4,0,0,4,4,4,4,4,4,0,4,4,0,4,4,4,0,4,4,0,4,0,2,4,0,0,4,4,4,4,4,0,0,0,0,4,4,0,4,4,4,0,4,0,4,0,4,0,4,4,3,0,4,4,4,4,4,4,4,4,4,0,4,0,0,0,0,0,4,0,2,0,4,0,0,4,0,4,0,0,4,4,0,4,0,0,0,0,0,4,0,4,0,4,4,4,4,0,0,4,4,0,4,4,0,4,0,0,0,4,4,4,0,0,0,4,4,0,0,0,4,0,4,0,4,4,4,4,4,0,0,4,4,4,0,4,4,0,4,4,4,0,0,4,0,4,4,0,4,4,4,0,0,0,0,4,4,0,0,0,4,4,4,4,0,0,4,0,0,4,0,0,0,0,0,4,4,0,4,4,0,4,0,4,4,4,0,4,4,4,4,4,0,0,4,0,0,0,4,4,0,0,0,0,0,4,4,4,3,4,4,0,4,0,4,4,4,4,4,4,0,0,0,0,4,0,0,0,0,0,0,4,0,4,4,4,1,4,4,4,0,4,4,4,0,4,0,0,4,0,4,4,0,4,4,0,0,0,0,0,4,2,4,0,4,4,0,0,0,1,4,0,0,4,0,0,4,0,0,0,4,0,0,4,0,0,0,4,0,4,4,4,4,4,0,0,4,0,0,4,4,4,0,0,4,0,4,4,1,4,4,0,0,4,4,0,0,4,4,0,4,4,4,2,4,0,4,0,4,0,0,0,4,0,0,0,0,4,4,0,4,0,3,4,4,0,4,0,0,4,4,0,4,0,1,0,0,0,4,4,0,0,4,4,4,0,0,0,0,4,0,4,4,0,0,4,4,4,4,4,0,4,4,4,4,0,4,0,4,0,4,4,0,0,0,4,0,0,0,0,4,4,3,4,4,0,0,4,0,4,0,4,0,0,4,4,4,0,4,0,4,4,4,4,0,4,3,4,0,0,4,4,4,0,4,0,4,4,4,0,4,0,0,4,4,3,4,4,4,0,0,0,0,0,0,4,0,0,0,4,0,4,4,0,0,0,0,4,4,0,4,0,4,3,0,4,4,4,0,0,0,4,0,0,4,0,0,4,0,0,4,4,4,0,0,4,4,4,0,4,4,4,4,0,0,0,4,0,4,0,0,4,0,4,4,4,4,4,4,0,0,0,0,0,0,4,4,4,4,4,0,4,0,4,4,0,0,4,0,4,0,4,0,0,4,4,4,0,4,4,4,4,0,0,0,4,4,0,4,0,0,4,4,4,4,4,4,0,0,4,0,0,4,0,4,0,4,4,4,0,4,4,0,0,4,4,0,0,4,0,4,0,1,2,0,4,4,0,4,4,0,4,0,4,4,0,4,0,0,4,4,4,0,0,4,0,0,0,4,0,4,4,0,0,0,0,4,0,0,4,0,0,0,4,4,0,0,0,4,0,0,4,4,4,0,4,4,0,0,0,0,4,4,0,0,0,4,0,4,4,4,0,4,4,0,4,0,0,0,0,0,4,4,4,0,4,0,4,4,0,1,0,0,4,0,4,4,0,0,4,4,4,4,4,0,4,4,0,0,0,4,0,0,4,4,4,0,0,0,4,4,4,0,4,2,0,0,0,0,0,4,0,0,4,0,4,0,4,4,0,0,2,0,0,4,4,0,0,0,4,0,0,4,4,0,0,4,0,4,4,4,4,0,0,4,4,4,4,4,0,4,0,4,4,0,4,0,4,4,4,4,0,0,0,0,1,4,0,0,4,4,2,4,0,0,4,4,4,4,0,4,0,4,0,2,4,0,0,0,0,0,4,0,0,0,0,4,4,4,4,4,0,4,4,0,4,0,0,0,0,4,0,0,0,0,4,0,4,4,4,0,0,0,0,4,4,0,4,4,4,2,4,0,0,0,0,0,0,4,0,4,4,0,4,4,4,0,0,0,0,4,4,4,0,0,0,0,0,0,0,4,0,0,0,4,0,0,4,4,0,0,4,0,4,0,4,4,4,0,4,0,4,0,0,0,0,0,0,4,4,4,0,0,4,0,4,4,4,4,4,4,0,0,4,0,4,0,4,0,0,4,0,0,4,0,0,4,4,0,4,0,0,4,0,0,0,4,0,4,4,0,4,0,0,0,0,4,0,0,4,4,4,0,0,0,0,4,4,0,0,0,4,0,4,0,0,0,0,4,4,4,0,4,0,4,0,0,4,0,0,4,4,0,0,4,0,0,4,0,4,4,0,4,4,4,0,4,0,4,4,0,0,0,0,0,4,4,4,4,0,4,4,4,4,4,4,4,0,0,4,0,0,4,0,4,0,0,0,4,4,0,4,0,4,4,0,4,4,4,0,4,4,4,4,0,0,0,4,4,0,4,4,4,0,4,4,4,0,4,0,0,0,4,0,4,0,0,0,0,0,0,0,4,0,2,4,4,0,4,4,0,0,4,0,0,0,0,0,0,4,0,0,0,4,4,0,0,4,4,0,4,4,4,0,0,4,4,0,0,0,0,0,0,0,4,4,4,4,0,4,4,0,0,4,0,4,0,0,4,4,0,0,4,4,0,0,0,0,0,3,4,4,0,4,0,0,0,4,0,4,0,4,0,4,0,0,0,4,0,0,4,0,0,0,4,4,4,0,4,4,4,0,4,4,4,4,4,4,0,0,4,0,4,4,0,0,4,0,4,0,0,0,4,4,0,4,4,0,0,0,4,4,4,3,4,4,0,0,0,0,4,4,0,0,4,4,4,4,4,4,4,0,3,0,4,4,0,4,0,0,4,0,0,4,4,4,0,2,4,0,4,4,4,0,4,0,4,0,0,4,0,4,4,1,0,4,4,4,0,4,4,0,0,0,1,0,4,0,0,0,4,0,0,4,0,0,2,4,4,4,0,0,0,0,2,4,0,0,0,0,4,4,0,4,0,0,0,4,0,4,4,4,0,4,0,4,0,4,0,0,4,4,0,0,0,4,4,0,0,0,4,0,0,0,0,0,0,0,4,0,0,0,0,4,4,0,0,0,0,4,0,4,4,0,4,4,4,0,0,0,4,4,4,0,4,4,4,4,4,4,4,0,0,0,4,0,4,0,4,0,4,4,0,4,4,0,0,4,0,4,4,4,1,4,0,0,4,4,4,0,4,4,0,4,4,4,4,0,4,4,4,0,4,4,4,4,4,0,4,0,0,4,4,4,4,4,4,4,4,4,0,0,0,4,4,0,4,0,0,4,4,0,0,4,0,0,0,4,0,4,0,4,2,0,0,0,0,4,0,0,0,4,4,4,0,0,4,0,0,4,4,4,0,4,0,0,0,4,0,4,4,0,0,0,4,4,4,0,4,0,0,4,4,0,0,0,0,0,4,4,0,0,4,4,0,0,4,4,4,4,4,0,4,0,0,4,4,0,0,4,4,0,0,0,4,0,4,4,0,0,4,0,3,0,0,0,4,0,4,0,0,4,4,4,0,0,0,4,0,4,4,4,0,4,0,0,4,0,4,0,4,0,4,4,4,0,0,0,0,4,4,0,0,4,4,0,4,4,0,0,4,4,4,0,0,4,0,4,4,4,4,0,0,0,0,4,4,0,0,0,4,0,4,4,0,4,0,0,4,4,4,4,0,0,4,0,0,0,0,0,4,0,4,0,4,4,0,4,0,4,0,4,4,0,4,4,4,4,0,4,0,0,0,0,4,0,4,0,0,4,4,0,0,4,4,0,0,0,0,0,0,4,4,4,0,4,0,4,4,0,4,4,0,4,4,4,4,0,4,0,0,3,4,4,0,0,2,4,0,0,0,4,1,0,0,0,4,0,0,4,0,0,0,0,0,0,4,4,4,4,4,0,0,4,0,0,4,0,4,4,0,0,0,2,0,0,4,4,0,0,4,4,4,0,4,4,4,0,0,0,0,0,0,0,0,4,0,0,4,0,4,0,0,4,0,3,4,0,0,0,4,4,4,0,4,4,4,4,4,0,4,0,0,0,0,0,0,4,4,0,0,0,0,4,0,4,0,4,4,4,4,0,1,0,0,0,4,4,0,4,1,0,4,0,4,4,0,0,0,0,4,0,4,0,0,4,4,3,0,4,0,4,0,4,4,0,4,4,0,0,4,0,4,4,4,4,0,4,4,4,4,4,4,0,4,0,4,0,1,0,4,4,4,0,0,0,0,0,4,4,4,4,4,1,0,0,4,0,0,4,1,0,0,4,4,4,4,0,3,0,4,1,0,0,0,0,0,0,0,4,0,0,4,4,0,4,0,4,4,0,4,0,0,4,0,0,4,0,4,4,0,0,0,0,4,0,0,0,0,4,0,0,0,0,4,0,0,4,4,0,0,4,0,0,0,0,4,4,0,4,0,4,4,4,4,1,0,4,0,4,0,4,0,0,4,4,0,0,0,4,4,4,0,4,4,0,4,0,0,4,4,0,0,0,4,0,0,0,4,0,0,0,0,0,4,4,0,4,4,4,4,4,4,4,4,4,4,0,0,4,4,4,0,4,0,4,4,4,4,0,0,0,4,4,0,0,4,4,4,0,4,0,4,0,4,0,0,0,4,4,0,4,0,0,0,4,0,0,0,0,4,0,4,4,0,4,4,4,4,4,4,0,4,0,0,4,4,0,4,3,4,0,0,0,0,0,4,4,0,0,4,0,2,0,4,0,4,0,4,4,4,0,0,0,4,0,0,0,2,4,0,0,0,4,4,0,0,0,0,4,0,4,4,0,4,0,0,4,0,0,4,4,0,0,4,0,0,4,0,4,4,0,0,0,0,0,0,0,0,0,0,4,0,4,4,4,4,4,0,0,0,0,4,4,0,0,4,4,4,0,0,4,0,0,4,0,4,4,0,4,4,0,4,4,4,4,0,4,0,4,0,0,4,0,4,0,0,0,0,4,4,1,0,4,4,4,4,4,0,4,0,0,4,0,0,0,0,0,4,0,4,0,0,0,0,0,4,0,4,0,0,4,0,0,4,4,4,3,4,4,0,0,0,4,0,0,0,0,0,0,0,0,4,0,0,0,0,0,0,4,0,3,0,4,0,4,4,4,4,0,4,0,0,4,4,4,4,0,4,0,4,4,4,4,0,4,0,0,0,0,0,4,4,0,4,4,0,4,4,4,0,2,0,0,0,0,0,0,4,0,4,4,0,0,0,4,4,0,0,4,4,0,4,4,0,0,0,0,0,0,0,0,4,0,4,0,0,4,4,4,4,4,0,4,4,4,0,4,4,0,4,4,0,4,4,0,4,4,0,4,0,0,0,0,4,4,4,0,4,4,4,4,4,4,4,4,4,4,4,4,4,4,4,4,0,4,4,0,4,0,4,0,0,3,4,0,4,0,0,4,4,0,0,0,0,0,0,4,0,0,0,4,0,4,4,4,0,3,4,0,0,4,4,0,4,4,0,4,0,4,0,4,0,0,4,4,0,0,4,4,0,4,4,0,0,4,0,4,4,4,0,0,0,0,0,4,0,0,4,4,1,0,0,0,0,4,4,4,4,4,0,0,0,0,4,0,4,4,0,0,4,4,4,4,4,0,4,0,4,4,4,4,0,0,0,4,0,0,4,4,4,4,4,4,0,4,0,0,0,4,4,0,0,0,0,4,4,0,4,4,3,0,4,0,0,0,4,4,4,4,4,0,0,4,4,4,4,4,4,4,4,0,4,4,0,4,4,0,4,0,0,0,0,0,4,4,0,0,4,0,4,0,4,4,0,0,4,4,4,0,0,0,4,0,0,4,4,4,0,0,4,0,0,0,0,2,4,4,4,4,0,0,0,4,3,0,4,0,0,4,4,4,2,0,0,0,4,4,0,0,4,4,0,0,0,4,4,4,0,4,4,4,1,0,4,4,4,0,0,0,4,0,0,0,1,4,0,0,4,0,4,4,0,0,0,0,0,0,0,0,0,0,0,0,4,4,4,4,0,4,4,4,4,0,0,4,0,4,4,0,0,0,0,4,0,0,4,0,4,4,0,0,4,4,0,4,4,0,4,4,0,0,0,0,4,4,4,0,4,0,0,0,0,0,4,4,0,0,0,0,4,0,0,4,4,0,4,0,0,0,4,0,0,4,4,0,0,4,0,4,4,0,4,0,4,4,0,3,0,0,0,0,4,0,4,4,4,0,4,0,0,4,0,0,0,4,0,4,4,4,0,4,0,4,4,4,4,4,0,4,0,4,0,4,4,0,0,2,0,0,4,0,0,4,4,0,0,0,0,0,4,0,4,4,4,0,4,0,4,0,0,0,0,4,4,4,0,0,4,0,0,4,0,0,0,0,4,0,4,0,0,4,0,4,0,4,0,4,0,0,4,0,0,4,4,4,4,4,0,0,0,4,0,4,0,0,4,4,0,0,0,4,0,0,4,0,4,4,0,4,0,4,0,0,4,0,4,4,4,4,0,0,0,0,4,0,4,0,4,4,0,0,0,4,4,4,4,0,4,4,0,0,4,4,0,4,0,0,0,0,4,0,0,4,0,4,4,0,4,4,0,0,4,4,4,4,0,0,4,0,0,2,4,4,4,4,4,0,4,4,0,0,4,0,4,4,4,4,0,4,0,0,0,4,4,4,4,0,4,0,4,0,4,0,4,0,0,0,4,4,4,0,4,4,4,0,0,4,0,4,0,4,0,4,0,4,0,0,4,4,4,4,0,4,0,4,4,4,0,0,4,0,4,4,0,0,0,4,0,0,0,3,4,0,4,4,4,0,0,4,4,4,4,0,0,4,4,0,4,0,0,4,4,0,0,0,4,0,4,0,4,4,0,0,0,4,0,4,4,0,4,0,0,0,0,4,0,4,4,4,4,0,0,4,4,0,0,4,4,0,4,4,0,0,4,0,4,0,3,4,0,4,0,0,0,4,0,4,4,0,0,0,2,0,0,0,4,0,0,4,4,4,4,0,0,4,4,0,0,0,4,4,0,4,4,0,4,0,0,0,4,4,0,4,3,4,4,0,0,0,0,0,4,0,0,0,0,0,0,0,4,0,0,0,4,4,4,0,0,4,0,4,4,0,0,0,0,0,0,0,4,0,0,4,4,4,0,0,0,0,4,0,0,4,0,0,0,4,0,3,4,4,4,0,4,0,4,0,4,0,4,4,0,0,0,4,4,4,0,0,4,0,0,4,4,4,4,0,4,0,0,4,4,4,4,0,4,0,4,4,4,0,0,4,0,4,0,0,4,0,4,4,4,0,0,0,0,0,1,4,0,0,0,4,4,4,4,4,0,4,0,0,4,0,4,4,1,4,4,0,4,0,4,4,0,4,4,4,4,0,4,0,4,4,0,4,4,4,4,4,3,0,4,4,0,0,4,4,0,0,0,0,0,0,0,0,4,0,4,4,4,4,4,1,4,4,4,0,0,0,4,0,0,0,4,4,4,4,4,4,0,0,4,4,0,0,0,4,4,4,4,0,4,4,4,4,4,0,0,4,4,4,4,0,4,0,4,0,4,0,0,0,4,4,0,4,4,4,4,4,0,0,4,0,4,0,0,0,4,4,0,0,4,0,0,4,4,4,0,0,4,4,4,4,0,0,4,0,0,0,4,4,0,4,0,4,0,4,0,2,0,4,0,0,4,0,4,0,4,0,4,0,4,4,4,0,0,4,4,0,4,0,3,0,4,0,4,4,4,0,4,4,0,0,4,4,4,4,2,0,4,0,0,4,4,0,0,0,0,0,4,0,4,4,0,0,4,0,4,0,0,3,1,4,4,4,0,4,0,4,0,4,3,0,0,0,4,4,0,4,0,0,0,4,4,0,0,4,4,4,4,0,0,1,4,4,4,4,4,4,4,4,4,0,0,1,4,0,4,4,0,0,4,4,0,0,4,1,4,3,0,4,0,4,4,4,4,0,4,0,4,0,0,4,0,4,0,0,4,1,0,0,4,4,4,4,4,4,0,4,4,4,4,4,4,0,0,4,0,0,0,0,4,0,4,0,0,0,4,4,4,4,4,4,2,0,4,0,0,4,4,0,4,4,0,0,0,4,4,0,4,4,4,0,4,0,4,4,0,4,4,4,0,0,0,4,4,0,0,0,0,4,0,0,0,0,4,4,4,4,0,0,0,4,4,4,4,4,4,0,0,0,0,0,0,0,4,4,4,4,0,4,0,4,4,4,0,4,4,0,4,0,4,4,0,0,4,4,0,0,4,4,4,0,4,0,4,4,4,0,0,4,0,4,4,4,4,0,0,4,0,3,4,4,0,4,0,4,4,0,4,4,4,0,0,4,0,4,4,4,0,4,0,0,0,0,4,4,0,0,4,0,0,4,0,4,4,0,4,4,4,4,0,0,4,0,4,0,4,4,4,4,0,4,0,0,0,4,4,4,4,0,0,0,0,4,4,4,0,0,4,4,0,0,4,4,4,4,0,4,4,4,0,0,0,0,4,0,4,0,0,0,4,0,0,0,4,4,4,4,4,0,4,0,4,0,0,0,4,4,4,0,0,4,4,0,4,0,0,0,4,4,4,4,0,4,0,0,4,0,4,4,0,0,0,0,4,0,0,4,0,4,4,4,4,4,0,4,2,0,4,0,4,0,4,4,4,4,4,0,4,0,0,4,4,0,4,4,0,0,4,0,0,0,4,0,0,0,4,0,0,4,0,4,0,4,0,0,4,4,4,4,0,4,4,4,0,0,4,4,4,0,0,4,4,4,0,4,4,4,0,0,0,0,0,2,4,0,4,4,4,4,0,4,4,0,0,0,0,4,1,2,1,0,4,4,0,0,0,0,4,4,4,4,2,0,0,4,4,4,0,4,0,4,0,4,0,0,4,0,0,4,0,0,4,0,1,4,4,4,4,0,4,0,4,4,4,0,0,4,0,4,0,1,4,2,4,0,0,4,4,0,0,4,0,0,0,4,0,0,0,4,0,4,4,4,0,4,4,0,0,4,4,4,4,0,0,4,4,4,4,0,4,4,4,0,4,4,0,4,4,4,4,0,0,0,4,0,4,4,0,0,0,0,4,4,4,0,4,4,4,0,4,0,0,4,0,0,4,4,4,0,0,4,4,4,4,0,0,4,0,4,0,0,4,0,0,0,4,4,0,0,4,4,4,0,4,0,4,4,0,0,4,4,3,0,4,0,0,4,4,4,0,0,4,0,4,0,0,0,4,4,0,0,4,0,0,0,0,0,1,4,4,4,4,4,0,0,4,0,4,4,4,4,0,0,0,0,4,0,4,0,4,4,4,4,4,4,4,4,4,0,4,0,4,0,0,0,4,4,2,4,4,0,0,0,0,4,0,4,4,4,0,4,0,0,4,0,0,4,0,0,0,0,0,0,4,4,3,4,4,4,0,4,0,1,4,0,4,0,4,4,0,4,0,4,0,4,4,4,0,4,4,0,4,0,0,0,0,0,0,0,4,4,0,0,4,4,4,4,0,0,0,0,0,0,4,0,4,4,0,4,0,4,4,4,0,0,4,4,0,4,4,4,0,0,0,4,4,0,4,0,4,4,0,0,0,4,0,4,4,4,0,4,0,0,0,4,4,0,4,0,0,0,4,4,0,4,0,4,0,0,4,0,4,4,4,4,0,4,0,0,4,0,4,4,4,4,0,0,4,4,0,3,4,4,4,0,4,4,3,4,4,0,4,0,4,4,0,4,4,4,0,4,4,4,4,4,0,0,4,4,4,0,0,0,0,4,0,0,0,0,0,4,0,4,0,0,1,0,4,4,4,0,4,0,4,0,4,4,0,4,0,0,0,0,0,4,4,0,4,4,0,4,4,0,4,0,0,4,0,0,0,4,3,0,0,0,4,4,4,0,0,0,4,0,0,4,4,0,4,0,0,0,0,2,4,4,0,0,4,0,0,0,4,4,4,0,4,0,0,4,3,4,4,0,4,4,0,4,3,0,0,0,4,0,4,4,4,4,4,0,0,0,4,0,4,4,0,0,4,0,0,4,4,3,0,0,0,4,0,4,4,0,4,0,4,4,0,4,0,0,4,0,4,4,4,0,4,1,4,0,0,0,0,4,4,4,4,0,0,4,4,0,0,4,4,4,0,0,0,0,4,0,4,4,4,0,0,4,4,4,4,3,0,4,4,4,0,0,0,4,4,4,0,0,4,0,4,4,4,4,4,4,4,4,4,4,0,0,4,4,4,0,0,0,0,4,4,4,4,4,4,4,4,0,4,4,4,4,1,4,4,0,0,0,4,0,4,4,4,0,4,0,0,0,0,4,4,0,0,0,0,4,4,0,0,4,0,4,0,4,0,0,3,4,0,0,4,0,0,0,4,4,4,1,3,4,0,4,0,0,4,0,4,4,4,0,0,0,0,4,4,4,0,0,4,4,4,0,4,4,4,0,0,0,0,4,4,4,0,4,4,0,4,0,0,4,4,4,4,4,4,4,0,0,4,0,0,4,2,0,4,4,4,4,0,0,4,4,0,4,4,4,0,4,4,0,4,3,0,4,0,4,0,4,0,4,4,4,4,0,0,0,4,1,4,4,0,0,0,4,0,1,0,0,0,4,0,4,0,0,4,0,0,4,4,4,0,3,4,0,4,0,4,0,4,0,4,4,4,0,4,4,4,0,0,0,4,4,4,4,4,4,0,3,0,0,4,4,0,0,0,0,0,0,4,0,4,4,4,0,4,4,3,4,0,0,0,0,4,4,4,4,0,0,4,4,4,4,4,4,0,4,4,0,0,0,4,4,4,4,4,0,0,4,4,4,4,4,4,0,0,4,4,4,0,4,4,0,0,0,4,0,4,0,0,0,0,0,4,0,4,1,4,4,0,0,4,0,4,4,0,0,4,0,0,4,0,0,4,4,4,4,0,0,1,4,4,4,4,0,0,0,3,0,4,4,4,4,4,0,0,0,0,0,4,4,4,0,0,0,0,0,3,4,0,0,0,4,4,0,0,4,0,4,4,0,3,4,4,0,4,4,0,4,0,4,4,4,0,0,0,4,4,0,4,4,0,0,0,4,4,0,4,0,0,4,4,4,0,0,4,0,4,0,0,0,4,4,0,4,4,4,0,4,4,0,4,4,0,0,4,0,4,0,4,4,4,4,4,4,4,0,4,4,4,0,4,4,0,4,0,4,0,0,4,0,4,0,0,4,4,0,4,0,4,4,0,0,0,0,4,0,4,4,4,0,0,4,4,4,4,4,4,0,0,0,4,0,4,0,4,4,0,0,3,4,0,4,4,0,4,4,0,0,4,4,4,4,4,4,4,0,4,0,0,0,0,0,4,4,4,4,4,0,0,0,4,0,4,0,4,4,4,4,4,4,4,0,4,4,0,0,4,0,4,2,0,4,0,4,0,0,4,0,0,0,4,0,4,4,0,0,4,4,4,0,4,0,3,0,4,0,4,4,4,4,0,4,0,0,4,4,3,0,4,4,0,4,2,4,0,0,0,4,0,0,4,4,0,4,0,0,0,0,4,0,0,4,4,4,4,0,4,0,0,4,0,0,0,4,4,4,0,4,1,1,4,4,4,0,0,0,4,0,0,0,0,4,4,0,4,0,4,4,4,4,4,0,0,4,4,4,0,4,4,4,0,0,4,4,4,4,4,4,0,4,4,4,0,4,0,0,0,0,4,4,0,4,0,4,0,0,4,4,4,4,0,4,4,4,0,0,0,0,4,0,4,0,0,0,4,0,4,0,4,4,4,4,0,4,4,0,0,4,0,0,4,0,4,0,4,4,4,4,0,4,0,0,4,4,4,0,0,4,4,4,0,0,0,0,0,4,0,0,4,0,4,4,0,0,4,0,4,0,0,4,0,0,4,0,2,4,0,4,0,0,0,4,4,0,0,4,0,4,0,4,0,4,4,0,4,4,0,4,4,0,0,4,0,4,0,4,4,1,0,0,0,4,0,0,4,4,0,4,4,4,4,4,4,4,4,4,4,4,4,0,4,0,0,4,0,4,0,4,0,0,4,0,4,4,4,0,4,4,0,4,0,4,0,0,4,4,4,4,0,4,4,0,4,0,4,4,4,4,0,0,0,0,4,4,0,0,0,4,4,4,3,4,0,4,0,0,0,4,0,0,4,4,4,4,4,4,4,0,4,4,4,0,0,4,4,4,4,4,0,0,4,0,4,0,4,4,0,0,4,0,0,0,4,2,0,0,0,0,0,4,0,0,4,4,0,4,0,4,4,3,0,4,4,0,0,0,0,0,4,0,0,4,0,0,0,4,0,4,0,4,4,0,0,0,0,4,4,0,0,0,4,0,4,0,0,4,0,0,4,0,0,0,0,0,4,4,0,0,0,4,4,0,4,0,4,0,0,0,4,0,0,0,4,4,0,4,0,0,0,4,4,0,0,4,4,4,4,4,4,4,0,0,4,4,4,4,4,4,0,0,0,4,0,4,4,4,4,0,0,4,0,4,0,4,0,4,0,0,4,4,4,4,4,0,0,4,0,4,0,4,4,4,0,4,4,1,4,0,4,0,4,0,4,0,4,4,4,0,0,4,4,4,0,0,0,0,4,4,4,4,4,0,0,4,4,4,0,4,0,0,4,0,0,4,0,4,4,4,4,4,4,0,4,4,0,4,4,0,4,4,0,0,0,0,0,4,0,0,0,0,0,4,0,0,0,0,4,4,4,4,0,4,1,0,0,4,4,4,4,4,0,4,4,0,2,0,4,0,0,0,4,4,4,4,0,0,0,4,0,0,4,4,0,4,4,4,4,0,0,0,4,4,4,4,0,4,4,4,4,4,4,4,0,4,0,0,0,0,0,0,0,0,0,4,0,4,2,0,4,0,0,0,0,4,4,4,4,4,4,0,4,0,0,4,0,4,4,4,0,0,4,4,4,0,4,4,0,4,0,4,0,4,0,4,4,0,4,0,0,4,0,4,4,4,3,4,4,0,4,0,4,0,0,4,0,0,4,4,0,4,4,4,0,0,0,0,4,0,4,0,4,0,3,4,0,4,4,0,0,0,0,0,0,4,0,4,0,0,0,4,0,0,0,0,0,4,0,0,0,4,3,4,4,0,0,4,0,0,4,4,4,0,4,0,0,0,0,4,0,4,4,0,4,0,4,4,0,2,4,0,4,0,4,4,0,4,4,0,4,0,4,4,4,4,4,0,0,4,2,0,4,4,0,4,3,0,4,0,4,4,4,4,4,0,4,0,0,0,0,4,4,4,0,4,4,0,4,4,0,4,0,0,0,4,4,0,4,0,4,0,4,0,4,0,0,0,0,0,0,0,4,0,4,0,0,4,0,0,4,4,4,4,0,0,0,0,0,4,4,4,4,4,0,0,0,4,4,4,0,4,0,4,0,4,4,0,4,4,4,4,4,4,4,4,4,4,0,4,4,4,4,4,4,0,0,4,4,0,0,1,0,4,4,4,4,0,0,0,0,0,4,0,4,0,0,0,4,4,0,4,4,4,4,0,4,0,3,0,0,0,4,3,4,0,0,1,4,4,0,4,4,0,4,4,4,0,4,0,0,0,0,0,0,0,4,4,0,0,4,4,4,0,4,0,4,0,4,4,0,0,4,0,0,4,4,0,4,0,0,0,4,4,4,4,0,4,0,4,0,0,0,4,3,0,0,3,4,4,0,0,4,0,4,0,4,0,0,0,4,0,0,0,4,0,0,4,0,0,0,0,0,4,0,0,0,4,3,4,0,0,0,0,4,0,4,0,0,0,4,0,0,0,4,0,0,0,0,0,3,0,4,4,4,0,0,4,0,4,0,4,0,0,4,4,0,0,4,0,3,0,4,4,4,0,0,0,4,0,4,4,4,0,0,0,4,4,4,4,0,4,0,0,0,0,4,4,0,4,4,0,0,0,0,4,4,0,4,4,0,0,0,4,4,0,0,0,4,4,4,0,0,0,4,0,0,0,4,4,4,4,0,0,0,4,4,0,4,4,0,4,0,4,0,0,0,0,0,0,4,0,0,0,0,0,0,0,4,0,0,4,4,0,0,4,0,4,4,4,4,0,0,0,0,0,4,4,4,0,0,0,0,4,4,0,0,0,0,0,0,4,1,4,4,4,0,4,4,0,4,4,4,4,0,4,0,4,4,4,4,4,4,4,0,4,4,4,4,0,4,4,1,4,0,0,0,4,4,0,0,0,4,0,0,0,4,0,0,0,0,4,4,0,4,0,0,0,4,4,4,4,4,0,0,0,0,0,4,0,0,0,4,0,4,0,0,4,0,0,4,4,4,0,0,4,4,0,4,4,4,4,4,3,4,0,4,0,4,4,0,0,4,4,4,4,0,0,0,4,4,4,0,0,0,4,0,0,4,4,0,4,4,4,0,4,0,4,0,0,4,4,4,0,4,0,0,4,4,0,4,4,2,0,0,0,0,0,0,0,0,4,0,4,0,4,0,4,0,4,0,0,0,1,4,0,4,0,4,0,4,0,0,0,1,4,0,4,0,4,0,0,4,4,4,0,4,0,4,4,4,0,4,0,2,4,0,4,4,2,4,4,0,0,4,4,4,4,4,0,4,4,4,4,4,4,4,4,0,4,0,0,4,3,4,0,4,4,0,0,4,0,4,0,0,0,4,4,0,0,4,0,4,0,0,4,4,4,0,4,0,4,4,0,4,4,4,0,0,1,0,0,0,0,0,0,0,0,4,0,4,0,0,0,4,4,0,4,2,0,0,4,0,0,0,4,0,4,0,4,0,4,0,4,0,4,0,0,0,0,4,4,0,4,0,4,4,0,4,4,4,0,4,0,4,0,0,4,4,4,4,4,4,0,4,0,0,4,4,4,4,0,4,0,4,0,4,0,0,0,4,4,4,0,0,0,0,0,4,4,0,0,0,0,0,4,2,0,0,4,4,4,4,0,0,4,4,0,0,4,0,0,1,0,4,4,4,0,0,0,0,4,4,0,4,4,0,0,0,0,0,0,0,0,0,4,4,4,0,0,0,0,4,0,4,0,4,0,0,0,0,0,4,0,4,0,0,4,0,0,0,0,0,4,0,4,4,4,0,0,0,0,0,4,4,4,0,0,0,4,0,0,0,4,4,1,4,4,0,4,4,4,4,0,0,0,4,0,4,4,0,4,0,0,4,4,0,4,0,0,4,4,4,4,4,0,0,0,4,0,4,0,4,4,0,0,4,4,0,4,4,4,4,0,4,4,4,4,0,0,0,0,0,0,0,4,4,0,4,0,4,4,0,4,4,0,4,0,0,0,4,4,4,4,0,0,0,0,4,4,0,4,4,0,0,4,0,0,4,0,4,0,0,0,0,0,0,4,4,4,4,4,4,0,4,4,0,0,0,4,0,4,1,0,4,4,4,0,4,4,4,4,4,0,0,0,4,0,4,0,0,4,4,4,0,4,4,0,0,4,0,4,0,0,0,4,4,4,0,4,4,4,4,4,4,3,4,0,4,0,4,0,0,4,4,4,0,4,0,4,0,0,0,0,4,4,0,4,0,4,0,0,0,4,4,0,0,4,0,4,4,4,0,0,4,4,0,4,4,4,0,4,4,0,0,4,4,0,0,0,0,4,4,4,0,0,0,4,0,4,4,0,4,4,4,0,0,0,4,0,0,4,4,4,4,4,1,0,4,4,0,4,4,0,4,4,4,0,1,4,4,4,0,0,0,0,0,4,1,4,4,4,0,4,0,0,4,4,4,0,0,0,0,4,4,0,4,0,0,4,4,3,0,4,0,0,4,0,0,4,0,0,4,0,4,4,4,4,0,4,0,0,0,3,4,4,4,0,4,0,0,0,4,0,4,0,4,0,0,4,4,4,4,4,0,0,0,0,0,0,0,4,4,0,4,4,0,0,4,4,0,0,4,4,4,0,0,4,4,0,4,0,0,0,4,4,0,0,4,4,0,4,4,0,0,0,0,4,4,4,0,4,0,0,4,0,4,3,4,0,4,0,0,0,4,4,0,4,4,2,4,0,4,0,0,0,0,0,4,4,0,4,0,2,0,4,0,0,4,4,0,4,4,4,4,4,4,0,0,4,4,0,4,0,4,0,1,4,4,0,4,4,4,4,0,4,0,0,0,4,4,4,4,0,4,4,4,0,4,0,0,0,0,0,0,0,4,4,0,0,4,0,4,1,0,4,0,0,4,4,4,0,4,0,0,4,0,4,2,4,4,4,0,4,0,4,0,0,0,0,4,4,0,4,4,0,4,4,0,0,4,0,4,0,4,0,0,4,3,4,0,1,0,4,0,0,0,4,0,4,0,4,0,0,4,0,0,4,4,0,4,4,4,3,0,4,4,4,4,0,4,0,4,0,4,0,4,4,4,4,0,0,0,0,0,4,0,4,4,4,0,0,4,0,0,0,0,0,0,0,0,0,1,0,4,4,0,0,4,0,0,0,0,4,4,0,4,0,0,0,4,0,0,4,4,4,4,4,4,4,0,0,4,0,0,0,0,0,0,4,0,4,0,4,0,0,0,4,4,4,0,4,4,0,4,4,4,0,4,0,4,4,4,4,4,4,0,4,4,0,4,4,4,4,4,4,0,0,4,4,4,4,0,4,0,0,4,4,4,0,0,4,0,0,4,0,1,4,0,0,4,4,0,0,0,0,0,4,0,4,0,4,4,4,4,4,4,0,0,4,0,0,0,4,4,0,0,4,4,0,4,4,0,4,4,0,0,4,0,4,0,4,4,4,0,4,0,4,4,0,0,4,0,0,1,4,0,0,0,4,0,0,0,4,4,0,4,0,0,4,1,0,4,0,4,4,0,0,0,0,0,0,0,4,4,0,0,4,4,0,4,0,0,0,4,4,4,0,0,4,0,4,4,4,4,0,0,0,0,0,4,0,4,0,0,4,0,0,4,0,4,4,0,4,4,4,4,0,4,0,0,4,4,0,0,4,4,4,3,4,0,0,0,4,4,0,0,0,4,4,4,4,4,4,4,0,4,4,4,4,0,0,1,4,0,4,4,4,4,4,4,0,4,4,2,4,0,4,0,0,4,0,0,0,0,0,0,0,4,0,4,4,4,4,4,0,0,0,0,4,4,4,4,4,0,4,0,4,4,0,4,4,4,0,4,4,0,0,0,0,4,0,0,4,4,4,4,4,0,4,0,0,0,0,4,4,4,0,4,4,0,4,0,0,0,0,4,4,4,0,4,0,0,0,4,0,0,4,0,4,0,0,0,0,4,0,0,4,4,4,4,0,4,4,4,0,0,4,0,4,4,0,0,4,4,0,0,0,4,0,4,0,0,4,0,0,0,4,4,0,0,0,4,4,0,0,4,0,0,4,4,4,0,0,4,4,0,0,0,4,0,0,0,0,4,4,0,4,4,0,0,4,0,0,4,4,4,4,4,4,0,0,4,0,4,0,4,4,0,0,0,0,0,0,4,4,4,0,0,0,4,4,4,4,0,4,0,0,4,4,0,4,4,4,0,4,0,4,0,4,0,0,0,0,4,0,0,0,0,4,0,2,4,4,0,4,2,4,4,4,4,4,4,0,0,4,4,4,4,4,0,0,4,0,4,4,4,4,4,4,4,0,0,3,0,4,4,0,0,4,4,4,2,0,4,0,4,4,4,0,4,0,4,0,0,0,4,0,4,0,0,0,0,0,4,4,0,0,4,0,4,4,0,4,0,0,1,4,0,4,4,4,4,4,0,0,0,0,4,0,4,0,0,0,0,0,0,4,4,3,4,4,0,0,4,4,4,4,4,4,0,4,0,4,4,0,4,4,0,4,4,4,0,4,4,4,4,0,0,4,4,4,0,4,4,0,4,0,4,0,4,4,0,0,0,0,4,0,0,0,0,0,4,0,0,4,0,4,0,0,0,0,4,0,4,4,0,4,4,0,0,0,4,4,4,0,0,4,4,0,0,4,0,4,4,0,4,4,4,4,0,0,0,4,4,4,4,0,0,4,4,2,0,4,0,1,0,4,0,0,4,4,4,0,4,4,0,4,4,0,0,0,4,0,4,4,0,0,4,0,0,0,4,0,4,0,0,0,0,4,4,4,4,0,0,4,0,0,0,4,0,0,0,4,0,0,4,0,4,0,0,4,4,4,4,4,0,0,0,4,0,0,4,4,4,0,4,0,0,0,0,0,0,4,4,0,0,4,0,0,4,0,0,0,0,0,0,4,4,0,0,0,4,0,4,4,4,0,4,4,4,0,4,0,4,0,0,0,4,0,4,0,0,0,0,0,4,4,0,0,0,4,4,4,0,1,4,0,0,4,0,0,0,0,4,0,0,4,0,4,4,0,4,4,0,4,0,0,0,4,0,4,4,4,0,0,4,4,0,0,0,4,4,4,4,4,4,4,4,0,4,4,0,4,4,0,0,4,4,0,4,0,4,0,4,0,4,4,0,4,3,0,0,0,0,4,0,0,4,2,0,0,1,4,4,4,4,0,0,0,0,4,0,0,4,0,0,0,4,0,0,0,4,0,4,0,4,4,4,0,4,4,0,0,4,4,0,4,4,4,0,0,4,4,0,4,0,0,4,4,4,4,4,0,0,4,4,0,0,4,0,0,0,4,4,0,4,0,4,0,4,0,4,4,4,4,0,4,0,0,4,4,4,4,0,0,4,4,0,1,0,3,0,0,0,0,4,4,4,0,4,4,4,0,0,4,0,0,4,4,4,0,4,0,4,0,4,4,4,0,0,4,4,0,0,4,4,4,4,0,4,0,0,0,4,0,4,0,4,0,4,4,0,0,0,0,4,0,4,4,0,4,4,4,4,0,0,0,0,4,4,0,4,4,0,4,0,4,4,4,4,4,0,0,4,0,0,0,4,0,4,4,4,0,4,0,4,4,0,4,0,0,0,4,4,0,0,0,0,0,0,0,0,0,1,4,0,4,0,4,0,4,4,4,0,1,4,0,0,3,0,0,4,0,4,0,4,0,0,4,4,4,0,4,0,0,4,4,4,0,4,0,0,0,0,4,4,4,4,4,4,0,4,4,4,0,4,0,0,0,0,4,0,0,0,4,0,4,0,0,4,0,0,4,0,4,4,0,4,4,0,0,4,4,0,4,4,4,4,0,4,0,0,4,4,0,4,4,4,0,0,4,0,0,0,0,0,0,0,0,4,4,0,4,0,4,0,4,4,0,0,0,4,4,0,4,0,0,0,4,0,4,4,0,1,4,0,0,0,0,4,4,0,0,4,0,0,0,0,4,4,4,4,4,4,4,4,4,0,4,0,0,0,0,4,4,3,0,4,4,0,0,0,0,0,0,4,0,1,4,4,4,0,4,0,4,4,4,0,0,0,0,4,4,4,4,0,0,0,0,4,0,4,4,4,0,4,4,4,0,0,0,0,0,0,0,4,0,0,4,4,4,0,0,0,0,0,0,4,0,4,4,0,0,0,4,0,4,4,4,0,0,0,4,4,0,4,0,4,0,4,4,0,0,4,4,4,0,4,0,0,0,0,0,0,4,0,4,4,0,4,0,4,0,4,0,4,0,4,0,4,0,0,4,0,0,0,0,4,4,4,2,4,4,0,4,0,0,0,0,4,0,4,0,4,0,4,4,0,0,4,3,0,0,0,4,0,0,0,0,4,0,4,0,4,0,0,4,4,4,4,0,0,0,0,4,0,0,0,0,4,4,0,0,4,1,0,4,4,0,0,4,0,4,4,4,4,0,0,4,0,4,0,4,0,0,4,4,0,0,4,4,4,4,4,4,0,0,0,0,4,0,4,4,4,0,4,0,4,4,0,4,4,0,0,4,4,0,0,0,4,4,4,4,0,4,0,4,4,4,4,4,0,0,4,4,4,4,4,4,4,4,0,0,4,0,4,4,0,4,4,4,4,4,0,4,4,4,4,4,4,0,0,0,0,0,0,0,0,1,4,4,4,0,0,4,4,4,4,4,1,4,0,4,0,0,0,4,0,4,0,0,4,4,0,0,4,4,0,0,4,4,0,0,0,0,4,0,0,0,0,4,4,0,4,4,4,4,0,2,0,4,0,4,4,0,4,4,4,0,0,0,4,4,4,4,0,0,0,4,0,4,0,0,4,0,0,0,0,0,4,4,4,4,4,0,1,0,0,0,0,4,4,4,4,4,1,4,4,4,4,0,0,4,4,0,0,0,4,4,0,4,0,4,0,4,0,0,4,0,4,4,4,0,0,4,0,0,0,0,4,4,0,0,4,0,0,4,4,4,0,4,0,4,4,4,0,2,0,0,4,4,0,4,4,4,0,4,0,4,0,0,0,0,0,0,4,4,4,0,0,4,0,4,4,4,4,0,4,4,0,0,4,4,0,4,4,4,4,4,4,0,4,4,0,4,0,0,4,4,0,0,0,0,0,4,0,0,1,4,0,0,0,0,4,4,4,4,0,4,0,4,0,4,4,0,0,4,4,0,0,4,0,0,4,0,0,0,4,4,4,4,0,0,0,4,4,0,0,4,4,4,0,4,0,0,4,0,0,0,4,4,0,4,0,4,4,0,4,4,0,4,4,0,0,4,0,0,4,4,0,0,4,4,0,4,0,4,4,0,4,0,4,4,0,0,0,4,4,4,0,0,0,4,0,0,0,0,0,4,4,4,4,0,0,0,0,4,3,0,4,4,4,4,4,4,4,0,4,2,0,0,4,0,0,4,0,4,4,0,0,0,4,4,4,4,0,4,0,4,4,0,4,0,3,4,0,4,4,3,0,0,4,4,3,0,0,0,0,0,4,4,4,4,4,0,4,4,0,0,0,0,4,4,4,4,4,0,4,4,0,0,0,4,0,0,4,0,0,4,4,0,4,0,4,4,1,0,0,4,0,4,0,0,4,4,0,0,0,4,4,4,0,0,0,0,4,0,4,4,0,4,0,0,4,0,4,0,0,4,4,4,0,4,0,4,0,0,0,0,0,4,4,0,0,0,0,4,0,4,0,0,4,4,0,0,0,0,0,4,0,4,4,4,0,4,4,4,4,4,4,0,0,0,0,0,0,4,4,0,4,0,0,4,0,4,0,0,4,0,0,4,0,0,4,0,0,0,4,0,0,4,4,0,4,3,4,0,0,0,4,0,0,4,4,0,4,4,3,0,1,0,0,4,0,4,4,4,4,0,4,4,0,4,4,0,4,4,3,4,0,0,0,4,0,4,0,0,4,4,0,3,4,4,4,4,4,0,0,0,4,0,4,4,4,0,0,4,0,4,4,4,4,0,4,4,0,0,4,4,0,4,0,0,0,0,0,0,4,4,4,4,0,4,0,4,4,0,0,0,4,4,0,0,4,0,4,0,0,4,4,0,4,4,4,0,0,4,0,0,4,0,0,4,0,4,4,4,0,4,4,0,0,0,4,0,3,4,0,4,4,4,0,4,0,0,0,0,0,0,0,0,4,0,4,0,0,0,4,4,0,0,0,4,4,0,4,0,0,4,0,0,0,0,0,0,4,4,0,0,0,0,4,4,4,0,0,4,4,0,0,4,4,0,4,4,4,0,0,4,0,4,4,0,1,0,0,4,4,4,4,4,0,0,4,0,0,0,4,4,0,0,4,0,4,0,0,0,0,4,4,4,4,0,0,2,0,4,4,4,4,4,0,4,0,0,4,0,4,0,4,4,4,0,0,0,4,4,4,0,4,0,0,4,0,4,4,4,4,4,4,4,0,4,0,4,0,0,0,0,4,0,0,4,0,4,0,4,0,0,4,1,0,4,4,0,0,0,0,0,4,4,0,0,4,0,0,0,4,0,4,0,4,4,4,0,4,4,0,0,4,4,4,4,0,4,4,0,4,0,4,0,0,0,0,4,4,0,0,4,4,4,4,0,4,4,4,0,4,4,4,4,0,0,0,4,4,4,4,4,4,4,4,0,4,0,0,0,0,0,0,0,0,0,4,4,4,4,0,4,4,4,0,4,0,0,4,4,0,4,0,0,4,0,4,0,0,4,4,0,0,4,0,4,0,4,4,0,0,4,4,4,4,0,4,0,0,0,0,0,4,0,0,0,0,4,4,0,0,0,4,0,4,3,4,4,0,4,4,4,4,4,0,4,4,0,4,0,4,0,4,4,0,0,4,4,4,0,0,4,0,4,0,0,0,0,4,4,0,0,0,4,0,0,4,4,4,0,0,4,4,4,4,4,4,0,4,4,4,4,0,4,4,1,0,4,4,0,4,4,0,0,4,0,0,4,4,0,0,4,4,4,4,0,0,4,4,0,0,0,4,0,0,4,4,4,4,4,4,0,4,4,4,0,4,4,0,0,0,0,4,0,0,1,4,0,0,0,4,0,4,0,0,0,4,0,4,4,4,4,0,1,0,4,0,0,4,0,0,4,0,4,4,0,0,4,0,0,4,0,4,4,0,4,0,0,4,0,0,0,0,1,4,0,4,4,4,4,0,0,0,0,4,4,4,0,1,0,4,0,4,4,4,0,4,0,0,4,0,0,0,0,0,4,0,0,0,4,0,4,4,4,4,4,0,0,4,4,0,0,4,0,4,4,4,4,0,0,0,3,0,0,4,0,4,4,4,4,0,4,0,4,0,4,0,4,0,0,0,0,4,4,4,0,4,0,4,4,4,0,0,0,0,4,4,4,0,4,4,4,1,4,4,4,0,0,4,0,0,0,0,0,4,4,0,0,0,0,0,4,0,0,0,4,4,4,4,0,0,0,4,0,4,4,4,4,4,4,0,0,4,4,0,0,4,4,0,0,4,0,0,0,0,4,0,4,0,4,4,4,0,4,4,4,0,0,4,0,4,0,4,0,4,0,4,0,0,4,4,0,4,0,4,0,0,0,0,0,4,0,4,0,4,4,4,0,4,4,4,4,0,0,4,0,0,0,0,0,0,0,4,0,4,0,0,0,4,4,0,0,0,0,3,0,4,0,0,4,0,4,0,4,4,0,4,2,4,4,0,4,4,4,0,0,0,4,0,4,0,0,4,0,0,0,4,0,4,0,0,4,0,0,0,4,3,0,0,0,0,0,4,4,4,0,0,0,4,4,4,4,0,4,0,4,4,4,4,0,0,0,0,4,4,0,4,4,0,0,4,0,4,0,4,4,4,0,4,4,4,0,0,0,4,0,0,0,4,4,0,2,0,0,0,4,0,4,0,0,4,4,4,0,4,4,0,0,0,4,4,4,4,4,0,4,0,0,4,0,0,4,4,0,4,0,4,4,4,4,4,2,0,4,4,0,0,0,0,0,0,4,4,0,0,4,0,4,0,4,0,0,0,0,4,0,0,1,0,4,4,4,2,4,4,4,4,4,4,4,4,4,4,4,0,0,4,4,0,0,0,0,4,0,4,4,4,4,0,0,0,4,4,0,4,0,4,0,4,4,0,0,0,0,4,0,0,0,4,4,0,4,0,4,0,4,4,4,0,0,0,0,0,4,4,2,0,0,0,0,0,4,4,4,0,4,4,0,4,4,0,4,0,0,0,0,4,4,4,0,0,4,4,0,4,0,4,0,4,0,0,0,4,4,4,4,4,0,4,4,0,1,4,4,4,0,0,4,0,4,4,0,2,4,4,4,4,0,0,0,0,4,0,4,4,0,0,0,0,4,4,0,4,4,0,4,4,4,0,0,4,0,4,0,0,4,4,4,0,4,0,4,4,0,0,4,4,0,0,4,0,4,0,4,3,0,0,0,4,4,0,0,0,0,4,0,4,4,0,4,4,0,0,0,4,0,4,4,4,4,4,4,0,0,4,0,4,0,4,0,0,0,4,0,0,4,0,4,4,0,0,0,0,0,0,2,4,4,0,4,4,0,4,4,4,4,0,4,0,0,0,3,4,4,0,0,0,4,4,0,4,4,0,2,4,3,0,4,0,0,4,0,4,4,0,0,0,4,0,1,4,1,0,4,4,0,0,0,0,0,4,4,0,3,4,4,0,0,4,0,4,4,4,0,4,4,4,4,3,4,0,4,4,0,4,4,4,0,4,4,4,0,0,4,4,0,4,4,4,0,0,4,4,4,0,4,4,4,0,4,0,0,4,0,0,0,4,0,4,0,4,0,4,0,0,0,0,4,4,0,4,4,4,0,4,0,4,4,0,0,0,4,0,0,4,4,0,4,4,0,4,0,4,4,0,4,0,0,0,4,4,0,0,0,4,4,4,4,4,0,0,4,4,0,0,0,4,0,4,0,0,0,4,0,4,0,0,0,0,0,4,0,2,0,0,4,4,0,0,0,4,0,0,0,4,0,4,0,0,0,4,0,4,0,4,0,0,2,4,0,0,2,0,0,4,0,3,4,4,4,0,0,4,4,0,4,4,4,0,0,4,4,0,4,3,0,4,4,0,4,0,4,0,0,4,3,4,4,4,0,0,4,0,0,4,0,0,0,4,0,0,3,4,0,4,0,4,0,0,0,0,0,0,0,4,4,4,0,0,4,4,4,0,0,0,4,4,0,4,4,0,4,4,4,4,0,0,0,0,0,4,0,1,0,4,4,0,4,4,0,4,0,4,4,4,0,4,4,4,4,4,4,4,0,0,0,0,0,4,0,4,0,4,0,0,4,0,0,4,4,0,0,0,4,0,4,4,0,0,4,0,4,4,4,4,4,4,4,4,0,4,0,0,4,0,0,0,4,0,4,0,0,0,4,4,4,0,4,4,0,3,4,4,0,0,4,0,4,0,4,4,4,0,4,4,0,0,0,4,0,4,4,0,0,0,0,0,4,4,4,0,0,0,4,0,4,4,4,0,0,4,4,4,4,0,4,4,0,0,0,0,4,4,0,0,0,0,0,3,4,4,4,4,4,4,0,0,0,0,4,0,4,0,0,0,0,0,2,0,4,0,0,0,4,4,4,4,0,4,0,4,0,0,4,4,4,4,4,4,0,0,0,0,4,0,4,4,0,0,4,4,4,4,4,4,4,0,0,0,4,0,4,0,0,4,0,4,0,4,4,4,4,4,4,4,4,0,0,4,4,4,0,0,0,4,0,0,0,0,4,0,4,4,0,4,4,4,0,0,4,4,0,0,4,0,0,0,4,4,4,0,4,0,0,4,0,0,0,4,0,4,0,0,0,4,4,0,0,4,4,0,4,4,4,0,0,2,0,0,4,4,0,4,4,4,0,4,4,4,4,0,4,0,0,0,0,0,0,4,4,4,4,0,4,4,0,0,4,4,4,4,0,0,0,4,1,0,4,0,0,0,1,4,0,0,0,2,4,0,0,0,0,4,0,0,4,4,0,4,4,4,4,4,4,4,0,0,0,0,0,0,0,0,0,4,1,4,4,4,4,0,0,0,4,4,4,4,0,4,2,0,4,0,4,0,4,0,0,0,0,4,4,4,0,0,3,4,4,4,0,0,0,0,4,4,0,0,0,0,0,4,4,4,4,0,0,0,4,4,4,0,4,0,4,2,0,4,4,4,4,4,4,4,0,0,4,0,4,0,3,0,0,0,4,4,4,4,4,4,0,4,4,0,4,4,0,4,0,0,0,0,0,0,4,4,0,0,0,4,4,4,0,4,0,4,0,0,4,4,0,0,0,4,4,0,0,4,4,0,4,4,0,0,4,0,4,0,4,4,0,0,4,0,0,0,0,4,0,0,0,4,1,4,4,0,0,0,4,0,4,0,0,4,0,0,0,0,4,4,0,0,0,0,4,0,0,4,4,0,0,4,4,0,4,0,4,4,0,0,4,0,0,4,4,4,0,0,0,4,0,4,4,4,4,0,4,4,0,0,0,0,0,4,0,1,0,0,4,0,0,4,0,4,4,0,4,4,4,0,4,0,0,0,4,4,4,0,4,0,4,0,0,4,0,4,4,4,4,4,4,4,0,4,0,4,0,4,0,0,4,4,0,4,0,4,0,0,0,4,4,0,4,0,4,4,4,4,4,4,4,0,4,0,4,0,4,4,4,4,4,0,4,0,0,0,4,1,0,0,0,4,0,4,0,4,0,4,0,0,4,4,0,0,4,0,4,0,4,0,4,0,4,0,4,0,0,2,4,4,4,4,0,4,0,0,4,0,4,4,4,4,0,0,0,4,0,4,0,4,4,0,0,0,4,4,0,0,4,0,0,0,0,4,4,0,4,0,0,4,0,4,4,0,4,4,0,0,0,4,1,4,4,4,0,0,4,4,4,4,4,4,0,0,4,0,4,4,4,4,4,0,4,0,4,0,4,4,0,4,0,4,0,0,0,0,4,0,0,0,1,4,0,0,4,0,0,0,0,0,4,0,4,4,4,0,4,0,0,4,0,0,4,4,0,4,4,0,4,0,4,4,4,4,0,0,0,0,4,4,0,4,0,0,0,0,0,0,0,4,4,0,0,0,0,0,0,4,4,4,4,4,4,4,4,4,0,0,0,4,4,0,4,0,4,0,4,4,0,4,4,4,4,0,0,0,4,4,0,4,0,0,0,4,4,0,4,4,0,0,4,0,3,0,4,0,4,0,0,0,0,0,0,4,0,0,4,0,0,4,0,4,0,0,4,0,4,4,4,4,4,4,4,1,0,2,4,0,0,0,4,4,0,4,0,4,3,4,4,0,4,1,4,0,0,0,4,4,4,0,0,0,0,0,0,4,0,4,4,4,0,4,0,0,4,0,4,4,4,0,4,0,4,4,4,0,0,1,0,4,0,0,4,4,0,0,0,0,4,4,0,0,4,4,4,4,4,0,0,0,4,4,4,0,0,4,4,0,4,4,0,4,4,4,4,4,4,4,4,4,4,4,0,4,4,0,4,0,4,0,2,0,0,4,4,4,0,4,4,4,0,4,4,4,4,0,4,0,4,4,0,4,4,0,0,4,0,0,4,4,0,4,4,4,4,4,4,4,0,0,0,0,0,4,4,4,4,4,4,0,4,0,4,0,0,4,0,0,0,4,4,0,3,4,4,2,4,1,0,4,4,0,4,4,0,0,4,0,4,4,0,0,4,4,4,4,0,0,4,0,4,4,4,4,4,4,0,0,4,0,0,4,0,0,4,0,4,0,0,4,4,4,2,4,0,4,0,4,0,4,0,0,4,4,4,0,0,4,0,0,0,0,0,0,0,4,0,4,4,4,0,4,4,4,4,0,4,0,4,4,4,4,4,4,4,0,4,4,0,0,0,0,4,4,0,4,0,4,0,0,0,4,0,4,0,0,4,0,0,0,0,0,0,4,4,4,0,4,0,0,0,0,0,4,0,4,4,4,0,0,0,0,0,0,0,0,0,0,4,0,0,4,4,3,0,4,4,4,4,0,0,0,4,0,0,4,4,4,4,4,4,4,0,0,4,4,0,4,0,4,0,4,0,0,0,0,0,2,4,0,0,0,0,0,0,4,0,4,4,4,0,0,0,0,4,4,0,0,0,0,4,0,0,4,4,4,4,0,4,4,4,4,0,4,4,0,4,4,4,4,0,0,0,0,4,0,4,4,4,1,4,4,0,4,4,0,4,4,0,0,0,0,4,4,4,0,0,4,4,0,4,4,4,0,4,0,0,4,0,4,0,4,0,4,3,0,4,0,0,4,4,3,0,4,4,0,1,4,0,4,0,0,0,4,0,0,4,0,0,4,0,4,0,4,0,0,0,4,0,0,4,0,4,0,4,4,4,0,0,4,0,4,3,0,4,4,0,4,4,4,4,0,4,4,0,0,0,0,0,4,0,4,0,0,0,4,4,0,0,4,0,0,4,0,4,0,0,4,4,0,4,0,0,0,0,4,0,0,0,0,0,0,0,4,0,4,4,0,4,4,4,0,0,0,4,0,4,4,4,4,0,0,4,0,0,4,4,4,4,0,0,0,4,0,0,4,0,0,4,0,0,4,1,4,4,4,4,4,3,0,0,4,4,4,0,3,4,0,0,4,0,4,0,4,4,0,0,0,0,0,0,0,0,4,4,0,4,0,3,4,4,0,4,4,4,0,0,0,4,4,0,0,4,0,0,4,4,4,4,4,4,0,4,4,0,0,1,4,0,0,4,4,4,0,0,4,0,4,4,0,4,0,0,4,4,4,0,4,4,4,0,0,4,0,0,4,4,0,4,0,4,4,1,0,4,0,4,0,4,1,0,0,4,0,4,4,0,0,4,4,0,4,4,4,4,4,0,0,4,0,4,4,0,4,0,0,0,0,4,0,0,4,0,0,4,4,0,0,4,0,0,0,4,4,4,4,4,0,4,4,0,0,4,0,0,0,4,4,4,4,4,4,0,0,0,0,4,0,0,0,0,4,4,0,0,0,4,0,4,0,0,4,0,0,4,4,0,4,4,4,4,0,4,0,4,0,0,0,0,0,4,4,0,0,4,4,0,0,4,3,0,0,0,4,0,0,0,0,0,4,4,4,0,0,4,0,4,0,4,4,4,0,4,0,4,0,0,3,0,4,4,4,0,0,2,0,0,4,0,4,4,0,0,4,4,0,4,4,4,4,4,4,4,4,4,4,0,0,4,4,4,0,4,0,4,4,4,0,4,0,4,4,4,4,0,0,0,0,4,0,4,4,0,0,0,0,4,4,4,4,4,0,0,4,0,0,0,4,0,0,4,0,4,0,0,3,0,0,4,0,0,4,4,4,0,2,4,0,0,4,3,0,4,2,0,0,4,4,0,0,4,0,0,0,0,0,0,4,4,0,4,4,0,4,0,4,3,4,4,4,0,0,4,0,0,0,0,4,0,0,0,0,4,4,0,4,4,0,0,0,4,0,0,4,0,2,4,0,4,4,4,0,0,0,0,0,4,4,4,4,0,4,4,0,4,0,4,4,0,0,0,0,0,4,4,4,4,4,0,4,4,4,0,4,4,0,0,0,4,0,4,4,0,4,4,4,4,4,0,0,0,4,0,1,4,0,4,4,0,4,0,4,0,0,4,0,4,4,4,0,4,0,0,0,0,0,4,0,0,0,4,4,0,0,0,4,0,4,0,4,4,0,0,2,4,4,4,4,4,0,4,4,4,4,4,4,1,4,4,0,0,0,0,0,4,0,4,0,0,0,4,4,0,4,4,4,4,0,4,4,0,4,0,0,4,0,0,0,0,4,4,4,4,4,4,4,4,0,0,0,0,0,3,4,4,0,0,0,4,0,0,4,0,0,4,4,4,4,4,0,0,4,4,0,4,4,0,4,0,3,4,4,0,0,2,0,0,0,1,0,0,4,0,0,4,0,0,4,4,4,4,4,4,4,4,0,4,0,4,4,0,0,4,0,0,0,0,0,0,0,4,0,4,4,4,4,0,4,0,4,0,4,0,4,4,4,0,4,0,4,4,0,0,0,0,4,4,3,4,4,0,0,4,0,4,4,4,4,4,4,4,0,4,4,0,4,4,4,4,4,0,4,0,0,0,4,0,0,0,0,4,4,0,0,4,0,0,4,4,4,4,4,4,0,3,4,4,0,4,0,0,4,0,4,4,0,4,4,4,0,0,0,4,0,0,0,4,4,4,0,4,4,4,4,0,4,0,3,4,4,0,0,4,0,0,0,4,4,0,4,0,4,0,0,4,4,4,0,4,4,4,0,0,4,0,4,0,4,3,0,0,0,4,4,1,4,4,0,0,0,0,4,0,0,0,0,4,4,4,0,0,0,4,4,0,0,0,0,4,0,0,4,4,0,4,4,0,0,4,0,0,4,0,4,0,4,4,1,4,0,0,0,4,0,0,0,0,0,1,4,4,0,0,0,0,0,0,0,0,4,0,0,0,4,4,0,0,0,4,0,0,0,4,4,0,4,4,0,0,0,4,0,4,4,4,0,4,0,0,0,0,4,4,0,0,0,0,0,4,0,0,0,0,0,2,4,0,0,0,4,0,0,4,0,0,4,0,4,4,4,4,4,4,0,4,0,0,0,4,0,0,0,0,0,0,4,4,4,4,0,0,0,0,0,0,4,0,0,4,4,0,0,4,4,0,4,4,0,4,4,4,0,0,0,4,0,0,4,4,4,0,4,4,4,0,4,4,0,4,4,4,4,4,4,0,0,4,0,0,0,0,0,0,4,0,0,0,0,4,4,0,0,4,0,0,0,4,4,0,0,4,0,4,1,4,4,4,4,4,4,0,4,4,4,0,4,4,2,0,4,2,4,0,4,4,0,0,2,0,4,0,4,4,4,0,4,3,4,4,4,0,0,0,0,4,0,0,0,0,0,4,0,0,4,0,4,0,0,4,4,4,0,4,4,4,4,4,4,0,0,0,4,4,0,0,0,0,0,4,0,0,0,4,3,4,1,4,0,4,4,4,4,4,4,4,0,4,4,0,0,4,4,0,0,4,0,4,4,4,0,4,4,0,4,4,0,4,0,0,0,0,4,4,0,0,0,4,0,0,0,4,0,0,4,4,0,4,0,0,4,0,4,4,4,4,0,4,4,0,0,0,4,4,4,4,0,4,4,0,4,0,0,0,0,0,0,4,4,0,4,0,4,4,4,2,4,0,0,0,4,0,4,4,0,4,0,0,0,4,4,0,4,4,4,0,4,0,0,0,4,0,4,0,0,0,0,0,4,0,4,4,0,0,4,4,4,2,0,4,0,4,4,0,0,0,0,4,0,4,0,4,4,0,4,0,4,4,0,4,0,4,0,0,4,4,0,4,0,4,4,4,4,4,0,0,4,4,4,4,0,4,4,0,4,0,4,0,0,4,0,0,0,0,0,4,4,2,4,0,0,4,4,4,0,4,4,4,4,0,4,4,4,0,0,0,0,4,4,0,0,0,0,0,0,0,4,0,0,4,0,0,0,0,4,0,0,0,0,4,0,4,0,0,4,0,0,0,4,4,4,3,4,4,4,0,4,4,0,4,4,4,0,1,4,4,0,4,0,0,0,0,4,4,4,0,0,0,0,4,0,4,0,0,4,4,4,0,0,4,4,0,0,0,0,4,0,0,4,4,4,4,0,0,0,4,0,4,4,0,0,0,0,4,0,0,0,0,0,0,4,0,0,4,4,0,4,4,0,0,4,0,0,4,0,0,4,4,0,4,4,4,0,4,0,4,3,4,0,0,4,0,0,0,4,0,4,0,0,4,4,4,0,0,0,0,0,4,0,4,4,4,0,0,4,0,4,4,4,2,0,0,4,4,4,4,4,4,4,0,4,4,4,4,0,4,0,0,4,4,0,0,4,0,0,4,0,4,4,0,0,0,4,4,0,4,4,0,0,4,4,4,4,0,4,4,4,4,4,4,0,4,4,4,0,4,4,0,0,4,2,4,0,4,4,0,0,4,4,4,4,0,4,4,0,4,4,0,4,0,0,0,0,4,4,0,0,4,4,4,0,4,4,4,4,4,4,0,1,0,4,4,0,4,4,0,4,4,4,4,0,4,0,4,4,0,4,0,0,0,0,4,0,4,0,0,4,4,4,0,3,4,4,4,0,0,0,4,4,1,0,0,0,4,0,4,0,0,4,4,0,4,4,4,4,0,4,0,4,4,4,0,0,0,0,4,0,0,4,0,4,0,4,0,0,0,2,0,0,0,4,4,0,0,4,4,0,4,4,4,0,0,0,4,0,0,4,4,4,4,0,4,0,4,4,0,0,0,0,4,0,4,4,0,4,0,0,4,0,4,4,0,4,4,0,0,4,4,4,0,0,0,0,4,0,4,0,4,0,0,0,4,4,4,4,0,0,4,0,0,4,0,0,4,4,4,0,0,0,0,4,4,0,4,4,0,4,0,0,4,4,4,4,4,4,0,0,4,4,0,4,4,4,4,4,4,0,4,0,4,0,0,0,0,0,4,0,4,4,0,0,0,0,0,4,0,4,0,4,4,4,0,4,4,4,0,0,4,4,4,4,0,4,0,3,4,4,4,0,4,0,2,4,4,0,4,0,4,0,4,0,4,4,4,0,4,0,0,4,4,4,4,0,4,0,0,4,4,0,0,4,4,4,4,0,4,0,4,4,4,0,0,4,0,4,0,0,4,4,0,0,4,4,0,0,4,4,4,0,0,4,4,4,4,0,4,4,4,0,4,0,0,4,0,4,0,4,0,0,1,0,0,4,0,4,0,0,0,0,4,0,4,4,4,0,4,4,4,0,4,4,0,4,0,4,0,4,0,4,4,0,2,4,0,4,4,4,4,4,4,4,0,0,0,4,0,4,0,4,4,4,4,4,4,4,0,4,0,0,0,0,0,0,0,0,0,4,0,0,0,4,0,0,4,4,4,4,0,4,2,4,4,4,4,0,0,4,4,2,0,4,4,0,4,4,4,0,4,0,4,0,3,4,4,0,0,0,0,0,3,0,0,4,0,4,4,0,0,4,0,4,0,4,4,4,4,4,4,4,4,4,4,0,4,4,0,0,4,0,4,0,4,4,4,0,4,4,4,0,4,0,0,4,4,4,4,4,0,2,0,0,4,0,0,4,0,0,4,4,0,4,0,4,0,4,4,0,4,0,0,4,4,3,4,0,4,4,4,4,0,0,0,0,0,0,4,0,0,4,4,4,0,4,0,4,4,0,4,0,4,0,0,0,4,0,0,0,4,0,0,4,4,0,4,4,4,0,4,4,0,4,0,4,0,4,4,4,0,4,0,0,2,0,1,0,4,0,0,4,0,0,4,4,0,0,4,0,4,0,0,0,0,0,0,4,4,0,4,0,4,4,0,0,4,4,4,4,4,0,0,4,0,4,0,0,4,0,4,4,4,4,0,4,4,4,0,0,4,0,4,0,4,0,4,0,3,4,0,0,4,4,4,0,4,0,4,4,0,0,0,4,4,0,4,0,0,0,0,0,0,0,0,4,4,0,0,0,0,0,0,4,4,0,4,4,4,4,4,0,0,4,0,0,0,0,4,4,0,4,0,0,4,0,0,0,4,0,4,0,4,4,4,0,0,4,4,0,4,4,0,0,4,0,4,0,4,0,0,0,0,4,0,0,0,4,0,4,0,0,4,0,4,0,3,4,4,4,4,0,4,4,4,0,0,0,4,0,4,0,4,4,4,0,0,4,4,0,0,0,2,4,4,4,4,0,4,0,4,4,4,4,0,0,0,0,0,4,0,0,4,4,4,0,0,0,4,0,4,4,2,4,0,4,4,0,0,0,0,0,4,4,4,4,0,1,4,4,4,4,4,4,4,4,4,0,0,0,4,0,4,0,4,0,4,0,4,0,0,4,4,4,4,4,0,0,4,0,4,4,4,1,4,0,4,0,0,0,4,0,0,4,0,0,4,0,4,0,0,0,4,0,0,4,4,4,0,4,0,0,0,4,0,4,4,0,2,4,0,0,4,0,0,4,0,0,0,4,4,4,4,0,4,4,0,0,0,0,4,0,4,4,4,0,4,0,0,1,4,0,4,4,4,4,0,4,0,0,4,0,4,4,4,4,4,0,0,4,4,4,4,0,4,4,4,0,4,0,0,0,4,4,4,0,4,4,0,4,0,4,4,0,1,0,0,4,0,0,3,3,0,4,0,4,0,4,4,4,4,4,4,4,0,0,4,0,4,0,0,0,4,0,0,0,0,0,0,4,4,0,4,4,4,0,0,0,4,4,4,0,4,4,4,0,4,4,0,4,4,0,4,0,0,0,4,0,0,4,4,4,4,0,0,4,4,0,0,0,0,4,0,4,0,0,4,4,4,4,0,0,4,0,4,4,4,0,0,4,4,0,4,4,4,4,0,0,4,0,0,0,4,0,4,0,0,4,4,4,4,4,0,4,4,0,4,4,4,4,4,0,0,4,0,4,4,4,0,0,2,4,4,2,0,4,0,0,0,4,4,4,4,0,0,4,0,0,0,0,0,0,4,0,4,0,4,0,4,4,4,0,4,3,4,4,0,4,4,4,4,0,4,0,0,4,3,4,0,4,0,4,0,4,4,0,0,0,0,4,0,4,0,4,0,4,0,4,4,0,0,0,0,4,4,4,0,1,4,0,4,0,4,4,4,0,0,0,4,0,4,4,4,4,4,4,0,0,0,4,4,0,0,0,0,4,0,0,0,0,4,4,4,4,0,4,4,4,0,0,4,0,4,0,4,4,0,4,0,4,4,4,4,4,4,0,1,0,0,0,4,4,0,4,4,0,4,4,0,4,0,0,4,0,0,4,4,4,0,4,0,4,0,0,4,4,0,0,4,0,4,0,4,4,4,4,0,0,0,4,0,4,0,0,4,4,4,4,4,4,4,4,4,4,4,4,4,0,0,4,4,0,4,0,4,4,0,0,4,4,4,4,4,0,4,0,4,4,0,4,0,4,4,0,4,4,4,0,4,0,4,4,4,0,0,0,0,4,3,4,4,0,0,4,0,0,4,4,4,4,4,4,4,0,4,0,4,0,0,4,0,0,0,0,4,4,0,0,4,0,0,4,4,4,4,4,0,0,4,0,0,0,4,4,4,0,0,0,0,4,0,0,0,4,0,4,4,4,0,4,0,4,0,0,4,4,4,0,0,4,0,0,4,0,4,0,4,4,4,0,4,0,0,0,0,4,0,4,4,0,0,4,4,0,0,0,0,0,4,0,4,0,4,0,4,4,0,</text:span></text:p>
      <text:p text:style-name="P1"><text:span text:style-name="T1"><text:tab/><text:tab/>&lt;/sequence&gt;</text:span></text:p>
      <text:p text:style-name="P1"><text:span text:style-name="T1"><text:tab/><text:tab/>&lt;sequence taxon='C1' totalcount='5'&gt;</text:span></text:p>
      <text:p text:style-name="P1"><text:span text:style-name="T1">4,4,4,0,0,4,4,0,4,4,0,0,4,0,0,4,0,0,4,0,4,4,0,4,4,0,4,0,4,0,4,0,4,0,0,0,0,4,0,4,3,0,4,4,4,0,4,3,0,4,4,0,4,4,4,4,4,0,2,4,4,0,4,4,0,4,4,0,0,4,0,0,0,0,4,0,0,0,4,0,4,4,0,0,0,0,4,4,0,0,0,1,0,4,0,0,0,0,4,4,4,0,0,4,0,0,4,4,0,0,0,4,0,4,0,4,4,0,4,4,0,4,4,0,1,4,2,0,0,0,3,4,4,4,0,4,0,4,0,4,4,4,4,4,4,0,0,0,4,0,4,0,0,0,0,4,0,4,1,2,4,0,0,4,0,0,4,4,0,0,4,0,4,0,0,4,0,0,4,0,4,4,0,0,4,4,4,0,1,4,0,0,0,1,0,4,0,4,4,4,0,0,4,0,0,4,4,4,4,0,0,0,4,0,0,4,4,4,4,4,0,4,4,0,2,2,4,0,0,4,4,4,4,4,0,0,0,4,0,0,4,4,4,4,0,0,0,0,4,4,4,4,0,4,4,4,0,4,0,0,0,4,4,0,4,0,0,3,4,0,2,4,4,0,0,4,4,0,4,0,0,0,4,0,0,0,0,4,0,4,4,4,0,0,0,4,4,0,0,0,0,2,4,4,0,0,4,0,0,0,0,0,0,4,0,3,4,0,4,4,4,4,0,4,0,0,0,0,0,0,0,0,0,0,3,4,4,4,4,4,0,0,4,4,4,4,0,4,0,4,0,0,4,3,4,0,4,4,0,0,0,0,0,0,0,4,0,4,0,4,4,0,0,0,4,4,0,4,0,3,4,4,4,0,4,4,4,4,4,0,4,0,0,4,0,0,3,4,4,4,4,4,0,0,4,2,4,1,4,4,3,0,4,0,0,4,2,4,4,0,4,4,0,0,4,0,0,4,0,4,4,2,4,4,0,0,4,0,0,0,4,4,4,4,4,4,3,0,4,4,2,0,1,4,4,0,0,4,4,0,0,4,0,0,4,4,4,0,2,0,4,4,4,0,4,4,0,4,4,4,4,0,0,0,0,0,4,0,4,0,4,4,4,0,0,4,3,4,0,4,0,0,4,4,4,0,4,0,4,4,1,4,4,4,0,0,2,0,4,4,0,4,4,4,4,0,0,0,4,4,0,0,4,4,0,4,4,0,0,4,4,1,4,0,0,4,0,0,4,4,0,0,4,0,0,0,0,0,0,0,0,0,0,4,4,4,4,4,0,0,4,1,4,4,0,4,0,4,0,4,0,0,0,0,4,0,4,0,0,0,0,0,4,4,4,0,4,0,4,4,0,0,0,0,4,1,4,0,0,4,4,0,4,0,4,0,3,0,4,4,4,4,0,3,4,4,4,4,4,0,4,0,4,4,0,0,0,4,2,4,4,0,0,0,0,4,4,0,0,4,0,0,4,4,0,2,4,4,0,0,0,0,4,4,0,4,4,4,0,4,0,0,4,4,1,0,4,0,4,4,0,0,0,3,4,0,4,0,4,4,4,2,4,4,4,0,4,4,0,4,4,4,4,0,4,0,4,0,4,0,4,4,4,0,4,0,0,4,4,0,0,4,4,4,4,4,4,4,0,0,4,0,4,4,4,0,1,4,4,4,4,4,4,4,4,0,4,0,4,4,0,0,4,4,0,2,0,4,4,0,4,4,0,0,2,4,4,0,4,0,0,4,0,4,0,4,4,4,4,4,0,1,4,4,0,3,4,4,4,0,0,0,4,4,4,0,4,0,0,4,0,0,0,0,0,0,4,1,4,0,0,4,0,0,0,0,4,0,4,4,4,0,0,4,3,0,0,4,4,0,4,4,0,0,0,0,0,0,4,4,4,0,4,4,4,0,4,4,0,4,0,4,0,0,4,0,4,0,2,0,0,0,4,0,0,0,4,4,4,0,0,4,4,3,0,0,0,0,0,4,1,4,0,4,0,0,0,0,1,0,0,0,4,4,0,4,4,4,4,4,0,0,0,0,0,0,4,4,4,4,0,4,0,0,4,4,4,0,4,4,4,0,4,0,0,0,0,4,4,0,4,0,4,0,0,0,4,0,0,0,0,0,0,4,0,0,4,2,4,4,4,0,4,0,4,3,4,4,4,0,4,4,0,0,0,4,0,4,4,4,0,4,0,0,0,4,4,0,0,0,4,4,4,0,0,4,0,4,0,0,4,0,4,0,3,0,4,0,0,4,0,4,4,4,0,0,0,0,4,0,4,0,0,0,3,4,4,0,4,0,0,4,4,4,4,4,4,0,4,0,0,0,4,4,4,4,0,0,4,4,4,0,0,2,0,0,0,4,0,0,0,4,4,0,4,4,2,0,0,4,0,4,4,0,4,0,2,0,0,0,0,4,0,0,4,4,0,4,0,0,0,4,4,0,0,0,0,4,4,4,0,0,4,0,4,4,0,0,4,0,0,4,0,0,2,0,0,4,2,2,4,4,4,0,0,1,0,4,4,0,4,0,0,0,4,0,0,0,4,0,0,0,0,0,0,4,4,4,4,4,0,0,0,0,4,4,0,0,0,0,1,4,0,4,4,0,4,4,0,0,0,0,4,0,0,0,0,3,4,0,0,4,3,0,0,4,0,0,0,0,4,4,0,4,4,4,0,0,4,4,4,4,4,4,4,0,0,0,4,0,0,0,4,0,0,4,0,4,4,3,4,0,0,4,3,4,4,4,0,0,4,4,4,4,4,0,0,4,0,4,4,4,0,0,0,0,4,4,0,0,4,3,4,0,1,0,4,0,4,0,0,0,0,0,0,0,4,4,4,0,4,4,0,4,1,0,3,0,4,0,0,4,0,0,4,4,4,0,0,4,4,0,4,0,4,0,4,0,0,4,0,4,0,4,0,4,0,4,4,0,0,0,0,0,0,4,4,0,0,4,4,4,0,4,1,4,4,4,0,0,0,4,4,0,0,4,4,4,4,0,0,0,0,4,0,4,4,0,4,4,0,4,0,4,4,0,4,4,2,0,4,4,4,4,4,4,0,0,0,4,0,4,0,4,1,0,0,0,4,4,0,4,4,4,4,0,0,3,4,0,4,4,0,4,0,0,4,0,0,4,4,4,4,1,4,4,0,0,2,0,4,0,4,4,0,3,4,4,0,4,0,4,4,4,0,4,0,0,0,0,0,0,0,3,0,0,4,4,4,0,0,0,0,0,0,4,3,0,4,4,0,0,0,4,0,0,4,4,0,0,0,4,0,0,4,0,0,0,0,0,0,4,4,0,4,0,0,0,4,4,4,0,4,4,4,0,4,2,0,4,2,4,1,1,4,2,4,4,4,0,0,0,4,2,4,4,4,4,4,4,0,0,4,0,4,4,0,0,0,4,0,4,4,4,0,4,4,4,4,0,0,4,4,4,0,4,4,3,4,1,0,0,0,0,4,4,4,2,0,0,0,0,4,0,0,0,4,4,4,0,4,4,0,4,0,0,4,0,0,4,0,0,0,0,4,0,0,4,4,4,4,4,0,0,4,4,4,4,0,0,4,4,0,4,0,0,4,0,0,4,0,4,4,4,0,0,0,0,4,4,0,0,4,1,0,4,0,4,0,4,4,0,4,0,0,4,4,0,4,4,0,4,4,0,4,0,4,4,0,0,4,0,0,0,0,0,1,0,4,0,4,4,4,4,4,3,4,4,0,2,4,4,0,4,4,4,0,0,0,0,4,0,4,2,4,2,0,4,4,0,4,0,4,4,0,0,4,4,4,4,0,4,0,0,0,0,0,2,4,4,0,4,4,0,0,0,0,4,4,0,4,0,0,4,4,0,0,0,4,0,4,4,0,0,0,4,0,4,3,0,0,4,3,4,4,4,4,0,4,0,0,0,4,0,4,2,4,4,0,0,0,0,0,4,4,0,0,0,0,0,4,4,0,4,0,0,4,4,4,4,0,0,0,4,4,4,0,0,0,0,0,4,0,0,0,0,4,0,4,4,4,4,4,4,0,4,4,0,0,0,0,2,3,4,4,4,4,1,0,0,0,4,4,4,0,4,4,4,4,0,0,0,4,0,0,4,0,4,0,4,4,0,0,0,0,0,4,0,4,4,4,1,4,3,0,0,4,0,0,4,4,0,4,4,0,4,0,2,0,0,0,4,0,0,4,4,4,0,0,0,0,0,4,4,4,4,0,0,0,0,4,0,0,0,4,0,4,4,0,4,0,1,4,0,4,0,0,0,4,4,4,0,4,4,0,0,0,4,0,0,4,0,4,0,0,0,4,4,0,0,0,4,0,4,4,4,4,0,4,0,4,4,0,0,4,0,4,4,4,4,4,0,0,4,0,0,4,0,0,4,4,3,4,0,0,4,0,0,3,0,4,0,4,0,4,4,4,0,4,4,0,0,4,0,4,4,0,4,4,4,4,0,0,0,0,4,4,2,0,4,4,4,0,0,0,1,0,0,0,4,0,4,4,4,4,0,4,0,0,0,0,0,4,4,0,4,4,4,0,0,4,4,0,4,0,0,4,4,0,4,4,4,0,0,0,4,0,4,0,0,0,2,0,0,2,0,0,4,0,0,4,4,0,0,4,4,0,4,4,1,4,4,4,1,4,4,2,0,4,4,4,0,4,4,2,4,4,0,4,0,4,4,4,4,0,0,4,0,0,0,0,4,2,0,0,0,0,0,0,0,0,4,4,0,4,4,0,0,0,4,4,0,0,4,4,4,4,4,0,0,4,0,4,0,0,4,0,4,0,0,4,0,4,0,4,0,4,4,4,4,0,3,0,4,0,0,0,4,4,4,4,1,0,4,4,4,4,4,0,0,0,0,4,4,3,4,4,0,0,0,4,0,0,4,0,0,0,4,0,4,4,4,0,0,0,4,0,0,4,4,0,4,4,0,4,0,0,0,4,0,0,4,4,4,0,0,0,4,0,4,4,0,4,4,4,0,4,0,4,0,0,4,0,0,4,0,0,4,0,4,4,0,4,1,4,4,2,0,0,0,0,0,0,0,0,4,0,0,0,0,4,4,0,0,0,4,4,0,4,0,4,4,4,4,0,0,4,4,0,3,0,0,4,0,0,4,4,0,0,0,0,4,0,0,0,4,0,0,0,0,0,0,1,0,4,4,4,0,0,0,4,4,4,4,4,0,0,0,4,0,0,0,4,4,4,4,4,3,0,4,0,4,4,4,0,0,0,4,0,0,4,4,4,0,0,0,0,4,0,4,0,4,4,0,0,0,4,4,4,4,4,3,0,4,4,0,4,4,4,0,4,4,4,0,4,4,0,4,0,0,2,4,0,2,0,1,4,4,4,4,0,4,4,4,4,0,4,0,4,4,4,0,4,4,0,4,4,4,4,4,0,4,0,4,0,0,4,4,4,0,0,4,4,4,0,4,0,4,4,0,4,4,4,4,4,0,0,0,0,2,4,0,0,4,4,4,0,0,4,4,4,0,0,4,4,4,4,4,0,4,4,4,0,4,0,0,4,4,4,4,4,0,0,3,0,4,4,4,0,0,0,0,0,0,0,4,0,4,4,0,4,4,4,4,4,4,4,0,4,0,4,4,4,4,4,0,4,4,1,0,4,4,0,2,4,4,4,0,4,4,0,4,0,0,0,0,0,4,0,0,4,0,4,4,4,0,4,4,1,4,4,4,0,4,0,4,0,4,4,0,0,4,4,0,0,0,0,0,0,0,0,0,0,4,4,0,0,0,4,0,0,0,4,4,0,4,4,4,4,4,4,4,4,0,4,4,4,0,4,0,4,0,4,0,0,0,0,0,3,4,4,4,0,0,4,4,0,4,4,4,0,4,4,1,0,4,0,4,4,0,0,4,4,4,4,0,4,0,4,4,4,0,4,4,0,2,0,4,0,4,0,4,4,0,0,4,4,4,0,4,4,4,0,0,0,0,0,4,4,4,0,4,0,4,4,4,0,0,0,0,4,0,0,4,0,4,0,0,4,2,4,4,4,0,4,0,0,3,0,0,4,0,4,4,4,4,4,4,4,4,4,0,0,0,3,0,4,0,0,0,0,0,0,4,0,0,0,0,4,4,4,4,4,4,0,4,4,0,0,4,0,0,4,4,0,4,0,0,4,0,0,4,4,1,4,0,4,4,4,0,0,4,4,4,4,4,4,4,0,4,0,0,4,0,0,4,4,0,4,0,4,4,4,1,4,4,4,4,4,0,4,0,0,0,0,4,0,0,0,4,0,0,0,0,0,4,4,4,4,0,0,0,0,4,4,4,0,0,0,4,0,0,0,0,0,4,4,4,4,4,0,4,0,4,0,4,0,4,4,0,4,0,4,0,4,4,2,4,0,0,4,4,4,4,4,4,0,0,4,4,0,4,4,4,0,0,0,0,0,0,0,1,4,4,4,4,3,0,0,0,4,4,0,4,4,0,4,4,0,0,0,4,4,0,4,0,0,0,4,4,4,4,0,4,3,0,4,4,4,0,4,0,4,0,0,4,0,0,4,0,0,4,0,4,4,0,4,4,4,0,0,4,0,1,0,0,0,0,4,0,3,4,4,0,0,4,4,1,4,2,0,4,0,1,0,4,0,0,0,0,4,4,0,4,0,0,0,3,0,1,0,0,2,4,4,0,4,4,4,0,0,0,0,4,4,0,4,4,4,4,4,0,4,0,0,0,0,0,0,0,4,4,4,4,4,4,0,4,0,0,4,0,4,4,4,0,4,0,4,4,4,0,0,4,0,0,0,0,4,0,0,0,0,4,0,0,0,1,4,4,0,0,4,0,0,4,4,4,4,4,0,4,0,0,4,0,0,0,4,0,4,4,4,4,4,0,0,4,4,0,4,4,0,0,0,0,4,4,0,0,4,0,4,0,0,4,0,4,2,4,0,4,4,0,0,0,0,0,4,0,0,1,0,0,4,0,4,4,4,2,4,0,4,1,4,0,4,0,0,0,4,4,4,4,0,4,0,4,4,4,0,0,0,0,0,1,4,4,0,4,0,0,4,4,0,0,4,0,4,4,0,0,4,0,4,0,0,0,0,1,0,0,2,4,4,0,4,4,4,0,4,4,0,0,0,4,0,0,4,4,4,4,4,0,4,4,0,4,0,4,4,0,4,4,0,0,0,4,0,1,4,4,4,4,4,4,4,4,4,4,4,4,0,0,0,4,4,0,4,4,0,4,0,4,4,4,4,1,4,0,0,0,0,4,0,0,4,0,4,1,4,4,0,4,4,0,0,0,4,0,4,0,4,4,4,0,0,0,4,4,4,4,4,4,0,4,0,4,4,0,0,0,0,0,0,0,4,0,4,4,0,4,4,0,3,0,4,0,0,4,4,4,4,0,4,0,0,0,0,1,4,0,0,0,0,0,4,0,4,4,4,0,4,4,4,4,0,0,4,0,0,4,4,0,4,4,0,4,0,4,4,4,0,4,0,4,0,0,0,4,0,0,4,0,4,4,0,4,0,0,0,4,4,4,4,4,0,0,0,4,0,0,4,0,0,0,0,4,0,1,0,4,4,4,1,0,3,4,0,4,4,0,0,0,0,4,0,4,4,0,0,2,0,0,0,4,4,0,0,4,4,4,0,4,4,1,0,3,4,4,0,2,0,0,0,0,4,0,2,0,4,0,0,4,4,4,4,4,4,0,0,1,4,0,4,0,0,4,0,4,4,4,4,4,4,4,4,4,0,0,4,4,4,2,0,4,0,2,4,4,0,0,0,0,4,0,0,4,0,4,4,4,2,0,4,0,0,4,4,4,4,0,4,2,4,0,4,4,0,4,0,3,4,4,0,0,0,0,0,0,4,0,0,4,4,0,3,0,0,2,4,4,4,0,0,0,0,4,0,0,0,4,4,0,0,4,4,4,0,4,0,0,0,4,4,4,0,4,4,0,4,0,0,0,4,4,0,4,0,0,4,4,4,4,1,4,4,0,0,4,0,0,0,0,0,4,0,0,4,4,0,0,0,4,0,0,0,4,0,4,0,0,0,4,4,0,4,0,4,4,4,0,0,4,0,0,0,3,0,4,0,0,4,0,4,4,0,4,4,0,4,4,4,0,0,0,4,0,0,0,0,0,0,0,4,4,0,0,0,0,4,0,4,0,4,4,4,4,4,1,0,4,4,0,4,4,1,4,4,4,0,0,0,4,4,0,4,4,4,0,4,4,4,4,0,4,0,0,4,4,4,4,0,4,0,0,0,0,0,0,1,4,4,4,4,1,4,4,4,4,0,4,4,0,4,0,0,0,0,0,0,0,4,4,4,4,0,0,4,4,4,0,4,0,0,0,4,4,0,0,4,0,0,4,4,4,4,0,0,4,4,0,0,4,4,4,0,4,0,0,4,4,4,4,4,2,4,4,4,0,4,0,0,0,4,4,0,0,0,0,0,4,0,0,4,4,0,0,2,4,0,0,0,0,0,0,1,4,0,4,4,4,0,4,4,0,3,0,0,4,4,1,0,4,0,4,4,0,3,4,0,0,0,3,0,0,4,4,0,4,4,4,0,0,4,0,4,4,4,4,0,4,0,4,4,4,4,4,0,4,4,4,0,4,4,4,4,1,0,4,0,4,0,4,4,4,1,4,0,0,0,0,0,4,4,0,0,4,4,0,4,0,0,0,0,0,0,0,1,4,0,0,0,4,4,4,0,4,4,0,4,4,0,4,0,4,0,4,0,0,0,0,0,0,0,0,4,4,4,4,0,4,4,4,4,4,0,0,4,4,4,0,0,4,3,4,4,4,0,0,4,0,0,4,4,4,4,0,4,4,0,4,0,4,4,4,4,0,0,4,4,4,0,0,4,4,4,4,4,0,4,4,0,4,0,0,1,0,0,4,4,0,4,4,4,4,4,0,4,0,0,4,0,4,4,3,4,4,4,4,4,0,1,4,0,0,0,4,0,3,4,0,0,0,1,2,4,4,4,0,4,4,4,0,4,4,4,0,0,4,4,0,1,4,4,4,4,4,0,4,0,4,4,2,0,0,4,4,4,4,4,0,4,4,0,4,0,0,0,4,0,4,0,4,4,4,0,4,4,0,0,4,4,4,0,4,4,4,0,0,4,4,0,4,0,0,4,0,3,0,0,0,0,4,4,0,1,4,4,4,0,0,4,0,4,0,4,4,4,0,4,4,4,4,0,4,0,0,0,0,0,4,0,4,4,0,0,0,0,0,4,0,4,0,4,4,4,0,0,4,0,0,4,4,4,4,0,0,0,0,4,0,0,4,0,0,0,0,4,4,0,0,4,0,0,4,4,0,0,0,4,0,4,0,4,0,0,4,0,0,0,4,0,4,4,0,0,0,4,4,4,0,0,0,0,4,4,4,4,0,4,0,4,0,0,3,0,0,4,0,4,0,4,4,0,4,4,4,4,4,4,4,4,0,4,0,4,0,0,0,4,0,4,4,0,0,2,0,4,4,4,4,4,4,4,4,4,0,0,0,4,4,4,0,4,4,1,4,4,4,4,0,0,4,0,0,0,4,0,0,4,0,0,0,0,0,0,0,0,4,0,0,4,0,0,0,2,4,4,4,0,4,4,2,4,4,0,4,2,0,0,0,0,1,0,4,0,0,0,4,0,0,4,4,4,4,0,0,4,0,4,0,4,4,0,4,0,4,0,0,0,4,0,4,4,0,0,0,0,4,4,4,0,0,1,4,0,0,4,0,0,4,0,0,4,0,0,0,0,4,4,0,4,4,0,4,0,0,4,4,0,4,0,4,0,0,1,4,0,1,4,0,0,0,4,0,0,4,4,0,4,0,0,0,0,0,4,4,0,0,4,0,0,4,4,4,4,0,4,0,4,4,1,4,4,0,4,4,0,0,4,4,4,4,4,0,4,4,0,0,4,3,4,4,2,4,4,4,4,0,3,4,4,0,0,4,0,4,4,4,4,4,0,0,0,2,4,0,0,0,4,4,0,0,4,4,4,4,4,0,4,4,0,0,0,4,4,4,0,0,4,0,4,4,3,0,0,0,0,0,0,4,0,0,0,4,4,0,4,4,4,0,4,0,4,4,4,0,4,0,4,0,4,0,0,0,4,0,0,0,0,1,4,4,0,4,4,0,4,3,4,0,4,0,2,4,1,4,0,3,4,0,0,0,0,0,0,4,0,2,0,4,4,0,4,0,4,4,0,0,0,0,0,4,0,0,4,0,4,1,4,1,0,0,1,0,4,0,0,0,0,4,0,0,4,4,4,4,4,4,0,4,4,4,0,0,0,0,4,4,0,3,0,0,0,0,4,0,0,0,0,0,0,4,0,0,4,4,4,0,0,0,4,0,0,4,0,0,0,4,4,0,0,0,0,4,4,4,4,0,0,4,2,4,4,0,0,0,0,4,0,0,0,4,4,4,0,0,4,0,0,0,0,0,0,0,0,4,0,4,0,4,0,4,0,4,4,3,0,4,0,0,4,0,4,0,0,0,4,4,4,0,4,4,4,0,4,4,4,0,4,4,0,0,0,4,0,4,4,0,4,0,0,4,0,4,4,0,0,2,0,4,0,4,0,1,3,0,4,4,0,0,4,0,4,4,0,0,4,0,4,0,0,4,0,4,0,0,0,4,0,0,0,4,0,0,0,4,0,4,4,4,0,2,0,0,4,0,0,4,4,4,4,4,4,4,0,0,4,4,0,0,4,0,0,4,4,4,0,0,4,4,0,4,0,0,0,4,4,4,0,0,4,4,4,0,4,0,0,4,4,0,0,4,4,4,4,0,4,0,0,0,4,4,0,4,4,4,4,0,1,0,4,4,4,4,0,0,4,4,0,4,4,4,0,4,4,0,4,0,4,0,4,0,4,0,4,4,0,0,4,1,4,0,0,0,4,4,4,4,0,4,0,0,4,4,0,0,4,0,4,4,4,0,0,3,4,0,0,4,0,0,0,0,4,4,0,4,4,4,4,4,0,0,4,4,4,0,0,4,4,4,0,0,4,4,4,4,4,4,4,4,4,4,4,0,4,0,4,0,0,4,3,4,4,4,0,0,4,0,4,4,4,0,4,0,4,0,0,0,4,0,0,4,4,4,0,4,0,4,0,0,0,1,4,0,4,4,0,0,0,0,0,4,0,4,0,4,0,0,4,0,0,4,4,4,0,0,4,0,4,0,4,4,0,4,0,0,0,0,4,0,0,4,4,0,4,0,0,0,0,0,0,4,0,0,4,4,0,4,0,4,4,0,4,4,0,4,4,4,0,4,4,0,0,1,0,4,4,0,4,0,4,3,0,0,0,0,0,0,4,4,0,0,4,0,0,4,0,4,4,4,0,2,0,4,4,4,3,0,4,0,4,0,0,4,4,4,0,0,4,0,4,4,0,4,1,4,4,0,4,0,0,0,3,4,3,4,4,4,4,0,4,4,4,4,0,0,4,4,0,4,4,0,0,0,0,4,0,0,0,4,4,0,0,2,0,4,0,0,4,4,4,4,4,0,4,0,4,0,0,1,0,0,0,0,0,0,0,0,4,0,4,4,0,0,4,1,4,0,4,4,0,4,2,0,0,0,4,4,0,0,0,4,4,4,0,2,0,4,0,0,0,4,0,4,4,0,0,4,1,4,4,4,0,4,4,1,0,4,4,0,4,0,0,4,0,0,4,4,4,4,4,0,4,0,1,4,0,4,0,2,4,0,4,4,4,4,0,0,0,4,0,4,3,4,0,4,4,0,4,4,4,4,4,0,4,4,4,0,4,4,2,4,4,0,0,4,4,4,0,4,0,0,2,4,0,4,4,0,0,0,0,0,4,0,4,4,4,4,1,0,0,0,4,0,0,4,0,0,4,4,4,4,0,4,4,0,0,0,4,4,4,4,0,4,0,0,2,0,0,0,0,0,4,4,0,4,4,4,0,0,0,0,0,0,0,0,4,0,0,0,4,4,4,4,4,4,0,0,0,0,4,4,4,0,4,4,0,0,4,4,0,4,4,0,0,0,4,0,4,4,0,4,4,0,4,4,4,4,0,0,0,4,4,4,4,4,4,0,4,0,0,0,4,0,0,0,0,4,0,0,0,0,4,2,0,0,0,0,0,4,0,4,0,4,4,0,0,0,4,3,0,0,4,0,0,4,0,0,0,0,0,0,4,0,4,0,0,0,1,4,0,4,4,4,0,0,4,0,0,4,0,1,4,4,0,4,0,4,4,3,4,4,0,0,0,4,4,4,4,0,4,0,0,4,4,4,0,4,4,0,4,0,4,0,0,0,4,0,0,4,1,4,3,0,0,0,0,0,0,4,0,0,4,3,0,4,4,4,0,4,4,0,0,0,4,0,0,0,4,0,0,0,4,0,4,2,4,0,0,0,4,4,0,4,4,4,0,3,0,4,0,4,4,4,4,4,4,4,4,2,4,4,0,4,4,0,4,4,0,0,4,4,0,4,0,0,0,0,4,0,0,4,4,4,4,4,0,0,0,4,0,0,4,4,0,4,4,0,0,4,4,0,0,4,0,0,4,0,0,4,0,0,4,0,4,4,4,0,4,4,0,0,4,4,0,0,4,4,0,0,0,0,0,1,4,4,0,0,0,0,0,4,0,4,0,0,0,0,4,0,0,4,0,4,0,0,0,0,4,4,4,0,4,0,0,4,4,0,4,0,4,0,0,0,0,4,0,4,4,4,4,0,4,0,0,4,4,4,0,0,4,4,0,0,4,0,0,1,4,4,4,0,4,4,0,0,0,4,4,0,4,4,4,0,1,0,4,4,4,0,0,2,4,4,0,0,0,0,4,4,0,0,4,4,4,4,4,4,4,4,4,4,0,4,0,4,0,4,0,4,0,1,0,4,0,4,4,4,3,4,0,4,0,0,1,0,0,0,0,4,0,4,0,4,4,0,4,0,0,4,2,4,0,0,4,4,4,4,4,2,4,4,0,4,0,0,0,0,4,0,4,0,4,4,4,0,0,0,0,0,4,0,0,4,4,4,0,4,0,4,4,0,4,0,1,4,0,4,0,4,4,0,0,4,4,0,0,4,4,0,0,4,4,4,4,0,4,0,0,4,0,4,0,0,4,0,4,0,0,4,0,0,4,0,0,0,0,4,0,4,0,2,4,4,0,4,4,0,0,2,4,0,4,4,4,0,4,0,0,0,4,4,0,0,0,4,4,0,0,4,4,0,4,4,4,2,4,3,4,0,4,0,0,0,4,0,0,0,4,4,4,0,2,0,4,4,4,0,4,0,0,2,4,4,0,4,4,0,0,4,4,4,4,0,4,4,0,4,0,4,2,4,0,4,0,0,0,0,4,4,0,4,4,0,0,1,4,0,4,4,4,4,4,0,0,4,0,4,4,4,4,0,0,0,0,0,4,4,0,0,4,4,0,0,0,0,4,0,0,0,0,4,0,0,4,4,4,0,4,0,0,0,0,4,4,0,4,4,0,0,4,0,4,4,4,0,4,0,4,4,0,0,4,4,4,0,4,4,4,0,0,4,4,4,4,4,0,4,0,4,4,3,4,4,0,0,4,0,4,0,4,4,4,4,0,0,0,0,4,0,4,0,0,4,4,4,4,0,4,0,0,4,1,0,0,4,4,0,4,4,0,4,0,4,0,4,4,4,0,0,0,0,4,0,4,0,0,0,4,0,0,4,0,4,0,4,4,0,3,0,1,4,0,0,0,4,0,0,4,4,0,4,4,0,4,0,4,0,4,0,0,4,4,4,4,0,0,4,2,4,4,4,4,0,0,0,4,0,4,0,4,4,4,0,0,0,0,0,0,0,4,0,4,4,4,0,4,0,0,4,4,0,3,0,4,4,4,0,0,4,0,0,4,4,4,4,4,0,4,0,4,4,4,0,0,0,4,4,0,4,0,4,3,0,4,0,0,0,0,4,0,4,0,4,4,0,0,4,0,0,0,2,0,0,4,4,0,4,0,4,4,4,4,0,0,0,4,0,0,4,3,4,0,0,0,4,0,0,4,0,0,4,4,0,4,0,4,0,4,3,0,0,0,4,1,4,0,2,4,0,0,4,0,3,0,4,0,1,4,0,0,4,0,4,4,4,0,0,4,0,0,0,0,4,4,4,4,4,4,0,4,2,4,4,4,4,0,0,0,4,0,4,4,4,0,0,4,0,0,0,0,4,0,4,0,4,0,4,0,4,4,0,4,4,4,0,4,0,0,4,0,0,4,0,4,0,4,4,4,4,0,0,4,4,4,4,0,4,0,0,0,4,0,0,4,0,4,4,0,4,0,0,4,0,4,0,4,4,0,0,4,4,4,0,0,0,4,0,0,4,4,0,0,0,0,0,0,0,4,4,4,3,4,0,4,4,4,0,4,0,4,4,0,3,4,2,0,4,0,4,4,0,2,0,4,0,0,0,0,0,4,4,4,0,4,4,0,4,0,0,0,4,4,4,4,4,0,0,0,4,0,1,0,4,3,0,0,0,4,0,0,0,0,4,4,1,0,0,4,0,4,0,4,0,4,0,0,4,4,0,0,4,0,4,4,0,4,0,0,0,0,0,0,0,0,0,4,0,4,0,4,0,0,0,4,4,0,0,4,0,0,4,0,0,0,4,4,4,4,4,0,4,0,4,4,4,0,4,0,0,4,0,4,4,4,0,0,4,0,0,0,4,0,0,0,0,4,4,4,0,0,0,0,4,3,0,4,4,4,4,4,4,0,4,0,4,4,2,0,4,0,0,0,0,4,0,4,4,0,0,4,1,4,4,0,4,4,4,4,0,0,0,0,4,4,2,4,4,4,4,0,4,0,0,4,0,0,0,4,4,4,4,4,2,4,0,4,3,4,0,4,1,0,0,1,0,1,4,4,0,4,4,0,0,0,4,4,0,4,0,0,0,4,0,0,4,4,4,0,0,0,4,0,4,0,0,4,0,0,0,0,0,0,4,4,0,0,0,4,4,4,4,4,0,0,4,4,0,4,4,4,4,4,0,0,4,0,4,4,0,0,4,0,0,4,4,4,0,4,4,4,4,4,4,3,2,0,0,0,4,4,0,4,4,0,0,0,4,0,4,4,0,4,0,4,0,4,4,0,4,0,0,4,4,4,0,4,4,0,0,0,4,4,4,0,4,0,0,2,4,4,4,0,0,0,0,4,4,4,0,0,0,0,0,4,4,4,0,4,0,0,0,4,0,4,0,4,0,0,4,4,0,0,4,0,4,0,0,0,2,0,4,0,0,4,4,0,0,4,4,0,4,0,0,4,0,4,0,0,4,0,0,0,4,0,3,0,4,0,0,0,4,3,4,4,0,0,4,0,0,4,4,4,4,4,3,4,0,4,0,0,0,4,0,0,0,0,4,0,4,4,3,0,0,4,0,4,4,4,0,0,4,4,4,4,0,4,4,0,0,0,4,0,0,4,4,0,0,0,4,4,4,4,4,0,0,4,4,0,4,0,0,0,4,0,0,0,0,0,0,0,0,0,0,0,0,4,4,4,0,0,0,0,4,4,0,4,4,4,0,4,0,0,0,0,0,4,0,0,0,0,0,1,0,0,4,0,0,4,0,0,0,4,0,0,4,0,0,4,0,0,0,0,0,0,0,0,4,0,4,0,0,1,4,0,0,0,4,4,0,4,4,4,4,4,4,0,4,0,4,0,0,0,4,0,4,1,0,0,4,0,0,0,0,2,4,0,4,0,0,3,0,0,3,4,1,0,0,0,0,4,0,0,4,0,0,2,4,1,4,4,4,0,4,4,0,4,0,0,4,4,4,0,4,4,0,0,0,0,0,0,4,4,0,4,0,0,0,0,4,4,4,4,4,0,2,4,0,1,0,4,4,4,4,4,4,4,0,4,4,4,0,4,4,0,4,0,4,0,4,2,0,0,4,0,4,4,0,0,4,0,0,0,4,4,4,4,4,0,0,0,0,0,0,4,4,0,4,0,4,4,4,4,3,4,4,4,4,4,0,4,4,4,0,0,0,0,0,0,0,4,0,0,0,2,0,4,0,4,0,4,0,0,0,0,4,0,4,0,4,0,4,0,0,0,0,4,0,0,0,0,4,4,4,0,4,0,0,0,0,4,1,4,4,4,0,4,0,0,4,0,4,0,3,4,4,0,4,0,0,0,4,0,4,0,4,0,0,4,0,0,4,3,0,4,4,1,0,4,1,0,0,4,0,0,0,0,4,0,0,4,4,0,0,0,0,4,0,4,0,1,0,4,4,0,4,0,0,4,0,4,4,0,0,3,4,4,4,0,4,4,0,4,0,2,4,0,4,0,0,4,4,4,4,0,4,0,0,4,4,4,0,4,4,4,0,0,0,0,4,0,0,0,0,3,4,0,0,4,4,4,4,4,0,4,4,0,0,0,3,4,2,4,0,0,0,4,4,0,4,4,0,4,0,4,0,4,4,0,0,0,0,0,0,4,4,0,0,4,0,4,4,0,1,4,4,0,4,0,0,0,0,0,0,4,4,4,2,0,4,0,4,4,4,4,4,4,4,4,4,0,0,4,0,0,0,4,4,4,4,4,4,0,4,3,0,0,0,1,0,4,0,4,4,0,0,4,4,0,0,3,4,4,4,0,0,4,4,4,4,4,3,0,4,0,0,0,0,4,4,0,4,0,4,4,0,4,4,4,0,4,0,4,4,2,4,4,4,4,4,0,4,4,0,4,1,4,0,4,0,4,0,0,4,4,4,4,0,4,0,4,0,0,4,4,0,4,0,0,0,0,0,4,0,4,0,4,0,0,0,0,0,0,4,4,4,4,0,0,0,0,0,0,4,0,0,4,4,4,0,4,0,0,0,0,0,4,3,4,4,4,0,0,0,3,4,0,0,0,0,0,0,4,4,2,0,4,4,0,4,4,4,4,4,4,4,0,0,4,1,4,4,4,4,4,0,0,0,4,4,0,0,4,4,4,0,0,4,0,4,4,3,0,0,4,4,4,0,4,0,0,0,4,1,0,0,4,0,2,4,4,4,4,4,0,0,0,4,4,4,0,4,4,4,0,0,4,4,0,4,4,4,4,0,0,0,0,4,4,4,0,4,0,0,0,4,0,4,0,4,3,0,0,0,0,4,0,0,4,4,4,4,4,4,0,4,0,4,0,0,1,4,0,0,4,4,0,4,0,4,0,0,0,4,0,0,0,4,4,3,0,0,0,4,0,0,3,4,0,4,0,0,4,0,0,0,0,4,4,4,3,4,4,0,0,4,4,0,4,0,4,0,0,4,0,0,0,0,4,0,4,0,4,0,0,0,4,3,0,0,4,4,4,0,4,0,4,4,4,0,0,4,4,4,4,0,0,0,4,4,4,0,4,4,0,0,4,4,0,0,4,4,0,0,4,0,4,4,2,0,4,4,0,4,0,0,4,4,2,0,0,0,0,4,4,4,4,1,4,4,4,4,4,0,4,4,0,4,0,4,4,4,4,0,4,4,4,0,0,0,0,0,0,0,0,4,4,0,0,0,4,0,0,0,4,0,0,0,0,0,4,4,0,0,0,4,4,0,0,1,4,4,4,4,0,0,0,4,4,0,0,0,0,4,4,0,4,4,4,4,0,4,4,0,4,0,2,4,4,4,4,0,4,0,4,0,4,0,2,0,4,4,4,0,0,1,4,0,0,0,4,0,0,0,0,4,4,0,0,4,2,0,4,0,4,4,0,4,4,0,4,4,4,0,0,4,0,4,4,0,0,4,4,4,4,4,4,4,4,4,4,3,0,0,4,3,4,0,4,0,4,4,0,0,0,4,4,0,4,4,0,0,0,0,0,0,4,3,4,0,0,0,4,4,4,0,0,0,0,0,4,4,0,1,0,2,4,4,0,0,2,4,0,4,0,0,4,0,4,0,4,4,2,0,4,4,4,4,0,0,0,0,0,4,4,4,0,4,4,0,3,4,0,0,4,4,3,4,0,0,4,4,0,0,0,0,4,0,0,0,0,4,0,0,3,4,0,4,0,4,0,4,4,4,4,0,4,4,4,0,4,0,3,0,0,4,4,0,4,0,0,4,0,4,4,0,4,4,4,0,4,4,0,0,4,4,4,4,4,4,3,4,4,4,2,0,4,0,0,0,0,4,4,4,0,0,4,1,4,0,0,4,0,4,4,2,4,4,4,4,4,0,0,4,0,0,4,4,4,4,0,4,0,4,4,0,4,4,4,4,4,4,0,0,0,4,0,4,4,0,4,0,0,4,0,0,0,4,0,4,4,4,0,0,4,4,4,0,0,4,3,0,4,4,0,4,4,0,0,4,0,0,0,0,0,0,4,0,2,4,4,4,4,2,0,0,0,0,0,0,1,4,0,0,4,0,4,0,3,0,0,0,4,0,0,0,0,0,4,4,0,0,0,0,0,0,0,4,4,0,0,4,0,2,4,1,4,0,0,4,0,0,3,4,4,4,4,4,4,0,0,4,0,0,0,4,4,4,0,0,0,4,0,0,0,0,1,0,4,4,0,0,0,0,0,0,0,0,4,4,4,0,0,0,4,4,0,0,0,4,4,4,4,4,0,0,0,0,0,4,4,0,0,4,0,4,0,0,4,4,4,0,4,0,4,0,0,0,4,4,4,0,4,2,4,0,0,0,0,0,3,4,0,0,4,0,0,1,0,4,0,4,4,4,4,0,4,4,4,4,4,4,0,0,0,2,4,4,0,0,1,0,0,4,4,4,3,0,0,4,4,4,4,4,3,0,4,4,4,4,0,0,4,0,0,4,4,0,4,0,0,4,0,4,0,4,4,0,0,0,0,4,3,4,0,0,0,2,0,0,0,0,4,0,4,0,4,4,4,0,4,2,4,0,4,0,0,0,4,4,0,4,0,4,4,0,0,4,0,1,4,2,4,0,4,4,0,1,4,4,0,0,0,4,0,4,0,0,0,0,0,4,0,4,4,0,4,0,2,0,0,0,4,0,0,0,4,0,4,0,0,4,0,3,0,0,4,0,0,0,0,4,4,0,4,4,0,4,4,0,3,0,0,0,4,0,4,4,4,4,0,4,0,4,4,4,2,0,0,0,4,3,4,0,4,4,0,0,4,0,4,4,4,4,0,4,4,0,4,0,4,4,4,0,0,0,4,0,3,0,0,0,4,0,0,4,4,4,0,4,0,0,0,0,0,4,4,0,0,4,0,0,0,4,4,4,4,4,4,3,4,0,0,0,4,4,0,0,0,0,4,0,4,4,4,0,4,4,4,4,4,0,2,0,4,0,0,0,4,0,0,0,0,4,4,4,0,0,0,0,4,0,0,4,0,4,0,0,0,4,4,0,4,4,0,0,4,0,4,4,0,0,4,0,4,4,4,0,4,0,0,4,4,4,4,0,4,4,0,0,4,0,0,0,0,4,0,0,4,4,0,4,4,0,0,4,4,0,0,0,0,0,2,4,0,1,0,4,0,4,4,4,4,4,0,0,4,0,4,0,0,0,0,4,4,0,4,4,4,0,4,0,0,4,4,0,0,4,4,4,0,0,4,0,0,4,0,4,0,4,0,4,0,4,4,0,0,4,0,0,2,3,4,4,0,1,4,4,0,0,0,0,0,4,0,4,4,0,0,0,0,4,4,0,4,0,4,4,0,4,4,0,4,4,0,0,4,0,0,1,0,0,0,0,0,4,0,4,0,4,0,4,4,4,0,0,4,4,0,4,4,4,0,4,4,0,2,4,0,0,4,0,4,2,3,4,4,0,4,4,0,1,3,4,4,0,0,0,4,0,0,0,4,0,4,0,4,0,0,0,4,4,0,0,4,4,4,0,0,0,0,4,4,4,4,0,0,0,1,4,0,4,0,4,4,0,0,4,0,4,0,0,3,4,0,4,0,0,0,4,0,4,4,0,4,4,4,0,4,4,0,3,3,4,4,0,4,4,4,4,4,3,0,4,0,0,4,4,4,4,0,4,4,4,4,4,2,0,0,4,0,0,4,4,4,0,0,0,4,4,0,0,0,0,0,0,0,4,4,0,0,0,4,0,4,0,0,0,0,0,0,0,4,4,0,0,0,0,4,0,0,0,0,0,4,4,4,4,4,4,0,4,4,1,4,0,4,0,4,0,4,0,4,1,4,4,4,4,0,0,0,4,2,0,0,4,0,0,0,4,0,0,0,0,0,4,4,0,4,4,4,0,4,0,0,0,0,4,0,4,0,0,4,4,0,4,4,4,4,4,0,0,0,0,0,4,4,0,1,0,0,0,4,4,0,0,0,0,0,0,0,2,4,0,4,0,4,4,0,4,4,4,4,4,0,0,4,2,4,4,4,4,0,4,3,4,4,3,4,0,0,0,0,0,4,3,0,4,0,4,2,4,4,0,4,0,4,0,4,0,4,0,0,3,4,4,4,4,0,4,0,0,0,0,4,0,0,4,3,0,0,4,4,4,0,0,4,4,4,0,4,4,0,0,0,0,0,0,4,0,4,0,4,0,4,1,4,0,0,0,0,0,0,1,4,0,0,4,0,0,1,0,4,0,4,0,0,0,0,4,1,4,0,4,0,0,4,4,0,3,0,4,0,0,4,0,0,4,0,4,0,4,4,0,0,0,1,4,4,0,0,0,0,0,0,0,4,0,4,4,4,0,0,0,4,4,4,4,0,0,4,4,4,0,4,4,0,4,0,4,0,0,0,4,0,4,0,0,4,0,4,0,4,4,0,4,0,4,0,0,4,4,0,0,4,0,4,4,0,0,0,0,0,4,0,0,4,4,4,0,4,0,3,4,4,4,4,0,0,0,4,0,0,4,4,4,0,0,0,0,0,4,0,0,0,4,4,0,4,0,0,4,1,4,4,0,4,4,0,0,0,4,0,0,0,4,4,4,0,0,4,4,0,4,0,0,0,4,0,0,4,0,0,4,0,0,4,4,4,0,4,1,4,4,4,4,0,0,0,0,0,0,4,0,4,0,0,0,4,0,4,0,0,4,0,0,0,4,0,4,4,4,4,0,4,4,0,4,4,0,0,4,4,0,0,4,4,0,0,0,0,4,0,4,4,4,4,0,4,0,0,4,0,4,0,4,4,0,0,0,0,0,0,0,4,0,0,0,4,4,0,4,0,4,4,4,0,0,0,0,4,4,4,4,0,0,4,4,0,0,4,0,0,0,4,4,4,4,0,4,4,4,0,4,0,0,4,4,4,4,0,4,4,0,0,4,0,0,4,0,0,0,4,4,3,0,0,0,0,0,4,4,4,0,0,4,4,0,0,0,0,0,0,0,4,0,4,0,4,0,0,4,4,0,4,4,4,4,4,4,0,0,4,0,4,0,4,4,0,0,4,0,0,0,4,0,4,0,0,0,4,0,4,0,4,4,0,0,0,4,4,0,4,4,0,0,4,0,0,4,0,4,4,0,4,0,0,0,0,4,4,0,4,0,4,4,4,4,0,0,0,0,4,0,0,4,0,0,0,4,4,4,4,4,0,0,0,4,0,4,0,0,0,0,0,4,0,4,4,4,0,0,4,4,0,4,0,3,0,1,4,4,0,0,4,0,4,4,0,4,0,0,4,4,0,4,4,4,4,0,0,0,4,0,4,4,4,0,4,0,0,4,0,4,4,2,0,0,4,4,4,4,4,4,4,4,0,0,4,4,4,2,4,0,0,0,0,0,0,1,4,0,0,4,4,0,0,4,0,4,4,4,4,0,3,0,0,4,4,4,4,4,4,0,0,0,0,1,4,4,4,4,0,0,0,0,0,4,0,0,0,4,4,0,4,4,0,0,0,4,0,4,0,0,0,0,4,0,4,4,4,0,0,0,4,4,4,0,0,0,4,0,4,0,0,0,4,0,4,4,1,4,4,0,0,0,0,0,4,0,0,4,0,0,4,0,4,4,0,0,4,0,0,0,0,0,4,4,4,0,4,4,4,0,4,4,0,4,0,4,4,0,0,4,0,0,4,0,4,4,0,4,0,0,4,4,0,0,4,4,4,0,0,4,4,4,0,0,4,4,4,0,4,4,0,2,4,0,4,4,0,0,4,4,4,4,0,4,4,4,0,4,4,0,0,1,4,4,4,2,4,4,4,4,4,4,4,0,0,0,0,0,4,4,0,4,4,4,4,4,0,0,0,0,2,4,0,0,0,0,0,4,4,4,0,4,0,0,4,0,4,0,0,0,4,4,4,4,4,0,0,0,4,1,4,0,4,0,4,4,0,4,4,0,0,4,4,4,4,0,0,4,4,4,1,4,4,0,0,4,4,0,0,0,2,4,0,4,4,4,0,4,0,4,4,0,4,0,0,0,4,0,4,0,0,0,4,2,4,4,0,0,0,0,0,4,0,0,4,0,3,4,0,4,4,4,0,4,1,4,4,4,4,4,4,0,4,0,0,0,4,0,4,0,0,4,4,4,0,4,3,0,0,0,0,0,0,4,4,4,0,0,0,4,0,2,4,0,0,4,0,0,0,4,0,0,0,0,0,0,2,0,0,4,4,4,4,4,4,4,0,0,0,4,0,0,4,4,4,4,0,0,4,0,0,0,4,0,0,4,4,4,4,4,4,0,4,0,0,0,4,0,4,0,4,4,0,4,4,0,0,0,0,4,0,1,4,0,4,2,4,4,4,0,0,4,4,1,4,4,0,0,4,4,0,4,4,4,4,0,0,4,4,0,4,4,4,0,0,4,0,4,0,0,0,4,4,4,0,4,3,0,0,0,0,4,0,4,4,0,0,0,0,0,0,0,0,0,4,1,0,4,4,4,0,0,0,4,4,0,0,0,4,0,0,4,4,0,4,0,4,0,0,0,4,4,0,0,0,4,3,4,3,0,4,4,4,0,0,0,4,4,0,4,4,0,4,0,0,0,4,4,4,4,0,4,4,0,0,0,0,0,4,4,0,0,0,0,4,0,4,4,2,4,0,0,4,4,0,4,0,0,4,0,4,0,0,0,4,0,1,4,0,0,0,0,0,4,4,0,0,0,4,0,4,4,0,0,0,0,4,4,4,0,0,0,0,4,4,0,4,4,0,0,4,4,3,4,0,3,4,0,0,4,0,0,4,4,4,0,4,0,4,0,4,0,0,0,4,0,4,4,0,4,0,4,0,4,0,0,4,0,4,0,0,3,4,4,0,0,0,4,4,4,4,4,0,3,0,4,0,0,0,0,4,0,4,0,0,4,0,4,2,0,4,4,0,0,0,0,0,0,4,0,4,4,0,0,0,4,0,0,4,4,4,3,0,4,4,4,4,4,4,4,0,0,4,0,0,0,0,0,0,4,4,0,4,0,4,2,4,0,2,4,0,4,0,0,4,4,0,4,1,0,3,4,0,4,4,0,4,4,0,0,0,0,4,4,0,4,0,0,0,4,0,0,4,4,4,4,0,0,4,0,4,4,4,4,0,4,0,4,4,0,4,4,0,4,0,4,0,0,0,4,4,4,0,2,1,4,0,4,0,0,0,4,4,0,0,4,0,0,4,4,0,0,0,4,4,0,4,4,0,4,0,4,4,0,4,0,4,4,4,0,4,4,0,0,4,0,4,4,0,0,4,0,0,0,0,4,4,0,0,0,4,0,0,0,4,4,0,0,0,4,0,4,1,4,4,4,0,0,4,4,0,0,0,0,4,0,4,4,4,0,4,4,0,0,0,4,3,4,1,1,0,4,4,4,4,0,4,4,4,0,0,4,4,4,4,4,4,4,4,4,0,0,4,0,0,4,0,0,0,0,4,4,0,4,0,0,0,0,2,4,4,0,0,0,4,0,0,4,4,4,0,4,4,4,0,0,4,0,0,0,0,4,3,4,4,0,4,0,4,4,4,0,0,4,0,4,4,4,0,2,0,4,3,4,0,0,0,4,4,4,0,3,0,4,4,0,4,4,0,0,4,4,3,4,4,4,0,0,4,0,4,0,4,0,4,4,0,0,0,4,4,0,0,4,4,4,0,0,0,0,4,4,4,0,4,0,0,4,4,4,0,4,0,4,0,4,0,0,0,2,0,4,4,0,4,0,4,4,0,0,0,4,2,4,4,0,0,0,4,4,4,4,4,4,4,4,0,0,4,0,0,0,4,4,0,0,0,4,4,4,4,4,4,4,0,0,4,4,4,4,0,4,3,4,0,4,0,4,0,0,4,0,0,0,0,4,4,0,4,4,0,4,4,0,0,4,3,4,0,4,4,0,0,4,0,4,0,4,4,0,4,0,4,4,4,4,4,4,0,4,4,0,4,0,0,4,4,0,0,4,4,4,4,0,0,0,4,4,0,0,0,4,0,0,4,4,4,0,4,4,4,4,0,4,0,4,4,4,4,4,0,0,2,0,4,0,4,0,4,3,0,4,0,4,0,0,0,0,0,3,4,4,4,0,4,4,0,4,4,0,0,0,0,4,4,0,0,0,0,4,0,0,0,4,0,0,4,0,0,4,0,0,4,0,0,0,2,4,0,0,4,0,1,0,4,0,0,0,4,0,4,4,4,4,4,4,0,0,0,4,2,0,0,4,0,4,4,4,0,4,4,4,2,4,4,0,4,4,0,4,0,0,4,4,4,0,4,4,0,4,0,4,4,0,4,0,4,4,4,0,0,4,4,4,0,0,0,4,4,0,0,4,0,0,4,0,0,0,0,4,0,4,0,0,0,4,4,0,4,0,0,0,4,0,4,4,4,4,2,0,4,0,4,4,0,4,4,0,4,0,0,0,0,4,4,0,0,0,4,0,1,0,0,0,4,4,1,0,0,0,0,4,4,4,4,4,0,4,0,0,0,0,4,4,0,4,0,4,0,4,0,4,4,4,4,4,4,4,0,4,0,0,4,0,0,0,0,0,1,0,4,4,0,4,4,0,4,0,4,0,4,4,4,0,0,0,4,0,0,0,0,4,4,4,4,2,4,4,4,3,0,0,0,0,4,0,0,4,4,0,4,0,0,0,4,4,4,0,4,0,0,0,0,0,0,0,4,4,4,0,4,0,0,4,0,4,4,0,0,0,0,0,4,0,4,0,0,4,4,0,4,0,0,4,4,1,4,0,0,4,4,0,0,0,4,4,0,4,4,0,0,4,0,3,0,0,4,4,0,0,0,4,0,4,4,0,4,0,0,4,4,4,0,0,0,4,0,1,0,4,4,4,0,0,4,0,4,4,0,2,0,0,4,0,0,4,0,4,4,0,4,0,0,0,4,2,0,0,0,0,0,4,4,4,4,4,0,0,0,0,4,0,4,0,4,1,4,4,0,3,0,0,0,0,0,0,4,0,0,4,0,0,0,0,2,4,0,4,3,0,0,0,4,4,0,4,4,4,4,4,0,0,4,4,4,2,3,0,4,0,4,4,0,3,4,0,0,4,4,4,0,0,4,4,0,0,0,4,4,4,0,0,4,1,0,4,4,4,0,4,4,0,4,0,0,4,0,4,4,4,4,4,4,0,4,4,0,4,0,3,0,4,4,4,0,4,4,0,0,0,4,0,0,0,4,4,4,0,0,0,0,4,0,4,0,0,0,0,4,0,0,4,0,4,4,0,0,4,0,4,4,4,4,0,0,0,0,0,0,4,0,0,0,4,0,0,4,0,0,0,2,4,4,4,0,4,4,0,4,4,4,0,0,0,4,4,4,4,4,0,3,4,4,0,0,0,0,0,0,4,0,3,4,0,0,4,4,0,4,4,4,0,0,0,4,4,4,0,0,1,0,4,4,4,0,4,0,0,0,0,0,4,0,4,0,3,4,0,4,4,4,3,4,0,4,0,0,4,0,0,4,0,4,4,4,4,0,4,4,4,0,0,4,4,0,0,0,4,0,0,4,0,0,0,4,0,4,4,2,2,4,4,4,0,0,4,0,0,4,4,0,0,4,0,0,4,4,4,0,4,4,4,0,4,0,4,3,0,4,2,4,0,1,4,0,0,0,4,4,0,4,0,0,4,0,4,0,0,4,4,0,4,4,0,4,4,4,4,4,0,0,4,4,0,4,4,4,4,2,0,4,4,4,0,3,0,4,1,0,0,4,0,4,0,0,0,0,0,4,1,4,0,4,1,0,3,4,0,0,0,4,4,0,3,4,4,0,0,4,0,4,0,4,4,0,3,0,4,0,4,0,0,4,0,0,4,0,4,4,4,1,0,4,4,4,0,0,0,4,4,0,0,0,4,4,0,0,4,4,0,4,4,4,4,0,4,4,0,0,0,4,4,0,0,4,0,4,4,4,4,4,0,4,4,0,0,0,4,4,4,4,0,4,0,0,4,0,4,0,4,3,0,4,4,2,4,0,4,0,4,3,0,0,0,0,0,4,4,4,0,4,4,4,4,0,4,4,0,0,3,0,4,0,0,0,4,4,4,4,4,0,4,4,4,2,0,0,4,4,4,4,0,4,0,0,0,0,0,0,4,4,0,0,4,4,4,4,4,0,4,0,0,4,4,4,4,0,0,4,4,0,4,0,4,4,4,0,4,4,0,0,4,4,0,4,0,1,2,0,4,0,0,0,4,4,0,0,4,4,4,4,0,4,4,0,4,0,4,4,4,4,4,4,4,0,4,0,0,4,0,4,0,4,0,4,0,0,0,4,0,0,0,0,0,0,1,0,4,0,0,0,4,3,4,0,0,0,0,0,0,0,0,4,4,0,4,4,4,4,4,4,4,0,4,0,4,4,0,4,4,0,4,4,0,0,0,0,0,0,4,4,0,0,0,1,4,4,4,4,4,4,0,4,0,0,4,4,0,0,0,0,0,4,0,4,4,0,0,0,0,0,0,4,4,4,0,4,0,4,4,0,0,0,4,4,0,4,0,0,4,4,4,0,4,0,0,1,0,4,1,0,0,0,0,0,4,1,4,0,4,4,4,4,0,4,0,0,0,0,0,4,4,4,0,0,4,4,0,0,0,4,0,0,4,4,0,0,3,0,4,4,0,0,4,4,4,0,4,4,4,0,4,0,0,0,0,4,4,0,4,4,4,4,4,4,0,4,4,0,0,4,0,0,0,4,4,0,4,4,0,4,0,0,0,0,4,0,0,4,0,4,0,0,0,0,0,0,4,0,0,0,0,2,4,2,0,4,0,0,4,0,0,4,4,4,0,4,4,0,0,4,0,0,4,3,0,0,4,1,0,0,4,4,0,4,4,0,1,0,0,4,0,4,4,4,4,0,4,0,1,2,4,0,4,0,0,4,0,0,4,0,4,4,3,0,4,4,4,4,0,0,0,4,0,0,0,4,4,4,3,0,0,0,4,4,4,0,3,4,0,4,0,0,4,4,0,4,0,4,0,4,0,4,4,0,4,4,0,3,0,0,0,4,0,0,0,4,0,4,4,4,4,0,4,0,0,0,4,4,0,0,0,4,4,0,3,4,4,0,0,4,4,4,4,4,0,4,0,4,0,0,4,4,4,0,0,0,4,0,4,4,0,0,4,4,4,4,4,0,0,0,4,4,0,0,0,4,4,4,0,4,4,4,0,4,0,4,0,0,0,0,4,1,4,0,4,4,4,0,4,4,0,0,4,4,4,3,0,4,0,0,0,4,4,0,4,4,4,4,4,0,4,0,4,0,4,4,4,4,0,0,4,4,0,4,4,0,0,4,0,3,4,2,4,4,0,0,4,4,0,0,0,1,0,0,0,4,0,4,0,4,0,0,3,4,0,0,0,4,4,4,0,4,4,4,0,0,0,4,4,3,4,4,4,0,0,4,4,0,4,4,1,4,4,0,0,0,4,4,4,4,0,4,4,3,4,4,0,4,4,0,0,0,0,4,0,0,0,4,0,0,4,4,0,4,0,2,0,0,4,4,0,4,4,0,0,4,0,0,0,4,4,0,4,4,0,0,0,0,4,0,0,4,0,4,4,3,4,4,0,4,0,0,4,0,4,4,4,0,0,4,4,4,0,0,4,0,4,4,0,4,4,4,4,4,4,0,0,0,4,4,4,4,4,4,4,0,0,0,4,0,0,0,0,0,0,0,4,0,0,0,0,4,3,0,4,4,0,4,4,0,4,4,0,0,4,0,4,0,0,4,0,0,0,4,4,0,0,4,4,4,4,4,4,0,1,0,4,0,0,0,0,4,4,4,4,0,0,4,4,4,4,0,2,4,4,4,4,4,4,4,4,0,0,4,0,4,4,0,0,0,0,4,4,4,0,4,0,0,1,4,4,0,0,4,0,4,0,0,0,0,0,2,4,4,0,4,4,0,0,0,4,0,0,3,4,0,0,0,0,2,0,4,0,4,4,0,0,0,0,0,4,0,4,0,4,4,4,4,4,4,0,0,4,4,4,4,0,0,0,4,0,4,0,4,0,4,0,0,4,4,4,0,0,0,0,0,3,4,0,0,0,4,0,0,4,0,4,4,4,4,0,0,0,4,4,0,4,0,0,4,4,3,4,0,4,3,0,4,4,4,0,0,0,0,4,4,4,0,4,0,0,4,4,0,0,0,4,0,0,0,4,2,0,0,4,0,4,4,4,0,4,4,4,0,4,4,0,4,0,0,4,4,0,4,4,0,0,2,0,0,4,0,0,0,4,4,4,4,0,4,4,0,4,4,0,0,4,0,0,4,0,0,0,0,0,4,4,1,4,0,4,4,4,4,0,0,3,4,0,4,0,0,4,0,4,0,4,4,4,0,4,0,4,4,0,0,0,4,0,4,0,0,4,0,4,0,4,0,4,4,4,4,0,4,4,0,4,0,2,0,0,4,0,0,4,0,4,0,0,0,4,4,2,0,4,4,4,0,0,0,0,0,0,4,0,4,0,0,4,0,0,0,4,4,0,0,4,0,4,0,0,1,0,0,0,0,0,4,4,0,0,0,4,0,0,4,4,4,4,0,4,4,4,4,0,0,4,4,1,0,4,4,0,4,0,4,4,0,4,1,4,4,2,1,3,0,0,0,4,0,0,0,2,4,4,4,4,4,0,4,0,0,0,4,4,0,0,0,0,4,4,0,4,0,0,0,4,4,4,4,4,1,4,0,4,4,0,0,4,0,0,0,0,4,0,4,0,0,0,0,0,0,0,4,0,0,4,4,0,4,0,0,4,0,0,4,4,4,0,4,0,4,4,0,2,0,4,0,4,4,0,4,0,4,1,0,0,4,4,0,0,4,2,3,0,4,0,4,1,4,0,4,0,4,0,4,3,0,0,0,0,0,0,0,0,4,4,4,4,0,4,0,0,4,4,0,0,4,4,4,0,0,4,0,0,4,0,4,0,4,4,4,4,0,4,0,4,4,4,4,4,4,4,0,4,4,4,4,0,0,2,0,4,4,0,4,0,4,0,4,0,4,0,0,0,0,0,4,4,0,4,4,4,0,4,0,4,0,4,0,0,0,0,4,0,0,0,4,4,0,0,0,0,4,4,0,0,0,0,2,0,3,4,4,4,4,4,3,4,4,4,4,4,4,0,4,4,0,4,0,4,0,4,0,4,0,4,0,0,0,4,4,0,4,2,0,0,0,4,0,0,0,0,0,2,4,4,0,0,4,0,4,0,4,2,0,4,0,0,4,4,4,4,1,4,2,3,4,4,4,4,0,4,4,4,4,4,4,0,0,4,4,4,4,4,0,4,0,0,4,0,0,4,1,4,4,4,0,4,0,0,4,4,0,0,4,0,0,0,4,4,0,4,4,0,4,4,4,0,4,4,0,4,2,4,0,4,4,0,4,0,0,0,0,4,4,0,0,4,4,4,0,0,0,0,4,4,4,4,0,4,4,4,4,4,0,0,0,4,4,4,4,4,1,4,4,0,4,4,4,4,4,4,0,4,2,4,4,4,4,4,0,4,0,0,0,0,4,4,4,0,2,0,4,0,0,4,4,4,0,0,0,4,4,0,0,4,0,0,1,4,3,0,0,0,4,1,0,0,0,0,4,0,0,0,3,0,4,4,0,0,4,4,0,1,4,0,0,0,0,0,4,1,4,4,0,0,4,0,0,4,0,4,4,0,4,0,0,0,4,4,0,0,0,0,2,4,4,0,0,0,4,0,2,0,0,4,4,0,0,4,0,4,4,0,0,0,0,4,4,0,4,0,0,0,0,0,0,4,4,0,4,4,0,0,4,4,4,4,0,0,0,0,4,0,0,0,4,4,0,0,4,0,4,0,4,4,0,0,0,4,4,4,4,4,1,4,0,0,4,0,4,0,0,0,0,4,0,0,4,4,0,0,4,4,4,0,4,0,4,4,0,3,0,0,0,4,0,0,4,4,4,0,4,4,0,0,0,0,0,0,4,0,4,4,4,0,4,0,4,0,0,0,4,4,0,4,0,4,0,4,4,3,0,4,4,4,0,0,0,4,3,0,4,0,4,4,0,0,0,4,4,0,0,4,0,4,0,0,0,4,0,0,0,4,1,4,4,4,4,0,0,0,0,0,4,4,4,1,0,0,4,0,0,1,4,0,4,0,0,3,4,4,4,0,4,4,0,4,0,4,0,0,0,4,3,0,0,0,0,0,0,0,4,4,4,4,0,4,0,4,0,4,0,0,0,4,2,0,0,0,4,4,0,0,4,0,2,0,4,4,4,3,0,0,4,0,0,1,0,4,4,4,4,0,0,4,0,0,4,0,0,0,0,4,0,0,4,4,4,0,0,4,4,4,0,0,4,0,4,4,0,0,0,0,4,0,0,0,0,0,0,4,0,4,4,0,0,0,0,0,4,0,0,0,0,4,2,0,4,0,4,0,4,4,1,0,0,0,4,0,4,0,0,0,0,0,0,0,4,0,0,4,4,3,4,4,0,0,0,4,3,0,4,0,4,0,0,0,0,0,4,4,4,3,0,0,3,4,0,4,0,0,0,1,4,4,0,4,4,0,0,0,2,0,0,4,4,4,0,0,4,4,4,4,4,0,4,0,2,0,0,0,4,0,4,0,4,1,4,4,0,4,4,4,4,0,4,4,0,0,4,0,0,4,4,0,4,0,4,4,4,4,4,0,4,4,0,0,4,0,0,0,0,4,0,0,4,0,0,4,0,4,4,4,4,0,4,2,0,0,0,0,4,4,0,0,0,0,0,4,4,4,4,0,0,0,0,0,1,1,4,4,0,4,0,0,4,0,0,0,0,0,0,4,0,0,4,4,4,4,0,4,4,0,4,4,4,0,0,4,3,4,0,0,0,0,4,0,4,4,4,0,4,4,2,0,4,0,4,0,4,0,0,4,4,3,4,0,4,4,0,4,4,0,4,0,0,4,0,0,0,4,0,0,0,0,4,4,4,0,4,4,0,4,0,0,4,4,4,4,0,0,0,4,0,0,0,3,0,4,4,4,0,0,0,4,4,4,0,4,0,4,0,4,4,3,4,0,4,4,4,0,4,4,4,2,0,4,4,0,4,0,0,4,0,4,4,0,4,4,4,4,0,0,0,4,0,4,4,4,4,4,3,0,0,4,4,4,2,2,4,4,0,4,0,4,0,0,0,4,4,0,0,0,4,0,4,0,0,4,0,0,4,0,0,4,0,4,0,0,4,4,4,4,0,0,4,0,4,0,0,0,4,4,4,0,3,0,0,0,4,0,0,0,4,0,0,0,2,0,4,4,0,4,4,0,4,4,0,4,0,4,0,4,0,0,1,0,4,4,0,0,0,0,0,1,4,0,0,4,2,0,4,0,0,4,4,0,4,0,4,0,0,0,2,0,0,2,0,0,4,4,4,0,4,0,4,4,4,0,4,4,0,0,0,4,0,4,0,4,0,0,0,4,0,4,0,4,0,0,4,0,0,0,0,3,0,0,0,3,0,0,0,2,0,4,0,4,4,4,4,0,4,4,4,0,4,0,4,0,0,4,4,0,0,4,4,4,4,0,4,0,4,0,4,1,3,0,4,4,4,4,4,4,0,0,4,4,0,0,4,0,4,4,4,0,4,4,4,4,4,4,0,4,4,0,4,0,4,4,0,0,4,0,0,0,4,0,4,0,4,4,4,4,0,4,0,0,4,4,0,4,0,0,4,0,0,0,0,0,0,0,0,4,0,0,0,0,0,4,4,0,0,0,0,4,4,4,4,0,4,0,4,0,0,0,0,0,4,0,0,0,0,0,4,4,0,0,0,0,4,4,0,4,0,4,4,4,3,0,0,0,4,0,3,4,0,0,0,0,4,0,0,0,0,0,4,4,0,0,0,4,0,4,0,4,0,4,0,0,4,4,0,4,4,4,4,4,0,4,4,0,0,4,0,1,0,0,4,4,4,4,0,4,0,0,4,4,4,4,4,4,0,0,0,0,0,0,0,0,4,0,0,0,0,4,4,4,0,4,4,4,0,4,4,4,4,4,4,4,0,4,0,4,4,0,4,0,4,4,0,0,0,4,4,4,4,4,4,4,0,0,4,4,4,0,0,0,4,0,4,4,1,4,0,0,1,4,0,0,4,0,0,4,0,4,4,0,4,0,0,0,4,0,4,4,0,4,0,0,4,4,4,4,0,4,0,0,4,4,0,0,2,0,4,4,4,4,4,4,4,0,4,0,0,0,0,0,4,0,0,1,4,4,4,4,2,0,0,4,4,4,0,4,0,0,0,4,0,0,0,4,0,4,0,4,4,4,0,4,0,4,4,4,0,0,4,3,3,4,0,0,0,4,4,4,4,4,4,0,4,4,4,4,1,4,0,4,0,0,4,4,0,0,0,4,4,4,4,3,0,4,0,4,0,4,4,0,4,1,0,4,4,4,4,0,0,0,0,3,4,0,0,4,4,0,0,3,4,0,0,2,4,4,0,4,0,0,0,0,0,0,4,4,0,0,4,4,4,2,0,0,4,4,4,4,0,4,4,4,4,0,4,0,4,4,0,3,4,0,0,4,0,0,4,4,0,4,4,0,0,0,4,0,4,4,4,0,1,4,0,2,0,4,4,0,0,0,4,4,0,0,0,4,0,4,4,4,0,4,4,0,4,0,0,0,4,0,0,4,0,4,0,0,4,0,4,0,4,4,0,0,0,4,4,4,0,0,0,4,0,0,0,0,4,4,4,0,4,0,1,4,4,0,4,2,4,4,4,4,0,1,0,0,0,0,4,4,0,0,4,0,4,4,0,0,0,0,0,4,4,4,0,4,4,4,4,3,2,4,4,2,1,4,4,0,4,0,0,0,0,0,0,0,0,0,0,4,0,4,0,4,4,4,0,0,0,4,4,4,4,0,0,0,0,0,0,4,4,0,2,0,4,4,0,1,4,4,4,4,0,4,0,1,0,4,4,1,1,0,4,4,4,0,4,4,0,4,0,4,4,0,4,4,0,4,4,0,0,4,0,0,4,0,4,0,4,4,4,0,0,4,4,0,4,4,4,4,4,0,4,0,0,0,0,4,0,0,4,4,4,4,0,4,0,4,4,4,0,0,1,4,4,3,0,4,0,0,4,0,0,4,1,0,4,4,0,0,4,0,4,4,4,0,4,0,0,4,0,4,4,0,4,4,4,4,4,4,0,4,0,4,4,4,4,0,4,4,0,0,0,0,2,0,0,4,0,4,0,0,0,0,4,0,4,0,4,0,0,4,0,0,4,4,0,0,4,0,4,4,4,0,4,0,0,0,0,4,0,4,0,4,4,0,0,0,2,0,0,0,0,0,0,4,4,4,0,0,1,0,0,1,4,0,1,0,4,4,4,4,4,4,0,0,4,0,0,4,0,0,3,4,4,4,4,0,0,0,4,4,4,0,4,4,4,0,4,4,4,4,0,4,0,0,0,1,0,0,0,4,4,1,4,4,0,4,0,4,0,4,0,4,4,4,4,2,0,0,4,4,0,4,4,0,0,0,0,0,4,0,3,4,0,4,1,0,4,4,0,0,0,4,0,4,4,4,4,0,0,0,0,1,4,4,4,0,0,0,4,4,4,0,4,0,0,4,0,4,4,0,4,0,0,4,4,0,4,4,4,4,4,0,4,0,4,4,4,4,4,0,4,0,4,0,4,0,4,4,0,0,0,0,4,4,4,4,4,0,0,4,0,4,4,0,4,0,4,0,4,0,0,0,4,4,4,4,4,4,0,4,4,0,0,4,0,4,0,4,4,0,4,0,3,4,4,0,4,0,4,4,4,4,0,0,4,4,4,4,0,4,4,4,0,4,3,4,0,4,4,4,0,0,0,4,0,0,0,4,0,4,0,0,0,4,4,0,0,0,4,4,0,0,4,0,0,0,0,0,0,4,4,3,2,0,0,0,4,4,4,0,0,4,0,4,4,0,4,0,0,4,4,4,0,0,4,4,4,4,4,4,4,0,0,0,0,0,0,0,0,1,0,4,0,3,0,4,0,4,4,0,4,0,4,0,0,0,0,2,0,0,0,4,0,0,4,0,4,0,0,4,4,4,0,0,0,0,4,0,0,4,4,0,0,4,0,4,4,4,0,0,2,0,0,4,0,0,0,0,4,0,0,4,0,4,0,0,4,0,0,0,4,4,4,4,1,4,4,4,0,4,0,0,4,4,0,0,0,4,0,0,0,4,4,0,0,0,0,0,0,4,0,4,0,1,0,4,4,4,4,4,4,0,4,4,4,4,4,4,0,4,0,0,4,0,0,4,4,4,4,0,4,0,0,0,0,4,4,4,0,4,0,0,0,2,0,4,4,0,0,4,0,0,0,1,4,0,0,0,4,0,4,4,4,4,4,4,0,4,0,4,4,4,0,0,0,4,0,0,0,0,4,0,4,2,0,0,4,4,0,0,4,4,0,4,4,4,4,4,0,4,0,4,4,4,0,0,4,4,0,0,4,0,4,3,0,4,0,4,0,4,0,4,0,4,4,4,4,0,4,0,4,4,4,4,0,4,4,0,4,2,0,0,4,4,0,0,0,4,0,4,4,0,4,0,4,4,4,4,4,4,0,0,0,0,0,4,4,0,4,4,0,0,0,4,0,0,4,4,4,4,4,4,0,0,4,0,4,0,4,4,4,0,4,0,0,4,4,0,4,4,4,4,4,0,0,0,4,0,0,4,0,0,4,0,0,0,4,4,4,4,0,4,0,4,0,4,0,4,0,4,4,4,4,4,0,0,0,0,4,4,4,4,4,4,0,0,4,4,4,4,4,0,0,0,0,0,4,0,0,4,4,4,0,0,0,0,4,4,4,0,0,4,4,4,3,0,0,0,0,0,4,4,0,4,0,0,0,4,4,4,4,4,4,0,4,0,4,4,4,0,4,0,0,2,0,0,0,4,4,0,4,4,4,1,0,0,4,4,0,0,0,0,0,4,4,4,4,4,0,4,0,4,4,0,4,0,4,4,0,4,4,4,4,4,0,4,0,0,4,4,0,0,0,4,0,4,4,4,0,4,0,4,0,0,0,4,0,0,0,4,4,4,0,0,4,4,4,0,0,4,3,0,0,4,0,4,4,0,0,0,4,0,4,0,0,0,0,4,4,4,0,4,0,4,4,0,4,0,4,0,4,0,0,0,0,0,1,4,4,0,0,0,0,4,0,4,0,0,4,0,4,0,4,0,4,0,4,0,0,4,4,0,4,4,4,4,4,0,0,4,4,4,0,4,4,4,0,4,0,4,0,4,4,4,4,0,4,0,0,0,0,4,0,0,4,4,0,4,0,0,4,0,0,0,3,4,0,0,0,4,4,0,0,4,0,0,4,4,3,0,0,0,0,4,4,4,4,4,4,0,0,4,4,0,4,4,4,0,0,0,4,0,4,0,4,4,0,0,4,0,4,4,0,0,4,0,4,2,0,0,0,0,4,4,0,0,4,0,3,0,0,0,4,0,0,4,0,4,0,0,0,4,4,4,4,4,4,0,0,4,4,4,0,4,4,4,0,4,4,4,4,0,4,0,0,4,0,0,0,0,4,0,4,0,4,0,0,0,0,1,4,1,0,0,4,4,4,4,4,4,0,0,0,0,0,0,0,4,0,0,4,4,4,4,0,4,4,0,0,0,0,4,4,0,4,0,4,0,4,4,4,4,0,0,4,4,1,0,4,4,0,4,0,4,4,4,0,4,0,0,0,4,0,4,0,4,4,4,0,0,4,4,0,4,0,0,0,4,0,4,4,4,0,0,4,0,0,4,0,0,4,0,0,4,4,0,0,0,1,0,1,0,0,0,4,4,0,4,4,4,4,0,4,4,0,0,0,0,4,0,0,0,0,4,4,4,4,4,4,0,0,0,0,4,0,4,4,4,0,4,0,4,4,0,4,3,0,4,0,4,0,0,3,0,4,0,1,0,0,0,0,0,0,4,0,1,4,0,4,0,4,4,4,4,0,4,3,4,4,4,4,0,0,4,0,4,4,0,0,4,0,0,4,0,0,4,0,0,0,0,4,4,4,4,0,0,0,0,4,4,4,0,0,0,0,0,2,0,4,0,4,0,4,0,0,4,0,4,0,0,4,4,0,0,4,0,0,4,0,0,0,0,0,4,0,0,4,0,0,2,0,0,4,0,4,4,4,4,2,0,0,4,0,4,0,0,4,4,4,4,0,4,0,0,0,4,4,4,4,0,4,4,0,0,0,4,4,4,4,0,1,0,0,0,4,4,4,4,0,4,4,0,0,0,4,0,0,0,0,4,0,4,0,4,0,0,4,0,0,4,0,0,0,0,0,4,4,0,0,0,4,0,4,0,0,0,4,0,2,4,4,4,0,0,0,4,4,4,4,4,4,0,0,4,4,3,4,4,0,0,0,4,0,0,0,0,4,4,0,4,4,0,0,0,0,0,4,0,4,0,0,0,0,4,0,4,4,4,4,4,0,0,4,0,4,4,0,4,0,0,4,4,0,0,0,0,0,0,0,2,0,4,0,4,4,4,4,4,4,4,0,0,0,0,0,0,0,0,4,0,0,0,4,4,0,0,0,0,4,0,0,0,0,0,4,0,4,0,4,0,4,0,4,4,4,0,1,4,0,0,4,4,0,4,4,0,0,0,0,0,4,4,4,4,4,4,4,4,4,0,3,0,0,4,0,4,0,4,0,0,4,0,4,0,0,0,0,0,0,0,4,0,4,4,4,0,1,4,0,0,4,0,4,0,0,0,4,0,4,0,4,0,0,3,2,4,4,4,4,4,0,0,4,4,0,4,4,4,0,0,4,4,4,0,0,0,0,0,4,4,4,4,0,0,4,4,0,4,4,0,0,0,0,4,4,2,3,0,0,4,4,0,4,0,0,4,4,0,4,0,0,4,0,2,4,4,0,4,0,4,2,0,4,4,4,4,3,4,0,0,4,0,4,4,0,0,0,4,4,0,4,0,4,0,0,0,4,0,0,0,2,4,2,4,0,4,0,0,0,4,0,4,0,0,0,4,0,4,0,0,4,4,0,4,0,4,0,0,0,4,0,0,0,4,0,0,0,0,4,4,0,0,0,4,4,0,4,4,0,0,4,4,0,0,0,4,4,0,4,0,0,0,0,0,0,0,0,4,0,0,0,0,4,0,0,4,4,0,4,4,0,3,0,0,0,0,4,3,2,0,4,0,4,0,4,4,0,0,0,4,0,4,4,4,0,0,4,4,0,0,4,0,0,0,4,0,0,4,4,4,0,4,4,4,0,4,4,0,4,4,4,4,4,0,3,0,4,0,4,0,0,4,4,4,4,4,4,0,4,4,0,4,4,0,0,0,4,0,0,4,0,4,4,4,0,4,0,0,4,0,3,0,0,0,0,4,4,4,0,0,0,4,4,4,0,4,0,4,4,0,4,4,4,4,4,4,0,2,4,0,0,0,0,0,1,0,0,4,4,0,4,4,0,4,0,0,4,4,0,4,0,0,0,0,0,4,0,4,0,0,0,0,0,4,4,0,0,4,4,4,4,0,0,4,4,0,4,0,0,4,1,4,0,4,4,0,4,4,0,4,4,0,4,0,0,0,0,4,4,0,0,0,0,4,0,0,0,0,4,4,0,0,4,4,4,0,4,0,4,1,4,4,4,4,0,4,4,4,3,2,4,0,0,4,4,4,0,4,0,4,4,4,4,4,0,4,0,0,4,4,0,0,0,0,4,0,0,0,4,0,0,4,0,0,0,4,4,0,4,4,4,4,4,0,0,0,4,4,0,4,0,4,3,4,4,4,0,4,4,4,4,4,4,0,0,0,0,0,4,4,0,0,4,4,4,0,4,4,4,4,0,0,4,4,0,4,0,0,4,0,0,0,4,4,4,4,0,0,0,4,4,4,2,4,0,0,4,4,4,0,4,0,4,0,4,4,4,4,4,4,0,4,0,0,4,4,4,4,4,0,0,0,0,4,4,4,0,0,0,4,0,1,4,0,3,4,0,0,4,0,4,0,4,0,4,0,4,4,0,4,4,4,4,4,0,0,4,0,0,4,4,4,4,0,0,1,0,0,0,0,4,0,3,0,0,0,0,3,4,0,4,4,0,0,0,0,0,4,4,0,0,0,4,0,0,4,0,0,4,0,0,0,4,0,0,4,4,4,0,0,4,0,4,4,0,0,0,4,0,4,0,4,4,0,2,4,0,4,0,4,3,0,0,0,0,4,4,0,4,4,4,0,4,0,4,0,4,4,0,4,0,4,4,4,2,0,4,0,0,0,4,4,0,0,1,4,0,4,0,4,0,0,4,0,4,4,0,4,4,4,4,2,1,4,0,0,0,4,4,4,4,4,0,4,0,0,0,4,0,0,4,0,4,0,4,4,0,4,0,4,0,0,4,3,0,4,4,4,0,0,4,4,4,0,0,4,2,4,0,2,4,0,4,0,4,0,4,4,0,4,4,4,0,0,0,4,4,4,0,4,4,4,4,4,0,4,0,0,0,0,4,0,0,4,4,4,0,0,0,4,4,4,4,0,2,4,0,4,4,0,0,4,4,4,0,0,0,0,0,3,0,0,4,0,4,0,4,0,4,4,0,0,0,0,0,4,4,0,1,0,0,3,0,0,4,4,3,0,4,0,4,0,4,4,0,4,0,1,0,0,4,0,4,0,4,4,0,0,0,0,4,4,0,4,0,4,4,4,4,0,4,4,4,4,0,0,4,4,4,0,4,0,0,4,0,4,4,0,4,4,0,0,0,4,0,4,0,0,0,4,0,4,4,0,4,4,0,4,0,3,4,0,0,0,4,0,4,4,0,4,4,0,4,0,0,0,4,0,0,0,4,0,4,0,4,4,0,4,4,0,0,0,4,0,4,4,0,4,4,4,0,0,4,4,0,0,4,0,0,4,0,0,0,4,4,4,4,1,0,0,4,0,4,0,0,4,0,4,0,4,4,0,0,0,4,0,2,0,0,4,4,0,4,4,0,4,4,4,4,4,4,0,2,4,4,4,4,4,4,0,4,0,0,0,4,0,0,4,4,0,4,0,0,4,0,0,0,4,4,4,4,4,0,4,4,4,0,4,4,0,4,0,4,0,4,4,4,0,0,4,0,4,4,4,4,4,4,4,4,0,4,0,0,4,3,0,0,4,4,0,0,0,0,0,4,4,4,4,0,4,0,0,0,0,4,4,4,4,0,4,4,0,0,4,4,0,0,4,4,4,0,4,4,4,4,4,4,4,4,4,4,0,0,0,4,0,4,0,4,4,4,0,0,4,4,3,4,0,4,4,2,4,0,0,0,0,0,0,0,0,4,0,4,4,0,4,4,0,0,4,4,4,0,4,4,0,0,0,0,4,4,0,4,2,4,0,4,3,4,4,4,4,0,4,0,4,0,0,4,0,4,4,4,4,4,0,4,4,4,0,4,3,4,0,0,4,0,2,0,4,0,0,4,4,0,0,0,4,4,0,0,4,0,0,4,0,4,0,0,0,0,4,4,0,4,0,4,0,4,0,0,0,4,4,4,4,0,0,4,4,4,2,4,4,0,0,0,0,4,4,0,4,4,4,4,4,0,4,4,0,0,4,0,4,0,4,0,0,4,4,0,4,4,4,0,4,4,0,0,0,3,0,4,0,4,1,4,0,0,4,2,0,0,4,0,0,4,4,0,0,0,4,4,0,4,4,4,4,4,4,4,0,4,0,0,0,0,2,4,0,0,0,4,0,4,4,4,4,0,0,0,4,0,0,4,4,4,4,4,4,4,0,0,4,4,0,0,4,4,4,4,4,4,4,4,4,4,0,4,4,0,4,4,0,4,4,4,0,4,0,4,0,0,4,0,4,4,0,0,4,4,0,0,0,0,0,4,0,4,4,4,4,0,4,1,0,4,0,0,0,4,0,1,4,0,4,0,0,3,4,0,4,0,4,0,4,4,3,0,2,0,4,4,4,0,0,4,4,4,4,4,0,0,0,4,3,0,4,4,0,0,2,1,0,0,0,0,1,0,0,0,4,4,0,0,4,0,0,4,0,0,4,4,0,0,0,4,0,0,4,0,4,0,4,4,4,4,4,4,0,0,4,0,0,4,0,4,0,0,0,4,4,0,2,0,0,4,4,0,4,0,4,4,0,4,0,0,4,4,4,4,2,0,0,0,4,4,0,4,4,4,4,4,4,0,3,0,0,4,4,0,4,4,4,4,0,3,0,4,0,0,0,0,0,0,4,0,4,0,0,4,4,4,0,4,0,4,4,4,0,4,0,0,0,0,0,0,0,0,4,0,0,0,4,4,4,4,4,0,0,4,0,4,4,4,0,4,4,4,4,4,4,4,4,4,4,4,4,0,0,4,0,0,3,0,4,0,4,2,0,0,4,4,4,0,4,4,0,0,4,4,4,4,4,0,4,4,4,4,4,4,0,0,0,0,0,4,0,4,0,4,0,4,4,0,0,4,0,0,0,4,0,0,0,4,4,0,0,4,0,0,0,0,4,0,0,0,4,0,4,0,3,0,4,0,0,1,0,4,4,0,4,0,0,4,4,4,0,4,4,0,4,4,0,4,0,4,0,1,4,0,4,0,0,4,0,0,0,4,0,0,0,4,4,4,4,0,4,0,4,1,0,4,4,0,4,0,0,0,4,4,4,0,4,4,4,4,4,0,4,4,0,0,0,0,0,1,4,4,0,4,4,4,4,4,0,0,0,4,4,0,1,0,4,0,0,0,0,4,4,4,4,0,0,4,0,0,0,4,4,4,1,0,0,4,0,4,2,4,4,0,4,4,0,4,0,0,0,4,4,0,4,0,2,0,4,4,0,4,0,0,0,4,4,0,0,0,4,0,0,0,4,1,0,0,0,4,0,4,4,0,4,4,4,4,4,0,0,4,4,0,0,0,0,0,4,0,0,0,4,1,0,4,4,0,3,0,4,4,4,4,0,0,4,0,4,4,0,4,4,0,0,4,3,4,4,4,4,4,4,4,0,4,4,0,4,0,0,0,0,0,0,0,1,4,0,0,4,0,4,0,0,0,0,4,4,4,4,4,0,4,0,4,4,4,2,4,0,4,4,0,0,0,4,0,4,0,4,0,4,4,4,0,4,0,0,0,4,0,4,0,1,0,0,0,0,4,0,0,0,4,0,4,4,4,4,0,0,0,4,0,0,4,4,0,0,4,2,0,4,4,4,0,0,0,4,0,4,0,4,0,4,0,0,0,0,4,1,0,0,0,0,4,4,4,4,0,0,4,4,4,0,4,0,0,4,4,4,0,0,0,0,0,4,0,4,0,4,4,0,4,0,0,4,0,4,0,0,4,0,4,4,0,0,3,0,0,0,0,0,4,4,0,4,4,4,4,4,4,0,0,0,0,0,0,4,0,4,4,1,0,4,0,0,0,4,4,4,0,4,0,0,0,4,0,4,1,4,4,4,0,4,4,4,4,0,4,4,4,4,0,4,4,4,0,0,4,4,0,4,4,4,0,0,0,4,0,4,2,0,4,0,0,0,0,0,0,0,4,4,0,4,0,1,0,0,3,0,4,0,4,4,4,4,0,0,4,0,4,0,0,4,4,4,4,0,4,4,4,4,0,0,4,4,0,0,4,0,0,4,2,4,0,4,4,4,4,4,0,4,4,0,4,4,4,0,0,0,3,4,4,4,4,0,4,0,4,0,4,0,4,0,0,0,4,4,4,3,0,4,0,0,4,0,4,4,0,4,0,4,4,0,4,4,4,4,0,0,4,0,4,4,4,0,4,4,1,0,0,0,0,0,4,4,4,1,4,0,0,0,0,4,0,4,0,4,0,4,4,0,2,4,0,2,0,0,4,0,0,4,0,4,0,4,4,0,4,0,0,0,0,4,0,4,0,4,4,0,0,4,0,4,4,4,4,4,4,0,4,4,0,0,0,0,4,0,0,4,0,0,4,4,0,4,0,4,0,0,4,4,4,4,4,4,4,4,3,0,4,4,4,0,4,0,4,1,4,3,4,0,0,4,4,0,4,4,4,4,0,4,0,0,4,0,4,1,2,0,0,0,4,4,0,4,4,4,0,4,0,0,4,3,0,0,0,4,4,4,0,4,4,0,0,0,4,4,4,4,3,0,0,0,4,3,4,0,0,4,0,0,0,2,1,4,0,4,4,4,4,0,4,4,0,0,4,3,4,0,0,0,4,4,4,0,0,4,0,0,0,4,0,4,4,2,0,4,0,0,4,4,4,4,4,4,4,4,4,4,4,0,4,4,4,0,0,4,4,4,4,2,0,4,0,4,0,0,4,4,0,2,4,0,0,0,0,4,4,4,0,0,4,4,0,0,0,0,4,2,0,4,4,0,4,4,4,4,4,4,0,4,0,4,0,4,2,3,4,0,0,0,4,0,0,0,0,4,0,0,2,0,0,0,0,4,4,0,2,0,4,4,0,4,0,0,2,0,0,4,4,4,0,4,0,4,4,0,0,4,4,4,0,0,4,0,0,4,4,4,0,1,4,0,0,4,0,0,0,0,4,4,4,0,4,4,4,4,0,0,4,4,4,0,0,1,0,4,0,4,0,4,0,4,0,0,0,4,4,4,4,0,0,0,4,0,4,4,4,0,4,4,0,3,0,4,4,0,4,0,4,4,0,0,0,0,4,0,4,4,4,0,4,0,0,0,0,0,4,4,4,4,0,4,0,4,0,4,0,2,0,0,4,0,0,0,4,0,4,0,4,4,4,4,0,4,4,0,0,4,0,4,0,0,4,0,0,4,4,4,4,4,4,4,0,0,4,0,4,4,4,0,4,4,4,4,4,4,0,4,0,4,2,4,4,0,0,2,4,0,4,0,0,4,4,0,4,4,4,4,4,4,4,0,4,0,2,4,4,1,4,0,0,0,0,4,0,0,4,4,0,0,4,0,0,1,4,0,4,0,2,4,2,0,0,0,4,4,0,4,4,0,0,4,4,4,4,4,4,0,0,4,4,3,4,0,4,0,0,0,0,0,0,4,3,0,0,4,4,4,0,0,4,0,0,4,4,4,4,3,4,0,4,0,4,4,0,0,4,4,4,4,0,4,0,4,4,0,4,0,0,0,4,4,0,4,4,4,4,4,4,0,0,4,3,0,0,0,0,4,0,4,4,0,1,0,0,4,4,4,0,0,4,0,4,0,0,4,0,0,4,1,0,4,4,0,4,4,4,4,4,4,4,0,4,0,0,4,0,0,4,4,4,4,4,0,1,4,0,4,4,0,2,4,0,4,4,4,0,1,0,0,1,4,4,1,4,4,4,4,4,0,4,4,4,4,4,0,4,4,0,4,0,4,4,4,4,4,3,4,4,0,0,0,0,0,0,4,0,4,3,4,0,4,1,0,4,0,0,4,0,0,0,4,4,2,4,0,0,0,4,4,4,4,4,4,4,4,4,2,3,4,4,4,0,0,4,0,0,4,4,0,4,0,4,4,4,0,4,4,0,0,4,0,0,0,2,4,0,4,0,0,4,4,0,0,0,0,3,0,4,0,0,4,4,0,4,0,4,1,0,4,0,4,0,0,4,0,0,4,0,0,0,0,3,4,4,4,0,4,4,0,4,0,4,4,0,1,4,4,0,0,4,4,4,4,0,4,4,0,4,0,2,0,4,0,4,4,0,0,4,4,0,4,4,4,0,0,0,0,4,0,4,2,2,4,4,0,4,0,4,0,0,4,0,0,0,4,0,0,4,4,1,0,0,0,4,4,1,0,4,4,0,0,4,0,0,0,4,1,4,0,4,4,0,0,4,2,0,4,4,4,4,4,0,0,0,4,4,4,4,0,0,0,4,0,0,4,0,4,4,0,0,0,4,0,0,0,4,4,0,4,4,0,4,4,4,4,4,0,0,4,4,2,0,0,0,4,4,4,4,4,0,4,0,4,0,4,0,4,4,4,0,0,0,0,0,0,2,0,4,0,4,4,4,0,0,0,4,0,3,4,4,4,0,4,4,0,0,4,0,0,0,0,4,4,4,0,4,3,0,0,0,4,0,4,4,0,0,0,0,0,0,4,0,0,0,0,0,4,0,0,0,0,4,0,4,0,0,0,4,0,4,4,4,4,0,4,0,0,0,0,4,4,4,0,0,4,0,0,4,0,0,4,0,0,4,0,4,4,0,0,4,0,0,4,0,0,4,4,4,4,4,0,0,4,4,0,4,0,4,0,2,0,4,4,0,4,0,0,4,0,4,0,0,1,4,0,4,4,0,3,0,0,4,0,0,4,4,4,4,0,0,0,0,0,4,0,0,0,0,4,4,0,0,0,0,4,1,4,4,4,4,4,3,0,4,4,0,0,4,4,0,0,4,4,4,0,0,0,0,4,4,0,4,0,4,0,4,0,0,0,0,4,4,4,3,0,0,4,4,0,0,0,0,4,4,4,4,0,4,0,4,4,4,4,4,4,0,0,0,0,4,4,0,4,4,4,0,4,0,0,4,0,0,4,0,4,0,0,4,0,0,4,0,0,4,4,4,0,4,0,0,4,4,1,0,0,4,3,4,0,0,0,4,0,0,0,1,0,4,0,4,0,4,4,0,4,0,4,0,0,4,4,4,0,4,0,4,0,4,1,0,4,0,4,4,0,0,4,0,0,0,0,4,0,4,0,4,0,0,4,4,0,0,0,0,0,4,0,4,0,4,0,0,0,4,4,4,0,4,4,0,0,3,4,0,0,4,0,0,4,0,0,0,4,0,4,4,4,4,4,4,0,4,4,0,0,0,0,4,4,0,4,0,0,0,4,0,4,4,0,0,4,4,4,4,0,4,4,0,0,4,4,0,0,4,4,0,4,0,0,2,4,0,4,0,4,4,0,0,0,0,3,0,4,4,4,4,0,0,4,4,4,4,4,4,0,2,4,4,0,0,0,4,4,4,4,0,1,0,0,0,4,4,4,0,0,4,0,4,4,4,0,0,4,0,0,2,4,0,4,0,0,4,0,4,4,0,0,0,4,4,4,4,0,4,0,4,0,0,4,0,0,4,4,4,4,0,0,0,4,0,4,4,4,0,0,4,0,0,0,0,0,4,0,4,0,0,3,0,0,4,0,4,0,0,4,4,0,0,0,0,2,0,0,4,4,4,4,0,4,0,4,4,4,0,0,4,4,4,0,4,3,0,0,0,0,0,4,0,0,0,4,4,0,4,4,0,0,4,0,4,0,0,0,4,4,1,4,2,3,4,3,0,4,4,4,4,2,0,0,4,4,4,0,4,0,0,4,0,4,0,4,0,4,4,1,0,0,0,0,0,0,4,0,4,4,0,4,0,4,0,0,0,4,0,0,4,4,0,0,4,0,0,4,0,0,0,4,0,4,0,0,4,0,4,2,0,4,0,4,4,0,0,4,4,4,0,4,4,4,4,4,4,0,4,1,0,4,0,0,4,4,1,0,4,4,0,4,2,0,0,0,0,4,0,0,4,0,4,0,0,4,4,4,4,4,4,4,0,4,0,4,0,4,4,4,0,0,0,0,0,0,0,1,0,0,4,0,4,4,0,4,0,0,4,4,4,4,0,0,0,0,0,4,4,4,4,0,0,1,0,4,4,0,0,4,4,0,4,4,0,4,0,0,4,4,4,4,4,0,0,2,0,4,4,0,0,0,4,0,4,0,0,4,4,0,0,0,4,0,0,0,4,2,1,0,0,4,0,0,4,0,4,4,4,4,0,4,0,4,1,4,0,0,0,4,0,0,0,4,0,4,4,0,4,4,0,0,4,0,0,4,0,0,0,0,0,4,0,4,0,4,0,0,4,0,4,4,4,4,4,4,4,4,0,0,4,4,0,1,2,0,0,0,4,1,2,0,4,4,0,0,0,4,0,0,0,4,4,4,1,0,0,4,0,0,4,0,0,0,0,4,4,4,4,4,0,4,4,0,4,0,0,0,4,4,0,4,0,0,0,4,4,4,0,0,4,4,4,0,0,4,4,0,0,4,0,0,0,0,4,0,0,0,4,0,4,4,0,0,0,4,0,0,0,0,2,0,0,0,0,1,4,0,0,4,0,0,4,0,4,4,0,4,0,4,4,4,0,4,4,1,4,0,4,4,4,0,0,0,0,0,0,0,4,0,4,2,0,0,0,4,4,0,0,4,0,4,4,0,4,2,4,4,4,4,0,4,0,4,4,0,0,4,4,0,0,0,0,0,4,4,0,4,0,4,0,4,4,0,4,4,4,4,4,4,0,2,0,0,4,0,0,4,4,0,4,4,0,4,4,4,4,0,4,4,4,3,0,0,0,4,0,0,4,1,4,4,0,4,0,4,4,4,0,4,0,4,0,2,0,4,0,0,0,4,0,4,4,4,4,4,4,4,0,0,0,4,4,0,0,0,0,0,0,4,0,4,0,0,4,0,4,0,4,0,0,4,0,0,0,4,4,0,4,4,0,4,0,0,0,0,0,4,0,4,4,4,0,4,4,4,0,4,4,4,0,1,0,1,0,0,0,0,1,4,0,4,4,4,4,0,0,4,0,3,4,4,4,0,2,4,2,4,4,2,4,4,0,0,4,0,0,4,4,4,4,0,0,0,0,0,3,0,0,4,0,0,4,1,0,0,0,4,0,4,4,4,4,4,3,0,4,0,0,4,0,0,4,0,0,4,4,4,0,4,3,4,1,0,0,4,4,0,4,4,0,0,0,0,0,0,0,4,0,0,0,0,4,0,4,0,4,4,4,0,1,0,4,4,0,4,0,4,4,0,1,4,4,4,4,0,4,4,4,0,4,0,0,0,0,4,4,4,4,4,0,4,4,0,4,4,4,4,0,4,4,0,0,0,1,4,4,4,0,4,0,0,2,0,0,4,4,4,4,0,0,0,4,4,0,4,4,0,4,4,0,4,4,4,0,0,4,4,4,4,4,4,4,4,0,0,0,0,4,4,4,4,4,4,0,4,0,4,4,0,4,0,0,4,4,0,4,4,0,4,4,4,0,0,4,0,4,0,4,4,4,0,0,0,0,0,4,4,0,4,0,4,0,0,4,4,4,0,4,4,4,0,0,0,0,4,4,4,0,0,4,0,0,4,4,4,3,0,4,0,0,0,4,0,0,0,0,4,4,0,4,4,0,0,0,4,1,4,4,1,4,0,4,4,4,0,0,0,0,0,0,0,4,0,4,4,4,0,0,4,0,4,0,1,0,0,4,4,0,4,3,4,3,4,0,0,0,4,0,4,0,4,4,4,1,0,4,4,0,2,4,4,4,4,4,0,0,4,4,0,4,4,4,4,0,0,0,0,4,4,0,0,0,0,0,0,0,4,4,0,0,4,4,0,4,4,0,4,0,0,0,0,4,0,3,0,4,0,4,4,4,0,0,0,0,0,0,0,0,0,4,0,0,4,4,4,3,2,4,0,4,4,4,4,1,0,4,0,4,4,4,4,0,0,4,0,4,4,0,0,4,0,4,0,0,0,4,4,0,0,4,4,0,4,0,4,0,0,4,0,4,4,0,4,0,4,4,3,4,0,4,0,4,4,0,4,0,4,4,4,0,0,0,4,0,4,0,0,4,4,4,4,0,0,4,0,0,0,3,0,0,4,0,4,0,4,0,0,0,4,4,4,4,4,0,0,0,0,4,4,0,0,0,0,4,4,4,4,0,4,0,0,0,0,4,0,3,4,0,0,4,0,0,0,0,0,0,0,0,0,0,0,0,3,4,0,4,4,0,4,4,1,4,4,0,4,4,0,0,0,4,3,4,4,0,4,0,0,4,3,0,0,0,4,0,0,0,0,0,0,0,0,4,4,4,4,0,4,4,4,0,4,0,4,4,0,4,0,4,4,4,0,4,4,4,0,4,0,0,0,0,4,0,0,0,4,4,4,0,4,0,4,0,4,0,0,0,4,0,4,4,4,3,0,3,4,2,0,0,4,4,4,0,0,0,0,4,0,1,0,0,0,4,4,0,4,0,4,4,0,0,0,4,4,4,4,4,0,4,4,4,4,4,3,0,0,4,0,4,0,4,4,0,0,4,4,4,0,0,4,4,0,4,0,4,4,4,4,4,0,4,0,0,4,4,0,4,4,0,4,0,0,0,0,4,0,0,0,0,4,4,0,4,4,4,0,0,4,4,4,0,4,0,4,4,0,4,0,4,4,4,0,0,4,4,0,4,0,0,0,0,0,2,4,2,0,0,0,4,0,0,1,0,0,0,4,0,0,0,4,0,4,4,0,0,4,4,4,1,4,0,4,0,0,0,1,0,4,0,4,4,4,4,0,0,4,4,4,4,0,2,4,4,4,4,0,0,0,0,4,1,4,1,4,2,3,4,0,2,4,4,0,0,0,4,4,4,0,4,0,0,4,4,0,0,0,0,4,4,0,0,0,0,0,0,0,4,0,0,0,0,4,4,0,0,4,4,0,0,4,0,4,4,0,0,4,4,0,4,4,4,0,0,4,0,4,0,0,4,0,4,0,0,1,4,4,4,0,0,4,0,0,0,0,4,0,4,0,4,4,4,4,0,0,4,4,0,0,0,0,4,0,4,4,0,2,4,0,0,4,0,4,0,4,4,4,4,0,4,4,4,4,0,0,4,0,4,0,4,0,4,0,2,0,0,4,0,0,0,4,0,4,4,0,0,0,4,0,4,0,2,0,0,4,0,4,4,4,4,4,0,0,4,4,4,0,4,0,4,0,4,4,4,0,2,4,4,0,0,4,0,0,4,0,4,4,0,4,4,4,4,0,4,0,4,0,0,4,2,4,0,0,0,0,0,4,0,0,4,0,0,0,4,4,0,0,4,0,0,4,4,4,0,0,4,0,4,0,2,1,4,0,0,4,4,0,4,0,4,4,4,0,0,0,4,0,4,0,4,0,4,4,4,4,4,0,4,4,4,4,0,0,0,0,0,0,4,0,0,4,0,3,4,0,0,4,0,0,4,3,0,0,4,0,1,4,4,4,0,4,0,4,4,4,0,0,0,4,0,0,4,4,0,4,4,4,4,0,0,0,4,0,0,4,0,0,0,0,0,0,4,4,4,4,4,4,0,0,4,0,2,0,0,0,4,4,4,0,4,0,4,4,3,4,4,0,4,1,4,0,4,0,0,0,0,0,4,0,4,4,0,0,0,4,2,0,0,4,4,4,4,4,0,4,0,0,0,0,4,0,4,4,4,0,0,0,4,0,0,4,4,4,4,4,0,4,4,4,4,0,4,0,3,1,0,0,4,4,4,0,4,0,0,4,4,0,0,0,0,0,0,0,0,0,0,4,4,0,4,4,4,2,0,0,0,4,0,4,4,4,0,4,4,4,0,0,4,0,0,0,4,4,4,0,1,4,4,4,4,4,4,4,0,0,0,4,0,0,4,0,0,4,4,0,0,0,0,4,1,0,0,4,4,4,0,4,0,3,0,0,4,0,4,4,0,0,4,0,0,4,4,4,4,4,0,4,3,0,4,0,4,0,0,4,0,0,4,0,0,0,4,4,4,0,4,1,4,1,4,4,4,0,0,4,4,4,0,1,4,0,0,4,0,0,4,4,4,4,4,0,0,0,0,4,1,0,4,0,0,4,0,0,0,0,4,0,4,0,4,0,0,0,4,4,4,0,0,0,0,4,0,4,0,4,4,0,4,0,0,4,4,0,4,4,4,0,4,0,0,0,4,4,0,4,0,4,0,0,0,0,0,4,4,0,4,0,4,0,0,4,0,4,0,4,4,0,0,0,4,0,0,0,4,0,4,0,0,4,0,4,4,4,0,4,4,0,3,0,4,4,4,0,4,0,4,0,0,0,4,4,0,4,4,0,0,4,0,4,4,4,4,0,4,4,3,0,0,4,0,0,0,4,1,4,4,0,4,4,0,4,0,4,4,4,1,4,0,4,4,0,4,4,0,0,4,0,0,0,0,0,0,0,0,4,4,4,4,4,4,0,0,4,4,4,4,0,4,4,4,4,0,0,4,0,4,4,4,0,0,0,4,4,4,4,0,0,4,0,0,0,0,4,4,0,0,4,0,4,0,4,0,4,0,0,4,0,0,0,1,4,4,4,4,4,0,0,0,0,0,4,0,4,0,4,4,0,0,4,0,0,4,0,4,0,0,0,4,4,4,4,4,0,0,3,0,0,0,0,4,0,0,4,4,0,0,4,4,0,0,4,4,0,0,4,4,4,0,4,4,0,4,4,4,2,4,3,0,0,0,4,0,4,4,0,4,4,0,0,4,0,4,0,4,0,0,4,4,0,0,0,4,4,0,4,4,4,4,4,1,0,4,4,0,4,0,0,0,4,4,4,4,4,0,0,0,4,0,4,0,4,4,0,4,0,4,4,0,0,0,4,0,0,4,4,0,4,4,4,4,0,0,4,0,4,0,0,4,4,4,4,0,4,4,0,4,0,4,0,0,0,0,0,0,4,4,0,4,4,4,4,4,0,0,4,4,0,0,0,4,4,0,0,0,0,0,4,0,4,4,4,0,4,0,4,4,2,4,0,0,4,0,0,0,0,4,4,0,0,0,4,4,4,0,4,0,0,4,0,4,4,4,4,0,4,0,0,2,0,4,4,4,4,4,0,4,3,0,4,0,0,4,0,4,4,0,4,0,4,0,4,4,0,4,0,4,4,0,0,4,4,0,1,0,4,4,0,0,4,0,0,4,0,0,4,4,0,0,0,0,0,0,0,0,4,4,4,4,4,0,0,0,4,4,4,0,4,0,0,3,0,0,4,4,0,4,0,0,0,0,0,4,0,4,4,0,4,0,0,4,2,0,4,4,0,0,4,4,0,0,0,4,4,0,0,4,4,4,4,0,4,0,0,4,0,0,0,0,0,0,4,0,4,4,4,4,4,3,0,0,0,0,0,0,0,4,4,0,0,2,0,0,0,4,4,0,0,0,0,4,4,4,0,0,4,4,4,0,0,4,4,0,3,4,4,4,4,4,0,4,4,0,4,4,0,4,4,4,4,0,4,4,4,4,0,0,2,0,0,4,0,0,4,4,4,4,4,4,4,0,0,4,0,4,0,0,4,2,0,0,4,4,0,4,0,0,4,4,4,4,0,0,0,4,4,4,0,0,4,4,3,0,4,4,4,0,0,0,4,4,4,4,0,3,0,4,4,0,0,4,4,0,4,0,4,0,4,0,0,0,0,0,0,0,0,4,0,4,4,0,1,0,4,4,0,0,4,0,0,4,4,4,0,0,2,0,4,4,4,0,4,4,4,4,0,0,4,4,4,4,3,4,4,0,4,1,4,3,0,4,4,4,0,4,4,4,4,0,0,4,2,4,4,4,4,0,0,0,0,0,0,4,0,4,0,4,4,0,0,4,0,4,3,0,0,4,0,4,4,4,4,4,0,4,0,0,4,0,4,4,0,4,4,0,0,4,0,4,4,4,4,4,1,0,0,4,0,0,0,0,0,4,0,0,4,4,4,0,0,4,0,4,0,4,4,0,1,0,0,4,0,4,0,0,0,4,1,0,4,0,4,3,4,0,0,0,4,4,3,0,4,0,4,4,0,4,0,0,0,4,4,0,0,4,0,0,4,0,4,0,4,0,4,0,4,4,0,4,0,0,3,0,4,0,4,4,0,0,0,0,2,2,4,4,0,0,4,4,4,0,0,0,4,1,0,4,4,4,4,4,4,4,4,4,4,0,4,0,0,4,4,0,4,4,4,4,4,4,4,0,4,4,0,4,4,0,0,4,4,4,4,4,4,0,4,0,4,4,0,0,4,4,4,4,0,4,4,0,4,4,4,4,4,4,4,0,0,1,4,0,0,0,4,0,4,4,0,2,4,4,4,4,0,0,1,4,0,0,4,0,4,0,0,4,4,4,0,0,4,0,4,0,4,4,4,4,0,4,1,0,0,0,4,0,4,4,4,0,4,0,0,0,0,4,4,0,0,4,4,0,4,4,0,1,0,3,0,4,0,4,0,0,0,0,4,0,0,1,4,3,0,0,0,0,4,4,4,4,0,0,0,4,4,0,0,4,4,0,4,4,4,4,4,0,4,0,0,4,4,4,4,0,4,0,0,0,0,4,4,0,4,4,0,4,0,4,1,4,4,4,0,4,0,0,4,0,4,0,0,0,4,4,4,0,4,0,4,4,4,0,0,0,4,4,4,0,4,4,4,4,0,4,4,0,3,0,4,0,4,0,0,4,0,4,4,4,4,0,4,0,4,0,4,4,0,4,0,4,0,0,4,0,4,0,0,4,0,2,2,0,1,0,0,4,0,4,0,2,0,4,4,4,4,4,4,0,0,0,0,0,4,0,4,4,4,0,4,4,0,3,4,4,4,0,4,4,0,0,4,0,4,4,4,4,0,0,4,4,4,4,0,4,4,0,0,4,4,4,0,1,0,4,1,0,4,4,0,0,4,0,4,4,1,4,4,4,0,4,4,4,0,0,4,0,0,0,0,0,0,0,4,4,0,0,4,0,0,4,4,4,0,0,4,0,4,4,4,4,4,4,0,4,4,0,0,0,4,4,4,4,0,4,4,0,4,0,0,0,4,4,4,0,4,4,4,4,4,4,4,0,0,0,4,4,4,0,0,0,0,0,0,4,0,0,0,0,0,4,4,1,0,0,4,0,4,4,4,4,4,4,0,0,0,4,4,0,4,4,4,0,4,3,4,0,0,4,4,0,0,4,4,1,0,0,0,0,4,0,0,4,4,4,4,0,0,0,4,0,0,0,4,4,2,0,4,4,0,0,0,0,4,0,4,1,4,3,0,4,0,4,4,0,4,4,4,4,4,4,0,0,0,2,0,4,4,0,4,4,0,4,4,0,4,0,4,4,4,0,4,4,0,4,4,4,4,4,4,0,0,0,4,4,0,4,0,4,0,4,0,4,0,4,4,4,0,4,4,0,4,4,4,0,0,1,4,0,0,4,0,4,1,3,0,1,4,4,0,4,0,0,0,4,0,0,0,4,0,2,0,0,4,4,0,4,1,4,0,0,0,0,3,4,3,4,0,4,0,0,4,0,4,0,4,0,4,0,0,4,0,4,0,0,0,4,0,0,0,4,0,0,0,4,4,0,4,0,4,4,0,4,4,0,0,4,4,0,2,0,0,4,1,4,0,0,0,0,4,0,0,0,0,4,4,4,0,4,0,0,4,0,0,4,4,4,4,0,0,4,4,0,4,0,4,4,0,4,0,1,0,4,0,0,4,0,4,0,0,2,0,4,4,4,0,0,0,4,0,0,4,0,0,0,0,0,0,4,4,4,4,0,2,0,4,4,4,4,0,2,4,4,4,4,4,0,4,4,0,0,4,0,4,4,2,0,4,0,0,4,4,4,4,4,0,4,2,4,4,2,0,4,0,4,4,4,4,4,4,4,4,0,0,0,4,4,4,0,0,0,0,0,4,4,0,4,0,4,4,4,4,0,4,4,0,4,4,4,4,4,4,0,4,0,4,0,0,4,0,4,4,4,0,0,4,0,0,4,4,4,0,0,4,0,4,4,4,4,0,4,4,4,4,0,4,0,0,4,4,4,0,4,4,4,0,4,1,0,0,0,0,0,0,4,4,4,0,0,4,0,4,0,4,0,0,4,0,0,2,0,0,4,0,0,0,0,4,0,4,0,4,4,4,4,4,4,4,4,4,4,4,4,0,4,0,4,0,0,4,4,4,4,0,4,0,4,4,4,3,4,0,0,0,0,0,4,0,0,4,4,4,4,0,0,4,1,0,0,0,4,0,4,0,4,4,0,3,4,4,4,0,0,0,4,3,0,4,4,4,3,1,4,0,0,4,0,4,4,0,4,0,0,0,4,4,4,4,4,0,0,0,4,4,4,0,0,0,4,4,4,0,4,4,4,4,0,0,4,4,0,0,0,4,4,0,0,0,4,4,4,4,0,0,4,0,0,4,0,4,4,4,3,0,3,4,0,0,4,0,0,0,0,2,4,0,0,0,4,0,0,4,0,4,0,4,4,0,0,4,4,0,0,4,0,4,0,4,0,4,0,0,0,4,4,3,0,0,4,4,0,4,4,4,0,0,4,0,0,0,0,0,2,4,0,0,4,3,0,4,4,0,0,0,4,4,4,4,3,0,4,0,0,0,0,0,0,4,0,2,4,0,0,4,4,0,0,0,0,4,0,4,0,0,0,0,4,4,4,0,4,0,0,0,4,0,0,4,0,0,4,4,4,4,0,0,0,0,0,3,0,4,4,4,0,4,1,4,0,0,0,0,0,0,4,4,1,0,0,4,0,4,4,4,4,4,4,2,0,4,4,0,3,0,0,0,4,4,4,4,4,4,0,4,4,0,4,4,0,4,0,0,0,0,0,0,4,4,0,1,0,0,4,0,0,0,4,4,2,4,4,4,0,0,0,4,0,0,4,0,0,4,0,4,4,3,0,0,0,4,4,4,4,0,0,0,1,4,0,0,0,0,0,0,3,4,0,0,0,0,0,4,4,4,0,4,0,2,4,4,0,0,0,0,4,0,1,0,4,0,4,4,0,0,0,4,4,4,0,0,4,4,4,4,0,0,0,4,4,0,0,4,0,4,0,4,0,0,0,4,0,0,0,4,4,0,0,0,4,0,4,0,0,4,4,0,0,4,0,4,0,0,0,3,0,4,0,2,0,4,3,4,0,4,4,4,4,4,4,4,4,4,4,4,0,0,4,0,0,0,4,4,4,4,0,4,4,0,0,0,0,0,4,0,4,4,4,4,4,4,0,0,4,0,2,0,4,4,4,4,0,4,0,2,4,2,4,1,1,0,0,0,4,4,4,4,4,0,4,0,0,0,4,4,0,4,4,4,4,4,0,4,0,0,4,4,4,0,2,4,0,0,4,0,0,0,0,0,4,0,0,4,4,4,4,0,0,4,4,4,3,0,0,3,4,4,4,4,0,0,0,0,0,0,4,0,0,4,4,4,4,4,0,0,0,4,0,0,0,0,4,0,4,0,0,4,4,4,0,0,4,0,2,0,0,4,4,4,0,0,4,4,4,0,4,0,4,4,0,4,0,4,0,4,4,0,0,0,0,3,4,0,0,0,4,0,0,0,0,4,4,4,0,4,0,0,0,0,4,4,1,0,0,4,0,4,4,0,4,4,4,0,0,0,4,0,4,0,4,0,0,4,4,4,4,0,0,4,4,4,4,4,4,0,4,0,4,0,4,0,0,2,0,0,0,0,4,0,0,0,0,0,4,4,4,4,0,4,0,0,4,4,0,1,4,4,0,4,0,0,4,4,4,0,4,4,0,4,0,0,0,0,0,0,4,4,4,4,0,4,0,0,4,4,0,0,4,0,4,4,0,0,0,4,0,0,4,4,0,0,0,4,0,0,0,0,0,1,0,0,0,4,3,4,4,0,4,0,4,0,0,0,0,0,4,0,4,4,4,3,0,4,4,4,4,0,4,2,4,0,4,4,4,0,4,4,4,4,4,4,0,4,4,4,4,4,4,0,4,0,4,0,4,0,0,4,0,4,0,0,4,0,4,0,4,4,2,4,4,0,4,4,0,0,4,4,0,0,0,0,0,0,0,0,0,0,4,0,4,0,4,3,4,4,0,0,4,3,0,4,0,2,4,4,0,4,0,0,0,4,4,4,4,0,0,0,4,4,0,4,0,4,0,0,4,4,4,0,0,4,4,4,4,4,0,0,1,4,0,4,0,4,0,4,1,0,0,0,1,4,4,4,4,4,0,0,4,0,4,4,4,0,4,0,4,4,4,0,0,4,3,4,0,4,0,4,0,4,4,4,4,0,0,4,0,4,0,4,4,0,4,4,0,0,2,4,0,4,4,4,4,0,4,4,4,0,4,0,4,0,4,0,4,2,0,4,0,4,0,4,0,4,4,0,4,4,4,0,4,0,4,4,0,4,4,0,4,0,4,4,0,4,4,0,4,0,4,0,4,0,0,0,4,0,0,0,2,0,4,0,4,4,0,0,4,4,0,4,1,0,0,0,0,4,0,0,0,0,4,0,0,4,0,0,0,0,4,4,4,0,4,4,4,0,4,4,0,4,0,0,4,4,0,4,4,0,0,0,0,4,0,0,4,0,0,4,0,0,3,4,0,4,4,4,4,4,0,4,1,4,0,4,4,4,0,0,4,4,0,4,0,0,4,0,1,0,4,0,4,4,0,0,4,4,4,0,4,0,0,0,0,0,0,4,0,0,4,4,0,4,4,3,4,4,0,4,4,0,0,4,0,0,4,4,0,4,0,0,4,4,4,4,1,4,4,0,0,0,0,4,4,4,0,4,0,4,4,0,4,0,4,4,4,0,0,0,0,4,0,4,4,0,0,0,0,4,4,4,0,0,0,0,0,4,4,4,0,0,4,0,4,4,4,4,0,0,4,4,4,4,0,0,0,0,0,0,0,0,4,4,4,0,4,0,0,1,4,0,4,0,1,0,4,0,4,4,2,4,4,0,4,4,4,3,0,4,4,4,0,4,4,4,0,0,0,4,4,0,0,4,4,4,0,1,4,4,0,0,0,4,4,4,4,0,1,4,4,0,4,0,0,4,0,4,0,4,0,0,4,4,4,0,4,4,0,4,0,0,0,0,4,4,4,4,0,4,0,4,0,0,0,4,4,4,0,0,4,0,0,0,4,0,4,4,0,4,0,0,0,4,4,4,4,4,0,0,1,0,0,4,0,4,0,4,4,4,0,4,0,0,0,4,0,0,4,0,4,0,4,4,4,4,0,0,4,4,0,0,3,0,0,4,4,0,4,0,0,0,2,0,0,4,0,4,4,4,4,4,4,0,0,4,0,4,4,0,0,0,4,1,4,4,0,2,0,4,0,0,0,0,4,0,4,0,1,0,4,4,0,0,0,4,4,0,4,0,0,0,0,4,0,0,0,4,4,4,0,4,0,4,0,0,4,0,0,4,4,0,0,0,4,0,0,0,4,0,0,0,0,0,0,4,4,4,4,4,4,0,4,0,0,4,4,0,4,0,0,0,4,0,4,0,0,4,4,0,0,4,0,4,4,0,4,0,4,0,0,4,4,0,4,4,0,4,4,0,0,0,4,0,4,4,0,4,4,0,0,0,4,0,4,4,0,4,0,0,0,0,4,4,0,4,0,0,0,3,4,4,2,0,0,4,4,0,4,4,4,4,0,4,4,0,4,4,0,0,4,4,4,0,4,4,4,4,4,0,0,0,4,4,0,3,4,4,4,0,4,0,0,0,4,4,0,4,4,4,4,0,0,4,0,0,4,0,0,0,0,4,4,0,4,4,0,4,0,4,4,4,0,0,0,3,4,4,0,0,0,0,4,4,0,0,0,4,0,0,0,0,0,4,4,0,0,4,4,0,4,0,4,0,0,0,0,4,0,4,4,0,4,4,4,4,4,0,4,4,4,0,0,4,4,4,0,4,0,4,0,0,0,4,4,0,0,0,0,0,0,0,0,4,4,4,4,4,4,4,4,0,0,4,4,0,4,4,4,0,4,4,0,4,3,0,0,4,4,4,4,0,0,4,0,0,0,4,4,4,0,0,0,4,0,0,4,4,0,0,0,4,0,0,4,0,0,0,4,4,4,0,4,4,4,0,0,4,4,4,0,0,0,4,0,4,4,0,4,0,0,4,4,4,0,4,0,4,4,0,4,0,4,1,0,4,4,4,0,0,4,4,4,4,4,0,0,4,0,4,0,0,4,0,0,4,4,0,4,0,4,4,0,4,4,0,0,4,4,0,4,0,0,4,4,4,4,2,4,0,0,4,0,0,4,4,0,4,0,0,4,0,4,4,0,1,0,0,0,0,4,4,0,0,4,0,3,4,0,0,0,0,4,4,0,0,0,0,4,4,0,0,0,0,0,0,1,4,4,4,2,0,4,4,0,4,0,0,4,0,0,0,4,0,0,4,0,4,0,0,4,0,0,0,4,0,0,0,0,0,4,0,4,0,4,0,0,0,4,4,0,0,4,0,0,0,4,4,0,0,4,0,4,0,4,0,0,0,4,0,0,0,0,2,4,4,4,0,2,4,4,0,4,4,4,0,4,0,4,0,0,0,1,4,4,2,4,0,4,0,4,0,0,0,4,0,0,4,4,0,0,4,0,4,0,0,0,0,0,0,0,0,4,4,0,0,4,4,4,0,1,0,4,0,0,4,4,4,3,0,4,4,4,4,4,4,0,0,0,0,4,4,4,0,0,4,4,2,4,0,4,4,4,4,0,0,0,0,0,0,4,4,0,0,4,4,0,4,0,4,4,4,0,4,0,4,0,1,4,0,0,4,0,0,4,0,4,4,4,0,0,0,4,0,0,4,0,0,4,0,1,4,4,4,4,4,4,4,4,4,4,0,4,0,1,0,4,0,4,0,0,4,4,4,4,4,4,4,0,0,0,0,4,0,4,0,4,4,0,0,0,4,4,0,4,0,4,2,4,0,4,4,0,4,4,0,0,4,0,4,4,0,0,4,0,0,0,4,0,4,4,4,4,4,4,0,0,4,0,0,0,4,0,0,0,0,0,4,0,4,4,0,4,0,4,4,4,0,0,4,4,0,4,0,1,4,0,4,0,0,4,4,0,4,4,4,0,0,0,0,0,4,4,4,3,0,4,4,0,4,0,0,4,0,0,0,4,4,4,4,4,4,0,0,0,4,4,4,0,4,0,4,0,0,3,4,4,0,0,4,0,0,0,4,4,4,4,4,0,4,3,0,4,0,4,4,0,0,0,0,0,0,4,0,0,4,4,0,4,1,0,4,0,0,4,4,4,4,0,4,4,1,4,3,4,0,0,1,0,0,0,0,0,4,0,0,0,4,0,0,0,0,0,0,4,0,0,4,4,0,4,0,0,0,4,0,0,3,4,0,0,0,0,4,0,4,0,4,0,4,0,4,0,4,4,4,0,0,4,4,0,0,0,0,0,0,0,0,0,4,0,0,0,0,4,2,0,4,4,0,0,0,0,4,0,4,0,4,0,4,0,0,0,4,0,0,0,4,0,4,0,0,4,0,4,4,4,0,0,0,4,4,0,0,4,0,0,0,0,4,0,0,4,0,0,4,4,4,4,4,0,0,0,0,0,0,4,4,0,4,0,4,4,4,4,0,0,0,0,4,4,0,4,4,2,0,4,4,4,0,0,0,0,0,4,0,4,0,4,4,4,1,0,4,0,4,0,0,0,4,0,0,4,0,4,0,4,0,4,0,0,0,4,0,4,0,4,4,4,4,0,4,4,0,0,4,0,4,4,4,0,0,0,1,0,2,4,0,3,4,0,0,0,4,0,0,0,0,4,4,4,4,0,0,0,0,0,0,0,4,0,0,4,4,0,0,0,4,0,0,4,4,0,4,4,0,0,2,4,4,4,4,4,0,0,4,0,0,0,4,0,4,2,0,4,0,4,4,0,0,0,4,4,0,4,4,4,4,4,0,0,0,0,0,0,0,0,0,0,0,4,4,0,4,0,0,0,4,4,4,4,0,4,0,4,4,4,0,4,4,1,0,4,0,0,0,0,4,0,0,0,4,4,0,0,4,4,0,0,4,0,4,0,4,4,0,0,0,0,0,4,4,4,4,4,4,4,4,0,0,0,0,3,0,0,0,0,0,4,4,4,0,4,4,4,4,4,0,0,4,0,0,0,4,4,0,0,0,0,0,0,4,4,0,0,0,0,4,0,4,4,4,0,4,0,0,0,0,4,0,0,4,4,0,0,0,4,0,0,2,4,1,0,0,0,4,0,4,4,0,0,4,0,0,4,4,0,0,4,4,4,0,0,4,4,0,4,0,0,4,0,0,0,4,0,0,4,4,0,4,4,4,0,4,4,0,4,4,0,0,0,0,0,0,4,0,4,4,0,0,0,0,4,4,0,0,4,0,4,4,0,0,0,4,4,0,0,4,1,4,4,1,0,0,0,4,4,4,3,4,4,0,0,0,4,4,0,4,0,4,0,0,4,0,0,2,4,4,0,4,4,0,0,0,2,0,0,4,4,4,4,4,0,4,4,4,0,4,4,0,0,0,0,4,0,0,0,4,4,4,4,0,0,4,0,4,0,0,0,0,4,4,4,0,0,0,0,3,0,4,4,0,0,0,0,4,0,4,4,0,1,0,0,4,0,0,4,4,0,0,0,0,0,4,4,4,0,0,0,4,4,4,4,0,0,4,0,0,4,4,4,0,0,4,4,0,0,4,0,4,0,4,0,2,4,0,0,0,4,0,0,4,0,4,4,0,2,4,0,4,4,4,4,0,0,0,4,4,0,0,4,0,0,4,0,4,4,0,4,4,4,0,0,4,4,4,0,0,1,0,4,0,4,0,0,4,0,4,4,4,0,0,0,0,4,4,4,4,0,4,4,0,4,0,0,4,4,4,4,0,3,0,0,0,4,0,0,4,0,0,4,4,0,0,4,0,0,4,4,0,4,4,4,4,0,0,0,0,4,0,0,4,4,4,0,1,0,0,4,0,4,0,0,0,4,0,0,0,0,4,0,0,4,0,0,4,4,4,0,4,0,4,4,0,0,4,4,4,4,0,0,4,4,0,0,4,2,4,0,4,0,1,4,4,4,4,4,4,0,0,0,0,4,4,0,4,4,0,0,0,0,3,4,0,0,0,4,3,4,0,4,0,0,4,4,4,0,0,0,0,4,0,4,4,4,0,4,0,0,4,4,0,4,4,0,0,0,0,0,0,0,4,0,4,0,4,1,4,4,4,4,4,0,0,4,0,0,0,4,0,0,0,0,4,4,0,4,4,0,0,0,0,4,0,4,4,4,0,0,4,0,4,2,4,4,4,0,0,4,0,4,0,0,4,0,0,4,0,4,2,0,0,0,0,1,0,0,4,4,4,4,0,0,0,0,4,0,4,4,4,0,0,0,4,4,0,0,0,4,4,4,0,4,4,4,0,4,4,0,4,0,4,0,4,4,4,0,4,0,4,0,4,0,4,0,0,0,0,0,4,0,0,4,0,4,0,4,4,0,0,0,4,0,4,0,4,4,0,2,0,4,4,0,4,4,4,4,0,0,4,4,4,0,4,4,4,4,0,0,0,4,4,0,0,0,4,4,4,4,0,4,0,0,0,0,0,0,4,4,4,0,0,0,4,0,4,4,0,4,4,0,0,0,4,0,0,0,4,0,2,4,4,4,4,0,4,0,4,0,4,0,4,4,4,0,0,4,4,4,4,4,0,4,0,4,2,0,4,0,0,4,4,0,4,4,4,0,0,4,0,4,0,0,4,4,0,0,4,0,4,0,4,0,4,4,0,0,0,0,0,4,4,4,0,4,0,4,4,4,0,4,0,0,0,0,4,0,0,0,4,0,0,4,4,4,4,0,0,4,0,4,0,4,4,0,0,4,0,4,4,0,0,0,0,4,4,4,4,4,0,4,0,0,0,0,4,0,0,0,4,4,4,4,4,3,0,4,4,4,0,0,3,0,4,0,0,4,0,4,0,0,0,0,0,0,0,0,0,4,4,0,4,0,0,0,4,4,0,4,4,0,4,0,4,0,4,4,0,0,4,0,4,0,1,4,0,0,3,0,4,2,3,0,4,4,0,0,4,0,0,4,0,4,0,4,4,0,4,0,0,4,0,4,0,4,4,4,4,4,4,0,4,0,0,4,0,4,4,0,0,4,0,0,4,4,4,0,0,0,0,0,4,0,0,0,0,4,0,0,4,0,0,4,4,0,4,4,0,0,4,4,0,0,0,4,0,4,0,0,4,4,4,0,4,4,4,4,0,4,0,0,0,4,4,4,0,0,4,0,4,0,0,4,4,0,4,4,0,0,4,0,0,0,4,4,0,0,4,4,1,4,4,0,4,0,4,4,0,0,0,0,4,1,4,0,4,0,0,4,0,0,0,0,0,4,4,1,0,4,4,0,4,4,0,4,4,0,4,4,0,4,0,0,4,4,4,4,0,4,4,4,4,0,0,0,4,0,4,0,0,0,4,4,0,4,0,1,4,4,0,4,0,4,1,0,4,4,4,4,4,0,4,0,0,0,4,0,4,0,4,4,0,1,3,4,4,0,0,4,0,0,4,0,4,0,4,0,4,4,0,4,4,4,4,4,4,4,0,4,4,4,4,0,4,4,1,0,0,4,4,0,0,0,4,4,4,2,4,4,4,4,4,4,4,4,4,0,0,0,4,4,4,0,0,4,4,4,0,0,0,0,0,4,4,0,4,4,4,4,4,4,0,0,0,0,4,4,4,0,0,0,0,0,4,0,3,0,4,4,0,0,4,0,4,0,4,0,0,1,4,0,4,4,4,0,0,0,4,4,4,0,2,4,1,0,1,4,4,0,0,0,4,4,4,4,0,3,1,4,4,4,0,0,0,0,4,0,0,0,3,0,0,0,4,0,0,4,4,4,0,4,4,4,0,4,0,4,4,4,0,4,0,4,0,4,4,0,4,3,4,0,0,4,4,0,0,0,0,4,4,4,4,4,0,0,0,0,0,4,4,1,4,3,3,0,0,0,0,0,0,0,4,4,4,1,0,4,0,0,0,1,4,0,0,4,4,0,0,0,0,4,4,4,4,0,4,4,0,0,4,0,0,0,3,4,0,4,0,4,4,0,2,0,4,4,0,0,0,0,4,0,3,4,0,4,4,4,0,4,4,0,2,0,0,4,4,0,0,0,0,4,2,4,0,0,0,4,0,4,0,4,0,4,3,4,4,4,0,4,4,4,4,0,4,4,4,4,4,4,4,0,0,4,4,4,0,0,4,0,0,4,4,4,3,4,4,0,4,4,0,4,0,0,4,4,0,0,4,0,4,0,4,4,4,4,4,4,0,4,4,0,4,4,0,0,4,0,4,0,4,4,0,4,0,4,4,4,4,0,0,4,4,0,4,4,4,3,4,0,0,4,0,3,0,4,0,0,4,4,0,0,0,4,0,0,0,0,4,4,0,0,4,0,0,0,4,4,4,4,0,4,0,4,0,4,4,0,4,0,4,0,4,0,4,0,0,3,0,4,4,0,0,0,0,4,0,4,0,0,0,4,3,4,4,4,4,0,0,4,4,0,4,4,4,4,4,4,2,4,0,0,4,4,4,4,0,0,4,0,0,4,1,0,0,4,0,0,4,0,0,0,0,2,0,4,4,0,4,0,4,0,0,4,0,0,0,0,0,0,4,0,4,0,0,0,0,0,0,0,0,1,4,4,0,4,0,4,0,1,3,0,4,4,4,0,0,0,4,0,4,0,0,0,4,0,4,0,1,4,4,4,1,0,4,0,4,4,1,4,0,4,0,0,0,4,0,3,0,4,0,4,1,4,4,0,4,4,0,1,4,4,0,4,0,4,3,0,0,4,0,0,4,0,0,4,4,0,0,0,0,0,0,4,0,0,0,4,4,4,0,0,4,0,4,4,0,0,4,2,4,0,0,0,4,0,0,2,0,4,4,4,4,0,0,4,0,4,0,0,4,0,3,0,0,4,2,0,0,0,0,2,0,0,0,0,0,4,4,4,0,0,4,0,4,0,0,4,0,4,4,0,4,4,0,0,1,0,4,0,4,4,0,0,4,4,4,0,4,0,0,4,0,0,4,4,4,0,4,0,4,4,0,4,0,0,4,0,4,0,0,4,4,0,0,3,0,4,0,4,0,0,4,0,4,4,0,4,4,4,0,0,4,0,0,4,4,4,4,0,4,0,0,0,4,0,0,0,0,4,0,4,4,1,0,4,4,4,3,0,4,0,4,4,4,0,0,4,0,4,0,0,4,4,0,0,0,1,4,4,4,0,1,4,4,0,0,0,0,0,4,0,4,0,0,1,0,4,4,4,4,4,4,4,4,0,0,4,4,0,0,0,2,4,0,0,0,4,4,4,0,4,4,4,0,4,0,1,4,0,0,4,0,0,1,0,4,0,0,4,4,0,0,0,0,0,0,4,0,4,0,4,0,0,0,0,0,4,0,4,4,0,4,4,0,4,4,4,4,0,4,4,0,2,0,0,4,4,4,0,0,4,4,0,0,0,4,4,4,0,0,4,0,4,4,4,4,1,4,4,0,0,0,0,4,0,0,4,4,4,4,4,4,0,0,0,0,4,0,0,0,4,4,0,4,4,3,4,4,4,4,0,0,0,4,4,4,0,0,4,0,4,0,0,0,4,4,0,1,4,4,0,4,4,4,0,4,4,0,0,1,0,0,4,4,4,4,0,1,4,4,4,2,0,0,4,0,0,4,4,0,2,0,0,0,4,0,0,4,1,0,1,4,0,4,4,0,0,4,0,4,4,0,0,0,0,4,0,1,0,4,0,4,4,4,1,0,0,4,2,0,4,0,4,0,0,0,4,4,4,0,0,0,0,0,4,4,0,4,0,0,4,0,0,4,4,0,4,4,0,0,4,4,4,0,4,0,0,0,4,0,0,0,0,0,4,4,0,0,0,4,0,0,0,4,4,4,4,0,0,0,0,4,0,4,4,4,4,0,0,0,4,0,4,0,4,4,4,0,4,4,4,4,4,0,0,3,0,4,4,4,4,4,4,0,0,0,4,4,0,3,4,0,0,0,4,0,4,4,1,0,4,0,4,0,4,4,0,0,4,0,4,0,0,4,4,0,0,0,4,0,0,0,4,0,0,4,4,4,4,4,0,0,4,1,4,4,4,2,0,3,4,0,4,4,2,0,0,4,0,4,4,0,0,1,0,4,4,0,0,3,4,0,0,0,4,4,0,0,0,0,0,2,0,0,0,4,0,0,0,4,0,0,4,4,0,4,0,0,0,4,0,0,0,0,4,4,4,0,0,0,0,4,4,4,0,4,4,0,0,4,0,4,0,0,0,4,0,4,4,4,0,4,4,2,0,0,0,0,0,4,0,4,0,4,0,0,0,4,0,0,4,4,0,0,0,4,0,0,4,4,0,0,0,4,0,0,4,3,4,0,4,0,4,0,4,0,4,4,4,0,4,0,4,0,4,4,0,4,4,0,0,4,4,0,0,4,4,0,0,0,4,0,0,0,0,0,4,4,4,0,0,4,4,0,4,0,4,0,4,4,4,4,0,0,0,4,3,4,0,4,0,4,4,4,0,4,0,4,1,3,0,0,0,0,4,0,0,4,0,4,0,3,4,3,4,4,0,4,4,4,0,4,4,0,0,4,4,4,4,0,0,0,0,4,0,0,1,4,0,4,0,4,0,4,4,3,0,4,4,4,3,0,4,4,0,0,0,4,0,4,4,4,4,0,0,4,0,4,0,0,0,4,4,4,0,0,0,4,0,0,4,4,0,4,0,0,2,0,1,4,0,0,0,4,4,0,4,4,0,0,4,4,4,4,0,0,4,0,4,4,0,0,0,0,0,4,4,4,4,0,0,2,0,4,4,4,0,0,0,0,4,4,0,4,0,4,0,0,0,4,4,0,4,0,0,1,4,0,4,0,0,4,4,0,0,4,0,4,0,0,4,4,4,4,0,0,4,4,0,4,4,0,4,4,4,0,0,0,4,4,0,0,4,4,0,0,0,2,4,4,4,4,4,4,4,4,4,4,0,4,4,0,4,0,4,0,0,4,0,0,0,4,0,0,4,4,0,4,0,0,0,0,4,4,4,0,0,4,0,4,0,4,0,0,0,1,0,4,0,4,4,0,4,0,0,0,0,0,0,4,4,4,0,0,4,4,4,0,0,4,0,4,0,4,4,4,4,4,4,4,0,0,0,0,0,4,4,4,4,4,4,0,3,0,4,3,0,0,0,4,0,4,4,4,0,0,4,0,4,0,4,0,0,0,0,4,4,1,4,0,0,0,4,4,0,0,4,0,4,4,0,3,4,0,4,4,2,4,0,4,4,0,4,4,0,0,3,4,4,3,3,0,0,0,0,0,4,4,4,0,0,0,0,4,0,4,0,4,4,4,0,4,0,0,4,0,0,4,0,4,4,4,4,0,4,4,4,4,4,4,4,0,0,4,4,4,4,0,0,0,4,4,4,0,0,4,2,4,0,1,4,4,0,4,4,4,0,4,4,4,4,4,4,0,0,0,4,3,4,4,4,0,0,4,4,4,1,4,4,0,0,4,4,4,4,4,0,0,0,4,0,0,0,4,0,0,4,4,0,1,4,0,4,0,0,4,4,4,0,4,4,0,4,4,4,0,4,0,4,0,4,0,4,4,0,0,4,4,0,0,0,4,0,0,0,0,3,4,4,0,0,4,0,4,4,4,4,0,0,4,4,4,4,2,4,4,4,4,0,0,0,0,4,4,0,0,1,0,0,4,4,4,0,3,0,4,4,0,2,4,0,0,4,0,0,0,0,4,4,0,0,4,0,0,4,0,4,4,2,0,4,0,4,4,4,0,4,0,4,0,0,0,4,4,4,0,0,4,0,0,0,4,2,0,4,4,4,0,0,4,4,4,4,4,4,4,4,0,0,4,0,4,0,4,0,4,0,0,4,4,0,4,0,4,0,0,0,4,0,0,4,4,2,0,4,4,0,4,0,4,0,0,0,4,0,4,4,4,0,0,0,0,0,0,4,0,4,4,0,4,4,4,4,4,4,4,0,0,4,0,4,0,4,0,0,0,4,4,4,0,4,0,0,0,0,0,4,4,0,0,0,0,4,0,0,0,3,4,0,4,0,0,4,4,0,0,4,0,4,0,1,0,4,4,0,4,0,0,4,4,4,4,4,0,4,4,0,0,0,4,4,0,4,0,0,0,4,4,0,2,4,0,4,0,0,4,4,4,0,4,0,4,4,0,0,4,0,4,0,4,4,0,0,4,0,0,0,0,4,4,3,0,4,4,0,4,4,0,0,0,0,4,0,0,0,2,0,4,4,0,0,0,0,0,0,0,4,0,0,4,4,0,4,0,0,0,4,0,4,4,0,4,4,4,4,0,0,0,0,0,0,0,0,2,0,4,4,3,4,0,4,0,4,4,4,4,4,4,0,0,4,0,0,0,4,4,4,4,0,4,4,0,0,0,4,0,0,4,4,0,0,0,4,0,0,4,4,0,0,0,0,0,4,4,4,4,4,4,0,4,4,0,4,0,4,0,4,4,4,0,4,4,4,4,0,0,4,4,0,0,4,0,0,4,4,0,4,0,4,0,1,0,4,4,0,0,4,4,4,4,0,4,4,0,0,4,4,0,4,4,4,0,0,0,4,0,0,2,4,0,4,4,4,4,4,0,4,0,0,4,4,4,0,0,0,4,4,0,4,0,4,2,4,0,0,2,0,0,4,4,4,3,4,4,4,0,0,0,4,0,0,0,0,0,4,4,0,0,4,4,4,0,4,0,4,0,0,0,4,4,0,4,0,1,4,4,4,0,0,0,0,4,0,4,4,0,4,4,0,0,4,4,0,4,4,0,4,0,0,0,4,4,4,4,4,4,4,4,0,4,0,4,4,0,4,4,3,4,4,0,4,4,0,0,0,2,4,4,4,0,4,4,4,0,4,4,0,4,4,0,0,4,0,0,0,4,4,0,4,3,4,4,4,4,4,4,4,4,0,4,0,0,0,0,4,4,0,0,4,0,4,4,0,4,4,4,4,4,4,0,0,4,0,4,4,0,4,0,4,4,4,4,0,0,4,0,4,0,4,1,4,4,0,0,4,0,1,4,4,1,0,4,3,4,3,4,4,4,4,0,4,4,4,0,0,0,4,4,4,4,0,4,0,4,0,0,4,0,0,0,4,4,4,4,4,0,4,0,4,0,4,4,0,4,0,4,0,4,2,4,3,4,0,0,0,0,0,0,0,0,4,4,0,4,0,0,4,4,4,4,0,4,0,0,0,0,4,3,0,4,0,0,4,4,4,0,4,4,0,4,0,4,0,0,4,0,4,0,4,0,4,4,0,0,4,4,0,0,0,4,4,4,0,4,4,0,4,4,4,0,0,0,0,3,0,4,4,1,4,0,4,0,0,3,0,3,4,4,0,4,4,4,4,4,0,4,4,4,0,4,4,0,0,4,0,2,0,0,0,4,0,0,0,0,0,0,0,4,0,0,0,0,0,4,0,0,0,0,0,0,4,2,0,4,4,0,4,0,0,4,0,0,0,0,0,4,4,4,0,4,4,4,4,0,3,0,0,0,0,0,0,0,0,0,0,0,0,0,2,4,0,4,4,0,4,0,4,4,0,0,4,4,0,0,0,4,0,3,0,0,4,0,4,4,4,4,4,0,4,0,4,4,0,0,4,4,0,0,0,4,0,4,4,4,0,4,4,4,4,4,4,0,1,0,0,4,4,0,4,4,4,4,4,0,0,4,0,4,0,1,4,0,4,4,4,0,0,0,4,4,0,4,0,4,0,4,0,4,4,4,0,0,4,4,0,4,0,0,4,4,4,0,4,4,0,0,4,0,4,4,4,4,0,4,4,0,0,0,4,0,0,4,0,4,0,0,0,4,4,4,0,1,4,0,4,4,1,0,4,4,0,0,4,4,1,0,0,4,0,0,4,4,4,4,0,0,0,0,4,0,0,4,0,4,1,4,3,0,0,4,4,0,4,0,0,4,0,0,4,4,4,0,0,0,0,4,0,0,0,0,0,0,4,0,4,0,0,4,0,0,0,4,4,4,1,0,4,4,4,4,4,4,0,4,0,0,0,4,4,0,4,0,4,0,4,0,0,0,4,4,4,4,4,4,1,0,0,4,0,0,0,0,0,4,4,0,4,0,0,4,0,4,0,4,4,0,0,0,0,0,0,0,0,1,4,4,4,4,0,0,0,0,0,4,0,4,0,0,0,0,4,4,1,0,4,4,4,0,4,0,0,3,4,0,0,0,0,4,0,4,0,0,4,0,4,4,4,0,0,4,0,4,4,1,0,4,0,4,0,4,4,0,0,4,4,4,4,3,4,0,4,0,0,4,4,4,4,4,0,0,0,0,4,4,0,0,4,0,4,4,0,0,4,2,4,4,4,4,0,0,0,4,4,4,0,0,4,0,4,0,4,0,4,0,4,4,4,0,4,4,4,1,4,4,1,4,4,0,0,4,4,4,4,4,0,0,4,1,0,4,4,4,4,4,4,0,4,4,0,4,0,0,4,4,4,0,4,4,0,0,4,0,0,4,0,0,4,4,0,0,4,0,0,4,0,4,4,4,4,4,0,4,0,0,4,0,0,4,4,0,4,0,4,4,0,0,4,0,4,0,4,4,0,4,0,4,0,0,4,0,0,0,0,0,0,0,0,0,4,4,4,4,4,0,0,0,4,4,0,0,4,0,0,0,0,0,0,0,4,4,4,0,0,4,4,0,3,4,4,4,4,0,0,4,4,4,0,1,4,0,0,0,4,4,0,0,4,2,0,0,1,0,4,0,4,0,2,4,0,0,0,2,1,4,4,4,0,4,0,0,0,4,4,0,0,4,4,4,3,0,0,4,4,4,4,4,0,4,0,0,0,0,0,0,4,4,0,0,4,4,4,0,0,4,0,4,4,4,4,4,4,0,0,4,0,3,4,0,0,4,0,4,4,4,0,4,0,0,4,4,0,0,0,0,1,1,0,0,4,4,4,4,0,4,0,0,4,0,0,4,0,4,4,4,0,4,4,0,0,0,4,4,0,4,0,0,4,4,4,4,0,4,0,0,0,0,4,4,4,0,4,4,0,0,4,1,4,0,4,0,4,0,4,0,4,0,0,4,0,4,4,2,0,4,3,4,4,4,0,4,4,0,0,0,0,0,0,4,4,0,4,0,4,4,0,0,4,4,4,0,4,4,0,4,0,4,4,4,4,0,4,0,0,0,4,0,0,0,0,0,0,0,0,4,0,0,2,4,0,4,4,1,0,2,4,4,4,4,4,0,4,4,4,1,4,0,0,4,0,0,0,4,4,0,0,4,4,0,4,4,0,0,0,0,0,0,0,0,4,4,0,2,0,4,0,4,4,4,0,0,4,4,0,0,4,0,1,4,0,4,0,0,0,0,0,4,4,0,4,4,2,0,0,0,4,0,0,4,0,0,4,4,0,4,0,0,0,0,0,4,0,0,4,4,4,4,4,4,4,4,4,0,4,4,0,0,4,4,0,4,4,4,0,0,4,0,4,0,4,0,0,0,4,0,4,1,0,0,4,4,0,0,0,4,0,1,4,0,4,4,0,4,4,4,0,4,0,4,0,0,0,4,4,0,4,4,0,4,0,4,0,0,0,0,3,4,4,4,4,4,4,3,4,0,4,0,4,0,4,4,0,4,4,4,0,0,0,4,0,4,4,4,0,4,0,0,0,4,4,4,0,4,4,4,4,0,4,0,4,4,4,4,0,3,0,0,4,0,0,0,4,4,0,4,4,1,4,0,4,4,4,4,4,4,4,4,4,0,0,4,4,4,0,0,4,4,4,4,0,0,4,0,0,0,0,0,0,4,4,0,0,2,4,0,0,0,4,0,0,4,0,4,0,0,4,4,0,0,4,0,4,4,0,0,0,0,0,4,4,0,0,4,4,4,0,0,4,4,0,0,4,0,4,3,4,0,0,0,4,4,4,0,4,0,0,1,0,4,4,0,4,4,0,4,0,4,0,0,4,4,0,4,0,0,0,0,0,4,4,4,2,0,4,0,0,0,4,0,0,0,0,4,0,0,4,4,4,4,2,0,0,0,4,0,0,4,2,0,0,0,0,4,0,0,4,0,0,4,0,0,0,4,0,0,4,0,4,4,0,0,0,0,0,3,0,0,0,0,0,0,4,0,1,4,4,0,0,0,4,4,4,0,0,0,0,0,0,2,0,0,4,0,0,0,0,0,4,0,0,4,4,4,0,4,0,4,0,4,0,4,0,4,4,0,0,4,4,4,0,0,0,4,4,0,0,4,4,1,0,4,4,4,4,4,4,4,2,0,4,4,0,4,4,4,4,0,0,0,4,4,4,0,0,0,0,4,0,2,4,0,4,0,4,0,4,4,0,4,0,4,4,0,4,2,4,1,4,0,4,4,4,0,4,4,0,4,4,0,0,0,0,0,0,4,0,0,0,4,4,4,0,4,4,0,0,4,0,4,4,0,0,4,0,0,4,0,4,0,4,4,0,4,0,4,4,4,0,4,0,3,0,0,4,4,4,0,4,0,0,4,0,4,4,4,4,0,4,0,4,4,4,0,4,4,4,0,4,0,4,2,4,4,4,0,0,0,4,0,4,4,4,0,0,0,4,0,0,0,0,4,0,4,3,0,0,4,4,4,4,0,4,4,4,4,4,4,4,4,0,0,0,4,4,4,0,0,0,0,0,0,0,0,4,4,4,2,0,4,4,4,4,4,4,4,4,0,0,4,4,0,4,4,4,4,4,4,4,4,0,0,4,0,4,0,1,0,4,0,4,4,4,4,0,4,4,2,4,4,4,4,0,0,0,4,0,4,4,0,0,4,0,0,3,4,0,4,0,4,0,4,0,4,0,0,4,0,0,4,4,0,0,0,4,0,4,0,0,0,0,4,4,4,0,4,0,4,4,0,2,1,0,4,0,0,4,4,4,4,4,4,4,4,0,4,0,0,0,4,0,0,4,4,0,0,4,4,4,4,0,0,4,0,4,0,4,0,0,4,0,4,4,4,0,0,4,4,4,4,4,0,4,4,0,0,4,3,4,4,1,0,4,0,4,0,0,0,0,0,4,0,2,4,0,4,0,4,4,0,4,0,0,0,4,4,4,4,0,0,0,0,4,4,4,4,4,4,0,0,0,4,4,2,0,4,4,0,4,0,4,4,4,0,0,0,0,4,4,0,0,1,0,4,0,4,4,4,4,0,4,0,4,0,4,0,3,4,1,0,4,3,0,0,4,4,0,0,4,0,4,4,4,0,0,4,0,0,4,0,0,4,4,4,4,0,4,0,4,0,4,4,0,0,0,0,0,4,4,4,4,0,3,4,0,4,0,4,4,0,4,0,0,4,0,0,0,0,4,0,0,2,4,0,0,0,0,0,0,0,3,4,0,4,0,0,0,1,4,0,4,0,0,4,0,0,1,4,4,0,0,4,0,4,0,4,4,4,0,4,0,4,0,4,2,0,0,4,4,0,4,4,0,0,0,4,0,4,0,4,4,0,4,0,4,4,0,0,0,0,4,0,0,0,4,4,4,0,0,4,4,0,0,4,4,0,0,4,4,0,0,0,0,4,4,4,0,0,0,4,4,4,0,4,0,4,4,4,0,0,0,1,0,4,4,0,0,0,0,0,4,4,0,4,4,3,0,4,0,4,4,4,4,4,4,0,4,0,0,4,2,0,0,0,4,0,4,0,0,4,0,0,0,4,0,0,0,4,0,0,0,0,0,0,4,0,0,0,0,0,0,4,3,0,0,4,4,1,0,4,4,0,0,4,0,1,0,4,4,0,0,4,3,0,4,4,4,4,4,4,4,4,4,4,0,0,1,0,3,4,4,0,4,4,4,4,2,4,1,0,0,4,0,4,4,4,0,4,4,0,4,4,4,0,2,4,0,4,4,4,0,0,0,0,0,4,0,0,0,0,0,4,0,4,0,4,2,1,4,0,4,4,0,4,0,4,0,0,0,0,0,4,0,4,4,0,4,0,4,4,4,4,4,4,0,0,4,4,4,0,4,0,4,4,0,0,0,4,4,0,4,0,0,0,0,4,4,4,0,4,0,4,0,4,2,0,4,4,4,0,4,0,0,0,0,0,4,0,0,0,4,3,3,4,0,0,4,4,4,1,0,0,0,0,4,4,0,4,4,4,4,0,4,0,4,0,0,4,0,0,0,0,0,0,4,0,4,0,4,4,0,4,0,0,0,4,4,4,4,4,0,4,4,4,4,4,0,4,4,0,4,4,4,4,0,4,0,4,4,0,4,0,0,0,0,3,4,4,4,0,0,0,4,4,4,0,0,4,0,4,4,0,4,4,4,4,4,4,0,0,4,4,4,4,0,0,4,0,4,0,4,0,4,4,4,4,0,0,4,0,4,0,0,0,0,0,4,2,4,0,0,4,0,1,4,4,4,4,4,4,4,0,0,0,0,0,4,0,4,4,0,0,4,0,0,1,0,0,0,4,4,4,4,0,0,4,0,0,0,0,4,4,4,0,4,0,0,4,0,0,4,4,0,0,0,0,0,4,4,0,4,4,0,4,3,4,4,0,0,0,4,0,4,4,0,4,4,0,4,0,0,0,4,4,4,0,0,0,0,4,0,4,0,4,4,0,4,3,4,0,0,4,4,4,0,0,2,0,4,0,4,0,0,0,4,0,0,4,0,4,0,0,4,0,4,4,4,0,0,4,0,4,0,0,4,4,0,0,0,0,4,0,4,4,4,0,0,4,0,0,0,0,4,2,4,0,0,4,4,0,4,4,1,0,4,0,0,4,0,0,0,4,0,0,4,0,0,4,0,4,4,0,4,0,4,4,0,0,1,0,4,0,0,4,4,4,0,4,0,4,4,0,0,0,0,0,0,0,4,4,4,0,4,0,2,0,4,4,0,4,4,0,1,4,0,0,4,4,0,0,0,4,4,0,4,0,4,2,0,0,0,0,0,0,4,0,4,4,0,4,0,0,4,4,0,4,4,4,0,2,4,0,4,0,0,0,4,0,0,4,4,0,0,4,4,4,0,4,0,4,0,0,4,0,4,0,3,0,0,0,0,0,4,4,0,4,4,4,0,4,1,4,0,0,4,0,0,0,0,0,1,0,0,0,0,4,4,4,4,0,4,0,0,4,0,4,0,0,4,4,0,0,0,4,0,0,4,0,0,4,0,4,4,4,0,0,0,4,4,0,0,4,0,0,4,4,4,2,4,4,4,0,4,4,0,0,0,4,0,0,1,0,0,4,4,0,0,1,3,0,0,0,0,0,4,4,4,0,4,0,4,0,4,4,4,0,0,4,0,4,0,4,4,0,4,0,1,0,1,0,0,4,4,4,4,4,0,0,4,0,0,0,0,4,4,0,4,4,0,4,4,0,0,4,3,0,0,4,0,4,4,4,0,0,0,4,0,0,0,0,0,0,4,0,1,0,4,4,0,4,0,4,4,1,0,4,0,0,4,0,0,4,1,4,4,1,2,4,0,0,4,0,0,4,4,0,0,0,4,4,4,1,4,0,4,4,0,0,4,4,0,0,4,4,0,0,0,4,0,0,0,0,0,4,0,0,0,0,0,0,0,0,0,4,4,0,0,4,1,4,4,3,0,0,4,4,4,4,4,0,0,0,3,4,0,4,0,4,0,4,0,0,4,4,0,0,0,4,4,4,4,4,4,0,0,0,0,4,0,4,4,0,0,0,4,0,0,4,4,0,4,0,4,4,0,3,4,4,0,0,4,4,4,4,4,0,0,4,0,4,0,4,4,0,4,2,0,4,0,1,0,0,0,0,4,4,0,4,0,0,4,4,4,0,4,4,0,4,3,4,4,0,0,4,0,4,0,0,0,4,0,0,4,4,0,0,4,4,4,0,0,4,4,0,4,0,1,0,4,4,4,4,4,0,0,0,4,4,0,1,4,4,0,4,4,4,0,4,0,4,4,0,0,4,0,0,4,4,4,4,4,4,4,0,0,4,4,4,0,0,4,4,0,4,4,4,0,0,4,0,4,0,0,0,4,0,4,4,0,4,0,4,4,0,0,2,4,4,4,4,4,0,4,4,0,0,4,4,0,0,0,4,0,4,4,4,0,0,4,0,4,0,4,4,0,4,4,4,0,0,0,0,0,4,4,0,0,0,4,0,0,4,0,0,0,4,4,0,4,4,0,4,0,0,0,0,0,4,4,4,4,0,4,0,0,4,4,4,0,0,0,4,4,0,0,0,0,0,4,4,4,2,1,0,0,4,0,4,0,4,4,0,4,0,0,4,4,4,4,4,0,4,0,0,0,0,4,4,0,0,0,4,4,4,4,3,0,4,4,0,4,4,4,0,0,4,0,0,0,4,0,4,0,4,0,0,0,4,0,0,0,4,4,4,1,0,4,4,0,4,0,4,4,0,4,0,0,0,4,4,4,0,4,4,4,4,0,4,0,4,4,2,0,4,4,4,0,0,4,0,2,0,0,0,0,0,4,0,1,4,4,4,0,4,0,4,4,4,0,0,1,4,0,4,4,4,0,0,4,0,0,0,0,0,4,4,4,4,0,4,0,0,0,4,0,4,0,4,0,4,4,4,4,0,0,0,4,0,4,4,4,4,0,0,4,4,0,0,0,4,0,0,4,4,4,4,0,0,0,0,4,4,4,4,4,4,0,0,0,0,0,0,4,4,4,0,4,4,0,4,0,4,0,4,4,0,4,4,0,4,0,0,0,0,0,0,4,0,0,4,0,4,0,0,4,4,0,4,0,0,4,4,0,0,4,4,4,0,4,0,4,0,0,0,4,4,0,4,4,4,4,4,4,0,4,4,0,0,4,4,0,0,4,1,4,0,0,0,1,0,0,4,4,4,4,4,0,0,0,4,0,0,0,4,0,4,4,0,4,4,4,4,4,0,0,4,0,0,0,0,0,0,4,0,0,4,0,0,4,0,0,0,3,4,4,0,4,4,0,4,4,0,0,0,0,0,0,0,0,0,4,4,0,0,0,0,0,0,0,4,0,0,0,0,0,1,0,4,0,4,4,4,4,4,0,0,4,4,4,4,4,0,0,0,4,0,0,4,4,0,0,4,0,0,0,0,0,3,0,4,4,0,4,4,0,0,4,4,4,4,4,0,0,0,0,4,0,0,4,0,4,4,0,4,0,0,0,4,4,0,4,2,2,4,4,0,0,0,4,0,4,4,0,4,4,4,4,0,0,4,4,4,0,0,0,4,4,4,0,0,0,4,0,0,4,4,4,0,0,4,4,0,0,4,0,4,4,0,0,0,4,0,4,0,4,0,4,4,4,4,4,0,4,0,4,4,1,0,0,0,4,0,4,4,4,4,0,4,0,4,0,0,2,0,4,0,0,2,0,4,4,0,4,4,4,0,4,0,4,4,4,0,4,4,0,4,4,4,0,4,4,0,4,0,3,4,4,4,0,0,0,4,4,0,0,0,4,1,4,3,4,0,0,4,4,0,4,0,4,0,4,0,0,0,0,4,0,4,4,4,0,4,0,0,4,4,0,4,1,0,4,0,1,0,4,0,4,0,4,0,4,0,0,0,4,0,0,0,4,0,4,0,0,2,0,0,0,4,4,4,0,0,0,4,0,0,0,0,4,4,0,0,0,0,4,0,4,0,0,1,4,4,4,0,4,4,0,0,4,0,4,0,4,0,4,1,4,4,0,0,4,4,0,0,4,0,2,4,0,4,0,0,0,4,4,2,0,0,4,4,4,4,0,4,0,0,4,0,0,0,4,0,0,0,4,4,4,0,4,4,0,0,0,0,4,0,4,4,0,4,4,4,4,0,0,4,0,4,4,4,4,4,4,0,4,4,4,4,0,0,0,4,0,0,0,0,4,4,4,0,4,4,4,4,0,4,4,2,0,4,4,0,4,0,4,1,4,0,0,0,0,4,0,4,0,4,0,4,4,4,0,4,0,0,0,0,4,3,0,0,1,2,0,0,4,0,4,0,3,4,4,2,4,0,4,2,0,0,4,0,0,4,0,0,4,0,4,4,1,4,4,0,4,0,0,0,0,0,4,0,4,0,4,0,4,4,4,4,4,0,4,4,4,4,4,4,0,0,0,2,4,4,4,0,0,2,0,0,0,0,0,1,4,4,4,0,0,4,4,4,0,0,0,4,4,4,0,4,0,0,0,0,4,0,4,4,4,0,0,4,0,4,0,3,0,3,4,4,0,4,0,4,4,0,4,4,1,4,4,4,0,0,4,0,4,4,2,4,4,0,0,0,0,4,0,0,4,4,4,4,0,0,4,0,4,4,1,2,4,0,4,4,0,4,0,4,4,3,0,4,4,0,0,4,0,4,4,4,4,4,0,4,4,4,4,4,0,0,4,4,0,4,4,0,0,4,4,0,4,0,0,0,4,0,0,0,0,0,4,0,4,0,0,4,4,4,0,0,4,4,0,0,0,4,4,4,0,0,0,0,4,4,0,4,4,0,4,0,4,0,0,0,3,4,3,4,0,4,4,0,0,4,4,4,0,0,0,4,4,4,0,0,4,0,0,0,0,0,0,0,4,4,0,0,4,4,0,4,0,0,3,0,0,4,0,4,1,0,4,4,0,4,4,3,4,4,0,0,4,0,4,0,4,4,0,4,0,4,0,4,4,1,4,0,4,0,0,0,0,4,4,0,0,4,4,4,0,0,4,4,4,0,0,4,4,4,4,4,4,4,4,0,2,4,0,0,0,4,4,0,0,0,0,0,4,4,4,0,3,0,4,0,4,0,4,4,0,3,4,0,0,0,0,4,4,2,0,0,0,0,4,4,4,0,4,0,0,0,0,4,4,4,0,0,0,4,0,4,4,0,0,0,4,0,4,0,0,4,4,0,4,0,0,0,4,4,0,4,4,0,0,0,0,4,4,0,4,4,0,0,0,0,4,4,0,4,0,0,0,4,0,0,4,0,0,4,0,0,4,4,4,0,4,0,4,0,0,0,4,0,0,4,0,2,0,0,4,3,0,0,4,4,4,4,0,0,0,4,4,4,4,4,4,4,4,4,4,4,0,4,4,4,4,4,4,2,4,4,4,0,0,4,0,4,4,0,4,4,4,4,0,4,4,0,4,3,4,0,4,0,4,0,0,0,4,4,4,0,0,0,0,0,4,0,4,0,4,4,2,4,0,0,0,0,0,4,0,4,4,4,0,0,4,0,4,0,0,0,0,0,0,0,4,3,0,0,4,4,4,4,0,0,3,0,0,2,4,4,0,4,4,4,4,0,0,4,1,4,4,4,0,0,0,2,0,0,1,0,0,4,3,4,4,4,0,4,0,4,2,1,0,4,0,0,4,0,4,0,0,4,4,4,4,4,4,0,0,4,0,4,4,4,1,4,0,0,0,0,4,0,0,0,0,0,0,0,0,4,0,0,4,0,4,0,0,0,4,4,1,3,4,1,0,0,4,0,0,0,0,0,4,0,4,2,0,4,4,0,0,1,0,0,4,0,0,2,4,0,0,0,0,0,4,0,0,4,4,0,0,4,0,4,0,4,4,4,4,4,4,0,4,0,1,0,4,4,0,4,1,4,4,4,0,0,4,0,4,0,0,0,0,0,4,0,4,4,1,4,4,0,1,0,0,0,4,0,4,0,4,0,4,4,0,0,4,4,4,4,0,3,0,4,0,4,4,4,4,0,0,0,4,0,2,4,0,0,0,4,0,4,4,0,4,4,4,0,4,4,4,0,4,0,4,4,0,4,0,4,0,0,4,4,4,4,1,4,4,0,4,4,4,0,0,3,4,4,4,4,0,0,0,0,0,0,4,4,0,4,4,4,0,4,4,0,0,0,0,4,4,0,4,0,4,0,0,0,4,4,4,4,0,0,4,4,3,0,0,4,0,4,4,4,3,4,0,0,4,0,4,4,4,4,0,0,4,4,4,4,4,0,4,4,0,4,4,4,0,0,4,0,4,4,4,0,0,0,4,0,4,0,0,0,0,0,4,0,0,4,2,4,4,4,4,0,4,4,4,4,4,0,0,0,0,3,0,0,4,0,0,4,4,4,0,4,0,4,4,4,4,4,0,0,4,0,1,0,4,0,4,4,4,0,4,0,0,0,0,0,4,0,0,0,0,4,4,0,0,4,4,0,4,0,4,4,0,4,0,0,4,4,4,0,0,0,4,4,0,4,4,4,0,0,4,4,4,4,4,0,4,0,0,4,4,3,4,4,0,0,0,0,4,0,0,4,4,0,0,4,4,0,4,0,4,0,0,0,4,0,0,4,0,4,4,0,0,4,0,4,4,0,0,2,0,0,0,0,4,0,4,0,4,0,0,0,0,0,0,0,0,4,4,0,0,4,4,4,4,4,4,4,4,0,0,4,4,4,4,4,0,4,0,4,0,0,0,4,0,3,0,4,0,4,3,4,0,0,4,4,0,0,2,0,0,4,1,0,4,4,0,4,0,4,4,4,4,4,4,0,4,4,3,4,0,4,4,0,0,0,0,0,4,0,0,4,0,4,4,0,0,0,4,4,0,4,4,0,0,4,0,4,4,4,0,4,4,0,0,0,0,4,4,0,4,4,0,0,0,1,4,4,4,0,0,4,4,4,2,0,0,0,0,0,4,4,0,0,3,4,0,0,4,4,4,4,0,4,0,0,4,4,4,4,0,4,0,4,4,4,4,0,0,4,4,4,4,0,4,4,4,3,3,0,4,0,4,4,4,0,0,4,4,0,0,4,0,4,4,4,0,3,4,3,0,0,0,4,4,0,0,4,0,4,4,4,0,4,4,0,4,4,0,4,0,0,4,4,4,4,0,4,4,4,0,4,0,4,0,4,0,4,0,4,1,0,0,4,4,4,0,4,0,4,0,0,4,4,4,0,0,4,0,4,4,4,0,4,0,0,4,0,0,0,4,4,0,0,4,0,0,0,0,0,4,4,0,4,0,0,4,4,0,0,3,0,4,4,0,4,4,4,4,0,0,0,4,0,4,4,4,4,4,4,4,4,4,4,4,4,4,0,0,4,0,0,4,3,4,1,0,0,4,0,0,0,0,4,4,0,2,2,0,0,0,4,1,0,0,1,4,0,4,4,0,0,4,0,4,4,4,4,0,0,4,4,4,4,4,4,4,4,0,4,4,4,0,0,4,0,4,4,0,0,0,4,4,0,0,4,0,0,0,4,0,4,4,0,4,1,0,0,4,0,4,4,4,4,4,0,4,4,4,4,0,4,4,0,0,0,0,0,4,4,0,4,0,0,0,0,4,4,4,4,4,4,4,4,0,4,4,4,0,4,4,4,4,4,0,2,0,0,4,0,0,4,4,0,0,0,4,4,4,0,0,4,4,4,4,4,0,0,0,0,0,0,0,0,0,4,0,0,0,0,0,4,4,0,0,4,4,0,0,0,0,4,0,4,0,2,4,0,4,0,4,2,0,4,4,0,0,0,0,4,4,0,4,4,4,0,4,0,4,0,0,0,4,0,4,0,0,0,4,2,4,0,4,0,0,4,0,4,1,0,0,0,4,0,4,0,0,2,0,2,0,4,4,0,1,0,4,0,4,0,0,4,4,0,0,0,4,0,0,4,0,4,0,4,0,4,4,0,4,4,4,0,4,4,4,0,0,0,4,0,0,1,0,0,0,4,4,4,0,4,4,4,4,0,0,0,4,4,0,4,4,4,0,4,0,4,0,0,4,4,4,0,4,0,0,4,4,4,0,4,0,4,4,0,0,4,0,4,4,4,0,2,0,4,0,0,4,4,4,0,0,4,0,4,0,4,0,0,0,4,0,4,4,0,0,4,0,0,4,0,0,0,4,4,0,4,0,0,4,4,4,0,4,0,0,4,0,4,4,4,4,2,0,4,0,4,4,4,1,4,4,0,4,4,4,4,0,0,4,0,0,4,0,4,0,0,0,0,4,4,0,0,0,0,4,4,0,0,0,4,0,0,4,0,0,4,0,0,3,0,4,1,4,0,3,0,4,0,0,4,0,4,0,0,4,4,4,0,4,2,4,4,4,0,2,0,0,4,4,0,0,0,3,0,0,0,0,0,4,4,4,4,0,0,4,4,0,0,4,4,2,0,0,0,0,0,4,4,0,0,0,0,0,4,0,4,4,4,4,0,0,0,0,4,0,0,0,4,4,4,0,0,4,0,0,4,0,0,4,0,0,4,4,4,4,4,4,4,4,0,0,0,0,0,4,4,0,4,0,4,4,4,0,0,0,1,0,4,1,4,0,4,0,4,4,4,4,0,0,4,1,4,4,0,4,4,4,0,0,4,0,4,4,0,0,4,4,0,4,4,4,4,4,0,4,4,0,0,4,0,0,0,0,4,4,4,0,4,0,4,0,4,0,4,0,4,0,0,0,0,4,0,4,4,0,0,4,4,4,4,0,0,0,1,0,4,4,4,4,0,0,0,4,4,0,4,0,4,4,0,0,0,4,4,4,0,4,4,0,4,4,0,0,0,4,4,4,0,4,4,0,0,4,0,4,4,0,0,4,0,4,0,0,0,4,0,0,0,4,4,0,0,0,0,0,0,0,0,0,4,0,4,4,4,4,0,0,0,0,0,0,0,4,4,4,0,4,0,4,4,4,0,4,4,0,4,4,4,0,4,0,0,0,4,0,4,4,0,1,4,2,0,0,0,4,0,4,0,0,1,4,4,4,4,4,0,4,4,0,0,4,0,0,4,0,4,4,0,0,4,0,4,0,4,0,4,4,2,0,4,4,4,0,4,2,0,4,4,4,0,4,0,4,4,4,0,0,4,0,4,0,0,4,0,0,4,0,0,4,0,4,0,0,0,0,0,4,4,4,4,4,4,0,4,4,0,4,4,4,0,0,0,0,0,0,0,4,0,0,0,0,0,4,0,4,0,0,4,4,4,0,0,4,4,0,4,4,4,1,0,0,4,0,4,4,4,0,4,0,0,0,0,0,4,0,0,0,0,0,4,0,4,4,4,4,0,4,1,0,0,4,0,4,0,0,3,4,4,1,4,0,4,0,0,0,4,0,0,0,0,0,0,0,4,0,4,0,0,0,0,4,4,4,4,0,0,4,0,0,0,0,4,0,0,0,0,4,4,4,0,4,0,4,4,0,4,4,0,0,0,3,4,0,0,0,0,4,0,4,3,4,4,4,4,4,1,4,4,0,0,4,1,0,0,4,0,0,4,4,4,0,4,1,4,0,4,4,0,0,4,4,4,0,0,4,0,4,4,0,0,3,0,0,4,4,4,4,4,1,0,4,4,0,0,4,0,4,4,0,0,0,0,0,4,0,0,0,4,4,4,4,4,0,0,0,4,0,0,0,0,0,0,4,4,4,4,0,0,0,4,0,4,4,4,4,4,4,4,4,4,0,0,0,4,0,4,0,4,4,0,4,4,0,0,4,4,0,4,4,4,4,0,4,4,4,4,0,0,0,0,0,4,0,4,0,4,0,4,4,0,0,0,0,4,0,0,4,4,0,0,0,4,0,0,4,3,0,0,0,4,0,4,4,0,0,0,0,0,0,0,0,0,0,4,0,0,4,4,0,0,4,4,4,0,4,0,0,0,0,4,4,0,0,0,0,0,4,0,0,4,4,4,4,4,4,0,4,4,4,4,4,0,3,4,4,4,0,0,4,0,0,0,3,0,3,4,4,0,4,4,4,4,0,4,0,0,4,0,0,4,0,0,4,0,0,4,4,0,0,0,0,4,4,0,0,4,0,0,0,0,4,0,0,4,4,0,0,0,4,0,0,2,4,0,0,1,4,4,4,1,0,0,4,4,4,0,4,4,4,0,0,0,0,4,4,0,4,0,4,0,0,0,4,4,4,0,0,0,4,4,0,4,0,4,4,4,4,0,4,4,3,0,4,0,0,0,4,4,4,1,0,0,0,0,4,0,4,4,0,0,0,4,0,0,0,4,4,0,4,0,4,0,4,4,0,0,4,0,0,4,0,4,0,0,4,4,0,0,4,4,4,0,4,4,4,4,4,0,0,4,4,2,4,0,4,0,4,4,4,4,0,0,4,0,4,0,4,4,4,0,0,4,0,0,0,4,4,0,0,4,0,0,4,0,4,4,0,4,4,2,3,4,3,0,0,0,0,4,4,4,0,4,0,0,0,4,4,0,4,0,0,0,0,0,0,4,4,4,3,0,4,0,0,4,4,4,4,1,0,0,0,0,4,1,0,4,0,0,4,0,0,0,4,0,0,4,4,0,0,4,4,4,0,4,0,4,0,4,0,0,4,4,0,4,4,0,4,4,0,0,0,0,4,0,4,4,4,4,0,4,0,4,4,4,4,0,4,0,0,4,0,4,4,4,4,4,0,3,4,0,0,0,0,2,4,4,4,0,4,4,4,0,0,4,0,4,0,4,0,0,0,0,0,0,0,4,4,0,0,4,0,4,4,4,0,0,0,0,2,4,0,0,4,0,4,4,0,4,0,0,4,4,1,4,4,4,0,0,4,0,0,0,3,0,4,4,4,4,0,4,4,4,4,0,4,3,0,4,0,0,4,0,4,4,4,4,0,4,4,0,4,4,2,4,4,0,4,4,0,0,4,0,4,0,0,0,0,0,4,4,0,4,0,4,0,0,4,4,0,4,4,0,0,4,4,4,1,4,0,4,0,4,4,0,4,0,0,0,3,0,2,1,0,0,0,4,4,4,0,0,4,0,0,4,4,4,0,4,4,4,4,4,0,0,4,4,0,4,0,4,0,0,4,0,0,4,0,0,0,4,0,0,4,4,4,4,4,0,4,0,4,0,0,0,0,0,4,0,0,4,0,0,4,1,4,4,4,4,4,4,0,0,0,4,4,4,0,4,4,4,4,0,0,4,0,4,0,0,1,0,0,4,0,4,0,0,4,4,4,0,4,4,4,4,4,4,4,4,0,0,0,0,4,0,4,0,4,4,1,0,1,4,4,4,0,0,4,0,4,4,4,0,4,4,1,0,1,0,2,0,0,0,0,3,0,1,4,0,4,2,2,0,1,4,4,4,0,4,4,4,4,4,0,4,4,0,4,4,0,0,4,0,0,4,0,4,4,4,4,4,0,0,0,4,0,4,4,0,4,4,4,0,4,1,0,0,4,4,0,4,0,0,4,0,0,0,4,0,4,4,4,4,4,4,0,1,1,4,0,4,4,3,0,0,4,4,4,4,4,4,4,4,0,0,4,4,4,4,0,4,0,0,4,0,4,0,2,1,0,0,4,0,4,4,0,0,4,0,0,4,0,4,0,0,0,0,4,0,0,0,0,4,0,4,4,4,0,4,0,0,4,4,4,4,2,4,4,0,4,4,4,0,0,4,0,0,4,4,0,4,0,4,4,0,3,4,4,0,4,4,4,4,0,4,4,2,4,4,0,0,4,0,4,0,0,0,4,4,4,4,0,4,0,0,4,4,0,0,4,4,4,4,3,0,0,0,4,4,4,4,4,2,0,4,0,0,0,4,0,4,0,0,4,0,0,0,4,0,0,4,4,4,4,4,0,0,0,4,4,4,0,0,4,0,4,4,4,0,4,0,4,4,1,0,0,0,4,0,4,4,4,0,4,4,4,4,4,4,4,4,0,4,0,0,0,4,1,4,4,0,4,0,4,4,4,0,0,0,0,4,0,0,4,4,4,4,0,4,4,4,0,0,0,4,3,0,4,0,4,4,4,4,4,4,0,4,0,4,0,4,0,4,0,0,0,4,0,1,0,0,0,4,4,0,0,4,4,4,3,4,4,4,0,4,4,4,0,0,4,0,0,4,0,1,4,4,4,4,0,4,4,4,0,4,0,0,4,0,0,0,4,0,0,0,0,0,4,4,0,0,4,0,4,4,4,4,4,4,0,1,4,4,0,4,4,0,0,0,4,0,4,0,4,4,0,3,4,4,4,0,4,4,0,4,0,0,4,0,0,0,4,4,4,0,4,0,0,4,4,0,0,0,0,0,0,4,4,4,0,4,0,4,0,4,0,0,4,0,0,4,0,0,0,4,0,0,0,4,4,0,0,4,4,4,0,4,4,4,0,0,4,1,0,4,4,4,0,0,0,4,0,4,0,4,4,0,0,4,0,4,0,0,4,0,4,0,4,0,4,0,4,0,4,0,4,4,4,0,0,0,0,0,4,1,4,0,4,0,0,0,0,4,0,4,4,4,4,4,0,4,0,4,4,4,0,0,4,0,0,0,4,0,0,0,4,4,3,0,2,4,4,4,4,4,0,0,4,4,4,0,0,4,0,4,4,4,4,4,4,4,0,0,0,4,0,0,4,4,0,4,4,0,4,4,4,4,0,0,0,4,0,0,4,0,4,4,0,4,4,4,0,0,0,0,1,0,0,2,0,4,0,0,4,0,0,0,4,0,4,0,4,4,4,4,0,0,0,0,4,4,0,4,2,0,0,0,0,4,4,0,4,4,0,4,0,4,4,4,4,0,0,4,0,4,0,3,4,0,0,4,0,0,0,4,0,4,0,0,0,0,0,0,0,0,4,0,0,0,0,4,0,0,0,4,0,3,4,4,4,0,4,0,4,0,4,4,4,4,4,4,4,0,0,4,4,4,4,0,4,0,4,0,4,0,0,4,4,4,4,0,0,0,4,4,0,4,4,4,0,4,4,0,1,0,4,4,0,0,4,0,4,4,4,4,4,0,4,0,0,4,0,4,0,0,0,0,0,4,4,4,4,4,0,0,4,4,4,0,0,2,0,4,0,4,4,0,4,4,4,4,4,3,4,4,0,0,4,0,0,0,4,0,4,4,0,0,4,4,0,4,0,0,0,0,4,3,0,0,0,4,4,0,4,4,0,4,4,0,4,4,4,4,0,0,0,4,0,0,0,0,0,4,0,4,4,4,0,0,0,4,4,0,4,0,4,4,1,1,0,4,0,0,0,0,0,4,0,2,3,2,4,0,0,0,3,4,4,4,0,4,0,4,4,4,4,4,0,4,4,4,0,0,0,2,4,4,0,4,0,2,4,4,4,4,4,0,4,0,4,4,4,0,0,0,0,0,0,4,0,4,4,0,4,0,0,4,0,1,4,0,4,4,0,0,0,4,4,4,0,0,4,0,0,0,3,4,0,4,4,0,0,1,0,4,4,0,0,2,4,4,0,0,1,4,4,3,4,4,0,4,4,4,4,0,4,0,4,4,4,4,0,4,4,0,0,4,4,4,4,4,3,0,4,4,0,4,4,4,0,4,4,4,4,0,0,4,0,4,4,4,4,0,0,4,4,0,4,3,4,4,4,3,4,4,0,4,4,4,4,4,4,0,4,0,0,4,0,4,4,0,0,0,4,0,0,3,0,4,4,0,4,0,0,4,0,4,4,4,0,4,0,0,0,0,4,4,0,1,0,2,0,0,3,0,4,3,4,0,0,4,0,0,0,4,1,0,4,0,0,0,4,4,0,0,0,0,0,4,0,0,4,0,4,4,0,4,0,0,4,0,4,0,0,4,0,0,0,0,4,0,4,0,4,0,4,0,4,0,4,4,3,0,4,0,4,3,0,4,0,0,0,0,0,0,0,4,4,0,0,0,4,0,0,4,4,0,0,4,4,4,4,0,2,4,4,4,0,4,4,4,4,4,0,0,4,0,0,0,0,4,4,0,4,3,0,0,4,4,3,0,4,4,0,0,4,4,1,4,4,0,0,0,4,4,0,0,4,0,0,4,0,4,4,0,4,4,0,4,0,0,0,0,4,0,0,4,4,0,1,0,4,0,4,0,4,4,4,0,4,0,4,0,4,0,4,0,4,0,0,0,4,4,0,4,4,4,0,4,4,0,0,0,0,4,0,0,4,0,0,4,0,0,0,0,4,4,4,4,0,4,4,0,4,0,0,0,0,0,4,0,0,4,4,0,0,0,4,4,4,0,4,4,0,4,3,4,4,4,4,0,4,1,4,0,0,4,2,0,0,0,0,4,0,0,0,4,4,0,3,0,0,0,0,0,4,0,4,0,4,4,0,4,4,0,0,4,0,0,0,0,4,4,0,4,0,0,0,0,0,4,0,4,0,0,4,4,0,0,0,0,4,4,0,0,4,0,0,0,4,0,0,4,4,4,0,0,4,0,0,4,2,0,0,0,0,0,0,4,0,4,0,0,0,0,4,0,4,4,0,0,4,0,4,4,0,0,4,0,4,1,4,4,4,4,0,0,4,0,0,1,0,4,1,4,4,4,4,4,0,4,4,4,0,0,0,0,4,0,4,0,0,4,4,4,0,0,0,4,0,4,4,0,0,4,4,0,4,0,4,4,0,0,4,4,4,4,0,4,0,4,4,4,0,4,4,0,4,0,4,0,2,0,0,4,0,4,0,0,0,4,0,4,4,4,4,0,0,4,0,0,0,0,0,4,0,4,0,0,1,4,1,4,0,4,4,4,0,0,0,4,0,0,4,0,0,4,4,0,0,0,0,0,0,4,0,0,1,4,0,1,0,4,0,4,0,0,4,4,4,4,4,0,4,1,0,4,0,0,4,4,0,0,0,4,4,4,0,0,4,0,0,1,0,4,4,4,0,0,0,4,4,4,0,0,4,4,4,4,4,4,4,0,4,0,0,0,4,0,4,0,4,0,0,4,0,0,1,0,0,4,1,4,0,0,0,4,4,4,4,0,4,4,0,0,0,0,4,4,4,4,0,0,4,0,0,4,2,4,4,0,4,4,0,0,0,0,2,0,4,4,0,2,4,4,4,0,0,0,4,4,0,0,0,0,0,0,0,0,0,4,4,2,4,4,1,4,0,0,0,4,4,4,4,4,0,0,4,0,0,4,4,0,4,0,0,4,4,4,0,4,4,0,0,4,0,0,4,4,0,4,0,0,4,0,0,4,4,2,4,4,0,0,4,4,0,0,1,0,0,0,0,0,0,0,0,4,1,4,4,0,0,0,4,1,4,0,4,0,0,4,4,4,4,0,0,4,0,4,4,4,0,0,4,0,4,0,0,4,4,2,0,4,0,0,4,0,4,4,0,4,0,4,2,1,0,4,0,4,0,4,0,0,0,4,0,0,4,0,4,4,0,4,0,0,2,0,0,4,4,0,4,0,4,4,3,2,0,4,0,0,4,0,0,4,4,0,4,0,4,4,0,0,0,0,4,4,0,4,0,0,4,0,0,4,4,4,4,4,0,4,0,0,0,4,0,3,0,4,4,0,0,4,4,4,0,0,4,4,0,4,4,0,0,0,0,0,0,0,0,4,0,4,4,4,4,4,0,0,4,0,3,0,0,1,4,4,0,0,0,2,4,0,4,0,0,0,0,0,0,4,4,4,4,0,4,4,4,0,1,0,0,0,4,4,4,0,4,0,4,0,4,0,4,4,0,0,4,0,4,0,0,4,4,0,4,4,4,4,0,0,4,4,4,0,0,0,0,4,4,4,4,4,0,0,0,4,0,4,4,4,0,0,0,4,0,4,0,0,4,4,0,0,0,0,0,4,0,4,0,0,0,0,4,1,0,4,4,4,4,4,4,4,4,0,0,0,0,0,4,0,0,4,0,4,4,4,0,4,0,0,0,0,4,0,0,0,0,4,0,3,0,0,4,0,4,4,4,3,0,4,4,4,0,0,4,4,0,4,4,4,4,1,4,0,4,4,3,0,4,4,4,0,4,4,4,4,0,0,0,0,0,0,0,0,0,0,0,4,4,0,0,4,0,0,4,4,4,0,0,0,0,4,4,4,0,4,4,0,0,2,0,4,4,0,0,4,4,0,0,0,0,4,4,4,0,4,0,0,4,0,4,0,0,0,4,0,0,0,0,0,4,4,0,0,4,0,4,0,0,3,0,0,4,0,0,4,0,0,0,0,4,0,0,0,4,0,4,0,4,0,4,0,4,0,0,4,0,0,4,4,0,0,0,4,4,4,4,4,4,0,4,0,0,4,4,0,0,4,4,0,4,4,0,0,1,0,4,4,0,4,0,4,0,0,4,0,0,4,4,3,4,4,4,0,0,0,0,0,0,4,4,0,4,0,0,0,0,0,4,4,4,0,0,4,4,0,0,0,0,4,4,0,4,0,4,0,0,0,0,0,0,4,0,0,0,0,0,4,0,0,4,4,4,0,4,0,4,0,0,4,0,0,0,0,0,0,0,4,4,4,0,0,4,0,0,0,0,4,0,2,0,0,4,4,0,4,4,4,0,4,0,0,4,0,0,0,4,4,4,0,0,0,4,4,2,0,4,0,0,4,0,4,4,0,4,0,0,0,0,4,4,4,4,4,4,0,4,4,4,0,0,1,4,0,4,4,4,0,4,4,4,0,4,0,0,4,4,0,4,4,4,3,4,4,4,0,0,4,4,0,0,4,4,0,0,0,0,0,0,4,4,0,4,4,2,4,4,4,0,0,4,0,4,0,0,2,4,4,4,4,4,0,0,4,4,4,0,4,0,0,4,0,0,0,4,0,3,4,0,4,4,0,0,0,0,4,4,0,0,0,0,0,0,0,4,0,4,4,4,0,4,0,0,4,3,0,4,4,0,0,4,4,0,4,4,0,0,4,0,0,4,0,0,4,2,4,0,0,0,2,0,4,4,0,1,0,4,0,0,3,0,4,0,4,0,0,4,0,4,0,1,4,4,4,4,4,4,2,4,4,0,4,0,0,0,4,0,4,4,4,4,4,0,4,0,1,0,0,0,4,4,4,0,4,4,4,4,0,4,4,4,0,0,0,4,0,4,4,0,4,0,0,0,4,4,0,4,4,0,4,0,4,0,4,4,4,0,0,4,0,0,4,0,4,0,0,0,0,4,4,4,4,4,4,4,0,0,4,4,4,0,0,4,1,0,0,0,4,0,1,0,4,0,4,0,4,4,0,4,3,4,4,0,1,4,4,4,0,4,0,0,0,0,0,4,0,1,4,0,4,4,0,4,4,2,4,0,0,2,0,4,4,4,4,0,0,0,4,0,4,4,4,4,4,4,4,0,0,4,4,0,4,3,0,4,4,4,4,4,0,4,0,0,4,4,0,4,4,0,4,0,0,4,3,4,4,4,0,0,0,4,4,0,4,4,0,0,0,0,0,0,4,4,0,4,4,0,4,4,4,0,4,0,4,0,4,0,0,0,4,0,0,0,0,4,0,0,4,0,4,0,0,0,4,4,4,0,4,4,4,0,0,0,4,0,4,0,0,4,4,0,4,0,0,4,0,4,0,4,0,0,4,4,0,0,4,0,4,0,4,0,0,0,0,4,4,4,0,4,4,4,4,4,0,1,0,4,0,4,4,4,4,0,0,0,4,0,0,0,4,0,4,4,4,4,0,4,4,0,0,4,0,0,0,0,4,0,0,4,4,0,4,4,4,4,0,2,0,0,4,0,0,4,4,0,0,0,4,0,4,0,4,0,4,4,0,0,0,0,4,0,4,0,4,0,0,4,0,0,0,4,0,4,4,4,0,0,2,4,4,4,1,4,0,4,0,2,0,4,3,0,0,4,0,0,4,0,4,0,0,0,4,0,0,0,4,4,0,0,0,0,0,0,0,4,0,4,0,4,1,4,4,4,4,0,4,0,0,0,0,2,0,4,0,0,3,2,0,4,0,0,0,0,4,4,0,4,0,4,4,0,0,4,4,0,4,0,4,4,0,0,0,3,0,0,0,2,4,0,4,4,0,0,4,0,4,4,0,0,0,4,0,0,0,4,0,4,0,4,0,0,4,4,4,0,4,0,2,0,0,4,4,0,0,4,4,0,4,4,4,4,0,4,0,0,4,4,0,4,0,4,4,4,0,0,4,4,4,0,4,0,4,0,0,0,4,4,0,0,4,0,0,4,0,0,4,0,1,4,0,0,4,0,0,4,4,0,0,4,0,0,3,4,0,4,4,4,4,4,4,4,0,4,4,0,0,0,0,4,4,0,4,4,4,0,4,0,4,0,4,4,4,4,4,0,4,4,0,0,0,4,4,0,1,4,0,0,4,0,4,0,4,0,0,4,4,0,4,4,4,4,0,4,0,4,0,4,0,4,4,4,0,4,4,0,0,4,4,0,0,0,0,0,0,0,4,0,0,0,0,0,0,4,0,0,4,4,2,0,0,0,0,0,0,0,0,4,4,4,0,4,4,4,0,0,0,4,0,4,2,4,0,4,3,0,4,4,0,4,0,4,4,0,4,4,0,3,0,0,0,0,0,0,0,4,4,0,4,4,0,0,0,0,0,4,0,4,4,4,0,0,0,4,0,0,4,4,4,0,0,0,4,0,0,4,4,4,0,4,4,0,4,4,4,0,4,0,0,1,2,0,3,0,4,3,4,4,0,0,0,4,0,0,4,4,0,0,4,0,4,4,4,0,4,4,0,0,0,1,0,0,3,0,4,4,0,0,4,4,0,4,4,0,4,0,0,0,4,4,4,0,0,4,0,0,0,0,4,4,0,2,4,0,4,4,0,0,0,0,0,0,0,4,0,4,4,0,3,0,0,4,0,4,0,4,4,0,0,4,0,0,0,4,0,4,0,0,0,4,4,0,4,2,0,0,4,0,0,0,4,4,4,0,0,0,0,0,0,4,4,4,2,4,0,4,4,4,0,4,4,0,4,0,0,1,4,0,0,4,0,0,0,0,4,4,4,0,0,4,4,4,4,4,4,0,0,4,0,0,4,0,4,4,0,0,0,3,4,4,0,0,4,4,0,4,0,0,0,4,0,4,4,0,0,0,0,0,0,4,0,0,0,0,0,4,3,4,1,4,0,4,4,0,3,3,4,0,0,0,0,0,0,4,4,4,4,1,0,0,4,4,0,0,0,4,0,0,4,0,0,4,4,0,4,4,4,4,0,0,0,4,4,4,0,0,0,4,0,4,0,0,0,4,0,0,0,4,4,4,0,4,4,4,4,0,0,0,4,4,4,0,4,4,0,4,4,0,4,4,4,4,0,4,0,4,0,0,0,0,0,4,2,1,4,4,0,4,0,0,4,0,0,1,4,4,0,4,4,1,4,4,4,0,4,4,4,0,0,4,0,0,4,4,0,4,0,4,0,4,0,0,0,4,4,0,0,0,0,4,0,0,4,0,4,4,4,3,0,4,0,0,0,4,0,0,0,0,4,0,4,4,4,0,4,4,4,0,0,4,0,4,0,0,0,0,4,4,4,2,4,0,4,4,4,0,4,4,4,4,0,4,4,4,0,4,0,4,4,4,0,4,0,4,0,0,4,4,0,1,4,0,0,0,0,4,4,4,4,0,0,4,4,4,4,4,4,0,4,4,4,4,4,4,0,3,0,4,0,0,4,4,4,0,4,4,0,0,4,4,0,0,0,0,4,4,4,0,4,4,4,0,0,0,4,0,0,4,2,0,0,0,0,0,1,4,0,0,0,4,0,0,4,4,0,4,0,3,0,4,0,4,2,0,4,4,0,4,0,1,4,4,0,0,4,4,0,4,0,4,0,4,0,0,4,0,4,4,4,0,4,4,0,4,4,0,4,4,0,0,1,0,4,4,4,4,4,3,0,0,0,4,4,4,4,0,4,0,4,0,0,4,4,0,0,0,0,4,4,4,4,4,4,4,0,0,4,0,0,0,4,4,4,4,4,4,4,4,4,4,0,4,4,0,4,0,4,4,4,4,0,4,4,0,4,0,0,4,0,4,0,0,4,4,0,0,0,0,0,3,2,0,0,0,4,4,0,0,0,0,4,4,4,4,4,0,0,4,4,4,0,0,0,0,4,0,4,4,2,3,4,0,4,4,0,0,4,0,0,3,0,0,0,4,0,1,4,0,0,4,4,4,0,0,4,4,0,4,4,4,4,0,0,0,0,0,3,0,4,0,0,4,4,4,4,0,0,0,4,0,0,4,4,4,4,4,4,4,0,0,4,4,4,0,4,0,4,0,4,4,4,4,4,4,0,2,0,0,0,4,4,4,0,4,4,0,4,0,4,4,4,4,4,4,0,0,4,0,0,0,4,4,4,4,4,0,0,4,0,4,0,0,0,0,4,4,0,4,0,4,0,4,0,4,3,0,4,0,4,4,0,4,0,4,4,4,0,0,0,0,4,3,4,0,0,4,4,4,4,4,4,0,0,1,4,4,0,4,0,4,0,0,0,4,0,0,4,4,4,0,0,0,4,0,4,4,0,0,0,4,0,4,0,4,4,4,0,0,4,4,0,0,0,4,0,0,4,0,4,0,2,0,4,4,4,0,0,4,0,0,0,4,4,0,0,4,4,0,4,0,4,0,4,0,0,4,0,4,4,4,1,4,0,0,4,0,4,0,4,4,0,4,4,0,4,0,0,4,4,0,0,4,0,4,0,1,4,4,4,0,4,0,0,0,0,4,0,4,0,0,0,4,4,0,4,0,4,0,0,0,4,4,4,0,4,0,4,0,0,4,4,0,4,4,0,0,4,0,0,4,4,0,0,0,0,4,4,0,4,4,0,0,4,0,4,0,0,4,4,0,0,0,0,4,4,0,0,4,0,0,1,4,0,0,0,0,4,0,4,4,4,4,4,4,0,3,0,0,0,4,4,4,4,4,0,4,0,4,0,4,2,0,4,0,0,4,0,4,4,0,2,4,4,4,0,4,0,4,0,2,4,0,4,0,0,0,4,4,0,4,4,0,0,0,0,0,0,0,0,0,4,4,4,0,4,4,0,4,4,4,1,4,4,4,4,4,0,4,4,4,4,4,0,0,0,4,2,4,4,0,0,4,4,4,4,0,4,4,4,0,4,4,0,0,0,4,0,0,4,4,4,2,0,0,0,4,4,4,4,0,4,4,0,0,0,4,0,4,4,0,4,0,2,0,4,1,4,4,0,0,4,4,4,0,0,4,0,4,0,4,0,4,4,0,0,0,4,0,0,4,4,4,4,3,4,4,4,4,0,0,0,4,0,4,0,4,4,2,4,4,0,4,4,0,4,0,2,0,0,1,0,0,4,4,0,3,0,0,0,4,4,4,0,0,0,4,0,4,0,0,0,4,0,0,4,0,0,0,0,4,0,4,4,0,4,4,4,4,0,0,0,4,0,4,4,4,0,4,4,1,0,0,4,0,0,0,4,4,4,4,4,4,0,0,4,4,4,4,0,4,4,4,0,4,0,4,4,0,0,4,0,4,3,4,4,4,4,4,0,4,4,4,0,4,4,4,4,4,0,0,0,0,4,4,0,0,4,0,0,3,0,0,0,4,0,0,4,0,4,0,0,0,0,4,0,0,4,4,0,0,0,4,4,4,4,4,4,4,4,0,0,0,0,0,4,0,0,4,4,4,1,4,0,0,4,4,4,4,0,0,4,0,4,4,4,4,0,4,0,0,4,4,4,4,4,0,0,4,0,0,0,4,0,0,4,4,4,0,0,4,4,0,0,0,0,4,0,1,0,0,0,0,4,0,0,4,4,4,0,0,4,0,4,4,0,2,4,0,0,4,4,0,4,4,0,0,4,0,0,4,4,4,0,4,4,0,4,4,4,4,0,4,1,0,4,4,0,4,0,4,0,0,4,4,4,4,4,4,4,0,4,0,0,0,4,4,0,0,4,0,4,0,0,0,4,4,4,2,4,4,0,4,2,3,4,4,4,0,0,0,0,4,4,0,0,4,0,4,4,1,0,0,4,4,0,4,2,0,4,4,0,0,0,0,4,0,0,0,0,4,4,0,0,0,4,0,0,4,0,3,0,0,0,4,1,4,4,4,4,0,4,0,4,0,4,0,4,4,4,4,0,4,0,0,0,3,0,0,4,4,4,4,4,4,4,0,0,0,0,4,0,4,0,0,4,4,0,0,4,4,4,4,4,4,0,4,4,4,4,0,0,0,4,0,4,0,0,4,0,4,4,0,4,4,4,4,0,0,4,0,0,0,4,4,0,0,4,4,0,4,0,4,4,0,0,4,2,4,4,4,4,4,0,0,4,4,0,0,0,0,1,0,0,0,4,4,4,0,4,0,0,0,1,0,0,4,4,4,4,4,0,0,4,4,4,4,4,4,0,2,4,4,0,0,4,4,4,4,0,0,0,4,0,4,4,0,4,4,4,4,0,4,4,0,4,0,4,0,4,0,0,4,0,0,4,4,4,4,0,4,4,0,4,0,0,0,4,0,0,4,0,0,4,4,4,0,0,0,4,0,4,0,0,0,0,0,4,0,0,3,4,4,4,4,0,4,4,0,0,0,4,4,4,4,0,4,4,0,4,4,4,0,4,0,0,0,0,0,0,0,4,4,0,4,4,4,0,4,0,0,4,0,4,4,0,4,3,0,4,0,0,4,4,0,4,0,0,3,0,0,4,0,0,4,4,4,4,3,4,0,0,4,4,4,4,4,0,0,4,0,0,0,4,0,0,0,4,4,3,4,0,0,0,4,4,4,4,0,0,0,0,0,4,0,0,0,0,4,0,0,0,0,0,4,0,0,4,0,0,0,4,4,0,0,0,0,0,4,4,0,0,4,4,4,0,4,2,4,0,4,0,0,4,0,1,4,0,0,0,4,4,0,4,4,0,4,0,4,0,4,0,4,4,0,0,0,0,0,4,4,4,0,4,0,4,4,0,0,4,4,0,4,0,0,4,3,4,0,0,4,4,4,0,0,3,0,4,0,4,0,4,4,4,0,1,4,0,4,0,4,4,4,4,0,0,4,4,0,4,0,4,4,4,4,4,4,0,0,4,4,4,0,0,4,4,0,0,0,0,4,2,0,4,4,4,0,4,0,4,0,4,4,4,4,4,0,4,0,0,4,0,4,0,4,0,4,0,0,0,0,2,4,0,0,0,0,4,4,0,4,0,4,4,4,0,4,0,4,0,4,1,0,4,4,4,0,4,4,0,0,0,4,0,0,0,0,0,0,4,4,4,0,4,0,4,4,0,0,0,0,4,4,0,4,0,0,0,4,0,4,4,4,0,0,4,0,4,4,0,0,4,0,4,3,0,4,4,3,0,4,4,4,0,4,0,4,0,0,0,4,0,4,4,4,0,0,4,0,0,4,0,4,4,4,0,0,0,4,4,0,4,0,4,4,0,0,4,4,4,4,4,0,0,0,4,0,4,0,4,4,0,4,0,4,0,0,4,0,0,4,4,4,4,0,1,4,0,4,4,0,0,0,0,4,4,4,4,4,0,0,0,0,0,0,0,4,0,4,4,0,0,4,4,4,4,0,0,4,0,0,0,0,4,0,0,4,0,0,0,0,0,4,4,4,0,4,4,4,4,0,4,0,0,0,0,4,0,0,4,0,0,4,0,0,4,4,2,0,0,4,0,4,4,0,4,4,0,4,0,4,4,4,4,4,4,0,4,4,4,4,4,4,1,0,4,0,0,4,4,0,4,0,4,4,4,0,0,4,4,4,0,1,0,4,4,0,0,0,0,0,0,4,0,0,0,4,4,0,0,4,4,0,0,4,0,0,0,4,4,0,0,4,0,4,4,4,4,4,4,4,0,4,4,4,4,0,4,0,4,4,2,0,0,4,0,4,4,0,0,0,0,4,0,4,4,4,0,0,0,0,3,0,0,0,0,4,0,4,4,4,4,4,4,4,4,4,0,0,4,0,0,3,4,4,4,4,4,0,4,0,0,4,4,0,4,0,0,0,4,0,4,0,4,0,4,4,0,0,4,4,4,2,0,0,4,0,0,0,0,0,4,0,0,0,0,4,4,4,0,4,4,1,4,4,4,0,4,0,0,0,4,4,4,0,4,0,0,0,0,0,4,0,4,4,4,0,0,4,4,4,4,0,4,4,4,0,0,0,4,4,0,0,4,4,4,0,4,0,0,4,4,0,0,4,4,0,4,0,0,4,0,0,4,0,0,4,4,4,0,4,1,0,4,4,0,0,4,4,4,4,0,0,4,4,4,0,0,0,4,4,0,0,0,0,4,4,4,0,0,0,4,0,0,4,4,4,0,4,1,0,4,0,0,4,0,0,4,0,4,4,4,4,0,4,4,4,0,0,4,4,4,4,4,4,4,0,4,4,0,0,3,4,0,4,0,4,3,0,0,0,0,4,0,0,0,0,0,0,0,4,0,0,4,4,4,4,0,4,1,0,0,4,4,0,4,0,4,0,4,4,4,0,1,4,0,4,4,4,0,0,4,0,0,4,0,1,0,0,0,0,4,0,4,0,4,4,0,0,4,4,0,0,4,4,0,0,0,4,2,4,4,4,4,1,1,0,0,4,0,4,4,0,0,2,4,0,0,4,4,4,0,0,4,4,0,3,0,4,0,0,4,0,0,4,0,4,4,4,0,0,0,4,0,4,0,0,0,2,4,0,4,3,0,3,4,0,0,4,0,4,4,0,0,4,4,0,4,0,4,1,0,2,0,0,0,0,0,4,4,2,4,0,4,1,0,4,0,4,4,0,4,4,0,4,4,4,4,4,1,4,0,4,0,0,4,0,4,4,0,4,4,4,0,0,4,4,4,0,0,0,4,4,4,4,4,0,0,0,4,4,4,0,0,0,4,4,0,4,0,4,4,4,0,0,0,0,4,0,4,2,3,4,4,0,0,0,2,4,4,0,4,0,4,0,0,0,0,4,0,4,0,4,0,4,4,0,0,0,4,4,4,4,1,0,4,1,0,4,0,4,4,4,0,0,0,4,4,4,0,4,4,0,4,4,0,0,0,4,4,4,0,0,4,4,4,0,3,4,4,0,0,0,4,4,0,0,0,4,0,2,4,0,4,4,4,4,0,0,0,0,0,0,0,4,1,0,0,0,4,4,4,0,4,0,4,4,4,3,4,0,4,4,4,4,4,0,4,0,0,0,4,0,0,4,4,0,0,4,4,0,0,4,4,0,4,4,0,4,4,0,4,0,0,0,0,0,0,0,0,0,0,0,0,0,0,0,0,0,4,0,4,0,0,4,4,4,0,0,4,0,0,4,0,0,4,4,4,4,0,0,4,4,4,0,4,0,4,4,4,0,4,4,1,4,4,0,4,0,0,0,4,0,4,4,3,4,4,4,0,0,0,0,4,4,0,4,3,4,4,0,4,4,4,4,4,4,4,0,0,0,0,4,0,0,4,0,0,4,4,4,4,4,4,0,4,2,4,0,4,0,0,0,0,0,0,4,0,0,4,4,0,1,0,4,4,4,4,4,4,4,0,4,4,0,0,0,4,0,0,0,0,0,4,4,4,4,4,4,0,4,0,4,0,0,4,0,0,4,0,4,4,4,4,0,4,0,4,0,2,0,0,0,0,4,0,0,4,0,4,0,0,4,4,0,4,0,4,0,4,0,0,1,0,4,4,0,4,2,4,0,4,4,0,0,4,4,4,4,0,0,4,4,4,0,4,2,0,0,4,0,0,1,0,0,4,0,0,4,0,0,4,0,4,2,0,0,0,4,4,3,0,0,4,4,0,4,4,0,0,4,4,0,4,0,4,0,0,0,4,4,0,0,0,0,4,4,0,0,4,4,4,4,4,3,0,0,4,4,4,4,0,4,4,4,0,4,0,4,4,2,0,4,0,4,0,4,0,0,4,4,4,0,0,4,0,4,4,1,4,4,4,4,0,0,0,0,0,4,4,4,4,4,0,4,4,4,0,4,0,4,4,4,0,4,0,0,0,0,0,0,4,0,0,0,4,4,4,0,1,0,0,0,0,4,0,4,0,4,4,4,4,4,4,3,0,0,4,4,4,4,0,4,4,0,4,4,0,0,0,4,0,0,4,4,0,0,0,0,0,4,0,4,0,0,4,0,0,0,4,4,4,4,0,4,4,0,4,4,0,0,0,0,4,4,0,2,4,4,1,0,4,4,0,4,0,4,0,0,4,0,0,4,0,0,4,4,0,4,4,0,0,0,4,0,0,0,0,0,0,4,0,0,0,0,4,0,4,0,4,4,0,4,0,4,0,4,4,4,0,0,4,0,4,0,0,0,0,4,4,4,0,4,4,0,0,4,0,4,0,3,4,2,0,4,0,4,0,4,0,0,4,0,4,3,4,4,0,0,0,4,4,0,0,3,4,0,4,4,4,0,0,0,4,4,4,4,4,4,1,0,4,4,0,4,4,4,0,4,0,0,4,4,4,4,4,4,4,4,3,0,4,4,4,0,0,4,0,0,0,4,0,0,4,0,0,4,3,0,0,1,4,4,0,0,4,0,4,4,4,4,0,4,1,4,4,0,4,0,0,0,0,4,0,0,0,0,0,4,4,0,0,3,0,1,0,0,4,0,0,0,0,0,4,0,0,0,4,4,4,0,0,4,0,1,0,0,4,4,4,0,4,4,4,4,4,4,4,4,0,4,0,0,4,4,4,4,0,0,4,4,4,4,0,0,0,0,0,2,4,0,0,4,0,0,4,0,3,0,4,0,4,4,0,2,0,0,0,0,4,4,0,4,4,4,4,4,4,4,0,0,4,0,4,4,0,0,4,0,4,0,0,0,0,4,0,4,0,4,4,4,4,0,4,0,4,0,0,0,4,0,4,0,4,0,0,0,4,0,4,4,4,4,0,0,0,4,4,4,0,0,0,3,0,0,4,4,0,0,4,0,4,0,0,0,0,0,4,4,4,0,0,0,0,0,4,0,4,0,0,0,0,0,0,0,4,4,0,4,4,4,0,4,4,4,0,4,4,0,0,4,0,0,4,4,1,4,0,4,4,0,0,4,4,0,4,0,0,4,0,0,3,0,0,0,4,0,0,0,4,0,0,0,0,0,0,4,4,4,0,0,0,0,0,4,4,0,4,4,4,0,4,0,4,4,4,0,0,0,4,0,0,4,4,0,4,4,0,0,4,4,0,4,4,4,0,4,4,0,0,4,1,4,3,1,4,4,0,4,0,4,4,4,0,0,4,4,0,4,0,4,4,4,0,4,4,0,0,0,4,0,4,0,0,4,4,0,2,4,0,3,4,0,4,0,0,0,0,4,0,0,0,4,4,4,0,0,4,3,4,0,4,4,4,4,4,0,4,0,0,0,0,4,4,4,4,0,4,4,4,0,4,4,0,4,0,0,4,1,4,4,0,4,4,4,0,0,0,4,4,0,0,4,4,0,0,2,4,4,0,0,0,4,4,0,0,4,4,0,4,0,4,4,0,0,4,0,4,0,0,0,0,4,0,0,4,4,0,4,4,3,0,0,0,4,4,0,0,4,0,0,4,0,0,4,4,4,0,0,0,1,4,0,0,4,4,0,4,0,0,0,0,3,4,0,4,4,4,0,0,0,4,4,4,4,3,0,0,4,4,4,0,4,4,4,0,0,0,0,0,0,4,4,4,4,0,4,4,0,4,4,4,0,0,4,2,0,0,1,2,2,4,4,0,0,4,0,4,4,4,3,4,0,4,4,4,4,0,0,4,0,0,4,4,0,4,4,0,4,1,4,4,4,0,4,4,4,4,0,4,3,4,0,4,0,0,0,0,4,4,3,0,4,0,0,0,0,0,0,0,4,4,0,0,4,0,0,4,0,4,4,4,4,4,0,4,4,3,0,4,0,0,0,0,0,0,4,0,4,0,4,4,4,4,0,0,4,4,0,0,0,4,0,0,4,4,4,0,4,4,4,4,4,4,4,4,0,4,4,4,4,0,0,0,4,4,0,1,4,0,0,0,4,4,4,0,0,4,4,0,0,4,4,1,0,0,0,0,4,0,0,0,4,0,0,4,0,4,4,4,0,4,0,0,0,2,4,4,4,4,4,4,4,4,4,4,0,4,4,0,4,4,0,3,4,0,4,0,0,0,4,0,2,4,4,0,0,4,0,4,4,0,4,4,4,0,0,4,0,0,0,0,4,0,4,4,4,4,0,0,4,0,4,0,4,0,0,0,4,4,0,0,2,0,4,0,0,0,4,4,0,0,4,0,4,4,4,4,1,4,4,0,4,0,1,4,4,0,0,4,4,0,0,4,1,3,0,0,0,4,0,2,0,0,0,0,0,0,4,0,0,3,4,4,1,4,4,4,4,0,4,4,0,4,0,4,0,4,4,0,4,4,2,0,0,4,0,4,0,0,4,0,0,0,4,4,4,0,4,4,0,0,0,0,0,4,0,0,0,0,0,0,4,0,0,0,4,0,3,0,0,4,4,4,0,0,0,0,4,0,0,0,4,0,0,4,4,0,0,4,4,0,0,4,4,4,4,0,4,4,0,0,0,0,0,4,4,4,4,2,4,4,4,0,4,0,4,4,4,0,4,0,4,4,0,4,2,4,0,0,4,4,0,4,4,4,4,0,0,4,0,0,4,0,4,0,0,4,0,0,0,4,0,4,0,4,0,4,4,0,4,0,0,4,4,4,4,3,0,0,0,4,3,0,4,4,4,0,3,0,4,0,0,4,0,4,0,4,4,0,2,4,4,0,4,0,4,4,4,4,0,4,0,0,4,0,4,4,4,3,0,0,0,0,4,0,0,0,0,0,4,4,0,4,4,0,0,4,0,0,0,4,0,1,4,0,1,0,4,4,4,4,4,0,0,4,0,0,0,0,4,0,4,4,0,4,0,0,4,4,4,0,0,4,4,4,4,0,0,0,4,4,0,0,4,4,2,4,4,4,4,0,4,4,4,0,0,4,0,4,4,4,0,2,0,4,4,4,4,4,0,4,0,4,0,4,0,4,0,4,4,0,0,0,0,0,0,0,1,4,0,4,4,4,4,4,2,4,4,0,4,0,0,0,4,4,4,4,0,4,4,4,0,1,0,4,0,0,4,1,4,4,4,0,0,0,4,4,0,4,0,3,4,4,0,2,4,4,0,0,4,0,0,0,0,4,4,4,0,4,0,4,4,4,4,4,4,4,4,1,4,4,4,0,4,4,0,0,4,4,0,0,0,4,4,4,4,4,4,0,4,4,0,4,4,4,4,0,0,4,0,0,0,4,4,4,0,4,4,4,0,0,0,4,3,4,4,0,0,4,4,0,0,4,4,0,0,0,4,0,0,1,4,4,0,4,4,0,4,4,0,3,4,4,4,0,4,4,0,4,0,0,4,4,0,0,0,0,0,0,0,0,0,0,0,4,4,0,0,4,0,4,4,0,4,4,4,4,0,0,0,0,3,0,4,0,4,4,0,4,0,0,4,4,4,4,0,4,0,0,0,0,0,0,4,4,4,4,4,0,0,4,4,4,4,4,0,0,0,0,4,3,4,4,0,0,4,0,4,0,0,4,0,0,4,0,0,0,4,1,4,4,4,4,4,0,4,0,0,0,4,0,4,0,4,0,4,4,0,4,4,0,0,4,4,0,4,0,0,0,0,0,0,4,2,0,0,0,0,4,4,4,4,0,0,4,4,4,4,4,0,4,0,0,0,0,0,0,4,0,4,0,0,0,0,1,4,4,0,0,4,4,0,4,0,0,0,4,4,0,4,0,4,0,0,0,4,4,4,4,4,0,0,0,0,0,4,4,4,0,0,4,0,0,4,2,0,0,4,4,4,0,0,4,0,0,4,4,4,0,0,4,4,4,4,4,4,0,0,3,4,0,4,0,0,4,4,4,0,4,0,0,4,4,4,1,4,0,4,0,4,2,0,0,0,4,4,0,0,0,0,0,4,0,0,3,0,0,4,4,4,1,4,0,4,0,4,4,4,4,4,3,0,4,4,0,0,0,2,0,0,0,4,4,0,4,4,4,4,4,0,3,2,0,4,4,4,4,0,0,4,4,0,4,4,2,0,4,4,0,0,4,4,0,3,0,0,4,4,4,0,0,4,0,4,0,0,0,4,4,0,4,0,0,0,0,1,0,0,0,0,0,4,4,3,4,2,4,4,0,0,0,1,4,4,0,2,0,4,4,4,0,0,4,0,4,4,4,4,4,0,4,4,4,0,0,0,4,4,0,4,0,0,0,4,0,0,4,0,4,4,4,0,0,0,0,4,4,0,0,0,4,4,4,4,4,0,0,4,4,0,4,0,0,0,0,0,0,4,4,4,0,0,0,4,4,4,4,4,4,4,0,0,4,0,4,4,4,0,2,0,4,0,4,1,4,4,4,0,4,4,4,4,4,0,0,0,4,4,4,4,0,0,4,1,0,4,4,1,4,4,4,0,0,4,4,0,0,0,4,0,4,4,0,0,0,0,4,0,4,4,0,0,0,4,0,4,4,2,4,0,0,4,0,0,0,0,4,4,4,0,0,4,4,4,4,0,0,4,4,0,4,4,0,4,4,0,0,4,0,4,0,0,0,4,4,0,4,4,0,0,0,4,4,0,4,4,4,4,4,0,4,0,4,0,4,4,4,4,4,4,0,4,4,4,0,3,4,0,0,0,4,0,4,4,0,4,4,4,4,0,4,4,4,4,4,0,0,4,0,4,4,4,4,4,0,0,4,0,0,1,0,4,4,4,0,0,0,0,0,0,0,0,4,4,2,0,0,0,0,4,4,4,4,4,0,4,0,4,4,4,0,0,0,0,4,4,4,4,4,0,4,0,4,0,0,0,0,0,4,4,4,4,0,4,4,0,0,4,3,0,0,0,4,4,4,4,4,0,0,0,4,4,0,0,4,0,4,0,0,4,0,4,4,4,0,0,4,3,0,0,4,4,4,4,4,0,4,4,4,4,0,0,0,0,0,4,0,4,3,0,0,4,0,0,0,0,0,1,0,0,4,0,0,0,4,0,0,4,4,0,0,4,0,0,4,4,2,0,0,0,4,4,4,4,0,1,4,0,4,4,0,0,4,0,4,0,4,1,4,0,0,0,4,0,0,4,2,4,0,4,4,0,4,4,0,4,0,0,0,0,4,4,4,4,4,0,4,4,0,0,0,0,0,0,4,4,4,0,0,4,4,0,0,4,4,0,4,0,4,0,4,0,0,0,4,0,0,4,4,0,0,4,4,0,4,0,4,0,0,4,4,0,4,4,4,4,0,0,0,4,4,4,4,1,4,0,0,0,4,4,4,0,4,4,0,0,4,4,4,4,0,0,4,4,4,4,4,0,4,0,4,0,0,0,4,3,4,0,0,0,0,4,0,0,4,0,0,4,4,0,0,0,4,1,0,0,0,0,4,4,4,0,4,4,1,0,1,4,3,4,0,0,4,0,4,4,4,4,0,0,4,4,4,0,4,4,4,0,0,4,0,4,0,4,4,0,0,4,0,0,0,4,4,4,4,4,4,4,4,4,3,4,4,0,3,4,4,1,4,0,4,0,4,0,4,4,2,4,0,4,4,4,4,0,4,0,0,0,4,0,0,4,4,4,4,4,2,0,4,0,4,0,4,0,4,4,0,4,4,0,0,4,0,3,0,4,0,4,0,0,4,0,4,4,0,0,0,4,4,4,4,0,4,4,0,3,0,4,0,0,0,4,4,4,4,4,4,0,4,4,0,0,0,4,4,4,4,4,4,0,0,4,1,4,4,0,4,0,4,0,4,4,0,0,0,0,4,4,4,0,1,0,2,0,4,0,4,0,4,0,4,0,4,4,4,4,4,4,0,4,4,0,4,2,0,0,4,4,4,0,4,4,4,0,4,0,0,4,4,0,4,0,0,4,4,0,0,0,4,0,0,0,4,1,0,0,4,0,0,0,4,0,4,0,0,0,4,4,4,4,0,4,0,0,4,0,4,3,0,0,0,4,4,0,0,0,4,0,4,4,0,4,3,4,2,0,0,0,4,0,4,0,0,0,0,0,0,0,0,4,0,0,4,0,0,4,4,0,0,4,4,0,4,4,0,4,0,4,1,4,0,0,0,0,0,4,4,0,0,0,4,4,4,3,0,0,0,4,4,2,4,4,0,0,0,4,4,0,4,4,4,4,0,3,1,0,4,0,4,0,0,4,3,4,4,4,0,0,4,4,0,0,4,0,4,0,4,0,4,4,4,0,0,1,4,4,4,4,0,4,0,0,0,4,4,0,4,4,4,0,4,4,0,0,4,4,4,0,4,0,0,0,0,4,0,4,0,1,0,4,4,0,0,4,0,4,4,4,4,4,1,0,4,4,0,0,4,4,0,4,4,4,0,4,4,4,4,4,0,3,4,0,4,0,0,4,4,4,4,0,0,1,0,4,0,0,0,4,0,4,0,4,4,3,4,0,4,4,1,0,4,0,4,0,4,0,0,4,4,0,0,2,4,4,4,0,4,0,0,4,1,4,4,4,0,4,0,4,0,0,4,0,0,4,4,0,0,4,4,2,0,0,0,0,0,0,0,0,4,4,4,4,4,0,0,0,4,4,4,1,0,4,4,0,1,4,2,0,4,0,4,4,0,4,4,4,4,4,0,2,2,0,4,4,0,4,4,0,0,0,4,4,4,4,0,4,0,0,0,4,4,0,4,0,4,0,4,4,0,0,0,0,0,0,0,0,4,0,4,4,0,4,0,4,4,0,4,4,0,0,0,4,0,4,0,0,0,0,0,4,4,0,0,4,0,4,4,4,2,4,4,0,0,4,4,0,0,0,4,4,0,0,0,4,0,4,4,4,4,4,4,4,4,4,0,4,0,0,4,4,0,4,4,4,0,0,4,4,4,4,0,4,0,0,4,3,4,0,0,4,4,0,0,4,4,4,0,0,4,0,4,4,4,0,4,0,4,0,0,0,4,1,0,1,0,4,0,4,0,4,0,4,4,0,0,0,0,0,4,0,4,1,0,4,4,4,0,4,4,0,4,0,4,4,2,4,0,0,0,0,4,0,0,0,0,0,0,0,4,0,0,2,4,0,4,4,3,0,4,2,0,0,4,0,0,0,4,0,0,0,0,4,0,0,1,0,4,4,4,0,0,0,0,4,4,0,4,0,4,4,4,0,4,0,0,4,0,0,0,4,0,0,0,4,0,4,2,1,4,4,0,0,4,4,2,4,0,0,4,4,0,4,4,0,0,4,2,4,0,4,0,0,0,4,4,0,0,4,4,4,4,0,4,4,0,4,0,4,4,4,0,0,4,4,0,4,0,0,4,0,0,4,4,4,0,4,4,0,0,4,0,4,0,0,4,4,4,4,0,4,4,4,0,0,0,0,0,0,0,0,4,4,4,2,0,4,4,0,0,2,0,0,0,4,0,4,0,4,0,1,4,4,4,4,4,0,0,4,4,3,4,0,0,4,4,4,4,0,4,0,0,4,2,4,4,4,4,0,4,4,0,0,0,0,0,0,0,4,4,0,4,0,4,4,4,4,0,4,0,4,3,4,4,4,4,4,0,4,4,0,0,0,0,0,0,0,4,4,4,4,0,0,4,4,0,4,0,0,4,0,4,0,1,0,0,0,1,4,4,4,0,4,0,0,0,4,4,4,0,4,0,4,4,0,0,4,4,4,0,0,4,4,4,4,4,4,4,4,0,0,0,4,4,4,4,0,4,4,4,0,0,4,0,4,4,0,0,4,4,0,4,4,0,4,2,0,3,4,2,0,0,0,4,4,0,2,0,0,0,0,4,4,0,0,4,4,4,0,4,4,4,4,2,4,4,4,4,0,1,4,0,4,0,4,4,0,4,4,4,4,0,4,4,3,0,2,0,4,4,0,4,0,0,4,0,4,0,0,0,0,4,0,0,0,0,0,0,4,0,4,0,4,4,0,4,3,0,0,0,0,0,2,0,0,4,4,0,4,4,4,4,4,4,4,0,4,0,0,4,4,4,0,4,4,4,4,4,0,0,4,4,4,4,0,4,4,0,4,4,4,0,0,0,4,0,4,0,4,4,0,4,1,4,0,4,0,0,0,0,4,4,0,4,0,0,0,0,0,0,4,4,0,3,1,0,0,0,0,4,0,4,0,4,0,4,0,0,0,4,0,0,0,4,4,0,0,0,0,4,0,0,0,4,4,0,0,0,4,2,4,4,4,4,4,0,4,0,4,0,4,0,4,0,4,0,4,4,4,4,0,0,4,0,4,0,0,0,0,0,0,0,0,0,4,0,4,0,0,0,0,0,4,4,4,4,4,0,0,0,0,4,4,0,0,4,4,0,0,4,4,0,0,4,4,0,4,0,0,0,0,0,0,4,4,0,0,4,2,0,4,4,4,4,0,0,4,0,4,0,4,4,4,2,0,0,4,0,0,0,4,3,1,0,0,4,4,4,0,0,4,4,0,4,0,4,0,4,4,4,4,0,0,0,4,4,4,0,2,3,4,0,0,0,0,0,4,4,4,4,0,0,0,0,4,0,0,4,0,0,0,0,0,0,4,0,0,0,4,0,4,4,0,3,4,4,0,0,0,4,0,4,4,0,4,4,4,2,0,0,4,0,4,0,0,0,4,0,4,4,4,0,0,3,0,0,4,0,4,0,4,4,0,0,0,0,0,4,0,4,4,0,4,0,4,0,3,4,0,4,4,0,4,0,4,4,0,4,0,0,4,0,4,4,4,4,4,0,4,0,4,4,0,4,4,0,4,4,0,4,0,4,0,0,0,4,4,0,0,4,0,4,4,4,4,4,4,4,4,4,2,4,4,0,4,4,0,3,4,4,0,0,4,4,4,4,0,0,0,0,4,4,4,4,0,0,0,0,4,4,4,0,0,4,0,4,4,4,3,2,4,0,0,0,0,0,4,4,0,4,4,4,0,4,0,4,0,0,0,4,4,4,4,0,4,4,3,0,4,0,4,0,4,4,1,4,0,4,4,0,0,4,0,4,4,4,4,0,0,4,0,4,4,4,0,4,4,4,4,4,0,4,0,0,4,0,0,0,0,4,0,0,0,0,4,4,0,0,4,0,0,0,4,4,0,0,4,4,0,0,4,0,0,4,4,1,4,0,4,0,4,0,4,4,0,4,0,4,1,0,0,4,4,0,4,4,4,4,4,0,4,4,4,4,0,4,4,4,4,0,4,4,4,0,4,4,0,0,4,0,0,0,4,4,4,4,0,4,4,0,4,0,4,0,0,0,4,4,4,0,4,4,0,4,0,4,0,4,4,0,0,4,4,0,0,4,4,4,4,1,0,0,4,2,4,0,0,4,0,4,0,0,0,0,4,0,4,0,4,0,4,0,4,0,0,0,0,0,4,4,0,4,4,4,0,0,0,0,4,0,0,4,0,4,4,0,4,0,0,0,0,0,4,0,0,0,4,4,4,4,4,4,4,2,0,4,0,0,0,0,0,0,4,4,0,4,4,4,4,4,0,4,4,0,4,4,0,4,0,0,0,4,0,0,0,4,0,4,4,4,4,0,0,0,4,4,0,4,4,1,4,4,4,0,0,1,0,4,0,4,4,4,4,0,4,4,4,4,0,0,0,0,0,0,4,4,4,4,4,4,4,1,0,4,0,0,0,0,4,4,0,0,1,4,4,4,4,4,4,0,0,4,1,0,0,0,0,0,4,0,4,0,0,0,4,4,0,4,4,4,4,4,0,0,4,4,4,4,4,4,0,4,0,0,4,4,0,2,4,0,0,0,0,4,0,0,4,0,4,4,4,4,0,3,0,0,4,4,0,0,0,4,0,4,0,0,3,4,4,0,4,4,4,0,0,4,4,4,0,4,0,4,0,0,0,0,0,4,4,4,0,3,0,4,0,0,4,4,4,4,0,0,4,0,0,0,0,1,4,0,4,4,0,0,4,0,4,4,0,4,0,4,0,0,4,0,4,4,0,4,0,1,1,0,0,4,4,4,0,4,0,4,4,4,4,4,4,1,4,4,0,4,0,0,0,4,0,0,4,0,4,0,3,0,4,4,4,4,4,0,0,0,4,0,4,0,0,4,4,4,4,0,0,0,0,0,4,4,0,4,4,0,0,0,4,0,0,4,4,4,0,4,4,0,4,4,4,4,0,0,4,4,0,0,0,4,0,1,1,0,0,4,4,2,0,0,4,0,0,0,0,1,4,4,4,3,4,4,0,4,4,4,4,0,4,0,4,4,0,4,4,0,0,4,4,4,4,0,4,0,0,0,4,4,0,0,4,0,4,4,4,0,0,4,4,0,4,4,4,0,0,4,4,4,0,4,1,0,0,0,4,0,4,0,0,2,4,4,0,4,0,0,4,4,0,4,0,4,2,4,4,0,0,4,4,4,4,0,3,4,0,4,0,0,4,4,3,4,4,0,4,4,0,0,0,0,4,0,4,0,1,4,4,3,0,4,1,0,0,4,4,0,4,1,0,0,0,4,0,2,0,0,0,0,4,4,4,0,0,0,0,0,4,0,4,4,4,0,4,2,4,0,4,0,4,4,0,0,4,0,0,0,2,4,0,0,4,0,0,4,4,0,0,0,0,0,0,3,0,4,4,0,0,4,0,0,1,4,1,4,4,4,4,3,4,0,0,0,3,0,4,4,0,0,2,3,4,4,4,0,0,0,4,4,0,0,0,0,4,4,1,4,0,0,4,0,4,0,4,4,4,0,0,1,0,0,4,4,4,0,1,0,0,0,4,4,0,0,2,0,0,4,4,0,0,0,4,4,0,4,4,0,4,0,0,0,4,0,4,4,4,4,0,4,4,0,4,0,0,0,0,4,0,0,0,0,0,4,0,0,0,0,4,0,0,0,4,4,4,4,0,4,0,4,4,4,0,4,0,0,4,4,4,4,0,0,4,4,0,4,4,0,0,0,0,0,4,0,0,4,0,4,1,4,0,4,4,0,0,4,4,0,4,0,0,3,0,0,0,0,4,0,4,1,4,4,0,0,0,0,4,0,4,4,0,0,4,4,0,0,4,4,0,0,0,0,0,4,4,4,0,4,0,0,0,0,4,4,4,4,4,0,0,4,4,0,4,0,4,0,0,0,0,0,4,4,0,3,0,4,4,4,4,4,0,0,4,0,4,4,3,0,4,4,4,0,3,0,4,0,0,4,0,0,4,4,4,0,0,4,4,1,4,0,4,4,0,0,0,4,0,0,4,4,4,0,4,4,0,0,4,0,4,4,0,0,4,4,0,4,4,4,4,4,0,4,4,4,4,4,0,0,0,0,0,0,0,0,4,0,0,4,4,0,0,0,0,0,4,4,4,0,4,4,4,0,0,4,0,4,4,0,0,0,4,4,0,4,4,0,0,4,4,4,0,0,4,4,0,0,4,4,0,0,4,0,0,0,4,0,4,0,0,0,4,0,0,0,4,0,4,4,4,0,0,4,0,4,4,4,4,4,1,4,4,4,0,3,0,4,0,0,4,0,0,4,0,4,4,4,0,4,0,0,0,4,0,4,4,4,4,0,4,4,0,4,0,0,4,0,0,0,4,4,4,0,4,0,4,0,0,4,0,4,4,2,0,0,4,0,0,0,4,4,0,2,0,0,4,4,4,0,0,0,4,0,4,4,4,0,4,0,4,4,4,0,4,4,0,0,4,0,0,0,2,0,0,4,4,4,4,0,4,4,4,0,0,0,4,4,4,4,4,4,4,4,4,0,0,4,4,4,0,0,0,0,0,3,4,4,4,0,4,4,0,0,4,4,0,0,4,4,0,4,0,0,0,0,4,4,4,4,4,0,0,4,0,0,0,1,0,4,0,4,4,0,0,0,0,4,0,0,0,4,0,0,0,0,4,0,0,0,0,0,4,4,4,0,2,4,0,0,4,0,4,4,0,2,4,0,4,0,4,4,0,4,0,0,4,0,4,0,4,4,4,0,0,4,4,0,0,0,4,0,0,0,0,0,4,4,4,4,0,0,4,4,0,4,4,4,4,0,4,4,0,0,4,4,4,4,4,0,4,0,3,0,0,0,4,4,0,0,0,4,4,4,4,3,4,0,0,0,0,4,4,0,4,4,4,0,0,0,0,0,4,4,0,0,4,0,4,0,0,0,4,4,0,0,4,4,0,0,4,0,0,0,0,4,4,4,0,0,4,4,4,0,4,4,0,4,0,4,0,4,0,4,0,4,4,4,0,0,0,4,4,0,0,0,0,0,4,0,4,4,4,0,4,0,0,4,4,4,4,4,4,0,0,4,4,0,2,0,0,4,4,4,0,0,0,0,0,0,3,4,4,4,4,4,0,0,0,0,4,1,4,0,4,0,4,0,4,0,4,0,0,4,4,1,4,4,0,0,0,0,0,4,0,0,0,0,4,0,4,0,4,0,0,0,4,4,0,0,4,0,0,0,4,4,4,4,0,0,4,4,4,0,4,4,4,4,3,4,0,0,4,4,4,4,0,0,0,0,0,4,4,4,0,4,4,0,0,4,0,4,0,4,0,0,0,0,0,0,0,4,4,4,4,0,4,0,4,0,4,4,0,4,4,0,4,4,0,4,4,4,4,4,0,4,4,4,4,0,4,0,0,0,4,4,0,4,0,0,0,4,4,0,4,0,4,0,4,4,0,0,0,0,4,0,0,0,1,4,0,0,4,4,4,4,4,1,4,4,0,4,0,0,4,2,0,4,0,4,0,0,0,0,4,4,0,4,4,4,4,0,0,0,0,0,3,4,0,4,0,4,1,4,4,0,0,1,4,0,0,0,4,1,4,0,0,4,0,0,4,0,0,0,0,4,0,0,0,0,0,0,4,0,4,0,4,4,4,0,3,0,0,4,4,4,0,0,4,0,4,0,0,0,4,4,4,3,0,4,4,3,0,4,0,0,4,0,4,4,3,4,0,4,0,0,4,0,0,0,0,4,4,4,4,0,4,0,4,0,4,4,4,4,2,0,4,0,0,0,4,4,4,4,4,4,4,4,4,4,4,0,0,4,0,0,0,0,4,0,4,4,0,4,0,4,0,4,4,0,4,0,0,4,2,0,0,4,0,4,0,0,0,4,4,4,4,4,0,4,4,4,0,0,0,4,4,0,4,4,3,4,4,4,4,0,4,4,0,0,0,0,0,0,0,4,4,0,4,4,4,0,0,0,4,4,0,4,4,0,0,4,4,0,0,4,0,4,0,0,0,4,0,4,0,4,0,1,4,4,0,4,4,4,4,0,4,4,4,0,4,0,0,4,4,4,4,0,4,4,0,0,4,4,4,4,0,0,4,2,4,4,0,4,4,0,4,0,4,4,3,0,0,0,4,0,0,4,4,0,4,4,0,0,0,4,0,0,4,0,2,4,0,0,4,0,4,0,0,0,2,0,0,0,0,4,4,0,4,4,4,0,0,4,0,4,0,4,4,4,0,0,0,4,0,4,4,4,0,4,0,4,4,4,1,4,0,0,4,0,4,4,4,0,4,0,0,0,0,4,0,0,4,0,4,0,4,4,0,4,0,0,0,4,3,0,4,0,0,4,0,0,4,0,4,0,0,0,0,4,0,4,4,0,4,3,0,4,0,1,0,0,4,4,4,4,0,0,4,0,4,0,0,4,0,4,0,0,0,2,0,0,0,4,0,4,4,0,4,0,4,4,0,4,4,4,0,0,4,0,0,0,0,4,0,4,0,0,0,4,2,0,0,0,4,0,4,4,4,0,0,4,0,4,0,4,0,0,4,0,0,0,0,4,0,4,4,4,4,0,4,4,4,4,4,0,4,4,0,4,0,0,4,0,4,4,0,4,0,0,4,0,0,0,4,4,0,4,0,0,4,4,4,4,4,4,4,4,4,2,4,0,4,0,4,0,4,0,4,4,0,0,0,4,4,4,0,4,0,0,4,0,0,0,0,4,0,0,0,4,0,4,4,4,0,4,4,4,0,4,0,0,4,4,4,0,4,0,4,2,0,0,0,4,0,4,0,4,0,1,4,0,0,4,0,4,4,4,4,4,0,0,0,4,0,0,0,4,0,4,0,1,0,1,0,4,4,4,0,4,0,4,0,1,4,4,0,4,0,0,3,4,0,0,4,4,4,0,4,4,4,4,0,1,0,4,0,4,0,4,0,4,0,4,4,0,4,0,0,0,4,4,0,1,0,4,4,4,4,1,0,4,4,4,0,0,4,0,4,0,0,4,0,4,4,0,4,0,0,0,4,0,4,0,0,4,0,4,4,4,0,0,4,4,4,0,4,4,4,0,0,4,4,0,4,0,2,4,0,0,4,0,4,4,0,4,0,0,4,2,3,4,4,4,0,0,4,0,0,0,4,4,0,0,4,4,4,4,4,4,3,4,0,0,0,0,0,0,0,4,4,4,1,4,2,3,0,4,4,0,0,4,0,4,4,1,4,4,0,4,1,4,0,4,4,4,0,0,4,0,0,0,4,4,0,4,2,0,4,4,0,0,0,4,0,3,0,0,0,0,4,4,4,0,4,4,4,4,4,4,0,0,0,0,4,0,0,4,4,4,0,4,0,0,4,4,4,0,4,4,4,4,0,4,0,0,4,4,0,1,4,0,0,4,3,4,4,4,4,0,4,0,0,0,4,0,0,0,0,0,0,0,4,4,4,0,0,0,4,0,4,0,4,0,4,4,0,4,1,4,4,0,0,0,4,0,0,0,4,0,0,4,4,0,4,4,4,4,0,0,0,0,0,0,4,0,3,4,0,0,4,4,4,2,4,4,0,0,0,0,0,4,0,0,0,4,4,0,4,4,4,4,4,4,0,4,0,0,4,0,4,4,4,0,4,0,4,4,0,0,0,4,0,4,4,2,4,0,4,4,4,0,0,4,0,0,0,0,4,4,0,4,4,1,4,4,3,4,0,0,4,0,0,0,2,0,0,0,0,0,4,4,0,4,4,0,0,4,1,0,0,4,4,4,4,4,0,4,0,0,0,0,4,0,0,4,4,2,1,0,0,0,0,4,0,0,4,4,0,0,4,4,0,0,0,4,4,4,4,0,4,4,4,0,4,3,0,0,4,0,0,0,0,0,4,0,0,4,0,0,1,0,0,0,4,0,4,0,3,0,4,0,4,0,0,0,4,4,0,0,0,4,4,0,4,0,0,4,4,4,0,2,0,1,0,4,4,0,0,0,4,0,4,4,0,4,4,4,0,0,0,0,4,4,0,0,0,0,4,4,0,4,0,1,0,0,4,0,4,0,0,4,0,4,4,0,0,0,0,4,0,4,4,4,0,0,0,0,4,0,4,4,0,4,0,4,4,0,0,0,4,0,0,0,0,4,0,4,0,4,0,4,0,0,4,4,0,4,4,4,4,4,4,0,0,4,4,4,0,4,4,0,4,0,0,0,0,4,0,3,4,4,4,0,4,4,0,0,0,4,4,0,4,4,3,4,4,0,4,0,4,0,0,4,0,0,1,4,0,0,0,0,0,4,0,0,0,0,0,4,4,2,4,0,4,4,4,4,4,0,4,0,4,4,4,4,0,0,0,0,0,0,0,0,0,4,0,4,3,0,4,4,0,4,0,0,4,0,4,0,4,0,4,0,4,0,4,4,4,0,0,4,4,4,4,4,0,0,0,4,4,4,0,4,0,4,0,4,4,4,4,0,0,4,4,0,0,0,0,0,0,0,0,4,4,0,4,4,4,0,4,4,2,3,0,4,0,4,4,0,4,0,0,4,4,4,0,0,2,4,4,0,0,4,0,1,0,0,4,4,4,4,4,4,0,0,4,0,4,4,0,0,4,0,4,4,0,4,4,0,4,4,4,0,4,0,4,0,4,0,4,0,0,0,4,4,0,0,0,4,4,4,0,0,4,0,4,0,0,4,0,4,4,4,4,1,0,0,0,0,4,0,4,1,4,4,4,0,0,0,4,0,4,4,4,4,0,0,4,4,4,0,0,4,4,4,0,4,0,0,0,0,4,0,4,0,4,0,4,4,4,2,4,3,4,0,4,0,0,4,0,0,4,0,0,4,0,4,4,0,4,0,4,4,4,0,0,4,4,0,1,4,0,0,4,0,0,4,4,4,4,4,0,4,4,4,0,0,4,0,4,4,0,4,0,4,4,0,4,4,2,0,4,4,0,0,0,4,0,0,4,0,4,4,0,4,0,0,3,0,4,0,4,4,0,4,4,4,0,0,4,0,0,4,0,4,0,4,4,0,0,0,2,4,0,0,4,0,0,4,0,0,0,4,4,4,4,4,2,4,4,0,3,0,0,0,0,4,0,0,2,0,4,4,0,4,4,4,4,4,4,0,4,4,4,0,4,3,4,4,4,4,4,4,0,0,4,0,4,0,4,0,4,0,4,0,0,0,4,3,0,4,4,0,0,4,0,0,0,4,0,0,4,1,0,3,1,4,0,4,0,0,4,0,0,4,4,4,4,0,4,0,0,0,4,0,0,0,4,4,0,4,4,4,0,0,4,4,0,0,0,4,4,4,4,4,0,4,0,4,4,4,0,0,0,0,0,2,4,1,4,0,4,4,0,4,0,4,0,0,0,0,4,4,4,4,0,0,0,3,0,0,4,4,0,4,4,4,0,4,4,4,4,4,0,0,0,2,4,0,0,4,4,0,4,4,0,4,0,0,4,4,0,4,4,0,2,4,4,4,4,4,0,2,4,4,0,0,4,0,0,4,0,4,0,4,4,0,4,0,0,4,4,0,4,4,0,4,4,2,4,0,0,0,0,0,4,0,4,4,0,0,4,0,0,0,4,4,0,0,4,4,0,4,0,0,0,0,4,4,4,0,0,4,4,0,4,4,1,0,4,2,4,4,4,4,0,4,0,4,4,4,0,4,4,4,0,0,0,0,4,1,0,4,4,0,0,4,0,0,4,4,0,4,0,3,0,0,0,0,0,4,0,4,0,0,4,0,0,4,4,4,2,0,0,4,4,4,0,4,4,0,0,0,4,0,4,4,4,0,4,0,0,4,0,2,0,0,4,4,0,0,4,0,0,0,3,4,0,4,4,0,4,4,4,0,4,4,0,0,0,4,4,0,4,0,0,4,0,0,4,4,0,0,0,4,0,4,4,4,4,4,0,4,4,4,0,4,0,0,0,4,4,0,4,4,0,0,4,0,4,4,4,0,4,4,0,0,0,4,4,0,4,4,4,4,0,0,0,4,4,0,0,0,0,0,4,0,4,0,0,0,4,0,4,0,0,0,4,0,4,4,4,0,4,0,4,0,0,0,4,4,4,2,4,0,4,4,0,4,4,4,4,2,0,0,0,0,0,0,4,0,4,4,4,4,4,4,4,4,4,4,0,4,4,4,4,0,4,4,3,0,4,4,4,4,4,0,4,0,0,4,4,4,0,0,4,4,4,0,4,4,0,4,4,0,0,0,0,4,0,1,4,4,4,4,4,3,4,4,4,0,0,0,4,0,4,0,0,0,0,0,4,4,4,4,0,4,4,0,4,0,4,0,0,4,4,0,4,0,0,4,4,0,0,4,0,0,4,4,0,0,4,0,0,0,4,0,0,0,0,0,4,0,0,4,0,0,4,0,4,0,0,4,4,0,4,4,4,0,0,0,0,0,0,4,4,0,4,4,4,4,0,0,0,4,4,4,2,0,0,0,0,0,0,0,4,4,0,4,0,0,0,4,0,0,0,4,0,4,0,0,0,4,0,4,4,0,0,0,4,0,0,4,4,0,4,4,3,4,4,0,4,4,4,0,1,4,0,0,1,4,0,0,4,4,0,0,4,4,4,4,0,0,2,4,4,4,0,0,0,0,4,0,4,0,4,4,4,4,4,4,4,0,4,4,0,4,4,4,0,4,4,0,0,0,0,4,0,4,0,0,4,0,4,4,0,4,4,4,4,0,4,0,1,4,3,4,4,4,1,0,0,4,4,4,4,0,0,0,0,0,0,0,4,4,0,0,4,0,3,4,4,4,4,0,0,0,2,0,0,0,0,4,0,0,4,4,0,4,2,0,0,0,4,4,0,0,4,0,4,4,4,4,4,4,0,4,4,4,0,0,0,0,0,0,0,4,0,0,0,4,4,0,3,0,3,4,4,4,4,0,4,4,0,0,4,4,4,4,4,4,4,4,4,0,4,4,0,4,0,0,4,0,0,4,0,4,4,0,0,4,4,3,4,4,4,1,4,0,0,4,4,0,0,0,1,4,0,4,0,4,0,0,0,4,4,0,0,4,4,0,0,0,0,0,4,0,2,4,0,4,4,0,4,4,0,4,0,0,0,0,4,0,4,4,4,0,0,4,0,0,0,4,0,0,4,0,0,0,4,0,1,0,0,0,4,0,0,4,4,4,0,0,0,4,3,4,4,4,4,0,0,4,4,0,4,0,4,4,4,0,4,0,0,0,4,0,0,0,0,3,4,0,2,0,1,1,3,0,1,4,3,0,4,0,0,0,4,4,4,4,4,4,0,4,0,4,0,4,4,0,0,0,4,0,4,4,4,0,0,4,4,0,0,0,4,4,4,4,4,0,0,0,0,4,4,0,4,0,4,0,4,4,0,0,0,0,0,0,0,3,0,4,4,4,4,0,1,0,2,4,4,4,4,4,0,4,4,0,4,0,0,4,0,0,0,0,4,0,0,0,0,0,0,0,0,0,0,4,0,0,0,4,4,4,4,4,4,0,0,0,4,1,4,0,4,0,0,3,0,4,0,0,4,4,0,0,0,4,2,4,0,0,4,4,0,0,0,0,0,0,4,4,0,0,4,4,4,3,0,4,0,4,0,4,0,4,4,4,2,0,0,4,0,4,0,4,0,0,4,0,0,0,4,0,0,0,4,4,0,0,4,0,4,0,0,0,0,0,0,4,0,0,0,4,4,0,0,4,0,4,0,4,4,4,0,4,4,4,0,0,4,4,0,4,4,0,4,4,0,1,0,4,4,0,4,0,0,0,0,4,4,4,4,4,4,4,4,4,4,4,0,0,4,4,0,0,4,0,0,4,0,4,0,4,4,4,0,3,4,0,0,0,4,4,4,0,0,0,0,4,0,0,4,0,4,0,4,4,0,1,4,0,3,0,0,1,4,0,4,0,0,0,0,0,4,0,0,4,4,4,0,4,0,0,4,4,4,2,4,4,4,0,0,0,4,4,0,4,0,0,4,4,0,4,4,0,1,4,0,4,4,4,4,0,4,4,0,4,0,0,0,0,4,4,0,4,0,4,0,4,0,4,4,4,4,0,4,0,2,2,4,4,0,4,0,0,0,0,0,0,4,0,4,3,0,0,2,1,4,0,0,0,0,4,4,0,4,0,0,0,4,2,0,0,4,0,4,4,0,4,0,4,0,4,0,0,0,4,4,0,4,4,0,4,0,0,4,0,0,4,0,0,0,4,4,0,4,0,0,0,4,4,0,4,0,0,4,4,4,4,4,4,0,4,4,0,0,0,0,4,0,4,0,0,4,2,0,4,3,4,0,0,0,4,0,0,0,4,0,4,4,0,3,3,0,4,4,1,0,4,0,0,0,4,4,0,4,0,4,4,1,0,0,0,0,0,0,4,0,0,0,4,4,0,0,0,2,4,4,4,4,0,4,4,0,0,4,0,4,0,4,4,0,4,0,0,0,4,4,0,0,4,4,4,0,4,0,4,4,3,0,4,0,0,0,0,4,4,4,0,0,0,4,0,0,4,4,0,0,4,0,0,4,4,4,1,0,4,4,4,4,4,0,0,0,4,0,0,4,4,4,0,1,0,4,4,4,4,0,4,4,4,4,0,0,4,4,0,2,0,0,4,4,4,4,3,0,0,0,0,4,0,4,4,0,0,0,4,0,0,0,4,0,0,0,4,4,0,3,4,2,0,4,0,0,0,4,4,0,4,4,4,0,4,0,4,4,4,0,0,4,4,4,4,0,4,0,4,0,0,4,0,0,0,0,0,4,0,0,4,0,0,4,0,4,4,4,4,4,4,0,0,4,0,4,4,0,2,0,2,4,0,0,0,0,4,4,4,3,0,0,0,4,0,4,4,4,0,0,0,0,0,0,0,4,4,0,4,4,4,0,4,0,0,0,0,0,0,0,4,4,4,4,4,0,0,0,4,4,4,0,4,4,4,4,0,4,0,4,4,4,0,0,4,4,0,4,4,0,4,4,0,0,0,4,4,4,0,0,0,4,4,4,0,4,4,0,0,0,4,0,0,0,4,4,4,0,0,0,0,0,0,4,4,0,0,0,4,4,0,4,4,4,4,4,0,4,4,0,4,0,0,0,0,0,0,4,0,0,0,4,0,4,0,0,0,4,4,4,4,4,0,4,0,4,0,4,4,0,4,0,0,0,4,0,1,0,0,4,0,0,4,4,4,0,4,0,4,4,0,0,4,0,0,1,0,0,0,4,0,4,4,4,0,4,0,0,4,0,0,0,0,0,4,4,4,0,4,0,4,4,0,0,4,4,4,4,4,4,0,0,0,0,4,4,0,4,0,4,0,4,0,4,0,0,4,0,0,4,4,0,0,4,0,0,4,4,2,0,4,0,0,2,0,3,0,0,4,4,0,4,4,4,4,0,4,0,0,4,4,0,0,0,4,4,4,0,0,4,4,0,0,0,0,4,0,4,0,3,0,4,0,4,0,4,4,0,0,0,0,4,0,0,0,4,0,4,4,0,4,0,4,4,4,0,0,0,0,0,0,4,0,0,0,4,0,4,2,4,4,4,0,4,0,4,4,0,4,4,0,0,4,0,0,0,0,4,4,0,1,4,0,4,0,4,0,4,0,0,4,0,0,4,0,4,0,4,0,0,0,0,0,4,0,0,4,4,4,0,0,0,4,4,0,0,2,0,0,0,0,4,4,4,4,0,4,4,0,4,0,0,4,4,0,0,0,4,4,4,4,4,4,0,4,4,0,0,4,0,4,4,0,4,0,0,4,4,0,4,4,0,0,0,0,4,0,0,0,0,4,0,0,4,4,4,4,0,0,0,1,0,4,0,0,0,3,4,0,4,4,4,4,0,0,4,0,4,0,4,0,4,0,0,2,0,4,0,0,4,4,4,4,4,4,4,0,4,4,2,4,4,0,4,0,4,0,4,4,4,4,4,0,0,4,4,4,4,0,4,4,0,4,4,0,0,0,4,4,0,0,0,4,0,3,0,0,4,4,0,0,0,4,0,4,4,4,0,3,4,0,3,1,4,0,4,4,0,0,0,0,4,0,4,0,0,0,0,4,4,3,0,0,0,4,0,0,4,4,4,0,4,0,4,0,4,2,0,4,0,0,4,4,0,0,0,0,4,0,0,4,0,4,0,0,0,4,4,4,4,0,4,4,0,4,4,0,3,0,0,4,2,1,4,2,4,0,0,4,4,0,4,4,4,0,4,4,4,0,0,4,0,4,4,0,4,0,0,0,4,4,4,0,4,4,4,4,4,0,0,0,0,4,4,4,4,0,0,0,2,0,0,0,4,0,0,4,4,4,0,0,0,3,0,0,0,0,0,4,0,4,0,0,0,0,4,0,0,0,0,4,0,4,0,0,0,4,4,4,0,4,0,0,4,4,0,0,4,4,4,0,0,0,0,4,4,0,0,0,4,4,4,4,4,4,0,0,0,0,4,0,4,0,0,0,0,4,2,0,0,0,0,4,4,0,4,1,1,1,4,0,0,0,4,0,0,4,4,0,0,4,0,4,3,4,0,4,4,0,4,0,0,0,0,4,4,3,0,4,4,0,4,4,4,0,1,4,0,4,4,0,4,4,4,4,4,4,0,4,0,4,0,0,0,4,0,1,0,4,0,4,4,4,0,0,4,4,4,4,0,2,4,4,0,4,1,2,0,4,0,4,0,2,4,0,4,1,4,0,0,0,3,0,4,4,0,4,0,0,4,0,0,0,4,0,4,0,4,0,0,0,0,0,4,4,0,4,0,0,0,0,0,0,0,4,4,4,4,4,0,4,0,0,0,3,4,4,4,4,0,4,4,0,0,4,4,4,4,4,0,0,4,4,4,0,4,0,0,0,4,0,4,4,0,0,4,0,0,0,1,4,4,0,0,0,0,2,0,4,0,4,4,4,0,4,0,4,0,4,4,0,0,4,0,0,4,0,4,0,1,4,2,4,0,0,0,0,0,4,0,0,0,4,0,4,0,4,4,0,0,0,4,4,0,4,4,4,0,0,0,4,4,0,4,4,4,3,0,0,0,0,0,4,4,0,0,0,4,0,4,0,4,0,0,0,4,0,0,4,0,4,0,4,4,0,0,4,4,0,4,4,4,0,1,0,0,4,4,4,3,0,4,0,4,4,4,4,4,0,4,4,0,4,4,4,4,0,0,0,0,0,0,0,0,0,4,2,0,4,0,0,0,4,4,0,4,4,2,0,4,0,0,0,0,4,4,0,0,0,4,2,4,4,4,0,0,4,0,0,0,0,4,4,0,0,0,4,0,4,4,4,0,0,4,0,0,4,4,4,4,4,4,0,4,0,4,0,1,4,4,0,2,4,4,0,0,0,0,4,0,3,0,0,4,4,0,4,0,4,0,4,4,0,0,0,4,0,0,0,0,0,0,4,0,0,4,4,4,4,0,0,4,4,1,0,0,4,4,4,0,4,0,4,4,4,4,1,0,0,4,0,4,0,4,4,4,4,4,2,2,0,0,0,4,0,0,0,4,4,0,0,0,0,0,0,4,4,0,4,0,4,4,0,4,4,4,0,4,0,0,0,0,4,0,0,4,4,4,2,0,0,4,4,4,4,4,0,4,0,0,0,4,0,4,0,0,0,4,0,0,4,4,0,4,3,0,0,4,4,0,4,0,0,0,4,3,4,4,4,4,4,4,0,0,0,4,0,4,4,4,0,0,4,4,0,0,4,4,0,0,0,4,0,0,4,0,4,0,0,0,0,0,0,4,4,4,4,0,0,0,0,0,0,0,4,0,4,4,4,0,4,0,4,4,0,4,0,4,4,4,0,0,0,4,0,0,4,0,4,0,4,4,4,3,1,0,4,0,3,4,4,4,4,0,0,4,0,4,4,0,4,4,4,0,4,0,4,0,0,4,4,0,4,3,0,0,4,0,4,4,4,4,0,0,4,0,4,4,4,4,0,4,0,4,0,0,4,4,0,0,0,0,4,4,0,4,0,0,4,0,4,2,4,4,4,4,4,0,4,4,4,2,4,0,0,0,4,4,4,4,0,0,4,0,0,4,0,0,4,0,0,4,4,0,0,4,4,4,4,4,0,4,2,0,4,4,4,2,0,4,0,4,0,0,0,4,4,0,0,0,0,2,0,4,4,4,4,4,4,4,4,4,0,1,0,4,4,0,0,0,0,0,0,4,4,4,4,4,4,0,0,4,4,2,4,0,0,0,0,4,4,0,4,0,4,4,4,0,0,4,4,4,0,0,0,0,0,4,0,4,2,0,0,4,4,1,4,0,0,0,0,4,4,4,3,0,4,0,0,4,0,4,4,4,0,0,0,4,4,0,4,4,4,0,4,0,2,0,1,0,0,0,4,1,0,0,0,4,0,0,4,4,4,4,4,4,4,0,4,0,0,4,4,0,4,4,4,4,0,0,0,0,4,4,0,0,4,0,4,4,4,4,0,4,4,0,4,0,0,0,4,4,3,4,4,0,4,4,2,4,4,0,0,4,4,3,0,4,4,0,4,0,0,2,4,0,0,4,4,4,4,4,0,0,0,0,4,4,0,0,4,4,4,4,0,0,4,0,0,4,0,0,4,4,0,4,4,0,4,4,4,0,4,0,0,4,4,4,1,0,0,4,0,4,0,0,0,0,0,0,0,4,0,0,0,0,0,0,0,4,0,0,4,0,0,4,0,4,4,4,0,0,2,4,2,2,4,0,4,4,0,4,0,0,0,0,0,0,0,0,0,4,4,4,0,0,0,0,4,0,0,0,0,4,0,4,4,4,0,4,1,0,4,4,0,0,4,4,0,4,0,4,3,4,4,0,4,0,4,0,4,4,0,4,0,4,0,0,4,3,0,4,4,0,4,0,4,4,0,0,4,0,0,0,0,0,0,0,0,0,0,0,0,4,4,3,0,4,4,0,4,4,0,0,4,0,4,4,0,0,4,4,4,0,4,3,0,4,4,4,0,4,0,1,0,0,4,0,0,3,4,0,0,0,0,4,2,4,0,0,0,0,0,4,4,0,4,4,0,0,0,4,4,0,0,4,4,0,0,4,4,4,0,4,4,4,0,0,4,2,0,0,4,4,0,4,4,4,4,4,0,4,4,0,4,0,4,4,4,4,4,4,0,0,4,4,0,4,4,4,0,0,4,4,4,4,0,4,0,0,4,0,0,0,4,0,4,0,4,0,0,4,4,4,0,0,1,4,3,0,4,0,2,0,4,4,4,0,0,4,0,0,0,4,0,4,4,0,0,0,4,4,4,4,0,0,0,4,0,4,0,4,0,4,4,4,4,0,4,0,4,0,4,4,0,0,4,0,1,4,4,4,0,0,4,0,4,4,4,0,0,4,4,0,0,3,4,0,4,1,2,0,4,4,4,4,0,0,2,0,0,0,4,2,4,2,4,0,0,4,4,0,4,4,0,4,0,4,2,0,0,4,0,0,4,0,0,4,4,4,0,0,0,4,4,0,0,0,0,4,0,0,4,2,4,4,4,4,4,0,1,2,0,0,0,0,0,0,4,0,0,4,0,0,0,0,0,0,0,4,4,4,0,0,0,0,4,2,0,4,4,4,0,0,4,0,4,0,0,0,0,3,0,0,2,4,0,4,0,0,0,0,4,0,0,0,4,0,4,4,4,0,0,4,0,4,4,0,0,4,0,0,4,4,0,0,0,0,4,0,4,4,0,4,4,4,0,0,4,4,0,0,0,0,0,0,0,4,4,4,0,4,0,0,4,0,4,4,4,4,4,4,0,0,1,4,4,4,4,4,4,4,4,0,4,0,0,0,4,0,4,4,0,0,0,0,0,0,4,4,4,2,4,4,0,0,4,4,0,4,0,0,4,4,0,0,0,0,4,0,4,4,4,4,4,4,4,0,0,0,0,0,4,4,4,0,0,1,0,0,4,4,4,4,4,4,4,0,0,4,3,4,4,4,1,0,0,0,4,4,0,4,4,4,4,0,0,4,0,4,0,4,4,4,0,0,0,0,0,4,0,0,0,4,0,4,0,4,0,0,0,0,4,4,4,0,4,0,4,4,0,0,4,0,4,1,4,4,0,4,4,4,4,0,0,0,0,0,0,0,4,0,4,0,0,0,0,0,2,0,0,4,4,4,0,1,0,4,2,2,4,0,4,0,4,0,4,0,4,0,0,4,4,0,4,0,4,4,4,4,3,0,0,0,4,0,0,0,4,4,4,0,4,0,0,4,4,0,0,0,0,4,0,4,4,0,4,3,0,0,3,0,4,2,4,4,4,4,4,0,0,0,4,4,4,2,4,0,4,0,0,0,1,0,0,0,4,0,4,0,4,0,4,4,4,4,4,4,4,0,0,0,4,4,0,4,4,0,4,0,4,0,2,4,0,0,0,4,4,0,0,0,4,4,0,0,4,0,4,4,4,0,0,0,0,0,0,2,0,0,4,4,4,4,0,4,0,4,4,2,0,4,0,0,2,0,4,0,4,0,4,0,4,0,4,4,0,0,4,4,0,0,4,0,0,0,4,0,4,4,4,4,4,1,0,0,4,4,4,4,0,4,0,0,4,4,4,0,4,4,0,0,0,0,3,0,3,0,4,0,4,4,4,1,0,0,0,0,4,0,3,4,0,0,0,0,0,4,4,0,0,0,4,4,0,4,4,4,4,0,4,4,0,4,4,4,0,0,4,4,0,0,0,0,4,1,0,0,4,4,4,4,4,0,0,1,0,4,4,0,0,0,0,0,0,3,4,4,0,0,4,0,0,4,0,4,4,0,0,4,0,3,4,0,4,4,0,4,4,0,0,0,0,0,0,0,0,0,0,4,0,4,0,0,4,0,4,4,4,1,0,0,0,0,0,4,4,4,4,4,0,0,0,4,0,4,4,0,4,0,4,4,4,4,0,0,4,4,4,4,0,1,3,0,0,0,0,4,4,4,4,4,4,0,0,0,0,4,0,4,0,0,4,0,0,4,4,2,4,4,4,0,4,0,4,0,1,0,0,4,0,4,4,4,0,4,4,0,0,0,4,4,4,4,0,0,0,0,4,4,4,4,0,0,0,0,0,0,4,0,4,0,4,0,2,4,0,4,4,0,4,4,4,0,4,0,0,4,0,0,4,0,4,4,0,4,0,4,4,4,4,4,0,0,4,0,0,0,4,0,4,4,0,0,4,0,4,4,4,0,0,0,0,4,0,4,0,4,0,0,0,0,0,0,4,0,4,4,0,0,4,0,4,0,4,4,4,0,0,4,4,0,0,4,0,2,4,0,4,4,0,4,4,4,4,0,2,4,0,4,0,4,0,0,4,0,4,0,4,4,0,4,0,4,0,4,0,0,0,0,0,0,4,4,0,3,0,0,0,4,4,4,0,1,4,4,0,0,2,0,0,4,4,0,0,0,0,4,4,4,0,0,0,0,4,4,4,4,4,0,4,4,0,4,0,0,0,0,0,4,4,0,0,0,0,4,0,0,0,0,0,0,0,4,4,0,4,0,4,4,0,4,4,0,0,4,4,0,0,4,0,4,4,0,1,4,0,4,4,4,0,4,0,4,4,4,4,4,4,2,4,0,4,0,4,0,4,0,4,2,0,4,0,0,0,0,4,0,0,4,0,4,4,0,4,4,0,4,4,0,0,4,4,0,4,4,0,4,0,4,0,0,0,4,0,4,4,4,4,4,0,4,0,0,0,4,4,0,4,4,4,0,4,0,4,4,0,0,0,0,0,0,4,0,4,4,4,4,4,4,4,0,0,4,0,4,0,4,0,0,4,4,4,0,4,0,4,4,0,4,0,4,0,0,4,0,0,4,0,0,0,0,0,0,3,0,4,4,4,0,0,0,4,0,0,0,0,0,0,0,0,4,0,4,4,2,4,1,4,0,0,0,4,0,4,0,0,0,4,0,0,0,4,0,0,4,4,4,4,0,0,0,4,0,0,4,4,0,4,4,0,4,4,4,0,4,4,4,4,4,4,3,0,4,0,4,4,0,4,0,4,4,0,0,2,0,4,4,4,4,4,4,4,0,4,4,0,0,3,4,0,0,4,0,0,0,2,0,0,2,4,0,0,0,0,0,4,4,2,4,4,4,2,4,4,0,0,4,4,0,4,0,0,1,0,0,4,4,0,4,0,0,4,4,0,4,0,0,4,0,4,3,4,0,0,3,0,0,0,0,0,4,4,4,4,4,3,4,0,4,0,0,4,0,0,0,3,4,2,0,4,0,4,4,4,4,4,0,4,4,0,0,0,4,4,4,4,0,0,4,4,4,0,4,4,0,4,0,4,0,0,4,4,0,4,4,4,4,4,4,4,2,0,4,4,0,0,4,0,4,4,0,0,1,0,4,4,0,4,0,2,0,0,0,3,4,4,0,0,0,0,0,0,0,0,4,0,0,4,0,2,0,4,0,0,4,0,0,4,0,0,4,4,0,0,4,0,0,4,0,4,0,4,0,4,4,0,0,4,4,4,4,0,0,4,4,4,0,4,4,4,0,4,0,0,0,0,0,4,4,4,4,1,0,0,0,4,4,4,4,0,0,4,0,4,0,0,4,4,0,0,4,0,0,4,3,4,0,0,4,4,4,0,0,0,4,4,4,4,0,4,0,4,4,0,0,0,0,4,0,0,0,0,0,0,4,4,4,4,4,0,4,4,0,4,4,4,0,0,4,0,4,4,4,0,0,0,4,4,4,4,4,4,0,0,4,0,1,4,0,3,4,4,0,0,4,4,4,0,4,0,0,4,0,0,4,0,0,0,1,4,4,0,0,4,0,4,3,0,0,4,4,4,0,1,4,4,0,4,4,4,0,4,0,0,4,0,4,4,4,4,4,4,4,0,4,0,0,0,0,0,0,0,4,4,4,4,4,4,4,4,4,4,4,4,0,3,4,0,4,0,0,4,1,4,4,0,4,4,4,4,0,4,0,0,0,0,4,4,4,4,0,0,0,4,4,0,4,4,4,0,4,4,4,4,0,4,0,0,0,4,4,0,0,0,4,0,4,0,0,0,4,4,4,0,3,4,4,4,0,0,0,0,0,4,4,4,0,0,4,0,4,0,4,4,0,0,4,4,4,0,4,2,4,0,4,3,0,4,0,0,0,0,0,0,4,4,4,0,0,4,4,0,0,0,4,4,4,4,4,0,4,0,0,0,0,0,0,4,0,4,4,4,4,0,0,0,0,4,0,4,4,0,0,0,1,0,0,4,0,4,0,0,0,0,4,4,0,4,4,4,0,0,4,0,4,4,0,4,4,0,4,3,4,4,0,4,4,4,3,4,4,4,0,4,4,0,0,4,0,4,4,0,4,4,0,3,0,0,4,0,4,4,0,0,4,0,4,4,4,0,0,4,4,0,0,4,0,4,4,4,4,0,0,0,0,4,4,0,4,0,4,4,4,0,2,1,0,0,4,0,4,2,0,0,4,0,4,4,0,4,4,4,0,4,0,0,4,0,4,4,0,4,4,0,4,0,4,4,4,4,4,0,0,0,4,0,0,4,4,4,0,4,4,0,2,4,4,0,0,0,4,4,4,4,1,4,0,4,4,0,4,0,2,0,0,0,4,4,0,0,0,4,0,0,0,0,4,4,4,2,4,0,0,0,4,0,0,0,4,0,0,0,4,0,4,4,0,4,0,0,0,4,0,4,0,4,1,0,0,0,0,0,4,0,0,4,4,4,0,4,4,4,4,4,0,0,0,4,4,0,4,0,0,4,0,0,0,4,4,0,4,0,4,0,4,0,3,0,4,0,0,4,0,4,0,4,0,0,4,0,0,0,0,0,4,0,0,4,4,4,4,0,0,4,4,0,4,0,0,4,0,4,4,0,4,4,0,4,0,0,4,4,4,0,0,4,0,4,4,4,3,1,4,4,4,0,0,0,0,0,0,4,4,0,4,4,4,4,1,0,4,4,0,4,4,0,0,4,0,0,4,4,0,0,0,0,4,2,0,0,0,0,4,0,0,4,0,4,0,4,4,0,4,0,0,4,4,0,0,0,4,2,0,4,4,0,4,0,0,0,4,4,0,0,4,3,4,4,0,4,4,0,0,0,4,4,0,0,0,4,0,4,4,4,0,0,0,4,4,0,4,4,0,0,4,0,0,0,0,3,0,0,4,4,4,0,4,4,0,0,4,0,4,0,4,0,0,4,4,4,0,0,0,0,0,4,0,0,0,4,4,0,3,4,1,0,4,0,0,0,2,0,0,4,0,0,0,4,4,4,0,4,4,0,0,0,4,4,4,4,0,0,4,4,0,0,0,4,0,0,3,0,0,4,0,4,4,0,4,0,4,4,4,0,4,0,4,0,0,0,4,4,0,4,0,0,4,4,0,0,4,4,0,0,0,1,0,4,0,4,0,4,4,0,4,1,0,4,4,0,4,4,0,0,4,0,0,4,0,0,4,0,4,0,4,4,0,0,3,4,4,4,0,4,0,0,4,0,0,0,4,4,4,4,4,0,0,0,0,4,4,4,4,2,4,1,0,4,0,4,0,0,0,0,0,0,4,0,0,0,2,4,4,4,4,4,0,4,4,4,4,0,0,4,4,3,4,4,0,4,4,4,4,0,4,4,0,0,4,4,0,4,0,4,0,4,4,4,4,4,0,4,0,2,4,0,4,0,4,0,4,4,0,0,4,1,4,4,0,4,4,0,0,4,0,0,4,4,0,0,0,0,0,4,4,4,0,0,0,0,4,0,0,0,4,0,4,0,4,4,0,4,0,0,2,4,4,0,4,4,0,0,0,0,4,4,4,0,4,4,0,4,0,0,0,0,0,0,0,0,4,4,4,4,4,0,4,0,0,0,0,0,4,4,4,0,0,0,0,4,0,4,0,4,0,4,4,4,0,0,0,4,0,0,1,0,0,4,0,0,3,4,0,0,0,4,0,0,4,4,4,3,4,4,0,4,4,0,0,2,4,0,4,4,4,4,4,0,4,0,4,4,4,0,4,0,4,4,0,4,0,4,0,0,0,3,4,4,4,0,0,4,4,0,0,0,4,4,3,4,0,0,4,4,0,4,3,4,0,4,1,4,0,4,0,0,0,4,4,4,4,4,4,0,4,4,4,0,0,3,0,4,4,2,4,4,4,0,0,4,4,0,4,4,4,0,0,4,0,4,4,4,4,4,4,0,4,4,4,0,4,4,0,4,0,4,4,4,0,4,4,0,0,4,4,4,0,4,4,0,4,0,0,3,0,0,4,4,4,0,0,0,0,0,4,4,4,0,3,3,4,0,0,0,0,4,0,4,4,4,0,0,4,0,0,4,0,4,4,4,4,0,4,4,4,4,4,0,4,4,4,4,4,0,4,4,4,0,4,0,0,0,4,0,0,0,4,4,0,4,0,0,4,0,4,4,0,0,4,0,0,0,0,0,3,0,0,0,4,0,4,0,4,1,4,4,4,0,4,4,0,4,0,4,4,0,4,0,4,1,4,0,4,0,4,0,0,4,0,0,0,0,0,4,0,4,3,0,0,0,4,0,4,0,4,4,4,0,0,4,0,4,0,0,0,4,0,0,4,4,4,0,4,4,4,0,0,4,0,4,4,0,0,0,4,4,4,1,0,0,1,0,0,0,4,0,1,4,4,0,1,0,0,4,4,4,1,0,0,4,4,4,1,0,0,3,0,4,0,0,0,4,0,0,4,0,4,4,0,0,4,4,4,4,4,0,4,1,0,0,0,0,0,0,1,4,4,0,0,4,0,0,0,4,0,0,4,0,4,4,0,4,0,4,0,0,4,4,0,4,4,4,4,4,3,4,4,4,0,0,0,0,4,0,0,4,4,4,4,0,4,4,4,4,0,4,4,4,0,4,0,4,4,4,4,4,0,4,0,4,0,4,0,0,4,4,0,0,0,0,0,0,0,4,0,0,4,1,0,4,0,4,4,4,0,0,0,4,0,0,0,4,3,3,4,0,0,1,4,4,2,4,4,0,4,0,4,4,4,4,2,4,4,4,4,4,4,4,0,4,0,4,4,4,4,4,4,4,0,0,0,4,0,2,4,4,0,0,4,4,0,0,4,0,0,0,0,0,4,0,4,0,0,0,4,4,4,0,4,0,4,4,4,2,4,0,0,4,0,4,4,4,0,0,0,0,0,0,2,0,4,0,4,0,0,0,4,4,0,0,0,0,4,4,0,4,0,0,4,4,4,0,0,4,0,0,0,0,4,3,0,0,4,4,0,0,0,1,4,4,4,4,0,0,0,0,4,0,2,0,4,4,4,2,0,4,0,4,4,3,4,0,4,4,4,4,0,0,0,4,0,0,0,0,4,4,1,4,0,2,0,4,4,0,0,4,4,4,4,4,4,4,4,4,1,4,0,4,4,0,0,0,4,0,4,4,0,0,0,0,4,0,4,4,0,4,4,0,0,4,2,4,0,1,4,0,0,4,4,0,4,2,0,2,4,4,0,0,4,4,4,0,0,4,0,0,0,0,4,4,4,4,0,0,4,0,1,4,3,4,0,4,0,3,0,0,0,0,4,4,1,4,4,4,4,4,4,0,0,4,4,4,0,4,0,4,2,4,4,4,0,4,0,0,0,0,4,4,4,4,0,0,0,4,0,0,4,4,4,4,0,0,0,4,4,0,0,0,4,4,4,0,0,4,0,0,4,4,4,0,4,0,0,0,4,0,0,0,4,4,0,0,4,0,4,0,4,4,0,4,0,0,4,0,4,4,4,2,0,0,0,4,0,4,0,4,0,0,0,0,4,4,4,4,4,4,4,4,0,0,0,4,4,0,4,4,4,0,4,4,4,4,4,0,0,0,4,0,0,0,0,4,0,4,4,4,4,4,4,4,4,0,4,4,0,4,0,4,0,4,4,4,0,0,0,0,4,0,0,4,0,0,0,0,4,0,0,4,0,4,4,0,4,0,0,0,4,4,0,4,4,4,0,4,0,0,0,0,3,0,4,0,4,4,0,4,0,4,0,0,4,0,4,4,4,0,0,4,4,4,0,0,4,4,4,4,0,4,4,4,4,4,4,4,4,0,0,0,4,4,0,0,0,0,0,4,4,4,0,0,0,0,0,4,4,0,4,4,0,0,0,2,0,4,0,0,0,0,0,0,4,0,4,0,4,4,0,4,4,4,3,4,0,4,4,4,4,0,4,4,4,4,0,0,4,4,0,4,2,0,0,0,0,0,4,0,4,4,4,0,3,0,0,4,4,2,4,0,0,4,4,4,0,4,4,0,4,0,0,4,4,0,4,0,4,0,0,4,4,1,4,0,0,3,0,4,0,0,0,0,0,4,0,0,0,4,0,0,0,4,0,0,0,4,4,0,4,4,2,0,4,0,4,4,0,4,0,0,4,4,0,0,0,4,0,4,4,4,4,4,4,4,0,4,0,4,4,4,4,0,0,0,0,4,0,4,0,0,0,4,0,0,1,0,4,0,4,4,4,0,4,4,0,4,0,0,0,0,0,4,0,0,4,0,0,0,4,1,4,0,4,4,0,0,0,0,4,0,0,0,0,4,4,4,4,4,4,0,0,0,4,4,2,4,0,0,4,0,4,3,4,1,0,4,4,4,4,1,4,4,0,0,0,4,4,4,4,4,0,0,4,4,4,0,4,0,4,0,0,4,4,0,4,4,4,0,0,4,1,0,4,4,4,0,4,0,0,4,0,0,4,0,0,0,4,0,4,4,4,4,0,4,4,0,0,0,2,4,0,0,4,4,4,0,0,0,4,4,4,4,0,4,0,4,4,1,4,0,4,0,0,4,4,0,4,0,4,4,0,0,4,4,4,0,0,4,4,0,4,4,4,4,0,0,4,0,4,0,4,4,0,0,0,0,4,4,4,4,4,0,0,0,4,0,0,0,4,4,0,0,4,0,4,0,1,0,4,0,4,0,0,0,4,4,4,0,4,0,4,4,4,0,4,4,0,0,0,4,0,0,0,0,4,0,0,0,4,4,4,4,0,2,0,0,4,1,4,4,4,0,0,0,4,4,0,0,0,0,4,4,0,4,0,4,0,4,0,4,0,0,4,0,4,4,4,4,0,4,4,0,4,4,4,4,0,0,4,1,0,0,4,4,4,4,0,4,4,0,0,4,2,0,0,1,0,0,0,0,0,2,4,4,0,0,4,4,0,0,4,4,4,4,0,0,4,0,0,0,4,0,4,4,4,4,0,4,0,4,0,0,4,4,0,0,1,0,4,0,4,0,4,4,0,0,4,4,0,4,0,4,4,0,0,0,4,4,0,4,3,4,0,0,4,4,0,3,4,4,4,0,0,4,4,0,4,4,0,4,0,4,0,3,0,4,0,4,4,4,4,4,0,4,0,4,4,0,4,0,0,0,0,0,1,0,0,4,1,4,4,3,0,4,2,0,0,4,4,0,0,4,4,4,4,4,0,0,0,0,2,0,4,4,4,0,0,4,4,0,4,0,0,4,0,0,4,2,4,0,3,0,0,4,4,4,4,0,0,4,0,0,4,0,4,0,4,1,0,4,0,0,0,0,4,4,4,4,4,4,4,4,4,4,4,0,4,0,4,4,4,0,4,0,4,0,4,4,4,0,0,4,4,4,4,4,4,1,4,0,0,3,0,0,0,4,4,4,1,0,4,0,4,0,0,1,4,1,0,0,0,0,4,0,0,0,0,0,4,4,0,0,0,0,4,4,4,0,4,0,4,4,3,4,4,0,0,4,0,0,0,0,4,4,0,4,0,0,0,4,4,0,0,0,0,2,0,3,4,4,0,4,4,4,0,0,0,4,4,4,4,0,0,4,4,4,0,4,4,0,4,4,0,0,0,4,4,0,0,0,4,4,2,0,0,0,4,4,0,0,3,4,4,4,4,4,0,4,0,0,4,0,4,2,4,4,0,0,4,4,3,3,0,0,0,4,4,0,4,4,4,4,4,0,0,4,4,4,0,0,4,4,0,4,0,4,0,0,2,4,0,0,4,0,0,0,0,4,3,0,4,0,4,4,0,0,0,0,4,0,0,0,4,0,0,4,0,4,4,4,4,0,4,0,0,0,4,0,4,0,0,4,0,0,2,4,0,4,0,4,4,4,0,0,0,4,0,4,4,2,0,0,0,0,0,0,0,4,0,4,0,4,4,4,4,4,4,0,4,4,4,4,4,4,4,4,4,4,0,0,0,4,4,0,4,0,0,4,4,0,0,4,4,0,0,4,4,0,4,0,4,4,0,4,0,1,4,4,4,4,0,0,4,4,4,4,0,0,0,0,4,0,0,4,4,4,4,4,0,0,0,4,0,4,0,4,4,0,0,0,1,4,4,4,4,0,0,0,4,0,0,4,4,4,0,0,4,4,4,0,4,0,2,0,0,4,1,1,0,0,0,4,0,0,4,4,4,0,0,4,4,4,4,4,0,0,4,0,0,0,0,4,0,0,0,2,4,4,4,0,3,4,0,4,0,4,4,0,0,4,0,0,0,0,0,0,0,4,4,4,0,0,4,0,4,0,0,4,4,4,0,4,4,0,0,1,3,3,3,0,0,4,0,0,0,0,1,0,4,4,0,0,0,4,4,4,0,0,4,0,0,0,0,0,4,4,0,0,0,0,0,0,4,0,4,0,4,4,0,4,0,0,4,0,0,4,4,4,2,0,4,0,0,0,4,0,0,0,4,4,0,0,1,4,4,4,0,0,4,4,0,0,0,4,4,4,0,0,0,0,4,4,4,1,4,0,0,0,4,0,4,0,4,0,0,0,4,0,4,4,0,4,4,4,0,4,0,0,4,0,4,4,0,0,0,0,4,4,4,4,0,4,4,3,4,0,0,4,0,4,4,0,0,4,4,4,0,0,0,4,0,0,0,0,0,4,3,3,4,4,0,4,0,0,0,0,0,0,4,4,4,4,0,4,0,0,2,4,4,4,0,4,4,0,3,0,0,4,0,0,4,4,0,4,4,2,0,4,4,4,4,0,0,4,4,0,0,0,0,3,0,0,0,0,0,0,0,0,0,4,0,4,0,0,0,4,4,0,0,0,4,4,0,0,4,0,4,4,4,4,4,4,4,0,0,0,4,0,4,0,4,0,4,0,4,4,4,0,4,4,0,4,4,4,4,0,0,4,0,0,3,4,4,4,4,4,0,0,3,4,0,4,0,4,4,0,4,0,0,0,0,4,0,0,4,4,4,4,0,0,0,0,4,0,4,0,0,0,4,4,1,0,0,4,0,0,0,4,4,4,4,0,4,0,4,0,4,4,0,0,0,0,0,0,0,3,4,4,0,4,4,4,0,4,0,4,0,4,0,4,0,1,0,4,0,0,0,4,0,4,4,0,3,4,4,0,0,4,4,0,4,1,4,0,1,0,4,0,4,0,4,0,0,4,4,4,0,4,0,4,0,4,4,4,4,0,4,0,0,0,4,4,4,0,0,0,1,0,1,0,4,0,0,0,2,4,4,4,4,4,0,0,0,0,0,4,0,4,0,4,4,4,4,4,0,4,4,0,4,4,4,0,4,0,0,0,0,4,0,0,0,0,0,0,4,4,0,4,4,4,4,0,4,0,0,0,0,4,4,4,4,4,0,1,0,4,4,4,0,0,0,4,0,0,4,4,0,0,0,4,4,0,0,4,4,0,4,4,2,4,4,4,4,0,4,0,0,4,4,0,0,4,4,4,4,4,4,4,4,4,0,0,2,0,4,0,4,0,0,0,4,4,0,1,0,0,4,4,0,4,0,0,0,4,0,0,0,4,0,0,0,0,0,0,0,0,0,0,0,4,4,2,0,4,0,0,1,0,4,0,4,4,0,0,4,4,4,4,4,0,0,0,0,0,4,0,4,0,0,0,4,4,0,4,0,4,0,3,0,4,0,0,4,1,4,4,0,4,4,0,4,4,0,0,3,0,0,0,0,0,4,4,4,0,4,0,4,0,0,4,1,4,4,0,0,4,0,4,0,4,4,0,4,0,4,4,3,0,4,0,0,4,4,0,2,0,0,4,4,4,4,0,0,4,4,0,0,4,3,4,0,4,0,0,0,0,0,4,0,0,0,4,0,4,0,4,4,0,0,0,0,4,0,0,0,4,0,4,0,4,0,0,2,3,4,0,4,0,0,0,0,3,4,0,4,4,0,4,0,0,0,0,4,0,0,4,0,4,4,0,0,0,4,0,4,0,4,0,4,3,0,0,0,4,0,4,4,0,0,4,4,0,4,4,4,4,4,2,4,4,0,0,4,0,4,0,0,4,1,0,4,0,0,0,0,0,4,0,0,4,4,4,4,4,4,0,0,0,4,4,4,4,0,4,4,4,0,0,0,4,0,4,4,0,0,4,4,0,0,0,4,0,0,0,0,4,0,0,0,4,4,0,4,0,4,0,0,4,0,0,4,4,4,4,4,4,0,0,4,4,0,4,4,4,4,0,0,4,0,4,4,0,0,4,0,4,4,0,4,0,0,0,4,0,0,4,4,0,4,4,4,4,0,0,4,4,4,0,0,1,4,2,4,4,0,0,4,4,0,4,0,4,0,4,0,0,0,0,2,4,4,4,0,0,4,0,4,0,0,4,0,0,4,4,3,0,4,0,4,0,4,4,4,4,4,4,0,4,0,4,4,0,0,0,0,0,4,4,0,4,4,0,4,0,0,0,1,4,0,4,4,4,0,0,4,0,0,4,4,4,4,1,0,4,0,4,0,4,4,0,1,0,4,4,0,4,4,0,4,4,0,4,0,4,4,4,4,0,4,4,4,0,4,4,0,0,4,0,4,0,0,0,0,4,0,4,0,4,4,4,0,0,0,4,0,2,0,0,0,0,0,0,4,2,1,0,0,0,0,4,0,4,0,4,0,2,4,4,4,4,4,4,0,1,3,4,0,4,0,4,0,4,0,0,4,0,0,0,0,0,4,4,4,4,4,0,4,0,4,0,0,0,0,4,4,4,4,0,0,0,4,0,0,4,0,4,4,0,4,0,4,4,0,0,0,4,0,4,4,4,0,4,0,4,4,4,0,4,0,4,4,4,4,4,0,4,4,0,4,3,0,4,4,0,0,4,0,4,0,0,0,0,4,0,0,0,4,0,4,2,4,4,3,4,4,0,4,0,0,4,4,3,4,4,4,0,0,0,0,4,4,0,0,0,0,4,4,0,0,0,4,0,0,4,0,4,4,0,0,0,4,0,4,0,0,4,4,4,4,4,0,0,0,4,0,0,0,4,4,0,4,0,4,0,0,0,4,4,4,0,0,0,4,0,0,0,0,0,0,4,0,4,4,0,4,0,0,4,0,0,0,4,4,0,4,0,0,4,0,4,0,0,4,4,0,0,0,4,4,4,4,0,2,4,1,0,4,4,0,0,0,0,4,0,0,4,0,4,4,4,0,0,4,0,0,4,0,4,4,0,4,4,1,4,4,1,0,4,4,0,0,0,0,0,4,0,0,0,4,0,4,0,0,4,0,4,0,4,4,4,4,4,0,1,0,4,0,0,4,0,0,4,4,0,0,0,0,4,0,4,0,0,4,2,4,0,3,0,4,0,0,4,4,0,4,4,0,4,4,4,4,4,0,4,0,4,4,4,4,0,0,4,4,0,0,0,4,0,0,4,0,4,4,0,4,4,4,0,1,4,0,4,0,0,4,4,0,0,4,4,4,1,4,4,1,0,0,0,0,0,4,4,4,0,4,0,4,4,0,0,0,4,0,0,0,0,0,0,0,4,4,4,0,4,4,4,0,0,0,4,4,4,0,0,0,4,4,4,0,4,4,4,0,4,0,4,4,0,0,0,4,0,4,0,0,4,0,4,4,0,4,0,4,0,0,0,0,4,4,4,4,0,4,4,0,4,0,4,4,4,0,4,0,4,0,0,0,4,4,0,0,0,0,0,4,0,4,4,0,4,4,4,0,0,4,0,4,4,4,4,4,0,0,4,4,4,0,0,0,0,4,4,4,0,0,3,4,0,4,4,4,4,0,3,0,4,0,0,0,0,4,4,4,4,0,4,0,4,0,4,4,0,0,0,4,4,4,4,4,0,4,4,0,4,2,0,0,0,0,0,0,0,4,0,0,2,4,0,0,4,4,4,0,4,4,0,0,4,0,4,0,0,0,0,3,4,4,1,4,4,0,0,4,4,4,4,4,0,2,0,0,0,4,0,4,0,4,0,4,0,4,4,4,0,4,0,3,4,0,4,4,0,1,4,0,4,0,4,0,0,4,4,4,4,4,4,0,4,0,4,4,0,0,4,4,0,4,4,4,0,4,0,0,0,0,0,4,0,4,4,0,0,0,3,4,4,0,4,0,4,4,4,4,0,0,4,0,0,4,4,4,4,4,4,4,4,0,4,0,4,0,0,4,4,4,4,0,0,0,0,4,4,0,0,0,4,0,4,4,0,4,4,4,0,0,0,0,0,0,4,4,0,0,0,0,4,4,4,3,4,4,0,4,0,0,0,4,4,0,0,4,4,0,4,4,0,0,0,4,0,0,4,0,4,4,0,4,4,4,0,4,0,0,4,4,4,0,4,4,0,4,0,0,0,4,4,0,4,0,4,0,4,2,4,0,4,4,1,0,0,0,4,4,4,0,4,4,4,0,4,4,4,0,4,4,0,0,4,0,0,0,0,0,0,0,0,4,4,4,4,4,4,4,4,4,4,4,0,4,4,0,3,0,4,4,4,4,0,4,0,0,4,0,4,0,0,4,4,4,0,0,0,4,0,0,0,4,0,0,0,0,4,0,4,4,0,4,0,0,0,0,0,0,4,0,0,0,0,0,0,0,4,4,1,0,4,0,0,0,4,4,0,4,0,4,0,4,4,4,4,4,4,0,0,4,0,4,4,0,4,4,4,0,4,4,0,4,0,0,4,4,4,0,0,4,4,4,4,1,4,0,0,4,4,0,0,0,0,4,4,4,0,2,0,0,0,4,0,4,3,4,4,4,4,4,4,0,0,0,4,4,0,4,4,0,0,4,0,4,0,0,4,4,4,0,4,4,4,0,4,4,0,0,4,0,0,4,0,0,0,0,0,4,0,0,4,4,4,0,0,0,0,0,0,4,0,4,4,0,0,4,4,0,4,0,0,4,4,4,0,0,4,4,0,0,4,4,0,4,4,4,4,0,1,2,4,4,0,4,0,0,4,3,4,0,4,0,0,4,0,4,4,0,4,0,4,4,4,4,0,4,0,0,4,4,0,4,4,0,4,0,4,4,4,4,4,2,0,0,0,0,4,0,4,1,4,4,4,4,0,0,3,0,4,4,4,0,4,4,4,0,4,0,0,4,4,4,4,0,0,0,0,0,4,0,4,4,4,0,0,4,4,2,0,0,4,0,0,0,0,0,0,0,4,0,4,4,4,4,4,0,2,4,4,4,2,4,4,0,4,4,2,4,0,4,0,0,0,0,0,0,4,4,0,0,4,4,0,0,4,0,4,4,0,0,0,4,4,0,0,4,4,4,4,0,2,0,4,4,0,1,0,0,4,0,4,0,4,4,0,4,0,0,4,4,0,0,4,0,0,0,0,4,4,0,0,0,4,0,4,0,0,4,2,0,4,0,2,4,4,0,4,0,4,0,1,4,0,0,4,3,0,0,0,0,0,0,4,0,0,4,4,0,4,4,0,0,4,0,0,4,3,4,1,4,4,4,0,4,4,0,4,0,0,0,4,0,4,1,0,0,4,4,4,4,0,0,4,4,1,0,0,0,0,0,4,4,4,0,4,4,0,0,4,4,4,4,4,4,0,0,4,4,0,4,0,4,0,0,0,4,0,0,4,0,1,4,0,0,3,4,4,0,0,4,0,4,0,0,0,0,0,4,1,4,0,0,0,0,2,0,0,0,4,0,4,0,0,0,4,0,1,4,4,0,0,1,0,3,4,0,0,4,4,0,4,0,4,4,1,0,0,4,0,0,4,1,4,0,0,0,0,4,4,4,0,0,0,0,4,4,4,4,4,0,0,4,4,2,4,4,0,4,4,4,0,2,4,2,4,4,4,4,4,4,0,4,0,4,4,4,0,0,0,0,4,0,4,0,0,0,0,0,4,4,0,0,4,0,0,0,0,0,1,4,0,4,4,4,0,0,0,0,4,0,0,0,4,0,4,0,0,4,0,0,0,0,0,4,0,4,4,0,0,0,0,0,4,4,4,4,4,4,0,0,0,4,4,4,4,4,4,4,4,4,0,3,4,0,0,0,4,4,4,0,4,4,4,0,4,4,4,0,0,4,4,4,4,4,0,0,4,4,0,4,4,0,0,0,4,0,4,0,0,0,2,0,4,0,0,4,4,0,4,4,0,0,0,0,0,4,0,4,0,4,1,4,4,3,4,4,0,4,4,4,4,0,0,0,4,4,4,0,0,0,0,0,4,0,0,4,4,4,0,4,4,0,4,1,4,4,0,4,2,0,4,4,0,0,4,0,4,0,0,0,0,4,4,4,4,0,0,0,0,4,0,0,1,0,0,4,4,0,0,4,0,0,0,0,4,4,0,3,4,4,4,0,4,4,0,4,0,0,0,0,0,4,4,4,4,0,0,4,0,0,4,0,0,0,0,0,4,4,0,4,0,4,4,4,4,0,0,4,0,4,0,1,0,0,4,0,0,4,4,4,4,4,4,4,0,0,4,4,4,0,2,4,0,4,0,4,4,0,0,0,4,0,4,4,0,4,0,0,4,4,4,4,0,4,4,0,4,4,0,0,4,0,0,4,0,0,0,3,0,0,4,2,4,4,4,0,0,2,2,0,0,0,4,0,0,4,0,0,4,4,0,4,0,4,4,0,4,0,4,0,4,4,0,4,0,0,0,0,0,0,4,0,0,4,0,0,0,4,4,0,0,0,0,4,2,1,0,4,0,0,4,4,0,0,4,4,0,0,4,4,3,4,0,4,0,4,1,0,4,4,4,0,0,4,4,4,0,4,0,4,4,4,0,4,1,4,4,0,0,4,0,4,0,4,0,0,0,4,3,0,3,4,4,0,4,0,4,4,0,0,4,1,0,4,4,4,0,0,4,4,4,3,0,0,4,4,4,0,0,4,1,4,4,0,0,0,4,0,0,0,0,0,0,2,0,0,4,4,4,4,4,0,4,0,4,0,4,4,0,0,0,4,4,4,4,0,0,0,4,0,0,4,0,4,0,2,4,0,4,0,4,4,4,0,0,4,0,0,0,4,4,4,4,4,4,0,4,0,4,4,0,0,0,1,3,3,4,4,0,0,4,0,4,0,4,4,0,4,4,0,0,4,0,4,4,4,4,4,4,4,4,0,4,0,0,0,0,4,4,0,0,0,4,4,0,0,4,4,0,4,0,4,4,4,4,4,0,4,0,0,0,0,4,0,4,4,4,4,4,4,0,0,0,4,2,0,0,0,0,0,0,0,0,4,0,4,0,4,3,4,0,3,4,4,0,4,0,0,4,4,4,4,0,4,0,4,0,0,4,0,1,4,4,4,0,4,4,0,0,4,4,0,0,4,4,4,4,4,4,4,2,0,4,4,4,4,0,0,0,0,0,4,4,4,0,4,4,4,4,4,4,0,4,4,2,4,4,4,0,4,4,4,4,0,4,4,4,4,4,4,4,0,4,4,1,4,4,0,0,4,0,4,0,0,0,0,0,0,0,3,4,4,0,0,0,1,0,0,0,0,0,0,3,3,4,0,4,4,4,4,4,0,0,0,0,0,0,0,4,0,4,4,0,0,0,4,4,4,4,4,4,4,4,4,4,0,4,0,0,0,0,4,4,4,0,0,4,1,0,4,4,0,4,4,0,0,4,4,4,0,0,0,0,0,4,0,4,4,4,4,4,0,0,0,0,4,4,4,0,1,0,4,0,0,4,0,4,0,4,0,0,4,0,4,4,4,4,4,4,0,0,4,4,4,0,4,0,0,4,0,0,4,0,0,0,0,0,2,4,0,2,4,4,4,0,0,4,0,4,4,4,4,0,4,0,4,3,0,4,4,0,0,1,4,0,0,0,4,0,0,0,0,0,0,0,2,0,0,4,0,4,4,0,4,0,0,4,4,0,4,0,0,0,3,0,0,0,4,0,0,0,4,4,0,0,0,0,2,0,4,4,0,4,4,0,0,0,4,4,0,4,0,4,0,4,4,0,0,0,0,4,4,0,0,4,0,0,4,4,0,4,0,4,4,4,4,0,0,3,3,0,4,0,0,4,4,0,4,0,4,4,4,0,0,4,4,0,4,4,4,4,0,4,4,0,0,4,0,0,0,0,0,4,4,4,0,0,0,0,0,0,0,4,0,4,4,0,3,2,4,4,0,4,0,4,0,0,4,1,0,4,4,4,0,4,4,0,4,0,4,4,0,0,4,0,4,0,0,0,4,0,2,0,0,4,0,4,4,0,4,4,4,4,4,0,4,4,0,4,0,4,4,4,4,4,0,4,0,0,0,0,0,4,4,0,4,4,0,0,4,4,4,4,0,4,4,0,0,4,4,4,0,4,0,4,0,0,0,0,0,4,4,0,0,0,4,0,0,0,0,0,0,0,4,4,4,0,4,4,4,4,4,3,0,0,0,4,4,4,4,0,4,0,4,0,4,4,0,0,1,0,0,4,0,4,0,4,0,0,4,4,0,0,4,0,0,4,4,4,4,0,0,0,4,0,3,0,4,4,4,4,4,4,4,4,0,0,4,0,0,4,0,4,0,4,0,4,4,0,4,4,4,0,0,4,0,4,4,0,4,4,0,4,1,0,4,4,0,0,4,0,4,0,1,0,4,4,4,0,3,4,0,4,0,4,4,0,0,4,0,4,4,4,4,4,4,0,4,0,0,4,4,0,4,0,4,0,0,0,4,4,4,0,0,4,0,4,0,0,0,4,4,0,4,0,0,4,4,0,0,4,0,4,4,0,4,0,4,0,0,0,0,0,0,0,4,4,0,4,4,4,0,4,4,4,4,0,4,0,4,4,4,0,4,4,4,0,4,0,0,0,0,4,0,0,0,0,0,4,4,4,4,0,0,0,4,0,4,0,4,4,4,4,4,4,0,3,4,4,0,4,0,1,2,4,0,0,0,4,4,0,0,0,4,0,4,0,4,0,4,4,4,4,0,4,0,4,4,4,4,0,0,0,0,2,0,0,0,4,4,0,0,4,0,1,4,4,4,4,4,4,4,2,4,0,0,0,4,4,0,4,4,0,0,4,4,4,4,0,0,0,4,0,4,4,1,4,0,4,0,4,4,0,4,0,4,4,4,4,0,0,0,4,0,0,0,0,4,0,0,0,4,3,4,0,4,2,0,0,4,2,0,0,0,0,0,0,4,0,0,4,0,4,4,0,4,4,0,0,4,0,0,0,4,4,4,4,0,0,0,4,4,4,0,4,4,0,0,0,4,4,1,0,0,4,2,4,0,0,4,4,0,4,2,4,0,0,0,0,0,4,0,0,4,1,4,3,0,1,0,4,0,4,4,4,4,4,0,4,0,0,4,0,0,0,4,0,0,0,4,4,0,4,4,0,0,0,0,4,4,4,4,0,0,0,2,4,0,0,4,0,0,0,4,4,4,4,0,0,4,0,4,0,0,0,0,0,4,4,4,0,0,4,4,4,0,0,4,4,4,4,0,4,4,0,3,0,4,4,4,0,0,0,0,4,3,4,0,0,4,0,0,4,0,0,4,4,4,0,4,4,4,0,4,4,4,0,4,4,0,4,4,0,0,4,4,0,4,4,0,4,0,4,0,4,1,4,4,0,4,4,0,0,4,4,4,4,0,4,4,0,4,0,4,4,4,4,0,0,4,4,0,0,0,4,4,4,4,0,0,4,0,1,4,4,0,0,4,0,0,0,0,2,4,4,4,4,0,4,0,0,0,0,0,0,4,0,4,4,4,0,0,0,4,0,4,0,4,4,0,0,4,0,0,4,0,0,2,0,0,0,0,4,4,0,0,4,4,0,0,2,4,0,4,4,4,4,1,1,4,0,4,4,0,0,4,4,1,4,4,0,4,4,0,0,4,0,4,4,4,0,0,0,0,4,4,0,0,4,0,4,4,4,0,4,4,0,0,4,0,4,4,4,4,0,0,4,4,4,0,0,0,0,0,0,0,0,4,4,0,4,4,0,4,0,4,0,4,0,0,0,4,4,0,3,0,0,4,4,0,4,4,4,4,4,4,0,0,2,4,0,1,4,4,4,4,4,0,0,4,2,0,0,4,0,4,0,0,2,4,0,4,0,0,4,0,4,4,0,2,4,4,0,0,4,0,0,4,0,4,4,0,4,4,0,0,4,0,4,4,4,4,3,0,4,0,4,0,0,4,0,0,4,4,0,4,0,0,0,4,4,4,0,4,0,0,3,0,4,0,4,4,0,0,0,0,4,0,2,4,0,4,0,4,0,4,4,0,4,4,4,0,0,0,4,4,0,4,4,0,0,0,1,1,3,4,0,4,4,3,4,4,0,0,0,0,0,4,2,0,4,4,0,0,0,0,0,0,4,0,4,0,0,0,0,4,4,0,0,0,0,0,0,0,0,0,0,4,0,4,4,0,4,0,4,0,0,0,4,0,0,0,4,4,4,4,0,4,2,2,4,0,4,4,0,4,0,0,0,4,4,0,4,0,0,4,4,4,4,4,4,0,0,0,4,0,0,1,2,0,4,4,4,0,4,0,0,0,0,2,0,0,0,0,0,0,4,0,4,0,4,0,2,0,0,0,0,0,4,4,4,0,3,0,4,4,0,0,0,0,0,4,4,2,0,0,0,0,4,0,0,4,4,4,4,4,0,4,4,0,4,0,4,0,0,4,4,4,0,3,0,0,4,0,3,0,0,0,0,0,0,3,4,4,2,4,4,4,0,0,4,0,0,4,4,4,4,0,4,0,0,4,0,0,4,4,0,0,4,3,0,4,0,4,3,0,0,4,0,0,4,4,4,4,4,4,0,4,4,0,4,0,0,4,4,4,4,4,0,2,4,4,0,0,4,4,0,1,0,4,0,4,4,0,0,4,4,4,0,4,3,4,0,0,0,0,4,4,0,0,0,4,4,1,0,4,0,0,4,0,4,4,0,4,0,4,0,4,4,0,4,0,4,0,4,4,2,4,4,4,4,4,1,0,0,4,0,0,0,4,4,4,4,0,3,4,0,2,2,0,4,0,4,3,0,3,4,0,4,4,0,4,0,4,0,0,2,2,4,0,0,0,4,1,4,0,4,4,0,0,4,0,4,4,0,4,0,0,4,4,4,4,4,0,0,0,4,4,0,4,4,4,0,4,4,4,0,0,0,4,4,1,0,0,0,4,0,4,0,0,4,2,0,4,4,4,4,0,4,0,1,4,4,0,0,0,0,0,4,0,4,4,0,4,4,0,4,4,4,4,0,4,0,0,0,4,4,4,4,4,0,0,4,0,0,4,0,0,0,4,0,0,0,4,4,0,0,4,4,0,0,0,0,1,4,0,4,0,0,0,0,4,0,2,0,4,4,0,4,0,0,4,0,0,0,0,4,4,4,4,0,0,0,4,0,0,0,4,4,0,4,0,0,2,0,0,4,0,4,0,4,4,3,4,0,4,4,4,0,0,4,4,4,4,0,0,4,0,4,0,2,4,4,0,0,0,0,4,0,0,4,0,4,0,0,4,4,4,4,4,4,4,3,4,0,0,2,0,4,0,4,4,4,0,0,4,4,0,0,4,4,4,4,4,4,4,0,4,0,0,4,4,4,0,4,0,0,0,4,4,4,0,0,0,4,0,4,0,4,4,0,0,4,4,0,0,4,0,0,4,4,0,4,0,0,4,0,4,4,4,0,4,4,0,0,4,4,4,4,0,2,4,0,0,4,4,4,0,0,4,0,0,0,4,0,0,4,4,2,2,4,4,4,0,4,4,4,0,0,4,4,4,0,0,0,1,4,4,4,4,4,0,0,4,4,4,4,4,0,4,4,4,0,4,0,4,0,0,4,4,4,4,0,3,0,4,0,4,4,0,4,0,4,0,0,0,4,4,0,0,4,0,4,4,4,4,0,0,0,0,0,0,0,4,4,4,4,0,4,0,4,4,4,0,0,0,0,0,4,0,4,4,0,4,4,4,4,4,0,0,0,0,0,0,4,4,4,4,0,0,0,0,0,0,0,0,4,4,0,4,0,0,0,4,4,0,0,4,4,4,4,4,0,4,0,4,0,4,0,0,4,4,4,0,4,0,0,0,4,4,0,4,2,0,1,4,0,4,0,0,0,0,4,4,4,4,2,0,0,4,4,0,4,4,4,0,0,4,0,3,0,0,4,4,0,0,0,0,4,4,0,4,4,4,0,0,4,4,4,3,0,0,0,4,0,4,4,0,0,4,0,4,0,0,0,0,4,4,4,4,4,4,2,4,4,0,0,0,0,4,4,4,4,4,1,4,0,1,4,0,4,4,4,0,0,4,0,0,0,1,0,4,0,0,0,0,0,4,0,0,0,0,0,0,0,4,4,4,0,3,0,0,0,0,0,0,0,0,0,0,0,4,4,0,4,0,4,4,0,0,2,0,4,0,4,0,4,0,0,0,4,4,0,4,4,4,4,4,0,4,4,4,0,4,0,0,4,4,0,4,4,3,4,0,4,4,4,4,0,0,3,0,4,0,0,0,4,4,4,0,0,0,0,4,4,0,0,4,4,3,0,0,0,4,0,4,4,0,0,4,0,0,0,0,0,4,4,4,0,0,0,4,4,0,0,4,4,4,4,0,2,4,0,4,4,4,0,0,0,0,0,0,0,4,4,4,0,0,2,4,4,0,4,4,0,4,0,0,0,4,0,4,3,4,0,0,4,4,4,4,0,0,4,4,0,4,0,0,0,4,0,0,4,4,0,0,0,4,4,0,4,0,4,0,4,4,4,4,4,0,4,4,4,0,0,0,4,4,4,4,4,0,4,0,4,4,4,4,4,0,4,0,0,4,4,4,4,0,0,4,0,0,0,0,4,0,4,0,4,0,0,4,3,0,0,4,4,0,4,0,4,0,4,4,0,4,0,0,0,0,0,0,0,4,0,0,0,0,4,0,0,4,2,0,4,4,4,4,4,0,4,0,4,4,4,0,4,4,0,0,0,0,4,0,0,0,0,4,4,3,0,4,4,0,0,4,4,0,0,0,0,0,4,0,4,4,4,4,0,0,0,0,4,4,0,4,0,0,4,4,0,4,4,4,4,2,0,4,1,4,4,0,0,4,0,0,0,4,0,4,0,0,4,4,4,4,4,0,4,0,4,0,0,0,4,3,4,0,4,4,4,0,1,0,0,0,4,0,4,4,4,0,0,4,0,4,4,0,3,0,0,4,4,4,0,0,3,0,4,0,0,4,0,4,4,4,0,0,4,4,0,4,0,0,4,0,4,4,4,0,4,0,4,4,4,4,0,0,4,4,4,0,4,0,4,4,4,2,0,0,4,4,0,4,4,0,4,4,4,3,4,0,0,4,0,2,3,4,0,0,0,1,0,4,4,0,0,0,4,3,4,2,4,0,4,4,0,4,4,4,0,0,4,4,0,0,0,4,0,4,0,4,4,4,0,0,4,4,0,4,4,4,0,4,4,4,0,0,0,0,0,4,4,4,4,4,0,0,4,0,4,0,4,0,0,0,0,0,4,4,4,4,4,4,0,3,4,0,4,0,0,0,4,0,4,4,4,0,4,0,4,4,0,4,0,4,0,4,0,4,0,4,4,0,0,4,0,3,0,4,2,4,2,4,4,4,4,3,0,0,0,0,4,3,4,4,0,0,0,4,0,0,4,4,0,0,4,1,4,1,0,1,4,4,4,0,4,4,0,0,0,0,4,4,0,0,0,4,0,1,4,0,0,4,0,4,0,0,4,0,0,4,0,4,0,4,4,4,0,4,0,0,0,0,0,4,4,4,0,0,0,0,4,0,0,4,0,0,0,2,0,0,0,4,4,0,4,4,4,4,4,4,0,0,0,0,4,4,4,4,4,0,4,4,0,4,4,4,4,0,4,4,0,0,0,4,0,0,3,4,0,0,0,3,4,4,4,0,4,0,0,0,0,0,4,4,0,4,0,0,4,0,3,0,4,4,4,0,4,0,4,4,4,0,4,4,4,0,0,0,4,0,4,4,4,4,4,0,4,0,4,4,0,0,0,4,4,4,4,4,4,0,4,4,0,0,0,0,0,0,0,0,0,0,0,0,0,4,0,4,4,0,0,0,0,4,4,4,0,0,4,4,0,4,0,4,0,0,4,0,0,4,0,4,0,0,0,4,4,0,0,4,4,0,4,0,3,4,0,2,0,0,0,4,2,4,0,4,0,0,0,4,0,0,0,0,0,0,4,0,4,0,0,0,4,0,4,4,4,3,4,4,4,0,0,4,4,2,0,0,0,4,0,0,0,0,0,0,4,0,0,4,0,0,0,4,4,0,0,4,0,2,0,4,4,0,4,0,0,3,0,4,4,0,4,0,4,4,0,4,4,0,3,4,4,0,4,4,0,4,4,3,0,0,0,4,0,0,0,0,4,0,0,0,0,0,0,0,0,0,0,0,4,0,4,0,4,0,4,0,0,0,4,4,0,4,0,0,0,0,0,0,4,0,0,4,0,0,4,4,4,4,0,0,0,2,4,4,4,3,2,4,4,3,4,4,1,4,0,0,4,0,2,4,4,4,4,0,4,0,0,0,0,0,0,3,0,4,0,0,0,0,0,4,0,0,0,0,0,0,0,4,0,0,0,4,4,4,0,4,4,0,0,0,0,0,0,4,4,0,4,3,0,4,4,4,4,4,0,4,0,0,4,0,0,0,3,4,4,0,4,0,0,0,0,0,4,4,0,0,4,0,4,0,0,0,4,0,4,4,4,4,0,4,0,4,0,4,4,3,0,4,0,0,0,0,4,4,4,4,4,0,0,4,0,1,4,0,0,0,0,0,0,0,0,4,0,4,0,4,4,0,4,4,0,4,0,1,0,4,0,4,4,4,0,4,0,0,4,0,4,1,0,0,0,4,2,0,0,4,0,4,4,4,4,4,0,0,4,4,4,2,4,4,0,4,0,0,4,0,4,4,4,0,0,0,0,4,0,0,4,4,4,4,0,0,4,4,0,4,0,0,4,4,0,4,1,4,0,4,4,4,0,4,4,0,0,4,0,0,0,4,4,4,4,0,0,0,0,0,1,0,4,0,4,4,1,4,0,0,4,0,0,4,4,0,2,4,0,4,4,4,0,4,0,4,0,0,0,4,4,0,4,4,0,4,4,4,0,0,0,0,0,0,3,4,4,4,0,4,0,4,0,0,0,0,0,0,4,4,0,0,0,4,0,0,0,4,0,0,0,0,4,0,0,0,4,1,4,3,4,4,3,4,0,4,0,4,0,2,2,4,4,4,0,0,4,0,4,4,0,0,0,0,0,1,4,0,0,0,0,0,0,4,0,4,4,4,0,0,0,4,0,0,4,4,4,0,4,0,0,0,0,0,4,4,4,4,0,4,0,4,0,0,4,2,1,0,4,4,4,0,0,4,0,4,4,0,4,0,4,4,3,0,0,0,0,0,4,0,4,4,4,4,4,0,4,0,0,0,0,0,4,4,0,4,4,0,0,4,0,0,0,4,4,0,4,0,0,0,0,4,4,0,0,4,0,4,4,0,0,4,0,4,4,4,0,4,4,4,0,4,0,4,0,4,4,0,4,0,4,0,0,4,0,4,4,0,4,0,0,0,0,4,4,0,2,3,4,0,4,0,1,4,0,0,4,0,0,4,4,0,0,0,4,4,0,0,0,4,0,0,4,4,0,4,0,4,4,4,0,0,0,0,4,2,0,0,4,0,4,4,2,4,4,0,4,4,0,4,4,0,4,4,0,4,4,0,4,4,4,0,4,0,0,4,4,0,4,0,4,0,4,4,0,4,0,0,0,4,0,0,0,0,4,0,4,4,4,4,4,0,0,4,4,0,4,4,4,0,4,4,0,0,4,4,4,1,0,0,3,4,0,4,0,0,4,4,4,0,3,4,4,4,4,4,4,4,4,4,4,4,4,4,0,4,0,4,4,4,4,4,0,4,4,4,4,0,4,4,4,4,4,4,0,0,4,4,2,0,0,4,0,4,4,0,0,0,4,0,0,0,4,4,1,4,4,0,0,0,0,0,4,4,4,4,0,4,3,0,4,4,0,4,4,4,3,4,4,4,0,4,4,0,4,0,4,0,0,4,4,0,4,0,0,4,4,4,0,1,0,0,4,0,0,4,0,4,2,0,0,4,4,0,4,4,4,4,4,4,0,4,0,0,0,4,4,4,4,4,4,4,3,0,4,4,0,1,4,4,0,3,4,4,4,0,0,3,0,0,1,4,0,4,4,4,0,4,4,4,0,4,0,2,4,4,0,0,0,0,0,4,0,0,4,4,4,4,3,0,4,0,4,4,0,2,3,0,0,4,0,0,0,4,0,3,4,4,4,4,3,0,4,0,0,4,0,4,4,4,0,4,4,0,4,4,4,0,4,4,4,0,4,0,4,4,4,0,0,0,4,0,4,0,4,0,0,4,4,0,0,4,4,4,4,3,4,0,4,4,4,1,0,4,0,1,0,4,4,1,0,3,4,0,0,0,4,4,4,0,4,0,4,0,0,4,4,4,0,4,4,1,0,4,4,4,0,0,0,0,0,0,4,4,3,0,4,4,0,4,4,4,4,0,0,0,0,4,0,4,0,4,4,4,4,4,0,0,4,4,0,2,4,4,0,0,4,4,0,0,0,0,4,4,4,0,4,0,0,0,0,4,0,0,4,0,4,0,4,0,0,4,0,4,0,0,4,4,4,0,1,3,4,4,0,4,4,4,4,4,4,0,4,4,0,4,4,0,0,0,0,4,4,2,0,4,4,4,4,0,4,4,0,0,4,0,0,0,0,0,4,4,4,0,4,4,0,4,0,4,4,0,4,4,4,4,4,4,4,3,0,4,0,4,4,0,4,0,4,0,0,4,0,0,4,0,4,0,0,0,4,0,0,1,4,4,4,4,0,0,4,0,0,4,0,0,4,4,4,4,4,4,4,4,4,4,0,0,0,4,3,0,4,4,0,4,0,4,4,4,0,0,4,4,4,4,0,4,0,0,0,4,0,2,0,0,0,0,4,4,0,0,4,4,0,0,4,4,0,4,4,0,0,3,4,4,0,4,0,0,0,4,0,4,0,4,0,0,0,4,0,0,0,4,0,4,4,0,0,0,0,0,4,0,4,0,0,4,4,0,0,4,4,0,0,4,4,4,4,0,3,4,4,4,4,0,4,0,4,0,0,0,0,4,0,0,0,4,2,0,4,4,0,4,0,0,4,0,4,4,3,0,0,0,0,1,4,0,4,0,3,4,0,4,0,1,0,4,0,3,4,4,0,4,0,4,4,4,4,2,4,4,0,4,4,0,0,4,4,4,1,4,4,4,0,4,4,0,0,0,4,4,0,0,0,0,0,4,0,0,4,2,4,0,4,0,4,3,0,4,0,2,0,4,4,4,0,0,0,4,1,4,4,4,4,4,4,4,4,0,4,4,4,0,0,0,4,0,4,0,0,4,0,0,0,0,4,0,4,4,0,4,4,0,4,0,0,4,0,4,0,0,4,4,4,0,4,0,4,4,4,0,0,0,0,0,0,0,4,4,3,0,3,0,0,4,4,4,0,4,4,1,0,4,4,0,0,1,4,4,4,4,0,0,4,4,0,0,0,3,4,3,2,0,0,0,4,4,4,4,0,0,0,0,4,4,4,4,0,0,0,0,4,4,0,0,4,4,4,0,4,4,4,0,4,4,0,4,0,0,4,0,4,0,0,4,4,0,3,3,0,0,4,0,0,3,0,0,0,0,1,4,4,4,4,4,4,0,4,0,0,4,4,0,0,0,0,4,4,4,0,4,0,4,4,1,4,0,0,4,0,0,4,4,4,4,4,4,0,0,4,4,4,4,4,0,4,0,4,0,4,0,4,4,4,0,0,0,3,0,0,0,4,0,4,4,4,0,4,0,4,0,0,0,4,4,0,0,0,0,0,0,4,4,4,4,0,0,4,0,0,4,4,4,0,0,0,4,0,4,4,4,0,0,4,4,4,4,4,4,4,0,4,4,0,3,0,4,4,4,4,0,0,0,0,0,4,2,4,0,0,1,0,4,0,4,4,0,0,0,3,0,0,0,3,0,0,0,4,0,0,4,0,0,4,0,0,0,4,4,0,4,4,0,0,4,4,4,4,3,0,0,4,0,4,2,0,0,0,4,4,4,0,4,4,4,4,4,0,4,4,4,2,0,0,0,4,4,0,4,4,4,0,0,4,4,0,4,0,0,0,0,4,0,0,0,0,0,4,4,0,0,0,4,0,4,4,4,0,0,4,4,4,0,0,4,0,0,0,0,4,4,4,0,4,0,1,0,0,0,4,4,0,0,0,4,0,4,0,3,0,0,4,0,0,4,0,0,4,0,0,4,0,0,4,4,4,4,0,0,0,4,4,3,4,0,4,4,4,0,4,0,0,1,2,0,4,0,4,0,0,4,0,4,1,0,0,0,4,4,0,4,4,0,0,0,4,4,0,0,1,0,0,4,4,4,1,0,0,4,0,1,0,0,0,0,0,0,0,0,0,4,4,4,0,4,4,4,0,4,0,0,0,4,4,0,4,4,0,0,4,0,4,4,4,0,0,0,0,0,4,0,4,4,0,0,0,4,0,4,1,4,0,0,0,4,0,0,4,0,4,4,0,4,0,0,0,0,4,4,3,0,4,0,4,4,0,0,4,4,0,0,0,0,0,0,0,4,4,4,0,4,0,0,0,0,0,0,4,0,4,0,4,0,4,0,0,4,4,0,0,4,0,4,0,0,0,0,0,4,4,4,0,0,0,4,4,0,0,4,4,0,4,4,0,0,4,0,0,4,0,0,4,0,0,0,4,0,0,4,0,0,2,0,4,4,4,0,0,4,0,4,0,4,0,0,0,4,0,4,4,4,0,0,0,0,0,4,4,4,0,4,0,4,0,4,4,4,0,0,4,4,0,4,4,4,3,4,0,0,2,4,4,4,0,4,4,0,4,0,4,0,4,4,0,0,0,4,4,0,4,4,4,0,4,0,4,4,0,3,0,4,4,0,0,4,4,4,4,4,4,0,4,4,4,4,1,4,4,0,0,0,0,4,4,0,0,4,4,0,4,0,3,0,3,0,0,0,0,0,1,0,0,4,0,0,0,3,0,0,0,0,4,4,4,0,0,0,0,4,0,4,0,0,4,4,4,0,0,0,4,0,0,0,4,0,4,4,4,4,4,0,4,4,0,4,4,2,4,4,4,4,4,0,4,0,4,0,4,0,4,0,3,4,4,0,4,0,0,4,0,2,4,0,0,0,4,0,4,4,4,0,0,4,0,4,4,4,0,4,4,1,0,4,4,0,0,0,4,0,0,0,0,0,4,4,4,0,4,4,4,4,4,4,4,4,0,4,4,4,4,0,0,4,3,0,0,4,0,4,0,4,4,0,0,4,4,0,4,0,4,4,4,1,0,4,4,0,4,2,4,0,0,4,4,4,4,0,4,0,4,0,0,0,0,4,4,4,4,4,4,4,3,0,4,0,4,4,1,0,4,4,0,4,0,4,4,4,0,0,4,4,0,0,4,0,4,0,4,4,0,0,4,0,0,4,4,4,4,4,0,0,0,4,0,0,4,4,0,0,4,4,0,0,0,0,0,0,4,0,2,4,4,0,0,4,4,0,4,4,4,4,0,0,4,4,4,4,0,0,4,4,0,0,0,0,4,3,4,4,0,4,4,0,0,0,0,0,0,4,4,2,0,3,0,0,4,0,0,0,0,4,0,4,4,0,0,4,2,0,0,0,0,4,0,3,4,0,4,0,0,4,0,4,4,4,0,0,4,4,4,4,4,4,0,4,4,0,1,0,0,0,0,0,4,0,4,4,0,0,0,0,4,0,0,0,4,4,4,1,4,2,4,4,0,3,0,4,4,4,4,0,0,4,0,4,0,0,4,4,4,4,4,4,1,4,4,4,4,4,4,4,0,4,0,4,4,4,0,4,4,4,4,4,4,2,4,4,4,0,4,0,0,4,4,4,4,0,0,0,4,0,0,0,2,0,4,4,0,0,0,4,0,4,0,0,0,0,0,0,0,0,0,4,0,4,4,4,0,4,4,0,0,3,4,0,0,0,4,4,4,4,2,0,4,0,0,4,4,0,0,0,0,4,4,0,0,0,0,4,0,4,4,0,4,0,2,4,0,0,0,0,1,4,2,4,0,4,4,4,4,0,0,4,0,4,4,0,4,4,0,4,4,0,0,0,4,4,0,4,0,0,0,0,0,0,0,4,0,0,0,3,4,4,4,0,0,4,0,4,0,0,0,4,0,4,0,3,0,4,4,0,4,4,0,4,4,0,4,4,4,0,0,0,4,4,4,4,4,4,4,4,0,0,4,0,0,0,0,0,4,4,0,0,4,0,0,4,4,4,0,0,3,0,4,0,4,4,4,0,4,4,4,0,4,0,4,0,0,4,4,0,0,0,0,4,4,0,0,4,0,4,0,4,4,0,4,0,4,3,4,4,0,0,4,4,0,0,4,0,4,4,0,0,3,4,4,0,0,0,0,2,4,4,0,4,4,0,0,0,0,0,0,0,0,4,0,4,0,4,0,4,3,4,0,4,0,0,4,0,0,0,4,4,4,4,4,4,4,0,0,0,0,0,4,4,4,0,4,0,4,4,0,4,0,4,0,0,4,4,4,0,0,4,0,0,0,4,4,4,3,4,4,0,0,4,4,4,4,1,2,1,4,4,4,1,0,0,0,4,4,0,4,0,4,1,4,0,4,0,0,0,4,4,4,4,4,4,0,0,4,4,0,4,0,4,0,0,4,4,0,0,4,4,0,4,4,0,0,0,0,4,0,0,0,0,4,1,0,4,4,4,4,0,0,0,4,4,4,0,4,0,4,4,4,0,0,0,0,0,0,0,4,2,4,4,0,4,0,4,4,4,4,4,0,4,0,0,0,4,4,3,0,0,0,4,0,0,0,0,4,4,0,0,4,4,4,4,0,0,0,4,1,4,0,4,4,0,0,4,4,4,4,3,0,4,4,4,0,0,4,0,0,2,4,0,0,4,0,0,0,0,4,0,0,4,0,4,0,0,4,0,4,4,0,0,0,4,0,4,4,4,4,0,4,0,4,4,0,0,4,0,4,0,4,0,0,0,0,0,4,1,4,4,0,4,0,4,4,4,4,0,4,0,3,0,4,4,0,4,4,4,4,0,0,4,0,4,4,4,4,0,0,4,0,0,4,0,4,0,0,1,4,4,4,0,4,4,4,0,0,0,4,4,4,4,4,4,0,4,0,4,0,4,4,4,0,0,0,0,4,4,0,0,0,4,4,4,1,0,0,4,0,0,0,0,0,0,0,0,0,4,4,4,0,4,4,4,0,0,0,0,0,4,0,2,4,4,0,4,0,4,0,4,4,3,0,4,0,0,0,0,4,1,4,0,0,4,0,0,4,0,0,4,4,0,0,4,4,4,4,4,0,0,0,4,4,0,0,4,4,3,0,4,3,0,0,4,4,4,4,0,4,0,0,4,4,0,2,0,4,4,4,4,4,4,0,0,4,0,1,0,4,4,0,4,0,0,0,4,0,0,0,4,4,4,4,4,4,4,4,4,4,0,0,0,4,4,0,4,4,0,0,0,4,0,4,4,0,0,0,4,0,0,4,4,4,4,0,4,0,0,0,4,0,4,0,0,0,0,2,4,4,4,4,4,0,0,3,0,0,4,0,4,4,0,0,4,0,4,4,4,0,4,4,4,0,4,0,0,0,4,4,4,4,4,0,4,4,4,0,0,4,0,0,4,1,4,2,4,4,0,0,4,0,4,0,0,4,4,4,4,2,2,0,4,4,0,4,0,4,0,0,0,4,0,0,3,0,0,4,0,0,0,4,4,0,4,0,0,4,4,0,0,0,0,4,0,0,4,4,4,4,0,0,0,0,0,4,0,0,2,4,0,0,0,4,0,0,4,4,4,0,4,0,0,0,4,4,4,4,0,4,0,0,4,4,0,0,4,0,4,4,0,4,4,4,0,4,3,4,4,0,0,4,4,4,0,0,0,4,0,1,4,4,4,0,4,0,4,0,4,0,4,0,4,4,0,0,0,4,0,0,4,0,0,0,4,0,0,4,4,0,4,0,4,2,0,4,4,3,0,0,0,4,4,0,4,0,0,3,4,4,0,4,0,4,0,4,0,4,0,0,4,4,0,0,0,0,0,0,0,4,0,4,4,0,4,4,4,2,1,4,4,4,0,4,4,4,4,0,4,4,0,0,4,0,4,0,0,0,0,4,0,4,0,4,4,3,0,4,4,4,0,4,4,0,0,0,4,0,4,0,0,0,4,0,4,4,0,0,4,0,0,4,0,4,0,0,4,0,4,4,4,0,0,4,4,0,0,0,0,0,0,4,4,0,0,4,4,0,4,0,0,0,0,4,0,4,4,0,0,0,0,4,0,0,4,0,0,4,0,0,0,4,0,0,4,4,4,4,0,0,4,4,4,0,4,0,4,4,4,0,4,4,0,4,0,0,0,4,0,4,0,4,0,4,0,0,0,4,4,4,0,0,0,0,4,0,0,4,4,0,4,4,0,0,4,4,0,4,4,4,0,4,0,0,0,4,0,0,4,0,0,0,4,4,4,0,0,0,4,0,4,4,4,4,0,0,4,3,0,0,1,4,0,4,0,4,4,2,0,0,4,0,4,4,4,4,4,4,0,0,4,4,0,2,0,0,4,0,0,4,4,4,4,0,4,4,0,0,0,0,0,4,0,4,2,3,2,0,0,4,0,0,4,0,0,0,0,0,4,0,4,0,0,0,0,0,0,4,0,4,4,4,0,0,0,0,0,0,0,0,0,0,4,0,4,0,4,4,0,4,0,0,4,4,0,4,0,0,0,0,0,4,4,0,4,0,0,0,4,4,0,0,4,4,0,0,0,0,3,4,4,4,0,4,4,4,0,4,0,4,0,4,0,4,3,4,4,4,0,4,3,0,4,4,0,4,0,0,0,4,4,0,4,4,0,4,4,4,4,0,0,4,4,0,0,0,4,0,0,4,0,0,4,4,2,0,0,0,0,0,0,0,0,0,0,4,0,0,0,0,0,4,4,0,4,3,0,4,4,4,0,4,0,0,4,4,0,0,4,4,0,0,0,0,0,4,4,0,3,0,4,4,4,2,4,0,1,0,0,4,2,4,4,4,4,1,3,0,3,0,0,0,1,4,4,0,4,4,0,4,0,4,0,4,4,4,0,4,0,4,4,4,2,0,4,0,4,0,4,0,4,0,0,2,0,4,4,0,0,4,4,4,0,0,4,0,0,4,4,4,4,0,0,4,0,0,1,0,0,4,0,4,0,4,0,0,4,0,0,0,4,0,4,4,3,4,4,0,0,0,4,0,4,1,0,4,0,0,4,0,4,4,0,4,0,0,0,4,0,4,4,0,0,2,4,4,4,4,4,4,4,4,0,0,0,4,0,0,0,4,0,1,4,4,0,0,4,4,0,0,2,0,0,4,4,0,4,0,0,4,0,0,4,0,4,0,4,4,4,4,4,4,0,0,4,4,0,1,0,0,0,4,4,0,0,0,0,0,0,4,0,2,0,0,4,0,0,4,0,4,4,4,0,4,4,2,0,4,4,4,4,4,4,0,0,0,0,4,1,4,4,4,0,4,0,0,4,0,4,4,0,3,0,4,0,0,4,0,2,4,0,4,4,4,4,4,4,4,0,4,4,4,4,4,0,4,4,4,0,4,4,4,4,4,0,0,0,4,4,0,0,0,4,4,0,0,4,0,4,1,0,0,3,2,4,4,4,4,0,4,4,0,0,4,4,4,0,0,0,0,0,4,0,4,0,4,0,0,4,0,1,4,0,0,4,4,4,0,0,1,0,0,4,2,0,0,0,3,0,2,4,4,0,4,0,0,0,4,0,4,0,4,4,0,4,0,0,0,4,0,4,0,4,0,0,0,0,0,0,0,0,0,4,0,4,0,0,4,0,4,4,4,4,4,1,0,4,0,0,0,4,4,0,4,0,4,4,4,0,4,0,0,4,0,4,4,0,4,0,0,4,0,0,4,0,0,0,4,4,0,4,4,4,4,0,0,0,4,4,4,0,0,4,0,4,2,0,4,0,0,4,0,4,4,0,0,4,0,4,0,4,0,3,4,4,0,4,0,0,0,4,4,0,4,0,0,0,0,4,2,0,0,0,4,0,0,0,4,0,0,0,4,0,0,1,0,4,4,4,1,0,0,0,4,4,4,0,0,4,0,4,4,0,0,0,0,0,4,0,4,0,0,0,4,2,0,0,4,4,4,4,4,4,0,0,0,0,4,4,4,4,0,4,4,4,4,0,4,4,4,4,4,2,0,0,4,4,0,4,4,4,4,4,4,0,4,0,0,4,4,1,4,4,0,0,4,4,0,2,4,0,0,4,4,0,0,4,0,0,0,4,4,0,0,4,0,0,4,0,0,4,0,3,0,4,0,0,4,4,4,4,0,4,0,4,0,4,4,4,4,0,4,4,4,4,0,0,4,4,0,0,0,0,3,4,0,0,1,0,4,4,0,4,4,3,4,0,0,0,4,4,4,1,0,0,0,4,4,0,0,0,4,4,4,0,0,0,0,0,0,0,1,0,0,0,4,4,0,0,4,1,4,4,4,0,1,0,4,0,0,0,0,4,2,0,0,4,0,4,4,4,0,0,1,4,0,4,4,0,0,0,4,4,4,4,4,4,4,4,4,0,2,4,4,4,0,4,2,4,0,0,4,0,0,0,4,4,0,0,0,4,0,4,4,0,0,4,4,4,0,4,4,0,0,0,4,0,0,0,0,4,0,0,0,4,0,4,0,4,4,4,2,4,4,4,4,0,0,4,1,4,4,0,4,4,0,0,0,0,0,0,0,4,0,3,0,0,4,0,0,0,4,3,0,0,0,4,4,0,4,4,4,4,4,0,0,0,0,0,4,4,0,0,4,3,0,4,4,4,4,4,2,0,4,0,0,4,4,0,0,4,0,4,4,0,4,4,0,0,4,4,4,4,4,0,0,0,4,4,0,4,4,4,0,4,0,0,0,0,4,0,4,0,0,4,4,4,0,4,4,2,0,0,4,4,0,0,4,4,0,0,4,0,4,4,2,0,0,4,0,4,0,4,0,0,0,4,0,4,0,4,4,4,0,0,0,0,4,4,4,0,4,4,0,0,0,4,4,4,4,4,0,4,0,0,4,4,4,0,4,0,0,4,0,4,3,4,0,1,0,4,4,4,4,0,0,4,4,4,4,4,0,0,4,4,4,4,4,0,4,0,4,4,0,4,4,4,0,4,0,4,4,4,4,4,4,4,0,1,0,0,4,0,4,0,4,4,0,0,0,0,0,4,0,4,4,1,0,4,4,2,0,0,4,0,0,4,0,4,0,0,0,4,3,4,4,4,4,0,4,0,0,4,0,1,0,0,4,0,1,4,4,0,0,4,4,0,0,4,0,4,4,4,4,4,0,4,4,4,4,4,4,0,4,0,4,4,0,0,4,4,0,0,0,0,4,4,0,4,4,0,4,0,0,0,0,0,1,4,0,4,0,0,0,4,4,0,4,0,4,1,4,0,4,0,4,0,0,4,0,4,0,0,0,0,0,4,0,0,4,1,0,0,1,0,1,4,0,0,4,4,4,4,4,0,4,4,0,4,4,4,0,0,0,0,0,3,0,0,0,1,0,0,4,0,0,4,4,4,0,4,4,4,4,0,0,0,0,4,0,1,4,0,4,0,0,4,0,4,0,4,0,0,4,0,4,4,0,0,0,4,4,0,0,1,4,4,0,4,4,0,4,4,4,0,0,0,4,4,0,0,4,0,4,2,4,0,4,0,0,4,4,0,4,4,0,0,0,4,4,4,0,0,4,4,0,2,4,0,0,0,4,0,4,4,4,4,4,0,0,0,0,4,0,0,4,0,4,4,4,4,4,0,4,4,0,4,0,4,0,4,4,0,0,4,4,0,0,4,4,0,0,0,0,0,0,4,4,0,0,4,4,0,4,0,0,0,0,4,4,4,4,4,0,4,0,4,0,4,4,4,4,4,0,4,0,4,0,4,4,4,4,4,0,4,4,0,0,4,0,0,2,4,4,0,0,4,0,0,4,0,0,0,0,0,4,4,4,4,0,0,4,4,0,4,4,4,4,0,4,0,4,4,4,4,0,4,0,4,4,0,0,4,0,2,4,0,4,0,4,0,0,0,4,0,4,0,4,4,4,0,4,4,0,2,0,0,4,0,0,0,0,4,0,4,4,0,0,0,0,0,0,2,4,0,0,4,4,0,4,4,0,4,0,0,0,0,4,4,4,0,4,0,0,4,0,0,4,0,4,4,0,4,0,4,0,4,4,0,0,4,0,2,0,4,0,4,0,4,0,4,0,4,4,0,4,0,4,4,0,0,0,0,0,4,0,4,4,0,4,0,0,4,4,0,4,4,4,0,0,4,0,0,0,4,0,0,4,0,4,0,0,0,4,0,1,0,4,0,4,4,4,0,0,0,4,0,4,4,4,0,0,4,0,0,0,0,0,4,0,4,4,0,4,4,0,2,4,0,4,0,0,4,4,4,0,0,4,4,0,4,4,4,4,4,4,0,4,0,0,4,4,4,4,0,0,1,0,4,0,4,4,0,1,0,0,0,4,4,4,4,0,0,0,4,4,4,0,0,0,0,4,4,4,0,0,0,4,0,0,4,4,0,4,0,0,4,0,4,1,4,0,0,0,0,0,0,2,0,0,0,0,0,0,4,0,0,0,4,4,4,4,0,4,4,0,0,4,0,0,0,0,4,0,4,4,4,0,4,0,0,0,0,4,0,0,4,1,0,4,4,4,0,4,4,0,0,0,0,0,0,4,0,0,3,4,2,0,4,4,4,4,0,4,4,4,0,0,0,0,4,0,4,0,4,0,0,4,4,4,4,4,0,4,0,4,4,0,0,4,4,4,0,0,0,4,0,4,4,4,0,0,0,0,0,0,4,0,0,4,4,0,4,4,0,4,0,0,0,0,4,0,4,0,0,4,4,0,0,0,4,4,4,4,4,4,4,3,4,2,4,4,4,4,4,0,4,0,0,0,4,4,1,4,3,0,0,0,0,4,0,0,1,0,4,0,4,3,4,4,0,0,4,0,0,0,4,0,0,0,0,4,0,4,0,0,0,0,4,0,4,4,4,4,0,0,4,0,4,0,0,4,4,0,4,4,0,4,4,0,0,0,4,0,0,4,4,0,0,4,0,0,0,4,4,0,4,4,2,4,4,4,4,4,4,4,4,4,4,0,0,0,4,0,0,0,4,4,1,4,4,0,2,0,4,4,0,4,4,4,4,0,0,4,0,4,0,4,4,4,0,0,4,0,0,4,4,0,4,4,4,4,4,0,0,0,4,4,0,0,3,4,0,4,0,4,0,0,0,0,2,4,4,4,4,0,4,4,0,4,0,0,4,3,4,0,4,4,1,2,4,4,4,0,0,4,4,0,4,0,4,0,4,4,4,0,0,4,4,4,0,0,4,0,4,4,0,4,4,0,0,0,0,4,4,4,0,0,4,4,4,4,0,0,4,4,4,4,4,4,0,4,4,0,0,4,0,4,0,4,0,4,4,4,4,4,0,0,4,4,0,4,4,3,0,0,4,4,4,4,0,0,4,0,0,0,0,4,4,4,4,0,4,0,4,4,1,0,0,4,4,0,4,4,3,0,4,0,0,0,0,4,0,0,4,0,4,4,4,0,4,0,0,3,0,4,0,0,0,0,4,4,4,0,4,4,4,0,0,4,4,0,4,4,0,4,4,0,0,0,0,4,4,4,0,4,4,0,4,0,0,0,0,4,0,0,4,4,4,4,0,2,0,4,0,0,0,0,0,0,0,4,4,0,0,1,0,3,0,0,3,4,4,4,4,4,4,0,4,0,0,4,0,4,4,4,0,0,4,4,4,4,4,4,0,0,4,0,4,4,0,0,2,0,4,4,4,0,0,0,0,4,0,0,4,0,4,4,4,4,0,4,4,0,4,0,4,0,4,4,0,4,0,4,0,0,0,4,4,4,0,0,0,0,4,0,4,0,0,4,4,4,4,4,0,4,0,4,4,4,0,4,0,4,0,0,4,0,0,4,0,0,4,4,4,4,2,4,4,0,0,0,0,4,4,4,0,4,0,4,0,4,0,0,0,4,0,0,4,4,4,4,0,0,4,0,0,4,4,4,0,0,0,0,0,4,4,0,4,2,4,4,4,4,0,0,0,4,0,4,0,4,4,4,4,4,4,0,4,4,0,4,3,0,4,0,4,1,4,4,4,4,0,4,0,4,0,4,4,0,0,4,0,4,0,4,0,4,4,4,4,4,4,4,0,0,4,0,4,0,0,0,0,0,0,4,0,4,0,0,0,0,0,0,3,3,4,4,4,4,4,0,4,0,3,0,0,4,0,0,4,4,0,4,4,4,4,0,4,0,0,4,4,3,1,0,4,4,0,4,4,4,1,0,0,0,4,4,0,0,1,4,0,0,4,3,4,0,0,0,4,0,0,4,0,0,4,0,4,4,1,4,4,0,4,0,4,4,4,0,4,4,0,4,0,4,4,0,0,4,4,4,0,4,0,4,0,4,0,2,4,0,4,0,0,0,4,4,4,0,4,0,4,0,0,0,0,0,0,4,4,0,3,0,0,4,4,4,4,4,0,4,0,4,4,4,3,0,0,0,4,4,0,4,0,0,0,3,0,0,4,4,4,0,4,4,0,4,0,0,4,4,4,0,0,4,0,0,0,0,4,0,0,0,0,0,4,1,0,4,0,0,0,0,0,4,4,4,4,4,0,0,4,4,0,0,4,4,4,0,4,4,4,4,4,0,0,0,0,4,0,4,4,0,3,0,0,0,3,0,4,0,4,4,0,0,0,0,3,0,0,0,3,4,0,0,4,4,4,0,0,0,4,0,4,4,4,0,4,0,0,0,4,0,4,0,0,0,0,4,4,4,4,0,4,0,3,0,4,4,0,0,0,0,4,0,4,4,1,3,0,0,2,4,4,4,0,0,0,2,4,4,4,4,4,0,4,0,0,4,0,4,1,4,0,4,4,4,4,4,4,0,0,0,0,0,2,0,4,0,4,4,0,0,0,4,0,0,4,0,4,0,0,4,0,4,0,0,4,4,4,0,4,4,4,4,0,0,0,0,4,0,4,1,4,1,4,0,0,4,4,0,0,4,0,4,4,0,4,4,0,4,0,0,0,0,0,0,0,0,4,0,4,4,4,4,4,0,4,0,0,4,0,0,0,0,0,4,0,4,0,3,1,0,4,4,0,0,4,1,4,4,4,4,3,0,4,0,4,4,4,4,0,0,0,4,0,4,0,4,4,4,4,4,0,0,4,4,4,0,4,3,4,4,0,4,4,4,0,4,4,4,2,4,4,0,4,4,4,0,4,0,0,4,4,0,4,0,0,4,4,4,0,0,0,4,4,4,0,4,0,4,0,4,0,0,0,4,4,0,0,0,4,4,4,0,4,4,0,4,4,4,4,0,2,0,4,1,0,4,0,4,4,4,4,0,4,3,0,4,0,4,4,4,0,0,4,4,4,0,0,4,3,0,4,4,0,0,0,4,4,0,0,4,4,0,0,0,0,4,3,0,4,0,0,0,0,4,1,0,2,0,4,4,4,4,4,2,4,0,4,0,4,0,4,0,0,4,4,0,4,0,4,0,0,0,4,0,4,0,0,4,4,0,4,0,1,4,4,4,4,4,4,0,4,4,4,0,4,4,4,0,4,0,4,4,0,0,4,0,4,0,0,0,4,0,0,4,4,0,0,0,4,4,4,4,4,4,0,0,4,4,0,4,4,4,4,0,4,4,2,4,1,4,0,4,0,4,0,0,0,1,4,0,4,0,0,0,0,4,0,4,1,0,4,0,0,0,4,0,4,4,4,4,4,0,4,0,0,0,4,4,4,2,0,0,4,0,0,4,4,0,3,0,4,0,4,4,0,0,4,4,0,0,4,4,0,4,4,0,4,0,4,4,0,0,4,0,0,0,0,0,0,4,2,0,0,4,4,4,4,4,4,4,0,4,0,0,0,4,0,4,4,4,4,4,0,4,0,0,0,4,0,0,1,0,4,4,4,4,0,0,4,0,4,0,4,4,4,0,4,4,0,4,0,4,2,4,4,4,4,0,0,0,4,0,4,0,4,0,4,0,0,0,4,4,4,0,0,4,4,4,0,4,4,0,0,4,4,0,0,4,4,0,0,0,1,0,0,0,4,4,4,0,0,4,0,4,0,0,0,4,0,0,0,0,4,0,0,4,3,4,4,0,4,0,4,0,0,0,4,0,4,4,0,4,4,0,4,4,0,4,0,0,0,4,0,4,4,0,4,0,0,0,0,0,4,0,0,2,0,0,4,0,0,0,0,0,0,0,0,4,0,2,4,4,4,0,4,4,0,0,4,0,4,4,4,4,0,4,4,4,4,4,4,0,3,4,4,3,0,0,4,4,0,4,4,4,0,3,4,0,0,4,4,4,0,0,4,4,0,0,0,0,4,4,0,0,4,0,2,4,4,4,0,0,4,4,4,4,0,0,4,0,4,4,4,4,0,0,4,0,4,0,0,4,4,0,4,0,4,4,0,0,0,4,0,0,0,4,4,4,0,4,0,0,4,4,4,0,0,4,0,0,0,0,4,0,4,4,0,4,0,4,4,0,4,0,4,4,4,0,4,4,0,0,4,1,0,4,4,0,4,2,4,0,4,4,3,4,1,4,4,0,0,0,4,4,4,4,4,4,4,0,2,4,0,0,0,0,4,4,4,0,0,3,0,4,4,4,4,0,0,4,4,4,0,4,4,4,4,0,4,4,0,4,0,4,0,4,0,4,0,0,0,0,4,0,0,0,4,0,4,4,4,4,4,0,0,0,0,0,0,4,0,0,0,0,4,4,4,4,0,4,0,0,4,0,4,0,0,4,4,4,0,4,4,3,4,1,4,4,0,4,4,0,0,4,0,4,0,0,4,0,4,0,0,0,0,0,0,4,4,4,0,0,3,4,4,0,0,0,4,4,4,4,0,4,4,0,0,4,4,0,4,0,4,0,0,0,4,1,4,4,0,4,4,4,0,0,4,4,4,0,0,0,0,0,4,0,4,0,4,4,4,4,0,4,0,0,0,0,4,0,4,0,0,0,0,4,4,4,0,0,4,4,4,4,4,4,0,0,4,0,0,4,4,0,4,0,4,0,0,4,0,0,0,0,0,0,4,4,4,4,0,0,4,4,0,0,0,0,0,4,0,0,0,0,4,4,0,0,0,0,4,0,0,4,4,4,4,0,0,4,0,4,0,4,4,2,0,4,0,0,1,0,4,4,0,0,4,0,0,4,0,0,4,4,0,0,4,4,4,4,4,0,4,4,4,4,4,0,0,4,4,0,0,0,4,4,4,4,0,4,0,3,4,4,4,4,0,4,4,4,0,0,0,0,0,0,0,0,0,4,0,4,0,0,0,0,4,0,0,0,4,0,4,0,4,0,0,4,0,0,0,0,4,0,0,4,4,0,4,4,4,0,4,4,4,4,4,0,4,4,0,4,0,2,4,0,0,0,4,3,0,4,0,4,4,0,4,0,0,0,4,0,4,0,0,0,0,0,0,4,4,4,4,0,4,4,0,0,4,0,0,4,0,0,0,4,4,2,0,0,4,4,0,4,3,4,4,4,4,0,0,4,0,4,4,4,0,4,0,0,4,0,4,0,4,4,4,0,4,0,4,4,0,2,3,4,4,3,4,0,4,0,4,0,0,4,4,4,0,4,0,0,4,4,0,2,2,4,4,0,4,4,0,4,4,0,2,0,0,0,4,4,4,4,0,4,0,4,4,0,4,0,0,4,0,0,4,4,0,0,3,4,4,0,4,4,4,0,0,4,0,0,4,0,0,4,0,0,4,4,4,0,0,4,0,0,0,0,4,4,0,4,4,4,4,0,4,0,0,4,4,4,0,0,0,0,4,0,4,0,4,3,3,3,0,4,4,0,0,4,0,4,0,4,4,4,4,4,0,0,0,0,0,0,4,4,4,0,4,4,0,4,4,4,0,0,0,0,4,4,0,4,4,0,0,0,4,4,0,0,4,4,4,0,4,4,4,0,4,0,0,0,0,4,4,4,4,3,0,0,4,0,0,0,4,0,4,4,0,4,0,0,0,0,0,0,4,4,0,0,0,4,0,0,0,4,4,4,0,0,4,4,4,4,4,0,4,0,0,0,4,4,4,4,4,4,4,4,2,4,4,4,4,4,4,0,4,4,4,4,4,4,4,4,4,2,4,4,0,0,4,4,0,0,0,4,0,4,0,4,4,0,4,3,0,4,0,4,1,0,0,4,4,0,4,4,0,4,4,1,1,0,0,0,0,4,2,3,4,1,0,0,4,0,0,4,0,0,4,0,4,4,4,0,0,3,4,4,0,0,4,0,4,4,0,4,0,4,4,4,4,4,4,0,2,0,0,4,0,0,4,4,0,0,0,4,4,0,0,4,0,0,0,0,4,2,4,0,0,0,0,0,1,0,0,4,0,0,0,4,4,4,0,4,4,0,4,4,0,4,4,4,4,0,4,4,0,4,0,0,4,0,4,0,0,0,0,0,0,0,4,0,0,0,0,0,0,4,4,3,0,4,0,4,0,4,0,4,0,4,0,0,4,4,4,0,0,4,0,4,0,0,0,0,4,1,4,4,0,0,4,0,0,0,0,0,4,4,0,0,0,4,0,4,0,0,4,0,0,4,0,4,0,4,4,4,4,4,4,4,0,4,0,0,0,1,4,4,0,0,0,0,0,0,0,4,4,0,0,4,4,0,4,4,4,4,0,0,1,4,4,4,4,0,0,4,4,0,4,4,0,0,4,4,0,4,1,4,0,0,0,4,4,0,0,4,0,4,4,4,0,4,0,0,0,0,0,4,0,0,4,4,4,0,4,0,0,4,0,0,4,0,4,0,0,0,4,2,4,0,0,4,4,4,2,1,0,4,4,4,0,4,0,0,0,4,0,4,0,0,0,4,0,0,4,4,0,0,0,4,4,0,3,4,0,0,4,4,0,4,1,0,4,0,0,4,1,4,0,0,4,4,4,4,0,4,4,0,4,0,0,0,4,4,0,0,4,0,1,4,4,4,3,4,0,4,0,4,0,0,0,0,0,2,4,0,0,0,4,0,4,2,0,0,4,0,0,4,4,0,4,0,4,0,4,4,0,0,4,4,4,4,0,4,4,0,0,4,4,0,4,0,4,4,0,0,4,0,0,0,0,4,4,0,1,0,0,4,0,4,0,4,0,4,0,0,0,4,4,4,4,4,4,0,0,0,4,0,0,4,4,0,4,4,0,4,4,4,0,0,0,0,0,0,4,4,0,0,4,4,0,0,4,4,4,0,4,4,0,4,4,0,4,0,0,0,0,4,4,4,0,0,0,0,0,0,4,4,0,0,4,4,0,0,3,4,0,4,1,0,4,4,0,4,4,0,4,0,0,0,4,0,0,2,4,3,0,0,4,4,4,0,0,0,0,4,4,0,0,4,4,0,0,0,4,4,0,0,4,4,0,0,0,3,4,0,0,0,4,4,4,4,4,4,0,4,1,4,0,4,0,0,0,4,0,4,4,0,4,0,0,0,4,0,4,4,4,0,4,4,4,4,0,0,4,0,0,4,4,0,0,4,0,2,0,4,4,4,0,0,0,4,4,0,0,0,4,4,0,4,0,0,0,4,4,4,4,0,4,4,0,1,0,0,4,0,4,4,0,0,4,4,0,4,4,0,0,4,4,4,4,4,4,4,0,0,0,0,0,0,4,0,4,4,3,0,4,0,0,4,0,0,0,4,0,0,0,4,4,0,4,4,4,0,4,0,0,4,0,4,4,4,4,4,0,4,0,4,0,4,2,4,0,4,4,0,0,0,0,4,4,4,0,3,4,0,4,4,0,4,0,4,0,4,4,4,4,0,0,4,4,4,4,0,0,4,0,4,0,0,0,4,4,4,0,0,4,0,4,4,0,0,0,4,4,4,4,0,0,0,4,0,0,4,4,4,0,4,4,0,0,4,4,0,4,0,4,0,0,0,4,4,2,4,4,0,0,4,0,0,4,0,4,0,4,4,0,4,4,0,0,4,0,0,4,0,0,0,0,4,4,0,0,0,0,0,4,4,4,4,0,4,0,4,0,0,0,0,4,4,0,0,0,4,0,0,0,0,0,0,0,0,0,4,4,0,0,1,0,4,0,4,4,0,4,4,0,0,0,0,4,0,4,0,0,4,4,0,4,4,4,4,4,4,0,4,4,0,0,0,0,0,4,0,0,4,4,4,4,4,0,4,0,0,1,0,4,4,4,4,4,0,4,0,0,0,0,0,0,0,0,0,4,4,4,4,0,4,4,0,4,4,4,0,0,4,4,0,4,0,4,3,2,0,0,0,0,4,4,4,4,0,4,4,4,4,1,4,4,0,0,4,4,2,4,4,0,4,4,0,4,4,4,0,4,4,4,4,4,0,0,0,0,0,4,4,4,4,0,0,0,4,0,0,4,4,0,4,4,0,0,4,4,4,0,4,4,4,4,0,4,0,3,0,4,4,3,0,4,1,0,0,4,3,0,0,0,4,4,4,0,3,0,0,0,4,0,0,0,4,0,0,4,4,0,0,4,4,0,0,4,0,0,4,4,4,0,4,4,4,4,4,0,0,4,4,0,0,4,0,0,0,4,0,0,0,4,4,4,0,4,0,4,4,4,4,4,3,0,0,0,4,0,4,4,0,0,0,0,0,0,2,0,4,4,4,4,4,0,4,4,4,0,4,0,4,0,4,4,2,4,0,4,0,0,4,0,4,0,4,0,4,4,4,0,4,0,4,4,0,0,0,0,4,0,0,4,4,0,0,4,0,4,0,0,0,0,0,4,4,0,0,4,0,4,4,2,4,4,0,0,0,0,4,4,4,0,0,0,4,4,0,0,4,4,0,4,4,4,4,4,0,0,0,0,0,0,0,4,0,0,0,0,4,0,4,4,4,4,0,0,4,0,0,4,4,0,4,4,0,0,4,0,0,4,0,4,4,0,4,4,0,2,4,4,4,4,0,4,4,0,4,0,4,4,0,4,4,4,3,4,0,0,4,4,0,0,4,4,4,4,4,4,0,4,0,0,4,4,0,0,4,0,4,0,0,0,4,4,0,4,0,0,4,0,4,4,0,0,0,4,0,0,0,4,0,0,0,0,0,4,4,0,4,4,4,0,1,4,4,0,4,4,4,1,4,4,4,0,4,0,4,0,4,0,0,4,4,0,4,0,4,4,0,4,0,4,0,4,0,0,0,4,0,4,4,0,0,0,4,0,4,2,4,0,4,0,4,0,4,0,0,4,4,0,0,0,0,0,4,4,0,0,0,0,0,4,4,0,4,0,0,2,0,0,4,0,0,4,0,0,4,0,0,0,4,4,0,4,4,0,0,4,4,2,4,4,0,0,0,0,0,0,0,0,4,4,0,4,4,4,4,4,0,0,0,4,0,4,0,0,0,0,4,0,0,4,0,1,0,3,4,0,4,3,0,0,4,0,0,0,0,0,4,4,4,4,0,0,4,4,4,0,0,0,0,0,0,1,4,4,0,0,4,0,2,0,4,4,0,4,0,0,4,0,0,0,0,1,4,4,4,4,4,4,0,0,4,4,0,4,4,4,4,4,0,4,0,0,0,4,4,4,0,0,4,0,4,4,0,4,4,4,4,0,0,3,0,0,0,4,4,2,0,4,4,0,4,0,0,0,4,4,0,0,4,0,0,0,0,4,4,4,4,4,0,4,0,4,4,2,4,4,4,0,0,0,1,4,0,0,0,0,1,4,4,4,4,4,0,4,0,4,0,0,0,4,0,0,4,0,4,1,0,4,4,0,0,0,2,2,0,4,0,4,0,0,0,0,0,0,4,4,0,0,1,4,0,0,4,2,4,4,0,0,4,0,4,0,0,4,0,1,0,0,4,0,0,0,0,0,0,0,0,0,4,0,4,4,0,4,0,2,0,4,0,0,0,1,4,3,0,0,0,0,0,0,4,4,0,4,0,4,0,4,0,0,4,4,0,0,4,0,4,4,0,0,4,0,0,0,4,0,0,4,0,0,0,4,0,4,0,0,4,0,0,0,0,4,4,0,4,0,4,4,0,4,4,0,0,0,4,0,0,0,0,0,4,0,0,4,0,0,0,0,4,1,0,0,0,4,0,0,0,0,0,0,0,4,0,0,4,2,2,4,0,4,4,4,0,4,0,4,4,4,4,3,4,4,4,0,4,0,4,0,4,0,0,0,4,4,0,4,4,0,4,4,0,2,4,0,0,4,4,0,0,0,0,4,0,4,4,0,0,0,4,4,4,3,4,0,4,0,0,4,0,4,0,4,0,4,0,0,4,0,0,0,4,0,4,4,0,0,4,4,1,0,4,4,0,0,4,4,4,4,0,0,0,4,4,4,1,4,4,4,4,0,0,4,4,4,0,2,4,0,4,0,4,4,4,4,4,3,4,0,4,0,0,0,4,0,4,4,0,4,4,0,4,4,4,0,4,4,0,4,4,4,0,4,0,4,4,4,0,4,4,4,0,4,4,0,4,0,4,0,0,4,4,0,4,0,4,0,4,0,4,4,0,4,0,4,0,1,4,1,4,4,4,0,4,4,4,4,4,0,4,4,0,4,0,4,4,0,0,4,4,0,4,0,4,0,4,0,0,0,0,0,4,4,4,4,4,0,4,0,4,4,0,0,0,0,0,4,4,4,0,0,0,4,0,3,4,4,4,4,0,4,0,4,0,0,0,4,0,4,0,0,0,0,0,1,4,4,0,0,4,0,4,0,4,0,4,4,4,0,4,0,1,1,0,4,4,4,0,0,4,0,0,0,4,3,0,0,4,3,0,4,0,4,0,0,0,0,0,0,0,0,0,0,3,0,0,4,4,4,0,0,4,4,3,2,0,4,4,4,4,4,0,0,4,0,0,0,0,0,4,0,4,0,4,4,0,3,0,4,0,0,0,0,4,4,0,0,4,0,4,4,0,0,4,4,0,0,0,0,4,0,0,0,4,4,4,4,4,4,4,4,0,4,0,4,0,4,2,0,4,1,0,4,4,0,0,4,0,0,0,4,4,0,4,0,0,0,0,4,4,4,4,4,3,0,0,2,0,0,0,4,4,4,4,0,4,4,0,0,0,0,0,4,0,4,0,4,4,0,0,4,4,0,4,4,4,0,4,3,4,4,4,0,3,0,0,0,4,4,4,4,4,4,0,4,0,4,4,4,0,4,4,0,0,4,0,4,4,4,0,3,0,4,0,0,0,4,4,0,4,1,0,0,0,4,4,0,4,4,0,4,0,4,4,4,0,0,0,0,4,4,0,4,4,0,0,0,4,4,4,0,4,0,4,4,0,0,2,4,0,0,4,0,4,0,0,0,4,0,0,0,0,0,4,4,0,4,0,0,0,4,2,0,4,4,0,4,4,0,4,1,4,4,0,4,4,4,4,0,4,4,0,4,4,0,4,0,0,4,0,4,0,4,4,0,4,0,2,4,0,0,0,2,0,4,2,0,0,4,0,2,0,1,0,4,0,4,0,3,0,0,3,0,0,0,4,4,0,0,4,0,4,4,4,0,4,4,4,4,4,0,0,2,0,0,0,0,4,4,4,4,2,0,1,0,0,4,1,4,0,0,4,3,0,4,0,0,4,4,4,0,4,2,4,0,4,0,0,0,4,0,0,0,4,0,0,1,4,0,4,4,0,0,4,0,4,0,4,3,4,0,0,4,4,0,0,0,0,4,0,0,0,4,4,4,4,0,4,0,0,3,4,4,0,0,0,4,4,0,0,4,0,0,0,0,4,0,4,0,0,0,4,0,0,0,4,0,4,0,4,4,0,0,0,0,0,4,4,4,4,0,0,4,4,4,4,0,4,0,0,4,3,0,0,0,0,0,4,0,4,0,4,0,4,0,4,4,0,0,4,0,4,0,0,0,4,4,0,0,4,0,0,0,4,0,0,4,0,4,0,0,0,4,4,4,4,0,0,0,0,0,4,0,4,0,4,0,0,0,4,4,0,0,4,0,0,0,4,4,0,4,0,4,4,0,0,4,4,4,4,4,0,0,0,0,4,4,4,0,0,0,0,0,4,4,4,0,4,4,0,0,4,4,0,0,4,0,0,4,4,0,4,0,4,0,4,4,4,2,0,4,0,4,4,0,4,4,4,4,4,0,4,0,0,4,0,0,4,0,0,0,4,0,4,0,4,4,0,4,4,0,0,4,0,4,0,0,0,4,4,0,0,4,0,4,1,0,4,4,2,4,4,0,0,0,4,0,4,0,0,0,0,0,4,0,3,4,0,4,4,0,4,0,4,3,0,4,0,0,1,0,0,0,0,0,0,4,0,4,4,0,0,0,4,0,0,4,0,4,4,1,0,4,4,4,0,4,4,4,0,4,0,4,0,4,0,0,4,0,4,4,0,4,2,4,4,4,0,0,0,4,0,4,4,0,4,3,4,4,0,4,0,4,0,4,0,0,4,4,4,0,4,0,4,0,4,0,0,0,0,0,4,0,4,4,4,0,0,0,4,0,0,0,4,4,4,4,4,0,0,4,0,0,4,0,0,4,4,0,0,4,0,4,4,4,4,0,0,4,0,4,0,0,4,4,0,0,0,4,0,4,0,4,0,0,0,4,4,4,0,0,0,4,0,0,0,0,4,0,1,4,0,0,0,4,4,4,4,0,4,4,0,0,0,2,0,0,4,4,0,1,4,4,0,4,4,4,4,4,0,4,4,4,0,0,0,0,0,0,0,4,4,0,0,4,0,4,0,4,4,0,0,4,0,4,4,0,0,4,4,4,4,0,4,4,4,0,0,4,0,4,0,0,0,0,0,4,0,0,4,0,4,4,4,0,4,0,4,3,4,0,0,4,4,0,0,0,4,4,0,0,0,0,4,0,0,4,4,4,4,4,4,0,4,4,4,4,0,4,0,4,4,0,4,0,4,0,0,3,4,4,4,0,0,0,4,4,0,4,4,1,4,0,4,0,0,0,0,0,0,4,4,4,1,0,4,0,0,4,0,0,4,4,4,2,4,0,3,0,0,0,4,0,4,4,4,0,4,0,0,3,4,4,0,0,4,4,4,1,0,0,0,4,4,0,4,0,4,2,0,4,0,4,0,0,0,0,0,0,4,4,0,3,0,4,4,0,0,0,0,0,4,0,4,4,0,4,4,0,4,0,4,0,0,0,4,4,0,4,4,0,0,4,0,4,1,4,4,4,0,4,4,0,4,0,4,4,4,4,0,0,4,4,0,0,4,4,4,4,4,4,4,4,4,4,0,0,4,0,0,0,0,0,4,0,4,0,4,0,0,0,0,0,4,4,3,0,4,4,0,0,4,4,0,0,4,0,0,4,0,4,0,0,0,2,0,0,4,4,3,0,0,4,0,0,4,0,4,4,4,4,3,3,0,0,4,4,0,4,0,4,0,0,4,0,4,4,0,2,4,4,4,4,0,0,4,4,0,4,0,0,4,4,4,4,0,4,0,4,4,4,0,4,4,0,0,0,4,0,4,4,0,4,4,4,4,4,0,0,4,0,0,0,0,4,0,4,0,4,0,0,0,4,0,0,4,0,0,0,0,0,0,0,0,4,4,0,0,0,0,4,4,4,4,4,0,4,4,4,0,0,0,4,0,4,0,0,4,0,4,4,4,0,4,0,4,4,4,0,0,4,0,0,4,4,4,4,0,4,4,0,4,0,4,4,4,0,0,4,1,4,0,3,4,0,0,4,4,0,0,0,4,0,4,0,4,0,0,4,0,4,4,0,4,0,2,3,4,0,0,4,4,4,4,4,0,0,4,0,0,0,0,0,0,0,4,4,4,4,4,0,0,0,0,4,4,4,4,3,0,4,2,0,0,0,0,0,0,3,0,0,0,0,4,0,4,4,0,0,0,4,0,4,4,0,4,0,4,4,4,0,4,0,0,1,4,0,0,4,0,4,4,4,4,0,1,4,0,0,3,0,4,0,4,0,4,1,4,4,0,2,0,0,0,4,4,0,4,4,4,0,4,0,4,0,4,0,4,4,0,4,4,0,2,4,0,0,4,0,4,1,0,0,0,0,4,4,4,0,0,0,0,2,4,0,4,4,4,0,4,4,4,0,4,0,0,4,0,3,0,4,4,0,0,4,0,0,4,4,4,4,4,4,4,4,4,4,4,4,0,1,0,4,4,4,4,4,4,0,4,4,0,4,0,0,4,0,4,0,4,4,4,4,4,4,4,4,0,0,4,4,4,4,0,4,4,4,4,4,4,4,4,4,0,4,0,4,4,4,0,0,0,4,4,4,0,0,4,4,0,4,4,0,0,4,4,4,4,4,0,4,4,4,4,3,2,0,4,4,4,0,0,0,0,4,0,0,3,4,4,0,0,0,4,4,4,0,0,0,0,0,3,4,0,0,4,4,0,4,0,4,4,4,4,0,0,4,4,0,0,4,4,0,4,0,4,4,4,0,4,4,0,0,0,4,0,0,4,0,0,0,0,4,0,0,0,0,0,0,4,0,4,4,0,4,0,0,4,0,0,0,4,4,4,4,4,4,4,0,0,4,0,0,0,0,4,4,4,1,0,4,4,4,0,4,4,0,0,4,0,4,2,4,4,0,4,4,0,4,0,4,4,4,0,0,4,4,0,4,4,4,0,0,4,0,0,2,2,4,0,4,0,0,0,4,0,0,4,0,0,4,3,0,0,0,0,4,0,4,4,0,4,0,1,0,0,0,0,4,4,0,4,0,4,0,4,1,0,3,0,4,4,4,0,0,4,4,0,0,4,4,0,0,0,0,0,4,4,0,4,1,4,0,4,0,4,0,0,0,0,0,0,0,4,0,0,4,0,4,0,4,4,0,0,0,0,4,0,0,4,0,0,4,4,4,0,4,4,4,4,4,0,0,0,4,4,0,4,0,1,4,0,4,4,0,0,0,0,0,4,4,3,4,4,0,4,0,0,0,4,0,0,0,4,0,0,4,0,0,0,0,4,4,4,0,0,4,4,4,0,0,3,4,4,4,4,1,0,4,4,4,4,4,4,4,3,4,0,4,4,0,4,0,0,0,4,4,0,4,0,4,4,0,4,0,0,4,0,4,0,3,4,4,0,0,0,4,4,4,0,4,0,0,4,0,0,0,0,0,0,0,0,0,0,0,4,3,4,4,0,4,1,0,4,0,4,4,4,4,4,4,4,0,3,1,4,4,4,0,4,4,4,4,4,1,4,4,0,0,0,0,0,0,0,4,0,0,4,0,0,4,0,4,4,4,4,4,4,4,0,4,3,4,4,4,4,0,4,4,0,0,3,4,4,0,1,0,4,0,0,0,0,4,4,0,0,0,4,4,0,4,0,2,0,0,1,0,0,4,0,0,0,1,4,0,0,0,0,0,0,0,4,0,4,4,0,4,0,4,4,4,0,4,4,4,0,4,0,4,0,0,4,4,0,4,4,0,4,4,4,4,4,0,0,0,4,0,0,4,0,4,4,0,4,0,4,4,4,0,0,4,4,4,4,4,4,4,0,4,4,0,4,0,0,4,3,4,4,0,4,4,0,0,4,4,1,4,2,0,0,0,4,4,0,4,0,0,4,4,4,0,0,4,0,4,4,4,0,0,0,0,0,0,0,0,0,0,4,0,0,4,0,4,0,0,2,4,4,4,0,0,4,0,0,4,4,0,0,0,0,4,0,0,0,0,4,4,4,4,4,4,4,0,4,4,0,0,0,0,4,4,0,0,0,0,4,4,0,0,0,4,4,0,4,4,0,2,4,4,0,4,0,4,0,4,0,0,4,4,0,0,4,4,0,4,0,4,4,4,0,4,2,0,4,4,4,0,3,4,0,4,4,1,4,0,0,4,0,0,0,4,4,0,0,4,3,4,4,4,0,0,4,0,4,0,0,0,0,0,4,0,4,4,4,4,4,0,0,0,4,0,4,1,4,4,0,4,4,0,4,0,4,4,0,4,4,0,4,0,4,0,4,4,4,0,0,0,4,4,0,0,0,0,4,3,4,4,0,4,4,3,2,0,0,0,0,4,4,0,0,0,4,4,0,4,4,4,0,0,0,4,4,0,0,4,0,0,4,0,4,4,4,0,4,0,4,0,4,0,4,4,0,0,4,0,0,0,4,4,4,0,4,0,4,0,0,0,0,0,0,4,0,0,0,0,3,0,0,4,4,0,4,0,0,0,4,4,4,4,4,4,0,4,0,1,4,4,0,4,4,4,4,4,0,4,0,0,4,3,2,4,0,0,0,0,4,1,0,0,0,4,4,4,0,4,0,0,4,4,4,0,4,0,4,4,4,0,0,4,4,4,4,0,0,0,4,4,0,0,0,4,0,4,1,0,0,4,0,4,4,4,0,0,0,4,0,0,4,0,0,4,4,4,4,0,4,0,0,2,4,4,0,4,4,0,0,0,4,0,4,4,0,4,0,4,0,4,0,4,0,0,4,0,4,0,0,2,0,4,4,4,4,4,2,4,1,2,4,0,1,4,4,0,4,0,4,0,4,0,4,0,0,4,0,4,0,0,0,0,1,0,4,0,4,4,4,4,4,0,4,4,4,0,0,0,4,0,4,1,4,4,0,4,4,2,0,0,4,4,4,0,4,4,0,0,0,0,0,4,4,0,0,4,4,4,0,0,4,0,0,4,0,4,4,4,0,3,0,0,0,0,4,0,0,0,0,4,0,4,0,4,3,0,4,0,0,4,0,4,4,0,0,4,4,0,4,4,0,4,0,4,4,4,0,4,4,4,4,0,4,0,1,4,0,0,0,4,4,0,0,0,4,0,4,0,0,4,4,0,0,0,4,4,0,0,0,1,0,4,4,4,4,0,4,4,0,4,4,4,4,4,0,0,4,4,4,0,4,4,0,0,4,0,0,0,4,4,4,0,0,2,4,0,0,0,0,0,0,1,0,0,0,0,4,0,4,4,4,4,4,4,0,0,0,1,4,0,0,4,4,4,4,4,4,0,0,0,1,0,0,4,4,0,0,4,4,4,4,4,4,0,4,0,0,4,4,4,0,1,4,0,4,0,0,0,4,0,4,0,4,0,0,0,4,4,4,0,0,4,0,0,4,0,4,0,0,4,0,2,0,4,4,4,4,1,4,1,0,0,4,4,4,4,4,4,0,4,0,4,4,0,0,0,0,4,4,4,4,0,4,4,0,0,4,4,2,4,0,0,4,0,4,4,4,0,0,0,0,4,4,4,0,0,0,4,1,0,0,4,0,0,0,0,0,4,4,0,0,4,4,0,0,0,0,4,4,0,4,4,4,0,4,4,4,4,0,0,0,4,0,0,0,4,0,4,4,0,0,0,0,4,0,4,4,0,0,4,4,0,0,0,0,4,0,0,0,0,0,4,0,0,4,0,0,0,0,4,4,0,4,4,4,4,4,4,0,0,4,4,4,4,0,0,0,0,4,4,4,0,4,0,0,0,4,4,0,0,4,0,4,0,0,2,4,0,4,0,0,4,1,0,4,4,0,4,0,0,4,4,4,0,0,4,1,4,0,4,4,0,0,0,4,4,4,0,4,4,4,0,0,4,4,0,0,4,0,0,0,4,4,0,4,0,0,0,0,4,0,0,4,0,4,0,4,0,4,4,4,4,4,0,0,0,0,0,0,4,4,4,0,0,4,4,0,4,0,4,4,0,0,1,4,0,4,4,0,4,0,0,4,4,4,4,0,4,0,0,0,4,0,4,4,4,0,0,4,0,0,4,0,0,4,0,4,4,0,0,4,4,4,2,0,0,4,0,4,4,0,0,4,0,4,4,4,0,0,4,2,0,0,4,0,0,0,0,4,0,0,1,4,4,4,0,0,4,4,4,0,0,0,4,0,0,4,4,0,4,0,4,4,0,4,0,4,0,0,4,0,4,4,0,4,0,3,0,4,0,4,4,4,4,4,4,4,0,0,0,0,4,4,4,0,0,4,0,4,0,0,4,4,4,0,4,4,4,2,4,4,4,4,0,0,4,0,4,4,4,0,4,4,0,0,0,4,4,4,2,4,3,4,4,4,4,4,0,0,4,0,4,4,0,4,4,4,4,4,4,0,4,4,4,0,0,4,4,0,4,0,4,4,0,4,0,0,0,0,0,4,4,4,0,0,0,4,4,0,4,4,0,0,4,0,4,4,4,0,4,0,4,4,4,4,0,0,4,0,0,0,4,4,4,0,4,4,4,0,4,0,4,0,4,0,4,0,1,4,4,0,0,4,0,0,0,4,4,0,0,0,4,0,0,4,4,0,0,0,4,4,3,4,0,4,0,4,4,0,4,4,0,0,0,0,0,0,4,0,0,0,4,0,1,4,0,0,0,0,4,3,0,4,4,0,0,4,2,4,0,4,4,0,4,0,4,4,4,0,0,0,0,4,0,4,4,4,4,4,0,0,0,3,4,0,0,0,4,0,1,0,0,4,4,4,0,0,4,4,0,4,4,0,0,0,4,0,0,0,4,4,0,0,4,0,0,4,3,4,0,3,4,0,4,4,0,0,0,0,4,4,0,0,4,0,0,4,4,0,4,4,0,4,0,4,2,0,4,4,0,4,0,4,4,4,0,4,4,0,4,0,0,0,0,4,1,0,0,0,4,4,0,1,0,0,4,4,0,4,2,4,0,0,0,4,0,0,0,0,4,4,0,2,0,4,4,4,0,4,0,0,4,0,4,4,0,4,4,0,4,4,1,0,4,0,0,4,4,4,4,0,4,0,4,2,0,0,0,0,1,0,0,0,0,4,0,4,4,3,4,0,0,0,4,0,0,4,0,0,4,0,4,0,0,4,4,3,4,4,4,0,4,0,4,4,4,4,4,0,0,4,4,4,0,4,0,4,0,0,4,0,3,0,0,4,4,3,0,4,4,0,4,0,4,0,0,0,0,4,4,0,0,4,4,1,4,4,0,4,0,4,4,1,4,4,0,0,4,0,1,0,4,0,0,4,0,0,0,0,0,0,0,0,0,4,0,4,0,0,0,4,0,0,4,0,4,4,4,0,4,0,0,4,4,0,0,4,4,4,0,0,0,4,4,4,4,4,4,0,0,4,4,0,0,0,0,4,0,4,4,4,4,4,4,0,4,0,4,0,4,4,0,4,0,4,0,4,0,0,0,0,0,0,0,0,4,4,4,0,4,0,0,2,0,0,0,0,4,0,0,0,4,4,0,0,4,4,0,4,0,3,0,4,0,0,4,0,0,4,0,4,4,4,0,0,0,0,4,4,4,0,0,4,0,0,0,0,0,0,0,0,4,0,1,4,4,0,4,1,0,4,0,4,0,0,4,0,0,4,0,4,4,0,4,4,1,0,0,0,0,0,0,4,1,4,4,0,4,4,4,1,4,0,4,4,0,0,0,4,4,0,4,0,0,4,0,4,4,0,4,0,0,0,0,4,4,4,0,4,0,0,0,4,0,0,4,4,0,0,4,4,4,0,0,4,4,0,4,0,4,4,0,4,0,4,0,4,2,4,4,0,0,4,4,4,4,0,0,4,0,0,4,4,0,0,4,4,0,4,4,0,0,3,0,4,0,0,4,4,0,4,0,4,1,0,0,4,3,4,0,0,0,0,0,4,4,0,4,4,0,0,0,0,1,4,0,4,0,4,0,4,3,0,4,4,4,0,0,0,0,4,0,4,4,0,4,4,4,0,4,4,4,4,4,4,4,0,1,4,0,4,0,4,0,4,4,0,4,0,0,0,4,4,0,0,0,0,4,0,4,4,0,4,4,4,0,4,0,4,0,2,2,4,0,0,0,4,4,0,4,4,4,4,4,4,0,0,4,0,4,4,0,4,4,4,0,0,0,4,0,0,4,4,4,4,4,0,4,0,0,0,0,4,0,0,0,0,4,0,0,0,0,2,4,4,0,4,4,3,4,0,0,0,0,0,4,4,0,4,0,4,0,4,4,4,0,4,4,2,4,0,4,4,0,0,4,4,0,4,4,0,0,4,0,0,4,0,0,4,0,4,0,4,4,0,0,4,0,0,0,0,4,0,4,0,4,4,0,0,4,0,4,0,0,0,4,0,0,4,0,0,0,1,4,4,4,0,0,0,0,4,0,4,4,0,0,0,0,4,0,4,0,4,0,4,4,4,0,4,4,4,0,0,0,4,4,4,0,4,4,4,4,4,0,0,4,0,4,4,4,0,0,0,4,4,4,0,0,0,0,4,4,0,2,0,0,4,0,4,4,0,0,0,4,3,4,4,4,0,4,0,2,0,4,4,0,4,0,0,0,4,0,0,0,1,0,0,0,0,0,4,0,4,0,0,0,0,4,0,4,0,4,4,4,4,4,4,0,4,4,0,0,0,4,4,4,0,4,0,0,0,4,0,0,4,0,0,0,0,4,0,4,4,4,0,4,4,4,4,4,3,4,0,0,4,4,4,0,4,4,4,0,0,0,0,0,4,0,4,4,4,0,4,4,4,4,4,0,0,4,4,0,0,0,4,0,4,0,0,4,0,4,4,4,4,4,2,0,2,4,2,4,0,0,4,4,0,0,0,0,0,4,0,0,0,4,4,4,0,4,0,0,4,4,0,4,0,0,0,4,4,0,4,4,0,4,4,0,0,4,4,4,0,0,0,4,4,0,0,0,4,0,4,0,4,0,0,0,4,0,0,0,2,4,4,0,4,4,0,4,4,0,4,0,4,0,4,0,0,4,4,4,0,0,4,3,0,0,0,0,4,4,0,3,0,4,0,0,4,0,0,0,4,4,4,4,4,0,4,0,4,4,0,0,0,0,4,1,4,0,4,0,0,2,2,4,0,0,4,4,0,2,4,0,4,4,0,4,4,1,0,0,4,0,4,4,4,4,0,0,0,0,4,4,4,4,0,4,4,0,0,4,0,0,0,4,4,4,4,4,0,0,0,4,0,0,4,4,1,0,4,0,0,0,0,0,0,4,4,4,4,4,0,0,0,0,0,4,0,3,2,0,0,4,4,4,0,0,1,4,4,4,0,4,0,4,4,0,0,4,0,4,4,4,0,0,4,0,0,2,0,0,0,4,0,0,2,0,4,0,0,4,0,4,4,0,4,4,0,0,4,0,0,0,4,0,1,4,0,0,0,4,0,0,0,0,0,4,0,0,4,0,0,4,0,4,4,2,4,4,0,0,4,4,4,0,4,0,4,0,0,0,0,0,0,0,4,0,4,4,0,4,4,0,4,0,4,0,0,0,2,0,4,4,2,4,0,0,4,0,0,0,0,0,4,4,4,0,0,0,4,0,0,4,4,4,4,0,4,4,0,0,4,4,4,4,4,0,0,4,4,4,0,0,4,4,4,4,4,0,0,4,0,4,0,0,0,0,4,0,4,4,0,4,4,0,0,0,0,4,0,0,0,4,4,4,4,4,4,4,0,0,4,4,4,1,4,0,0,4,0,4,0,0,2,4,0,0,4,0,4,0,0,0,0,0,4,4,4,0,0,4,0,4,4,4,0,0,4,0,0,4,4,4,0,4,0,2,1,0,0,3,0,0,0,4,0,0,0,4,3,4,0,0,0,4,0,0,0,4,2,4,0,4,0,4,4,4,0,3,0,4,0,4,0,0,0,4,0,0,0,4,4,0,4,0,4,0,0,0,4,4,0,4,0,1,0,0,4,4,0,0,0,0,0,4,4,4,4,4,4,4,0,0,0,4,4,4,0,4,4,0,4,4,4,0,0,1,0,4,0,0,0,4,0,4,2,0,1,1,4,0,4,4,0,4,3,4,4,4,0,4,0,0,0,0,0,4,4,0,4,0,0,0,4,0,0,0,0,0,0,4,0,4,0,0,4,0,0,0,0,0,4,0,0,4,4,0,0,4,0,4,4,3,4,4,0,4,0,3,4,0,0,0,4,1,0,0,4,0,0,0,0,0,0,0,0,4,4,0,4,4,4,4,4,0,4,4,0,0,4,3,4,4,0,0,4,4,4,4,0,4,0,0,4,4,0,4,0,4,0,4,0,0,4,0,4,0,4,2,4,0,4,4,0,4,0,4,4,0,0,0,4,4,0,0,4,0,4,4,4,4,4,0,0,0,0,4,0,0,4,0,4,0,0,4,4,4,0,4,0,4,0,4,4,0,2,1,0,0,4,4,0,4,4,0,0,4,4,0,4,0,0,4,0,4,3,0,0,3,0,4,0,4,4,0,0,0,4,0,0,4,0,4,0,0,4,0,4,0,4,4,0,0,4,0,0,0,4,0,4,4,4,0,4,0,3,4,4,4,0,0,4,4,0,4,0,4,0,4,0,4,4,0,0,0,4,4,0,4,4,0,4,0,0,4,0,4,1,0,4,0,0,4,4,0,0,0,0,0,4,4,4,4,2,0,0,4,0,0,0,4,0,4,4,0,4,0,0,0,4,0,4,4,0,0,0,0,0,0,4,4,4,4,4,0,0,4,4,0,4,4,4,4,4,4,3,0,0,4,0,0,4,4,0,0,0,0,4,4,4,0,4,0,4,0,0,4,4,4,4,0,4,4,4,4,4,4,4,0,0,0,4,0,0,0,4,4,0,0,4,4,0,4,0,4,0,0,4,4,4,0,4,0,4,4,0,0,3,0,4,0,4,4,0,4,0,4,0,4,0,4,4,0,0,0,4,4,0,4,0,0,4,1,4,4,4,0,0,4,4,0,4,4,4,4,4,0,0,0,2,4,0,0,0,4,4,0,0,0,4,0,0,0,0,2,4,0,0,4,4,4,4,4,0,4,4,0,0,4,4,4,0,4,0,0,4,4,0,0,4,4,0,4,4,4,4,3,4,0,4,0,4,4,4,4,4,0,4,4,4,4,4,4,4,4,0,0,4,4,4,4,4,4,0,0,0,4,4,4,4,4,0,4,4,0,0,0,4,4,4,0,4,4,0,0,0,0,4,1,0,4,4,4,4,0,4,4,0,0,0,0,4,0,4,0,0,4,0,4,0,0,2,0,0,0,4,0,0,4,0,0,0,0,4,0,4,0,4,0,0,4,3,0,0,0,0,0,4,4,4,0,2,0,4,4,0,0,4,4,0,0,4,0,0,0,0,0,4,4,4,0,0,0,0,0,0,0,4,0,4,0,0,0,4,0,0,4,4,0,4,4,0,3,4,3,4,0,1,0,4,0,0,0,0,0,4,4,0,0,0,4,0,0,0,0,4,4,1,0,4,4,0,4,0,0,0,4,0,4,0,4,1,4,4,0,4,0,1,4,0,4,0,4,0,0,0,4,0,4,0,0,4,4,0,0,4,4,3,0,4,0,4,0,0,0,0,0,0,1,4,4,4,0,4,4,0,0,4,0,4,0,4,0,4,4,2,0,2,4,4,4,0,0,4,0,0,0,4,0,1,0,0,1,0,0,4,2,4,4,0,4,4,4,0,0,0,0,0,4,4,0,4,4,0,4,0,0,0,0,0,4,1,3,0,0,4,4,4,4,4,0,0,4,4,0,0,4,4,4,0,0,0,0,4,4,0,0,0,4,4,0,0,4,0,0,4,0,4,0,4,0,4,0,0,0,4,0,4,0,4,0,4,4,0,4,0,3,4,4,4,4,4,0,0,0,4,4,0,0,0,0,4,4,4,4,4,4,4,4,0,4,4,4,4,4,1,4,0,0,0,4,4,0,4,0,0,4,0,4,4,0,4,4,4,0,0,0,4,0,4,0,0,4,4,0,4,0,0,4,0,4,0,0,4,0,4,0,0,4,0,4,4,0,0,4,4,4,0,4,4,4,0,4,4,0,4,0,4,0,0,4,4,4,4,4,4,4,0,0,0,0,4,0,4,4,4,4,0,3,0,4,4,4,0,4,4,0,0,4,4,0,4,4,4,4,4,4,4,4,4,4,4,4,0,4,0,4,0,0,4,4,4,4,0,0,0,0,0,0,0,4,4,4,0,0,0,0,4,4,0,0,0,0,4,4,0,0,0,4,0,4,0,4,4,0,0,0,0,4,0,0,4,0,2,4,4,4,4,2,4,4,0,4,4,4,4,0,0,4,4,0,4,1,0,4,0,4,4,2,4,4,0,4,0,4,0,4,0,0,4,0,4,4,0,4,0,4,0,0,2,4,4,4,0,4,0,0,0,4,4,0,0,4,0,0,0,4,4,0,0,4,4,4,0,2,0,0,0,0,0,0,0,0,0,0,4,3,0,4,4,0,4,4,4,0,0,4,0,0,0,4,0,4,4,4,4,0,4,0,0,4,0,4,0,4,4,0,0,4,0,0,0,3,4,0,0,0,2,0,4,4,0,0,4,0,4,3,0,0,0,0,4,0,0,0,4,3,0,0,0,0,0,4,0,0,0,0,4,0,0,0,4,0,0,0,0,0,4,4,0,4,0,4,0,0,0,0,4,4,0,0,4,4,0,0,4,0,0,4,0,0,4,0,2,0,4,0,4,4,0,4,4,4,0,0,0,0,0,0,0,0,4,4,4,4,0,0,0,0,0,0,4,3,0,0,4,0,0,4,4,0,0,4,0,4,0,4,0,4,3,0,4,0,4,4,0,0,4,0,0,2,4,0,4,4,4,3,4,0,0,4,0,4,0,4,0,0,3,0,3,4,0,4,0,4,4,4,4,4,0,4,0,0,0,0,4,0,0,0,4,0,4,0,4,0,4,4,0,0,4,0,0,4,0,0,4,4,0,0,0,0,4,0,4,0,4,0,4,0,4,4,0,4,0,4,4,4,0,4,4,0,4,4,0,4,4,4,0,0,4,4,4,0,0,0,4,0,0,4,4,1,0,4,4,0,4,4,4,4,0,4,0,4,0,0,4,0,0,0,4,4,4,2,4,0,4,0,4,0,4,4,0,0,0,4,0,0,0,4,0,0,0,0,0,0,0,0,4,0,0,0,4,3,4,4,0,0,4,4,0,4,4,3,0,3,0,0,4,4,0,0,0,4,4,0,0,4,0,0,0,0,0,4,4,4,4,4,0,4,0,4,4,0,0,4,0,0,0,0,4,0,0,4,4,4,0,4,4,0,4,4,4,0,0,0,0,0,4,0,4,4,0,0,4,0,0,0,0,0,0,0,4,0,0,4,0,4,0,0,4,4,0,0,4,4,4,4,4,4,4,0,4,4,0,4,0,4,4,0,4,0,4,4,3,0,0,0,4,0,4,0,2,0,4,4,2,4,0,0,4,4,4,4,0,0,4,0,4,4,4,4,0,0,4,0,0,0,4,0,0,4,4,0,4,4,0,4,0,4,0,0,0,0,4,0,0,4,2,4,4,0,0,0,0,2,0,4,0,4,1,0,0,4,4,4,4,4,0,4,2,0,4,4,4,0,4,4,1,0,4,0,4,4,4,4,0,4,0,4,0,0,4,0,4,0,0,4,0,0,4,4,4,4,4,0,0,4,0,0,0,2,0,4,0,4,0,1,4,4,4,4,4,0,4,4,0,0,4,4,4,4,4,0,4,0,0,4,4,4,4,4,0,4,0,0,4,0,0,0,0,4,4,4,0,4,4,0,0,4,4,0,0,0,4,0,4,0,0,0,4,0,4,4,0,4,0,4,0,4,4,0,0,0,4,0,0,3,0,0,0,0,0,0,4,4,4,2,0,0,0,4,4,4,0,4,4,0,0,0,0,0,2,4,0,4,0,0,0,4,0,4,0,4,0,0,4,4,0,4,1,4,4,4,4,0,0,4,0,0,4,0,4,0,4,4,4,4,0,4,0,0,0,4,0,4,4,4,4,4,4,0,4,4,0,4,4,0,0,0,0,1,4,4,0,4,4,4,0,0,0,4,4,0,4,0,0,4,0,0,4,0,0,0,0,4,0,4,0,4,1,4,0,4,0,0,4,0,0,3,0,0,4,4,0,4,0,4,0,0,0,0,4,0,0,0,4,0,4,0,0,0,0,0,4,4,0,4,0,4,4,0,3,4,0,0,4,4,0,0,0,0,4,4,0,0,0,0,0,4,4,0,0,4,4,4,0,0,0,0,0,4,4,0,4,4,4,4,4,4,4,0,0,4,4,4,0,4,0,4,0,0,0,4,4,3,4,0,0,4,0,4,0,0,0,4,0,0,0,0,4,0,4,3,4,4,0,4,4,0,0,0,0,0,0,4,0,0,4,4,4,0,0,4,4,0,4,0,0,4,0,4,4,0,4,4,2,4,4,0,0,4,0,4,4,0,0,0,4,0,0,4,4,4,0,0,0,0,4,0,0,0,0,0,4,0,0,1,4,4,4,0,0,4,4,4,4,0,0,4,4,4,0,0,0,0,4,0,0,0,4,4,0,4,0,4,4,4,0,4,4,4,4,0,0,0,0,0,0,4,3,0,1,0,1,4,0,4,4,0,0,0,4,4,0,0,4,0,0,4,4,0,4,4,0,0,4,4,0,4,0,4,0,4,4,4,0,4,4,4,4,4,0,4,0,0,4,0,0,4,0,4,0,4,0,4,0,0,0,0,0,0,4,0,4,4,4,4,0,4,0,4,1,0,0,4,0,4,4,0,4,0,0,0,0,0,4,4,1,0,0,0,0,0,4,4,0,0,4,2,4,0,0,0,0,0,4,0,0,0,0,0,4,4,2,4,4,4,4,4,0,4,0,4,4,0,4,4,0,0,4,4,4,3,0,4,0,4,0,2,4,4,0,0,4,0,0,0,4,0,0,0,0,0,0,0,4,0,0,0,3,4,0,4,0,0,3,4,0,4,4,0,0,4,0,0,4,0,0,4,4,0,0,2,0,0,4,4,0,0,4,4,4,0,4,4,0,0,0,4,4,4,0,4,4,4,4,0,4,0,0,0,0,4,0,4,4,0,1,1,4,0,4,0,0,4,4,4,0,0,0,4,0,4,4,0,0,4,4,4,4,4,4,4,4,4,0,4,0,4,4,4,0,0,4,4,0,4,0,4,0,0,4,4,0,0,4,0,4,0,2,0,4,0,4,4,0,0,4,4,4,0,4,4,0,0,4,0,4,0,0,4,4,0,4,0,4,0,4,4,0,4,4,4,1,0,2,4,4,4,4,4,0,4,4,0,4,4,4,0,0,4,4,4,4,0,3,4,0,4,4,1,0,4,4,4,0,4,0,4,0,4,4,0,4,4,4,0,4,0,0,4,4,4,4,4,4,4,4,2,0,4,4,0,0,4,4,0,4,0,0,4,0,2,2,4,4,0,0,0,0,4,4,4,0,4,0,0,4,0,0,0,0,4,0,4,4,0,4,0,4,4,4,0,4,0,2,4,1,4,4,0,0,0,0,0,0,4,4,0,0,0,4,0,0,4,4,0,0,0,4,4,0,4,4,0,0,0,0,4,4,0,4,4,0,4,1,0,4,0,0,0,0,0,4,4,0,4,4,4,0,0,3,0,4,4,0,0,0,4,0,0,4,4,4,0,0,4,0,0,0,0,4,0,4,4,0,0,4,4,4,4,0,4,0,4,0,4,0,0,4,4,4,4,4,4,4,0,4,4,4,4,4,0,0,0,0,4,4,0,4,4,0,0,0,0,3,4,4,4,4,0,0,4,0,4,4,4,0,4,4,0,4,0,4,4,4,0,1,0,4,4,4,0,4,4,4,0,0,4,0,0,0,4,0,0,4,4,4,0,0,0,0,0,4,4,4,0,4,0,0,0,0,0,4,4,0,4,0,0,0,4,4,0,3,0,4,4,4,4,4,4,4,0,0,4,0,0,4,4,0,0,4,0,0,0,4,4,0,0,4,0,4,4,4,4,4,0,4,0,4,0,4,0,0,4,0,0,4,0,4,0,4,0,4,4,4,4,2,0,0,4,2,4,0,0,0,4,4,0,4,0,0,4,4,4,4,0,0,4,0,0,0,0,0,0,4,0,4,0,0,4,0,0,0,4,4,4,1,0,4,4,4,4,4,0,4,4,2,0,4,4,4,0,0,4,4,0,4,4,4,2,0,4,0,0,4,4,4,4,0,4,0,4,0,4,0,4,2,0,0,4,4,0,0,0,0,4,4,0,0,4,4,0,0,0,0,4,4,0,0,0,4,4,1,4,0,0,4,4,0,2,0,0,0,0,4,4,0,4,4,4,0,4,4,0,0,4,4,0,4,0,4,4,0,4,0,0,0,1,4,0,0,0,0,4,4,4,4,4,4,4,4,4,0,2,0,4,0,4,0,0,0,0,0,0,0,0,4,4,4,4,0,4,0,0,0,0,0,0,0,0,4,4,4,3,0,0,4,0,0,0,0,4,0,4,4,0,0,4,0,4,3,4,0,4,0,0,4,0,0,4,4,4,0,4,0,4,4,0,0,4,4,1,0,4,0,1,4,0,4,4,4,0,4,0,4,4,0,3,4,4,0,4,0,0,4,0,4,4,4,4,4,0,0,0,4,4,0,4,1,4,4,3,0,4,4,2,0,0,0,4,4,4,0,0,0,4,0,0,0,0,4,0,4,4,0,0,2,4,4,4,0,4,4,4,0,0,4,4,4,0,0,4,0,0,4,4,4,4,0,0,4,0,0,4,0,4,4,1,0,0,4,0,4,4,0,0,4,0,4,4,0,4,4,4,4,4,4,4,4,4,0,4,4,0,0,4,4,4,0,4,4,4,4,0,4,0,4,4,1,0,0,0,3,4,0,4,3,0,4,0,4,4,4,4,0,4,0,0,4,0,4,4,4,4,0,4,0,0,4,4,4,0,4,4,4,0,4,4,0,4,4,4,0,4,1,4,0,1,4,0,0,4,4,0,0,4,4,0,4,0,0,4,0,0,0,2,0,0,4,0,4,2,0,0,4,4,0,0,0,4,4,4,0,0,0,4,0,4,4,0,4,0,4,4,4,0,0,4,4,4,0,0,0,0,0,0,0,4,4,0,0,4,4,4,4,0,4,1,2,4,0,4,2,0,4,4,4,0,0,0,4,4,0,0,4,4,0,0,4,0,4,4,4,0,0,0,4,4,4,0,3,4,0,4,4,4,0,4,4,4,0,0,4,0,4,0,4,4,4,4,4,4,0,4,4,0,0,4,0,1,0,4,0,4,0,0,4,4,4,0,4,0,0,0,4,0,0,0,0,4,0,0,0,0,0,0,0,4,4,4,0,4,0,4,4,0,0,4,4,4,4,4,4,0,4,4,0,4,0,4,4,4,4,0,4,0,4,4,4,0,0,0,0,4,4,0,4,0,0,4,4,4,4,0,0,4,0,1,0,0,4,0,4,0,0,4,4,4,4,0,4,0,0,0,0,0,4,4,4,0,4,0,4,4,0,0,0,4,4,0,0,0,0,1,0,0,4,4,4,4,0,4,0,0,4,4,4,0,4,0,0,2,0,4,0,4,0,0,0,0,4,0,4,4,0,4,0,0,4,0,4,0,0,4,0,4,0,4,4,0,0,4,4,0,0,4,0,4,0,4,4,0,0,4,0,4,0,4,4,0,0,4,0,0,4,0,0,4,0,0,4,0,4,0,0,4,4,0,1,0,0,4,0,4,4,4,4,0,0,4,0,0,4,0,0,0,0,1,0,4,4,0,0,0,0,0,4,4,0,0,4,4,4,4,0,0,0,4,4,4,4,0,4,4,1,0,0,0,4,4,4,3,0,4,0,4,0,4,0,0,4,0,4,0,1,0,4,4,4,0,4,4,4,4,4,0,0,4,0,0,0,4,4,4,4,4,0,4,0,4,4,0,0,0,4,4,4,4,0,4,0,4,0,0,4,4,4,0,0,0,4,4,4,2,0,4,4,0,0,0,0,4,0,0,4,0,4,0,0,0,4,0,4,4,4,4,0,4,0,4,4,0,4,4,4,4,0,4,0,4,0,4,0,0,0,1,4,4,3,4,4,0,0,4,4,0,0,0,0,4,0,4,0,4,0,0,0,0,0,4,4,4,4,4,4,0,4,0,0,0,1,4,4,0,0,1,4,4,4,3,0,4,4,0,4,0,4,0,0,0,4,4,2,0,4,4,4,0,4,4,4,4,0,0,2,3,4,4,4,4,0,4,0,4,3,4,4,0,0,0,4,4,0,0,0,4,0,4,0,0,4,0,0,0,0,1,0,0,4,0,0,4,4,0,4,4,4,0,0,0,4,4,4,0,0,0,0,4,4,4,4,4,4,0,0,0,4,4,0,4,4,0,4,0,4,0,4,4,4,0,0,1,4,4,0,0,4,2,0,1,4,4,4,4,0,4,4,4,0,0,4,3,0,4,4,2,4,0,0,1,4,4,0,4,4,4,0,4,0,4,0,4,4,0,4,0,0,4,4,0,0,0,0,4,0,0,0,4,4,0,4,4,4,4,4,4,0,0,4,0,4,4,4,0,0,4,4,0,0,1,0,0,4,0,4,0,4,4,0,0,0,0,2,4,3,0,4,4,0,0,4,2,4,4,0,4,4,4,4,4,0,4,0,4,0,4,0,0,4,0,4,4,0,0,0,0,4,4,4,2,0,0,4,4,0,4,4,4,4,0,0,0,4,0,0,4,4,3,4,4,4,0,0,0,4,4,4,4,4,4,0,2,4,0,4,4,3,4,4,4,4,4,0,0,0,0,0,0,4,0,0,4,4,3,4,0,0,0,4,0,0,0,0,0,0,0,0,4,0,0,0,4,0,4,4,4,4,4,0,0,0,0,0,4,0,0,4,0,0,0,4,4,4,4,4,4,1,4,4,4,4,4,4,0,0,0,4,4,0,0,0,4,4,4,0,4,4,3,4,4,0,3,4,4,4,2,0,0,0,0,0,4,0,2,0,0,4,4,0,4,4,0,4,0,1,4,2,4,4,4,4,4,0,4,0,0,0,4,4,4,4,0,0,4,2,0,4,4,0,0,0,0,0,3,4,0,0,0,4,0,0,1,0,4,0,4,4,4,0,4,1,0,4,4,0,4,4,0,0,4,4,3,4,4,4,0,0,4,4,0,4,0,4,0,0,4,3,0,4,3,0,0,4,4,4,4,4,4,0,4,0,0,4,0,4,0,0,1,4,0,0,0,4,4,4,4,4,0,4,0,4,0,4,4,4,4,4,0,0,0,4,4,0,0,4,4,0,4,0,4,4,0,4,3,0,4,0,4,2,3,0,4,4,0,4,3,4,0,4,4,0,0,0,0,4,0,0,0,2,4,0,0,4,0,0,4,0,0,4,4,4,4,4,0,4,4,4,4,4,4,4,0,4,4,0,4,0,0,4,4,4,4,4,0,3,0,0,0,0,0,0,0,0,4,4,0,4,2,4,4,4,0,0,4,4,0,4,0,0,4,0,4,4,4,0,3,4,4,4,0,4,4,0,0,0,0,0,0,4,4,4,0,0,4,1,4,4,4,4,0,0,0,0,0,0,0,1,1,4,0,4,0,0,4,0,4,0,0,0,4,1,4,4,4,0,4,3,0,4,0,4,0,0,0,4,4,4,4,0,0,0,4,0,0,0,2,0,0,4,4,4,0,0,4,4,4,0,4,0,4,0,0,0,0,0,0,0,0,4,4,0,4,0,0,4,4,4,0,0,0,0,4,4,1,3,0,4,4,4,0,0,0,4,0,4,0,4,4,4,0,4,0,0,4,0,0,4,0,4,0,4,0,1,4,4,0,0,0,0,4,4,4,4,4,4,4,4,4,0,0,0,0,0,4,4,0,4,4,4,3,0,4,0,0,0,0,4,4,0,0,4,0,4,0,4,0,0,4,4,0,0,4,4,0,0,1,4,4,4,0,0,4,0,0,4,4,4,0,0,0,4,0,0,0,4,0,0,0,4,0,0,4,0,0,3,4,4,4,4,4,4,3,4,0,0,0,4,0,4,4,0,0,2,4,0,0,4,0,4,0,4,0,0,0,4,0,4,4,4,4,4,0,4,4,4,0,0,3,0,0,0,0,4,0,4,4,4,0,0,0,0,4,4,4,4,4,2,0,4,4,0,4,4,0,0,1,0,0,4,4,0,0,4,0,4,4,0,4,4,4,0,3,0,4,4,4,4,3,0,0,0,4,4,4,0,4,4,0,0,4,4,0,0,4,4,0,4,4,4,0,4,0,0,0,4,4,4,4,4,4,4,0,0,4,0,4,4,3,4,4,0,4,4,4,2,4,0,4,4,0,4,0,4,4,0,0,0,4,4,4,4,4,4,4,4,4,4,4,0,0,0,2,4,0,0,0,0,4,4,4,4,0,0,0,3,3,4,4,4,0,4,0,4,4,4,4,4,4,4,4,4,0,0,4,0,0,0,0,4,0,4,0,0,4,0,4,0,4,0,4,4,4,0,0,4,4,0,4,4,0,4,0,4,0,4,0,0,4,4,0,4,0,0,0,4,4,0,4,4,1,4,4,4,4,0,4,0,4,4,0,4,4,0,4,0,0,4,4,4,0,4,4,0,0,4,4,4,4,0,4,4,0,0,0,1,0,3,0,0,4,4,4,4,0,4,0,0,4,4,4,4,4,0,4,4,0,4,0,0,4,1,4,0,4,0,0,4,0,4,4,0,0,4,4,0,1,0,0,4,4,0,4,0,4,0,0,0,4,0,4,0,4,4,4,0,0,0,4,0,4,0,0,4,4,0,4,4,4,4,0,4,0,0,0,0,4,0,4,0,4,0,4,0,0,0,2,0,0,4,4,4,4,0,4,4,0,0,4,4,0,4,0,0,0,4,0,0,1,4,0,0,4,0,4,4,0,4,0,4,0,0,4,0,4,4,0,0,0,4,0,0,4,0,0,4,0,4,3,4,4,4,0,4,0,0,0,0,0,4,0,0,4,4,4,0,4,0,4,0,0,0,4,4,0,4,4,4,0,0,4,4,4,4,4,0,2,4,0,0,4,0,4,4,4,4,4,0,0,0,4,0,4,0,0,0,4,4,4,1,4,4,4,4,4,4,0,4,0,0,4,0,4,2,4,4,0,4,4,0,4,4,4,0,0,4,4,4,4,4,4,0,4,4,0,4,4,1,0,4,4,0,4,0,4,3,0,0,4,4,4,4,4,0,0,0,0,4,4,0,4,4,4,2,4,0,4,0,4,0,4,4,4,0,4,4,4,4,2,4,4,4,4,0,4,0,0,0,0,0,4,0,4,0,4,0,0,4,0,4,0,0,4,4,0,4,0,0,0,0,0,4,0,4,0,4,2,4,4,0,0,4,4,0,4,4,0,4,0,0,0,4,4,4,0,0,0,0,4,0,0,0,4,0,4,0,4,4,4,4,4,4,0,4,4,4,0,4,4,0,4,4,4,0,0,4,0,4,4,0,4,4,4,0,0,0,0,4,4,0,0,0,4,4,4,4,0,0,4,0,0,4,0,0,0,0,0,4,4,0,4,4,0,4,0,4,4,4,2,4,4,4,4,4,0,0,4,0,0,0,0,4,0,0,0,0,0,4,4,4,3,4,4,0,4,0,0,4,4,4,4,4,0,0,0,0,4,0,0,0,0,0,0,4,0,4,4,4,0,2,0,4,0,4,4,4,0,4,0,0,4,0,4,4,0,4,4,0,3,0,0,0,4,3,4,0,4,4,0,0,0,0,4,0,0,4,0,0,4,0,0,0,4,0,0,4,0,0,0,4,0,4,2,4,4,4,0,0,4,0,0,4,0,4,0,0,4,0,4,4,0,4,4,0,0,4,4,0,0,4,4,0,4,4,4,0,4,4,4,0,4,0,0,0,4,0,0,1,0,4,4,0,4,0,0,4,3,0,1,2,0,4,2,0,4,0,1,0,0,0,4,4,0,0,4,4,4,0,0,0,0,4,0,4,4,0,0,4,0,4,4,4,0,4,4,4,2,0,4,0,4,0,0,4,0,0,0,4,2,0,4,4,4,4,0,4,1,0,0,4,0,4,0,0,0,0,4,4,4,0,4,0,4,4,4,4,4,4,4,4,0,0,0,1,4,4,4,0,4,4,1,0,4,0,0,0,4,4,4,4,4,0,0,0,0,0,0,4,0,0,0,4,0,4,4,1,0,0,0,4,4,0,4,0,4,1,0,0,4,4,0,0,0,4,0,0,4,0,0,4,0,0,4,4,4,0,0,4,4,4,0,4,2,4,4,0,0,0,4,0,4,0,0,4,0,1,4,4,4,4,4,0,0,0,0,0,0,0,4,4,4,3,0,4,0,4,4,0,0,4,1,4,0,4,3,0,4,4,4,0,4,4,4,4,1,1,0,4,4,0,4,0,0,4,4,4,4,4,4,0,0,2,0,0,4,0,4,0,4,4,4,0,4,4,0,0,4,4,0,0,4,0,4,0,0,4,1,4,4,0,0,4,0,4,0,4,4,0,4,0,0,4,4,4,4,0,4,0,4,0,4,0,4,4,0,0,0,0,4,0,0,4,0,0,0,4,4,0,4,0,1,0,3,4,4,4,0,4,4,0,0,0,0,4,4,0,0,0,4,0,4,4,4,0,4,4,0,4,0,0,0,0,0,4,4,4,0,4,0,4,4,4,4,0,0,4,0,4,4,0,0,4,4,4,4,4,0,4,4,0,0,0,4,0,0,2,0,4,0,0,0,4,4,4,0,4,2,0,0,0,0,0,4,0,0,4,0,4,0,4,4,0,0,1,0,0,4,4,0,0,0,4,0,0,4,4,0,0,4,0,4,4,4,4,0,0,4,4,4,4,4,4,4,0,4,4,0,4,0,4,4,0,4,0,0,0,0,3,4,0,0,4,4,2,4,0,0,4,4,4,4,0,4,0,4,0,4,4,0,0,0,0,0,4,0,0,0,0,4,4,4,4,4,0,4,4,0,4,0,0,0,0,4,0,0,2,0,4,0,4,4,4,0,0,0,0,4,4,0,4,4,4,2,4,0,0,0,0,0,0,4,0,4,4,0,4,4,4,0,0,0,0,4,4,4,0,0,0,0,0,0,0,4,0,0,0,4,0,0,4,4,0,0,4,0,4,0,4,4,4,0,4,0,4,0,0,0,0,0,0,4,4,4,0,0,4,0,4,4,4,4,4,4,0,0,4,0,4,0,4,0,0,4,0,0,4,0,0,4,4,1,4,0,0,4,0,0,0,4,0,4,4,0,4,0,0,0,0,4,0,0,4,4,4,4,2,0,0,4,4,0,0,0,4,0,4,2,0,0,0,4,4,4,0,3,0,4,0,0,4,0,0,4,4,0,0,4,1,0,4,0,4,4,0,4,4,4,0,4,0,4,4,0,0,0,0,0,2,4,4,1,0,4,4,4,4,4,4,4,0,0,4,0,0,4,0,4,0,0,0,4,4,0,4,0,4,4,0,4,4,4,0,4,4,4,4,0,0,0,4,4,0,4,4,4,0,4,4,4,0,4,0,0,0,4,0,4,0,0,0,0,0,0,0,4,0,4,4,4,0,4,0,0,0,4,0,0,0,0,0,0,4,0,0,0,4,4,0,0,4,4,0,4,4,4,4,2,4,4,0,0,0,0,0,0,0,4,3,4,4,0,4,4,0,0,4,0,4,0,0,4,4,0,0,4,4,0,0,0,0,0,4,3,4,0,4,0,0,0,4,0,4,0,4,3,4,0,0,0,4,0,0,4,0,1,0,4,4,2,0,4,4,4,0,4,4,4,4,4,4,0,0,4,0,4,4,0,0,4,4,4,0,0,0,4,4,0,4,4,0,0,0,4,4,4,0,4,2,0,0,0,0,4,4,0,0,4,4,4,4,4,4,4,0,4,2,4,4,0,4,0,0,4,0,0,4,4,4,0,4,4,0,4,4,4,0,4,0,4,0,0,4,0,4,4,0,0,4,4,4,0,4,4,0,0,0,0,0,4,0,0,0,4,0,0,4,0,0,4,4,4,4,0,0,0,0,3,4,0,0,0,0,3,4,0,4,2,0,0,4,0,4,4,4,0,4,0,4,3,4,0,0,4,4,0,0,0,4,4,0,0,0,4,0,0,0,0,1,0,0,4,0,0,0,0,4,4,0,0,0,0,4,0,2,4,0,4,4,4,0,0,0,4,4,4,0,4,3,4,4,4,4,4,0,0,3,4,0,4,0,4,0,4,4,3,4,4,0,0,4,0,4,4,4,1,4,0,0,4,4,4,0,4,4,0,4,4,4,4,0,4,4,4,0,4,4,4,4,4,0,4,3,0,4,4,4,4,4,4,4,4,4,0,0,0,4,4,0,4,0,0,4,2,0,0,4,0,0,0,4,0,4,0,4,0,0,0,0,0,4,0,0,0,4,4,4,0,0,4,0,0,4,4,4,0,4,0,0,0,4,0,4,4,0,0,0,4,3,4,0,4,0,0,4,4,0,2,0,0,0,4,4,0,0,2,4,0,0,4,4,4,4,4,0,4,0,0,4,4,0,0,4,4,0,0,0,4,0,4,4,0,0,4,0,2,0,0,0,0,0,4,0,0,4,4,4,2,0,0,4,0,4,4,4,0,4,0,0,4,0,4,0,4,0,3,4,4,0,0,0,0,4,4,0,0,4,4,0,4,4,0,0,4,4,4,0,0,4,0,4,4,4,4,4,0,0,0,4,4,0,0,0,4,0,4,2,0,4,0,0,4,4,4,4,0,0,4,0,0,0,0,0,4,0,4,0,4,4,0,4,3,4,0,4,4,0,4,4,4,4,0,4,0,0,0,0,4,0,4,0,2,4,4,4,0,2,1,0,0,0,0,0,0,4,4,4,0,4,4,4,4,0,4,4,0,4,4,4,4,0,4,0,0,4,4,4,0,0,4,4,0,0,0,4,0,0,0,0,4,0,3,4,0,0,0,0,0,0,4,4,4,4,4,0,0,4,0,0,4,0,4,4,0,0,0,0,0,0,4,4,0,0,4,4,4,0,4,4,4,0,0,0,1,0,0,0,0,4,0,0,4,0,4,0,0,4,0,4,4,0,0,0,4,4,4,0,4,4,4,4,4,0,4,0,0,0,0,0,0,4,4,0,0,0,0,4,0,4,0,4,4,4,4,0,4,0,0,0,4,4,0,4,0,0,4,0,4,4,0,0,0,0,4,0,4,0,0,4,4,4,0,4,0,4,0,4,4,0,4,4,0,0,4,0,4,4,4,1,0,4,4,4,4,4,4,0,4,0,4,0,0,0,3,0,4,0,0,0,0,0,4,4,4,4,4,0,0,0,4,0,0,4,0,0,0,4,4,4,4,0,4,0,4,3,0,0,0,0,0,0,1,4,0,0,4,4,0,4,0,4,4,0,4,0,0,4,4,0,4,0,4,4,0,0,0,0,4,0,0,0,0,4,0,0,0,0,4,0,0,4,4,0,0,4,0,0,0,0,4,4,0,4,0,4,4,4,4,2,0,4,0,4,0,4,0,0,4,4,0,0,0,4,4,4,0,4,4,0,4,0,0,4,4,0,0,0,4,0,0,0,4,0,0,0,0,0,4,4,0,4,4,4,4,4,4,4,4,4,4,0,0,4,4,4,0,4,0,4,4,4,4,0,0,0,4,4,0,0,4,4,4,0,4,1,4,0,4,0,0,0,4,4,0,4,0,0,0,4,0,0,0,0,0,0,4,4,0,4,4,4,4,4,4,0,4,0,0,4,4,0,4,4,4,0,0,0,0,0,4,4,0,0,4,0,1,0,4,3,4,0,4,4,4,0,0,0,4,0,0,0,2,4,0,0,0,4,4,0,0,0,0,4,0,4,4,0,0,0,0,4,0,0,4,4,0,0,4,0,0,4,4,4,4,0,0,0,0,0,0,0,0,2,0,4,0,4,4,4,4,4,0,2,0,0,4,4,0,0,4,4,4,0,0,4,0,0,4,0,4,4,0,4,4,0,4,4,4,4,0,4,0,4,1,0,4,0,4,0,0,2,3,4,4,0,0,4,4,4,4,4,0,4,0,0,4,0,0,0,0,0,4,0,4,1,0,0,0,0,4,0,4,0,0,4,0,0,4,4,4,4,4,4,0,0,1,4,0,0,0,0,0,0,0,4,4,0,0,0,0,0,0,4,0,0,0,4,0,4,4,4,4,0,4,0,0,4,4,4,4,0,4,0,2,4,4,4,0,4,0,0,0,0,0,4,4,0,4,0,0,4,4,4,0,1,0,4,0,0,0,0,4,0,4,4,0,0,0,4,4,0,0,4,4,0,4,4,0,0,0,0,0,0,0,1,4,0,4,0,0,4,4,4,4,4,0,4,4,4,0,2,4,0,4,4,0,2,4,0,4,4,0,4,0,0,0,0,4,4,4,0,4,4,4,0,4,4,4,4,4,4,4,4,0,4,4,4,0,4,4,0,4,1,4,0,0,0,4,0,4,0,0,4,4,0,0,0,1,0,0,4,0,0,0,4,0,4,4,4,0,0,4,0,0,4,4,0,4,4,0,4,0,4,0,4,0,0,4,4,0,0,4,4,0,4,4,0,0,4,0,4,4,4,0,0,0,0,0,4,0,0,4,2,0,0,0,0,0,4,4,4,4,4,0,0,0,0,4,0,4,4,0,0,4,4,3,4,4,0,4,0,4,4,4,4,0,0,0,4,0,1,4,4,4,4,4,4,0,4,0,0,0,4,4,0,0,0,0,4,4,0,4,4,4,0,4,0,0,0,4,4,4,4,4,0,0,4,4,4,4,4,4,4,4,0,4,4,0,4,4,0,4,0,0,0,0,0,4,4,0,0,4,0,4,0,4,4,0,0,4,4,4,0,0,0,4,0,0,4,4,4,0,0,4,0,1,0,0,2,4,4,4,4,0,0,0,4,4,0,4,0,0,4,4,4,1,0,0,0,4,4,0,0,4,4,0,0,0,4,4,4,0,4,4,4,2,0,4,4,4,0,0,0,4,2,0,0,4,4,0,0,4,0,4,4,0,0,0,0,0,0,0,0,0,0,0,0,4,4,4,4,0,4,4,4,4,0,0,4,0,1,4,0,0,0,0,4,0,0,4,0,4,4,0,0,4,4,0,4,4,0,3,4,0,0,0,0,4,4,4,0,4,0,0,0,0,0,4,4,0,0,0,0,4,0,0,4,4,0,4,0,0,0,4,0,0,4,4,0,0,4,0,4,4,0,4,0,4,1,0,2,0,0,0,0,4,0,4,4,4,0,4,0,0,4,0,2,0,4,0,4,4,4,0,4,0,4,4,4,4,4,0,4,2,4,0,4,4,0,0,4,0,0,4,0,1,4,3,0,0,0,0,1,4,0,4,4,4,0,1,0,4,0,0,0,0,4,3,4,0,0,4,0,0,4,0,0,0,0,4,0,4,0,0,4,0,4,0,4,4,4,0,0,4,0,0,4,4,4,4,4,0,0,0,4,0,4,2,0,4,4,0,0,0,4,0,0,4,0,4,4,0,4,0,4,0,0,4,0,4,4,4,4,0,0,0,0,4,0,4,0,4,4,0,0,0,4,2,4,4,0,4,4,0,0,4,4,0,4,0,0,0,0,4,0,0,4,0,4,4,0,4,4,0,0,4,4,4,4,0,0,4,0,2,3,4,4,4,4,2,0,4,4,0,4,4,0,4,4,4,4,0,4,0,0,0,4,4,3,4,0,0,0,4,0,4,0,4,0,0,0,4,4,4,0,4,4,4,0,0,4,0,4,4,4,0,4,0,4,0,0,4,4,0,4,0,4,0,4,4,4,0,0,4,0,4,4,0,0,3,4,0,0,0,4,4,0,4,4,4,0,0,4,4,4,4,0,0,4,4,0,4,0,0,4,4,0,0,0,4,0,4,0,4,4,0,0,0,4,0,4,4,0,4,0,0,0,0,4,0,4,4,4,4,0,0,4,4,0,0,4,4,0,4,4,0,0,4,0,4,0,1,4,0,4,0,0,0,4,0,4,4,0,0,0,4,0,0,0,4,0,0,4,4,4,4,0,0,4,4,4,0,0,4,4,0,4,4,0,4,0,0,1,4,4,0,4,4,4,4,0,0,0,1,0,4,0,0,0,0,0,0,0,4,0,0,0,2,4,3,0,0,4,0,4,4,0,0,0,0,0,0,0,4,0,1,4,4,4,0,0,0,0,4,0,1,4,0,0,0,4,0,4,4,4,4,0,4,0,4,0,4,0,4,4,0,0,0,4,4,4,0,0,4,0,0,4,4,4,4,0,2,0,0,4,3,4,4,0,4,0,4,4,4,0,0,0,0,4,0,0,4,0,4,4,4,0,0,0,0,0,4,4,0,0,0,4,4,4,4,2,0,4,0,0,4,0,4,4,2,4,4,0,4,0,4,4,0,4,4,4,3,0,4,0,4,4,0,4,4,4,4,4,0,0,4,4,0,0,4,4,0,0,0,0,0,0,0,0,4,0,4,4,4,4,4,4,4,4,4,0,0,3,4,0,0,0,4,4,4,4,4,4,0,0,4,4,0,0,0,4,4,4,4,0,4,4,4,4,3,0,0,4,4,4,4,0,4,0,4,0,4,0,0,0,1,4,0,4,4,4,0,4,0,0,4,0,4,0,0,0,4,4,0,0,0,0,0,4,4,4,0,0,4,4,3,4,0,0,4,0,0,0,4,4,0,4,0,4,0,4,1,0,0,4,0,0,4,0,4,0,4,0,4,0,4,4,4,0,0,4,4,0,4,0,0,0,4,0,4,4,4,0,4,4,0,0,4,4,4,4,0,1,2,0,0,4,4,0,0,0,0,0,4,0,4,4,0,0,4,0,4,0,0,0,4,4,2,4,0,4,0,2,0,4,4,0,0,0,4,4,0,4,0,3,1,4,4,0,0,4,4,4,4,0,0,0,4,4,4,4,4,4,4,4,4,0,0,0,4,0,4,4,0,0,4,4,3,0,4,4,0,4,3,4,0,4,4,4,4,0,4,0,4,0,0,4,0,4,0,0,4,4,0,0,4,4,4,4,4,4,0,4,4,4,4,4,4,0,0,4,2,0,0,0,4,0,4,0,0,0,4,4,4,4,4,4,4,0,4,0,0,4,4,0,4,4,3,0,0,4,4,0,4,4,4,0,4,0,4,4,0,4,4,4,0,0,0,4,4,0,0,0,0,4,0,0,0,0,4,4,4,4,0,3,0,4,3,4,4,4,4,0,0,0,0,0,0,0,4,4,4,4,0,4,0,4,4,4,0,4,4,1,4,0,4,4,0,0,4,4,3,0,4,4,4,0,4,0,4,4,4,2,0,4,0,4,4,4,4,3,0,4,0,4,4,4,0,4,0,4,4,0,4,4,4,0,3,4,2,4,4,4,0,4,0,0,0,0,4,4,0,0,4,0,0,4,0,4,4,3,4,4,4,4,0,0,4,0,4,0,4,4,4,4,0,4,0,0,0,4,4,4,4,0,0,0,3,4,1,4,0,0,4,4,0,0,4,4,4,4,0,4,4,4,0,0,2,0,4,0,4,0,0,0,4,0,0,0,4,4,4,4,4,0,4,0,0,0,0,0,4,4,4,0,0,4,4,0,4,0,0,0,4,4,4,4,0,4,0,0,2,0,4,4,0,0,0,0,4,0,0,4,0,4,4,4,4,4,0,4,4,0,4,0,4,0,3,4,4,4,4,0,4,0,0,4,4,0,4,4,0,0,4,0,0,0,4,0,0,0,1,0,0,4,3,4,0,4,0,0,4,4,4,4,0,4,4,4,0,0,4,4,4,0,0,4,4,4,0,4,4,4,0,0,0,0,0,3,4,0,4,4,4,4,0,4,4,0,0,0,0,4,0,0,0,0,4,4,0,0,0,0,4,2,4,4,0,0,0,4,4,4,0,4,0,4,0,4,0,0,4,0,0,4,0,0,4,0,0,4,4,4,4,0,4,0,4,4,4,2,0,4,0,4,0,3,4,2,4,0,0,4,4,0,0,4,0,0,4,4,0,0,0,4,0,4,4,4,0,4,4,0,0,4,4,4,4,0,0,4,4,3,4,4,4,4,4,0,4,4,0,4,4,4,4,0,0,0,4,0,4,4,0,0,0,0,4,4,4,0,4,4,4,0,4,0,0,4,0,0,4,4,4,0,0,4,4,4,4,0,0,4,0,4,0,0,3,0,0,0,4,4,0,0,4,4,4,0,4,0,4,4,0,0,4,4,4,0,4,0,0,4,4,2,0,0,4,2,4,0,0,0,4,4,0,0,4,2,0,0,0,0,4,4,4,4,4,4,0,4,3,0,4,4,4,4,0,2,0,0,4,0,4,0,4,4,4,4,4,4,4,4,4,0,4,0,4,0,0,0,4,4,1,0,4,0,0,0,0,4,0,4,4,4,0,4,0,0,4,0,0,4,0,0,0,0,0,0,4,4,4,4,4,4,2,4,0,1,4,0,4,0,4,4,0,4,0,4,0,3,4,4,0,4,4,0,4,0,0,0,0,0,0,0,4,4,0,0,4,4,4,4,0,0,0,0,0,0,4,0,4,4,0,4,0,4,4,4,0,0,4,4,0,4,4,4,0,4,0,4,4,4,4,0,2,4,0,0,0,4,0,4,4,4,0,4,0,0,0,4,4,0,4,0,1,0,4,4,0,4,0,4,0,0,4,0,4,4,4,4,0,4,0,0,4,0,4,4,4,4,0,0,4,4,0,4,4,4,4,0,4,4,4,4,4,0,4,0,4,4,0,4,4,1,0,4,1,4,4,0,0,0,4,4,4,0,0,0,0,4,0,0,0,0,0,4,0,4,0,0,4,0,4,4,4,0,4,0,4,0,4,4,0,4,0,0,0,0,3,4,2,0,4,4,0,4,4,0,4,0,0,4,0,0,0,4,4,0,0,0,4,0,4,0,0,0,4,0,0,4,4,0,4,0,3,0,1,0,4,2,3,0,3,0,0,0,4,4,4,0,0,0,0,4,0,4,4,0,4,4,0,4,2,0,0,0,2,0,4,4,4,4,4,1,0,0,4,0,4,4,0,0,4,0,0,4,4,3,0,0,0,4,0,4,4,0,4,0,0,4,0,4,0,0,4,0,4,4,4,2,4,0,4,0,0,0,0,4,4,4,4,0,0,0,1,0,0,3,4,4,0,0,0,4,4,4,4,4,4,3,0,4,4,4,4,4,0,4,4,4,0,0,0,4,4,4,0,0,4,0,1,4,4,4,4,4,4,4,4,4,0,0,4,4,4,1,0,0,0,4,4,4,4,4,4,4,4,0,4,4,4,4,4,4,4,0,0,0,4,0,4,4,4,0,4,0,0,0,0,4,4,0,0,0,0,4,4,0,0,4,0,4,0,4,0,0,4,1,0,0,4,0,0,0,4,4,4,1,2,4,0,4,0,0,4,0,4,4,4,0,0,3,0,4,4,2,0,0,4,4,4,0,0,4,4,0,0,0,0,4,4,4,0,4,4,0,4,0,0,4,4,4,4,4,4,4,0,0,4,0,0,4,1,0,4,4,2,4,0,0,4,4,0,4,4,4,0,4,4,0,4,0,0,4,0,2,0,4,0,4,4,4,4,0,0,0,4,4,4,4,0,0,0,4,0,2,0,0,0,4,1,4,0,0,3,0,0,4,4,4,0,4,4,0,4,0,4,0,4,0,4,4,1,0,4,4,4,0,0,0,4,4,4,4,4,4,0,4,0,0,4,4,0,0,0,0,0,0,4,0,4,4,4,0,4,4,2,4,0,0,0,0,4,4,4,4,0,0,4,4,4,4,4,4,1,4,4,0,1,0,4,4,4,4,4,0,0,4,4,4,4,4,4,0,0,4,4,4,0,4,2,0,0,0,4,0,3,0,0,0,0,0,4,0,4,0,4,4,2,0,4,0,4,4,0,0,4,0,0,4,0,0,4,4,4,4,0,0,1,4,4,4,4,2,0,0,4,0,4,4,4,4,4,0,0,0,0,2,4,4,4,3,0,0,0,0,4,4,0,3,0,4,4,0,0,4,0,4,4,0,0,4,4,0,4,4,0,4,0,4,4,4,0,0,0,4,4,0,4,4,0,0,0,4,4,0,4,0,0,4,4,3,0,0,4,0,4,0,0,0,4,4,0,4,4,4,0,4,4,0,4,4,0,0,4,0,4,0,3,4,4,4,4,4,4,0,3,4,2,0,4,4,0,4,0,4,0,0,4,0,4,1,0,4,4,0,4,0,4,4,0,0,0,0,4,0,4,4,4,0,0,4,4,4,4,4,4,0,0,0,4,0,4,0,4,4,0,0,3,4,0,4,4,0,4,4,0,0,4,4,4,4,4,4,4,2,4,0,0,3,0,0,4,4,4,2,4,0,0,0,4,0,4,0,4,4,4,4,4,4,4,0,4,4,0,0,4,0,4,4,0,4,0,4,0,0,4,0,0,0,0,0,4,4,0,0,4,4,4,0,4,0,0,0,4,0,4,4,4,4,0,4,0,0,4,4,4,0,4,4,0,4,3,4,0,0,0,4,1,0,4,4,0,4,0,0,0,0,2,0,0,4,4,4,4,0,4,0,0,4,0,0,0,4,4,4,0,4,4,0,4,4,4,0,0,0,4,0,4,0,0,4,4,1,4,0,4,4,4,4,4,0,0,4,4,4,4,4,4,4,0,0,4,4,4,4,4,4,4,4,4,4,0,4,0,0,0,0,1,4,0,4,2,3,0,0,4,4,4,4,0,4,0,4,0,0,0,0,4,0,4,0,0,0,4,0,4,0,4,4,4,4,0,4,4,0,0,1,0,0,4,0,4,0,3,4,4,4,0,4,0,0,4,4,4,0,0,4,4,4,0,0,0,0,0,4,0,0,4,0,4,4,0,0,4,0,4,0,0,4,0,0,4,0,2,4,0,4,0,0,0,4,4,0,0,4,0,4,0,4,0,4,4,0,4,4,0,1,4,0,0,4,0,4,0,4,4,0,0,0,2,4,0,0,4,4,0,4,4,4,4,4,4,4,4,4,4,4,4,0,4,0,0,4,1,4,2,4,0,0,4,3,4,4,4,0,4,4,0,3,0,4,0,2,4,4,4,4,0,4,4,0,4,0,4,4,4,4,0,0,0,0,4,4,0,0,0,4,4,4,2,4,0,4,0,0,0,4,0,0,4,4,4,2,4,4,4,0,4,4,4,0,0,4,2,4,4,4,3,0,4,0,4,0,4,4,0,0,4,0,0,0,4,0,0,0,0,0,0,4,0,0,4,4,0,4,0,4,4,4,0,4,4,4,1,0,0,1,4,0,0,4,0,0,0,4,0,4,0,4,4,0,0,0,0,4,4,2,0,0,4,0,4,0,0,4,0,0,4,0,0,0,0,0,4,4,0,0,0,4,4,0,4,0,4,0,0,3,4,0,0,0,4,4,0,4,0,2,0,4,4,0,0,4,4,4,4,4,4,4,0,0,4,4,4,4,4,4,0,0,0,4,0,4,4,4,4,0,0,4,0,4,0,4,0,4,0,0,4,4,4,4,4,0,0,3,0,4,0,4,4,4,0,4,4,0,4,0,4,0,4,0,4,0,4,4,4,0,0,4,4,4,0,0,0,0,4,4,4,4,4,0,0,4,4,4,0,4,0,0,4,0,0,4,0,4,4,4,4,4,4,0,4,4,0,4,4,0,3,4,0,0,0,0,0,4,0,0,0,0,2,4,0,0,0,0,4,4,4,4,0,4,0,0,0,2,4,4,4,4,0,4,4,0,0,0,4,0,0,0,4,4,4,4,3,0,0,3,0,0,4,0,0,4,4,4,4,0,0,0,0,4,4,4,0,4,4,4,4,4,4,4,0,4,0,0,2,0,0,0,0,0,0,4,0,4,1,0,4,0,0,0,0,4,4,4,4,4,4,1,4,0,0,4,0,4,4,4,0,0,4,4,4,0,4,4,0,4,0,4,0,4,0,1,4,0,4,0,0,4,0,4,4,3,4,4,4,0,4,0,4,0,1,4,0,0,4,4,0,4,4,4,0,0,0,0,4,0,4,3,4,0,0,2,0,4,4,0,0,0,0,0,0,4,0,4,0,0,0,4,0,0,0,0,0,4,0,0,0,4,4,4,4,0,2,4,0,0,4,3,4,0,4,0,3,0,0,4,0,4,4,0,4,0,4,4,0,0,4,0,4,0,4,4,0,3,4,0,4,0,4,4,4,4,4,0,0,4,3,0,4,4,0,4,4,0,4,0,4,0,4,4,4,0,4,0,0,1,0,4,4,4,0,0,4,0,4,4,0,4,0,0,0,4,4,0,2,0,4,0,4,0,4,0,0,0,3,0,0,0,0,0,4,0,0,4,0,0,4,4,4,4,0,0,0,0,0,4,4,4,1,4,0,0,0,4,4,4,0,4,0,4,0,4,4,0,4,4,4,4,4,4,4,4,2,4,0,4,4,4,4,4,4,0,0,4,4,0,0,4,0,4,4,4,4,0,0,0,0,0,4,0,4,0,0,0,4,4,0,4,4,4,4,0,4,0,4,0,0,0,4,4,4,0,0,0,4,4,0,4,4,0,4,4,4,0,4,0,0,0,0,0,0,0,4,4,0,0,4,4,4,0,4,0,4,0,4,4,1,0,4,0,0,4,4,0,4,0,0,0,4,4,4,4,0,4,0,3,0,0,0,4,3,0,0,2,4,4,0,0,4,1,4,0,4,0,0,3,4,0,0,0,4,0,0,4,0,0,0,0,0,4,0,0,0,4,4,4,0,0,0,0,4,0,4,0,0,0,4,0,0,0,4,0,0,0,0,0,1,0,3,2,4,0,0,4,0,4,0,4,0,0,4,4,0,0,4,0,2,0,4,4,4,0,0,0,4,0,0,4,4,0,0,0,4,4,4,4,0,4,0,0,0,0,4,4,0,4,4,0,0,0,0,4,4,0,4,4,0,0,0,4,4,0,0,0,4,4,4,0,4,0,4,0,0,0,4,4,4,4,0,0,4,4,1,0,4,4,0,4,0,4,0,3,0,4,0,0,4,0,0,0,0,0,0,0,3,0,0,4,4,0,0,4,0,4,4,3,4,0,2,0,0,0,4,4,4,0,0,0,0,4,4,0,0,0,0,0,0,4,0,4,4,4,0,4,3,0,4,4,4,4,1,4,0,4,4,4,4,0,4,4,0,4,4,4,4,0,4,4,4,4,0,0,0,4,4,0,0,0,4,0,0,0,4,0,0,0,0,4,4,0,4,0,0,0,4,4,4,4,4,0,0,0,0,0,4,0,0,0,4,0,4,0,0,4,0,0,4,4,4,0,4,4,4,0,4,4,4,4,4,0,4,0,4,0,4,3,0,0,4,4,4,4,0,0,0,3,4,4,0,4,0,4,0,0,4,4,0,4,4,4,0,4,0,4,0,0,4,4,4,0,4,0,0,4,4,0,4,4,4,0,0,2,0,0,0,0,0,4,0,4,0,4,0,4,0,4,0,0,0,0,4,0,4,0,3,0,4,0,0,0,3,4,0,4,0,4,0,0,4,4,2,0,4,0,4,4,4,0,4,0,0,4,0,4,4,2,4,4,0,0,4,4,4,4,4,1,4,4,4,4,4,4,4,4,0,4,0,0,4,4,4,0,4,0,0,0,4,0,4,0,0,0,4,4,0,0,4,0,4,0,0,4,4,4,0,4,0,4,4,0,4,0,4,0,0,0,0,0,0,0,0,0,0,0,4,0,4,0,0,0,4,4,0,4,4,3,0,4,0,0,0,4,0,4,0,4,0,4,0,4,0,4,0,0,0,0,4,4,0,4,1,4,4,0,4,4,4,0,4,0,4,0,4,4,4,4,4,4,4,0,4,0,0,4,4,4,4,0,4,0,0,0,4,0,0,0,4,4,4,0,0,0,0,0,4,4,0,0,0,0,0,4,0,0,0,4,4,4,4,0,0,3,4,0,0,4,0,0,0,0,4,4,4,0,3,2,0,4,4,0,4,4,0,0,0,0,0,0,0,0,0,4,4,4,0,0,0,0,4,0,4,2,4,0,2,0,0,0,4,0,4,0,0,4,4,0,0,0,0,4,0,4,4,4,0,0,0,0,0,4,4,4,0,0,0,4,0,0,0,4,4,4,4,4,0,4,4,4,4,0,0,0,4,0,4,4,1,4,0,0,4,4,0,4,0,4,4,4,4,4,4,0,0,0,4,0,4,0,4,4,0,0,4,4,0,4,4,4,4,0,4,4,4,4,0,0,0,0,0,0,0,2,4,0,4,0,4,4,0,4,4,0,4,0,0,0,4,4,4,4,0,0,0,0,4,4,0,4,4,0,0,4,0,0,4,0,4,4,0,0,0,0,0,4,4,4,4,4,4,4,4,4,0,0,0,4,0,4,4,0,4,4,4,0,4,4,4,4,4,0,0,0,4,0,4,0,0,4,4,4,0,4,3,0,0,4,0,4,0,2,0,4,4,4,0,4,4,4,4,4,4,4,4,0,4,0,4,0,0,4,4,4,0,4,0,4,0,0,0,0,4,4,0,4,0,4,0,0,0,4,4,0,3,4,0,4,2,4,0,0,4,4,0,4,4,4,0,4,4,0,0,4,4,0,0,0,0,4,4,4,0,0,0,4,0,4,4,0,4,4,4,0,0,0,4,0,0,4,4,4,4,4,4,0,4,4,0,4,4,0,3,4,4,0,0,4,4,4,0,0,0,0,0,4,0,4,4,4,0,4,0,0,4,4,4,3,0,0,0,4,4,0,4,0,0,4,4,4,0,4,0,4,2,0,0,4,4,0,4,0,4,4,4,1,0,4,0,0,0,0,4,4,4,0,4,0,4,4,4,0,4,0,4,0,0,4,4,0,4,4,0,0,0,0,0,0,0,4,1,0,4,4,0,0,4,4,0,0,4,4,4,0,0,4,4,0,3,0,0,0,4,4,0,0,4,4,0,4,4,0,0,0,1,4,4,4,0,4,0,2,4,0,4,4,4,0,4,0,0,0,4,4,0,4,4,4,4,0,4,0,0,0,0,0,4,4,0,4,0,4,0,4,1,0,4,4,0,4,4,4,4,4,4,0,0,4,4,0,4,0,4,0,0,4,4,0,4,4,4,4,0,4,0,0,0,4,4,4,4,0,4,4,4,0,4,0,4,0,4,2,0,0,4,4,0,0,4,0,4,0,0,4,0,0,4,4,4,0,3,0,0,4,0,4,1,4,4,0,0,4,0,4,0,0,1,0,4,4,0,4,4,0,4,4,0,0,4,0,4,0,4,0,0,4,4,4,0,2,0,4,0,0,0,4,0,4,0,4,0,0,4,0,0,4,4,0,4,4,4,4,0,4,4,4,4,0,4,0,4,0,4,0,4,4,4,4,0,0,0,0,0,4,0,4,4,4,0,1,0,0,0,0,0,0,0,0,0,0,0,0,4,4,0,0,4,0,0,0,0,4,4,0,3,0,0,0,4,0,0,0,4,4,4,4,4,4,0,0,4,0,0,0,0,0,0,4,0,4,3,4,1,0,0,4,4,4,0,4,4,0,4,4,4,0,4,0,4,4,4,4,4,4,0,4,4,0,4,4,4,4,4,4,0,0,3,4,4,2,0,4,0,0,4,4,4,0,0,4,0,0,4,0,0,4,0,0,4,4,0,0,0,0,0,4,0,4,0,4,4,4,4,4,4,0,0,4,0,0,0,4,4,0,0,4,4,0,4,4,0,4,0,0,0,4,0,4,0,4,2,4,3,4,0,4,4,0,0,4,0,0,0,4,1,4,0,4,2,0,0,4,4,0,4,2,0,4,1,0,4,0,4,4,0,0,0,0,0,4,0,4,4,0,1,4,4,0,4,0,0,0,4,4,4,0,0,4,0,4,4,4,4,0,3,0,1,0,4,0,4,0,0,4,0,0,4,0,4,4,0,4,4,4,4,0,4,0,0,4,4,0,0,0,4,4,0,4,2,0,0,4,4,0,0,0,4,4,4,4,4,2,4,0,4,4,4,4,0,0,0,4,0,4,4,4,4,4,4,0,4,4,4,4,0,4,0,0,4,0,0,0,0,0,0,0,4,0,4,4,4,1,4,0,0,0,0,4,4,4,4,2,0,4,0,4,4,0,4,4,4,0,4,4,0,0,0,0,4,0,0,4,0,4,4,4,0,4,0,0,0,0,4,4,4,0,4,2,0,4,0,0,0,0,4,4,4,0,4,0,0,0,4,0,0,4,0,4,0,0,0,0,4,0,0,4,4,4,4,0,4,4,4,0,0,4,1,4,4,0,0,4,4,0,0,0,4,0,4,0,0,3,0,0,0,2,4,0,1,0,4,4,0,4,4,0,0,4,4,4,0,0,4,4,0,0,0,4,0,0,0,0,4,4,0,4,4,0,0,3,0,0,4,4,4,4,4,4,0,0,4,0,4,0,4,4,0,0,0,0,0,0,4,4,4,0,0,0,4,1,4,4,0,4,0,0,4,4,0,4,4,4,0,4,0,4,0,4,0,0,0,0,4,0,0,0,0,4,0,0,4,4,0,4,1,4,4,4,4,4,4,0,0,4,4,4,4,3,0,0,4,0,3,4,4,4,4,4,4,0,0,4,0,4,4,0,0,4,4,4,4,0,4,0,4,4,4,0,4,0,4,0,0,0,4,0,4,0,0,0,0,0,4,4,0,0,4,0,4,4,0,4,0,0,4,4,0,4,4,4,4,4,0,0,0,4,4,0,4,0,4,0,0,0,0,4,4,0,4,4,0,0,4,4,4,4,4,4,0,4,0,4,4,0,4,4,0,4,4,4,0,4,4,4,4,0,0,4,4,4,0,4,4,0,4,0,4,0,4,4,0,0,0,0,4,1,3,0,0,0,4,0,0,4,0,4,0,0,0,0,4,0,4,4,0,4,4,0,0,3,3,4,4,0,0,4,4,0,0,4,0,4,4,0,4,4,4,4,0,0,0,4,4,4,4,4,0,4,4,1,0,4,0,1,0,4,0,0,4,4,4,0,4,4,0,4,4,0,0,0,4,0,4,4,0,0,4,0,0,0,4,0,4,0,2,0,0,0,4,4,4,0,0,4,0,0,0,4,0,0,0,4,0,2,4,0,4,0,0,4,4,4,4,4,0,0,0,4,1,0,4,4,4,1,4,0,0,0,0,0,0,4,4,0,0,4,0,3,4,0,0,0,0,0,3,4,0,0,0,0,2,0,4,4,4,0,4,4,4,0,4,0,0,0,0,0,4,0,4,0,0,0,0,0,4,4,0,0,0,4,4,4,0,1,4,0,0,4,0,0,0,0,4,0,0,4,0,4,4,0,4,4,0,4,0,0,0,4,0,4,4,4,0,0,4,4,0,0,0,4,4,4,4,4,4,4,4,0,4,4,0,4,4,0,1,4,4,0,4,0,4,0,2,0,4,4,0,4,2,0,0,0,0,4,0,0,4,0,0,0,0,4,4,4,4,0,0,0,0,4,0,0,4,0,0,0,4,4,0,0,4,0,4,0,4,4,4,0,4,1,0,0,4,4,0,4,4,4,0,0,4,4,0,4,0,0,4,4,4,4,4,0,0,4,4,0,0,4,0,0,4,4,4,0,4,4,4,0,4,0,4,4,4,4,0,3,0,0,4,4,4,4,0,0,4,3,0,4,0,4,0,0,0,0,0,4,4,0,4,4,1,0,0,4,0,0,4,4,4,0,4,0,4,0,4,4,4,0,0,4,4,4,0,4,4,4,4,0,4,0,0,0,2,0,4,0,4,0,4,4,0,0,0,0,4,0,4,4,0,4,4,3,4,0,0,0,0,4,4,3,4,4,0,4,0,4,4,4,4,4,0,0,4,0,0,0,4,0,4,4,4,0,4,0,4,4,0,4,0,0,0,4,4,0,0,0,0,0,0,0,0,0,0,4,0,4,0,4,2,4,4,4,0,0,4,0,0,4,0,0,4,0,4,0,4,0,0,4,4,4,0,4,0,0,4,4,4,0,2,0,0,0,0,4,4,4,4,4,4,1,4,4,4,0,4,0,0,0,0,4,0,0,0,4,0,4,0,1,3,0,0,4,0,4,4,0,4,4,0,0,4,4,0,4,2,3,4,0,4,0,0,4,4,0,4,2,4,0,0,4,0,0,0,0,0,0,0,0,4,4,0,4,0,4,0,4,4,0,0,0,4,4,0,4,0,0,0,4,0,4,4,0,4,4,0,0,0,0,4,4,0,0,4,0,0,0,0,4,4,4,4,4,1,4,4,4,0,4,0,0,0,0,4,4,0,0,4,4,0,3,0,0,0,0,4,0,0,4,4,4,0,4,0,4,4,4,0,0,0,0,4,4,4,4,0,0,0,0,4,0,4,4,4,4,4,4,4,0,0,3,0,0,0,2,4,0,0,4,4,4,0,0,0,0,0,2,4,0,4,4,0,0,0,4,0,4,4,4,0,2,0,4,4,0,4,0,4,0,4,4,0,0,4,4,4,0,4,0,0,0,0,0,0,4,0,4,0,0,4,0,4,0,4,0,4,0,4,0,4,0,3,4,0,0,0,0,4,4,4,4,4,4,0,4,0,0,0,0,4,0,4,0,4,0,4,4,0,0,4,2,0,0,0,4,0,0,0,0,4,0,4,0,4,0,0,4,4,4,4,0,0,0,1,4,0,0,0,0,4,4,0,0,1,0,0,4,4,0,0,4,0,4,4,4,4,0,0,4,0,4,0,4,0,0,4,4,0,0,4,4,4,4,4,4,0,0,0,0,4,2,4,4,4,0,4,0,4,4,0,4,4,0,4,4,4,0,0,0,4,4,4,4,0,4,0,4,2,4,4,4,0,0,4,2,4,4,4,4,4,4,0,0,4,0,4,4,0,4,4,4,4,4,0,4,4,4,3,4,4,0,0,0,0,0,0,0,0,4,4,4,4,0,0,4,4,4,4,4,4,3,0,4,0,3,0,4,0,4,3,0,4,4,0,0,4,4,0,0,4,4,0,0,0,0,4,0,0,0,0,4,1,0,4,4,4,4,0,4,0,0,0,4,4,0,4,4,4,0,0,0,4,4,4,4,1,0,0,4,3,4,0,0,4,0,0,0,0,0,4,4,4,4,4,0,4,0,0,4,0,4,4,4,4,3,4,4,2,4,4,0,0,4,4,0,0,0,4,4,1,4,0,4,1,4,0,0,4,0,4,4,4,0,0,4,0,0,0,0,4,4,0,0,4,0,0,3,4,4,0,4,0,4,4,4,0,2,0,0,4,4,0,4,0,4,0,4,0,4,0,0,0,0,0,0,4,4,4,0,0,4,0,4,4,4,4,0,4,4,0,0,4,4,0,4,4,4,4,4,4,0,4,4,0,4,0,0,4,4,0,0,0,0,0,4,0,0,4,4,0,0,0,0,4,4,4,4,0,4,0,4,2,2,4,0,0,4,4,0,0,3,0,0,4,0,0,0,4,3,4,4,0,0,0,4,4,0,0,4,4,4,0,4,2,0,4,0,0,0,4,4,0,4,0,4,4,0,4,4,0,4,4,0,0,4,0,0,4,4,0,0,4,4,0,4,0,4,4,0,4,0,4,4,0,0,1,4,4,4,0,0,0,4,0,0,0,4,0,4,4,4,4,0,0,0,0,4,4,0,4,4,4,4,4,2,4,0,3,0,0,3,4,0,0,4,0,4,4,0,0,0,4,4,4,4,0,4,0,4,4,0,4,0,0,4,0,4,4,2,0,0,4,4,4,0,0,0,0,0,4,4,4,0,4,0,2,4,0,0,0,0,2,4,4,4,4,0,4,4,0,0,0,2,0,0,4,0,0,4,4,0,4,0,4,4,0,0,0,4,0,4,0,0,4,4,0,0,0,4,4,3,0,0,0,0,4,0,1,4,0,4,0,0,4,0,4,1,0,4,4,4,0,4,0,4,0,0,0,2,4,4,4,0,0,0,0,4,0,4,0,0,4,4,0,0,0,0,0,4,0,4,4,4,0,4,4,4,4,4,4,0,0,0,0,0,0,4,4,0,4,0,0,3,0,4,0,0,4,0,0,4,0,0,4,0,0,0,4,0,0,4,4,0,4,4,4,0,0,0,4,0,3,4,4,0,4,4,3,0,0,0,0,4,0,4,4,4,4,0,4,4,0,4,4,1,4,4,4,4,0,0,0,4,0,2,0,0,4,4,0,1,4,4,4,4,4,0,0,4,4,0,4,4,4,0,0,4,0,4,4,4,4,0,4,4,0,0,4,4,0,4,0,0,0,0,0,0,4,4,4,2,0,4,0,0,4,0,0,0,4,4,0,0,4,0,4,0,4,4,4,0,4,0,4,0,2,4,0,0,4,4,0,4,0,1,4,4,0,4,4,0,0,0,4,0,4,4,0,4,4,2,0,4,3,0,0,3,0,0,0,0,4,0,4,0,0,0,4,4,0,0,0,4,3,0,4,0,0,4,0,0,0,0,0,0,4,4,0,0,0,0,4,4,4,0,0,4,4,0,0,4,4,0,4,4,4,0,0,4,0,4,4,0,2,0,0,4,4,4,4,4,0,0,4,0,0,0,4,4,1,0,2,0,3,0,0,0,2,4,4,4,4,0,0,0,0,3,4,4,4,4,0,4,0,0,4,0,4,0,4,4,0,0,0,0,4,4,4,0,4,0,0,4,0,4,4,4,4,4,4,4,0,4,0,4,0,0,0,0,4,0,0,4,0,4,0,2,0,0,4,0,0,4,4,4,0,0,0,0,4,4,0,0,4,0,0,0,4,0,1,0,4,4,3,0,4,4,0,0,4,4,4,4,0,4,4,0,4,0,4,0,0,0,0,4,4,0,0,4,4,4,4,0,4,4,4,0,4,4,4,4,2,0,0,4,4,4,4,4,4,4,4,0,4,0,0,0,0,0,0,0,1,0,2,4,4,4,0,4,4,4,0,4,0,0,4,4,0,2,0,0,4,2,4,0,0,4,4,0,0,4,0,4,0,4,4,0,0,4,4,4,4,0,4,0,0,0,0,0,4,0,0,0,0,4,4,0,0,0,4,0,4,4,4,0,0,4,4,4,4,4,0,4,4,0,4,0,4,0,4,4,0,0,3,4,4,0,0,4,0,1,0,0,0,0,4,4,0,0,0,4,0,0,4,4,4,0,0,4,4,4,4,0,4,0,4,4,4,4,0,4,4,0,4,4,4,0,0,4,0,0,4,0,0,4,4,0,0,4,4,4,4,0,0,4,4,0,0,0,4,0,0,4,4,3,4,4,4,0,4,4,4,0,4,4,0,4,0,0,4,0,0,2,4,0,0,0,4,0,4,0,0,0,3,0,4,4,4,4,0,1,0,4,0,0,4,0,0,4,0,4,4,0,0,4,0,4,4,0,4,4,0,4,0,0,4,0,0,0,0,2,4,0,4,4,4,4,0,0,0,0,4,4,4,1,0,0,4,1,4,4,4,0,1,0,0,4,0,0,0,0,0,4,0,0,0,4,0,4,4,4,4,4,0,0,4,4,0,0,4,0,4,4,4,4,0,0,0,0,0,0,4,0,4,4,4,4,0,4,0,4,0,4,0,4,0,0,3,0,4,4,4,0,2,0,4,4,4,0,0,0,0,4,4,4,0,4,4,4,0,4,4,4,0,0,4,0,0,0,0,0,4,4,0,0,0,0,0,4,0,0,0,4,4,1,4,0,0,0,3,0,4,4,4,4,4,4,0,0,3,4,0,0,4,4,0,0,4,0,0,0,0,4,0,4,0,4,1,4,0,4,4,4,0,0,4,0,3,0,4,0,4,0,1,0,0,4,4,0,4,0,4,0,0,0,0,0,4,0,4,0,3,4,4,0,4,4,4,4,0,0,4,0,0,0,0,0,0,0,4,0,4,0,0,1,4,4,0,0,0,0,4,0,4,0,0,4,0,4,0,4,4,0,4,1,4,4,0,4,4,4,0,0,0,4,0,4,0,0,4,0,0,0,4,0,4,0,0,4,0,0,0,4,3,0,0,0,0,0,4,4,4,0,0,0,4,4,4,4,0,4,0,4,4,4,4,0,0,0,0,0,4,0,4,4,0,0,4,0,4,0,0,4,4,0,4,4,1,0,0,0,4,4,3,0,4,4,0,0,0,0,0,4,0,4,0,0,4,4,4,0,4,4,0,0,0,4,4,4,4,4,0,4,0,0,4,1,0,4,4,0,4,0,4,4,4,4,4,0,0,4,4,0,0,0,0,0,0,4,0,0,0,4,4,4,0,4,0,0,0,0,1,0,0,4,0,4,4,4,4,4,4,4,4,4,4,4,4,4,4,4,0,0,4,4,1,0,0,0,4,0,4,4,4,4,0,0,0,4,4,0,4,0,4,0,4,4,0,1,0,0,4,0,0,0,4,4,0,4,0,0,0,4,4,4,0,0,0,0,0,4,4,1,0,0,4,0,0,4,4,4,0,4,4,0,4,4,0,4,0,0,0,0,4,4,4,0,0,4,3,0,4,0,3,0,4,0,0,0,4,4,4,4,4,0,4,4,0,0,4,4,4,0,0,4,0,4,4,0,2,4,4,4,4,0,0,0,0,4,0,4,4,0,0,0,0,4,4,0,4,4,1,3,4,4,3,0,4,0,4,0,0,4,4,4,0,4,0,1,4,4,0,4,4,0,0,4,0,4,0,4,1,3,0,0,4,4,2,0,0,0,4,0,4,4,0,4,4,0,0,0,4,0,4,3,4,4,4,4,0,0,4,0,4,0,4,0,0,0,4,0,0,4,0,4,4,0,0,0,0,0,0,0,4,0,0,4,4,0,4,4,4,4,0,4,0,0,0,1,4,4,0,0,0,4,4,0,4,4,0,3,4,4,0,4,0,0,4,2,4,4,0,0,0,4,0,4,4,1,0,4,4,0,0,4,0,0,4,4,2,4,4,3,0,0,3,0,4,4,4,0,4,4,4,4,0,4,0,0,4,2,4,4,4,0,4,4,4,0,1,4,4,3,4,4,4,0,0,4,4,4,0,4,4,4,0,4,0,0,4,0,0,0,4,0,4,0,4,0,4,0,1,0,0,4,4,0,4,0,4,0,4,0,4,0,0,0,0,4,0,0,0,4,0,4,4,0,4,0,4,4,0,4,0,0,0,4,4,0,0,0,4,4,4,4,4,0,2,4,4,0,0,0,4,0,4,0,0,3,4,0,4,0,0,0,0,2,4,0,2,0,0,4,4,0,0,0,4,0,0,0,4,4,4,0,0,0,4,0,4,0,4,0,0,0,4,0,0,0,0,0,4,0,0,3,4,2,0,0,4,4,0,4,4,3,0,0,4,4,0,4,1,0,4,4,0,4,0,4,0,4,4,1,4,4,4,0,4,2,0,0,4,0,0,0,4,0,0,4,4,0,4,4,4,0,0,0,0,0,0,0,4,4,4,0,0,2,4,4,0,0,0,4,4,0,4,4,0,4,1,4,4,0,0,0,2,0,4,0,0,0,4,4,0,4,4,0,4,0,4,4,4,0,4,4,4,4,4,4,4,0,0,0,0,0,4,0,4,0,4,0,0,4,0,0,4,4,0,0,0,4,0,4,4,0,0,4,0,4,4,4,4,4,4,4,4,0,4,0,0,4,0,0,0,4,0,4,0,2,0,4,4,4,0,4,1,0,2,4,4,2,0,4,0,4,0,4,4,4,0,4,4,0,0,0,4,0,4,4,0,0,0,0,0,4,4,4,0,0,0,4,0,4,4,4,0,0,4,4,4,4,0,4,4,0,0,0,0,4,4,0,0,0,0,0,4,4,4,4,4,4,4,0,0,0,0,4,0,4,0,0,0,0,0,3,0,1,0,0,0,4,4,4,4,0,4,0,4,0,3,4,0,4,4,4,4,0,0,0,0,4,0,4,4,0,0,4,4,4,4,4,4,4,0,0,0,4,0,4,0,0,4,0,4,0,4,4,4,4,4,4,4,4,0,0,4,4,3,0,0,0,0,0,0,0,0,4,0,4,4,0,4,4,4,0,0,4,4,0,0,4,0,0,0,4,4,4,0,4,0,1,4,0,0,0,4,0,4,0,0,0,4,4,0,0,4,4,0,4,4,4,0,0,0,0,0,4,4,0,4,4,4,1,4,4,4,3,0,4,0,0,0,0,0,0,4,4,4,4,0,4,4,0,0,4,4,4,4,0,0,0,4,1,0,4,0,0,0,4,4,0,0,0,0,4,0,0,0,0,4,0,0,4,4,0,4,4,4,4,4,4,4,0,0,4,0,0,0,0,0,1,4,0,4,4,4,4,0,0,0,4,4,4,4,0,4,4,0,4,0,4,0,4,0,0,0,0,4,4,4,0,0,2,4,4,4,0,0,0,0,2,0,0,0,0,0,0,4,4,2,4,0,0,0,4,4,4,0,4,0,2,1,0,4,4,4,4,4,4,4,0,0,4,0,1,0,1,0,0,1,4,4,4,4,4,2,2,4,4,0,4,4,0,4,0,0,0,0,0,0,4,4,0,0,0,4,4,4,0,4,0,1,0,0,4,4,0,0,0,4,4,0,0,4,4,0,4,4,0,0,4,0,4,0,4,3,0,0,4,0,0,0,0,4,0,0,0,4,0,4,4,0,0,0,4,0,4,0,0,4,0,0,0,0,4,4,0,0,0,0,4,0,0,4,4,0,0,3,4,0,4,0,4,4,0,0,4,0,0,4,4,4,0,1,0,4,0,4,4,4,4,2,4,4,0,0,0,0,0,4,0,0,0,4,4,0,0,4,0,4,4,0,4,4,4,4,4,0,1,0,4,4,4,0,4,0,4,0,0,4,0,4,4,4,4,4,4,4,0,4,0,4,0,4,0,3,4,4,0,4,0,4,0,0,0,4,4,0,4,0,4,4,4,4,4,4,4,0,4,0,0,0,4,4,4,4,4,0,4,0,3,0,4,4,0,0,0,4,0,4,0,4,0,4,0,3,4,4,0,0,4,0,4,0,4,0,4,0,4,0,4,0,0,4,4,4,4,4,0,4,0,0,4,0,4,4,4,4,0,0,0,4,0,1,0,4,0,0,0,0,4,4,0,0,4,0,0,0,0,4,4,0,4,0,0,4,0,4,2,0,4,4,0,0,0,0,3,2,4,4,0,0,4,4,3,4,4,4,0,0,4,0,4,4,0,4,4,0,4,0,4,0,4,4,0,4,0,4,0,0,0,0,2,0,0,0,1,4,0,0,4,0,0,0,0,0,4,0,4,4,4,0,4,0,0,4,0,0,4,4,0,4,4,0,4,0,4,4,4,4,0,0,0,0,4,0,0,4,0,0,0,0,0,0,3,4,4,0,0,0,0,0,0,4,4,4,4,4,4,4,4,4,0,1,2,1,4,0,4,0,4,0,4,4,0,4,4,4,4,0,0,0,4,4,0,4,0,0,0,4,4,0,4,4,0,0,4,0,1,0,4,0,4,0,0,0,0,0,0,4,0,1,4,0,0,4,0,4,0,0,4,0,4,4,4,4,4,4,4,3,0,0,4,4,0,0,4,4,0,4,0,4,4,4,4,0,4,1,4,0,0,0,4,4,4,0,0,0,0,0,0,4,0,4,4,4,0,4,0,0,4,0,4,4,4,0,4,0,4,4,4,0,0,0,0,4,0,0,4,4,0,0,0,0,4,4,0,0,4,4,4,4,4,0,0,0,4,4,2,0,0,4,4,0,4,4,0,4,4,4,4,0,4,4,4,4,4,4,0,4,4,0,4,0,4,0,0,0,0,4,4,4,0,4,4,4,0,4,4,4,4,0,4,0,4,4,0,4,4,0,0,4,0,0,4,4,0,4,4,4,4,2,4,4,0,0,0,2,0,4,4,4,4,4,4,0,4,0,4,0,0,4,0,0,0,4,4,0,3,4,4,0,4,0,0,4,4,0,4,4,0,3,0,0,4,4,0,0,4,2,4,4,0,1,4,0,4,4,4,4,4,4,0,0,4,0,0,4,0,0,4,0,4,0,0,1,4,4,4,4,0,4,0,4,0,4,0,0,4,0,4,0,0,4,0,1,0,0,0,0,0,4,0,4,4,4,0,0,4,4,4,0,4,0,4,4,4,4,4,4,4,0,4,4,3,0,0,0,4,4,0,4,0,4,0,0,0,4,0,4,0,0,4,0,0,0,0,3,0,4,4,4,0,4,0,0,2,0,0,4,0,4,4,4,0,0,0,0,0,0,0,0,1,0,4,0,0,4,4,4,0,4,4,4,4,0,0,0,4,0,0,4,4,4,4,4,4,4,0,0,4,4,0,4,0,4,0,4,0,0,0,0,0,2,4,0,0,0,0,0,0,4,0,4,4,4,0,0,0,0,4,4,0,0,0,0,4,0,0,4,4,4,4,0,4,4,4,1,0,4,4,0,4,4,4,4,4,0,0,0,4,0,1,4,4,1,0,4,0,4,4,0,4,4,0,0,0,0,4,4,4,0,0,4,4,0,4,4,4,0,4,0,0,4,0,0,0,4,0,4,4,0,4,0,0,4,4,4,0,4,4,0,1,4,0,4,0,0,0,4,0,0,4,0,0,4,0,4,0,4,0,0,0,4,0,0,4,0,4,0,4,4,4,0,0,4,0,4,0,0,4,4,0,4,4,4,4,0,4,4,0,0,0,0,0,4,0,4,0,0,0,2,4,0,0,4,0,0,4,0,4,0,0,4,4,0,4,0,0,0,0,4,0,0,0,1,0,0,0,4,1,4,4,0,4,4,3,0,0,0,4,0,4,4,4,4,0,0,4,0,0,4,4,4,4,0,0,0,4,0,0,4,0,0,4,0,0,0,0,4,4,4,4,4,4,0,0,4,2,4,0,4,4,0,2,4,0,4,0,3,4,0,0,0,0,0,0,0,0,4,4,0,4,0,4,4,4,0,4,4,4,0,0,0,4,4,0,0,4,0,0,4,4,4,4,4,4,0,4,4,0,0,2,4,0,0,4,4,4,0,0,4,0,4,4,0,4,0,0,4,4,1,0,4,4,4,0,0,4,0,0,4,4,0,4,0,4,4,1,3,4,0,4,0,4,1,0,0,4,0,4,4,0,0,4,4,0,3,4,4,4,4,0,0,4,3,4,4,0,4,0,0,0,0,4,0,0,1,0,0,4,4,0,0,4,0,0,0,4,4,3,4,4,0,4,4,0,0,0,0,0,0,0,4,4,4,4,4,0,0,0,3,4,1,0,0,0,4,4,0,0,0,4,0,4,0,0,4,0,0,4,4,0,4,4,4,4,0,4,0,4,0,0,0,0,0,4,4,0,0,4,4,0,0,4,2,4,0,0,4,0,0,0,0,0,4,4,4,0,0,4,0,4,0,3,4,4,0,4,0,4,0,0,4,0,4,4,4,0,0,0,0,0,4,0,4,4,0,0,4,4,0,4,4,4,4,4,4,4,4,4,4,0,0,1,2,4,0,2,0,4,4,4,0,4,1,4,4,4,4,0,0,0,0,4,0,4,4,0,0,0,0,4,4,4,4,4,0,0,4,0,0,0,4,0,3,4,1,4,0,0,0,0,0,4,0,0,4,4,4,0,4,4,0,0,4,0,0,4,2,0,0,4,4,0,0,2,0,2,0,0,0,0,4,4,0,4,4,2,4,0,4,4,4,4,4,0,0,4,0,0,0,0,4,1,0,0,0,2,4,0,4,4,0,0,0,4,0,0,4,0,4,4,0,3,4,4,0,0,0,0,0,4,4,4,4,0,4,4,0,4,0,4,4,0,0,0,0,0,4,4,4,4,4,0,4,4,4,0,4,4,0,2,0,4,0,4,4,0,4,4,4,4,4,0,0,0,4,0,0,4,0,4,4,0,4,0,4,0,0,4,0,4,4,2,0,4,0,0,0,0,0,4,0,0,0,4,4,0,0,0,4,0,4,0,4,4,0,0,2,4,4,4,4,4,0,4,4,4,1,4,4,1,4,4,0,0,0,0,0,4,0,4,0,0,0,4,1,3,4,4,4,4,0,4,4,0,4,1,0,4,0,0,0,0,4,4,4,4,4,4,4,4,0,0,0,0,0,4,4,4,0,0,0,4,0,0,4,0,0,4,4,4,4,4,0,0,4,4,0,4,4,0,4,0,1,4,4,0,0,4,0,0,0,2,0,0,4,0,0,4,0,0,4,4,4,4,4,4,4,4,0,4,0,4,4,0,0,4,0,0,0,0,0,0,0,4,0,4,4,4,4,0,4,0,4,0,4,0,4,4,4,0,4,0,4,4,0,0,0,0,4,4,3,4,4,0,0,4,0,4,4,4,4,4,4,4,0,4,4,0,0,4,4,4,2,0,4,0,0,0,4,0,0,0,0,4,4,2,0,4,2,1,4,4,4,4,4,4,0,2,4,4,0,3,0,0,4,0,4,4,0,4,4,4,0,0,0,4,0,3,0,4,4,4,0,4,4,4,4,0,4,0,1,4,4,0,0,4,0,0,0,4,4,0,4,0,4,0,0,4,4,4,0,4,4,4,0,0,4,0,4,0,4,4,4,0,0,4,1,3,4,4,0,0,0,0,4,0,0,0,0,4,4,4,0,0,0,4,4,0,0,0,0,4,0,0,4,4,0,4,4,0,0,4,0,0,0,0,4,0,4,4,0,4,0,0,0,4,0,0,0,0,0,0,4,4,2,0,0,0,0,0,0,0,4,0,1,0,4,4,0,0,0,4,0,2,0,4,4,0,4,4,0,0,0,4,0,4,4,4,0,4,0,0,0,0,4,4,0,0,0,0,0,4,0,0,0,0,0,1,4,0,0,0,4,0,0,4,0,0,4,0,4,4,4,4,4,4,0,4,0,0,0,4,0,0,0,0,0,0,4,4,4,4,0,0,0,0,0,0,4,0,0,4,4,0,0,4,4,0,4,4,0,4,4,4,0,0,0,4,0,0,4,4,4,0,4,4,4,0,4,4,0,0,3,4,4,4,4,0,0,4,4,0,0,0,0,0,4,0,0,0,0,4,4,0,0,4,0,4,2,4,3,0,0,4,0,4,0,4,4,4,4,4,4,0,4,4,4,0,4,4,4,0,4,4,4,0,4,1,0,0,4,0,4,4,4,4,4,0,4,4,4,4,4,0,0,0,0,4,0,0,0,0,0,4,0,0,4,0,4,1,0,4,4,4,3,4,4,4,4,4,4,0,0,0,4,4,0,0,0,3,0,4,0,0,0,4,4,4,1,4,0,4,4,4,4,4,4,4,0,4,4,0,0,4,2,0,0,4,0,4,4,4,0,4,4,0,4,4,0,4,0,0,0,0,4,4,0,0,0,4,0,0,0,4,0,0,4,3,0,4,0,0,4,0,4,4,4,4,0,4,4,0,0,0,4,4,4,4,0,4,4,0,4,0,0,0,0,0,0,4,4,0,4,0,4,4,2,3,2,0,0,0,4,0,4,4,0,4,0,0,0,4,4,0,4,4,4,0,4,0,0,0,4,0,4,0,0,0,0,0,4,0,4,4,0,0,4,4,4,3,0,4,0,4,4,0,0,0,0,4,0,4,0,4,4,0,4,0,4,4,0,4,0,4,0,0,4,4,0,3,0,4,4,4,4,4,0,0,4,4,4,4,0,4,4,0,4,0,4,0,0,4,0,0,2,0,0,4,4,0,4,0,0,4,4,4,0,4,4,4,4,0,4,4,4,0,0,0,0,4,4,0,0,0,0,0,0,0,4,0,0,4,0,0,0,0,4,0,0,0,0,4,0,4,0,0,4,0,0,0,4,4,4,4,4,4,4,0,4,4,0,4,4,0,0,0,4,4,0,4,4,3,0,0,4,4,4,0,0,0,0,4,0,4,0,0,4,4,4,0,0,4,4,0,0,0,0,4,0,0,4,4,4,4,0,0,0,4,0,4,4,0,0,0,0,4,0,0,0,0,0,0,4,0,0,4,4,0,4,4,0,0,4,0,0,4,0,0,4,4,0,4,4,4,0,4,0,2,1,4,0,0,4,0,0,0,4,0,4,0,0,4,4,4,0,0,0,0,0,4,0,4,4,4,0,0,4,0,4,4,4,4,4,0,4,4,4,4,4,4,4,0,4,4,4,4,0,4,0,0,4,4,0,0,4,0,0,4,0,4,4,0,0,2,4,4,0,4,4,0,0,1,4,4,4,0,4,4,4,4,4,4,0,4,4,4,0,4,4,0,0,4,0,4,0,4,4,0,0,4,4,4,4,0,4,4,0,4,4,0,4,4,0,0,0,4,4,0,0,4,4,4,0,4,4,4,4,4,4,0,4,0,4,4,3,4,4,0,4,4,4,4,0,4,0,4,4,1,4,0,0,0,0,4,0,4,0,0,4,4,4,0,3,4,4,4,0,0,0,0,4,0,0,0,0,4,0,4,0,0,4,4,0,4,4,4,4,0,4,1,4,4,4,0,0,0,0,4,0,0,4,0,4,0,1,0,0,0,4,1,0,0,4,0,0,0,4,4,0,4,4,4,0,0,0,4,0,0,4,4,4,4,0,4,0,4,4,0,0,0,0,4,0,4,4,4,4,0,4,4,0,4,4,0,4,4,3,0,3,4,4,0,0,0,0,4,0,4,0,4,0,0,0,4,4,4,4,0,0,4,0,0,3,0,0,4,4,4,3,0,0,0,2,4,0,4,4,0,4,0,0,4,4,4,4,4,4,0,0,4,4,0,4,4,4,4,4,4,0,4,0,4,0,0,0,0,0,4,4,4,4,0,0,0,0,0,4,0,4,0,4,4,4,0,4,4,4,4,0,4,4,4,4,0,4,0,4,4,4,4,0,4,3,0,4,4,0,4,0,4,0,4,0,4,3,4,0,4,0,0,4,4,4,4,0,4,0,0,4,4,0,0,4,4,4,4,0,3,0,4,4,4,0,0,4,0,4,0,0,4,4,0,0,4,4,0,0,4,4,4,0,0,3,4,4,4,0,4,4,4,0,4,0,0,4,0,4,0,4,0,2,4,0,0,4,0,4,0,0,0,0,4,0,4,4,4,0,4,4,4,0,4,4,0,4,0,2,0,4,0,4,4,0,2,4,0,4,3,4,0,4,4,4,0,0,0,4,0,4,0,4,4,4,4,4,4,4,0,4,0,0,0,0,0,0,0,0,0,0,0,0,0,4,0,0,2,4,4,4,4,4,0,0,4,4,4,0,0,0,4,3,0,4,4,0,3,4,4,0,4,0,4,0,2,4,1,0,0,0,0,0,0,0,0,4,0,4,4,0,0,4,0,4,3,4,4,4,4,4,2,4,4,4,4,0,4,4,0,0,3,0,4,0,4,4,4,0,4,4,4,0,4,0,0,4,4,4,4,4,0,0,0,0,4,2,0,4,0,0,4,4,0,4,0,4,0,4,4,0,4,0,0,4,3,4,4,0,4,4,4,4,0,0,0,0,0,0,4,0,0,4,4,4,0,4,0,4,4,0,4,0,4,0,0,0,4,0,0,0,4,0,0,4,4,0,1,4,4,4,4,4,0,4,0,4,0,3,4,4,0,4,0,0,1,0,4,0,4,0,0,4,0,0,4,4,0,0,4,0,4,0,0,0,0,0,2,4,4,0,4,0,4,3,0,0,4,4,4,4,4,0,0,4,0,4,0,1,4,0,4,4,4,4,0,4,4,4,0,0,4,0,4,0,4,0,4,0,4,4,0,0,4,4,4,0,4,0,4,4,0,0,0,4,4,2,4,0,0,0,0,0,0,0,0,4,4,0,0,0,0,0,0,4,4,0,4,4,4,4,4,0,0,4,0,0,0,0,4,4,0,4,0,0,4,0,0,0,4,0,4,0,4,4,4,0,0,4,4,0,4,4,0,0,4,0,4,0,4,0,0,0,0,4,0,3,0,4,2,4,0,0,4,0,4,0,0,4,4,4,4,0,4,4,4,0,0,0,4,0,4,0,4,4,4,0,0,4,4,3,0,0,4,4,4,4,4,0,4,0,4,4,4,4,0,0,0,0,1,4,1,0,3,4,4,0,0,0,4,0,4,4,4,4,0,4,4,0,0,0,0,0,4,4,4,4,0,0,4,4,4,4,4,4,4,4,4,0,0,0,4,0,4,0,4,0,4,0,1,4,0,4,4,4,4,4,0,3,4,0,4,4,4,0,4,0,4,0,0,0,4,0,0,4,0,0,4,0,4,0,0,0,4,2,0,4,4,4,0,4,0,0,0,4,0,4,1,0,3,4,0,0,4,0,0,4,0,0,0,4,4,4,4,0,4,4,0,0,0,0,4,0,4,4,4,0,4,0,0,3,4,0,4,4,4,4,0,4,0,0,4,0,4,4,4,4,4,0,0,4,2,4,4,0,4,2,4,0,4,0,0,0,4,4,4,2,4,4,0,4,0,4,4,0,0,0,0,4,0,0,1,0,2,4,0,4,0,4,4,4,4,4,4,4,0,0,4,0,4,0,0,0,4,0,0,0,0,0,0,4,4,0,4,4,4,0,0,0,4,4,4,0,4,4,4,0,4,4,0,4,4,0,4,0,0,4,4,0,0,4,4,4,4,0,0,4,4,0,0,0,0,4,0,3,0,0,4,4,4,4,0,0,4,1,4,3,4,0,0,4,4,0,4,4,4,4,0,0,4,0,0,0,4,0,4,0,0,4,4,4,4,4,0,4,4,0,4,4,4,4,4,0,0,4,0,4,4,4,0,0,4,4,4,1,0,4,0,4,0,4,4,4,4,0,0,4,0,0,0,0,0,0,4,0,4,0,1,0,4,4,4,0,4,3,4,4,0,4,4,4,4,0,4,0,0,4,0,4,1,4,0,4,0,4,4,0,0,0,0,4,0,4,4,4,0,4,0,4,4,0,0,0,0,2,4,3,0,0,4,0,4,0,4,4,4,0,0,0,4,0,4,4,4,4,4,4,0,0,0,4,4,0,0,0,0,4,0,0,0,0,4,1,4,4,0,0,4,4,0,0,4,0,4,0,4,4,0,4,0,4,4,4,4,4,4,0,3,0,0,0,4,4,0,4,4,0,4,4,0,4,0,0,4,0,0,4,4,4,0,4,0,4,0,0,4,4,0,0,4,0,4,0,4,4,4,3,0,0,0,4,0,4,0,0,2,4,4,4,4,4,2,4,4,4,4,4,4,0,0,4,0,0,1,0,4,4,0,0,4,4,4,4,4,0,4,0,4,4,0,4,0,4,4,0,4,4,4,0,4,0,4,4,4,0,2,0,0,4,4,4,4,0,0,4,0,0,4,4,4,4,4,4,4,0,4,0,4,0,0,4,0,0,0,0,4,4,0,4,4,2,0,4,4,4,4,4,0,0,4,0,0,0,4,4,2,0,0,0,0,4,0,0,0,4,0,4,4,4,0,4,0,4,0,0,4,4,4,0,0,4,0,0,4,0,4,0,4,4,4,0,4,0,0,0,0,4,0,4,4,0,0,4,4,0,0,0,0,0,4,0,4,0,3,0,4,4,0,</text:span></text:p>
      <text:p text:style-name="P1"><text:span text:style-name="T1"><text:tab/><text:tab/>&lt;/sequence&gt;</text:span></text:p>
      <text:p text:style-name="P1"><text:span text:style-name="T1"><text:tab/><text:tab/>&lt;sequence taxon='D1' totalcount='2'&gt;</text:span></text:p>
      <text:p text:style-name="P1"><text:span text:style-name="T1">1,1,1,0,0,1,1,0,1,1,0,0,1,0,0,1,0,0,1,0,1,1,1,1,1,0,1,0,1,0,1,0,1,0,0,0,0,1,0,1,1,0,1,1,1,0,1,1,0,1,1,0,1,1,1,1,1,0,0,1,1,0,1,1,0,1,1,0,0,1,0,0,0,0,1,0,0,0,1,0,1,1,0,0,0,0,1,1,0,0,0,1,0,1,0,0,0,0,1,1,1,0,0,1,0,0,1,1,0,0,0,1,0,1,0,1,1,0,1,1,0,1,1,0,0,1,0,0,0,0,1,1,1,1,0,1,0,1,0,1,1,1,1,1,1,0,0,1,1,0,1,0,0,0,0,1,0,1,1,1,1,0,0,1,0,0,1,1,0,0,1,0,1,0,0,1,0,0,1,0,1,1,0,0,1,1,1,0,1,1,0,0,0,0,0,1,0,1,1,1,0,0,1,0,0,1,1,1,1,0,0,0,1,0,1,1,1,1,1,1,0,1,1,0,1,0,1,0,0,1,1,1,1,1,0,0,0,1,0,0,1,1,1,1,0,0,1,0,1,1,1,1,0,1,1,1,0,1,0,0,0,1,1,0,1,0,0,0,1,0,0,1,1,0,0,1,1,0,1,0,0,0,1,0,0,0,0,1,0,1,1,1,0,0,0,1,1,0,0,0,0,0,1,1,0,0,1,0,0,0,0,0,0,1,0,1,1,0,1,1,0,1,0,1,0,0,0,0,0,0,0,0,0,0,1,1,1,1,0,1,0,0,1,1,1,1,0,1,0,1,0,0,1,0,1,0,1,1,0,0,0,0,0,0,0,1,0,1,0,1,1,0,0,0,1,1,0,1,0,1,1,1,1,0,1,1,1,1,1,0,1,0,0,1,0,0,0,1,1,1,1,1,0,0,1,0,1,1,1,1,1,0,1,0,0,1,1,1,1,0,1,1,0,1,1,0,0,1,0,1,1,1,1,1,0,0,1,0,1,0,1,1,1,1,1,1,1,0,1,1,1,0,1,1,1,0,0,1,1,0,0,1,0,0,1,1,1,0,1,0,1,1,1,0,1,1,0,1,1,1,1,0,0,0,0,0,1,0,1,0,1,1,1,0,0,1,1,1,0,1,0,0,1,1,1,1,1,0,1,1,0,1,1,1,0,0,0,0,1,1,0,1,1,1,1,0,0,0,1,1,0,0,1,1,0,1,1,0,0,1,1,0,1,0,0,1,0,0,1,1,0,0,1,0,0,0,0,0,0,0,0,0,0,1,1,1,1,1,0,0,1,0,1,1,0,1,0,1,0,1,0,0,0,0,0,0,1,0,0,0,0,0,1,1,1,0,1,0,0,1,0,0,0,0,1,0,1,0,0,1,1,0,1,0,1,0,1,0,1,1,1,1,0,1,1,1,1,1,1,0,1,0,1,1,0,0,0,1,0,1,1,0,0,0,0,1,1,0,0,1,0,0,1,1,0,1,1,1,0,0,0,0,1,1,0,1,1,1,0,1,0,0,1,1,1,0,1,0,1,1,0,0,0,1,1,0,1,0,1,1,1,0,1,1,1,0,1,1,0,1,1,1,1,0,1,0,1,0,1,0,1,1,1,0,1,0,0,1,1,0,0,1,1,1,1,1,1,1,0,0,1,0,1,1,1,0,1,1,1,1,1,1,1,1,1,0,1,0,1,1,0,0,1,1,0,1,0,1,1,0,1,1,0,0,0,1,1,0,1,0,0,1,0,1,0,1,1,1,1,1,0,1,1,1,0,1,1,1,1,0,0,0,1,1,1,0,1,0,0,1,0,0,0,0,0,0,1,0,1,0,0,1,1,1,0,0,1,0,1,1,1,0,0,1,0,0,0,1,1,0,1,1,0,0,0,0,0,1,1,1,1,0,1,1,1,0,1,1,0,1,0,1,0,0,1,0,1,0,0,0,0,0,1,0,0,0,1,1,1,0,0,1,1,1,0,0,0,0,0,1,1,1,0,1,0,0,0,0,1,0,0,0,1,1,0,1,1,1,1,1,0,0,0,0,0,0,1,1,1,1,0,1,0,0,1,1,1,0,1,1,1,0,1,0,0,0,0,1,1,0,1,0,1,0,0,0,1,0,0,0,0,0,0,1,0,0,1,0,1,0,1,0,1,0,1,1,1,1,1,0,1,1,0,0,0,1,0,0,1,1,0,1,0,0,0,1,1,0,0,0,1,1,1,0,0,1,0,1,0,0,1,0,1,0,1,0,1,0,0,1,0,1,0,1,0,0,0,0,1,0,1,0,0,0,1,1,1,0,0,0,0,1,1,1,1,1,1,0,1,0,0,0,1,1,0,1,0,0,1,1,1,0,0,1,0,0,0,1,0,0,0,1,1,0,1,1,0,0,0,1,0,1,1,0,1,0,0,0,0,0,0,1,0,0,1,1,0,1,0,0,0,1,1,0,0,0,0,1,1,1,0,0,1,0,1,1,0,0,1,0,0,1,0,0,0,0,0,1,1,0,1,1,1,0,0,0,0,1,1,0,1,0,0,0,1,0,0,0,1,0,0,0,0,0,0,1,1,1,1,1,0,0,0,0,1,1,0,0,0,0,0,1,0,1,1,0,1,1,0,0,0,0,1,0,0,0,0,1,1,0,0,1,1,0,0,1,0,0,0,0,1,1,0,1,1,1,0,0,1,1,1,1,1,1,1,0,1,0,1,0,0,0,1,0,0,1,0,1,1,0,1,0,0,1,1,1,1,1,0,0,1,1,1,1,1,0,0,1,0,1,1,1,0,0,0,0,1,1,0,0,1,0,1,0,1,0,1,0,1,0,0,0,0,0,0,0,1,1,1,0,1,1,0,1,0,0,0,0,1,0,0,1,0,0,1,1,1,0,0,1,1,0,1,1,1,0,1,0,0,1,0,1,0,1,0,1,0,1,1,0,0,0,0,0,0,1,1,0,0,1,1,1,0,1,0,1,1,1,0,0,0,1,1,0,0,1,1,1,1,1,0,0,0,1,0,1,1,0,1,1,0,1,0,1,1,0,1,1,0,0,1,1,1,1,1,1,0,0,0,1,0,1,0,1,1,0,0,0,1,1,0,1,1,1,1,0,0,0,1,0,1,1,0,1,0,0,1,0,0,1,1,1,1,1,1,1,0,0,0,0,1,0,1,1,0,1,1,1,0,1,0,1,1,1,0,1,0,0,0,0,0,0,0,1,0,0,1,1,1,0,0,0,0,0,0,1,1,1,1,1,0,0,0,1,0,0,1,0,0,0,0,1,0,0,1,0,0,0,0,0,0,1,1,0,1,0,0,0,1,1,1,0,1,1,1,0,1,1,0,1,0,1,1,0,1,0,1,1,1,1,0,0,1,1,1,1,1,1,1,1,0,0,1,0,1,1,0,0,0,1,0,1,1,1,0,1,1,1,1,0,0,1,1,1,0,1,1,0,1,0,0,0,0,0,1,1,1,0,0,0,0,0,1,0,0,0,1,1,1,1,1,1,0,1,0,0,1,0,0,1,0,0,0,0,1,0,0,1,1,1,1,1,0,0,1,0,1,1,0,0,1,1,0,1,0,0,1,0,0,1,0,1,1,1,0,0,0,0,1,1,0,0,1,0,0,1,0,1,0,1,1,0,1,0,0,1,1,0,1,1,0,1,1,0,1,0,1,1,0,0,1,0,0,0,0,0,1,0,1,0,1,1,1,1,1,1,1,1,1,1,1,1,0,0,1,1,0,0,0,0,1,0,1,1,1,1,0,1,1,0,1,0,1,1,0,0,1,1,1,1,0,1,0,0,0,0,0,1,1,1,0,1,1,0,0,0,0,1,1,0,1,0,0,1,1,0,0,0,1,0,1,1,0,0,0,1,0,1,0,1,0,1,0,1,1,1,1,0,0,0,0,0,1,0,1,0,1,1,0,0,0,0,0,1,1,0,0,0,0,0,1,1,0,1,0,0,1,1,1,1,0,0,0,1,1,1,0,0,0,0,0,1,0,0,0,0,1,0,1,1,1,1,1,1,0,1,0,0,1,0,0,0,1,1,1,1,1,1,0,0,0,1,1,1,0,1,1,1,1,0,0,0,1,0,0,1,0,1,0,1,1,0,0,0,0,0,1,0,1,1,1,1,1,0,0,0,1,0,0,1,1,0,1,1,0,1,0,0,0,0,0,1,0,0,1,1,1,0,0,0,0,0,1,1,1,1,0,0,0,0,1,0,0,0,1,0,1,1,0,1,0,0,1,0,1,0,0,0,1,1,1,0,1,1,0,0,0,1,0,0,1,0,1,0,0,0,1,1,0,0,0,1,0,1,1,1,1,0,1,0,1,1,0,0,1,0,1,1,1,1,1,0,0,1,0,0,0,0,0,1,1,0,1,0,0,1,0,1,1,0,1,0,1,0,1,1,1,0,1,1,0,0,1,0,1,1,0,1,1,1,1,1,0,0,0,1,1,0,0,1,1,1,0,0,0,0,0,0,0,1,0,1,1,1,1,0,1,0,0,0,0,0,1,1,0,1,1,1,0,0,1,1,1,1,0,0,1,0,0,1,1,1,0,0,0,1,0,1,0,0,0,1,0,0,0,0,0,1,0,0,1,1,0,0,1,1,0,1,1,0,1,1,1,1,1,1,1,0,1,1,1,0,1,1,1,1,1,0,1,0,1,1,1,1,0,0,1,0,0,0,0,1,1,0,0,0,0,0,0,0,0,1,1,0,1,1,0,0,0,1,1,0,0,1,1,1,1,1,0,0,1,0,1,0,0,1,0,1,0,0,1,0,1,0,1,0,1,1,1,1,0,0,0,1,0,0,0,1,1,1,1,0,0,1,1,1,1,1,0,0,0,0,1,1,1,1,1,0,0,0,1,0,0,1,0,0,0,1,0,1,1,1,0,0,0,1,0,0,1,1,0,1,1,0,1,0,0,0,1,0,0,1,1,1,0,0,0,1,0,1,1,0,1,1,1,0,1,0,1,0,0,1,0,0,1,0,0,1,0,1,1,0,1,1,1,1,1,0,0,0,0,0,0,0,0,1,0,1,0,0,1,1,0,0,0,1,1,0,1,0,1,1,1,1,0,0,1,1,0,1,0,0,1,0,0,1,1,0,0,0,0,1,0,0,0,1,0,0,0,0,0,0,1,0,1,1,1,0,0,0,1,1,1,1,1,0,0,0,1,0,0,0,1,1,1,1,1,1,0,1,0,1,1,1,0,0,0,1,0,0,1,1,1,0,0,0,0,1,0,1,0,1,1,0,0,0,1,1,0,1,1,0,0,1,1,0,1,1,1,0,1,1,1,0,1,1,0,1,0,0,0,1,0,1,0,0,1,1,1,1,0,1,1,1,0,0,1,0,1,1,1,0,1,1,0,1,1,1,1,1,0,1,0,1,0,0,1,1,1,0,0,1,1,1,0,1,0,1,1,0,1,1,1,1,1,0,0,0,0,1,1,0,0,1,1,0,0,0,1,1,1,0,0,1,1,1,1,1,0,1,1,1,0,1,0,1,1,1,1,1,1,0,0,1,0,1,1,1,0,0,0,0,0,0,0,1,0,1,1,0,1,1,1,1,1,1,1,0,1,0,1,1,1,1,1,0,1,1,0,0,1,1,0,0,1,1,1,0,1,1,0,1,0,0,0,0,0,1,0,0,1,1,1,1,1,0,1,1,1,0,1,1,0,1,0,1,0,1,1,0,0,1,1,0,0,0,0,0,0,0,0,0,0,1,1,0,0,0,1,0,0,0,1,1,0,1,1,1,1,1,1,1,1,0,1,1,1,0,1,0,1,0,1,0,0,0,0,0,1,1,1,1,0,0,1,1,0,1,1,1,0,1,1,1,0,0,0,1,1,0,0,1,1,1,1,0,1,0,1,1,1,0,1,1,0,1,0,1,0,1,0,1,1,0,0,1,1,1,0,1,1,1,0,0,0,0,0,1,1,1,0,1,0,1,1,1,0,0,0,0,1,0,0,1,0,1,0,0,1,0,1,1,1,0,1,0,0,1,0,0,1,0,1,1,1,1,1,1,1,1,1,0,0,0,0,0,1,0,0,0,0,0,0,1,0,0,0,0,1,1,1,1,1,1,0,1,1,0,0,1,0,0,1,1,0,1,0,0,1,0,0,1,1,0,1,0,1,1,1,0,0,1,1,1,1,1,1,1,0,1,0,0,1,0,0,1,1,0,1,0,1,1,1,1,1,1,1,1,1,0,1,0,0,0,0,1,0,0,0,1,0,0,0,0,0,1,1,1,1,0,0,0,0,1,1,1,0,0,0,1,0,0,0,0,0,1,1,1,0,1,0,1,0,1,0,1,0,1,1,0,1,0,1,0,1,1,0,1,0,0,1,1,1,1,1,1,0,1,1,1,0,1,1,1,0,0,0,0,0,0,0,0,1,0,1,1,1,0,0,0,1,1,0,1,1,0,1,1,0,0,0,1,1,0,1,0,0,0,1,1,1,1,0,1,1,0,1,1,1,0,1,0,1,0,0,1,0,0,1,0,0,1,0,1,1,0,1,1,1,0,0,1,0,0,0,0,0,0,1,0,0,1,1,0,0,1,1,0,1,1,0,1,0,0,0,1,0,0,0,0,1,1,0,1,0,0,0,1,0,0,0,0,1,1,1,0,1,1,1,0,0,1,0,1,1,0,1,1,1,1,1,0,0,0,0,0,0,0,0,0,1,1,1,1,1,1,0,1,0,0,1,0,1,1,1,0,1,0,1,0,1,0,0,1,0,0,0,0,1,0,0,0,0,1,0,0,0,1,0,1,0,0,1,0,0,1,1,1,1,1,0,1,0,0,1,0,0,0,1,0,1,1,1,1,1,0,0,1,1,0,1,1,0,0,1,0,1,1,0,0,1,0,1,0,0,1,0,1,0,1,0,1,1,0,0,0,0,0,1,0,0,0,0,0,1,0,1,1,1,0,1,0,1,1,1,0,1,0,0,0,1,1,1,1,0,1,0,1,1,1,0,0,0,0,0,1,1,1,0,1,0,0,1,1,0,0,1,0,1,1,0,0,1,0,1,0,1,0,0,0,0,0,0,1,1,0,1,1,1,0,1,1,0,0,0,1,0,0,1,1,1,1,1,0,1,1,0,1,0,1,1,0,1,1,0,0,0,1,0,0,1,1,1,1,1,1,1,1,1,1,1,1,0,0,0,1,1,0,1,1,0,1,0,1,1,1,1,1,1,0,0,0,0,1,0,0,1,0,1,0,1,1,0,1,1,0,0,0,1,0,1,0,1,1,1,0,0,0,1,1,0,1,1,1,0,1,0,1,1,0,0,0,0,0,0,0,1,0,1,1,0,1,1,0,0,0,1,0,0,1,1,1,1,0,1,0,0,0,0,1,1,0,0,0,0,0,1,0,1,1,1,0,1,1,1,1,0,0,1,0,0,1,1,0,1,1,0,1,0,1,1,1,0,1,0,1,0,0,0,1,0,0,1,0,1,1,0,1,1,0,0,1,1,1,1,1,0,0,0,1,0,0,1,0,0,0,0,1,0,0,0,1,1,1,0,0,0,1,0,0,1,0,0,0,0,1,0,1,1,0,0,0,0,0,0,1,1,0,0,1,1,1,0,1,1,0,0,0,1,1,0,0,0,0,0,0,1,0,1,0,1,0,0,1,1,1,1,1,1,0,0,0,1,0,1,0,0,1,0,1,1,1,1,0,1,1,1,1,0,0,1,1,1,0,0,1,0,1,1,1,0,0,0,0,1,0,0,1,0,1,1,1,0,0,1,0,0,1,1,1,1,0,1,1,1,0,1,1,0,1,0,0,1,1,0,0,0,0,0,0,0,0,0,1,1,0,1,0,0,1,1,1,1,0,0,0,0,1,0,0,0,1,1,1,0,1,1,1,0,1,0,0,0,1,1,1,0,1,1,0,1,0,0,0,1,1,0,1,0,1,1,1,1,1,1,1,1,0,0,1,0,0,0,0,0,1,0,0,1,1,0,0,0,1,0,0,0,1,0,1,0,0,0,1,1,0,1,0,1,1,1,0,0,1,0,0,0,0,0,1,0,0,1,0,1,1,0,1,1,0,1,1,1,0,0,0,1,0,0,0,0,0,0,0,1,1,0,0,0,0,1,0,1,0,1,1,1,1,1,1,0,1,1,0,1,1,0,0,1,1,0,0,1,1,1,0,1,1,1,0,1,1,1,1,0,1,0,0,1,1,1,1,0,1,0,0,0,0,0,1,0,1,1,1,1,0,1,1,1,1,0,1,1,0,1,0,0,0,0,0,0,0,1,1,1,1,0,0,1,1,1,0,1,0,0,0,1,1,0,0,1,0,0,1,1,1,1,0,0,1,1,0,0,1,1,1,0,1,0,0,1,1,1,1,1,0,1,1,1,0,1,0,0,0,1,1,0,0,0,0,0,1,0,0,1,1,0,0,1,1,0,0,0,0,0,0,1,1,0,1,1,1,0,1,1,0,1,0,0,1,1,0,0,1,0,1,1,0,1,1,0,0,0,0,0,0,1,1,0,1,1,1,0,0,1,0,1,1,1,1,0,1,0,1,1,1,1,1,0,1,1,1,0,1,1,1,1,0,0,1,0,1,0,1,1,1,0,1,0,0,1,0,0,1,1,0,0,1,1,0,1,0,0,0,0,0,0,0,0,1,0,0,0,1,1,1,0,1,1,0,1,1,0,1,0,1,0,1,0,0,0,0,0,1,0,0,1,1,1,1,0,1,1,1,1,1,0,1,1,1,0,0,0,1,0,1,1,1,0,0,1,0,0,1,1,1,1,0,1,1,0,1,0,1,1,1,1,0,0,1,1,1,0,0,1,1,1,1,1,0,0,1,0,1,0,0,0,0,0,1,1,0,1,1,1,0,1,0,1,0,0,1,0,1,1,0,1,1,1,1,1,0,1,1,0,0,0,1,0,0,1,0,0,0,1,1,1,0,1,0,1,1,1,0,1,1,1,0,0,1,1,0,0,1,1,1,1,1,0,1,1,1,1,1,0,0,1,1,1,1,1,0,1,1,0,1,0,0,0,1,0,1,0,1,1,1,0,1,1,0,0,1,1,1,0,1,1,1,0,0,1,1,0,1,0,0,1,0,1,0,0,0,0,1,1,0,0,1,1,1,0,0,1,0,0,0,1,1,1,0,1,1,1,1,0,1,0,0,0,0,0,1,0,1,1,0,0,0,0,0,1,0,1,0,1,1,1,0,0,1,0,0,1,1,1,1,0,0,0,0,1,0,0,1,0,0,0,0,1,1,0,0,1,0,0,1,1,0,0,0,1,0,1,0,1,0,0,1,0,0,0,1,0,1,1,0,0,0,1,0,1,0,1,0,0,1,1,1,1,0,1,0,1,0,0,0,0,0,1,0,1,0,1,1,0,1,1,1,1,1,1,1,1,0,1,0,1,0,0,0,1,0,1,1,0,0,1,0,1,1,0,1,1,1,1,1,1,0,0,0,1,1,1,0,1,1,1,1,1,1,1,0,0,1,0,0,0,1,0,1,1,0,0,0,0,0,0,0,1,1,0,0,1,0,0,0,0,1,1,1,0,1,1,1,1,1,0,1,0,0,0,0,0,0,0,0,0,0,0,1,0,1,1,1,1,1,0,0,1,0,1,0,1,1,0,1,0,1,0,0,0,1,0,1,1,0,0,0,0,1,1,1,0,0,0,1,0,0,1,0,0,1,0,0,1,0,0,0,0,1,1,0,1,1,0,1,0,0,1,1,0,1,0,1,0,0,0,1,0,1,1,0,0,0,1,0,0,1,1,0,1,0,0,0,0,0,1,1,0,0,1,0,0,1,1,1,1,0,1,0,1,1,0,1,1,0,1,1,0,0,1,1,1,1,1,0,1,1,0,0,1,0,1,1,1,1,1,1,1,0,0,1,1,0,0,1,0,1,1,1,1,1,0,0,0,0,1,0,0,0,1,1,0,0,1,1,1,1,1,0,1,1,0,0,0,1,1,1,0,0,1,0,1,1,0,0,0,0,0,0,0,1,0,0,0,1,1,0,1,1,1,0,1,0,1,1,1,0,1,0,1,0,1,0,0,0,1,0,0,0,0,1,1,1,0,1,1,0,1,1,1,0,1,0,0,1,0,1,0,0,1,0,0,0,0,0,0,1,0,1,0,1,1,0,1,0,1,1,0,0,0,0,0,1,0,0,1,0,1,1,1,1,0,0,1,0,1,0,0,0,0,1,0,0,1,1,1,1,1,1,0,1,1,1,0,0,0,0,1,1,0,1,0,0,0,0,1,0,0,0,0,0,0,1,0,0,1,1,1,0,0,0,1,0,0,1,0,0,0,1,1,0,0,0,0,1,1,1,1,0,0,1,1,1,1,0,0,0,0,1,0,0,0,1,1,1,0,0,1,0,0,0,0,0,0,0,0,1,0,1,0,1,0,1,0,1,1,0,0,1,0,0,1,0,1,0,0,0,1,1,1,0,1,1,1,0,1,1,1,0,1,1,0,0,0,1,0,1,1,0,1,0,0,1,0,1,1,0,0,1,0,1,0,1,0,1,1,0,1,1,0,0,1,0,1,1,0,0,1,0,1,0,0,1,0,1,0,0,0,1,0,0,0,1,0,0,0,1,0,1,1,1,0,1,0,0,1,0,0,1,1,1,1,1,1,1,0,0,1,1,0,0,1,0,0,1,1,1,0,0,1,1,0,1,0,0,0,1,1,1,0,0,1,1,1,0,1,0,0,1,1,0,0,1,1,1,1,0,1,0,0,0,1,1,0,1,1,1,1,1,0,0,1,1,1,1,0,0,1,1,0,1,1,1,0,1,1,0,1,0,1,0,1,0,1,0,1,1,0,0,1,0,1,0,0,0,1,1,1,1,0,1,0,0,1,1,0,0,1,0,1,1,1,0,0,1,1,0,0,1,0,0,0,0,1,0,0,1,1,1,1,1,0,0,1,1,1,0,0,1,1,1,0,0,1,1,1,1,1,1,1,1,1,1,1,0,1,0,1,0,0,1,0,1,1,1,0,0,1,0,1,1,1,0,1,0,0,0,0,0,1,0,0,1,1,1,0,1,0,1,0,0,0,0,1,0,1,1,0,0,0,0,0,1,0,1,0,1,0,0,1,0,0,1,1,1,0,0,1,0,1,0,1,1,0,1,0,0,0,0,1,0,0,1,1,0,1,0,0,0,0,0,0,1,0,0,1,1,0,1,0,1,1,0,1,1,0,1,1,1,0,1,1,0,0,0,0,1,1,0,1,0,1,1,0,0,0,0,0,0,1,1,0,0,1,0,0,1,0,1,1,1,0,1,0,0,1,1,0,0,1,0,1,0,0,1,1,1,0,0,1,0,1,1,0,1,0,1,1,0,1,0,0,0,1,1,1,1,1,1,1,0,1,1,1,1,0,0,1,1,0,1,1,0,0,0,0,1,0,0,0,1,1,0,0,1,0,1,0,0,1,1,1,1,1,0,1,0,1,0,0,1,0,0,0,0,0,0,0,0,1,0,1,1,0,0,1,0,1,1,1,1,0,1,1,0,0,0,1,0,0,0,0,1,1,1,0,0,0,1,0,0,0,1,0,1,1,0,0,1,1,1,1,1,0,1,1,0,0,1,1,0,1,0,0,1,0,0,1,1,1,1,1,0,1,0,0,1,0,1,0,1,1,0,1,1,1,1,0,0,0,1,0,1,1,1,0,1,1,0,0,1,1,1,1,0,1,1,1,0,1,1,0,1,1,0,0,1,1,1,0,1,0,0,1,1,0,1,1,0,0,0,0,0,1,0,1,1,1,1,1,0,0,0,1,1,0,1,0,0,1,1,1,1,0,1,1,0,0,0,1,1,1,1,0,1,0,0,0,0,0,0,0,0,1,1,0,1,1,1,1,0,0,0,0,0,0,0,1,0,0,0,1,1,1,1,1,1,0,0,0,0,1,1,1,0,1,1,0,0,1,1,0,1,1,0,0,0,1,0,1,1,0,1,1,0,1,1,1,1,0,0,0,1,1,1,1,1,1,0,1,0,0,0,1,0,0,0,0,1,0,0,0,0,1,0,0,0,0,0,0,1,0,1,0,1,1,0,0,0,1,1,0,0,1,0,0,1,0,0,0,0,0,0,1,0,1,0,0,0,0,1,0,1,1,1,0,0,1,0,0,1,0,0,1,1,0,1,0,1,1,0,0,1,0,0,0,1,1,1,1,0,1,0,0,1,0,1,0,1,1,0,1,0,1,0,0,0,1,0,0,1,1,1,0,0,0,0,0,0,0,1,0,1,1,0,0,1,1,1,0,1,1,0,0,0,1,0,0,0,1,0,0,0,1,1,1,0,1,0,0,0,1,1,0,1,1,1,0,1,0,1,0,1,1,1,1,1,1,1,1,0,1,1,0,1,1,0,1,1,0,0,1,1,0,1,0,0,0,0,1,0,0,1,1,1,1,1,0,0,0,1,0,0,1,1,0,1,1,0,0,1,1,0,0,1,0,0,1,0,0,1,0,1,1,0,1,1,1,0,1,1,0,0,1,1,0,0,1,1,0,0,0,0,0,1,1,1,0,0,0,0,0,1,0,1,0,0,0,0,1,0,0,1,0,1,0,0,0,0,1,1,1,0,1,0,0,1,1,0,1,0,1,0,0,0,0,1,0,1,1,1,1,0,1,0,0,1,1,1,0,0,1,1,0,0,1,0,0,1,1,1,1,0,1,1,0,0,0,1,1,0,1,1,1,0,0,0,1,1,1,0,0,0,1,1,0,0,0,0,1,1,0,0,1,1,1,1,1,1,1,1,1,1,1,1,0,1,0,1,0,1,0,0,0,1,0,1,1,1,1,1,0,1,0,0,0,0,0,0,0,1,0,0,0,1,1,0,1,0,0,1,0,1,1,0,1,1,1,1,1,1,1,1,0,1,0,0,0,0,1,0,1,0,1,1,1,0,0,0,0,0,1,0,0,1,1,1,0,1,0,1,1,0,1,0,0,1,0,1,0,1,1,0,0,1,1,0,0,1,1,0,1,1,1,1,1,0,1,0,0,0,0,1,0,0,1,0,1,0,0,1,0,0,1,0,0,0,0,1,0,1,0,1,1,1,0,1,1,0,0,0,1,0,1,1,1,0,1,0,0,0,1,1,0,0,0,1,1,0,0,1,1,0,1,1,1,0,1,0,1,0,1,0,0,0,1,0,0,0,1,1,1,0,0,0,1,1,1,0,1,0,0,1,1,1,0,1,1,0,0,1,1,1,1,0,1,1,0,1,0,1,1,1,0,1,0,0,0,0,1,1,0,1,1,0,0,0,1,0,1,1,1,1,1,0,0,1,0,1,1,1,1,0,0,0,0,0,1,1,0,0,1,1,0,0,0,0,1,0,0,0,0,1,0,0,1,1,1,0,1,0,0,0,0,1,1,0,1,1,0,0,1,0,1,1,1,1,1,0,1,1,0,0,1,1,1,0,1,1,1,0,0,1,1,1,1,1,0,1,0,1,1,0,1,1,0,0,1,0,1,0,1,1,1,1,0,0,0,0,1,0,1,0,0,1,1,1,1,0,1,0,0,1,1,0,0,1,1,0,1,1,0,1,0,1,0,1,1,1,0,0,0,0,1,0,1,0,0,0,1,0,0,1,0,1,0,1,1,0,0,0,0,1,0,0,0,1,0,0,1,1,0,1,1,0,1,0,1,0,1,0,0,1,1,1,1,0,0,1,0,1,1,1,1,0,0,0,1,0,1,0,1,1,1,1,0,0,0,0,0,0,1,0,1,1,1,0,1,0,0,1,1,0,1,0,1,1,1,0,0,1,0,0,1,1,1,1,1,0,1,0,1,1,1,0,1,0,1,1,0,1,0,1,1,0,1,0,0,0,0,1,0,1,0,1,1,0,0,1,0,0,0,1,0,0,1,1,0,1,0,1,1,1,1,0,0,0,1,0,0,1,1,1,0,0,0,1,0,0,1,0,0,1,1,0,1,0,1,0,1,1,0,0,0,1,0,1,0,1,1,0,0,1,0,1,0,1,0,0,1,0,0,1,0,1,1,1,0,0,1,0,0,0,0,1,1,1,1,1,1,0,1,0,1,1,1,1,0,0,0,1,0,1,1,1,0,0,1,0,0,0,0,1,0,1,0,1,0,1,0,1,1,0,1,1,1,0,1,0,0,1,0,0,1,0,1,0,1,1,1,1,0,0,1,1,1,1,0,1,0,0,0,1,0,0,1,0,1,1,0,1,0,0,1,0,1,0,1,1,0,0,1,1,1,0,0,0,1,0,0,1,1,0,0,0,0,0,0,0,1,1,1,0,1,0,1,1,1,0,1,0,1,1,0,1,1,1,0,1,0,1,1,0,0,0,1,0,0,0,0,0,1,1,1,0,1,1,0,1,0,0,0,1,1,1,1,1,0,0,0,1,0,1,0,1,0,0,0,0,1,0,0,0,0,1,1,0,0,0,1,0,1,0,1,0,1,0,0,1,1,0,0,1,0,1,1,0,1,0,0,0,0,0,0,0,0,0,1,0,1,0,1,0,0,0,1,1,0,0,1,0,0,1,0,0,0,1,1,0,1,1,0,1,1,1,1,1,0,1,0,0,1,0,1,1,1,0,0,1,0,0,0,1,0,0,0,0,1,1,1,0,0,0,0,1,1,0,1,1,1,1,1,1,0,1,0,1,1,0,0,1,0,0,0,0,1,0,1,1,1,0,1,0,1,1,0,1,1,1,1,0,0,0,0,1,1,1,0,1,1,1,0,1,0,0,1,0,0,0,1,1,1,1,1,1,1,0,1,0,1,0,1,0,0,0,0,0,0,1,1,0,1,1,0,0,0,1,1,0,1,0,0,0,1,0,0,1,1,1,0,0,0,1,0,1,0,0,1,0,0,0,0,0,0,1,1,0,0,0,1,1,1,1,1,0,0,1,1,0,1,1,1,1,1,0,0,0,0,1,1,0,0,1,0,0,1,1,1,0,1,1,1,1,1,1,0,0,0,0,0,1,1,1,1,1,0,0,0,1,0,1,1,0,1,0,1,0,1,1,0,1,0,0,1,1,1,0,1,1,0,0,0,1,1,1,0,1,0,1,0,1,1,1,0,0,0,0,1,1,1,0,0,0,0,0,1,1,1,0,1,0,0,0,1,0,1,0,1,0,0,1,1,0,0,1,0,1,0,0,0,1,0,1,0,0,1,1,0,0,1,1,0,1,0,0,1,0,1,0,0,1,0,0,0,0,0,1,0,1,0,0,0,1,0,1,1,0,0,1,0,0,1,1,1,1,1,1,1,0,1,0,0,0,1,0,0,0,0,1,0,1,1,1,0,0,1,0,1,1,1,0,0,1,1,1,1,0,1,1,0,0,0,1,0,0,1,1,0,0,0,1,1,1,1,1,0,0,1,1,0,1,0,0,0,1,0,1,0,0,0,0,0,0,0,0,0,0,1,1,1,0,0,0,0,1,1,0,1,1,1,0,1,0,0,0,0,0,1,0,0,0,0,0,1,0,0,1,0,0,1,0,0,0,1,0,0,1,0,0,1,0,0,0,0,0,0,0,0,1,0,1,0,0,0,1,0,0,0,1,1,0,1,1,1,1,1,1,0,1,0,1,0,0,0,1,0,1,1,1,0,1,0,0,0,0,1,1,0,1,0,0,1,0,0,1,1,1,0,0,0,0,1,0,0,1,0,0,1,1,0,1,1,1,0,1,1,0,1,0,0,1,1,1,0,1,1,0,0,0,0,0,0,1,1,0,1,0,0,0,0,1,1,1,1,1,0,0,1,0,0,0,1,1,1,1,1,1,1,0,1,1,1,0,0,1,0,1,0,1,0,1,0,0,0,1,0,1,1,0,0,1,0,0,1,1,1,1,1,1,0,0,0,0,0,0,1,1,0,1,0,1,1,1,1,0,1,1,1,1,1,0,1,1,1,0,0,0,0,0,0,0,1,0,0,0,0,0,1,0,1,0,0,0,0,0,0,0,0,1,0,1,0,1,0,0,0,0,1,0,0,0,0,1,1,1,0,1,0,0,0,0,1,1,1,1,1,0,1,0,0,1,0,1,0,1,1,1,0,1,0,0,0,1,0,1,0,1,0,0,1,0,0,0,1,0,1,1,1,0,1,0,0,0,1,0,0,0,0,1,0,0,1,1,0,0,0,0,1,0,1,0,0,0,1,1,0,1,0,0,1,0,1,1,0,0,0,1,1,1,0,1,1,0,1,0,0,1,0,1,0,0,1,1,1,1,0,1,0,0,1,1,1,0,1,1,1,0,0,0,0,1,0,0,0,0,1,1,0,0,1,1,1,1,1,0,1,1,0,0,0,1,1,1,1,0,0,0,1,1,0,1,1,0,1,0,1,0,1,1,0,0,0,0,0,0,1,1,0,0,1,0,1,1,0,0,1,1,0,1,0,0,0,0,0,0,1,1,1,0,0,1,0,1,1,1,1,1,1,1,1,1,0,0,1,0,0,0,1,1,1,1,1,1,0,1,1,0,0,0,1,0,1,0,1,1,0,0,1,1,0,0,1,1,1,1,0,0,1,1,1,1,1,0,0,0,0,0,0,0,1,1,0,1,0,1,1,0,1,1,1,0,1,0,1,1,0,1,1,1,1,1,0,1,1,0,1,0,1,0,1,0,1,0,0,1,1,1,1,0,1,0,1,0,0,1,1,0,1,0,0,0,0,0,1,0,1,0,1,0,0,0,0,0,1,1,1,1,1,0,0,0,0,0,0,1,0,0,1,1,1,0,1,0,0,0,0,0,1,1,1,1,1,0,0,0,1,1,0,0,0,0,0,0,1,1,0,0,1,1,0,1,0,1,1,1,1,1,0,0,1,0,1,1,1,1,1,0,0,0,1,1,0,0,1,1,1,0,0,1,0,1,1,0,0,0,1,1,1,0,1,0,0,0,1,0,0,0,1,0,0,1,1,1,1,1,0,0,0,1,1,1,0,1,1,1,0,0,1,1,0,1,1,1,1,0,0,0,0,1,1,1,0,1,0,0,0,1,0,1,0,1,0,0,0,0,0,1,0,0,1,1,1,1,1,1,0,1,0,1,0,0,0,1,0,0,1,1,0,1,0,1,0,0,0,1,0,0,0,1,1,1,0,0,0,1,0,0,1,1,0,1,0,0,1,0,0,0,0,1,1,1,1,1,1,0,0,1,1,0,1,0,1,0,0,1,0,0,0,0,1,0,1,0,1,0,0,0,1,0,0,0,1,1,1,0,1,0,1,1,1,0,0,1,1,1,1,0,1,0,1,1,1,0,1,1,0,0,1,1,0,0,1,1,0,0,1,0,1,1,0,0,1,1,0,1,0,0,1,1,0,0,0,0,0,1,1,1,1,0,1,1,1,1,1,0,1,1,0,1,0,1,1,1,1,0,1,1,1,0,0,0,0,0,0,0,0,1,1,0,0,0,1,0,0,0,1,0,0,0,0,0,1,1,0,0,0,1,1,0,0,0,1,1,1,1,0,0,0,1,1,0,0,0,0,1,1,0,1,1,1,1,0,1,1,0,1,0,1,1,0,1,1,1,1,0,1,0,1,0,1,0,1,1,1,0,0,0,1,0,0,0,1,0,0,0,0,1,1,0,0,1,0,0,1,0,1,1,0,1,1,0,1,1,1,0,0,1,0,1,1,0,0,1,1,1,1,1,1,1,1,1,1,1,0,0,1,0,1,0,1,0,1,1,0,0,0,1,1,0,1,1,0,0,0,0,0,0,1,0,1,0,0,0,1,1,1,0,0,0,0,1,1,1,0,1,0,0,1,1,0,0,1,1,0,1,0,0,1,0,1,0,1,1,0,0,1,1,1,1,0,0,0,0,0,1,1,0,0,1,1,0,0,1,0,0,1,1,1,1,0,0,1,1,0,0,0,0,1,0,0,0,0,1,0,0,0,1,0,1,0,1,0,1,1,1,1,0,1,1,1,0,1,0,0,0,0,1,1,0,1,0,0,1,0,1,1,0,1,1,1,0,1,1,0,1,1,1,1,1,1,1,0,1,1,1,0,0,1,0,0,0,0,1,1,1,0,0,1,1,1,0,0,1,0,1,1,0,1,1,1,1,1,0,0,1,0,0,0,1,1,1,0,1,0,1,0,0,1,1,1,1,1,1,0,0,0,1,0,1,1,0,1,0,0,1,0,0,0,1,0,1,1,1,0,0,1,1,1,0,0,1,1,0,1,1,0,1,1,0,0,1,0,0,0,0,0,0,1,0,0,1,1,1,1,0,0,0,0,0,1,0,1,1,0,0,1,0,1,0,0,0,0,0,1,0,0,0,0,0,1,1,0,0,0,0,0,0,0,1,1,0,0,1,0,0,1,0,1,0,0,1,0,0,1,1,1,1,1,1,1,0,0,1,0,0,0,1,1,1,0,0,0,1,0,0,0,0,0,0,1,1,0,0,0,0,0,0,0,0,1,1,1,0,0,0,1,1,0,0,0,1,1,1,1,1,0,0,0,0,0,1,1,0,0,1,0,1,0,0,1,1,1,0,1,0,1,0,0,0,1,1,1,0,1,1,1,0,0,0,0,0,0,1,0,0,0,0,0,0,0,1,0,1,1,1,1,0,1,1,1,1,1,1,0,0,0,0,1,1,0,0,1,0,0,1,1,1,1,0,0,1,1,1,1,1,1,1,1,1,1,1,0,0,1,0,0,1,1,0,1,0,0,1,0,1,0,1,1,0,0,0,0,1,1,1,0,0,0,1,0,0,0,0,0,1,1,0,1,1,1,0,1,1,1,0,1,0,0,0,1,1,0,1,0,1,1,0,0,1,0,1,1,1,1,0,1,1,0,0,1,1,1,0,0,1,0,1,1,0,0,0,0,1,0,1,1,0,1,0,0,0,0,0,1,0,0,0,1,0,1,0,0,1,0,1,0,0,1,0,0,0,0,1,1,0,1,1,0,1,1,0,0,0,0,0,1,0,1,1,1,1,0,1,0,1,1,1,0,1,0,0,1,1,0,0,1,1,0,0,1,0,1,1,1,1,0,1,1,0,1,0,1,1,1,0,0,0,1,0,0,0,0,0,1,0,0,1,1,1,0,1,0,0,0,0,0,1,1,0,0,1,0,0,0,1,1,1,1,1,0,1,1,0,0,0,1,1,0,0,0,0,1,0,1,1,1,0,1,1,1,1,1,0,0,0,1,0,0,0,1,0,0,0,0,0,0,1,0,0,0,0,1,0,0,1,0,1,0,0,0,1,1,0,1,1,0,0,1,0,1,1,0,0,1,0,1,1,1,0,1,0,0,1,1,1,1,0,1,1,0,0,1,0,0,0,1,1,0,0,1,1,0,1,1,0,0,1,1,0,0,0,0,0,1,1,0,0,0,1,0,1,1,1,1,1,0,0,1,0,1,0,0,0,0,1,1,0,1,1,1,0,1,0,0,1,1,0,0,1,1,1,0,0,1,0,0,1,0,1,0,1,0,1,0,1,1,0,0,1,0,0,1,1,1,1,0,0,0,1,0,0,0,0,0,1,0,1,1,0,0,0,0,1,1,0,1,0,1,1,0,1,1,0,1,1,0,0,1,0,0,1,0,0,0,0,0,1,0,1,0,1,0,1,1,1,0,0,1,1,0,1,1,1,0,1,1,0,1,1,0,0,0,0,1,1,1,1,1,0,1,1,0,0,0,1,0,0,0,0,1,0,0,0,1,0,1,0,1,0,0,0,1,1,0,0,1,1,1,0,0,0,0,1,1,1,1,0,0,0,0,1,0,1,0,1,1,0,0,1,0,1,0,0,1,1,0,1,0,0,0,1,0,1,1,0,1,1,1,0,1,1,0,1,1,1,1,0,1,1,1,1,1,1,0,1,0,0,1,1,1,1,0,1,1,1,1,1,0,0,0,1,0,0,1,1,1,0,0,0,1,1,0,0,0,0,0,0,0,1,1,0,0,0,1,0,1,0,0,0,0,0,0,0,1,1,0,0,0,0,1,1,0,0,0,0,1,1,1,1,1,1,0,1,1,0,1,0,1,0,1,0,1,0,1,0,1,1,1,1,0,0,0,1,0,0,0,1,0,0,0,1,0,0,0,0,0,1,1,0,1,1,1,0,1,0,0,0,0,1,0,1,0,0,1,1,0,1,1,1,1,1,0,0,0,0,0,1,1,0,0,0,0,0,1,1,0,0,0,0,0,0,0,1,1,0,1,0,1,1,0,1,1,1,1,1,0,1,1,0,1,1,1,1,0,1,1,1,0,1,1,1,0,0,0,0,1,1,0,1,0,1,1,1,1,0,1,0,1,0,1,0,1,0,0,1,1,1,1,1,0,1,0,0,0,0,1,0,0,1,1,0,0,1,1,1,0,0,1,1,1,0,1,1,0,0,0,0,0,0,1,0,1,0,1,0,1,1,1,0,0,0,0,0,0,0,1,0,0,1,0,0,1,0,1,0,1,0,0,0,0,1,0,1,0,1,0,0,1,1,0,1,0,1,0,0,1,0,0,1,0,1,0,1,1,0,0,0,0,1,1,0,0,0,0,0,0,0,1,0,1,0,1,0,0,0,1,1,1,1,0,0,1,1,1,0,1,1,0,1,0,1,0,0,0,1,0,1,0,0,1,0,1,0,1,1,0,1,0,1,0,0,1,1,0,0,1,0,1,1,0,0,0,0,0,0,0,0,1,1,1,0,1,0,1,1,1,1,1,0,0,0,1,0,0,1,1,0,0,0,0,0,0,1,0,0,0,1,1,0,1,0,0,1,0,1,1,0,1,1,0,0,0,1,0,0,1,1,1,1,0,0,1,1,0,1,0,0,0,1,0,0,1,0,0,1,0,0,1,1,1,0,1,1,1,1,1,1,0,0,0,0,0,0,1,0,1,0,0,0,1,0,1,0,0,1,0,0,0,1,0,1,1,1,1,0,1,1,0,1,1,0,0,1,1,0,0,1,1,0,0,0,0,1,0,1,1,1,1,0,1,0,0,1,0,1,0,1,1,0,0,0,0,0,0,0,1,0,0,0,1,1,0,1,0,1,1,1,0,0,0,0,1,1,1,1,0,0,1,1,0,0,1,0,0,0,1,1,1,1,0,1,1,1,0,1,0,0,1,1,0,1,0,1,1,0,0,1,0,0,1,0,0,0,1,1,0,0,0,0,0,0,1,1,1,0,0,1,1,0,0,0,0,0,0,0,1,0,1,0,1,0,0,1,1,0,1,1,1,1,1,1,0,0,1,0,1,0,1,1,0,0,1,0,0,0,1,0,1,0,1,0,1,0,1,0,1,1,0,0,0,1,1,0,1,1,0,0,1,0,0,1,0,1,1,0,1,0,0,0,0,1,1,0,1,0,1,1,1,1,0,0,0,1,1,0,0,1,0,0,0,1,1,1,1,1,0,0,0,1,0,1,0,0,0,0,0,1,0,1,1,1,0,0,1,1,0,1,0,1,0,0,1,1,0,0,1,0,1,1,0,1,0,0,1,1,0,1,1,1,1,0,0,0,1,0,1,1,1,0,1,0,0,1,0,1,1,1,0,0,1,1,1,1,1,1,1,1,0,0,1,1,1,0,1,0,0,0,0,0,0,1,1,0,0,1,1,0,0,1,0,1,1,1,1,0,1,0,0,1,1,1,1,1,1,0,0,0,0,0,1,1,1,1,0,0,0,0,0,1,0,0,0,1,1,0,1,1,0,0,0,1,0,1,0,0,0,0,1,0,1,1,1,0,0,0,1,1,1,0,0,0,1,0,1,0,0,0,1,0,1,1,0,1,1,0,0,0,0,0,1,0,0,1,0,0,1,0,1,1,1,0,1,0,0,0,0,0,1,1,1,0,1,1,1,0,1,1,0,1,0,1,1,0,0,1,0,0,1,0,1,1,0,1,0,0,1,1,0,0,1,1,1,0,0,1,1,1,0,0,1,1,1,0,1,1,0,0,1,0,1,1,1,0,1,1,1,1,0,1,1,1,0,1,1,0,0,0,1,1,1,1,1,1,1,1,1,1,1,0,0,0,0,0,1,1,0,1,1,1,1,1,0,0,0,0,0,1,0,0,0,0,0,1,1,1,0,1,0,0,1,0,1,0,0,0,1,1,1,1,1,0,0,0,1,1,1,0,1,0,1,1,0,1,1,0,0,1,1,1,1,0,0,1,1,1,0,1,1,0,0,1,1,1,0,0,1,0,0,1,1,1,0,1,0,1,1,0,1,0,0,0,1,0,1,0,0,0,1,0,1,1,0,0,0,0,0,1,0,0,1,0,0,1,0,1,1,1,0,1,1,1,1,1,1,1,1,0,0,0,0,0,1,0,1,0,0,1,1,1,0,1,0,0,0,0,0,0,0,1,1,1,0,0,0,1,0,0,1,0,0,1,0,0,0,1,0,0,0,0,0,0,1,0,0,1,1,1,1,1,1,1,0,0,0,1,0,0,1,1,1,1,0,0,1,0,0,0,1,0,0,1,1,1,1,1,1,0,1,0,0,0,1,0,1,0,1,1,0,1,1,0,0,0,0,1,0,0,1,0,1,1,1,1,1,0,0,1,1,0,1,1,0,0,1,1,0,1,1,1,1,0,0,1,1,0,1,1,1,0,0,1,0,1,0,0,0,1,1,1,0,1,1,0,0,0,0,1,0,1,1,0,0,0,0,0,0,0,0,0,1,0,0,1,1,1,0,0,0,1,1,0,0,0,1,0,0,1,1,0,0,0,1,0,0,0,1,1,0,0,0,1,0,1,0,0,1,1,1,0,0,0,1,1,0,1,1,0,1,0,0,0,1,1,1,1,0,1,1,0,0,0,0,0,1,1,0,0,0,0,1,0,1,1,0,1,0,0,1,1,0,1,0,0,1,0,1,0,0,0,1,0,1,1,0,0,0,0,0,1,1,0,0,0,1,0,1,1,0,0,0,0,1,1,1,0,0,0,0,1,1,0,1,1,0,0,1,1,0,1,0,1,1,0,0,1,0,0,1,1,1,0,1,0,1,0,1,0,0,0,1,0,1,1,0,1,0,1,0,1,0,0,1,0,1,0,0,1,1,1,0,0,0,1,1,1,1,1,0,1,1,1,0,0,0,0,1,0,1,0,0,1,0,1,0,0,1,1,0,0,0,0,0,0,1,0,1,1,0,0,0,1,0,0,1,1,0,0,0,1,1,1,1,1,1,1,0,0,1,1,0,0,0,0,0,1,1,0,1,0,1,0,1,0,1,1,0,1,0,0,1,1,0,1,0,0,1,1,0,1,1,0,1,1,0,0,0,0,1,1,0,1,0,0,0,1,0,0,1,1,1,1,0,0,1,0,1,1,1,1,0,1,0,1,1,0,1,1,0,1,0,1,0,0,0,1,1,1,0,0,0,1,0,1,0,0,0,1,1,0,0,1,0,0,1,1,0,0,0,1,1,0,1,1,1,1,0,1,1,0,1,0,1,1,1,0,1,1,0,0,1,0,1,1,0,0,1,0,0,0,0,1,1,0,0,0,1,0,0,0,1,1,0,0,0,1,0,1,0,1,1,1,0,0,1,1,0,0,0,0,1,0,1,1,1,0,1,1,0,0,0,1,0,1,0,1,0,1,1,1,1,0,1,1,1,0,0,1,1,1,1,1,1,1,1,1,0,0,1,0,0,1,0,0,0,0,1,1,0,1,0,0,0,0,1,1,1,0,0,0,1,0,0,1,1,1,0,1,1,1,0,0,1,0,0,0,0,1,1,1,1,0,1,0,1,1,1,0,0,1,0,1,1,1,0,0,0,1,0,1,0,0,0,1,1,1,0,1,0,1,1,0,1,1,0,0,1,1,1,1,1,1,1,0,1,0,1,0,1,0,1,1,0,0,0,1,1,0,0,1,1,0,0,0,0,0,1,1,1,0,0,0,0,1,1,1,0,1,0,1,0,1,0,0,0,0,0,1,1,0,1,0,1,1,0,0,0,1,0,1,1,0,0,0,1,0,1,1,1,1,1,1,0,1,1,0,0,0,1,1,0,0,0,1,1,1,1,1,1,1,0,0,1,1,1,1,0,1,1,1,0,1,0,1,0,0,1,0,0,0,0,1,1,0,1,1,0,1,1,0,0,1,0,1,0,1,1,0,0,1,0,1,0,1,1,0,1,0,1,1,1,1,1,1,0,1,1,0,1,0,0,1,1,0,0,1,1,1,1,0,0,0,1,1,0,0,0,1,0,0,1,1,1,0,1,1,1,1,0,1,1,1,1,1,1,1,0,0,1,0,1,0,1,0,1,0,0,1,0,1,0,0,0,0,0,1,1,1,1,0,1,1,0,1,1,0,0,0,0,1,1,0,0,0,0,1,0,0,0,1,0,0,1,0,0,1,0,0,1,0,0,0,0,1,0,1,1,0,0,0,1,0,0,0,1,0,1,1,1,1,1,1,0,0,0,1,1,0,0,1,0,1,1,1,1,1,1,1,1,1,1,0,1,1,1,1,0,0,1,1,1,0,1,1,0,1,0,1,1,0,1,0,1,1,1,0,0,1,1,1,0,0,0,1,1,0,0,1,0,0,1,0,0,0,0,1,0,1,0,0,0,1,1,0,1,0,0,0,1,0,1,1,1,1,1,0,1,0,1,1,0,1,0,0,1,0,0,1,0,1,1,0,0,0,1,0,0,0,0,0,1,1,1,0,0,0,0,1,0,1,1,1,1,1,0,0,0,0,1,1,0,1,0,1,0,1,0,1,1,1,1,1,1,1,0,1,0,0,1,0,0,0,0,0,1,0,1,0,0,1,1,0,1,0,1,0,1,1,1,0,0,0,1,0,0,0,0,1,1,1,1,0,1,1,1,0,0,0,0,0,1,0,0,1,1,0,1,0,0,0,1,1,1,0,1,0,0,0,0,0,0,0,1,1,1,0,1,0,0,1,0,1,1,0,0,0,0,0,1,0,1,0,0,1,1,0,1,0,0,1,1,0,1,0,0,1,1,0,0,0,0,1,0,1,1,0,0,1,0,0,0,0,1,1,0,0,0,1,0,1,1,0,1,0,0,1,1,1,0,0,0,1,0,0,0,1,1,1,0,0,1,0,1,1,0,1,0,0,1,0,0,1,0,1,1,0,1,0,1,0,1,0,0,0,0,0,0,1,1,1,1,1,0,0,0,0,1,0,1,0,1,0,1,1,0,1,0,0,0,0,0,0,1,0,0,1,0,0,0,0,1,1,0,1,1,0,0,0,1,1,0,1,1,1,1,1,0,0,1,1,1,1,0,0,1,0,1,1,0,0,1,0,0,1,1,1,0,0,1,1,0,0,0,1,1,1,0,0,1,1,0,1,1,1,0,1,1,0,0,0,0,1,0,1,1,1,1,1,1,0,1,1,0,1,0,0,0,1,1,1,0,1,1,0,0,0,1,0,0,0,1,1,1,0,0,0,0,1,0,1,0,0,0,0,1,0,0,1,0,1,1,0,0,1,0,1,1,1,1,0,0,0,0,0,0,1,0,0,0,1,0,0,1,0,0,0,1,1,1,1,0,1,1,0,1,1,1,0,0,0,1,1,1,1,1,0,1,1,1,0,0,0,0,0,0,1,0,1,1,0,0,1,1,0,1,1,1,0,0,0,1,1,1,0,0,1,0,1,1,1,0,1,0,0,0,0,0,1,0,1,0,0,1,0,1,1,1,0,0,0,1,0,0,1,0,0,1,0,1,1,1,1,0,1,1,1,0,0,1,1,0,0,0,1,0,0,1,0,0,0,1,0,1,1,0,0,1,1,1,0,0,1,0,0,1,1,0,0,1,0,0,1,1,1,0,1,0,1,0,1,0,1,0,0,1,1,1,0,0,1,0,0,0,1,1,0,1,0,0,1,0,1,0,0,1,1,0,1,1,0,1,1,1,0,1,0,0,1,1,0,1,1,1,1,1,0,1,1,1,0,1,0,1,1,0,0,1,0,1,0,0,0,0,0,1,0,1,0,1,0,0,1,1,0,0,0,1,1,0,1,1,1,1,0,1,0,1,0,1,1,0,1,0,1,0,1,0,0,1,0,0,0,0,1,1,1,1,0,1,1,1,0,0,0,1,1,0,0,0,1,1,0,0,1,1,0,1,1,1,1,0,1,1,0,0,0,1,1,0,0,1,0,1,1,1,1,1,0,1,1,0,0,0,1,1,1,1,0,1,0,0,1,0,1,0,1,1,0,1,1,1,1,0,1,0,1,1,0,0,0,0,0,1,1,1,0,1,1,1,1,0,1,1,0,0,1,0,1,0,0,0,1,1,1,1,1,0,1,1,1,0,0,0,1,1,1,0,0,1,0,0,0,0,0,0,1,1,0,0,1,1,1,1,1,0,1,0,0,1,1,1,1,0,0,1,1,0,1,0,1,1,1,0,1,1,0,0,1,1,0,1,0,0,0,0,1,0,0,0,1,1,0,0,1,1,1,1,0,1,1,0,1,0,1,1,1,1,1,1,0,0,1,0,0,1,0,1,0,1,0,1,0,0,0,1,0,0,0,0,0,0,1,0,1,0,0,0,1,1,1,0,0,0,0,0,0,0,0,1,1,0,1,1,1,1,1,1,1,0,1,0,1,1,0,1,1,0,1,1,0,0,0,0,0,0,1,1,0,0,0,0,1,1,1,1,1,1,0,1,0,0,1,1,0,0,0,0,0,1,0,1,1,0,0,0,0,0,1,1,1,1,0,1,0,1,1,0,0,0,0,1,0,1,0,0,1,1,1,0,1,0,0,0,0,1,0,0,0,0,0,0,1,0,1,0,1,1,1,1,0,1,0,0,0,0,0,1,1,1,0,0,1,1,0,0,0,1,0,0,1,1,0,0,1,0,1,1,0,0,1,1,1,0,1,1,1,0,1,0,0,0,0,1,1,0,1,0,1,1,1,1,0,1,1,0,0,1,0,0,0,1,1,0,1,1,0,1,0,0,0,0,1,0,0,1,0,1,0,0,0,0,0,0,1,0,0,0,0,0,1,1,0,1,0,0,1,0,0,1,1,1,0,1,1,0,0,1,0,0,1,0,0,0,1,1,0,0,1,1,0,1,1,0,1,0,0,1,0,1,1,1,1,0,1,0,0,1,1,0,1,0,0,1,0,0,1,0,1,1,0,0,1,1,1,1,0,0,0,1,0,0,0,1,1,1,0,0,0,0,1,1,1,0,0,1,0,1,0,0,1,1,0,1,0,1,0,1,0,1,1,0,1,1,0,1,0,0,0,1,0,0,0,1,0,1,1,1,1,0,1,0,0,0,1,1,0,0,0,1,1,0,0,1,1,0,0,1,1,1,1,1,0,1,0,1,0,0,1,1,1,0,0,0,1,0,1,1,0,0,1,1,1,1,1,0,0,0,1,1,0,0,0,1,1,1,0,1,1,1,0,1,0,1,0,0,0,0,1,0,1,0,1,1,1,0,1,1,0,0,1,0,1,0,0,1,0,0,0,1,1,0,1,1,1,1,1,0,1,0,1,0,1,1,1,1,1,0,1,1,0,1,1,0,0,1,0,1,1,1,1,1,0,0,1,1,0,0,0,0,0,0,0,1,0,1,0,1,0,0,1,1,0,0,0,1,1,1,0,1,1,1,0,0,0,1,1,1,1,1,1,0,0,1,1,0,1,1,0,1,1,0,0,0,1,1,1,1,0,1,1,0,1,1,0,1,1,0,0,0,0,1,0,0,0,1,0,0,1,1,0,1,0,1,0,0,1,1,0,1,1,0,0,1,0,0,0,1,1,1,1,1,0,0,0,0,1,0,0,1,0,1,1,0,1,1,0,1,0,0,1,0,1,1,1,0,0,1,1,1,0,0,1,0,1,1,0,1,1,1,1,1,1,0,0,0,1,1,1,1,1,1,1,0,0,0,1,0,0,0,0,0,0,0,1,0,0,0,0,1,0,0,1,1,0,1,1,0,1,1,1,0,1,0,1,0,0,1,0,0,1,1,1,0,0,1,1,1,1,1,1,0,1,0,1,1,0,0,0,1,1,1,1,0,0,1,1,1,1,0,1,1,1,1,1,1,1,1,1,1,0,1,0,1,1,0,0,0,0,1,1,1,0,1,0,0,1,1,1,0,0,1,0,1,0,0,0,0,0,0,1,1,0,1,1,0,0,0,1,0,0,1,0,0,0,0,0,1,0,1,0,1,1,0,1,0,0,0,1,0,1,0,1,1,1,1,1,1,0,0,1,1,1,1,0,0,0,1,0,1,0,1,0,1,0,0,1,1,1,0,0,0,0,0,1,1,0,0,0,1,0,0,1,0,1,1,0,1,0,0,0,1,1,0,1,0,0,1,1,0,1,0,1,1,0,1,1,1,0,0,0,0,1,1,1,0,1,0,0,1,1,0,0,0,1,0,0,0,1,0,0,0,1,0,1,1,1,0,1,1,1,0,1,1,0,1,0,0,1,1,0,1,1,0,0,1,0,0,1,0,0,0,1,1,1,1,0,1,1,0,1,1,0,0,1,0,0,1,0,0,0,0,0,1,1,0,1,0,1,1,0,1,0,0,0,1,0,1,0,0,1,0,1,0,1,1,1,0,1,0,1,1,0,0,0,1,0,1,0,0,1,0,1,0,1,0,1,1,1,1,0,1,1,0,1,0,1,0,0,1,0,0,1,0,1,0,0,0,1,1,1,0,1,1,1,0,0,0,0,0,0,1,0,1,0,0,1,0,0,0,1,1,0,0,1,0,1,0,0,0,0,0,0,0,0,1,1,0,0,0,1,0,0,1,1,1,1,0,1,1,1,1,0,0,1,1,1,0,1,1,0,1,0,1,1,0,1,0,1,1,0,1,1,0,0,0,1,0,0,0,1,1,1,1,1,1,0,1,0,0,0,1,1,0,0,0,0,1,1,0,1,0,0,0,1,1,1,1,1,0,1,0,1,1,0,0,1,0,0,0,0,1,0,1,0,0,0,0,0,0,0,1,0,1,1,1,0,1,0,0,1,0,0,1,1,1,0,1,0,1,1,0,0,0,1,0,1,1,0,1,0,1,0,0,0,1,1,0,0,1,0,0,0,1,0,1,0,1,0,1,0,1,0,1,1,0,0,0,0,0,0,0,0,1,1,1,1,1,1,0,0,1,1,0,0,1,1,1,0,0,1,0,0,1,0,1,0,1,1,1,1,0,1,0,1,1,1,1,1,1,1,0,1,1,1,1,0,0,0,0,1,1,0,1,0,1,0,1,0,1,0,0,0,0,0,1,1,0,1,1,1,0,1,0,1,0,1,0,0,0,0,1,0,0,0,1,1,0,0,0,0,1,1,0,0,0,0,0,0,1,1,1,1,1,1,1,1,1,1,1,1,1,0,1,1,0,1,0,1,0,1,0,1,0,1,0,0,0,1,1,0,1,0,0,0,0,1,0,0,0,0,0,0,1,1,0,0,1,0,1,0,1,1,0,1,0,0,1,1,1,1,1,1,0,1,1,1,1,1,0,1,1,1,1,1,1,0,0,1,1,1,1,1,0,1,0,0,1,0,0,1,0,1,1,1,0,1,0,0,1,1,0,0,1,0,0,0,1,1,0,1,1,0,1,1,1,0,1,1,0,1,1,1,0,1,1,0,1,0,0,0,0,1,1,0,0,1,1,1,0,0,0,0,1,1,1,1,0,1,1,1,1,1,0,0,0,1,1,1,1,1,1,1,1,0,1,1,1,1,1,1,0,1,1,1,1,1,1,1,0,1,0,0,0,0,1,1,1,0,1,0,1,0,0,1,1,1,0,0,0,1,1,0,0,1,1,0,0,1,1,0,0,0,1,1,0,0,0,0,1,0,0,0,0,0,1,1,1,0,1,1,0,0,1,0,0,0,1,0,1,0,1,1,0,0,1,0,0,1,0,1,1,0,1,0,0,0,1,1,0,0,0,0,1,1,1,0,0,0,1,1,1,0,0,1,1,0,0,1,0,1,1,0,0,0,0,1,1,0,1,0,0,0,0,0,0,1,1,0,1,1,0,0,1,1,1,1,0,0,0,0,1,0,0,0,1,1,0,0,1,0,1,0,1,1,0,0,0,1,1,1,1,1,1,1,0,0,1,0,1,0,0,0,0,1,0,0,1,1,0,0,1,1,1,0,1,0,1,1,0,1,0,0,0,1,0,0,1,1,1,0,1,1,0,0,0,0,0,0,1,0,1,1,1,0,1,0,1,0,0,0,1,1,0,1,0,1,0,1,1,1,0,1,1,1,0,0,1,1,0,0,1,0,1,1,0,0,0,1,1,0,0,1,0,1,0,0,0,1,0,0,0,1,0,1,1,1,1,0,0,0,0,0,1,1,1,0,0,0,1,0,0,0,1,0,1,0,0,0,1,1,1,0,1,1,0,1,0,1,0,0,0,1,1,0,0,0,0,0,0,0,1,1,1,1,0,1,0,1,0,1,0,0,0,1,1,0,0,0,1,1,0,0,1,0,0,0,1,1,1,0,0,0,1,0,0,0,0,0,1,1,1,0,0,1,0,0,1,0,0,0,0,1,0,0,1,1,1,0,0,1,1,1,0,0,1,0,1,1,0,0,0,0,1,0,0,0,0,0,0,1,0,1,1,0,0,0,0,0,1,0,0,0,0,1,1,0,1,0,1,0,1,0,0,0,0,0,0,0,1,0,0,0,0,0,0,0,0,0,0,1,1,1,1,1,0,1,0,1,1,0,1,0,1,0,0,0,0,0,1,1,1,0,0,0,1,1,0,1,0,0,0,0,1,1,0,1,1,0,0,0,0,0,0,1,1,1,0,0,1,1,1,1,0,0,1,0,1,0,1,0,1,0,1,0,1,0,1,1,0,0,1,1,1,0,1,1,0,0,1,0,0,1,1,0,1,0,0,1,1,1,1,0,1,1,0,0,1,0,0,0,0,1,0,0,1,0,0,1,0,1,1,1,1,0,1,0,0,0,0,0,1,1,0,0,0,0,0,1,1,1,1,0,0,0,0,0,0,0,1,1,0,1,0,0,1,0,0,0,1,0,0,1,0,0,1,1,1,1,0,1,1,0,1,1,1,0,0,1,1,1,0,0,0,0,1,0,1,1,1,0,1,1,1,0,1,0,1,1,1,0,0,1,1,0,1,0,1,1,0,1,1,0,1,0,0,1,0,0,0,1,0,0,0,0,1,1,1,0,1,1,0,1,0,0,1,1,1,1,0,0,0,1,0,0,0,0,0,1,1,1,0,0,0,1,1,1,1,1,0,1,0,1,1,1,1,0,1,1,1,0,1,1,1,1,0,1,1,0,1,0,0,1,0,1,1,0,1,1,1,1,0,0,0,1,0,1,1,1,1,1,0,0,0,1,1,1,1,0,1,1,0,1,0,1,0,0,0,1,1,0,0,0,1,0,1,0,0,1,0,0,1,0,0,1,0,1,0,0,1,1,1,1,0,0,1,0,1,0,0,0,1,1,1,0,0,0,0,0,1,0,0,0,1,0,0,0,1,0,1,1,0,1,1,0,1,1,0,1,0,1,0,1,0,0,0,0,1,1,0,0,0,0,0,0,1,0,0,1,0,0,1,0,0,1,1,0,1,0,1,0,0,0,0,0,0,1,0,1,1,1,1,0,1,0,1,1,1,0,1,1,0,0,0,1,0,1,0,1,0,0,0,1,0,1,0,1,0,0,1,0,0,0,0,1,0,0,0,1,0,0,0,0,0,1,0,1,1,1,1,0,1,1,1,0,1,0,1,0,0,1,1,0,0,1,1,1,1,0,1,0,1,0,1,1,1,0,1,1,1,1,1,1,0,0,1,1,0,0,1,0,1,1,1,0,1,1,1,1,1,1,0,1,1,0,1,0,1,1,0,0,1,0,0,0,1,0,1,0,0,1,1,1,0,1,0,0,1,1,0,1,0,0,1,0,0,0,0,0,0,0,0,1,0,0,0,0,0,1,1,0,0,0,0,1,1,1,1,0,1,0,1,0,0,0,0,0,1,0,0,0,0,0,1,1,0,0,0,0,1,1,0,1,0,1,1,1,0,0,0,0,1,0,1,1,0,0,0,0,1,0,0,0,0,0,1,1,0,0,0,1,0,1,0,1,0,1,0,0,1,1,0,1,1,1,1,1,0,1,1,0,0,1,0,0,0,0,1,1,1,1,0,1,0,0,1,1,1,1,1,1,0,0,0,0,0,0,0,0,1,0,0,0,0,1,1,1,0,1,1,1,0,1,1,1,1,1,1,0,0,1,0,1,1,0,1,0,1,1,0,0,0,1,1,1,1,1,1,1,0,0,1,1,1,0,0,0,1,0,1,1,0,1,0,0,1,1,0,0,1,0,0,1,0,1,1,0,1,0,0,1,1,0,1,1,0,1,0,0,1,1,1,1,0,1,0,0,1,1,0,0,0,1,1,1,1,1,1,1,1,0,1,0,0,0,0,0,1,0,0,0,1,1,1,1,0,0,0,1,1,1,0,1,0,0,0,1,0,0,0,0,0,1,0,1,1,1,0,1,0,1,1,1,0,0,1,1,0,1,0,0,0,1,1,1,1,1,1,0,1,1,1,1,0,1,0,1,0,0,1,1,0,0,0,1,1,1,1,1,0,1,1,1,0,1,1,0,1,0,0,1,1,1,1,0,0,0,0,0,1,0,0,1,1,0,0,0,1,0,0,1,1,1,0,1,0,0,0,0,0,0,1,1,0,0,1,1,1,0,0,0,1,1,1,1,0,1,1,1,1,0,1,0,1,1,0,0,1,0,0,1,0,0,1,1,0,1,1,0,0,0,1,0,1,1,1,0,0,1,0,1,0,1,1,0,0,0,1,1,0,0,0,1,0,1,1,1,0,1,1,0,1,0,0,0,1,0,0,1,0,1,0,0,1,0,1,0,1,1,0,0,0,1,1,1,0,0,0,1,0,0,0,0,1,1,1,0,1,0,1,1,1,0,1,0,1,1,1,1,0,1,0,0,0,1,1,1,0,0,1,0,1,1,0,0,0,0,0,1,1,1,0,1,1,1,1,1,1,1,1,0,0,1,1,0,1,0,0,0,0,0,0,0,0,0,0,1,0,1,0,1,1,1,0,0,0,1,1,1,1,0,0,0,0,0,0,1,1,0,1,0,1,1,0,0,1,1,1,1,0,1,0,0,0,1,1,0,0,0,1,1,1,0,1,1,0,1,0,1,1,0,1,1,0,1,1,0,0,1,0,0,1,0,1,0,1,1,1,0,0,1,1,0,1,1,1,1,1,0,1,0,0,0,0,1,0,0,1,1,1,1,0,1,0,1,1,1,0,0,1,1,1,1,0,1,0,0,1,0,0,1,0,0,1,0,0,0,1,0,1,1,1,0,1,0,0,1,0,1,1,0,1,1,1,1,1,1,0,1,0,1,1,1,1,0,1,1,0,0,0,0,0,0,0,1,0,1,0,0,0,0,1,0,1,0,1,0,0,1,0,0,1,1,0,0,1,0,1,1,1,0,1,0,0,0,0,1,0,1,0,1,1,0,0,0,1,0,0,0,0,0,0,1,1,1,0,0,0,0,0,0,1,0,1,0,1,1,1,1,1,1,0,0,1,0,0,1,0,0,1,0,1,1,1,0,0,0,1,1,1,0,1,1,1,0,1,1,1,1,0,1,0,0,0,0,0,0,0,1,1,1,1,1,0,1,0,1,0,1,0,1,1,1,1,1,0,0,1,1,0,1,1,0,0,0,0,0,1,0,0,1,0,1,1,0,1,1,0,0,0,1,0,1,1,1,1,0,0,0,0,1,1,1,1,0,0,0,1,1,1,0,1,0,0,1,0,1,1,0,1,0,0,1,1,0,1,1,1,1,1,0,0,0,1,1,1,1,1,0,0,0,1,0,1,0,1,1,0,0,0,0,1,0,1,1,1,0,0,1,0,1,1,0,1,0,1,0,1,0,0,1,1,1,1,1,1,1,0,1,1,0,0,1,0,1,0,1,1,0,1,0,0,1,1,0,1,0,1,1,1,0,0,0,1,1,1,1,0,1,1,1,0,1,0,1,0,1,1,1,0,0,0,1,0,0,0,1,0,1,0,0,0,1,1,0,0,0,1,1,0,0,1,0,0,0,0,0,0,1,1,1,0,0,0,0,1,1,1,0,0,1,0,1,1,0,1,0,0,1,1,1,0,0,1,1,1,1,1,1,1,0,0,0,0,0,0,0,0,0,0,1,0,1,0,1,0,1,1,0,1,0,1,0,0,0,0,1,0,0,0,1,0,0,1,0,1,0,0,1,1,1,0,0,0,0,1,0,0,1,1,0,0,1,0,1,1,1,0,0,1,0,0,1,0,1,0,0,1,0,0,1,0,1,0,0,1,0,0,0,1,1,1,1,0,1,1,1,0,1,1,0,1,1,0,0,0,1,0,0,0,0,1,0,0,0,0,0,0,1,0,1,0,1,0,1,1,1,1,1,1,0,1,1,1,1,1,1,0,1,0,0,1,0,0,1,1,1,1,0,1,0,0,0,0,1,1,0,0,1,0,0,0,1,0,1,1,0,0,1,0,0,0,1,1,0,0,0,1,1,1,1,1,1,1,1,0,1,0,1,1,1,0,0,0,1,0,0,0,0,1,0,1,0,0,0,1,1,0,0,1,1,0,1,1,1,1,1,0,1,0,1,1,1,0,0,1,1,0,0,1,0,1,1,0,1,0,1,0,1,0,1,0,1,1,1,1,0,1,0,1,1,1,1,0,1,1,0,1,0,0,0,1,1,0,0,0,1,0,1,1,0,1,0,1,1,1,1,1,1,0,0,0,0,0,1,1,0,1,1,0,0,0,1,0,0,1,1,1,1,1,1,0,0,1,0,1,0,1,1,1,0,1,0,0,1,1,0,1,0,1,1,1,0,0,0,1,0,0,1,0,0,1,0,0,0,1,1,1,1,0,1,0,1,0,1,0,1,0,1,1,1,1,1,0,0,0,0,1,1,1,1,1,1,0,0,1,1,1,1,1,0,0,0,0,0,1,0,0,1,1,1,0,0,0,0,1,0,1,0,0,1,1,1,0,0,0,0,0,0,1,1,0,1,0,0,0,1,1,0,1,1,1,0,0,0,1,1,1,0,1,0,0,0,0,0,0,1,1,0,1,1,1,0,0,0,1,1,0,0,0,0,0,1,1,1,1,1,0,1,0,1,1,0,1,0,1,1,0,1,1,1,1,1,0,1,0,0,1,1,0,0,0,1,0,1,1,1,0,1,0,1,0,0,0,1,1,0,0,1,1,1,0,0,1,1,1,0,0,1,0,0,0,1,0,1,1,0,0,0,1,0,1,1,0,0,0,1,1,1,0,1,0,1,1,1,1,0,1,0,1,0,0,0,0,0,1,1,1,0,0,0,0,1,0,1,0,0,1,0,1,0,1,0,1,0,1,0,0,1,1,0,1,1,1,1,1,0,0,1,1,1,0,1,1,1,0,1,0,1,0,1,1,1,1,0,1,0,0,0,0,1,0,0,1,1,0,1,0,0,1,0,0,0,1,1,0,0,0,1,1,0,0,1,0,0,1,1,0,0,0,0,0,1,1,1,1,1,1,0,0,1,1,0,1,1,1,0,0,0,1,0,1,0,1,1,0,0,1,0,1,1,0,0,1,0,1,0,0,0,0,0,1,1,0,0,1,0,0,0,0,0,1,0,0,1,0,1,0,0,0,1,1,1,1,1,1,0,0,1,1,1,0,1,1,1,0,1,1,1,1,0,1,0,0,1,0,0,0,0,1,0,1,0,1,0,0,0,0,0,1,0,0,0,1,1,1,1,1,1,0,0,0,0,0,0,0,1,0,0,1,1,1,1,0,1,1,0,0,0,0,1,1,0,1,0,1,0,1,1,1,1,0,0,1,1,0,0,1,1,0,1,0,1,1,1,0,1,0,0,0,1,0,1,0,1,1,1,0,0,1,1,0,1,0,0,0,1,0,1,1,1,0,0,1,0,0,1,0,0,1,0,0,1,1,0,0,0,0,0,0,0,0,0,1,1,0,0,1,1,1,0,1,0,0,0,0,0,1,0,0,0,0,1,1,1,1,1,1,0,0,0,0,1,0,1,1,1,0,1,0,1,1,0,1,0,0,1,0,1,0,0,1,0,1,0,1,0,0,0,0,0,0,1,0,1,1,0,1,0,1,1,1,1,0,1,1,1,1,1,1,0,0,1,0,1,1,0,0,1,0,0,1,0,0,1,0,0,0,0,1,1,1,1,0,0,0,0,1,1,1,0,0,1,0,0,0,0,1,0,1,0,1,0,0,1,0,1,0,0,1,1,0,0,1,0,0,1,0,0,0,0,0,1,0,0,1,0,0,1,0,0,1,0,1,0,1,1,1,0,0,1,0,1,0,0,1,1,1,1,0,1,0,0,0,1,1,1,1,0,1,1,0,0,0,1,1,1,1,0,1,0,0,0,1,1,1,1,0,1,1,0,0,0,1,0,0,0,0,1,0,1,0,1,0,0,1,0,0,1,0,0,0,0,0,1,1,0,0,0,1,0,1,0,0,0,1,0,0,1,1,1,0,0,0,1,1,1,1,1,1,0,0,1,1,1,1,1,0,0,0,1,0,0,0,1,1,1,0,1,1,0,0,0,0,0,1,0,1,0,0,0,0,1,0,1,1,1,1,1,0,0,1,0,1,1,0,1,1,0,1,1,0,0,0,0,0,0,0,1,0,1,0,1,1,1,1,1,1,1,0,0,0,0,0,0,0,0,1,1,0,0,1,1,0,0,0,0,1,0,0,0,0,0,1,0,1,0,1,0,0,0,1,1,1,0,1,1,0,0,1,1,0,1,1,0,0,0,0,0,1,1,1,1,1,1,1,1,1,0,1,0,0,0,0,1,0,1,0,0,1,0,1,0,1,0,0,0,0,0,1,0,1,1,1,0,1,1,0,0,1,0,1,0,0,0,1,0,1,0,1,0,0,0,0,1,1,1,1,1,0,0,1,1,0,1,1,1,0,0,1,1,1,0,0,0,0,0,1,1,1,1,0,0,1,1,0,1,1,0,0,0,0,1,1,1,1,0,0,1,1,0,1,0,0,1,1,0,1,0,0,1,1,1,1,1,0,1,0,1,0,0,1,1,1,1,1,1,0,0,1,0,0,1,0,0,0,1,1,0,1,1,1,0,0,0,1,0,0,0,0,1,1,1,0,1,0,0,0,1,0,1,0,0,0,1,0,1,0,0,1,1,0,1,0,1,0,0,0,1,0,0,0,1,0,0,0,0,0,1,0,0,0,1,1,0,1,1,0,0,1,1,0,0,0,1,1,0,1,0,0,0,0,0,0,0,0,1,0,0,0,0,1,0,1,1,1,0,1,1,0,1,0,0,0,0,1,1,1,0,1,0,1,0,1,1,0,0,0,1,0,1,1,1,0,0,1,1,0,0,1,0,0,0,1,0,0,1,1,1,0,1,1,1,0,1,1,0,0,1,1,1,1,0,1,0,1,0,1,0,0,1,1,1,1,1,1,0,1,1,0,1,1,0,0,0,1,0,0,1,0,1,1,1,0,1,0,0,1,0,0,0,0,0,0,1,1,1,0,0,0,1,1,1,0,1,0,1,1,0,1,1,1,1,1,0,0,0,1,0,0,0,0,0,1,0,0,1,1,0,1,1,0,1,0,0,1,1,0,1,0,0,1,0,0,1,0,1,0,0,0,0,0,1,1,0,0,1,1,1,1,0,0,1,1,0,1,0,0,1,1,1,0,1,1,0,1,1,0,1,1,0,1,0,0,0,0,1,1,0,0,0,0,1,0,0,0,0,1,1,0,0,1,1,1,0,1,0,1,0,1,1,1,1,0,1,1,1,0,0,1,0,0,1,1,1,0,1,0,1,1,1,1,1,0,1,0,0,1,1,0,0,0,0,1,0,0,0,1,0,0,1,0,0,0,1,1,0,1,1,1,1,1,0,0,0,1,1,0,1,1,1,0,1,1,1,0,1,1,1,1,1,1,0,0,0,0,0,1,1,0,0,1,1,1,0,1,1,1,1,0,1,1,1,0,1,0,0,1,0,0,0,1,1,1,1,0,0,0,1,1,1,1,1,0,0,1,1,1,0,1,0,1,0,1,1,1,1,1,1,0,1,0,0,1,1,1,1,1,0,0,0,0,1,1,1,0,0,0,0,0,0,1,0,0,1,0,0,1,0,0,0,1,0,1,0,1,1,0,1,1,1,1,1,0,0,1,0,0,1,1,1,1,0,0,1,0,0,0,0,1,0,1,0,0,0,0,1,1,0,1,1,0,0,0,0,0,1,1,0,0,0,1,0,0,1,0,0,1,0,0,0,1,0,0,1,1,1,0,0,1,0,1,1,0,0,0,1,0,1,0,1,1,0,0,1,0,1,0,1,0,0,0,0,0,1,1,0,1,1,1,0,1,0,1,0,1,1,0,1,0,1,1,1,1,0,1,0,0,0,1,1,0,0,0,1,1,1,0,1,0,0,1,0,1,1,0,1,1,1,1,1,0,1,0,0,0,1,1,1,1,1,0,1,0,0,0,1,0,0,1,0,1,0,1,1,0,1,0,1,0,0,1,1,0,1,0,1,0,0,1,1,1,0,0,1,1,1,0,1,1,0,1,0,1,0,1,1,0,1,1,1,0,0,0,1,1,1,0,1,1,1,1,1,0,1,0,0,0,0,1,0,0,1,1,1,0,0,0,1,1,1,1,0,0,1,0,1,1,0,0,1,1,1,0,0,0,0,0,1,0,0,1,0,1,0,1,0,1,1,0,0,0,0,0,1,1,0,0,0,0,1,0,0,1,1,1,0,1,0,1,0,1,1,0,1,0,0,0,0,1,0,1,0,1,1,0,0,0,0,1,1,0,1,0,1,1,1,1,0,1,1,1,1,0,0,1,1,1,0,1,0,0,1,0,1,1,0,1,1,0,0,0,1,0,1,0,0,0,1,0,1,1,0,1,1,0,1,0,1,1,0,0,0,1,0,1,1,0,1,1,0,1,0,1,0,1,0,0,0,1,0,1,0,1,1,0,1,1,0,1,0,1,0,1,1,0,1,1,1,0,0,1,1,0,0,1,0,0,1,1,0,0,1,1,1,1,1,0,0,1,0,1,1,0,1,0,1,0,1,1,0,0,0,1,0,0,0,0,1,1,0,1,1,0,1,1,1,1,1,1,0,1,1,1,1,1,1,1,0,1,0,0,0,1,0,0,1,1,0,1,0,0,1,0,0,0,1,1,1,1,1,0,1,1,1,0,1,1,0,1,0,1,0,1,1,1,0,0,1,0,1,1,1,1,1,1,1,1,0,1,0,0,1,0,0,0,1,1,0,0,0,0,0,1,1,1,1,0,1,0,0,0,0,1,0,1,1,0,1,1,0,0,1,0,0,0,1,1,1,0,1,1,1,1,1,1,1,1,1,1,0,0,0,1,0,1,0,1,1,1,0,0,1,1,0,1,0,1,1,1,1,0,0,0,0,0,0,0,0,1,0,1,1,0,1,1,0,0,1,1,1,0,1,1,0,0,1,0,1,1,0,1,0,1,0,1,1,1,1,1,1,0,1,0,1,0,0,1,0,1,1,1,1,1,0,1,1,1,0,0,1,1,0,0,1,0,0,0,1,0,0,1,1,0,0,0,1,1,0,0,1,0,0,1,0,1,0,0,0,0,1,1,0,1,0,1,0,1,0,0,0,1,1,1,1,0,0,1,1,1,0,1,1,0,0,0,0,1,1,0,0,1,1,1,1,0,1,1,0,0,1,0,1,0,1,0,0,1,1,0,0,1,1,0,1,1,0,0,0,0,0,1,0,0,0,1,0,0,1,0,0,0,1,0,0,1,1,0,0,0,1,0,0,1,1,1,1,1,1,1,0,1,0,0,0,0,1,1,0,0,0,1,0,1,1,1,1,0,0,0,1,0,0,1,1,1,1,0,1,1,0,0,1,1,0,0,1,1,1,1,1,1,1,1,1,1,0,1,1,0,1,1,0,1,1,1,0,1,0,1,0,0,1,0,1,1,0,0,1,1,0,0,0,0,0,1,0,1,1,1,1,0,1,0,0,1,0,0,0,1,0,0,1,0,1,0,0,0,1,0,1,0,1,0,1,1,1,0,0,0,1,1,1,0,0,1,1,1,1,1,0,0,0,1,1,0,1,1,0,0,0,0,0,0,0,0,1,0,0,0,1,1,0,0,1,0,0,1,0,0,1,1,0,0,0,1,0,0,1,0,1,0,1,1,0,1,1,1,0,0,1,0,0,1,0,1,0,0,0,1,1,0,1,0,0,1,1,0,1,0,1,1,0,1,0,0,1,1,1,1,0,0,0,0,1,1,0,1,1,1,1,1,1,0,1,0,0,0,1,0,1,1,1,1,0,0,0,1,0,0,0,0,0,0,1,0,1,0,0,1,1,1,0,1,0,1,1,1,0,1,0,0,0,0,0,0,0,0,1,0,0,0,1,1,1,1,1,0,0,1,0,1,1,1,0,1,1,1,1,1,1,1,1,1,1,1,1,0,0,1,0,0,1,0,1,0,1,1,0,0,1,1,1,0,1,1,0,0,1,1,1,1,1,0,1,1,1,1,1,1,0,0,0,0,0,1,0,1,0,1,0,1,1,0,0,1,0,0,0,1,0,0,0,1,1,0,0,1,0,0,0,0,1,0,0,0,1,0,1,0,1,0,1,0,0,0,0,1,1,0,1,0,0,1,1,1,0,1,1,0,1,1,0,1,0,1,0,1,1,0,1,0,0,1,0,0,0,1,0,0,0,1,1,1,1,0,1,0,0,0,0,1,1,0,1,0,0,0,1,1,1,0,1,1,1,1,1,0,1,1,0,0,0,0,0,1,1,1,0,1,1,1,1,1,0,0,0,1,1,0,0,0,1,0,0,0,0,1,1,1,1,0,0,1,0,0,0,1,1,1,0,0,0,1,0,1,1,1,1,0,1,1,0,1,0,0,0,1,1,0,1,0,0,0,1,1,0,1,0,0,0,1,1,0,0,0,1,0,0,0,1,0,0,0,0,1,0,1,1,0,1,1,1,1,1,0,0,1,1,0,0,0,0,0,1,0,0,0,1,0,0,1,1,0,1,0,1,1,1,1,0,0,1,0,1,1,0,1,1,0,0,0,0,1,1,1,1,1,1,1,0,1,1,0,1,0,0,0,0,0,0,0,0,1,0,0,1,0,1,0,0,0,0,1,1,1,1,1,0,1,0,1,1,1,1,1,1,1,1,0,0,0,1,0,1,0,1,0,1,1,1,0,1,0,0,0,1,0,1,0,0,0,0,0,0,1,0,0,0,1,0,1,1,1,1,0,0,0,1,0,0,1,1,0,0,1,0,0,1,1,1,0,0,0,1,0,1,0,1,0,1,0,0,0,0,1,0,0,0,0,0,1,1,1,1,0,0,1,1,1,0,1,0,0,1,1,1,0,0,0,0,0,1,0,1,0,1,1,0,1,0,0,1,0,1,0,0,1,0,1,1,0,0,1,0,0,0,0,0,1,1,0,1,1,1,1,1,1,0,0,0,0,0,0,1,0,1,1,0,0,1,0,0,0,1,1,1,0,1,0,0,0,1,0,1,0,1,1,1,0,1,1,1,1,0,1,1,1,1,0,1,1,1,0,0,1,1,0,1,1,1,0,0,0,1,1,1,1,0,1,0,0,0,0,0,0,0,1,1,0,1,0,0,0,0,1,0,1,0,1,0,1,1,0,0,1,0,1,0,0,1,1,1,1,0,1,1,1,1,0,0,1,1,0,0,1,0,0,1,1,1,0,1,1,1,1,1,0,1,1,0,1,1,1,0,0,0,1,1,1,1,1,0,1,1,1,0,1,0,1,0,0,0,1,1,1,0,1,1,0,0,1,0,1,1,0,1,0,1,1,0,1,1,1,1,0,0,1,0,1,1,1,0,1,1,0,0,0,0,0,0,1,1,1,1,1,0,0,0,0,1,0,1,0,1,0,1,1,0,1,1,0,1,0,0,1,0,0,1,0,1,0,1,1,0,1,0,0,0,0,1,0,1,0,1,1,0,0,1,0,1,1,1,1,1,1,0,1,1,0,0,0,0,1,0,0,1,0,0,1,1,0,1,0,1,0,0,1,1,1,1,1,1,1,1,0,0,1,1,1,0,1,0,1,0,1,0,1,0,0,1,1,0,1,1,1,1,0,1,0,0,1,0,1,1,0,0,1,0,1,1,0,1,1,1,0,1,0,0,1,0,0,0,0,1,1,1,0,1,1,0,0,0,1,1,1,1,0,0,0,0,1,0,1,0,1,1,0,0,0,0,0,1,0,1,1,1,1,0,1,1,0,0,1,0,1,0,0,0,1,1,1,0,0,1,0,0,0,1,0,1,1,1,0,1,0,0,1,1,1,1,1,1,1,1,1,1,1,0,1,1,1,0,0,1,1,1,1,1,0,1,0,1,0,0,1,1,0,0,1,0,0,0,0,1,1,1,0,0,1,1,0,0,0,0,1,0,0,1,1,0,1,1,1,1,1,1,0,1,0,1,0,1,0,1,1,0,0,0,1,0,0,0,0,1,0,0,0,0,0,0,0,1,1,0,1,0,1,1,0,1,0,0,0,0,0,1,1,1,0,1,0,1,1,0,0,1,1,1,0,0,1,0,0,1,1,1,0,1,1,0,0,1,0,0,0,0,1,1,1,0,1,1,1,1,0,0,1,1,1,0,0,1,0,1,0,1,0,1,1,1,0,0,0,1,1,1,1,0,0,0,1,0,1,1,1,0,1,1,0,0,0,1,1,0,1,0,1,1,0,0,0,0,1,0,1,1,1,0,1,0,0,0,0,0,1,1,1,1,0,1,0,1,0,1,0,1,0,0,1,0,0,0,1,0,1,0,1,1,1,1,0,1,1,0,0,1,0,1,0,0,1,0,0,0,1,1,1,1,1,1,0,0,1,0,1,1,1,0,1,1,1,1,1,1,0,1,0,1,0,1,1,0,0,0,1,0,1,0,0,1,1,0,1,1,1,1,1,1,1,0,1,0,0,1,1,0,1,0,0,0,0,1,0,0,1,1,0,0,1,0,0,0,1,0,1,0,0,1,0,0,0,0,1,1,0,1,1,0,0,1,1,1,1,1,1,0,0,1,1,1,1,0,0,0,0,0,0,0,0,1,1,0,0,1,1,1,0,0,1,0,0,1,1,1,1,1,1,0,1,0,1,1,0,0,1,1,1,1,0,1,0,1,1,0,1,0,0,0,1,1,0,1,1,1,1,1,1,1,0,1,0,0,0,0,0,1,0,1,1,0,0,0,0,1,1,1,0,0,1,1,1,0,0,1,0,0,1,0,0,1,1,0,1,1,1,1,1,1,1,0,1,0,0,1,0,0,1,1,1,1,1,0,1,1,0,1,1,0,1,1,0,1,1,1,0,0,0,0,0,1,1,1,1,1,1,1,1,1,1,1,1,1,1,0,1,1,0,1,0,1,1,1,1,1,1,1,1,0,0,0,0,0,0,1,0,1,0,1,0,1,0,0,1,0,0,1,0,0,0,1,1,1,1,0,0,0,1,1,1,0,1,1,1,1,1,1,1,1,1,1,0,0,1,0,0,1,1,0,1,0,1,1,1,0,1,1,0,0,1,0,0,0,1,1,0,1,0,0,0,1,0,1,0,0,0,0,1,0,0,0,1,0,1,0,1,0,0,1,0,1,0,0,1,0,0,1,0,0,0,0,0,1,1,1,0,1,1,0,1,0,1,1,0,1,1,1,0,0,1,1,1,1,0,1,1,0,1,0,0,0,1,0,1,1,1,0,1,1,0,1,1,1,0,0,0,0,1,0,1,0,1,1,1,0,1,1,1,0,0,0,0,0,0,1,0,0,1,1,1,0,0,0,1,1,0,0,1,1,0,0,1,0,0,0,1,1,1,0,1,1,0,0,1,0,0,1,1,1,1,1,0,0,0,1,1,1,1,0,0,0,1,0,0,1,0,1,1,0,0,0,1,0,0,0,1,1,0,1,1,0,1,1,1,1,1,0,0,1,1,1,1,0,0,1,1,1,1,1,0,1,0,0,0,1,0,1,1,1,0,0,0,0,0,0,1,0,1,0,1,1,1,0,0,0,1,0,1,1,1,1,0,1,1,0,0,1,0,0,0,0,1,1,1,0,1,1,0,0,0,1,0,1,1,0,0,0,0,0,0,1,0,0,0,0,0,1,0,0,0,0,1,0,1,0,0,0,1,0,1,1,1,1,0,1,0,0,0,0,1,1,1,0,0,1,0,0,1,0,0,1,0,0,1,0,1,1,0,0,1,0,0,1,0,0,1,1,1,1,1,0,0,1,1,0,1,0,1,0,1,0,1,1,0,1,0,0,1,0,1,0,0,0,1,0,1,1,0,1,0,0,1,0,0,1,1,1,1,0,1,0,0,1,1,0,0,0,0,1,1,0,0,0,0,1,1,1,1,1,1,1,1,0,1,1,0,0,1,1,0,0,1,1,1,0,0,0,0,1,1,0,1,0,1,0,1,0,0,0,0,1,1,1,0,0,0,1,1,0,0,0,0,1,1,1,1,0,1,0,1,1,1,1,1,1,0,0,0,0,1,1,0,1,1,1,0,1,0,0,1,0,0,1,0,1,0,0,1,0,0,1,0,0,1,1,1,0,1,0,0,1,1,0,0,0,1,1,1,0,0,0,1,0,0,0,1,0,1,0,1,0,1,1,0,1,0,1,0,0,1,1,1,0,1,0,1,0,1,0,0,1,0,1,1,0,0,1,0,0,0,0,1,0,1,0,1,0,0,1,1,0,0,0,0,0,1,0,1,0,1,0,0,0,1,1,1,0,1,1,0,0,0,1,0,0,1,0,0,1,0,0,0,1,0,1,1,1,1,1,1,0,1,1,0,1,0,0,1,0,0,1,0,0,0,1,0,1,1,0,0,1,1,0,1,0,1,1,0,0,1,1,0,0,1,1,0,1,0,0,1,1,0,1,0,1,1,0,0,0,0,0,0,1,1,1,1,0,0,1,1,1,1,1,1,0,0,1,1,0,0,0,1,1,1,1,0,0,0,0,0,1,1,1,0,0,1,0,1,1,1,0,0,1,0,0,1,1,0,1,0,0,1,0,1,1,0,0,0,1,1,1,1,0,1,0,1,0,0,1,0,0,1,1,1,1,0,0,0,0,0,1,1,1,0,0,1,0,0,0,0,1,1,0,1,0,0,0,0,0,1,0,1,0,0,1,1,0,0,0,0,1,0,0,1,1,1,1,0,1,0,1,1,1,0,0,1,1,1,0,1,0,0,0,0,1,0,1,0,0,0,1,1,0,1,1,0,0,1,0,1,0,0,0,1,1,0,1,1,1,1,0,0,1,1,1,1,0,1,0,1,1,1,0,1,0,0,1,0,0,0,1,0,1,1,1,0,0,0,0,0,0,1,0,1,1,0,1,0,1,0,0,0,1,0,0,1,1,0,0,1,0,0,1,0,0,0,1,0,1,0,0,1,0,1,0,0,1,0,1,0,0,0,1,0,1,0,1,1,1,1,1,1,0,1,1,0,1,0,0,1,1,1,0,1,1,0,1,0,0,0,0,0,1,0,0,0,0,1,0,0,1,1,1,1,1,1,1,0,1,0,1,0,1,1,1,0,0,0,1,0,0,0,1,0,0,1,0,1,1,0,1,0,1,1,1,1,1,0,0,0,0,0,1,1,1,1,0,0,0,0,1,1,0,0,1,1,0,1,1,0,1,0,0,1,1,1,1,1,0,0,0,0,1,1,0,0,0,1,0,1,0,0,1,1,0,0,0,1,0,0,0,1,1,1,0,0,1,0,0,1,0,1,1,1,1,0,1,0,1,0,1,0,0,0,1,0,0,0,1,0,1,1,0,1,1,0,0,1,0,0,1,0,0,0,0,0,1,1,1,0,1,0,0,1,0,1,1,1,1,1,1,1,1,0,0,1,1,0,1,0,0,0,0,1,0,1,0,1,1,0,0,0,1,0,0,0,1,1,1,0,0,0,1,0,0,1,0,0,0,0,1,1,1,1,1,0,1,1,0,1,0,0,0,1,1,0,1,0,0,0,1,1,1,0,0,1,1,1,0,0,1,1,0,0,1,0,0,0,0,1,0,0,0,1,0,1,1,0,0,0,1,0,0,0,0,1,0,0,0,0,0,1,0,0,1,0,0,1,0,1,1,0,1,0,1,1,1,0,1,1,0,1,0,1,1,1,0,0,1,0,0,0,0,1,0,1,0,0,0,0,1,1,1,0,1,1,1,1,0,1,1,1,1,1,1,0,1,0,1,1,0,0,1,1,0,0,0,0,0,1,1,0,1,0,1,0,1,1,0,1,1,1,1,1,1,0,1,0,0,1,0,0,1,1,0,1,1,0,1,1,1,1,0,1,1,1,1,0,0,1,1,0,0,1,1,1,1,0,1,0,1,1,1,0,1,0,1,0,1,0,1,0,0,0,1,0,1,1,1,1,1,1,1,0,0,0,1,1,0,0,0,0,0,0,1,0,1,0,0,1,0,1,0,1,0,0,1,0,0,0,1,1,0,1,0,0,1,0,0,0,0,0,1,0,1,1,1,0,1,1,1,0,1,1,1,0,1,0,0,0,0,0,0,0,1,0,1,1,1,1,0,0,0,0,1,1,1,1,0,0,1,0,1,1,0,1,1,0,0,1,0,0,1,1,1,1,0,0,0,0,0,1,0,0,1,0,0,1,1,0,0,0,1,0,1,1,1,1,1,0,0,1,0,0,1,0,0,1,0,0,1,1,1,0,1,0,1,0,0,0,1,1,0,1,1,0,0,0,0,0,0,0,1,0,0,0,0,1,0,1,0,1,1,1,0,1,0,1,1,0,1,0,1,1,0,1,0,1,1,1,0,1,1,1,0,1,0,0,0,0,1,1,0,1,1,0,1,1,0,1,1,1,1,0,1,1,0,0,0,0,1,1,1,0,1,0,0,0,0,0,1,1,0,1,0,0,0,1,1,0,1,1,0,1,1,0,1,1,1,0,0,1,1,1,1,1,1,1,1,0,0,0,0,1,1,1,1,1,1,0,1,0,1,1,0,1,0,0,1,1,0,1,1,0,1,1,1,0,0,1,0,1,0,1,1,1,0,0,0,1,0,1,1,0,1,0,1,0,0,1,1,1,0,1,1,1,0,0,0,0,1,1,1,0,0,1,0,0,1,1,1,0,0,1,0,0,0,1,0,0,0,0,1,1,0,1,1,0,0,0,1,1,1,1,0,1,0,1,1,1,0,0,0,0,0,0,0,1,0,1,1,1,0,0,1,0,1,0,0,0,0,1,1,0,1,1,1,1,1,0,0,0,1,0,1,0,1,1,1,0,0,1,1,0,0,1,1,1,1,1,0,0,1,1,0,1,1,1,1,0,0,0,0,1,1,0,0,0,0,0,0,0,1,1,0,0,1,1,0,1,1,0,1,0,0,0,0,1,0,1,0,1,0,1,1,1,0,0,0,0,0,0,0,0,0,1,0,0,0,1,1,0,1,1,0,1,1,1,1,0,0,1,0,1,1,1,1,0,0,1,0,1,1,0,0,1,0,1,0,0,0,1,1,0,0,1,1,0,1,0,1,0,0,1,0,1,1,0,1,0,1,0,1,1,0,1,0,1,1,0,1,0,1,1,1,1,0,0,1,0,1,0,0,1,1,1,1,0,0,1,0,0,0,0,0,0,1,0,1,0,1,0,0,0,1,1,1,1,1,0,0,0,0,0,1,0,0,0,0,1,1,1,1,0,0,0,0,0,0,1,0,1,1,0,0,1,0,0,0,0,0,0,0,0,0,0,0,0,0,1,0,1,1,0,1,1,1,1,1,0,1,1,0,0,0,1,1,1,1,0,1,0,0,1,1,0,0,0,1,0,0,0,0,0,0,0,0,1,1,1,1,0,1,1,1,0,1,0,1,1,0,1,0,1,1,1,0,1,1,1,0,1,0,0,0,0,1,0,0,0,0,1,1,0,1,0,1,0,1,0,0,0,1,0,1,1,1,1,0,1,1,0,0,0,1,1,1,0,0,0,0,1,0,1,0,0,0,1,1,0,1,0,1,1,0,0,0,1,1,1,1,1,0,1,1,1,1,1,1,0,0,1,0,1,0,1,1,0,0,1,1,1,0,0,1,1,0,1,0,1,1,1,1,1,0,1,0,0,1,1,0,1,1,0,1,0,0,0,0,1,0,0,0,0,1,1,0,1,1,1,0,0,1,1,1,0,1,0,1,1,0,1,0,1,1,1,0,0,1,1,0,1,0,0,0,0,0,0,1,0,0,0,0,1,0,0,0,0,0,0,1,0,0,0,1,0,1,1,0,0,1,1,1,0,1,0,1,0,0,0,1,0,1,0,1,1,1,1,0,0,1,1,1,1,0,0,1,0,1,1,0,0,0,0,1,0,1,1,1,1,0,1,0,0,1,1,0,0,0,1,1,1,0,1,0,0,1,1,0,0,0,0,1,1,0,0,0,0,0,0,0,1,0,0,0,0,1,1,0,0,1,1,0,1,1,0,1,1,0,0,1,1,0,1,1,1,0,0,1,0,1,0,0,1,0,1,0,0,1,1,1,1,0,0,1,0,0,0,0,1,0,1,0,1,1,1,1,0,0,1,1,0,0,0,0,1,0,1,1,0,1,1,0,0,1,0,1,0,1,1,1,1,0,1,1,1,1,0,0,1,0,1,0,1,0,1,0,0,0,0,1,0,0,0,1,0,0,1,0,0,0,1,0,1,0,1,0,0,1,0,1,1,1,1,1,0,0,1,1,1,0,0,0,1,0,1,1,1,0,0,1,1,0,0,1,0,0,1,0,1,1,0,1,1,1,1,0,1,0,1,0,0,1,0,1,0,0,0,0,0,1,0,0,1,0,0,1,1,0,0,0,1,0,0,1,1,1,0,0,1,0,1,0,1,0,0,0,0,1,1,0,1,0,1,1,1,0,0,0,1,0,1,0,1,0,1,1,1,1,1,0,1,1,1,1,0,0,0,0,0,0,1,0,0,1,0,1,1,0,0,1,0,0,1,1,0,0,1,0,0,1,1,1,0,1,0,1,1,1,0,0,0,0,0,0,1,1,0,1,1,1,1,0,0,0,1,1,0,1,0,0,0,0,0,0,1,1,1,1,1,1,0,0,1,0,0,0,0,0,1,1,1,0,1,0,1,1,0,1,1,0,1,0,1,0,1,0,0,0,0,0,1,0,1,1,0,0,0,1,1,0,0,1,1,1,1,1,0,1,0,0,0,0,1,0,1,1,1,0,0,0,1,0,0,1,1,1,1,1,0,0,1,1,1,0,1,1,0,0,0,0,1,1,1,0,1,0,0,1,1,0,0,0,0,0,0,0,0,0,0,1,1,0,1,1,1,1,0,0,0,1,0,1,1,1,0,1,1,1,0,0,1,0,0,0,1,1,1,0,0,1,1,1,1,1,1,1,0,0,0,1,0,0,1,0,0,1,1,0,0,0,0,1,0,0,1,1,1,1,0,1,0,1,0,0,1,0,1,1,0,0,1,0,0,1,1,1,1,1,0,1,1,0,1,0,1,0,0,1,0,0,1,0,0,0,1,1,1,0,1,0,1,1,1,1,1,0,0,1,1,1,1,0,1,0,0,1,0,0,1,1,1,1,1,0,0,0,0,1,1,0,1,0,0,1,0,0,0,0,1,0,1,0,1,0,0,0,1,1,1,0,0,0,0,1,0,1,0,1,1,0,1,0,0,1,1,0,1,1,0,0,1,0,0,0,1,0,0,1,0,1,0,0,0,0,0,1,1,0,1,0,1,0,0,1,0,1,0,1,1,0,0,0,1,0,0,0,1,0,1,0,0,1,0,1,1,1,0,1,1,0,0,0,1,1,1,0,1,0,1,0,0,0,1,1,0,1,1,0,0,1,0,1,1,1,1,0,1,1,0,0,0,1,0,0,0,1,0,1,1,0,1,1,0,1,0,1,1,1,0,1,0,1,1,0,1,1,0,0,1,0,0,0,0,0,0,0,0,1,1,1,1,1,1,0,0,1,1,1,1,0,1,1,1,1,0,0,1,0,1,1,1,0,0,0,1,1,1,1,0,0,1,0,0,0,0,1,1,1,0,1,0,1,0,1,0,1,0,0,1,0,0,0,0,1,1,1,1,1,0,0,0,0,0,1,0,1,0,1,1,0,0,1,0,0,1,0,1,1,0,0,1,1,1,1,1,0,0,1,0,0,0,0,1,0,0,1,1,0,0,1,1,0,0,0,1,0,0,1,1,1,0,1,1,0,1,1,1,0,0,0,0,0,0,1,0,1,1,0,1,1,0,0,1,0,1,0,1,0,0,1,1,0,0,0,1,1,0,0,1,1,1,1,0,0,1,1,0,1,0,0,0,1,1,1,1,1,0,0,0,1,0,1,0,0,1,0,1,0,1,1,0,0,0,1,0,0,1,1,0,1,1,1,1,0,0,1,0,1,0,0,1,1,1,1,0,1,1,0,1,0,1,0,0,0,0,0,0,1,1,0,1,1,0,1,1,0,0,0,1,0,0,1,1,1,0,0,0,0,0,1,1,1,1,1,0,1,0,1,1,1,1,0,0,1,0,0,0,0,1,1,0,0,0,1,1,1,0,1,0,0,1,0,1,1,1,1,0,1,0,0,1,0,1,1,1,1,1,0,1,1,0,1,0,0,1,0,1,1,0,1,0,1,0,1,1,0,1,0,1,1,0,0,1,1,0,0,0,1,1,0,0,1,0,0,1,0,0,1,1,0,0,0,0,0,0,0,0,1,1,1,1,1,0,0,0,1,1,1,0,1,0,0,0,0,0,1,1,0,1,0,0,0,0,0,1,0,1,1,0,1,0,0,1,1,0,1,1,0,0,1,1,0,0,0,1,1,0,0,1,1,1,1,0,1,0,0,1,0,0,0,0,0,0,1,0,1,1,1,1,1,0,0,0,0,0,0,0,0,1,1,0,0,1,0,0,0,1,1,0,0,0,0,1,1,1,0,0,1,1,1,0,1,1,1,0,1,1,1,1,1,1,0,1,1,0,1,1,0,1,1,1,1,1,1,1,1,1,0,0,0,0,0,1,0,0,1,1,1,1,1,1,1,0,0,1,1,1,0,0,1,0,0,0,1,1,0,1,1,0,1,1,1,1,0,0,0,1,1,1,0,0,1,1,0,0,1,1,1,0,0,0,1,1,1,1,0,0,0,1,1,0,0,1,1,0,1,0,1,0,1,0,0,0,0,0,0,0,0,1,0,1,1,0,1,0,1,1,0,0,1,0,0,1,1,1,0,0,1,0,1,1,1,0,1,1,1,1,0,0,1,1,1,1,0,1,1,0,1,0,1,1,0,1,1,1,0,1,1,1,1,0,0,1,0,1,1,1,1,0,0,0,0,0,0,1,0,1,1,1,1,0,0,1,0,1,1,0,0,1,1,1,1,1,1,1,0,1,0,0,1,0,1,1,0,1,1,0,0,1,0,1,1,1,1,1,0,0,0,1,0,0,0,0,0,1,0,0,1,1,1,0,0,1,0,1,0,1,1,0,0,0,0,1,0,1,0,0,0,1,1,0,1,0,1,0,1,0,0,0,1,1,0,0,1,0,1,1,0,1,0,0,0,1,1,0,0,1,0,0,1,0,1,0,1,0,1,0,1,1,0,1,0,0,1,0,1,0,1,0,0,0,0,0,1,0,1,1,0,0,1,1,1,0,0,0,1,0,0,1,1,1,1,1,1,1,1,1,1,0,1,0,0,1,1,0,1,1,1,1,1,1,1,0,1,1,0,1,1,0,0,1,1,1,1,1,1,0,1,0,1,1,0,0,1,1,0,1,0,1,1,0,1,1,1,1,1,1,1,0,0,0,1,0,0,0,1,0,1,1,0,1,1,1,1,1,0,0,0,1,0,0,1,0,1,0,0,1,1,1,0,0,1,0,1,0,1,1,1,1,0,1,1,0,0,0,1,0,1,1,1,0,1,0,0,0,0,1,1,0,0,1,1,0,1,1,0,0,0,0,0,1,0,1,0,0,0,0,1,0,0,0,1,1,0,0,0,0,1,1,1,1,0,0,0,1,1,0,0,1,1,0,1,1,1,1,1,0,1,0,0,1,1,1,1,0,1,0,0,0,0,1,1,0,1,1,0,1,0,1,1,1,1,1,0,1,0,0,1,0,1,0,0,0,1,1,1,0,1,0,1,1,1,0,0,0,1,1,1,0,1,1,1,1,0,1,1,0,1,0,1,0,1,0,0,1,0,0,1,1,1,0,1,0,1,0,1,1,0,1,1,1,0,0,1,0,1,0,1,1,0,1,0,0,0,0,0,1,0,1,0,1,0,1,1,1,1,1,0,0,0,0,0,0,1,0,1,1,1,0,1,1,0,1,1,1,1,0,1,1,0,0,1,0,1,1,1,1,0,0,1,1,1,1,0,1,1,0,0,1,1,1,0,1,0,1,1,0,1,1,0,0,1,0,1,1,0,1,1,1,0,1,1,1,0,0,1,0,0,0,0,0,0,0,1,1,0,0,1,0,0,1,1,1,0,0,1,0,1,1,1,1,1,1,0,1,1,0,0,0,1,1,1,1,0,1,1,0,1,0,0,0,1,1,1,0,1,1,1,1,1,1,1,1,0,0,1,1,1,0,0,0,0,0,0,1,0,0,0,0,0,1,1,1,0,0,1,0,1,1,1,1,1,1,0,0,0,1,1,0,1,1,1,0,1,0,1,0,0,1,1,0,0,1,1,0,0,0,0,0,1,0,0,1,1,1,1,0,0,0,1,0,0,0,1,1,1,0,1,1,0,1,0,0,1,1,1,0,1,1,0,1,0,1,1,0,1,0,1,1,1,1,0,0,0,1,0,1,1,0,1,1,0,1,1,0,1,0,1,1,1,0,1,1,0,1,1,1,1,1,1,0,0,0,1,1,0,1,0,1,0,1,0,1,0,1,1,1,0,1,1,0,1,1,1,0,0,0,1,0,0,1,0,1,0,1,0,0,1,1,0,1,0,0,0,1,0,0,0,1,0,1,0,0,1,1,0,1,0,1,0,0,0,0,1,1,1,1,0,1,0,0,1,0,1,0,1,0,1,0,0,1,0,1,0,0,0,1,0,0,0,1,0,0,0,1,1,0,1,0,1,1,0,1,1,0,0,1,1,0,1,0,0,1,0,1,0,0,0,0,1,0,0,0,0,1,1,1,0,1,0,0,1,0,0,1,1,1,1,0,0,0,1,0,1,0,1,1,0,1,0,1,0,1,0,0,1,0,1,0,0,0,0,1,1,1,0,0,0,1,0,0,1,0,0,0,0,1,0,1,1,1,1,0,1,0,1,1,1,1,0,1,1,1,1,1,1,0,1,1,0,0,1,0,1,1,0,0,1,0,0,1,1,1,1,1,0,1,1,1,1,1,0,1,0,1,1,1,1,1,1,1,1,0,0,0,1,1,1,0,1,0,0,0,1,1,0,1,0,1,1,1,1,0,1,1,0,1,0,1,1,1,1,0,1,0,1,0,0,1,0,1,1,1,0,0,1,0,0,1,1,1,0,0,1,0,1,1,1,1,0,1,1,1,1,0,1,0,0,1,1,1,0,1,1,0,0,1,0,0,0,0,0,0,0,1,0,1,0,0,1,0,1,0,1,0,0,1,0,0,1,0,0,1,0,0,0,0,1,0,1,0,1,1,1,1,1,1,1,1,1,1,1,1,0,1,1,1,0,0,1,1,1,1,0,1,0,1,1,1,0,1,0,0,0,0,0,1,0,0,1,1,1,1,0,0,1,0,0,0,0,1,0,1,0,1,1,0,1,1,1,1,0,0,0,1,1,0,1,1,1,0,1,1,0,0,1,0,1,1,0,1,0,0,0,1,1,1,1,1,0,0,0,1,1,1,1,0,0,1,1,1,0,1,1,1,1,0,0,1,1,0,0,0,1,1,0,0,0,1,1,1,1,0,0,1,0,0,1,0,1,1,1,1,0,0,1,0,0,1,0,0,0,0,0,1,0,0,0,1,0,1,1,0,1,0,1,1,0,0,1,1,0,0,1,0,1,0,1,0,1,0,0,0,1,1,1,0,0,1,1,0,1,1,1,0,0,1,0,0,0,1,0,1,1,0,0,1,0,0,1,1,0,0,0,1,1,1,1,1,0,1,0,0,0,0,0,0,1,0,0,1,0,0,1,1,0,0,0,0,1,0,1,0,0,0,0,0,1,1,0,1,0,0,0,1,0,0,1,0,0,1,1,1,1,0,0,0,0,0,1,0,1,1,1,0,1,1,1,0,0,0,0,0,0,1,1,0,0,0,1,0,1,1,1,1,1,1,0,0,1,1,0,1,0,0,0,1,1,1,1,1,1,0,1,1,0,1,1,0,0,0,0,0,0,0,0,1,1,0,0,0,0,1,0,0,0,1,1,1,1,1,1,0,0,0,1,0,0,1,1,0,1,0,1,1,0,0,0,0,1,1,0,1,0,0,0,1,1,0,0,0,0,0,0,1,1,0,0,0,0,0,1,1,1,0,1,0,0,1,1,0,0,0,0,1,0,0,0,1,0,1,1,0,0,0,1,1,1,0,0,1,1,1,1,0,0,0,1,1,0,0,1,0,1,0,1,0,0,0,1,0,0,0,1,1,0,0,0,1,0,1,0,1,1,1,0,0,1,0,1,0,0,0,0,0,1,0,0,0,1,0,1,0,1,1,1,1,1,1,1,1,1,1,1,0,0,1,0,0,0,1,1,1,1,0,1,1,0,0,0,0,0,1,0,1,1,1,1,1,1,0,0,1,0,0,1,1,1,1,1,0,1,0,0,1,0,1,0,1,0,0,0,1,1,1,1,1,0,1,0,0,0,1,1,0,1,1,1,1,1,0,1,0,0,1,1,1,0,0,1,0,0,1,0,0,0,0,0,1,0,0,1,1,1,1,0,1,1,1,1,0,1,0,1,1,1,1,1,0,0,0,0,0,0,1,0,0,1,1,1,1,1,0,0,0,1,0,0,0,0,1,0,1,0,0,1,1,1,0,0,1,0,0,0,0,1,1,1,0,0,1,1,1,0,1,0,1,1,0,1,0,1,0,1,1,0,0,0,0,0,0,0,0,0,1,0,0,0,0,1,1,1,0,1,1,0,0,0,1,1,1,0,0,1,0,1,1,0,1,1,1,0,0,0,1,0,1,0,1,0,0,1,1,1,1,0,0,1,1,1,1,1,1,0,1,0,1,0,1,0,0,0,0,0,0,0,1,0,0,0,0,0,1,1,1,1,0,1,0,0,1,1,0,1,1,1,0,1,0,0,1,1,1,0,1,1,0,1,0,0,0,0,0,0,1,1,1,1,0,1,0,0,1,1,0,0,1,0,1,1,0,0,0,1,0,0,1,1,0,0,0,1,0,0,0,0,0,0,0,0,0,1,0,1,1,0,1,0,1,0,0,0,0,0,1,0,1,1,1,1,0,1,1,1,1,0,1,0,1,0,1,1,1,0,1,1,1,1,1,1,0,1,1,1,1,1,0,0,1,0,1,0,1,0,0,1,0,1,0,0,1,0,1,0,1,1,1,1,1,0,1,1,0,0,1,1,0,0,0,0,0,0,0,0,0,0,1,0,1,0,1,1,1,1,0,0,1,0,0,1,0,1,1,1,0,1,0,0,0,1,1,1,1,0,0,0,1,1,0,1,0,1,0,0,1,1,1,0,0,0,1,1,1,1,0,0,0,1,0,1,0,1,0,1,0,0,0,0,0,1,1,1,1,1,0,0,1,0,1,1,1,0,1,0,1,1,1,0,0,1,1,1,0,1,0,1,0,1,1,1,1,0,0,1,0,1,0,1,1,0,1,1,0,0,0,1,0,1,1,1,1,1,1,1,1,0,1,0,1,0,1,0,1,0,0,1,0,1,0,1,0,1,1,0,1,1,1,0,1,0,1,1,0,1,1,0,1,0,1,1,0,1,1,0,1,0,1,0,1,0,0,0,1,0,0,0,0,0,1,0,1,1,0,0,1,1,0,1,0,0,1,0,0,1,0,0,0,0,1,0,0,1,0,0,0,0,1,1,1,0,1,1,1,0,1,1,0,1,0,0,1,1,0,1,1,0,0,0,0,1,0,0,1,0,0,1,0,0,1,1,0,1,1,1,1,1,0,1,0,1,0,1,1,1,0,0,1,1,0,1,0,0,1,0,0,0,1,0,1,1,0,0,1,1,1,0,1,0,0,0,0,0,0,1,0,0,1,1,0,1,1,1,1,1,0,1,1,0,0,1,0,0,1,1,0,1,0,0,1,1,1,1,1,1,1,0,0,0,0,1,1,1,0,1,0,1,0,0,1,0,1,1,1,0,0,0,0,1,0,1,0,0,0,0,0,1,1,1,0,0,0,0,0,1,1,1,0,0,1,0,1,1,1,1,0,0,1,1,1,1,0,0,0,0,0,0,0,0,1,1,1,0,1,0,0,0,1,0,1,0,1,0,1,0,1,1,1,1,1,0,1,1,1,1,0,1,1,1,0,1,1,1,0,0,0,1,1,0,0,1,1,1,0,1,1,1,0,0,0,1,1,1,1,0,0,1,1,0,1,0,0,1,0,1,0,1,0,0,1,1,1,0,1,1,0,1,0,0,0,0,0,1,1,1,0,1,0,1,0,0,0,1,1,1,0,0,1,0,0,0,1,0,1,1,0,1,0,0,0,1,1,1,1,1,0,0,0,0,0,1,0,1,0,1,1,1,0,1,0,0,0,1,0,0,1,0,1,0,1,1,1,1,0,0,1,1,0,0,1,0,0,1,1,0,1,0,0,0,1,0,0,1,0,1,1,1,1,1,1,0,0,1,0,1,1,0,0,0,1,0,1,1,0,0,0,1,0,0,0,0,1,0,1,0,0,0,1,1,0,0,0,1,1,0,1,1,0,1,0,1,0,0,0,1,1,1,0,1,0,1,0,0,1,0,0,1,1,0,0,0,1,0,0,0,1,0,0,0,0,0,0,1,1,1,1,1,1,0,1,0,0,1,1,0,1,0,0,0,1,0,1,0,0,1,1,0,0,1,0,1,1,0,1,0,1,0,0,1,1,0,1,1,0,1,1,0,0,0,1,0,1,1,0,1,1,0,0,0,1,0,1,1,0,1,0,0,0,0,1,1,0,1,0,0,0,1,1,1,0,0,0,1,1,0,1,1,1,1,0,1,1,0,1,1,0,0,1,1,1,0,1,1,1,1,1,0,0,0,1,1,0,1,1,1,1,0,1,0,0,0,1,1,0,1,1,1,1,0,0,1,0,0,1,0,0,0,0,1,1,1,1,1,0,1,0,1,1,1,0,0,0,1,1,0,0,0,0,0,1,1,0,0,0,1,0,1,0,0,0,1,1,0,0,1,1,0,1,0,1,0,0,0,0,1,0,1,1,0,1,1,1,1,1,0,1,1,1,0,0,1,1,1,0,1,0,1,0,0,0,1,1,0,0,0,0,0,0,0,0,1,1,1,1,1,1,1,1,0,0,1,1,0,1,1,1,0,1,1,0,1,0,0,0,1,1,1,1,0,0,1,0,0,0,1,1,1,0,0,0,1,0,0,1,1,0,0,0,1,0,0,1,0,0,0,1,1,1,0,1,1,1,0,0,1,1,1,0,0,0,1,0,1,1,0,1,0,0,1,1,1,0,1,0,1,1,0,1,0,1,1,0,1,1,1,0,0,1,1,1,1,1,0,0,1,0,1,0,0,1,0,0,1,1,0,1,0,1,1,0,1,1,0,0,1,1,1,1,0,0,1,1,1,1,1,1,0,0,1,0,0,1,1,0,1,0,0,1,0,1,1,0,1,0,0,0,0,1,1,0,0,1,0,1,1,0,0,0,0,1,1,0,0,1,0,1,1,0,0,0,0,0,0,0,1,1,1,0,1,1,1,0,1,0,0,1,0,0,0,1,0,0,1,0,1,0,0,1,0,0,0,1,0,0,0,0,0,1,0,1,0,1,0,0,0,1,1,0,0,1,0,0,0,1,1,0,0,1,0,1,0,1,0,0,0,1,0,0,0,0,0,1,1,1,0,1,1,1,0,1,1,1,0,1,1,1,0,0,0,0,1,1,0,1,0,1,0,1,0,0,0,1,0,0,1,1,0,0,1,0,1,0,0,0,0,0,0,0,0,1,1,0,0,1,1,1,0,0,0,1,0,0,1,1,1,1,0,1,1,1,1,1,1,0,0,0,0,1,1,1,0,0,1,1,1,1,0,1,1,1,1,0,0,0,0,0,0,1,1,0,0,1,1,0,1,0,1,1,1,1,1,0,1,0,0,1,0,0,1,0,0,0,0,1,1,1,0,0,0,1,0,0,1,0,0,1,0,0,1,1,1,1,1,1,1,1,1,1,0,1,1,1,0,1,0,1,0,0,1,1,1,1,1,1,1,0,0,0,0,1,0,1,0,1,1,0,1,0,1,1,0,1,0,1,1,1,0,1,1,0,1,1,0,0,1,0,1,1,0,0,1,0,0,0,1,0,1,1,1,1,1,1,0,0,1,0,0,0,1,0,0,0,0,0,1,0,1,1,0,1,0,1,1,1,0,0,1,1,0,0,0,0,1,0,1,0,0,1,1,0,1,1,1,0,0,0,0,0,0,1,1,1,0,1,1,0,1,0,0,1,0,0,0,1,1,1,1,1,1,0,0,0,1,1,1,0,1,0,1,0,0,0,1,1,0,0,1,0,0,0,1,1,1,1,0,0,1,1,0,1,0,1,1,0,0,0,0,0,0,1,0,0,1,1,0,0,0,0,1,0,0,1,1,1,1,0,1,1,0,1,1,1,0,0,1,0,0,0,0,0,1,0,0,0,1,0,0,0,0,0,0,1,0,0,1,1,0,1,0,0,0,1,0,0,1,1,0,0,0,0,1,1,1,0,1,0,1,0,1,0,1,1,1,0,0,1,1,0,0,0,0,0,0,0,0,0,1,0,0,0,0,1,1,0,1,1,0,0,0,0,1,0,1,0,1,0,1,0,0,0,1,0,0,0,1,0,1,0,0,1,0,1,1,1,0,0,0,1,1,0,0,1,0,0,0,0,1,0,0,1,0,0,1,1,1,1,1,0,0,0,0,0,0,1,1,0,1,0,1,1,1,1,0,0,0,0,1,1,0,1,1,0,0,1,1,1,0,0,0,0,0,1,0,1,0,1,1,1,0,1,1,0,1,0,0,0,1,0,0,1,0,1,0,1,0,1,0,0,0,1,0,1,0,1,1,1,1,0,1,1,0,0,1,0,1,1,1,0,0,0,0,0,1,1,0,0,1,0,1,0,1,0,0,0,0,1,1,1,1,0,0,0,0,0,0,0,0,0,0,1,1,0,0,0,1,0,0,1,1,0,1,1,0,0,1,1,1,1,1,1,0,0,1,0,0,0,1,0,1,0,0,1,0,1,1,0,0,0,1,1,0,1,1,1,1,1,0,0,0,0,0,0,0,0,0,0,0,1,1,0,1,0,0,0,1,1,1,1,0,1,0,1,1,1,0,0,1,0,0,1,0,0,0,0,1,0,0,0,1,1,0,0,1,1,0,0,1,0,1,0,1,1,0,0,0,0,0,0,1,1,1,1,1,1,1,0,0,0,0,0,1,0,0,0,0,1,1,1,0,1,1,1,1,1,0,0,1,0,0,0,1,1,0,0,0,0,0,0,1,1,0,0,0,0,1,0,1,1,1,0,1,0,0,0,0,1,0,0,1,1,0,0,0,1,0,0,0,1,1,0,0,0,1,0,1,1,0,0,1,0,0,1,1,0,0,1,1,1,0,0,1,1,0,1,0,0,1,0,0,0,1,0,0,1,1,0,1,1,1,0,1,1,0,1,1,0,0,0,0,0,0,1,0,1,1,0,0,0,0,1,1,0,0,1,0,1,1,0,0,0,1,1,0,0,1,0,1,1,0,0,0,0,1,1,1,1,1,1,0,0,0,1,1,0,1,0,1,0,0,1,0,0,0,1,1,0,1,1,0,0,0,1,0,0,1,1,1,1,1,0,1,1,1,0,1,1,0,0,0,0,1,0,0,0,1,1,1,1,0,0,1,0,1,0,0,0,0,1,1,1,0,0,0,0,0,0,1,1,0,0,0,0,1,0,1,1,0,0,0,0,1,0,0,1,1,0,0,0,0,0,1,1,1,0,0,0,1,1,1,1,0,0,1,0,0,1,1,1,0,0,1,0,0,0,1,0,1,0,1,0,0,1,0,0,0,0,0,0,1,0,1,1,0,1,1,0,1,1,1,1,0,0,0,1,1,0,0,1,0,0,1,0,1,1,0,1,1,1,0,0,1,1,1,0,0,0,0,1,0,1,0,0,1,0,1,1,1,0,0,0,0,1,1,1,1,0,1,1,0,1,0,0,1,1,1,1,0,0,0,0,0,1,0,0,1,0,0,1,1,0,0,0,0,0,1,1,0,1,1,1,1,0,0,0,0,1,0,0,1,1,1,0,0,0,0,1,0,1,0,0,0,1,0,0,0,0,1,0,0,1,0,0,1,1,1,0,1,0,1,1,0,0,1,1,1,1,0,0,1,1,0,0,1,0,1,0,1,0,1,1,1,1,1,1,1,0,0,0,0,1,1,1,1,1,0,0,0,0,0,1,0,0,0,1,1,1,0,1,0,0,1,1,1,0,0,0,0,1,1,1,1,1,0,1,0,0,1,1,0,1,1,0,0,0,0,0,0,0,1,1,1,0,1,1,1,1,1,1,1,0,0,1,0,0,0,1,0,0,0,0,1,1,0,1,1,0,0,0,0,1,0,1,1,1,0,0,1,0,1,1,1,1,1,0,0,1,0,1,0,0,1,0,0,1,0,1,1,0,0,0,0,0,0,0,1,1,1,1,0,0,0,0,1,0,1,1,1,0,0,0,1,1,0,0,0,1,1,1,0,1,1,1,0,1,1,0,1,0,1,0,1,1,1,0,1,0,1,0,1,0,1,0,0,0,0,0,1,0,0,1,0,1,0,1,1,0,0,0,1,0,1,0,1,1,0,1,0,1,1,0,1,1,1,1,0,0,1,1,1,0,1,1,1,1,0,0,0,1,1,0,0,0,1,1,1,1,0,1,0,0,0,0,0,0,1,1,1,0,0,0,1,0,1,1,0,1,1,0,0,0,1,0,0,0,1,0,0,1,1,1,1,0,1,0,1,0,1,0,1,1,1,0,0,1,1,1,1,1,0,1,0,1,0,0,1,0,0,1,1,0,1,1,1,0,0,1,0,1,0,0,1,1,0,0,1,0,1,0,1,0,1,1,0,0,0,0,0,1,1,1,0,1,0,1,1,1,0,1,0,0,0,0,1,0,0,0,1,0,0,1,1,1,1,0,0,1,0,1,0,1,1,0,0,1,0,1,1,0,0,0,0,1,1,1,1,1,0,1,0,0,0,0,1,0,0,0,1,1,1,1,1,1,0,1,1,1,0,0,1,0,1,0,0,1,0,1,0,0,0,0,0,0,0,0,0,1,1,1,1,0,0,0,1,1,0,1,1,0,1,0,1,0,0,1,0,0,1,0,1,0,0,1,0,0,1,0,1,0,1,0,1,1,0,0,1,0,0,1,0,1,0,1,1,0,1,0,0,1,0,1,0,1,1,1,1,1,1,0,1,0,0,1,0,0,1,0,0,1,0,0,1,1,1,0,0,0,0,0,1,0,0,0,0,1,0,0,1,0,0,1,1,0,1,1,0,0,1,0,0,0,0,1,0,1,0,0,1,1,1,0,1,1,1,1,0,0,0,0,0,1,1,1,0,0,1,0,1,0,0,1,1,0,1,1,0,0,1,0,0,0,1,1,0,0,1,1,0,1,1,0,1,0,1,1,0,0,1,0,1,1,1,0,1,0,0,1,0,0,0,0,0,1,1,1,0,1,1,0,1,1,0,1,0,0,1,1,0,1,0,0,1,1,1,1,0,1,1,1,1,0,0,0,1,0,1,0,0,0,1,1,0,1,0,1,1,1,0,1,0,1,0,0,1,1,1,1,1,0,1,0,0,0,1,0,1,0,1,1,0,0,1,1,1,0,0,1,0,0,1,0,1,0,1,0,1,1,0,1,1,1,1,1,1,1,0,1,1,1,1,0,0,1,1,0,0,1,1,0,0,0,1,1,1,0,1,1,1,1,1,1,1,1,1,0,0,0,1,1,1,0,0,1,1,1,0,0,0,0,0,1,1,0,1,1,1,1,1,1,0,0,0,1,1,1,1,0,0,0,0,0,1,0,0,0,1,1,0,0,1,0,1,0,1,0,0,1,1,0,1,1,1,0,0,0,1,1,1,0,1,1,1,0,0,1,1,0,0,0,1,1,1,1,0,0,0,1,1,1,0,0,0,0,1,0,0,0,0,0,0,0,1,0,0,1,1,1,0,0,1,1,0,1,0,1,1,1,0,1,0,1,0,1,0,0,1,0,1,0,0,1,1,0,0,0,0,1,1,1,1,1,0,0,0,0,0,1,1,0,1,1,0,0,0,0,0,0,0,0,1,1,1,1,0,1,0,0,0,0,1,0,0,1,1,0,0,0,0,1,1,1,1,0,1,1,0,0,1,0,0,0,1,1,0,1,0,1,1,0,1,0,1,1,0,0,0,0,1,0,1,1,0,1,1,1,1,1,1,0,0,0,0,1,1,0,0,0,0,1,1,1,0,0,0,1,0,1,0,1,0,1,1,1,1,1,0,1,1,1,1,0,1,1,1,1,1,1,1,0,0,1,1,1,0,0,1,0,0,1,1,1,0,1,1,0,1,1,0,1,0,0,1,1,0,0,1,0,1,0,1,1,1,1,1,1,0,1,1,0,1,1,0,0,1,0,1,0,1,1,0,1,0,1,1,1,1,0,0,1,1,0,1,1,1,1,1,0,0,1,0,0,0,1,0,0,1,1,0,0,0,1,0,0,0,0,1,1,0,0,1,0,0,0,1,1,1,1,0,1,0,1,0,1,1,0,1,0,1,1,1,0,1,0,0,1,0,1,1,0,0,0,0,1,0,1,0,0,0,1,0,1,1,1,1,0,0,1,1,0,1,1,1,1,1,1,1,1,0,0,1,1,1,1,0,0,1,0,0,1,0,0,0,1,0,0,1,0,0,0,0,0,0,1,1,0,1,0,1,0,0,1,1,0,0,0,1,0,1,0,1,0,0,0,0,0,0,0,0,0,1,1,0,1,0,1,0,1,1,0,1,1,1,0,0,0,1,0,1,0,0,0,1,0,1,0,1,1,1,1,1,0,1,0,1,1,0,1,0,1,0,0,0,1,0,1,0,1,0,1,1,1,1,0,1,1,0,1,1,1,0,1,0,1,1,0,0,1,0,0,1,0,0,1,1,0,0,0,0,0,0,1,0,0,0,1,1,1,0,0,1,0,1,1,0,0,1,1,1,0,0,0,1,0,0,1,0,1,1,1,1,0,0,1,0,1,0,0,1,0,0,0,0,1,1,0,0,0,0,1,0,0,0,0,0,1,1,1,0,0,1,0,1,0,0,1,0,1,1,0,1,1,0,0,1,0,1,0,1,1,0,0,1,1,1,0,1,0,0,1,0,0,1,1,1,0,1,0,1,1,0,1,0,0,1,0,1,0,0,1,1,0,0,1,0,1,0,1,0,0,1,0,1,1,0,1,1,1,0,0,1,0,0,1,1,1,1,0,1,0,0,0,1,0,0,0,0,1,0,1,1,1,0,1,1,1,1,0,1,0,1,1,1,0,0,1,0,1,0,0,1,1,0,0,0,1,1,1,1,0,0,1,1,0,0,0,0,0,1,0,1,0,0,1,0,1,1,1,1,1,1,1,1,0,0,1,1,0,0,0,0,1,0,0,1,1,1,1,0,1,1,1,0,1,0,1,1,0,0,1,0,0,0,0,1,0,0,1,1,0,0,0,0,0,0,1,0,1,0,1,0,0,0,0,0,1,0,1,1,0,1,1,0,1,1,1,1,0,1,1,0,0,0,0,1,1,1,0,0,1,1,0,0,0,1,1,1,0,0,1,0,1,1,1,1,0,1,1,0,0,0,0,1,0,0,1,1,1,1,1,1,0,0,0,0,1,0,0,0,1,1,0,1,1,1,1,1,1,1,0,0,0,1,1,1,0,0,1,0,1,0,0,0,1,1,0,0,1,1,0,1,1,1,0,1,1,0,0,1,0,0,1,1,1,1,0,0,1,1,1,1,0,0,1,0,0,1,1,0,1,0,0,0,1,0,0,1,0,0,0,1,0,1,1,0,0,1,0,1,1,0,0,0,0,1,0,1,0,1,0,1,1,1,1,0,0,1,1,0,1,0,1,0,0,0,1,1,1,0,0,0,0,0,1,1,0,1,0,0,1,0,0,1,1,0,1,1,0,0,1,1,1,0,1,0,0,0,1,0,0,0,0,0,1,1,0,0,0,1,0,0,0,1,1,1,1,0,0,0,0,1,0,1,1,1,1,0,0,0,1,0,1,0,1,1,1,0,1,1,1,1,1,0,0,1,0,1,1,1,1,1,1,0,0,0,1,1,0,1,1,0,0,0,1,0,1,1,0,0,1,0,1,0,1,1,0,0,1,0,1,0,0,1,1,0,0,0,1,0,0,0,1,0,0,1,1,1,1,1,0,0,1,0,1,1,1,1,0,0,1,0,1,1,0,0,0,1,0,1,1,0,0,0,0,1,1,0,0,1,1,0,0,0,1,1,0,0,0,0,0,1,0,0,0,1,0,0,0,1,0,0,1,1,0,1,0,0,0,1,0,0,0,0,1,1,1,0,0,0,0,1,1,1,0,1,1,0,1,1,0,1,0,0,0,1,0,1,1,1,0,1,1,0,0,0,0,0,0,1,0,1,0,1,0,0,0,1,0,0,1,1,0,0,0,1,0,0,1,1,0,0,0,1,0,1,1,1,1,0,1,0,1,0,1,0,1,1,1,0,1,0,1,0,1,1,0,1,1,0,0,1,1,0,0,1,1,0,0,0,1,0,0,0,0,0,1,1,1,0,0,1,1,0,1,0,1,0,1,1,1,1,0,0,0,1,1,1,0,1,0,1,1,1,0,1,0,1,0,1,0,0,0,0,1,0,0,1,0,1,0,1,1,1,1,1,0,1,1,1,0,1,1,0,0,1,1,1,1,0,0,0,0,1,0,0,0,1,0,1,0,1,0,1,1,1,0,1,1,1,0,0,1,1,0,0,0,1,0,1,1,1,1,0,0,1,0,1,0,0,0,1,1,1,0,0,0,1,0,0,1,1,0,1,0,0,1,0,1,1,0,0,0,1,1,0,1,1,0,0,1,1,1,1,0,0,1,0,1,1,0,0,0,0,0,1,1,1,1,0,0,1,0,1,1,1,0,0,0,0,1,1,0,0,0,1,0,0,0,1,1,0,1,0,0,0,1,0,1,0,0,1,1,0,0,1,0,0,0,0,1,1,1,1,0,0,1,1,0,1,1,0,1,1,1,0,0,0,1,1,0,0,1,1,0,0,0,1,1,1,1,1,1,1,1,1,1,1,0,1,1,0,1,0,1,0,0,1,0,0,0,1,0,0,1,1,0,1,0,0,0,0,1,1,1,0,0,1,0,1,0,1,0,0,0,0,0,1,0,1,1,0,1,0,0,0,0,0,0,1,1,1,0,0,1,1,1,0,0,1,0,1,0,1,1,1,0,1,1,1,0,0,0,0,0,1,1,1,1,1,1,0,1,0,1,0,0,0,0,1,0,1,1,1,0,0,1,0,1,0,1,0,0,1,0,1,1,1,1,0,0,0,1,1,0,0,1,0,1,1,0,1,1,0,1,1,1,1,0,1,1,1,1,1,0,0,1,1,1,1,1,0,0,0,0,0,1,1,1,0,0,0,0,1,0,1,0,1,1,1,0,1,0,0,1,0,0,1,0,1,1,1,1,0,1,1,1,1,1,1,1,0,0,1,1,1,1,0,0,0,1,1,1,0,0,1,0,1,0,1,1,1,0,1,1,1,0,1,1,1,1,1,1,0,0,0,1,0,1,1,1,0,0,1,1,1,0,1,1,0,0,1,1,1,1,1,0,0,0,1,0,0,0,0,0,0,1,1,0,0,1,0,1,0,0,1,1,1,0,1,1,0,1,1,1,0,1,0,1,0,1,0,1,1,0,0,1,1,0,0,0,1,0,0,0,0,0,1,1,0,0,1,0,1,1,1,0,0,0,1,1,1,1,0,1,1,1,1,0,0,0,0,1,1,0,0,0,0,0,1,1,1,0,0,0,1,1,0,1,1,0,0,1,0,0,0,0,1,1,0,0,1,0,0,1,0,1,1,0,0,1,0,1,1,1,0,1,0,1,0,0,0,1,1,1,0,0,1,0,0,0,1,0,0,1,1,1,0,0,1,1,1,1,1,1,1,1,0,0,1,0,1,0,1,0,1,0,0,1,1,0,1,0,1,0,0,0,1,0,0,1,1,1,0,1,1,0,1,0,1,0,0,0,1,0,1,1,1,0,0,0,0,0,1,1,0,1,1,0,1,1,1,1,1,1,1,0,0,1,0,1,0,1,0,0,0,1,1,1,0,1,1,0,0,0,0,1,1,0,0,0,0,1,0,0,0,1,1,0,1,0,0,1,1,0,0,1,0,1,0,1,0,1,1,0,1,0,0,1,1,1,1,1,0,1,1,0,0,0,1,1,0,1,0,0,0,1,1,0,1,1,1,1,0,0,1,1,1,0,1,0,1,1,0,0,1,0,1,0,1,1,0,0,1,0,1,0,0,1,1,1,0,1,1,0,1,1,0,0,0,0,1,0,0,0,0,0,1,1,0,0,0,0,0,0,0,1,0,0,1,1,0,1,0,0,0,1,0,0,1,0,1,1,1,1,0,0,0,1,0,0,0,0,1,0,1,1,1,1,0,1,0,1,1,1,1,1,1,0,0,1,0,0,0,1,1,1,1,0,1,1,0,0,0,1,0,0,1,1,0,0,1,1,0,0,1,1,0,0,0,0,1,1,1,1,1,1,1,0,1,1,0,1,0,1,0,1,1,1,0,1,1,1,1,0,0,1,1,0,0,1,0,0,1,1,0,1,0,1,0,1,0,1,1,0,0,1,1,1,1,0,1,1,0,0,1,1,0,1,1,1,0,0,1,1,0,0,0,1,0,1,1,1,1,1,0,1,0,0,1,1,1,0,0,0,1,1,0,1,0,1,1,1,0,0,1,0,0,1,1,1,0,1,1,1,0,0,0,1,0,0,0,0,0,1,1,0,0,1,1,1,0,1,0,1,0,0,0,1,1,0,1,0,0,1,1,1,0,0,0,0,1,0,1,1,0,1,1,0,0,1,1,0,1,1,0,1,0,0,0,1,1,1,1,1,1,1,1,0,1,0,1,1,0,1,1,1,1,1,0,1,1,0,0,0,0,1,1,1,0,1,1,1,0,1,1,0,1,1,0,0,1,0,0,0,1,1,1,1,0,1,1,1,1,1,1,1,1,0,1,0,0,0,0,1,1,0,0,1,0,1,1,0,1,1,1,1,1,0,0,0,1,0,1,1,0,1,0,1,1,1,1,0,0,1,0,1,0,1,1,1,1,0,0,1,0,0,1,1,1,0,1,1,1,0,1,1,1,1,0,1,1,1,0,0,1,1,1,1,1,0,1,0,1,0,0,1,0,0,0,1,1,1,1,1,0,1,0,1,0,1,1,0,1,0,1,0,1,0,1,0,1,0,0,0,0,0,0,0,0,1,1,0,1,0,0,1,1,1,1,0,1,0,0,0,1,1,0,0,1,0,0,1,1,1,0,1,1,0,1,0,1,0,0,1,0,1,0,1,0,1,1,0,0,1,1,0,0,0,1,1,1,0,1,1,0,1,1,1,0,0,0,0,1,0,1,1,1,1,0,0,0,0,1,0,0,1,1,0,1,1,1,1,1,0,1,1,1,0,1,0,0,0,1,0,1,0,0,0,1,0,0,0,0,0,0,0,1,0,0,0,0,0,1,0,0,0,0,0,0,1,0,0,1,1,0,1,0,0,1,0,0,0,0,0,1,1,1,0,1,1,1,1,0,1,0,0,0,0,1,0,0,0,0,0,0,0,0,0,1,0,1,1,0,1,0,1,1,0,0,1,1,0,0,0,1,0,0,0,0,1,0,1,1,1,1,1,0,1,0,1,1,0,0,1,1,0,0,0,1,0,1,1,1,0,1,1,1,1,1,1,0,0,0,0,1,1,0,1,1,1,0,1,0,0,1,0,1,0,0,1,0,1,1,1,0,0,1,1,0,0,1,0,1,0,1,0,1,1,1,0,0,1,1,0,1,0,0,1,1,1,0,1,1,0,0,1,0,1,1,1,1,0,1,1,0,0,0,1,0,0,1,0,1,0,0,0,1,1,1,0,0,1,0,1,1,0,0,1,1,0,0,1,1,0,0,0,1,0,0,1,1,1,1,0,0,0,0,1,0,0,1,0,1,0,1,0,0,0,1,1,0,1,0,0,1,0,0,1,1,1,0,0,0,0,1,0,0,0,0,0,0,1,0,1,0,0,1,0,0,0,1,1,1,0,0,1,1,1,1,1,1,0,1,0,0,0,1,1,0,1,0,1,0,1,0,0,0,1,1,1,1,1,1,0,0,0,1,0,0,0,0,0,1,1,0,1,0,0,1,0,1,0,1,1,0,0,0,0,0,0,0,0,0,1,1,1,1,0,0,0,0,0,1,0,1,0,0,0,0,1,1,0,0,1,1,1,0,1,0,0,1,1,0,0,0,0,1,0,1,0,0,1,0,1,1,1,0,0,1,0,1,1,0,0,1,1,1,0,1,1,0,0,1,1,1,1,1,1,0,1,0,0,1,1,1,1,1,0,0,0,0,1,1,0,0,1,0,1,1,0,0,1,0,1,1,1,1,0,0,0,1,1,1,0,0,1,0,1,0,1,0,1,0,1,1,1,0,1,1,1,0,1,1,0,1,1,0,0,1,1,1,1,1,0,0,1,1,0,1,1,1,1,1,1,0,1,1,0,1,0,0,1,1,1,0,1,1,0,0,1,1,0,1,0,0,1,1,0,0,1,0,0,1,0,1,1,1,1,1,0,1,0,0,1,0,0,1,1,0,1,0,1,1,0,0,1,0,1,0,1,1,0,1,0,1,0,0,1,0,0,0,0,0,0,0,0,0,1,1,1,1,1,0,0,0,1,1,0,0,1,0,0,0,0,0,0,0,1,1,1,0,0,1,1,0,0,1,1,1,1,0,0,1,1,1,0,0,1,0,0,0,1,1,0,0,1,0,0,0,0,0,1,0,1,0,0,1,0,0,0,1,1,1,1,1,0,1,0,0,0,1,1,0,0,1,1,1,1,0,0,1,1,1,1,1,0,1,0,0,0,0,0,0,1,1,0,0,1,1,1,1,0,1,0,1,1,1,1,1,1,0,0,1,0,1,1,0,0,1,0,1,1,1,0,1,0,0,1,1,0,0,0,1,0,0,0,0,1,1,1,1,0,1,0,0,1,0,0,1,0,1,1,1,0,1,1,0,0,0,1,1,0,1,0,0,1,1,1,1,0,1,0,0,0,1,1,1,1,0,1,1,0,0,1,1,1,0,1,0,1,0,1,0,1,0,0,1,0,1,1,1,0,1,1,1,1,1,0,1,1,0,0,0,0,0,0,1,1,0,1,0,0,1,0,0,1,1,1,0,1,1,0,1,0,1,1,1,1,0,1,0,0,0,1,0,0,0,0,0,0,0,0,1,0,0,0,1,0,1,1,1,0,0,1,1,1,1,1,0,1,1,1,1,1,0,0,1,0,0,0,1,1,0,0,1,1,0,1,1,0,0,0,0,0,0,0,0,1,1,0,0,0,1,0,1,1,1,0,0,1,1,0,0,1,0,1,1,0,1,0,0,0,0,0,1,1,0,1,1,0,0,0,0,1,0,0,1,0,0,1,1,0,1,0,0,0,0,0,1,0,0,1,1,1,1,1,1,1,1,1,0,1,1,0,0,1,1,0,1,1,1,0,0,1,0,1,0,1,0,0,0,1,0,1,1,0,0,1,1,0,0,0,1,0,0,1,0,1,0,0,1,1,0,0,1,0,1,0,0,0,1,1,0,1,1,0,1,0,1,0,0,0,0,0,1,1,1,1,1,1,1,1,0,1,0,1,0,1,1,0,1,1,1,0,0,0,0,0,1,1,1,0,1,0,0,0,1,1,1,0,1,1,1,1,0,1,1,1,1,1,1,0,1,0,0,1,0,0,0,1,1,0,1,1,0,1,0,1,1,1,1,1,1,1,1,1,0,0,1,1,1,0,1,1,1,1,1,0,0,1,0,0,0,0,0,0,1,1,0,0,0,1,0,0,0,1,0,0,1,0,1,0,0,1,1,0,0,1,0,1,1,0,0,0,0,0,1,1,0,0,1,1,1,0,0,1,1,0,0,1,0,1,0,1,0,0,0,1,0,1,0,1,0,0,0,0,1,1,0,1,1,0,1,0,1,0,0,1,1,0,1,0,0,0,0,0,1,1,1,1,0,1,0,0,0,1,0,0,0,0,1,0,0,1,1,1,1,1,0,1,0,1,0,0,1,0,0,0,0,0,1,0,0,1,0,0,1,0,0,0,1,0,0,1,0,1,1,0,0,0,0,0,1,0,0,0,0,0,0,1,0,1,1,1,0,0,0,1,1,1,0,0,0,0,0,0,0,0,0,1,0,0,0,0,0,1,0,0,1,1,1,0,1,1,1,0,1,0,1,0,1,1,0,0,1,1,1,0,0,0,1,1,0,0,1,1,1,0,1,1,1,1,1,1,1,0,0,1,1,0,1,1,1,1,0,0,1,1,1,1,0,0,0,0,0,0,1,1,0,1,0,1,0,1,1,0,1,0,1,1,0,1,1,1,1,1,0,1,1,1,0,1,1,0,1,1,0,0,0,0,0,0,1,0,0,0,1,1,1,0,1,1,0,0,1,0,1,1,0,0,1,0,0,1,0,1,0,1,1,0,1,0,1,1,1,0,1,0,0,0,0,1,1,1,0,1,0,0,1,0,1,1,1,1,0,1,0,1,1,1,0,1,1,1,0,1,0,1,1,1,1,1,0,0,0,1,0,1,1,1,0,0,0,1,0,0,0,0,1,0,1,0,0,0,1,1,1,1,0,1,1,1,1,1,1,1,1,0,0,0,1,1,1,0,0,0,0,0,0,0,0,1,1,1,0,0,1,1,1,1,1,1,1,1,0,0,1,1,0,1,1,1,1,1,1,0,1,0,0,1,0,1,0,0,0,1,0,1,1,1,1,0,1,1,0,1,1,1,1,0,0,0,1,0,1,1,0,0,1,0,0,0,1,0,1,0,1,0,1,1,1,0,0,1,0,0,1,1,0,0,0,1,0,1,0,0,0,0,1,1,1,0,1,0,1,1,0,1,0,0,1,0,0,1,1,1,1,1,1,0,0,0,1,0,0,0,1,0,0,1,1,0,0,1,1,1,1,0,0,1,0,1,0,1,1,0,1,0,1,1,1,0,0,1,1,1,1,1,0,1,1,0,0,1,1,1,1,1,0,1,0,1,0,0,0,0,0,1,0,0,1,0,1,0,1,1,0,0,0,0,0,1,1,1,1,0,0,0,0,1,1,1,1,1,1,0,0,0,1,1,1,0,1,1,0,1,0,1,1,1,0,0,0,0,1,1,0,0,0,0,1,0,1,1,1,1,0,1,0,1,0,1,0,0,1,0,0,1,0,0,0,1,1,0,0,1,0,1,1,1,0,0,1,0,0,1,0,0,1,1,1,1,0,1,0,1,0,1,1,0,0,0,0,0,1,1,1,1,0,1,1,0,1,0,1,1,0,1,0,0,1,0,0,0,0,1,0,0,1,1,0,0,0,0,0,0,0,1,1,0,1,0,0,0,0,1,0,1,0,1,1,0,0,1,1,1,0,0,1,0,1,0,0,1,1,0,1,0,1,0,1,1,0,0,1,1,0,1,1,0,0,0,1,0,1,0,1,1,0,1,0,1,1,0,0,0,0,1,0,0,0,1,1,1,0,0,1,1,0,0,1,1,0,0,1,1,0,0,0,0,1,1,1,0,0,0,1,1,1,0,1,0,1,1,1,0,0,0,1,0,1,1,0,0,0,0,0,1,1,0,1,1,1,0,1,0,1,1,1,1,1,1,0,1,0,0,1,0,0,0,0,1,0,1,0,0,1,0,0,0,1,0,0,0,1,0,0,0,0,0,0,1,0,0,0,0,0,0,1,1,0,0,1,1,0,0,1,1,0,0,1,0,0,0,1,1,0,0,1,1,0,1,1,1,1,1,1,1,1,1,1,0,0,0,0,1,1,1,0,1,1,1,1,1,1,1,0,0,1,0,1,1,1,0,1,1,0,1,0,1,0,0,1,0,1,0,1,0,0,0,0,0,1,0,0,0,0,0,1,0,1,0,1,0,1,1,0,1,1,0,1,0,1,0,0,0,0,0,1,0,1,1,0,1,0,1,1,1,1,1,1,0,0,1,0,1,0,1,0,1,1,0,0,0,1,1,0,1,0,0,0,0,1,1,1,0,1,0,1,0,1,0,0,1,1,1,0,1,0,0,1,0,0,1,0,0,0,1,0,0,1,0,0,1,1,1,0,0,0,0,0,1,1,0,1,1,1,1,0,1,0,1,0,0,1,0,0,0,0,0,0,1,0,1,0,1,1,0,1,0,0,0,1,1,1,1,1,0,1,1,1,1,1,0,1,1,0,1,1,1,1,0,1,0,1,1,0,1,0,0,0,0,0,1,1,1,0,0,0,1,1,1,0,0,1,0,1,1,0,1,1,1,1,1,1,0,0,1,1,1,1,0,0,1,0,1,0,1,0,1,1,1,1,0,0,1,0,1,0,0,0,0,0,1,0,1,0,0,1,0,0,1,1,1,1,1,1,1,0,0,0,0,0,1,1,1,1,0,0,1,0,0,1,0,0,0,1,1,1,1,0,0,1,0,0,0,0,1,1,1,0,1,0,0,1,0,0,1,1,0,0,0,0,1,1,1,0,1,1,0,1,0,1,1,0,0,0,1,0,1,1,0,1,1,0,1,0,0,0,1,1,1,0,0,0,0,1,0,1,0,1,1,0,1,0,1,0,0,1,1,1,0,0,0,0,1,0,1,0,0,0,1,0,0,1,0,1,0,0,1,0,1,1,1,0,0,1,0,1,0,0,1,1,0,0,0,0,1,0,1,1,1,0,0,1,0,0,0,0,1,0,1,0,0,1,1,0,1,1,0,0,1,0,0,1,0,0,0,1,0,0,1,0,0,1,0,1,1,0,1,0,1,1,0,0,0,0,1,0,0,1,1,1,0,1,0,1,1,0,0,0,0,0,0,0,1,1,1,0,1,0,0,0,1,1,0,1,1,0,1,0,0,0,1,1,0,0,0,1,1,0,1,0,1,0,0,0,0,0,0,0,1,0,1,1,0,1,0,0,1,1,0,1,1,1,0,1,1,0,1,0,0,0,1,0,0,1,1,0,0,1,1,1,0,1,0,1,0,0,1,0,1,0,1,0,0,0,0,0,1,1,0,1,1,1,0,1,0,1,0,0,1,0,0,0,0,0,0,0,0,0,0,1,1,1,1,0,1,0,0,1,0,1,0,0,1,1,0,0,0,1,0,0,1,0,0,1,0,1,1,1,0,0,0,1,1,0,0,1,0,0,1,1,1,1,1,1,1,0,1,1,0,0,0,1,0,0,0,0,0,1,1,0,0,0,0,0,0,0,0,0,1,1,1,0,1,0,1,0,1,1,1,0,0,1,0,1,0,1,1,0,1,0,0,0,0,0,0,1,1,1,1,1,0,0,1,0,0,0,0,1,1,0,1,1,0,1,1,0,0,1,1,0,0,1,0,1,1,1,0,0,0,1,0,0,0,0,0,0,0,0,0,0,1,1,0,1,0,1,1,0,0,1,0,0,1,0,0,1,0,1,1,0,1,1,0,0,1,0,0,1,1,0,0,0,1,1,1,0,1,0,1,1,0,0,1,1,0,0,1,1,0,0,0,1,0,0,0,0,0,1,0,0,0,0,0,0,0,0,0,1,1,0,0,1,0,1,1,0,0,0,1,1,1,1,1,0,0,0,1,1,0,1,0,1,0,1,0,0,1,1,0,0,0,1,1,1,1,1,1,0,0,0,0,1,0,1,1,0,0,0,1,0,0,1,1,0,1,0,1,1,0,0,1,1,0,0,1,1,1,1,1,0,0,1,0,1,0,1,1,0,1,1,0,1,0,1,0,0,0,0,1,1,0,1,0,0,1,1,1,0,1,1,0,1,0,1,1,0,0,1,0,1,0,0,0,1,0,0,1,1,0,0,1,1,1,0,0,1,1,0,1,0,0,0,1,1,1,1,1,0,0,0,1,1,0,0,1,1,0,1,1,1,0,1,0,1,1,1,0,1,0,0,1,1,1,1,1,1,1,0,0,1,1,1,0,0,1,1,0,1,1,1,0,0,1,0,0,0,0,0,1,1,1,1,0,1,1,1,1,0,0,1,1,1,1,1,1,0,1,1,0,0,1,1,0,0,0,1,0,1,1,1,0,0,1,0,1,0,1,1,1,1,1,1,0,0,0,0,0,1,1,0,0,0,1,0,0,1,0,0,0,1,1,0,1,1,0,1,0,0,0,0,0,1,1,1,1,0,1,0,0,1,1,1,0,0,0,1,1,0,0,0,0,0,1,1,1,0,1,0,0,1,0,1,0,1,1,0,1,0,0,1,1,1,1,1,0,1,0,0,0,0,1,1,0,0,0,1,1,1,1,1,0,1,1,0,1,1,1,0,0,1,0,0,0,1,0,1,0,1,0,0,0,1,0,0,0,1,1,1,0,0,1,1,0,1,0,1,1,0,1,0,0,0,1,1,1,0,1,1,1,1,0,1,0,1,1,1,0,1,1,1,0,0,1,0,0,0,0,0,0,0,1,0,0,1,1,1,0,1,1,1,1,1,0,0,0,1,0,1,0,0,0,0,1,0,0,0,1,0,1,1,1,1,0,1,0,0,0,1,0,1,0,1,0,1,1,1,1,0,0,0,1,0,1,1,1,1,0,0,1,1,0,1,0,1,0,0,1,1,1,1,0,0,0,0,1,1,1,1,1,1,0,0,0,0,0,0,1,1,1,0,1,1,0,1,0,1,0,0,1,0,1,1,0,1,0,0,0,0,0,1,1,0,0,1,0,1,0,0,1,1,0,1,0,0,0,1,0,0,1,1,1,0,1,0,1,0,0,0,1,1,1,1,1,1,1,1,1,0,1,0,0,0,1,1,0,0,0,1,1,0,0,0,0,0,0,1,1,1,1,1,0,0,0,1,0,0,0,0,0,1,1,0,1,1,1,1,1,0,0,1,0,0,0,0,0,0,1,0,0,1,0,0,1,0,0,0,1,1,1,0,1,1,0,1,1,0,0,0,0,0,0,0,0,0,1,1,0,0,0,0,0,0,0,1,0,0,0,0,0,1,0,1,0,1,1,1,1,1,0,0,1,1,1,1,0,0,0,0,1,0,0,1,1,0,0,0,0,0,0,0,0,1,0,1,1,0,1,1,0,0,1,1,1,1,1,0,0,0,0,1,0,0,1,0,1,1,0,1,0,0,0,1,1,0,1,0,1,1,1,0,0,0,1,0,1,1,0,1,1,1,1,0,0,1,1,1,0,0,0,1,1,1,0,0,0,1,0,0,1,1,1,0,0,1,1,0,0,1,0,1,1,0,0,0,1,0,1,0,1,0,1,1,1,1,1,0,1,0,1,1,0,0,0,0,1,0,1,1,1,1,0,1,0,1,0,0,0,0,1,0,0,1,0,1,1,0,1,1,1,0,1,1,1,1,1,0,0,1,0,1,1,1,0,1,1,0,1,0,1,0,1,1,0,0,0,1,1,0,0,0,1,1,1,0,1,0,0,1,1,0,1,0,1,0,1,0,0,0,0,1,0,1,1,1,0,1,0,0,1,1,0,1,0,0,1,0,0,0,1,0,1,0,1,0,1,0,0,0,1,0,0,0,1,0,1,0,0,0,0,0,0,1,1,1,0,0,0,1,0,0,0,0,1,1,0,0,0,0,1,0,1,0,0,0,1,1,1,0,0,1,0,0,1,0,1,0,1,0,1,0,1,1,0,0,1,1,0,0,1,0,0,1,0,1,0,0,0,1,1,0,0,0,1,1,1,1,0,1,0,0,1,0,0,0,1,0,0,0,1,1,1,0,1,1,0,0,0,0,1,0,1,1,0,1,1,1,1,0,0,1,0,1,1,1,1,1,1,0,1,1,1,1,0,0,0,1,0,0,0,0,1,1,1,0,1,1,1,1,0,1,1,1,0,1,1,0,1,0,1,0,1,0,0,0,0,0,0,1,0,1,0,1,1,1,0,1,0,0,0,0,1,0,0,0,1,0,0,0,1,0,1,0,1,1,1,0,1,0,1,0,0,0,1,0,0,1,0,0,1,0,1,1,1,1,1,0,1,0,0,0,0,0,1,0,1,0,1,0,1,1,1,1,1,0,1,1,1,1,1,1,0,1,0,0,1,1,1,0,0,0,0,0,0,0,0,0,1,1,1,0,0,1,1,0,0,0,0,1,1,1,0,1,0,0,1,0,1,1,1,1,1,1,0,1,0,1,0,0,0,0,1,1,0,1,0,1,1,0,1,1,0,1,1,1,0,0,1,0,1,1,1,1,1,0,0,0,0,1,0,0,1,1,1,1,0,0,1,0,1,1,0,0,1,0,1,1,0,1,0,1,1,0,0,1,1,0,0,1,0,1,1,1,1,1,0,1,1,1,0,1,0,0,1,1,0,1,1,0,0,1,1,0,1,0,0,0,1,0,0,0,0,0,1,0,1,0,0,1,1,1,0,0,1,1,0,0,0,1,1,1,0,0,0,0,1,1,0,0,1,0,1,0,1,0,0,0,1,1,1,1,0,1,1,0,0,1,1,1,0,0,0,1,1,1,0,0,1,0,0,0,0,0,0,0,1,1,0,0,1,1,0,1,0,0,1,0,0,0,0,1,0,0,1,1,0,1,1,1,1,1,0,1,1,0,1,0,1,1,0,1,0,1,0,1,1,0,1,0,1,0,0,0,0,1,1,0,0,1,1,1,0,0,1,1,1,0,0,1,1,1,1,1,1,1,1,0,0,1,0,0,0,1,1,0,1,0,0,0,1,1,1,0,1,0,1,0,1,0,1,1,0,1,1,0,0,0,0,1,1,0,0,0,0,0,1,1,1,0,1,0,0,0,0,1,1,1,0,0,0,1,0,1,1,0,0,0,1,0,1,0,0,1,1,0,1,0,0,0,1,1,0,1,1,0,0,0,0,1,1,0,1,1,0,0,0,0,1,1,0,1,0,0,0,1,0,0,1,0,0,1,0,0,1,1,1,0,1,0,1,0,0,0,1,0,0,1,0,1,0,0,1,1,0,0,1,1,1,1,0,0,0,1,1,1,1,1,1,1,1,1,1,1,0,1,1,1,1,1,1,1,1,1,1,0,0,1,0,1,1,1,1,1,1,1,0,1,1,0,1,1,1,0,1,0,1,0,0,0,1,1,1,0,0,0,0,0,1,0,1,0,1,1,1,1,0,0,0,0,0,1,0,1,1,1,0,0,1,0,1,0,0,0,0,0,0,0,1,1,0,0,1,1,1,1,0,0,0,1,0,1,1,0,0,1,1,1,1,0,0,1,0,1,1,0,0,0,0,0,0,0,1,0,0,1,0,1,1,1,0,1,0,1,0,1,0,1,0,1,1,0,1,0,0,1,1,1,1,1,1,0,0,1,0,1,1,1,1,1,0,0,0,0,1,0,0,0,0,0,0,0,0,1,0,0,1,0,1,0,0,0,1,1,0,1,1,0,0,0,1,0,0,0,0,0,1,0,1,0,0,1,1,0,0,1,0,0,1,0,0,0,1,0,0,0,0,0,1,0,0,1,1,0,0,1,0,1,0,1,1,1,1,1,1,0,1,0,0,0,1,1,0,1,0,0,1,1,0,0,1,0,1,0,0,0,0,0,1,0,1,1,1,1,1,0,0,0,0,0,1,0,1,0,1,0,0,1,0,0,1,1,1,1,0,1,0,1,0,1,1,1,1,0,0,0,1,0,0,1,0,0,0,1,0,1,1,0,1,1,1,0,1,1,1,0,1,0,1,1,0,1,0,1,0,0,1,1,1,1,1,1,1,0,1,1,1,0,0,1,1,1,1,1,0,0,0,0,0,0,1,1,0,1,1,1,0,1,1,0,0,0,0,1,1,0,1,0,1,0,0,0,1,1,1,1,0,0,1,1,1,0,0,1,0,1,1,1,1,1,0,0,1,0,1,1,1,1,0,0,1,1,1,1,1,0,1,1,0,1,1,1,0,1,1,0,1,1,1,0,0,0,1,0,1,0,0,0,0,0,1,0,0,1,0,1,1,1,1,0,1,1,1,1,1,0,0,0,0,1,0,0,1,0,0,1,1,1,0,1,0,1,1,1,1,1,0,0,1,0,0,0,1,0,1,1,1,1,1,0,0,0,0,0,1,0,0,0,0,1,1,0,0,1,1,0,1,0,1,1,0,1,0,0,1,1,1,0,0,0,1,1,0,1,1,1,0,0,1,1,1,1,1,0,1,0,0,1,1,1,1,1,0,0,0,0,0,0,0,1,1,0,0,1,1,0,1,0,1,0,0,0,1,0,0,1,0,1,1,0,0,1,0,1,1,0,0,0,0,0,0,0,1,0,1,0,1,0,0,0,0,0,0,0,0,1,1,0,0,1,1,1,1,1,1,1,1,0,0,1,1,1,1,1,0,1,0,1,0,0,0,1,0,0,0,1,0,1,1,0,0,0,1,1,0,0,1,0,0,1,1,0,1,1,0,1,0,1,1,1,1,1,1,0,1,1,1,1,0,1,1,0,0,0,0,0,1,0,0,1,0,1,1,0,0,0,1,1,0,1,1,0,0,1,0,1,1,1,0,1,1,0,0,0,0,1,1,0,1,1,0,0,0,0,1,1,1,0,0,1,1,1,1,0,0,0,0,0,1,0,0,0,1,1,0,0,1,1,1,1,0,1,0,0,1,1,1,1,0,1,0,1,1,1,1,0,0,1,1,1,1,0,1,1,1,1,1,0,1,0,1,1,1,0,0,1,1,0,0,1,0,1,1,1,0,1,1,1,0,0,0,1,1,0,0,0,0,1,1,1,0,1,1,0,1,1,0,1,0,0,1,1,1,0,0,1,1,1,0,1,0,1,0,1,0,1,0,1,0,0,0,1,1,1,0,1,0,1,0,0,1,1,1,0,0,1,0,1,1,1,0,1,0,0,1,0,0,1,1,1,0,0,1,0,0,0,0,0,1,1,0,1,0,0,1,1,0,0,1,0,1,1,0,1,1,1,1,0,0,0,1,0,1,1,1,1,1,1,1,1,1,1,1,1,1,0,0,1,0,0,1,0,1,1,0,0,1,0,0,0,0,1,1,0,1,0,0,0,0,1,0,0,0,1,1,0,1,1,0,0,1,0,1,1,1,1,0,0,1,1,1,1,1,1,1,1,0,1,1,1,0,0,1,0,0,1,0,0,0,1,1,0,0,1,0,0,0,1,0,1,1,0,1,0,0,0,1,0,1,1,1,1,1,0,1,1,1,1,0,1,1,0,0,0,0,0,1,1,0,1,0,0,0,0,1,1,1,1,1,1,1,1,0,1,1,1,0,1,1,1,1,0,0,1,0,0,1,0,0,1,1,0,0,0,1,1,1,0,0,1,1,1,1,1,0,0,0,0,0,0,0,0,0,1,0,0,0,0,0,1,1,0,0,1,1,0,0,0,0,1,0,1,0,1,1,0,1,0,1,1,0,1,1,0,0,0,0,1,1,0,1,1,1,0,1,0,1,0,0,0,1,0,1,0,0,0,1,0,1,0,1,0,0,1,0,1,0,0,0,0,1,0,1,0,0,0,0,0,0,1,1,0,0,0,1,0,1,0,0,1,1,0,0,0,0,0,0,1,0,1,0,1,0,1,0,0,1,1,1,0,1,1,1,0,0,0,1,1,0,0,0,0,0,1,1,1,0,1,1,1,1,0,0,0,1,1,0,1,1,1,0,1,0,1,0,0,1,1,1,0,1,0,0,1,1,1,0,1,0,1,1,0,0,1,0,1,1,1,0,1,0,1,0,0,1,1,1,0,0,1,0,1,0,1,0,0,0,1,0,1,1,0,0,1,0,0,1,0,0,0,1,1,0,1,0,0,1,1,1,0,1,0,0,1,0,1,1,1,1,0,0,1,0,1,1,1,1,1,1,0,1,1,1,1,0,0,1,0,0,1,0,1,0,0,0,0,1,1,0,0,0,0,1,1,0,0,0,1,0,0,1,0,0,1,0,0,1,0,1,0,1,0,1,1,1,0,0,1,0,1,0,0,1,1,1,0,1,1,1,1,1,0,0,0,0,1,1,0,0,0,1,0,0,0,0,0,1,1,1,1,0,0,1,1,0,0,1,1,0,0,0,0,0,0,1,1,0,0,0,0,0,1,0,1,1,1,1,0,0,0,0,1,0,0,0,1,1,1,0,0,1,0,0,1,0,0,1,0,1,1,1,1,1,1,1,1,1,0,0,0,0,0,1,1,0,1,0,1,1,1,0,0,0,1,0,1,0,1,0,1,0,1,1,1,1,0,0,1,0,1,1,0,1,1,1,0,0,1,0,1,1,0,0,1,1,0,1,1,1,1,1,0,1,1,0,0,1,0,0,0,0,1,1,1,0,1,0,1,0,1,0,1,0,1,0,0,0,0,1,0,1,1,0,0,1,1,1,1,0,0,0,0,0,1,1,1,1,0,0,0,1,1,0,1,0,1,1,0,0,0,1,1,0,0,1,1,0,1,1,0,0,0,1,1,1,0,1,1,0,0,1,0,1,1,0,0,1,0,1,0,0,0,1,0,0,0,1,1,0,0,0,0,0,0,0,0,0,1,0,1,1,1,1,0,0,0,0,0,0,0,0,1,1,0,1,0,1,1,1,0,1,1,0,1,1,1,0,1,0,0,0,1,0,1,1,0,1,1,1,0,0,0,1,0,1,0,0,0,1,1,1,1,1,0,1,1,0,0,1,0,0,1,0,1,1,0,0,1,0,1,0,1,0,1,1,1,0,1,1,1,1,1,0,0,1,1,1,0,1,0,1,1,1,0,0,1,0,1,0,0,1,0,0,1,0,0,1,0,1,0,0,0,0,0,1,1,1,1,1,1,0,1,1,0,1,0,1,0,0,0,0,0,0,0,1,0,0,0,0,0,1,0,1,0,0,1,1,1,0,0,1,1,0,1,1,1,0,0,0,1,0,1,1,1,0,1,0,0,0,0,0,1,0,0,0,0,0,1,0,1,1,1,1,0,1,1,0,0,1,0,1,0,0,0,1,1,0,1,0,1,0,0,0,1,1,0,0,1,0,0,0,1,0,1,0,0,0,0,1,1,1,1,0,0,1,0,0,0,0,1,0,0,0,0,1,1,1,0,1,0,1,1,0,1,1,0,0,0,1,1,1,0,0,0,1,0,1,1,1,1,1,1,1,0,1,1,0,0,1,1,0,0,1,0,0,1,1,1,0,1,0,1,0,1,1,0,0,1,1,1,0,0,1,0,1,1,0,0,0,0,0,1,1,1,1,1,1,0,1,1,0,1,1,0,1,1,0,0,0,0,0,1,0,0,0,1,1,1,1,1,0,0,0,1,0,0,0,0,0,0,1,1,1,1,0,0,0,1,0,1,1,1,1,1,1,1,1,1,0,0,0,1,0,1,0,1,1,0,1,1,0,0,1,1,0,1,1,1,1,0,1,1,1,1,0,0,0,0,0,1,0,1,0,1,0,1,1,0,0,0,0,1,0,0,1,1,0,0,0,1,0,0,1,1,0,0,0,1,0,1,1,0,0,0,0,0,0,0,0,0,0,1,0,0,1,1,0,0,1,1,1,0,1,0,0,0,0,1,1,0,0,0,0,0,1,0,0,1,1,1,1,1,1,0,1,1,0,1,1,0,1,1,1,1,0,0,1,0,0,0,0,0,1,1,1,0,1,1,1,1,0,1,0,0,1,0,0,1,0,0,1,0,0,1,1,0,0,0,0,1,1,0,0,1,0,0,0,0,1,0,0,1,1,0,0,0,1,0,0,0,1,0,0,0,1,1,1,0,0,0,1,1,1,0,1,1,1,0,0,0,0,1,1,0,1,0,1,0,0,0,1,1,1,0,0,0,1,0,0,1,0,1,1,1,1,0,1,1,0,0,1,0,0,0,1,1,1,0,0,0,0,0,1,0,1,1,0,0,0,1,0,0,0,1,1,0,1,0,1,0,1,1,0,0,1,0,0,1,0,1,0,0,1,1,0,0,1,1,1,0,1,1,1,1,1,0,0,1,1,0,1,0,1,0,1,0,0,1,0,0,1,0,1,0,1,1,1,0,0,1,1,0,0,1,1,0,0,1,0,0,1,0,1,1,0,1,1,0,1,1,0,0,0,0,0,1,1,1,0,1,0,0,0,1,1,0,1,0,0,0,0,0,0,1,1,1,1,0,1,0,0,1,1,1,1,1,0,0,0,0,1,1,0,1,0,0,1,0,0,0,1,0,0,1,1,1,0,1,1,1,0,1,0,1,0,1,0,0,1,0,0,1,1,0,1,1,0,0,0,0,1,0,1,1,1,1,0,1,0,1,1,1,1,0,1,0,0,1,0,1,1,1,1,1,0,0,1,0,0,0,0,0,1,1,1,0,1,1,1,0,0,1,0,1,0,1,0,0,0,0,0,0,0,1,1,0,0,1,1,1,1,1,0,0,0,0,0,1,0,0,0,0,1,1,0,1,0,0,1,1,1,1,1,1,0,0,1,0,0,0,1,0,1,1,1,0,0,1,1,1,1,0,1,1,0,1,0,0,1,0,1,1,0,1,0,1,1,0,1,1,1,1,1,0,1,1,0,0,1,0,1,0,0,0,0,0,1,1,0,1,0,1,0,0,1,1,0,1,1,0,0,1,1,1,1,1,0,1,0,1,1,0,1,0,0,0,0,0,0,1,0,0,0,1,1,1,0,0,1,0,0,1,1,1,0,1,1,1,1,1,0,0,1,1,0,1,0,1,0,0,1,0,0,0,0,0,0,1,0,0,1,1,1,1,1,0,1,0,1,0,0,0,0,0,1,0,0,1,0,0,1,0,1,0,1,1,1,1,0,0,0,1,1,1,0,1,1,1,1,0,0,1,0,1,0,0,1,0,0,1,0,1,0,0,1,1,1,0,1,1,1,1,1,1,1,1,0,0,0,0,1,0,1,0,1,1,1,0,1,0,1,1,0,0,1,0,1,1,0,0,1,1,1,0,0,0,0,0,0,0,0,1,0,1,1,0,1,0,1,0,0,1,1,1,0,1,1,1,1,1,0,1,1,0,1,1,0,0,1,0,0,1,0,1,1,1,1,1,0,0,0,1,0,1,1,0,1,1,1,0,1,1,0,0,1,1,0,1,0,0,1,0,0,0,1,0,1,1,1,1,1,0,0,0,0,0,0,1,1,0,0,0,1,1,1,1,1,1,1,1,0,0,1,1,1,1,0,1,0,0,1,0,1,0,0,0,0,0,1,0,1,1,0,0,1,1,0,1,0,1,0,0,0,0,1,0,0,0,0,1,0,1,1,1,0,1,0,0,1,1,1,1,0,1,1,0,1,1,1,0,0,1,0,0,1,1,0,1,0,1,1,0,1,1,1,0,1,1,1,1,0,1,1,1,1,1,0,0,1,0,1,0,0,0,1,1,1,1,0,1,0,0,1,1,0,0,1,1,1,1,0,0,0,0,1,1,1,1,1,0,0,1,0,0,0,1,0,1,0,0,1,1,0,0,1,0,0,1,1,1,1,1,0,0,0,1,1,1,0,0,1,0,1,1,1,0,1,0,1,1,0,0,0,1,1,0,1,1,1,0,1,1,1,1,1,1,1,1,0,1,0,0,0,1,0,1,1,0,1,0,1,1,1,0,0,0,0,1,0,0,1,1,1,1,0,1,1,1,0,0,0,1,0,0,1,0,1,1,1,1,1,1,0,1,0,1,0,1,0,1,0,0,0,1,0,0,0,0,0,1,1,0,0,1,1,1,1,1,1,1,0,1,1,1,0,0,1,0,0,1,0,0,1,1,1,1,0,1,1,1,0,1,0,0,1,0,0,0,1,0,0,0,0,0,1,1,0,0,1,0,1,1,1,1,1,1,0,1,1,1,0,1,1,0,0,0,1,0,1,0,1,1,0,0,1,1,1,0,1,1,0,1,0,0,1,0,0,0,1,1,1,0,1,0,0,1,1,0,0,0,0,0,0,1,1,1,0,1,0,1,0,1,0,0,1,0,0,1,0,0,0,1,0,1,0,1,1,0,0,1,1,1,0,1,1,1,0,0,1,0,0,1,1,1,0,0,0,1,0,1,1,1,1,0,0,1,0,1,0,0,1,0,1,0,1,0,1,0,1,0,1,0,1,1,1,0,0,0,0,0,1,0,1,0,1,0,0,0,0,1,0,1,1,1,1,1,0,1,0,1,1,1,0,0,1,0,0,0,1,0,0,0,1,1,0,0,1,1,1,1,1,1,0,0,1,1,1,1,0,1,0,1,1,1,1,1,1,1,0,0,0,1,0,0,1,1,0,1,1,0,1,1,1,1,0,0,0,1,0,0,1,0,1,1,0,1,1,1,0,0,0,0,0,0,1,0,0,1,0,0,1,0,0,0,1,0,1,0,1,1,1,1,0,0,0,0,1,1,0,1,0,0,0,0,0,1,1,0,1,1,0,1,0,1,1,1,1,0,0,1,0,1,0,1,1,0,0,1,0,0,0,1,0,1,0,0,0,0,0,0,0,0,1,0,0,1,0,1,0,0,0,1,0,1,1,1,1,0,1,0,1,0,1,1,1,1,1,1,1,0,0,1,1,1,1,0,1,0,1,0,1,0,0,1,1,1,1,0,0,0,1,1,0,1,1,1,0,1,1,0,0,0,1,1,0,0,1,0,1,1,1,1,1,0,1,0,0,1,0,1,0,0,0,0,0,1,1,1,1,1,0,0,1,1,1,0,0,0,0,1,0,1,1,0,1,1,1,1,1,1,1,1,0,0,1,0,0,0,1,0,1,1,0,0,1,1,0,1,0,0,0,0,1,1,0,0,0,1,1,0,1,1,0,1,0,1,1,1,1,1,0,0,0,1,0,0,1,0,0,1,0,1,1,1,0,0,0,1,1,0,1,0,1,1,0,0,0,1,0,0,0,0,0,1,0,1,1,1,1,0,0,0,0,1,1,1,0,1,0,1,1,1,1,1,0,1,1,1,0,0,0,0,1,1,0,1,0,0,1,1,1,1,1,1,1,0,1,0,1,0,0,0,0,0,0,1,0,1,1,0,1,0,0,1,0,0,1,0,1,1,0,0,0,1,1,1,0,0,1,0,0,0,1,1,0,1,1,0,0,0,0,1,1,0,0,0,1,1,0,0,0,1,1,1,1,1,0,1,1,1,1,0,1,0,1,1,1,0,0,1,1,0,0,1,1,1,1,1,1,0,1,1,0,1,1,1,0,1,1,1,1,0,0,1,0,1,1,1,1,0,0,1,1,0,1,1,1,1,1,1,1,1,0,1,1,1,1,1,1,0,1,0,0,1,0,1,1,0,0,0,1,0,0,0,0,1,1,0,1,0,0,1,0,1,1,1,0,1,0,0,0,0,1,1,0,0,0,0,0,0,1,0,1,1,1,0,0,1,0,0,0,1,0,0,1,0,0,0,1,1,0,0,0,0,0,1,0,0,1,1,1,1,0,1,0,0,1,0,1,0,0,1,0,0,0,0,1,0,1,0,1,0,1,0,1,0,1,1,1,0,1,0,1,1,0,1,0,0,0,0,0,0,0,1,1,0,0,0,1,0,0,1,1,0,0,1,1,1,1,0,1,1,1,1,0,1,1,1,1,1,0,0,1,0,0,0,0,1,1,0,1,0,0,0,1,1,1,0,1,1,0,0,1,1,0,1,1,0,0,0,1,1,0,0,1,0,0,1,0,1,1,0,1,1,0,1,0,0,0,0,1,0,0,1,1,0,0,0,1,0,1,0,1,1,1,0,1,0,1,0,1,0,1,0,1,0,0,0,1,1,0,1,1,1,0,1,1,0,0,0,0,1,0,0,1,0,0,1,0,0,0,0,1,1,1,1,0,1,1,0,1,0,0,0,0,0,1,0,1,1,1,0,0,0,1,1,1,0,1,1,0,1,1,1,0,1,1,0,1,1,1,0,0,1,0,0,0,1,0,1,0,0,0,1,1,0,1,0,0,0,0,0,1,0,1,0,1,1,0,1,1,0,0,1,0,0,0,0,1,1,0,1,0,0,0,0,0,1,0,1,0,0,1,1,0,0,0,0,1,1,0,0,1,0,0,1,1,0,0,1,1,1,0,0,1,0,0,1,0,0,0,0,0,0,0,1,0,1,0,0,0,1,1,0,1,0,0,0,1,0,1,1,0,0,1,0,1,0,1,1,1,1,0,0,1,0,0,0,0,1,1,1,1,1,1,0,0,1,1,1,0,0,0,0,1,0,1,0,0,1,1,1,0,0,0,1,0,1,1,0,0,1,1,0,1,0,1,1,0,0,0,1,1,1,0,1,0,1,1,1,0,1,1,0,1,0,1,0,0,0,0,1,0,1,0,0,0,1,0,1,0,1,1,0,0,1,0,0,0,0,0,1,0,1,0,0,0,1,1,1,0,1,1,1,0,0,0,1,0,0,1,0,0,1,1,0,0,0,0,0,0,1,0,0,0,1,0,0,0,1,1,1,0,0,1,1,1,1,1,0,1,1,0,1,0,0,1,1,0,0,0,1,1,1,0,0,1,0,0,0,0,1,1,1,0,0,0,1,1,1,0,0,1,1,1,1,1,1,1,0,1,0,0,0,0,0,1,0,1,0,0,1,0,0,0,0,0,1,0,1,0,0,0,1,1,1,1,0,1,1,0,0,0,0,1,1,1,1,0,0,1,0,0,1,1,1,0,0,1,1,0,0,0,0,0,0,1,1,0,0,1,1,1,0,0,0,1,1,0,0,0,0,0,0,0,0,0,1,1,0,1,1,0,1,0,0,0,1,0,1,1,1,0,0,1,0,0,1,1,0,1,0,0,1,1,1,0,1,1,0,0,1,0,0,1,1,0,1,0,0,1,0,0,1,1,1,1,1,0,0,1,1,0,0,1,0,0,0,0,0,1,0,0,1,1,1,1,0,0,0,1,0,1,0,1,0,0,1,1,1,1,0,0,1,0,1,1,1,0,0,1,0,1,0,0,1,1,0,0,1,0,0,1,0,1,1,0,1,0,1,1,0,0,1,0,1,0,1,0,0,0,1,1,0,1,0,1,1,0,1,0,0,0,0,0,1,1,0,1,0,1,1,0,1,0,1,1,0,1,0,0,1,1,0,1,0,1,1,0,0,0,0,1,1,0,1,0,0,1,1,0,1,1,1,1,1,0,1,0,0,0,1,0,0,0,1,1,0,0,1,1,1,0,0,1,1,0,1,1,0,0,0,0,0,0,0,0,1,0,1,1,1,1,1,0,0,1,0,1,0,0,1,1,1,0,0,0,0,1,0,1,0,0,0,0,0,0,1,1,1,1,0,1,1,1,0,1,0,0,0,1,1,1,0,1,0,1,0,1,0,1,1,0,0,1,0,1,0,1,1,1,0,1,1,1,1,0,0,1,1,1,0,0,0,0,1,1,1,1,1,0,0,0,1,0,1,1,1,0,0,0,1,0,1,0,0,1,1,0,0,0,0,0,1,0,1,0,0,0,0,1,1,0,1,1,1,1,1,1,1,1,0,0,0,0,0,1,0,0,1,0,1,1,1,0,1,0,0,0,0,1,0,0,0,0,1,0,1,0,0,1,0,1,1,1,1,0,1,1,1,0,0,1,1,0,1,1,1,1,1,1,0,1,1,1,0,1,1,1,0,1,1,1,1,0,0,0,0,0,0,0,0,0,1,0,1,1,0,0,1,0,0,1,1,1,0,0,0,0,1,1,1,0,1,1,0,0,0,0,1,1,0,0,1,1,0,0,0,0,1,1,1,0,1,0,0,1,0,1,0,0,0,1,0,0,0,0,0,1,1,0,0,1,0,1,0,0,1,0,0,1,0,0,1,0,0,0,0,1,0,0,0,1,0,1,0,1,0,0,0,1,0,0,1,0,0,1,1,0,0,0,1,1,1,1,1,1,0,1,0,0,1,1,0,1,1,1,0,1,1,0,0,0,0,1,1,1,1,0,1,0,0,1,0,0,1,1,1,1,1,1,0,0,0,0,0,0,1,1,0,1,0,1,0,0,0,1,1,1,0,0,1,1,0,0,0,0,1,1,0,1,0,1,1,0,0,0,0,0,1,0,0,0,0,0,1,0,0,1,1,1,0,1,0,1,0,0,1,0,0,0,0,0,0,0,1,1,1,0,0,1,0,0,0,0,1,0,0,0,0,1,1,0,1,1,1,0,1,0,0,1,0,0,0,1,1,1,0,0,0,1,1,1,0,1,0,0,1,0,1,1,0,1,0,0,0,0,1,1,1,1,1,1,0,1,1,1,0,0,0,1,0,1,1,1,0,1,1,1,0,1,0,0,1,1,0,1,1,1,0,1,1,1,0,0,1,1,0,0,1,1,0,0,0,0,0,0,1,1,0,1,1,0,1,1,1,0,0,1,0,1,0,0,0,1,1,1,1,1,0,0,1,1,1,0,1,0,0,1,0,0,0,1,0,1,1,0,1,1,0,0,0,1,1,1,0,0,0,0,0,0,0,1,0,0,1,1,0,1,0,0,1,1,0,1,1,0,1,1,1,0,1,1,0,0,1,0,0,1,0,0,1,0,1,0,0,0,0,0,1,1,0,1,0,1,0,0,1,0,1,0,1,0,0,1,0,1,0,1,1,1,1,1,1,1,1,1,1,0,1,0,0,0,1,0,1,1,1,1,1,0,1,0,0,0,0,0,1,1,1,0,1,1,1,1,0,1,1,1,0,0,0,1,0,1,1,0,1,0,0,0,1,1,0,1,1,0,1,0,1,0,1,0,1,0,0,1,0,0,1,0,1,0,0,0,0,1,1,1,1,1,1,1,0,0,1,1,1,0,0,1,1,0,0,0,1,0,0,0,1,0,1,0,1,1,0,1,1,1,1,0,0,1,0,1,0,1,0,0,0,0,0,1,0,0,1,0,1,0,0,1,1,1,1,0,0,0,0,1,1,1,1,0,0,0,1,0,1,1,1,1,1,1,1,0,0,1,1,0,1,1,0,1,1,1,1,0,0,1,0,0,1,1,0,1,1,0,1,0,0,0,1,1,1,1,0,0,0,1,1,0,1,1,0,0,0,0,0,0,1,1,0,1,1,0,1,1,1,0,1,0,1,0,1,0,0,0,1,0,0,0,0,1,0,0,1,0,1,0,0,0,1,1,1,0,1,1,1,0,0,0,1,0,1,0,0,1,1,0,1,0,0,1,0,1,0,1,0,0,1,1,0,0,1,0,1,0,1,0,0,0,0,1,1,1,0,1,1,1,1,1,0,0,0,1,0,1,1,1,1,0,0,0,1,0,0,0,1,0,1,1,1,1,0,1,1,0,0,1,0,0,0,0,1,0,0,1,1,0,1,1,1,1,0,0,0,0,1,0,0,1,1,0,0,0,1,0,1,0,1,0,1,1,0,0,0,0,1,0,1,0,1,0,0,1,0,0,0,1,0,1,1,1,0,0,1,1,1,1,0,1,0,1,0,0,0,1,0,0,0,1,0,0,1,0,1,0,0,1,1,0,0,0,1,1,0,0,0,0,0,0,0,1,0,1,0,0,1,1,1,1,1,0,1,0,0,0,0,0,0,1,0,0,1,1,0,1,0,1,0,0,1,1,0,1,0,1,1,0,0,1,1,0,1,0,1,1,0,0,0,1,0,0,0,0,1,0,1,1,0,0,1,0,1,1,0,0,1,1,0,0,0,1,0,1,0,1,0,0,1,1,1,0,1,0,1,0,0,1,1,1,0,1,1,0,1,1,1,1,0,1,0,0,1,1,0,1,0,1,1,1,0,0,1,1,1,0,1,0,1,0,0,0,1,1,0,0,1,0,0,1,0,0,1,0,1,1,0,0,1,0,0,1,1,0,0,1,0,0,1,1,0,1,1,1,1,1,1,1,0,1,1,0,0,0,0,1,1,0,1,0,1,0,1,0,0,0,1,1,1,1,1,0,1,1,0,0,0,1,1,0,1,1,0,0,1,0,1,0,1,0,0,1,1,0,1,1,1,1,0,1,0,1,0,1,0,1,0,1,0,1,1,0,0,1,1,0,0,0,0,0,0,0,1,0,0,0,0,1,0,1,0,0,1,1,1,0,0,0,0,0,0,0,0,1,1,1,0,1,1,1,0,0,0,1,0,1,0,1,0,1,0,0,1,1,0,1,0,1,1,0,1,1,0,1,0,0,0,0,0,0,0,1,1,0,1,1,0,0,0,0,0,1,0,0,1,1,0,0,0,1,0,0,1,1,1,0,0,0,1,0,0,1,1,1,0,1,1,0,1,1,1,0,1,0,0,0,1,0,1,0,1,0,1,1,0,0,0,1,0,0,1,1,0,0,1,0,1,1,1,0,1,1,0,0,0,0,0,0,0,0,1,1,1,0,1,1,0,1,1,0,1,0,0,0,1,1,1,0,0,1,0,0,0,0,1,1,0,1,1,0,1,1,0,0,0,0,0,0,0,1,0,1,1,0,1,0,0,1,0,1,0,1,1,0,0,1,0,0,0,1,0,1,0,0,0,1,1,0,1,1,0,0,1,0,0,0,1,1,1,0,0,0,0,0,0,1,1,1,0,1,0,1,1,1,0,1,1,0,1,0,0,0,1,0,0,1,0,0,0,0,1,1,1,0,0,1,1,1,1,1,1,0,0,1,0,0,1,0,1,1,0,0,0,1,1,1,0,0,1,1,0,1,0,0,0,1,0,1,1,0,0,0,0,0,0,1,0,0,0,0,0,1,1,1,0,1,0,1,1,0,0,1,1,0,0,0,0,0,0,0,1,1,1,1,0,0,1,1,0,0,0,1,0,0,1,0,0,1,1,0,1,1,1,1,0,0,0,1,1,1,0,0,0,1,0,1,0,0,0,1,0,0,0,1,1,1,0,1,1,1,1,0,0,0,1,1,1,0,1,1,0,1,1,0,1,1,1,1,0,1,0,1,0,0,0,0,0,1,0,0,1,1,0,1,0,0,1,0,0,0,1,1,0,1,1,1,1,1,1,0,1,1,1,0,0,1,0,0,1,1,0,1,0,1,0,1,0,0,0,1,1,0,0,0,1,1,0,0,1,0,1,1,1,0,0,1,0,0,0,1,0,0,0,0,1,0,1,1,1,0,1,1,1,0,0,1,0,1,0,0,0,0,1,1,1,1,0,0,1,1,1,0,1,1,1,1,0,1,1,1,0,1,0,1,1,1,1,1,0,1,0,0,1,1,0,0,1,0,0,0,0,1,1,1,1,0,0,1,1,1,1,1,1,0,1,1,1,1,1,1,0,1,0,1,0,0,1,1,1,0,1,1,0,0,1,1,0,0,0,0,1,1,1,0,1,1,1,0,0,0,1,0,0,1,0,0,0,0,0,0,1,1,0,0,0,1,0,0,1,1,0,1,0,1,0,1,0,1,1,0,1,1,0,1,0,1,1,1,0,0,1,1,0,1,0,1,0,1,0,0,1,0,1,1,1,0,1,1,0,1,1,0,1,1,0,0,0,0,1,1,1,1,1,1,0,0,0,1,1,1,1,0,1,0,1,0,0,1,1,0,0,0,0,1,1,1,1,1,1,1,0,0,1,0,0,0,1,1,1,1,1,1,1,1,1,1,0,1,1,0,1,0,1,1,1,1,0,1,1,0,1,0,1,1,0,1,0,0,1,1,0,0,0,0,0,1,0,0,0,0,1,1,0,0,0,0,1,1,1,1,1,0,0,1,1,1,0,0,0,0,1,0,1,1,1,1,1,0,1,1,0,0,0,0,0,1,1,0,0,1,0,1,1,0,0,1,1,1,0,0,1,1,0,1,1,1,1,0,0,0,0,0,0,0,1,0,0,1,1,1,1,0,0,0,1,0,0,1,1,1,1,1,1,1,0,0,1,1,1,0,1,0,1,0,1,1,1,1,1,1,0,0,0,0,0,1,1,1,0,1,1,0,1,0,1,1,1,1,1,1,0,0,1,0,0,1,1,1,1,1,1,0,0,1,0,1,0,0,0,0,1,1,0,1,0,1,0,1,0,1,1,0,1,0,1,1,0,1,0,1,1,1,0,0,0,0,1,1,1,0,0,1,1,1,1,1,1,0,0,1,1,1,0,1,0,1,0,0,0,1,0,0,1,1,1,0,0,0,1,0,1,1,0,0,0,1,0,1,0,1,1,1,0,0,1,1,0,0,0,0,0,0,1,0,1,0,0,0,1,1,1,0,0,1,0,0,0,1,1,1,0,1,1,0,1,0,1,0,1,0,0,1,0,1,1,1,0,1,1,0,1,0,1,0,1,1,0,1,1,0,1,0,0,1,1,0,0,1,0,1,0,1,1,1,1,0,1,0,0,0,0,1,0,1,0,0,0,1,1,0,1,0,1,0,0,0,1,1,1,0,1,0,1,1,0,1,1,0,1,1,0,0,1,0,0,1,1,0,0,0,0,1,1,0,1,1,0,0,1,0,1,0,0,1,1,0,0,0,0,1,1,0,0,1,0,0,0,1,0,0,0,0,1,0,1,1,1,1,1,1,0,0,0,0,0,1,1,1,1,1,0,1,0,1,0,1,1,1,1,0,0,1,0,1,1,0,1,1,1,1,0,1,0,1,0,0,1,0,1,0,0,1,0,1,0,1,1,0,0,0,0,0,0,0,0,0,1,1,1,0,1,1,0,1,1,1,0,1,1,0,1,1,0,1,1,1,1,1,0,0,0,1,1,1,1,0,0,1,1,1,1,0,0,1,1,0,1,1,0,0,0,1,0,0,1,1,1,1,1,0,0,1,1,0,1,0,1,1,0,0,0,1,0,1,1,0,1,0,0,0,1,0,1,1,0,0,1,1,1,0,0,1,0,1,0,1,0,1,1,0,0,0,1,0,0,1,1,1,1,0,1,1,1,1,0,0,0,1,0,1,0,1,1,0,0,1,0,1,1,0,1,0,0,0,0,1,0,0,1,1,0,0,0,0,0,1,1,1,0,0,0,1,0,1,0,0,0,1,0,0,1,0,0,0,0,1,0,1,1,0,1,1,1,1,0,0,0,1,0,1,1,1,0,1,1,1,0,0,1,0,0,0,1,1,1,1,1,1,0,0,1,1,1,1,0,1,1,1,0,0,0,1,1,0,0,1,0,1,1,1,1,1,1,1,0,1,1,1,0,1,1,1,1,1,0,0,0,0,1,1,0,0,1,0,0,1,0,0,0,1,0,0,1,0,1,0,0,0,0,1,0,0,1,1,0,0,0,1,1,1,1,1,1,1,1,0,0,0,0,0,0,0,0,1,1,1,1,0,0,0,1,1,1,1,0,0,1,0,1,1,1,1,0,1,0,0,1,1,1,1,1,0,0,1,0,0,0,1,0,0,1,1,1,0,0,1,1,0,0,0,0,0,0,1,0,0,0,0,1,0,0,1,1,1,0,0,1,0,1,1,0,1,1,0,0,1,0,0,1,1,0,0,1,0,0,1,1,1,0,1,1,0,1,1,1,1,1,1,0,0,1,1,0,1,0,1,0,0,1,1,1,1,1,1,1,0,1,0,0,0,1,1,0,0,1,0,1,0,0,1,0,1,1,0,1,1,0,1,1,0,1,1,1,0,0,0,0,1,1,0,0,1,0,1,1,0,0,0,1,1,0,1,0,0,1,1,0,0,0,0,1,0,0,0,0,1,1,0,0,0,1,0,0,1,0,1,0,0,0,1,0,1,1,1,1,0,1,0,1,0,1,0,1,1,1,1,0,1,0,0,0,0,0,0,1,1,1,1,1,1,1,0,0,0,0,1,0,1,0,0,1,1,0,0,1,1,1,1,1,1,0,1,1,1,0,0,0,0,1,0,1,0,0,1,0,1,1,0,1,1,0,1,0,0,1,0,1,0,1,1,0,0,1,1,0,1,0,1,1,0,0,1,1,1,0,1,1,0,1,0,1,1,0,0,0,0,0,0,0,0,1,1,1,0,1,0,0,0,0,0,0,1,1,1,1,1,0,0,1,1,1,1,0,1,0,0,1,1,0,0,1,1,1,1,0,0,0,1,0,1,1,0,1,1,1,1,0,1,1,0,1,0,1,0,1,0,0,1,0,0,1,1,1,1,0,1,1,0,1,0,0,0,1,0,0,1,0,1,1,1,1,0,0,0,1,0,1,0,0,0,0,0,1,0,0,0,1,1,1,1,0,1,1,0,0,0,1,1,1,1,0,1,1,0,1,0,1,0,1,0,0,0,0,0,0,0,1,1,0,1,1,1,0,1,0,0,1,0,1,1,0,1,0,0,1,0,0,1,1,0,1,0,0,1,0,0,1,0,0,1,1,1,1,1,0,0,0,1,1,1,1,1,0,0,1,0,1,0,1,0,0,0,1,1,0,1,0,0,0,1,1,1,1,0,1,0,0,0,1,0,0,0,0,1,0,0,0,0,0,1,0,0,1,0,0,0,1,1,0,0,0,0,0,1,1,0,0,1,1,1,0,1,1,1,0,1,0,0,1,0,1,1,0,0,0,1,1,0,1,1,0,1,0,1,0,1,0,1,1,0,0,0,0,0,1,1,1,0,1,0,1,1,0,0,1,1,0,1,0,0,1,1,1,0,0,1,1,1,0,0,1,0,1,0,1,0,1,1,1,0,0,1,0,1,0,1,1,1,1,0,0,1,1,0,1,0,1,1,1,1,1,1,0,0,1,1,1,0,0,1,1,0,0,0,0,1,1,0,1,1,1,0,1,0,1,0,1,1,1,1,1,0,1,0,0,1,0,1,0,1,0,1,0,0,0,0,0,1,0,1,0,0,1,1,0,1,0,1,1,1,0,1,0,1,0,1,0,0,1,1,1,0,1,1,0,0,0,1,0,0,0,0,0,0,1,1,1,0,1,0,1,1,0,0,0,0,1,1,0,1,0,0,0,1,0,1,1,1,0,0,1,0,1,1,0,0,1,0,1,1,0,1,1,1,0,1,1,1,0,1,0,1,0,0,0,1,0,1,1,1,0,0,1,0,0,1,0,1,1,1,0,0,0,1,1,0,1,0,1,1,0,0,1,1,1,1,1,0,0,0,1,0,1,0,1,1,0,1,0,1,0,0,1,0,0,1,1,1,1,0,0,1,1,1,1,0,0,0,0,1,1,1,1,1,0,0,0,0,0,0,0,1,0,1,1,0,0,1,1,1,1,0,0,1,0,0,0,0,1,0,0,1,0,0,0,0,0,1,1,1,0,1,1,1,1,0,1,0,0,0,0,1,0,0,1,0,0,1,0,0,1,1,1,0,0,1,0,1,1,0,1,1,0,1,0,1,1,1,1,1,1,0,1,1,1,1,1,1,0,0,1,0,0,1,1,0,1,0,1,1,1,0,0,1,1,1,0,0,0,1,1,0,0,0,0,0,0,1,0,0,0,1,1,0,0,1,1,0,0,1,0,0,0,1,1,0,0,1,0,1,1,1,1,1,1,1,0,1,1,1,0,0,1,0,1,1,1,0,0,1,0,1,1,0,0,0,0,1,0,1,1,1,0,0,0,0,0,0,0,0,0,1,0,1,1,1,1,1,1,1,1,1,0,0,1,0,0,1,1,1,1,1,1,0,1,0,0,1,1,0,1,0,0,0,1,0,1,0,1,0,1,1,0,0,1,1,1,0,0,0,1,0,0,0,0,0,1,0,0,0,0,1,1,1,0,1,1,1,1,1,1,0,1,0,0,0,1,1,1,0,1,0,0,0,0,0,1,0,1,1,1,0,0,0,1,1,1,0,1,1,1,0,0,0,1,1,0,0,1,1,1,0,1,0,0,1,1,0,0,1,1,0,1,0,0,1,0,0,1,0,0,0,1,1,0,1,1,0,1,1,0,0,1,1,1,1,0,0,1,1,1,0,0,0,1,1,0,0,0,0,1,1,1,0,0,0,1,0,0,1,1,1,0,1,0,0,1,0,0,1,0,0,1,0,1,0,1,1,0,1,1,1,0,0,1,0,1,1,1,1,1,0,1,1,0,0,0,1,0,1,0,1,0,0,0,0,0,1,0,0,0,0,0,0,0,1,0,0,1,1,1,1,0,1,0,0,0,1,1,0,1,0,1,0,1,1,1,0,0,1,0,1,1,1,0,0,1,0,0,1,0,1,0,0,0,0,1,0,1,0,1,1,0,0,1,1,0,0,1,1,0,0,0,1,0,1,1,1,1,1,1,0,0,1,0,1,1,0,0,0,1,1,1,1,1,1,0,0,1,1,0,1,0,1,0,0,1,0,0,1,0,1,1,1,0,0,0,1,0,1,0,0,0,1,1,0,1,1,0,1,1,1,0,1,0,1,1,0,0,1,1,0,1,0,1,1,0,1,0,0,0,0,0,1,1,0,1,1,1,0,0,1,0,1,1,0,1,1,0,1,1,1,1,1,0,1,0,1,0,0,1,0,1,0,0,1,1,1,0,0,1,1,1,0,0,0,1,1,1,1,1,0,0,0,1,1,1,0,0,0,1,1,0,1,0,1,1,1,0,0,0,0,1,0,1,0,1,1,1,0,0,0,1,1,1,0,1,0,1,0,0,0,0,1,0,1,0,1,0,1,1,0,0,0,1,1,1,1,1,0,1,0,0,1,0,1,1,1,0,0,0,1,1,1,0,1,1,0,1,1,0,0,0,1,1,1,0,0,1,1,1,0,0,1,1,0,1,0,1,1,0,0,0,1,0,1,1,0,1,1,1,1,0,0,0,0,0,1,0,1,1,0,0,0,1,1,1,0,1,0,1,1,1,1,1,0,1,1,1,1,1,0,1,0,0,0,1,0,0,1,1,0,0,1,1,0,0,1,1,0,1,1,0,1,1,0,1,0,0,0,0,0,0,0,0,0,0,0,0,0,0,0,0,0,1,0,1,0,0,1,1,1,0,0,1,0,0,1,0,0,1,1,1,1,0,0,1,1,1,1,1,0,1,1,1,0,1,1,1,1,1,0,1,0,0,0,1,0,1,1,1,1,0,1,0,0,0,0,1,1,0,1,1,1,1,0,1,1,1,1,1,1,1,0,0,0,0,1,0,0,1,0,0,1,1,1,1,1,1,0,1,0,1,0,1,0,0,0,0,0,0,1,0,0,1,1,0,0,0,1,1,1,1,1,1,1,0,1,1,0,0,0,1,0,0,0,0,0,1,1,1,1,1,1,0,1,0,1,0,0,1,0,0,1,0,1,1,1,1,0,1,0,1,0,1,0,0,0,0,1,0,0,1,0,1,0,0,1,1,0,1,0,1,0,1,0,0,0,0,1,1,0,1,1,1,0,1,1,0,0,1,1,1,0,0,0,1,1,1,0,1,0,0,0,1,0,0,1,0,0,1,0,0,1,0,0,1,0,1,1,0,0,0,1,1,1,0,0,1,1,0,1,1,0,0,1,1,0,1,1,1,0,0,0,1,1,0,1,0,0,1,1,0,0,1,1,1,1,1,1,0,0,1,1,1,1,0,1,1,1,0,1,0,1,1,0,0,1,0,1,0,1,0,0,1,1,1,0,0,1,0,1,1,1,0,1,1,1,0,0,0,0,0,1,1,1,1,1,0,1,1,1,0,1,0,1,1,1,0,1,0,0,0,0,0,0,1,0,0,0,1,1,1,0,1,0,0,0,1,1,0,1,0,1,1,1,1,1,1,1,0,0,1,1,1,1,0,0,1,0,1,1,0,0,0,1,0,0,1,1,0,0,0,0,0,1,0,1,0,0,1,0,0,0,1,1,1,1,0,1,1,0,1,1,0,0,0,0,1,1,0,1,1,1,0,0,1,1,0,1,0,1,0,0,1,0,0,1,0,0,1,1,0,1,1,1,0,0,1,0,0,0,0,0,0,1,0,0,0,0,1,0,1,0,1,1,0,1,0,1,0,1,1,1,0,0,1,0,1,0,0,0,0,1,1,1,0,1,1,0,0,1,0,1,0,1,1,1,0,1,0,1,0,1,0,0,1,0,1,0,1,1,0,0,0,1,1,0,0,0,1,0,1,1,1,0,0,0,1,1,1,1,1,1,0,0,1,1,0,1,1,1,0,1,0,0,1,1,1,0,1,1,1,1,1,0,1,1,1,0,0,1,0,0,0,1,0,0,1,0,0,1,1,0,0,0,1,1,0,0,1,0,1,1,1,1,0,1,1,1,1,0,1,0,0,0,0,1,0,0,0,0,0,1,1,0,0,1,0,1,0,0,1,0,0,0,0,0,1,0,0,0,1,1,1,0,0,1,0,0,0,0,1,1,1,0,1,1,1,1,1,1,1,1,0,1,0,0,1,1,1,1,0,0,1,1,1,1,0,0,0,0,0,1,1,0,0,1,0,0,1,0,0,0,1,0,1,1,0,1,0,0,0,0,1,1,0,1,1,1,1,1,1,1,0,0,1,0,1,1,0,0,1,0,1,0,0,0,0,1,0,1,0,1,1,1,1,0,1,0,1,0,0,0,1,0,1,0,1,0,0,0,1,0,1,1,1,1,0,0,0,1,1,1,0,0,0,1,0,1,1,1,0,0,1,0,1,0,0,0,0,0,1,1,1,0,0,0,0,0,1,0,1,0,0,0,0,0,0,0,1,1,0,1,1,1,0,1,1,1,0,1,1,0,0,1,0,0,1,1,0,1,0,1,1,0,0,1,1,0,1,0,0,1,0,0,0,0,0,0,1,0,0,0,1,0,0,0,0,0,0,1,1,1,0,1,0,0,0,1,1,0,1,1,1,0,1,0,1,1,1,0,0,0,1,0,0,1,1,0,1,1,0,0,1,1,0,1,0,1,0,1,1,0,0,1,1,1,1,0,1,1,0,1,0,1,1,1,0,0,1,1,0,1,0,1,1,1,0,1,1,0,0,0,1,0,1,0,0,1,1,0,1,1,0,1,1,0,1,0,0,0,0,1,0,0,0,1,1,1,0,0,1,1,1,0,1,1,1,1,1,0,1,0,0,0,0,1,1,1,0,0,1,1,1,0,1,1,0,1,0,0,0,1,1,1,0,1,1,1,0,0,0,1,1,0,0,1,1,0,0,0,1,1,0,0,0,1,1,0,0,1,1,0,1,0,1,1,0,0,1,0,1,0,0,0,0,1,0,0,1,1,0,1,1,1,0,0,0,1,1,0,0,1,0,0,1,0,0,1,1,1,0,0,0,1,1,0,0,1,1,0,1,0,0,0,0,0,1,0,1,1,1,0,0,0,1,1,1,1,1,1,1,1,1,1,0,1,1,1,0,0,0,0,0,0,1,1,1,1,0,1,1,0,1,1,1,0,0,1,0,0,0,0,1,0,1,1,0,0,1,0,1,1,1,1,1,0,1,1,1,1,0,0,1,0,0,1,1,0,1,1,0,1,0,1,1,1,0,1,1,1,1,0,1,1,1,0,1,0,0,0,0,1,1,1,0,1,0,0,0,0,0,0,0,1,1,0,0,1,0,0,1,0,1,1,1,1,1,0,1,0,0,0,1,0,0,0,0,0,0,1,0,1,0,1,1,1,1,0,0,1,1,0,0,0,1,0,0,1,1,1,0,1,1,1,1,1,1,1,1,0,0,1,1,1,0,0,0,1,1,0,1,1,0,0,0,1,1,1,0,0,1,1,0,0,1,1,0,0,0,0,0,1,0,0,0,1,0,0,1,0,1,1,1,0,1,1,0,0,1,1,1,1,1,1,1,1,1,1,1,0,1,1,0,1,1,0,1,1,0,1,0,0,0,1,0,0,1,1,0,0,1,0,1,1,0,1,1,1,0,0,1,0,0,0,0,1,0,1,1,1,1,0,0,1,0,1,0,1,0,0,0,1,1,0,0,1,0,1,0,0,0,1,1,0,0,1,0,1,1,1,1,1,1,1,0,1,0,1,1,1,0,0,1,1,0,0,1,0,0,0,0,0,1,0,1,0,0,0,0,0,0,1,0,0,1,1,1,1,1,1,1,1,0,1,1,0,1,0,1,0,1,1,0,1,1,1,0,0,1,0,1,0,0,1,0,0,0,1,1,1,0,1,1,0,0,0,0,0,1,0,0,0,0,0,0,1,0,0,0,1,0,1,0,0,1,1,1,0,0,0,0,1,0,0,0,1,0,0,1,1,0,0,1,1,0,0,1,1,1,1,0,1,1,0,0,0,0,0,1,1,1,1,0,1,1,1,0,1,0,1,1,1,0,1,0,1,1,0,1,1,1,0,0,1,1,0,1,1,1,1,0,0,1,0,0,1,0,1,0,0,1,0,0,0,1,0,1,0,1,0,1,1,0,1,0,0,1,1,1,1,1,0,0,0,1,0,0,1,1,1,0,0,0,1,0,0,1,0,1,0,1,1,0,0,1,1,0,1,0,1,1,1,1,0,1,0,0,1,0,1,1,1,1,0,0,0,0,1,0,0,0,0,0,1,1,0,1,1,0,0,1,1,0,0,1,0,0,1,0,0,0,1,1,1,1,1,0,0,1,0,0,0,0,1,0,1,1,0,1,0,0,1,1,1,0,0,1,1,1,1,0,0,0,1,1,0,0,1,1,0,1,1,1,0,0,1,1,1,0,0,1,0,1,1,1,0,0,0,1,1,1,1,1,1,1,0,1,0,1,0,1,0,1,0,0,0,0,0,0,0,0,0,1,0,1,1,1,1,1,0,1,1,0,1,0,0,0,1,1,1,1,0,1,1,1,0,0,0,1,0,0,1,0,1,1,1,0,0,0,1,1,0,1,1,0,1,1,0,0,1,1,0,0,1,0,0,0,0,1,1,1,0,1,0,1,1,1,1,1,1,1,1,1,1,1,1,0,1,1,0,0,1,1,0,0,0,1,1,1,1,1,1,0,1,1,0,1,1,1,1,0,0,1,0,0,0,1,1,1,0,1,1,1,0,0,0,1,1,1,1,0,0,1,1,0,0,1,1,0,0,0,1,0,0,0,1,1,0,1,1,0,1,1,0,1,1,1,1,1,1,1,0,1,0,0,1,1,0,0,0,0,0,0,0,0,0,0,0,1,1,0,0,1,0,1,1,0,1,1,1,1,0,0,0,0,1,0,1,0,1,1,0,1,0,0,1,1,1,1,1,1,0,0,0,0,0,0,1,1,1,1,1,0,0,1,1,1,1,1,0,0,0,0,1,1,1,1,0,0,1,0,1,0,0,1,0,0,1,0,0,0,1,0,1,1,1,1,1,0,1,0,0,0,1,0,1,0,1,0,1,1,0,1,1,0,0,1,1,0,1,0,0,0,0,0,0,1,1,0,0,0,0,1,1,1,1,0,0,1,1,1,1,1,0,1,0,0,0,0,0,0,1,0,1,0,0,0,0,1,1,1,0,0,1,1,0,1,0,0,0,1,1,0,1,0,1,0,0,0,1,1,1,1,1,0,0,0,0,0,0,1,1,1,0,1,0,0,1,0,0,0,1,1,1,0,0,1,0,0,1,1,1,0,0,1,1,1,1,1,1,0,0,0,1,0,1,0,0,1,1,1,0,1,0,0,1,1,1,0,1,0,1,0,1,0,0,0,0,1,1,0,0,0,0,0,1,0,0,0,0,0,1,1,1,0,1,0,1,0,1,1,1,1,1,1,0,1,1,0,0,0,0,0,0,0,1,1,0,1,1,1,1,1,0,1,0,0,1,1,1,1,0,0,1,1,0,1,1,0,0,1,1,0,0,1,1,0,0,0,0,1,1,1,0,0,1,0,1,0,1,0,1,1,0,1,0,0,0,0,0,0,0,0,0,0,1,1,1,1,0,1,1,0,0,0,0,1,1,0,1,0,1,1,1,0,0,1,0,1,1,1,1,1,0,1,1,0,0,0,0,1,1,0,1,0,0,0,1,0,0,1,0,1,1,1,0,0,0,0,1,1,0,0,0,1,1,1,1,1,0,0,1,0,0,1,0,0,0,0,0,0,1,1,1,0,0,0,1,1,1,1,1,1,1,0,0,1,0,1,1,1,0,1,0,1,0,1,0,0,1,1,0,1,1,1,1,1,0,0,0,1,1,1,1,0,0,1,1,0,1,1,0,1,1,1,0,0,1,1,0,0,0,1,0,1,1,0,0,0,0,1,0,1,1,0,1,0,1,0,1,1,0,1,0,0,1,0,0,0,0,1,1,1,0,0,1,1,1,1,0,0,1,1,0,1,1,0,1,1,0,0,1,0,1,0,0,0,1,1,0,1,1,0,0,0,1,1,0,1,1,1,1,1,0,1,1,1,0,1,1,1,1,1,1,0,1,1,1,0,1,1,0,0,0,1,0,1,1,0,1,1,1,1,0,1,1,1,1,1,0,0,1,0,1,1,1,1,1,0,0,1,0,0,1,0,1,1,1,0,0,0,0,0,0,0,0,1,1,0,0,0,0,0,1,1,1,1,1,0,1,0,1,1,1,0,0,0,0,1,1,1,1,1,0,1,0,1,1,0,1,0,0,1,1,1,1,0,1,1,1,0,0,0,0,0,0,0,1,1,1,1,0,0,0,1,1,0,0,1,0,1,0,0,1,1,1,1,1,0,0,1,0,0,0,1,1,1,1,1,0,1,1,1,1,0,0,0,0,0,1,0,1,1,0,0,1,0,0,0,0,0,0,0,0,1,0,0,0,1,0,0,1,1,0,0,1,0,0,1,1,1,0,0,0,1,1,1,1,0,1,1,0,1,1,0,0,1,0,1,0,1,1,1,0,0,0,1,0,0,1,0,1,0,1,1,0,1,1,0,1,0,0,0,0,1,1,1,1,1,0,1,1,0,0,0,0,0,0,1,1,1,0,0,1,1,0,0,1,1,0,1,0,1,0,1,0,0,0,1,0,0,1,1,0,0,1,1,0,1,0,1,0,0,1,1,0,1,1,1,1,0,0,0,0,1,1,1,0,1,1,0,0,1,1,1,0,1,1,0,0,1,1,1,1,0,0,1,1,1,1,1,0,1,0,1,0,0,0,1,1,1,0,0,0,0,1,0,0,1,0,0,1,1,0,0,0,1,0,0,0,0,0,1,1,1,0,1,1,1,0,0,1,1,1,0,0,1,0,1,1,1,0,0,0,1,1,1,0,1,1,1,0,0,0,0,1,0,1,1,0,0,1,0,0,0,1,1,1,1,1,1,1,0,1,1,1,1,0,0,1,1,1,1,0,1,0,1,0,1,1,1,1,0,1,1,1,1,0,1,0,0,0,1,0,0,1,1,1,1,1,1,0,0,0,1,0,1,0,1,1,0,1,1,0,0,1,0,1,0,1,0,1,0,0,1,0,1,1,0,0,0,1,1,1,1,0,1,1,0,0,0,1,0,0,0,1,0,1,1,1,1,0,1,1,0,0,0,1,1,1,1,1,1,0,0,1,0,1,1,0,1,0,1,0,1,1,0,0,0,0,1,1,1,0,1,0,1,0,1,0,1,0,1,0,1,0,1,1,1,1,1,1,0,1,0,0,1,0,0,0,1,1,1,0,1,1,1,0,1,0,1,1,1,0,1,0,0,1,1,0,0,0,1,0,0,0,1,0,0,0,1,0,1,1,1,0,1,0,0,0,1,1,1,1,0,1,0,0,1,0,1,1,0,0,0,1,1,0,0,0,1,0,1,1,0,1,1,1,1,0,0,0,1,0,1,0,0,0,0,0,0,0,0,1,0,0,1,0,0,1,1,0,0,1,1,0,1,1,0,1,0,1,0,1,0,1,0,0,0,1,1,0,0,0,1,1,1,1,0,0,0,1,1,0,1,0,0,1,0,1,1,0,1,1,1,1,0,1,0,0,1,0,1,0,0,1,1,1,1,1,0,0,1,1,0,0,1,0,1,0,1,0,1,1,1,0,0,0,1,1,1,1,0,1,0,0,1,1,1,0,1,1,1,0,1,1,0,0,1,1,1,0,1,0,0,0,0,1,0,1,0,1,0,1,1,0,0,1,0,1,1,1,1,1,0,0,1,1,0,0,1,1,0,1,1,1,0,1,1,1,1,1,0,1,1,0,1,0,0,1,1,1,1,0,0,1,0,1,0,0,0,1,0,1,0,1,1,0,1,0,1,1,0,0,1,0,1,0,1,0,0,1,1,0,0,0,1,1,1,0,1,0,0,1,0,1,1,1,0,1,0,1,0,0,1,0,0,1,1,0,0,0,1,1,0,0,0,0,0,0,0,0,1,1,1,1,1,0,0,0,1,1,1,0,0,1,1,0,1,1,0,0,1,0,1,1,0,1,1,1,1,1,0,0,0,0,1,1,0,1,1,0,0,0,1,1,1,1,0,1,0,0,0,1,1,0,1,0,1,0,1,1,0,0,0,0,0,0,0,0,1,0,1,1,0,1,0,1,1,0,1,1,0,0,0,1,0,1,0,0,0,0,0,1,1,0,0,1,0,1,1,1,0,1,1,0,0,1,1,0,0,0,1,1,0,0,0,1,0,1,1,1,1,1,1,1,1,1,0,1,0,0,1,1,0,1,1,1,0,0,1,1,1,1,0,1,0,0,1,1,1,0,0,1,1,0,0,1,1,1,0,0,1,0,1,1,1,0,1,0,1,0,0,0,1,0,0,0,0,1,0,1,1,1,0,1,1,0,0,0,0,0,1,0,1,0,0,1,1,1,0,1,1,1,1,0,1,1,0,1,0,0,0,0,1,0,0,0,0,0,0,0,1,0,0,0,1,0,1,1,1,0,1,0,0,0,1,0,0,0,1,0,0,0,0,1,0,0,0,0,1,1,1,0,0,0,0,1,1,0,1,0,0,1,1,0,1,0,0,1,0,0,0,1,0,0,0,1,0,1,0,0,1,1,0,0,1,1,0,1,0,0,1,1,0,1,1,0,0,1,0,1,0,1,0,0,0,1,1,0,0,1,0,1,1,0,1,1,0,1,0,1,1,1,0,1,1,1,0,1,0,0,0,0,0,1,1,1,0,1,1,0,0,1,0,1,1,0,1,1,1,1,0,1,1,1,0,0,0,0,0,0,0,0,1,1,1,1,0,1,1,0,1,0,0,0,0,1,0,1,0,1,0,1,1,1,1,1,1,0,0,1,1,0,1,0,0,1,1,1,1,0,1,0,0,1,1,1,1,1,1,0,1,1,0,0,0,0,0,0,0,1,1,0,1,0,1,1,1,1,0,1,0,1,1,1,1,1,1,1,0,1,1,0,0,0,0,0,0,0,1,1,0,1,0,0,1,1,0,1,0,0,1,0,1,0,1,0,0,0,0,1,1,1,0,1,0,0,0,1,1,1,0,1,0,1,1,0,0,1,1,1,0,0,1,1,1,1,1,1,1,1,0,0,0,1,1,1,1,0,1,1,1,0,0,1,0,1,1,0,0,1,1,0,1,1,0,1,0,0,0,1,1,0,0,0,0,1,0,0,0,0,0,0,1,1,0,0,1,1,1,0,1,1,1,1,1,1,1,1,1,0,0,1,0,1,0,1,1,0,1,1,1,1,0,1,1,1,0,0,0,1,1,0,1,0,0,1,0,1,0,0,0,1,1,0,0,0,0,0,0,1,0,1,0,1,1,0,1,0,0,0,0,0,0,1,0,0,1,1,0,1,1,1,1,1,1,1,0,1,0,0,1,1,1,0,1,1,1,1,1,0,0,1,1,1,1,0,1,1,0,1,1,1,0,0,0,1,0,1,0,1,0,0,1,1,1,0,1,0,0,0,0,1,1,0,1,0,0,0,0,0,1,1,1,0,1,1,0,0,0,0,1,0,1,0,1,0,1,0,0,0,1,0,0,0,1,1,0,0,0,0,1,0,0,0,1,1,0,0,0,1,0,1,1,1,1,1,0,1,0,1,0,1,0,1,0,1,0,1,1,1,1,0,0,1,0,1,0,0,0,0,0,0,0,0,1,1,0,1,0,0,0,0,0,1,1,1,1,1,0,0,0,0,0,1,0,0,1,1,0,0,1,1,0,0,1,1,0,1,0,1,0,0,0,0,1,1,0,0,1,0,0,1,1,1,1,0,0,1,0,1,0,1,1,1,0,0,0,1,0,0,0,1,0,0,0,0,1,1,1,0,0,1,1,0,0,0,1,0,1,1,1,1,0,0,0,1,1,1,0,1,0,1,0,0,0,0,0,1,1,1,1,0,1,0,0,1,0,0,1,0,0,0,0,0,0,1,0,0,0,1,0,1,1,0,1,1,1,0,0,0,1,0,1,1,0,1,1,1,0,0,0,1,0,1,0,0,1,1,0,1,1,1,0,0,1,0,0,1,0,1,0,1,1,0,0,0,0,0,1,0,1,1,0,1,1,1,0,0,1,0,0,1,0,1,0,1,1,0,1,0,0,1,0,1,1,1,1,1,0,1,0,1,1,0,1,1,0,1,1,0,1,1,1,0,0,0,1,1,0,0,1,0,1,1,1,1,1,1,1,1,1,0,1,1,0,1,1,0,0,1,1,0,0,1,1,1,1,0,0,0,0,1,1,1,1,0,0,0,0,1,1,1,0,0,1,0,1,1,1,1,0,1,0,0,0,0,0,0,1,0,1,1,1,0,1,0,1,0,0,0,1,1,1,1,0,1,1,1,0,1,0,1,0,1,1,0,1,0,1,1,0,0,1,0,1,1,1,1,0,0,1,0,1,1,1,0,1,1,1,1,1,0,1,0,0,0,0,0,0,0,1,0,0,0,0,1,1,0,0,1,0,0,0,1,1,0,0,1,1,0,0,1,0,1,1,1,1,1,0,1,0,0,0,1,1,0,1,0,1,0,0,0,1,1,0,1,1,1,1,1,0,1,1,1,1,0,1,1,1,1,0,1,1,1,0,1,1,0,0,1,0,0,0,1,1,1,1,0,1,1,0,1,0,1,0,0,0,1,1,1,0,1,1,0,1,0,1,0,1,1,0,0,1,1,0,0,1,1,1,1,0,0,0,1,1,1,0,0,1,0,1,0,0,0,0,1,0,1,0,1,0,1,0,1,0,0,0,0,0,1,1,0,1,1,1,0,0,0,0,1,0,0,1,0,1,1,0,1,0,0,0,0,0,1,0,0,0,1,1,1,1,1,1,1,0,0,1,0,0,0,0,0,0,1,1,0,1,1,1,1,1,0,1,1,0,1,1,0,1,0,0,0,1,1,0,0,1,0,1,1,1,1,0,0,0,1,0,0,1,1,1,1,1,1,0,0,0,0,1,0,1,1,1,1,0,1,1,1,1,0,0,0,0,0,1,1,1,1,1,1,1,1,0,0,1,0,0,0,0,1,1,0,0,1,1,1,1,1,1,1,0,0,1,0,0,0,0,0,0,1,0,1,0,0,0,1,1,0,1,1,1,1,1,0,0,1,1,1,1,1,1,0,1,0,0,1,1,0,0,1,0,0,0,0,1,0,0,1,0,1,1,1,1,0,1,0,0,1,1,0,0,0,1,0,1,0,0,1,1,1,0,1,1,1,0,0,1,1,1,0,1,0,1,0,0,0,0,0,1,1,1,0,0,0,1,0,0,1,1,1,1,0,0,1,0,0,0,0,1,1,0,1,1,0,0,1,0,1,1,0,1,0,1,0,0,1,0,1,1,0,1,0,0,1,0,0,1,1,1,0,1,0,1,1,1,1,1,1,0,1,1,0,1,0,0,0,1,0,0,1,0,1,0,0,0,1,1,1,1,1,0,0,0,1,0,1,0,0,1,1,1,1,0,0,0,0,0,1,1,0,1,1,0,0,0,1,0,0,1,1,1,0,1,1,0,1,1,1,1,0,0,1,1,0,0,0,1,0,1,1,0,0,1,1,1,0,0,1,0,0,0,0,1,1,1,1,1,1,1,0,1,1,1,1,0,1,0,1,1,0,1,1,0,0,1,1,1,1,0,1,0,0,0,1,1,0,0,1,0,1,1,1,0,0,1,1,0,1,1,1,0,0,1,1,1,0,1,0,0,0,0,1,0,1,0,0,0,1,1,0,1,0,0,1,1,0,1,0,1,0,0,1,0,0,1,1,1,1,0,0,1,0,1,0,0,1,1,1,1,1,0,1,1,0,0,0,0,1,0,1,0,1,1,1,1,0,1,1,0,0,1,1,0,1,0,0,0,0,1,0,1,0,0,0,0,1,1,1,0,0,0,0,0,1,0,1,1,1,0,1,1,0,0,1,0,1,1,0,0,1,0,0,0,0,1,0,0,1,0,0,1,1,0,0,0,0,0,0,0,0,1,1,0,0,1,0,0,0,1,0,1,1,1,1,1,1,0,0,0,1,0,1,1,0,0,1,1,1,1,1,0,0,0,1,1,0,0,0,0,1,1,0,1,0,0,1,0,1,0,1,1,1,0,0,1,0,0,1,1,1,0,0,0,0,0,1,1,0,0,1,0,0,1,1,0,0,0,1,1,0,1,1,0,1,0,0,0,1,0,1,1,1,0,0,1,1,0,1,0,0,0,0,1,0,0,0,0,0,1,0,0,0,1,1,0,0,0,1,1,1,1,0,1,0,1,1,1,0,1,0,0,1,1,1,1,0,0,1,1,0,1,1,0,0,0,0,0,1,0,0,1,0,1,1,1,0,1,1,0,0,1,1,0,1,0,0,1,0,0,0,0,1,0,1,1,1,1,0,0,0,0,1,0,1,1,0,0,1,1,0,0,1,1,0,0,0,0,0,1,1,1,0,1,0,0,0,0,1,1,1,1,1,0,0,1,1,0,1,0,1,0,0,0,0,0,1,1,0,1,0,1,1,1,1,1,0,0,1,0,1,1,0,0,1,1,1,0,1,0,1,0,0,1,0,0,1,1,1,0,0,1,1,0,1,0,1,1,0,0,0,1,0,0,1,1,1,0,1,1,0,0,1,0,1,1,0,0,1,1,0,1,1,1,1,1,0,1,1,1,1,1,0,0,0,0,0,0,0,0,1,0,0,1,1,0,0,0,0,0,1,1,1,0,1,1,1,0,0,1,0,1,1,0,0,0,1,1,0,1,1,0,0,1,1,1,0,0,1,1,0,0,1,1,0,0,1,0,0,0,1,0,1,0,0,0,1,0,0,0,1,0,1,1,1,0,0,1,0,1,1,1,1,1,0,1,1,0,0,1,0,1,0,0,1,0,0,1,0,1,1,1,0,1,0,0,0,1,0,1,1,1,1,0,1,1,0,1,0,0,1,0,0,0,1,1,1,0,1,0,1,0,0,1,0,1,1,1,0,0,1,0,0,0,1,1,0,1,0,0,1,1,1,0,0,0,1,0,1,1,1,0,1,0,1,1,1,0,1,1,0,0,1,0,0,0,0,0,0,1,1,1,1,0,1,1,1,0,0,0,1,1,1,1,1,1,1,1,0,0,0,1,1,1,0,0,0,0,0,1,1,1,1,0,1,1,0,0,1,1,0,0,1,1,0,1,0,0,0,0,1,1,1,1,1,0,0,1,0,0,0,0,0,1,0,1,1,0,0,0,0,1,0,0,0,1,0,0,0,0,1,0,0,0,0,0,1,1,1,0,0,1,0,0,1,1,1,1,0,1,1,0,1,0,1,1,0,1,0,0,1,0,1,0,1,1,1,0,0,1,1,0,0,0,1,0,0,0,0,0,1,1,1,1,0,0,1,1,0,1,1,1,1,0,1,1,0,0,1,1,1,1,1,0,1,0,1,0,0,0,1,1,0,0,0,1,1,1,1,0,1,0,0,0,0,1,1,1,1,1,1,1,0,0,0,0,1,1,0,0,1,0,1,0,0,0,1,1,0,0,1,1,0,0,1,0,0,0,0,1,1,1,0,0,1,1,1,0,1,1,0,1,0,1,0,1,0,1,0,1,1,1,0,0,0,1,1,0,0,0,0,0,1,0,1,1,1,1,1,0,0,1,1,1,1,1,1,0,0,1,1,0,1,0,0,1,0,1,0,0,0,0,0,0,0,1,1,1,1,1,0,0,0,0,1,0,1,0,1,0,1,0,1,0,1,0,0,1,1,0,1,1,0,0,0,1,0,1,0,0,0,0,1,0,1,0,1,0,0,0,1,1,0,0,1,0,0,0,1,1,1,1,0,0,1,1,1,0,1,1,1,1,1,1,0,0,1,1,1,1,0,0,0,0,0,1,1,1,0,1,0,0,0,1,0,1,0,1,0,0,0,0,0,0,0,1,1,1,1,0,1,0,1,0,1,1,1,1,1,0,1,1,0,1,1,1,1,1,0,1,1,1,1,0,1,0,0,0,1,1,0,1,0,0,0,1,1,0,1,0,1,0,1,1,0,0,0,0,1,0,0,0,1,1,0,0,1,1,1,1,1,0,1,1,0,1,0,0,1,1,0,1,0,1,0,0,0,0,1,1,0,1,1,1,1,0,0,0,0,0,1,1,0,1,0,1,0,1,1,0,0,1,1,0,0,0,1,0,1,0,0,1,0,0,1,0,0,0,0,1,0,0,0,0,0,0,1,0,1,0,1,1,1,0,0,0,0,1,1,1,0,0,1,0,1,0,0,0,0,1,1,1,0,1,1,0,0,1,0,0,1,0,1,1,1,1,0,1,0,0,1,0,0,0,0,1,1,1,1,0,0,0,1,0,1,1,1,1,0,0,1,0,0,0,1,1,1,1,1,1,1,1,1,1,1,0,0,1,0,0,0,0,1,0,1,1,0,1,0,1,0,1,1,0,1,0,0,1,1,0,0,1,0,1,0,0,0,1,1,1,1,1,0,1,1,1,0,0,0,1,1,0,1,1,0,1,1,1,1,0,1,1,0,0,0,0,0,0,0,1,1,0,1,1,1,0,1,0,1,1,0,1,1,0,0,1,1,0,0,1,0,1,0,0,0,1,0,1,0,1,0,0,1,1,0,1,1,1,1,0,1,1,1,0,1,0,0,1,1,1,1,0,1,1,0,0,1,1,1,1,0,0,1,0,1,1,0,1,1,0,1,0,1,1,1,0,0,1,1,0,0,1,1,0,1,1,0,0,0,1,0,0,1,0,0,1,0,0,1,0,1,0,0,0,1,0,0,0,0,1,1,0,1,1,1,0,0,1,0,1,1,1,1,1,0,0,0,1,0,1,0,1,0,1,0,1,1,1,1,1,0,0,1,0,1,1,1,0,1,0,0,0,0,1,0,0,1,0,1,0,1,1,0,1,0,0,0,1,0,0,1,0,0,1,0,0,1,0,1,0,0,0,0,1,0,1,1,0,1,0,0,1,0,0,0,0,1,1,1,1,0,0,1,0,1,0,0,1,0,1,0,0,0,1,0,0,0,1,0,1,1,0,1,0,1,1,0,1,1,1,0,0,1,0,0,0,0,1,0,1,0,0,0,1,1,0,0,0,1,0,1,1,1,0,0,1,0,1,1,1,0,0,1,0,0,0,0,1,1,1,1,1,1,0,1,1,1,1,1,0,1,1,0,1,0,0,1,0,1,1,0,1,0,0,1,0,0,0,1,1,0,1,0,0,1,1,1,1,1,1,1,1,1,1,1,0,1,0,1,0,1,0,1,1,0,0,0,1,1,1,0,1,0,0,1,0,0,0,0,1,0,0,0,1,0,1,1,1,0,1,1,1,1,1,0,0,1,1,1,0,1,0,1,0,0,0,0,1,0,1,0,1,0,1,1,0,0,1,0,1,1,1,1,1,0,0,0,1,0,0,0,1,0,1,0,0,0,1,0,1,1,1,0,1,0,1,0,0,1,1,0,1,0,0,1,1,0,0,1,1,1,0,1,1,1,1,0,1,0,1,0,1,0,1,0,1,0,1,1,0,1,0,0,0,1,1,0,0,0,1,1,1,1,0,0,1,1,1,0,0,1,0,1,0,0,1,0,1,1,0,1,0,0,0,1,0,1,0,0,1,1,1,1,1,0,0,1,1,1,0,1,1,1,0,0,1,1,0,1,0,1,1,0,0,1,0,1,1,0,1,0,0,1,0,0,1,1,1,0,0,1,0,0,0,1,1,0,0,1,1,1,1,1,1,0,1,0,0,0,0,0,0,0,1,1,1,1,1,0,1,0,1,1,0,0,1,0,1,1,0,1,0,0,1,1,1,0,1,1,1,0,0,1,0,0,0,1,1,0,1,1,0,1,1,0,0,0,1,0,0,0,0,0,0,1,1,1,0,1,1,1,1,1,1,0,0,0,0,1,0,0,1,1,1,0,1,0,0,1,1,1,0,1,1,1,1,0,1,0,0,1,1,0,1,1,0,0,1,0,1,1,1,1,0,1,0,0,0,1,0,0,0,0,0,0,0,1,1,1,0,0,0,1,0,1,0,1,0,1,1,0,1,0,1,1,0,0,0,1,0,0,0,1,0,0,1,1,0,1,1,1,1,0,0,0,0,0,0,1,0,0,1,0,0,1,1,1,0,1,1,1,0,0,0,0,1,0,0,0,1,1,0,1,1,1,1,1,1,0,1,0,0,1,0,1,1,1,0,1,0,1,1,0,0,0,1,0,1,1,0,1,0,1,1,1,0,0,1,0,0,0,0,1,1,0,1,1,1,1,1,1,1,0,0,1,0,0,0,1,0,0,0,0,0,1,1,0,1,1,0,0,1,0,0,0,1,1,1,1,1,0,1,0,0,0,0,1,0,0,1,1,1,0,0,0,0,0,1,0,0,1,1,0,0,1,1,0,0,0,1,0,1,1,0,1,1,1,0,1,1,0,0,1,0,0,0,0,0,1,0,0,1,0,0,1,0,0,0,1,0,1,0,0,0,1,0,1,0,0,0,1,1,0,0,0,1,1,0,1,0,0,1,1,1,0,0,0,1,0,1,1,0,0,0,1,0,1,1,0,1,1,1,0,0,0,0,1,1,0,0,0,0,1,1,0,1,0,1,0,0,1,0,1,0,0,1,0,1,1,0,0,0,0,1,1,1,1,1,0,0,0,0,1,0,1,1,0,1,0,1,1,0,0,0,1,0,0,0,0,1,0,1,0,1,0,1,0,0,1,1,0,1,1,1,1,1,1,0,0,1,1,1,0,1,1,0,1,0,0,0,0,1,0,0,1,1,1,0,1,1,0,0,0,1,1,0,1,1,1,1,1,0,1,0,1,0,0,1,0,0,1,1,0,0,0,0,0,1,0,0,0,0,0,1,1,1,1,0,1,1,1,1,1,0,1,0,1,1,1,1,0,0,0,0,0,0,0,0,0,1,0,1,0,0,1,1,0,1,0,0,1,0,1,0,1,0,1,0,1,0,1,1,1,0,0,1,1,1,1,1,0,0,0,1,1,1,0,1,0,1,0,1,1,1,1,0,0,1,0,0,0,0,0,0,0,0,0,1,1,0,1,1,1,0,1,1,0,1,0,1,0,1,1,0,1,0,0,1,1,1,0,0,1,1,1,0,0,1,0,0,0,0,1,1,1,1,1,1,0,0,1,1,1,1,0,0,1,0,0,1,0,1,1,0,1,1,1,0,1,0,1,0,1,0,1,0,0,0,1,0,0,0,0,1,0,1,0,0,1,0,1,0,0,1,0,1,1,1,1,1,0,0,0,0,1,0,1,0,1,1,1,0,0,0,1,0,1,1,1,1,0,0,1,1,1,0,0,1,1,1,0,1,0,0,0,0,1,0,1,0,1,0,1,1,1,0,1,0,1,0,1,0,0,1,0,0,1,0,0,1,0,1,1,0,1,0,1,1,1,0,0,1,1,0,1,1,0,0,1,1,0,1,1,1,1,1,0,1,1,1,0,0,1,0,1,1,0,1,0,1,1,0,1,1,1,0,1,1,0,0,0,1,0,0,1,0,1,1,0,1,0,0,0,0,1,0,1,0,0,0,1,1,0,0,1,0,0,1,0,1,0,1,1,0,0,0,1,1,0,0,1,0,0,1,0,0,0,1,1,1,1,1,1,1,1,0,0,0,0,0,0,1,0,0,0,0,1,1,0,1,1,1,1,1,1,0,1,1,1,0,1,1,1,1,1,1,1,1,0,0,1,1,1,0,1,0,1,0,0,0,0,0,1,1,0,1,1,0,0,0,0,0,0,1,0,0,1,0,0,0,1,1,0,1,0,0,1,0,0,1,1,1,1,0,1,0,0,0,1,0,0,0,1,1,0,1,1,1,0,0,1,1,0,0,0,1,1,1,1,1,0,1,0,1,1,1,0,0,0,0,0,1,1,1,1,0,1,1,0,1,0,1,0,0,0,0,1,1,1,1,0,0,0,0,0,0,1,1,0,1,1,1,0,1,1,1,1,1,0,0,0,1,1,0,0,1,1,0,1,1,0,1,0,1,1,1,0,1,1,0,0,1,1,1,1,1,0,0,1,1,0,0,1,0,0,1,0,1,0,1,1,0,1,0,0,1,1,0,1,1,0,1,1,1,1,0,0,0,0,0,1,0,1,1,0,0,1,0,0,0,1,1,0,0,1,1,0,1,0,0,0,0,1,1,1,0,0,1,1,0,1,1,0,0,1,0,1,1,1,1,0,1,0,1,1,1,0,1,1,1,0,0,0,0,1,1,0,1,1,0,0,1,0,0,1,1,0,1,0,1,0,0,0,0,0,1,0,1,0,0,1,0,0,1,1,1,1,0,0,1,1,1,0,1,1,0,0,0,1,1,1,1,1,0,1,0,0,1,0,0,0,0,1,1,0,0,1,0,0,0,1,1,0,1,1,0,1,1,1,0,1,1,0,0,0,1,1,0,1,0,0,1,0,0,1,1,0,0,0,1,0,1,1,1,1,1,0,1,1,1,0,1,0,0,0,1,1,0,1,1,0,0,1,0,1,1,1,0,1,1,0,0,0,1,1,0,1,1,1,1,0,0,1,1,1,0,0,0,0,0,1,0,1,0,0,0,1,0,1,0,0,0,1,0,1,1,1,0,1,0,1,0,0,0,1,1,1,1,1,0,1,1,0,1,1,1,1,1,0,0,0,0,0,0,1,0,1,1,1,1,1,0,0,1,1,1,0,1,1,1,1,0,1,1,1,0,1,1,1,1,1,0,1,0,0,1,1,1,0,0,1,1,1,0,1,1,0,1,1,0,0,0,0,1,0,1,1,1,1,1,1,0,1,1,1,0,0,0,1,0,1,0,0,0,0,0,1,1,1,1,0,1,1,0,1,0,1,0,0,1,1,0,1,0,0,1,1,0,0,1,0,0,1,1,0,0,1,0,0,0,1,0,0,0,0,0,1,0,0,1,0,0,1,0,1,0,1,1,1,0,1,1,1,0,0,0,0,0,0,1,1,1,1,1,1,1,0,0,0,1,1,1,1,0,0,0,0,0,0,0,1,1,0,1,0,0,0,1,0,0,0,1,0,1,0,0,0,1,0,1,1,0,0,0,1,0,0,1,1,0,1,1,0,1,1,0,1,1,1,0,0,1,0,0,0,1,0,0,1,1,0,0,1,1,1,1,0,0,0,1,0,1,0,0,0,0,1,0,1,0,1,1,1,1,1,1,1,0,1,1,0,1,1,1,0,1,1,0,0,0,0,1,0,0,0,0,1,0,1,1,0,1,1,1,1,0,1,0,1,1,0,1,1,1,0,0,0,1,1,1,1,0,0,0,0,0,0,0,1,1,0,0,1,0,1,1,1,1,1,0,0,0,0,0,0,0,0,1,0,0,1,1,0,1,0,0,0,0,1,1,0,0,1,0,1,1,1,1,1,1,0,1,1,1,0,0,0,0,0,0,0,1,0,0,0,1,1,0,1,0,0,1,1,1,1,0,1,1,0,0,1,1,1,1,1,1,1,1,1,0,1,0,0,1,0,0,1,0,0,1,0,1,1,1,0,1,1,1,1,1,1,0,1,0,0,1,1,0,0,0,1,1,0,1,0,1,0,0,0,1,1,0,0,1,1,0,0,0,0,0,0,0,1,1,0,1,1,1,1,1,0,1,0,0,0,0,1,0,1,1,1,0,0,1,0,0,0,1,0,0,1,0,0,0,1,0,0,0,0,0,1,0,0,1,1,1,0,0,1,1,1,1,1,1,1,0,0,1,1,0,1,0,1,1,1,0,1,0,0,0,1,0,0,0,0,1,1,0,0,0,1,0,1,0,0,1,0,0,1,0,0,0,1,1,1,1,1,1,0,1,0,1,0,1,1,0,0,0,1,0,1,1,1,0,0,1,1,0,0,0,1,1,0,1,1,0,0,0,0,1,1,0,1,0,1,0,1,1,0,0,0,0,0,0,0,0,0,1,1,1,1,0,1,0,1,1,1,1,1,1,0,1,1,0,1,0,0,1,0,0,0,0,1,0,0,0,0,0,0,0,0,0,0,1,0,0,1,1,1,1,1,1,1,0,0,0,1,0,1,0,1,0,0,1,0,1,0,0,1,1,0,0,0,1,0,1,0,0,1,1,0,0,0,0,0,0,1,1,0,0,1,1,1,1,0,1,0,1,0,1,0,1,1,1,1,0,0,1,0,1,0,1,0,0,1,0,0,0,1,0,0,0,1,1,0,0,1,0,1,0,0,0,0,0,0,0,1,0,0,0,1,0,0,1,0,1,0,1,1,1,0,1,1,1,1,0,1,1,0,1,1,0,1,1,0,1,0,1,1,0,1,0,0,0,0,1,1,1,1,1,1,1,1,0,1,1,0,0,1,1,0,0,1,0,0,1,0,1,0,1,1,1,0,1,1,0,0,0,1,1,1,0,0,0,0,1,0,0,1,0,1,0,1,1,0,0,1,0,1,0,0,0,1,0,1,0,0,0,0,0,1,0,0,1,1,1,0,1,0,0,1,1,1,1,1,1,1,0,0,0,1,1,0,1,0,0,1,1,0,1,1,0,1,1,0,1,1,1,1,0,1,1,1,1,1,0,0,0,1,1,0,1,0,1,0,1,0,1,1,1,1,0,1,0,1,0,1,1,0,1,0,0,0,0,0,0,1,0,1,1,0,0,1,1,1,0,0,0,0,1,1,0,1,0,0,0,1,0,0,0,1,0,1,1,0,1,0,1,0,1,0,0,0,1,1,0,1,1,1,1,0,0,1,0,0,1,0,0,0,1,1,0,1,0,0,0,1,1,0,1,0,0,1,1,1,1,1,1,0,1,1,0,0,0,0,1,0,1,0,0,1,1,0,1,0,1,0,0,0,1,0,0,0,1,0,1,1,0,0,0,0,1,1,1,0,1,0,0,0,0,1,0,1,0,1,1,1,0,0,0,0,0,0,1,0,0,0,1,1,0,0,0,1,1,1,1,1,0,1,0,0,0,1,0,1,0,1,1,0,1,0,0,0,1,1,0,0,1,1,1,0,1,0,1,1,1,0,1,0,0,0,0,1,1,1,0,0,0,1,0,0,1,1,0,0,1,0,0,1,1,1,1,0,1,1,1,0,1,0,0,0,1,1,0,1,1,1,0,0,0,1,1,1,1,0,1,1,1,1,0,0,1,1,0,1,0,0,1,1,1,1,1,0,0,0,0,1,0,1,1,0,0,0,1,0,0,0,1,0,0,0,1,1,0,0,1,1,0,1,0,0,0,1,1,0,1,1,1,0,1,0,1,1,1,0,0,1,1,1,1,0,1,0,1,0,0,1,0,0,0,0,0,1,0,0,1,0,0,1,0,1,1,1,1,1,1,0,0,1,0,1,1,0,1,0,0,0,0,0,0,0,1,1,1,1,0,0,0,1,0,1,1,1,0,0,0,0,0,0,0,1,1,0,1,1,1,0,1,0,0,0,0,0,0,0,1,1,1,1,1,0,0,0,1,1,1,0,1,1,1,1,0,1,0,1,1,1,0,0,1,1,0,1,1,0,1,1,0,0,0,1,1,1,0,0,0,1,1,1,0,1,1,0,0,0,1,0,0,0,1,0,1,0,0,0,0,0,0,1,1,0,0,0,1,1,0,0,1,1,1,1,0,1,1,1,1,0,0,0,0,0,0,1,0,0,0,1,0,1,0,0,0,1,1,1,1,1,0,1,0,1,0,1,1,0,1,0,0,0,1,0,0,0,0,1,0,0,1,1,1,0,1,0,1,1,0,0,1,0,0,0,0,0,0,1,0,1,1,1,0,1,0,0,1,0,0,0,0,0,1,1,1,0,1,0,1,1,0,0,1,1,1,1,1,1,0,0,0,0,0,1,0,1,0,1,0,0,0,1,0,0,1,0,0,1,1,0,0,1,0,0,1,1,1,0,1,0,0,0,0,1,0,0,1,1,0,1,1,1,1,0,1,0,0,1,1,0,0,0,1,1,1,0,0,1,1,0,0,0,0,1,0,1,0,1,0,1,0,1,0,1,1,1,0,0,0,1,0,0,0,1,0,1,1,0,1,0,1,1,1,0,1,0,0,0,0,1,0,0,0,1,0,1,1,1,1,1,0,1,0,1,1,0,1,1,0,0,1,0,0,0,0,1,1,0,1,1,0,1,0,1,0,1,0,0,1,0,0,1,0,1,0,1,0,0,0,0,0,1,0,1,1,1,1,0,0,0,1,1,0,0,0,0,0,0,0,1,1,0,1,0,1,1,0,1,0,0,1,1,0,0,0,1,1,1,1,1,1,0,1,1,0,0,1,0,1,1,0,1,0,0,1,1,0,1,1,0,0,0,0,1,0,0,0,0,1,0,0,1,1,1,1,0,0,0,1,0,1,0,0,0,1,1,0,1,1,1,1,0,0,1,0,1,0,1,0,1,0,0,0,0,1,0,0,1,1,1,1,1,1,1,0,1,1,0,1,1,0,1,0,1,0,1,1,1,1,1,0,0,1,1,1,1,0,1,1,0,1,1,0,0,0,1,1,0,0,0,1,0,1,0,0,1,1,0,0,0,1,0,1,1,1,0,1,1,0,0,1,1,0,1,1,0,0,0,0,1,0,1,0,0,0,0,1,1,1,1,0,0,1,0,0,1,1,1,0,1,0,1,0,1,0,0,1,0,0,1,1,0,0,0,0,1,0,0,1,0,1,0,0,0,1,1,1,1,0,1,1,0,1,1,0,0,0,0,1,0,1,0,1,1,0,0,1,1,0,1,1,1,0,1,1,1,0,0,1,0,1,1,0,1,0,0,1,1,1,1,0,1,1,1,1,1,0,0,0,0,1,1,1,1,0,0,0,0,0,0,0,1,0,0,1,1,1,0,0,0,0,0,0,0,0,0,1,0,1,0,0,0,0,1,0,0,0,0,1,0,1,0,0,0,1,1,1,0,1,0,0,1,1,0,0,1,1,1,0,0,0,0,1,1,0,0,1,1,1,1,1,1,1,0,0,0,0,1,0,1,0,0,0,0,1,0,0,0,0,0,1,1,0,1,1,0,0,1,0,0,0,1,0,0,1,1,0,0,1,0,1,0,1,0,1,1,0,1,0,0,0,0,1,1,0,0,1,1,0,1,1,1,0,1,1,0,1,1,0,1,1,1,1,1,1,0,1,0,1,0,0,0,1,0,1,0,1,0,1,1,1,0,0,1,1,1,1,0,0,1,1,0,1,1,0,0,1,0,1,0,0,1,0,1,1,1,0,0,0,1,0,1,1,0,1,0,0,1,0,0,0,1,0,1,0,1,0,0,0,0,0,1,1,0,1,0,0,0,1,0,0,0,1,1,1,1,1,0,1,0,0,0,0,1,1,1,1,0,1,1,0,0,1,1,1,1,1,0,0,1,1,1,0,1,0,0,0,1,0,1,1,0,0,1,0,0,0,1,1,1,0,0,0,0,0,0,1,0,1,1,1,0,1,0,1,0,1,1,0,0,1,0,0,1,0,1,0,0,1,0,1,0,0,0,0,0,1,0,0,0,1,0,1,0,0,1,0,0,0,1,1,0,1,1,1,0,0,0,1,1,0,1,1,1,0,0,0,0,0,0,1,1,0,0,0,1,0,1,0,1,0,0,0,1,0,0,1,0,1,0,1,1,0,0,1,1,0,1,1,1,0,0,0,0,0,0,1,0,0,1,0,1,1,1,1,1,0,1,1,0,1,1,1,1,0,0,0,0,0,0,0,0,0,1,1,0,1,0,0,0,1,1,0,1,1,1,0,1,0,0,0,1,1,1,0,0,0,1,0,1,1,1,0,0,1,0,0,0,0,1,1,0,0,0,1,0,1,1,1,0,0,1,0,0,1,1,0,1,1,1,0,1,0,1,0,1,1,1,0,1,1,1,0,0,0,0,1,0,0,0,0,1,1,0,1,0,1,0,1,1,0,0,0,1,0,0,0,0,0,0,1,0,0,1,1,1,1,0,0,1,1,0,0,0,1,1,1,0,1,0,1,1,1,1,0,0,0,1,0,1,0,1,1,1,1,1,1,0,0,0,0,1,0,0,0,1,1,0,0,0,0,0,0,1,1,0,1,0,1,1,0,1,1,1,0,0,0,0,0,0,1,0,0,1,1,1,0,0,0,1,1,1,1,1,0,1,0,0,0,1,0,1,0,0,0,1,0,0,1,1,0,1,1,0,1,1,1,0,1,0,0,0,1,1,1,1,1,1,1,1,0,0,0,1,0,1,1,1,0,0,1,1,0,0,1,1,0,0,0,1,0,0,1,0,1,0,0,0,0,0,0,1,1,1,1,0,0,0,0,0,0,0,1,0,1,0,1,0,1,0,1,1,0,1,0,1,1,1,0,0,0,1,0,0,1,0,1,0,1,1,1,1,1,0,1,0,0,1,1,1,1,0,0,1,0,1,1,0,1,1,1,0,1,0,1,0,0,1,1,0,1,1,0,0,1,0,1,1,1,1,0,0,1,0,1,1,1,1,0,1,0,1,0,0,1,1,0,0,0,0,1,1,0,1,0,0,1,0,1,1,1,1,1,1,1,0,1,1,1,0,1,0,0,0,1,1,1,1,0,0,1,0,0,1,0,0,1,0,0,1,1,0,0,1,1,1,1,1,0,1,0,0,1,1,1,0,0,1,0,1,0,0,0,1,1,0,0,0,0,0,0,1,1,1,1,1,1,1,1,1,0,0,0,1,1,0,0,0,0,1,0,1,1,1,1,1,1,0,0,1,1,0,1,0,0,0,0,1,1,0,1,0,1,1,1,0,0,1,1,1,0,0,0,0,0,1,0,1,1,0,0,1,1,1,1,0,0,0,0,1,1,1,1,0,1,0,0,1,0,1,1,1,0,0,0,1,1,0,1,1,1,0,1,0,1,0,0,1,0,0,1,0,0,0,0,1,0,0,1,1,1,1,1,1,1,0,1,0,0,1,1,0,1,1,1,1,0,0,0,0,1,1,0,0,1,0,1,1,1,1,0,1,1,0,1,0,0,0,1,1,1,1,1,0,1,1,1,1,1,0,0,1,1,1,0,1,1,0,1,0,0,1,1,0,0,1,1,1,1,1,0,0,1,0,1,1,0,0,1,1,1,1,0,0,0,0,0,1,0,0,1,1,0,1,1,0,1,1,1,0,1,0,0,1,1,1,1,0,0,1,0,1,0,0,0,0,0,0,0,1,0,0,0,0,0,0,0,1,0,0,1,0,0,1,0,1,1,1,0,0,1,1,0,1,1,0,1,1,0,1,0,0,0,0,0,0,0,0,0,1,1,1,0,0,0,0,1,0,0,0,0,1,0,1,1,0,0,1,0,0,1,1,0,0,1,1,0,1,0,0,1,1,1,0,1,0,1,0,1,1,0,1,0,1,0,0,1,1,1,1,1,0,1,0,1,0,0,0,1,0,0,0,0,0,0,0,0,0,0,0,0,1,1,0,0,1,1,0,1,1,0,0,1,0,1,1,0,0,1,1,1,0,1,1,0,1,1,1,0,1,0,0,0,0,1,0,0,1,1,0,0,0,0,1,0,1,0,0,0,0,0,1,1,0,1,1,0,0,0,1,1,0,0,1,1,0,0,1,1,1,0,1,1,1,0,0,1,0,0,0,1,1,0,1,1,1,1,1,0,1,1,0,1,0,1,1,1,1,1,1,0,0,1,1,0,1,1,1,0,1,1,1,1,1,0,1,0,0,1,0,0,0,1,0,1,0,1,0,0,1,1,1,0,0,0,1,0,0,1,0,1,0,1,1,1,0,0,1,0,0,0,1,0,1,1,0,0,0,1,1,1,1,0,0,0,1,0,1,0,1,0,1,1,1,1,0,1,0,1,0,1,1,0,0,1,0,1,1,1,1,0,0,1,0,1,1,1,0,0,1,1,0,0,1,1,0,1,0,0,0,1,1,1,0,0,0,0,0,0,0,1,0,1,0,1,0,0,1,1,0,1,1,0,1,0,1,1,0,0,0,0,0,1,0,0,1,1,1,0,0,0,1,1,0,0,0,0,1,0,0,1,1,1,1,1,1,1,0,1,1,0,0,0,0,0,0,1,0,0,1,0,0,0,0,0,0,0,1,1,1,0,0,0,0,1,1,0,1,1,1,0,0,1,0,1,0,0,0,0,0,0,0,0,1,0,1,0,0,0,0,1,0,0,0,1,0,1,1,1,0,0,1,0,1,1,0,0,1,0,0,1,1,0,0,0,0,1,0,1,1,0,1,1,1,0,0,1,1,0,0,0,0,0,0,0,1,1,1,0,1,0,0,1,0,0,1,1,1,1,1,0,0,1,1,1,1,1,1,1,1,1,0,1,1,0,0,1,0,1,1,0,0,0,0,0,1,1,1,1,1,1,1,0,0,1,1,0,1,0,0,1,0,0,0,0,0,1,0,1,1,1,1,1,1,1,0,0,0,0,0,1,1,1,0,0,1,0,0,1,1,1,1,1,1,1,0,0,1,1,1,1,1,0,0,0,0,1,1,0,1,1,1,1,0,0,1,0,1,0,1,1,1,0,0,0,0,0,1,0,0,0,1,0,1,0,1,0,0,0,0,1,1,1,0,1,0,1,1,0,0,1,0,1,0,1,1,0,1,1,1,1,0,0,0,0,0,0,0,1,0,1,0,0,0,0,1,0,0,0,1,1,1,0,0,1,1,1,1,1,0,1,0,1,0,1,0,1,0,0,1,1,0,1,0,1,1,1,1,1,0,0,0,1,0,0,0,1,1,1,0,1,0,0,1,1,0,0,0,0,1,0,1,1,0,1,0,0,0,0,0,1,0,1,1,1,1,1,0,0,0,1,1,1,1,1,0,1,0,0,0,0,0,0,0,1,0,1,0,1,0,1,1,1,1,1,1,1,0,0,0,1,1,0,1,1,0,1,0,1,0,0,1,0,0,0,1,1,0,0,0,1,1,0,0,1,0,1,1,1,0,0,0,0,0,0,0,0,0,1,1,1,1,0,1,0,1,1,1,0,1,0,0,1,0,1,0,1,0,1,0,1,0,1,1,0,0,1,1,0,0,1,0,0,0,1,0,1,1,1,1,0,0,0,0,1,1,1,1,0,1,0,0,1,1,1,0,1,1,0,0,0,0,0,0,1,0,1,0,1,1,1,0,0,0,1,0,1,0,1,1,0,0,0,0,0,1,1,0,0,0,1,1,0,1,1,1,1,0,1,1,0,1,1,1,0,0,1,1,0,0,0,0,1,0,1,1,1,1,1,1,1,0,0,0,0,1,1,0,0,0,1,0,0,0,1,1,0,0,1,0,0,1,0,1,1,0,0,1,0,0,1,0,1,1,0,1,1,0,0,0,0,0,0,0,0,0,0,1,0,1,0,0,1,0,1,1,1,1,0,0,0,0,0,1,1,1,1,1,0,0,0,1,0,1,1,0,1,0,1,1,1,1,0,0,1,1,1,1,0,0,1,0,0,0,0,1,1,1,1,1,1,0,0,0,0,1,0,1,0,0,1,0,0,1,1,0,1,1,1,0,1,0,1,0,0,0,0,1,0,1,1,1,0,1,1,0,0,0,1,1,1,1,0,0,0,0,1,1,1,1,0,0,0,0,0,0,1,0,1,0,1,0,0,1,0,1,1,0,1,1,1,0,1,0,0,1,0,0,1,0,1,1,0,1,1,1,1,1,1,1,0,0,1,0,0,0,1,0,1,1,0,0,1,0,1,1,1,0,0,1,0,1,0,1,0,1,0,0,0,0,0,0,1,0,1,1,0,0,1,0,1,0,1,1,1,0,0,1,1,0,0,1,0,1,1,0,1,1,0,1,1,1,1,0,1,1,0,1,0,1,0,0,1,0,1,0,1,1,0,1,0,1,0,1,0,0,0,0,0,0,1,1,0,1,0,0,0,0,1,1,0,1,1,1,0,0,0,0,0,1,1,0,0,0,0,1,1,1,0,0,0,0,1,1,1,1,1,0,1,1,0,0,0,0,0,0,0,1,1,0,0,0,0,1,0,0,0,0,0,0,0,1,1,0,1,0,1,1,0,1,1,0,0,1,1,0,0,1,0,1,1,0,0,1,0,1,1,1,0,1,0,1,1,1,1,1,1,1,1,0,1,0,1,0,1,0,1,1,0,1,0,0,0,0,1,0,0,1,0,1,1,0,1,1,0,1,1,0,0,1,1,0,1,1,0,1,0,1,0,0,0,1,0,1,1,1,1,1,0,1,0,0,0,1,1,0,1,1,1,0,1,0,1,1,0,0,0,0,0,0,1,0,1,1,1,1,1,1,1,0,0,1,0,1,0,1,0,0,1,1,1,0,1,0,1,1,0,1,0,1,0,0,1,0,0,0,0,0,0,0,0,0,1,0,1,1,1,0,0,0,1,0,0,0,0,0,0,0,0,1,0,1,1,0,1,0,1,0,0,0,1,0,1,1,0,0,1,0,0,0,1,0,0,1,1,1,1,0,0,0,1,0,0,1,1,0,1,1,0,1,1,1,0,1,1,1,1,1,1,1,0,1,0,1,1,0,1,0,1,1,0,0,1,0,1,1,1,1,1,1,1,0,1,1,0,0,0,1,0,0,1,0,0,0,0,0,0,0,1,0,0,0,0,0,1,1,1,1,0,1,1,1,1,0,0,1,1,0,1,0,0,0,0,0,1,1,0,1,0,0,1,1,0,1,0,0,1,0,1,1,1,0,0,0,0,0,0,0,0,1,1,1,1,1,0,1,0,1,0,0,1,0,0,0,1,1,0,0,1,0,1,1,1,1,1,0,1,1,0,0,0,1,1,1,1,0,0,1,1,1,0,1,1,0,1,0,1,0,0,1,1,0,1,1,1,1,1,1,1,1,0,1,1,0,0,1,0,1,1,0,0,1,0,1,1,0,1,0,1,0,0,0,1,1,1,0,0,0,0,0,0,0,0,1,0,0,1,0,0,0,1,0,0,1,0,0,1,0,0,1,1,0,0,1,0,0,1,0,1,0,1,0,1,1,0,0,1,1,1,1,0,0,1,1,1,0,1,1,1,0,1,0,0,0,0,0,1,1,1,1,1,0,0,0,1,1,1,1,0,0,1,0,1,0,0,1,1,0,0,1,0,0,1,1,1,0,0,1,1,1,0,0,0,1,1,1,1,0,1,0,1,1,0,0,0,0,1,0,0,0,0,0,0,1,1,1,1,1,0,1,1,0,1,1,1,0,0,1,0,0,1,1,0,0,0,1,1,1,1,1,1,0,0,1,0,0,1,0,0,1,1,0,0,1,1,1,0,1,0,0,1,0,0,1,0,0,0,1,1,1,0,0,1,0,1,1,0,0,1,1,1,0,0,1,1,0,1,1,1,0,1,0,0,1,0,1,1,1,1,1,1,1,0,1,0,0,0,0,0,0,0,1,1,1,1,1,1,1,1,1,1,1,1,0,0,1,0,1,0,0,1,0,1,1,0,1,1,1,1,0,1,0,0,0,0,1,1,1,1,0,0,0,1,1,0,1,1,1,0,1,1,1,1,0,1,0,0,0,1,1,0,0,0,1,0,1,0,0,0,1,1,1,0,0,1,1,1,0,0,0,0,0,1,1,1,0,0,1,0,1,0,1,1,0,0,1,1,1,0,1,1,1,0,1,1,0,1,1,0,0,0,0,0,1,1,1,0,0,1,1,0,0,0,1,1,1,1,1,0,1,0,0,0,0,0,0,1,0,1,1,1,1,0,0,0,0,1,0,1,1,0,0,1,1,0,0,1,0,1,0,0,0,0,1,1,0,1,1,1,0,0,1,0,1,1,0,1,1,0,1,1,1,1,0,1,1,1,1,1,1,1,0,1,1,0,0,1,0,1,0,0,1,1,0,0,0,1,1,0,1,1,0,0,1,0,1,1,1,0,0,1,1,0,0,1,0,1,1,1,1,0,0,0,0,1,1,0,1,0,1,1,1,0,0,1,0,0,1,0,1,0,0,0,1,0,1,1,0,1,1,1,0,1,0,0,1,0,1,1,0,1,1,0,1,0,1,1,1,1,1,0,0,0,1,0,0,1,0,1,0,1,1,0,1,1,1,0,0,0,1,1,1,1,1,1,0,1,1,0,1,0,1,1,0,0,1,1,0,0,0,1,0,0,0,0,1,1,1,1,1,0,0,0,1,0,0,0,1,0,0,0,1,0,1,1,0,1,0,0,0,1,0,1,0,1,1,0,0,0,0,0,1,0,0,1,1,1,0,1,1,1,1,1,0,0,0,1,1,0,1,0,0,1,0,0,0,1,1,0,1,0,1,0,1,0,1,1,1,0,0,1,0,1,0,1,0,0,1,0,1,0,0,0,1,0,0,1,1,1,1,0,0,1,1,0,1,0,0,1,0,1,1,0,1,1,0,1,0,0,1,1,1,0,0,1,0,0,1,1,0,0,1,1,1,0,0,0,0,0,0,1,1,0,1,1,1,1,0,0,1,1,0,1,0,0,0,1,0,0,1,1,0,0,0,0,1,1,0,0,0,0,1,0,0,1,0,1,0,1,1,0,1,0,0,1,1,0,1,0,1,1,0,1,1,0,1,0,0,0,1,1,0,0,1,1,1,1,0,1,1,0,0,0,1,1,0,0,0,1,0,1,1,1,0,0,0,1,1,0,1,1,0,0,1,0,0,0,0,0,0,0,1,1,1,0,1,1,0,0,0,0,1,0,1,0,0,1,1,1,0,0,0,0,0,1,0,1,1,1,1,0,0,1,0,0,1,0,0,0,1,0,0,1,0,0,0,1,1,1,0,1,1,0,0,0,1,1,1,1,0,0,1,1,0,0,0,1,0,0,1,0,0,1,0,1,1,0,1,0,1,1,1,0,1,0,1,0,0,0,1,1,0,1,0,0,1,1,0,0,1,1,0,0,0,1,0,1,0,1,0,1,1,0,1,0,0,1,1,0,1,1,0,0,1,0,0,1,0,0,1,0,1,0,1,1,0,0,1,1,0,1,0,1,0,0,1,0,0,0,1,1,1,1,1,0,0,0,0,1,1,1,1,0,1,0,0,1,0,1,0,0,0,0,0,0,1,0,0,0,0,1,1,1,1,1,0,1,1,1,1,0,0,1,1,1,1,1,0,1,1,1,1,0,1,1,0,0,1,1,0,1,0,1,0,1,1,1,1,1,0,1,0,0,1,0,1,0,1,0,1,1,0,0,1,0,1,1,0,1,1,0,0,1,1,0,1,1,0,0,0,0,0,1,1,1,0,0,0,0,1,0,0,0,1,0,1,0,1,1,0,1,0,0,1,1,1,0,1,1,0,0,0,0,1,1,1,0,1,1,0,1,0,0,0,0,0,0,0,0,1,1,1,1,1,0,1,0,0,0,0,0,1,1,1,0,0,0,0,1,0,1,0,1,0,1,1,1,0,0,0,1,0,0,1,0,0,1,0,0,0,1,0,0,0,1,0,0,1,1,1,0,1,1,0,1,1,0,0,1,1,0,1,1,1,1,1,0,1,0,1,1,1,0,1,0,1,1,0,1,0,1,0,0,0,1,1,1,1,0,0,1,1,0,0,0,1,1,0,1,0,0,1,1,0,1,1,1,1,1,1,1,0,1,0,0,0,1,1,1,1,1,1,0,1,1,1,0,0,0,0,1,1,0,1,1,1,0,0,1,1,0,1,1,1,0,0,1,0,1,1,1,1,1,1,0,1,1,1,0,0,1,0,1,0,1,1,1,0,1,1,0,0,1,1,1,0,1,1,0,1,0,0,0,0,0,1,1,1,0,0,0,0,0,1,1,1,0,0,1,1,0,0,0,0,1,0,1,1,1,0,0,1,0,0,1,0,1,1,1,0,0,1,1,1,1,1,0,1,1,1,1,1,0,1,1,1,0,1,0,0,0,1,0,0,0,1,1,0,1,0,0,1,0,1,1,0,0,1,0,0,0,0,0,1,0,0,0,1,0,1,0,1,1,1,1,1,0,1,1,0,1,0,1,1,0,1,0,1,1,1,0,1,0,1,0,0,1,0,0,0,0,0,1,0,1,0,0,0,0,1,0,1,0,1,1,1,0,0,1,0,1,0,0,0,1,0,0,1,1,1,1,1,1,1,0,0,1,0,1,1,0,0,0,1,1,1,0,0,0,1,0,0,0,1,0,1,1,1,0,0,0,0,1,1,1,1,0,0,1,1,1,0,0,0,1,0,1,0,0,0,1,0,0,1,0,1,1,0,0,1,1,1,1,1,0,1,0,0,0,0,0,0,0,0,1,1,0,0,1,0,0,0,1,0,0,1,0,1,1,0,1,0,1,0,0,1,1,0,1,1,1,1,1,1,1,1,1,0,0,0,0,1,0,0,1,1,1,1,0,1,1,1,1,0,1,1,1,0,1,0,1,1,1,1,1,0,1,0,1,0,1,0,0,1,1,0,0,0,0,0,0,0,1,0,0,1,1,0,1,0,1,1,1,0,0,0,1,0,0,0,1,1,1,0,0,0,0,1,1,1,1,1,0,1,0,1,1,1,1,1,1,1,1,1,1,1,1,0,1,0,1,1,1,1,1,1,1,0,0,0,1,0,0,1,1,0,0,1,1,0,0,1,0,0,0,0,0,1,0,1,0,0,0,1,1,1,0,1,0,1,1,1,1,1,0,0,1,0,1,1,1,0,1,0,0,0,0,0,0,1,0,1,0,0,0,0,1,0,0,0,0,1,1,0,1,0,0,1,1,1,0,0,1,0,0,0,0,1,0,0,0,1,1,0,0,0,0,1,1,1,1,0,0,0,0,1,0,1,0,0,1,1,1,0,1,0,1,1,1,1,0,1,1,1,1,0,0,0,1,0,0,0,0,1,1,0,1,0,0,0,1,1,0,0,1,1,1,1,1,1,1,1,1,0,1,0,1,1,0,0,0,1,0,1,1,0,0,0,0,1,0,1,1,0,1,1,0,0,1,1,1,0,0,1,0,0,1,1,0,1,0,0,0,1,1,0,0,1,1,1,0,0,1,0,0,0,0,1,1,1,1,0,0,1,0,0,1,1,1,0,1,0,1,0,0,0,0,1,1,1,1,1,1,1,1,1,1,0,1,1,1,0,1,0,1,1,1,1,1,0,1,0,0,0,0,1,1,1,1,0,0,0,1,0,0,1,1,1,1,0,0,0,1,1,0,0,0,1,1,0,0,0,1,0,0,1,1,1,0,1,0,0,0,1,0,0,0,1,1,0,0,1,0,1,0,1,1,0,1,0,0,1,0,1,1,1,1,0,0,0,1,0,1,0,0,0,0,0,0,1,1,1,1,1,1,1,1,0,0,0,1,1,0,1,1,1,0,1,1,1,1,1,0,0,0,1,0,0,0,0,1,0,1,1,1,1,1,1,1,1,0,1,1,0,1,0,1,0,1,1,1,0,0,0,0,1,0,0,1,0,0,0,0,1,0,0,1,0,1,1,0,1,0,0,0,1,1,0,1,1,1,0,1,0,0,0,0,0,0,1,0,1,1,0,1,0,1,0,0,1,0,1,1,1,0,0,1,1,1,0,0,1,1,1,1,0,1,1,1,1,1,1,1,1,0,0,0,1,1,0,0,0,0,0,1,1,1,0,0,0,0,0,1,1,0,1,1,0,0,0,0,0,1,0,0,0,0,0,0,1,0,1,0,1,1,0,1,1,1,0,1,0,1,1,1,1,0,0,1,1,1,0,0,1,1,0,1,0,0,0,0,0,0,0,0,1,1,1,0,1,0,0,0,1,0,1,0,0,1,1,1,0,1,1,0,1,0,0,1,1,0,1,0,1,0,0,1,1,1,1,0,0,1,0,1,0,0,0,0,0,1,0,0,0,1,0,0,0,1,0,0,1,1,1,0,1,1,1,0,1,0,1,1,0,1,0,0,1,1,0,0,0,1,0,1,1,1,1,1,1,1,0,1,0,1,1,1,1,0,0,0,0,1,0,1,0,0,0,1,0,0,0,0,1,0,1,1,1,0,1,1,0,1,0,0,0,0,0,1,0,0,1,0,0,0,1,0,1,0,1,1,0,0,0,0,1,0,0,0,0,1,1,1,1,1,1,0,1,0,1,1,1,1,0,0,1,0,1,0,1,1,0,1,1,1,1,0,1,1,0,0,0,1,1,1,1,1,0,0,1,0,1,0,1,0,1,0,0,1,1,0,1,1,1,0,0,1,1,0,1,1,1,0,1,0,0,1,0,0,1,0,0,0,1,0,1,1,1,1,0,1,1,0,0,0,1,1,0,0,1,1,1,0,0,0,1,1,1,1,0,1,0,1,1,0,1,0,1,0,0,1,1,0,1,0,1,1,0,0,1,1,1,0,0,1,1,0,1,1,1,1,0,0,1,0,1,0,1,1,0,0,0,0,1,1,1,1,1,0,0,0,1,0,0,0,1,1,0,0,1,0,1,0,0,0,1,0,1,0,0,0,1,1,1,0,1,0,1,1,1,0,1,1,0,0,0,0,0,0,0,0,1,0,0,0,1,1,1,1,0,0,0,0,1,0,1,1,1,0,0,0,1,1,0,0,0,0,1,1,0,1,0,1,0,1,0,1,0,0,1,0,1,1,1,1,0,1,1,0,1,1,1,1,0,0,1,1,1,0,1,1,1,1,0,1,1,0,0,1,1,0,0,1,0,0,0,0,0,0,1,1,0,0,1,1,0,0,1,1,1,1,0,0,1,0,0,0,1,0,0,1,1,1,0,1,0,1,0,0,1,1,0,0,1,0,1,0,1,0,1,1,0,0,1,1,0,1,0,1,1,0,0,0,1,1,0,1,0,1,0,0,1,1,0,1,1,1,1,0,0,1,1,0,1,1,0,1,0,1,0,1,0,1,0,1,1,1,1,1,0,1,0,1,1,0,1,0,0,0,0,0,0,1,0,1,1,1,1,1,0,1,1,0,0,1,1,0,0,1,1,1,1,1,0,0,0,0,0,0,1,1,1,0,0,1,1,0,1,0,0,1,0,0,1,0,1,0,0,0,0,1,1,1,1,0,0,1,0,0,1,0,1,0,1,0,0,1,0,0,1,0,1,1,1,1,1,1,1,1,1,1,1,0,1,0,1,1,1,0,1,0,1,0,1,1,1,0,0,1,1,1,1,1,1,0,1,0,0,0,0,0,0,1,1,1,1,0,1,0,1,0,0,1,1,0,0,0,0,0,1,0,0,0,0,0,1,1,0,0,0,0,1,1,1,0,1,0,1,1,1,1,1,0,0,1,0,0,0,0,1,0,0,1,0,0,0,1,1,0,0,0,0,1,0,0,1,1,0,1,1,1,1,0,0,1,1,1,1,0,0,1,1,1,0,1,1,0,1,1,0,0,0,1,1,0,0,0,1,1,0,0,0,0,1,1,0,0,1,1,1,1,1,1,0,1,0,0,1,0,1,1,1,1,0,0,1,1,0,1,0,0,0,1,1,0,1,1,1,1,1,0,0,1,1,1,0,0,1,1,1,1,0,1,0,0,1,1,0,0,1,0,0,0,0,1,1,0,1,0,1,1,0,0,0,0,1,0,0,0,1,0,0,1,0,1,1,1,1,0,1,0,0,0,1,0,1,0,0,1,0,0,1,1,0,1,0,1,1,1,0,0,0,1,0,1,1,0,0,0,0,0,0,0,0,1,0,1,0,1,1,1,1,1,1,0,1,1,1,1,1,1,1,1,1,1,0,0,0,1,1,0,1,0,0,1,1,0,0,1,1,0,0,1,1,0,1,0,1,1,0,1,0,1,1,1,1,1,0,0,1,1,1,1,0,0,0,0,1,0,0,1,1,1,1,1,0,0,0,1,0,1,0,1,1,0,0,0,0,1,1,1,1,0,0,0,1,0,0,1,1,1,0,0,1,1,1,0,1,0,1,0,0,1,0,1,0,0,0,1,0,0,1,1,1,0,0,1,1,1,1,1,0,0,1,0,0,0,0,1,0,0,0,1,1,1,1,0,1,1,0,1,0,1,1,0,0,0,0,0,0,0,0,0,0,1,1,1,0,0,1,0,1,0,0,1,1,1,0,1,1,0,0,0,1,1,1,0,0,1,1,0,1,0,1,0,1,1,0,0,0,1,1,1,0,0,1,0,0,0,0,0,1,1,0,0,1,0,0,0,1,0,1,0,1,1,0,1,0,0,1,0,0,1,1,1,0,0,1,0,0,0,1,0,0,0,1,1,0,0,0,1,1,1,0,0,1,1,0,0,0,1,1,1,0,0,0,0,1,1,1,0,1,0,0,0,1,0,1,0,1,0,0,0,1,0,1,1,0,1,1,1,0,1,0,0,1,0,1,1,0,0,0,0,1,1,1,1,0,1,1,1,1,0,0,1,0,1,1,0,0,1,1,1,0,0,0,0,0,0,0,0,0,1,0,0,1,1,0,1,0,0,0,0,0,0,1,1,1,1,0,1,0,0,0,1,1,1,0,1,1,0,0,0,0,1,0,0,1,1,0,1,1,0,0,1,1,1,1,0,0,1,1,0,0,0,0,0,0,0,0,0,0,0,0,0,0,1,0,1,0,0,0,1,1,0,0,0,1,1,0,0,1,0,1,1,1,1,1,1,1,0,0,0,1,0,1,0,1,0,1,0,1,1,1,0,1,1,0,1,1,1,1,0,0,1,0,0,1,1,1,1,1,1,0,0,1,1,0,1,0,1,1,0,1,0,0,0,0,1,0,0,1,1,1,1,0,0,0,0,1,0,1,0,0,0,1,1,1,0,0,1,0,0,0,1,1,1,1,0,1,0,1,0,1,1,0,0,0,0,0,0,0,0,1,1,0,1,1,1,1,1,0,1,0,1,0,1,0,0,0,1,0,0,0,1,0,1,1,0,1,1,1,0,0,1,1,0,1,1,1,0,1,0,1,0,1,0,1,0,0,1,1,1,0,1,0,1,0,1,1,1,1,0,1,0,0,0,1,1,1,0,0,0,1,0,0,0,1,0,0,0,1,1,1,1,1,1,0,0,0,0,0,1,0,1,0,1,1,1,1,1,0,1,1,0,1,1,1,1,1,0,0,0,0,1,0,0,0,0,0,0,1,1,0,1,1,1,1,0,1,0,0,0,0,1,1,1,1,1,0,1,0,1,1,1,0,0,0,1,0,0,1,1,0,0,0,1,1,0,0,1,1,0,1,0,0,1,1,1,1,0,1,0,0,1,1,0,0,1,1,1,1,1,1,1,1,1,0,0,0,0,1,0,1,0,0,0,1,1,0,0,0,1,1,1,0,1,0,0,0,1,0,0,0,1,0,0,0,0,0,0,0,0,0,0,0,1,1,0,0,1,0,0,0,0,1,0,1,1,0,0,1,1,1,1,1,0,0,0,0,0,1,0,1,0,0,0,1,1,0,1,0,1,0,0,0,1,0,0,1,1,1,1,0,1,1,1,1,1,0,0,0,0,0,0,0,0,1,1,1,0,1,0,1,0,0,1,0,1,1,0,0,1,0,1,0,1,1,0,1,0,1,1,0,0,1,0,0,1,1,0,0,0,0,1,1,1,1,0,0,1,1,0,0,1,1,1,0,1,0,0,0,0,0,1,0,0,0,1,0,1,0,1,1,0,0,0,0,1,0,0,0,1,0,1,0,1,0,0,0,1,1,0,0,0,0,0,0,1,1,0,1,1,0,1,0,0,0,0,1,0,0,1,0,1,1,0,0,0,1,0,1,0,1,0,1,1,0,0,0,1,0,1,1,0,0,1,0,0,1,1,1,1,0,0,1,1,1,0,1,0,1,0,0,1,0,0,1,0,0,0,0,0,1,0,0,1,1,1,1,1,1,0,0,0,1,1,1,1,0,1,1,1,0,0,0,1,0,1,1,0,0,1,1,0,0,0,1,0,0,0,0,1,0,0,0,1,1,0,1,0,1,0,0,1,0,0,1,1,1,1,0,1,0,0,1,1,0,1,1,1,1,0,0,1,0,1,1,0,0,1,0,1,1,0,1,0,0,0,1,0,0,1,1,0,1,1,1,1,0,0,1,1,1,0,0,1,1,1,1,1,0,0,1,1,0,1,0,1,0,1,0,0,0,0,0,1,1,1,0,0,1,0,1,0,0,1,0,0,1,1,0,0,1,0,1,0,1,1,1,1,1,1,0,1,0,1,1,0,0,0,0,0,1,1,0,1,1,0,1,0,0,0,1,1,0,1,1,1,0,0,1,0,0,1,1,1,1,0,0,1,0,1,0,1,1,0,0,0,0,1,0,1,1,0,1,1,0,1,0,1,1,1,1,0,1,1,1,0,1,1,0,0,1,0,1,0,0,0,0,1,0,1,0,1,1,1,0,0,0,1,0,0,0,0,0,0,0,0,1,0,1,0,0,0,0,1,0,1,0,1,0,1,1,1,1,1,1,1,0,1,0,1,0,1,0,1,0,1,0,0,1,0,0,0,0,0,1,1,1,1,1,0,0,0,1,0,0,0,0,1,1,1,1,0,0,0,1,0,0,1,0,1,1,0,1,0,1,1,0,0,0,1,0,1,1,1,0,1,0,1,1,1,0,1,0,1,1,1,1,1,0,1,1,0,1,1,0,1,1,0,0,1,0,1,0,0,0,0,1,0,0,0,1,0,1,0,1,1,0,1,1,0,1,0,0,1,1,1,1,1,1,0,0,0,0,1,1,0,0,0,0,1,1,0,0,0,1,0,0,1,0,1,1,0,0,0,1,0,1,0,0,1,1,1,1,0,0,0,0,1,0,0,0,1,0,0,1,0,1,0,0,0,1,1,1,0,0,0,1,0,0,0,0,0,0,1,0,1,1,0,1,0,0,1,0,1,0,1,1,0,1,0,0,1,0,1,0,0,1,1,0,0,0,1,1,1,1,0,1,1,1,0,1,1,0,0,0,0,1,0,0,1,0,1,1,1,0,0,1,0,0,1,0,1,1,0,1,1,0,1,1,0,0,1,1,0,0,0,0,0,1,0,0,0,1,0,1,0,0,1,0,1,0,1,1,1,1,1,0,0,0,1,0,0,1,0,0,1,1,0,0,0,0,1,0,1,0,0,1,0,1,0,0,0,1,0,0,1,1,0,1,1,0,1,1,1,1,1,0,1,0,1,1,1,0,0,0,1,1,0,0,0,1,0,0,1,0,1,1,0,1,1,1,0,1,1,0,1,0,0,1,1,0,0,1,1,1,1,1,1,0,0,0,0,0,0,1,1,1,0,1,0,1,1,0,1,0,1,0,0,0,0,0,0,0,1,1,1,0,1,1,1,0,0,0,1,1,1,0,0,0,1,1,1,0,1,1,1,1,1,0,1,1,0,0,1,1,0,1,0,0,1,0,1,1,0,1,0,1,0,0,0,0,1,1,1,1,0,1,1,0,1,0,1,1,1,0,1,0,1,0,0,0,1,1,0,0,0,0,0,1,0,1,1,0,1,1,1,0,0,1,1,1,1,1,1,1,0,0,1,1,1,0,0,0,0,1,1,1,0,0,0,1,0,1,1,1,1,0,0,0,1,0,0,0,0,1,1,1,1,0,1,0,1,0,1,1,0,0,0,1,1,1,1,1,0,1,1,0,1,1,0,0,0,0,0,0,0,1,0,0,0,1,0,0,1,1,1,0,1,1,0,0,1,0,1,0,0,0,0,1,1,1,1,1,1,0,0,1,1,1,1,1,0,1,0,0,0,1,0,1,0,1,0,1,1,1,1,1,0,1,0,0,1,0,1,1,0,0,1,0,1,0,1,0,0,1,1,1,1,1,1,0,1,0,1,1,0,0,1,1,0,1,1,1,0,1,0,0,0,0,0,1,0,1,1,0,0,0,1,1,1,0,1,0,1,1,1,1,0,0,1,0,0,1,1,1,1,1,1,1,1,0,1,0,1,0,0,1,1,1,1,0,0,0,0,1,1,0,0,0,1,0,1,0,0,1,1,1,0,0,0,0,0,0,1,1,0,0,0,0,1,1,1,1,1,1,0,1,0,0,0,1,1,0,0,1,1,0,1,1,0,0,0,1,0,0,1,0,1,1,0,1,1,1,0,1,0,0,1,1,1,0,1,1,0,1,0,0,0,1,1,0,1,0,1,0,1,0,1,0,1,1,0,0,0,0,1,1,1,0,1,1,1,0,1,1,1,0,1,1,0,0,1,0,0,0,0,1,0,0,0,1,1,1,1,1,0,1,1,1,1,1,0,1,1,0,1,0,1,1,1,1,0,1,0,0,1,0,1,0,0,1,1,1,0,0,0,1,0,0,0,1,0,0,0,0,1,0,1,1,0,1,0,0,0,0,0,0,1,0,0,0,0,0,0,0,1,1,0,0,1,0,0,0,1,0,0,1,0,1,0,1,1,1,1,1,1,0,0,1,0,1,1,0,1,1,1,0,1,1,0,1,0,0,1,1,1,0,0,1,1,1,1,1,1,0,1,1,1,0,0,0,0,1,1,1,0,0,0,0,0,1,1,1,1,1,1,1,1,1,1,0,0,0,1,1,0,1,1,0,0,1,0,1,0,0,1,1,1,0,1,1,1,0,1,1,0,0,1,0,0,1,0,0,0,0,0,1,0,0,1,1,1,0,0,0,0,0,0,1,0,1,1,0,0,1,0,0,1,0,0,1,1,1,0,0,1,1,0,0,1,1,0,1,1,1,1,0,1,0,1,1,0,1,0,0,1,1,1,0,1,0,0,1,0,1,1,0,1,0,1,0,1,1,0,1,0,0,1,1,0,1,1,0,1,0,1,1,1,1,1,1,0,0,0,0,1,0,1,0,1,1,1,1,0,0,1,0,1,1,1,0,1,1,1,0,1,0,0,1,1,1,1,0,0,0,0,0,1,0,1,1,1,0,0,1,1,1,0,0,1,0,0,0,0,0,0,0,1,0,1,1,1,1,1,0,0,1,1,1,0,1,1,0,1,1,0,1,0,1,0,0,0,0,0,0,1,1,0,0,1,1,0,0,1,0,1,1,0,0,0,1,1,0,0,1,1,1,1,0,1,0,1,1,0,1,0,0,1,0,1,0,1,1,0,1,0,0,1,1,0,0,0,0,0,0,0,1,1,0,0,0,0,0,1,0,0,1,0,0,1,0,1,1,1,0,1,0,1,0,0,1,0,0,1,1,0,0,0,0,0,0,1,0,0,1,1,0,1,1,0,0,1,0,0,1,1,1,0,1,1,1,0,1,1,0,1,0,0,0,1,0,1,1,0,0,1,1,1,1,0,0,1,1,0,0,0,0,0,0,1,1,1,0,1,1,0,0,1,1,1,1,1,1,0,0,1,1,0,1,0,1,0,0,0,1,0,0,1,0,0,1,0,0,0,1,1,0,0,1,0,1,0,0,0,0,0,1,1,1,0,0,0,0,1,0,0,0,1,0,1,0,0,0,1,0,1,0,1,0,0,1,0,1,1,0,0,1,0,0,1,0,1,1,1,0,0,1,0,0,1,1,1,0,0,0,0,1,1,1,0,0,0,0,1,1,1,1,1,0,0,1,1,1,1,1,0,1,1,1,0,0,1,0,1,1,1,1,1,1,0,1,0,1,1,1,0,0,0,0,1,0,0,0,0,0,0,0,1,1,0,0,1,0,0,0,0,0,0,1,0,1,1,1,0,0,0,0,1,0,0,0,1,0,1,0,0,1,0,0,0,0,0,1,0,1,1,0,0,0,0,0,1,1,1,1,1,1,0,0,0,1,1,1,1,1,1,1,1,1,0,0,1,0,0,0,1,1,1,0,1,1,1,0,1,1,1,0,0,1,1,1,1,1,0,0,1,1,0,1,1,0,0,0,1,0,1,0,0,0,0,0,1,0,0,1,1,0,1,1,0,0,0,0,0,1,0,1,0,1,1,1,1,1,1,1,0,1,1,1,1,0,0,0,1,1,1,0,0,0,0,0,1,0,0,1,1,1,0,1,1,0,1,1,1,1,0,1,1,0,1,1,0,0,1,0,1,0,0,0,0,1,1,0,1,0,0,0,0,1,0,0,1,0,0,1,1,0,0,1,0,0,0,0,1,1,0,0,1,1,1,0,1,0,0,1,0,0,0,0,0,1,1,1,1,0,0,1,0,0,1,0,0,0,0,0,1,1,0,1,0,1,1,1,1,0,0,1,0,1,0,0,0,0,1,0,0,1,1,1,1,1,1,1,0,0,1,1,1,0,1,1,0,1,0,1,1,0,0,0,1,0,1,1,0,1,0,0,1,1,1,0,0,1,1,0,1,1,0,0,1,0,0,1,0,0,0,1,0,0,1,1,1,1,1,0,0,1,0,0,0,0,1,0,0,1,0,0,1,1,0,1,0,1,1,0,1,0,1,0,1,1,0,1,0,0,1,0,0,0,1,0,0,1,0,0,0,1,1,0,0,0,0,1,0,0,0,1,0,0,1,1,0,0,1,1,0,0,1,1,0,1,0,1,0,1,1,0,1,1,1,0,0,1,1,1,0,1,0,1,1,1,0,1,0,1,1,0,0,1,0,1,0,1,0,1,0,1,1,0,0,1,1,0,1,0,1,1,0,0,1,0,0,1,1,1,0,0,1,1,1,0,0,0,1,1,1,0,0,1,0,1,1,0,0,0,1,0,0,0,0,0,0,0,0,0,1,1,1,1,1,0,1,0,1,0,1,1,0,0,0,1,1,1,1,0,0,0,1,0,0,1,0,1,0,1,1,0,1,0,1,1,1,0,0,1,1,0,0,1,1,1,1,1,1,0,1,0,1,1,0,0,0,0,0,1,1,1,0,0,1,0,1,0,1,1,0,1,1,0,0,1,0,1,1,1,1,1,1,1,1,0,1,0,0,0,0,1,1,0,0,0,1,1,0,0,1,1,0,1,0,1,1,1,1,1,0,1,0,0,0,0,1,0,1,1,1,1,1,1,0,0,0,1,1,0,0,0,0,0,0,0,0,1,0,1,0,1,0,1,0,0,1,1,0,1,0,0,1,1,1,1,0,1,0,1,0,0,1,0,0,1,1,1,0,1,1,0,0,1,1,0,0,1,1,1,1,1,1,1,0,0,1,1,1,1,0,0,0,0,0,1,1,1,0,1,1,1,1,1,1,0,1,1,0,1,1,1,0,1,1,1,1,0,1,1,1,1,1,1,1,0,1,1,1,1,1,0,0,1,0,1,0,1,0,0,0,0,0,1,1,1,0,0,0,1,0,0,0,0,0,0,0,0,1,0,1,1,1,1,1,0,0,0,0,0,0,0,1,0,1,1,0,1,0,1,1,1,1,1,1,1,1,1,1,0,1,0,0,0,0,1,1,1,0,0,1,0,0,1,1,0,1,1,0,0,1,1,1,0,0,0,0,0,1,0,1,1,1,1,1,0,0,0,0,1,1,1,0,0,0,1,0,0,1,0,1,0,1,0,0,1,0,1,1,1,1,1,1,0,0,1,1,1,0,1,0,0,1,0,0,1,0,0,0,0,0,0,1,0,0,1,1,1,0,0,1,0,1,1,1,1,0,1,0,1,0,0,1,1,0,0,0,1,0,0,0,1,0,0,0,0,0,0,0,0,0,0,1,0,1,1,0,1,0,0,1,1,0,1,0,0,0,1,0,0,0,1,0,0,0,1,1,1,0,0,0,1,0,1,1,0,1,1,0,0,0,1,1,0,1,0,1,0,1,1,0,0,0,0,1,1,0,0,1,0,0,1,1,0,1,0,1,1,1,1,0,0,1,1,0,1,0,0,1,1,0,1,0,1,1,1,0,0,1,1,0,1,1,1,1,0,1,1,0,0,1,0,0,0,0,0,1,1,1,0,0,0,0,0,0,0,1,0,1,1,0,1,1,1,1,0,1,0,1,0,0,1,0,0,1,1,1,0,1,1,0,1,0,1,1,0,0,1,0,1,0,0,0,1,0,0,0,0,1,0,1,1,0,1,1,1,1,1,0,1,1,0,1,0,1,1,1,1,1,0,1,0,0,0,0,0,1,1,0,1,1,0,0,1,1,1,1,0,1,1,0,0,1,0,1,0,1,0,1,0,0,0,0,0,1,1,0,1,0,1,0,0,0,0,0,0,0,1,1,1,0,1,1,1,1,1,0,1,0,0,1,1,1,1,0,1,0,1,0,1,1,0,0,1,0,0,0,0,1,0,1,0,0,1,1,0,0,1,0,0,1,1,0,1,0,0,0,1,0,0,0,1,1,1,1,1,1,1,1,0,0,1,0,0,1,0,1,0,1,0,1,1,0,1,0,1,0,0,1,0,1,1,0,1,1,0,1,1,0,1,1,0,0,1,0,1,0,1,0,1,1,1,0,0,1,0,1,0,1,1,0,0,1,0,1,1,1,1,1,1,0,1,0,0,1,1,0,1,0,1,0,0,0,1,1,1,0,0,1,0,1,0,0,0,1,1,0,1,0,0,0,1,1,0,1,0,1,1,0,1,0,1,0,0,0,0,0,0,0,1,1,0,1,1,1,0,1,1,1,1,0,1,0,1,1,1,0,1,1,1,0,1,0,0,0,0,1,0,0,0,0,0,1,1,1,1,0,0,0,1,0,0,0,1,1,1,1,1,1,0,1,1,1,0,1,0,0,1,1,0,0,0,1,1,0,0,0,1,0,1,0,1,0,1,1,1,1,0,0,0,1,1,1,1,0,0,0,0,1,0,0,0,1,1,0,0,1,0,1,1,1,0,1,1,1,1,0,1,0,0,0,1,1,0,1,1,1,0,1,1,1,1,0,0,0,1,0,1,1,0,1,0,1,0,1,1,0,1,0,1,1,1,1,0,0,0,1,0,0,0,0,1,0,0,0,1,1,1,0,1,1,0,0,1,0,0,0,0,0,0,0,1,0,0,1,0,1,1,0,1,1,0,0,1,0,0,0,1,1,1,1,0,0,0,1,1,1,0,0,1,0,0,0,1,1,0,0,0,1,1,1,0,0,1,1,0,1,0,1,0,0,0,0,0,1,0,0,1,1,1,0,0,0,0,1,0,1,1,1,1,1,0,1,0,0,1,0,0,0,1,0,0,0,1,1,0,1,0,0,1,0,0,1,1,1,1,0,0,0,0,1,0,0,1,0,0,0,1,1,1,1,0,0,1,0,0,0,0,0,0,0,1,1,1,0,0,1,1,1,0,0,1,1,1,1,0,1,1,0,1,0,1,1,1,0,0,0,0,1,1,1,0,0,1,0,0,1,0,0,1,1,1,0,1,1,1,0,1,1,1,0,1,1,0,1,1,0,0,1,1,0,1,1,0,1,0,1,0,1,1,1,1,0,1,1,0,0,1,1,1,1,0,1,1,0,1,0,1,1,1,1,0,0,1,1,0,0,0,0,1,1,1,0,0,1,0,1,1,1,0,0,1,0,1,0,0,0,1,1,1,1,0,1,0,0,0,0,0,0,1,0,1,1,1,0,0,0,1,0,1,0,1,1,0,0,1,0,0,1,0,0,0,0,0,0,0,1,1,0,0,1,1,0,0,0,1,0,1,1,1,1,0,0,1,0,1,1,0,0,1,1,1,1,1,0,1,1,0,0,1,0,1,1,1,0,0,0,0,1,1,0,0,1,0,1,1,1,0,1,1,0,0,1,0,1,1,1,1,0,0,1,1,1,0,0,0,0,0,0,0,0,1,1,0,1,0,1,1,0,1,0,1,0,0,0,1,1,0,1,0,0,1,1,0,1,1,1,1,1,1,0,0,0,0,0,1,1,1,1,1,1,0,0,1,0,0,0,1,0,1,0,0,0,1,0,1,0,0,1,0,1,1,0,1,1,1,0,0,1,0,0,1,0,1,1,1,1,1,0,0,1,0,1,1,1,1,1,0,1,0,1,0,0,1,0,0,1,1,0,1,0,0,0,1,1,1,0,1,0,0,1,0,1,0,1,1,0,0,0,0,1,0,1,1,0,1,0,1,0,1,1,0,1,1,1,0,0,0,1,1,0,1,1,0,0,0,1,1,1,1,0,1,1,0,1,1,0,0,0,0,0,1,0,0,1,1,0,0,0,0,0,0,1,0,1,1,0,0,0,1,1,0,0,0,0,0,0,0,0,0,0,1,0,1,1,0,1,0,1,0,0,0,1,0,0,0,1,1,1,1,0,1,0,1,1,0,1,1,0,1,0,0,0,1,1,0,1,0,0,1,1,1,1,1,1,0,0,0,1,0,0,0,0,0,1,1,1,0,1,0,0,0,0,0,0,0,0,0,0,0,1,0,1,0,1,0,0,0,0,0,0,0,1,1,1,0,0,0,1,1,0,0,0,0,0,1,1,1,0,0,0,0,1,0,0,1,1,1,1,1,0,1,1,0,1,0,1,0,0,1,1,1,0,0,0,0,1,0,1,0,0,0,0,0,0,1,1,1,0,1,1,1,0,0,1,0,0,1,1,1,1,0,1,0,0,1,0,0,1,1,0,0,1,1,0,1,0,1,1,0,0,1,0,0,1,1,1,1,1,1,0,1,1,0,1,0,0,1,1,1,1,1,0,0,1,1,0,0,1,1,0,0,0,1,0,1,1,0,0,1,1,1,0,1,0,1,0,0,0,0,1,1,0,0,0,1,1,1,0,1,0,0,1,0,1,1,0,1,0,1,0,1,1,0,1,0,1,0,1,1,1,1,1,1,1,1,1,0,0,1,0,0,0,1,1,1,1,0,1,1,0,1,0,0,1,0,1,1,0,1,1,0,1,1,0,1,0,1,0,0,1,1,1,0,0,0,1,0,1,1,1,1,0,0,1,0,1,1,0,1,0,0,1,1,1,1,1,0,0,0,1,1,0,1,1,1,0,1,1,1,0,0,0,1,1,0,0,0,0,1,0,1,0,0,1,0,0,1,1,1,1,0,1,0,0,1,1,0,0,0,0,0,1,0,1,1,0,1,1,0,1,1,1,1,0,1,0,0,0,1,1,1,1,1,0,0,1,0,0,1,0,0,0,1,0,0,0,1,1,0,0,1,1,0,0,0,1,0,1,0,1,0,0,0,0,1,0,0,0,1,1,0,1,0,0,1,0,0,0,0,0,1,1,1,0,0,0,1,0,0,0,1,1,0,1,0,0,0,0,0,1,0,1,0,1,1,1,1,0,1,1,1,1,0,1,1,1,1,1,0,1,0,1,0,0,1,1,0,0,0,0,1,0,0,1,0,1,0,0,1,1,1,1,1,1,1,0,1,0,0,0,0,1,0,1,1,1,0,0,1,1,0,0,1,1,1,1,1,1,1,0,1,0,0,1,1,1,0,1,0,0,0,1,1,1,0,0,0,1,0,1,0,1,1,0,0,1,1,0,0,1,0,0,1,1,0,1,0,0,1,0,0,1,1,0,1,1,0,0,1,1,1,1,0,0,1,0,0,1,1,1,0,1,1,0,0,0,1,0,0,1,1,0,0,1,1,1,0,1,1,1,1,0,1,1,1,0,0,0,1,1,0,1,1,1,0,0,1,0,1,1,1,0,1,1,1,0,1,0,1,0,0,1,1,1,1,0,1,0,1,0,1,1,0,1,0,1,0,0,0,1,1,0,0,1,0,1,1,1,1,0,0,0,0,1,0,0,1,1,1,1,0,1,0,1,1,1,0,0,0,0,0,1,0,1,1,0,1,1,1,1,0,0,0,0,0,0,0,1,1,1,1,0,0,0,0,0,0,0,0,1,1,0,1,0,0,0,1,1,0,0,1,1,1,1,1,0,1,0,1,0,1,0,0,1,1,1,0,1,0,0,0,1,1,0,1,0,0,1,1,0,1,0,0,0,0,1,1,1,1,0,0,0,1,1,0,1,1,1,0,0,1,0,0,0,0,1,1,0,0,0,0,1,1,0,1,1,1,0,0,1,1,1,1,0,0,0,1,0,1,1,0,0,1,0,1,0,0,0,0,1,1,1,1,1,1,1,1,1,0,0,0,0,1,1,1,1,1,0,1,0,1,1,0,1,1,1,0,0,1,0,0,0,0,0,1,0,0,0,0,0,1,0,0,0,0,0,0,0,1,1,1,0,1,0,0,0,0,0,0,0,0,0,0,0,1,1,0,1,0,1,1,0,0,1,0,1,0,1,0,1,0,0,0,1,1,0,1,1,1,1,1,0,1,1,1,0,1,0,0,1,1,0,1,1,0,1,0,1,1,1,1,0,0,0,0,1,0,0,0,1,1,1,0,0,0,0,1,1,0,0,1,1,1,0,0,0,1,0,1,1,0,0,1,0,0,0,0,0,1,1,1,0,0,0,1,1,0,0,1,1,1,1,0,0,1,0,1,1,1,0,0,0,0,0,0,0,1,1,1,0,0,0,1,1,0,1,1,0,1,0,0,0,1,0,1,1,1,0,0,1,1,1,1,0,0,1,1,0,1,0,0,0,1,0,0,1,1,0,0,1,1,1,0,1,0,1,0,1,1,1,1,1,0,1,1,1,0,0,1,1,1,1,0,1,0,1,0,1,1,1,1,1,0,1,0,0,1,1,1,1,0,0,1,0,0,0,0,0,0,1,0,1,0,0,0,0,0,0,1,1,0,1,0,1,0,1,1,0,1,0,0,0,0,0,0,0,1,0,0,0,0,1,0,0,1,1,0,1,1,1,1,1,0,1,0,1,1,1,0,1,1,0,0,0,0,1,0,0,0,0,1,1,1,0,1,1,0,0,1,1,0,0,0,0,0,1,0,1,1,1,1,0,0,0,0,1,1,0,1,0,0,1,1,0,1,1,1,1,1,0,1,1,1,1,0,0,1,0,0,0,1,0,1,0,0,1,1,1,1,1,0,1,0,1,0,0,0,1,1,1,0,1,1,1,0,1,0,0,0,1,0,1,1,1,1,0,1,0,1,1,0,0,0,0,1,1,1,0,0,1,0,1,0,0,1,0,1,1,1,0,0,1,1,0,1,0,0,1,0,1,1,1,0,1,0,1,1,1,1,0,0,1,1,1,0,1,0,0,1,1,1,0,0,1,1,0,1,1,0,1,1,1,0,1,0,0,1,0,0,0,1,0,0,0,1,0,1,1,0,0,0,1,0,0,0,1,0,1,1,0,1,1,1,0,0,1,1,0,0,0,1,0,1,0,1,1,1,0,0,1,1,0,1,1,1,0,1,1,1,0,0,0,0,0,1,1,1,1,1,0,0,1,0,0,0,1,0,0,0,0,0,1,1,1,1,1,1,0,1,1,0,1,0,0,0,1,0,1,1,1,0,1,0,1,1,0,1,0,1,0,1,0,1,0,1,1,0,0,1,0,0,0,1,1,1,1,1,1,1,1,0,0,0,0,0,1,1,1,1,0,0,0,1,0,0,1,1,0,0,1,0,1,0,0,0,1,1,1,0,1,1,0,0,0,0,1,1,0,0,0,1,0,1,1,0,0,1,0,1,0,0,1,0,0,1,0,1,0,1,1,1,0,1,0,0,0,0,0,1,1,1,0,0,0,0,1,0,0,1,0,0,0,0,0,0,0,1,1,0,1,1,1,1,1,1,0,0,0,0,1,1,1,1,1,0,1,1,0,1,1,1,1,0,1,1,0,0,0,1,0,0,1,1,0,0,0,0,1,1,1,0,1,0,0,0,1,0,1,1,0,1,0,0,1,0,1,0,1,1,1,0,1,0,1,1,1,0,1,1,1,0,0,0,1,0,1,1,1,1,1,0,1,0,1,1,0,0,0,1,1,1,1,1,1,0,1,1,0,0,0,0,0,0,0,0,0,0,0,0,0,1,0,1,1,0,0,0,0,1,1,1,0,0,1,1,0,1,0,1,0,0,1,0,0,1,0,1,0,0,0,1,1,0,0,1,1,0,1,0,1,1,0,0,0,0,0,1,0,1,0,1,0,0,0,1,0,0,0,0,0,0,1,0,1,0,0,0,1,0,1,1,1,0,1,1,1,0,0,1,1,0,0,0,0,1,0,0,1,0,0,0,1,0,0,1,0,0,0,1,1,0,0,1,0,0,0,1,1,0,1,1,0,1,0,1,1,0,1,0,1,1,0,1,1,0,1,1,1,0,1,1,0,1,1,1,0,0,0,1,0,0,0,0,1,0,0,0,0,0,0,0,0,0,0,0,1,0,1,0,1,0,1,0,1,0,1,1,0,1,0,0,0,0,0,0,1,0,0,1,0,0,1,1,1,1,0,0,0,1,1,1,1,0,1,1,1,1,1,1,1,1,0,0,1,0,1,1,1,1,1,0,1,0,0,0,0,0,0,0,0,1,0,0,0,0,0,1,0,0,0,0,0,0,0,1,0,0,0,1,1,1,0,1,1,0,0,0,0,0,0,1,1,0,1,1,0,1,1,1,1,1,0,1,0,0,1,0,0,0,1,1,1,0,1,0,0,0,0,0,1,1,0,0,1,0,1,1,1,0,1,0,1,1,1,1,0,1,0,1,0,1,1,1,0,1,0,0,0,0,1,1,1,1,1,0,0,1,0,0,1,0,0,0,0,0,0,0,0,1,0,0,0,1,1,0,1,1,0,1,0,1,0,1,0,1,1,1,0,1,0,0,1,0,1,1,0,0,0,1,0,0,0,1,0,1,1,1,1,1,0,0,1,1,1,1,1,1,0,1,0,0,1,0,1,1,1,0,0,0,0,1,0,0,1,1,1,1,0,0,1,1,0,1,0,0,1,0,0,1,0,1,0,1,1,1,0,1,1,0,0,1,0,0,0,1,1,1,1,0,0,0,0,0,0,0,1,0,1,1,0,1,0,0,1,0,0,1,1,0,0,1,0,1,1,1,0,1,0,0,0,0,0,1,1,0,1,1,0,1,1,1,0,0,0,0,0,0,1,1,1,1,0,1,0,1,0,0,0,0,0,0,1,1,0,0,0,1,0,0,0,1,0,0,0,0,1,0,0,0,1,1,1,0,1,1,1,1,0,1,0,1,0,0,1,1,1,1,0,0,1,0,1,1,0,0,0,0,0,0,1,0,0,0,0,0,0,1,0,1,1,1,0,0,0,1,0,0,1,1,1,0,1,0,0,0,0,1,1,1,1,1,0,1,0,1,0,0,1,1,1,0,1,1,1,0,0,1,0,0,1,0,1,0,1,1,1,0,0,0,0,0,1,0,1,1,1,1,1,0,1,0,0,0,0,0,1,1,0,1,1,0,0,1,0,0,0,1,1,0,1,1,0,0,0,1,1,0,0,1,0,1,1,0,0,1,0,1,1,1,0,1,1,1,0,1,0,1,0,1,1,0,1,0,1,0,0,1,0,1,1,0,1,0,0,0,0,1,1,0,0,0,1,0,1,1,1,1,0,0,1,0,0,1,1,0,0,0,1,1,0,0,0,1,0,0,1,1,1,1,0,1,1,1,0,0,0,0,1,1,0,0,1,1,1,1,1,1,1,0,1,1,0,1,1,0,1,1,0,1,1,0,1,1,1,0,1,0,0,1,1,0,1,0,1,0,1,1,0,1,0,0,0,1,0,0,0,0,1,0,1,1,1,1,1,0,0,1,1,0,1,1,1,0,1,1,0,0,1,1,1,0,0,0,1,1,0,1,0,0,1,1,1,0,1,1,1,1,1,1,1,1,1,1,1,1,1,1,0,1,0,1,1,1,1,1,0,1,1,1,1,0,1,1,1,1,1,1,0,0,1,1,1,0,0,1,0,1,1,0,0,0,1,0,0,0,1,1,1,1,1,0,0,0,0,0,1,1,1,1,0,1,1,0,1,1,0,1,0,1,1,1,1,1,0,1,1,0,1,1,1,0,0,1,1,0,1,0,0,1,1,1,0,1,0,0,1,0,0,1,0,1,1,0,0,1,1,0,1,1,1,1,1,1,0,1,0,0,0,1,1,1,1,1,1,1,0,0,1,1,0,1,1,1,0,0,1,1,1,0,0,1,0,0,0,1,0,1,1,1,0,1,1,1,0,1,0,1,1,1,0,0,0,0,0,1,0,0,1,1,1,1,0,0,1,0,0,1,0,1,1,0,0,1,0,0,0,1,0,1,1,1,1,1,0,0,1,0,0,0,0,1,1,1,0,1,1,0,1,1,1,0,1,1,1,0,1,0,1,1,1,0,0,0,1,0,1,0,1,0,0,1,1,0,0,1,1,1,1,1,0,0,1,1,1,0,0,1,0,0,0,1,1,1,1,0,1,0,0,0,1,1,1,0,1,0,1,0,0,1,1,1,0,1,1,0,0,1,1,1,0,0,0,0,0,0,1,1,1,0,1,1,0,1,1,1,1,0,0,0,0,1,0,1,0,1,1,0,1,1,0,0,1,1,0,0,1,1,0,0,1,1,0,0,0,0,1,1,1,0,1,0,0,0,0,1,0,0,1,0,1,0,1,0,0,1,0,1,0,0,1,1,1,0,0,1,1,1,0,1,1,1,1,1,1,0,1,1,0,1,1,0,0,0,0,1,1,1,0,1,1,1,1,0,1,1,0,0,1,0,0,0,0,0,1,1,1,0,1,1,0,1,0,1,1,0,1,1,1,1,1,1,0,0,0,1,0,1,1,0,1,0,1,0,0,1,0,0,1,0,1,0,0,0,1,0,0,0,1,1,1,1,0,0,1,0,0,1,0,0,1,1,1,1,1,1,1,1,1,1,0,0,0,1,1,0,1,1,0,1,1,1,1,1,0,0,1,1,1,1,0,1,0,0,0,1,0,1,0,0,0,0,1,1,0,0,1,1,0,0,1,1,0,1,1,0,0,1,1,1,0,1,0,0,0,1,0,1,0,0,0,0,0,1,0,0,0,1,0,1,1,0,0,0,0,0,1,0,1,0,0,1,1,0,0,1,1,0,0,1,1,1,1,0,0,1,1,1,1,0,1,0,1,0,0,0,0,1,0,1,0,1,0,0,1,1,0,1,0,0,1,0,1,1,0,1,0,1,0,0,1,0,1,0,1,1,0,1,0,0,0,1,0,0,1,1,0,0,0,1,1,1,1,1,1,1,0,1,1,0,0,1,1,1,0,1,1,0,0,1,1,0,0,0,1,1,0,0,0,0,0,1,0,0,1,0,1,0,1,0,1,1,0,1,0,1,0,1,1,1,0,0,0,1,0,1,1,1,1,1,1,1,1,0,1,1,1,0,0,0,1,0,1,0,0,0,0,0,0,0,1,0,1,1,0,1,1,0,1,0,0,1,0,1,0,0,1,1,1,0,1,0,0,1,1,0,0,0,0,0,0,0,1,1,1,0,1,0,0,1,1,1,0,1,1,1,0,1,1,0,0,1,1,1,1,1,0,0,1,1,0,0,0,1,1,0,0,0,0,0,1,1,1,1,0,0,0,0,1,1,1,1,0,0,0,0,1,1,0,0,1,0,1,0,1,1,1,0,0,1,0,1,0,0,1,0,1,0,0,1,1,0,1,1,0,0,1,0,0,1,0,0,0,0,1,1,1,1,1,1,1,0,1,0,0,1,1,0,0,0,0,1,1,1,0,1,0,1,1,0,1,0,0,1,0,0,1,1,1,1,1,1,0,0,1,1,1,1,1,0,1,0,1,0,1,0,1,1,1,0,0,0,1,0,0,0,1,0,1,1,1,0,1,0,1,0,0,0,1,1,0,0,0,0,0,0,1,1,1,1,1,0,1,0,0,1,1,1,0,0,0,1,0,1,1,1,0,0,1,1,1,1,1,1,1,0,1,1,0,0,0,1,1,1,1,0,0,0,0,0,1,0,1,0,0,0,0,1,0,1,1,0,0,0,0,0,0,0,1,0,0,0,1,0,0,1,0,0,1,0,0,0,1,1,0,1,1,0,0,1,1,1,1,0,0,0,1,0,1,1,0,0,0,1,1,1,0,1,1,1,1,1,0,1,1,1,1,0,1,0,1,1,0,1,1,1,0,0,1,1,0,1,0,0,0,0,1,0,0,0,0,0,1,1,0,0,0,1,0,1,1,1,0,0,1,1,1,0,0,1,0,0,0,0,1,1,1,0,1,0,1,0,0,0,0,0,0,0,0,1,0,1,0,1,0,0,1,0,0,1,0,0,1,0,0,1,0,0,1,1,1,1,0,0,0,1,1,0,1,0,1,1,1,0,1,0,0,1,0,0,1,0,1,0,0,1,0,0,0,0,0,0,1,1,0,1,1,0,0,0,1,1,0,0,1,0,0,1,1,1,1,0,0,1,0,0,0,0,0,0,0,0,0,0,0,1,1,1,0,1,1,1,0,1,0,0,0,1,1,0,1,1,0,0,1,0,1,1,1,0,0,0,0,0,1,0,1,1,0,1,0,1,0,1,0,1,0,0,0,1,0,1,0,0,1,1,0,1,0,0,0,0,1,1,0,0,1,0,1,1,0,0,1,1,0,0,0,0,0,0,0,1,1,1,0,1,0,0,0,0,0,0,1,0,1,0,1,1,1,0,0,1,1,0,0,1,0,1,0,0,0,0,0,1,1,1,0,0,0,1,1,0,0,1,1,0,1,1,0,0,0,0,0,1,0,0,1,0,0,0,1,0,0,1,0,0,1,0,1,1,1,0,0,1,0,1,0,1,0,0,0,1,0,1,1,1,0,0,0,0,1,1,1,1,0,1,0,1,0,1,1,1,0,0,1,1,0,1,1,1,1,1,1,0,1,1,1,1,0,1,1,0,1,0,1,0,1,1,0,0,0,1,1,0,1,1,1,0,1,0,1,1,0,1,0,0,1,0,0,1,1,1,1,1,1,0,1,1,1,1,0,1,1,0,0,0,0,1,1,0,0,1,1,0,1,0,0,0,1,0,0,0,1,0,1,0,0,0,0,0,0,1,0,0,0,0,1,1,1,0,0,0,0,1,0,1,0,0,1,1,1,0,0,0,1,0,0,0,1,0,1,1,1,1,1,0,1,1,0,1,1,1,1,1,1,1,1,0,1,0,1,0,1,0,1,0,0,1,1,0,1,0,0,1,0,1,1,0,0,0,1,0,1,1,1,0,0,1,0,1,1,1,0,1,1,1,0,1,1,0,0,0,1,0,0,0,0,0,1,1,1,0,1,1,1,1,1,1,1,1,0,1,1,1,1,0,0,1,0,1,0,1,0,1,0,1,1,0,0,1,1,0,1,0,1,1,1,0,0,1,1,0,1,1,1,0,0,1,1,1,1,0,1,0,1,0,0,0,0,1,1,1,1,1,1,1,1,0,1,0,1,1,0,0,1,1,0,1,0,1,1,0,0,0,1,1,0,0,1,0,1,0,1,1,0,0,1,0,0,1,1,1,1,1,0,0,0,1,0,0,1,1,0,0,1,1,0,0,0,0,0,0,1,0,1,1,1,0,0,1,1,1,1,1,1,1,0,0,1,1,1,1,0,0,1,1,0,0,0,0,1,0,1,1,0,1,1,0,0,0,0,0,0,1,1,1,0,0,0,0,1,0,0,0,0,1,0,1,1,0,0,1,1,0,0,0,0,1,0,0,1,0,1,0,0,1,0,1,1,1,0,0,1,1,1,1,1,1,0,1,1,0,1,0,0,0,0,0,1,0,1,1,0,0,0,0,1,0,0,0,1,1,1,0,1,1,1,1,0,1,0,1,1,1,1,0,0,1,0,1,0,0,1,1,1,1,1,1,0,1,1,1,1,1,1,1,0,1,0,1,1,1,0,1,1,1,1,1,1,0,1,1,1,0,1,0,0,1,1,1,1,0,0,0,1,0,0,0,1,0,1,1,1,0,0,1,0,1,0,0,0,0,0,0,0,0,0,1,0,1,1,1,0,1,1,0,0,1,1,0,0,0,1,1,1,1,0,0,1,0,0,1,1,0,0,0,0,1,1,0,0,0,0,1,0,1,1,0,1,0,1,1,0,0,0,0,1,1,0,1,0,1,1,1,1,0,0,1,0,1,1,0,0,1,0,1,1,0,0,0,1,1,0,1,0,0,0,0,0,0,0,1,0,0,0,0,1,1,1,0,0,1,0,1,0,0,0,1,0,1,0,1,0,1,1,0,1,1,0,1,1,0,1,1,1,0,0,0,1,1,1,1,1,1,1,1,0,0,1,0,0,0,0,0,1,1,0,0,1,0,0,1,1,1,0,0,0,0,1,0,1,1,1,0,1,1,1,0,1,0,1,0,0,1,1,0,0,0,0,1,1,0,0,1,0,1,0,1,1,0,1,0,1,1,1,1,0,0,1,1,0,0,1,0,1,1,0,0,0,1,1,0,0,0,0,1,1,1,0,1,1,0,0,0,0,0,0,0,0,1,0,1,0,1,0,1,0,1,0,1,0,0,1,0,0,0,1,1,1,1,1,1,1,0,0,0,0,0,1,1,1,0,1,0,1,1,0,1,0,1,0,0,1,1,1,0,0,1,0,0,0,1,1,1,0,1,1,0,0,1,1,1,1,1,1,1,1,1,1,1,0,0,0,1,1,0,1,0,1,0,1,0,1,0,0,0,1,1,1,1,1,1,0,0,1,1,0,1,0,1,0,0,1,1,0,0,0,1,0,1,1,0,0,0,0,1,0,0,0,0,1,0,0,1,1,1,1,0,0,0,1,1,1,0,1,0,1,1,1,0,0,0,0,0,1,0,1,1,1,1,0,1,0,1,1,1,1,1,0,1,0,0,0,1,1,1,0,0,0,1,0,0,0,0,1,1,0,0,1,1,1,1,0,0,0,1,1,1,0,1,1,0,0,1,1,1,1,1,0,1,1,1,0,0,1,0,0,0,1,0,1,1,0,0,0,0,1,0,0,1,0,1,0,0,1,0,0,1,0,0,0,1,0,1,1,1,1,0,1,0,1,1,0,0,1,0,1,0,1,0,0,0,0,0,1,1,1,1,0,1,0,1,1,1,1,0,1,0,1,0,1,1,0,1,1,1,1,0,1,1,0,1,1,1,1,0,0,1,0,0,1,0,1,0,0,1,1,1,1,0,1,1,1,0,0,0,1,1,1,1,1,1,0,1,0,1,0,1,1,1,0,0,0,0,1,1,0,0,0,1,1,1,1,0,0,1,0,0,0,0,0,0,0,0,0,1,1,0,0,1,1,1,0,0,0,0,0,0,0,1,1,1,0,1,0,1,0,1,1,1,0,1,0,0,0,0,1,1,1,0,0,1,0,0,1,0,0,1,1,0,0,1,1,1,1,1,0,0,0,1,1,0,0,1,1,1,0,1,0,0,0,1,1,1,1,0,1,0,0,1,1,0,0,0,1,1,1,1,1,1,0,0,1,0,1,0,1,1,0,1,0,0,0,1,0,0,0,1,1,1,1,1,1,1,1,1,1,0,0,0,1,1,0,1,1,0,0,0,1,0,1,1,0,0,0,1,0,0,1,1,1,0,0,1,0,0,0,1,0,1,0,0,0,0,1,1,1,1,1,1,0,0,0,0,0,1,0,1,1,0,0,1,0,1,1,1,0,1,1,1,0,1,0,0,0,1,1,1,1,1,0,1,1,1,0,0,1,0,0,1,1,1,1,1,1,0,0,1,0,1,0,0,1,1,1,1,0,0,0,1,1,0,1,0,1,0,0,0,1,0,0,1,0,0,1,0,0,0,1,1,0,1,0,0,1,1,0,0,0,0,1,0,0,1,1,1,1,0,0,0,0,0,1,0,0,1,1,0,0,0,1,0,0,1,1,1,0,1,0,0,0,1,1,1,1,0,1,0,0,1,1,0,0,1,0,1,1,0,1,1,1,0,1,0,1,1,0,0,1,1,1,0,0,0,1,0,1,1,1,1,0,1,0,1,0,1,0,1,0,1,1,0,0,0,1,0,0,1,0,0,0,1,0,0,1,1,0,1,0,1,1,0,1,1,1,0,0,0,1,1,0,1,0,0,0,1,1,0,1,0,1,0,1,0,1,0,0,1,1,0,0,0,0,0,0,0,1,0,1,0,0,1,1,1,1,0,1,1,1,0,1,1,1,1,0,1,1,0,0,1,0,1,0,0,0,0,1,0,1,0,1,1,0,0,1,1,1,1,1,1,0,0,0,1,0,1,0,0,0,1,0,1,1,0,0,1,0,0,1,0,1,0,0,1,0,1,1,1,0,0,1,1,0,0,0,0,0,0,1,1,0,0,1,1,0,1,0,0,0,0,1,0,1,1,0,0,0,0,1,0,0,1,0,0,1,0,0,0,1,1,0,1,1,1,1,0,0,1,1,1,0,1,0,1,1,1,0,1,1,0,1,0,0,0,1,0,1,0,1,0,1,0,0,0,1,1,1,0,0,0,0,1,0,0,1,1,0,1,1,0,0,1,1,0,1,1,1,0,1,0,0,0,1,0,0,1,0,0,0,1,1,1,0,0,0,1,0,1,1,1,1,0,0,1,1,0,0,0,1,0,1,0,1,1,0,0,0,1,0,1,1,1,1,1,1,0,0,1,1,0,0,0,0,1,0,0,1,1,1,1,0,1,1,0,0,0,0,0,1,0,1,0,0,0,0,0,1,0,0,1,0,0,0,0,0,1,0,1,0,0,0,0,0,0,1,0,1,1,1,0,0,0,0,0,0,0,0,0,0,1,0,1,0,1,1,0,1,0,0,1,1,0,1,0,0,0,0,0,1,1,0,1,0,0,0,1,1,0,0,1,1,0,0,0,0,0,1,1,1,0,1,1,1,0,1,0,1,0,1,0,1,1,1,1,1,0,1,0,0,1,1,0,1,0,0,0,1,1,0,1,1,0,1,1,1,1,0,0,1,1,0,0,0,1,0,0,1,0,0,1,1,0,0,0,0,1,0,0,0,0,0,0,1,0,0,0,0,0,1,1,0,1,0,0,1,1,1,0,1,0,0,1,1,0,0,1,1,0,0,0,0,0,1,1,0,1,0,1,1,1,0,1,0,1,0,0,1,1,1,1,1,1,0,0,0,0,0,0,0,0,1,1,0,1,1,0,1,0,1,0,1,1,1,0,1,0,1,1,1,0,0,1,0,0,0,1,0,1,0,0,1,0,1,1,0,0,1,1,1,0,0,1,0,0,1,1,1,1,0,0,1,0,0,1,0,0,1,0,1,0,1,0,0,1,0,0,0,1,0,1,1,0,1,1,0,0,0,1,0,1,0,0,1,0,0,1,0,1,1,0,1,0,0,0,1,0,1,1,0,0,0,1,1,1,1,1,1,1,1,0,0,0,1,0,0,0,1,0,1,1,1,0,0,1,1,0,0,1,0,0,1,1,0,1,0,0,1,0,0,1,0,1,0,1,1,1,1,1,1,0,0,1,1,0,0,0,0,0,1,1,0,0,0,0,0,0,1,0,0,0,0,1,0,0,1,0,1,1,1,0,1,1,0,0,1,1,1,1,1,1,0,0,0,0,1,1,1,1,1,0,1,0,0,0,0,1,1,0,1,0,1,0,0,1,0,0,1,1,1,1,1,1,1,1,1,0,1,1,1,1,1,0,1,1,1,0,1,1,1,1,1,0,0,0,1,1,0,0,0,1,1,0,0,1,0,1,0,0,0,1,1,1,1,1,1,0,1,1,0,0,1,1,1,0,0,0,0,0,1,0,1,0,1,0,0,1,0,1,1,0,0,1,1,1,0,0,0,0,0,1,0,0,0,0,1,0,1,1,1,0,1,1,0,0,1,0,1,0,1,1,0,1,0,0,0,1,0,1,0,1,0,0,0,0,0,0,0,0,0,1,0,1,0,0,1,0,1,1,1,1,1,0,0,1,0,0,0,1,1,0,1,0,1,1,1,0,1,0,0,1,0,1,1,0,1,0,0,1,0,1,1,0,0,0,1,1,0,1,1,1,1,0,0,0,1,1,1,1,0,1,0,1,0,0,1,0,0,1,0,1,0,0,0,1,0,1,0,1,0,1,1,1,0,1,0,0,0,1,1,0,1,0,0,0,0,1,0,0,0,0,1,0,0,0,1,0,0,0,1,0,0,1,0,1,1,1,0,0,0,0,1,1,1,0,0,1,0,1,1,0,0,0,0,0,1,0,1,0,0,0,1,0,0,0,1,1,1,1,1,1,0,0,0,0,1,1,1,1,0,1,1,1,1,1,1,1,1,1,1,0,0,0,1,1,0,1,1,1,1,1,1,0,1,0,0,1,1,0,1,1,0,0,1,1,0,1,1,0,0,1,1,0,0,1,0,0,0,1,0,0,0,1,0,0,1,0,0,1,0,0,0,1,0,0,1,1,1,1,0,1,0,1,0,1,1,1,1,0,1,1,1,1,0,0,1,1,0,0,0,0,0,1,0,0,1,0,1,1,0,1,1,0,1,0,0,0,1,1,1,0,0,0,0,1,1,0,0,0,1,1,1,0,0,0,0,0,0,0,1,0,0,0,1,1,0,0,1,0,1,1,1,0,1,0,1,0,0,0,0,1,1,0,0,1,0,1,1,1,0,0,1,1,0,1,1,0,0,0,1,1,1,1,1,1,1,1,1,0,1,1,1,1,0,1,1,1,0,0,1,0,0,0,1,1,0,0,0,1,0,1,1,0,0,1,1,1,0,0,1,0,0,0,1,0,0,0,0,1,0,0,0,1,0,1,0,1,1,1,0,1,1,1,1,0,0,1,1,1,1,0,1,1,0,0,0,0,0,0,0,1,0,1,0,0,1,0,0,0,1,1,0,0,0,1,1,0,1,1,1,1,1,0,0,0,0,0,1,1,0,0,1,1,0,1,1,1,1,1,1,0,1,0,0,1,1,0,0,1,0,1,1,0,1,1,0,0,1,0,1,1,1,0,0,0,0,1,0,1,1,1,0,1,0,0,0,0,1,0,1,0,0,1,1,1,0,1,1,1,0,0,1,1,0,0,1,1,0,0,1,0,1,1,1,0,0,1,0,1,0,1,0,0,0,1,0,1,0,1,1,1,0,0,0,0,1,1,1,0,0,1,0,0,0,1,1,1,1,1,0,1,0,0,1,1,1,0,1,0,0,1,0,1,1,1,0,0,0,1,1,1,1,0,0,1,1,1,1,1,0,0,1,0,1,1,1,0,1,0,1,1,0,1,1,1,0,1,0,1,1,1,1,1,0,1,0,1,0,0,1,0,1,0,1,1,0,0,0,0,0,1,0,1,1,0,0,1,1,1,0,0,1,0,0,1,0,1,0,0,0,1,1,1,1,1,1,0,1,0,0,1,0,1,0,0,1,0,0,1,1,0,0,1,1,0,0,1,0,1,1,1,1,1,0,1,1,1,1,1,1,0,1,0,1,1,0,0,1,1,0,0,0,0,1,1,0,1,1,0,1,1,0,0,0,0,0,1,0,1,0,0,0,1,1,0,1,0,1,1,1,0,1,0,1,0,0,1,0,1,0,0,0,0,0,1,0,0,1,1,0,0,0,0,1,1,0,0,1,1,1,1,1,0,1,1,0,1,1,1,0,0,0,0,0,1,0,0,1,0,0,0,1,0,0,1,1,1,0,1,1,1,1,0,0,0,0,1,0,0,1,0,1,0,0,1,0,1,0,1,0,0,1,0,1,1,0,0,0,1,1,0,0,0,1,1,0,1,1,0,1,1,1,0,0,0,1,1,0,0,1,0,1,0,1,0,1,0,0,1,1,0,1,1,0,0,0,1,1,1,0,0,1,1,0,1,1,0,0,0,1,0,1,1,1,1,1,0,0,0,0,1,0,0,1,0,1,1,1,1,1,0,1,1,0,1,0,1,0,1,1,0,0,1,1,0,0,0,1,0,0,0,0,0,0,1,1,0,0,1,1,0,1,0,0,0,0,1,1,1,1,1,0,1,0,1,0,1,1,1,1,1,0,1,0,1,0,1,1,1,1,1,1,1,1,0,0,1,0,0,1,1,1,0,0,1,0,0,1,0,0,0,0,0,1,0,1,1,0,0,1,1,1,1,1,1,1,0,1,0,1,1,1,1,0,1,0,1,1,0,0,1,0,0,1,0,1,0,1,0,0,0,1,0,1,0,1,1,1,0,1,1,0,1,0,0,0,0,0,0,0,1,0,1,1,0,0,0,0,0,0,0,1,0,0,1,1,0,0,1,0,1,0,0,0,0,1,1,1,0,1,0,0,1,0,0,1,0,1,1,0,1,0,1,0,1,1,0,0,1,0,0,0,1,0,1,0,1,0,1,0,1,1,0,1,0,1,1,0,0,0,0,0,1,0,1,1,0,1,0,0,1,1,0,1,1,1,0,0,1,0,0,0,1,0,0,1,0,1,0,0,0,1,0,1,0,1,0,1,1,1,0,0,0,1,0,1,1,1,0,0,1,0,0,0,0,0,1,0,1,1,0,1,1,0,1,1,0,1,0,0,1,1,1,0,0,1,1,0,1,1,1,1,1,0,0,1,0,0,1,1,1,1,0,0,1,0,1,0,1,1,0,1,0,0,1,1,1,1,1,0,0,1,1,1,1,0,0,0,0,1,1,1,0,0,0,1,0,0,1,1,0,1,0,0,1,0,1,1,1,0,0,0,0,0,0,0,0,0,0,0,0,0,1,0,0,0,1,1,1,1,0,1,1,0,0,1,0,0,0,0,1,0,1,1,1,0,1,0,0,0,0,1,0,0,1,0,0,1,1,1,0,1,1,0,0,0,0,0,0,1,0,0,0,1,0,0,1,1,1,1,0,0,1,1,0,0,0,0,1,0,1,0,1,0,0,1,1,1,1,1,0,1,0,1,1,0,0,1,1,1,0,0,0,1,0,1,1,1,0,0,0,0,0,0,1,0,0,1,1,0,1,1,0,1,0,0,0,0,1,1,1,0,0,1,0,0,0,0,1,1,1,1,1,1,1,0,1,1,1,1,1,1,1,0,1,0,0,0,1,1,0,1,1,0,0,0,0,1,0,0,1,0,1,0,1,0,1,1,0,0,1,0,0,0,1,0,0,0,0,1,0,1,0,0,0,0,1,0,1,1,1,1,0,0,1,0,1,0,0,1,1,0,1,1,0,1,1,0,0,0,1,0,0,1,1,0,0,1,0,0,0,1,1,0,1,1,0,1,1,1,1,1,1,1,1,1,1,0,0,0,1,0,0,0,1,1,0,1,1,0,0,0,1,1,0,1,1,1,1,0,0,1,0,1,0,1,1,1,0,0,1,0,0,1,1,0,1,1,1,1,1,0,0,0,1,1,0,0,1,1,0,1,0,1,0,0,0,0,1,1,1,1,1,0,1,1,0,1,0,0,1,1,1,0,1,1,1,0,1,1,1,0,0,1,1,0,1,0,1,0,1,1,1,0,0,1,1,1,0,0,1,0,1,1,0,1,1,0,0,0,0,1,1,1,0,0,0,1,1,1,0,0,1,1,1,1,1,1,0,1,1,0,0,1,0,1,0,1,0,1,1,1,1,1,0,0,1,1,0,1,1,0,0,0,1,1,1,1,0,0,1,0,0,0,0,1,1,1,1,0,1,0,1,1,0,0,0,1,1,1,1,1,1,0,1,0,0,0,0,1,0,0,1,0,1,1,1,0,1,0,0,0,0,1,0,0,0,0,1,1,1,0,1,1,1,0,0,1,1,0,1,1,0,1,1,0,0,0,0,1,1,1,0,1,1,0,1,0,0,0,0,1,0,0,1,1,1,1,0,0,0,1,0,0,0,0,0,0,0,1,1,0,0,1,0,1,0,0,1,1,1,1,1,1,1,0,0,0,0,1,0,1,1,1,0,0,1,1,1,1,1,1,0,0,1,0,1,1,1,0,0,0,1,1,1,0,0,0,0,1,0,0,1,0,1,1,1,0,0,1,1,0,1,0,1,0,1,1,0,1,0,1,0,0,0,1,1,1,0,0,0,0,1,0,1,0,0,1,1,1,1,1,0,0,0,1,1,1,0,1,0,1,0,0,1,0,0,1,0,0,1,1,1,1,1,1,1,0,0,0,0,1,1,1,0,1,0,1,0,1,0,0,0,1,1,0,1,1,1,0,0,0,1,0,0,1,1,1,0,0,0,0,0,1,1,0,1,1,1,1,1,1,0,0,0,1,0,1,0,1,1,1,1,1,1,0,1,1,0,1,1,0,1,0,1,0,1,1,1,1,0,1,0,1,0,1,1,0,0,1,0,1,0,1,0,1,1,1,1,1,1,1,0,0,1,0,1,0,0,0,0,0,0,1,0,1,0,0,0,0,0,0,1,0,1,0,1,1,1,0,1,0,0,0,0,1,0,0,1,1,0,1,0,1,1,0,1,0,0,1,1,0,0,0,1,1,0,1,1,1,0,0,0,0,1,1,0,0,1,1,0,0,1,1,1,0,0,0,1,0,0,1,0,1,1,0,1,1,1,1,1,0,1,0,1,1,1,0,1,1,0,1,0,1,1,0,0,1,1,1,0,1,0,1,0,1,0,1,1,0,1,0,0,0,1,1,1,0,1,0,1,0,0,0,1,0,0,1,1,0,1,0,0,1,1,1,1,1,0,1,0,1,1,1,1,0,0,0,1,1,0,1,0,0,0,1,0,0,1,1,1,0,1,1,0,1,0,0,1,1,1,0,0,1,0,0,0,0,1,0,0,0,0,0,1,0,0,1,0,0,0,0,0,1,1,1,1,1,0,0,1,0,0,0,1,1,1,0,1,1,1,1,1,0,0,0,0,1,0,1,1,0,1,0,0,0,0,0,1,0,1,1,0,0,0,0,0,0,0,0,1,1,0,0,1,1,1,0,0,0,1,0,1,1,1,0,1,0,0,0,1,0,1,0,0,0,0,1,1,1,1,0,1,0,1,0,1,1,0,0,0,0,1,0,1,1,1,1,0,1,0,1,1,1,0,0,0,0,1,1,1,1,1,0,1,0,0,0,0,0,0,1,0,1,1,1,1,1,1,0,0,0,0,0,1,0,1,1,1,1,0,0,0,1,0,0,1,0,1,0,0,1,0,1,0,0,1,1,1,0,1,1,1,1,0,0,0,0,1,0,1,0,1,0,1,0,0,1,1,0,0,1,0,1,1,0,1,1,0,1,0,0,1,0,0,0,0,0,1,0,1,1,1,1,1,0,1,0,0,0,0,0,0,0,0,1,0,1,0,1,0,0,1,1,0,0,1,0,1,0,1,1,1,0,1,0,1,1,1,1,0,0,0,1,0,1,0,1,1,1,1,1,0,0,1,1,1,0,1,1,1,1,0,1,1,1,0,1,1,1,1,1,1,0,1,1,1,1,1,0,0,1,1,0,1,0,0,1,1,1,0,0,0,1,1,1,0,1,0,1,0,1,0,0,0,1,1,0,0,0,1,1,1,0,1,1,0,1,1,1,1,0,1,0,1,1,0,1,0,1,1,1,1,0,1,1,0,1,0,1,1,1,0,0,1,1,1,0,0,1,1,0,1,1,0,0,0,1,1,0,1,1,1,0,0,0,0,1,1,0,1,0,0,0,0,1,1,0,1,0,1,1,1,1,1,1,1,0,1,0,1,0,1,1,0,1,1,0,1,1,1,0,0,0,1,0,1,0,0,1,1,0,1,0,0,1,1,1,1,1,1,0,1,1,1,0,1,1,1,0,1,0,1,1,0,0,1,0,1,0,0,0,1,0,0,1,1,0,0,0,1,1,1,1,1,1,0,0,1,1,0,1,1,1,1,0,1,1,0,1,0,1,0,1,0,1,0,0,0,1,1,0,1,0,0,0,0,1,0,1,0,0,1,0,0,0,1,0,1,1,1,1,1,0,1,0,0,0,1,1,1,0,0,0,1,0,0,1,1,1,0,0,1,0,1,1,0,0,1,1,0,0,1,1,0,1,1,0,1,0,1,1,0,0,1,0,0,0,0,0,0,1,1,0,0,1,1,1,1,1,1,1,0,1,0,0,0,1,0,1,1,1,1,1,0,1,0,0,0,1,0,0,0,0,1,1,1,1,0,0,1,0,1,0,1,1,1,0,1,1,0,1,0,1,0,1,1,1,1,0,0,0,1,0,1,1,1,0,1,0,0,0,1,1,1,0,0,1,1,1,0,1,0,0,0,1,1,0,0,1,1,0,0,0,1,0,0,0,1,1,1,0,0,1,0,1,0,0,0,1,0,0,0,0,1,0,0,1,1,1,1,0,1,0,1,0,0,0,1,0,1,1,0,1,1,0,1,1,0,1,0,0,0,1,0,1,1,0,1,0,0,0,0,0,1,0,0,0,0,0,1,0,0,1,0,0,0,0,0,1,0,0,1,1,1,0,0,1,0,1,1,0,1,1,1,1,0,1,1,1,1,1,1,0,1,1,1,1,0,0,1,1,0,1,1,1,0,0,1,0,0,1,1,1,0,0,1,1,0,0,0,0,1,1,1,0,1,0,1,1,1,1,0,0,1,1,1,1,0,0,1,0,1,1,1,1,0,0,1,0,1,0,0,1,1,0,1,0,1,1,0,0,0,1,0,0,0,1,1,1,0,1,0,0,1,1,1,0,0,1,0,0,0,0,1,0,1,1,0,1,0,1,1,0,1,0,1,1,1,0,1,1,0,0,1,0,0,1,1,0,1,0,1,0,1,1,1,1,0,1,1,0,0,0,1,1,1,1,1,1,1,0,0,1,0,0,0,0,1,1,1,0,0,0,0,1,1,1,1,0,0,1,1,1,0,1,1,1,1,0,1,1,0,1,0,1,0,1,0,1,0,0,0,0,1,0,0,0,1,0,1,1,1,1,1,0,0,0,0,0,0,1,0,0,0,0,1,1,1,1,0,1,0,0,1,0,1,0,0,1,1,1,0,1,1,1,1,0,1,1,0,1,1,0,0,1,0,1,0,0,1,1,1,0,0,0,0,0,0,1,1,1,0,0,0,1,1,0,0,0,1,1,1,1,0,1,1,0,0,1,1,0,1,0,1,0,0,0,1,1,1,1,0,1,1,1,0,0,1,1,1,0,0,0,0,0,1,0,1,0,1,1,1,1,0,1,0,0,0,0,1,0,1,0,0,0,0,1,1,1,0,0,1,1,1,1,1,1,1,0,1,0,0,1,1,0,1,0,1,0,0,1,0,0,0,0,0,0,1,1,1,1,0,0,1,1,0,0,0,0,0,1,0,0,0,0,1,0,0,0,0,0,1,0,0,1,1,1,1,0,0,1,0,1,0,1,1,0,0,1,0,0,0,0,1,1,0,0,1,0,0,1,0,0,1,1,0,0,1,1,1,1,1,0,1,1,1,1,1,0,0,1,1,0,0,0,1,1,1,1,0,1,0,0,1,1,1,1,0,1,1,1,0,0,0,0,0,0,0,0,0,1,0,1,0,0,0,0,1,0,0,0,1,0,1,0,1,0,0,1,0,0,0,0,1,0,0,1,1,0,1,1,1,0,1,1,1,1,1,0,1,1,0,1,0,0,1,0,0,0,1,1,0,1,0,1,1,1,1,0,0,0,1,0,1,0,0,0,0,0,0,1,1,1,1,0,0,1,0,0,1,0,0,1,0,0,0,1,1,0,0,0,1,1,0,1,0,1,1,1,1,0,0,1,0,1,1,1,0,1,0,0,1,0,1,0,1,1,1,0,1,0,1,1,0,1,1,1,1,1,1,0,1,0,1,0,0,1,1,1,0,1,0,0,1,1,0,1,0,1,1,0,1,0,0,1,1,0,0,0,0,0,1,1,1,1,0,1,0,1,1,0,1,0,0,0,0,1,1,1,0,0,0,1,1,0,1,1,1,0,0,1,0,0,1,0,0,1,0,0,1,1,1,0,0,1,0,0,0,0,0,1,0,1,1,1,1,0,1,0,0,1,1,1,0,0,0,0,1,0,1,0,1,1,0,1,0,1,1,0,0,1,0,1,0,1,1,1,1,1,0,0,0,0,0,0,1,1,1,0,1,1,0,1,1,1,0,0,0,0,1,1,0,1,1,0,0,0,1,1,0,0,1,1,1,0,1,1,1,0,1,0,0,0,0,1,1,1,1,0,0,0,1,0,0,0,1,0,1,1,0,1,0,0,0,0,0,0,1,1,1,0,0,1,0,0,0,1,1,1,0,0,1,1,1,1,1,0,1,0,0,0,1,1,1,1,1,1,1,1,0,1,1,1,1,1,1,0,1,1,1,1,1,1,1,1,1,0,1,1,0,0,1,1,0,0,0,1,0,1,0,1,1,0,1,0,0,1,0,1,0,0,0,1,1,0,1,1,0,1,1,0,1,0,0,0,0,1,1,1,1,1,0,0,1,0,0,1,0,0,1,0,1,1,1,0,1,1,1,1,0,0,1,0,1,1,0,1,0,1,1,1,1,1,1,0,0,0,0,1,0,0,1,1,1,0,0,1,1,0,0,1,0,0,0,0,1,1,1,0,0,0,0,0,1,0,0,1,0,0,0,1,1,1,0,1,1,0,1,1,0,1,1,1,1,0,1,1,0,1,0,0,1,0,1,0,0,0,0,0,0,0,1,0,0,0,0,0,0,1,1,1,0,1,0,1,0,1,0,0,0,1,0,0,1,1,1,0,0,1,0,1,0,0,0,0,1,0,1,1,0,0,1,0,0,0,0,0,1,1,0,0,0,1,0,1,0,0,1,0,0,1,0,1,0,1,1,1,1,1,1,1,0,1,0,0,0,0,1,1,0,0,1,0,0,0,0,1,1,0,0,1,1,0,1,1,1,1,0,0,0,1,1,1,1,0,0,1,1,0,1,1,0,0,1,1,0,1,1,1,0,0,0,1,1,0,0,1,0,1,1,1,0,1,0,0,0,0,0,1,0,0,1,1,1,0,1,0,0,1,0,0,1,0,1,0,0,0,1,0,1,0,0,1,1,1,1,0,0,1,1,1,0,1,0,0,0,1,0,1,0,0,0,1,0,0,1,1,0,0,0,1,1,0,1,1,0,0,1,1,0,1,1,0,1,0,0,1,0,1,0,0,1,1,0,1,0,1,1,0,1,0,0,0,1,1,0,0,1,0,0,1,1,1,1,1,0,1,0,1,0,0,0,0,0,1,1,0,0,0,1,0,1,1,0,0,1,0,0,1,1,0,1,0,1,0,1,1,0,0,1,1,1,1,0,1,1,0,0,1,1,0,1,0,1,1,0,0,1,0,0,0,0,1,1,0,1,0,0,1,0,1,0,1,0,1,0,0,0,0,1,1,1,1,1,0,0,0,1,0,0,1,1,0,1,1,0,1,1,1,0,0,0,0,0,0,1,1,0,0,1,1,0,0,1,1,1,0,1,1,0,1,1,0,1,0,0,0,0,1,1,1,0,0,0,0,0,0,1,1,0,0,1,1,0,0,0,1,0,1,0,0,1,1,0,1,1,0,1,0,0,0,1,0,0,0,1,1,0,0,1,0,1,0,0,0,0,1,1,0,0,1,1,0,0,0,1,1,0,0,1,1,0,0,1,1,1,0,0,0,1,1,1,1,1,1,0,1,0,1,0,1,0,0,0,1,0,1,1,0,1,0,0,0,1,0,1,1,1,0,1,1,1,1,0,0,1,0,0,1,1,1,0,1,0,1,0,0,1,1,0,0,0,1,1,0,0,0,1,1,0,1,0,0,0,1,1,1,1,0,1,1,0,0,0,0,1,0,1,1,0,0,1,1,0,1,1,0,0,1,1,1,1,1,1,1,0,0,0,0,0,0,1,0,1,1,1,0,1,0,1,1,0,0,0,1,0,0,0,1,1,0,1,1,1,0,1,0,0,1,0,1,1,1,1,1,0,1,0,1,0,1,1,1,0,1,1,0,0,0,0,1,1,1,0,1,1,0,1,1,0,1,0,1,0,1,1,1,1,0,0,1,1,1,1,0,0,1,0,1,0,0,0,1,1,1,0,0,1,0,1,1,0,0,0,1,1,1,1,0,0,0,1,0,0,1,1,1,0,1,1,0,0,1,1,0,1,0,1,0,0,0,1,1,1,1,1,0,0,1,0,0,1,0,1,0,1,1,0,1,1,0,0,1,0,0,1,0,0,0,0,1,1,0,0,0,0,0,1,1,1,1,0,1,0,1,0,0,0,0,1,1,0,0,0,1,0,0,0,0,0,0,0,0,0,1,1,0,0,1,0,1,0,1,1,0,1,1,0,0,0,0,1,0,1,0,0,1,1,0,1,1,1,1,1,1,0,1,1,0,0,0,0,0,1,0,0,1,1,1,1,1,0,1,0,0,1,0,1,1,0,1,1,0,1,0,0,0,0,0,0,0,0,0,1,1,1,1,0,1,1,0,1,1,1,0,0,1,1,0,1,0,1,0,0,0,0,0,0,1,1,1,1,0,1,1,1,1,0,1,1,0,0,1,1,0,1,1,0,1,1,0,1,1,1,0,1,1,1,1,1,0,0,0,0,0,1,1,1,1,0,0,0,1,0,0,1,1,0,1,1,0,0,1,1,1,0,1,1,1,1,0,1,0,0,0,1,1,1,0,1,1,0,0,1,0,0,0,0,1,1,1,0,1,0,0,0,0,0,0,0,1,0,0,1,1,0,0,1,1,0,0,1,0,0,1,1,1,0,1,1,1,1,1,0,0,1,1,0,0,1,0,0,0,1,0,0,1,1,1,1,0,1,0,1,1,1,1,1,1,0,0,0,1,0,1,1,0,0,0,0,0,0,0,0,1,1,1,1,1,0,1,1,1,0,1,0,1,0,1,1,0,1,0,0,0,0,1,0,1,0,1,0,1,1,1,0,1,0,1,1,0,1,0,0,1,0,0,1,1,0,0,1,0,1,0,0,0,0,0,1,1,0,0,1,0,1,1,1,1,1,0,0,0,0,1,1,1,0,0,0,1,1,0,0,1,1,0,1,1,1,1,1,0,0,0,1,0,0,0,1,0,0,0,0,1,0,1,1,1,1,0,0,1,0,0,1,1,0,1,1,0,0,1,0,0,1,0,1,1,0,1,1,0,1,1,1,1,1,0,1,1,0,1,0,1,1,0,1,1,1,1,1,0,0,1,1,0,0,1,1,0,1,1,1,0,1,0,0,1,1,0,0,1,0,1,0,0,0,1,1,0,1,0,0,1,0,1,1,0,0,0,0,0,0,0,1,0,0,0,0,0,1,1,0,1,1,1,0,1,1,1,0,1,1,1,0,1,1,1,0,1,0,1,0,1,0,0,1,1,0,0,0,1,1,0,1,0,1,0,1,0,0,0,1,0,1,1,0,0,0,0,0,1,0,1,0,1,0,1,0,1,0,0,1,1,0,0,0,0,0,1,1,0,0,0,0,0,1,1,0,1,0,0,1,0,0,1,0,0,1,0,0,1,0,0,0,0,1,0,1,1,0,0,1,1,1,1,1,0,0,0,0,0,0,0,0,1,1,0,1,1,1,1,1,0,0,0,1,0,1,0,0,0,0,1,0,0,1,0,0,0,1,1,0,1,1,0,0,1,0,0,0,0,0,1,1,1,1,0,0,1,1,1,0,0,0,0,0,0,0,1,1,0,0,1,0,0,0,1,1,0,1,0,0,1,0,0,0,0,0,1,1,1,1,1,1,0,0,1,1,0,1,1,1,1,1,0,1,0,0,0,1,1,1,0,0,1,0,1,1,0,1,1,1,1,1,0,1,0,0,0,1,1,0,0,1,1,0,1,0,0,0,1,1,0,0,1,0,0,0,0,1,1,1,1,1,0,1,0,1,1,0,1,1,1,0,0,0,0,1,0,0,0,0,0,1,1,1,1,1,0,1,0,1,0,0,0,1,0,0,1,0,1,1,0,1,1,0,0,0,0,1,0,1,0,1,0,0,0,0,0,0,1,1,0,0,1,1,0,0,1,1,1,1,0,0,1,0,1,0,0,1,0,1,0,0,1,0,0,0,0,0,0,0,0,0,1,0,1,0,0,0,0,0,0,1,0,0,0,0,1,0,0,0,0,0,0,0,1,1,0,1,0,1,0,1,0,0,1,1,0,0,1,0,1,1,0,0,1,0,0,0,1,0,0,1,0,0,0,1,0,1,0,0,1,0,0,0,0,1,1,0,1,0,1,1,0,1,1,0,0,0,1,0,0,0,0,0,1,0,0,1,0,0,0,0,1,0,0,0,0,1,0,0,0,0,0,0,0,1,0,0,1,1,0,1,0,1,1,1,0,1,0,1,1,1,1,1,1,1,1,0,1,0,1,0,1,0,0,0,1,1,0,0,1,0,1,1,0,0,1,0,0,1,1,0,0,0,0,1,0,1,1,1,0,0,1,1,1,1,1,0,1,0,0,1,0,1,0,1,0,1,0,0,1,0,0,0,1,0,1,1,0,0,1,1,1,0,1,1,0,0,1,1,1,1,0,0,0,1,1,1,1,1,1,1,1,0,0,1,1,1,0,0,1,0,1,0,1,1,1,0,1,1,1,0,1,0,0,0,1,0,1,1,0,1,1,0,1,1,1,0,1,1,0,1,1,1,0,1,0,1,1,1,0,1,1,1,0,1,1,0,1,0,1,0,0,1,1,0,1,0,1,0,1,0,1,1,0,1,0,1,0,1,1,0,1,1,1,0,1,1,1,1,1,0,1,1,0,1,0,1,1,0,0,1,1,0,1,0,1,0,1,0,0,0,0,0,1,1,1,1,1,0,1,0,1,1,0,0,0,0,0,1,1,1,0,0,0,1,0,1,1,1,1,1,0,1,0,1,0,0,0,1,0,1,0,0,0,0,0,0,1,1,0,0,1,0,1,0,1,0,0,1,1,0,1,0,0,0,0,1,1,1,0,0,1,0,0,0,1,1,0,0,1,0,0,1,0,1,0,0,0,0,0,0,0,0,0,0,0,0,0,1,1,1,0,0,1,1,0,1,0,1,1,1,1,1,0,0,1,0,0,0,0,0,1,0,1,0,1,1,0,1,0,1,1,0,0,0,1,1,0,0,1,0,1,1,0,0,1,1,0,0,0,0,1,0,0,0,1,1,1,1,1,1,1,1,0,1,0,1,0,0,0,0,1,0,0,1,1,0,0,1,0,0,1,1,1,0,1,0,0,0,0,1,1,1,1,1,0,0,0,0,0,0,0,1,0,1,1,0,1,1,0,0,0,0,0,1,0,1,0,1,1,0,0,1,1,0,1,1,1,0,1,0,1,1,1,0,0,0,0,0,1,1,1,1,1,1,0,1,0,1,1,1,0,1,1,0,0,1,0,1,1,1,0,0,0,1,0,0,0,1,1,0,1,1,0,0,0,1,1,0,1,1,0,1,0,1,1,1,0,0,0,0,1,1,0,1,1,0,1,0,1,1,1,0,1,0,1,1,0,0,1,1,0,0,1,0,1,0,0,0,1,0,0,0,0,0,1,1,0,1,0,0,0,1,0,0,1,1,0,1,1,0,1,1,1,1,0,1,1,1,1,0,1,1,0,1,1,0,1,0,0,1,1,1,0,1,1,0,1,0,0,1,0,0,0,1,0,1,1,0,0,1,0,1,0,1,0,1,0,1,0,0,0,0,1,0,0,0,1,1,0,0,1,0,1,1,1,0,1,1,1,1,1,1,0,0,0,0,0,0,1,1,0,1,1,0,0,0,0,1,1,1,0,0,1,1,0,1,0,0,1,1,1,0,1,0,1,0,1,0,0,0,1,0,0,0,1,0,0,1,1,0,1,1,0,0,1,0,1,0,1,0,1,0,0,1,1,0,0,0,0,1,0,0,0,1,1,1,1,0,1,0,0,1,1,1,0,0,0,1,1,0,0,1,0,0,0,0,1,0,1,0,0,0,1,0,0,0,1,0,1,0,1,1,0,0,0,0,0,1,1,1,1,0,0,1,1,1,1,0,1,0,0,1,0,0,0,0,0,0,1,0,1,0,1,0,1,1,1,1,0,0,1,0,1,0,0,0,1,1,0,0,1,0,0,0,1,0,0,1,0,1,0,0,0,1,1,1,1,0,0,0,0,0,1,0,1,0,1,0,0,0,1,1,0,0,1,0,0,0,1,1,0,1,0,0,1,0,0,1,1,1,1,1,0,0,0,0,1,1,1,0,0,0,0,0,1,1,1,0,1,1,0,0,1,1,0,0,1,0,0,1,1,0,1,0,1,0,1,1,1,0,0,1,0,1,1,0,1,1,1,1,1,0,1,0,0,1,1,0,1,0,0,0,1,0,1,0,1,1,0,1,1,0,0,1,0,1,0,0,0,1,1,0,0,1,0,1,1,0,1,1,1,1,1,0,0,0,1,0,1,0,0,0,0,0,1,0,1,1,0,1,1,0,1,0,1,0,0,1,0,0,0,0,0,0,0,0,0,1,0,1,1,0,0,0,1,0,0,1,0,1,1,1,0,1,1,1,0,1,1,1,0,1,0,1,0,1,0,0,1,0,1,1,0,1,1,1,1,1,0,0,0,1,0,1,1,0,1,0,1,1,0,1,0,1,0,1,0,0,1,1,1,0,1,0,1,0,1,0,0,0,0,0,1,0,1,1,1,0,0,0,1,0,0,0,1,1,1,1,1,0,0,1,0,0,1,0,0,1,1,0,0,1,0,1,1,1,1,0,0,1,0,1,0,0,1,1,0,0,0,1,0,1,0,1,0,0,0,1,1,1,0,0,0,1,0,0,0,0,1,0,0,1,0,0,0,1,1,1,1,0,1,1,0,0,0,0,0,0,1,1,0,1,1,1,0,1,1,1,1,1,0,1,1,1,0,0,0,0,0,0,0,1,1,0,0,1,0,1,0,1,1,0,0,1,0,1,1,0,0,1,1,1,1,0,1,1,1,0,0,1,0,1,0,0,0,0,0,1,0,0,1,0,1,1,1,0,1,0,1,0,1,0,0,1,1,0,0,0,1,1,0,0,0,0,1,0,0,1,1,1,1,1,1,0,1,1,1,1,0,1,0,1,1,0,1,0,1,0,0,0,1,1,1,0,0,0,1,1,0,1,1,0,1,0,1,0,0,0,0,0,0,1,1,1,0,0,1,0,0,1,0,0,1,1,0,1,1,0,1,0,0,0,1,0,1,1,1,0,1,1,0,1,1,1,0,0,1,1,1,1,0,0,0,1,1,0,1,0,1,1,0,1,0,1,0,0,0,0,0,0,1,1,0,0,0,1,1,0,0,0,0,0,1,0,1,1,0,1,1,0,1,0,1,0,0,0,1,1,0,1,1,0,0,1,0,1,0,1,1,1,0,1,1,0,1,0,1,1,1,1,0,0,1,1,0,0,1,0,1,1,1,1,1,1,1,1,0,0,1,0,0,0,0,0,1,0,1,0,1,0,0,0,0,0,1,1,1,0,1,1,0,0,1,1,0,0,1,0,0,1,0,1,0,0,0,1,0,0,1,1,1,0,0,1,0,0,1,0,1,1,1,0,0,0,0,0,1,1,0,1,0,1,0,0,1,0,1,1,0,0,1,1,1,1,0,0,1,1,0,1,0,0,1,1,1,1,0,1,0,1,1,0,0,1,1,0,0,0,1,0,1,1,0,1,1,1,1,1,0,0,1,0,0,0,0,1,0,1,0,1,0,0,0,1,0,0,1,0,0,0,0,0,0,0,0,1,1,0,0,0,1,1,1,1,1,1,0,1,1,1,0,0,1,1,0,1,0,0,1,0,1,1,1,0,1,0,1,1,1,0,0,1,0,0,1,1,1,1,0,1,1,0,1,0,1,1,1,0,0,1,1,1,0,1,1,0,0,1,1,0,0,0,1,0,1,0,1,0,0,1,0,1,1,0,1,0,0,1,1,0,0,1,1,1,1,1,0,0,1,0,0,0,0,0,0,0,1,1,1,1,1,0,0,0,0,1,1,1,1,0,0,1,0,0,0,0,0,0,0,0,0,0,0,0,1,0,1,1,0,0,0,1,0,1,1,0,1,0,1,1,1,0,1,0,0,0,1,0,0,1,0,1,1,1,1,0,1,1,0,0,0,0,1,0,1,0,1,1,1,1,0,0,0,0,0,1,1,0,1,1,1,0,1,0,1,0,1,0,1,1,0,1,1,0,0,1,0,0,1,0,1,0,0,0,0,0,1,1,1,0,0,0,0,0,1,0,1,1,1,0,1,1,1,0,1,0,0,1,0,1,0,1,1,0,0,1,0,0,1,1,1,1,1,1,1,1,1,1,1,1,0,0,0,1,1,1,1,1,1,0,1,1,0,1,0,0,1,0,1,0,1,1,1,1,1,1,1,1,0,0,1,1,1,1,0,1,1,1,1,1,1,1,1,1,0,1,0,1,1,1,0,0,0,1,1,1,0,0,1,1,0,1,1,0,0,1,1,1,1,1,0,1,1,1,1,1,1,0,1,1,1,0,0,0,0,1,0,0,1,0,1,0,0,0,1,1,1,0,0,0,0,1,1,1,0,0,1,1,0,1,0,1,1,1,1,0,0,1,1,0,0,1,1,0,1,0,1,1,1,0,1,1,0,0,0,1,0,0,1,0,0,0,0,1,0,0,0,0,0,0,1,0,1,1,0,1,0,0,1,0,0,0,1,1,1,1,1,1,1,0,0,1,0,1,0,0,1,1,1,1,0,1,1,1,0,1,1,0,0,1,0,1,1,1,1,0,1,1,0,1,0,1,1,1,0,0,1,1,0,1,1,1,0,0,1,0,0,0,1,1,0,1,0,1,0,1,0,0,1,0,0,1,1,0,0,0,0,1,0,1,1,0,1,0,1,0,0,0,0,1,1,0,1,0,1,0,1,0,0,0,0,1,1,1,0,0,1,1,0,0,1,0,0,0,0,0,0,1,1,0,1,0,1,0,1,0,1,0,0,0,0,0,0,0,1,1,0,1,0,1,0,1,1,0,0,0,0,1,0,0,1,0,0,1,1,1,0,1,1,1,1,1,0,0,0,1,1,0,0,0,1,1,0,1,1,0,0,0,0,0,1,1,1,1,1,0,1,0,0,0,1,0,0,0,1,0,0,1,0,0,0,0,1,1,1,0,0,1,1,1,0,0,1,1,1,1,1,1,0,1,1,1,1,1,1,1,1,0,0,1,1,0,1,0,0,0,1,1,0,1,0,1,1,0,1,0,0,1,0,1,0,1,1,1,0,0,0,1,1,1,0,1,0,0,1,0,0,0,0,0,0,0,0,0,0,0,1,1,1,1,0,1,1,0,0,0,1,1,1,1,1,1,1,0,1,0,1,1,1,0,1,1,1,1,1,0,1,1,0,0,0,0,0,0,0,1,0,0,1,0,0,1,0,1,1,1,1,1,1,1,0,1,1,1,1,1,1,0,1,1,0,0,0,1,1,0,0,0,1,0,0,0,0,1,1,0,0,0,1,1,0,1,0,0,0,0,1,0,0,1,0,0,0,0,1,0,0,0,0,0,0,0,1,0,1,1,0,1,0,1,1,1,0,1,1,1,0,1,0,1,0,0,1,1,0,1,1,1,1,1,1,1,1,0,0,0,1,0,0,1,0,1,1,0,1,0,1,1,1,0,0,1,1,1,1,1,1,1,0,1,1,0,1,0,0,1,0,1,1,0,1,1,0,0,1,1,0,1,1,0,0,0,1,1,0,1,0,0,1,1,1,0,0,1,0,1,1,1,0,0,0,0,0,0,0,0,0,0,1,0,0,1,0,1,0,0,0,1,1,1,0,0,1,0,0,1,1,0,0,0,0,1,0,0,0,0,1,1,1,1,1,1,1,0,1,1,0,0,0,1,1,1,0,0,0,0,1,1,0,0,0,1,1,1,1,1,0,0,1,1,0,1,0,1,0,1,0,0,1,1,0,0,1,1,0,1,0,1,1,1,0,1,1,0,1,1,1,0,0,1,0,1,1,1,1,0,0,1,0,0,0,1,1,0,0,1,1,1,1,1,0,0,1,0,1,0,0,0,0,0,0,0,1,1,1,1,1,0,0,0,1,0,1,0,1,1,0,1,1,0,1,0,1,1,0,1,1,0,1,0,1,0,1,1,1,0,0,0,1,1,0,0,0,0,1,0,1,1,0,1,1,1,0,0,0,0,0,1,1,0,0,0,1,1,0,1,1,1,0,0,0,1,1,0,0,1,0,0,1,0,1,1,1,0,1,0,1,0,1,0,1,1,0,0,1,0,0,0,1,1,1,0,1,0,1,0,0,0,0,0,0,1,0,0,0,0,1,0,0,1,1,0,1,0,0,0,1,1,1,1,1,1,0,1,0,1,1,1,0,1,1,1,1,1,0,1,0,0,1,1,1,1,0,0,0,0,1,1,0,0,0,1,1,1,0,1,0,0,1,1,1,0,1,1,1,1,1,0,0,1,1,1,1,0,0,0,1,1,0,0,0,1,0,1,1,0,0,1,0,1,1,1,0,1,0,1,0,0,1,0,0,1,1,1,1,0,1,0,1,0,1,1,0,1,1,0,0,0,1,1,1,1,0,1,0,1,0,1,0,1,0,0,1,0,1,0,0,0,0,1,1,1,1,1,1,1,0,1,1,0,1,1,1,0,1,0,1,0,1,0,1,0,0,1,0,1,0,0,0,0,0,0,1,0,1,1,1,1,1,0,1,0,1,1,0,0,1,0,1,0,1,1,0,1,1,1,0,0,1,1,1,0,1,1,0,0,0,0,0,1,1,0,0,1,1,1,0,0,1,0,0,1,0,1,1,1,0,1,0,0,0,0,1,0,0,0,0,1,0,1,0,1,0,0,1,0,0,1,0,1,1,0,0,1,1,0,1,1,0,1,0,1,1,1,0,1,1,1,1,0,1,0,0,1,0,0,0,1,1,0,0,0,1,1,1,0,0,1,1,0,0,0,1,1,0,0,0,1,0,1,1,1,1,0,1,1,0,1,1,1,1,1,0,0,1,1,1,0,1,1,0,0,1,0,0,0,1,1,1,0,0,1,1,0,0,0,0,0,0,0,0,0,0,0,1,0,1,1,1,1,1,1,0,0,0,1,1,0,0,1,1,1,1,1,1,0,0,0,0,0,0,1,1,0,0,1,1,1,1,1,1,0,1,0,0,1,1,1,0,0,1,0,1,0,0,0,1,0,1,0,1,0,0,0,1,1,0,0,0,1,0,0,1,0,1,0,0,1,0,0,0,1,1,1,1,0,1,1,0,0,1,1,1,1,1,1,0,1,0,1,1,0,0,0,0,1,1,1,1,0,1,1,0,0,1,1,0,1,0,0,1,0,1,1,1,0,0,0,0,1,1,1,0,0,0,1,0,0,0,1,0,0,0,0,0,1,1,0,0,1,1,0,0,0,0,1,1,0,1,1,1,0,1,1,1,1,0,0,0,1,0,0,0,1,0,1,1,0,0,0,0,1,0,1,1,0,0,1,1,0,0,0,0,1,0,0,0,0,0,1,0,0,1,0,0,0,0,1,1,0,1,1,1,1,1,1,0,0,1,0,1,1,0,0,0,0,1,1,1,0,1,0,0,0,1,1,0,1,1,0,1,0,0,0,1,0,1,0,0,1,0,0,1,1,0,1,0,0,1,1,1,0,0,1,0,1,0,1,1,0,0,0,1,1,1,0,1,1,1,0,0,1,1,0,0,1,0,0,1,1,1,0,1,0,0,0,0,1,0,0,1,0,1,0,1,0,1,0,1,1,1,0,0,0,0,0,0,1,1,1,0,0,1,1,0,1,0,1,1,0,0,0,1,0,1,1,0,1,0,0,1,1,1,1,0,1,0,0,0,1,0,1,1,1,0,0,1,0,0,1,0,0,1,0,1,1,0,0,1,0,1,0,0,0,1,0,1,1,0,0,1,0,1,1,1,0,0,1,1,0,0,1,0,0,0,0,1,0,0,0,1,1,1,0,0,1,1,1,0,0,0,1,0,0,1,1,0,1,0,1,1,0,1,0,1,0,0,1,0,1,1,0,1,0,0,0,1,0,1,1,1,1,1,1,1,0,0,0,0,1,1,1,0,0,1,0,1,0,0,1,1,1,0,1,1,1,0,1,1,1,1,0,0,1,0,1,1,1,0,1,1,0,0,0,1,1,1,0,1,0,1,1,1,1,1,0,0,1,0,1,1,0,1,1,1,1,1,1,0,1,1,1,0,0,1,1,0,1,0,1,1,0,1,0,0,0,0,0,1,1,1,0,0,0,1,1,0,1,1,0,0,1,1,1,1,1,0,1,0,1,1,1,1,0,0,1,0,0,0,1,1,1,0,1,1,1,0,1,0,1,1,1,0,1,0,0,1,1,0,0,1,0,0,0,1,1,0,0,0,1,0,0,1,1,0,0,0,1,1,1,1,0,1,0,1,1,0,1,1,0,0,0,0,0,0,1,0,0,0,1,0,0,1,0,0,1,0,1,1,0,1,1,0,0,1,0,1,0,1,1,0,1,0,1,0,1,0,0,0,0,1,0,1,1,1,1,1,0,0,0,0,1,0,0,0,1,0,0,0,0,1,1,1,0,0,1,1,0,1,1,0,0,0,1,0,0,0,1,1,0,0,1,0,0,1,1,1,0,1,1,0,1,1,0,0,0,0,1,1,0,0,1,0,0,1,1,0,1,1,0,1,0,1,1,0,1,1,0,1,0,1,1,1,0,1,1,0,1,0,0,0,0,1,0,0,0,0,1,1,0,0,0,0,1,1,0,1,1,1,0,0,0,1,0,0,0,0,1,1,0,1,0,1,1,1,0,1,0,0,1,0,1,1,0,1,1,0,1,1,0,0,1,0,0,1,1,1,1,0,1,0,1,1,0,0,0,0,1,0,0,0,0,1,0,1,1,1,1,0,0,0,1,0,0,1,0,0,1,0,1,0,0,1,1,1,1,1,1,0,1,0,1,1,1,1,1,0,1,1,1,1,0,1,0,1,0,1,1,0,1,0,0,1,1,1,0,1,1,0,0,0,1,0,0,0,0,1,1,0,0,1,1,0,1,1,0,1,0,1,1,1,1,1,0,0,1,0,1,0,1,0,0,1,0,0,0,0,0,0,0,0,0,1,0,1,0,0,0,1,0,0,1,0,1,1,1,0,1,0,0,1,1,0,1,1,1,1,0,0,0,1,1,1,1,1,1,0,0,1,1,0,0,0,0,1,0,1,1,1,1,1,1,0,1,0,1,0,1,1,0,1,0,1,0,1,0,1,0,0,0,0,0,1,1,1,1,0,1,0,0,1,0,0,0,0,1,1,1,0,1,1,0,0,1,1,0,1,0,1,1,1,0,0,1,0,0,1,0,1,1,1,0,0,0,0,1,1,1,0,0,1,0,0,0,0,0,0,0,0,1,0,0,1,1,0,1,1,0,1,0,1,0,0,1,0,0,1,0,1,1,0,1,1,1,0,0,0,0,0,0,1,0,1,1,0,1,1,1,0,1,0,1,1,0,0,0,1,1,0,1,0,1,1,0,1,1,0,1,0,0,0,0,1,1,1,0,1,0,0,0,1,0,0,1,1,0,0,1,1,1,0,0,1,0,0,1,0,1,1,0,1,0,1,0,1,1,1,1,0,0,1,1,1,1,0,0,1,0,0,1,1,0,0,1,1,0,1,1,0,1,0,0,1,0,0,0,1,0,1,0,1,0,0,0,1,0,1,0,0,0,0,0,1,1,0,1,1,0,0,0,0,0,1,0,1,0,1,0,1,0,0,1,1,1,0,0,0,0,1,0,1,1,0,1,1,1,0,1,1,1,1,1,1,1,0,0,1,0,1,0,1,0,1,1,0,1,0,0,0,1,1,0,0,0,0,1,0,1,1,0,1,1,1,0,1,0,1,0,0,1,1,0,0,0,1,0,0,1,1,0,1,1,1,0,0,1,0,0,1,0,1,1,1,0,0,0,1,0,0,1,1,1,1,1,0,1,0,0,0,0,1,0,0,0,0,1,0,0,0,0,1,1,1,0,1,1,0,1,0,0,0,0,0,1,1,0,1,0,1,0,1,1,1,0,1,1,0,1,0,1,1,0,0,1,1,0,1,1,0,0,1,0,0,1,0,0,1,0,1,0,1,1,0,1,1,0,0,0,0,1,0,1,1,1,1,0,0,1,0,1,0,0,0,1,0,0,1,0,0,0,1,1,1,1,0,0,0,0,1,0,1,1,0,0,0,0,1,0,1,0,1,0,1,1,1,0,1,1,1,0,0,0,1,1,1,0,1,1,1,0,1,0,0,1,0,1,1,1,0,0,0,1,1,1,0,0,0,0,1,1,0,1,0,0,1,0,1,1,0,0,0,1,0,1,1,1,0,1,0,1,0,1,1,0,1,0,0,0,1,0,1,0,0,0,0,0,0,0,1,0,1,0,0,0,0,1,0,1,0,1,1,1,1,1,1,0,1,1,0,0,0,1,1,1,0,1,0,0,0,1,0,0,1,0,0,0,0,1,0,1,1,1,0,1,1,1,1,1,1,1,0,0,1,1,1,0,1,1,1,0,0,0,0,0,1,0,1,1,1,0,1,1,1,1,1,0,0,1,1,0,0,0,1,0,1,0,0,1,0,1,1,1,1,1,1,0,1,1,0,1,0,0,1,1,0,0,0,0,0,1,0,0,0,1,1,1,0,1,0,0,1,1,0,1,0,0,0,1,1,0,1,1,0,1,1,0,0,1,1,1,0,0,0,1,1,0,0,1,1,0,1,0,1,0,0,0,1,0,0,0,1,1,1,0,1,1,0,1,1,0,1,0,1,0,1,0,0,1,1,1,0,0,1,1,0,0,0,0,1,1,0,1,0,1,0,0,1,0,0,0,1,1,1,1,1,1,1,0,1,1,0,0,0,0,1,0,1,0,1,0,0,0,1,1,0,0,1,1,0,1,1,0,1,1,0,1,1,0,0,0,1,0,1,1,1,1,0,0,0,0,0,0,1,1,0,1,1,0,0,1,0,0,0,1,1,1,1,1,0,0,0,1,0,1,1,1,1,0,1,0,0,0,0,0,0,1,1,1,1,1,0,0,0,0,0,1,0,0,1,0,0,1,1,1,0,0,0,1,1,1,0,1,0,1,1,0,0,1,0,1,1,1,0,0,1,0,0,1,0,0,0,1,0,0,1,0,1,0,0,1,0,1,1,0,1,1,0,0,1,0,0,0,1,0,0,1,0,0,0,1,1,0,0,0,0,1,0,0,1,0,1,1,0,1,1,1,1,1,0,0,1,1,1,0,1,0,1,0,0,0,0,0,0,0,1,0,1,1,0,1,1,0,1,0,1,0,0,0,1,0,1,1,0,1,0,0,1,0,0,0,0,0,1,1,1,0,0,0,1,0,0,1,1,1,1,0,1,1,0,0,1,1,1,1,1,0,0,1,1,1,0,0,1,0,1,1,1,0,0,1,0,0,0,0,0,0,1,0,1,1,0,1,1,0,0,0,0,1,0,0,0,1,1,1,1,1,1,1,0,0,1,1,1,0,1,0,0,0,0,1,0,0,0,1,0,0,1,0,1,0,0,0,0,0,1,1,1,0,0,1,0,1,1,1,0,0,1,0,0,1,1,1,0,1,0,0,0,0,0,1,0,0,0,1,0,0,0,1,0,1,0,0,0,1,0,0,0,1,1,1,0,1,0,1,1,1,0,1,0,1,0,1,0,0,0,1,0,0,0,1,1,0,1,0,1,0,0,0,1,1,0,0,0,0,0,0,1,1,0,0,0,0,0,1,1,1,1,1,1,1,0,0,0,1,1,1,0,1,1,0,1,1,1,0,0,0,0,1,0,0,0,1,0,1,0,0,1,0,1,0,1,1,0,1,1,1,1,1,0,1,1,0,0,0,1,1,1,0,0,0,0,0,1,0,0,0,0,0,0,1,0,1,0,0,1,0,0,0,0,0,1,0,0,1,1,0,0,1,0,1,1,1,1,1,0,1,0,0,1,0,0,0,1,1,0,0,0,0,0,0,0,0,0,0,0,1,1,0,1,1,1,1,1,0,1,1,0,0,1,0,1,1,0,0,1,1,1,1,0,1,0,0,1,1,0,1,0,1,0,1,0,0,1,0,0,0,1,0,1,0,1,1,0,1,0,1,1,0,0,0,1,1,0,0,1,0,1,1,1,1,1,0,0,0,0,1,0,0,1,0,1,0,0,1,1,1,0,1,0,1,0,1,1,0,0,0,0,0,1,1,0,1,1,0,0,1,1,0,1,0,0,1,0,1,1,0,0,0,0,1,0,1,1,0,0,0,1,0,0,1,0,1,0,0,1,0,1,0,1,1,0,0,1,0,0,0,1,0,1,1,1,0,1,0,1,1,1,1,0,0,1,1,0,1,0,1,0,1,0,1,1,0,0,0,1,1,0,1,1,0,1,0,0,1,0,1,1,1,1,0,0,1,1,0,0,1,0,0,1,1,1,1,1,0,0,1,0,0,0,1,0,1,1,0,1,0,0,0,1,0,1,1,0,0,0,0,0,0,1,1,1,1,1,0,0,1,1,0,1,1,1,1,1,1,1,0,0,1,0,0,1,1,0,0,0,0,1,1,1,0,1,0,1,0,0,1,1,1,1,0,1,1,1,1,1,1,1,0,0,0,1,0,0,0,1,1,0,0,1,1,0,1,0,1,0,0,1,1,1,0,1,0,1,1,0,0,1,0,1,0,1,1,0,1,0,1,0,1,0,1,1,0,0,0,1,1,0,1,0,0,1,0,1,1,1,0,0,1,1,0,1,1,1,1,1,0,0,0,1,1,0,0,0,1,1,0,0,0,1,0,0,0,0,1,1,0,0,1,1,1,1,1,0,1,1,0,0,1,1,1,0,1,0,0,1,1,0,0,1,1,0,1,1,1,1,1,1,0,1,0,1,1,1,1,1,0,1,1,1,1,1,1,1,1,0,0,1,1,1,1,1,1,0,0,0,1,1,1,1,1,0,1,1,0,0,0,1,1,1,1,1,1,0,0,0,0,1,1,0,1,1,1,1,0,1,1,0,0,0,0,1,0,1,0,0,1,0,1,0,0,1,0,0,0,1,0,0,1,0,0,0,0,1,0,0,0,1,0,0,1,1,0,0,0,0,0,1,1,1,0,0,0,1,1,0,0,1,1,0,0,1,0,0,0,0,0,1,1,1,0,0,0,0,0,0,0,1,0,1,0,0,0,1,0,0,1,1,0,1,1,0,1,1,0,1,0,1,0,1,0,0,0,0,0,1,1,0,0,0,1,0,0,0,0,1,1,1,0,1,1,0,1,0,0,0,1,0,1,0,1,0,1,1,0,1,0,0,0,0,1,0,1,0,0,0,1,0,1,0,0,1,1,0,0,1,1,0,0,1,0,1,0,1,0,0,0,0,1,1,1,1,0,1,1,0,0,1,0,1,0,1,0,1,1,1,0,0,1,1,1,0,0,1,0,0,0,1,0,0,0,0,0,0,0,1,1,1,1,0,1,1,1,0,0,0,0,0,1,1,0,1,1,0,1,0,0,0,0,0,1,1,1,0,0,1,1,1,1,1,0,0,1,1,0,0,1,1,1,0,0,0,0,1,1,0,0,0,1,1,0,0,1,0,0,1,0,1,0,1,1,1,0,0,0,1,0,1,0,1,0,1,1,0,1,0,1,1,1,1,1,1,0,0,0,1,1,0,0,0,0,1,1,1,1,1,1,1,1,0,1,1,1,1,1,1,1,0,0,0,1,1,0,1,0,0,1,0,1,1,0,1,1,1,0,0,0,0,0,1,0,0,1,1,0,1,0,0,1,0,1,0,0,1,0,1,0,0,1,0,1,1,0,0,1,1,1,0,1,1,1,0,1,1,0,1,0,1,1,0,1,1,1,1,1,1,1,0,0,0,0,1,0,1,1,1,1,0,1,0,1,1,1,0,1,1,0,0,1,1,0,1,1,0,1,1,1,1,1,1,1,1,1,0,1,0,1,0,0,1,1,1,1,0,0,0,0,0,0,0,1,1,1,0,0,0,0,1,1,0,0,0,0,1,1,0,0,0,1,0,1,0,1,1,0,0,0,0,1,0,0,1,0,0,1,1,1,1,1,1,1,0,1,1,1,1,0,0,1,1,0,1,1,0,1,0,1,1,1,1,1,0,1,0,1,0,1,0,0,1,0,1,1,0,1,0,1,0,0,0,1,1,1,0,1,0,0,0,1,1,0,0,1,0,0,0,1,1,0,0,1,1,1,0,0,0,0,0,0,0,0,0,0,0,0,1,1,0,1,1,0,1,1,1,0,0,1,0,0,0,1,1,1,1,1,1,0,1,0,0,1,0,1,0,1,1,0,0,1,0,0,0,1,1,0,0,0,0,0,1,1,0,0,1,0,1,1,0,0,0,0,1,0,0,0,1,0,0,0,0,0,0,1,0,0,0,0,1,0,0,0,1,0,0,0,0,0,1,1,0,1,0,1,0,0,0,0,1,1,0,0,1,1,0,0,1,0,0,1,0,0,0,0,0,0,1,0,1,1,0,1,1,1,0,0,0,0,0,0,0,0,1,1,1,1,0,0,0,0,0,0,1,0,0,0,1,0,0,1,1,0,0,1,0,1,0,1,0,1,0,0,1,0,1,1,0,0,1,0,1,1,1,0,1,1,1,1,1,0,0,1,0,1,0,1,0,1,1,0,1,1,0,1,0,1,1,1,1,1,0,1,0,0,0,0,1,0,0,0,1,0,1,0,1,0,1,1,0,0,1,0,0,1,0,0,1,1,0,0,0,0,1,0,1,0,1,0,1,0,1,1,0,0,0,1,1,1,0,1,1,0,1,1,0,1,1,1,0,0,1,1,1,0,0,0,1,0,0,1,1,1,0,1,1,0,1,1,1,1,0,1,0,1,0,0,1,0,1,0,1,1,1,0,1,0,1,0,0,0,1,1,0,0,0,1,0,0,0,1,0,0,0,0,0,0,0,0,1,0,1,0,1,1,1,1,0,0,1,1,0,1,1,1,0,1,0,0,1,1,0,0,0,1,1,0,0,1,0,0,0,0,0,1,1,1,1,1,0,1,0,1,1,0,0,1,0,0,0,0,1,0,0,1,1,1,0,1,1,1,1,1,1,0,0,0,0,0,1,0,1,1,0,0,1,0,0,0,0,0,0,0,1,0,0,1,0,1,0,0,1,1,0,0,1,1,1,1,1,1,1,0,1,1,0,1,0,1,1,0,1,0,1,1,1,0,0,0,1,0,1,0,1,0,1,1,0,1,0,0,1,1,1,1,0,0,1,0,1,1,1,1,0,0,1,0,0,0,1,0,0,1,1,0,1,1,0,1,0,1,0,0,0,0,1,0,0,1,1,1,1,0,0,0,0,0,0,1,0,1,0,0,0,1,1,1,1,1,0,1,0,0,1,1,1,0,1,1,0,0,1,0,1,1,1,1,0,0,0,1,0,0,1,0,1,0,0,1,0,0,1,1,1,1,1,0,0,1,0,0,0,0,0,1,0,1,0,0,1,1,1,1,1,0,1,1,0,0,1,1,1,1,1,0,1,0,0,1,1,1,1,1,0,1,0,0,1,0,0,0,0,1,1,1,0,1,1,0,0,1,1,0,0,0,1,0,1,0,0,0,1,0,1,1,0,1,0,1,0,1,1,0,0,0,1,0,0,1,1,0,0,0,0,0,1,1,1,1,0,1,0,1,1,1,0,1,1,0,0,0,0,0,0,1,0,1,0,0,0,1,0,1,0,1,0,0,1,1,0,1,0,1,1,1,1,0,0,1,0,0,1,0,1,0,1,1,1,1,0,1,0,0,0,1,0,1,1,1,1,1,1,0,1,1,0,1,1,0,0,0,0,0,1,1,0,1,1,1,0,0,0,1,1,0,1,0,0,1,0,0,1,0,0,0,0,1,0,1,0,1,1,1,0,1,0,0,1,0,0,1,0,0,1,1,0,1,0,1,0,0,0,1,1,0,0,0,1,0,1,0,0,0,0,0,1,1,0,1,0,1,1,0,1,1,0,0,1,1,0,0,0,0,1,1,0,0,1,0,0,1,1,0,0,1,1,1,0,0,0,0,0,1,1,0,1,1,1,1,1,1,1,0,0,1,1,1,0,1,0,1,0,0,0,1,1,1,1,0,0,1,0,1,0,0,0,1,0,0,0,0,1,0,1,0,1,1,0,1,1,0,0,1,0,0,0,1,0,0,1,1,1,0,0,1,1,0,1,0,0,1,0,1,1,0,1,1,1,1,1,0,0,1,0,1,1,0,0,0,1,0,0,1,1,1,0,0,0,0,1,0,0,0,0,0,1,0,0,0,1,1,1,0,0,1,1,1,1,0,0,1,1,1,0,0,0,0,1,0,0,1,1,1,0,1,0,1,1,1,0,1,1,1,1,0,0,0,0,0,0,1,1,0,0,0,0,1,0,1,1,0,0,0,1,1,0,0,1,0,0,1,1,0,1,1,0,0,1,1,0,1,0,0,0,1,1,1,0,1,1,1,1,1,0,1,1,0,1,0,0,1,0,1,0,1,0,1,0,0,0,0,0,0,1,0,1,1,1,1,0,1,0,1,0,0,0,1,0,1,1,0,1,0,0,0,0,0,1,1,0,0,0,0,0,0,1,1,0,0,1,0,1,0,0,0,0,0,1,0,0,0,0,0,1,1,0,1,1,1,1,1,0,1,0,1,1,0,1,1,0,0,1,1,1,1,0,1,0,1,0,1,1,0,0,0,1,0,0,0,1,0,0,0,0,0,0,1,1,0,0,0,1,1,0,1,0,0,0,1,0,1,1,0,0,1,0,0,1,0,0,1,1,0,0,1,0,0,1,1,0,0,1,1,1,0,1,1,0,0,0,1,1,1,0,1,1,1,1,0,1,0,0,0,0,1,0,1,1,0,1,0,1,0,1,0,0,1,1,1,0,0,0,1,0,1,1,0,0,1,1,1,1,1,1,1,1,1,0,1,0,1,1,1,0,0,1,1,0,1,0,1,0,0,1,1,0,0,1,0,1,0,1,0,1,0,1,1,0,0,1,1,1,1,1,1,0,0,1,0,1,0,0,1,1,0,1,0,1,0,1,1,0,1,1,1,0,0,1,1,1,1,1,1,0,1,1,0,1,1,1,0,0,1,1,1,1,0,1,1,0,1,1,0,0,1,1,1,0,1,0,1,0,1,1,0,1,1,1,0,1,0,0,1,1,1,1,1,1,1,1,0,0,1,1,0,0,1,1,0,1,0,0,1,0,1,0,1,1,0,0,0,0,1,1,1,0,1,0,0,1,0,0,0,0,1,0,1,1,0,1,0,1,1,1,0,1,0,0,1,1,1,1,0,0,0,0,0,0,1,1,0,0,0,1,0,0,1,1,0,0,0,1,1,0,1,1,0,0,0,0,1,1,0,1,1,0,1,0,0,1,0,0,0,0,0,1,1,0,1,1,1,0,0,0,0,1,1,0,0,0,1,0,0,1,1,1,0,0,1,0,0,0,0,1,0,1,1,0,0,1,1,1,1,0,1,0,1,0,1,0,1,1,1,1,1,1,1,1,0,1,1,1,1,1,0,0,0,0,1,1,0,1,1,0,0,0,0,1,1,1,1,1,0,0,1,0,1,1,1,0,1,1,0,1,0,1,1,1,0,0,0,0,1,1,0,1,1,1,0,0,1,0,0,0,1,0,0,1,1,1,0,0,0,0,0,1,1,1,0,1,0,0,0,0,0,1,1,0,1,0,0,0,1,1,0,1,0,0,1,1,1,0,1,1,0,0,1,0,0,1,1,0,0,1,0,0,0,1,1,0,0,1,0,1,1,1,1,1,0,1,0,1,0,1,0,0,1,0,0,1,0,1,0,1,0,1,1,1,1,1,0,0,1,1,1,0,0,0,1,1,0,1,0,0,1,1,1,1,0,0,1,0,0,0,0,0,0,1,0,1,0,0,1,0,0,0,1,1,0,1,0,1,1,1,1,1,0,1,1,1,0,1,1,1,0,0,1,1,0,1,1,1,1,0,1,0,0,1,1,1,1,0,1,0,1,0,1,0,1,1,0,0,1,1,0,0,0,0,1,1,0,0,1,1,0,0,0,0,1,1,0,0,0,1,1,1,1,0,0,1,1,0,0,0,0,0,0,1,1,0,0,1,1,0,1,1,0,0,1,1,0,1,0,1,1,0,1,0,0,0,1,1,0,0,0,0,1,1,1,1,1,1,1,1,1,0,1,0,1,0,1,0,0,0,0,0,0,0,0,1,1,1,1,0,1,0,0,0,0,0,0,0,0,1,1,1,0,0,0,1,0,0,0,0,1,0,1,1,0,0,1,0,1,1,1,0,1,0,0,1,0,0,1,1,1,0,1,0,1,1,0,0,1,1,1,0,1,0,0,1,0,1,1,1,0,1,0,1,1,0,1,1,1,0,1,0,0,1,0,1,1,1,1,1,0,0,0,1,1,0,1,0,1,1,1,0,1,1,0,0,0,0,1,1,1,0,0,0,1,0,0,0,0,1,0,1,1,0,0,0,1,1,1,0,1,1,1,0,0,1,1,1,0,0,1,0,0,1,1,1,1,0,0,1,0,0,1,0,1,1,1,0,0,1,0,1,1,0,0,1,0,0,1,0,1,1,1,1,1,1,1,1,1,0,1,1,0,0,1,1,1,0,1,1,1,1,0,1,0,1,1,0,0,0,0,0,1,0,1,0,0,1,0,1,1,1,1,0,0,0,0,1,0,1,1,1,1,0,1,0,0,1,1,1,0,1,1,1,0,1,1,0,1,1,1,0,1,1,1,0,1,1,1,0,1,1,0,0,1,1,0,1,0,0,1,0,0,0,1,0,0,1,0,1,1,0,0,1,1,0,0,0,1,1,1,0,0,0,1,0,1,1,0,1,0,1,1,1,0,0,1,1,1,0,0,0,0,0,0,0,1,1,0,0,1,1,1,1,0,1,0,1,1,0,1,1,0,1,1,1,0,0,0,1,1,1,0,1,1,0,0,1,0,1,1,1,0,0,0,1,1,1,0,1,1,0,1,1,1,0,1,1,1,0,0,1,0,1,0,1,1,1,1,1,1,0,1,1,0,0,1,0,0,0,1,0,1,0,0,1,1,1,0,1,0,0,0,1,0,0,0,0,1,0,0,0,0,0,0,0,1,1,0,0,1,0,1,1,0,0,1,1,1,1,1,1,0,1,1,0,1,0,1,1,1,1,0,1,0,1,1,1,0,0,0,0,1,1,0,1,0,0,1,1,1,1,0,0,1,0,0,0,0,1,0,1,0,0,1,1,1,1,0,1,0,0,0,0,0,1,1,0,0,1,0,1,1,0,0,0,1,1,0,0,0,0,1,0,0,1,1,1,1,0,1,0,0,1,1,1,0,1,0,0,0,0,1,0,1,0,0,0,0,1,0,1,1,0,1,0,0,1,0,1,0,0,1,0,1,0,1,1,0,0,1,1,0,0,1,0,1,0,1,1,0,0,1,0,1,0,1,1,0,0,1,0,0,1,0,0,1,0,0,1,0,1,0,0,1,1,0,1,0,0,1,0,1,1,1,1,0,0,1,0,0,1,0,0,0,0,0,0,1,1,0,0,0,0,0,1,1,0,0,1,1,1,1,0,0,0,1,1,1,1,0,1,1,1,0,0,0,1,1,1,1,0,1,0,1,0,1,0,0,1,0,1,0,1,0,1,1,1,0,1,1,1,1,1,0,0,1,0,0,0,1,1,1,1,1,0,1,0,1,1,0,0,0,1,1,1,1,0,1,0,1,0,0,1,1,1,0,0,0,1,1,1,0,0,1,1,0,0,0,0,1,0,0,1,0,1,0,0,0,1,0,1,1,1,1,0,1,0,1,1,0,1,1,1,1,0,1,0,1,0,1,0,0,0,0,1,1,1,1,1,0,0,1,1,0,0,0,0,1,0,1,0,1,0,0,0,0,0,1,1,1,1,1,1,1,1,0,0,0,0,1,1,0,0,0,1,1,1,0,0,1,1,0,1,0,1,0,0,0,1,1,0,0,1,1,1,0,1,1,1,1,0,0,0,1,1,1,1,1,0,1,0,1,1,1,1,0,0,0,1,1,0,0,0,1,0,1,0,0,1,0,0,0,0,0,0,0,1,0,0,1,1,0,1,1,1,0,0,0,1,1,1,0,0,0,0,1,1,1,1,1,1,0,0,0,1,1,0,1,0,0,1,0,1,0,1,1,1,0,0,0,1,1,0,0,1,0,0,1,1,1,1,1,0,1,1,1,0,0,1,1,0,1,1,1,1,0,0,0,1,1,0,1,1,1,0,1,0,1,1,1,1,0,1,0,0,1,1,0,0,0,0,1,0,0,0,1,1,0,1,1,1,1,1,1,0,0,1,0,1,1,1,0,0,1,1,0,0,1,0,0,1,0,1,0,1,1,0,0,0,0,0,1,0,0,1,1,0,0,1,0,1,1,0,1,1,1,1,1,0,1,0,1,0,1,0,0,1,1,1,1,0,0,0,0,1,1,1,0,0,0,1,1,0,1,1,1,1,0,0,0,1,0,0,1,1,1,1,1,1,0,0,0,1,1,1,1,1,1,0,0,1,0,1,1,0,1,1,1,1,1,0,0,0,0,0,0,1,0,0,1,1,1,1,0,0,0,1,0,0,0,0,0,0,0,0,1,0,0,0,1,0,1,1,1,1,1,0,0,0,0,0,1,0,0,1,0,0,0,1,1,1,1,1,1,1,1,1,1,1,1,1,0,0,1,1,1,0,0,0,1,0,1,0,1,1,0,1,1,0,1,1,1,1,1,0,0,0,0,0,1,0,1,0,0,1,1,0,1,1,0,1,0,1,1,1,1,1,1,1,1,0,1,0,1,0,1,1,1,1,0,0,1,0,0,1,1,0,0,0,0,0,1,1,0,0,0,1,0,0,0,0,1,0,1,1,1,0,1,0,0,1,1,0,1,1,0,0,1,1,1,1,1,1,0,0,1,0,0,1,0,1,0,0,1,1,0,1,0,0,0,1,1,1,1,1,1,0,1,0,0,1,0,1,0,0,0,1,0,0,0,1,1,1,1,1,0,1,0,1,0,1,1,1,1,1,0,0,0,1,1,0,0,1,1,0,1,0,1,1,0,1,1,0,1,0,1,0,0,0,1,1,0,1,0,1,0,1,1,0,0,0,0,1,0,0,0,0,1,0,0,0,1,0,1,0,0,1,1,1,1,1,0,1,1,1,1,1,1,1,0,1,0,0,1,0,0,1,1,1,1,1,0,1,0,0,0,0,0,0,0,0,1,1,0,1,0,1,0,1,0,0,1,1,0,1,0,0,1,0,1,1,1,0,1,1,1,1,0,1,1,0,0,0,0,0,0,1,1,1,0,0,1,0,1,1,1,1,0,0,0,0,0,0,0,0,1,1,0,1,0,0,1,0,1,0,0,0,1,1,1,1,1,0,1,0,0,1,0,1,0,0,0,1,1,1,1,0,0,0,1,0,0,0,0,0,0,1,1,1,0,0,1,1,1,0,1,0,1,0,0,0,0,0,0,0,0,1,1,0,1,0,0,1,1,1,0,0,0,0,1,1,1,0,0,1,1,1,0,0,0,0,0,1,0,1,1,1,0,1,0,0,1,0,0,1,0,1,0,1,0,0,1,1,0,0,0,0,1,1,1,1,1,1,1,1,1,0,0,0,0,0,1,1,0,1,1,1,0,0,1,0,0,0,0,1,1,0,0,1,0,1,0,1,0,0,1,1,0,0,1,1,0,0,0,1,1,1,0,0,1,0,0,1,1,1,0,0,0,1,0,0,0,1,0,0,0,1,0,0,1,0,0,0,1,1,1,1,1,1,0,1,0,0,0,1,0,1,1,0,0,0,1,0,0,1,0,1,0,1,0,0,0,1,0,1,1,1,1,1,0,1,1,1,0,0,1,0,0,0,0,1,0,1,1,1,1,0,0,0,1,1,1,1,1,0,0,1,1,0,1,1,0,0,1,0,0,1,1,0,0,1,0,1,1,0,1,1,1,0,1,1,1,1,0,1,1,0,0,0,1,1,1,0,1,1,0,0,1,1,0,0,1,1,0,1,1,1,0,1,0,0,0,1,1,1,1,1,1,1,0,0,1,0,1,1,1,1,1,0,1,1,1,1,1,0,1,1,0,1,0,1,1,1,0,0,0,1,1,1,1,1,1,1,1,1,1,0,0,0,0,1,0,0,0,0,1,1,0,1,0,0,0,1,1,1,1,1,0,1,0,1,1,1,1,1,1,1,1,1,0,0,1,0,0,0,0,1,0,1,0,0,1,0,1,0,1,0,1,1,1,0,0,1,1,0,1,1,0,1,0,1,0,1,0,0,1,1,0,1,0,0,0,1,0,0,1,1,1,1,1,1,1,0,1,0,1,1,0,1,1,0,1,0,0,1,1,1,0,1,1,0,0,1,1,1,1,0,1,1,0,0,0,1,1,1,0,0,1,1,1,1,0,1,0,0,1,1,1,1,1,0,1,1,0,1,0,0,0,1,1,0,1,0,0,1,0,1,1,0,0,1,1,0,0,0,0,1,1,0,1,0,1,0,0,0,1,0,1,0,1,1,1,0,0,0,1,0,1,0,0,1,1,0,1,1,1,1,0,1,0,0,0,0,1,0,1,0,1,0,1,0,0,0,0,0,0,1,1,1,1,0,1,1,0,0,1,1,0,1,0,0,0,1,0,0,1,1,0,0,1,0,1,1,0,1,0,1,0,0,1,0,1,1,0,0,0,1,0,0,1,0,0,1,0,1,1,1,1,1,0,1,0,0,0,0,0,1,0,0,1,0,1,0,1,0,1,0,0,0,1,1,0,1,1,1,0,0,1,1,1,1,1,0,0,1,0,0,1,0,1,1,1,1,1,0,0,0,1,0,1,0,0,0,1,1,1,0,1,1,1,1,1,1,0,1,0,0,1,0,1,1,1,1,0,1,1,0,1,1,1,0,0,1,1,1,1,1,1,0,1,1,0,1,1,0,0,1,1,0,1,0,1,1,0,0,1,1,1,1,1,0,0,0,0,1,1,0,1,1,1,1,1,0,1,0,1,0,1,1,1,0,1,1,1,1,0,1,1,0,1,0,1,0,0,0,0,0,1,0,1,0,1,0,0,1,0,1,0,0,1,1,0,1,0,0,0,0,0,1,0,1,0,1,0,1,1,0,0,0,1,0,1,1,0,1,0,0,0,1,1,1,0,0,0,0,1,0,0,0,1,0,1,0,1,1,1,1,1,1,0,1,1,1,0,1,1,0,1,1,1,0,0,1,0,1,1,0,1,1,1,0,0,0,0,1,1,0,0,0,1,1,1,1,0,0,1,0,0,1,0,0,0,0,0,1,1,0,1,1,0,1,0,1,1,1,1,1,1,1,1,1,0,0,1,0,0,0,0,1,0,0,0,0,0,1,1,1,0,1,1,0,1,0,0,1,1,1,1,1,0,0,0,0,1,0,0,0,0,0,0,1,0,1,1,1,0,0,0,1,0,1,1,1,0,1,0,0,1,0,1,1,0,1,1,0,1,0,0,0,1,1,1,0,1,1,0,1,0,0,1,0,0,1,0,0,1,0,0,0,1,0,0,1,0,0,0,1,0,1,1,1,1,1,0,0,1,0,0,1,0,1,0,0,1,0,1,1,0,1,1,0,0,1,1,1,0,1,1,0,1,1,1,0,1,1,1,0,1,0,0,0,1,0,0,1,0,1,1,0,1,0,0,1,1,0,0,1,0,1,0,0,1,0,1,0,0,0,1,1,0,0,1,1,1,0,0,0,0,1,0,1,1,0,0,1,0,1,1,1,0,1,1,1,0,0,1,0,1,0,0,1,0,0,0,1,1,0,1,1,1,1,0,1,1,0,0,1,0,1,0,0,0,0,1,1,1,0,1,0,0,1,1,1,1,1,1,1,0,0,0,0,1,1,1,0,1,1,0,0,1,0,0,0,1,1,1,1,1,0,0,0,0,0,0,1,0,0,0,1,0,1,1,1,0,0,0,1,1,0,1,0,1,1,0,0,1,1,0,0,0,1,0,0,1,0,0,1,0,0,1,1,1,0,0,1,1,0,0,1,0,1,1,0,0,0,1,0,1,0,0,1,0,0,1,1,1,1,1,0,0,0,0,0,0,0,1,1,1,0,0,1,0,1,1,0,0,1,0,1,0,1,1,1,1,1,1,0,1,1,1,0,0,1,0,1,1,0,1,0,0,1,1,1,1,1,1,0,0,0,0,0,1,0,1,0,1,1,1,0,1,1,0,0,1,1,0,0,1,0,1,0,0,1,0,1,1,0,0,1,0,1,0,1,1,0,1,0,0,1,1,1,1,0,1,0,1,0,1,0,1,1,0,0,0,0,1,0,0,1,0,0,0,1,1,0,1,0,0,0,1,1,1,1,0,1,1,0,0,0,0,1,1,0,0,0,1,0,1,1,1,0,1,1,0,1,0,0,0,0,0,1,1,1,0,1,0,1,1,1,0,0,0,1,0,1,1,0,0,1,1,1,1,1,0,1,1,0,0,0,1,0,0,0,1,1,0,0,0,1,1,1,0,1,1,0,0,0,0,0,1,0,0,1,0,1,0,1,1,0,0,1,0,0,1,1,0,0,0,1,0,0,1,1,0,0,1,0,1,1,0,1,0,0,1,1,1,1,1,1,1,0,1,1,0,1,0,1,1,0,1,0,0,0,0,0,1,0,0,1,1,0,1,0,0,1,1,1,1,0,1,0,1,0,1,1,0,0,0,0,0,1,0,0,0,0,1,1,1,1,1,0,1,1,0,1,0,0,0,0,1,0,0,1,0,1,0,1,1,1,0,0,0,0,1,1,0,1,1,1,1,1,0,0,0,0,0,0,1,0,1,1,0,1,1,1,0,0,0,0,1,1,1,0,0,0,0,0,0,0,1,0,0,0,1,0,0,1,1,0,0,1,0,1,0,1,1,1,0,1,0,1,0,0,0,0,0,0,1,1,1,0,0,1,0,1,1,1,1,1,1,0,0,1,0,1,1,1,0,0,1,0,0,1,0,0,1,1,0,1,0,0,1,0,0,0,1,0,1,1,0,1,0,0,0,0,1,0,0,1,1,1,1,0,0,0,1,1,0,1,0,1,0,1,0,0,0,0,1,1,1,0,0,0,1,0,0,1,0,0,1,0,1,0,1,0,0,1,0,1,1,0,1,1,1,0,1,0,1,1,0,0,1,0,0,0,1,1,0,0,1,1,1,1,1,1,1,0,0,1,0,0,1,0,1,0,0,0,1,1,0,1,0,1,1,0,1,1,1,0,1,1,1,1,0,0,0,1,1,0,1,1,1,0,1,1,1,0,1,0,0,0,1,0,1,0,0,0,0,0,0,0,1,0,1,1,1,0,1,0,0,0,1,0,0,0,0,0,0,1,0,0,0,1,1,0,0,1,0,0,1,1,1,1,1,1,1,0,0,0,0,0,0,0,1,0,1,1,0,1,1,0,0,1,0,1,0,0,1,1,0,0,1,1,0,0,0,0,0,1,0,1,0,1,0,0,0,1,0,1,0,1,0,1,0,0,0,1,0,0,1,0,0,0,1,1,0,0,1,1,1,0,1,1,1,1,1,1,0,0,1,0,1,1,0,0,1,1,1,0,0,0,1,1,0,1,0,0,0,0,1,1,1,0,1,1,0,0,0,0,1,1,0,0,1,1,1,1,1,1,1,0,0,1,1,1,0,1,0,0,1,1,0,1,1,1,0,1,1,0,1,1,1,0,1,0,1,0,0,1,0,1,1,0,0,1,1,1,0,1,1,0,0,0,0,0,1,0,0,0,1,0,0,1,0,0,1,1,1,1,0,0,0,0,0,1,0,0,0,0,1,1,0,1,1,0,1,1,0,1,1,1,0,1,0,1,0,1,0,0,1,1,0,0,0,1,1,0,0,0,1,0,0,0,0,0,0,0,1,0,0,0,0,1,1,0,0,0,0,1,0,0,1,0,1,1,1,0,0,0,1,1,1,0,1,1,1,1,1,1,1,0,0,0,1,0,1,0,1,0,1,1,0,1,1,0,0,1,0,1,1,1,1,1,0,0,1,1,1,0,1,1,0,1,1,0,1,0,1,1,1,0,1,1,1,1,1,0,1,0,0,1,1,1,1,0,1,1,1,1,0,0,0,1,1,0,1,0,0,1,1,0,0,1,0,0,0,1,0,1,0,1,0,0,0,0,0,1,0,0,0,1,1,1,0,0,1,0,0,1,1,1,0,1,0,0,0,1,0,1,1,0,0,0,1,1,1,0,1,0,0,1,1,0,1,0,0,0,1,1,0,0,0,1,0,0,1,1,1,1,1,0,1,0,0,1,1,0,0,1,1,0,0,0,1,0,1,1,0,0,1,0,0,0,0,0,0,0,1,0,0,1,1,1,0,0,0,1,0,1,1,1,0,1,0,0,1,0,1,0,1,0,1,1,0,0,0,0,0,1,1,0,0,1,1,0,1,1,0,0,1,1,1,0,0,1,0,1,1,1,1,1,0,0,0,1,1,0,0,0,1,0,1,1,0,1,0,0,1,1,1,1,0,0,1,0,1,0,0,0,1,0,1,0,1,1,0,1,1,1,0,1,1,0,1,1,1,1,0,1,0,0,0,0,1,0,1,0,1,1,1,1,0,1,1,0,0,0,0,0,0,1,1,1,0,1,1,1,1,0,1,1,0,1,1,1,1,0,1,0,0,1,1,1,0,0,1,1,0,0,0,1,0,0,0,0,1,0,1,1,0,0,0,0,0,0,1,1,1,1,1,0,0,1,0,0,1,0,1,1,0,0,0,0,0,0,1,1,0,0,1,1,1,0,1,1,1,0,0,0,0,0,0,0,0,1,0,0,1,0,1,0,0,1,0,1,1,0,0,0,1,1,1,0,1,1,1,1,1,0,1,0,0,0,0,0,0,1,1,0,0,0,0,1,0,1,0,1,1,1,1,0,1,0,0,0,1,1,0,1,0,0,1,0,1,1,0,0,0,0,1,0,1,0,0,1,1,1,0,1,0,1,0,1,1,0,1,1,0,0,1,0,1,1,1,0,0,1,1,1,1,1,1,0,1,0,1,0,1,0,0,0,1,0,0,0,0,0,1,1,1,1,1,0,0,0,1,0,0,1,0,0,0,1,1,1,1,0,1,0,1,0,0,0,0,0,0,0,1,1,0,0,1,1,0,1,0,1,1,0,1,0,0,1,1,0,1,0,1,1,0,0,0,0,1,0,0,0,0,1,0,0,0,0,1,0,0,1,1,0,0,1,0,0,0,0,1,1,0,1,0,1,1,1,1,1,0,1,0,1,0,1,0,0,1,1,0,0,1,1,1,1,0,1,1,0,1,0,0,1,1,0,0,0,1,0,0,0,1,0,0,0,0,0,1,1,0,1,1,1,1,1,1,1,1,1,1,0,0,1,1,1,0,1,0,1,1,1,1,0,0,0,1,1,0,0,1,1,1,0,1,0,1,0,1,0,0,0,1,1,0,1,0,0,0,1,0,0,0,0,0,0,1,1,0,1,1,1,1,1,1,0,1,0,0,1,1,1,1,1,1,0,0,0,1,0,1,1,0,0,1,0,0,0,1,1,1,0,1,1,1,0,0,0,1,0,0,0,1,1,1,0,0,1,1,0,0,1,0,1,0,1,1,0,0,0,0,1,0,0,1,1,0,0,1,0,0,1,1,1,1,0,0,0,0,0,0,0,0,1,0,1,0,1,1,1,1,1,0,0,0,0,1,1,0,0,1,1,1,0,0,1,0,0,1,0,1,1,0,1,1,0,1,1,1,1,0,1,0,1,1,0,1,0,1,0,0,0,1,1,1,1,0,1,1,1,1,1,0,1,0,0,1,0,0,0,0,0,1,0,1,1,0,0,0,0,1,0,1,0,0,1,0,0,1,1,1,1,1,1,0,0,1,1,0,0,0,0,0,0,0,0,1,0,0,0,0,0,0,1,0,0,0,1,0,1,1,1,1,0,1,0,0,1,1,1,1,0,1,0,0,1,1,1,0,1,0,0,0,0,0,1,1,0,1,0,0,1,1,1,0,1,0,1,0,0,0,0,1,0,1,1,0,0,0,1,1,0,0,1,1,0,1,1,0,0,0,0,0,0,0,0,1,0,1,0,0,1,1,1,1,1,0,1,1,1,0,0,1,0,1,1,0,0,1,0,1,1,0,1,1,0,0,0,1,1,1,0,1,1,1,0,0,1,1,1,1,1,1,1,0,1,1,1,0,1,1,0,1,1,1,0,0,1,1,0,1,0,0,1,1,0,0,0,0,0,0,1,0,0,0,1,0,1,1,1,0,0,1,0,0,1,1,0,1,1,0,1,0,1,0,1,0,0,1,1,0,0,1,1,0,1,1,0,0,1,0,1,1,1,0,0,0,0,0,1,0,0,1,0,0,0,0,0,0,1,1,1,1,1,0,1,0,0,1,0,1,1,0,0,1,1,1,1,1,0,1,0,1,1,1,1,0,0,0,1,0,1,1,1,1,1,1,1,0,1,0,0,0,1,1,0,0,0,0,1,1,0,1,1,1,0,1,0,0,0,1,1,1,1,1,0,0,1,1,1,1,1,1,1,1,0,1,1,0,1,1,0,1,0,0,0,0,0,1,1,0,0,1,0,1,0,1,1,0,0,1,1,1,0,0,0,1,0,0,1,1,1,0,0,1,0,1,0,0,0,1,1,1,1,0,0,0,1,1,0,1,0,0,1,1,1,0,0,0,0,1,1,0,0,1,1,0,0,0,1,1,1,0,1,1,1,1,0,1,1,1,0,0,0,1,1,0,0,1,1,0,0,1,0,1,1,0,0,0,0,0,0,0,0,0,0,0,0,1,1,1,1,0,1,1,1,1,0,0,1,0,0,1,0,0,0,0,1,0,0,1,0,1,1,0,0,1,1,0,1,1,0,0,1,0,0,0,0,1,1,1,0,1,0,0,0,0,0,1,1,0,0,0,0,1,0,0,1,1,1,1,0,0,0,1,1,0,1,1,0,0,1,0,1,1,0,1,0,1,0,0,0,0,0,0,0,1,0,1,1,1,0,1,0,0,1,0,1,0,1,0,1,1,1,0,1,0,1,1,1,1,1,0,1,1,1,0,1,1,0,0,1,0,0,1,0,1,1,1,0,0,0,0,1,1,0,1,1,1,1,0,0,1,0,0,0,0,1,1,1,0,0,1,0,0,1,0,0,0,0,1,0,1,0,0,1,0,0,0,1,1,1,0,0,1,0,0,1,1,1,1,1,0,0,0,1,0,1,1,0,1,1,0,0,0,1,0,0,1,0,1,0,0,1,0,1,0,0,0,0,1,1,1,1,0,0,0,0,1,0,1,0,1,1,0,0,1,1,1,1,1,0,1,1,0,0,1,1,0,1,0,0,0,0,1,0,0,1,0,1,1,0,1,1,0,0,1,1,1,1,0,0,1,0,1,0,1,1,1,1,0,0,1,1,0,1,1,0,1,1,1,1,0,1,0,0,0,1,1,0,1,0,0,0,1,0,0,0,1,0,0,0,1,1,1,0,1,1,1,0,0,1,0,1,1,1,0,1,0,1,0,0,1,1,0,1,0,1,0,1,1,1,0,0,1,0,1,1,0,0,1,1,0,0,0,1,1,0,1,1,0,0,0,1,1,1,1,0,0,1,1,0,1,0,0,1,1,0,0,0,1,0,1,0,1,1,0,0,0,1,1,1,1,0,1,0,0,0,0,1,0,1,1,1,1,0,0,1,1,0,0,1,1,0,1,1,0,0,1,0,1,0,0,1,0,1,0,0,0,1,0,1,1,0,0,0,1,0,0,0,1,0,0,1,1,1,1,0,1,1,1,1,0,0,1,1,0,1,1,0,1,0,0,1,1,1,0,1,1,1,1,0,0,0,1,0,1,0,0,0,0,0,0,0,1,0,0,0,0,1,0,0,0,1,0,1,1,0,0,0,0,0,0,0,1,0,1,1,1,1,0,0,0,0,1,0,0,1,0,0,0,1,0,1,1,1,1,0,1,0,1,0,1,0,1,1,0,0,0,1,1,1,0,0,1,0,0,1,1,1,1,0,1,0,0,1,1,1,1,0,1,0,1,1,1,0,0,0,0,1,0,0,1,0,1,1,1,0,0,0,0,0,1,1,0,0,0,1,1,1,1,1,0,1,0,0,1,0,1,1,0,0,1,0,1,0,1,1,0,1,1,1,1,0,1,0,1,1,0,0,1,1,1,1,0,0,1,1,0,0,1,1,0,0,0,0,0,0,0,0,1,0,1,1,1,1,1,1,1,1,1,0,0,1,1,0,0,0,1,1,1,1,1,1,0,1,1,1,0,0,0,1,1,1,1,0,1,1,1,1,1,0,0,1,1,1,1,0,1,0,1,0,1,0,0,0,0,1,0,1,1,1,0,1,0,0,1,0,1,0,0,0,1,1,0,0,0,0,0,1,1,1,0,0,1,1,0,1,0,0,1,0,0,0,1,1,0,1,0,1,0,1,0,0,0,1,0,0,1,0,1,0,1,0,1,0,1,1,1,1,0,1,1,0,1,0,0,0,1,0,1,1,1,0,1,1,0,0,1,1,1,1,0,0,0,0,0,1,1,0,0,0,0,0,1,0,1,1,0,0,1,0,1,0,0,0,1,1,0,1,0,1,0,1,0,1,1,0,0,0,1,1,0,1,0,1,1,1,1,0,0,1,1,1,1,0,0,0,1,1,1,1,1,1,1,1,1,0,0,0,1,0,1,1,0,0,1,1,0,0,1,1,0,1,1,1,0,1,1,1,1,0,1,0,1,0,0,1,0,1,0,0,1,1,0,0,1,1,1,1,1,1,0,1,1,1,1,1,1,0,0,1,0,0,0,0,1,0,1,0,0,0,1,1,1,1,1,1,1,0,1,0,0,1,1,0,1,1,0,0,0,1,1,0,1,1,1,0,1,0,1,1,0,1,1,1,0,0,0,1,1,0,0,0,0,1,0,0,0,0,1,1,1,1,0,0,0,1,1,1,1,1,1,0,0,0,0,0,0,0,1,1,1,1,0,1,0,1,1,1,0,1,1,0,1,0,1,1,0,0,1,1,0,0,1,1,1,0,1,0,1,1,1,1,0,1,0,1,1,1,1,0,0,1,0,1,1,1,0,1,0,1,1,0,1,1,1,0,1,1,0,1,1,1,0,1,0,0,0,0,1,1,0,0,1,0,0,1,0,1,1,1,1,1,1,1,0,0,1,0,1,0,1,1,1,1,0,1,0,0,0,1,1,1,1,0,0,0,1,1,0,1,0,0,1,1,0,0,1,1,1,1,0,1,1,1,0,0,0,0,1,1,1,0,0,0,1,0,0,0,1,1,1,1,1,0,1,0,0,0,0,0,1,1,1,0,0,1,1,0,1,0,0,0,1,1,1,1,0,1,0,0,0,0,1,1,0,0,0,0,1,0,0,1,0,1,1,1,1,1,0,1,1,0,1,0,1,0,0,1,1,1,1,0,1,0,0,1,1,0,1,1,0,0,1,0,0,0,1,0,0,0,1,1,0,1,1,1,0,1,0,0,1,1,1,1,0,1,1,1,0,0,1,1,1,0,0,1,1,1,0,1,1,1,0,0,0,0,0,1,1,0,1,1,1,1,0,1,1,0,0,0,0,1,0,0,0,0,1,1,0,0,0,0,1,1,1,1,0,0,0,1,1,1,0,1,0,1,0,1,0,0,1,0,0,1,0,0,1,0,0,1,1,1,1,0,1,0,1,1,1,1,0,1,0,1,0,1,1,0,1,0,0,1,1,0,0,1,0,0,1,1,0,0,0,1,0,1,1,1,0,1,1,0,0,1,1,1,1,0,0,1,1,1,1,1,1,1,1,0,1,1,0,1,1,1,1,0,0,0,1,0,1,1,0,0,0,0,1,1,1,0,1,1,1,0,1,0,0,1,0,0,1,1,1,0,0,1,1,1,1,0,0,1,0,1,0,0,0,0,0,0,1,1,0,0,1,1,1,0,1,0,1,1,0,0,1,1,1,0,1,1,0,1,1,0,0,0,1,1,1,0,0,0,1,1,0,0,1,1,0,0,0,0,1,1,1,1,1,1,0,1,0,0,1,1,1,1,0,1,0,0,1,0,1,0,1,1,1,1,1,1,1,1,1,0,1,0,1,0,0,0,1,1,0,0,1,0,0,0,0,1,0,1,1,1,0,1,1,0,1,0,0,1,0,0,0,0,0,0,1,1,1,1,1,1,1,1,0,0,1,0,1,0,1,1,0,1,0,1,0,0,1,1,0,1,1,0,1,0,0,0,0,0,0,0,1,1,0,0,1,1,1,1,0,0,0,0,0,0,1,0,1,1,0,1,0,1,1,1,0,0,1,1,0,1,1,1,0,1,0,1,1,1,1,0,1,1,0,0,0,1,0,1,1,1,0,1,0,0,0,1,1,0,1,0,1,0,1,1,0,1,0,1,0,0,1,0,1,1,1,1,0,1,0,0,1,0,1,1,1,1,0,0,1,1,0,1,1,1,1,0,1,1,1,1,1,0,1,0,1,1,0,1,1,0,0,1,0,1,1,0,0,0,1,1,1,0,0,0,0,1,0,0,0,0,0,1,0,1,0,0,0,0,1,1,1,0,1,0,1,0,1,1,0,1,0,0,0,0,0,1,0,0,1,1,0,1,1,0,1,0,0,1,0,0,0,1,1,0,0,0,1,0,1,0,0,0,1,0,0,1,1,0,1,0,1,0,0,1,1,0,1,0,1,0,0,0,1,1,1,0,0,0,0,1,0,1,1,0,1,1,0,1,0,0,0,0,0,0,1,1,1,1,1,1,0,0,1,0,1,1,0,0,1,0,0,1,1,0,0,0,0,1,0,1,1,0,1,0,0,1,0,1,0,0,1,0,1,1,1,1,1,0,1,0,0,0,0,1,1,1,1,0,0,1,0,0,0,1,1,1,0,0,0,1,1,1,1,1,1,1,0,1,1,1,1,1,0,1,1,1,0,0,0,1,1,1,0,0,1,1,0,1,1,1,1,1,1,1,1,1,0,0,1,1,1,1,0,0,0,1,1,1,1,1,0,1,1,0,1,1,1,1,1,1,1,0,0,1,1,0,1,1,1,0,1,0,0,0,0,1,1,0,0,0,0,1,1,0,0,0,0,1,0,1,0,0,1,0,0,0,1,0,0,0,0,1,1,0,0,1,0,1,0,0,1,0,1,1,1,0,0,1,0,1,1,0,0,0,1,1,1,0,0,1,1,0,0,0,0,0,1,1,0,1,1,0,1,0,0,1,0,1,1,1,1,1,0,0,1,0,0,1,1,0,1,1,0,1,0,0,1,1,0,1,1,1,0,1,1,0,1,0,0,1,0,0,0,1,0,1,1,1,1,0,0,0,1,1,1,1,0,0,0,1,0,0,0,0,0,1,0,1,0,0,1,0,0,1,1,1,0,1,1,0,1,0,1,0,1,0,1,1,1,0,1,1,1,0,0,0,1,1,1,1,1,1,0,1,0,0,1,1,0,0,0,0,0,0,1,0,1,1,1,0,1,1,0,1,0,0,0,0,1,1,1,1,0,0,1,1,1,1,1,1,1,1,1,0,1,0,1,1,1,1,1,0,0,1,1,1,1,1,1,0,0,1,1,1,0,0,0,0,0,1,1,0,1,0,0,0,0,0,1,0,1,0,1,1,1,0,1,0,1,1,0,0,1,0,0,1,0,0,1,1,1,1,0,0,1,1,1,1,1,0,0,0,1,0,1,1,1,1,1,0,0,0,0,1,1,1,1,1,0,0,0,1,1,1,0,1,0,1,1,0,0,1,0,1,1,0,0,1,1,0,1,1,0,1,0,1,1,1,0,0,0,1,1,0,1,1,0,0,0,1,1,0,1,0,0,1,1,1,0,0,1,0,1,0,0,0,1,1,0,1,1,1,0,1,1,0,1,1,0,0,1,0,1,0,1,1,1,1,1,1,1,0,1,1,0,0,1,1,0,1,0,1,0,0,1,0,1,0,0,1,1,0,0,0,1,0,0,0,0,0,1,0,1,1,1,0,0,1,1,1,1,1,1,0,0,0,1,0,1,0,1,1,0,0,1,1,0,1,1,0,1,1,0,0,1,1,1,1,1,1,1,1,1,0,0,0,0,0,1,1,1,1,1,0,0,0,1,0,1,0,1,1,1,1,1,1,1,0,1,1,0,0,1,0,1,1,0,1,0,1,0,0,1,0,0,0,0,0,0,1,1,0,1,1,1,0,1,0,0,0,1,0,1,1,1,1,0,1,0,0,1,1,1,0,1,1,0,1,0,1,0,0,0,1,1,0,1,1,0,1,0,0,0,0,0,0,0,1,1,1,1,0,1,0,0,1,0,0,0,1,1,0,0,1,1,0,1,1,1,0,0,0,1,0,1,0,0,1,1,1,1,0,1,1,1,1,1,0,0,1,1,1,1,1,1,1,0,0,1,1,1,1,1,1,1,1,1,1,0,1,0,0,0,0,0,1,0,1,1,1,0,0,1,1,1,1,0,1,0,1,0,0,0,0,1,0,1,0,0,0,1,0,1,0,1,1,1,1,0,1,1,0,0,0,0,0,0,0,1,0,0,1,1,1,0,1,0,0,1,1,1,0,0,1,1,1,0,0,0,0,0,1,0,0,1,0,1,1,0,0,1,0,1,0,0,1,0,0,1,0,1,1,0,1,0,0,0,1,1,0,0,1,0,1,0,1,0,1,0,0,1,1,0,0,1,0,0,1,0,1,0,1,1,0,0,0,1,1,0,0,1,1,0,1,1,1,1,1,1,1,1,1,1,1,1,0,1,0,0,1,0,1,1,1,0,0,1,1,1,1,1,0,1,1,0,1,0,1,0,0,1,1,1,1,0,1,1,0,1,0,1,1,1,1,0,0,0,0,1,1,0,0,0,1,1,1,0,1,0,1,0,0,0,1,0,0,1,1,1,0,1,1,1,0,1,1,1,0,0,1,0,1,1,1,1,0,1,0,1,0,1,1,0,0,1,0,0,0,1,0,0,0,0,0,0,1,0,0,1,1,0,1,0,1,1,1,0,1,1,1,0,0,0,1,1,0,0,1,0,0,0,1,0,1,0,1,1,0,0,0,0,1,1,1,0,0,1,0,1,0,0,1,0,0,1,0,0,0,0,0,1,1,0,0,0,1,1,0,1,0,1,0,0,1,1,0,0,0,1,1,0,1,0,1,0,1,1,0,0,1,1,1,1,1,1,1,0,0,1,1,1,1,1,1,0,0,0,1,0,1,1,1,1,0,0,1,0,1,0,1,0,1,0,0,1,1,1,1,1,0,0,0,0,1,0,1,1,1,0,1,1,0,1,0,1,0,1,0,1,0,1,1,1,0,0,1,1,1,0,0,0,0,1,1,1,1,1,0,0,1,1,1,0,1,0,0,1,0,0,1,0,1,1,1,1,1,1,0,1,0,0,0,1,0,1,1,0,0,0,0,0,1,0,0,0,0,1,1,0,0,0,0,1,1,1,1,0,1,0,0,0,0,1,1,1,1,0,1,1,0,0,0,1,0,0,0,1,1,1,1,1,0,0,0,0,0,1,0,0,1,0,1,1,0,0,0,0,1,1,1,0,1,1,1,1,1,1,1,0,1,0,0,1,0,0,0,0,0,0,1,0,1,0,0,1,0,0,0,0,1,1,1,1,1,1,1,1,0,0,1,0,1,0,1,0,0,1,1,1,0,1,1,0,1,0,1,0,1,0,0,1,0,1,0,0,1,0,1,1,1,1,1,1,0,1,0,0,0,1,1,0,0,1,1,0,1,1,1,0,0,0,0,1,0,1,1,1,0,0,1,0,1,1,0,0,0,0,0,0,1,0,1,0,0,0,1,0,0,0,0,0,1,0,0,0,1,1,1,1,0,1,1,0,0,1,0,1,0,1,0,0,0,0,1,0,1,1,0,1,0,1,1,0,0,1,0,1,0,1,1,0,1,1,0,0,0,1,1,1,1,1,0,0,1,0,0,1,1,0,1,1,0,1,0,1,0,1,1,1,0,1,0,0,0,0,1,1,1,0,0,1,0,1,1,0,1,0,1,0,1,1,0,0,0,1,0,1,0,1,0,0,0,1,0,0,0,0,0,1,0,0,0,0,0,1,1,1,1,0,0,0,0,0,1,1,1,0,1,1,0,0,1,1,1,0,1,0,1,0,1,1,0,1,1,1,1,1,1,1,1,0,1,0,1,1,1,1,1,1,0,0,1,1,0,0,1,0,1,1,1,1,0,0,0,0,0,1,0,1,0,0,0,1,1,0,1,1,1,1,0,1,0,1,0,0,0,1,1,1,0,0,0,1,1,0,1,1,0,1,1,1,0,1,0,0,0,0,0,0,0,1,1,0,0,1,1,1,0,1,0,1,0,1,1,1,0,0,0,0,1,1,0,1,0,0,0,1,1,1,1,0,1,0,1,0,0,0,1,1,0,0,0,1,1,0,0,1,1,1,0,1,0,0,1,1,0,1,0,1,0,0,1,0,0,0,0,0,1,0,0,0,1,1,1,0,0,0,0,1,0,1,0,0,0,1,0,0,0,1,0,0,0,0,0,0,0,0,1,1,0,0,1,0,1,0,1,0,0,1,1,0,0,1,0,1,0,1,1,1,0,0,0,1,0,0,1,1,0,0,0,1,1,1,1,0,1,0,0,0,0,1,1,0,1,1,0,0,0,0,1,1,0,1,1,0,0,0,1,1,0,0,0,1,1,1,0,1,0,1,0,0,0,1,1,1,1,0,0,1,1,1,0,1,1,0,1,0,1,0,0,0,1,0,0,1,0,0,0,0,0,0,0,0,0,0,1,1,0,0,1,0,1,1,1,1,0,0,0,0,0,1,1,1,0,0,0,0,1,1,0,0,0,0,0,0,1,0,1,1,1,0,1,0,0,1,1,1,1,1,1,0,1,1,1,1,1,1,1,0,1,1,1,1,0,1,1,1,1,0,0,0,1,1,0,0,0,1,0,0,0,1,0,0,0,0,1,1,0,1,0,0,0,1,1,1,1,1,0,0,0,0,0,1,0,0,0,1,0,1,0,1,1,0,0,1,1,1,0,1,1,1,0,1,1,1,1,1,0,1,0,1,0,1,1,0,0,1,1,1,1,0,0,0,1,1,1,0,1,0,1,0,0,1,1,0,1,1,1,0,1,0,1,0,0,1,1,1,0,1,0,0,1,1,0,1,1,1,0,0,1,0,0,0,0,0,1,0,1,0,1,0,1,0,1,0,0,0,0,1,0,1,0,1,0,1,0,0,0,0,1,0,1,0,1,0,0,1,1,0,0,1,0,1,1,1,0,1,0,0,1,0,1,1,1,1,1,0,0,1,0,1,1,1,0,1,1,1,1,1,1,0,1,0,1,0,0,1,1,1,0,1,0,0,0,1,0,1,0,0,0,1,1,0,0,1,0,1,0,0,1,1,1,0,1,0,1,1,0,1,0,1,0,0,0,0,0,0,0,0,0,0,0,1,0,1,0,0,0,1,1,0,1,1,1,0,1,0,0,0,1,0,1,0,1,0,1,0,1,0,1,0,0,0,0,1,1,0,1,0,1,1,0,1,1,1,0,1,0,1,0,1,1,1,1,1,1,1,0,1,0,0,1,1,1,1,0,1,0,1,0,1,0,0,0,1,1,1,0,0,0,0,0,1,1,0,0,0,0,0,1,0,0,0,1,1,1,1,0,0,0,1,0,0,1,0,0,0,0,1,1,1,0,1,1,0,1,1,0,1,1,0,0,0,0,0,0,0,0,0,1,1,1,0,0,0,0,1,0,1,1,1,0,1,0,0,0,1,0,1,0,0,1,1,0,0,0,0,1,0,1,1,1,0,0,0,0,0,1,1,1,0,0,0,1,0,0,0,1,1,0,1,1,0,1,1,0,1,0,0,0,1,0,1,1,1,1,0,0,1,1,0,1,0,1,1,1,1,1,1,0,0,0,1,0,1,0,1,1,0,0,1,1,0,1,1,1,1,0,1,1,1,1,0,0,0,0,0,0,0,0,1,0,1,0,1,1,0,1,1,0,1,0,0,0,1,1,1,1,0,0,0,0,1,1,0,1,1,0,0,1,0,0,1,0,1,1,0,0,0,0,0,1,1,1,1,1,1,1,1,0,0,0,0,1,0,1,1,0,1,1,1,0,1,1,1,1,1,0,0,0,1,0,1,0,0,1,1,1,0,1,0,0,0,1,0,1,0,1,0,1,1,1,0,1,1,1,1,1,1,1,1,0,1,0,1,0,0,1,1,1,0,1,0,1,0,0,1,0,1,1,0,1,0,1,0,0,0,1,1,0,1,1,0,1,0,1,0,0,1,1,0,1,1,1,0,1,0,0,0,1,1,0,0,0,0,1,1,1,0,0,0,1,0,1,1,0,1,1,1,0,0,0,1,0,0,1,1,1,1,1,1,0,1,1,0,1,1,0,1,1,1,0,0,1,1,1,0,0,0,0,0,1,0,1,1,1,0,1,0,0,1,1,1,0,0,0,0,1,1,0,1,0,0,1,1,1,0,1,0,1,1,0,0,1,0,0,1,0,1,1,1,0,0,1,0,0,0,0,1,1,1,0,1,0,1,1,1,0,1,0,1,0,0,1,1,0,1,1,0,0,0,0,0,0,0,1,0,0,1,1,0,0,1,1,0,0,1,1,1,0,0,1,1,0,1,0,0,0,1,1,0,0,1,1,0,1,1,0,0,0,1,1,1,1,0,1,0,1,1,0,1,1,1,0,1,0,0,0,1,1,0,1,1,1,1,0,1,0,0,0,0,0,1,1,0,1,0,1,0,1,0,0,1,1,0,1,1,1,1,1,1,0,0,1,1,0,1,0,1,0,0,1,1,0,1,1,1,1,0,1,0,0,0,1,1,1,1,0,1,1,1,0,1,0,1,0,1,0,0,0,1,1,0,0,1,0,1,0,0,1,0,0,1,1,1,0,1,0,0,1,0,1,1,1,1,0,0,1,0,1,0,0,0,0,1,1,0,1,1,0,1,1,0,0,1,0,1,0,1,0,0,1,1,1,0,1,0,1,0,0,0,1,0,1,0,1,0,0,1,0,0,1,1,0,1,1,1,1,0,1,1,1,1,0,1,0,1,0,1,0,1,1,1,1,0,0,0,0,0,1,0,1,1,1,0,1,0,0,0,0,0,0,0,0,0,0,0,0,1,1,0,0,1,0,0,0,0,1,1,0,0,0,0,0,1,0,0,0,1,1,1,1,1,1,0,0,1,0,0,0,0,0,0,1,0,1,1,1,1,0,0,1,1,1,0,1,1,0,1,1,1,0,1,0,1,1,1,1,1,1,0,1,1,0,1,1,1,1,1,1,0,0,0,1,1,0,0,1,1,0,1,1,1,0,0,1,0,0,1,0,0,1,0,0,1,1,0,0,0,0,0,1,0,1,0,0,1,1,1,1,1,0,0,1,0,0,0,1,1,0,0,1,1,0,1,1,0,1,0,0,0,1,0,1,0,1,0,1,1,1,0,1,1,0,0,1,0,0,0,1,0,1,0,1,1,0,0,1,1,0,1,1,0,1,0,0,1,0,1,1,0,0,0,0,0,0,0,1,1,0,0,1,1,0,1,0,0,0,1,1,1,0,0,1,0,1,1,1,1,0,1,0,0,0,1,0,1,0,0,1,0,0,1,0,1,1,0,1,1,1,1,0,1,0,0,1,1,0,0,0,1,1,0,1,0,0,0,1,1,0,0,0,1,1,1,1,1,1,1,0,1,1,1,1,0,0,0,1,0,1,1,1,1,1,1,0,1,1,1,1,0,1,0,0,1,0,0,0,0,0,0,0,1,0,1,1,1,0,1,0,0,0,0,1,1,1,1,0,0,1,0,1,1,1,1,1,1,0,1,1,0,0,0,0,1,0,0,1,1,1,1,1,0,1,0,0,0,0,1,1,1,0,1,0,0,1,0,0,1,0,1,1,1,0,1,0,0,0,1,0,0,1,0,0,0,0,0,0,1,0,0,1,1,1,1,0,1,1,1,0,0,1,0,1,1,0,0,1,1,0,0,0,1,0,1,0,0,1,0,0,0,0,1,0,0,0,1,1,0,1,1,0,0,1,1,1,0,0,0,1,0,0,0,1,0,0,0,0,1,1,0,1,1,0,0,1,0,0,1,1,1,1,1,1,0,0,1,0,1,0,1,1,0,0,0,0,0,1,1,1,1,0,0,1,1,0,1,1,0,1,0,0,1,1,0,1,1,1,0,1,0,1,0,1,0,0,0,0,1,0,1,0,0,1,0,0,1,1,0,1,0,1,1,1,1,1,1,0,0,1,1,1,1,0,0,0,1,0,1,0,1,1,1,1,1,0,0,1,1,1,1,0,0,1,1,1,1,0,1,0,1,1,1,0,1,0,1,0,0,0,1,0,1,1,0,0,0,0,1,1,1,0,1,0,1,1,0,1,0,0,1,1,0,1,1,1,1,1,0,0,0,1,0,0,1,0,1,0,0,0,0,1,1,0,1,1,0,0,1,1,1,1,1,1,0,1,0,1,1,0,1,1,0,1,1,1,0,1,1,1,1,0,0,1,1,1,0,1,1,0,1,0,1,0,1,1,0,0,0,0,1,0,1,0,0,0,1,0,0,1,0,1,0,0,0,0,1,0,1,1,0,1,1,0,0,1,0,1,1,0,0,1,1,0,0,1,0,1,1,0,1,1,1,1,0,0,0,0,1,1,1,1,0,1,1,0,0,1,0,1,0,1,0,0,1,1,1,0,1,1,0,1,1,0,0,0,1,0,1,1,0,0,1,0,0,0,1,0,1,0,1,0,0,0,1,1,1,0,0,1,0,0,0,1,0,0,0,1,0,0,1,0,1,0,0,1,1,1,1,1,0,0,0,1,1,0,1,0,1,1,1,0,0,0,0,0,0,1,1,0,0,1,0,0,1,0,0,0,0,0,1,1,0,0,0,0,0,0,1,1,1,0,1,1,1,0,1,0,0,0,0,0,1,0,1,0,0,0,0,0,1,0,0,0,0,1,1,1,0,0,1,0,0,1,0,0,0,0,1,0,0,1,0,1,1,0,1,1,0,1,0,0,0,1,0,1,1,1,0,0,1,1,0,0,0,1,1,1,1,1,1,1,1,0,1,1,0,1,1,0,1,1,1,0,1,0,1,0,0,0,1,1,0,1,1,0,0,0,0,1,0,0,1,0,0,0,0,1,1,1,1,0,0,0,0,1,0,0,1,0,0,0,1,1,0,0,1,0,1,0,1,1,1,0,1,1,0,0,1,1,0,1,1,1,0,0,1,1,0,1,0,0,1,1,1,1,1,0,0,1,1,0,0,1,0,0,1,1,1,0,1,1,1,0,1,0,1,1,1,1,0,0,0,0,1,1,1,1,0,0,1,1,0,1,0,1,0,0,0,0,0,1,1,0,1,1,0,0,0,1,0,0,1,1,1,0,1,0,1,0,1,1,1,0,0,1,1,1,0,1,1,1,1,0,1,0,0,0,1,0,1,0,1,0,1,1,0,0,0,0,1,0,1,1,0,1,1,0,1,0,0,0,0,1,1,1,1,1,0,1,0,1,1,1,1,1,0,0,1,0,0,0,1,0,1,1,1,0,1,0,1,1,0,1,0,0,0,1,1,0,0,0,0,0,0,0,0,0,0,1,0,1,0,1,0,1,1,1,0,0,1,0,0,1,0,0,1,0,1,0,1,0,0,1,1,1,0,1,0,0,1,1,1,0,0,0,0,0,0,1,1,1,1,1,1,1,1,1,1,0,1,1,0,0,0,1,0,0,0,1,0,1,0,0,0,0,0,1,0,1,1,0,1,1,1,0,1,1,0,1,1,1,1,0,1,0,0,1,1,0,1,0,1,0,0,1,0,0,0,0,0,0,0,0,1,1,0,1,0,1,0,1,1,0,0,0,1,1,0,1,0,0,0,1,0,1,1,0,0,1,0,0,0,0,1,1,0,0,1,0,0,0,0,1,1,1,1,1,0,1,1,1,0,1,0,0,0,0,1,1,0,0,1,1,0,0,0,0,0,0,1,0,0,1,1,1,0,1,0,1,1,1,0,0,0,0,1,1,1,1,0,0,0,0,1,0,1,1,1,1,1,1,1,0,0,0,0,0,0,1,1,0,0,1,1,1,0,0,0,0,0,1,1,0,1,1,0,0,0,1,0,1,1,1,0,1,0,1,1,0,1,0,0,0,1,1,0,0,1,1,1,0,1,0,0,0,0,0,0,1,0,1,0,0,1,0,1,0,1,0,1,0,1,0,1,0,1,1,0,0,0,0,1,1,1,1,1,1,0,1,0,0,0,0,1,0,1,0,1,0,1,1,0,0,1,0,0,0,0,1,0,0,0,0,1,0,1,0,1,0,0,1,0,1,1,0,0,0,0,1,0,0,0,0,1,1,0,0,0,1,0,1,1,0,0,1,0,1,1,1,1,0,0,1,0,1,0,1,0,0,1,1,0,0,1,1,1,1,1,1,0,0,0,0,1,1,1,1,1,0,1,0,1,1,0,1,1,0,1,1,1,0,0,0,1,1,1,1,0,1,0,1,0,1,1,1,0,0,1,0,1,1,1,1,1,1,0,0,1,0,1,1,0,1,1,1,1,1,0,1,1,1,1,1,1,0,0,0,0,0,0,0,0,0,1,1,1,0,0,1,1,1,1,1,1,1,0,1,0,1,1,1,0,1,1,0,1,1,0,0,1,1,0,0,1,1,0,0,0,0,1,0,0,0,0,1,0,0,1,1,0,1,0,1,0,1,0,1,1,0,0,1,1,0,0,0,1,1,1,1,1,1,0,1,1,1,0,0,1,0,0,0,0,0,1,1,1,1,1,0,1,0,0,1,0,1,1,1,1,0,0,1,1,1,1,0,0,1,1,0,0,0,1,1,1,1,0,1,1,1,0,0,1,0,1,1,1,0,0,1,0,0,0,0,1,1,0,0,1,0,0,0,1,1,0,1,0,1,1,1,0,1,0,0,1,1,0,1,0,1,0,1,0,1,0,0,0,0,0,0,1,1,1,0,0,1,0,1,1,1,1,0,1,1,0,0,1,1,0,1,1,1,1,1,1,0,1,1,0,1,0,0,1,1,0,0,0,0,0,1,0,0,0,1,0,0,0,0,1,1,1,1,0,1,0,1,0,0,1,0,0,1,1,0,0,0,0,0,1,0,0,0,1,1,1,1,0,0,0,1,1,0,0,1,1,1,0,1,0,0,1,0,0,0,1,1,0,1,0,1,1,0,1,1,0,1,1,0,0,1,0,0,1,1,0,0,1,1,0,1,0,1,1,0,1,0,1,1,0,0,1,1,1,1,0,0,0,1,0,0,0,1,0,1,1,1,1,0,0,0,0,1,1,0,1,1,1,1,1,0,1,0,1,0,0,1,1,0,0,1,0,1,1,0,0,0,1,1,1,0,0,1,0,1,1,0,1,0,0,1,0,1,1,1,0,0,1,1,1,0,0,0,0,0,1,1,1,0,1,1,0,1,0,0,0,0,0,1,1,1,1,0,1,1,0,0,0,0,0,0,1,0,0,1,1,0,1,0,1,1,0,0,0,1,0,1,0,0,1,1,0,0,0,1,1,0,0,0,0,0,1,0,0,1,0,1,0,0,1,0,1,0,0,1,1,1,0,1,0,1,0,0,0,1,1,1,1,0,0,0,0,1,0,1,0,0,1,1,0,0,0,0,0,1,0,1,1,1,0,1,1,1,1,1,1,0,0,0,0,0,0,1,1,0,1,0,0,0,1,1,0,0,1,0,0,1,0,0,1,0,0,0,1,0,0,1,1,0,1,1,1,0,0,0,1,0,1,1,0,0,1,1,0,0,0,0,0,1,0,1,1,1,1,0,1,1,0,1,1,0,1,1,1,1,0,0,0,1,0,0,0,0,1,0,0,0,1,1,1,1,1,0,0,1,1,0,1,1,1,0,0,1,0,1,1,1,1,0,1,1,0,0,1,1,0,1,0,0,0,0,0,0,1,1,1,0,0,1,0,0,1,0,0,0,1,1,0,0,1,0,1,0,1,1,1,0,1,0,1,0,1,1,0,0,1,1,0,1,0,0,0,1,0,1,1,0,0,0,1,0,1,1,0,1,1,1,0,1,1,0,0,1,0,0,0,0,1,0,1,0,0,0,1,1,0,0,0,1,1,0,1,0,0,1,0,0,0,0,0,0,1,1,0,0,0,0,1,1,1,0,0,1,1,0,0,1,1,0,1,1,1,0,0,1,0,1,1,0,1,0,0,1,1,1,1,1,0,0,1,0,0,0,1,1,0,0,0,0,0,0,0,0,1,1,1,1,1,0,0,0,0,1,1,1,1,1,0,1,0,0,1,0,1,0,1,1,0,0,0,0,1,1,1,0,1,0,0,1,0,1,1,1,1,1,1,1,0,1,0,1,0,1,0,0,1,0,0,1,0,1,0,0,0,0,1,0,0,1,1,1,0,0,0,0,1,1,0,0,1,0,0,0,1,0,0,0,1,1,0,0,1,1,0,0,1,1,1,1,0,1,1,0,1,0,1,0,0,0,0,1,1,0,0,0,1,1,1,0,1,1,1,0,1,1,1,1,1,0,0,1,1,1,1,1,1,1,1,0,1,0,0,0,0,0,0,0,1,0,0,1,1,1,0,1,1,1,1,1,0,0,1,1,0,0,0,0,1,1,1,0,0,1,1,0,0,1,0,1,0,1,1,0,0,1,1,1,1,0,1,0,0,0,0,0,1,0,0,0,0,1,1,0,0,0,1,0,1,1,1,0,0,1,1,1,1,1,0,1,1,0,0,0,1,0,0,1,0,0,1,1,1,0,0,1,0,0,0,0,0,0,1,1,0,0,0,1,0,0,1,1,1,0,0,1,1,1,1,0,1,0,1,1,1,1,0,1,1,0,1,1,1,1,0,1,0,0,1,0,0,1,1,0,0,1,1,1,1,0,0,1,1,0,0,0,1,0,0,1,1,1,1,1,1,0,1,1,1,0,1,1,0,1,0,0,1,0,0,0,1,0,0,0,1,0,1,0,0,0,1,0,1,1,1,1,0,0,0,1,0,0,1,0,0,1,0,1,1,0,0,1,0,1,1,0,1,1,0,1,0,0,1,0,0,0,0,0,1,0,1,1,1,1,0,0,1,0,1,1,1,0,0,0,1,0,1,1,1,0,0,0,0,1,0,0,0,0,0,1,0,0,0,1,0,1,1,1,1,1,0,0,1,1,0,0,1,0,1,1,1,1,0,0,0,0,0,0,1,0,1,1,1,1,0,1,0,1,0,1,0,1,0,0,1,0,1,1,1,0,0,0,1,1,1,0,0,0,0,1,1,1,0,1,1,1,0,1,1,1,0,0,1,0,0,0,0,0,1,1,0,0,0,0,0,1,0,0,0,1,1,0,1,0,0,0,1,0,1,1,1,1,1,1,0,0,1,1,0,0,1,0,0,0,1,0,0,0,0,1,0,1,0,1,0,1,0,1,1,1,0,0,1,0,1,0,1,0,1,0,1,0,0,1,1,0,1,0,1,0,0,0,0,0,1,0,1,0,0,1,1,0,1,1,1,1,0,0,1,0,0,0,0,0,0,0,1,0,1,0,0,0,1,1,0,0,0,0,1,0,1,0,0,1,0,1,0,1,1,0,1,1,1,1,0,1,1,1,0,0,0,1,0,1,0,0,1,0,0,0,1,0,1,0,0,1,0,0,0,1,0,0,0,0,0,0,1,1,1,0,0,0,1,1,1,1,0,1,0,1,1,1,1,0,0,0,0,0,1,0,1,1,0,0,1,0,1,0,0,1,1,0,1,1,0,0,0,0,1,1,1,0,1,1,0,0,1,0,0,1,0,1,0,0,1,1,1,0,1,1,0,0,0,1,1,1,0,0,0,1,0,0,1,0,0,1,1,0,1,0,1,1,1,1,1,1,0,1,1,0,0,0,0,0,0,1,0,0,0,1,1,1,0,1,0,0,0,0,0,0,0,1,0,1,1,1,1,1,1,1,1,1,1,1,1,1,1,1,0,0,1,1,0,0,0,0,1,0,1,1,1,1,0,0,0,1,1,0,1,0,1,0,1,1,0,0,0,0,1,0,0,0,1,1,0,1,0,0,0,1,1,1,0,0,0,0,0,0,1,0,0,0,1,0,0,1,1,1,0,1,1,0,1,1,0,1,0,0,0,0,1,1,1,0,0,1,0,0,1,0,0,0,1,0,0,0,1,1,1,1,1,0,1,1,0,0,1,1,1,0,1,1,0,1,1,0,1,1,1,1,1,0,0,0,0,1,0,1,1,0,0,0,0,1,1,0,1,1,1,0,1,1,1,0,1,0,1,0,0,1,1,1,0,1,0,0,1,1,0,1,1,0,0,1,0,1,0,1,0,1,0,0,1,1,1,0,0,0,1,0,1,1,0,1,1,0,0,0,1,0,1,1,1,1,1,1,0,0,1,0,1,0,1,0,0,0,1,0,0,1,0,1,1,0,0,0,0,0,0,0,1,0,0,1,1,0,1,1,1,1,0,1,0,0,0,1,1,1,0,0,0,1,1,0,1,1,0,0,1,0,0,1,0,0,1,0,1,1,0,0,0,1,0,1,1,0,0,1,1,0,0,1,0,0,1,1,1,1,1,1,0,0,0,0,1,1,1,0,1,1,1,1,0,1,0,0,1,1,1,1,1,0,0,1,1,0,1,1,1,0,1,1,1,0,0,1,1,1,0,1,1,1,0,1,0,0,1,0,0,0,1,0,1,0,1,0,1,0,0,0,0,1,1,0,1,1,1,0,1,0,1,0,0,0,0,1,0,0,0,1,0,1,1,0,1,0,1,1,0,1,0,0,0,1,1,0,0,0,1,1,1,1,1,0,0,1,1,1,0,0,1,0,1,0,0,1,1,0,1,0,0,0,0,0,1,0,1,1,0,1,1,0,0,0,1,0,0,0,1,1,1,0,0,0,1,0,1,1,1,0,0,0,1,0,0,0,0,0,1,0,0,0,1,0,0,0,1,1,0,1,1,0,0,0,1,1,0,1,0,0,1,1,0,1,0,1,0,1,1,0,1,1,1,0,1,1,0,0,1,0,0,0,1,0,0,1,1,0,1,1,1,0,0,0,0,0,0,0,1,1,1,0,0,0,1,1,0,0,0,1,1,0,1,1,0,1,0,1,1,0,0,0,0,0,1,0,0,0,1,1,0,1,1,0,1,0,1,1,1,0,1,1,1,1,1,1,1,0,0,0,0,1,1,0,1,0,1,0,0,1,0,0,1,1,0,0,0,1,0,1,1,0,0,1,0,1,1,1,1,1,1,1,1,0,1,0,0,1,0,0,0,1,0,1,0,1,0,1,1,1,0,1,1,0,0,1,1,0,0,1,0,1,0,1,1,1,0,1,1,0,0,0,1,0,1,1,0,0,0,0,0,1,1,1,0,0,0,1,0,1,1,1,0,0,1,1,1,1,0,1,1,0,0,0,0,1,1,0,0,0,0,0,1,1,1,1,1,1,1,0,0,0,0,1,0,1,0,0,0,0,0,0,0,1,0,0,0,1,1,1,1,0,1,0,1,0,1,1,0,1,1,1,1,0,0,0,0,1,0,1,1,0,0,1,1,1,1,1,1,1,0,0,0,1,0,1,0,0,1,0,1,0,1,1,1,1,1,1,1,1,0,0,1,1,0,0,0,0,0,0,0,0,0,1,0,1,1,0,1,1,1,0,0,0,1,0,0,1,0,0,0,1,1,1,1,1,0,0,1,0,0,0,1,0,1,0,0,0,1,1,0,0,1,1,0,1,1,1,0,0,0,0,0,1,1,0,1,1,1,0,1,1,1,0,0,1,0,0,0,0,0,0,1,1,1,1,0,1,1,0,0,1,1,1,1,0,0,0,1,0,0,1,0,0,0,1,1,0,0,0,0,1,1,0,0,0,1,0,0,1,1,0,1,1,1,1,1,1,1,0,0,1,0,0,0,0,0,0,1,0,1,1,1,1,0,0,0,1,1,1,1,0,1,1,0,1,0,1,0,1,0,0,0,0,1,1,1,0,0,1,1,1,1,0,0,0,0,1,0,0,0,0,0,0,1,1,1,1,0,0,0,1,1,1,0,1,0,0,0,0,1,1,1,1,1,1,1,0,0,1,0,0,0,0,0,0,0,1,1,1,1,1,0,1,1,1,0,1,1,0,1,0,0,0,0,0,0,1,1,1,0,0,1,1,1,0,1,0,0,0,1,1,1,0,0,0,1,1,0,0,1,1,0,1,1,0,0,1,0,1,0,1,1,0,0,1,0,0,0,1,1,0,0,0,1,0,1,1,0,0,0,1,0,1,0,0,1,0,0,0,0,1,1,0,0,0,0,1,0,0,1,1,0,0,0,1,0,1,0,1,1,0,0,1,0,0,1,1,1,0,1,0,1,0,1,1,1,1,0,1,1,0,0,0,0,0,1,0,0,0,1,1,0,0,1,0,1,1,0,1,1,1,1,1,0,1,0,1,1,1,0,1,0,1,0,0,1,0,1,1,1,1,1,1,1,0,1,0,1,0,1,0,1,1,1,1,1,0,1,0,0,0,1,1,0,1,0,1,1,1,1,1,1,1,0,1,0,0,0,1,1,1,1,1,0,0,0,1,0,1,1,0,0,0,1,0,1,0,1,0,1,0,1,1,1,0,0,1,0,1,0,1,0,1,0,1,0,1,0,0,1,1,1,1,1,0,0,0,0,1,0,1,1,1,1,0,0,0,1,0,0,0,1,0,0,0,0,1,1,0,0,1,0,0,0,0,1,1,0,1,0,0,1,0,1,0,0,1,1,0,0,0,0,1,0,1,1,0,0,1,1,1,1,1,1,0,0,1,0,1,1,0,1,1,0,1,0,1,0,1,1,0,1,0,1,0,0,0,0,0,0,0,0,0,1,0,0,1,0,0,0,0,0,1,0,1,1,0,0,1,0,0,1,0,0,1,1,0,1,1,0,1,0,1,1,1,1,0,0,0,0,1,0,0,1,0,0,0,0,0,0,1,1,1,0,0,0,0,0,0,1,1,1,1,1,1,1,1,1,0,1,1,1,1,0,0,0,1,0,1,1,0,1,1,1,1,0,0,0,1,1,0,1,0,0,0,1,1,0,1,1,0,0,1,0,1,0,0,0,1,0,0,0,0,0,0,1,0,0,1,0,0,1,0,1,0,0,1,0,1,1,1,1,1,1,1,1,0,0,1,1,0,0,1,0,0,1,0,1,1,1,1,0,1,1,1,0,0,0,1,1,1,0,0,0,0,0,0,1,0,1,1,1,0,1,1,1,1,0,1,1,1,0,1,0,1,1,1,0,0,0,0,1,0,0,1,1,0,0,0,0,1,1,0,0,1,1,1,1,1,0,0,0,1,1,0,0,0,1,1,0,1,1,0,1,1,1,1,0,1,1,1,1,1,1,0,1,1,1,1,0,1,0,0,0,0,1,1,1,0,1,1,1,0,1,0,1,1,0,1,0,1,1,0,1,1,0,0,1,0,0,1,1,0,1,1,1,1,0,1,1,0,0,0,1,0,1,1,1,1,1,1,0,1,0,1,0,0,1,1,0,0,1,1,0,1,0,1,0,1,0,0,1,1,0,1,1,0,1,0,0,1,1,0,0,1,0,1,1,0,1,1,0,1,1,0,1,1,1,0,0,1,0,0,1,0,0,1,0,1,0,0,0,1,1,1,1,0,1,0,1,0,1,0,0,1,0,1,0,0,1,0,1,0,0,0,0,0,1,0,1,1,1,0,0,1,1,1,0,1,0,1,1,1,1,1,1,1,0,1,1,1,0,0,0,1,1,0,1,0,1,0,0,0,1,0,1,0,0,1,0,0,0,0,1,0,1,1,1,0,1,0,0,0,0,0,1,0,1,1,1,0,0,0,0,0,0,0,0,0,0,1,0,0,1,1,1,0,1,1,1,1,0,0,0,1,0,0,1,1,1,1,1,1,1,0,0,1,1,0,1,0,1,0,1,0,0,0,0,0,1,1,0,0,0,0,1,0,1,0,1,1,1,0,0,0,0,1,1,0,0,0,0,1,0,0,1,1,1,1,0,1,1,1,0,1,1,1,0,1,1,1,1,1,0,0,0,1,0,0,1,1,0,0,0,0,1,1,0,1,1,0,1,0,0,1,1,1,0,0,1,1,1,1,1,1,0,1,0,0,1,0,0,0,1,0,1,1,0,1,0,0,1,1,0,0,1,1,0,1,1,0,1,0,0,0,1,0,0,1,0,0,1,0,1,0,1,0,0,0,1,0,0,1,0,0,0,1,1,1,0,0,0,0,1,0,0,1,1,0,1,1,1,1,0,1,1,0,0,0,0,0,1,0,1,0,0,0,0,1,0,0,1,0,0,1,0,1,0,0,1,1,0,1,0,0,0,0,1,0,0,0,1,0,0,0,1,0,1,1,0,1,1,1,0,0,0,1,0,1,1,1,1,0,0,1,0,0,1,1,0,1,0,0,0,1,0,0,1,0,0,1,0,0,0,0,1,1,1,1,1,1,0,0,1,0,1,0,1,1,0,1,1,0,1,0,1,1,0,0,0,0,0,0,0,0,1,1,0,1,0,1,1,1,0,1,0,1,0,0,0,1,1,0,0,1,0,0,1,1,1,1,1,1,0,1,1,0,0,0,1,0,0,1,1,1,0,0,1,0,1,1,0,1,0,0,1,1,0,0,1,1,1,0,0,1,0,0,1,1,0,1,0,1,1,0,0,1,0,1,0,1,0,0,0,1,0,1,1,0,0,1,1,0,1,1,1,1,1,0,0,1,1,1,1,0,1,0,0,0,0,1,0,0,1,0,0,1,1,0,0,1,0,0,0,1,1,0,1,1,0,1,1,0,0,0,1,0,0,0,1,1,1,1,1,0,0,0,1,1,1,0,0,0,1,1,0,0,0,1,0,1,0,0,1,0,0,1,1,0,1,1,1,1,0,1,0,1,0,0,0,0,0,1,1,0,0,1,1,0,0,1,0,1,0,0,1,0,0,1,0,0,1,1,1,0,0,1,0,1,0,0,1,1,0,1,0,1,0,0,1,0,1,1,1,0,0,0,0,0,1,0,1,1,0,0,1,1,0,1,1,1,1,1,1,1,0,1,1,0,0,1,0,1,0,0,0,1,1,1,0,1,0,1,1,1,1,0,0,0,0,1,0,1,1,0,0,0,0,1,1,1,1,1,0,0,1,0,0,0,1,0,1,1,1,1,0,0,0,0,0,1,0,0,1,1,1,0,1,1,0,0,1,0,0,1,0,0,0,1,1,0,0,0,0,0,0,0,0,0,1,1,0,1,1,1,1,0,1,1,1,1,1,0,0,1,0,0,0,0,1,1,0,0,0,0,1,0,1,1,0,0,0,1,0,0,1,0,1,1,0,1,1,1,0,0,0,0,0,1,1,1,1,0,1,1,0,1,0,1,1,0,0,0,0,0,1,1,1,1,1,0,1,1,1,0,1,1,0,1,0,1,0,1,1,0,1,1,1,1,1,0,0,1,1,0,0,1,0,1,1,0,1,0,1,0,0,1,0,1,1,0,0,1,0,0,0,0,0,1,0,0,0,1,1,0,0,0,1,0,1,0,1,1,0,0,1,1,1,0,1,1,0,1,1,1,0,1,1,0,1,1,0,0,0,0,0,1,0,1,0,0,0,1,0,1,1,1,1,1,0,1,1,0,1,0,0,1,0,0,0,0,1,1,1,1,1,1,1,1,0,0,0,0,0,1,1,1,0,0,0,1,0,0,1,0,0,1,1,0,1,1,0,0,1,1,0,1,1,0,1,0,0,1,1,0,0,1,0,0,0,1,0,1,1,0,0,1,0,0,1,1,1,1,1,1,1,1,0,1,0,1,1,0,0,1,0,0,0,0,0,0,0,1,0,1,1,1,1,0,1,0,1,0,1,0,1,1,1,0,1,0,1,1,0,0,0,0,0,1,0,1,1,0,0,1,0,1,1,1,1,1,1,1,0,1,1,0,0,1,1,1,0,0,1,0,0,0,1,0,0,0,0,1,1,1,0,1,1,0,1,1,1,1,1,1,0,1,1,1,0,0,0,0,1,0,1,1,0,1,1,1,0,0,0,1,0,1,0,1,1,1,0,1,1,1,1,0,0,0,1,1,1,0,0,0,0,0,0,1,1,0,1,0,1,0,0,1,1,1,0,1,1,1,0,0,1,0,1,0,1,1,1,0,0,1,0,0,1,1,0,0,0,0,1,0,0,0,0,1,1,1,0,0,0,1,1,0,0,0,0,1,0,0,1,1,0,1,1,0,0,0,0,0,0,0,1,0,1,1,0,1,0,0,0,1,0,0,0,0,0,0,1,1,1,0,0,0,0,0,0,0,1,0,1,0,1,1,0,0,0,1,0,0,0,1,1,0,1,1,0,0,0,1,0,1,1,1,0,1,0,0,0,0,1,1,0,1,0,0,0,1,1,0,0,0,0,0,1,0,0,0,1,0,0,1,0,0,1,0,1,1,1,1,1,1,0,1,0,0,0,1,0,0,0,0,0,0,1,1,1,1,0,0,0,0,0,0,1,0,0,1,1,0,0,1,1,0,1,1,0,1,1,1,0,0,0,1,0,0,1,0,1,0,1,1,1,0,1,1,0,0,0,1,1,1,1,0,0,1,1,0,0,0,0,0,1,0,0,0,0,1,1,0,0,1,0,1,1,1,1,0,0,1,0,1,0,1,1,1,1,0,1,0,1,1,1,0,1,1,1,0,1,1,1,0,1,0,0,0,1,0,1,1,1,1,0,0,1,1,1,1,1,0,0,1,0,1,0,0,0,0,0,1,0,0,1,0,1,0,0,1,1,1,0,1,1,1,1,1,1,0,0,0,1,1,1,0,0,1,0,1,0,0,0,1,1,1,0,1,0,1,1,1,1,1,1,1,0,1,1,0,1,1,0,0,0,1,0,1,1,1,0,1,1,0,1,1,0,1,0,0,0,0,1,1,0,0,0,1,0,1,0,0,0,0,1,1,0,1,0,0,1,0,1,1,1,1,0,1,1,0,0,0,1,1,0,1,0,1,1,0,1,0,0,0,0,0,0,1,1,0,1,0,1,1,1,0,0,0,0,0,1,0,1,1,0,1,0,0,0,1,1,0,1,1,1,1,1,0,0,0,1,0,1,0,0,0,0,0,1,0,1,1,0,0,1,1,1,0,0,1,0,1,1,0,0,0,0,1,0,1,0,1,1,0,1,0,1,1,0,1,0,1,0,0,1,1,0,0,0,1,1,1,1,0,0,0,1,1,0,1,0,1,1,0,1,0,1,0,0,1,0,0,0,0,0,1,1,0,1,0,0,1,1,1,0,1,1,1,1,0,1,1,1,0,0,0,0,1,1,0,0,0,0,0,0,0,1,0,0,1,0,0,0,0,1,0,0,0,0,1,0,1,0,0,1,0,0,0,1,1,1,1,1,1,1,0,1,1,0,1,1,0,0,0,1,1,0,1,1,1,0,0,1,1,1,0,0,0,0,1,0,1,0,0,1,1,1,0,0,1,1,0,0,0,0,1,0,0,1,1,1,1,0,0,0,1,0,1,1,0,0,0,0,1,0,0,0,0,0,0,1,0,0,1,1,0,1,1,0,0,1,0,0,1,0,0,1,1,0,1,1,1,0,1,0,1,1,1,0,0,1,1,0,0,1,0,1,0,0,1,1,1,0,0,0,1,0,1,0,1,1,1,0,0,1,0,1,1,1,1,1,0,1,1,1,1,1,1,1,0,1,1,1,1,0,1,0,0,1,1,0,0,1,0,0,1,0,1,1,0,0,0,1,1,0,1,1,0,0,0,1,1,1,0,1,1,1,1,1,1,0,1,1,1,0,1,1,0,0,1,0,1,0,1,1,0,0,1,1,1,1,0,1,1,0,1,1,0,1,1,0,0,0,1,0,0,0,1,1,1,0,1,1,1,1,1,1,0,1,0,1,1,1,1,1,0,1,1,1,1,0,1,0,1,1,0,1,0,0,0,0,1,0,1,0,0,1,1,1,0,0,0,1,0,0,0,0,0,1,0,0,0,0,1,0,1,0,0,1,1,0,1,1,1,1,0,1,0,1,1,1,0,0,0,0,1,0,0,1,0,1,0,0,0,0,0,1,0,0,0,1,0,0,0,1,1,0,1,1,1,0,0,0,1,0,0,1,1,1,1,0,1,0,1,1,0,0,0,0,1,0,1,1,1,1,0,1,1,0,1,1,0,1,1,0,0,0,1,1,0,0,0,0,1,0,1,0,1,0,0,0,1,1,1,1,0,0,1,0,0,0,0,0,1,1,1,1,0,0,0,0,1,0,1,1,0,1,0,0,1,1,1,1,1,1,0,0,1,1,0,1,1,1,1,1,1,0,1,0,1,0,0,0,0,0,1,1,1,1,0,0,0,0,0,1,0,1,0,1,1,1,0,1,1,1,1,0,1,1,1,1,0,1,0,1,1,1,1,0,1,0,0,1,1,0,1,0,1,0,1,0,1,1,1,0,1,0,0,1,1,1,1,0,1,0,0,0,1,0,0,1,1,1,1,0,0,0,1,1,1,0,0,1,0,1,0,0,1,1,0,0,0,1,0,0,1,1,1,0,0,0,1,1,1,0,1,1,1,0,1,0,0,1,0,1,0,1,0,0,0,0,0,1,0,1,0,0,0,0,1,0,1,1,1,0,1,1,1,0,1,1,0,1,0,0,0,1,0,1,1,0,1,1,0,1,1,1,0,1,1,1,0,0,0,1,0,1,0,1,1,1,1,1,1,1,0,1,0,0,0,0,0,0,0,0,0,1,0,0,0,1,0,0,0,1,1,1,1,1,0,0,1,1,1,0,0,1,1,0,0,1,1,0,0,1,1,0,1,0,1,0,1,1,0,0,0,0,0,0,0,0,0,1,0,1,1,0,0,1,0,1,1,1,1,1,1,1,0,1,1,1,1,0,1,1,0,0,1,0,1,0,1,1,1,0,1,1,1,0,1,0,0,1,1,1,1,1,0,0,0,0,1,1,0,1,0,0,1,1,0,1,0,1,0,1,1,0,1,0,0,1,1,1,1,0,1,1,1,1,0,0,0,0,0,0,1,0,0,1,1,1,0,1,0,1,1,0,1,0,1,0,0,0,1,0,0,0,1,0,0,1,1,0,0,1,1,1,1,0,0,1,0,1,0,0,1,1,0,1,0,0,0,0,1,0,1,0,0,1,0,0,1,1,0,0,1,0,1,0,0,0,0,0,1,1,1,0,1,0,1,0,1,0,1,1,1,1,1,0,0,1,0,1,0,0,1,0,1,1,1,1,0,1,1,1,0,0,1,0,1,0,1,0,1,0,1,1,0,0,1,1,1,0,1,0,1,1,0,0,0,1,1,0,1,0,0,0,0,0,0,0,0,1,1,0,0,0,0,0,0,1,1,0,1,1,1,1,1,0,0,1,0,0,0,0,1,1,0,1,0,0,1,0,0,0,1,0,1,0,1,1,1,0,0,1,1,0,1,1,0,0,1,0,1,0,1,0,0,0,0,0,0,0,0,1,1,1,0,0,1,0,1,0,0,1,1,1,1,0,1,1,1,0,0,0,1,0,1,0,1,1,1,0,0,1,1,1,0,0,1,1,1,1,1,0,1,0,1,1,1,1,0,0,0,0,1,1,1,0,0,1,1,0,0,0,1,0,1,1,1,1,0,1,1,0,0,0,0,0,1,1,1,1,0,0,1,1,1,1,1,1,1,1,1,1,0,0,1,0,1,0,1,0,1,0,0,1,0,1,1,1,1,1,0,0,1,0,1,1,1,0,1,0,1,0,0,0,1,0,0,1,0,0,1,0,0,0,0,0,1,0,0,1,1,1,0,1,0,0,0,1,0,1,0,0,1,1,0,0,1,0,0,1,0,0,0,1,1,1,1,0,1,1,0,0,0,0,1,0,1,1,1,0,1,0,0,0,1,0,1,1,1,1,0,1,0,0,1,0,0,1,1,1,1,0,0,1,0,0,1,0,1,1,1,0,1,0,0,0,1,1,1,1,1,1,0,1,0,1,1,0,0,0,0,1,0,0,0,0,1,1,0,1,0,1,1,1,1,1,1,1,0,0,1,0,1,0,0,0,1,0,0,0,0,0,0,1,1,0,1,1,1,0,0,0,0,1,1,0,1,1,1,0,1,1,0,1,1,0,1,0,0,1,1,0,0,1,1,1,1,0,0,1,1,0,0,0,0,1,0,1,0,0,1,1,1,1,0,0,1,1,1,0,1,0,0,1,1,0,1,1,1,1,0,0,1,0,0,0,1,0,1,0,0,1,1,1,1,1,0,1,1,0,1,1,1,1,1,0,0,1,0,1,1,1,0,0,1,1,1,0,0,1,0,0,0,1,1,1,1,0,0,1,0,0,0,0,0,0,1,0,1,0,0,0,1,1,1,0,1,0,1,1,1,1,1,1,1,0,1,0,0,1,0,1,1,1,0,1,0,1,1,1,0,0,0,1,0,1,1,1,0,1,0,1,1,0,0,0,1,0,1,0,0,0,1,0,1,0,1,1,1,0,0,0,1,0,1,1,1,1,1,1,0,0,0,1,1,0,0,0,0,1,0,0,0,0,1,0,1,1,0,0,1,1,0,0,1,0,1,0,1,1,0,1,0,1,1,1,1,1,1,0,0,0,0,0,1,1,0,1,1,0,1,1,0,1,0,0,1,0,0,1,1,1,0,1,0,1,0,0,1,1,0,0,1,0,1,0,1,1,1,0,0,0,0,1,0,1,0,0,0,1,1,1,1,1,0,1,1,1,1,1,1,0,0,1,0,0,0,0,1,1,0,0,1,1,1,1,1,0,1,0,1,1,0,1,0,1,1,0,1,1,1,0,1,0,1,1,0,0,1,0,0,1,1,1,1,0,0,1,0,0,1,1,1,1,1,1,1,0,1,0,1,0,0,1,0,0,0,0,1,1,0,1,1,1,0,1,1,1,1,1,1,0,1,0,0,0,1,1,0,0,0,1,0,1,0,0,0,1,0,1,1,1,0,1,0,1,0,0,1,1,1,0,0,1,0,0,1,0,1,0,1,1,1,0,1,0,0,0,0,1,0,1,1,0,0,1,1,0,0,0,0,0,0,0,1,0,0,0,1,1,0,</text:span></text:p>
      <text:p text:style-name="P1"><text:span text:style-name="T1"><text:tab/><text:tab/>&lt;/sequence&gt;</text:span></text:p>
      <text:p text:style-name="P1"><text:span text:style-name="T1"><text:tab/>&lt;/rawdata&gt;</text:span></text:p>
      <text:p text:style-name="P1"><text:span text:style-name="T1"/></text:p>
      <text:p text:style-name="P1"><text:span text:style-name="T1"/></text:p>
      <text:p text:style-name="P1"><text:span text:style-name="T1"><text:tab/><text:tab/>&lt;taxonset id='R' spec='TaxonSet'&gt;</text:span></text:p>
      <text:p text:style-name="P1"><text:span text:style-name="T1"><text:tab/><text:tab/><text:tab/>&lt;taxon id='R1' spec='Taxon'/&gt;</text:span></text:p>
      <text:p text:style-name="P1"><text:span text:style-name="T1"><text:tab/><text:tab/>&lt;/taxonset&gt;</text:span></text:p>
      <text:p text:style-name="P1"><text:span text:style-name="T1"><text:tab/><text:tab/>&lt;taxonset id='A' spec='TaxonSet'&gt;</text:span></text:p>
      <text:p text:style-name="P1"><text:span text:style-name="T1"><text:tab/><text:tab/><text:tab/>&lt;taxon id='A1' spec='Taxon'/&gt;</text:span></text:p>
      <text:p text:style-name="P1"><text:span text:style-name="T1"><text:tab/><text:tab/>&lt;/taxonset&gt;</text:span></text:p>
      <text:p text:style-name="P1"><text:span text:style-name="T1"><text:tab/><text:tab/>&lt;taxonset id='B' spec='TaxonSet'&gt;</text:span></text:p>
      <text:p text:style-name="P1"><text:span text:style-name="T1"><text:tab/><text:tab/><text:tab/>&lt;taxon id='B1' spec='Taxon'/&gt;</text:span></text:p>
      <text:p text:style-name="P1"><text:span text:style-name="T1"><text:tab/><text:tab/>&lt;/taxonset&gt;</text:span></text:p>
      <text:p text:style-name="P1"><text:span text:style-name="T1"><text:tab/><text:tab/>&lt;taxonset id='C' spec='TaxonSet'&gt;</text:span></text:p>
      <text:p text:style-name="P1"><text:span text:style-name="T1"><text:tab/><text:tab/><text:tab/>&lt;taxon id='C1' spec='Taxon'/&gt;</text:span></text:p>
      <text:p text:style-name="P1"><text:span text:style-name="T1"><text:tab/><text:tab/>&lt;/taxonset&gt;</text:span></text:p>
      <text:p text:style-name="P1"><text:span text:style-name="T1"><text:tab/><text:tab/>&lt;taxonset id='D' spec='TaxonSet'&gt;</text:span></text:p>
      <text:p text:style-name="P1"><text:span text:style-name="T1"><text:tab/><text:tab/><text:tab/>&lt;taxon id='D1' spec='Taxon'/&gt;</text:span></text:p>
      <text:p text:style-name="P1"><text:span text:style-name="T1"><text:tab/><text:tab/>&lt;/taxonset&gt;</text:span></text:p>
      <text:p text:style-name="P1"><text:span text:style-name="T1"><text:tab/>&lt;/data&gt;</text:span></text:p>
      <text:p text:style-name="P1"><text:span text:style-name="T1"/></text:p>
      <text:p text:style-name="P1"><text:span text:style-name="T1"/></text:p>
      <text:p text:style-name="P1"><text:span text:style-name="T1"><text:tab/>&lt;init spec='beast.util.TreeParser' id='newick:species' IsLabelledNewick='true' adjustTipHeights='false' newick='(((R:0.05,A:0.05):0.05,((C:0.05,D:0.05):0.025,B:0.075):0.025):0)'/&gt;</text:span></text:p>
      <text:p text:style-name="P1"><text:span text:style-name="T1"/></text:p>
      <text:p text:style-name="P1"><text:span text:style-name="T1"/></text:p>
      <text:p text:style-name="P1"><text:span text:style-name="T1"><text:tab/><text:tab/>&lt;run id='mcmc' spec='MCMC' chainLength='8000000' storeEvery='1000'&gt;</text:span></text:p>
      <text:p text:style-name="P1"><text:span text:style-name="T1"><text:tab/><text:tab/><text:tab/>&lt;state id='state'&gt;</text:span></text:p>
      <text:p text:style-name="P1"><text:span text:style-name="T1"><text:tab/><text:tab/><text:tab/>&lt;stateNode id='network:species' spec='speciesnetwork.NetworkParser' tree='@newick:species'&gt;</text:span></text:p>
      <text:p text:style-name="P1"><text:span text:style-name="T1"><text:tab/><text:tab/><text:tab/>&lt;/stateNode&gt;</text:span></text:p>
      <text:p text:style-name="P1"><text:span text:style-name="T1"><text:tab/><text:tab/><text:tab/>&lt;parameter id='originTime:species' lower='0.0' name='stateNode'&gt;0.1&lt;/parameter&gt;</text:span></text:p>
      <text:p text:style-name="P1"><text:span text:style-name="T1"><text:tab/>&lt;!-- be careful, originTime:species is a scaling factor, if you do not want to scale anything it has to be set to the same value as origin (the height of) the network --&gt;</text:span></text:p>
      <text:p text:style-name="P1"><text:span text:style-name="T1"><text:tab/><text:tab/><text:tab/>&lt;parameter id='netDivRate:species' lower='0.0' name='stateNode'&gt;2.0&lt;/parameter&gt;</text:span></text:p>
      <text:p text:style-name="P1"><text:span text:style-name="T1"><text:tab/><text:tab/><text:tab/>&lt;parameter id='turnOverRate:species' lower='0.0' upper='1.0' name='stateNode'&gt;0.5&lt;/parameter&gt;</text:span></text:p>
      <text:p text:style-name="P1"><text:span text:style-name="T1"><text:tab/><text:tab/><text:tab/>&lt;parameter id='u' lower='0.0' upper='1.0' name='stateNode'&gt;1.0&lt;/parameter&gt;</text:span></text:p>
      <text:p text:style-name="P1"><text:span text:style-name="T1"><text:tab/><text:tab/><text:tab/>&lt;parameter id='v' lower='0.0' upper='1.0' name='stateNode'&gt;1.0&lt;/parameter&gt;</text:span></text:p>
      <text:p text:style-name="P1"><text:span text:style-name="T1"><text:tab/><text:tab/><text:tab/>&lt;parameter id='coalescenceRate' lower='0.0' upper='1.0' name='stateNode'&gt;400&lt;/parameter&gt;</text:span></text:p>
      <text:p text:style-name="P1"><text:span text:style-name="T1"><text:tab/><text:tab/><text:tab/>&lt;parameter id='alpha' lower='0.0'<text:s text:c="2"/>name='stateNode'&gt;1.0&lt;/parameter&gt;</text:span></text:p>
      <text:p text:style-name="P1"><text:span text:style-name="T1"><text:tab/><text:tab/><text:tab/>&lt;parameter id='beta' lower='0.0'<text:s text:c="2"/>name='stateNode'&gt;200.0&lt;/parameter&gt;</text:span></text:p>
      <text:p text:style-name="P1"><text:span text:style-name="T1"><text:tab/><text:tab/><text:tab/>&lt;parameter id='kappa' lower='0.0'<text:s text:c="2"/>name='stateNode'&gt;34.6574&lt;/parameter&gt;</text:span></text:p>
      <text:p text:style-name="P1"><text:span text:style-name="T1"><text:tab/><text:tab/><text:tab/>&lt;/state&gt;</text:span></text:p>
      <text:p text:style-name="P1"><text:span text:style-name="T1"/></text:p>
      <text:p text:style-name="P1"><text:span text:style-name="T1"><text:tab/>&lt;init id='SNI' spec='speciesnetwork.MySpeciesNetworkInitializerWithoutEmbedding' estimate='false' method='random' speciesNetwork='@network:species' origin='@originTime:species'&gt;</text:span></text:p>
      <text:p text:style-name="P1"><text:span text:style-name="T1"><text:tab/>&lt;/init&gt;</text:span></text:p>
      <text:p text:style-name="P1"><text:span text:style-name="T1"/></text:p>
      <text:p text:style-name="P1"><text:span text:style-name="T1"><text:tab/>&lt;distribution id='posterior' spec='util.CompoundDistribution'&gt;</text:span></text:p>
      <text:p text:style-name="P1"><text:span text:style-name="T1"><text:tab/><text:tab/>&lt;distribution id='prior' spec='util.CompoundDistribution'&gt;</text:span></text:p>
      <text:p text:style-name="P1"><text:span text:style-name="T1"><text:tab/><text:tab/><text:tab/>&lt;distribution id='networkPrior' spec='speciesnetwork.BirthHybridizationModel' network='@network:species' netDiversification='@netDivRate:species' turnOver='@turnOverRate:species' betaShape='1.0'/&gt;</text:span></text:p>
      <text:p text:style-name="P1"><text:span text:style-name="T1"><text:tab/><text:tab/><text:tab/> &lt;prior id='networkOrigin' name='distribution' x='@originTime:species'&gt;</text:span></text:p>
      <text:p text:style-name="P1"><text:span text:style-name="T1"><text:tab/><text:tab/><text:tab/><text:tab/> &lt;Exponential id='exponential.0' name='distr' mean='0.1'/&gt;</text:span></text:p>
      <text:p text:style-name="P1"><text:span text:style-name="T1"><text:tab/><text:tab/><text:tab/> &lt;/prior&gt;</text:span></text:p>
      <text:p text:style-name="P1"><text:span text:style-name="T1"><text:tab/><text:tab/><text:tab/>&lt;prior id='netDivPrior' name='distribution' x='@netDivRate:species'&gt;</text:span></text:p>
      <text:p text:style-name="P1"><text:span text:style-name="T1"><text:tab/><text:tab/><text:tab/><text:tab/>&lt;Exponential id='exponential.01' name='distr' mean='10.0'/&gt;</text:span></text:p>
      <text:p text:style-name="P1"><text:span text:style-name="T1"><text:tab/><text:tab/><text:tab/>&lt;/prior&gt;</text:span></text:p>
      <text:p text:style-name="P1"><text:span text:style-name="T1"><text:tab/><text:tab/><text:tab/>&lt;prior id='turnOverPrior' name='distribution' x='@turnOverRate:species'&gt;</text:span></text:p>
      <text:p text:style-name="P1"><text:span text:style-name="T1"><text:tab/><text:tab/><text:tab/><text:tab/>&lt;Beta id='betadistr.01' name='distr' alpha='1.0' beta='1.0'/&gt;</text:span></text:p>
      <text:p text:style-name="P1"><text:span text:style-name="T1"><text:tab/><text:tab/><text:tab/>&lt;/prior&gt;</text:span></text:p>
      <text:p text:style-name="P1"><text:span text:style-name="T1"><text:tab/><text:tab/><text:tab/>&lt;distribution spec='snaplikelihood.SnAPPriorGH' name='distribution' id='snapprior' kappa='@kappa' alpha='@alpha' beta='@beta' coalescenceRate='@coalescenceRate'/&gt;</text:span></text:p>
      <text:p text:style-name="P1"><text:span text:style-name="T1"><text:tab/><text:tab/>&lt;/distribution&gt;</text:span></text:p>
      <text:p text:style-name="P1"><text:span text:style-name="T1"><text:tab/><text:tab/>&lt;distribution id='likelihood' spec='speciesnetwork.SnAPTreeLikelihoodGH' data='@snapalignment' speciesNetwork='@network:species' mutationRateU='@u'<text:s text:c="2"/>mutationRateV='@v' coalescenceRate='@coalescenceRate'&gt;</text:span></text:p>
      <text:p text:style-name="P1"><text:span text:style-name="T1"><text:tab/><text:tab/>&lt;/distribution&gt;</text:span></text:p>
      <text:p text:style-name="P1"><text:span text:style-name="T1"><text:tab/>&lt;/distribution&gt;</text:span></text:p>
      <text:p text:style-name="P1"><text:span text:style-name="T1"/></text:p>
      <text:p text:style-name="P1"><text:span text:style-name="T1"><text:tab/> &lt;operator id='divrRateScale:species' spec='ScaleOperator' parameter='@netDivRate:species' scaleFactor='0.5' weight='10.0'/&gt;</text:span></text:p>
      <text:p text:style-name="P1"><text:span text:style-name="T1"><text:tab/> &lt;operator id='turnOverScale:species' spec='ScaleOperator' parameter='@turnOverRate:species' scaleFactor='0.5' weight='10.0'/&gt;</text:span></text:p>
      <text:p text:style-name="P1"><text:span text:style-name="T1"><text:tab/> &lt;operator id='gammaProbUniform:species' spec='speciesnetwork.operators.GammaProbUniform' speciesNetwork='@network:species' weight='10.0'/&gt;</text:span></text:p>
      <text:p text:style-name="P1"><text:span text:style-name="T1"><text:tab/> &lt;operator id='gammaProbRndWalk:species' spec='speciesnetwork.operators.GammaProbRndWalk' speciesNetwork='@network:species' weight='10.0'/&gt;</text:span></text:p>
      <text:p text:style-name="P1"><text:span text:style-name="T1"><text:tab/> &lt;operator id='originMultiplier:species' spec='speciesnetwork.operators.OriginMultiplier' speciesNetwork='@network:species' origin='@originTime:species' weight='0.0'/&gt;</text:span></text:p>
      <text:p text:style-name="P1"><text:span text:style-name="T1"><text:tab/> &lt;operator id='addReticulation:species' spec='speciesnetwork.operators.AddReticulationGH' speciesNetwork='@network:species' weight='10.0' coalescenceRate='@coalescenceRate'/&gt;</text:span></text:p>
      <text:p text:style-name="P1"><text:span text:style-name="T1"><text:tab/>&lt;operator id='deleteReticulation:species' spec='speciesnetwork.operators.DeleteReticulationGH' speciesNetwork='@network:species' weight='10.0'<text:s text:c="2"/>coalescenceRate='@coalescenceRate'/&gt;</text:span></text:p>
      <text:p text:style-name="P1"><text:span text:style-name="T1"><text:tab/>&lt;operator id='networkMultiplier:species' spec='speciesnetwork.operators.MyNetworkMultiplierWithoutGeneTrees' speciesNetwork='@network:species' origin='@originTime:species' weight='5.0'/&gt;</text:span></text:p>
      <text:p text:style-name="P1"><text:span text:style-name="T1"><text:tab/> &lt;operator id='flipReticulation:species' spec='speciesnetwork.operators.FlipReticulation' speciesNetwork='@network:species' weight='10.0'/&gt;</text:span></text:p>
      <text:p text:style-name="P1"><text:span text:style-name="T1"><text:tab/> &lt;operator id='relocateBranch:species' spec='speciesnetwork.operators.RelocateBranch' speciesNetwork='@network:species' weight='30.0'/&gt;</text:span></text:p>
      <text:p text:style-name="P1"><text:span text:style-name="T1"><text:tab/> &lt;operator id='nodeSlider:species' spec='speciesnetwork.operators.NodeSlider' speciesNetwork='@network:species' origin='@originTime:species' isNormal='true' sigma='0.005' weight='10.0'/&gt;</text:span></text:p>
      <text:p text:style-name="P1"><text:span text:style-name="T1"><text:tab/> &lt;operator id='NodeUniform:species' spec='speciesnetwork.operators.NodeUniform' speciesNetwork='@network:species' weight='10.0'/&gt;</text:span></text:p>
      <text:p text:style-name="P1"><text:span text:style-name="T1"><text:tab/> &lt;operator id='relocateBranchNarrow:species' spec='speciesnetwork.operators.RelocateBranchNarrow' speciesNetwork='@network:species' weight='10.0'/&gt;</text:span></text:p>
      <text:p text:style-name="P1"><text:span text:style-name="T1"><text:tab/> &lt;operator id='ChangeUAndV' spec='snapp.operators.MutationMover' u='@u' v='@v' window='0.1'<text:s text:c="2"/>weight='0'/&gt;</text:span></text:p>
      <text:p text:style-name="P1"><text:span text:style-name="T1"><text:tab/> &lt;operator id='ChangeGamma' spec='snapp.operators.GammaMoverGH'<text:s text:c="2"/>scale='0.5' weight='10' coalescenceRate='@coalescenceRate'/&gt;</text:span></text:p>
      <text:p text:style-name="P1"><text:span text:style-name="T1"><text:tab/> &lt;operator id='ChangeAllGamma' spec='snapp.operators.GammaMoveAllGH'<text:s text:c="2"/>scale='0.5' weight='10' coalescenceRate='@coalescenceRate'/&gt;</text:span></text:p>
      <text:p text:style-name="P1"><text:span text:style-name="T1"/></text:p>
      <text:p text:style-name="P1"><text:span text:style-name="T1"><text:tab/>&lt;logger id='screenlog' logEvery='1000' model='@posterior'&gt;</text:span></text:p>
      <text:p text:style-name="P1"><text:span text:style-name="T1"><text:tab/><text:tab/> &lt;log idref='posterior'/&gt;</text:span></text:p>
      <text:p text:style-name="P1"><text:span text:style-name="T1"><text:tab/><text:tab/> &lt;log id='ESS.0' spec='util.ESS' arg='@posterior'/&gt;</text:span></text:p>
      <text:p text:style-name="P1"><text:span text:style-name="T1"><text:tab/><text:tab/> &lt;log idref='likelihood'/&gt;</text:span></text:p>
      <text:p text:style-name="P1"><text:span text:style-name="T1"><text:tab/><text:tab/> &lt;log idref='prior'/&gt;</text:span></text:p>
      <text:p text:style-name="P1"><text:span text:style-name="T1"><text:tab/>&lt;/logger&gt;</text:span></text:p>
      <text:p text:style-name="P1"><text:span text:style-name="T1"><text:tab/>&lt;logger id='tracelog' fileName='test_3s.xml.trace.log' logEvery='1000' model='@posterior' sort='smart'&gt;</text:span></text:p>
      <text:p text:style-name="P1"><text:span text:style-name="T1"><text:tab/><text:tab/> &lt;log idref='posterior'/&gt;</text:span></text:p>
      <text:p text:style-name="P1"><text:span text:style-name="T1"><text:tab/><text:tab/> &lt;log idref='likelihood'/&gt;</text:span></text:p>
      <text:p text:style-name="P1"><text:span text:style-name="T1"><text:tab/><text:tab/> &lt;log idref='prior'/&gt;</text:span></text:p>
      <text:p text:style-name="P1"><text:span text:style-name="T1"><text:tab/><text:tab/> &lt;log idref='netDivRate:species'/&gt;</text:span></text:p>
      <text:p text:style-name="P1"><text:span text:style-name="T1"><text:tab/><text:tab/> &lt;log idref='turnOverRate:species'/&gt;</text:span></text:p>
      <text:p text:style-name="P1"><text:span text:style-name="T1"><text:tab/><text:tab/> &lt;log idref='originTime:species'/&gt;</text:span></text:p>
      <text:p text:style-name="P1"><text:span text:style-name="T1"><text:tab/><text:tab/> &lt;log id='height:species' speciesNetwork='@network:species' spec='speciesnetwork.NetworkStatLogger'/&gt;</text:span></text:p>
      <text:p text:style-name="P1"><text:span text:style-name="T1"><text:tab/><text:tab/> &lt;log idref='u'/&gt;</text:span></text:p>
      <text:p text:style-name="P1"><text:span text:style-name="T1"><text:tab/><text:tab/> &lt;log idref='v'/&gt;</text:span></text:p>
      <text:p text:style-name="P1"><text:span text:style-name="T1"><text:tab/> &lt;/logger&gt;</text:span></text:p>
      <text:p text:style-name="P1"><text:span text:style-name="T1"><text:tab/>&lt;logger id='specieslog' fileName='test_3s.xml.species.trees' logEvery='1000' mode='tree'&gt;</text:span></text:p>
      <text:p text:style-name="P1"><text:span text:style-name="T1"><text:tab/><text:tab/>&lt;log id='networkLogger:species' spec='speciesnetwork.NetworkWithMetaDataLoggerGH' speciesNetwork='@network:species' coalescenceRate='@coalescenceRate'/&gt;</text:span></text:p>
      <text:p text:style-name="P1"><text:span text:style-name="T1"><text:tab/> &lt;/logger&gt;</text:span></text:p>
      <text:p text:style-name="P1"><text:span text:style-name="T1">&lt;/run&gt;</text:span></text:p>
      <text:p text:style-name="P1"><text:span text:style-name="T1"/></text:p>
      <text:p text:style-name="P1"><text:span text:style-name="T1"/></text:p>
      <text:p text:style-name="P1"><text:span text:style-name="T1">&lt;/beast&g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